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3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5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6" style:family="paragraph" style:parent-style-name="Standard">
      <style:paragraph-properties fo:orphans="0" fo:widows="0"/>
      <style:text-properties officeooo:paragraph-rsid="0020fa51"/>
    </style:style>
    <style:style style:name="P7" style:family="paragraph" style:parent-style-name="Standard">
      <style:paragraph-properties fo:orphans="0" fo:widows="0"/>
      <style:text-properties officeooo:paragraph-rsid="00249034"/>
    </style:style>
    <style:style style:name="P8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2582d4"/>
    </style:style>
    <style:style style:name="P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c57a8"/>
    </style:style>
    <style:style style:name="P10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c57a8"/>
    </style:style>
    <style:style style:name="P11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paragraph-rsid="001c57a8"/>
    </style:style>
    <style:style style:name="P1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3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orphans="0" fo:widows="0" fo:break-before="page">
        <style:tab-stops>
          <style:tab-stop style:position="3.91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" style:family="paragraph" style:parent-style-name="Standard">
      <style:paragraph-properties fo:orphans="0" fo:widows="0" fo:break-before="page">
        <style:tab-stops>
          <style:tab-stop style:position="4.5cm"/>
          <style:tab-stop style:position="5.2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orphans="0" fo:widows="0" fo:break-before="page">
        <style:tab-stops>
          <style:tab-stop style:position="5.532cm"/>
          <style:tab-stop style:position="6.489cm"/>
          <style:tab-stop style:position="7.42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 fo:break-before="page">
        <style:tab-stops>
          <style:tab-stop style:position="6.3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9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085cm"/>
          <style:tab-stop style:position="6.76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orphans="0" fo:widows="0" fo:break-before="page">
        <style:tab-stops>
          <style:tab-stop style:position="3.642cm"/>
          <style:tab-stop style:position="4.754cm" style:leader-style="dotted" style:leader-text="."/>
          <style:tab-stop style:position="5.094cm" style:leader-style="dotted" style:leader-text="."/>
          <style:tab-stop style:position="5.355cm" style:leader-style="dotted" style:leader-text="."/>
          <style:tab-stop style:position="6.6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13cm"/>
          <style:tab-stop style:position="7.3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5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>
        <style:tab-stops>
          <style:tab-stop style:position="6.1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>
      <style:paragraph-properties fo:orphans="0" fo:widows="0">
        <style:tab-stops>
          <style:tab-stop style:position="4.7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773cm"/>
          <style:tab-stop style:position="3.463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11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orphans="0" fo:widows="0">
        <style:tab-stops>
          <style:tab-stop style:position="7.5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 fo:break-before="page">
        <style:tab-stops>
          <style:tab-stop style:position="2.37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orphans="0" fo:widows="0" fo:break-before="page">
        <style:tab-stops>
          <style:tab-stop style:position="3.23cm"/>
          <style:tab-stop style:position="6.55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orphans="0" fo:widows="0" fo:break-before="page">
        <style:tab-stops>
          <style:tab-stop style:position="5.3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6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orphans="0" fo:widows="0" fo:break-before="page">
        <style:tab-stops>
          <style:tab-stop style:position="6.0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6" style:family="paragraph" style:parent-style-name="Standard">
      <style:paragraph-properties fo:orphans="0" fo:widows="0" fo:break-before="page">
        <style:tab-stops>
          <style:tab-stop style:position="4.8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4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orphans="0" fo:widows="0" fo:break-before="page">
        <style:tab-stops>
          <style:tab-stop style:position="4.9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9" style:family="paragraph" style:parent-style-name="Standard">
      <style:paragraph-properties fo:orphans="0" fo:widows="0">
        <style:tab-stops>
          <style:tab-stop style:position="5.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orphans="0" fo:widows="0">
        <style:tab-stops>
          <style:tab-stop style:position="1.161cm"/>
          <style:tab-stop style:position="3.694cm"/>
          <style:tab-stop style:position="4.253cm"/>
          <style:tab-stop style:position="4.919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 fo:break-before="page">
        <style:tab-stops>
          <style:tab-stop style:position="5.073cm"/>
          <style:tab-stop style:position="5.704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 fo:break-before="page">
        <style:tab-stops>
          <style:tab-stop style:position="4.078cm"/>
          <style:tab-stop style:position="5.749cm"/>
          <style:tab-stop style:position="7.0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orphans="0" fo:widows="0" fo:break-before="page">
        <style:tab-stops>
          <style:tab-stop style:position="5.2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>
        <style:tab-stops>
          <style:tab-stop style:position="2.2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>
        <style:tab-stops>
          <style:tab-stop style:position="4.362cm"/>
          <style:tab-stop style:position="5.2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orphans="0" fo:widows="0" fo:break-before="page">
        <style:tab-stops>
          <style:tab-stop style:position="5.4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8" style:family="paragraph" style:parent-style-name="Standard">
      <style:paragraph-properties fo:orphans="0" fo:widows="0">
        <style:tab-stops>
          <style:tab-stop style:position="0.61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orphans="0" fo:widows="0" fo:break-before="page">
        <style:tab-stops>
          <style:tab-stop style:position="4.195cm"/>
          <style:tab-stop style:position="7.56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0" style:family="paragraph" style:parent-style-name="Standard">
      <style:paragraph-properties fo:orphans="0" fo:widows="0" fo:break-before="page">
        <style:tab-stops>
          <style:tab-stop style:position="7.2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orphans="0" fo:widows="0" fo:break-before="page">
        <style:tab-stops>
          <style:tab-stop style:position="6.4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 fo:break-before="page">
        <style:tab-stops>
          <style:tab-stop style:position="6.8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8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0.76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6" style:family="paragraph" style:parent-style-name="Standard">
      <style:paragraph-properties fo:orphans="0" fo:widows="0" fo:break-before="page">
        <style:tab-stops>
          <style:tab-stop style:position="1.386cm"/>
          <style:tab-stop style:position="2.831cm"/>
          <style:tab-stop style:position="4.891cm"/>
          <style:tab-stop style:position="5.502cm"/>
          <style:tab-stop style:position="6.0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694cm"/>
          <style:tab-stop style:position="6.52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orphans="0" fo:widows="0" fo:break-before="page">
        <style:tab-stops>
          <style:tab-stop style:position="7.3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orphans="0" fo:widows="0">
        <style:tab-stops>
          <style:tab-stop style:position="3.7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orphans="0" fo:widows="0" fo:break-before="page">
        <style:tab-stops>
          <style:tab-stop style:position="2.65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 fo:break-before="page">
        <style:tab-stops>
          <style:tab-stop style:position="4.7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>
        <style:tab-stops>
          <style:tab-stop style:position="6.0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8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74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9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7" style:family="paragraph" style:parent-style-name="Standard">
      <style:paragraph-properties fo:orphans="0" fo:widows="0" fo:break-before="page">
        <style:tab-stops>
          <style:tab-stop style:position="7.06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8" style:family="paragraph" style:parent-style-name="Standard">
      <style:paragraph-properties fo:orphans="0" fo:widows="0" fo:break-before="page">
        <style:tab-stops>
          <style:tab-stop style:position="3.048cm"/>
          <style:tab-stop style:position="3.745cm"/>
          <style:tab-stop style:position="4.6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9" style:family="paragraph" style:parent-style-name="Standard">
      <style:paragraph-properties fo:orphans="0" fo:widows="0" fo:break-before="page">
        <style:tab-stops>
          <style:tab-stop style:position="7.04cm"/>
          <style:tab-stop style:position="7.4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20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1" style:family="paragraph" style:parent-style-name="Standard">
      <style:paragraph-properties fo:orphans="0" fo:widows="0">
        <style:tab-stops>
          <style:tab-stop style:position="7.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2" style:family="paragraph" style:parent-style-name="Standard">
      <style:paragraph-properties fo:orphans="0" fo:widows="0" fo:break-before="page">
        <style:tab-stops>
          <style:tab-stop style:position="7.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3" style:family="paragraph" style:parent-style-name="Standard">
      <style:paragraph-properties fo:orphans="0" fo:widows="0" fo:break-before="page">
        <style:tab-stops>
          <style:tab-stop style:position="2.8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4" style:family="paragraph" style:parent-style-name="Standard">
      <style:paragraph-properties fo:orphans="0" fo:widows="0" fo:break-before="page">
        <style:tab-stops>
          <style:tab-stop style:position="4.143cm"/>
          <style:tab-stop style:position="6.5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5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76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77" style:family="paragraph" style:parent-style-name="Standard">
      <style:paragraph-properties fo:orphans="0" fo:widows="0" fo:break-before="page">
        <style:tab-stops>
          <style:tab-stop style:position="1.212cm"/>
          <style:tab-stop style:position="3.193cm"/>
          <style:tab-stop style:position="5.5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8" style:family="paragraph" style:parent-style-name="Standard">
      <style:paragraph-properties fo:orphans="0" fo:widows="0">
        <style:tab-stops>
          <style:tab-stop style:position="4.039cm"/>
          <style:tab-stop style:position="5.218cm"/>
          <style:tab-stop style:position="6.95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79" style:family="paragraph" style:parent-style-name="Standard">
      <style:paragraph-properties fo:orphans="0" fo:widows="0">
        <style:tab-stops>
          <style:tab-stop style:position="4.039cm"/>
          <style:tab-stop style:position="5.218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0" style:family="paragraph" style:parent-style-name="Standard">
      <style:paragraph-properties fo:orphans="0" fo:widows="0" fo:break-before="page">
        <style:tab-stops>
          <style:tab-stop style:position="3.23cm"/>
          <style:tab-stop style:position="5.043cm"/>
          <style:tab-stop style:position="6.56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1" style:family="paragraph" style:parent-style-name="Standard">
      <style:paragraph-properties fo:orphans="0" fo:widows="0" fo:break-before="page">
        <style:tab-stops>
          <style:tab-stop style:position="4.4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2" style:family="paragraph" style:parent-style-name="Standard">
      <style:paragraph-properties fo:orphans="0" fo:widows="0" fo:break-before="page">
        <style:tab-stops>
          <style:tab-stop style:position="5.5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4" style:family="paragraph" style:parent-style-name="Standard">
      <style:paragraph-properties fo:orphans="0" fo:widows="0">
        <style:tab-stops>
          <style:tab-stop style:position="1.88cm"/>
          <style:tab-stop style:position="2.17cm"/>
          <style:tab-stop style:position="3.2cm"/>
          <style:tab-stop style:position="3.5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5" style:family="paragraph" style:parent-style-name="Standard">
      <style:paragraph-properties fo:orphans="0" fo:widows="0">
        <style:tab-stops>
          <style:tab-stop style:position="4.26cm"/>
          <style:tab-stop style:position="4.681cm"/>
          <style:tab-stop style:position="7.18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6" style:family="paragraph" style:parent-style-name="Standard">
      <style:paragraph-properties fo:orphans="0" fo:widows="0" fo:break-before="page">
        <style:tab-stops>
          <style:tab-stop style:position="4.551cm"/>
          <style:tab-stop style:position="5.38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7" style:family="paragraph" style:parent-style-name="Standard">
      <style:paragraph-properties fo:orphans="0" fo:widows="0" fo:break-before="page">
        <style:tab-stops>
          <style:tab-stop style:position="3.281cm"/>
          <style:tab-stop style:position="5.9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8" style:family="paragraph" style:parent-style-name="Standard">
      <style:paragraph-properties fo:orphans="0" fo:widows="0" fo:break-before="page">
        <style:tab-stops>
          <style:tab-stop style:position="1.496cm"/>
          <style:tab-stop style:position="3.789cm"/>
          <style:tab-stop style:position="4.616cm"/>
          <style:tab-stop style:position="7.5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8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66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0" style:family="paragraph" style:parent-style-name="Standard">
      <style:paragraph-properties fo:orphans="0" fo:widows="0">
        <style:tab-stops>
          <style:tab-stop style:position="0.5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1" style:family="paragraph" style:parent-style-name="Standard">
      <style:paragraph-properties fo:orphans="0" fo:widows="0" fo:break-before="page">
        <style:tab-stops>
          <style:tab-stop style:position="3.893cm" style:leader-style="dotted" style:leader-text="."/>
          <style:tab-stop style:position="4.217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2" style:family="paragraph" style:parent-style-name="Standard">
      <style:paragraph-properties fo:orphans="0" fo:widows="0" fo:break-before="page">
        <style:tab-stops>
          <style:tab-stop style:position="2.962cm"/>
          <style:tab-stop style:position="7.09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3" style:family="paragraph" style:parent-style-name="Standard">
      <style:paragraph-properties fo:margin-left="0cm" fo:margin-right="0cm" fo:orphans="0" fo:widows="0" fo:text-indent="0cm" style:auto-text-indent="false" fo:break-before="page"/>
      <style:text-properties fo:font-variant="normal" fo:text-transform="none" style:use-window-font-color="true" loext:opacity="0%" style:text-underline-style="none"/>
    </style:style>
    <style:style style:name="P94" style:family="paragraph" style:parent-style-name="Standard">
      <style:paragraph-properties fo:orphans="0" fo:widows="0" fo:break-before="page">
        <style:tab-stops>
          <style:tab-stop style:position="6.8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6" style:family="paragraph" style:parent-style-name="Standard">
      <style:paragraph-properties fo:orphans="0" fo:widows="0" fo:break-before="page">
        <style:tab-stops>
          <style:tab-stop style:position="6.8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35cm"/>
          <style:tab-stop style:position="6.89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65cm"/>
          <style:tab-stop style:position="7.4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9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3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1" style:family="paragraph" style:parent-style-name="Standard">
      <style:paragraph-properties fo:orphans="0" fo:widows="0" fo:break-before="page">
        <style:tab-stops>
          <style:tab-stop style:position="6.4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2" style:family="paragraph" style:parent-style-name="Standard">
      <style:paragraph-properties fo:orphans="0" fo:widows="0" fo:break-before="page">
        <style:tab-stops>
          <style:tab-stop style:position="3.3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3" style:family="paragraph" style:parent-style-name="Standard">
      <style:paragraph-properties fo:orphans="0" fo:widows="0">
        <style:tab-stops>
          <style:tab-stop style:position="0.937cm"/>
          <style:tab-stop style:position="1.901cm"/>
          <style:tab-stop style:position="4.898cm"/>
          <style:tab-stop style:position="7.17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4" style:family="paragraph" style:parent-style-name="Standard">
      <style:paragraph-properties fo:orphans="0" fo:widows="0">
        <style:tab-stops>
          <style:tab-stop style:position="5.37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5" style:family="paragraph" style:parent-style-name="Standard">
      <style:paragraph-properties fo:orphans="0" fo:widows="0" fo:break-before="page">
        <style:tab-stops>
          <style:tab-stop style:position="6.4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1.3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7" style:family="paragraph" style:parent-style-name="Standard" style:list-style-name="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08" style:family="paragraph" style:parent-style-name="Standard">
      <style:paragraph-properties fo:orphans="0" fo:widows="0" fo:break-before="page">
        <style:tab-stops>
          <style:tab-stop style:position="6.8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09" style:family="paragraph" style:parent-style-name="Standard">
      <style:paragraph-properties fo:orphans="0" fo:widows="0">
        <style:tab-stops>
          <style:tab-stop style:position="6.003cm"/>
          <style:tab-stop style:position="6.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0" style:family="paragraph" style:parent-style-name="Standard">
      <style:paragraph-properties fo:orphans="0" fo:widows="0" fo:break-before="page">
        <style:tab-stops>
          <style:tab-stop style:position="3.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1" style:family="paragraph" style:parent-style-name="Standard">
      <style:paragraph-properties fo:orphans="0" fo:widows="0">
        <style:tab-stops>
          <style:tab-stop style:position="6.77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2" style:family="paragraph" style:parent-style-name="Standard">
      <style:paragraph-properties fo:orphans="0" fo:widows="0">
        <style:tab-stops>
          <style:tab-stop style:position="5.3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3" style:family="paragraph" style:parent-style-name="Standard">
      <style:paragraph-properties fo:orphans="0" fo:widows="0" fo:break-before="page">
        <style:tab-stops>
          <style:tab-stop style:position="2.95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4" style:family="paragraph" style:parent-style-name="Standard">
      <style:paragraph-properties fo:orphans="0" fo:widows="0">
        <style:tab-stops>
          <style:tab-stop style:position="5.465cm"/>
          <style:tab-stop style:position="6.71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5" style:family="paragraph" style:parent-style-name="Standard">
      <style:paragraph-properties fo:orphans="0" fo:widows="0" fo:break-before="page">
        <style:tab-stops>
          <style:tab-stop style:position="4.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6" style:family="paragraph" style:parent-style-name="Standard">
      <style:paragraph-properties fo:orphans="0" fo:widows="0" fo:break-before="page">
        <style:tab-stops>
          <style:tab-stop style:position="4.987cm"/>
          <style:tab-stop style:position="6.9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7" style:family="paragraph" style:parent-style-name="Standard">
      <style:paragraph-properties fo:orphans="0" fo:widows="0" fo:break-before="page">
        <style:tab-stops>
          <style:tab-stop style:position="6.7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8" style:family="paragraph" style:parent-style-name="Standard">
      <style:paragraph-properties fo:orphans="0" fo:widows="0" fo:break-before="page">
        <style:tab-stops>
          <style:tab-stop style:position="3.889cm"/>
          <style:tab-stop style:position="6.8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1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1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0" style:family="paragraph" style:parent-style-name="Standard">
      <style:paragraph-properties fo:orphans="0" fo:widows="0" fo:break-before="page">
        <style:tab-stops>
          <style:tab-stop style:position="1.459cm"/>
          <style:tab-stop style:position="1.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1" style:family="paragraph" style:parent-style-name="Standard">
      <style:paragraph-properties fo:orphans="0" fo:widows="0" fo:break-before="page">
        <style:tab-stops>
          <style:tab-stop style:position="0.522cm"/>
          <style:tab-stop style:position="2.8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2" style:family="paragraph" style:parent-style-name="Standard">
      <style:paragraph-properties fo:orphans="0" fo:widows="0" fo:break-before="page">
        <style:tab-stops>
          <style:tab-stop style:position="0.9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0.898cm" style:leader-style="solid" style:leader-text="-"/>
          <style:tab-stop style:position="1.094cm" style:leader-style="solid" style:leader-text="-"/>
          <style:tab-stop style:position="1.369cm" style:leader-style="solid" style:leader-text="-"/>
          <style:tab-stop style:position="4.431cm"/>
          <style:tab-stop style:position="4.86cm"/>
          <style:tab-stop style:position="6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4" style:family="paragraph" style:parent-style-name="Standard">
      <style:paragraph-properties fo:orphans="0" fo:widows="0" fo:break-before="page">
        <style:tab-stops>
          <style:tab-stop style:position="1.727cm"/>
          <style:tab-stop style:position="4.24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5" style:family="paragraph" style:parent-style-name="Standard">
      <style:paragraph-properties fo:orphans="0" fo:widows="0" fo:break-before="page">
        <style:tab-stops>
          <style:tab-stop style:position="2.963cm"/>
          <style:tab-stop style:position="3.798cm"/>
          <style:tab-stop style:position="4.89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6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6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7" style:family="paragraph" style:parent-style-name="Standard">
      <style:paragraph-properties fo:orphans="0" fo:widows="0" fo:break-before="page">
        <style:tab-stops>
          <style:tab-stop style:position="5.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8" style:family="paragraph" style:parent-style-name="Standard">
      <style:paragraph-properties fo:orphans="0" fo:widows="0" fo:break-before="page">
        <style:tab-stops>
          <style:tab-stop style:position="6.9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29" style:family="paragraph" style:parent-style-name="Standard">
      <style:paragraph-properties fo:orphans="0" fo:widows="0" fo:break-before="page">
        <style:tab-stops>
          <style:tab-stop style:position="5.99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0" style:family="paragraph" style:parent-style-name="Standard">
      <style:paragraph-properties fo:orphans="0" fo:widows="0">
        <style:tab-stops>
          <style:tab-stop style:position="1.81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1" style:family="paragraph" style:parent-style-name="Standard">
      <style:paragraph-properties fo:orphans="0" fo:widows="0" fo:break-before="page">
        <style:tab-stops>
          <style:tab-stop style:position="7.0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2" style:family="paragraph" style:parent-style-name="Standard">
      <style:paragraph-properties fo:orphans="0" fo:widows="0" fo:break-before="page">
        <style:tab-stops>
          <style:tab-stop style:position="7.06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82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4" style:family="paragraph" style:parent-style-name="Standard">
      <style:paragraph-properties fo:orphans="0" fo:widows="0" fo:break-before="page">
        <style:tab-stops>
          <style:tab-stop style:position="5.29cm"/>
          <style:tab-stop style:position="6.5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5" style:family="paragraph" style:parent-style-name="Standard">
      <style:paragraph-properties fo:orphans="0" fo:widows="0" fo:break-before="page">
        <style:tab-stops>
          <style:tab-stop style:position="1.916cm"/>
          <style:tab-stop style:position="2.3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6" style:family="paragraph" style:parent-style-name="Standard">
      <style:paragraph-properties fo:orphans="0" fo:widows="0" fo:break-before="page">
        <style:tab-stops>
          <style:tab-stop style:position="6.2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3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8" style:family="paragraph" style:parent-style-name="Standard">
      <style:paragraph-properties fo:orphans="0" fo:widows="0">
        <style:tab-stops>
          <style:tab-stop style:position="0.82cm"/>
          <style:tab-stop style:position="1.713cm"/>
          <style:tab-stop style:position="3.388cm"/>
          <style:tab-stop style:position="4.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39" style:family="paragraph" style:parent-style-name="Standard">
      <style:paragraph-properties fo:orphans="0" fo:widows="0">
        <style:tab-stops>
          <style:tab-stop style:position="6.0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0" style:family="paragraph" style:parent-style-name="Standard">
      <style:paragraph-properties fo:orphans="0" fo:widows="0" fo:break-before="page">
        <style:tab-stops>
          <style:tab-stop style:position="6.62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1" style:family="paragraph" style:parent-style-name="Standard">
      <style:paragraph-properties fo:orphans="0" fo:widows="0" fo:break-before="page">
        <style:tab-stops>
          <style:tab-stop style:position="1.45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2" style:family="paragraph" style:parent-style-name="Standard">
      <style:paragraph-properties fo:orphans="0" fo:widows="0" fo:break-before="page">
        <style:tab-stops>
          <style:tab-stop style:position="4.2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3" style:family="paragraph" style:parent-style-name="Standard">
      <style:paragraph-properties fo:orphans="0" fo:widows="0">
        <style:tab-stops>
          <style:tab-stop style:position="0.28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5" style:family="paragraph" style:parent-style-name="Standard">
      <style:paragraph-properties fo:orphans="0" fo:widows="0" fo:break-before="page">
        <style:tab-stops>
          <style:tab-stop style:position="2.272cm"/>
          <style:tab-stop style:position="4.535cm"/>
          <style:tab-stop style:position="5.71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6" style:family="paragraph" style:parent-style-name="Standard">
      <style:paragraph-properties fo:orphans="0" fo:widows="0" fo:break-before="page">
        <style:tab-stops>
          <style:tab-stop style:position="2.93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7" style:family="paragraph" style:parent-style-name="Standard">
      <style:paragraph-properties fo:orphans="0" fo:widows="0" fo:break-before="page">
        <style:tab-stops>
          <style:tab-stop style:position="3.614cm"/>
          <style:tab-stop style:position="4.58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2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3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0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9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1" style:family="paragraph" style:parent-style-name="Standard">
      <style:paragraph-properties fo:orphans="0" fo:widows="0" fo:break-before="page">
        <style:tab-stops>
          <style:tab-stop style:position="7.37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2" style:family="paragraph" style:parent-style-name="Standard">
      <style:paragraph-properties fo:orphans="0" fo:widows="0" fo:break-before="page">
        <style:tab-stops>
          <style:tab-stop style:position="7.35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74cm"/>
        </style:tab-stops>
      </style:paragraph-properties>
      <style:text-properties fo:font-variant="normal" fo:text-transform="none" style:use-window-font-color="true" loext:opacity="0%" style:text-underline-style="none" officeooo:paragraph-rsid="001c57a8"/>
    </style:style>
    <style:style style:name="P154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8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0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6" style:family="paragraph" style:parent-style-name="Standard">
      <style:paragraph-properties fo:orphans="0" fo:widows="0">
        <style:tab-stops>
          <style:tab-stop style:position="1.676cm"/>
          <style:tab-stop style:position="3.20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7" style:family="paragraph" style:parent-style-name="Standard">
      <style:paragraph-properties fo:orphans="0" fo:widows="0" fo:break-before="page">
        <style:tab-stops>
          <style:tab-stop style:position="6.59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8" style:family="paragraph" style:parent-style-name="Standard">
      <style:paragraph-properties fo:orphans="0" fo:widows="0" fo:break-before="page">
        <style:tab-stops>
          <style:tab-stop style:position="2.932cm"/>
          <style:tab-stop style:position="6.7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5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1.281cm"/>
          <style:tab-stop style:position="2.043cm"/>
          <style:tab-stop style:position="3.995cm"/>
          <style:tab-stop style:position="5.156cm"/>
          <style:tab-stop style:position="5.9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63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90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2" style:family="paragraph" style:parent-style-name="Standard">
      <style:paragraph-properties fo:orphans="0" fo:widows="0" fo:break-before="page">
        <style:tab-stops>
          <style:tab-stop style:position="5.0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3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84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4" style:family="paragraph" style:parent-style-name="Standard">
      <style:paragraph-properties fo:orphans="0" fo:widows="0" fo:break-before="page">
        <style:tab-stops>
          <style:tab-stop style:position="1.335cm"/>
          <style:tab-stop style:position="2.801cm"/>
          <style:tab-stop style:position="5.63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5" style:family="paragraph" style:parent-style-name="Standard">
      <style:paragraph-properties fo:orphans="0" fo:widows="0" fo:break-before="page">
        <style:tab-stops>
          <style:tab-stop style:position="4.12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6" style:family="paragraph" style:parent-style-name="Standard">
      <style:paragraph-properties fo:orphans="0" fo:widows="0" fo:break-before="page">
        <style:tab-stops>
          <style:tab-stop style:position="4.637cm"/>
          <style:tab-stop style:position="7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1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4.129cm"/>
          <style:tab-stop style:position="4.67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6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5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6.2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7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0fa51"/>
    </style:style>
    <style:style style:name="P172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0fa51"/>
    </style:style>
    <style:style style:name="P17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49034"/>
    </style:style>
    <style:style style:name="P17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582d4"/>
    </style:style>
    <style:style style:name="P17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59c20"/>
    </style:style>
    <style:style style:name="P176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59c20"/>
    </style:style>
    <style:style style:name="P177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27598a"/>
    </style:style>
    <style:style style:name="P178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 officeooo:paragraph-rsid="0027598a"/>
    </style:style>
    <style:style style:name="P17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27598a"/>
    </style:style>
    <style:style style:name="T1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style:use-window-font-color="true" loext:opacity="0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5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variant="normal" fo:text-transform="none" style:use-window-font-color="true" loext:opacity="0%"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1c57a8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49034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7598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27598a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language="el" fo:country="GR" style:language-asian="el" style:country-asian="GR" style:language-complex="el" style:country-complex="GR"/>
    </style:style>
    <style:style style:name="T22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29" style:family="text">
      <style:text-properties fo:language="el" fo:country="GR" fo:font-style="normal" fo:font-weight="normal" officeooo:rsid="0027598a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30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31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32" style:family="text">
      <style:text-properties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33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4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5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6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7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8" style:family="text">
      <style:text-properties fo:language="el" fo:country="GR" fo:font-style="italic" fo:font-weight="bold" style:language-asian="el" style:country-asian="GR" style:font-style-asian="italic" style:font-weight-asian="bold" style:language-complex="el" style:country-complex="GR" style:font-style-complex="italic" style:font-weight-complex="bold"/>
    </style:style>
    <style:style style:name="T39" style:family="text">
      <style:text-properties officeooo:rsid="001d4957"/>
    </style:style>
    <style:style style:name="T40" style:family="text">
      <style:text-properties fo:font-style="normal" fo:font-weight="bold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1ac054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259c20" style:font-style-asian="normal" style:font-weight-asian="bold" style:font-style-complex="normal" style:font-weight-complex="bold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022916e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249034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2582d4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59c2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259c20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7598a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7598a" style:font-style-asian="normal" style:font-weight-asian="normal" style:font-style-complex="normal" style:font-weight-complex="normal"/>
    </style:style>
    <style:style style:name="T5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6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7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8" style:family="text">
      <style:text-properties style:text-position="super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69" style:family="text">
      <style:text-properties style:text-position="super 58%"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70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1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74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1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88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89" style:family="text">
      <style:text-properties style:text-position="sub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90" style:family="text">
      <style:text-properties style:text-position="sub 58%" fo:language="el" fo:country="GR" fo:font-style="normal" fo:font-weight="bold" style:language-asian="el" style:country-asian="GR" style:font-style-asian="normal" style:font-weight-asian="bold" style:language-complex="el" style:country-complex="GR" style:font-style-complex="normal" style:font-weight-complex="bold"/>
    </style:style>
    <style:style style:name="T91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2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3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94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95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96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97" style:family="text">
      <style:text-properties fo:language="en" fo:country="US" fo:font-style="italic" fo:font-weight="normal" style:language-asian="en" style:country-asian="US" style:font-style-asian="italic" style:font-weight-asian="normal" style:language-complex="en" style:country-complex="US" style:font-style-complex="italic" style:font-weight-complex="normal"/>
    </style:style>
    <style:style style:name="T98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99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00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01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102" style:family="text">
      <style:text-properties style:font-name="Microsoft Sans Serif" fo:font-size="12pt" fo:letter-spacing="normal" style:rfc-language-tag="la-001" fo:language="la" fo:font-style="normal" fo:font-weight="normal" officeooo:rsid="001c57a8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3" style:family="text">
      <style:text-properties style:font-name="Microsoft Sans Serif" fo:font-size="12pt" fo:letter-spacing="normal" style:rfc-language-tag="la-001" fo:language="la" fo:font-style="normal" fo:font-weight="normal" officeooo:rsid="0022916e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4" style:family="text">
      <style:text-properties style:font-name="Microsoft Sans Serif" fo:font-size="12pt" fo:letter-spacing="normal" style:rfc-language-tag="la-001" fo:language="la" fo:font-style="normal" fo:font-weight="normal" officeooo:rsid="00259c2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5" style:family="text">
      <style:text-properties style:font-name="Microsoft Sans Serif" fo:font-size="12pt" fo:letter-spacing="normal" style:rfc-language-tag="la-001" fo:language="la" fo:font-style="normal" fo:font-weight="normal" officeooo:rsid="00259c20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6" style:family="text">
      <style:text-properties style:font-name="Microsoft Sans Serif" fo:font-size="12pt" fo:letter-spacing="normal" style:rfc-language-tag="la-001" fo:language="la" fo:font-style="normal" fo:font-weight="normal" officeooo:rsid="0027598a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7" style:family="text">
      <style:text-properties style:font-name="Microsoft Sans Serif" fo:font-size="12pt" fo:letter-spacing="normal" style:rfc-language-tag="la-001" fo:language="la" fo:font-style="normal" fo:font-weight="normal" officeooo:rsid="0027598a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108" style:family="text">
      <style:text-properties style:font-name="Microsoft Sans Serif" fo:font-size="12pt" fo:letter-spacing="normal" style:rfc-language-tag="la-001" fo:language="la" fo:font-style="normal" fo:font-weight="bold" officeooo:rsid="001ac054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109" style:family="text">
      <style:text-properties style:font-name="Microsoft Sans Serif" fo:font-size="12pt" fo:letter-spacing="normal" style:rfc-language-tag="la-001" fo:language="la" fo:font-style="normal" fo:font-weight="bold" officeooo:rsid="00259c20" fo:background-color="transparent" loext:char-shading-value="0" style:font-name-asian="Microsoft Sans Serif1" style:font-size-asian="12pt" style:rfc-language-tag-asian="la-001" style:language-asian="la" style:font-style-asian="normal" style:font-weight-asian="bold" style:font-name-complex="Microsoft Sans Serif1" style:font-size-complex="12pt" style:rfc-language-tag-complex="la-001" style:language-complex="la" style:font-style-complex="normal" style:font-weight-complex="bold" style:text-scale="100%"/>
    </style:style>
    <style:style style:name="T110" style:family="text">
      <style:text-properties style:font-name="Microsoft Sans Serif" fo:font-size="12pt" fo:letter-spacing="normal" style:rfc-language-tag="la-001" fo:language="la" fo:font-style="italic" fo:font-weight="normal" officeooo:rsid="00249034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111" style:family="text">
      <style:text-properties style:font-name="Microsoft Sans Serif" fo:font-size="12pt" fo:letter-spacing="normal" style:rfc-language-tag="la-001" fo:language="la" fo:font-style="italic" fo:font-weight="normal" officeooo:rsid="0027598a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112" style:family="text">
      <style:text-properties style:font-name="Microsoft Sans Serif" fo:font-size="12pt" fo:letter-spacing="normal" style:rfc-language-tag="la-001" fo:language="la" fo:font-style="italic" fo:font-weight="normal" officeooo:rsid="0027598a" fo:background-color="transparent" loext:char-shading-value="0" style:font-name-asian="Microsoft Sans Serif1" style:font-size-asian="12pt" style:rfc-language-tag-asian="la-001" style:language-asian="la" style:font-style-asian="italic" style:font-weight-asian="normal" style:font-name-complex="Microsoft Sans Serif1" style:font-size-complex="12pt" style:rfc-language-tag-complex="la-001" style:language-complex="la" style:font-style-complex="italic" style:font-weight-complex="normal" style:text-scale="100%"/>
    </style:style>
    <style:style style:name="T113" style:family="text">
      <style:text-properties style:font-name="Microsoft Sans Serif" fo:font-size="12pt" fo:letter-spacing="normal" fo:language="el" fo:country="GR" fo:font-style="italic" fo:font-weight="normal" officeooo:rsid="001c57a8" fo:background-color="transparent" loext:char-shading-value="0" style:font-name-asian="Microsoft Sans Serif1" style:font-size-asian="12pt" style:language-asian="el" style:country-asian="GR" style:font-style-asian="italic" style:font-weight-asian="normal" style:font-name-complex="Microsoft Sans Serif1" style:font-size-complex="12pt" style:language-complex="el" style:country-complex="GR" style:font-style-complex="italic" style:font-weight-complex="normal" style:text-scale="100%"/>
    </style:style>
    <style:style style:name="T114" style:family="text">
      <style:text-properties style:font-name="Microsoft Sans Serif" fo:font-size="12pt" fo:letter-spacing="normal" fo:language="el" fo:country="GR" fo:font-style="normal" fo:font-weight="normal" officeooo:rsid="0027598a" fo:background-color="transparent" loext:char-shading-value="0" style:font-name-asian="Microsoft Sans Serif1" style:font-size-asian="12pt" style:language-asian="el" style:country-asian="GR" style:font-style-asian="normal" style:font-weight-asian="normal" style:font-name-complex="Microsoft Sans Serif1" style:font-size-complex="12pt" style:language-complex="el" style:country-complex="GR" style:font-style-complex="normal" style:font-weight-complex="normal" style:text-scale="100%"/>
    </style:style>
    <style:style style:name="T115" style:family="text">
      <style:text-properties officeooo:rsid="0020fa51"/>
    </style:style>
    <style:style style:name="T116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117" style:family="text">
      <style:text-properties officeooo:rsid="0022916e"/>
    </style:style>
    <style:style style:name="T118" style:family="text">
      <style:text-properties officeooo:rsid="00249034"/>
    </style:style>
    <style:style style:name="T119" style:family="text">
      <style:text-properties officeooo:rsid="002582d4"/>
    </style:style>
    <style:style style:name="T120" style:family="text">
      <style:text-properties officeooo:rsid="00259c20"/>
    </style:style>
    <style:style style:name="T121" style:family="text">
      <style:text-properties officeooo:rsid="002759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-start text:name="bookmark0"/><text:span text:style-name="T40">GALENI DE COMPOSITIONE MEDI-<text:line-break/>CAMENTORUM SECUNDUM LOCOS<text:line-break/>LIBER VI</text:span><text:bookmark-end text:name="bookmark0"/><text:span text:style-name="T41">I.</text:span></text:h>
      <text:h text:style-name="P4" text:outline-level="2">Cap. I.</text:h>
      <text:p text:style-name="P9"><text:span text:style-name="T45">Mos est recentioribus medicis arteriacas<text:line-break/>appellare, non apponentibus mim antidotos dicant, an juxta,<text:line-break/>aliud significatum, quidam </text:span><text:span text:style-name="T7">vero</text:span><text:span text:style-name="T45"> eclectanominant ipsa, non<text:line-break/>apponentes medicamenta, et quidam penitus nullum discri-<text:line-break/>men ipsis ascripserunt, aliqui vero 'raro addiderunt, alii<text:line-break/>ad vocem interceptam, alii adhuc generalius, ad vocem lae-<text:line-break/>sam, sunt qui et ad'exasperatam arteriam et ad exulcera-</text:span></text:p>
      <text:p text:style-name="P12"><text:span text:style-name="T45">tam </text:span><text:span text:style-name="T45">scripserunt, adeo ut rationabile </text:span><text:span text:style-name="T45">sit </text:span><text:span text:style-name="T45">eos, </text:span><text:span text:style-name="T45">qui arteriacis<text:line-break/>appellatis </text:span><text:span text:style-name="T45">medicamentis indefinite </text:span><text:span text:style-name="T45">utuntur, aliquando feli-<text:line-break/>citer </text:span><text:span text:style-name="T45">eis uti, </text:span><text:span text:style-name="T45">aliquando vero nihil penitus aegros juvare,<text:line-break/>sed maxime laedere» Palam est </text:span><text:span text:style-name="T45">autem </text:span><text:span text:style-name="T45">quod asperam arte-<text:line-break/>riam in hujusmodi </text:span><text:span text:style-name="T45">affectionibus </text:span><text:span text:style-name="T45">accusant. Quondam igitur,<text:line-break/>quando 'nondum </text:span><text:span text:style-name="T45">eas, quae </text:span><text:span text:style-name="T45">similiter ut cor pulsant arterias<text:line-break/>sic nominabant, in solam eam, quae ex pulmone in laryn-<text:line-break/>gem emergit </text:span><text:span text:style-name="T45">arteriam, </text:span><text:span text:style-name="T45">ipsum arteriae nomen inferebant<text:line-break/>venas appellantes in totum velut alias, quae non pulsant,<text:line-break/>sic etiam pulsantes. Postea vero consuetudine obtinente<text:line-break/>arteriae appellationem in pulsantibus dici, propter aequi-<text:line-break/>vocationem asperae nomen apponentes eam quae ex la-<text:line-break/>rynge in pulmonem descendit arteriam asperam arteriam<text:line-break/>appellaverunt una cum hoc, quod ipsam etiam bronchum<text:line-break/>vocant, quandoquidem cartilaginosa corpuscula,' quae plu-<text:line-break/>rima ejus pars sunt, bronchia appellant. Ambit autem ipsam<text:line-break/>arteriam intrinsecus crassa pellicula, quam ob crassitudinem<text:line-break/>aliqui tunicam vocant. </text:span><text:span text:style-name="T45">Quum igitur </text:span><text:span text:style-name="T45">affectio aliqua aut circa</text:span></text:p>
      <text:p text:style-name="P12"><text:span text:style-name="T45">hanc aut circa laryngis; qui fumma arteriae pars est, mu-<text:line-break/>sculos contingit arteriacas appellant curantes ipsam, non ap</text:span><text:span text:style-name="T59">;</text:span><text:span text:style-name="T45">-<text:line-break/>ponentes, velut dixi, antidotos. Dissimiles autem facultatibus<text:line-break/>sunt ab ipsis descriptae et ob id contingit utentes ipsis abs-<text:line-break/>que discrimine </text:span><text:span text:style-name="T45">a </text:span><text:span text:style-name="T45">scopo aberrare. Quod vero multa sit.dif-<text:line-break/>ferentia earum, quae in medicamentariis libris scriptae sunt,<text:line-break/>ex tribus exemplis- discere licet, quorum primum omnis<text:line-break/>acrimoniae expers est et exquisite meatus obturat,- laevi-<text:line-break/>gans asperitates, alterum huic contrarium est acrimoniae<text:line-break/>mordacis non parum habens, ut si sanae parti adhibeatur,<text:line-break/>ipsam. exasperet, medium deinde inter ambo dicta aliud<text:line-break/>genus arteriacorum medicamentorum est, lenis et citra aeri-<text:line-break/>moniam detergentis facultatis. Id igitur quod meatus obdu-<text:line-break/>cit, ex passo Cretico et gummi et tragacantha ac radice<text:line-break/>dulci apparatur, acre vero ex pipere et cassia et cinna-<text:line-break/>rnomo et galbano ac resina terebinthina. Medium autem<text:line-break/>amborum ptisanae eonstat succo et amygdalis et fabis fresis</text:span></text:p>
      <text:p text:style-name="P13"><text:span text:style-name="T45">3</text:span></text:p>
      <text:p text:style-name="P12"><text:span text:style-name="T45">elixis et aliis hujus generis. Inter medium autem </text:span><text:span text:style-name="T45">et </text:span><text:span text:style-name="T45">utrum-<text:line-break/>que extremum plura medicamenta sunt, partim magis par-<text:line-break/>tim minus </text:span><text:span text:style-name="T7">a medio</text:span><text:span text:style-name="T45"> progressa, de quibus deinceps deter-<text:line-break/>minabo, eos quidem, qui discrimen aliquod addiderunt lau-<text:line-break/>daturus, qui vero simpliciter protulerunt neque admissurus,<text:line-break/>ln horum medio locandi sunt, qui discrimina non tamen<text:line-break/>integra fecerunt, qualia sunt eorum qui scripserunt. Arte-<text:line-break/>riace ad interceptam vocem aut rursus.^ Arteriace ad rau-<text:line-break/>cam vocem. Etenim vox intercepta, quod est non posse lo-<text:line-break/>qui , plores causas sequitur, partim quidem destillationes a<text:line-break/>capite diuturnas, partim vero ernpyicos ac tabidos: et eos<text:line-break/>qui ex magno et multo clamore laesi sunt et deinde non<text:line-break/>probe curati sunt, aut etiam affectum, qui adhuc generatur<text:line-break/>habenti Eodem modo etiam rauca vox fit ob easdem cau-<text:line-break/>sas et amplius ob frigidi aeris inspirationem. Affectus ita-<text:line-break/>que interceptae ac raucae vocis ejusdem generis est. Ma-<text:line-break/>gnitudine tamen differunt inter se haec /mala. Quum enim<text:line-break/>vocis organa ab humiditate vehementius et ut </text:span><text:span text:style-name="T7">aegre</text:span><text:span text:style-name="T45"> solvi</text:span></text:p>
      <text:p text:style-name="P13"><text:span text:style-name="T45">4</text:span></text:p>
      <text:p text:style-name="P12"><text:span text:style-name="T45">possit, fuerint madefacta vox intercipitur, quando vero mo-<text:line-break/>deratius sunt humecta, raucedo oboritur; organa vocis<text:line-break/>quum dico arteriam accipite et ejus summum aut fauces.<text:line-break/>Qui igitur ex vehementi clamore vocem amplius ohlaesam<text:line-break/>habent, his similis quaedam affectio contingit </text:span><text:span text:style-name="T45">ei, </text:span><text:span text:style-name="T45">quae ma -<text:line-break/>nibus et cruribus et lumbis et spinae et musculis, ubi plu-<text:line-break/>rimum laborem pertulerint, accidit. Vocant autem aliqui<text:line-break/>exercitiorum magistri ejusmodi affectum musculorum, in<text:line-break/>quibus consistit, lassitudinem inflammatam. Itaque juxta ar-<text:line-break/>teriam intrinseca ipsius pellicula aut tunica aut quomodo-<text:line-break/>cunqtie quis nominare velit a spiritu in magnis vocifera-<text:line-break/>tionibus extra prolato perculsa, in affectum inflammatum<text:line-break/>devenit, atque hoc multo, magis si ad magnitudinem vocis<text:line-break/>acumen quoddam accesserit. Juxta, arteriae vero summum<text:line-break/>ultra hanc plagam etiam musculorum ipsum moventium<text:line-break/>actio offensa majorem affectum efficit. Porro curationis<text:line-break/>ipsarum genus in omni parte secundum materias evariat.<text:line-break/>Etenim crura et manus et spinam per oleum confricare</text:span></text:p>
      <text:p text:style-name="P13"><text:span text:style-name="T45">5</text:span></text:p>
      <text:p text:style-name="P12"><text:span text:style-name="T45">facile licet, </text:span><text:span text:style-name="T45">quum per cutem </text:span><text:span text:style-name="T45">lu subjectus ipsi </text:span><text:span text:style-name="T45">musculos </text:span><text:span text:style-name="T45">vis<text:line-break/>ipsius </text:span><text:span text:style-name="T45">olei </text:span><text:span text:style-name="T45">penetrare possit. </text:span><text:span text:style-name="T45">Juxta </text:span><text:span text:style-name="T45">asperam vero arteriam<text:line-break/>cartilagines post cutem </text:span><text:span text:style-name="T45">sitae </text:span><text:span text:style-name="T45">prohibent lu subjectam pellicu-<text:line-break/>lam transitum facultatis emollientium unguentorum. Quem-<text:line-break/>admodum enim oleum, sic </text:span><text:span text:style-name="T45">etiam </text:span><text:span text:style-name="T45">alia multa composita 'me-<text:line-break/>dicamenta eandem utilitatem-praebenti Quin et ea quae in<text:line-break/>principio acopa tantum appellata sunt, paulatini appellatio-<text:line-break/>hem suam </text:span><text:span text:style-name="T7">a</text:span><text:span text:style-name="T45"> se ipsis extenderunt ad similia compage medi-<text:line-break/>cameuta, etiam si gratia vehementer calefaciendi assuman-<text:line-break/>tur. Caeterurn communis materia auxiliorum ad vocis or-<text:line-break/>gana </text:span><text:span text:style-name="T7">praeter</text:span><text:span text:style-name="T45"> reliqua est quae ex balneis contingit, mani-<text:line-break/>festum est autem quod dulcium aquarum dico. Marina enim<text:line-break/>balnea et sulphurea et aluminosa et atramentum sutorium<text:line-break/>olentia ac bituminosa, propterea quod fortiter resiccant,<text:line-break/>inepta sunt. Et sane ita faciunt qui vocem exercent can-<text:line-break/>tores, quum contendendo oblaeserint vocem, sunt autem hi<text:line-break/>citharoedi et praecones et tragoediam ac comoediam per-<text:line-break/>sonati repraesentantes, balneis enim multis utuntur et ci-</text:span></text:p>
      <text:p text:style-name="P13"><text:span text:style-name="T45">ti</text:span></text:p>
      <text:p text:style-name="P12"><text:span text:style-name="T45">bos lenes ac laxantes sdunt. Si vero etiam aspritudinem<text:line-break/>percipiant, </text:span><text:span text:style-name="T45">cibos </text:span><text:span text:style-name="T45">qui infarciuntur partibus </text:span><text:span text:style-name="T45">quas </text:span><text:span text:style-name="T45">contingunt<text:line-break/>assumunt. Uha enim est tunica sibi spsi cohaerens et con-<text:line-break/>tinua, quae summo </text:span><text:span text:style-name="T45">gulae </text:span><text:span text:style-name="T45">summo </text:span><text:span text:style-name="T45">asperae </text:span><text:span text:style-name="T45">arteriae, gulae<text:line-break/>etiam atque ipsi nsperae arteriae intrinsecus praetenditur.<text:line-break/>Quod si ex nictu ac balneis oborta affectio non sedetur in<text:line-break/>organis vocis, ad </text:span><text:span text:style-name="T45">arteriacas </text:span><text:span text:style-name="T45">transeunt per totum hoc tem-<text:line-break/>pus cibis utentes, qui ex lacte, amylo, </text:span><text:span text:style-name="T7">'alica, ovis et</text:span><text:span text:style-name="T45"> dul-<text:line-break/>ciariis libis componuntur; </text:span><text:span text:style-name="T45">Si </text:span><text:span text:style-name="T45">vero per haec non curentur,<text:line-break/>inventa sunt a medicis medicamenta sublinguia appellata<text:line-break/>Sunt autem ea ejusdem cum arteriacis inflammationem </text:span><text:span text:style-name="T7">ar-<text:line-break/>centibus</text:span><text:span text:style-name="T45"> facultatis, ex vino Theraeo et gummi ac tragacan-<text:line-break/>tha et glycyrrhiza composita, quae, ut diri, laevigant si-<text:line-break/>mulque remittunt asperitates, quicqnid </text:span><text:span text:style-name="T7">vero</text:span><text:span text:style-name="T45"> reliqui est lu<text:line-break/>partibus inflammationis, hoc concoquunt et cito persianant.<text:line-break/>Industrium porro esse oportet qui medicamentum linguae<text:line-break/>subdit, quo eo pauiatim liquefcente summum </text:span><text:span text:style-name="T7">afperaeAr’</text:span></text:p>
      <text:p text:style-name="P13"><text:span text:style-name="T45">7</text:span></text:p>
      <text:p text:style-name="P12"><text:span text:style-name="T45">teriae id, quod in ipsum </text:span><text:span text:style-name="T45">defluit, </text:span><text:span text:style-name="T45">suscipiat renitendo </text:span><text:span text:style-name="T45">oho-<text:line-break/></text:span><text:span text:style-name="T45">rienti tussi. Oblectantes enim ut ne tussiant permittent quip-<text:line-break/>piam ex medicamento in </text:span><text:span text:style-name="T7">e</text:span><text:span text:style-name="T7">-teriae</text:span><text:span text:style-name="T45"> summum, ipsamque adeo<text:line-break/>arteriam dimanare. At vero sic curatos claram vocem ha-.<text:line-break/>bere impossibile est, </text:span><text:span text:style-name="T45">citra usum </text:span><text:span text:style-name="T45">medicamentorum absque<text:line-break/>acrimonia extergentium, </text:span><text:span text:style-name="T45">quale </text:span><text:span text:style-name="T45">est faba </text:span><text:span text:style-name="T45">fresa </text:span><text:span text:style-name="T45">elixa et pti-<text:line-break/>sana et semen lini torrefactum, hujusmodi enim medium .<text:line-break/>obtinent inter ea quae media facultate praedita sunt et ea<text:line-break/>quae meatus obducunt medicamenta. Magis autem quam<text:line-break/>haec abstergunt resina terebinthina, thus, rnel despumatum<text:line-break/>ac amygdalae amarae. Quemadmodum etiam et his rursus<text:line-break/>fortiora sunt, oroborum farina, hormini semen, iridis pa-<text:line-break/>nacisque semen. Caeterum his omnibus vina mollia, dulcia,<text:line-break/>Creticum et Theraeum' ac Scybelites apta sunt, et ad haec<text:line-break/>haud scio, quomodo neglectum id, quod </text:span><text:span text:style-name="T7">a</text:span><text:span text:style-name="T45"> Graecis in nostra<text:line-break/>Asia hepsema appellatur </text:span><text:span text:style-name="T45">sapa. </text:span><text:span text:style-name="T45">Verum Atticissantes ipsum<text:line-break/>siraeum vocant, sicut alii caricarum decoctum siraeum ap-</text:span></text:p>
      <text:p text:style-name="P12"><text:span text:style-name="T45">pellandum </text:span><text:span text:style-name="T45">censent, pugnantque inter se, utrum ipsorum fl-<text:line-break/></text:span><text:span text:style-name="T45">raeum vocare </text:span><text:span text:style-name="T45">oporteat. </text:span><text:span text:style-name="T45">Est </text:span><text:span text:style-name="T45">sane </text:span><text:span text:style-name="T45">et hoc </text:span><text:span text:style-name="T45">ipsum siraeum;<text:line-break/></text:span><text:span text:style-name="T45">quod pinguibus </text:span><text:span text:style-name="T45">caricis in </text:span><text:span text:style-name="T45">aqua </text:span><text:span text:style-name="T45">decoctis </text:span><text:span text:style-name="T45">fit, </text:span><text:span text:style-name="T7">mediae</text:span><text:span text:style-name="T45"> facul-<text:line-break/></text:span><text:span text:style-name="T45">tatis, quam </text:span><text:span text:style-name="T45">lenem </text:span><text:span text:style-name="T45">et citra </text:span><text:span text:style-name="T45">acrimoniam detergentem </text:span><text:span text:style-name="T45">appel-<text:line-break/>lavitnus. Mustum quidem , </text:span><text:span text:style-name="T45">igitur </text:span><text:span text:style-name="T45">coctum lenissimum medi-<text:line-break/>camentum est et maxime meatus oblinens, caricarum au-<text:line-break/>tem decoctum magis discutit et exterget Quemadmodum igi-<text:line-break/>tur in praecedentibus dixi, omnium simplicium medicamen-<text:line-break/>torum vires exquisite </text:span><text:span text:style-name="T45">nosse </text:span><text:span text:style-name="T45">oportet eum, qui compositum<text:line-break/>quoddam sit facturus, atque thic ipse etiam ab aliis compo-<text:line-break/>sitis recte utetur, et maxime ubi indefinite fuerint conscripta,<text:line-break/>quemadmodum plures arteriacae habentur. Palam </text:span><text:span text:style-name="T7">est</text:span><text:span text:style-name="T45"> etiam<text:line-break/>quod hic ipse iis, quae cum discrimine prodita sunt, </text:span><text:span text:style-name="T7">re-<text:line-break/>ctius</text:span><text:span text:style-name="T45"> utetur. Etenim juxta exactam rationem, in quantum<text:line-break/>apparatus affectionum transmutatur, tantum etiam commo-<text:line-break/>dum ipsi medicamentum permutare oportet, hoc ipsum vero<text:line-break/>solus is, qui singulorum simplicium medicamentorum vim<text:line-break/>novit, exacte praestabit ad primum medicamentum parum</text:span></text:p>
      <text:p text:style-name="P12"><text:span text:style-name="T45">-quiddam ex sequenti ordine apponendo. Velut exempli<text:line-break/>«ratia, in lassitudinibus inflammatis quum in summis ipsius<text:line-break/>asperae arteriae musculis fiunt, in principio quidem lenis-<text:line-break/>sima edulia conveniunt, medicamenta vero meatus obdu-<text:line-break/>centia, consistente autem inflammatione parum quid deter-<text:line-break/>gentium addendum est, deinde consequenter amplins, deinde<text:line-break/>rursus aliud illo praestantius, quo paulatim compositio ad<text:line-break/>medium extersorium perveniat et rursus secundum eundem<text:line-break/>modum hoc magis discussorium ac extersorium, ita pro-<text:line-break/>gressu ad vehementissimum facto, ubi diutius velut in scir-<text:line-break/>rhum induratus affectus in vocis organis perstiterit. Primi<text:line-break/>itaque ordinis est tragacantha et gumini et Samius aster,<text:line-break/>amylumque et ex alica ac. trago probe coctis sorbitio.<text:line-break/>Quin et lac' aptum est et dulciarii panes et ova sorbilia ac<text:line-break/>nuces pineae, quas nunc omnes Graeci strobilos vocant,<text:line-break/>quondam autem apud Atticos coni vocabantur. Sesama<text:line-break/>etiam ex hoc genere sunt. Ab his autem deinceps est bn-<text:line-break/>tyrurn, quod etiam butyros masculino genere appellatur,</text:span></text:p>
      <text:p text:style-name="P13"><text:span text:style-name="T7">1 o</text:span></text:p>
      <text:p text:style-name="P12"><text:span text:style-name="T45">et decoctum </text:span><text:span text:style-name="T45">raditis </text:span><text:span text:style-name="T45">dulcis </text:span><text:span text:style-name="T45">ad </text:span><text:span text:style-name="T45">crassitudinem Attici 'mellis-<text:line-break/>liquidi redactum. Atqui </text:span><text:span text:style-name="T45">radicem </text:span><text:span text:style-name="T45">dulcem, quam glycyrrhi-<text:line-break/>zam vocant, praestat in primo tempore in aqua, velut dixi,<text:line-break/>coctam ad sapam ex musto paratam admiscere, ad passum<text:line-break/>item Creticum- </text:span><text:span text:style-name="T45">idem </text:span><text:span text:style-name="T45">decoctum misceri potelt. Sive autem<text:line-break/>cum .sapa sive cum passo Cretico suerit permixtum, rur-<text:line-break/>sus post mixturam decoquendum est. Haec igitur </text:span><text:span text:style-name="T45">in </text:span><text:span text:style-name="T45">affe-<text:line-break/>ctionibus inflammatis juxta arteriam ejusque summum com-<text:line-break/>moda in principio sunt, </text:span><text:span text:style-name="T45">donec </text:span><text:span text:style-name="T45">inflammatio moderata fiat,<text:line-break/>et prae omnibus </text:span><text:span text:style-name="T7">a vini potu hoc tempore abstinendum.<text:line-break/>Quum vero</text:span><text:span text:style-name="T45"> moderatior facta est inflammatio, vinum dulce<text:line-break/>Theraeum aut Scybelite bibere licet aut ex nostra Asia Ca-"<text:line-break/>ryinum et deinde Theraeum appellatum,: deinde etiam dulce<text:line-break/>Tmolite. Eo tempore etiam butyrum aptum est et sorbitio<text:line-break/>ex amygdalis, sorbitio item ex lacte et melle“diutius co-<text:line-break/>dis, amylo injecto, et si amylum non adsit, siligine Roma-</text:span></text:p>
      <text:p text:style-name="P13"><text:span text:style-name="T45">r r</text:span></text:p>
      <text:p text:style-name="P12"><text:span text:style-name="T45">nis </text:span><text:span text:style-name="T45">appellata injectu. Manifestum </text:span><text:span text:style-name="T45">est autem quod per hu-<text:line-break/>jusmodi victum inflammatio tum pellicularum tum muscu-<text:line-break/>lorum circa arteriam </text:span><text:span text:style-name="T45">ejusque summum </text:span><text:span text:style-name="T45">sedatur. Relinqui-<text:line-break/>tur autem tumiditas multa, </text:span><text:span text:style-name="T45">ob quam </text:span><text:span text:style-name="T45">impossibile est claram<text:line-break/>vocem proferri. Quate transire tunc convenit ab his edu-<text:line-break/>liis ad omnia ex melle </text:span><text:span text:style-name="T45">cocta </text:span><text:span text:style-name="T45">et </text:span><text:span text:style-name="T45">ad </text:span><text:span text:style-name="T45">fabam fresam elixatam<text:line-break/>et ptisanam ac brassicam </text:span><text:span text:style-name="T45">et porrum </text:span><text:span text:style-name="T45">probe coctum. Medi-<text:line-break/>camentorum porro usus idoneus est, quo, tempore ant in-.<text:line-break/>flamrnatio aut aspritudo praevalescunt eorum, quae sub lin-<text:line-break/>gua detinentur, de quorum compositione dicam; post haec<text:line-break/>magis extersoria et resiccantia </text:span><text:span text:style-name="T45">damus, </text:span><text:span text:style-name="T45">et deinde rursus his<text:line-break/>adhuc magis extersoria et </text:span><text:span text:style-name="T45">magis </text:span><text:span text:style-name="T45">resiccantia, usquequo ad<text:line-break/>ea, quae .aliquid acredinis habent, perveniamus, ita ut etiam<text:line-break/>in his a moderatioribus initio facto ad vehementiora pau-<text:line-break/>latim transeamus. Itaque qualem formam esse conveniat vi-<text:line-break/>ctus antea dictum est, quemadmodum etiam simplicium me-<text:line-break/>dicamentorum species est relata. Caeterum composita ex<text:line-break/>ipsis medicamenta niultiscrmiter alii juxta aliam commen-</text:span></text:p>
      <text:p text:style-name="P13"><text:span text:style-name="T45">J □</text:span></text:p>
      <text:p text:style-name="P14"><text:span text:style-name="T45">P} </text:span><text:span text:style-name="T45">&lt; </text:span><text:span text:style-name="T22">,<text:tab/></text:span><text:span text:style-name="T45">'</text:span></text:p>
      <text:p text:style-name="P13"><text:span text:style-name="T45">surationem conscripserunt. Et quibusdam sane ex tribus<text:line-break/>aut</text:span><text:span text:style-name="T45">. </text:span><text:span text:style-name="T45">quatuor simplicibus compositum medicamentum suffecit,<text:line-break/>quidam vero in majorem numerum, extenderunt. Et qui-,<text:line-break/>dam, velut dictum est, ex mollissima, et lenissima materia<text:line-break/>arteriacas confectiones composuerant, alii vice versa ex acri<text:line-break/>calida, extergente ac multum resiccaute, sunt et qui ter-<text:line-break/>fiunr genus medium inter ambo ista fecerunt. Post hos vero<text:line-break/>alii medii generis inter medium et .niollissimum, alii medii<text:line-break/>generis inter medium </text:span><text:span text:style-name="T45">et </text:span><text:span text:style-name="T45">acerririnm, et juxta eandem rur-<text:line-break/>sus rationem, quidam </text:span><text:span text:style-name="T45">magis </text:span><text:span text:style-name="T45">quidam minus a mediis facul-<text:line-break/>tate medicamentis digressi, diversas compositiones fecerunt.<text:line-break/>Quibus omnibus folus is recte utetur, qui singulorum sim-<text:line-break/>plicium medicamentorum vires novit, ipse enim sciet et<text:line-break/>ordinem medicamenti et quanta distantia sit </text:span><text:span text:style-name="T45">a </text:span><text:span text:style-name="T45">mediis di-<text:line-break/>gressum. Porro </text:span><text:span text:style-name="T45">ejusmodi </text:span><text:span text:style-name="T45">medicamenta scripserunt etiam qui<text:line-break/>ante Mantian et Heraclidem et qui post hos vixerunt; ve-<text:line-break/>rum multo 'praestantiora </text:span><text:span text:style-name="T7">a</text:span><text:span text:style-name="T45"> </text:span><text:span text:style-name="T45">praedictis viris tradita sunt per</text:span></text:p>
      <text:p text:style-name="P13"><text:span text:style-name="T45">t3.</text:span></text:p>
      <text:p text:style-name="P15"><text:span text:style-name="T45">libros, quos nobis reliquerunt et in quibus medicamenta-<text:line-break/>riam artis partem auxerunt, partim ipsi componentes,' par-<text:line-break/>tim ab aliis composita transcribentes. Progressu vero tem -<text:line-break/>poris tum haec tum etiam’ priora exacta et rlonga expe<text:line-break/>rientia cognita, a viris:electa et coacervata sunt, quorum<text:line-break/>jam saepe in hoc opere mentionem fecimus; sunt autem hi<text:line-break/>Asclepiades, Musa, Andromachus, Heras, Crito et Mene-<text:line-break/>crates, quin- et multa alis medicamenta Archigenes et Phi-<text:line-break/>lippus scripserunt, ut rullo amplius ex veteribus opus<text:line-break/>habeamus, hi enim omnia ab antiquioribus,inventa </text:span><text:span text:style-name="T7">optime,<text:line-break/></text:span><text:span text:style-name="T45">velut dixi, tradiderunt.<text:tab/>,<text:tab/>” , </text:span><text:span text:style-name="T45">,</text:span></text:p>
      <text:h text:style-name="Heading_20_2" text:outline-level="2">Cap. II.</text:h>
      <text:p text:style-name="P171"><text:span text:style-name="T7">[De arteriacis &gt;ab Andrornacho descriptis.']<text:line-break/></text:span><text:span text:style-name="T45">Plurimas arteriacas confectiones, scripsit Andromachus, ut<text:line-break/>promptum fit a debilissimis ad fortissima paulatim per me-<text:line-break/>dia transitu facto progredi, siquis ipsorum differentiam no-<text:line-break/>vit, ipse enim Andromachus magis indefinite ipsas prodidit.<text:line-break/>Verum ego discriminaapponam, in memoriam revocatis iis,<text:line-break/>quae paulo ante diri- Quod enim circa simplicium rnedi-</text:span></text:p>
      <text:p text:style-name="P12"><text:span text:style-name="T45">camentorum tractatum praeexercitatum esse </text:span><text:span text:style-name="T45">oporteat </text:span><text:span text:style-name="T45">eum,<text:line-break/>qui licenda assequi velit, saepe </text:span><text:span text:style-name="T45">a </text:span><text:span text:style-name="T45">me dictum .est; citra eniui<text:line-break/>singulorum simplicium exactam ac certam cognitionem im-<text:line-break/>possibile est cognoscere, ex quo ordine ejusdem generis me-<text:line-break/>dicarnentorum compositum sit, num ex mollissimo an vehe-<text:line-break/>mentiffinio aut medio aut alio aliquo, inter hunc et alios<text:line-break/>intermedio.</text:span></text:p>
      <text:p text:style-name="P16"><text:span text:style-name="T45">Primam' itaque arteriacam confectionem non longe a<text:line-break/>principio libri, lu quo affectionum corporis internarum cu-<text:line-break/>rationem tradit, hoc modo in haec verba scripsit. </text:span><text:span text:style-name="T7">Arteria<text:line-break/>qua utor.</text:span><text:span text:style-name="T45"> 4 Thuris 3 </text:span><text:span text:style-name="T7">j,</text:span><text:span text:style-name="T45"> </text:span><text:span text:style-name="T59">a</text:span><text:span text:style-name="T45">lii iv, myrrhae drach. j, alii iv,<text:line-break/>croci drach. j., alii iv, scillae drach. ij, passi:Cretici sexta-<text:line-break/>rios tres, scilla in' passo coquitur, donec passum spissetur,<text:line-break/>deinde </text:span><text:span text:style-name="T45">scilla </text:span><text:span text:style-name="T45">abjecta reliqua insperguntur. Hoc medicamen-'<text:line-break/>tum si scillam non reciperet, inter exacte mollissima nume-<text:line-break/>randum esset, utpote in tres passi Cretici sextarios, pau-<text:line-break/>cissimo thure ac rnyrrha et croco conjectis , ut parum absit,<text:line-break/>quo minus totum passum Creticum exisset. Manifestum est</text:span></text:p>
      <text:p text:style-name="P12"><text:span text:style-name="T45">autem, quod medicamentum eclegma dictum efficitur, </text:span><text:span text:style-name="T7">vo-<text:line-break/>cant</text:span><text:span text:style-name="T45"> autem hujusmodi Attice eclectas confectiones.</text:span></text:p>
      <text:p text:style-name="P16"><text:span text:style-name="T45">Consequenter ad praescriptam alteram addinit Andro-<text:line-break/>machus hoc modo. </text:span><text:span text:style-name="T7">Arteriaca ex capitibus papaveris.</text:span><text:span text:style-name="T45"> 4<text:line-break/>Capita papaveris viridia mille et ducenta, mellis Attici ffj<text:line-break/>iv, croci Cilicii 3 iv, </text:span><text:span text:style-name="T59">a</text:span><text:span text:style-name="T45">lii </text:span><text:span text:style-name="T59">x</text:span><text:span text:style-name="T45">&gt; succi hypocystidis </text:span><text:span text:style-name="T7">3 </text:span><text:span text:style-name="T33">Σ, </text:span><text:span text:style-name="T7">aquam<text:line-break/></text:span><text:span text:style-name="T45">pluviam ad capita papaveris. Aqua quidem pluvia additur,<text:line-break/>quo minus putredini obnoxium sit medicamentum, habet<text:line-break/>autem et astringens quippiam in se haec aqua. Scopus </text:span><text:span text:style-name="T45">est<text:line-break/></text:span><text:span text:style-name="T45">praedicto medicamento concoquere affectionem circa arte-<text:line-break/>riamy quaecunque ea sit, per 'somnum et concoctoria cum<text:line-break/>astringendi vi non adeo multa. Caeterum simplex medica-<text:line-break/>mentum ex papaveris capitibus, ut ego facere consueri, • sola<text:line-break/>capita habet in aquam conjecta, atque ubi flaccida reddita<text:line-break/>fuerint, ipsa quidem projicimus, aquam vero ipsorum ad<text:line-break/>solum mel Atticum admiscemus, usque ad compagem ecleg-<text:line-break/>matis medicamenti facta coctione, quomodo sane ego appa-<text:line-break/>rare consueri. Quantam autem copiam aquae itemque mel-</text:span></text:p>
      <text:p text:style-name="P12"><text:span text:style-name="T45">lis miscere oporteat in hujusmodi medicamentorum praepa-<text:line-break/>ratione, in sequentibus dicam </text:span><text:span text:style-name="T45">eo </text:span><text:span text:style-name="T45">loco, quo testa verba scri-<text:line-break/>pturus sum; confectio ex capitibus papaveris.</text:span></text:p>
      <text:p text:style-name="P16"><text:span text:style-name="T45">Tertiam deinceps confectionem arteriacam Androma-<text:line-break/>chus- hanc prodidit. </text:span><text:span text:style-name="T7">'Arteriaca Blasii quatuor </text:span><text:span text:style-name="T7">ad </text:span><text:span text:style-name="T7">tdbescen •<text:line-break/>tes valde bona.</text:span><text:span text:style-name="T45"> 4 Nardi Celticae </text:span><text:span text:style-name="T7">3</text:span><text:span text:style-name="T45"> iv, amomi </text:span><text:span text:style-name="T7">3 </text:span><text:span text:style-name="T7">vnj,</text:span><text:span text:style-name="T45"> cin-<text:line-break/>narnomi3tx, malabathri </text:span><text:span text:style-name="T7">3</text:span><text:span text:style-name="T45"> iv, nardi Indicae </text:span><text:span text:style-name="T7">3</text:span><text:span text:style-name="T45"> </text:span><text:span text:style-name="T45">iij, schoe-<text:line-break/>nanthi </text:span><text:span text:style-name="T7">3 ij,</text:span><text:span text:style-name="T45"> cassiae 3 viij, thuris </text:span><text:span text:style-name="T7">3</text:span><text:span text:style-name="T45"> iij, myrrhae </text:span><text:span text:style-name="T7">3 j,</text:span><text:span text:style-name="T45"> costi<text:line-break/>3 iv, faeeis unguenti malobathrini </text:span><text:span text:style-name="T7">3</text:span><text:span text:style-name="T45"> vj. succi glycyrrhizae<text:line-break/></text:span><text:span text:style-name="T7">3 iij,</text:span><text:span text:style-name="T45"> succi mandragorae </text:span><text:span text:style-name="T7">3 </text:span><text:span text:style-name="T7">v,</text:span><text:span text:style-name="T45"> mastiches Chiae </text:span><text:span text:style-name="T7">3</text:span><text:span text:style-name="T45"> iij, croci<text:line-break/>3 vj. Palmulas in vino mulso aut protropo coquito, deinde<text:line-break/>in ipsum decoctum nuces pineas xx conjicito </text:span><text:span text:style-name="T45">ac </text:span><text:span text:style-name="T45">terito.<text:line-break/>Postea ex medicamento ad nuris Ponticae magnitudinem aut<text:line-break/>paulo minus accipito, et </text:span><text:span text:style-name="T45">ad </text:span><text:span text:style-name="T45">aliquot dies cum hoc decocto<text:line-break/>utitor, deinde etiam simplici medicamento uteris. Postea<text:line-break/>autem asi duos vel tres dies hiera ex aloe uteris, cochlea-<text:line-break/>rii mensura ex aqua in diem data. Utere medicamento etiam<text:line-break/>cum lacte in iis, qui arteria affecti sunt, ad gargarissandum,</text:span></text:p>
      <text:p text:style-name="P12"><text:span text:style-name="T45">et rursus facto interstitio utere medicamento fabae Aegy-<text:line-break/>ptiae magnitudine. Quum vero fortis suerit fluxio, opium<text:line-break/>et castorium in antidotum miscemus, utrinsque parum quid,<text:line-break/>ln his autem qui stomacho male affecti sunt, ea ipsa vita-<text:line-break/>mus. Manifestum igitur ex ipsis verbis, quae scripsit An-<text:line-break/>drornachus, quod in fluxionibus partium thoracis et- pul-<text:line-break/>monis ac arteriae praescripta confectio consusae est facul-<text:line-break/>tatis. Dixit enim ipse, quum sortis fuerit fluxio, opium et<text:line-break/>castorium in antidotum miscemus, utriusqne modicam par-<text:line-break/>tem, resiccare nimirum fluxionem et sanam residere volen-<text:line-break/></text:span><text:span text:style-name="T45">tes. </text:span><text:span text:style-name="T45">Varium autem est-medicarnentum et ex multorum mix-<text:line-break/>tura constans, ut ad omnes conveniat affectus, qui' etiam<text:line-break/>diuturni et maligni existunt ac 'aegre curabiles, etiam fi ul-<text:line-break/>eus sit circa arteriam, aut laryngem, et multo magis si juxta<text:line-break/>pulmonem. Talia enim fortibus adeo opus habent medica-<text:line-break/>mentis, quo ad longius tempus sufficere queant tabidum af-<text:line-break/>fectum habentes. Quum enim obtigerit eis regic sicca et in<text:line-break/>convenientis vietus et medicamentorum usu perfeverarint.</text:span></text:p>
      <text:p text:style-name="P12"><text:span text:style-name="T45">quam diutissime renituntur consuetas actiones </text:span><text:span text:style-name="T45">moderate obe-<text:line-break/></text:span><text:span text:style-name="T45">untes. Hanc igitur confectionem non censuerim </text:span><text:span text:style-name="T45">admllcen-<text:line-break/></text:span><text:span text:style-name="T45">dam esse iis quae privatim </text:span><text:span text:style-name="T45">arteriacae </text:span><text:span text:style-name="T45">appellantur.</text:span></text:p>
      <text:p text:style-name="P16"><text:span text:style-name="T45">' Quartam deinceps consectionem Andromachus sic scri-<text:line-break/>psit. </text:span><text:span text:style-name="T7">Altera </text:span><text:span text:style-name="T7">ejusdem.</text:span><text:span text:style-name="T45"> Blafti videlicet dicit, de, </text:span><text:span text:style-name="T45">quo </text:span><text:span text:style-name="T45">rirca<text:line-break/>praecedentem arteriacam scriptum </text:span><text:span text:style-name="T59">e</text:span><text:span text:style-name="T45">st, arteriaca lllasti </text:span><text:span text:style-name="T45">qua<text:line-break/></text:span><text:span text:style-name="T45">utor. Compositionem autem ejus talem fecit. </text:span><text:span text:style-name="T7">4</text:span><text:span text:style-name="T45"> </text:span><text:span text:style-name="T45">Aloes sex-<text:line-break/>tantem, croci </text:span><text:span text:style-name="T45">§ </text:span><text:span text:style-name="T45">j, mastiches § j, palam est </text:span><text:span text:style-name="T45">hoc </text:span><text:span text:style-name="T45">medicamen-<text:line-break/>tum ex eorum numero esse, qiiae privatim stercorum edu-<text:line-break/>ctiva appellantur una .cum </text:span><text:span text:style-name="T45">hoc, </text:span><text:span text:style-name="T45">quod concoctorium quid- '<text:line-break/>dam habet crocus. At vero quum concoctorium dico, in-<text:line-break/>telligere oportet ejus affectus, cujus gratia exhibetur.</text:span></text:p>
      <text:p text:style-name="P16"><text:span text:style-name="T45">Quintam ex ordine compositionem Andromachus ta-<text:line-break/>lem tradidit. </text:span><text:span text:style-name="T7">Consectio sedans dolorem ejusdem.</text:span><text:span text:style-name="T45"> 2j. 'Opii<text:line-break/>? iij, croci § j, myrrhae </text:span><text:span text:style-name="T45">J </text:span><text:span text:style-name="T45">ij; acaciae </text:span><text:span text:style-name="T45">J </text:span><text:span text:style-name="T22">β, </text:span><text:span text:style-name="T45">sucri radicis dul-<text:line-break/>cis 3 iv, excipe nielle. Haec Andromachus. Verum </text:span><text:span text:style-name="T45">ego </text:span><text:span text:style-name="T45">non<text:line-break/>avide recipio ejusmodi compositionem medicamentorum, ubi</text:span></text:p>
      <text:p text:style-name="P12"><text:span text:style-name="T45">non ostenditur affectio, in qua ea sit utendum. Scimus ete-<text:line-break/>nim componendi sedantia dolorem scopum, quum somnum<text:line-break/>videlicet inducere voluerimus et vehementem dolorem stu-<text:line-break/>pefacere. Acaciae autem mixtura velut ad' ulcus est, quetn-<text:line-break/>admodum radicis dulcis succus ad lenienda exasperata. Cro-<text:line-break/>cum autem et myrrham in compositiones dolorem levantes<text:line-break/>miscere plurimis placuit; videntur </text:span><text:span text:style-name="T45">enim </text:span><text:span text:style-name="T45">ipsis omnes asse-,<text:line-break/>ctus sufficienter concoquere.posse.</text:span></text:p>
      <text:p text:style-name="P16"><text:span text:style-name="T45">Sextam consequenter consectionem Andromachus hoc<text:line-break/>modo scripsit. </text:span><text:span text:style-name="T7">Arteriace ejusdem-</text:span><text:span text:style-name="T45"> 4 Thuris § </text:span><text:span text:style-name="T45">j, </text:span><text:span text:style-name="T45">succi ra-<text:line-break/>dicis dulcis §,j, myrrhae </text:span><text:span text:style-name="T7">3</text:span><text:span text:style-name="T45"> iv, tragacanthae </text:span><text:span text:style-name="T7">3 vj,</text:span><text:span text:style-name="T45"> nardi 3 j,<text:line-break/>amomi drach. quatuor, croci drach. quatuor, mellis Attici<text:line-break/>quod satis 'est. Non obscurum est etiam hanc ad respirationis<text:line-break/>organorum affectus compositam esse ex concoctoriis, mitiga-’<text:line-break/>toriis, astringentibus et detergentibus. Myrrha </text:span><text:span text:style-name="T45">enim </text:span><text:span text:style-name="T45">et thus<text:line-break/>et crocus affectus concoqtinnti Radicis dulcis succus ex-<text:line-break/>asperata mitigat, idem etiam tragacantha facit. Amomum</text:span></text:p>
      <text:p text:style-name="P12"><text:span text:style-name="T45">fortiter resiccat- cum modica astringendi facultate. Mel au-.<text:line-break/>tem calefactoriam et extersoriam vim habet.</text:span></text:p>
      <text:p text:style-name="P16"><text:span text:style-name="T45">Septimam post relatas compositiones Andromachus<text:line-break/>scripsit ex multis, valde medicamentis constantem, quae<text:line-break/>omnes ferine facultates habent,-nam et astringentia et mor-<text:line-break/>dentia et attenuantia et mitigantia, et laevigantiain ea con-<text:line-break/>linentur, quin et soporifera yis et discussoria ac detersoria<text:line-break/>in iusa habentur. In quibus omnibus multifariam mixtis fa-<text:line-break/>cultatibus communis ratio est, quemadmodum etiam antea<text:line-break/>dixi, quod videlicet quispiam ex omnibus medicamentum<text:line-break/>quoddam componere voluit, spe faciendi unum medicamen-<text:line-break/>tum ad omnes ejusdem generis affectus commodum. Verum<text:line-break/>ex ipsis aliqua quidem per experientram cognita sunt ma-<text:line-break/>ligna et propterea relicta, aliqua, vero feliciter- pro ipsius<text:line-break/>componentis conjectura, efficacia evaserunt et ob id </text:span><text:span text:style-name="T7">re-<text:line-break/>cepta.</text:span><text:span text:style-name="T45"> Quin et praeparandi ipsam,modum Andromachus<text:line-break/>ascripsit, quamquam hoc </text:span><text:span text:style-name="T45">facere </text:span><text:span text:style-name="T45">alias non soleat. Quod vero<text:line-break/>ex medicamentis composita sit eas quas dixi facultates</text:span></text:p>
      <text:p text:style-name="P12"><text:span text:style-name="T45">complectentibus praestat meminisse eos, qui . hos libros in<text:line-break/>manus sument. </text:span><text:span text:style-name="T45">Si </text:span><text:span text:style-name="T45">tamen non promptam habeant memoriam,<text:line-break/>eo sane tempore quo hujusmodi medicamenta discunt, sex-<text:line-break/>tum et septimum ac octavum de simplicium medicamento-<text:line-break/>rum facultate librum legant; in illis enim omnem rnedica-<text:line-break/>mentorum materiam conscripsi, qua radices et folia et flo-<text:line-break/>res et femina et fructus et liquores et fucci omnium ex<text:line-break/>terra nascentium plantarum exissent. His itaque praemissis<text:line-break/>jam animum ad ea quae Andromachus de.hoc medica-<text:line-break/>mento scripsit adverte. </text:span><text:span text:style-name="T7">Arteriaca qua utor.</text:span><text:span text:style-name="T45"> Radices filicis<text:line-break/>crassissimae lavantur donec purissimae fiant et omne terreum<text:line-break/>deponant, deinde per diem unum perfrigerantur et in frusta<text:line-break/>magnitudinis trium digitorum fecta conquassantur, atque ex<text:line-break/>eis librae x in ollam novam , aquae dulcis fextarios decem<text:line-break/>complectentem , injiciuntur et ad lioc, ut fextarii </text:span><text:span text:style-name="T22">ν </text:span><text:span text:style-name="T45">reliqui<text:line-break/>fiant, coquuntur, exprimuntur et liquor quidem in duplum<text:line-break/>vas diffunditur, et aromata crassa ac integris partibus ad-<text:line-break/>duntur. 4 Nardi Indicae 3 </text:span><text:span text:style-name="T7">iv,</text:span><text:span text:style-name="T45"> cinnamomi 3 vj, radicis dul-</text:span></text:p>
      <text:p text:style-name="P18"><text:span text:style-name="T45">;</text:span><text:span text:style-name="T45">bt </text:span><text:span text:style-name="T45">' </text:span><text:span text:style-name="T45">&lt; </text:span><text:span text:style-name="T45">• i "<text:tab/>"</text:span><text:span text:style-name="T59">1</text:span><text:span text:style-name="T45"><text:tab/></text:span><text:span text:style-name="T45">-</text:span><text:span text:style-name="T45">"<text:tab/></text:span><text:span text:style-name="T45">-</text:span></text:p>
      <text:p text:style-name="P13"><text:span text:style-name="T45">cis </text:span><text:span text:style-name="T7">3</text:span><text:span text:style-name="T80">:</text:span><text:span text:style-name="T7">vj,</text:span><text:span text:style-name="T45"> cassiae </text:span><text:span text:style-name="T7">3</text:span><text:span text:style-name="T45"> </text:span><text:span text:style-name="T45">iv, rhei Pontici dracb. iv, balausti drach.<text:line-break/></text:span><text:span text:style-name="T7">vj,</text:span><text:span text:style-name="T45"> rosarum siccarum drach. iv, alir.vj. Haec similiter ad<text:line-break/>dimidias coquuntur ac exprimuntur, et' ad decoctum mellis<text:line-break/>Attici sextarius unus additur, sit autem mel praecoctum et<text:line-break/>in duplici vase</text:span><text:span text:style-name="T45">' </text:span><text:span text:style-name="T45">privatim spissatum, usquequo manus non<text:line-break/>inquinet, adjiciuntur, et"terebinthinae pellucidae 3 iij, gal-<text:line-break/>bani drach. ij, croci draclu v, succi hyoscyami drach. j,<text:line-break/>succi hypocystidis drach. j, mandragorae succi oboli isi, pi-<text:line-break/>peris albi drach. octo., </text:span><text:span text:style-name="T45">.</text:span></text:p>
      <text:p text:style-name="P16"><text:span text:style-name="T45">Octavam deinceps confectionem scripsit, summa facul-<text:line-break/>tatis ipsius indicata, quod ipsum in omnibus fecisse opor-<text:line-break/>tuit. Habet autem sic. Arteriace </text:span><text:span text:style-name="T7">laudata Mithridatis ad<text:line-break/>thoracis collectiones, subpurgat et laevigat.</text:span><text:span text:style-name="T45"> </text:span><text:span text:style-name="T45">21 </text:span><text:span text:style-name="T45">Irionis tor-<text:line-break/>refacti drach. j, in quibusdam exemplaribus fabae fresae<text:line-break/>scriptum est, sunt autem ambo deterscrlae facultatis, semi-<text:line-break/>nis lini tosti drach. xx, et hoc detersoriam vim habet, nu-<text:line-break/>cis pineae draclu viij, hae Iaevigandi vim habent, uvae</text:span></text:p>
      <text:p text:style-name="P12"><text:span text:style-name="T45">passae </text:span><text:span text:style-name="T45">exacinatae drach. iv et </text:span><text:span text:style-name="T45">haec ob id, quod modice<text:line-break/>subastringat, </text:span><text:span text:style-name="T45">simulque commodus </text:span><text:span text:style-name="T45">corpori cibus sit, merito<text:line-break/>admixta est:, habet autem </text:span><text:span text:style-name="T45">et passi </text:span><text:span text:style-name="T45">facultatem, qualem in<text:line-break/>quarto de sunplicium medicamentorum facultatibus indica-<text:line-break/>vimus, croci obol. ij, minimum quid ex croco conjecit, qui<text:line-break/>medicamentum compofuit, ut prope nihil fit aliorum pro-<text:line-break/>portione. Diximus de croco, eum concoquendi virn habere<text:line-break/>una cum astrictione, diotrur est etiam quod astrictio corpora<text:line-break/>cogit, constringit et corroborati Adjecit autem etiam mellis<text:line-break/>quartam partem heminae, a vino dulci ac sapa digressus-;<text:line-break/>vult enim hoc modo praeparatum medicamentum velut<text:line-break/>praefatus est, in pectore haerentes collectiones expurgare;<text:line-break/>caeterum in hujusmodi 'medicamentis ea quae crassos suc-<text:line-break/>cos habent, impediunt repurgatiouem. His admiscuit traga-<text:line-break/>canthae 3 iv, quod medicamentum laevigat exasperata. Prae-<text:line-break/>dictum est autem, quod vult hoc propositum medicamen-<text:line-break/>tum repurgare et laevigare ea quae juxta thoracem hae-<text:line-break/>rent; scopus'enim hujusmodi est, attenuare et abstergere</text:span></text:p>
      <text:p text:style-name="P12"><text:span text:style-name="T45">ac ad eductionem superne </text:span><text:span text:style-name="T45">aptas </text:span><text:span text:style-name="T45">facere </text:span><text:span text:style-name="T45">collectiones </text:span><text:span text:style-name="T45">in tho-<text:line-break/></text:span><text:span text:style-name="T7">race;</text:span><text:span text:style-name="T45"> verum sedandi doloris </text:span><text:span text:style-name="T45">gratia et ne </text:span><text:span text:style-name="T45">nimium tussiant<text:line-break/>partes exasperatae, laevigantia apponuntur. Maximum hoe<text:line-break/>est, atque ipsius per omnia meminisse oportet, nimirum<text:line-break/>quod saepe unus scopus sit, in quem medicamentum com-<text:line-break/>ponitur, ne vero hoc ipsum aliquo modooffendat, utraque<text:line-break/>miscentur, primum utilitatis scopum nequaquam habentia.</text:span></text:p>
      <text:p text:style-name="P16"><text:span text:style-name="T45">Nonam arteriacen post </text:span><text:span text:style-name="T45">-has </text:span><text:span text:style-name="T45">Andromachus his verbis<text:line-break/>tradidit. </text:span><text:span text:style-name="T7">-Arteriace HJarinll</text:span><text:span text:style-name="T45"> </text:span><text:span text:style-name="T45">4 </text:span><text:span text:style-name="T45">Croci unc. j, gurnrni sex-:<text:line-break/>tantern, tragacanthae unc. j, mellis Attici sextarium </text:span><text:span text:style-name="T7">.j, co-<text:line-break/></text:span><text:span text:style-name="T45">quito donec, quum diffunditur, non inquinet. Hoc medica-<text:line-break/>mentum medium est facultate, essetque exacte mitigatorium<text:line-break/>ac dolorem sedans, si neque crocum haberet neque mellis<text:line-break/>sextarium, fed pro ipso Theraeum vinum Creticum, aut </text:span><text:span text:style-name="T7">fa~<text:line-break/>pam</text:span><text:span text:style-name="T45"> ex musto coctu factam, quam nos, ut dixi, hepsema<text:line-break/>appellamus. Verum hoc </text:span><text:span text:style-name="T45">loco </text:span><text:span text:style-name="T45">importune inter relata fortia</text:span></text:p>
      <text:p text:style-name="P12"><text:span text:style-name="T45">medicamenta locatum est, </text:span><text:span text:style-name="T45">utpote </text:span><text:span text:style-name="T45">quae </text:span><text:span text:style-name="T45">suppuratis et tabe-<text:line-break/>fcentibus conveniunt. ' -</text:span></text:p>
      <text:p text:style-name="P16"><text:span text:style-name="T45">Decimam consequenter recenset, quae inter exacte lae-C<text:line-break/>vissimam ac </text:span><text:span text:style-name="T45">mediam, qualem sane </text:span><text:span text:style-name="T45">esse dixi praecedentem,<text:line-break/>intermedia est. Ex </text:span><text:span text:style-name="T45">gumini </text:span><text:span text:style-name="T45">igitur </text:span><text:span text:style-name="T45">hanc et </text:span><text:span text:style-name="T45">passo Cretico ac<text:line-break/>aqua componit, melle etiam admixto, et gnrnmi quidem in-<text:line-break/>jicit hessem, passi'sextarium unum, mellis lib. unam, dis-<text:line-break/>solvere cum aqua jubens ipsum gummi, copia ejus non ex-<text:line-break/>pressa. Itaque ob gummi et passum et aquam penitus nihil'<text:line-break/>detersorium habet; ob mel vero a maxime mitigatorio et<text:line-break/>laevigante est: digressa,, scimus enim detersorium esse mel.<text:line-break/>Coqui autem super prunas oportere ipsum dixit, hoc est<text:line-break/>ad mollem et non fumantem ignem. Melius vero fecisset,,<text:line-break/>si etiam ad alias omnes hoc ascripsisset. Ego itaque sic ipsum<text:line-break/>praeparo et neque ad prunas adhuc ardentes coctionem sa-<text:line-break/>cio ne videlicet inde quid acre et fumosum sublatum acri -<text:line-break/>moniam non necessariam medicamento ipsi affricet. Mellis</text:span></text:p>
      <text:p text:style-name="P12"><text:span text:style-name="T45">quidem acredinem toleramus, quamquam </text:span><text:span text:style-name="T7">,ea</text:span><text:span text:style-name="T45"> non sic vehe-<text:line-break/>mens propter aliam ipsius utilitatem, verum sumi nulla est,<text:line-break/>utilitas. Quare fcgiendns est fumus, in quantum possibile est<text:line-break/>circa r rnniunr'hujusmodi medicamentorum praeparationem.<text:line-break/>Praestat autem et in iis quae jueatus obducunt lignis su-<text:line-break/>mum non edentibus uti.</text:span></text:p>
      <text:p text:style-name="P16"><text:span text:style-name="T45">Undecimam confectionem sic prodidit. </text:span><text:span text:style-name="T7">Arteriaca alia<text:line-break/>bona.</text:span><text:span text:style-name="T45"> 4 Cinnamomi, thuris, utriusque 5 j, succi radicis<text:line-break/>dulcis J j, myrrhae drach. iv, tragacanthae drach. sex, nardi<text:line-break/>Indicae drach. iv,-amomi 3 ivi croci draclu j, melle Attico<text:line-break/>excipe. Recte dixit bonam hanc arteriacam esse, verum deest<text:line-break/>sermoni ad quos affectus bona sit; dictum enim in prineiplo<text:line-break/>est et per vociferationem etrper destillationem laedi arte-<text:line-break/>riam, ampliusque propler ulcus et inflammationem obdu-<text:line-break/></text:span><text:span text:style-name="T7">ratam-</text:span><text:span text:style-name="T45"> Haec autem consectio, quam nunc Andromachus de-<text:line-break/>icripsit, etiam ad tabidos aptum medicamentum est; et sirn-<text:line-break/>pliciter</text:span><text:span text:style-name="T59">1</text:span><text:span text:style-name="T45"> omnes inveteratos thoracis ac pulmonis affectus..<text:line-break/>Cinnamomi etenim natura tenuium partium et resiccatoria</text:span></text:p>
      <text:p text:style-name="P12"><text:span text:style-name="T45">etiam induratos </text:span><text:span text:style-name="T22">' </text:span><text:span text:style-name="T45">affectus fanare potest. Ab eo proximam<text:line-break/>locum amomi facultas habet, simulque estriugens quippism<text:line-break/>habet. Verum ob horum actionem vehementem rationabi-<text:line-break/>liter admixta sunt, thus et 'radicis dulcis succus et tragacan-<text:line-break/>tha, inedicamepta exasperata lenire a natura apta. De croco<text:line-break/>et myrrha saepe diximus, esse videlicet concocturis etino-<text:line-break/>dice reficcatoria hujusmodi affectuum.</text:span></text:p>
      <text:p text:style-name="P16"><text:span text:style-name="T45">Duodecimam arteriacam Andromachus hoc modo scri-r<text:line-break/>psit. </text:span><text:span text:style-name="T7">Alia ex libris G-alli ad arteriam astscctam, ulcera<text:line-break/>pulmonis, purls et sanguinis rejectiones et fluxiones in tho-<text:line-break/>racem et ad ea quae aegre educi poscunt vehementer ef-<text:line-break/>sicax.</text:span><text:span text:style-name="T45"> 4 Resinae terebinthinae drach. quatuor,, croci Cilicii<text:line-break/>draclu quatuor, thuris drach. quatuor, myrrhae troglody-<text:line-break/>ticae drach. iv, cinnamomi draclu.iv, amomi drach. tres,<text:line-break/>nucis pineae draclu iv, radicis dulcis ejecta medulla drach.<text:line-break/>quatuor, nardi Syriacae drach. ij </text:span><text:span text:style-name="T22">β, </text:span><text:span text:style-name="T45">cassiae nigrae drach.<text:line-break/>duas, tragacanthae drach. iij, palmularum Syriacarum carnis<text:line-break/>drach. iij; asteris Samii drach. iv, galbani puri obolos iv,</text:span></text:p>
      <text:p text:style-name="P12"><text:span text:style-name="T45">costi drach. iv, alii J j, </text:span><text:span text:style-name="T45">mellis </text:span><text:span text:style-name="T45">Attici heminas iv. Mel et<text:line-break/>resina in duplo vafe </text:span><text:span text:style-name="T45">coquuntur, atque ubi </text:span><text:span text:style-name="T45">crassari coepe-<text:line-break/>rint, galbanum miscetur,, </text:span><text:span text:style-name="T45">donec non </text:span><text:span text:style-name="T45">inquinent; deinde re-<text:line-break/>frigeratis reliqua'trita </text:span><text:span text:style-name="T45">admisce </text:span><text:span text:style-name="T45">et </text:span><text:span text:style-name="T7">sic utere.</text:span><text:span text:style-name="T45"> Recte ferit in<text:line-break/>hoc medicamento tum quod ad quas affectiones conveniat<text:line-break/>tum quod quomodo praeparari ipsum oporteat ascripsit.<text:line-break/>Ratio autem compositionis ex superioribus constat.</text:span></text:p>
      <text:p text:style-name="P16"><text:span text:style-name="T45">Decimam tertiam arteriacam Andromachus his verbis<text:line-break/>tradidit. </text:span><text:span text:style-name="T7">Arteriaca UalU, eadem etiam antidotus esi ad<text:line-break/>eadem efsicax.</text:span><text:span text:style-name="T45"> 4 Nardi Syriacae drach. iv, inyrrhae </text:span><text:span text:style-name="T7">3</text:span><text:span text:style-name="T45"> iv,<text:line-break/>croci3 iv, costi draclu'iv, alii 3 </text:span><text:span text:style-name="T22">ΐ, </text:span><text:span text:style-name="T45">piperis albi grana xxx<text:line-break/>radicis dulcis 3 j, nuces pineas centum, styracis drach. j,<text:line-break/>tragacanthae drach. j, cinnamomi 3 j, amomi drach. l, thu-<text:line-break/>ris draclu j, obolos iv, cassiae fistulae drach. j, balaustii<text:line-break/>drach* tres, obolos iij, mellis Attici aut passi Cretici hemi-<text:line-break/>nas duas. Passum in </text:span><text:span text:style-name="T45">duplo </text:span><text:span text:style-name="T45">vasculo coquitur ad spissitudi-<text:line-break/>nem mellis, atque ita </text:span><text:span text:style-name="T45">ad arida </text:span><text:span text:style-name="T45">trita affunditur; tragacan-</text:span></text:p>
      <text:p text:style-name="P12"><text:span text:style-name="T45">tha autem,et styrax </text:span><text:span text:style-name="T45">per diem antea </text:span><text:span text:style-name="T45">in fussiciente </text:span><text:span text:style-name="T45">protropo<text:line-break/></text:span><text:span text:style-name="T45">macerantur et ita ad reliqua admiscentur, reponitur pyxide<text:line-break/>argentea aut vitrea. Recte </text:span><text:span text:style-name="T45">ferit </text:span><text:span text:style-name="T45">et hic, quod tum </text:span><text:span text:style-name="T45">ea, </text:span><text:span text:style-name="T45">quae<text:line-break/>promittit hoc medicamentum, tum quo- modo praeparatur<text:line-break/>ascripsit. Ego vero propterea omnes ab ipso descriptas ar-<text:line-break/>teriacas apposui, ne,quis alium scriptorem requirere coga-<text:line-break/>tur; omne enim facultatum genus in ipsis continetur, mol-<text:line-break/>lium, fortium </text:span><text:span text:style-name="T7">ac</text:span><text:span text:style-name="T45"> mediorum..</text:span></text:p>
      <text:p text:style-name="P16"><text:span text:style-name="T45">Decima quarta arteriaca ejus est, </text:span><text:span text:style-name="T45">de </text:span><text:span text:style-name="T45">qua sic prodit.<text:line-break/></text:span><text:span text:style-name="T7">Arteridca ex libris Aphrodae, uJoj'Arionis. Esi esus facul-<text:line-break/>tas nan modice medias transgreffa ad fortes. Jdabet vim<text:line-break/></text:span><text:span text:style-name="T45">incidendi et </text:span><text:span text:style-name="T7">attenuandi ac calefaciendi ex multis </text:span><text:span text:style-name="T7">medi-<text:line-break/></text:span><text:span text:style-name="T7">camentis, ’</text:span><text:span text:style-name="T45">quibus </text:span><text:span text:style-name="T7">etiam lenta quaedam admixta siunt ob<text:line-break/>eam quam dixi- causam.</text:span><text:span text:style-name="T45"> Compositio </text:span><text:span text:style-name="T45">ejus </text:span><text:span text:style-name="T45">haec est. 4 Ru-<text:line-break/>bricae Lemnae, thuris, .myrrhae, nardi, amomi, cassiae ru-<text:line-break/>sae, croci, iridis Illyricae, floris junei odorati, singulorum<text:line-break/>J ij, cinnamomi </text:span><text:span text:style-name="T7">3</text:span><text:span text:style-name="T45"> iv, resinae terebinthinae </text:span><text:span text:style-name="T7">3</text:span><text:span text:style-name="T45"> iv, floris ro-<text:line-break/>sarum 3 iv, opobalsami 5 ij, mellis heminam </text:span><text:span text:style-name="T7">j</text:span><text:span text:style-name="T45"> aut passi</text:span></text:p>
      <text:p text:style-name="P12"><text:span text:style-name="T45">Cretici heminae </text:span><text:span text:style-name="T45">dimidium, ampIiusque quartam' ejus par-<text:line-break/></text:span><text:span text:style-name="T45">tem</text:span><text:span text:style-name="T45">, </text:span><text:span text:style-name="T45">liquorem </text:span><text:span text:style-name="T45">et </text:span><text:span text:style-name="T45">resinam donec fulva reddantur coquito,<text:line-break/>deinde ab igne ablatis reliqua addito </text:span><text:span text:style-name="T45">ac </text:span><text:span text:style-name="T45">conquassato. Datur<text:line-break/>in thoracis et arteriae affectionibus fabae Graecae magni-<text:line-break/>tudine cum aqua, quarta heminae parte, reliquis forma<text:line-break/>eclegmatis delingendum..</text:span></text:p>
      <text:p text:style-name="P16"><text:span text:style-name="T45">Decimam quintam arteriacam sic scripsit. </text:span><text:span text:style-name="T7">Arteriace ad<text:line-break/>arteriae aspritudinem </text:span><text:span text:style-name="T7">vocem </text:span><text:span text:style-name="T7">interceptam et 'sanguinem<text:line-break/>rejectantes qua utor. - Ex libris Apollonii et Alcimionis.<text:line-break/></text:span><text:span text:style-name="T45">• 4 Tragacanthae </text:span><text:span text:style-name="T7">3 vj,</text:span><text:span text:style-name="T45"> gummi </text:span><text:span text:style-name="T7">3</text:span><text:span text:style-name="T45"> vj, thuris drach. j, obolum j,<text:line-break/>myrrhae 5 j, obolos ij</text:span><text:span text:style-name="T45">, </text:span><text:span text:style-name="T45">croci 3 j, obolos ij, succi radicis<text:line-break/>dulcis drach. j, obolos iij, aut radicis </text:span><text:span text:style-name="T7">3 j</text:span><text:span text:style-name="T45"> </text:span><text:span text:style-name="T22">β, </text:span><text:span text:style-name="T45">piperis albi<text:line-break/>grana xxv, palmularum pinguium carnis </text:span><text:span text:style-name="T7">3</text:span><text:span text:style-name="T45"> iij, alii palmu-<text:line-break/>las v aut tres habent. Tragacantham passo maceratam ac<text:line-break/>tritam reliquis aridis tritis committe., ex eisque omnibus<text:line-break/>catapotia fabae magnitudine effice, sub linguaque tenenda<text:line-break/>exhibe. Hujusmodi confectiones inblingues medici appel-<text:line-break/>lant, juhentque id, quod </text:span><text:span text:style-name="T45">a </text:span><text:span text:style-name="T45">dissoluto medicamento defluit,</text:span></text:p>
      <text:p text:style-name="P17"><text:span text:style-name="T45">sensim in asperae arteriae summum excipere, obnitendo </text:span><text:span text:style-name="T45">si-<text:line-break/></text:span><text:span text:style-name="T45">mul ne tussis, excitetur.</text:span></text:p>
      <text:p text:style-name="P16"><text:span text:style-name="T45">Decima sexta ex ordine sic scripta esu </text:span><text:span text:style-name="T7">Atteriace de-<text:line-break/>lir suilis ad omnes internas affectiones,</text:span><text:span text:style-name="T45"> maxime tabefeen-<text:line-break/></text:span><text:span text:style-name="T7">tes et suppuratos, ad hpdropas incipientes, tnstscs veteres.<text:line-break/>Datur per diem et noctem</text:span><text:span text:style-name="T45"> cocntearii </text:span><text:span text:style-name="T7">mensura.</text:span><text:span text:style-name="T45"> 4 Succi<text:line-break/>scillae </text:span><text:span text:style-name="T45">. </text:span><text:span text:style-name="T45">sextarios iv, passi Cretici sextarios tres, vini Falerni<text:line-break/>sextarios viij, mellis Attici sextarios tres, myrrhae § iiij,<text:line-break/>croci ij, thuris § ij, aristolochiae dactylitidis minam unam<text:line-break/>et. dimidiam, glycyrrluzae. minam unam, radicis eryngii 3<text:line-break/>duas, cassiae </text:span><text:span text:style-name="T7">3 j,</text:span><text:span text:style-name="T45"> nardi Celticae unciam unam, xylobalsami<text:line-break/></text:span><text:span text:style-name="T7">3</text:span><text:span text:style-name="T45"> viij. Aristolochiam, eryngium, glycyrrhizarn, xylobalsa-<text:line-break/>mum, cassiam, nardum, in crassas partes contusa in vini<text:line-break/>sextariis, octo, macerato ad triduum, deinde ad lentum<text:line-break/>ignem ad tertias coquito, </text:span><text:span text:style-name="T45">atque </text:span><text:span text:style-name="T45">ita exprimito, et recremen-<text:line-break/>tis abjectis passum, </text:span><text:span text:style-name="T45">melet </text:span><text:span text:style-name="T45">scillae succum committito et<text:line-break/>ad mellis crassitudinem coquito. Crocum vero, thus et </text:span><text:span text:style-name="T45">myr-</text:span></text:p>
      <text:p text:style-name="P12"><text:span text:style-name="T45">rham </text:span><text:span text:style-name="T45">cum vini </text:span><text:span text:style-name="T45">terito, </text:span><text:span text:style-name="T45">atque usii </text:span><text:span text:style-name="T45">optime </text:span><text:span text:style-name="T45">habuerit </text:span><text:span text:style-name="T45">medica-<text:line-break/>mentum, </text:span><text:span text:style-name="T45">add.tu, et ubi modice </text:span><text:span text:style-name="T45">fuerint </text:span><text:span text:style-name="T45">liquata, ab </text:span><text:span text:style-name="T45">igne tul-<text:line-break/>lito </text:span><text:span text:style-name="T45">et repositis </text:span><text:span text:style-name="T45">utitor. </text:span><text:span text:style-name="T45">Recte facit </text:span><text:span text:style-name="T45">et </text:span><text:span text:style-name="T45">luo Andromachus,<text:line-break/></text:span><text:span text:style-name="T45">quod quae, promittit et quomodo praeparentur adscripfit.</text:span></text:p>
      <text:p text:style-name="P16"><text:span text:style-name="T45">Decima septima confectio talis ab </text:span><text:span text:style-name="T45">eo </text:span><text:span text:style-name="T45">traditur. ' </text:span><text:span text:style-name="T7">Arte-<text:line-break/>riaca alia, </text:span><text:span text:style-name="T7">ut </text:span><text:span text:style-name="T7">Heraclides </text:span><text:span text:style-name="T7">Tarentinus. </text:span><text:span text:style-name="T7">4</text:span><text:span text:style-name="T45"> Sucri scillae fex-<text:line-break/>taiios iij, passi Cretici sextarios iij, 'vini Falerni sextarios<text:line-break/>iij, mellis Attici heminam j, croci r iv, alii </text:span><text:span text:style-name="T45">§ </text:span><text:span text:style-name="T45">il, myrrhae<text:line-break/>§ iij, tragacanthae § j, succi radicis dulcis § ij, thuris § j,<text:line-break/>opobalsami § </text:span><text:span text:style-name="T7">vj,</text:span><text:span text:style-name="T45"> utere praeparator Juxta hanc confectionem<text:line-break/>neque quae promittat, neque </text:span><text:span text:style-name="T45">quomodo </text:span><text:span text:style-name="T45">praeparetur tradidit,<text:line-break/>tanquam jam ante sententiam ipsius legentes intelligere que-<text:line-break/>ant.. Ex eo enim quod dicit, </text:span><text:span text:style-name="T45">alia </text:span><text:span text:style-name="T45">arteriaca similia praescri-<text:line-break/>ptae ipsam promittere nos lutelligere convenit. Praepara-<text:line-break/>tionem aptem ex antea relatis computare oportet.</text:span></text:p>
      <text:p text:style-name="P13"><text:span text:style-name="T45">- </text:span><text:span text:style-name="T45">Decima, octava confectio sic tradita esu </text:span><text:span text:style-name="T7">Arteriaca ax liv<text:line-break/>btis Jderigeniri ad omnes arterias asiectua.</text:span><text:span text:style-name="T45"> 4 Croci drach. </text:span><text:span text:style-name="T45">j,</text:span></text:p>
      <text:p text:style-name="P13"><text:span text:style-name="T45">33</text:span></text:p>
      <text:p text:style-name="P12"><text:span text:style-name="T45">uvae passae exacinatae drach. j, amygdalarum drach. viij,<text:line-break/>myrrhae obolos iv, tragacanthae drach. iv, piperis albi </text:span><text:span text:style-name="T7">obo-<text:line-break/>los iv,</text:span><text:span text:style-name="T45"> mel coctum. Uva passa ferretur, amygdalae excor-<text:line-break/>ticantur </text:span><text:span text:style-name="T45">, </text:span><text:span text:style-name="T45">tragacantha in aqua maceratur per diem unum<text:line-break/>et teritur ac reliquis </text:span><text:span text:style-name="T45">admiscetur. </text:span><text:span text:style-name="T45">Et liic recte ab eo factum<text:line-break/>eo quod tum promissionem tum compositionem ejus adje-<text:line-break/>cit. Caeterurn mediae facultatis medicamentum existit, quare<text:line-break/>ad omnes affectus ipsum commodum esse ait; est enim me-<text:line-break/>diorum medicamentorum natura talis. Unde etiam ipsis me-<text:line-break/>diis affectibus proprie et primario convenit, iis vero qui<text:line-break/>mollibus, aut fortibus opus habent, neque emolumentum ne-<text:line-break/>que detrimentum magnum affert.</text:span></text:p>
      <text:p text:style-name="P16"><text:span text:style-name="T45">Ultimam omnium arteriacam hoc modo descripsit ?/<text:line-break/>Vini mulsi veteris sextarios iij, ad unum decoquito, deinde<text:line-break/>nucum pinearum tostarum heminam adjicito, piperis albi<text:line-break/>sextantem, ac utitor. Esset sane hoc. medicamentum ex mol—<text:line-break/>lissimis, si non piper accessisset, hoc vero addito ad mediam</text:span></text:p>
      <text:p text:style-name="P13"><text:span text:style-name="T45">34</text:span></text:p>
      <text:p text:style-name="P19"><text:span text:style-name="T45">facultatem </text:span><text:span text:style-name="T45">'pervenit,</text:span><text:span text:style-name="T45">. propterea etiam ejusdem generis cum<text:line-break/>praescripto </text:span><text:span text:style-name="T45">esse </text:span><text:span text:style-name="T45">ratus </text:span><text:span text:style-name="T45">subscripsit. </text:span><text:span text:style-name="T45">-'<text:tab/></text:span><text:span text:style-name="T45">,’-</text:span><text:span text:style-name="T59">s</text:span><text:span text:style-name="T45"> r </text:span><text:span text:style-name="T65">Λ</text:span></text:p>
      <text:p text:style-name="P16"><text:span text:style-name="T45">[Arte.iacae </text:span><text:span text:style-name="T45">a </text:span><text:span text:style-name="T7">Critone </text:span><text:span text:style-name="T7">ccnscriptae quatuor numeror<text:line-break/></text:span><text:span text:style-name="T45">Ex arteriacis a Critone conscriptis quatuor produxisse sus-<text:line-break/>seceritr </text:span><text:span text:style-name="T45">De </text:span><text:span text:style-name="T45">prima scribit lu haec verba. Ad vocem inter-<text:line-break/></text:span><text:span text:style-name="T7">cepium ab contentionem.</text:span><text:span text:style-name="T45"> Ficum et eryngium probe coqu to<text:line-break/>et </text:span><text:span text:style-name="T45">ad </text:span><text:span text:style-name="T45">decoctum gummi misceto</text:span><text:span text:style-name="T45">, </text:span><text:span text:style-name="T45">ut melle durior consectio<text:line-break/>fiat, dato ad noctem. Facit et ammoniacum. Ob id 'sane<text:line-break/>medicamenti hujus mentionem feci, quod in principio apta<text:line-break/>est haec praescripta confectio, si per eryngium praepare-<text:line-break/>tur, amtnoniacum autem inveteratis commodum, validum<text:line-break/>enim medicamentum existit. Non recte igitur Crito fecit,<text:line-break/>quod cum moderato scitissimum medicamentum indefinile,<text:line-break/>tradidit; si enim ab usu duri immutaveris, non solum nihil<text:line-break/>juveris, sed etiam laedes hominem. Alteram arteriacam scri-<text:line-break/>pfit Crito mediam facultate, ecncoctoriam et lenem his ver-,<text:line-break/>bis. </text:span><text:span text:style-name="T7">Alia faciens maxime ad 'sos qui vocem exerceat et</text:span></text:p>
      <text:p text:style-name="P13"><text:span text:style-name="T45">'35</text:span></text:p>
      <text:p text:style-name="P12"><text:span text:style-name="T7">asiperarn arteriam et iujsis irritationes, dolorem aurium,<text:line-break/>ulcera in auribus ac pudendo. Concoquit etiam destilla-<text:line-break/>tiones.</text:span><text:span text:style-name="T45"> 4 Thuris oboles'iv, myrrhae </text:span><text:span text:style-name="T45">draclu </text:span><text:span text:style-name="T45">ij, passi cya-<text:line-break/>thos iij,; passam </text:span><text:span text:style-name="T45">ad </text:span><text:span text:style-name="T45">mellis spissitudinem decoquito, </text:span><text:span text:style-name="T45">deinde<text:line-break/></text:span><text:span text:style-name="T45">myrrham et thus trita eum p'asso semicocto ablato adjicito.<text:line-break/>Facit etiam ad dysentericos et coeliacos. Quidam croci etiam<text:line-break/>drachmam addunt et, fit auribus commoda atque oculis in-<text:line-break/>flammatis. Haec Crito perspicue et probe scripsit,, neque<text:line-break/>opus est me ejusmodi medicamentorum expositionem appo-<text:line-break/>nere, ut qui saepe jam de his dixerim. Porro alias duas<text:line-break/>praedictae</text:span><text:span text:style-name="T45">: </text:span><text:span text:style-name="T45">quidem similes., verum moderatiori facultate et<text:line-break/>simplicissimas sic scripsit.: </text:span><text:span text:style-name="T7">Edlegma. Fausiianum. appellatum-.<text:line-break/>4</text:span><text:span text:style-name="T45"> Vini Falerni sextarium j, mellis Attici lib, j, in duplici<text:line-break/>vafe coquito, rutae ramulo agitando. Allerurn medicamen-<text:line-break/>tum tale est, </text:span><text:span text:style-name="T7">Eclegrta ex vino Scybelite quo utimur. </text:span><text:span text:style-name="T7">4<text:line-break/></text:span><text:span text:style-name="T45">Vini Scybelitis sextariem j, gummi J iij, mellis ix, oquito<text:line-break/>in duplici vase, gummi prius macerato ac dissoluto. Hoc </text:span><text:span text:style-name="T7">fo-</text:span></text:p>
      <text:p text:style-name="P12"><text:span text:style-name="T45">lum </text:span><text:span text:style-name="T45">loco apposuit in duplici </text:span><text:span text:style-name="T45">vase </text:span><text:span text:style-name="T45">coctionem fieri </text:span><text:span text:style-name="T45">debere.<text:line-break/></text:span><text:span text:style-name="T45">Rectissime autem fecerit </text:span><text:span text:style-name="T45">qui </text:span><text:span text:style-name="T45">omnes arteriacas, quae miti-<text:line-break/></text:span><text:span text:style-name="T45">gatoriam, concoctoriam et lenitoriam vim habere praedi-<text:line-break/></text:span><text:span text:style-name="T45">cantur, in diplomate, hoc </text:span><text:span text:style-name="T45">est </text:span><text:span text:style-name="T45">in </text:span><text:span text:style-name="T45">duplici </text:span><text:span text:style-name="T45">vase, coxerit, </text:span><text:span text:style-name="T45">quo- -<text:line-break/>modo </text:span><text:span text:style-name="T45">sane unguentarii </text:span><text:span text:style-name="T45">unguenta praeparant</text:span><text:span text:style-name="T45">, </text:span><text:span text:style-name="T45">nimirum </text:span><text:span text:style-name="T45">ca-<text:line-break/></text:span><text:span text:style-name="T45">lidam </text:span><text:span text:style-name="T45">aquam </text:span><text:span text:style-name="T45">in magnum quendam lebetem infundentes, </text:span><text:span text:style-name="T45">ae<text:line-break/></text:span><text:span text:style-name="T45">postea vasculum, quod medicamentum coquendum in </text:span><text:span text:style-name="T45">se<text:line-break/></text:span><text:span text:style-name="T45">habet, </text:span><text:span text:style-name="T45">imponentes, </text:span><text:span text:style-name="T45">et sic praeustas </text:span><text:span text:style-name="T45">prunas </text:span><text:span text:style-name="T45">aut </text:span><text:span text:style-name="T45">ligna </text:span><text:span text:style-name="T45">fumum<text:line-break/></text:span><text:span text:style-name="T45">non dentia succendentes.</text:span></text:p>
      <text:p text:style-name="P16"><text:span text:style-name="T7">[ Consectio diacodpon, juxta veterum ac Ualei </text:span><text:span text:style-name="T7">i </text:span><text:span text:style-name="T7">tra-<text:line-break/>ditionem]</text:span><text:span text:style-name="T45"> Quin et circa hujus compositionem veteribus<text:line-break/>indefinita discordia suit- Quidam enim </text:span><text:span text:style-name="T45">ex </text:span><text:span text:style-name="T45">ipsis ad capita<text:line-break/>papaveris </text:span><text:span text:style-name="T45">cxx </text:span><text:span text:style-name="T45">aquae sextarios xx infundendos censent, ut<text:line-break/>quaelibet sextarii mensura sex papaveris capita recipiat.<text:line-break/>Quidam vero in lxxx sextarios octingenta papaveris ca-<text:line-break/>pita injiciunt, ut singuli sextarii capita x accipiant. Qui-<text:line-break/>dam ita temperaverunt, ut sextario vni viij capita trilure-<text:line-break/>rentur. Quidam autem haud scio qua ratione in aquae scx-<text:line-break/>arios tres capita papaveris lxxx conjiciunt. Alii capita</text:span></text:p>
      <text:p text:style-name="P12"><text:span text:style-name="T45">cxx in eosdem tres </text:span><text:span text:style-name="T45">sextarios </text:span><text:span text:style-name="T45">addunt, verum mihi videtur,<text:line-break/>valde pauca aqua esse ad tantam copiam capitum.</text:span></text:p>
      <text:p text:style-name="P16"><text:span text:style-name="T7">. [ Consectio ex capitibus papaveris Andromachscj</text:span><text:span text:style-name="T45"> An-<text:line-break/>dromachus igitur velut supra in arteriacis praescriptum est,<text:line-break/>alleram ex ipsis praeparans sic'scripsit, capita papaveris -<text:line-break/>'viridia mille ducenta, deinde ad finem, aquam pluviam,<text:line-break/>non apponens aquae quantitatem.</text:span></text:p>
      <text:p text:style-name="P16"><text:span text:style-name="T94">\Conscctio </text:span><text:span text:style-name="T7">ex capitibus papaveris</text:span><text:span text:style-name="T45"> Critonis.) Crito </text:span><text:span text:style-name="T45">_<text:line-break/></text:span><text:span text:style-name="T45">vero sic.. </text:span><text:span text:style-name="T7">Consectio ex capitibus papaveris simplex.</text:span><text:span text:style-name="T45"> Capita<text:line-break/>papaveris agrestis octingenta, aquae sextarios lxxx, coquito<text:line-break/>ad tertias, atque expressis addito mellis lib. x.. Si vero<text:line-break/>variam efficere velis, </text:span><text:span text:style-name="T45">adde croci</text:span><text:span text:style-name="T45">, myrrhae, succi hypocy-<text:line-break/>stidis, singulorum drach. xij, thuris drach. sex, acaciae<text:line-break/>drach. xij. Recte videtur mini ad singulos sextarios capita<text:line-break/></text:span><text:span text:style-name="T40">x </text:span><text:span text:style-name="T45">conjicere, ita enim contingit, quum scribat ipse; capita<text:line-break/>octingenta in aquae sextarios lxxx indendos' esse. Et ego-<text:line-break/>sane hoc modo praeparo </text:span><text:span text:style-name="T45">non </text:span><text:span text:style-name="T45">apponens neque crocum.ne-</text:span></text:p>
      <text:p text:style-name="P12"><text:span text:style-name="T45">uue' myrrham neque aliud quicquam, optima esu enim </text:span><text:span text:style-name="T45">sim-<text:line-break/></text:span><text:span text:style-name="T45">plirissima.</text:span></text:p>
      <text:p text:style-name="P16"><text:span text:style-name="T45">[Confectio ex </text:span><text:span text:style-name="T7">captibus papaveris Heraei\</text:span><text:span text:style-name="T45"> At vero<text:line-break/>Heras </text:span><text:span text:style-name="T7">ad</text:span><text:span text:style-name="T45"> capita cxx aquae pluviae sextarios iij infundit,<text:line-break/>modicam omnino quantitatem, tametsi in quibusdam exem-<text:line-break/>plaribus non numerus capitum papaveris cxx scriptus fit,<text:line-break/>sed pondus totidem drachmarum. Ascribam, autem totam<text:line-break/>ipsius dictionem sic habentem. Capita papaveris viridis cxx<text:line-break/>in vas conjicit© ; et affusis aquae pluviae sextariis tribus,<text:line-break/>ad triduum madefcere sinito,'delude ad tertias'</text:span><text:span text:style-name="T45">coquito </text:span><text:span text:style-name="T45">et<text:line-break/>ablata ab igne exprimito ac colato, admixtoque mellis sex-<text:line-break/>tario, in duplici vase coquito, atque ubi spissari coeperit,<text:line-break/>acaciae rufae drach. </text:span><text:span text:style-name="T7">j,</text:span><text:span text:style-name="T45"> succi lrypocystidis </text:span><text:span text:style-name="T7">3 j</text:span><text:span text:style-name="T45"> adjicito. .Ca,e-<text:line-break/>terurn quum ipsa capita- coxeris in aqua, croci drach. j,<text:line-break/>linteolo illigatam simul coqui permittito. Quidam enim myr-<text:line-break/>rhae </text:span><text:span text:style-name="T45">drach. </text:span><text:span text:style-name="T45">j addunt, ipsaque cum modico passo terunt,<text:line-break/>atque ita indunt ac simul coquunt donec aliquantulum fue-<text:line-break/>rit confectio inspissata. Quod si tamen non medicamenta-</text:span></text:p>
      <text:p text:style-name="P12"><text:span text:style-name="T45">riam confectionem facere velis, cum capitum decocto ad<text:line-break/>tertias redacto mel coques, </text:span><text:span text:style-name="T45">reliquis non </text:span><text:span text:style-name="T45">adjectis.</text:span></text:p>
      <text:p text:style-name="P16"><text:span text:style-name="T7">[Consectio ex capitibus </text:span><text:span text:style-name="T7">papaveris, </text:span><text:span text:style-name="T7">JJamoaratisll,</text:span><text:span text:style-name="T45"> Hoc<text:line-break/>medicamentum primum </text:span><text:span text:style-name="T7">a</text:span><text:span text:style-name="T45"> Themisone praeparatum est, in-<text:line-break/>quit Damocrates in libro, Darnocratis medicinae • studiosus<text:line-break/>inscripto. Scimus autem ex versibus eum constare. Ajunt<text:line-break/>'Themisonem hoc medicamentum primum praeparasse ad tus-<text:line-break/>ses huniidas, dolorem arteriae et gulae species fluxionum<text:line-break/>simpliciter omnium, quae cicca thoracem consistunt et ad</text:span><text:span text:style-name="T59">r</text:span><text:span text:style-name="T45">vi-<text:line-break/>gilias, quarum sane illae existuut causiae.</text:span></text:p>
      <text:p text:style-name="P16"><text:span text:style-name="T7">'fapnverds, quod nominant ipsi ag. icolae</text:span></text:p>
      <text:p text:style-name="P16"><text:span text:style-name="T7">Agrestis, nam sipcntnneurn esi, nec consaritur.<text:line-break/>Capita virentia et recentia integra.<text:line-break/>Semen rubens, KOndurt nigrum gerenda.<text:line-break/>Centena lrisque iena magnitudinis</text:span></text:p>
      <text:p text:style-name="P16"><text:span text:style-name="T7">Mediocris, in novam ollulam ore amplo inditor</text:span></text:p>
      <text:p text:style-name="P16"><text:span text:style-name="T7">Inf iride tres • pluvia de aqua sextarios :</text:span></text:p>
      <text:p text:style-name="P17"><text:span text:style-name="T7">macerato in his totam diem noctem simul,<text:line-break/>Dein coquito lento igne ac diutiuscule et<text:line-break/>Omnem liqvjorem exprejsum in ollulam </text:span><text:span text:style-name="T7">excipe.<text:line-break/></text:span><text:span text:style-name="T7">Et </text:span><text:span text:style-name="T7">mellis </text:span><text:span text:style-name="T7">Attici libras tres additor<text:line-break/>Jjecoquito rursus leniorem ad </text:span><text:span text:style-name="T7">summulam.<text:line-break/></text:span><text:span text:style-name="T7">Dum rron liquentis mellis insiar duruerit.<text:line-break/>Mox scigesacta in</text:span><text:span text:style-name="T45"> vitreum vas </text:span><text:span text:style-name="T7">condito.</text:span></text:p>
      <text:p text:style-name="P16"><text:span text:style-name="T7">Sic nos- quidem. At Themison prior qui prodidit<text:line-break/>Usum, addit rnyrrham, acaciam et rubens crocum et<text:line-break/>fdypocysudis succum. Asi ea obsoleta jam,<text:line-break/>Simplex enim parata comrnodijsima esi,<text:line-break/></text:span><text:span text:style-name="T7">hicunda </text:span><text:span text:style-name="T7">&gt;alde, lenis atque viribus*<text:line-break/>Sx </text:span><text:span text:style-name="T7">hac </text:span><text:span text:style-name="T7">datur mysui minuti </text:span><text:span text:style-name="T7">quantitas,<text:line-break/>ibiquamdo </text:span><text:span text:style-name="T7">plus sub noctem et ad diem minus<text:line-break/>Ut </text:span><text:span text:style-name="T7">hanc </text:span><text:span text:style-name="T7">in ore quis brevi sic detineat</text:span><text:span text:style-name="T7">,<text:line-break/></text:span><text:span text:style-name="T7">Jujsus liquentem sensim ita ut posi devoret..<text:line-break/>Quod si’voles alvum morandi gratia et<text:line-break/>Sistatur ut putrnonis et siornachi siuor</text:span></text:p>
      <text:p text:style-name="P12"><text:span text:style-name="T45">.Eruptioque </text:span><text:span text:style-name="T7">sanguinis </text:span><text:span text:style-name="T7">septum supra.<text:line-break/>Facere, </text:span><text:span text:style-name="T7">eupatoricae aut </text:span><text:span text:style-name="T7">tu </text:span><text:span text:style-name="T7">potius </text:span><text:span text:style-name="T7">hinc</text:span><text:span text:style-name="T45"> .Ponticae<text:line-break/></text:span><text:span text:style-name="T7">Addes </text:span><text:span text:style-name="T7">rhois </text:span><text:span text:style-name="T7">siuoci </text:span><text:span text:style-name="T7">simul drachmas duas,<text:line-break/>Tantundem </text:span><text:span text:style-name="T7">et </text:span><text:span text:style-name="T7">acaciae </text:span><text:span text:style-name="T7">bonae </text:span><text:span text:style-name="T7">non </text:span><text:span text:style-name="T7">'veteris:<text:line-break/>Auferre </text:span><text:span text:style-name="T7">jam volens </text:span><text:span text:style-name="T7">ab </text:span><text:span text:style-name="T7">igns pharmacum.<text:line-break/></text:span><text:span text:style-name="T7">Diluta </text:span><text:span text:style-name="T7">pastso ambo </text:span><text:span text:style-name="T7">haec </text:span><text:span text:style-name="T7">ilrnul </text:span><text:span text:style-name="T7">confundito,<text:line-break/>iPaulatim adhuc </text:span><text:span text:style-name="T7">in ollula ferventibus.<text:line-break/></text:span><text:span text:style-name="T7">Quo </text:span><text:span text:style-name="T7">scrveant </text:span><text:span text:style-name="T7">parum simul, mox </text:span><text:span text:style-name="T7">vasculo<text:line-break/></text:span><text:span text:style-name="T7">Refrigerata indantur inde vitreo.</text:span></text:p>
      <text:p text:style-name="P16"><text:span text:style-name="T7">£ </text:span><text:span text:style-name="T7">Zonscciio ex </text:span><text:span text:style-name="T7">capitibus papaveris, Soranis</text:span><text:span text:style-name="T45"> Soranus<text:line-break/>porro ita praeparandam censet. </text:span><text:span text:style-name="T33">'ΊΙ</text:span><text:span text:style-name="T22"> </text:span><text:span text:style-name="T45">Capitum papaveris nu-<text:line-break/>mero cl, aquae scxtar. </text:span><text:span text:style-name="T45">xx, </text:span><text:span text:style-name="T45">in lebetem novum conjecta </text:span><text:span text:style-name="T45">ad<text:line-break/></text:span><text:span text:style-name="T45">dimidias coquito et rejectis capitibus mellis fextarv j </text:span><text:span text:style-name="T45">ad-<text:line-break/></text:span><text:span text:style-name="T45">dito, pnstea vero myrrhae, croci, hypocystidis et </text:span><text:span text:style-name="T45">acaciae<text:line-break/></text:span><text:span text:style-name="T45">fucci, singulorum draclu unam , obolos tres linteolo illigatu<text:line-break/>et in ollam sive lebetem suipendito, quo simul cum melle<text:line-break/>coquantur, postquam vero crassescere inceperit, fasciculum<text:line-break/>tolligantm tollito et in mortarium conjectum cum passi cya-</text:span></text:p>
      <text:p text:style-name="P12"><text:span text:style-name="T45">this iij </text:span><text:span text:style-name="T45">terito, indeque' </text:span><text:span text:style-name="T45">in </text:span><text:span text:style-name="T45">lebetem </text:span><text:span text:style-name="T45">conjectum lente simul<text:line-break/>donec spissetur </text:span><text:span text:style-name="T45">coquito. </text:span><text:span text:style-name="T45">Verum mitior est confectio, quae<text:line-break/>ex solo melle </text:span><text:span text:style-name="T45">et </text:span><text:span text:style-name="T45">capitum </text:span><text:span text:style-name="T45">papaveris </text:span><text:span text:style-name="T45">cremore constat. Effi-<text:line-break/>eacior autem redditur,, </text:span><text:span text:style-name="T45">si in </text:span><text:span text:style-name="T45">fasciculum linteoli pro astrin-<text:line-break/>gentibus melilotum et radicem dulcem addideris.</text:span></text:p>
      <text:p text:style-name="P16"><text:span text:style-name="T7">[Confectio ex capitibus papaveris Galenii\</text:span><text:span text:style-name="T45"> Caeterum<text:line-break/>velut </text:span><text:span text:style-name="T45">ego </text:span><text:span text:style-name="T45">compono confectionem ex papaveris capitibus, ita<text:line-break/>ea utendum censeo. Etenim quum de praedictis confectio-<text:line-break/>nibus experimentum sumpserim, praestantior ea alsa est, in<text:line-break/>qua ad unum aquae • sextarium capita decem injiciuntur,<text:line-break/>quemadmodum Crito scripsit, aut ad duos sextarios quin-<text:line-break/>decim capita velut Soranus, in medio autem horunf ambo-<text:line-break/>rum terminorum est-, ubi octo aut novem capita in unum<text:line-break/>sextarium conjiciamus. Praemacero autem ea </text:span><text:span text:style-name="T45">, </text:span><text:span text:style-name="T45">non ad tri-<text:line-break/>duum velut Heras, sed neque statim ablatas coquo, sed si-<text:line-break/>quidem humidiora </text:span><text:span text:style-name="T7">et</text:span><text:span text:style-name="T45"> molliora suerint, ad unum diem. Ac-<text:line-break/>cipienda, est autem in omnibus, hujusmodi sermonibus etiam<text:line-break/>nox, quemadmodum etiam annum dierum ccclxv esse si,-<text:line-break/></text:span><text:span text:style-name="T45">~ r</text:span></text:p>
      <text:p text:style-name="P12"><text:span text:style-name="T45">lemus dicere. Si vero duriora et sicciora sint, etiam lon-<text:line-break/>giori tempore ipsia macero, praestat autem accipere nondum<text:line-break/>indurata. Manifestum vero, quod etiam valde mollia abji-<text:line-break/>cienda sint, sicciora enim exiguum succum habent, humis.<text:line-break/>diora </text:span><text:span text:style-name="T7">vero multum quidem,</text:span><text:span text:style-name="T45"> sed crudum adhuc et aquosum<text:line-break/>ac debilem, quapropter ex humidis ac palustribus locis ac-<text:line-break/>cepta fugienda sunt. At vero- numerum quem dixi injici<text:line-break/>oportere juxta proportionem aquae, de mediocribus intel-<text:line-break/>ligere oportet. Quum enim quaedam majora moderatis,<text:line-break/>quaedam minora exissent/ quaedam vero inter haec media,<text:line-break/>quemadmodum ut plurimum esse solent, ex his praedictum<text:line-break/>numerum ad sextarium conjicere oportet.- Terminus autem<text:line-break/>coctionis sst non ut tertia aut quarta aut aliqua talis pars<text:line-break/>aquae fiat reliqua, verum ubi primum lu tutum flaccida'<text:line-break/>fuerint facta,’ succum enim ipsorum exprimere volumus,<text:line-break/>hoc vero sufficienter continget ipsis flaccidis factis, super-<text:line-break/>vacuum igitur diutius coquere. Caeterum mellis dimidiam<text:line-break/>mensuram huic fucco admiscendam censeo -et coquendam</text:span></text:p>
      <text:p text:style-name="P12"><text:span text:style-name="T45">simul </text:span><text:span text:style-name="T45">ad </text:span><text:span text:style-name="T45">lentum ignem </text:span><text:span text:style-name="T45">ad compagem </text:span><text:span text:style-name="T45">Attici messis. </text:span><text:span text:style-name="T45">Verum<text:line-break/></text:span><text:span text:style-name="T45">lu aqua pluvia quidam </text:span><text:span text:style-name="T45">capitum </text:span><text:span text:style-name="T45">coctionem fecerunt, ne xi-<text:line-break/>delicet ipsa ad aliam putredinosam qualitatem transmutetur,<text:line-break/>tibi vero etilam fontana sufficiet, pluvia non praesente, sa-<text:line-break/>tis est et </text:span><text:span text:style-name="T45">ipsam </text:span><text:span text:style-name="T45">mundam esse et omnis mixturae exortem,<text:line-break/>ob quam rem ea, quae per plumbeos canales derivatur, fu-<text:line-break/>gienda erit; limus 'enim quidam ex plumbo in ea contine-<text:line-break/>tur. Unde etiam qui aquae ejusmodi faecem combibunt dys-<text:line-break/>enterici, evadunt. ~</text:span></text:p>
      <text:p text:style-name="P16"><text:span text:style-name="T7">, [ili uju consectionis ex papaveris</text:span><text:span text:style-name="T45"> capitibus.] Usus<text:line-break/>ejus est in iis, qui somno opus habent, quibus etiam ex<text:line-break/>opio constantia saepe exhibere cogimur. Opus habent </text:span><text:span text:style-name="T7">ma~<text:line-break/>xime</text:span><text:span text:style-name="T45"> hujusmodi mcdicamentis ii, quibus tenuis fluxus a<text:line-break/>capite ad asperam arteriam destillat, non permittens dor-<text:line-break/>mire ob consequentem tussim, lu talibus ego etiam ex sapa<text:line-break/>medicamenti confectionem parare soleo. Dictum autem a me<text:line-break/>antea est sapam a nobis appellari mustum coctum, quod</text:span></text:p>
      <text:p text:style-name="P12"><text:span text:style-name="T45">etiam siraeum quidam </text:span><text:span text:style-name="T45">medici vocant. Sufficiens coctio ejus<text:line-break/></text:span><text:span text:style-name="T45">ad </text:span><text:span text:style-name="T45">ejusmodi est, ubi 'capita papaveris ad medietatem aquae<text:line-break/>fuerint decocta. Quin et per- passum aut Theraeum- Cieti-<text:line-break/>cum melius est quam per mel coctionem fieri, ubi fluxus<text:line-break/>valde tenuis extiterit, icimus enim attenuantis facultatis<text:line-break/>mel esse, fugiendum igitur tune, tenues enim fluxiones auget.<text:line-break/>Miscenda etiam hujusmodi medicamento, dum coquitur, radix<text:line-break/>dulcis, quo simul coquatur,-ubi vero haec non adsit, sue-<text:line-break/>cus qui ex Creta apportatur. Si vero circa pulin mem.uon-<text:line-break/>sistat copia fluoris a </text:span><text:span text:style-name="T45">capite delati, </text:span><text:span text:style-name="T45">consectic ex mella me-<text:line-break/>lior esu Quemadmodum enim somno opus habentibus ea<text:line-break/>quae ex sapa constat, sic rejectatione per sputum indigen-<text:line-break/>tibus ea quae ex melle fit commodior existi t. Ei quod ur-<text:line-break/>get igitur renitendo, ubi lu somnum vertitur aeger, aut<text:line-break/>quod ex melle constat aut quod citra hoc apparatum est<text:line-break/>medicamentum exhibebis, aliquando etiam ambobus perrnix-<text:line-break/>tis, scopum habens ipsum urgens circa mixturam, ex utro<text:line-break/>amplius conjicere' oporteat; appello autem urgens id quod,</text:span></text:p>
      <text:p text:style-name="P12"><text:span text:style-name="T45">majori </text:span><text:span text:style-name="T45">auxilio opus habet. </text:span><text:span text:style-name="T45">Datur cornmoderata mensura<text:line-break/>duorum cochleariorum satis magnorum copia. Augebis </text:span><text:span text:style-name="T7">au-<text:line-break/>tem et</text:span><text:span text:style-name="T45"> minues hanc copiam </text:span><text:span text:style-name="T45">ad </text:span><text:span text:style-name="T45">magnitudinem corporis,, cui<text:line-break/>exhibiturus es, respiciens item </text:span><text:span text:style-name="T45">ad </text:span><text:span text:style-name="T45">aetatem et anni tempe-<text:line-break/>statem </text:span><text:span text:style-name="T45">ac </text:span><text:span text:style-name="T45">regionem, lu omnibus enim his frigidioribus mi-<text:line-break/>nirnum dabis, calidioribus amplius. Quod vero etiam rnul-<text:line-break/>titndinis </text:span><text:span text:style-name="T45">ac </text:span><text:span text:style-name="T45">qualitatis rusius destillationis respectu ant plus<text:line-break/>aut minus dabis manifestum existit; commune enim hoc lu<text:line-break/>omnibus auxiliis esu Suffecerant equidem praescriptae ar-<text:line-break/>teriacae. verum apponere amplius mihi visum etiam eas,<text:line-break/>quae Asclepiades in secundo interiorum fcripsit. Aliquae<text:line-break/>mim ex. eis penitus eaedem sunt, quaedam praescriptis<text:line-break/>valde.ricinae, ut et ex </text:span><text:span text:style-name="T7">eo</text:span><text:span text:style-name="T45"> certitudo descriptionum confir-<text:line-break/>' metur. Qulu </text:span><text:span text:style-name="T7">nitra</text:span><text:span text:style-name="T45"> haec praeparandi et utendi modus dili-</text:span></text:p>
      <text:p text:style-name="P13"><text:span text:style-name="T45">gentius ab ipso Asclepiade traditus esu</text:span></text:p>
      <text:p text:style-name="P16"><text:span text:style-name="T45">[Arteriacae ab </text:span><text:span text:style-name="T7">Asclepiade conscriptae in fecundo<text:line-break/>internorum, quae Hdnascni inscribit» Antonii Hdusae ad<text:line-break/>vooem intercepiamsp</text:span><text:span text:style-name="T45"> Brassicae viridis cauliculos depuratos</text:span></text:p>
      <text:p text:style-name="P12"><text:span text:style-name="T45">manducandos </text:span><text:span text:style-name="T45">praebe, </text:span><text:span text:style-name="T45">et quod </text:span><text:span text:style-name="T45">instar </text:span><text:span text:style-name="T45">palearum exuccum est<text:line-break/>sxpuere jube, succum vero </text:span><text:span text:style-name="T45">deglutire. Atia. </text:span><text:span text:style-name="T45">Brassicae succum<text:line-break/>cum malle coctum delingendum </text:span><text:span text:style-name="T45">exhibe, </text:span><text:span text:style-name="T45">auxiliatur consestim.<text:line-break/></text:span><text:span text:style-name="T7">Alia.</text:span><text:span text:style-name="T45"> Succi eryngii in aqua cocti heminas duas excipito et<text:line-break/>succi ficuum in aqua coctarum tantundem, his adde gummi<text:line-break/>subtilissime' dissoluti drach. octo, coquito diligenter ad arte-<text:line-break/>riacae spissitudinem et inde cubitum ituris ad cyathi men-<text:line-break/>suram delingendum praebe.</text:span></text:p>
      <text:p text:style-name="P16"><text:span text:style-name="T7">[Alia arteriaca • Charimenis &gt; facit ad sanum vocis<text:line-break/>fractum, desiillatianes in arteriam vocent interceptam et'<text:line-break/>raueam ad interceptiones vocis ex distensionem 4</text:span><text:span text:style-name="T45"> Croci<text:line-break/></text:span><text:span text:style-name="T45">3 </text:span><text:span text:style-name="T45">ij, succi/Cyrenaici draclu </text:span><text:span text:style-name="T7">j,</text:span><text:span text:style-name="T45"> mellis Attici cyathos vj, mel<text:line-break/>coquital et ubi spissatum suerit, reliquis admisceto ac utitur<text:line-break/>velut dictum est, pilulis inde formatis quae sub lingua de-<text:line-break/>tineantur- </text:span><text:span text:style-name="T7">Alia-</text:span><text:span text:style-name="T45"> 4 Galbani drach. vj, piperis 3 j, nitri<text:line-break/>drach. unam, messis Attici cyathos sex, galbanum et mel<text:line-break/>coquito et denfata reliquis unito, utitor ut dictuiu esu</text:span></text:p>
      <text:p text:style-name="P20"><text:span text:style-name="T45">[Asta ad </text:span><text:span text:style-name="T7">exulceratam arteriam Charixenis. Facit </text:span><text:span text:style-name="T7">et<text:line-break/></text:span><text:span text:style-name="T7">iis qui vocem exercent ante et post certamen data. Uucit<text:line-break/>ad oculorum dolores sarrnsccus imposita, lana ex ea made-<text:line-break/>facta. Facit et ad internas affectiones linctu</text:span><text:span text:style-name="T45"> accepta.]<text:line-break/>2j. Gummi, tragacanthae, utriusque </text:span><text:span text:style-name="T7">3 vj,</text:span><text:span text:style-name="T45"> thuris, myrrhae,<text:line-break/>utriusque 3 </text:span><text:span text:style-name="T7">j,</text:span><text:span text:style-name="T45"> obolos tres, croci, hypocystidis succi, utrius-<text:line-break/>que J j, passi Scybelitae aut Theraei sextarios, sex. Gummi, •<text:line-break/>tragacantham, rnyrrharn, thus, una cum hypocystidis succo<text:line-break/>macerato, affusa ipsis passi portione, atque ubi dissoluta fue-<text:line-break/>rint, diligenter terito et ad passum misceto, assidueque mo-<text:line-break/>vendo coquito. Crocum vero sacculo , stupa contexto initiis<text:line-break/></text:span><text:span text:style-name="T7">in</text:span><text:span text:style-name="T45"> sublimi contentis inditum, una cum medicamento coquito,<text:line-break/>deinde exemptum passo dilutum </text:span><text:span text:style-name="T7">ac tritum</text:span><text:span text:style-name="T45"> ad medicamen-<text:line-break/>tum conjicito et repositis utitor. </text:span><text:span text:style-name="T7">Alia. 4.</text:span><text:span text:style-name="T45"> Succi radicis<text:line-break/>dulcis, tragacanthae, utriusque </text:span><text:span text:style-name="T7">3</text:span><text:span text:style-name="T45"> iij, croci, myrrhae, utrius-<text:line-break/>que 3 j, thuris, spicae nardi, utriusque oboles tres, </text:span><text:span text:style-name="T7">pro-<text:line-break/>tropi</text:span><text:span text:style-name="T45"> sextarios tres, utere.<text:tab/></text:span><text:span text:style-name="T45">,</text:span></text:p>
      <text:p text:style-name="P16"><text:span text:style-name="T7">suilia Lysiae ad eosdem ascctusij</text:span><text:span text:style-name="T45"> 4 Croci, myrrhae.</text:span></text:p>
      <text:p text:style-name="P12"><text:span text:style-name="T45">succi radicis dulcis, thuris, cassiae, singuiorum drach. j, ni-<text:line-break/>peris grana xxiv, passi Cretici scutarios tres, mellis Attici<text:line-break/>cyathos, vj, utere.</text:span></text:p>
      <text:p text:style-name="P16"><text:span text:style-name="T45">{Aiia Cbarixenis.] 4 Croci drach. tres, myrrhae<text:line-break/>drach. j </text:span><text:span text:style-name="T22">-β, </text:span><text:span text:style-name="T45">thuris, succi glycyrrhizae, utriusque </text:span><text:span text:style-name="T7">3 j,</text:span><text:span text:style-name="T45"> passi<text:line-break/>Cretici sextarios tres. Eacit ad sonum fractum, destillatio-<text:line-break/>nes in arteriam, interceptam vocem, tonsillas inflammatas,<text:line-break/>facit etiam ad phonascos </text:span><text:span text:style-name="T45">ante </text:span><text:span text:style-name="T45">et post certamen data. Juvat<text:line-break/>perfrigeratos, facit ad recentem et veterem tussim, ad spuen-<text:line-break/>tes sanguinem, eundemque sursum rejectantibus, prodest er’<text:line-break/>coeliacis. Conducit ilern est spiritus faetorem. </text:span><text:span text:style-name="T7">AUasublirv-<text:line-break/>guis saoit ad artes item exasperatam et vocem interceptam,<text:line-break/>itemque reliquos affectus.</text:span><text:span text:style-name="T45"> 4 Tragacanthae, gummi The-<text:line-break/>barri, utriusque draclu tres, myrrhae, thuris non secti,<text:line-break/>utriusque drach. unam, obolos tres, croci drach. unam, succi<text:line-break/>gIycyrrhizae obolos tres, phoenicobalanorum trium, carnem,<text:line-break/>passi protropi aut Theraei quod satis est his excipiendis, de-</text:span></text:p>
      <text:p text:style-name="P12"><text:span text:style-name="T45">coquatur' ad </text:span><text:span text:style-name="T45">crassitudinem mellis. </text:span><text:span text:style-name="T45">, Datur </text:span><text:span text:style-name="T45">fabae </text:span><text:span text:style-name="T45">Aegyptiae<text:line-break/>magnitudine sub. lingua </text:span><text:span text:style-name="T45">tenenda </text:span><text:span text:style-name="T45">et dissoluta transglutienda.</text:span></text:p>
      <text:p text:style-name="P16"><text:span text:style-name="T45">[Aiia </text:span><text:span text:style-name="T7">hypoglojsis </text:span><text:span text:style-name="T7">Dioscoridislj </text:span><text:span text:style-name="T7">4 Croci,</text:span><text:span text:style-name="T45"> myrrhae,<text:line-break/>tragacanthae, radicis dulcis succi, singulorum </text:span><text:span text:style-name="T7">3</text:span><text:span text:style-name="T45"> j, nuces pi-<text:line-break/>neas repurgatus numero sexaginta, amygdalas mundatas to-<text:line-break/>tidem, excipe melle' cocto.' Datur nucis Ponticae magnitudine<text:line-break/>fusu lingua tenenda, .</text:span></text:p>
      <text:p text:style-name="P16"><text:span text:style-name="T45">[Aiia </text:span><text:span text:style-name="T7">Scribonii Largi'hypoglojsis sacit ad vocem in-<text:line-break/>terceptarn.j</text:span><text:span text:style-name="T45"> </text:span><text:span text:style-name="T45">4 </text:span><text:span text:style-name="T45">Croci, terebinthinae, singulorum 3 rij, iridis<text:line-break/>Illyricae 3 xvj, tragacanthae </text:span><text:span text:style-name="T7">3</text:span><text:span text:style-name="T45"> viij, piperis grana.ccclx, excipe<text:line-break/>melle cocto et terebinthina simul cocta, utere sub lingua nucis<text:line-break/>Ponticae magr itudine. </text:span><text:span text:style-name="T7">Alia Scribonii Largi hypoglojsis, fa-<text:line-break/>cit ad vocem interceptam.</text:span><text:span text:style-name="T45"> 4 Glycyrrhizae </text:span><text:span text:style-name="T7">3</text:span><text:span text:style-name="T45"> viij, myrrhae<text:line-break/>3 xxiv, terebinthinae 3 xxx’j, tragacanthae </text:span><text:span text:style-name="T7">3</text:span><text:span text:style-name="T45"> xxxviij Arida<text:line-break/>singula per se tundito ac </text:span><text:span text:style-name="T7">cribrato,</text:span><text:span text:style-name="T45"> resinam autem in pilam<text:line-break/>conjectam tundito, arida ad </text:span><text:span text:style-name="T45">ipsam </text:span><text:span text:style-name="T45">inspergendo, deinde ex<text:line-break/>unitis i omnibus- pastillos formato fabae Aegyptiae magnitu-<text:line-break/>dinis, quos in umbra siccato, atque ufus tempore unum aut</text:span></text:p>
      <text:p text:style-name="P12"><text:span text:style-name="T45">duos sub lingua </text:span><text:span text:style-name="T45">tenendos dato ac </text:span><text:span text:style-name="T45">liquescentes devorandos.<text:line-break/>Oportet autem hoc medicamentum confestim in pastillos<text:line-break/>conformare. Quo tempore;igitur pastillos cogis, eodem </text:span><text:span text:style-name="T45">etiam<text:line-break/></text:span><text:span text:style-name="T45">tundes, resiccantur enim citu, et ob id pastillos ex </text:span><text:span text:style-name="T45">eo for-<text:line-break/></text:span><text:span text:style-name="T45">mantem ad manum simul tundere oportet.</text:span></text:p>
      <text:p text:style-name="P16"><text:span text:style-name="T45">[Aiia </text:span><text:span text:style-name="T7">aromatica Mithridatis, facit ad arteriae affe- :<text:line-break/>ctus, pulmonis Acerationea, spuentes sanguinem,</text:span><text:span text:style-name="T45"> tabe/cen-<text:line-break/></text:span><text:span text:style-name="T7">tes, suppuratos et peripneumdnioos-'}</text:span><text:span text:style-name="T45"> 4 C</text:span><text:span text:style-name="T59">roc</text:span><text:span text:style-name="T45">i 5 lli, myr-<text:line-break/>rhae, resinae terebinthinae, utriusque </text:span><text:span text:style-name="T7">3</text:span><text:span text:style-name="T45"> ij; thuris </text:span><text:span text:style-name="T7">3 j</text:span><text:span text:style-name="T45"> </text:span><text:span text:style-name="T22">β,<text:line-break/></text:span><text:span text:style-name="T45">nardi, cinnamomi, cassiae, tragacanthae, singulorum </text:span><text:span text:style-name="T7">3 j,<text:line-break/></text:span><text:span text:style-name="T40">mollis </text:span><text:span text:style-name="T45">Attici heminam j. Mel et resinam coquito, ut ha-<text:line-break/>ctilia fiant ac fibrosa </text:span><text:span text:style-name="T45">et </text:span><text:span text:style-name="T45">non inquinent in frigidam aquam<text:line-break/>instillata, dein cum </text:span><text:span text:style-name="T45">aridis </text:span><text:span text:style-name="T45">committito ac probe contundito<text:line-break/>et reponito. Utere </text:span><text:span text:style-name="T45">nucis </text:span><text:span text:style-name="T45">Ponticae magnitudine sub lingua<text:line-break/>detenta ut praedictum est. Aiia </text:span><text:span text:style-name="T7">Mithridatis.</text:span><text:span text:style-name="T45"> </text:span><text:span text:style-name="T45">2p </text:span><text:span text:style-name="T45">Myrrhae,<text:line-break/>croci utriusque J iv, </text:span><text:span text:style-name="T45">nardi </text:span><text:span text:style-name="T45">Indicae, terebinthinae, utrius-<text:line-break/>que3 ij, thuris, </text:span><text:span text:style-name="T45">cassiae, cinnamomi, </text:span><text:span text:style-name="T45">singulorum 3 j, P</text:span><text:span text:style-name="T59">affi<text:line-break/></text:span><text:span text:style-name="T45">Cretici heminas tres.' </text:span><text:span text:style-name="T45">Passum et </text:span><text:span text:style-name="T45">terebinthinam ad perfectam</text:span></text:p>
      <text:p text:style-name="P12"><text:span text:style-name="T45">compagem coquito et cum siccis committito, indeque ad np-<text:line-break/>cis Ponticae magnitudinem sub lingua tenendum dato.</text:span></text:p>
      <text:p text:style-name="P16"><text:span text:style-name="T45">[Aiia </text:span><text:span text:style-name="T7">ex silice Andromadu aromatica- Frodesi hae-*<text:line-break/>moptoiois , pleuriiLCis, tabescentibus , 'splenicis , hepaticis</text:span><text:span text:style-name="T7">.<text:line-break/></text:span><text:span text:style-name="T7">ictericis. Facit et ad affectiones circa uterurn et vesicarruj<text:line-break/></text:span><text:span text:style-name="T45">Radices silicis quam crassissimae lavantur diligenter, donec<text:line-break/>omne terreum ab, eis decedat, deinde perfrigerantur ad diem<text:line-break/>unam</text:span><text:span text:style-name="T45">, </text:span><text:span text:style-name="T45">et ex ipsis librae </text:span><text:span text:style-name="T45">xij in </text:span><text:span text:style-name="T45">frusta digitalis magnitudinis<text:line-break/>secantur et conquassantur, ac </text:span><text:span text:style-name="T45">in </text:span><text:span text:style-name="T45">vas figulinum conjiciuntur.<text:line-break/>Infunduntur deinde aquae dulcis sextarii x et ad ignem<text:line-break/>positae coquuntur. Quum vero </text:span><text:span text:style-name="T45">ad </text:span><text:span text:style-name="T45">dimidias devenerint per<text:line-break/>coctionem, eas tollimus et in duplum vas unguentarium<text:line-break/>excolamus. Et radices quidem expressas projicimus, in<text:line-break/>aquam </text:span><text:span text:style-name="T7">vero</text:span><text:span text:style-name="T45"> crasso modo contusa conjicimus, balaustii drach.<text:line-break/>vj, nardi Indicae, rosarum siccarum, utriusque drach. iv,<text:line-break/>cinnamomi drach. tres,. glycyrrliizae drach. vj, cassiae drach.<text:line-break/>iv, rhu Pontici 3.iv. Deinde rursus ad ignem aduiota co-</text:span></text:p>
      <text:p text:style-name="P12"><text:span text:style-name="T45">quimus n </text:span><text:span text:style-name="T45">et ubi ad dimidias pervenerint, rursus </text:span><text:span text:style-name="T45">in aliud<text:line-break/>parvum vas unguentarium excolamus, et ar.da quidem ex.<text:line-break/>pressa rejicimus, ad aquam vero mellis Attici heminas qua-<text:line-break/>tuor addimus, probeque mixta </text:span><text:span text:style-name="T45">et </text:span><text:span text:style-name="T45">igni adhibita rursus co-<text:line-break/>quimus, et quum instillata frigidam non inquinarint, his<text:line-break/>resinae terebinthinae drach. tres, galbani non lignosi tan-<text:line-break/>tundem </text:span><text:span text:style-name="T45">admiscemus. Haec </text:span><text:span text:style-name="T45">vero </text:span><text:span text:style-name="T45">liquefacta ad </text:span><text:span text:style-name="T45">subscripta<text:line-break/>deplemus, sunt autem haec, </text:span><text:span text:style-name="T45">croci, </text:span><text:span text:style-name="T45">succi hyoscyami, succi<text:line-break/>mandragorae, piperis- albi, succi hypocystidis, singulorum<text:line-break/>drach. una. Omnia haec tenuissime trita et cum primo fili-<text:line-break/>cis succo unita habeto, ut strigmentitiam crassitudinem ha-<text:line-break/>beant. Postquam igitur invicem permixta ac probe con-<text:line-break/>quassata fuerint, in vitreum aut argenteum vas reponimus.<text:line-break/>Datur ex medicamento cochlearium. Maxime juvat vocem<text:line-break/>interceptam.</text:span></text:p>
      <text:p text:style-name="P16"><text:span text:style-name="T45">[Aiia </text:span><text:span text:style-name="T7">Panacea Mithridatis ad phonascos ante et posi<text:line-break/>certamen. Facit et ad glandularum insiammati'tes laxats<text:line-break/>tas cdtumaUaq. Facit ud gingivas humore praegnantes et</text:span></text:p>
      <text:p text:style-name="P12"><text:span text:style-name="T7">nomas in ore et motos dentes. Prodest</text:span><text:span text:style-name="T45"> desiiiiationibzis,. </text:span><text:span text:style-name="T7">re-<text:line-break/>centi </text:span><text:span text:style-name="T7">ac </text:span><text:span text:style-name="T7">veteri tujsi, Jiaemzptuicis, emppicis et anaphoricis<text:line-break/></text:span><text:span text:style-name="T45">Utor medicamento hoc quandoque puro, quandoque passo,<text:line-break/>dissoluto, aut vino Scybelite et aqua calida. Etenim ad ton- </text:span><text:span text:style-name="T45">'<text:line-break/></text:span><text:span text:style-name="T45">filiarum inflammationes dissoluto medicamento utendum est,<text:line-break/>ad affectus vero in.profundo' puro. Compositio sic habet;</text:span></text:p>
      <text:p text:style-name="P13"><text:span text:style-name="T45">4- Capita papaveris agrestis numero cl. filicis lotae drach.<text:line-break/>tres, fyrnphyti depurgati, corticis mandragorae, rhu Pon- •<text:line-break/>tici,. rosarum siccarum, iridis, chalcidoniae, glycyrrhicac<text:line-break/>Ponticae, balaustii, singulorum trientem, cinnamomi drach.<text:line-break/>duas, nardi Celticae </text:span><text:span text:style-name="T22">3]β, </text:span><text:span text:style-name="T45">aquae pluviae sextarios xv., Prae-<text:line-break/>dicta in crassas partes contusa invase duplici unguentario'<text:line-break/>ad triduum macerantur, sequenti deinde die ad tertias </text:span><text:span text:style-name="T7">eo-<text:line-break/></text:span><text:span text:style-name="T45">quuntur, et postea in qualum conjecta exprimimus, ab ipsis<text:line-break/>lu aliud vas unguentarium liquorem, et res decoctas abji-<text:line-break/>cimus quidem, verum de expresso liquore quantum fusfi-<text:line-break/>cit accipientes, subscriptas res in ipso dissolvimus, sunt</text:span></text:p>
      <text:p text:style-name="P13"><text:span text:style-name="T45">55</text:span></text:p>
      <text:p text:style-name="P12"><text:span text:style-name="T45">autem </text:span><text:span text:style-name="T45">hae, </text:span><text:span text:style-name="T45">gummi, </text:span><text:span text:style-name="T45">tragacanthae albae, Utriusque libra </text:span><text:span text:style-name="T45">una,<text:line-break/>myrrhae, succi radicis </text:span><text:span text:style-name="T45">dulcis, </text:span><text:span text:style-name="T45">succi hypocystidis, singulo-<text:line-break/>rum sextans, croci, </text:span><text:span text:style-name="T45">mastiches, </text:span><text:span text:style-name="T45">utriusque § </text:span><text:span text:style-name="T45">j. </text:span><text:span text:style-name="T45">Haec disseluta<text:line-break/>diligenter terimus, paulatim de expresso liquore adstillau-<text:line-break/>tes, postea ad medicamenti confectionem vino Scybelite aut<text:line-break/>Theraeo aut Pramnio utimur, sint autem </text:span><text:span text:style-name="T45">ejus </text:span><text:span text:style-name="T45">sextarii xxiv.<text:line-break/>Passum' lu vas fictile dissusurn coquimus</text:span><text:span text:style-name="T45">, atque </text:span><text:span text:style-name="T45">ubi mellis<text:line-break/>spissitudinem acceperit, ipsi dissoluta et </text:span><text:span text:style-name="T7">trita</text:span><text:span text:style-name="T45"> medicamenta<text:line-break/>adjicimus, rursusqne coquimus ad compagem, et sublato<text:line-break/>in vas vitreum aut argenteum utimur, quemadmodum di-<text:line-break/>ctum est antea;</text:span></text:p>
      <text:p text:style-name="P16"><text:span text:style-name="T45">[Aiia ad </text:span><text:span text:style-name="T7">desullationes et omnes tusciculqsas ajscctus.j<text:line-break/></text:span><text:span text:style-name="T45">Asclepiades in primo </text:span><text:span text:style-name="T45">internorum </text:span><text:span text:style-name="T45">sic tradidit. </text:span><text:span text:style-name="T7">Ad desiUla-<text:line-break/>tiones medicamentum, </text:span><text:span text:style-name="T7">quo nsus </text:span><text:span text:style-name="T7">esi Conum philosophus,<text:line-break/>au::iliatursiatim.</text:span><text:span text:style-name="T45"> 4 Pyrethri, costi, utriusque drach. duas,<text:line-break/>piperis albi drach. nuam, tusa </text:span><text:span text:style-name="T45">et </text:span><text:span text:style-name="T45">cribrata reponito, usu vero<text:line-break/>expetente naribns admovere et medicamentum attrahere<text:line-break/>jubeto. </text:span><text:span text:style-name="T7">Alia.</text:span><text:span text:style-name="T45"> 4 Piperis albi diaclr. unam, seminis urticae</text:span></text:p>
      <text:p text:style-name="P12"><text:span text:style-name="T45">tantundem, costi, </text:span><text:span text:style-name="T45">myrrhae, </text:span><text:span text:style-name="T45">croci, singulorum. </text:span><text:span text:style-name="T45">obolos, tres,<text:line-break/>praeparato ac utitor, ut dictum est. </text:span><text:span text:style-name="T45">&gt;</text:span></text:p>
      <text:p text:style-name="P16"><text:span text:style-name="T80">r</text:span><text:span text:style-name="T7"> 'suilia dolorem sudans Antonii Musae. Facit ad de-<text:line-break/>stillationem et vocem'</text:span><text:span text:style-name="T45">interceptam.] 4 Opii, myrrhae, se-<text:line-break/>minis hyoscyami, singulorum drach. duas, singula in cicutae<text:line-break/></text:span><text:span text:style-name="T45">decocto </text:span><text:span text:style-name="T45">macerato ac diligentur terito, et.ex mixtis cata-<text:line-break/>potia? ervi magnitudine formatu et duo ex ipsis ante som-<text:line-break/>num dato. </text:span><text:span text:style-name="T7">Alia </text:span><text:span text:style-name="T7">sacit ad haemoptoicos.</text:span><text:span text:style-name="T7">, </text:span><text:span text:style-name="T7">4 Seniinis hyos-<text:line-break/>cyami</text:span><text:span text:style-name="T45"> albi drach. octo, nardi Indicae drach. fex, croei<text:line-break/>drach. quatuer, opii, amyli, anisi, singulorum draeh. duas,<text:line-break/>rubricae Lemniae draclu </text:span><text:span text:style-name="T45">j, </text:span><text:span text:style-name="T45">cum aqua catapotia ervi magni-<text:line-break/>tudine formato ac utitor, </text:span><text:span text:style-name="T7">ut</text:span><text:span text:style-name="T45"> dictum est. </text:span><text:span text:style-name="T7">Alia ddlingibilis.<text:line-break/></text:span><text:span text:style-name="T45">ad </text:span><text:span text:style-name="T7">tujses exiremas et inveteratas.</text:span><text:span text:style-name="T45"> 4 Vini Falerni saxta-,<text:line-break/>riurn unum, mellis Attici ffi j, coquito assidue agitando cum<text:line-break/>ramulis rutae, dato inde mystrum. Facit et ad stomachicos.<text:line-break/></text:span><text:span text:style-name="T7">Alia Fetini ad ulcerationes et suppurationes in profundo.<text:line-break/></text:span><text:span text:style-name="T45">4 Vihi mulsi veteris sextarium </text:span><text:span text:style-name="T7">j,</text:span><text:span text:style-name="T45"> axungiae veteris scxtan-</text:span></text:p>
      <text:p text:style-name="P12"><text:span text:style-name="T45">tem, alii § j. Axungiam probe cum vino mulso terito ac<text:line-break/>'dissolvito, indeque in vas </text:span><text:span text:style-name="T45">fictile </text:span><text:span text:style-name="T45">transferto et ad prunas<text:line-break/>ramulis rutae agitando </text:span><text:span text:style-name="T45">coquito, </text:span><text:span text:style-name="T45">et ubi densata fuerint, in<text:line-break/>vase vitreo reponito, ac rnystrum delingendum, ut praedi-<text:line-break/>ctum est, exhibeto. Aiia </text:span><text:span text:style-name="T7">Origeniae.</text:span><text:span text:style-name="T45"> 4 Glycyrrhizae Pon-<text:line-break/>ticae$ij, seminis urticae tosti, seminis lini tosti, utriusque<text:line-break/>3 </text:span><text:span text:style-name="T7">j,</text:span><text:span text:style-name="T45"> myrrhae, croci utriusque obolum unum, mellis Attici,<text:line-break/>aquae utriusque cyathos sex. . Glycyrrhizarn aqua coquito,<text:line-break/>delude expresso liquore reliqua terito et melle cocto ex-<text:line-break/>cipito </text:span><text:span text:style-name="T45">ac </text:span><text:span text:style-name="T45">delingenda praebeto. </text:span><text:span text:style-name="T7">Alia.</text:span><text:span text:style-name="T45"> 4 -Ari tosti drach.<text:line-break/>unam amusi.torrefacti, </text:span><text:span text:style-name="T45">nucum </text:span><text:span text:style-name="T45">pinearum tostarum, irionis<text:line-break/>tosti, singulorum drach. j, excipe messe cocto. </text:span><text:span text:style-name="T7">Alia placens<text:line-break/>tula ad tuscientes*</text:span><text:span text:style-name="T45"> 4 Semluis lini torrefacti contusi et<text:line-break/>cribrati, uvae passae pinguis citra acinos, utriusque sexta-<text:line-break/>rium j, nucum pinearum tostarum, nucum Ponticarum de-<text:line-break/>purgatarum, utrarumque heminam unam, piperis albi sex-<text:line-break/>tantem, myrrhae, croci, utriusque § j, mellis Attici libras<text:line-break/>quatuor, contusa, mt oportet, tritaque reponito. Semen lini</text:span></text:p>
      <text:p text:style-name="P12"><text:span text:style-name="T45">eum </text:span><text:span text:style-name="T45">melle </text:span><text:span text:style-name="T45">coquito; et ubi densata' fuerint </text:span><text:span text:style-name="T45">reliquis </text:span><text:span text:style-name="T45">additu,,<text:line-break/>misceto </text:span><text:span text:style-name="T45">ac </text:span><text:span text:style-name="T45">contundito. Datur nucis Ponticae magnitudine.<text:line-break/></text:span><text:span text:style-name="T7">Alia, facit et ad thoracis affectus ij</text:span><text:span text:style-name="T45"> 4 Farinae fabaceae<text:line-break/>tenuissimae tostae heminam j; iridis lllyricae contusae qua-<text:line-break/>dranlem, nucum pinearum tosturum sextantem, pulegii aridi<text:line-break/>contusi 3 j </text:span><text:span text:style-name="T22">β, </text:span><text:span text:style-name="T45">seminis urticae draclu unam, piperis § </text:span><text:span text:style-name="T22">β, </text:span><text:span text:style-name="T45">mel-<text:line-break/>lis boni sexta, os ij, farinam cum melle ad densitatem co-<text:line-break/>quito, seminis lini etiam tusi,, tosti et cribrati heminam<text:line-break/>unam, in promptu habeto et adjicito. Aiia ad </text:span><text:span text:style-name="T7">tusiim ei<text:line-break/>spiritus prolationem, valde probe expurgans. 4</text:span><text:span text:style-name="T45"> Hyssopi,<text:line-break/>pulegii, utriusque sextantem, iridis,, suminis sinapi, carda-<text:line-break/>rnomi, singulorum §j, anisi, piperis utriusque § j, tufa<text:line-break/>et cribrata. melle- cocto excipito. Datur cochlearii boni<text:line-break/>mensura. Si vero hiems sit et accepturus non scbriat, pi-<text:line-break/>peris sextantem et pro aniso foeniculum aut cuminum et<text:line-break/>pro eardamomo sinapi duplum conjicite. </text:span><text:span text:style-name="T7">Catapotium ad<text:line-break/>tufsim recentem, panacea medie amentium dolorem levans,<text:line-break/>inducens somnum, facit ad linenioptoicos, ad empyicos et</text:span></text:p>
      <text:p text:style-name="P12"><text:span text:style-name="T7">maphoricos. </text:span><text:span text:style-name="T7">4</text:span><text:span text:style-name="T45"> Styracis J </text:span><text:span text:style-name="T45">viij, </text:span><text:span text:style-name="T45">opii, myrrhae, utriusque<text:line-break/>J iv, </text:span><text:span text:style-name="T45">diluta </text:span><text:span text:style-name="T45">passo in </text:span><text:span text:style-name="T7">catapotia</text:span><text:span text:style-name="T45"> </text:span><text:span text:style-name="T45">cogito et ervi magnitudine<text:line-break/>cubitum euntibus dato. Alia exemplaria par pondus omnium<text:line-break/>habent. </text:span><text:span text:style-name="T7">Aliud Platoni inscriptum</text:span><text:span text:style-name="T7">,- </text:span><text:span text:style-name="T7">e vestigio auxiliatur-<text:line-break/></text:span><text:span text:style-name="T45">4 Styracis, myrrhae, opii, galbani, singulorum par pon-<text:line-break/>dus, passo diluta in catapotia redige. </text:span><text:span text:style-name="T7">Aliud Basio inscri-<text:line-break/>ptum medicamen: um accommodatum,</text:span><text:span text:style-name="T45"> auxiliatur siatim.<text:line-break/></text:span><text:span text:style-name="T7">Facit haemoptoicis, anaphoricis , suppuratis. 4</text:span><text:span text:style-name="T45"> Galbani,<text:line-break/>styracis, iridis Illyricae, corticis pinus, singulorum </text:span><text:span text:style-name="T7">3 ij,<text:line-break/></text:span><text:span text:style-name="T45">enulae, opii</text:span><text:span text:style-name="T45">, </text:span><text:span text:style-name="T45">utriusque </text:span><text:span text:style-name="T7">3 j</text:span><text:span text:style-name="T7">,</text:span><text:span text:style-name="T45"> </text:span><text:span text:style-name="T45">excipe' melle cocto et praebe<text:line-break/>ciceris magnitudine ex aquae mulsae cyathis iv. </text:span><text:span text:style-name="T7">Consectio<text:line-break/>ex marrubio, Platonis.</text:span><text:span text:style-name="T45"> </text:span><text:span text:style-name="T22">2ί </text:span><text:span text:style-name="T45">Myrrhae, styracis, opii, succi mar-<text:line-break/>rubii, galbani, croci aequales partes, praepara ac utere melle<text:line-break/>exceptis cocto. </text:span><text:span text:style-name="T7">Catapotium dolorem sedans medicameurum<text:line-break/>iccommodaturn ad inveteratos affectus. Facit ad destilla •<text:line-break/>tionem , dolorem capitis aegre spirantes, peripneumonioos<text:line-break/>ad vesicae et uteri affectus. Inscribitur panacea accom-<text:line-break/>modata ab aliquibus siichus. </text:span><text:span text:style-name="T7">y.</text:span><text:span text:style-name="T45"> </text:span><text:span text:style-name="T45">Myrrhae, piperis, carda-</text:span></text:p>
      <text:p text:style-name="P12"><text:span text:style-name="T45">rnomi, opii, styracis, castorii, galbani, aequas partes excipe<text:line-break/>passo, fac catapotia et utere. </text:span><text:span text:style-name="T7">Aliud medicamentum valde<text:line-break/>bonum inscribitur </text:span><text:span text:style-name="T7">harmonia, </text:span><text:span text:style-name="T7">facit ad destillationes et in-<text:line-break/>exuperdbilem defluxum.</text:span><text:span text:style-name="T45"> </text:span><text:span text:style-name="T45">4 </text:span><text:span text:style-name="T45">Styracis, castorii, piperis, car-<text:line-break/>damomi, singulorum J iij, opii, myrrhae, suminis hyoscyami<text:line-break/>albi, singulorum 5 iv, excipe passo, reduc iu catapotia, dato<text:line-break/>ciceris magnitudine </text:span><text:span text:style-name="T45">ad </text:span><text:span text:style-name="T45">somnum. </text:span><text:span text:style-name="T7">Aliud. 4</text:span><text:span text:style-name="T45"> Croci, sulsuris<text:line-break/>vivi, myrrhae, opii, sicgulorum </text:span><text:span text:style-name="T45">3 </text:span><text:span text:style-name="T45">iv, seminis hyoscyami<text:line-break/>albi, cardamomi, piperis albi, singulorum </text:span><text:span text:style-name="T7">3 viij,</text:span><text:span text:style-name="T45"> mellis cocti<text:line-break/>quincuncem aut quod satis esu. Usus praemonstratus esu<text:line-break/>Datur cubitum euntibus. </text:span><text:span text:style-name="T7">Confectio Froxeni ad tujses in-<text:line-break/>veteratas et valde </text:span><text:span text:style-name="T7">diu </text:span><text:span text:style-name="T7">durantes humldos affectus, appel-<text:line-break/>latur samphonos et esi lexopyretos</text:span><text:span text:style-name="T7">,</text:span><text:span text:style-name="T45"> </text:span><text:span text:style-name="T45">optime sedans febrem.<text:line-break/></text:span><text:span text:style-name="T7">Hac usus esi Antonius Jlusu 4</text:span><text:span text:style-name="T45"> Piperis albi, opii, car-<text:line-break/>damomi, singulorum </text:span><text:span text:style-name="T7">3</text:span><text:span text:style-name="T45"> </text:span><text:span text:style-name="T45">viij, croci, sulsuris vivi, myrrhae,<text:line-break/>feminis hyoscyami albi, singulorum </text:span><text:span text:style-name="T7">3 iv,</text:span><text:span text:style-name="T45"> mellis.cocti fexnn-<text:line-break/>cem. Datur nucis Ponticae magnitudine cum aquae mulsae<text:line-break/>cyathis tribus/</text:span></text:p>
      <text:h text:style-name="P5" text:outline-level="2">Cap. ll<text:span text:style-name="T39">I</text:span>.</text:h>
      <text:p text:style-name="P9"><text:span text:style-name="T45">[ </text:span><text:span text:style-name="T7">Consuetiones </text:span><text:span text:style-name="T7">ad tufsun, </text:span><text:span text:style-name="T7">ab Andromacho<text:line-break/></text:span><text:span text:style-name="T7">libro </text:span><text:span text:style-name="T7">de consectionibus </text:span><text:span text:style-name="T7">internis </text:span><text:span text:style-name="T7">conscriptae^j</text:span><text:span text:style-name="T45"> Postquam mul-<text:line-break/>tas ad tussim Andromachus scripsit confectiones, deinceps<text:line-break/>omnes soporem inducentes et ob </text:span><text:span text:style-name="T45">id </text:span><text:span text:style-name="T45">suporiferas appellatas<text:line-break/>tradidit. Caeterum hae </text:span><text:span text:style-name="T45">omnes </text:span><text:span text:style-name="T45">tenues fluxiones incrassare<text:line-break/>possunt resiccantes simulque refrigerantes, et propterea </text:span><text:span text:style-name="T45">ali-<text:line-break/></text:span><text:span text:style-name="T45">quae non tantum opium, </text:span><text:span text:style-name="T45">sed </text:span><text:span text:style-name="T45">et mandragorae succum aut<text:line-break/>radicis costicem aut hyoscyami femen, aliquae etiam duo<text:line-break/>aut tria aut etiam omnia </text:span><text:span text:style-name="T45">hujusmodi </text:span><text:span text:style-name="T45">habent, quemadmodum<text:line-break/>aliae styracem et crocum. Rationabiliter autem his aliis<text:line-break/>partim calefacientia admiscuerunt, partim cum modica astrin-<text:line-break/>gendi ni aromatica et resiccantia, itemque sumina quaedam<text:line-break/>familiaria, velut anisi, foeniculi, apti, dauci, seselis, utpote<text:line-break/>quae tum medicamentorum insuavitatem ac vim obtundunt,<text:line-break/>tum urinam etiam: prolectant. Quaedam vero etiam afpri-<text:line-break/>tudines laevigaut, velut sunt tragacantha, glycyrrhiza et<text:line-break/>vina dulcia. At vero ex iis, quae minus de aromaticis<text:line-break/>complectuntur, eas etiam tabescentibus praebent. Confectio</text:span></text:p>
      <text:p text:style-name="P12"><text:span text:style-name="T45">ad </text:span><text:span text:style-name="T7">tv fsim ex duobus piperis generibus.</text:span><text:span text:style-name="T45"> </text:span><text:span text:style-name="T45">4 </text:span><text:span text:style-name="T45">Cinnamomi </text:span><text:span text:style-name="T7">3 j,<text:line-break/></text:span><text:span text:style-name="T45">succi papaveris </text:span><text:span text:style-name="T7">3 j,</text:span><text:span text:style-name="T45"> myrrhae obol. tres, piperis </text:span><text:span text:style-name="T45">nigri obol.<text:line-break/></text:span><text:span text:style-name="T45">iij, costi, obol. iij, castorii obol. tres, piperis albi oboli iij,<text:line-break/>galbani obol. tres,, croci dimidium, redigito in pastillos, dato<text:line-break/>cum melle aut passo. </text:span><text:span text:style-name="T7">Alia ad tujsim excellenter efficax.<text:line-break/>Uademscbressedat.</text:span><text:span text:style-name="T45"> 4 Seminis hyoscyami § </text:span><text:span text:style-name="T22">β, </text:span><text:span text:style-name="T45">unum ex-<text:line-break/>emplar 3 j habet, cardarnorni drach. unam, succi papaveris<text:line-break/>j, myrrhae, sulsuris vivi, croci singulorum § j </text:span><text:span text:style-name="T45">. </text:span><text:span text:style-name="T45">piperis<text:line-break/>albi juxta Heram fefqniunciam , mellis Attici quod fatis esu<text:line-break/>Aiiud ad </text:span><text:span text:style-name="T7">'tujsim siccam.</text:span><text:span text:style-name="T45"> 4 Styracis partem unam , succi<text:line-break/>papaveris tantundern, croci partem dimidiam, contundito<text:line-break/>simul et catapotia inde exhibeto. </text:span><text:span text:style-name="T7">Confectio adtusistm, qua<text:line-break/>utor, sacrificuli bona. 2k</text:span><text:span text:style-name="T45"> Succi papaveris drach. decem,<text:line-break/>feminis lactucae J xx,. castorii drach. xviij, alii xvj, rutae<text:line-break/>hortensis aridae drach.xiv, feminis lini 3 </text:span><text:span text:style-name="T59">xv</text:span><text:span text:style-name="T45">j, panacis drach.<text:line-break/>xxxvj, myrrhae drach, qnatuordecirn, croci drach. vij, alii </text:span><text:span text:style-name="T7">j,<text:line-break/></text:span><text:span text:style-name="T45">excipe melle. Datur pro viribus Aegyptiae fabae magnitudine,<text:line-break/>febrietitibus ex aqua, febre carentibus ex vino ad noctem</text:span></text:p>
      <text:p text:style-name="P17"><text:span text:style-name="T45">[Catapotium </text:span><text:span text:style-name="T45">ad </text:span><text:span text:style-name="T7">tujsim, quo</text:span><text:span text:style-name="T45"> utor.] 4 Styracis, </text:span><text:span text:style-name="T45">rnyr-<text:line-break/>rhae, opii, ningulorum </text:span><text:span text:style-name="T7">3</text:span><text:span text:style-name="T45"> iv</text:span><text:span text:style-name="T45">, </text:span><text:span text:style-name="T45">opobalsami, croci, utriusque<text:line-break/>3 ij, simul trita excipe ac utere. Ad tussim </text:span><text:span text:style-name="T7">siccam. 4</text:span><text:span text:style-name="T45"> Succi<text:line-break/>radicis dulcis’ 3 ij, styracis </text:span><text:span text:style-name="T7">3</text:span><text:span text:style-name="T45"> </text:span><text:span text:style-name="T45">j, </text:span><text:span text:style-name="T45">opii, croci, myrrhae, singu-<text:line-break/>lorum obolos tres, excipe passo aut aqua et ad sabae<text:line-break/>Graecae magnitudinem redigito </text:span><text:span text:style-name="T45">ac </text:span><text:span text:style-name="T45">utitor.</text:span></text:p>
      <text:p text:style-name="P16"><text:span text:style-name="T45">[.Potio qua </text:span><text:span text:style-name="T7">utor ad phthisicos</text:span><text:span text:style-name="T7">, </text:span><text:span text:style-name="T7">Ripali, multis com-<text:line-break/>moda, appellatur Menodorios </text:span><text:span text:style-name="T7">et</text:span><text:span text:style-name="T45"> </text:span><text:span text:style-name="T45">ambrosia. </text:span><text:span text:style-name="T7">Facit ad febres<text:line-break/>per lircuiium repetentes?^</text:span><text:span text:style-name="T45"> </text:span><text:span text:style-name="T45">4 </text:span><text:span text:style-name="T45">Nardi, croci myrrhae, costi,<text:line-break/>cassiae, cinnamomi, junci </text:span><text:span text:style-name="T7">rotundi </text:span><text:span text:style-name="T7">oacrati,</text:span><text:span text:style-name="T45"> piperis nigri<text:line-break/>et albi, castorii, galbani, terebinthinae, styracis, succi pa-<text:line-break/>paveris, seminis hyoscyami singulorum 3 iij, anisi drach.<text:line-break/>unam, apii seminis 3 j, tragacanthae </text:span><text:span text:style-name="T7">3</text:span><text:span text:style-name="T45"> vj, mellis quod satis<text:line-break/>est, vini Falerni heminam unam, tragacantham vino suffi-<text:line-break/>cienti macerato et reliqua simul cum melle committito. Da-<text:line-break/>tur febrientibus fefquidrachma ex aqua mulsa, febre caren-<text:line-break/>tihus uncia dimidia cum melle et aceti cochleario uno et<text:line-break/>vini Falerni- cyathis duobus.</text:span></text:p>
      <text:p text:style-name="P21"><text:span text:style-name="T45">[Apoiiouii </text:span><text:span text:style-name="T7">confectio, sacit </text:span><text:span text:style-name="T7">ad multa, praesertim ad<text:line-break/>tusus </text:span><text:span text:style-name="T7">egregiei]</text:span><text:span text:style-name="T45"> 4 </text:span><text:span text:style-name="T45">Cardamomiodrach. octodecim,..myrrhae<text:line-break/>drach. xij, hyoscyami drach xij, opii drach..x, alii..xij,<text:line-break/>.eminis petroselini drach. duoderim, croci drach. quinde-<text:line-break/>cim, malorum mandragorae- </text:span><text:span text:style-name="T7">3</text:span><text:span text:style-name="T45"> x, zingiberis draclu viij, rsul-<text:line-break/>furis vivi-drach- .vj.nri drach* sex,, thuris drach, vj. </text:span><text:span text:style-name="T7">.colli<text:line-break/></text:span><text:span text:style-name="T45">3 vj, piperis albi drach. sex, mellis Attici. </text:span><text:span text:style-name="T7">Alia ad intenr-<text:line-break/>nos absctejsus.probe</text:span><text:span text:style-name="T45"> repurgans.</text:span><text:span text:style-name="T45">' </text:span><text:span text:style-name="T45">4</text:span><text:span text:style-name="T74">;</text:span><text:span text:style-name="T45">Sagapeni draclu. ij, myr-<text:line-break/>rhae </text:span><text:span text:style-name="T45">3 </text:span><text:span text:style-name="T45">ij, cardamomi drach..iv,- alii drach. uuamc-castorii<text:line-break/></text:span><text:span text:style-name="T7">3.j,</text:span><text:span text:style-name="T45"> piperis albi obolos tres, opii drach. duas, cum aqua<text:line-break/>in pastillos formatoducrum obolorum' ponderis. </text:span><text:span text:style-name="T45">.. </text:span><text:span text:style-name="T45">Dantur<text:line-break/>cum aqua.<text:tab/></text:span><text:span text:style-name="T45">•. . </text:span><text:span text:style-name="T45">. rflfl </text:span><text:span text:style-name="T45">i,<text:tab/>- </text:span><text:span text:style-name="T45">&gt;</text:span></text:p>
      <text:p text:style-name="P16"><text:span text:style-name="T7">• </text:span><text:span text:style-name="T94">\jsctheos </text:span><text:span text:style-name="T7">ad tujsim, ad tabdm, aA omnes internas </text:span><text:span text:style-name="T7">at<text:line-break/>per </text:span><text:span text:style-name="T7">circuitum repetentes affectiones^ </text:span><text:span text:style-name="T7">. </text:span><text:span text:style-name="T7">4 Narsii.5 ili </text:span><text:span text:style-name="T7">myr-<text:line-break/></text:span><text:span text:style-name="T45">uhae 3 </text:span><text:span text:style-name="T7">j,</text:span><text:span text:style-name="T45"> oroci J j </text:span><text:span text:style-name="T22">β, </text:span><text:span text:style-name="T45">costi </text:span><text:span text:style-name="T7">3 j,</text:span><text:span text:style-name="T45"> piperis albi </text:span><text:span text:style-name="T7">3</text:span><text:span text:style-name="T45"> j, galbani </text:span><text:span text:style-name="T7">3 j,<text:line-break/></text:span><text:span text:style-name="T45">faecis opobalsami </text:span><text:span text:style-name="T7">3</text:span><text:span text:style-name="T45"> </text:span><text:span text:style-name="T45">ij</text:span><text:span text:style-name="T45">, cinnamomi J ij, succi mandragorae<text:line-break/></text:span><text:span text:style-name="T45">5 </text:span><text:span text:style-name="T45">ij, castorii ij, feminis dauci 5 j </text:span><text:span text:style-name="T22">β, </text:span><text:span text:style-name="T45">opii 5 ij, mmomit </text:span><text:span text:style-name="T7">3 j</text:span><text:span text:style-name="T45"> </text:span><text:span text:style-name="T22">β,<text:line-break/></text:span><text:span text:style-name="T45">cassiae nierae </text:span><text:span text:style-name="T98">t5.tR, </text:span><text:span text:style-name="T45">mel coctum. Facit ad dolores stomachi,</text:span></text:p>
      <text:p text:style-name="P12"><text:span text:style-name="T45">hepatis; </text:span><text:span text:style-name="T45">pulmonis, </text:span><text:span text:style-name="T45">oculorum, sanguinis, rejectionem </text:span><text:span text:style-name="T45">absces-<text:line-break/></text:span><text:span text:style-name="T45">fus; 'prodest’ dyfenterioisj rvolvulosis, nephriticis; ischiadicis,<text:line-break/>aegre spirantibus, urinae suppressae, .doloribus laterum,<text:line-break/>praecordiorum, fluxui muliebri • et uteri strangulationi. Ad-<text:line-break/>miranda est antidotus ad lethalia venena </text:span><text:span text:style-name="T45">'</text:span><text:span text:style-name="T45">ante et post cn-<text:line-break/>bum sumpta, -ad omnemfanguinis eruptionem cum frigida,<text:line-break/>et </text:span><text:span text:style-name="T45">ad </text:span><text:span text:style-name="T45">morsos </text:span><text:span text:style-name="T45">a </text:span><text:span text:style-name="T45">vipera et percussos a phalangiis in vini.,<text:line-break/>cyathis tribus. Quar tanariis' praesutis dantur </text:span><text:span text:style-name="T45">- </text:span><text:span text:style-name="T45">ante horam<text:line-break/>accessionis oboli'duo ex vini.cyathis tribus.</text:span><text:span text:style-name="T45">r . -..stx</text:span></text:p>
      <text:p text:style-name="P22"><text:span text:style-name="T7">Potio </text:span><text:span text:style-name="T7">ad </text:span><text:span text:style-name="T7">'tusam ,idpspnoeam et’ altarmulta Anti- </text:span><text:span text:style-name="T7">~<text:line-break/></text:span><text:span text:style-name="T7">patri,</text:span><text:span text:style-name="T45"> qua ntor.]- 4 S ty </text:span><text:span text:style-name="T45">acis 3 </text:span><text:span text:style-name="T45">vj. terebinthinae drach. iv,<text:line-break/>opopanacis drach. ij, galbani drach. ij, iridis Illyricae.drach.<text:line-break/>ij</text:span><text:span text:style-name="T45">, </text:span><text:span text:style-name="T45">myrrhae </text:span><text:span text:style-name="T45">drach, </text:span><text:span text:style-name="T45">ij, feminis hyoscya.ni: albi' obolos iv,<text:line-break/>spumae nitri obolos iy; piperis albi obolos iv; opii obolos </text:span><text:span text:style-name="T45">v.<text:line-break/></text:span><text:span text:style-name="T45">Datur quantitate fabae Aegyptiae ad soninum. Quidam opii<text:line-break/>obolos tres; alii 'drach. unam conjicinirt, </text:span><text:span text:style-name="T45">i </text:span><text:span text:style-name="T7">-sui ’</text:span><text:span text:style-name="T45"><text:tab/></text:span><text:span text:style-name="T45">' </text:span><text:span text:style-name="T45">j </text:span><text:span text:style-name="T45">: • ‘</text:span></text:p>
      <text:p text:style-name="P16"><text:span text:style-name="T7">[Eeiegmct ad tttfpmtspi</text:span><text:span text:style-name="T45"> 4iNubleortln» iniicti^ pineaiifm<text:line-break/>drach. xij, seminis lini tosti drach. </text:span><text:span text:style-name="T45">octo, </text:span><text:span text:style-name="T45">tragacanthae drach.-</text:span><text:span text:style-name="T59">1</text:span></text:p>
      <text:p text:style-name="P23"><text:span text:style-name="T45">xij,'carnis, palmulanim drach.ecviij; iridis. Illyricae drach.<text:line-break/>xij,: amygdalarum dulcium </text:span><text:span text:style-name="T45">draclu </text:span><text:span text:style-name="T45">xvj. mel coctum. Dato<text:line-break/>digito delingendum bis per </text:span><text:span text:style-name="T45">diem, </text:span><text:span text:style-name="T45">-mane, et' yniperi. In qur-<text:line-break/>busdam tragacantham aqua, pluvia dissolutam primum cum<text:line-break/>melle-.coquito.<text:tab/></text:span><text:span text:style-name="T45"><text:tab/><text:tab/><text:tab/> • • • «<text:tab/></text:span><text:span text:style-name="T7">.. -r.'.</text:span></text:p>
      <text:p text:style-name="P13"><text:span text:style-name="T45">,r;rr,</text:span><text:span text:style-name="T45">[Catapotium ad; </text:span><text:span text:style-name="T7">tusthn,. Qrisipi libertisc</text:span><text:span text:style-name="T45"> Myrrhae,<text:line-break/>piperis albi, galbani, castorii, styracis,, croci, opii, singulo-<text:line-break/>rum par pondus, styracis iiijiidium. Dato inde catapotia, ij<text:line-break/>ad noctem. </text:span><text:span text:style-name="T7">Scribonii ad tujsim.</text:span><text:span text:style-name="T45"> </text:span><text:span text:style-name="T45">4 </text:span><text:span text:style-name="T45">Seminis apii dracb. ij,<text:line-break/>schoenanthi, nardi'Celticae, styracis croci,.singulorum 3J,<text:line-break/>balaustii obolos tres, .succi papaveris drach. iv;. messis" quod<text:line-break/>fatis, est. Datur.magnitudo </text:span><text:span text:style-name="T45">fabae, </text:span><text:span text:style-name="T45">non febrientibus: ex </text:span><text:span text:style-name="T7">aena<text:line-break/></text:span><text:span text:style-name="T45">mulsa, febricitantibus;:cum aqua. Afeiepiadae' ad </text:span><text:span text:style-name="T7">tujsim.<text:line-break/></text:span><text:span text:style-name="T45">t|. Rhu Pontici, nroci Cilicii, succi'papaveris; fpicae.nardi,<text:line-break/>thuris; myrrhae, singulorum drach. j,</text:span><text:span text:style-name="T59">r</text:span><text:span text:style-name="T45"> radicismardi Celticae<text:line-break/>§ ij, styracis,iij., Datur </text:span><text:span text:style-name="T45">drach. </text:span><text:span text:style-name="T45">j, cum vino mulso.</text:span></text:p>
      <text:p text:style-name="P16"><text:span text:style-name="T80">:</text:span><text:span text:style-name="T7">sosuschefpinna, ^ipoilonii </text:span><text:span text:style-name="T7">ad </text:span><text:span text:style-name="T7">internos dbscesius.jrsu</text:span><text:span text:style-name="T45"> Se--<text:line-break/>mimis </text:span><text:span text:style-name="T45">apii </text:span><text:span text:style-name="T45">drach. tres, succi papaveris draclu tres, melan-</text:span></text:p>
      <text:p text:style-name="P12"><text:span text:style-name="T45">thss drach. iij, iridis lllyricae </text:span><text:span text:style-name="T45">3 </text:span><text:span text:style-name="T45">nili castorii draclu duas,<text:line-break/>seminis dauci drach.-vij; sinopidis rubricae 5 vrl, excipe melle<text:line-break/>Attico cocto et dato nucis Ponticae magnitudine ex rqtia.</text:span></text:p>
      <text:p text:style-name="P24"><text:span text:style-name="T45">[ Catapotium </text:span><text:span text:style-name="T7">'resicddtdnum 'ad siuxidnas thoracis Ad-<text:line-break/>motae dolorem, ajscetiones </text:span><text:span text:style-name="T7">per </text:span><text:span text:style-name="T7">circuitum repetentes et per-<text:line-break/>gujsaa </text:span><text:span text:style-name="T7">a </text:span><text:span text:style-name="T7">sicorpio.sun</text:span><text:span text:style-name="T45"> Sncni papaveris, feminis hyoscyami,<text:line-break/>utriusque 'pai poudtisf cum passo aut melle ad faoae Graea<text:line-break/>cae magnitudinem formato. Deto ad noctem, omnum lu-<text:line-break/>ducendo</text:span><text:span text:style-name="T45">’ </text:span><text:span text:style-name="T45">ptodest. </text:span><text:span text:style-name="T45">‘<text:tab/>"<text:tab/>.</text:span></text:p>
      <text:p text:style-name="P16"><text:span text:style-name="T45">[ Confectio </text:span><text:span text:style-name="T7">finiens' sabr</text:span><text:span text:style-name="T7">em</text:span><text:span text:style-name="T7">, Pamphili </text:span><text:span text:style-name="T7">pharmacopolae<text:line-break/></text:span><text:span text:style-name="T7">bona.'] ‘4</text:span><text:span text:style-name="T45"> Seminis </text:span><text:span text:style-name="T45">' </text:span><text:span text:style-name="T45">hyoscyami </text:span><text:span text:style-name="T45">• </text:span><text:span text:style-name="T45">5 j, cardamblui exenterati<text:line-break/>§ j, succi paphveris*^</text:span><text:span text:style-name="T59">r</text:span><text:span text:style-name="T45">jPsulsuris </text:span><text:span text:style-name="T45">vini </text:span><text:span text:style-name="T45">§ </text:span><text:span text:style-name="T45">E, </text:span><text:span text:style-name="T45">croci B Es<text:line-break/>rhae euphorbsidrach. ij, costi J</text:span><text:span text:style-name="T45">-iij, </text:span><text:span text:style-name="T45">iridis Illyricae </text:span><text:span text:style-name="T7">3</text:span><text:span text:style-name="T45"> uj,<text:line-break/>piperis albi </text:span><text:span text:style-name="T45">' </text:span><text:span text:style-name="T45">drach. i</text:span><text:span text:style-name="T22">ν </text:span><text:span text:style-name="T22">β, </text:span><text:span text:style-name="T45">mellis quod fatis est, utere.</text:span></text:p>
      <text:p text:style-name="P16"><text:span text:style-name="T45">L Catapotium ad tu/sim et </text:span><text:span text:style-name="T7">adta multa aommodunt ei<text:line-break/>praesertim ad tujsirn huuddam^\ 4</text:span><text:span text:style-name="T45"> -Junci odorati </text:span><text:span text:style-name="T7">3 vj,<text:line-break/></text:span><text:span text:style-name="T45">opii </text:span><text:span text:style-name="T45">3 </text:span><text:span text:style-name="T45">iv, galbani </text:span><text:span text:style-name="T45">3 </text:span><text:span text:style-name="T45">vj, styracis </text:span><text:span text:style-name="T7">3</text:span><text:span text:style-name="T45"> </text:span><text:span text:style-name="T45">iv, sicut </text:span><text:span text:style-name="T45">catapotia, </text:span><text:span text:style-name="T45">araci<text:line-break/>niagnitudine, dentur ad somnum.</text:span></text:p>
      <text:p text:style-name="P25"><text:span text:style-name="T7">suilia sdaris febrem Lursu hoc ixntisioto usus est ‘td<text:line-break/>omnta </text:span><text:span text:style-name="T7">ad </text:span><text:span text:style-name="T7">tonsiUaejsinsees et</text:span><text:span text:style-name="T45"> anginni.j,<text:tab/></text:span><text:span text:style-name="T65">Ρ</text:span><text:span text:style-name="T22">’</text:span><text:span text:style-name="T65">Ρ</text:span><text:span text:style-name="T22">^</text:span></text:p>
      <text:p text:style-name="P13"><text:span text:style-name="T45">ris quincuncem, myrrhae </text:span><text:span text:style-name="T45">§ </text:span><text:span text:style-name="T45">j, succi papaveris , j, thuris<text:line-break/>tantmisiem, feminis hyoscyami antunuem, cardamemi tan,-<text:line-break/>tundem, cesti 3 iv, iridis 'lly-ricae drach, tres, aristolochiae<text:line-break/>drach. duas, tnelle Attico oxcipito.</text:span></text:p>
      <text:p text:style-name="P26"><text:span text:style-name="T74">I£:</text:span><text:span text:style-name="T45"> rus [Aiiad </text:span><text:span text:style-name="T7">ad, omnem tujsim axperitsm^ 4</text:span><text:span text:style-name="T45"> Anisi 5.7?<text:line-break/></text:span><text:span text:style-name="T45">costi obolos tres, myrrhae 3 ll castorii, galbani, piperis nini,<text:line-break/>seminis biyoscyamn, opii, sucni radicis dulcis</text:span><text:span text:style-name="T45">, </text:span><text:span text:style-name="T45">singulorum<text:line-break/>dracal a/am, excipe pasto, redige in catapotia ciceris ma-<text:line-break/>gnitudine. Dato ih noctem.' ,</text:span><text:span text:style-name="T45">, ; </text:span><text:span text:style-name="T7">g</text:span><text:span text:style-name="T45"> </text:span><text:span text:style-name="T45">.linso _<text:tab/>... ... </text:span><text:span text:style-name="T45">&gt;</text:span></text:p>
      <text:p text:style-name="P13"><text:span text:style-name="T7">; </text:span><text:span text:style-name="T7">[Catapotium concoqtorsunt sobria Pertganlsm nst<text:line-break/>tujsim</text:span><text:span text:style-name="T45"> et destiiiationezn.]. 4 , Styraria obolos ijs piperis<text:line-break/>grana xx, nyrrhae </text:span><text:span text:style-name="T7">3</text:span><text:span text:style-name="T45"> ij </text:span><text:span text:style-name="T22">β</text:span><text:span text:style-name="T45">, semluis.liyoscyami obolos iv,<text:line-break/>euphorhii draclu duas, iridis Illyricae drach. duas, opopa-<text:line-break/>nacis draclu duas, croci obelos tres, opii obolos tres, tere-<text:line-break/>binthinae drach. unam,</text:span><text:span text:style-name="T74">:</text:span><text:span text:style-name="T45"> piperis alni obolos. ii„ galbani dracsu</text:span></text:p>
      <text:p text:style-name="P12"><text:span text:style-name="T7">qQ</text:span></text:p>
      <text:p text:style-name="P27"><text:span text:style-name="T45">duas, trita excipe galbano ac resina, opioque et styrace.<text:line-break/></text:span><text:span text:style-name="T7">Datur' prout sunt vires. </text:span><text:span text:style-name="T7">'*</text:span><text:span text:style-name="T7">’ </text:span><text:span text:style-name="T7">”<text:tab/></text:span><text:span text:style-name="T45">Q., </text:span><text:span text:style-name="T45">-. </text:span><text:span text:style-name="T45">-r i</text:span></text:p>
      <text:p text:style-name="P16"><text:span text:style-name="T45">’ </text:span><text:span text:style-name="T45">[Apoiioaii </text:span><text:span text:style-name="T7">consectio </text:span><text:span text:style-name="T7">ad tujsim</text:span><text:span text:style-name="T45"> </text:span><text:span text:style-name="T45">commoda,]-2p Folio-<text:line-break/>rum malabathri 5 virj/ croci drach. </text:span><text:span text:style-name="T7">vj,</text:span><text:span text:style-name="T45"> opobalsami </text:span><text:span text:style-name="T7">draeui f,<text:line-break/></text:span><text:span text:style-name="T45">spicae nardi dracliiij, rosarum siccarum,'floris junci odorati<text:line-break/>singulorum drach. jjObili; cassiae, styiacis* 'mjtrrhae, 'mei,<text:line-break/>singulorum </text:span><text:span text:style-name="T45">3 </text:span><text:span text:style-name="T45">llj, </text:span><text:span text:style-name="T45">uvae </text:span><text:span text:style-name="T45">'passae mundae drach/ Svj; succi<text:line-break/>mandragoranidracK vj,"messis quod fatis est, trxim passam<text:line-break/>ih Cretico pastb per noctem et diexn macerato, deludeadii<text:line-break/>mixtis aridis terito o't </text:span><text:span text:style-name="T45">mel </text:span><text:span text:style-name="T45">misceto, </text:span><text:span text:style-name="T7">dc</text:span><text:span text:style-name="T45"> -ifiposito utitor. </text:span><text:span text:style-name="T59">1</text:span><text:span text:style-name="T45"> </text:span><text:span text:style-name="T45">i<text:line-break/></text:span><text:span text:style-name="T7">Potio dd tujsim ex </text:span><text:span text:style-name="T7">libris </text:span><text:span text:style-name="T7">Apollonii, item ad midie^<text:line-break/></text:span><text:span text:style-name="T45">bremsiuxum.J 2| Seminis hyoscyami </text:span><text:span text:style-name="T7">3</text:span><text:span text:style-name="T45"> iij, myrrhae </text:span><text:span text:style-name="T7">3</text:span><text:span text:style-name="T45"> tres;<text:line-break/>croci, succi mandragorae, thuris., singulorum </text:span><text:span text:style-name="T7">3</text:span><text:span text:style-name="T45"> iij, piperis<text:line-break/>albi et nigri, </text:span><text:span text:style-name="T45">• </text:span><text:span text:style-name="T45">utri usque 3 iv, visitis 3 tres,-opii drach. tres;<text:line-break/>mellis et vini Chii quod fatis essi Daturi magnitudo fabae.</text:span></text:p>
      <text:p text:style-name="P16"><text:span text:style-name="T45">•.[Ad </text:span><text:span text:style-name="T7">tujsim incipientem phthisim., haemoptoicos ac<text:line-break/>fluxiones</text:span><text:span text:style-name="T45"> ] 4 Seminisjyybsuyami drach. iv, radici?: nigrae<text:line-break/>mandragorae draclu quatuor; rhu </text:span><text:span text:style-name="T7">3</text:span><text:span text:style-name="T45">iij, corallii J iij, opii</text:span></text:p>
      <text:p text:style-name="P12"><text:span text:style-name="T22">3 </text:span><text:span text:style-name="T45">iij, lycii. 3 duas, balaustii dr-ach. iij, thuris J v, tragacsn-<text:line-break/>thae Jij,</text:span><text:span text:style-name="T45">.</text:span><text:span text:style-name="T45">crocidraeh'. </text:span><text:span text:style-name="T45">tres, cum </text:span><text:span text:style-name="T45">aqua pastillos triobulares<text:line-break/>fermaft. .Datur haemaptoieis ex p&lt;Jsuvj.aalfqn|i im.aqum, </text:span><text:span text:style-name="T45">..</text:span></text:p>
      <text:p text:style-name="P16"><text:span text:style-name="T45">•' [ Potio piod^a a istetin Abafeanto ad'tabefeentes, qua<text:line-break/></text:span><text:span text:style-name="T7">utor </text:span><text:span text:style-name="T7">cdrunda, verum inepta esi id sanguinis rejedtionein.j<text:line-break/></text:span><text:span text:style-name="T45">4 </text:span><text:span text:style-name="T45">Aristolochiae., dactylitidis </text:span><text:span text:style-name="T7">3</text:span><text:span text:style-name="T45"> xx, salsuris-vivi J.xix, corti-<text:line-break/>cis?. mandragorae.S xx, thuris 3 xl, gentianae Jxxx,'seselis<text:line-break/>drach. xxx,. opii </text:span><text:span text:style-name="T7">3</text:span><text:span text:style-name="T45"> xi, feminis liyuscyami albi </text:span><text:span text:style-name="T7">3</text:span><text:span text:style-name="T45"> xl, myri<text:line-break/>.hae 3 xl, cro.ei3 viij; pipetis 'albi grana c, euphorbiis x,<text:line-break/>baccarum lauri 3 vij </text:span><text:span text:style-name="T22">β, </text:span><text:span text:style-name="T45">eo.sti 3 vij </text:span><text:span text:style-name="T22">β, </text:span><text:span text:style-name="T45">cardamomi 3 nii. Eu-<text:line-break/>phorbfcmiet myvriism </text:span><text:span text:style-name="T45">lu </text:span><text:span text:style-name="T45">ninovj.ndito, o.pium.vcro.et hyos- </text:span><text:span text:style-name="T45">_<text:line-break/></text:span><text:span text:style-name="T45">cyamum in vino mulso, reliqua privatim tundito atc simul<text:line-break/>misceto ad mel. coctum, - Utere </text:span><text:span text:style-name="T45">, </text:span><text:span text:style-name="T45">medicamento </text:span><text:span text:style-name="T45">non </text:span><text:span text:style-name="T45">recenti.<text:line-break/>Recte, apposuit. Andromachirs ad hoc medicamentum, .quod ..<text:line-break/></text:span><text:span text:style-name="T45">sit </text:span><text:span text:style-name="T45">ad fanguinis rejeestonem ineptum, ob snlsur.. videlicet<text:line-break/></text:span><text:span text:style-name="T45">vivum, </text:span><text:span text:style-name="T45">et eupborbium, partim .etiam; ob laurj baccas. ,<text:line-break/></text:span><text:span text:style-name="T7">' ' </text:span><text:span text:style-name="T94">\Cfitastotium </text:span><text:span text:style-name="T7">adAujsijn statirn. au.vilians.</text:span><text:span text:style-name="T45">] ; 4 Iridis</text:span></text:p>
      <text:p text:style-name="P12"><text:span text:style-name="T45">obolos iij, croci Cilicii fefquiobolum, myrrhae obolos ij, cin-<text:line-break/>namoini obolos quatuor, </text:span><text:span text:style-name="T45">assiae </text:span><text:span text:style-name="T45">obolos quatuor</text:span><text:span text:style-name="T45">, </text:span><text:span text:style-name="T7">seminis<text:line-break/></text:span><text:span text:style-name="T45">hyoscyami albi ob dos ij, seminis papaveris"nigri obolos<text:line-break/>duos, </text:span><text:span text:style-name="T45">&gt; </text:span><text:span text:style-name="T45">seminis cicutae obolos </text:span><text:span text:style-name="T45">duos, </text:span><text:span text:style-name="T45">seminis lactucae nigrae<text:line-break/>obolos duos, </text:span><text:span text:style-name="T45">redige </text:span><text:span text:style-name="T45">in </text:span><text:span text:style-name="T45">pestillos </text:span><text:span text:style-name="T45">cbolares autfemioholares,<text:line-break/>cum passo, et praebe lu passi quarta heminae parte. </text:span><text:span text:style-name="T45">. .-</text:span></text:p>
      <text:p text:style-name="P16"><text:span text:style-name="T94">'\AHud </text:span><text:span text:style-name="T7">ad omnem </text:span><text:span text:style-name="T7">tusoim </text:span><text:span text:style-name="T7">et fluxionem et absce.Jsus<text:line-break/>intemos, ut Apolloniussp 4</text:span><text:span text:style-name="T45"> Sagapeni, gentianae, myrrhai,<text:line-break/>opopar.acis, piperis albi, singulorum draclu ij, baccar .ni<text:line-break/>lauri mundarum drach. iv,'tritu cum. aqua reduc ad ma-<text:line-break/>gnitudinem fabae Graecae. Dato autem ischiadicis paulo plus<text:line-break/>ex vini diluti cyathis tribus.</text:span></text:p>
      <text:p text:style-name="P16"><text:span text:style-name="T45">tAdpnt/iisieos </text:span><text:span text:style-name="T7">aliud, </text:span><text:span text:style-name="T7">quod </text:span><text:span text:style-name="T7">a Flaviano Cretensi djse-<text:line-break/>quutus</text:span><text:span text:style-name="T45"> fum.J 4 Succi hypocystidis </text:span><text:span text:style-name="T7">3 viij,</text:span><text:span text:style-name="T45"> myrrhae draclu<text:line-break/>viij, castorii drach. vj, thuris drach. viij, fucci rbois drach.<text:line-break/>ix, sagapeni 3 vj, fucci papaveris J viij, anisi draclu ix, fe-<text:line-break/>minis apii drach- </text:span><text:span text:style-name="T7">octo,</text:span><text:span text:style-name="T45"> liquoris panacis drach. v, feminis</text:span></text:p>
      <text:p text:style-name="P12"><text:span text:style-name="T45">hyoscyami .drach. viij, styracis </text:span><text:span text:style-name="T45">drach. </text:span><text:span text:style-name="T45">viij, </text:span><text:span text:style-name="T45">croci drach. </text:span><text:span text:style-name="T45">x,<text:line-break/>liquoris </text:span><text:span text:style-name="T45">Cyrenaici </text:span><text:span text:style-name="T45">draclu </text:span><text:span text:style-name="T45">j, seminis </text:span><text:span text:style-name="T45">daaci </text:span><text:span text:style-name="T45">draesi. ofcto, </text:span><text:span text:style-name="T45">mar-<text:line-break/>rubii draclu j, </text:span><text:span text:style-name="T45">corticis </text:span><text:span text:style-name="T45">mandragorae drach. x, piperis longi<text:line-break/>drach. viij </text:span><text:span text:style-name="T45">et </text:span><text:span text:style-name="T45">albi draclu v </text:span><text:span text:style-name="T22">β</text:span><text:span text:style-name="T45">, </text:span><text:span text:style-name="T45">verbenacae </text:span><text:span text:style-name="T45">supinae </text:span><text:span text:style-name="T45">draclu<text:line-break/>unam, mel coctum.</text:span></text:p>
      <text:p text:style-name="P28"><text:span text:style-name="T7">[ Catapotium album, at </text:span><text:span text:style-name="T7">Prytanis </text:span><text:span text:style-name="T7">et Apollcscj</text:span><text:span text:style-name="T45"> 21 Myr-<text:line-break/>rliae, seminis hyoscyami albi, opii, styracis, singulorum ae-<text:line-break/>quale pondus, formato•• catapotia quanta devorari possunt,<text:line-break/>haec ipsa uva passa aut </text:span><text:span text:style-name="T45">passo </text:span><text:span text:style-name="T45">aut palmularunu earne<text:line-break/>excipiens.'<text:tab/></text:span><text:span text:style-name="T45"><text:tab/></text:span></text:p>
      <text:p text:style-name="P29"><text:span text:style-name="T7">' [ Catapotiicm ex libris</text:span><text:span text:style-name="T45"> Derigenis ad tussim.} 4 sienu-<text:line-break/>nis hyoscyami, castorii, myrrhae, styracis, opii, singulorum<text:line-break/>par pondus, dato magnitudinem sabae cum passo.aut. aqua<text:line-break/>mulsa..<text:tab/>..</text:span></text:p>
      <text:p text:style-name="P16"><text:span text:style-name="T45">.[Catapotia ad </text:span><text:span text:style-name="T7">tusiim hjanidam. ex libris Perigenis^j<text:line-break/></text:span><text:span text:style-name="T45">4 Styracis, galbani, ammoniaci .thymiamatis, castorii,-opii;<text:line-break/>singulorum aequales partes, in catapotia ervi magnitudinis<text:line-break/>redigito, ex eisque duo exhibeto. ' </text:span><text:span text:style-name="T45">-</text:span></text:p>
      <text:h text:style-name="P4" text:outline-level="2">Cap. <text:span text:style-name="T39">I</text:span>V.</text:h>
      <text:p text:style-name="P9">suDe rejectione sanguinislurejectione<text:line-break/>sanguinis primum periculum est, 'ne immoderata ejns eva-</text:p>
      <text:p text:style-name="P12"><text:span text:style-name="T45">cuatio fiat, secundum verb </text:span><text:span text:style-name="T45">post </text:span><text:span text:style-name="T45">fuppressum sanguinem. Cur.<text:line-break/>ratio, autem </text:span><text:span text:style-name="T45">ejus </text:span><text:span text:style-name="T45">quidem, </text:span><text:span text:style-name="T45">quae ex apertione </text:span><text:span text:style-name="T45">osculi, alicujus<text:line-break/>vasis contingit per obturationem fit oris dilatati, ejus </text:span><text:span text:style-name="T7">vero,<text:line-break/></text:span><text:span text:style-name="T45">quae ex vasis ruptione, per </text:span><text:span text:style-name="T45">ejusdem </text:span><text:span text:style-name="T45">conglutinationem, quem-,<text:line-break/>admodum, </text:span><text:span text:style-name="T45">ejus, </text:span><text:span text:style-name="T45">quae </text:span><text:span text:style-name="T45">ex erosione, </text:span><text:span text:style-name="T45">per renutritionern eroso-<text:line-break/>rum. Obturatur igitur osculum dilatatum per astringentia,<text:line-break/>conglutinatur autem ruptum per eadem et quaecunque ipsis<text:line-break/>in.. compositione miscentur citra.mordacitatem resiccantia<text:line-break/>et glutinosum quiddam </text:span><text:span text:style-name="T45">habentia, velut est </text:span><text:span text:style-name="T45">Lemnia terra<text:line-break/>sphragis appellata et Samius aster. Renutriuutur autem cor-<text:line-break/>rosa per 'cibos boni </text:span><text:span text:style-name="T45">succi et </text:span><text:span text:style-name="T45">appellata sureotica medica-<text:line-break/>menta,-de. quorum facultate dictum.est lu secundo opere<text:line-break/>hujusce tractationis. Juxta primam quidem igitur rationem<text:line-break/>ex' .talibus, medicamenta componuntur'ad rejectionem san-<text:line-break/>guinis' rurandam .convenientia,. juxta seeundam siero in iis,<text:line-break/>qui ex pulmone -aut thorace aut arteria aut summa arte-<text:line-break/>riae parte sanguinem rejectant. Misceantur, enim praedictis<text:line-break/>congruenti mensura tum' calida tum tenuium partium exi-<text:line-break/>'flentia;'quae infestissima sunt praedictisfribiis affectionibus,.</text:span></text:p>
      <text:p text:style-name="P12"/>
      <text:p text:style-name="P30"><text:span text:style-name="T45">apertioni </text:span><text:span text:style-name="T45">videlicet osculorum, ruptioni </text:span><text:span text:style-name="T45">et </text:span><text:span text:style-name="T45">corrosioni. Cujus<text:line-break/></text:span><text:span text:style-name="T45">rea gratia itaque miscentur? distributionis nimirum ipsorum<text:line-break/></text:span><text:span text:style-name="T45">in.'</text:span><text:span text:style-name="T45">corpus. 'Etenim</text:span><text:span text:style-name="T59">1</text:span><text:span text:style-name="T45"> astringentia et viscosa ac </text:span><text:span text:style-name="T45">tenacia </text:span><text:span text:style-name="T45">sibi<text:line-break/>ipsis! </text:span><text:span text:style-name="T45">vias </text:span><text:span text:style-name="T45">praecludunt, </text:span><text:span text:style-name="T45">qirare </text:span><text:span text:style-name="T45">opus habent, facultate ipsis<text:line-break/>viam struente ac praeparante. Porro;- </text:span><text:span text:style-name="T45">quum' </text:span><text:span text:style-name="T45">ex -loris cicca<text:line-break/>stomachum aut </text:span><text:span text:style-name="T45">alvum </text:span><text:span text:style-name="T45">aut aliquod </text:span><text:span text:style-name="T45">intestinum </text:span><text:span text:style-name="T45">sanguis </text:span><text:span text:style-name="T45">edu-<text:line-break/>citur; </text:span><text:span text:style-name="T45">hujusmodi', medicamentorum mixtura non est. opus;<text:line-break/></text:span><text:span text:style-name="T45">Verum </text:span><text:span text:style-name="T45">rursus infestissimum his est hoc genus .medicamen.,<text:line-break/>torum, quae tantopere </text:span><text:span text:style-name="T45">:</text:span><text:span text:style-name="T45">refrigerant, ut affectionem stupefa-<text:line-break/>eiant,- et tamen ellam haec admiscentur medicamentis</text:span><text:span text:style-name="T45">-ad<text:line-break/></text:span><text:span text:style-name="T45">haemoptoicos </text:span><text:span text:style-name="T45">'convenienter </text:span><text:span text:style-name="T45">paratis, ut </text:span><text:span text:style-name="T45">quae </text:span><text:span text:style-name="T45">altioremfom-<text:line-break/>numlac suporem </text:span><text:span text:style-name="T45">'inducant, </text:span><text:span text:style-name="T45">et </text:span><text:span text:style-name="T45">commodissima </text:span><text:span text:style-name="T45">fiunt iis, </text:span><text:span text:style-name="T45">qui<text:line-break/></text:span><text:span text:style-name="T45">a tussi lancinantur, sistentia nimirum </text:span><text:span text:style-name="T45">tanguinem, </text:span><text:span text:style-name="T45">oal ad </text:span><text:span text:style-name="T45">a'f-<text:line-break/></text:span><text:span text:style-name="T45">fectum'vas. defertur, atque hoc per fuam frigiditatem. </text:span><text:span text:style-name="T45">Atu<text:line-break/>que hi </text:span><text:span text:style-name="T45">quidem </text:span><text:span text:style-name="T45">sunt </text:span><text:span text:style-name="T45">componendi </text:span><text:span text:style-name="T45">scopit .Conia </text:span><text:span text:style-name="T45">autem </text:span><text:span text:style-name="T45">mate,<text:line-break/>riae </text:span><text:span text:style-name="T45">medicamentorum; quae fussirientem experientiam prio-<text:line-break/></text:span><text:span text:style-name="T45">ribus'</text:span><text:span text:style-name="T45">'medicis ; qui circa curativamartis.partem diligenter<text:line-break/>versati-sunt, </text:span><text:span text:style-name="T45">exhibuerunt, </text:span><text:span text:style-name="T45">deinceps reseretur.- </text:span><text:span text:style-name="T45">,<text:tab/></text:span><text:span text:style-name="T45">.</text:span></text:p>
      <text:p text:style-name="P13"><text:span text:style-name="T7">~ </text:span><text:span text:style-name="T7">• </text:span><text:span text:style-name="T7">so[Q'uae ab </text:span><text:span text:style-name="T7">Andron</text:span><text:span text:style-name="T7">atuiho ad sianguims rejectionem </text:span><text:span text:style-name="T7">scrir</text:span></text:p>
      <text:p text:style-name="P12"/>
      <text:p text:style-name="P13"><text:span text:style-name="T45">ptafunt.] Primum ex iis, </text:span><text:span text:style-name="T45">quae </text:span><text:span text:style-name="T45">sanguinem rejicientibus<text:line-break/>conveniunt medicamentis, Andromachus sic. tradidit. . Ad<text:line-break/></text:span><text:span text:style-name="T7">sanguinis rejectionem', </text:span><text:span text:style-name="T7">quo </text:span><text:span text:style-name="T7">ego </text:span><text:span text:style-name="T7">usussum. </text:span><text:span text:style-name="T7">4-</text:span><text:span text:style-name="T45"> Acaciae.3 octo,<text:line-break/>rosarum siccarum 5 vlih </text:span><text:span text:style-name="T45">balaustii </text:span><text:span text:style-name="T45">3 viij., gummialraclu sp,<text:line-break/></text:span><text:span text:style-name="T7">tragacanthae 5</text:span><text:span text:style-name="T45"> j; cum aqua pastillos saritu drachmae unius,<text:line-break/>dato </text:span><text:span text:style-name="T45">&gt; </text:span><text:span text:style-name="T45">ex aqua pluvia. </text:span><text:span text:style-name="T7">Ali </text:span><text:span text:style-name="T7">ud </text:span><text:span text:style-name="T7">Apollonii-</text:span><text:span text:style-name="T45"> s </text:span><text:span text:style-name="T45">4 </text:span><text:span text:style-name="T45">Seminis, hyos-<text:line-break/>cyami-3 niij, opii 3 iv, 'thuris </text:span><text:span text:style-name="T45">3 </text:span><text:span text:style-name="T45">viij, lemae Samiae </text:span><text:span text:style-name="T7">3</text:span><text:span text:style-name="T45"> viij,<text:line-break/>amyli </text:span><text:span text:style-name="T7">3ij,</text:span><text:span text:style-name="T45"> rubricae Lemniae </text:span><text:span text:style-name="T7">3</text:span><text:span text:style-name="T45"> ij, aut si haec non sit, Si-.<text:line-break/>nopicae 5 iij, corallii 3 iv, costi 3 iv, floris balaustii obolos<text:line-break/>iij,. aln-3 ij, excipe succo polygoni ac redige in pastillos<text:line-break/>triobolares, quos ex frigida praebeto. Quidam eieuta.efemi-<text:line-break/>nis 3 ij adjiciunt. </text:span><text:span text:style-name="T7">Aliud quo uier- 4</text:span><text:span text:style-name="T45"> Cy tinorum J vj, spin<text:line-break/>nae Aegyptiae J vj; succi papaveris 3 iv, hypocystidis draclu<text:line-break/>vj. balaustii 3 vj, acaciae 3 ui-, Iyrii sudiri drach. quatuor,<text:line-break/>myrrhae 3 ij, excipe myrli baccarum decocto et fac pastilo<text:line-break/>los drachmae unius.- Ex eodem decoctu, praebe bibendos.<text:line-break/></text:span><text:span text:style-name="T7">Aliud sistens sangtdrmrn.</text:span><text:span text:style-name="T45"> 4 Croci Cilicii, myrrhae, iridis;<text:line-break/>nardi Indicae, thuris, acaciae, singulorum §.j, fucci papa-</text:span></text:p>
      <text:p text:style-name="P31"><text:span text:style-name="T45">veris, costi, 'piperis, singulorum </text:span><text:span text:style-name="T45">§ </text:span><text:span text:style-name="T22">β, </text:span><text:span text:style-name="T45">rosarum 'siccarum tri-<text:line-break/>entem, melle Attico excipito. Datnr fabae Aegyptiae ma-<text:line-break/>gnitudo. <text:tab/></text:span><text:span text:style-name="T45">. tuo...’ sc.'</text:span></text:p>
      <text:p text:style-name="P16"><text:span text:style-name="T7">[Aliud fluxiones sistens, prodest seuAouibus intentis<text:line-break/>tonsillarum at uvda' et sud exulceratam arteriam gargcv-<text:line-break/>rijsatum,: </text:span><text:span text:style-name="T7">et </text:span><text:span text:style-name="T7">~ctAsccngiiinis</text:span><text:span text:style-name="T45"> siuxzint</text:span><text:span text:style-name="T7">'"ateraqua scigida. lild-<text:line-break/>rihtis ex stosca magnitudine Ponticae '•nucis. Congruit<text:line-break/>etiam mingentibus 'ctnguinern et fluxui muliebri potum et<text:line-break/>appositumi\ 4</text:span><text:span text:style-name="T45"> Myrrhae- </text:span><text:span text:style-name="T45">§ </text:span><text:span text:style-name="T7">j,</text:span><text:span text:style-name="T45"> nardi Indicae § j, cinnamomi<text:line-break/>§ j, thuris § j,' erodi § </text:span><text:span text:style-name="T22">β, </text:span><text:span text:style-name="T45">piperis drach. quatuor,' succi ..aca-<text:line-break/>ciae diacsu'iv, costi diach. iv; styracis J iv, iridis Illyricae<text:line-break/>sextantem, rosarum siccarum sextantem,- excipe melle cocto.<text:line-break/></text:span><text:span text:style-name="T7">Aliud sisians siuxiones ax libris Galli. Facit probe et ad<text:line-break/>sanguinis resectionem. </text:span><text:span text:style-name="T7">4</text:span><text:span text:style-name="T45"> </text:span><text:span text:style-name="T45">Croci, myrrhae, 'iridis, nardi Sy-<text:line-break/>riacae, cassiae nigrae, rhu Pontici, singulorum drach. unam,<text:line-break/>styracis, piperis albi, utriusque </text:span><text:span text:style-name="T45">5 </text:span><text:span text:style-name="T22">β,</text:span><text:span text:style-name="T45">-rosarum siccarum quin-<text:line-break/>cuncem </text:span><text:span text:style-name="T45">,' </text:span><text:span text:style-name="T45">tritis mellis </text:span><text:span text:style-name="T45">Attici, . </text:span><text:span text:style-name="T45">quod fatis est affunde. .Datur<text:line-break/>nucis Ponticae magnitudine ex aquae, cyatliis tribus.</text:span></text:p>
      <text:p text:style-name="P17"><text:span text:style-name="T45">•o</text:span><text:span text:style-name="T45">'c </text:span><text:span text:style-name="T45">[Aiidd </text:span><text:span text:style-name="T7">ad haemoptoicos </text:span><text:span text:style-name="T7">ex </text:span><text:span text:style-name="T7">lisuis Alpplleniiij</text:span><text:span text:style-name="T45"> </text:span><text:span text:style-name="T45">2|..</text:span><text:span text:style-name="T45">Succi<text:line-break/>hypocystidis 3 xij,balaustii, acaciaes.eytinoruotr.siugulorum<text:line-break/>J xij, gallae </text:span><text:span text:style-name="T7">3</text:span><text:span text:style-name="T45"> </text:span><text:span text:style-name="T45">xij, succi papaveris drach. vj, croci, draclu<text:line-break/>.vj. redigito in pastillos triobolares.-</text:span></text:p>
      <text:p text:style-name="P13"><text:span text:style-name="T45">r.q-.. </text:span><text:span text:style-name="T45">[AZiud ad 7K?.emoptonios.];4 Succi papaveris,obolos<text:line-break/></text:span><text:span text:style-name="T7">j, gummi</text:span><text:span text:style-name="T45"> obolos </text:span><text:span text:style-name="T7">jr amyli.obolos ties, datolex.aqua., i</text:span></text:p>
      <text:p text:style-name="P16"><text:span text:style-name="T45">• [Aiiud ad.fangntnts edactjowem et omnem fungzii-<text:line-break/></text:span><text:span text:style-name="T7">nis eruptionem ex 'aqua potiant</text:span><text:span text:style-name="T45"> 4 siucct papaveris drach.<text:line-break/>j, cinnamomi drach. unam., castorii draclf. j, costi, piperis<text:line-break/>longi et rotundi,; myrrhae,. singulorum, obolos tres, croci<text:line-break/>scsquiobolum, corallii obolos ij</text:span><text:span text:style-name="T45">,, </text:span><text:span text:style-name="T45">balaustii draclu ij, anisi<text:line-break/>drach. j, gummf drach. j,: ex tritis pestillos formato ac uti-<text:line-break/>tor. .Aiiud adfungntnis </text:span><text:span text:style-name="T7">rejectionem.i4</text:span><text:span text:style-name="T45"> Rubricae Sinopicae<text:line-break/>drach. iv,. thuris, drach. &gt;cte, .anisi drach, j, feminis cicutae<text:line-break/>drach. iv, succi, papaveris drach. iv, lapidis haematitae.drach.<text:line-break/>iv, suminis hyoscyamidrach. octo, terrae Samise 3 lij, dato<text:line-break/>medicamentum jejuniis ex aqua. </text:span><text:span text:style-name="T7">Aliud, 4 .Sneci hypocy-<text:line-break/>stidis</text:span><text:span text:style-name="T45"> drach. unam, ,opli obolos tres, balaustii drach. j, aca-</text:span></text:p>
      <text:p text:style-name="P12"><text:span text:style-name="T45">ciael drach. 'unam,-ex </text:span><text:span text:style-name="T98">vj.ua. </text:span><text:span text:style-name="T7">Aliud </text:span><text:span text:style-name="T7">ad sanguinis educfiqr<text:line-break/>neso,rut Herophilus..</text:span><text:span text:style-name="T45"> ^. Radicis sympbytit quadrantem, ten-<text:line-break/></text:span><text:span text:style-name="T45">rae </text:span><text:span text:style-name="T45">resteris § </text:span><text:span text:style-name="T7">j,</text:span><text:span text:style-name="T45"> thuris sextantem, balaustii § j,. succi hypo-<text:line-break/>cystidis.^j, croci..obolos.'tres, myrrhae. drach. ij, opii</text:span><text:span text:style-name="T45">3 </text:span><text:span text:style-name="T45">j, </text:span><text:span text:style-name="T45">'<text:line-break/></text:span><text:span text:style-name="T45">.rubricae Lemnlaequadranlem et obolos’tres, gummi drachvj.<text:line-break/>excipe succo polygoni. aut plantaginis. </text:span><text:span text:style-name="T7">Aliud ad </text:span><text:span text:style-name="T33">Ηαε,ηο-<text:line-break/></text:span><text:span text:style-name="T7">ptoicodboni ppaeceptoris.</text:span><text:span text:style-name="T45"> 4.3alaustii, drach. ij, acaciae drach.<text:line-break/>ij,</text:span><text:span text:style-name="T59">1</text:span><text:span text:style-name="T45"> tragacanthae drach. iv,rsucci,hypocystidis drach. iv, flo-<text:line-break/></text:span><text:span text:style-name="T45">rum </text:span><text:span text:style-name="T45">.rosarum </text:span><text:span text:style-name="T45">drach. </text:span><text:span text:style-name="T45">iv, opii drach </text:span><text:span text:style-name="T45">ij;, </text:span><text:span text:style-name="T45">thuris,drach..iij,<text:line-break/>myrrhae dra'clli.;ijni seminis hyoscyami ooolos </text:span><text:span text:style-name="T7">iv,</text:span><text:span text:style-name="T45"> excipe<text:line-break/>succo polygoni. </text:span><text:span text:style-name="T7">Aliud </text:span><text:span text:style-name="T7">sanguinem </text:span><text:span text:style-name="T7">rejicientibus', ut Aea-<text:line-break/>cius.:</text:span><text:span text:style-name="T45"> 4 Terrae. Samiae drach.. iv, corallii. drach. rvj. rubri-<text:line-break/>cae Sinopicae .draclu</text:span><text:span text:style-name="T45">nifa. </text:span><text:span text:style-name="T45">balaustii </text:span><text:span text:style-name="T45">obolos iij, </text:span><text:span text:style-name="T45">opii drach. </text:span><text:span text:style-name="T45">iv,<text:line-break/></text:span><text:span text:style-name="T45">amyli draclu xij, thuris drach. viij,-; seminiis hyoscyami<text:line-break/></text:span><text:span text:style-name="T45">draclu </text:span><text:span text:style-name="T45">octo</text:span><text:span text:style-name="T45">, </text:span><text:span text:style-name="T45">c.um pelygoni succo pastillos</text:span><text:span text:style-name="T45">. </text:span><text:span text:style-name="T45">triobolares scr-<text:line-break/></text:span><text:span text:style-name="T45">mato.: </text:span><text:span text:style-name="T45">Dato inr pusca, si fluxio sit ;.mulia:dum vitello </text:span><text:span text:style-name="T45">ovi<text:line-break/>assato </text:span><text:span text:style-name="T45">.et succo plantaginis.. </text:span><text:span text:style-name="T7">Aliud ad,.haetno.ptgicos.. et </text:span><text:span text:style-name="T7">dys-<text:line-break/>entericos.',</text:span><text:span text:style-name="T7">4-</text:span><text:span text:style-name="T45"> </text:span><text:span text:style-name="T45">Eloris </text:span><text:span text:style-name="T59">:</text:span><text:span text:style-name="T45">rosarum, opii, .acaciae, gummi, </text:span><text:span text:style-name="T45">balau-</text:span></text:p>
      <text:p text:style-name="P32"><text:span text:style-name="T45">stii,- hypocystidis,. </text:span><text:span text:style-name="T45">singulorum </text:span><text:span text:style-name="T45">quadrantem, gallae 5 jri femi-<text:line-break/>nis plantaginis ejusdernque succi; utriusque sextantem, lyci<text:line-break/>•Indita § j, succi rosarum </text:span><text:span text:style-name="T7">3'j,</text:span><text:span text:style-name="T45"> redigito in pastillos drachma-<text:line-break/>-le’s. </text:span><text:span text:style-name="T45">u </text:span><text:span text:style-name="T45">Quidam etiam omphacii unciae dimidium addunt. Dys-<text:line-break/>entericis etiam infunditur. </text:span><text:span text:style-name="T7">Aliud ad haemoptoioos, Car-<text:line-break/>teri robufii(simum.</text:span><text:span text:style-name="T45"> 4 Seminis, cicutae drach. duas, feminis<text:line-break/>hyoscyami drach. unam, amyli drach. unam, nardi Obolos<text:line-break/>tres, rubricae Lemniae obolos tres, alii quatuor, anisiobo-<text:line-break/>los quatuor, alii tres,-croci oboles tres. Datu cum vitello<text:line-break/>oni-assati, ex - aquae lacteae cyathis tribns.- Facit et ad de-<text:line-break/>stillatic.ies. '•<text:tab/>• a.<text:tab/></text:span><text:span text:style-name="T59">1</text:span><text:span text:style-name="T45"> . '</text:span></text:p>
      <text:p text:style-name="P16"><text:span text:style-name="T7">- </text:span><text:span text:style-name="T94">\_Alind </text:span><text:span text:style-name="T7">ad haernoptoicos,-MagniPliiladelphiiij 4</text:span><text:span text:style-name="T45"> Co-<text:line-break/>rallii obolos ij, esteris Samii obolui iv.,. fucci sanguinariae<text:line-break/>cyathos sex. Dato hoc totum pro duabus vicibus in potu.</text:span></text:p>
      <text:p text:style-name="P16"><text:span text:style-name="T94">\jjsus </text:span><text:span text:style-name="T7">praedictorum Andromctohi medicamento, um,j<text:line-break/></text:span><text:span text:style-name="T45">Jani-ante quidem palam </text:span><text:span text:style-name="T45">ex </text:span><text:span text:style-name="T45">iis, quae, in' principio ser-<text:line-break/>rnonis de rejectione'sanguinis </text:span><text:span text:style-name="T45">dixi; </text:span><text:span text:style-name="T45">qnis’fit nsus praescripto-<text:line-break/>runi'medicamentorum, verum majoris perspicuitatis gratia</text:span></text:p>
      <text:p text:style-name="P12"><text:span text:style-name="T45">repetam etiam </text:span><text:span text:style-name="T45">nunc </text:span><text:span text:style-name="T45">id, </text:span><text:span text:style-name="T45">quod primum omnium </text:span><text:span text:style-name="T45">ex acacia,<text:line-break/>rosis </text:span><text:span text:style-name="T45">siccis, balaustio, gummi tragacanthaque est </text:span><text:span text:style-name="T45">composi-<text:line-break/></text:span><text:span text:style-name="T45">tum, manifestum autem </text:span><text:span text:style-name="T45">est </text:span><text:span text:style-name="T45">acaciam </text:span><text:span text:style-name="T45">quidem </text:span><text:span text:style-name="T45">et rosam </text:span><text:span text:style-name="T45">et ba-<text:line-break/>laustium aliquid astringentis </text:span><text:span text:style-name="T45">habere </text:span><text:span text:style-name="T45">, gummi </text:span><text:span text:style-name="T45">vero </text:span><text:span text:style-name="T45">et traga-<text:line-break/>cantham viscosi et glutinatorii. Igitur impossibile est ipsum<text:line-break/>usque ad thoracem et </text:span><text:span text:style-name="T45">pulmonem </text:span><text:span text:style-name="T45">per se </text:span><text:span text:style-name="T45">deferri, </text:span><text:span text:style-name="T7">fl non</text:span><text:span text:style-name="T45"> </text:span><text:span text:style-name="T45">ha-<text:line-break/></text:span><text:span text:style-name="T45">beat, quae astringentia </text:span><text:span text:style-name="T45">et </text:span><text:span text:style-name="T45">viscosa </text:span><text:span text:style-name="T45">ac </text:span><text:span text:style-name="T45">tenacia deducant. Et<text:line-break/>quod his amplius </text:span><text:span text:style-name="T45">accedit, neque </text:span><text:span text:style-name="T45">mellis quicquam ejus com-<text:line-break/>pofitor addidit, fed per aquam pluviam, quae et ipsa astrin-<text:line-break/>gentem vim habet, tum compositio ipsius tum exhibitio tra-<text:line-break/>dita est, ut. ad sanguinis ex stomacho et ventre ednctiones<text:line-break/>convenire possit. Quin et si possibile sit ex intestino jejuno<text:line-break/>aliquid per nauseam efferri, ad^hoc etiam' commodum me-<text:line-break/>dicamentum fiet. Contrariam autem vicissim ad praescriptum<text:line-break/>medicamentum compositionem habet quintum ex ordine<text:line-break/>fcriptum, itemque nonum, nimirum quum cinnamomum et<text:line-break/>piper et costus et myrrha eis sint admixta. Reliqua vero<text:line-break/>omnia, media quodam modo inler</text:span><text:span text:style-name="T45">’ </text:span><text:span text:style-name="T45">haec sunt, neque exacte</text:span></text:p>
      <text:p text:style-name="P12"><text:span text:style-name="T45">astringentia per totam fui compositionem, neque fortiter<text:line-break/>calefacientibus permixta. Caeterum opium et hyoscyamus<text:line-break/>et cicutae semen maxime quidem iis, qui </text:span><text:span text:style-name="T7">a</text:span><text:span text:style-name="T45"> tussi </text:span><text:span text:style-name="T45">aut </text:span><text:span text:style-name="T45">etiam<text:line-break/>alias lancinantur apta sunt, quamquam omnibus quomodo,-<text:line-break/>cunque sanguinem rejicientibus conveniant. Quare ipsa mi-<text:line-break/>scere licet tum in iis, qui ex nutritiis organis sangmnem<text:line-break/>sursum rejiciunt, tum quibus ex spiritalibus organis idem<text:line-break/>contingit.</text:span></text:p>
      <text:p text:style-name="P16"><text:span text:style-name="T45">[Quae </text:span><text:span text:style-name="T7">Asclepiades ad Haemop'oicos scripsit ad ver-<text:line-break/>bunii\ Ad Janguinis rejectionem.</text:span><text:span text:style-name="T45"> 4 Radicis fymphytr sex-<text:line-break/>uncem, balaustii drach. ij aut iv, aquae sextarium unum,<text:line-break/>coquito ad tertias et expresso liquori haec addito, amyli<text:line-break/></text:span><text:span text:style-name="T7">3 j,</text:span><text:span text:style-name="T45"> gummi Thebaici tantundem,. dato in potu. </text:span><text:span text:style-name="T7">Aliud.</text:span><text:span text:style-name="T45"> Cu-<text:line-break/>cumerum sativorum IE </text:span><text:span text:style-name="T7">j</text:span><text:span text:style-name="T45"> in tenuia frusta dissecato et aquae<text:line-break/>potabilis sextarium unum affundito ac ad tertias coquito.<text:line-break/>Expresso deinde liquori tertae Samiae sesqnidrachmam in-<text:line-break/>spergito ac bibendum exhibeto.</text:span></text:p>
      <text:p text:style-name="P16"><text:span text:style-name="T7">[Charixenis medicamentum accommodatumii</text:span><text:span text:style-name="T45"> 4 Ra</text:span></text:p>
      <text:p text:style-name="P12"><text:span text:style-name="T45">dicis polygoni manipulum,, radicis symphyti tautundem,<text:line-break/>rhois rubri acetabulum, aquae sextarios iij, coquito ad </text:span><text:span text:style-name="T7">ter-<text:line-break/></text:span><text:span text:style-name="T7">tias</text:span><text:span text:style-name="T45"> et </text:span><text:span text:style-name="T45">expressi liquoris cyathum unmn dato, cum </text:span><text:span text:style-name="T45">gummi<text:line-break/></text:span><text:span text:style-name="T45">tenuissime triti ac dissoluti drachma una.</text:span></text:p>
      <text:p text:style-name="P16"><text:span text:style-name="T94">\MedicamentumArrhabiani, </text:span><text:span text:style-name="T7">quod Ponticum</text:span><text:span text:style-name="T45"> </text:span><text:span text:style-name="T45">dicitur, </text:span><text:span text:style-name="T45">j<text:line-break/>4 Uvae nrsiifexvj, aquae pluviae sextarios xvj. coquito<text:line-break/></text:span><text:span text:style-name="T45">ad </text:span><text:span text:style-name="T45">tertias et expressum liquorem reponito. </text:span><text:span text:style-name="T45">Aii. A. </text:span><text:span text:style-name="T7">4</text:span><text:span text:style-name="T45"> Mo-<text:line-break/>rorum rubrorum nondum maturorum IB xvj, aquae pluviae<text:line-break/>scxtarios xvj, coquito ad tertias et expressum liquorem re-<text:line-break/></text:span><text:span text:style-name="T45">ponito. </text:span><text:span text:style-name="T7">Aliud.</text:span><text:span text:style-name="T45"> </text:span><text:span text:style-name="T45">2J. Fructus </text:span><text:span text:style-name="T45">corni </text:span><text:span text:style-name="T22">Έ. </text:span><text:span text:style-name="T45">xvj, aquae pluvialis<text:line-break/>sextarios xvj, fac eodem modo.. Aliud. </text:span><text:span text:style-name="T7">Ql.</text:span><text:span text:style-name="T45"> Palmularum The-<text:line-break/>baicarum lib. xvj, aquae pluviae sextarios xvj, coquito ad<text:line-break/>tertiasi et postquam expresseris liquorem, ad prius expres--<text:line-break/>sos liquores infundito, omnesque probe mixtos ad tertias<text:line-break/>coquito </text:span><text:span text:style-name="T45">et </text:span><text:span text:style-name="T45">in fictili vafe reponito, et lude cyathum unum<text:line-break/>ante cibum dato. Medicamentum hoc est valde bonum et<text:line-break/>regenerationem prohibens. Oportet autem singula suo pro-<text:line-break/>prio tempore praeparare et ad medicamenti confectionem</text:span></text:p>
      <text:p text:style-name="P33"><text:span text:style-name="T45">reponere. </text:span><text:span text:style-name="T45">De </text:span><text:span text:style-name="T7">ursi uva.</text:span><text:span text:style-name="T45"> </text:span><text:span text:style-name="T45">Quae ursi </text:span><text:span text:style-name="T45">uva appellatur, in Ponto<text:line-break/>nascitur. </text:span><text:span text:style-name="T45">Planta </text:span><text:span text:style-name="T45">est humilis </text:span><text:span text:style-name="T45">et </text:span><text:span text:style-name="T45">fruticosa, folia memaecyli,<text:line-break/>fructum ferens rubrum </text:span><text:span text:style-name="T45">et rotundum, </text:span><text:span text:style-name="T45">gustu austerum, quem<text:line-break/>ursi uvam appellant.<text:tab/>-</text:span></text:p>
      <text:p text:style-name="P16"><text:span text:style-name="T7">Piilulae ad </text:span><text:span text:style-name="T7">haemoptotcos.,</text:span><text:span text:style-name="T45"> </text:span><text:span text:style-name="T45">4 Corticis thuris, </text:span><text:span text:style-name="T45">terrae<text:line-break/></text:span><text:span text:style-name="T45">Samiae, amyli, singulorum </text:span><text:span text:style-name="T45">3 iv, </text:span><text:span text:style-name="T45">tusa et cribrata reponito;<text:line-break/>Ustu vero, expetente</text:span><text:span text:style-name="T45">, </text:span><text:span text:style-name="T45">cochlearium unum in aquae frigidae<text:line-break/>cyatho dato. </text:span><text:span text:style-name="T7">Alia.</text:span><text:span text:style-name="T45"> </text:span><text:span text:style-name="T45">4 </text:span><text:span text:style-name="T45">Balaustii, terrae. Samiae, corticis thu-<text:line-break/>ri® , gummi, singulorum aequale pondus, tusa et cribrata<text:line-break/>sxhibe, ut praedictum est.</text:span></text:p>
      <text:p text:style-name="P16"><text:span text:style-name="T45">[Ad </text:span><text:span text:style-name="T7">sangutnrs rejectionem eclegrna Amaranti, medi-<text:line-break/>camentum accommadatumlj</text:span><text:span text:style-name="T45"> 2J. Vini Falerni sextarium unum,<text:line-break/>mellis Attici libram unam, in vas fictile conjecta et con-<text:line-break/>quassata super prunas ponito, et ubi arteriacae acceperint<text:line-break/>spissitudinem,' ab igne ablata refrigerari sinito, eisque con-<text:line-break/>tusa et cribrata addito gummi cochlearia quatuor, balaustii,<text:line-break/>thuris, terrae Samiae, singulorum drach. duas, et rursus<text:line-break/>ad ignem admota et calefacta reponito ac dato, ut praedi—</text:span></text:p>
      <text:p text:style-name="P12"><text:span text:style-name="T45">ctum esu Aii id </text:span><text:span text:style-name="T7">Origenuie.</text:span><text:span text:style-name="T45"> </text:span><text:span text:style-name="T22">2ί </text:span><text:span text:style-name="T45">Succi gentianae, succi sym-<text:line-break/>physi, balaustii, singulorum .drach.. octo, croci, myrrhae,<text:line-break/>succi radicis dulcis, singulorum draclu iv, protropi' aut The-<text:line-break/>raei aut Scybeliti (extarius sex, praepara-ac exhibe, ut<text:line-break/>dictum est.</text:span></text:p>
      <text:p text:style-name="P16"><text:span text:style-name="T45">[Catapotia ad </text:span><text:span text:style-name="T7">sarguinis rejectionem Aoloremsedans<text:line-break/>tia, quibus usus esi</text:span><text:span text:style-name="T45"> Charixenea.] 4 Succi hypocystidis,-<text:line-break/>balaustiorum, opii, singulorum drach. quatuor, excipe vino<text:line-break/>myrtite et fac catapotia. Dato ex his trioboli pondus. Iu<text:line-break/>aliis exemplaribus opii drachmae duae habentur. </text:span><text:span text:style-name="T7">Aliud.</text:span><text:span text:style-name="T45"> 4<text:line-break/>Succi hypocystidis, succi acaciae, succi rhois Syriacae, sin-<text:line-break/>gulorum drach. iv, balaustii, </text:span><text:span text:style-name="T45">opii, </text:span><text:span text:style-name="T45">gummi, singulorum drach.<text:line-break/>iv, vini rnyrtitae quod satis esu Usus ostensus est.,</text:span></text:p>
      <text:p text:style-name="P16"><text:span text:style-name="T94">\Pasiillus</text:span><text:span text:style-name="T69">1</text:span><text:span text:style-name="T94"> </text:span><text:span text:style-name="T7">haemoptoicus medicamentum accommoda- </text:span><text:span text:style-name="T7">'<text:line-break/></text:span><text:span text:style-name="T7">tum, inscribitur</text:span><text:span text:style-name="T45"> tqypherum.J 4 Amyli, balaustii, terrae Sa-<text:line-break/>miae, fucci hypocystidis, gummi, croci, opii, singulorum<text:line-break/>drach. ij, excipe succo plantaginis' et exhibe drach. unam.</text:span></text:p>
      <text:p text:style-name="P13"><text:span text:style-name="T45">' </text:span><text:span text:style-name="T45">Liquor ipse huic affectui sit conveniens» Aiiud. </text:span><text:span text:style-name="T7">4 Amyli,</text:span></text:p>
      <text:p text:style-name="P12"><text:span text:style-name="T22">3 </text:span><text:span text:style-name="T45">iv, terrae Samiae, hypocystidis, singulorum drach. ij, opii,<text:line-break/>croci, balaustii, tragacanthae, singulorum drach. j, excipe<text:line-break/>succo plantagiuis.</text:span></text:p>
      <text:p text:style-name="P34"><text:span text:style-name="T7">[Pastillus ex succino. Facit haemcptoicis, datt/urnae<text:line-break/>et recenti tusii, phthisicis, anaphoricis, suppuratis, coelia-<text:line-break/>cis, dysentericis et inflatis, esi etiam au&gt;icularis bona<text:line-break/></text:span><text:span text:style-name="T45">2|_ Psyllii mundi draclu xlv, iridis lllyricae, mastiches, ra-<text:line-break/>mentorum succini, croci, singulorum drach. xxx, opii drach.<text:line-break/>xv. Psyllium in aquam calidam conjectum macerari sinito,<text:line-break/>atque ubi viscosum ac glutinofum de se -lu </text:span><text:span text:style-name="T45">aquam </text:span><text:span text:style-name="T45">depo-<text:line-break/>suerit, liquorem exprimito et cum eo medicamentum prae-<text:line-break/>parato , in pastillos ipsum cogendo, ex quibus obolos iij ad<text:line-break/>scrnnum euntibus dato. Sint autem aquae sextarii iij. ln<text:line-break/>estis exemplaribus psyllium ad triduum madescit; deinde<text:line-break/>ter donec ebulliat, coquitur </text:span><text:span text:style-name="T45">et </text:span><text:span text:style-name="T45">ab igne ademptum rursus<text:line-break/>ad triduum sinitur, atque tunc liquor ad medicamenti con-<text:line-break/>fectionem'fegregatar.<text:tab/></text:span><text:span text:style-name="T59">1</text:span></text:p>
      <text:p text:style-name="P16"><text:span text:style-name="T45">[7 </text:span><text:span text:style-name="T7">astHlus Neapolitae, facit laemoptoicis</text:span><text:span text:style-name="T7">, </text:span><text:span text:style-name="T7">suppura-</text:span></text:p>
      <text:p text:style-name="P12"><text:span text:style-name="T7">tis, phthisicis, affectionibus rheumaticis^ 4</text:span><text:span text:style-name="T45"> Seminis hyos-<text:line-break/>cyami albi, succi mandragorae, utriusque </text:span><text:span text:style-name="T7">3 v,</text:span><text:span text:style-name="T45"> thuris ma-<text:line-break/>sisuli, opii Hispani, styracis, coaguli hinnuli, singulorum<text:line-break/>d</text:span><text:span text:style-name="T74">rac</text:span><text:span text:style-name="T45">h, x, mastiches 5 xx, ramentorum succini, iridis llly-<text:line-break/>ricae, croci, singulorum 5 xtxx; pfyllii 3 aquae (exta-<text:line-break/>rius iij, praepara ac utere *, ut praedictum est. </text:span><text:span text:style-name="T7">Pastillus ex<text:line-break/>coraUio, ut Nicerutus.</text:span><text:span text:style-name="T45"> 4 Corallii, terrae Samiae, utrius-<text:line-break/>que 3 viij, halausiiorum, amyli, terrae Lemniae, singulo-<text:line-break/>runiiij iv, feminis hyoscyami albi, opii, hypocystidis, sin-<text:line-break/>gulorumSij, excipe succo arioglossi, coge pastillos ac exhibe.</text:span></text:p>
      <text:p text:style-name="P16"><text:span text:style-name="T7">[Dioclis</text:span><text:span text:style-name="T45"> Cstntoedonii.], 4 Corallii drach- octo, succi<text:line-break/>hypocystidis, balausiii, succi acaciae, rhu Pontici, terrae<text:line-break/>Samiae, opll, thuris, lucri symphyti, singulorum drach.<text:line-break/>duas, excipe succo plantaginis.</text:span></text:p>
      <text:p text:style-name="P16"><text:span text:style-name="T7">[Aphrodistacurn .Clidion, medicamentum accommoda-<text:line-break/>tum. Facit haemoptoiois, coeUaais, dysenterici' et qui sto-<text:line-break/>machi fluxionibus labmant^</text:span><text:span text:style-name="T45"> </text:span><text:span text:style-name="T45">4 </text:span><text:span text:style-name="T45">Cytinorum, spinae Aegy-<text:line-break/>ptiae, balaustiorum, succi hypocystidis; succi acaciae, sin-</text:span></text:p>
      <text:p text:style-name="P35"><text:span text:style-name="T45">gulorum 3 </text:span><text:span text:style-name="T45">vj, </text:span><text:span text:style-name="T45">Iycii, rhu </text:span><text:span text:style-name="T45">Pontici, </text:span><text:span text:style-name="T45">opii, singulorum 5 iv,<text:line-break/>myrrhae 3 </text:span><text:span text:style-name="T45">ij, contusa et cribrata diligenter </text:span><text:span text:style-name="T45">baccarum myrti<text:line-break/>decocto </text:span><text:span text:style-name="T45">excipe et pastillos coge. Exuibe </text:span><text:span text:style-name="T45">pro' viribus cum<text:line-break/>rosarum </text:span><text:span text:style-name="T45">decocto </text:span><text:span text:style-name="T45">aut </text:span><text:span text:style-name="T45">baccar-un </text:span><text:span text:style-name="T45">myrti aut </text:span><text:span text:style-name="T45">aqua </text:span><text:span text:style-name="T45">frigida, fo-<text:line-break/>rinsecus spongiis posca imbutis utens. Postquam’ vero fluxus<text:line-break/>constiterit, pectus </text:span><text:span text:style-name="T45">et fluxione infestatos </text:span><text:span text:style-name="T45">locos omphacio cum<text:line-break/>aceto dissoluto illinito, </text:span><text:span text:style-name="T45">tepefiat </text:span><text:span text:style-name="T7">aniein</text:span><text:span text:style-name="T45"> ad cinerem calidam<text:line-break/>donec aliquantulum spissetur.<text:tab/></text:span><text:span text:style-name="T45">• -</text:span></text:p>
      <text:p text:style-name="P16"><text:span text:style-name="T7">suPhilippi </text:span><text:span text:style-name="T7">medicamentum </text:span><text:span text:style-name="T7">accommodatum dysentericis<text:line-break/>et haenwptoicisi}</text:span><text:span text:style-name="T45"> </text:span><text:span text:style-name="T45">4 Balaustii, </text:span><text:span text:style-name="T45">aeaclae,- hypocystidis fucci,<text:line-break/></text:span><text:span text:style-name="T45">opii, </text:span><text:span text:style-name="T45">rhois, thuris, myrrhae, croci, gallae, lycii, aloes, rhu<text:line-break/>Pontici, baccarum myrti nigrarum, malicorii singulorum<text:line-break/>3 iv, excipe vino Italico et redige,</text:span><text:span text:style-name="T45">in.</text:span><text:span text:style-name="T45">pastillus triobolares.<text:line-break/>Dato febrientibus ex .aqua non febrientibus cum vino.</text:span></text:p>
      <text:h text:style-name="P4" text:outline-level="2">Cap. V.</text:h>
      <text:p text:style-name="P9"><text:span text:style-name="T45">[ </text:span><text:span text:style-name="T7">Consectiones dolorem sedantes, tabescenti—<text:line-break/>bus et sanguinem rejicientibus commodae, iternque aliis<text:line-break/>quibusdam accommodatae praeterquam colioisst.</text:span><text:span text:style-name="T45"> In iis equi-<text:line-break/>dem, qui sanguinem rejiciunt, nondum tamen exacte tabe</text:span></text:p>
      <text:p text:style-name="P12"><text:span text:style-name="T45">apprehensi sunt, lioc genus </text:span><text:span text:style-name="T45">medicamentorum dolorem </text:span><text:span text:style-name="T45">se-<text:line-break/>dantium priores medici </text:span><text:span text:style-name="T45">composuerunt, ipsumque </text:span><text:span text:style-name="T45">anodynon<text:line-break/>appellaverunt, </text:span><text:span text:style-name="T45">conveniens et </text:span><text:span text:style-name="T45">iis, </text:span><text:span text:style-name="T45">qui sanguinem </text:span><text:span text:style-name="T45">rejiciunt<text:line-break/>et iis, qui tum hoc perpetiuntur tum etiam jam tabescunt,<text:line-break/>stemque'tad alics dolores et affectus, qui circa pulmones,<text:line-break/>arteriam., thoraeem atque alias quasdam partes consistunt,<text:line-break/>colicis tantum exceptis.. Disserunt enim haec medicamenta<text:line-break/>ah iis, </text:span><text:span text:style-name="T45">quae </text:span><text:span text:style-name="T45">privatim colica appellantur, aromatum </text:span><text:span text:style-name="T45">et </text:span><text:span text:style-name="T7">odo-<text:line-break/>ratorum </text:span><text:span text:style-name="T7">ac</text:span><text:span text:style-name="T45"> </text:span><text:span text:style-name="T45">urinam cientium seminum mixtura. Colicae<text:line-break/>enim confectiones his vehementiores sunt, stupefactoriarn<text:line-break/>vim praedominantem habentes ex multitudine refrigeran--<text:line-break/>tium medicamentorum, quale est hyoscyami semen et cicuta<text:line-break/>et papaveris succns et cortex </text:span><text:span text:style-name="T45">radicis </text:span><text:span text:style-name="T45">mandragorae; his nam-<text:line-break/>que in colicis uti 'cogimur ob magnitudinem doloris.</text:span></text:p>
      <text:p text:style-name="P16"><text:span text:style-name="T7">[Anodyni quas Andr^macl us scripsit ad praedictos<text:line-break/>ajfectusij Consectio Jedans dolorem, ad omnes internos asa<text:line-break/>sectus et pleurrtidas qua -utor.</text:span><text:span text:style-name="T45"> 4 Radicis panacis, semi-<text:line-break/>nis dauci, utriusque 3 iv, cestorii </text:span><text:span text:style-name="T7">3</text:span><text:span text:style-name="T45"> iv, alii 3 ij, feminis</text:span></text:p>
      <text:p text:style-name="P12"><text:span text:style-name="T45">hyoscyami, </text:span><text:span text:style-name="T45">opii, </text:span><text:span text:style-name="T45">utriusque </text:span><text:span text:style-name="T7">3</text:span><text:span text:style-name="T45"> iv, </text:span><text:span text:style-name="T45">alii 5 ij» mellis quod suf-<text:line-break/>ficit. Dantur </text:span><text:span text:style-name="T45">oboli </text:span><text:span text:style-name="T45">quatuor cum aquae cyathis tribus. Aiia<text:line-break/></text:span><text:span text:style-name="T7">scdans dolorem, </text:span><text:span text:style-name="T7">Marcellini.</text:span><text:span text:style-name="T45"> 21 </text:span><text:span text:style-name="T45">Anisi </text:span><text:span text:style-name="T7">3</text:span><text:span text:style-name="T45"> </text:span><text:span text:style-name="T45">ij, seminis hyoscvj.<text:line-break/>ami 3 ij, fucci papaveris </text:span><text:span text:style-name="T7">3</text:span><text:span text:style-name="T45"> </text:span><text:span text:style-name="T45">j, </text:span><text:span text:style-name="T45">seminis apii </text:span><text:span text:style-name="T7">3</text:span><text:span text:style-name="T45"> ij, croci obo-<text:line-break/>los iv, rosarum siccarum </text:span><text:span text:style-name="T7">3 </text:span><text:span text:style-name="T7">j,</text:span><text:span text:style-name="T45"> myrrhae 3 j, amomi 5 </text:span><text:span text:style-name="T7">j,</text:span><text:span text:style-name="T45"> trita<text:line-break/>cum aqua in pastillos triginta duos redige. Dani ad simini<text:line-break/>tempus, cum aquae cyathis duobus aut tribus. </text:span><text:span text:style-name="T7">Alia scdans<text:line-break/>dolorem ex feminibus-</text:span><text:span text:style-name="T45"> 4 Seminis apii </text:span><text:span text:style-name="T7">3</text:span><text:span text:style-name="T45"> viij, ammri drach-<text:line-break/>viij, anisi 3 iiij, foeniculi </text:span><text:span text:style-name="T45">drach. </text:span><text:span text:style-name="T45">iiij, opii </text:span><text:span text:style-name="T7">3</text:span><text:span text:style-name="T45"> ij, cassiae nigrae<text:line-break/>drach. ij, cum aqua </text:span><text:span text:style-name="T7">fae</text:span><text:span text:style-name="T45"> pastillos triobolares. Dato ex passo,<text:line-break/>sexta et decima heminae parte aut ex aqua. </text:span><text:span text:style-name="T7">Alia Achfflis<text:line-break/>compunctorie. 4</text:span><text:span text:style-name="T45"> Anisi drach. </text:span><text:span text:style-name="T7">viij,</text:span><text:span text:style-name="T45"> ammii </text:span><text:span text:style-name="T7">3</text:span><text:span text:style-name="T45"> viij, suminis<text:line-break/>foeniculi, feminis apii, singulorum drach. iiij; opii draclu ij,<text:line-break/>nardi Indicae draclu </text:span><text:span text:style-name="T7">ij,</text:span><text:span text:style-name="T45"> myrrhae 3 ij, piperis drach. unam,<text:line-break/>cassiae nigrae3 ij, fac pestilsed triobolares, qni resiccati pon-<text:line-break/>derent obolos ij. Dato ut reliquos.</text:span></text:p>
      <text:p text:style-name="P13"><text:span text:style-name="T7">[Alia dolorem scdans, ut Xenocrates, qua ulasi<text:line-break/>xime ad tormina at dysentericos</text:span><text:span text:style-name="T45">4 Seminis apii </text:span><text:span text:style-name="T7">3 j,</text:span><text:span text:style-name="T45"> anisi</text:span></text:p>
      <text:p text:style-name="P12"><text:span text:style-name="T45">drach. </text:span><text:span text:style-name="T45">unam, </text:span><text:span text:style-name="T45">piperis albi </text:span><text:span text:style-name="T7">3 j,</text:span><text:span text:style-name="T45"> myrrhae, obolos iiij, castorii<text:line-break/>obolos iiij, opii obolps' ij, croci obolos iij, gentianae drach<text:line-break/>duas. Fac pestillos triobolares et varie exhibe.</text:span></text:p>
      <text:p text:style-name="P16"><text:span text:style-name="T45">[Aiia</text:span><text:span text:style-name="T7">siplu agis dicta scdans dolorem, resicrans si/uxio-<text:line-break/>nes et tormina ac tujses, qua utor.j</text:span><text:span text:style-name="T45"> 4 Myrrhae oboli v,<text:line-break/>alii vj, corticis mandragorae </text:span><text:span text:style-name="T7">3 </text:span><text:span text:style-name="T7">iiij',</text:span><text:span text:style-name="T45"> succi papaveris </text:span><text:span text:style-name="T7">3 v,</text:span><text:span text:style-name="T45"> se-<text:line-break/>minis hyoscyami 3 iiij, alii </text:span><text:span text:style-name="T7">3 ij, thuris 3 v,</text:span><text:span text:style-name="T45"> croci </text:span><text:span text:style-name="T7">3 </text:span><text:span text:style-name="T7">v,</text:span><text:span text:style-name="T45"> </text:span><text:span text:style-name="T45">ex-<text:line-break/>cipe vino. Exhibe pro viribus aliquibus sabae Aegyptiae<text:line-break/>magnitudine, aliquibus obol. ij.</text:span></text:p>
      <text:p text:style-name="P16"><text:span text:style-name="T7">. </text:span><text:span text:style-name="T94">\Alia, </text:span><text:span text:style-name="T7">asier appellata sistens dolorem, qua utor ad<text:line-break/>omnem siuxwm, 'dolorem et</text:span><text:span text:style-name="T45"> omnes </text:span><text:span text:style-name="T7">internos ajsa.tus et de<text:line-break/>stillationes, ad vesicam, ad suffocationes, fluxum muliebrem,<text:line-break/>siornadhi fluxionem, dysentericos, sanguinem rejicientes,<text:line-break/>facit </text:span><text:span text:style-name="T7">et </text:span><text:span text:style-name="T7">ad resolutos4</text:span><text:span text:style-name="T45"> Croci obol. iij, scminis hyoscy -<text:line-break/>ami 5 vj, feminis alni </text:span><text:span text:style-name="T45">J </text:span><text:span text:style-name="T45">vj, anisi J iiij, styracis </text:span><text:span text:style-name="T7">3</text:span><text:span text:style-name="T45"> iiij, scmi-<text:line-break/>nis dauciS iiij, castorii </text:span><text:span text:style-name="T7">3 ij,</text:span><text:span text:style-name="T45"> opii 5 ni, myrrhae </text:span><text:span text:style-name="T7">3</text:span><text:span text:style-name="T45"> ij, qui-<text:line-break/>dam etiam mandragorae fucet </text:span><text:span text:style-name="T7">3</text:span><text:span text:style-name="T45"> iiij, ut vero Xenocrates,</text:span></text:p>
      <text:p text:style-name="P36"><text:span text:style-name="T45">etiam piperis </text:span><text:span text:style-name="T45">albi </text:span><text:span text:style-name="T7">3 </text:span><text:span text:style-name="T7">vj,</text:span><text:span text:style-name="T45"> cum aqua </text:span><text:span text:style-name="T45">fac </text:span><text:span text:style-name="T45">pastillos triobolares.<text:line-break/>Dato ex </text:span><text:span text:style-name="T45">aqua.<text:tab/></text:span><text:span text:style-name="T45">,</text:span></text:p>
      <text:p text:style-name="P37"><text:span text:style-name="T45">[Aiia</text:span><text:span text:style-name="T7">scdans dolorem, Lycomedis. Resiccat destilla-<text:line-break/>tiones arteriae: et fluxiones oculorum^</text:span><text:span text:style-name="T45"> 4 Seminis hyoscy-<text:line-break/>ami 3 ij, seminis apii 3 ij, </text:span><text:span text:style-name="T45">°Pli 5 </text:span><text:span text:style-name="T45">ll&gt; </text:span><text:span text:style-name="T59">an</text:span><text:span text:style-name="T45">isi 3 j, croci obolos<text:line-break/>iiij, rosarum siccarum 5 ij, myrrhae </text:span><text:span text:style-name="T7">3 j,</text:span><text:span text:style-name="T45"> alii 3 ij, cum aqua<text:line-break/>redigilo in pastillos triobolares. &lt; Utere quemadmodum tri-<text:line-break/>gcno' appellato.<text:tab/>’ • .</text:span></text:p>
      <text:p text:style-name="P16"><text:span text:style-name="T45">[Aiia </text:span><text:span text:style-name="T7">scdans dolorem, resiccatoria, sacit et ad hae-<text:line-break/>rnoptoicos, coeliacos, dysentericos, rupta</text:span><text:span text:style-name="T45"> ei </text:span><text:span text:style-name="T7">convulsae 4<text:line-break/>Anisi</text:span><text:span text:style-name="T45"> 3 iiij, seminis apii 5 ilii» °Pli drach. iiij, crcci </text:span><text:span text:style-name="T7">3 j,<text:line-break/></text:span><text:span text:style-name="T45">feminis hyoscyami 3 liij j styracis drach. unam, floris junci<text:line-break/>odorati </text:span><text:span text:style-name="T7">3 j,</text:span><text:span text:style-name="T45"> balaustii Qbni. iiij, quidam </text:span><text:span text:style-name="T7">3</text:span><text:span text:style-name="T45"> vij, foliurvm rosa-<text:line-break/>rum 3 j, nardi In dicae </text:span><text:span text:style-name="T7">obol.</text:span><text:span text:style-name="T45"> iiij, cum aqua formato' pastil-<text:line-break/>los dicbolares-. Dani ex vino aut aqua aut protropo. </text:span><text:span text:style-name="T7">Alia<text:line-break/>dolorem fedami potio Rusi, qua utor- 4</text:span><text:span text:style-name="T45"> -.Corticis mandra-<text:line-break/>gorae drach. iiij, thuris drach. v, piperis albi </text:span><text:span text:style-name="T7">3</text:span><text:span text:style-name="T45"> ij et dimi-</text:span></text:p>
      <text:p text:style-name="P12"><text:span text:style-name="T45">diam</text:span><text:span text:style-name="T45">, croci drach. </text:span><text:span text:style-name="T45">v, </text:span><text:span text:style-name="T45">seminis hyoscyami drach. </text:span><text:span text:style-name="T45">quatuor,<text:line-break/>succi papaveris </text:span><text:span text:style-name="T7">3 </text:span><text:span text:style-name="T7">v,</text:span><text:span text:style-name="T45"> </text:span><text:span text:style-name="T45">myrrhae drach. </text:span><text:span text:style-name="T45">v, nardi obolos iij,<text:line-break/>cassiae nigrae drach. </text:span><text:span text:style-name="T45">duas, trita </text:span><text:span text:style-name="T45">cum passo in pastillos drach-<text:line-break/>males cogito ac reponito ne humidi fiant. Dantur ex aquae<text:line-break/>calidae cyathis duobus, chniericis ex frigida. Aiia </text:span><text:span text:style-name="T7">scdans<text:line-break/>dolorem ad omnes internas affectiones, qua utor. 4</text:span><text:span text:style-name="T45"> Cas-<text:line-break/>siae nigrae, myrrhae, opii, styracis, croci, singulorum^ j,<text:line-break/>quidam draclu unam et obolos iij, cogito in pastillos trium<text:line-break/>aut duorum obolorum.. </text:span><text:span text:style-name="T45">Praebe </text:span><text:span text:style-name="T45">febrientibus ex aqua, non<text:line-break/>febricitantibus,lu vino, </text:span><text:span text:style-name="T45">hepaticis </text:span><text:span text:style-name="T45">in 'aqua mulsa, itidem et<text:line-break/>pleuriticis. Efficax est et ad tussim. </text:span><text:span text:style-name="T7">Alia trigonos vocata,<text:line-break/>resicratoria et scdans </text:span><text:span text:style-name="T7">dolorem.</text:span><text:span text:style-name="T45"> </text:span><text:span text:style-name="T22">2ί </text:span><text:span text:style-name="T45">Seminis hyoscyami J iiij,<text:line-break/>feminis apii 3 iiij, anisi 3 ij, opii </text:span><text:span text:style-name="T7">3 ij,</text:span><text:span text:style-name="T45"> cum aqua pastillos<text:line-break/>formato. Dantur cum frigida,mane et vesperi, unus pro vice.<text:line-break/></text:span><text:span text:style-name="T7">Alia mirabilis sedant dolorem Asclepiadae, ad omnes in-<text:line-break/>ternos affectus. 4 Seselis,</text:span><text:span text:style-name="T45"> chamaepityos, tussilaginis, femi-<text:line-break/>nis rutae silvestris, seminis dauci, singulorum </text:span><text:span text:style-name="T7">3 vj,</text:span><text:span text:style-name="T45"> feminis<text:line-break/>hyoscyami, opii, utriusque 3 viij, castorii J xxv, rheu Pon-</text:span></text:p>
      <text:p text:style-name="P12"><text:span text:style-name="T7">tiri 3 viiij, </text:span><text:span text:style-name="T7">excipe melle. </text:span><text:span text:style-name="T7">Alia, ut Charicles.</text:span><text:span text:style-name="T45"> 4 Tordylii<text:line-break/>5 viij, chamaepityos </text:span><text:span text:style-name="T7">3</text:span><text:span text:style-name="T45"> viij, ritu Pontici </text:span><text:span text:style-name="T7">3 vj, castorii</text:span><text:span text:style-name="T45"> 3 xij<text:line-break/>et dimidiam, tussilaginis draclu viij, seminis rutae silvestris<text:line-break/>3 viij, seminis dauci draesi. viij, opii </text:span><text:span text:style-name="T7">3</text:span><text:span text:style-name="T45"> iiij, seminis hyoscy-<text:line-break/>ami drach. iiij, croci 3 v, quidam addunt mel Atticum. Aiia<text:line-break/></text:span><text:span text:style-name="T7">dolorem sedans Jucunda appellata- Facit et ad tdbescerv-<text:line-break/>tes et inflatos. 4</text:span><text:span text:style-name="T45"> Illyricae </text:span><text:span text:style-name="T45">5 </text:span><text:span text:style-name="T59">xxx</text:span><text:span text:style-name="T45">&gt; fuccini, croc:, mastiches<text:line-break/>Chiae, singulorum drach. </text:span><text:span text:style-name="T45">xxx, </text:span><text:span text:style-name="T45">pfyssii 5 xlv aut xxx, succi<text:line-break/>papaveris draclu xv, cum aqua pluria pastillos draclu J </text:span><text:span text:style-name="T45">et<text:line-break/>obolos </text:span><text:span text:style-name="T45">iij ponderantes formato </text:span><text:span text:style-name="T45">ac </text:span><text:span text:style-name="T45">exhibeto. Psyllium </text:span><text:span text:style-name="T45">per<text:line-break/>diem et </text:span><text:span text:style-name="T45">noctem aqua pluviali maceratu, deinde coquito </text:span><text:span text:style-name="T45">et<text:line-break/></text:span><text:span text:style-name="T45">exprimito, atque sic cum reliquis committito. </text:span><text:span text:style-name="T7">Alia potio </text:span><text:span text:style-name="T7">sie-<text:line-break/></text:span><text:span text:style-name="T7">dans dolorem ex libris Aplrrodua, tA omnem dolorem su<text:line-break/>nervis, utero, coxendicibus- 4</text:span><text:span text:style-name="T45"> Succi papaveris 5 j, opo-<text:line-break/>balsami 5 j, aut carpobalsami 5 </text:span><text:span text:style-name="T7">j,</text:span><text:span text:style-name="T45"> obolos ij, myrrhae, semi-<text:line-break/>nis hyoscyami, castorii, styracis, singulorum </text:span><text:span text:style-name="T7">3 j,</text:span><text:span text:style-name="T45"> excipe<text:line-break/>passo et fac pastillos oboli unius et'dimidii. Dato ex aquae<text:line-break/>calidae cyathis duobus aut tribus.</text:span></text:p>
      <text:p text:style-name="P17"><text:span text:style-name="T33">{ </text:span><text:span text:style-name="T7">4liud sedans dolorem catapotium ex libris Aphro-<text:line-break/></text:span><text:span text:style-name="T7">dae, ad omnes </text:span><text:span text:style-name="T7">internos affectus </text:span><text:span text:style-name="T7">et </text:span><text:span text:style-name="T7">ad quartanarios , </text:span><text:span text:style-name="T7">sttd<text:line-break/></text:span><text:span text:style-name="T7">intervalli tempore </text:span><text:span text:style-name="T7">inedimm ferunt et </text:span><text:span text:style-name="T7">cieinde </text:span><text:span text:style-name="T7">accipiunt-<text:line-break/>Facit et </text:span><text:span text:style-name="T7">ad </text:span><text:span text:style-name="T7">calculosos, </text:span><text:span text:style-name="T7">dysentericos, stomachicos </text:span><text:span text:style-name="T7">et jam<text:line-break/>desperatos atque anxios. Esi </text:span><text:span text:style-name="T7">et </text:span><text:span text:style-name="T7">ooulis vdlde commodum}<text:line-break/></text:span><text:span text:style-name="T45">2|. Seminis hyoscyami, anisi, styracis, singulorum Jj iiij,<text:line-break/>jroci, opii</text:span><text:span text:style-name="T45">,• </text:span><text:span text:style-name="T45">utriusque </text:span><text:span text:style-name="T45">3 </text:span><text:span text:style-name="T45">iij, castorii 3 ij, suc catapotia Ae-<text:line-break/>gyptiae </text:span><text:span text:style-name="T45">fabae </text:span><text:span text:style-name="T45">magnitudine. Praebe ex aquae cyathis duo-<text:line-break/>bus. </text:span><text:span text:style-name="T7">Alia </text:span><text:span text:style-name="T7">dolorem </text:span><text:span text:style-name="T7">scdans </text:span><text:span text:style-name="T7">ad </text:span><text:span text:style-name="T7">omnes internos ojscctus.</text:span><text:span text:style-name="T45"> 21<text:line-break/>Seminis </text:span><text:span text:style-name="T45">apii </text:span><text:span text:style-name="T7">3</text:span><text:span text:style-name="T45"> </text:span><text:span text:style-name="T45">ij, anisi </text:span><text:span text:style-name="T7">3</text:span><text:span text:style-name="T45"> ij, </text:span><text:span text:style-name="T45">piperis </text:span><text:span text:style-name="T45">longr 3 </text:span><text:span text:style-name="T22">ί </text:span><text:span text:style-name="T59">e</text:span><text:span text:style-name="T45">b </text:span><text:span text:style-name="T7">uigrt</text:span><text:span text:style-name="T45"> 3 j,<text:line-break/>castorii obolos iiij, myrrhae, epn, singulorum obolos iiij,<text:line-break/>panacis, gentianae, singulorum obolos iiij, cinnamomi obol.<text:line-break/>♦ iij, fucci radicis dulcis obolos iij, pastillos obol. iij for-<text:line-break/>mato, siyfenterieis datur drach. una.</text:span></text:p>
      <text:p text:style-name="P16"><text:span text:style-name="T7">[Alia potio dolorem scdans, ad. omnes internos uffe-<text:line-break/>ctus et sanguinis rejactionem undecunque feratur, etiam<text:line-break/>si ex vulnere prodeat, quibusdam prodest. Facit et ad ne-<text:line-break/>phriticos et hepaticos. Hanc </text:span><text:span text:style-name="T7">ne </text:span><text:span text:style-name="T7">prius dederis quam rner~</text:span></text:p>
      <text:p text:style-name="P12"><text:span text:style-name="T7">aedem</text:span><text:span text:style-name="T45"> acceperis.] 4 Cinnamomi, </text:span><text:span text:style-name="T45">cassiae, </text:span><text:span text:style-name="T45">utriusque </text:span><text:span text:style-name="T7">3</text:span><text:span text:style-name="T45"> ij,<text:line-break/></text:span><text:span text:style-name="T45">myrrhae </text:span><text:span text:style-name="T7">3 </text:span><text:span text:style-name="T7">j,</text:span><text:span text:style-name="T45"> piperis albi </text:span><text:span text:style-name="T7">3</text:span><text:span text:style-name="T45"> </text:span><text:span text:style-name="T45">j </text:span><text:span text:style-name="T45">et longi 5 j, </text:span><text:span text:style-name="T45">galbani 3 j, opii<text:line-break/>J ij, trita cum melle pauco in catapotia, redige, partim<text:line-break/>magnitudine fabae, partim quantitate araci. Dato pro viri-<text:line-break/>bus cum aqua aut pro judicio tuo. </text:span><text:span text:style-name="T7">Alia scdans dolorem<text:line-break/>Crateri ad tabescentes </text:span><text:span text:style-name="T7">et </text:span><text:span text:style-name="T7">sanguinem rejicientes. 4</text:span><text:span text:style-name="T45"> Myr-<text:line-break/>rhae </text:span><text:span text:style-name="T7">3 vj,</text:span><text:span text:style-name="T45"> mandragorae 5 iiij, seminis hyoscyami </text:span><text:span text:style-name="T7">3</text:span><text:span text:style-name="T45"> iiij, opii<text:line-break/>5 v, croci, thuris, utriusque </text:span><text:span text:style-name="T7">3 </text:span><text:span text:style-name="T7">v,</text:span><text:span text:style-name="T45"> rhu </text:span><text:span text:style-name="T7">3 v,</text:span><text:span text:style-name="T45"> seminis cicutae,<text:line-break/>styracis, utriusque </text:span><text:span text:style-name="T7">3 v,</text:span><text:span text:style-name="T45"> </text:span><text:span text:style-name="T45">excipe </text:span><text:span text:style-name="T45">vino mulso.</text:span></text:p>
      <text:p text:style-name="P16"><text:span text:style-name="T7">[Alia sedativa </text:span><text:span text:style-name="T7">doloris, </text:span><text:span text:style-name="T7">mpsierium appellata, ut Ni-<text:line-break/>ceratus. Ad phthisicos, tujsient es, coeliacos, dysentericos,<text:line-break/>destillationes, conscsiim auxiliatura</text:span><text:span text:style-name="T45"> Zj- Croci, costi, casto*<text:line-break/>rii,' asari, seminis hyofcyaini, opii, styracis, singulorum 5 j&gt;<text:line-break/>quidam hyoscyami seminis </text:span><text:span text:style-name="T7">3</text:span><text:span text:style-name="T45"> </text:span><text:span text:style-name="T22">β, </text:span><text:span text:style-name="T45">excipe melle ac utere.<text:line-break/></text:span><text:span text:style-name="T7">Alia doloris scdativa ad destinationem conveniens. 4</text:span><text:span text:style-name="T45"> </text:span><text:span text:style-name="T45">Se-<text:line-break/></text:span><text:span text:style-name="T45">minis hyoscyami, succi papaveris, amyli, singulorum 3 j,<text:line-break/>anisi 3 </text:span><text:span text:style-name="T7">j,</text:span><text:span text:style-name="T45"> spicae nurui 5 </text:span><text:span text:style-name="T7">j,</text:span><text:span text:style-name="T45"> croci 3j, rubricae Sinopicae obo-</text:span></text:p>
      <text:p text:style-name="P38"><text:span text:style-name="T45">--nistur . </text:span><text:span text:style-name="T45">0- </text:span><text:span text:style-name="T7">r </text:span><text:span text:style-name="T7">sirr.A</text:span><text:span text:style-name="T7">.<text:tab/></text:span><text:span text:style-name="T45">1 i.s^qt r e.</text:span><text:span text:style-name="T45">.'ni </text:span><text:span text:style-name="T45">de</text:span></text:p>
      <text:p text:style-name="P39"><text:span text:style-name="T45">los iij", aut Lemniae J j, formato pastillos triginta Uato<text:line-break/>duos in </text:span><text:span text:style-name="T45">noerem </text:span><text:span text:style-name="T45">cum, </text:span><text:span text:style-name="T45">aqua. </text:span><text:span text:style-name="T45">.. ..<text:tab/>....</text:span></text:p>
      <text:p text:style-name="P40"><text:span text:style-name="T45">t<text:tab/>• </text:span><text:span text:style-name="T59">r</text:span><text:span text:style-name="T45">r.i<text:tab/>'<text:tab/><text:tab/>j</text:span></text:p>
      <text:p text:style-name="P16"><text:span text:style-name="T45">Quae ab. </text:span><text:span text:style-name="T7">Asclepiade scripta sunt ad. eosdem a-Jsc-<text:line-break/></text:span><text:span text:style-name="T45">erus.].. </text:span><text:span text:style-name="T7">Eeiegrna pharos appellatum.</text:span><text:span text:style-name="T45"> </text:span><text:span text:style-name="T45">4 </text:span><text:span text:style-name="T45">iVini sextarii diini-<text:line-break/>dium, fucci marrubii viridis cocti sextas. um unutn. Haee<text:line-break/>in.,vas vitreum conjecta per. diem et noctem macerari simtm<text:line-break/>Sequenti die medicamentum mollito, .quemadmodum- alicam<text:line-break/>maceramus, atque ubi penitus dissolutu in fuerit, exprimlld<text:line-break/>liquorem, eiqu,e pinguedinem aliquam addito, et igni admota<text:line-break/>assidue movens coquito, donec.spissata mellis crassitudinem,<text:line-break/>acceperint. Ex hoc inystrum. datur ante cibum et pcstnia<text:line-break/>bum-taitundem. </text:span><text:span text:style-name="T7">Aliud.</text:span><text:span text:style-name="T45"> Foliorum marrubii tenerrimorum<text:line-break/>manipulum cum sufficienti, aquaiain. fictilr coquito, et ubi<text:line-break/>exoluta fuerint eximito ac terito,</text:span><text:span text:style-name="T59">1</text:span><text:span text:style-name="T45"> et decocto-, diluta rurssus-<text:line-break/>coanito, pollinis acetabulum inspergens et: pinguedinis arie-f<text:line-break/>tinae probe siihactae quadrantem, addens, et ubi coctio recte,<text:line-break/>habuerit, veluti reliquae, sorbitiones praeparantur ,';. ablata</text:span></text:p>
      <text:p text:style-name="P41"><text:span text:style-name="T45">ab igne </text:span><text:span text:style-name="T45">et </text:span><text:span text:style-name="T45">modico </text:span><text:span text:style-name="T45">fala conspersa sorbenda exhibe. </text:span><text:span text:style-name="T45">Amplius<text:line-break/>ablorptnin amplius juvat.<text:tab/></text:span><text:span text:style-name="T45"><text:tab/>'.</text:span></text:p>
      <text:p text:style-name="P16"><text:span text:style-name="T7">{Aliud </text:span><text:span text:style-name="T7">Aicerati, sacit suppuratis, dyspnoicis, veteri<text:line-break/></text:span><text:span text:style-name="T7">Asii) </text:span><text:span text:style-name="T7">viscosum </text:span><text:span text:style-name="T7">ac </text:span><text:span text:style-name="T7">gluiinosum rejicientibus </text:span><text:span text:style-name="T7">et </text:span><text:span text:style-name="T7">iis,</text:span><text:span text:style-name="T7">. </text:span><text:span text:style-name="T7">quae a<text:line-break/>suartupurgaritur lab deducit. Prodest </text:span><text:span text:style-name="T7">etiam </text:span><text:span text:style-name="T7">infantibus<text:line-break/>alimentum non sentientibus, </text:span><text:span text:style-name="T7">si </text:span><text:span text:style-name="T7">nutricibus</text:span><text:span text:style-name="T45"> praebeatur.J -4<text:line-break/>Snisti’ mambii scstarios sex, veruin probe hunc succursi<text:line-break/></text:span><text:span text:style-name="T45">colligere </text:span><text:span text:style-name="T45">oportet a^recenti marrubio' tuso expressum ,&gt;-vini<text:line-break/></text:span><text:span text:style-name="T45">Falerni; </text:span><text:span text:style-name="T45">fextarinin </text:span><text:span text:style-name="T45">«-j, • </text:span><text:span text:style-name="T45">mellis-Attici tantundem, piperis' albi;<text:line-break/></text:span><text:span text:style-name="T45">Biyrrhee, </text:span><text:span text:style-name="T45">thuris' singulorum </text:span><text:span text:style-name="T7">3</text:span><text:span text:style-name="T45"> viij, vinum- et succum ad ter-<text:line-break/></text:span><text:span text:style-name="T45">tia»: coquito; deinde mel </text:span><text:span text:style-name="T45">addito,' quibus inspissatis’ arida </text:span><text:span text:style-name="T45">in-<text:line-break/></text:span><text:span text:style-name="T45">spergitu, et diligenter mixta in vitreum vafculum transferto;<text:line-break/></text:span><text:span text:style-name="T45">I&gt;ato </text:span><text:span text:style-name="T45">myst#um ante cibum. Aiiud-SfaAbiuiii' </text:span><text:span text:style-name="T7">Largi.</text:span><text:span text:style-name="T45"> 4 </text:span><text:span text:style-name="T45">Succi<text:line-break/></text:span><text:span text:style-name="T45">marrubii </text:span><text:span text:style-name="T45">'</text:span><text:span text:style-name="T45">suxtariosinijr succi sempervivi tatstrmdem, luellis'<text:line-break/></text:span><text:span text:style-name="T45">Ailicifextarium </text:span><text:span text:style-name="T45">iiij, ‘alii-sextarios' j, vini’ Italici </text:span><text:span text:style-name="T45">iextarium </text:span><text:span text:style-name="T7">j,<text:line-break/></text:span><text:span text:style-name="T45">picis liquidae brutiae tanlundein, nardi Indicae, crocipmyr—<text:line-break/></text:span><text:span text:style-name="T45">rhae;</text:span><text:span text:style-name="T59">1</text:span><text:span text:style-name="T45"> </text:span><text:span text:style-name="T45">thuris, piperis </text:span><text:span text:style-name="T45">albi; </text:span><text:span text:style-name="T45">'singulorum </text:span><text:span text:style-name="T7">3</text:span><text:span text:style-name="T45"> viij, praepara' ac<text:line-break/></text:span><text:span text:style-name="T45">utfere </text:span><text:span text:style-name="T45">ut praedictum </text:span><text:span text:style-name="T7">Aliud phthisicis et dd siiixiqned</text:span></text:p>
      <text:p text:style-name="P42"><text:span text:style-name="T7">rhoracis.</text:span><text:span text:style-name="T45"> 4 </text:span><text:span text:style-name="T45">Seminis </text:span><text:span text:style-name="T45">cucumeris </text:span><text:span text:style-name="T45">hortensis </text:span><text:span text:style-name="T45">decorticat' </text:span><text:span text:style-name="T7">3</text:span><text:span text:style-name="T45"> </text:span><text:span text:style-name="T45">viij,<text:line-break/>amyli 3iiij,'suminis lini, seminis papaveris albi, utriusque<text:line-break/></text:span><text:span text:style-name="T45">J </text:span><text:span text:style-name="T45">ij, .tusauecuferibratu-' excipe* tragacanthae cremore et ali<text:line-break/>drachrnales pastillos redige. Dantur oboli trds non febrietis<text:line-break/>tibus ex vluo et myrti cremone, 'febrientibus' eum rhois sueco.<text:line-break/></text:span><text:span text:style-name="T7">Aliud.</text:span><text:span text:style-name="T45"> </text:span><text:span text:style-name="T45">4 Amyli'5 isij, suminis' cucumeris fativi tosti, se-<text:line-break/>minis papaveris albi tosti, '• amygdalarum depurgatarum, sin-<text:line-break/>gulorum 3 ij, tragacanthae </text:span><text:span text:style-name="T7">3 j,</text:span><text:span text:style-name="T45"> 'obolosiiijplorodi J</text:span><text:span text:style-name="T45">'</text:span><text:span text:style-name="T45">j; eiiiijis<text:line-break/>tragacanthae cremore</text:span><text:span text:style-name="T59">1</text:span><text:span text:style-name="T45"> et </text:span><text:span text:style-name="T45">postea </text:span><text:span text:style-name="T45">.etiam vino Scybelite emito.<text:line-break/>Utfere eodem mbcloi<text:tab/>‘<text:tab/></text:span><text:span text:style-name="T59">2</text:span><text:span text:style-name="T45"><text:tab/>•••</text:span><text:span text:style-name="T59">S</text:span><text:span text:style-name="T45">—</text:span></text:p>
      <text:p text:style-name="P16"><text:span text:style-name="T45">[Aiiud </text:span><text:span text:style-name="T7">Scribonii Largi rutasodtiwn, phthisicis, san-<text:line-break/>guinem rejicient ibus, siuppuratii, 'educit pelliculas, repur-<text:line-break/>gat sufficienter.. I?arum immcrari medicaTnento 'oportet.]<text:line-break/></text:span><text:span text:style-name="T45">4' Sagapeni, myrrhae, utriusque' 5 llsc bpsi, 'cardamomi,<text:line-break/>utri usque J iiij,' </text:span><text:span text:style-name="T45">castorii </text:span><text:span text:style-name="T45">5 </text:span><text:span text:style-name="T45">iiij, </text:span><text:span text:style-name="T45">psperis atbi dboioaiij, </text:span><text:span text:style-name="T45">exc.pe<text:line-break/></text:span><text:span text:style-name="T45">passo fac-alatapbtlar-Da ex aquae </text:span><text:span text:style-name="T45">calidae </text:span><text:span text:style-name="T45">cyathis </text:span><text:span text:style-name="T7">iij; ‘Alia<text:line-break/>cdnscctio tsiespesia/ia, </text:span><text:span text:style-name="T7">sacit </text:span><text:span text:style-name="T7">suppuratu at- aid.' abscejsu‘s</text:span><text:span text:style-name="T7">.<text:line-break/></text:span><text:span text:style-name="T7">adauWds.</text:span><text:span text:style-name="T45"> </text:span><text:span text:style-name="T59">,</text:span><text:span text:style-name="T45">4</text:span><text:span text:style-name="T59">i</text:span><text:span text:style-name="T45">’Seminis apii; Unii,‘ melanthii, </text:span><text:span text:style-name="T7">flnguic&gt;rtnn! 3 st?,</text:span></text:p>
      <text:p text:style-name="P43"><text:span text:style-name="T45">castorii </text:span><text:span text:style-name="T45">5 </text:span><text:span text:style-name="T45">ij, feminis dauri, sinouis; iridis, singulorum J vh<text:line-break/>p-xcspq. melle cocto, praebe </text:span><text:span text:style-name="T45">nucis </text:span><text:span text:style-name="T45">Ponticae magnitudine ex </text:span><text:span text:style-name="T45">'<text:line-break/></text:span><text:span text:style-name="T45">calidae-cyasiiis.iiij.;,</text:span><text:span text:style-name="T45">im-.ec,<text:tab/>. a.-.q • </text:span><text:span text:style-name="T45">- </text:span><text:span text:style-name="T45">-dJF-</text:span></text:p>
      <text:p text:style-name="P44"><text:span text:style-name="T45">q<text:tab/></text:span><text:span text:style-name="T45">md humores </text:span><text:span text:style-name="T7">aegre edudiles, suppuratos,</text:span></text:p>
      <text:p text:style-name="P46"><text:span text:style-name="T7">pepi^neumopicqs^ tyiaximp ,.autpm iis\ qui, eraso</text:span><text:span text:style-name="T7">a </text:span><text:span text:style-name="T7">ret glutso<text:line-break/>nosa .etsucupt, utsilio esu'</text:span><text:span text:style-name="T45"> 4 Mallis Attici cocti ad glutinis<text:line-break/>c,oqsistentlam ft; j, • piperis</text:span><text:span text:style-name="T59">1</text:span><text:span text:style-name="T45">'contusi, et cribrati, myrrhae, utri-<text:line-break/>usqec § q,ec.yfrsiam et, piper</text:span><text:span text:style-name="T45">, </text:span><text:span text:style-name="T45">trsta</text:span><text:span text:style-name="T74">s</text:span><text:span text:style-name="T45"> melle .cocto qxcipeet<text:line-break/>nucis Ponticae magnitudine in pillolas dividens devoiauila<text:line-break/>praebe,.„lu,aliis exemplaribps. habent myrrbae 5,ili Irnellis<text:line-break/>cecti ffe </text:span><text:span text:style-name="T7">j,</text:span><text:span text:style-name="T45"> </text:span><text:span text:style-name="T45">- </text:span><text:span text:style-name="T45">piperis </text:span><text:span text:style-name="T7">fj,.</text:span><text:span text:style-name="T45"> opop?nacis.5 vb praepara-ac exhibe<text:line-break/>similiter, ni praedictum-est...<text:tab/></text:span><text:span text:style-name="T45">, .<text:tab/></text:span><text:span text:style-name="T45">. </text:span><text:span text:style-name="T45">r.x.r . -</text:span></text:p>
      <text:p text:style-name="P45"><text:span text:style-name="T45">:<text:tab/></text:span><text:span text:style-name="T45">mandragora, </text:span><text:span text:style-name="T7">injcrtbiiur spsmagisf Facii</text:span></text:p>
      <text:p text:style-name="P13"><text:span text:style-name="T7">ffst. hffernoptosooa, anaphoricos, ernpsuos, resiccat quoque<text:line-break/>prnnern</text:span><text:span text:style-name="T80">r</text:span><text:span text:style-name="T7">siuxiepern,^.</text:span><text:span text:style-name="T45"> 4-Radicis mandragorae corticis </text:span><text:span text:style-name="T7">3.iiij,<text:line-break/></text:span><text:span text:style-name="T45">feminis hyofcyarnr J. iiij,. thuris mascali, fucci papaveris,<text:line-break/>croci ^jmyrrhae, sipgubrqm </text:span><text:span text:style-name="T7">3 </text:span><text:span text:style-name="T7">y,. trisa redjge</text:span><text:span text:style-name="T45"> in pastillos.</text:span></text:p>
      <text:p text:style-name="P47"><text:span text:style-name="T45">oboleres • ettpraesie </text:span><text:span text:style-name="T45">convenienter'</text:span><text:span text:style-name="T45">juxla </text:span><text:span text:style-name="T45">affectus. </text:span><text:span text:style-name="T7">Aliud </text:span><text:span text:style-name="T7">Ptosi<text:line-break/>lemaei </text:span><text:span text:style-name="T7">sumUiaris.</text:span><text:span text:style-name="T45"> 4 Styracis, opii, thuris, </text:span><text:span text:style-name="T45">croci; ningulo-'<text:line-break/>nim3 v, corti'cis.mandragorae,feminisliyoscyami aloipdauci<text:line-break/>Cretici, singuloruiu'3 iiiij </text:span><text:span text:style-name="T45">aaffiae J </text:span><text:span text:style-name="T45">ij, excipe xinssAmisiaeo;<text:line-break/>ac praebe’obolum cum aquae ealidae-cyathis duobus. </text:span><text:span text:style-name="T7">Aliud<text:line-break/>ad eosdem 'affectus.</text:span><text:span text:style-name="T45"> 4 Styracis 5 vj; myrrhae, opii,'• femi--<text:line-break/>nis hyoscyami-, irionis torrefacti, singulorum § iiij, ctortibis<text:line-break/>mandragorae, etpepanacis, utriusque.,3ij,' piperis albi, fpu-<text:line-break/>mae nitri, "utriusque J j, excipe melle cocto. Data'magni-<text:line-break/>tudine ciceris.<text:tab/></text:span><text:span text:style-name="T45">.</text:span></text:p>
      <text:p text:style-name="P48"><text:span text:style-name="T7">- ‘<text:tab/></text:span><text:span text:style-name="T7">' </text:span><text:span text:style-name="T94">\Alid </text:span><text:span text:style-name="T7">cohscciic panchrestus 'dictet. Fudit id tusum</text:span></text:p>
      <text:p text:style-name="P13"><text:span text:style-name="T7">antiquam, suppiirates, orthojsaoidod, tabescentes. Prodest<text:line-break/>pnaecordioriim distentionibus eind omnem irsiationejn. Hdu~<text:line-break/>lieribus rridnscs at </text:span><text:span text:style-name="T7">quae a </text:span><text:span text:style-name="T7">sceivi eoi rupto aut </text:span><text:span text:style-name="T33">ά </text:span><text:span text:style-name="T7">partu re~<text:line-break/>linquuntur fecundas deduedt?'-Ltberat Aiam ab affectibus<text:line-break/>asucn desidam..</text:span><text:span text:style-name="T45"> </text:span><text:span text:style-name="T45">4- </text:span><text:span text:style-name="T45">Terebinthinae </text:span><text:span text:style-name="T7">3'</text:span><text:span text:style-name="T45">: vii j,' styracis ' J vj, myr»<text:line-break/>rhae </text:span><text:span text:style-name="T7">3 v,</text:span><text:span text:style-name="T45"> crori, iridis, galbani; singulorum </text:span><text:span text:style-name="T7">3</text:span><text:span text:style-name="T45"> iiij, seminis<text:line-break/>hyoscyami, ceifticrs mandragorae, irionis torrefacti, opopa-</text:span></text:p>
      <text:p text:style-name="P12"><text:span text:style-name="T45">nani,.</text:span><text:span text:style-name="T45">,, singulorm 3 ij,. psperis,' </text:span><text:span text:style-name="T45">spumae </text:span><text:span text:style-name="T45">nitri,, utriusque </text:span><text:span text:style-name="T45">3 </text:span><text:span text:style-name="T45">1<text:line-break/>excipe </text:span><text:span text:style-name="T7">pastc,</text:span><text:span text:style-name="T7">si,,</text:span><text:span text:style-name="T80">o</text:span><text:span text:style-name="T7"> ,</text:span><text:span text:style-name="T80">8</text:span><text:span text:style-name="T7">;</text:span><text:span text:style-name="T80">0r</text:span><text:span text:style-name="T7">., , . -</text:span></text:p>
      <text:p text:style-name="P13"><text:span text:style-name="T45">ic;, </text:span><text:span text:style-name="T45">,;i,[fufar?fents, </text:span><text:span text:style-name="T7">scse&amp;. pdrspueumonsois, psusiisiese, ana~<text:line-break/>psuoricsip;, ctnp^iosisu haenpxptoscse ao</text:span><text:span text:style-name="T45"> veteri,. tussi.], </text:span><text:span text:style-name="T45">,4 </text:span><text:span text:style-name="T45">Myro,<text:line-break/>rhae, corticis tlinris, ni alio exemplari opii, mandragorae,<text:line-break/>fagapeiiij. summis siyoscyami albi, opopanacia dictamni Cre-.<text:line-break/>ticj:,-pillnlarum marrubii, singulorum </text:span><text:span text:style-name="T7">3</text:span><text:span text:style-name="T45"> iiijsubigito tum<text:line-break/>aqua et in pastillosrecgini. Dato em his obqh iij, ex aquae<text:line-break/>mulsae cyathis tribus. </text:span><text:span text:style-name="T7">Alsa Asclepiadae,</text:span><text:span text:style-name="T45"> qui </text:span><text:span text:style-name="T7">Phisophysicus<text:line-break/>uppellarus esi, medicamentum accornmodatuin': 2L</text:span><text:span text:style-name="T45"> Corticis<text:line-break/>mandragorae, feminis apisp.mtrinsque </text:span><text:span text:style-name="T7">3</text:span><text:span text:style-name="T45"> iiij, myrrhae, croci,<text:line-break/>anisi,.suminis dauci, fuccirhois rubri, feminis hyoscyami,<text:line-break/>piperis albi, castorii, sagapeni, opopanacis,’ singulorum J ij, '<text:line-break/>excipe melle cocto. Datu pro viribus. Liquor vero ex quo<text:line-break/>exhibetur sit conveniens, affectioni.</text:span></text:p>
      <text:p text:style-name="P16"><text:span text:style-name="T45">, </text:span><text:span text:style-name="T45">[Antidotus </text:span><text:span text:style-name="T7">thesipefiana </text:span><text:span text:style-name="T7">, </text:span><text:span text:style-name="T7">.phtstisici.s, sanguinem reji-<text:line-break/>cientibus, suppuratis. Jacit 'at </text:span><text:span text:style-name="T7">ad </text:span><text:span text:style-name="T7">alios internos affectus<text:line-break/>et prae osmnibus cibi appetentiam excscatt^</text:span><text:span text:style-name="T45"> 4 Seminis apii</text:span></text:p>
      <text:p text:style-name="P12"><text:span text:style-name="T45">3 </text:span><text:span text:style-name="T45">xij,' </text:span><text:span text:style-name="T45">myrrhae, anisi;</text:span><text:span text:style-name="T59">:</text:span><text:span text:style-name="T45"> opii; singuli 5-vj, piperis alni </text:span><text:span text:style-name="T7">3 v,<text:line-break/></text:span><text:span text:style-name="T45">petrofelini, nardi, piperis longi, 'singul. </text:span><text:span text:style-name="T7">'3</text:span><text:span text:style-name="T45"> iiij;- castorii, fle-<text:line-break/>ris jnirci odorati, croci, singulorum </text:span><text:span text:style-name="T7">3</text:span><text:span text:style-name="T45"> iij, cinnamomis ij,<text:line-break/>cassiae", aromaticae </text:span><text:span text:style-name="T7">3</text:span><text:span text:style-name="T45"> iiij; excipe’ melle cocto.</text:span><text:span text:style-name="T45">, - </text:span><text:span text:style-name="T45">Datu nucis<text:line-break/>Ponticae magnitudine ad noctem; cumaquae cyathis tribus.</text:span></text:p>
      <text:p text:style-name="P16"><text:span text:style-name="T7">’ </text:span><text:span text:style-name="T94">'\Antitlsitus </text:span><text:span text:style-name="T7">Aristarchi, compositio admiranda, hanc<text:line-break/>PauUnam appeldamsis- Facit haemoptoicis, tufsientibus,<text:line-break/>plxtsiisicvs, suppuratis, p.erspneumordcis, ad convulsa, rupta,<text:line-break/>-ad''stomachi subversionem et bilem vomentes ac sccdrnen,.<text:line-break/>tes, coeliacos, . dysentericos. </text:span><text:span text:style-name="T7">• </text:span><text:span text:style-name="T7">Facit ad affectus </text:span><text:span text:style-name="T7">circa </text:span><text:span text:style-name="T7">veso-<text:line-break/>camrsuffocationes uteri, scbres pei circuitum repetentes,<text:line-break/>una hara -ante exacerbationem exhibita- </text:span><text:span text:style-name="T7">Facit </text:span><text:span text:style-name="T7">in malum<text:line-break/>habitum- delapsis </text:span><text:span text:style-name="T7">' </text:span><text:span text:style-name="T7">cibum </text:span><text:span text:style-name="T7">non </text:span><text:span text:style-name="T7">jentientibus elt ad Aethalia<text:line-break/>-medicamenta, ac plagas venenum jaculaniiam</text:span><text:span text:style-name="T45"> bestiarum. J<text:line-break/>4 Cinnamomi,- costi; galbani, 'castorii, fucci papaveris, </text:span><text:span text:style-name="T45">pi-<text:line-break/></text:span><text:span text:style-name="T45">peris nigri </text:span><text:span text:style-name="T45">et. </text:span><text:span text:style-name="T45">longi, .styracis, singulorum </text:span><text:span text:style-name="T7">3 j,</text:span><text:span text:style-name="T45"> mellis scxta-<text:line-break/>iium unum, arida funduntur et cribrantur </text:span><text:span text:style-name="T45">per </text:span><text:span text:style-name="T45">angustissimum</text:span></text:p>
      <text:p text:style-name="P12"><text:span text:style-name="T45">cribrum, galbanum coquitur cum melle et ubi dissejntum<text:line-break/>.suerit,'mel excolatur^ ipsique-reliqua adduntur er tinidun-<text:line-break/>.tur,. deinde in pyxidem- vitream aut argenteam reponuntur.<text:line-break/>Usus. est </text:span><text:span text:style-name="T45">.</text:span><text:span text:style-name="T45">est praedictas affectiones. Datur'fabae Aegyptiacae<text:line-break/>.magnitudine, cum aquae mulsae cyathis-duobus;, irroratis<text:line-break/>le digiti- guttis, aceti, novem. • ’ </text:span><text:span text:style-name="T45">r -</text:span></text:p>
      <text:p text:style-name="P16"><text:span text:style-name="T7">. </text:span><text:span text:style-name="T7">[Aiia .Antonii 'Hdusaa panacem Usus esi ea Diogas<text:line-break/>iatraliptes. Facit ad eos, qui per circuitum a rigore in-<text:line-break/>scsiantur, deletscbras'antiquas ac reliquas pnorhos. Faeit<text:line-break/>-nd</text:span><text:span text:style-name="T45"> tussim- </text:span><text:span text:style-name="T7">veterem, phthisicos, sanguinem rejicientes, sup-<text:line-break/>-puraios, dyspnoicos, eonvuisa, ruptn, inveteratds insiarn-<text:line-break/>rndtiones, splenicos, hydropicos inveteratos, coeliacos.- Ex-<text:line-break/>i rahit lapides</text:span><text:span text:style-name="T45"> . e </text:span><text:span text:style-name="T7">'anibus , . probe • ciet. </text:span><text:span text:style-name="T45">• urinam. </text:span><text:span text:style-name="T7">Prode si<text:line-break/>amnium, reptilium plagae </text:span><text:span text:style-name="T7">et</text:span><text:span text:style-name="T45">ad </text:span><text:span text:style-name="T7">lethalia venena et ad<text:line-break/>omnem materiam venenosam aa eorpnptoriam vim hdbea-<text:line-break/></text:span><text:span text:style-name="T45">tem.J </text:span><text:span text:style-name="T45">4 </text:span><text:span text:style-name="T45">Piperis albi aut longi </text:span><text:span text:style-name="T7">3</text:span><text:span text:style-name="T45"> viij, feminis hyoscyami<text:line-break/>albi,, cinnamomi, .cardamomi,. myrrhae, thuris, .singulorum<text:line-break/>J xij., opii, croci, utriusque J x, sulsuris xi</text:span><text:span text:style-name="T7">vj</text:span><text:span text:style-name="T45"> J vj..costi,</text:span></text:p>
      <text:p text:style-name="P17"><text:span text:style-name="T40">»</text:span></text:p>
      <text:p text:style-name="P13"><text:span text:style-name="T45">aristolochiae longae, </text:span><text:span text:style-name="T7">corticis</text:span><text:span text:style-name="T45"> mandragorae aut ipsorum ma-<text:line-break/>lotum’, vel foliorum,' euphorbii, singulorum'5 iij;mellis At-<text:line-break/>tici cocti quod isatis est. Datur iis, qui- per circuitum iu-<text:line-break/>.astantur magnitudine nucis Ponticae, reliquis pro viribus.</text:span></text:p>
      <text:p text:style-name="P16"><text:span text:style-name="T45">[Aiiij Cerusiana; data </text:span><text:span text:style-name="T7">esi a . Philippo Tr isthmis.<text:line-break/>Hujus </text:span><text:span text:style-name="T7">usu </text:span><text:span text:style-name="T7">phthisicos et suppuratos liberabat.]</text:span><text:span text:style-name="T45"> q. Piperis<text:line-break/>albi, succi Cyrenaici, Syriaci,-succi </text:span><text:span text:style-name="T7">papaveris,</text:span><text:span text:style-name="T45"> -singulorum<text:line-break/>quadrantem, myrrhae, croci, sulfnris vivi, seminis hyos-<text:line-break/>ayami albi, singulorum § </text:span><text:span text:style-name="T22">β, </text:span><text:span text:style-name="T45">malorum mandragorae 5 ij,<text:line-break/>cardamomi § j, mellis Attici </text:span><text:span text:style-name="T45">tt&gt; </text:span><text:span text:style-name="T45">j. Datur pro viribus, ut,di-<text:line-break/>ctnm est. Porro alterum exemplar sic scriptum habebat. 4<text:line-break/>Piperis quadrantem, fucci Cyrenaici § j, succi papaveris<text:line-break/>3 </text:span><text:span text:style-name="T22">β,. </text:span><text:span text:style-name="T45">succi Syriaci 3 </text:span><text:span text:style-name="T22">β, </text:span><text:span text:style-name="T45">crocio j, sulsuris vivi ? myrrhae<text:line-break/>5 scininis hyoscyamiralbi, malorum .mandragorae, utri-<text:line-break/>iisque 5 ij, 'ardamomi</text:span><text:span text:style-name="T45">. </text:span><text:span text:style-name="T45">§ j, mellis Attici lib. j. Datur pro<text:line-break/>viribus, ut dictum, esu</text:span></text:p>
      <text:h text:style-name="P4" text:outline-level="2">Cap. VI.</text:h>
      <text:p text:style-name="P9"><text:span text:style-name="T7">[sce orthopnoea.] Qui</text:span><text:span text:style-name="T45"> circa febrem dense'</text:span></text:p>
      <text:p text:style-name="P12"><text:span text:style-name="T45">respirant; qualiter laciunt qui velociter cucurrerunt, </text:span><text:span text:style-name="T7">eos</text:span><text:span text:style-name="T45"> a<text:line-break/>symptomate:</text:span><text:span text:style-name="T59">:</text:span><text:span text:style-name="T45">asthmaticos, medici solent-appellare. Eosdem<text:line-break/>etiam ab allo symptomate orthopnoicos vocant; propterea<text:line-break/>quod thoracis corpus penitus rectum scaber e, coguntur ob<text:line-break/>timorem suffocationis, quin et stratum circa ulupernas </text:span><text:span text:style-name="T45">par-<text:line-break/></text:span><text:span text:style-name="T45">tes,, ad quas thorax reclinatur, sibi ipsis erectius faciunt ne<text:line-break/>dormientes.strangulentur’, minus est enim-quodinspirant<text:line-break/>quam pro usu respirationis, quamvis thorax plurimum ipsis<text:line-break/>dilatetui-. Ex quo manifestum fit, intrinsecus ipsis </text:span><text:span text:style-name="T7">coarese-<text:line-break/></text:span><text:span text:style-name="T45">tionem locorum factam esse: praeter naturam, quam etiam<text:line-break/>aegri ipsi non qbsctoni sensu perceptaut. Fit equidem :et<text:line-break/>'suppuratis tocorumi coarctatio' ob coacervatum inter thora-<text:line-break/></text:span><text:span text:style-name="T45">cem </text:span><text:span text:style-name="T45">et pulmonem humorem. Fit </text:span><text:span text:style-name="T45">etiam </text:span><text:span text:style-name="T45">peripneumonicis ob<text:line-break/>pulmonis inflammationem- Restant autem adhuc dilo affe-<text:line-break/>ctus, qui locorum coarctationem efficiunt in'viis, pef quas<text:line-break/>aer inspiratur, quum sane aut'humorum erassoium ac vis-<text:line-break/>cosorum multitudo pulmonis bronchiis fuerit infarta, aut</text:span></text:p>
      <text:p text:style-name="P12"><text:span text:style-name="T45">tumor </text:span><text:span text:style-name="T45">abscessui </text:span><text:span text:style-name="T45">similis lu </text:span><text:span text:style-name="T45">ipso constiterit Caeternm curatio<text:line-break/></text:span><text:span text:style-name="T45">aiuborum </text:span><text:span text:style-name="T45">affectuum aliquid commune habet, aliquid priva.-<text:line-break/></text:span><text:span text:style-name="T45">tuin ,et </text:span><text:span text:style-name="T45">alteri </text:span><text:span text:style-name="T45">tantum </text:span><text:span text:style-name="T45">proprium. </text:span><text:span text:style-name="T45">Commune quidem utris-<text:line-break/>que est ut redundantia humoris affectiones generantis </text:span><text:span text:style-name="T74">ex</text:span><text:span text:style-name="T45">_<text:line-break/>pendatur et consumatur.. Proprium autem affectioni visco-<text:line-break/>forum ac crassorum humorum, ut per, attenuantis et exter-<text:line-break/>gentia medicamenta consumantur, </text:span><text:span text:style-name="T7">ei</text:span><text:span text:style-name="T45"> vero quae propter tu-<text:line-break/>morem abscessui similem contingit, ut per attenuantia et<text:line-break/>resiccantia eadem inoniumptlo </text:span><text:span text:style-name="T45">fiat, </text:span><text:span text:style-name="T45">quae curatio rursus .<text:line-break/>omnibus in profundo corporis abscessibus communis existis.<text:line-break/>Vini itaque potus ambabus convenit tenuis fubstantia. Omnis<text:line-break/>autem potus.modicus sit in iis, qui alicubi abscessum ha-<text:line-break/>bent,, multus contra lu </text:span><text:span text:style-name="T7">iis, quibus broneliia</text:span><text:span text:style-name="T45"> viscosis ac cras-<text:line-break/>sis humoribus funi obturata. Etenim medicamenta, quae<text:line-break/>ejusmodi ipsorum humores abstergunt,, necessario </text:span><text:span text:style-name="T45">- </text:span><text:span text:style-name="T45">quidem<text:line-break/>tusses movent, nun. vero.facile per sputum, rejicitur quod<text:line-break/>abstersum est, ob crassitudinem videlicet, quapropter, hume-<text:line-break/>ctationemulta opus habent quo facile efferatur. Porroquern-<text:line-break/>admcdum in aliis medicamentis plurimi medici, p</text:span><text:span text:style-name="T74">C</text:span><text:span text:style-name="T45"> etiam lo</text:span></text:p>
      <text:p text:style-name="P49"><text:span text:style-name="T45">iis',' quae ad ainbas-has affectiones eomtnoda sunt; desim<text:line-break/>quunt indefinite ipsia niaden«si5qn«m tamssir eempossta fini,<text:line-break/>quaedam medicamenta alteri affectioni commoda,' quSedaui<text:line-break/>rursus alteri’, "quaedam </text:span><text:span text:style-name="T7">-ero.</text:span><text:span text:style-name="T45"> sic ut ad ambas quidem mo'i<text:line-break/>derate conveniant,'verum- nihil operae pretium essielanti<text:line-break/>Quare recenfendo medicamenta alienius pretii </text:span><text:span text:style-name="T7">a</text:span><text:span text:style-name="T45"> prioribus<text:line-break/>medicis prodita indicabo juxta lingula; quali facultate prae-<text:line-break/>dita fuut, initio ab iis quae Asclepiades scripsitixifecundo<text:line-break/>internorum facto-<text:tab/></text:span><text:span text:style-name="T59">i</text:span><text:span text:style-name="T45">" ' </text:span><text:span text:style-name="T45">.<text:tab/>-</text:span></text:p>
      <text:p text:style-name="P16"><text:span text:style-name="T7">[Asclepiadae medicamenta ad dyspnoicos, adnsaristtaij<text:line-break/>Eelegma ad dJsunoiooa, Antonii Hflujue.</text:span><text:span text:style-name="T45"> Asc or </text:span><text:span text:style-name="T7">r.<text:line-break/></text:span><text:span text:style-name="T45">hydriis naffeefitium' feXterium rinium iU‘- vas fictile eoniiij<text:line-break/>citu et ad prunas torreto, inalbatos autem terito</text:span><text:span text:style-name="T59">:</text:span><text:span text:style-name="T45"> ac melle<text:line-break/>cocto excipito et ante cibum mystrulu delingendum datu,<text:line-break/>fiiud. Scillae crudae succum exprimito, eique parem mellis<text:line-break/>Attici mensuram addito et ad prunas admotu coquito; Dato<text:line-break/>inde ante et post cibum mystri mensulum. </text:span><text:span text:style-name="T7">Aliud Charv-<text:line-break/></text:span><text:span text:style-name="T45">venis. 4 Origani 3 viij, comae thymi, iridis lllyricae, ca-</text:span></text:p>
      <text:p text:style-name="P12"><text:span text:style-name="T45">laminthae siccae, piperis </text:span><text:span text:style-name="T45">albi, </text:span><text:span text:style-name="T45">anisi </text:span><text:span text:style-name="T45">torrefacti, </text:span><text:span text:style-name="T45">singulorum<text:line-break/>tantundem, tundito, et per-.angustissimum cribrum concer-<text:line-break/>nito ae’melle cocto., exripito.. Dato nucis Ponticae magni-<text:line-break/>tudinem.liAiind. .4 /Piperis albi ssi j, llbystici trientem, .ca-<text:line-break/>laminthae.siccae, anisi </text:span><text:span text:style-name="T45">tosti; </text:span><text:span text:style-name="T45">pulegii semennion:gerentis,.sin-<text:line-break/>gulqrnm; quadrantem, seminis apii, comae </text:span><text:span text:style-name="T45">thymi, </text:span><text:span text:style-name="T45">utriusq.n.e<text:line-break/>iiij, excipe melle</text:span><text:span text:style-name="T7">::</text:span><text:span text:style-name="T7">et</text:span><text:span text:style-name="T45"> praeparato utere,, ut praedictum est.;</text:span></text:p>
      <text:p text:style-name="P16"><text:span text:style-name="T45">QjPotio </text:span><text:span text:style-name="T7">ad.dyspnGicosj, . Chardclis medicamentum ac-*<text:line-break/>commodatum, .auxiliatur monsasiirnsp)4</text:span><text:span text:style-name="T45"> U vae,passae Rho-<text:line-break/>diae. exaci </text:span><text:span text:style-name="T45">natae </text:span><text:span text:style-name="T45">acetabulum </text:span><text:span text:style-name="T45">. </text:span><text:span text:style-name="T45">foeuigraeci. loti tantnudenj,<text:line-break/>aquae </text:span><text:span text:style-name="T45">pluviae sextarium-j:, </text:span><text:span text:style-name="T45">coquito,'.- </text:span><text:span text:style-name="T45">denecrdissiolvantur et<text:line-break/>liquorem excolatum-reponito. </text:span><text:span text:style-name="T45">,Ex </text:span><text:span text:style-name="T45">lwe </text:span><text:span text:style-name="T45">praeaeto, </text:span><text:span text:style-name="T45">iassidue et<text:line-break/></text:span><text:span text:style-name="T45">juxtasingulas irritationes 'cyathi mensuram calefactam, </text:span><text:span text:style-name="T7">Alia<text:line-break/></text:span><text:span text:style-name="T7">posco, </text:span><text:span text:style-name="T7">4</text:span><text:span text:style-name="T45"> Abrotoni partes duas.; uvae passae pinguis </text:span><text:span text:style-name="T45">tan-<text:line-break/>tuudem, </text:span><text:span text:style-name="T45">summitatum rutae partem </text:span><text:span text:style-name="T45">unam, </text:span><text:span text:style-name="T45">aquae </text:span><text:span text:style-name="T45">.pluvialis sex-<text:line-break/></text:span><text:span text:style-name="T45">tar-ios.aij,. coquito est tertias et: exprimito liquorem, eique<text:line-break/>mellis x addito, rursusque coquito, ac dato ut-praedi’<text:line-break/></text:span><text:span text:style-name="T45">ctum </text:span><text:span text:style-name="T45">est. </text:span><text:span text:style-name="T7">Gaiapotiumi dyspnoicis et asihrnaticis,</text:span><text:span text:style-name="T45"> 4 Abjo-</text:span></text:p>
      <text:p text:style-name="P50"><text:span text:style-name="T45">toni, virgultorum rutae'; comae absinthii singulorum J iri,<text:line-break/>tusa et cribrata aceto subigito; er: catapotia xij forinaio.<text:line-break/>Dato ex acetc malfi. </text:span><text:span text:style-name="T7">Aliud </text:span><text:span text:style-name="T7">'Nicerati. 4</text:span><text:span text:style-name="T45"> .Castorii,ramniot<text:line-break/>niaci thymiamatis;’abrotoni, singulorum J </text:span><text:span text:style-name="T7">j,</text:span><text:span text:style-name="T45"> absinthii, en-<text:line-break/>mini Aethiopici, utrinsque 5 </text:span><text:span text:style-name="T7">j,</text:span><text:span text:style-name="T45"> aceto fubigito ac catapotia<text:line-break/>fortiato, ac datu ad ciceris magnitudinem.' .<text:tab/>. </text:span><text:span text:style-name="T45">£</text:span></text:p>
      <text:p text:style-name="P16"><text:span text:style-name="T45">[dfedicameatum ex </text:span><text:span text:style-name="T7">sclsure vivo scspnoicisse, 4</text:span><text:span text:style-name="T45"> Anisi,<text:line-break/>sulsuris viri, utriusque quadrantem ammopiaci thymiama-<text:line-break/>tis, castorii, melanthii;: /singulorum </text:span><text:span text:style-name="T7">3</text:span><text:span text:style-name="T45"> iv, aqua 'diluta' in ea-<text:line-break/>tapotia cogitojunumque.in'aceti mulsi cyath iij dato. </text:span><text:span text:style-name="T7">Aliud,<text:line-break/></text:span><text:span text:style-name="T45">4 Seminis rutae'silvestris </text:span><text:span text:style-name="T45">3 i</text:span><text:span text:style-name="T45">v, aristolochiae, abrotoni,’ab-<text:line-break/>sinthii, ammcmiaci thymiamatis; sulsuris vivi; singulorum<text:line-break/>tantundern, aceto'subigito et catapotia diceris « magnitudinis<text:line-break/>formato, ex quibus duo cum aceti mulsi calidi-cyathis'tri-<text:line-break/>bus-exhibeto. Haec:.omnia medicamenta ab Asclepiade con-<text:line-break/>scripta siS, qui proprie dyspnoici appellantur,; conveniunt.<text:line-break/>Votiant autem'nic eos; quibus </text:span><text:span text:style-name="T45">bronchia </text:span><text:span text:style-name="T45">pulmonis crassis et</text:span></text:p>
      <text:p text:style-name="P12"><text:span text:style-name="T45">viscosis </text:span><text:span text:style-name="T45">humoribus </text:span><text:span text:style-name="T45">sunt </text:span><text:span text:style-name="T45">obsarta in </text:span><text:span text:style-name="T45">'quibitis; velut diri, ultra<text:line-break/>hoc 'qu'od </text:span><text:span text:style-name="T45">era ssi </text:span><text:span text:style-name="T45">ordinem </text:span><text:span text:style-name="T45">et </text:span><text:span text:style-name="T45">viscositatem humorum </text:span><text:span text:style-name="T45">necessaito<text:line-break/></text:span><text:span text:style-name="T45">fecamu‘s, </text:span><text:span text:style-name="T45">atque</text:span><text:span text:style-name="T59">j</text:span><text:span text:style-name="T45"> </text:span><text:span text:style-name="T45">attenuamus humiditatem qaandam cum me-<text:line-break/>dicamentis' tum victui </text:span><text:span text:style-name="T45">adesse </text:span><text:span text:style-name="T45">oportet. At vero abscessus, qui<text:line-break/>attenuantibus et resiceaniibus opus habent, maxime-gaudent<text:line-break/>aromatum facultatibus/quas omnes ostendimus tenuium 'par-<text:line-break/>tium </text:span><text:span text:style-name="T45">esse et </text:span><text:span text:style-name="T45">'resiccatorias, una, eum hofe quod'calefaciant.<text:line-break/>Quare iis, qui proprie orthopnoici et asthmatici appellan-<text:line-break/>tur, medicamenta" convenient secantia citra- calefactionem,<text:line-break/>et ob id 'maxime eos juvat acetum 'fcilliticnm appeflatum,<text:line-break/>atque ipsa'adeo scilla </text:span><text:span text:style-name="T45">et </text:span><text:span text:style-name="T45">acetum mullum ex ejusmodi aceto<text:line-break/>confectum. Caeteruni afellorum sub hydriis nascentium ine-<text:line-break/>minit inter ea, tanquam atLenuatoriam </text:span><text:span text:style-name="T7">et</text:span><text:span text:style-name="T45"> discusseriani vim<text:line-break/>habeant, verum quo'consilioad ufom ipforum pervenerit,<text:line-break/>non habeo qued dicam. Quemadmodum'autem lu' hacasse-<text:line-break/>ctione vehementer eavenduin est ne calefaciamus, propterea<text:line-break/>quodfulleoss et-crassi rumores "non sclurn nihil ah diis au-<text:line-break/>xilii sentiunt ;'sud aliam •offecduirtuf si-eaiTem modo etiam</text:span></text:p>
      <text:p text:style-name="P12"><text:span text:style-name="T45">quae valde refrigerant </text:span><text:span text:style-name="T45">vitanda,,</text:span><text:span text:style-name="T45">sunt, omnia enim </text:span><text:span text:style-name="T45">crassefa-<text:line-break/></text:span><text:span text:style-name="T45">einnt et cogunt, ac. coagmentant humores, • eosqne.aegre<text:line-break/>elnibsies. reddunt. Et </text:span><text:span text:style-name="T45">ob </text:span><text:span text:style-name="T45">hanc rem, sane recte fecerunt, qui<text:line-break/>ejusmodi medicamenta,con-pofrterunt; quod neque papave-<text:line-break/></text:span><text:span text:style-name="T45">ris </text:span><text:span text:style-name="T45">succum neque mandragorae succum aut radicis corticem<text:line-break/></text:span><text:span text:style-name="T45">aut </text:span><text:span text:style-name="T45">hyoscyami fem.en 'aut cicutae aut psyilii aut- sumen linr<text:line-break/>admiscuerunt, et multo magis, quod neque ex adstringen-<text:line-break/>tibus quippiam pharmacis addiderunt, maxime, enimcon-<text:line-break/></text:span><text:span text:style-name="T45">traria. </text:span><text:span text:style-name="T45">sunt ejusmodi affectibus, </text:span><text:span text:style-name="T45">ut </text:span><text:span text:style-name="T45">palam videtis. • </text:span><text:span text:style-name="T74">s</text:span><text:span text:style-name="T45"> </text:span><text:span text:style-name="T45">‘</text:span></text:p>
      <text:p text:style-name="P16"><text:span text:style-name="T7">. .. £ </text:span><text:span text:style-name="T7">Quae medicamenta Andrmrtarhus ud hujusmodi asc<text:line-break/></text:span><text:span text:style-name="T7">sectus '</text:span><text:span text:style-name="T7">conscrip</text:span><text:span text:style-name="T7">sttst. </text:span><text:span text:style-name="T7">Ad dyjpnoeam'</text:span><text:span text:style-name="T45"> 4 Sulfuris rivi 3 </text:span><text:span text:style-name="T45">j,<text:line-break/>feminis .</text:span><text:span text:style-name="T45">rutae silvestris^: </text:span><text:span text:style-name="T45">j , </text:span><text:span text:style-name="T45">aristolochiae, </text:span><text:span text:style-name="T45">absialhii, </text:span><text:span text:style-name="T45">ammo-<text:line-break/>niaci. thymiamatiste abrotoni,...singulorum 5 ilij, trsta.cnm<text:line-break/></text:span><text:span text:style-name="T45">aceto, </text:span><text:span text:style-name="T45">ad catapotia; magnitudine fabae redige. Dato </text:span><text:span text:style-name="T45">.</text:span><text:span text:style-name="T45">mane<text:line-break/>tria et vesperi </text:span><text:span text:style-name="T45">. </text:span><text:span text:style-name="T45">totidem. </text:span><text:span text:style-name="T7">Aliud </text:span><text:span text:style-name="T7">ad dyspnoeam, </text:span><text:span text:style-name="T7">ut </text:span><text:span text:style-name="T7">Adesu<text:line-break/></text:span><text:span text:style-name="T7">mius.</text:span><text:span text:style-name="T45"> </text:span><text:span text:style-name="T45">.4 .Colocynthidis carnis obolos iij, panacis obolos, </text:span><text:span text:style-name="T45">iij,<text:line-break/>anisi, obolum </text:span><text:span text:style-name="T45">unum,. fac cum .aqua catapotia iiij et resicca-,<text:line-break/></text:span><text:span text:style-name="T45">nirum .obol. j </text:span><text:span text:style-name="T45">praebeto.. Praecedente</text:span><text:span text:style-name="T74">r</text:span><text:span text:style-name="T45"> </text:span><text:span text:style-name="T45">autem, die .aeger </text:span><text:span text:style-name="T45">sim-</text:span></text:p>
      <text:p text:style-name="P12"><text:span text:style-name="T45">plici evacuatorio evacuetur </text:span><text:span text:style-name="T7">Aliud. 4</text:span><text:span text:style-name="T45"> Colocynthidis sasqui-<text:line-break/>drachmam, iridis Illyricae </text:span><text:span text:style-name="T7">3 </text:span><text:span text:style-name="T7">ij,,</text:span><text:span text:style-name="T45"> radicis opopanacis </text:span><text:span text:style-name="T7">3</text:span><text:span text:style-name="T45"> ij,<text:line-break/>abrotoni 3 j, nitri 3 j,.', alsi obol. iij, excipe aqua et redige<text:line-break/>est </text:span><text:span text:style-name="T45">fabae </text:span><text:span text:style-name="T45">magnitudinem. .Dantur catapotia quatuor et post<text:line-break/>semihorae fpatium datur aquae mulsae hemina dimidia<text:line-break/></text:span><text:span text:style-name="T7">Aliud.</text:span><text:span text:style-name="T45"> </text:span><text:span text:style-name="T45">4 </text:span><text:span text:style-name="T45">Sinapi 3 </text:span><text:span text:style-name="T7">j,</text:span><text:span text:style-name="T45"> salis communis obol...iij, 'elaterii<text:line-break/>obol. iij, alii obol. j et dimidium, terito </text:span><text:span text:style-name="T7">epm</text:span><text:span text:style-name="T45"> aqua, </text:span><text:span text:style-name="T7">fac</text:span><text:span text:style-name="T45"> pa-<text:line-break/>stillas viij, dato alternis diebus cum hydromelife, Aiiud,<text:line-break/>4 Ammoniaci thymiamatis </text:span><text:span text:style-name="T45">3 </text:span><text:span text:style-name="T45">j, abrotoni </text:span><text:span text:style-name="T7">3</text:span><text:span text:style-name="T45"> </text:span><text:span text:style-name="T45">iiij, suliuris rivi<text:line-break/>3 h, </text:span><text:span text:style-name="T45">formato </text:span><text:span text:style-name="T45">cum auua'pastillos et eum aquae mulsae cya-<text:line-break/>this, tribus praebeto. </text:span><text:span text:style-name="T7">.Aliud ad</text:span><text:span text:style-name="T45"> orthopnoicos. </text:span><text:span text:style-name="T7">sel</text:span><text:span text:style-name="T45"> Elatefii<text:line-break/>oboli dimidium, ascslos ex sterquiliniis iij,. terito simul, et<text:line-break/>dimidium ex aquae cyatho uno dato- Atiud ut </text:span><text:span text:style-name="T7">F^ilinus<text:line-break/>ad asthma et dyspnoeam.</text:span><text:span text:style-name="T45"> 2j. Cardamomi </text:span><text:span text:style-name="T7">3</text:span><text:span text:style-name="T45"> </text:span><text:span text:style-name="T45">iij, iridis 3 j </text:span><text:span text:style-name="T22">β,<text:line-break/></text:span><text:span text:style-name="T45">panacis </text:span><text:span text:style-name="T45">3 </text:span><text:span text:style-name="T45">j </text:span><text:span text:style-name="T22">β, </text:span><text:span text:style-name="T45">cassiae 3 j </text:span><text:span text:style-name="T22">β, </text:span><text:span text:style-name="T45">struthii 3 j </text:span><text:span text:style-name="T22">β, </text:span><text:span text:style-name="T45">styracis 3 ij, thymi<text:line-break/>3 viij, seminis rutae silvestris </text:span><text:span text:style-name="T7">3</text:span><text:span text:style-name="T45"> </text:span><text:span text:style-name="T45">viij, abrotoni </text:span><text:span text:style-name="T7">3</text:span><text:span text:style-name="T45"> viij, ari-<text:line-break/>stolochiae clematitidis, sulfuris vivi, ammoniaci thymiama-<text:line-break/>tis, singulorum </text:span><text:span text:style-name="T7">3</text:span><text:span text:style-name="T45"> viij, cnin acri aceto ad cerati erassitudi-</text:span></text:p>
      <text:p text:style-name="P12"><text:span text:style-name="T45">nem renige, praebe fabae Aegyptiae magnitudine ex aquae<text:line-break/>vj.ath. iij. Ad </text:span><text:span text:style-name="T7">orthopnoeas, ut ApoUonius. </text:span><text:span text:style-name="T7">4 </text:span><text:span text:style-name="T7">Scillae par-<text:line-break/>tem</text:span><text:span text:style-name="T45"> unam, sulsuris vivi,bituminis, singulorum partem unam-<text:line-break/>Dantur oboli tres lu aceto mulso. -Ad </text:span><text:span text:style-name="T7">ortsumnoearn, So-<text:line-break/>sieratis, se</text:span><text:span text:style-name="T45"> Opopanacis </text:span><text:span text:style-name="T45">3 </text:span><text:span text:style-name="T45">j, myrrhae </text:span><text:span text:style-name="T45">5 </text:span><text:span text:style-name="T45">h niP</text:span><text:span text:style-name="T59">eris<text:line-break/></text:span><text:span text:style-name="T45">' rutae fasciculum quantus duobus digitis apprehendi potest,<text:line-break/>ex tritis catapotia xx formatu. Dato mane, itemque vesperi<text:line-break/>unum, febricitantibus lu aquae cyathis duobus, alus ex vmos<text:line-break/></text:span><text:span text:style-name="T7">Ad oAhopnoeam, Andronici. H-</text:span><text:span text:style-name="T45"> Sulsuris . nixi obesi illi<text:line-break/>ammoniaci thymiamatis 5 j, anisu myrrhae, castorn, singu-<text:line-break/>lorum </text:span><text:span text:style-name="T45">3 </text:span><text:span text:style-name="T45">j, cumini Aethiopici </text:span><text:span text:style-name="T7">3 </text:span><text:span text:style-name="T7">j,</text:span><text:span text:style-name="T45"> eum aqua pastillos cogito<text:line-break/>scrupulorum triuni-aus quatuor. Dato ad noctem ex aquae<text:line-break/>cyathis duobus. </text:span><text:span text:style-name="T7">Ad arthopnuicos, tujsientea, peripueumon^<text:line-break/>cos, tabescente aegra spitttndaar hsumicos, ut Eusienttu<text:line-break/></text:span><text:span text:style-name="T45">2L Croci 3 viij, mifyos 5 iiij/sicerarum lauti 5 ise PllJ</text:span><text:span text:style-name="T59">rls<text:line-break/></text:span><text:span text:style-name="T45">albi et longi, utriusque 5 j, </text:span><text:span text:style-name="T45">opii </text:span><text:span text:style-name="T45">5 lij, costi obol- ui, tenibm;<text:line-break/>tluuoe obol. </text:span><text:span text:style-name="T7">v,</text:span><text:span text:style-name="T45"> galbani oboli lij, fucei radicis </text:span><text:span text:style-name="T45">dulers </text:span><text:span text:style-name="T45">obol,fu<text:line-break/>germal obolui, mellis lih- dimidiam. Dato cochleare unum</text:span></text:p>
      <text:p text:style-name="P51"><text:span text:style-name="T45">cum aquae cyathis duobus aut tribus, si res urgeat, ante<text:line-break/>et post cibum. </text:span><text:span text:style-name="T7">Ad orthonnoiaos sutdentis.</text:span><text:span text:style-name="T45"> Opopanacis 5 ij,<text:line-break/>carnis colocynthidis </text:span><text:span text:style-name="T7">3 j.'.</text:span><text:span text:style-name="T45"> Tantum„datur ad summum. Aiiud<text:line-break/></text:span><text:span text:style-name="T7">Onepri.</text:span><text:span text:style-name="T45"> 4 Castorii. 3 j, ammoniata thymiamatis 3 ij</text:span><text:span text:style-name="T59">1</text:span><text:span text:style-name="T45"> Detur,<text:line-break/>dimidium ex aqua mulsa. </text:span><text:span text:style-name="T7">Ad dyspnoeam Podanitae- 4<text:line-break/></text:span><text:span text:style-name="T45">Sinapi 5 j» satis </text:span><text:span text:style-name="T7">3</text:span><text:span text:style-name="T45"> j, nitri obol.iiij, redigito in catapotia vsij.<text:line-break/>Dato ex his duo ad noctem et intermittens diem, postea<text:line-break/>etiam sex deinceps dato, aqua excipe.</text:span></text:p>
      <text:h text:style-name="P3" text:outline-level="1"><text:bookmark-start text:name="bookmark10"/><text:span text:style-name="T40">GALENI DE COMPOSITIONE MEDI-<text:line-break/></text:span><text:span text:style-name="T41">C</text:span><text:span text:style-name="T40">AMENTORUM SECUNDUM LOCOS<text:line-break/>LIBER VIII.</text:span><text:bookmark-end text:name="bookmark10"/></text:h>
      <text:h text:style-name="P4" text:outline-level="2">Cap. <text:span text:style-name="T115">I</text:span>.</text:h>
      <text:p text:style-name="P9"><text:span text:style-name="T45">Quod semper dico etiam nunc proloquar,<text:line-break/>nimirum persuasum me habere quod difficillimum sit </text:span><text:span text:style-name="T45">ad<text:line-break/></text:span><text:span text:style-name="T45">veritatem' </text:span><text:span text:style-name="T7">revocare</text:span><text:span text:style-name="T45"> eos qui sectae alicuius servituti sese<text:line-break/>addixerunt. Verum qui prudentes sunt siuiulque veritatem<text:line-break/>sincere amant, eos spero custodituros esse ea quae veluti<text:line-break/>judicandi instrumenta nobis a natura data sunt ad acti-<text:line-break/>onum vitae cognitionem, experientiam dico et rationem.<text:line-break/>Quae qurdem utraque ex aequo quibusdam conserunt ad</text:span></text:p>
      <text:p text:style-name="P12"><text:span text:style-name="T45">artem,,quibusdam </text:span><text:span text:style-name="T45">vero alterum allero amplius, et </text:span><text:span text:style-name="T45">tamen<text:line-break/>tanquam </text:span><text:span text:style-name="T45">scmper" </text:span><text:span text:style-name="T45">ad </text:span><text:span text:style-name="T45">perfectionem alterum </text:span><text:span text:style-name="T45">altero </text:span><text:span text:style-name="T45">opus </text:span><text:span text:style-name="T45">ha-<text:line-break/>beat. Sic </text:span><text:span text:style-name="T45">sane </text:span><text:span text:style-name="T45">ad </text:span><text:span text:style-name="T45">residunm ferrnonis et doctrinae </text:span><text:span text:style-name="T45">hujus<text:line-break/>absolvendum progrediar. </text:span><text:span text:style-name="T45">Falsae etenim opiniones </text:span><text:span text:style-name="T45">animas<text:line-break/>hominum praeoccupantes </text:span><text:span text:style-name="T45">non solum </text:span><text:span text:style-name="T45">surdos, sed et caeco.s<text:line-break/>faciunt, ita ut videre nequeant quae aliis conspicue appa-<text:line-break/>reant. Quod 'ipsum vel maxime circa affectiones oris ven-<text:line-break/>tris videre contingit,' praesertim quum fuerit inflammatum.<text:line-break/>Ejus enim itemque jecinoris inflammationes astringentium<text:line-break/>complexu </text:span><text:span text:style-name="T45">opus' </text:span><text:span text:style-name="T45">habent, si namque per laxatorium medica-,<text:line-break/></text:span><text:span text:style-name="T45">tionis ductum </text:span><text:span text:style-name="T45">citra </text:span><text:span text:style-name="T45">admixtionem </text:span><text:span text:style-name="T45">facultatis </text:span><text:span text:style-name="T45">robur </text:span><text:span text:style-name="T45">addentis<text:line-break/>curentur, periculum </text:span><text:span text:style-name="T45">incurrunt </text:span><text:span text:style-name="T45">de ipsa </text:span><text:span text:style-name="T7">vita.</text:span><text:span text:style-name="T45"> Atque hoc<text:line-break/>ipsum'quam omnes empirici </text:span><text:span text:style-name="T45">medici </text:span><text:span text:style-name="T45">per experientiam edocti<text:line-break/>sint et omnes dogmatici in ipsis artis operibus observent,<text:line-break/>non pauisi tauien hujus temporis methodici, neque enim<text:line-break/>oe omnibus dico, innumeros quidem stomachicos ipsi in<text:line-break/>animi deliquium inducunt, omnes vere hepaticos occidunt,<text:line-break/>•itullum enim ego nidi servatum ex </text:span><text:span text:style-name="T7">iis,</text:span><text:span text:style-name="T45"> qui </text:span><text:span text:style-name="T45">in </text:span><text:span text:style-name="T45">ejusmodi<text:line-break/>medicum induerunt. Quidam tamen ex ipsis quamquam</text:span></text:p>
      <text:p text:style-name="P12"><text:span text:style-name="T45">pane oleo eos fovent, in quo absinthii coma est fervefacta<text:line-break/>et lanam nardino unguento imbutam obligant. Quidam vero<text:line-break/>etiam mastichen Chiam aut aloen admiscent aut atiam pro<text:line-break/>nardino melinum adhibent., In divitibus vero mulierculis<text:line-break/>foliatum et spicatum ab eisdem appellata unguenta adinc-<text:line-break/>vent, atque quum haec faciunt, laxatorium ductum se ser-<text:line-break/>vare putant, tantum scilicet habent experimenti facultatis<text:line-break/>medicamentorum. Malim autem ego omnes sic indoctos esse,<text:line-break/>quam quod astringentia quae, sint sciant, usum tamen ipso-<text:line-break/>rum, vitent. Quaeeunque igitur astringentia in fomenta et<text:line-break/>cataplasmata misceantur in hepatis, aut oris ventris., quod<text:line-break/>sane et stomachum vocant, affectionibus non est praesentis<text:line-break/>sermonis explicare. Quaecunque vero in emplastra et cera-<text:line-break/>tisormia medicamenta, quae forinsecus imponuntur, com-<text:line-break/>moda sunt et quaecunque utiliter devorantur, haec ipsa in-<text:line-break/>dicabo ea, quae inflammatis. prospnt, primum tradendo,<text:line-break/>quandoquidem etiam in ipsis aegri maxime periclitantur.<text:line-break/>Ceratum igitur, quo assidue utor, ex aloe et mastiche et</text:span></text:p>
      <text:p text:style-name="P12"><text:span text:style-name="T45">cera </text:span><text:span text:style-name="T45">Pontica amara atque unguento nardino constat.^ Com-<text:line-break/></text:span><text:span text:style-name="T45">ponitur autem lileme, ad viij drachmas perae </text:span><text:span text:style-name="T45">uncia </text:span><text:span text:style-name="T45">j </text:span><text:span text:style-name="T45">men-<text:line-break/></text:span><text:span text:style-name="T45">surali Romana unguenti nardini conjecta, aestate autem<text:line-break/>ad'xij eadem unguenti proportione. Optimum autem un-<text:line-break/>guentum esse oportet, quale antea quidem lu susu Laodcea<text:line-break/>Asiae praeparabatur, nunc ver® </text:span><text:span text:style-name="T7">etiam ui</text:span><text:span text:style-name="T45"> aliis mnltis Asia-<text:line-break/>nis urbibus similiter componitur. Cera si non Pontica amara<text:line-break/>tibi in promptu sit, aliam Ponticam conjice, et neque illa<text:line-break/>praefente, eam quae Tyrrhenica appellatur, si vero neque<text:line-break/>haec adsit, aliam aliquam odoratam et pinguem,_ si neque<text:line-break/>talem habeas, eam quam habere potes lotam </text:span><text:span text:style-name="T59">a</text:span><text:span text:style-name="T45">dde. Liquet-<text:line-break/>fiat autem in. duplici vase, </text:span><text:span text:style-name="T45">niiue </text:span><text:span text:style-name="T45">ita refrigeratum et era-<text:line-break/>sum ceratum ,um tritis reliquis probe permssce, sium aloe<text:line-break/>videlicet et masticsic- §st autem utriusque drach. </text:span><text:span text:style-name="T45">I </text:span><text:span text:style-name="T45">et qurn-<text:line-break/>doque plus, «o« tamen ut sciquidraebtuam transgreniarrs.<text:line-break/>Quod si arnplidri opus, sit adstricticne, mnarum debilitate<text:line-break/>tanta existente, ut cibum retinere men possint, ornphacsum<text:line-break/>pari pondere adtlatur, us trium singulorum drachma</text:span></text:p>
      <text:p text:style-name="P12"><text:span text:style-name="T45">una, aloes una, mastiches una et tertia omphacii. Caeterum<text:line-break/>in cerati praeparatione primum omphaciurn misceatur, de-<text:line-break/>lude etiam alia his uniantur. At vero quemadmodum ompha-<text:line-break/>cium,,sic . etiam absinthii succum &gt; admisceto</text:span><text:span text:style-name="T45">, </text:span><text:span text:style-name="T45">quandoque<text:line-break/>etiam ambo, et tertium insuper hypocystidis et quartum<text:line-break/>oenanthes, sic autem appello vitium silvestrium florem ant<text:line-break/>germen una cum floribus, ex quo succedentibus diebus uva<text:line-break/>fit; quin et rhois strccum non raro admiscui. Sed et cerati<text:line-break/>nardini copiam augere oportet juxta proportionem numeri<text:line-break/>reliquorum medicamentorum, ita ut si quatuor drachmae<text:line-break/>aliarnmjrerum accumulentur, tpens sit nardini cerati, sex-<text:line-break/>tans quidem cerae, sextans item nardini unguenti, hoc est<text:line-break/>utriusque drach. xvj. Porro si inveterata suerit inflammatio<text:line-break/>et jam-obdurata, magis varia medicamenta adhibere opor-<text:line-break/>tet et quae ex aromaticis quippiam habeant ac mollientibus<text:line-break/>et discussoriis, quale est quod fit ex meliloto. Est autem<text:line-break/>compositio rpsius multiformis, propterea quod omnibus juxta</text:span></text:p>
      <text:p text:style-name="P12"><text:span text:style-name="T45">praecordia </text:span><text:span text:style-name="T45">inflammatis cony.enit;nun magnis </text:span><text:span text:style-name="T74">a</text:span><text:span text:style-name="T45">d</text:span><text:span text:style-name="T74">e</text:span><text:span text:style-name="T45">o </text:span><text:span text:style-name="T45">differen-<text:line-break/>tiis evarians, </text:span><text:span text:style-name="T45">ita </text:span><text:span text:style-name="T45">ut aliqua ipsis praeparatio inflammato he-<text:line-break/>pati sit commodior, alia stomacho aut alvo </text:span><text:span text:style-name="T74">a</text:span><text:span text:style-name="T45">ut spl</text:span><text:span text:style-name="T74">en</text:span><text:span text:style-name="T45">p </text:span><text:span text:style-name="T74">a</text:span><text:span text:style-name="T45">ur<text:line-break/>quibusdam istius loci musculis, quae o</text:span><text:span text:style-name="T74">mnes</text:span><text:span text:style-name="T45"> communi d</text:span><text:span text:style-name="T74">e</text:span><text:span text:style-name="T45">-<text:line-break/>scriptione comprehensae sunt in malagmatum compositioni,<text:line-break/>hos. Verum in praesenti loco ea, quae prioribus medicis<text:line-break/>ad omnes stomachi affectus scripta sunt, </text:span><text:span text:style-name="T74">e</text:span><text:span text:style-name="T45">t </text:span><text:span text:style-name="T74">non</text:span><text:span text:style-name="T45"> spl</text:span><text:span text:style-name="T74">u</text:span><text:span text:style-name="T45">m f</text:span><text:span text:style-name="T74">o</text:span><text:span text:style-name="T45">-<text:line-break/>rii.fiecus imposita, sed etiam in potu ’ accepta auxiliantur,<text:line-break/>omnia conscribentur, quaedam vero ex ipsis communia sunt<text:line-break/>ei am affectionibus ventris.</text:span></text:p>
      <text:p text:style-name="P16"><text:span text:style-name="T45">Saepenumero, jam- dictum est quod medici </text:span><text:span text:style-name="T7">in</text:span><text:span text:style-name="T45"> more<text:line-break/>habent, os ventris voluti, cor, sic, etiam stomachum appel-<text:line-break/>lare; verum quondam frequentior cordis appellatio erat,<text:line-break/>nunc autem ab ea- adhuc restant, </text:span><text:span text:style-name="T7">conde dolore et cordis<text:line-break/>dolor,</text:span><text:span text:style-name="T45"> quibus vocibus, non .cordis, sed oris ventris dolores<text:line-break/>significantur. Partem autem ipsam stomachum vocant aequi—<text:line-break/>voce cum illa parte, quae cibum ex ore lu ipsam defert.<text:line-break/>Scripserunt igitur priores medici medicamenta ad affectus</text:span></text:p>
      <text:p text:style-name="P12"><text:span text:style-name="T45">in ipso, quum alias tum subversiones ab ipsis appellatas,<text:line-break/>videntur autem sic vocare </text:span><text:span text:style-name="T45">tum </text:span><text:span text:style-name="T45">appetitus perditionem tum<text:line-break/>nauseosas dispositiones, in. quibus aliquando quidem voini,<text:line-break/>tus contingunt. Fiunt autem et morsus quidam in ipso,<text:line-break/>quemadmodum* etiam, magnae fanis ali anxiae affectiones.<text:line-break/>In quibus omnibus communis quidam astringentium medi-<text:line-break/>camentorum usus inventus </text:span><text:span text:style-name="T7">efl,</text:span><text:span text:style-name="T45"> admixta autem sunt </text:span><text:span text:style-name="T7">pler</text:span><text:span text:style-name="T45"> is-<text:line-break/>que ipsorum calefacientia et resiccan.ia. Fiunt et aliae asu<text:line-break/>tectiones rariores, huniectantibus aut refrigerantibus aut"<text:line-break/>utrisque simul opus habentes. Caeterum qui ab experientia<text:line-break/>citra rationalem methodum auri-la inveniunt merito ea,<text:line-break/>quae saepe juverunt, lu me- iam revocant et lu usum<text:line-break/>convertunt; eorum enim, qua® suepe, eodem modo </text:span><text:span text:style-name="T7">face.e<text:line-break/></text:span><text:span text:style-name="T45">visa sunt, obfervationem </text:span><text:span text:style-name="T59">et</text:span><text:span text:style-name="T45"> memoriam suam ipsorum ex-<text:line-break/>perientiam esse ajunti Quemadmodum autem lu ore ven-<text:line-break/>tris, sic etiam circa ipsum tutum smgulaque intestina et,<text:line-break/>ut eoinpiehensim dicam, eirea omnem corporis partem, </text:span><text:span text:style-name="T7">eae-<text:line-break/>dem</text:span><text:span text:style-name="T45"> internperaturae obortae actiones similarium partium</text:span></text:p>
      <text:p text:style-name="P12"><text:span text:style-name="T45">offendunt, quas si </text:span><text:span text:style-name="T45">quis </text:span><text:span text:style-name="T45">non </text:span><text:span text:style-name="T45">esse </text:span><text:span text:style-name="T45">morbos ipsarum credet,<text:line-break/>nihil circa cognitionem, </text:span><text:span text:style-name="T45">efficiet, </text:span><text:span text:style-name="T45">qua ignorata neque cura-<text:line-break/>tionem inveniet. Habent </text:span><text:span text:style-name="T45">autem </text:span><text:span text:style-name="T45">non modicam conjecturam<text:line-break/>cognitiones ipsae affectuum in profundo corporis consisten-<text:line-break/>tium, et ob id utilissima </text:span><text:span text:style-name="T45">medicae </text:span><text:span text:style-name="T45">artis pars est quae co-<text:line-break/>gnitionem docet ejusmodi affectionum, quas neque qnod<text:line-break/>primae et maximae sunt plerique ex vulgo medici sciunt,<text:line-break/>quare merito neque cognitionem ipsam, neque curationem<text:line-break/>investigarunt.. Coguntur igitur etiam si dogmatici sint, iij,<text:line-break/>pationalibus methodis ad solam experientium pervenire, ut<text:line-break/>juste miremur quod,, quum absque febre et inflammatione<text:line-break/>abscessuque et ulceratione quispiam debiliter concoquat aut<text:line-break/>penitus non concoquat, promissione, facta se inventuros cu-<text:line-break/>rationem, quaerant an .contritione ciborum concoctio fiat,<text:line-break/>et deinde ubi hoc ut maximum invenerint, edulia, quae sa-<text:line-break/>cile conterantur, exhibent, neque quod promptissimum est<text:line-break/>intelligentes, quod etiam quispiam rei medicae rudis, alias .<text:line-break/>autem prudecs vir, me. interrogavit, quomodo prodest scire</text:span></text:p>
      <text:p text:style-name="P12"><text:span text:style-name="T45">per contritionem' ciborum fieri concoctionem ad </text:span><text:span text:style-name="T45">hoc, </text:span><text:span text:style-name="T45">nit<text:line-break/>quis affectionem ventris fanet, </text:span><text:span text:style-name="T45">in </text:span><text:span text:style-name="T45">qua debilitatur, ad coni<text:line-break/>coctionem ciborum? quum </text:span><text:span text:style-name="T45">non per </text:span><text:span text:style-name="T45">exhibitionem-alimen-<text:line-break/>tornm, quae facile conterantur, curatio fiat,- sed laesio tan-<text:line-break/>tum evitetur’ velut- etiam per’ paucum alimentum aerine-<text:line-break/>diam. 'Quemadmodum enim qui inediam perfert, in concp-<text:line-break/>ctionis quidem debilitatem'non incurrit, non'tamen ab af-<text:line-break/>fectu hoc modo curatur, sic neque qui in- eibo accipit </text:span><text:span text:style-name="T7">ea,<text:line-break/></text:span><text:span text:style-name="T45">quae in totum nulla contritione opus habent, quale est lac,<text:line-break/>ptisanae succus et sorbitiones ex alica-. Haec quidem igitur<text:line-break/>in libris de curandi methodo sufficienter tradita sunt, et<text:line-break/>non obfcurum est praesentem doctrinam utilem, esse iis;<text:line-break/>qui se in illis praeexercuerunt. Quemadmodum autem lu<text:line-break/>aliis, quae prius' tradidi, revocatis in memoriam singulis<text:line-break/>illic mihi praemonstratis capitibus, ad medicamentorum<text:line-break/>compositionem progressus sum, </text:span><text:span text:style-name="T7">fle</text:span><text:span text:style-name="T45"> etiam nunc sariam.</text:span></text:p>
      <text:p text:style-name="P16"><text:span text:style-name="T45">Quum octo sint lu singniis partibus corporis lutem-<text:line-break/>peraturae, atque hae omites aut circa solas nudas qualitates,</text:span></text:p>
      <text:p text:style-name="P12"><text:span text:style-name="T45">aut cum alicuins humoris complexu fiant, intemperiem qui-<text:line-break/>dem siccam humectece oportet, humidam autem siccare, sic<text:line-break/>et calidam refrigerare, frigidam calefacere,i similiter vero<text:line-break/></text:span><text:span text:style-name="T45">etiam </text:span><text:span text:style-name="T45">compositas intemperaturas aut calefacere et siccare<text:line-break/>aut humectare et calefacere aut refrigerare et 'humectare.<text:line-break/>aut siccare et refrigerare oportet. Quando vero, velut fixi/<text:line-break/>plurimae ntemperaturae hominibus ex redundantia humo-<text:line-break/>rum magis quam ex inopis fiunt; medicamenta resiccantla<text:line-break/>plerosque magis juvant. At vero quum resiccantia partim<text:line-break/>quidem astringant ecgendo ac astringendo substantiam eorum<text:line-break/>quae contingunt, partim vero discutiant et in hoc substan-<text:line-break/>tiam ipsorum dissolvant, ob hoc ipsum sane plures sunt,<text:line-break/>qui astringentibus, indigent; verum si hurnida intemperies<text:line-break/>cum frigiditate fiat, laeduntur qui per scla astringentia cu-<text:line-break/>rantur, quae frigidae facultatis existunt. Quapropter merito,<text:line-break/>plurima pharmaca per experientiam inventa ex mixta ma-<text:line-break/>teria ccmponuntur, astringente videlicet, et calefaciente? Ve-<text:line-break/>rum ipsorum differentiam </text:span><text:span text:style-name="T7">cognofces,</text:span><text:span text:style-name="T45"> </text:span><text:span text:style-name="T45">si. simplicium medica-</text:span></text:p>
      <text:p text:style-name="P12"><text:span text:style-name="T45">irentmmm eledltatiesti iemeria «ntiwlae enim^m<text:line-break/>rnihi saepe est, neminem </text:span><text:span text:style-name="T45">posse </text:span><text:span text:style-name="T45">rationabiliter et feesttfdfim<text:line-break/>niethodum uti his, quae in hoc opere conscripta sunt, si<text:line-break/>non memoria teneat quae in duobus operibus ante hoc<text:line-break/>opus editis prodita sunt, de simplicium medicamentorum<text:line-break/>facultate et curandi methodo dico. Quidam enim absque<text:line-break/>discrimine medicamenta ad ejmmimli affectus stomachi et<text:line-break/>ventris conscripserunt, quidam vero aliqua disci imlua at-<text:line-break/>tigerunt a symptomatis </text:span><text:span text:style-name="T45">quae </text:span><text:span text:style-name="T45">omnibus apparent. Quo figi -<text:line-break/>tur et vos cognoscere sciatis facultates uniuscujusque me-<text:line-break/>dicamenti per experientiam longam approbati, etiamsi non<text:line-break/>inveneritis differentias' affectionum, lu quibus conveniunt,<text:line-break/>ascriptas, primum quidem </text:span><text:span text:style-name="T7">ea</text:span><text:span text:style-name="T45"> </text:span><text:span text:style-name="T45">qutle Andromachus prodidit<text:line-break/>ascribam, deinde </text:span><text:span text:style-name="T7">suae</text:span><text:span text:style-name="T45"> Asclepiades et post haec, si ita vi-<text:line-break/>debitur etiam alia- quaedam. - </text:span><text:span text:style-name="T45">&gt; - •</text:span></text:p>
      <text:h text:style-name="Heading_20_2" text:outline-level="2">Cap. <text:span text:style-name="T116">II</text:span>.</text:h>
      <text:p text:style-name="P6"><text:span text:style-name="T1">[Coriseatonessiomae/iieue Andtomaent-J 'Au-<text:line-break/>dromachus postquam praescripsit, stomachicae, post hanc<text:line-break/>praescriptionem sic </text:span><text:span text:style-name="T1">auspicatur. Ad </text:span><text:span text:style-name="T4">stomachicas hiera, </text:span><text:span text:style-name="T4">sum</text:span></text:p>
      <text:p text:style-name="P12"><text:span text:style-name="T7">utor, et </text:span><text:span text:style-name="T7">deinceps</text:span><text:span text:style-name="T45"> totam </text:span><text:span text:style-name="T7">esum compositionem</text:span><text:span text:style-name="T45"> a/cribit in </text:span><text:span text:style-name="T7">hunc<text:line-break/></text:span><text:span text:style-name="T7">nbffdurn. 4</text:span><text:span text:style-name="T45"> Schoenanthi, xylobalsami, mastiches, croci, nardi<text:line-break/>Indicae, astari, rinnamomis singulorum 5vj,aloes lotae 3 ni<text:line-break/>simul trita reponer Praebe jejunis cochlearia, duo, assi unum<text:line-break/>praebent cum aquae frigidae cyathis quatuor aut caliaae-<text:line-break/>Haec.quidem Andromachus scripsit,neque quos stomachi-<text:line-break/>cos nominet ostendens </text:span><text:span text:style-name="T45">ac </text:span><text:span text:style-name="T45">declarans,, neque an omnibus ipsis<text:line-break/></text:span><text:span text:style-name="T45">hoc </text:span><text:span text:style-name="T45">medicamentum conveniat an pluribus. Itaque id mihi<text:line-break/>necessarium est. dicere, quum ex .iis; qui stomachici dimfti-;<text:line-break/>tur, aliqui quidem stalim magnopere ex praedictae hierae<text:line-break/>usu niventur, aliqui vero laedantur. Plerique quidem tulgo<text:line-break/>homines eos, qui appetentiam perdiderunt ita vocant, et<text:line-break/>quibus post acceptum cibum ventris os gravatur atque ap- </text:span><text:span text:style-name="T45">-<text:line-break/></text:span><text:span text:style-name="T45">primitur et quandam aegre tolerabilem -anxietatem habet.<text:line-break/>Appellant eodem modo etiam illos, quibus nanfea contin-<text:line-break/>git </text:span><text:span text:style-name="T45">et </text:span><text:span text:style-name="T45">maxime </text:span><text:span text:style-name="T45">si </text:span><text:span text:style-name="T45">ad vomitum impellat, et adhuc ,magis si<text:line-break/>simul cibi corrumpantur; quandoque acidi, quandoque ni-<text:line-break/>dorosi facti, quandoque etiam alium vitiatam qualitatem</text:span></text:p>
      <text:p text:style-name="P12"><text:span text:style-name="T45">adepti. Et prae his omnibus adhuc magis illos stomachicos<text:line-break/>nominant, quibus ructus ejusmodi cum molestia quadam </text:span><text:span text:style-name="T45">et<text:line-break/></text:span><text:span text:style-name="T45">anxietate </text:span><text:span text:style-name="T45">ac subversione, contingunt saepe, quum nondum<text:line-break/>cibum acceperunt. Quin etiam si per plurimum tempus cibi<text:line-break/>lu ore ventris morentur gravantes et vix descendentes, hos<text:line-break/>itidem stomachicos appellant. AIios item appetitum caninum<text:line-break/>appellatum habentes et ut plurima edant et </text:span><text:span text:style-name="T7">na</text:span><text:span text:style-name="T45"> axi me gra-<text:line-break/></text:span><text:span text:style-name="T45">vati </text:span><text:span text:style-name="T45">paulo post .revomant similiter vocant-Alios rursus, qui<text:line-break/>fortiter oxolvuntur, ubi diutius inediam pertulerint, et si<text:line-break/>non citius cibum accipiant, in </text:span><text:span text:style-name="T45">ore </text:span><text:span text:style-name="T45">ventris morsus perci-<text:line-break/>piunt, eodem modo stomachicos vocant. </text:span><text:span text:style-name="T45">. </text:span><text:span text:style-name="T45">Horum ipsururn<text:line-break/>vero aliqui facile nauseosi fiunt, nisi citius potum ac cibum<text:line-break/>acceptent Itaque qui fecundum rationalem methodum au-<text:line-break/>xilia investigat ad affectus 'inquisitionem procedit, qua in-<text:line-break/>venta abundaturum fe sperat propriis ipsi' auxiliis. Qui<text:line-break/>vero per folam experientiam auxilia accumulat, ipfe suam<text:line-break/>fortuitam occasionem expectat et </text:span><text:span text:style-name="T45">a </text:span><text:span text:style-name="T45">prioribus tradita </text:span><text:span text:style-name="T45">relegit.</text:span></text:p>
      <text:p text:style-name="P12"><text:span text:style-name="T45">Quum </text:span><text:span text:style-name="T45">vero plurima ab </text:span><text:span text:style-name="T45">ipsis </text:span><text:span text:style-name="T45">indefinite prodita </text:span><text:span text:style-name="T45">sint et </text:span><text:span text:style-name="T45">in<text:line-break/></text:span><text:span text:style-name="T45">plerisque etiam inter </text:span><text:span text:style-name="T45">se </text:span><text:span text:style-name="T45">differant </text:span><text:span text:style-name="T45">ac </text:span><text:span text:style-name="T45">dissentiant, merito etiam<text:line-break/>ipse -alias aliud sentit, </text:span><text:span text:style-name="T45">maxime </text:span><text:span text:style-name="T45">ubi </text:span><text:span text:style-name="T45">-b </text:span><text:span text:style-name="T45">ipsis auxiliis ali-<text:line-break/>quando quidem juvari stomachicos videt, aliquando vero<text:line-break/>laedi, quemadmodum </text:span><text:span text:style-name="T45">in </text:span><text:span text:style-name="T45">proposita hiera .contingere </text:span><text:span text:style-name="T45">solet,<text:line-break/></text:span><text:span text:style-name="T45">quam quidem otmres, qui nunc Romae- medicantur, picram<text:line-break/>i. e. amaram, nominant, quandoquidem hierae 'appellationem<text:line-break/>medicamento ex colocynthide censirerint adscribendam. </text:span><text:span text:style-name="T45">Ve-<text:line-break/></text:span><text:span text:style-name="T45">rum qur ante nos Romae medicinam exercuerunt, </text:span><text:span text:style-name="T45">ambo </text:span><text:span text:style-name="T45">ea<text:line-break/>medicamenta hieras appellarunt et distinctionis gratia </text:span><text:span text:style-name="T45">alteri<text:line-break/></text:span><text:span text:style-name="T45">ex colocynthide, </text:span><text:span text:style-name="T45">• </text:span><text:span text:style-name="T45">alteri ex aloe - appositionem addiderunt<text:line-break/>sic scribentes, hiera ex colocynthide, hiera ex aloe; Hiera<text:line-break/>itaque </text:span><text:span text:style-name="T45">ex </text:span><text:span text:style-name="T45">aloe dupliciter praeparatur ab aliquibus, velut<text:line-break/>Andromachus describit, ad centum aloes drachmas </text:span><text:span text:style-name="T45">singulo-<text:line-break/>rum </text:span><text:span text:style-name="T45">aliorum drachmis sex admixtis ab aliquibus vero </text:span><text:span text:style-name="T45">non<text:line-break/></text:span><text:span text:style-name="T45">fex, sed octo. Quidam vero in octoginta aloes drachmas<text:line-break/>sex aliorum addunt. Plurimi autem ad- medicamenta, </text:span><text:span text:style-name="T45">quae<text:line-break/></text:span><text:span text:style-name="T45">aloae </text:span><text:span text:style-name="T45">miscentur, </text:span><text:span text:style-name="T45">et fex numero </text:span><text:span text:style-name="T45">sunt, </text:span><text:span text:style-name="T45">etiam’flerem </text:span><text:span text:style-name="T45">junci</text:span></text:p>
      <text:p text:style-name="P12"><text:span text:style-name="T45">odorati apponunt, At vero ipsam aloen Andromachus qui-<text:line-break/>dem lotam, aliqui vero ex aliis etiam’ sic; aliqui vero illo-<text:line-break/>tam adiicinnt.- Verum : uosse operae pretium, est ad ventris<text:line-break/>subductionem illotam aloen aptiorem esse, multum vero de<text:line-break/>uiedicamentoria ni deponere </text:span><text:span text:style-name="T45">lotam, </text:span><text:span text:style-name="T45">quam etiam </text:span><text:span text:style-name="T45">febricilan-<text:line-break/></text:span><text:span text:style-name="T45">tibus dare aliquis audeat, si non vehemens, sed valde de-<text:line-break/>bilis sit feoris. Qnidarn vero etiam ex illota aloe medica-<text:line-break/>mentum multis sic febricitantibus exhibuerunt, deindequs<text:line-break/>quum nihil manifeste laesissent, in aliis rursus magnam ex-<text:line-break/>perti. sunt cladem. Infestissima est enim aloe </text:span><text:span text:style-name="T45">etiam </text:span><text:span text:style-name="T45">lota iis<text:line-break/>qui citra vitiatos humores ex intemperie calida et sicca af-<text:line-break/>diguntur. Proximam ab his cladem percipiunt, qui siccam<text:line-break/>intemperiem habent cum frigiditate implicata, et in univer-<text:line-break/>sum, qui ex sola qualitate partem aliquam affectam ac lae-<text:line-break/>sarn habent. Etenim, in humoribus intemperat.urae medica-<text:line-break/>mentis ipsas evacuantibus egent, quae </text:span><text:span text:style-name="T7">veto</text:span><text:span text:style-name="T45"> absque his </text:span><text:span text:style-name="T7">coa-<text:line-break/></text:span><text:span text:style-name="T45">sistunt, penitus in. tabem deveniunt ex medicamenti hujus<text:line-break/>ex aloe constantis nsu, Itaque ubi humilitate vitiata tuni-</text:span></text:p>
      <text:p text:style-name="P12"/>
      <text:p text:style-name="P13"><text:span text:style-name="T45">cae ventris persunduutur, picra ex aloe utilis est expur-<text:line-break/>gans huiniditatem, omnino autem sic affectis </text:span><text:span text:style-name="T45">accessio </text:span><text:span text:style-name="T45">nau*'<text:line-break/>suae plus aut minus </text:span><text:span text:style-name="T45">adest. </text:span><text:span text:style-name="T45">Evacuatio igitur affligentis hu-<text:line-break/>moris. per solam aloen contingit, quae purgatoriam vim<text:line-break/>no,n fortem habet; sed ut ea quae circa alvum sunt, quae-<text:line-break/>etiam contingit, purgare possit. Etsi aliquando, ampliora<text:line-break/>pondere exhibeatur,'usque ad locos circa hepar conscendit;<text:line-break/>non tamen totius corporis purgatoria aloe, existit. Caelorum,<text:line-break/>ex iis, quae ej admifcentnr, mastiche, ni stomacho commoda,<text:line-break/>et odora et quae medicamentariam aloes vim frangere queat<text:line-break/>admiscetur. Cinnamomum vero nis auditur, propterea quod;<text:line-break/>tenuissimarum est partium, ut aperire ventris neatus.ppsi^tf<text:line-break/>extergerequemc attenuare, si quid viscosum aut crassum </text:span><text:span text:style-name="T22">ΐ</text:span><text:span text:style-name="T65">η<text:line-break/></text:span><text:span text:style-name="T45">humoribus seratur,, crassos enim humores ob purgatoriae,<text:line-break/>facultatis imbecillitatum </text:span><text:span text:style-name="T45">aloe </text:span><text:span text:style-name="T45">trahere non potesu Quapro-.<text:line-break/>pler biliosarum ventris affectionum optimum medicamen-<text:line-break/>tum, est,, </text:span><text:span text:style-name="T45">adeo </text:span><text:span text:style-name="T45">ut in uno die saepe multos stomacho ita af-</text:span><text:span text:style-name="T74">3<text:line-break/></text:span><text:span text:style-name="T45">sectos </text:span><text:span text:style-name="T98">credita.su </text:span><text:span text:style-name="T45">persanasse. </text:span><text:span text:style-name="T45">,• </text:span><text:span text:style-name="T45">Juvat ai tem.et. hos et alios</text:span></text:p>
      <text:p text:style-name="P12"/>
      <text:p text:style-name="P13"><text:span text:style-name="T7">omnes</text:span><text:span text:style-name="T45"> affectus ex vitiatis 'humoribus ortos cinnamomum<text:line-break/>admixtum, utpote quod alterantem habet facullatem vitio-;<text:line-break/>surum qualitatum in id</text:span><text:span text:style-name="T45">,- </text:span><text:span text:style-name="T45">quod' fecundum naturam habet.<text:line-break/>Quare scire oportet affectiones in humoribus vitiatis circa<text:line-break/>rentrem et stomachum maxime per medicamenta ex aloe<text:line-break/>juvari, in maximum vero detrimentum pervenire ex astrin--<text:line-break/>gentium eduliorum, potuum ae medicamentorum usu, quem-<text:line-break/>admodum vice versu, in quibus humiditas multa et velut<text:line-break/>mador- quispiam est cirea rssectam partem citra vitiatos hu-<text:line-break/>mores ;• qui ipse sola quantitate </text:span><text:span text:style-name="T45">et </text:span><text:span text:style-name="T45">copia affligat et velut<text:line-break/>irriguum ventris os reddat, utilissimus astringentium edu--<text:line-break/>siorum, potuum ac medicar.entornm usus </text:span><text:span text:style-name="T98">exist.it, </text:span><text:span text:style-name="T45">languida<text:line-break/>nimirum et exoluta tunc reddita affecta particula ad mo-<text:line-break/>dum laxatorum articulorum</text:span><text:span text:style-name="T45">, </text:span><text:span text:style-name="T45">in quibus ipsis etiam astrin-<text:line-break/>geytium usus corrigit affectionem. Caelorum piera confe-<text:line-break/>ctio, de hae enim nobis siermo est, velut cinnamomum,'sic:<text:line-break/>etiam'alia partim uf stomacho commoda,/partim ut tenuium<text:line-break/>partium et’ extergentia </text:span><text:span text:style-name="T45">assumit, </text:span><text:span text:style-name="T45">quae robore quidem mul--</text:span></text:p>
      <text:p text:style-name="P12"><text:span text:style-name="T45">tum a cinnamomo </text:span><text:span text:style-name="T45">deficiunt, </text:span><text:span text:style-name="T45">idem vero facultatis genus, </text:span><text:span text:style-name="T45">lia-<text:line-break/></text:span><text:span text:style-name="T45">bent. </text:span><text:span text:style-name="T45">Secundam a praescripta </text:span><text:span text:style-name="T45">compositione Andromachus<text:line-break/>sic ad verbum tradidit. </text:span><text:span text:style-name="T7">AJt Lampon Pelusiota.,</text:span><text:span text:style-name="T45"> ^.Ciiinas<text:line-break/>momi, ealami </text:span><text:span text:style-name="T45">aromatici, cassiae </text:span><text:span text:style-name="T45">nigrae, xylobalsami, floris<text:line-break/>junei odorati; palmae elales,; singulorum, </text:span><text:span text:style-name="T45">quadranletn lalli<text:line-break/></text:span><text:span text:style-name="T45">z </text:span><text:span text:style-name="T45">j, </text:span><text:span text:style-name="T45">omnia in crassas partes tufa in ullam </text:span><text:span text:style-name="T45">novam iconjie.e,<text:line-break/>et </text:span><text:span text:style-name="T45">aquae pluviae sextariis tribus infusis donec </text:span><text:span text:style-name="T45">dimidium<text:line-break/>supersit </text:span><text:span text:style-name="T45">coque et </text:span><text:span text:style-name="T45">excola, et </text:span><text:span text:style-name="T45">accepta aloes Indicae libra </text:span><text:span text:style-name="T7">tina,<text:line-break/></text:span><text:span text:style-name="T45">aquam </text:span><text:span text:style-name="T45">pluviam sufficientem superfundito, er sub </text:span><text:span text:style-name="T45">csanicniae<text:line-break/></text:span><text:span text:style-name="T45">aestus donec resiccetur terini, atque </text:span><text:span text:style-name="T45">ubi primum per Iiane<text:line-break/>aquam </text:span><text:span text:style-name="T45">aloen ipsam dulcem feceris,-.</text:span><text:span text:style-name="T45">postea </text:span><text:span text:style-name="T45">eam </text:span><text:span text:style-name="T45">quae ‘ab aro-<text:line-break/></text:span><text:span text:style-name="T45">matis excolata est, aquam assundito </text:span><text:span text:style-name="T45">et </text:span><text:span text:style-name="T45">in </text:span><text:span text:style-name="T45">fole, donec resic-<text:line-break/>cetur, </text:span><text:span text:style-name="T45">terito, indeqne trita .'haec </text:span><text:span text:style-name="T45">quae iequuntut admisceto,<text:line-break/></text:span><text:span text:style-name="T45">croci, </text:span><text:span text:style-name="T45">myrrhae,. </text:span><text:span text:style-name="T45">mastiches;singulorum </text:span><text:span text:style-name="T45">quadrantem, alii.j,<text:line-break/></text:span><text:span text:style-name="T45">conterito </text:span><text:span text:style-name="T45">simul </text:span><text:span text:style-name="T45">omnia et sicca reponito, atque in </text:span><text:span text:style-name="T45">potioni-<text:line-break/>luis </text:span><text:span text:style-name="T45">ad convulsa, rupta, plagas </text:span><text:span text:style-name="T45">internarum partium, luci-<text:line-break/></text:span><text:span text:style-name="T45">pientes laterum, dolores utitor, item ad inflatos, </text:span><text:span text:style-name="T45">dolentes<text:line-break/></text:span><text:span text:style-name="T45">stomachum; </text:span><text:span text:style-name="T45">tarde </text:span><text:span text:style-name="T45">concoquentes,. rejicientes </text:span><text:span text:style-name="T45">sanguinem .et</text:span></text:p>
      <text:p text:style-name="P12"><text:span text:style-name="T45">ichiadicos. Datur ad funnnum obolus j aut duo ex aquae<text:line-break/>cyatho uno, reliquis pro viribus praebeto. In vulneribus<text:line-break/>et inflammationibus dilutum aceto mulso usiciter imponi-<text:line-break/>tur, in oculorum iusiammationibus succo menthae aut cala-<text:line-break/>minthae' aut solani aut alicujus consimilis. In podicis in-<text:line-break/>llammationibus cum rosaceo aut vino Aminaeo. Utere etiam</text:span><text:span text:style-name="T59">-<text:line-break/></text:span><text:span text:style-name="T45">lu paronychiis </text:span><text:span text:style-name="T45">sicco </text:span><text:span text:style-name="T45">superne linamento cum rosaceo im-<text:line-break/>posito ,&gt; et ad sanguinis eruptiones sicco cum </text:span><text:span text:style-name="T45">aceto, </text:span><text:span text:style-name="T45">et est<text:line-break/>crustaa </text:span><text:span text:style-name="T7">in ore</text:span><text:span text:style-name="T45"> ex passo gargarissandurn dato. Hoc medica-<text:line-break/>mentum, quod Pelusiotae Lamponis esse ait, ex iis est quae<text:line-break/>ad multos </text:span><text:span text:style-name="T45">affectus </text:span><text:span text:style-name="T45">commoda Eunt, de quibus etiam ante<text:line-break/>aliquid dictum est, quod videlicet desidant ab iis, quae<text:line-break/>unum quoddam optime faciunt ob multitudinem eorum,<text:line-break/>quae promittunt. Apparantur autem quum unum habere<text:line-break/>riginti affectionibus congruum malumus, quam tot numero<text:line-break/>alia, quum tamen ad singulas affectiones imum aliquod de-<text:line-break/>stinatum eo, quod </text:span><text:span text:style-name="T7">ad</text:span><text:span text:style-name="T45"> plure» paratum est melius existat-.<text:line-break/>Facultas autem spfiiis, per ctuam in praedictis efficax est.</text:span></text:p>
      <text:p text:style-name="P52"><text:span text:style-name="T45">tenuiunrpartiiim exi siit et calefactoria, secans, extergens<text:line-break/>etvj.eiiens etalinsd discussoriaEedsiinimrtiunr in qxibiis--<text:line-break/>dam partibus sernsbtrnm succorum ac humorum. Et prmi<text:line-break/>p</text:span><text:span text:style-name="T45">teres, </text:span><text:span text:style-name="T7">etiam'</text:span><text:span text:style-name="T45"> praedictis in sermone affectibus convenit, dis-<text:line-break/>cutiens,- ut dixi, vitiosus et ster ossis saccos </text:span><text:span text:style-name="T45">ac </text:span><text:span text:style-name="T45">humores af-t<text:line-break/>feclarum partium-, quare-etiam praedictas alvi affectiones,'<text:line-break/>in quibus picra confectio moderatam purgationem operatur,)<text:line-break/>curaverit per </text:span><text:span text:style-name="T7">.nouicanf</text:span><text:span text:style-name="T45"> resiccationein, non per coacervatam<text:line-break/>evacuationem. Praestantior igitur est ad hujusmodi affectus<text:line-break/>picra ecmpositio prima- descripta. Tertium post praedicta<text:line-break/>medicamentum Andromachus sic, descripsit.<text:tab/>’ -</text:span></text:p>
      <text:p text:style-name="P16"><text:span text:style-name="T45">[Ad</text:span><text:span text:style-name="T7">sicmaclsmos dt eoeliuccs pastillus amans, mol-<text:line-break/>lit alvum, sacit ad samnum- JEsiautesu ax tibrseAphro-<text:line-break/>dae. Facit at ctd vesiectrn. et coli ascetus‘\</text:span><text:span text:style-name="T45"> 4 Seminis apii<text:line-break/></text:span><text:span text:style-name="T7">3‘vj,</text:span><text:span text:style-name="T45"> anisi 3 vj, piperis albi </text:span><text:span text:style-name="T7">3</text:span><text:span text:style-name="T45"> j </text:span><text:span text:style-name="T22">β, </text:span><text:span text:style-name="T45">castorii jrij, rnyrilrad<text:line-break/>3 j £ nardi Celticae floris 3 j </text:span><text:span text:style-name="T22">β, </text:span><text:span text:style-name="T45">uPii 3 </text:span><text:span text:style-name="T22">ί </text:span><text:span text:style-name="T45">K cmnamonir J l </text:span><text:span text:style-name="T22">β';<text:line-break/></text:span><text:span text:style-name="T45">comae abfintlrinS sili asu®</text:span><text:span text:style-name="T59">8</text:span><text:span text:style-name="T45"> oboli vj. mastiches3si,-alm aqua'<text:line-break/>pastillos formato triobolares ant draclunales et datu cuti»</text:span></text:p>
      <text:p text:style-name="P12"><text:span text:style-name="T45">aquae </text:span><text:span text:style-name="T45">cyathis </text:span><text:span text:style-name="T45">trib'us- 'Neque in hoc medicamento' adfcripsit<text:line-break/></text:span><text:span text:style-name="T45">Andromachus,- quosnam </text:span><text:span text:style-name="T45">stomachicos dicat ex iis, qui </text:span><text:span text:style-name="T45">quid-<text:line-break/>piam patiuntur, verum </text:span><text:span text:style-name="T45">ex eo, quod </text:span><text:span text:style-name="T45">compositioni additum<text:line-break/>est opium, manifestum fit, compositorem, hujus medicamenti<text:line-break/>intentionem suam eo direxisse, ut resiccatorium simul et<text:line-break/>doloris fedatorinm medicamentum </text:span><text:span text:style-name="T45">efficeret, </text:span><text:span text:style-name="T45">somnuirque ali-<text:line-break/>quem induceret, non tamen contentiosis contra unum ali--<text:line-break/>quem ex praedictis affectibus </text:span><text:span text:style-name="T7">initando,</text:span><text:span text:style-name="T45"> quo videlicet brevi<text:line-break/>ipsam excideret. Quartum deinde medicamentum Andro-<text:line-break/>machus scripsit,- neque ad unum aliquem affectum conten-<text:line-break/>liosc compositum, neque ad multas moderate. Habet de-<text:line-break/>scripto hoc modo,- .</text:span></text:p>
      <text:p text:style-name="P16"><text:span text:style-name="T45">{Ad </text:span><text:span text:style-name="T7">stomachicos hiera Antipatrisp</text:span><text:span text:style-name="T45"> 4 Aloe</text:span><text:span text:style-name="T59">0</text:span><text:span text:style-name="T45"> bonae<text:line-break/>5 iv, mastiches 3 ij, nsari </text:span><text:span text:style-name="T7">3</text:span><text:span text:style-name="T45"> iv, rosarum siccarum junci-<text:line-break/>odorati, mei, phu, cassiae, singulorum Utere arido trito,<text:line-break/>quemadmodum in hiera ex alae. 'Quintum post haec medi-<text:line-break/>cementum, quod ex plantaginis succo praeparatur et ipsum<text:line-break/>Apollonii esse ait, tale est. vj. Sueci plantaginis aridi J iij,<text:line-break/>mastiches J ij, myrrhae 5 </text:span><text:span text:style-name="T7">j, mentae</text:span><text:span text:style-name="T45"> J </text:span><text:span text:style-name="T33">Ϊ,</text:span><text:span text:style-name="T22"> </text:span><text:span text:style-name="T45">zlugi.b’ 5 </text:span><text:span text:style-name="T7">j-</text:span><text:span text:style-name="T45"> Videtur</text:span></text:p>
      <text:p text:style-name="P12"><text:span text:style-name="T45">mini Apollonius hanc compositionem experimento cogno-<text:line-break/>visse in stomacho </text:span><text:span text:style-name="T45">calidiorem </text:span><text:span text:style-name="T45">affectum habente, atque ita<text:line-break/>ipsam ludifcrimlu.atim </text:span><text:span text:style-name="T45">extulisse, </text:span><text:span text:style-name="T45">non potentem frigidis asset,<text:line-break/>clibus convenire,, refrigeratorius enim‘est plantaginis succus.<text:line-break/>Porro quae sequitur, ridetur mihi composita esse ab eodem<text:line-break/>auctore, in prioris usu successum non sentiente et .cogno-<text:line-break/>scente medicamentum refrigeratorium se effecisse et ob. id<text:line-break/>castorii modicum et aloes quippiam apponente, qnae eva-<text:line-break/>cuare potest, et mastichen' nt stomacho commodam, ac ero-<text:line-break/>sum et inyrrharn, nt quae concoquere queant. Quapropter<text:line-break/>neque hoc neque hoc . praecedens medicamentum adhibue-<text:line-break/>rim lu stomachico affectu, quum nullum probe curare pos</text:span><text:span text:style-name="T74">T<text:line-break/></text:span><text:span text:style-name="T45">sint, praeterquam multum calidum. Scripsit de ea hoc<text:line-break/>modo. 4 Succi plantaginis sicei </text:span><text:span text:style-name="T7">3 x,</text:span><text:span text:style-name="T45"> aloes Indicae 3 j, ma-<text:line-break/>stiches3j, eroei obol. ij, opii obclos tres, castorii obolos<text:line-break/>tres, myrrhae' 3 </text:span><text:span text:style-name="T7">j,</text:span><text:span text:style-name="T45"> </text:span><text:span text:style-name="T45">formato, </text:span><text:span text:style-name="T45">ad magnitudinem oiceris Simi-<text:line-break/>liter autem neque confequenter scriptum citra discrimen<text:line-break/>recte quis adhibuerit in </text:span><text:span text:style-name="T45">alio </text:span><text:span text:style-name="T45">affectu quam qui moderata</text:span></text:p>
      <text:p text:style-name="P12"><text:span text:style-name="T45">siccatione </text:span><text:span text:style-name="T45">et </text:span><text:span text:style-name="T45">-adstrictione opus habeat, </text:span><text:span text:style-name="T7">in</text:span><text:span text:style-name="T45"> humoribus qui-<text:line-break/>dem modicis qualitate vero, </text:span><text:span text:style-name="T45">vitiatis, </text:span><text:span text:style-name="T45">componitur enim ex<text:line-break/>snccino et mastiche, sicipsc Andromacho prooentd. </text:span><text:span text:style-name="T7">4</text:span><text:span text:style-name="T45"> </text:span><text:span text:style-name="T45">Suc-<text:line-break/>cini , mastiches Chiae , succini plus conjice. ’ Datu cochleare<text:line-break/>unum ex </text:span><text:span text:style-name="T45">aqua </text:span><text:span text:style-name="T45">tritum. Caeterum quod sequitur medicamen-<text:line-break/>tum hae descriptione, stomachica Galli,- affectui, qui calefieri<text:line-break/>et luridi postulat, utilis </text:span><text:span text:style-name="T98">exist.it, </text:span><text:span text:style-name="T45">ex </text:span><text:span text:style-name="T45">foeniculo, aceto et melle<text:line-break/>constans, quod ipsum Andromachus his verbis tradidit.<text:line-break/></text:span><text:span text:style-name="T7">Stomachica G-alli. 4</text:span><text:span text:style-name="T45"> Corticis radicis foeniculi viridis li-<text:line-break/>brae dimidium, ace® </text:span><text:span text:style-name="T45">acris </text:span><text:span text:style-name="T45">sextarium unum et dimidium,'<text:line-break/>aloes quadrantem, mellis Attici lib. j. Radices lotas ad tri-<text:line-break/>duum aceto macerato, deinde coquito, atque ubi coctae fue-<text:line-break/>rint, expressas projicito' et affuso ad acetum melle simul<text:line-break/>coquito, deinde aloen inspergito, et cochlearia tria cum<text:line-break/>aqua dato. Alcetius sophista ad hanc descriptionem addidit<text:line-break/>rptae et </text:span><text:span text:style-name="T45">apii, </text:span><text:span text:style-name="T45">semina gerentium, utriusque manipulum ju-<text:line-break/>bens cnm radicibus macerari </text:span><text:span text:style-name="T45">ac </text:span><text:span text:style-name="T45">coqui, et aceti sextarium</text:span></text:p>
      <text:p text:style-name="P12"/>
      <text:p text:style-name="P13"><text:span text:style-name="T45">dimidium et mellis libras duas conjicit, 'atque nape laudat.<text:line-break/>Post praescripta medicamenta Andromachus sic </text:span><text:span text:style-name="T45">ait. </text:span><text:span text:style-name="T7">Stot.<text:line-break/>meedhica, ut</text:span><text:span text:style-name="T45"> iVieostratus. .4- Succini </text:span><text:span text:style-name="T45">puri, </text:span><text:span text:style-name="T45">mastiches Chiae,<text:line-break/>iridis Illyricae, . singulo um trientem, floris rosarum sextan-<text:line-break/>tem,'dato aridi </text:span><text:span text:style-name="T45">triti </text:span><text:span text:style-name="T45">cochlearia duo cum aqua lactea, </text:span><text:span text:style-name="T45">sta-<text:line-break/></text:span><text:span text:style-name="T45">tim enim dolorem levat, reponatur lu cor neo,.-rase. Et </text:span><text:span text:style-name="T45">line<text:line-break/></text:span><text:span text:style-name="T45">medicamentum palam </text:span><text:span text:style-name="T45">eft </text:span><text:span text:style-name="T45">adstringentius quodammodo </text:span><text:span text:style-name="T45">esse, </text:span><text:span text:style-name="T45">•<text:line-break/></text:span><text:span text:style-name="T45">optatque affectum hurnidiorem lu humoribus </text:span><text:span text:style-name="T45">i </text:span><text:span text:style-name="T45">non </text:span><text:span text:style-name="T45">multis,<text:line-break/></text:span><text:span text:style-name="T45">neque valde mordacibus, lu quibus sane experimentum me-<text:line-break/>dicamenti fecisse ejus auctorem </text:span><text:span text:style-name="T45">opinor, </text:span><text:span text:style-name="T45">aut certe </text:span><text:span text:style-name="T45">assiduo<text:line-break/>ejus </text:span><text:span text:style-name="T45">usu aegrum a dolore , levasse, </text:span><text:span text:style-name="T45">atque </text:span><text:span text:style-name="T45">inde </text:span><text:span text:style-name="T45">universalem<text:line-break/>pronuuclationem </text:span><text:span text:style-name="T45">ipsi appofuiste, quod </text:span><text:span text:style-name="T45">videlicet statim .ae-<text:line-break/></text:span><text:span text:style-name="T45">grum </text:span><text:span text:style-name="T45">a </text:span><text:span text:style-name="T45">dolore levet; quum non </text:span><text:span text:style-name="T45">possit id in </text:span><text:span text:style-name="T45">multis </text:span><text:span text:style-name="T45">prae-<text:line-break/></text:span><text:span text:style-name="T45">stare. </text:span><text:span text:style-name="T45">Postremum </text:span><text:span text:style-name="T45">deinceps medicamentum </text:span><text:span text:style-name="T45">ab Andromache<text:line-break/></text:span><text:span text:style-name="T45">scriptum </text:span><text:span text:style-name="T45">hoc rnodc </text:span><text:span text:style-name="T45">esu </text:span><text:span text:style-name="T7">Ad.</text:span><text:span text:style-name="T94">siomachieoa. su</text:span><text:span text:style-name="T98"> </text:span><text:span text:style-name="T45">Corticis radi-<text:line-break/></text:span><text:span text:style-name="T45">cis foeniculi 3 </text:span><text:span text:style-name="T45">ij, vini </text:span><text:span text:style-name="T45">cyathos </text:span><text:span text:style-name="T45">tres, coquito </text:span><text:span text:style-name="T45">donec </text:span><text:span text:style-name="T45">unus<text:line-break/></text:span><text:span text:style-name="T45">cyathus supersit, </text:span><text:span text:style-name="T45">ae </text:span><text:span text:style-name="T45">totum praebeto. </text:span><text:span text:style-name="T45">Et </text:span><text:span text:style-name="T45">hoc ex calefacieii- </text:span><text:span text:style-name="T45">’<text:line-break/></text:span><text:span text:style-name="T45">tibue </text:span><text:span text:style-name="T45">est, opusque </text:span><text:span text:style-name="T45">habet affectu qui </text:span><text:span text:style-name="T45">calefieri </text:span><text:span text:style-name="T45">expetat.</text:span></text:p>
      <text:h text:style-name="P5" text:outline-level="2">Cap. I<text:span text:style-name="T115">II</text:span>.</text:h>
      <text:p text:style-name="P9"><text:span text:style-name="T7">[Stbmaeltiaa medicamenta dd Asclepiada,<text:line-break/>in primo internorum </text:span><text:span text:style-name="T7">conscriptae</text:span><text:span text:style-name="T45"> </text:span><text:span text:style-name="T45">Asclepiades porro de sto-<text:line-break/>machicis scripturus de ipsis sic orditur. Ad stomachi sub-<text:line-break/>versiones. Quas vero subversiones dicat, non manifeste in-<text:line-break/>dicavit. Polest enim' </text:span><text:span text:style-name="T45">et </text:span><text:span text:style-name="T45">luappetentiam ita. appellaret. Potest<text:line-break/>etiam nauseosos affectus, qui ab accepto cibo fiunt, aliquando<text:line-break/>enim hoc unum sclum symptoma accidit accepto cibo, ut<text:line-break/>si paulo fortiori motu tuo yeantur statim vomant, appellant<text:line-break/>luitur aliqui etiam tales stomachicos et' stomachum ipsis<text:line-break/>supinum reddi ajunt Sequitur autem hoc fymptoma quan-<text:line-break/>doque ad solam oris ventris debilitatem, quod cibos ample-,<text:line-break/>eti non potest, velut tota ventris amplitudo solet. </text:span><text:span text:style-name="T7">Quan-<text:line-break/>doque</text:span><text:span text:style-name="T45"> vero et cum -vitiatae alicujus, modicae tamen humi-<text:line-break/>ditatis compjexu, etenim mulsa, quemadmodum etiam valde<text:line-break/>vitiata etiam citra cibum nauseam efficit. laeterum quae<text:line-break/>a multis vulgo resupinitas stomachi appellatur, contingit<text:line-break/>quidem juxta intemperiem quamcunque tandem citra vitia- ,<text:line-break/>tus humores. Fit etiam per humiditate'm mnltam quidem,</text:span></text:p>
      <text:p text:style-name="P12"><text:span text:style-name="T45">non tamen malignae </text:span><text:span text:style-name="T45">qualitatis, irriguus </text:span><text:span text:style-name="T45">enim </text:span><text:span text:style-name="T45">stomachus<text:line-break/>per largam humectationern similiter ut ligamenta nervorum<text:line-break/>laxatur. </text:span><text:span text:style-name="T45">Facillime itaque curabilis </text:span><text:span text:style-name="T45">haec </text:span><text:span text:style-name="T45">est </text:span><text:span text:style-name="T45">affectio ex omni-<text:line-break/>bus fere aliis, medicamentis indigens, quae siccare humidi-<text:line-break/>tatem et coagmentare et constringere laxatum corpus valent.<text:line-break/>Ubi igitur per prosundum suerit extenta humiditas orassa-<text:line-break/>que sit et </text:span><text:span text:style-name="T45">viscosa, opus </text:span><text:span text:style-name="T45">est mixtura medicamenti attenua-<text:line-break/>torii et si </text:span><text:span text:style-name="T45">ita dicere libeat, </text:span><text:span text:style-name="T45">corrosivi, quale est acetum et<text:line-break/>acetum mulsum. </text:span><text:span text:style-name="T45">Si </text:span><text:span text:style-name="T45">vero neque talis sit humiditas neque<text:line-break/>in altum extensa, astringentia </text:span><text:span text:style-name="T45">sola </text:span><text:span text:style-name="T45">suffecerint ad curatio-<text:line-break/>nem. Propositum igitur lu sermone medicamentum non<text:line-break/>moderatarum resupinitatum</text:span><text:span text:style-name="T45">, </text:span><text:span text:style-name="T45">sed fortiorum est curativum,'<text:line-break/>esset autem et moderatarum sanativum, si astringentia sola<text:line-break/>quis misceret aut etiam </text:span><text:span text:style-name="T45">ex </text:span><text:span text:style-name="T45">calefacientibus quippiam, si fri-<text:line-break/>gidum esse affectum scusiret. Sufficiens autem signum est<text:line-break/>frigidi affectus, si, aeger se non sitire-percipiat, ubi enim<text:line-break/>neque siticulosus fuerit neque ardorem senserit in ore ven-‘<text:line-break/>tris, palam est affectum non calidum, esse- Idonea itaque funt</text:span></text:p>
      <text:p text:style-name="P12"><text:span text:style-name="T45">ad hujusmodi veniris </text:span><text:span text:style-name="T45">affectus </text:span><text:span text:style-name="T45">quatuor medicamenta </text:span><text:span text:style-name="T45">ab </text:span><text:span text:style-name="T45">Ascle-<text:line-break/>piade conscripta, quae </text:span><text:span text:style-name="T45">etiam ego </text:span><text:span text:style-name="T45">nunc scribam ipsius Ascle-<text:line-break/>piadae et verbis et .ordine fervatis.</text:span></text:p>
      <text:p text:style-name="P54"><text:span text:style-name="T45">•</text:span><text:span text:style-name="T45"><text:tab/></text:span><text:span text:style-name="T45">[Ad </text:span><text:span text:style-name="T7">stomachi subversiones^</text:span><text:span text:style-name="T45"> 4 Nucleorum mali pu-<text:line-break/>nici acidi tusorum succi sextarius iij, sucei mentae sexta-<text:line-break/>riurn j, mellis Attici sextarium.j, in vas fictile conjicito.-ac<text:line-break/>coquito assidue agitando, et ubi densata fuerint, ab igne ablata,<text:line-break/>reponito, Tempore usus dato rnystrum j aut duos ante ci-<text:line-break/>bum, • </text:span><text:span text:style-name="T7">Aliud, facit ad dpscmteAcds et vomentes cibum. 4.<text:line-break/></text:span><text:span text:style-name="T45">Radicis mali cotoneae lib. j, vini murtei' sextarios tres,;<text:line-break/>c.oquito ad tertias, delude exprimito liquorem, et mellis.At-<text:line-break/>tici sesquilibram addito, </text:span><text:span text:style-name="T98">'rursusquecoqui.toassi.dne </text:span><text:span text:style-name="T45">movendo.<text:line-break/>Dato- ex</text:span><text:span text:style-name="T74">:</text:span><text:span text:style-name="T45"> reposito velut dictum esu</text:span></text:p>
      <text:p text:style-name="P55"><text:span text:style-name="T7">•</text:span><text:span text:style-name="T7"><text:tab/></text:span><text:span text:style-name="T7">.[Conjectio ax fructibus, facit ad siornadhi subver-<text:line-break/>sionem coeliacos, et. styjente: icos^j 4</text:span><text:span text:style-name="T45"> Mala,cotonea numero<text:line-break/>decem, .orba.numero- quinquaginta, mespila quinquaginta,<text:line-break/>rliois rubri sextarium q, aquae eo egi os septem. Fructus tu--<text:line-break/>sor et in aquam, conjectos diligenter coquito, .et ubi disso-</text:span></text:p>
      <text:p text:style-name="P12"><text:span text:style-name="T45">luti </text:span><text:span text:style-name="T45">suerint, liquorem exprimito, </text:span><text:span text:style-name="T45">ac </text:span><text:span text:style-name="T45">rursus coquito ejectu<text:line-break/>eo, </text:span><text:span text:style-name="T45">quod </text:span><text:span text:style-name="T45">ex fructibus iusiar palearum exuccum </text:span><text:span text:style-name="T45">reliquum<text:line-break/>est, quum </text:span><text:span text:style-name="T45">vero tertia pars liquoris superfuerit, </text:span><text:span text:style-name="T45">mellis At-,<text:line-break/>tici ffi iv </text:span><text:span text:style-name="T45">addito, et ad prunas assidue </text:span><text:span text:style-name="T45">agitando coquito ac<text:line-break/>spissata reponito- Usus </text:span><text:span text:style-name="T45">ostensus </text:span><text:span text:style-name="T45">est. </text:span><text:span text:style-name="T7">Aliud </text:span><text:span text:style-name="T7">medicamentum.<text:line-break/></text:span><text:span text:style-name="T45">4 Sorborum, maturorum </text:span><text:span text:style-name="T45">sextarium </text:span><text:span text:style-name="T45">j, baccarum myrti ni-<text:line-break/>grarum </text:span><text:span text:style-name="T45">sextarium j, rhois Syrisci sextarium </text:span><text:span text:style-name="T45">j, prunorum<text:line-break/>silvestrium sextarium </text:span><text:span text:style-name="T45">j, mespilorum </text:span><text:span text:style-name="T45">sextarium j, phoeni-<text:line-break/>cobalanorum Thebaicorum </text:span><text:span text:style-name="T45">lib. </text:span><text:span text:style-name="T45">duas, mala cotonea decem,<text:line-break/>mala punica integra </text:span><text:span text:style-name="T45">una </text:span><text:span text:style-name="T45">cum </text:span><text:span text:style-name="T45">nucleis </text:span><text:span text:style-name="T45">decem, musti Aminaei<text:line-break/>sextarios xlvirj. Praepara </text:span><text:span text:style-name="T45">pro </text:span><text:span text:style-name="T45">consuetudine et expressum<text:line-break/>liquorqm rursus diligenter coque donec spissetur. Utere ut<text:line-break/>dictum est- Porro post praefcripsas confectiones quintam<text:line-break/>scripsit Asclepiades hoc modo.</text:span></text:p>
      <text:p text:style-name="P16"><text:span text:style-name="T94">\seatapotia ad </text:span><text:span text:style-name="T7">stomachi subversiones, Origeniae, bona-<text:line-break/>et valde</text:span><text:span text:style-name="T45"> probata.]- 4 Esurum rosarum 3 viij, baccarum'<text:line-break/>myrti' nigrae exacinatarum acetabulum, seminis hyoscyami'<text:line-break/>acetabuli dimidium. Terito simul diligentur sufficiente pro--</text:span></text:p>
      <text:p text:style-name="P12"><text:span text:style-name="T45">tropo paulatim instillato, deinde his paImnlarum passarum<text:line-break/>decem numero carnem </text:span><text:span text:style-name="T45">addito, et </text:span><text:span text:style-name="T45">ex contritis catapotia </text:span><text:span text:style-name="T7">ci-<text:line-break/>ceris</text:span><text:span text:style-name="T45"> magnitudine formato, </text:span><text:span text:style-name="T45">et tres </text:span><text:span text:style-name="T45">aut quatuor cum aquae<text:line-break/>mulsae veteris dilutae, cyath. ij </text:span><text:span text:style-name="T45">exhibeto. </text:span><text:span text:style-name="T45">Et hoc medica-<text:line-break/>mentum in iisdem affectibus commodum', est, in quibus qiia-<text:line-break/>tuor praescripta. Voluit autem auctor hujus medicamenti<text:line-break/>per seminis hyoscyami mixturam doloris sedationem et-<text:line-break/>somnum inducere una cum resiccatione. Manifestum est au-<text:line-break/>tem refrigeratorium quippiam hyoscyami semen habere, 'vela,<text:line-break/>ut etiam papaveris semen habet, quare ad calidos affectus<text:line-break/>facit Simile praescripto medicamentum deinceps proditum<text:line-break/>ab ipfo est his verbis. </text:span><text:span text:style-name="T7">4</text:span><text:span text:style-name="T45"> Rosarum recentium desectis un-<text:line-break/>guibus 3 viij &gt; seminis papaveris albi 3 iv, seminis hyoscy-<text:line-break/>ami 3 ij, aloes obol. iij, asari obol, iij, cum aqua diluta in<text:line-break/>pillulas redigito et ciceris magnitudinem praebeto. • Septis<text:line-break/>mum post praedicta, medicamentum Asclepiades scripsit ap-<text:line-break/>posito discrimine, a symptomate palam apparente; ait enim-</text:span></text:p>
      <text:p text:style-name="P12"><text:span text:style-name="T45">ardori stomachi </text:span><text:span text:style-name="T45">ipsum convenire et </text:span><text:span text:style-name="T45">propterea adipsum i. e.<text:line-break/>sitim extinguens, appellat </text:span><text:span text:style-name="T45">compositionem </text:span><text:span text:style-name="T45">ipsius sic tradens.</text:span></text:p>
      <text:p text:style-name="P16"><text:span text:style-name="T45">[Ad </text:span><text:span text:style-name="T7">ardorem </text:span><text:span text:style-name="T7">siornadhi adipison aatupotium.J'</text:span><text:span text:style-name="T45"> </text:span><text:span text:style-name="T45">4 </text:span><text:span text:style-name="T45">Se-<text:line-break/>minis cucumeris sativi </text:span><text:span text:style-name="T45">3 </text:span><text:span text:style-name="T45">viij, seminis portulacae 3 viij, tra-<text:line-break/>gacanthae 3 iv- Tragacantham ovorum crudorum recen-<text:line-break/>tium candido dissolve et probe' tritis aliis adde, et ex mix-<text:line-break/>tis catapotia forma, eaque in umbra resicca, atque •unum<text:line-break/>sub lingua tenendum praebe ac liquorem inde solutum de-<text:line-break/>vorare jube.' Quin- et quod postea sequitur, refrigerat ac .<text:line-break/>corroborat stomachum madore praegnantem et qui humi-,<text:line-break/>dum ac calidum affectum habet. Seribit autem de ipfo<text:line-break/>Asclepiades haec verba.</text:span></text:p>
      <text:p text:style-name="P16"><text:span text:style-name="T7">sudliud-, facit adsiomacjtisubversionem, maxime com-<text:line-break/>modum esi ardorem multum perserentibus et qui sioma-<text:line-break/>oho</text:span><text:span text:style-name="T45"> e-urnntnr.] 2j. Foliorum rosarum viridium 3 vj,' gly-<text:line-break/>cyrrhizae 3 iv? nardi Indicae 3 iv, exrilie vino dulci aut<text:line-break/>protropo et redige in catapotia, ex quibus unum sub lingua<text:line-break/>tenendum praebe, ent ciceris magnitudinem cum frigida aqua</text:span></text:p>
      <text:p text:style-name="P56"><text:span text:style-name="T45">»-l </text:span><text:span text:style-name="T22">•.<text:tab/></text:span><text:span text:style-name="T45">. .<text:tab/></text:span><text:span text:style-name="T45">* ot-r<text:tab/>-<text:tab/>.&lt;<text:tab/></text:span><text:span text:style-name="T7">.1 !</text:span></text:p>
      <text:p text:style-name="P13"><text:span text:style-name="T45">dissolve et in. potu exhibe.. Nonum deinceps nredicamen-<text:line-break/>tum Asclepiades scripsit </text:span><text:span text:style-name="T45">hoc modo. </text:span><text:span text:style-name="T45">Ad </text:span><text:span text:style-name="T45">singui.um et sio-<text:line-break/></text:span><text:span text:style-name="T7">machi debilitatem et cibi rejectionem.</text:span><text:span text:style-name="T45"> Rejectio itaque, hoc<text:line-break/></text:span><text:span text:style-name="T45">inst </text:span><text:span text:style-name="T45">vomitus ex genere est supinitatum. Quando enim </text:span><text:span text:style-name="T45">os<text:line-break/></text:span><text:span text:style-name="T45">ventris fortiter afficitur, hoc autem, velut.dixi,'oh</text:span><text:span text:style-name="T45">vitiosos<text:line-break/></text:span><text:span text:style-name="T45">humores, quos venter abrumpere conatus, propter debili-<text:line-break/>tatem nauseae symptoma perpetitur, atque hanc etiam tum<text:line-break/></text:span><text:span text:style-name="T45">ante, </text:span><text:span text:style-name="T45">acceptionem </text:span><text:span text:style-name="T45">cibi </text:span><text:span text:style-name="T45">tum post ingestum cibum ob exire-<text:line-break/></text:span><text:span text:style-name="T45">mam </text:span><text:span text:style-name="T45">debilitatem perfert. Supinitates igitur ex vitiatis </text:span><text:span text:style-name="T45">hn-<text:line-break/>moribus . </text:span><text:span text:style-name="T45">obortas picra confectio quam celerrime </text:span><text:span text:style-name="T45">. curat,<text:line-break/></text:span><text:span text:style-name="T45">nempe vitiatos humores expurgans. Vomitus vero </text:span><text:span text:style-name="T45">ob </text:span><text:span text:style-name="T45">im-<text:line-break/>becillitate» gravati stomachi. oborti curantur </text:span><text:span text:style-name="T45">per </text:span><text:span text:style-name="T45">intempe-<text:line-break/></text:span><text:span text:style-name="T45">riei emendationem. Non parum </text:span><text:span text:style-name="T45">saepe </text:span><text:span text:style-name="T45">contingit </text:span><text:span text:style-name="T45">etiam </text:span><text:span text:style-name="T45">non<text:line-break/>fotum </text:span><text:span text:style-name="T45">ttomachurn, sed et' ventrem </text:span><text:span text:style-name="T45">ob debilitatem </text:span><text:span text:style-name="T45">ferre </text:span><text:span text:style-name="T45">non '<text:line-break/>poste </text:span><text:span text:style-name="T45">ciborum onus, atque ideo, rejicere, aliquando quidem<text:line-break/>ad </text:span><text:span text:style-name="T45">inscruam </text:span><text:span text:style-name="T45">partem,, ubi-illis robustior sit stomachus, </text:span><text:span text:style-name="T45">ali-<text:line-break/>quando </text:span><text:span text:style-name="T45">vero </text:span><text:span text:style-name="T45">sursum- </text:span><text:span text:style-name="T45">ob stomachi imbecillitatem, </text:span><text:span text:style-name="T45">quando</text:span></text:p>
      <text:p text:style-name="P12"/>
      <text:p text:style-name="P13"><text:span text:style-name="T45">sane </text:span><text:span text:style-name="T45">hic debilior fuerit </text:span><text:span text:style-name="T45">infernis partibus. Hoc itaque vo-<text:line-break/>mitus fyrnptorna unum </text:span><text:span text:style-name="T45">quidem est, </text:span><text:span text:style-name="T45">sequitur autem ad mul-<text:line-break/>tos allectus diversam </text:span><text:span text:style-name="T45">'</text:span><text:span text:style-name="T45">medelam exigentes. . Similiter </text:span><text:span text:style-name="T45">et </text:span><text:span text:style-name="T45">sin-<text:line-break/>gultus stomacho </text:span><text:span text:style-name="T45">interdum ob </text:span><text:span text:style-name="T45">frigiditatem aut repletionem<text:line-break/>accidit, interdum ob mordacitatem humorum acrium et mea<text:line-break/>dicamentaria qualitate praeditorum. Impossibile '-itaque est<text:line-break/>medicamentum invenir s omnibus dictis affectibus aptum;<text:line-break/>Caeterirm quae deiteeps scripsit Asclepiades duo medica-<text:line-break/>menta; ossensa sunt substantiam habere multum'ab humana<text:line-break/>natura diversam, quae ipsa maxime omnium inter reliquas<text:line-break/>corporis partes stomachus non fert ob excellentiam sensus,<text:line-break/>qua praeditus existit. Magnopere igitur affligitur stomachus<text:line-break/>etiam 'ubi ex stomatitis medicamentis quippiam lu ipsum<text:line-break/>fuerit praeterlapsum, rharime quae atramentum</text:span><text:span text:style-name="T45">. </text:span><text:span text:style-name="T45">sutorium<text:line-break/>aut tale quid in se habent. Quod enim ex fructibus con-<text:line-break/>stat, ex comestili materia compositum est; verum atramen-:<text:line-break/>tum-sutorium contrariae penitus homini naturae est, quem-,<text:line-break/>admodum etiam mandragora. Fugienda itaque sunt-haec<text:line-break/>duo medicamenta ex ehryscbalano et radicis </text:span><text:span text:style-name="T22">ε </text:span><text:span text:style-name="T45">mandragorae.</text:span></text:p>
      <text:p text:style-name="P12"><text:span text:style-name="T45">cortice composita, apponam tamen etiam ipsorum composi-<text:line-break/>tionem.. Et prioris quidem descriptio haec esu- </text:span><text:span text:style-name="T7">4 </text:span><text:span text:style-name="T7">.Chryso-<text:line-break/></text:span><text:span text:style-name="T45">balani j, mastiches Chiae .librae dimidium, corticis radi-<text:line-break/>cis mandragorae quadrantem, tusa et cribrata excipe men-<text:line-break/>tae succo, et redige in catapotia. Da inde obolos: tres cum<text:line-break/>aquae frigidae cyathis tribus. Posterioris autem descriptio<text:line-break/>haec esu 4 Mastiches Chiae (o j, tragacanthae albae ffi j,<text:line-break/>corticis, radicis mandragorae sextantem., tusa et. cribrata<text:line-break/>reponito.. Usu erigente dato cochleare inspersum aquae fri-<text:line-break/>gidae- eyatho uno. Post: praescriptas duo confectiones Ascle-<text:line-break/>piades sic scripsit- Ad volvulosas stomachi subversiones.<text:line-break/>Conjectaris </text:span><text:span text:style-name="T45">• </text:span><text:span text:style-name="T45">quispiam ipsum volvulosas appellare fortes,<text:line-break/>quemadmodum enim ’, in volvulis subversiones fiunt cum<text:line-break/>magna contentione, et violentia, adeo ut stercus etiam evo-<text:line-break/>ruant,, sic etiam alios vomitus concitatus quis appellare vol--<text:line-break/>vuloscs possiti .Sequuntur autem hujusmodi vomitus, ubi-<text:line-break/>isseclae ' partes </text:span><text:span text:style-name="T22">ή </text:span><text:span text:style-name="T45">medicatis serosis humoribus magnopere</text:span></text:p>
      <text:p text:style-name="P12"><text:span text:style-name="T45">suerint afflictae, si vero etiam imbecilliores fuerint dupli-<text:line-break/>catnr malum. Erit itaque ob id curationis scopus, ut simul<text:line-break/>ad affectas partes odoratas qualitates opponamus, qqales<text:line-break/>aromatum sunt et quorundam feminum in cibor urn usum<text:line-break/>venientium, velut est anisum, apium, daucus, cuminum et<text:line-break/>tescli. Juxta harc itaque rationem Hippocrates in pleuriti-'<text:line-break/>cis purgativum exhiberis medicamentum, misceri aliquid ex<text:line-break/>his jussit sic scribens: </text:span><text:span text:style-name="T7">Si vero sub septo transversa sit do-<text:line-break/>lor et ad claviculam </text:span><text:span text:style-name="T7">non se </text:span><text:span text:style-name="T7">extendat, mollire ventrem<text:line-break/>oportet veratro nigro aut peplio</text:span><text:span text:style-name="T7">, </text:span><text:span text:style-name="T7">ad veratrum quidem<text:line-break/>dauco aut scsclide aut cumino aut aniso - aut alio quo-<text:line-break/>piam odorato addito.</text:span><text:span text:style-name="T45"> Apparet enim quoti in his miscendis<text:line-break/>maxime odorem ipsorum respiciat, quo medicamenta) </text:span><text:span text:style-name="T7">iarn<text:line-break/>vim,</text:span><text:span text:style-name="T45"> quae hominis naturae contraria est, mitiget et ohtun-<text:line-break/>dat. Quemadmodum' enim graveolentia .omnia stomachum<text:line-break/>subvertere suIent, sic odorata corroborare. Si vero ultpa<text:line-break/>hoc etiam in ciborum usum veniant, multipliciter auxilian-<text:line-break/>tur stomacho ob vitiatos serosos huniores subversu. Atque</text:span></text:p>
      <text:p text:style-name="P12"><text:span text:style-name="T45">juxta, hanc ratiocinationem auctor propositi medicamenti<text:line-break/>anisum et apium admiscuit; absinthium vero proplerea,<text:line-break/>quod a natura vim habet extergendi ac repurgandi </text:span><text:span text:style-name="T7">et</text:span><text:span text:style-name="T45"> sub-<text:line-break/>lucendi vitiatos stomachi humores, ampliusque densat et<text:line-break/>constringit ac robur addit parti asseclae. Cinnamomum au-<text:line-break/>tem addidit, ut quod omnibus foetidis et putredinosis. sero-<text:line-break/>sis </text:span><text:span text:style-name="T98">humoribus.su </text:span><text:span text:style-name="T45">opponat juxta utramque facultatem suam,<text:line-break/>aIterativam et discussoriam; non parvam enim ex odore<text:line-break/>suo exhibet utilitatem omnibus malis affectionibus. Opii<text:line-break/>vero parum medicamento immiscuit,' scnsum stomachi he-<text:line-break/>betare volens, qua ratione etiam coeliacis ipsum damus,<text:line-break/>ut quod profundum quendam soporem inducere possit. Quo<text:line-break/>vero vehementem opii frigiditatem compositor ipse corrige-<text:line-break/>ret, castorium ipsi adjecit oppositum serme ipsi in facultate.<text:line-break/>Eadem ratione etiam piper admixtum esu De myrrlia vero<text:line-break/>merae pretium est scire quod lu quantum facultas ipsius<text:line-break/>est coucoctoria humorum praeter naturam et vitiosorum, in<text:line-break/>tantum convenienter admiscetur, in quantum autem medi-</text:span></text:p>
      <text:p text:style-name="P12"><text:span text:style-name="T45">camentaria est non convenienter, verum paucitas </text:span><text:span text:style-name="T45">ejus </text:span><text:span text:style-name="T45">ad<text:line-break/>concoctionem quippiam confert, qualitatis autem peregrini-<text:line-break/>- tas non apparet, ntpote victa ab odoratis. Ego itaque' hoc<text:line-break/>• medicamentum etiam sine myrrlra praeparare consuevi, ad</text:span></text:p>
      <text:p text:style-name="P13"><text:span text:style-name="T45">Securitatem perducere semper tentaus. ustum omnium me-<text:line-break/>dicamentofuln, praesertim ubi in acuta febre tale quid ex-<text:line-break/>hibetur. Quum igitur cinnamomum habeat hoo medicamen-<text:line-break/></text:span><text:span text:style-name="T45">tum </text:span><text:span text:style-name="T45">et semina calida urinam cientia ac piper et praeterea<text:line-break/>castorium ac opium, merito multis affectionibus commodum<text:line-break/>est,-quandoque cum vino stomacho grato datum, </text:span><text:span text:style-name="T45">quale </text:span><text:span text:style-name="T45">pro-<text:line-break/>tropum est, quandoque cum myrti baccarum decoctu velut<text:line-break/>in dysentericis, -aut cum aceto mulso velut in fplenicis, in<text:line-break/>cholera- </text:span><text:span text:style-name="T7">vero</text:span><text:span text:style-name="T45"> et bilis vomitu ac effluxa cum frigida, velut<text:line-break/>Asclepiades scripsit, sed addito distnimine, si siticulosior- est<text:line-break/>nunc quam antea, aut nauseae calidae sensus circa os ven-<text:line-break/>tris ipsis contingat, aut frigidam bibere sanus consuevit. Ego<text:line-break/>sane hoc medicamentum </text:span><text:span text:style-name="T45">ad </text:span><text:span text:style-name="T45">securiorem usum perduxi, myr-<text:line-break/>rliarnque dimisi et • piperis quantitatem auxi. Quum vero</text:span></text:p>
      <text:p text:style-name="P12"><text:span text:style-name="T45">plurimum cinnamomum </text:span><text:span text:style-name="T45">accipiat, </text:span><text:span text:style-name="T45">necessarium nobis eft, ubi<text:line-break/>cinnamomo caremus,, cassiam optimam conjiciamus aut plus<text:line-break/>quam duplo cinnamomi pondere aut omnino non minus.<text:line-break/>Caeterum commenfuratio ac apponderatio medicamentorum,<text:line-break/>quae, ipsum constituunt,. ab 'Asiclepiade his verbis proditur.</text:span></text:p>
      <text:p text:style-name="P16"><text:span text:style-name="T45">[Ad </text:span><text:span text:style-name="T7">volvulosas tiomadJii subversiones pastillus Ama-<text:line-break/>•tonum. Facit ad susiatos, ardorem stomachi et vomentes<text:line-break/>cibum. Facit et.ad internos affectus^ 4</text:span><text:span text:style-name="T45"> Seminis apii 3 vj,<text:line-break/>anisi 3 vj, absinthii 3 iiij, piperis J ij, myrrhae J ij, cinna-<text:line-break/>momi 3 vj, opii J ij, castorii J ij, cum aqua pastillos for-<text:line-break/>mato et ad summum 3 j, d</text:span><text:span text:style-name="T59">a</text:span><text:span text:style-name="T45">t° stomachicis cum protropi<text:line-break/>diluti cyathis tribus,- eholericis et vomentibus, cibum cum<text:line-break/>frigida, coeliacis et dysentericis cum baccarum myrti de-<text:line-break/>cocto, spleniticis cum aceti mulsi .cyath. iij. Aliud.medica-<text:line-break/>mentum deinceps scripsit Asclepiades,-non solum ad. vul-<text:line-break/>.yulosas stomachi subversiones ipsum convenire, promittens,<text:line-break/>sed et ad intenfos singultus et stomachicos, qui ardorem,</text:span></text:p>
      <text:p text:style-name="P12"><text:span text:style-name="T45">hoc ,est multam </text:span><text:span text:style-name="T45">ealiditatem percipiunt. </text:span><text:span text:style-name="T45">Dictum </text:span><text:span text:style-name="T45">autem </text:span><text:span text:style-name="T45">jam<text:line-break/>saepe a </text:span><text:span text:style-name="T45">me </text:span><text:span text:style-name="T45">est, impossibile </text:span><text:span text:style-name="T45">esse </text:span><text:span text:style-name="T45">invenire medicamentum ad<text:line-break/>multos affectus optimum, invenitur enim in unaquaque ipsa-<text:line-break/>rum id, quod proprie </text:span><text:span text:style-name="T45">ipsis </text:span><text:span text:style-name="T45">destinatum est praestantius esse.<text:line-break/>Veium iis, </text:span><text:span text:style-name="T45">qui </text:span><text:span text:style-name="T45">unum medicamentum ad multos affectus ha-<text:line-break/>bere .volunt, etiam horum praeparatio ae compositio utilis<text:line-break/>sxistit. Continetur tamen ambiguitas quaedam in hujusmodi<text:line-break/>medicamentorum promissionibus, qualem Asclepiades nunc<text:line-break/>de proposito medicamento </text:span><text:span text:style-name="T45">ferit. </text:span><text:span text:style-name="T45">Putabunt enim fortassis ali-<text:line-break/>qui ex ignaris tum singulorum trium symptomatum curatio-<text:line-break/>nem promitti tam duorum simul coincidentiunt aut omniimr<text:line-break/>simul, vellit quum lancinatur vehementer nauseans aeger<text:line-break/>et singultit et multae anxiosae caliditatis sensum circa sto-<text:line-break/>machum percipit. Et </text:span><text:span text:style-name="T45">de </text:span><text:span text:style-name="T45">tali sane affectione primo dicam,-<text:line-break/>in qua </text:span><text:span text:style-name="T45">tria </text:span><text:span text:style-name="T45">haec mala simul </text:span><text:span text:style-name="T45">hominem </text:span><text:span text:style-name="T45">infestant, nimirum<text:line-break/>ardoris sensus et singultus </text:span><text:span text:style-name="T45">et </text:span><text:span text:style-name="T45">affectio volvulosa.'Ilippocra-<text:line-break/>tes quidem igitur convulsionem fieri dixit ex repletione et<text:line-break/>evacuatione, et additum est </text:span><text:span text:style-name="T45">ad </text:span><text:span text:style-name="T45">aphorismurn ferrne in omni-</text:span></text:p>
      <text:p text:style-name="P12"><text:span text:style-name="T45">bus </text:span><text:span text:style-name="T45">exemplaribus. Sic autem </text:span><text:span text:style-name="T45">et singultus. Ego </text:span><text:span text:style-name="T45">vero in </text:span><text:span text:style-name="T45">con-<text:line-break/>vulsione tertiam aliquam causam supra evacuationem et re-<text:line-break/>pletionem nondum reperi. Singultum autem sine his fieri<text:line-break/>video, acribus humoribus aut serosis et medicatis stoma-<text:line-break/>chum mordentibus, quos ubi vomitu rejecerint,' statirn siu-<text:line-break/>gultu liberantur. Quin et multi devorato medicamento ex<text:line-break/>tribus piperis generibus constante, si statirn vinum insuper<text:line-break/>bibant, omnino singultiunt, ex quoruin numero etiam ego<text:line-break/>sum. Amplius autem .et’cibo in mordacem qualitatem cor-<text:line-break/>rupto aliqui singultiunt,, et quod a vomitu statirn liberan-<text:line-break/>tur omnibus notum est. Quidam etiam ex rigore oris ven-<text:line-break/>tris singultiunt. Verum pueros maxime frequenter singul-<text:line-break/>tire contingit tum ob corruptionem alimenti </text:span><text:span text:style-name="T45">in </text:span><text:span text:style-name="T45">ventre tum<text:line-break/>ob partis frigiditatem. An vero et ob nimiam evacuationem<text:line-break/>fiat singultus, veluti etiam convulsio, dignum consideratione<text:line-break/>est. Verum si in praeiens hac consideratione relicta eos,-<text:line-break/>qui ob frigiditatem aut ciborum copiam aut mordacem acre-<text:line-break/>dinem gravantur, intueamur, vomitum reperiemus sufficien-<text:line-break/>tem medelam eorum, qui ob copiam aut morsum singule</text:span></text:p>
      <text:p text:style-name="P12"><text:span text:style-name="T45">tiunt, </text:span><text:span text:style-name="T45">caliditatem </text:span><text:span text:style-name="T45">vero eoium, </text:span><text:span text:style-name="T45">qui </text:span><text:span text:style-name="T45">ob frigiditatem. A Ilo au-<text:line-break/>tem </text:span><text:span text:style-name="T45">modo </text:span><text:span text:style-name="T45">reperiemus etiam sensus stupesacti</text:span><text:span text:style-name="T74">onei</text:span><text:span text:style-name="T45">n p</text:span><text:span text:style-name="T74">er re</text:span><text:span text:style-name="T45">_<text:line-break/>frigerantia et permutationem ac discussionem mordacium per<text:line-break/>attenuantia et resiccantia. Componitur autem e</text:span><text:span text:style-name="T74">X</text:span><text:span text:style-name="T45"> hujusmodi<text:line-break/>ipsum medicamentum. Opium enim et rosae et psyllii suc-<text:line-break/>cus ex refrigerantibus sunt. </text:span><text:span text:style-name="T7">Spica nardi vero</text:span><text:span text:style-name="T45"> </text:span><text:span text:style-name="T74">e</text:span><text:span text:style-name="T45">t chryso-<text:line-break/>balanos ex discutientibus et corroborantibus. Asiarum autem<text:line-break/>per urinam deducit vitiosos humores. Aloe vero vitiatos<text:line-break/>humores expurgat et inferne per ventrem evacuati Crocus<text:line-break/>autem concoquit et roborat partes per temperamentum qui-<text:line-break/>dem calidi tatis concoctionem </text:span><text:span text:style-name="T45">usi </text:span><text:span text:style-name="T45">ciens, per astringendi vero<text:line-break/>vim, quae ipsi adest, robur </text:span><text:span text:style-name="T45">addens. </text:span><text:span text:style-name="T45">Collus autem fussicleu-<text:line-break/>ter calefacit, moderate vero astringit, quod et ex gustu ejrs<text:line-break/>percipitur. Ex his porro compositum medicamentum aptum<text:line-break/>est singultientibus, aptum est et iis, qui ad vomendum lan-<text:line-break/>eluantur, ob humores in praecedenti dictos, verum uon<text:line-break/>similiter ut illud, neque aliquid aliud ex odoratis habef</text:span></text:p>
      <text:p text:style-name="P12"><text:span text:style-name="T45">neque cinnamomum. Refrigerantium autem in ipso mixtura<text:line-break/>stupefacere sensum potens, mitigando molestiam ex morda-<text:line-break/>citate serosorum et aliorum etiam humorum obortam vere<text:line-break/>aptum medicamentum efficit ad nauseosae affectionis immi-<text:line-break/>nutionem. Quandoquidem vero etiam ad stomachi ardorem<text:line-break/>convenire medicamentum dixit; repugnat autem huic ser-<text:line-break/>moni calefaciens cestus, operae pretium suerit et de eo di-<text:line-break/>cere. Quemadmodum in antidotis colicis appellatis et a qui-<text:line-break/>busdain dolorum sudatoriis, qualis est Philonis antidotus,<text:line-break/>scopus componendi medicamentum est stupefacere sensum<text:line-break/>dolentium. Quo vero non cum magno detrimento id fiat<text:line-break/>et ut per altum dolentium corporum frigiditas celeriter pe-<text:line-break/>netret, calefacientia miscentur, quae refrigerantium stupe-<text:line-break/>factionem deducere possunt, quum illa ipsa per fe tardi trans-<text:line-break/>itus existant. Haec igitur ubi quis inaudiverit, quantitatem<text:line-break/>consideret simplicium medicamentorum, quae lu composi-<text:line-break/>tiones miscentur, ex </text:span><text:span text:style-name="T7">hac enim</text:span><text:span text:style-name="T45"> sciet num magis aut minus</text:span></text:p>
      <text:p text:style-name="P13"><text:span text:style-name="T45">156</text:span></text:p>
      <text:p text:style-name="P12"><text:span text:style-name="T45">efficere possit compositum medicamentum-ea </text:span><text:span text:style-name="T7">tptiae</text:span><text:span text:style-name="T45"> promittit.<text:line-break/>Si namque refrigerantia plura apparuerint, fensum affecto-<text:line-break/>rum </text:span><text:span text:style-name="T45">magis </text:span><text:span text:style-name="T45">obtundit et quantum caloris in ipsa particula<text:line-break/>suerit etiam hunc extiuguit, usu vero, calefacientia- fuerim<text:line-break/>ancta, minus'quidem haec efficiet ipsum, medicamentum, in—<text:line-break/>nocentius autem reddetur. Nosse enim oportet corpora vi-<text:line-break/>ventium mortificatloni simile quippiam perpeti ab omnium<text:line-break/>ex opio et hyoscyamo et mandragora compositorum medi-<text:line-break/>camentorum usu, nimirum causis, dulorern infligentibus in-<text:line-break/>sensibilibus sactis, et multi sane, qui assidue salia accipiunt,<text:line-break/>ad immedicabilem frigiditatem partes perducunt. Quemad-<text:line-break/>modum autem in refrigerantium et calefacientium opposi-<text:line-break/>tione utrorumque quantitas ostendit praedominantem me-<text:line-break/>dicamenti actionem, eodem mode etiam </text:span><text:span text:style-name="T45">in </text:span><text:span text:style-name="T45">aliis, c.emfidera-<text:line-break/>tiouem facere oportet, velut densantibus et. rarefacientibus,<text:line-break/>coagmentantibus et diffundentibus, odoratis et graveolenti-<text:line-break/>bus, humectantibus et siccantibus, discutientibus et cohi-<text:line-break/>bentibus. Itaque ubi fubscripscro siis mixtorum in compo-</text:span></text:p>
      <text:p text:style-name="P13"><text:span text:style-name="T45">7</text:span></text:p>
      <text:p text:style-name="P12"><text:span text:style-name="T45">sitione quantitatem ad cohaerentia transibo. Scripsit autem<text:line-break/>ipsam Isclepiades in haec, verba.</text:span></text:p>
      <text:p text:style-name="P16"><text:span text:style-name="T7">• </text:span><text:span text:style-name="T94">-\_Stomadhicis</text:span><text:span text:style-name="T7">ardorem stent lentibus et intensos singulr<text:line-break/>tus et vdlvulosas stomachi</text:span><text:span text:style-name="T45"> affiectus.] 4 tiosti j iiij, spicae<text:line-break/>nardi 3 iiij, chryscbalanorum 3 liti, rosurum viridium </text:span><text:span text:style-name="T7">3</text:span><text:span text:style-name="T45"> iiij,<text:line-break/>mastiches 3 iiij, aloes 3 ij, asari 3 H, opii draclu unam. Ex-<text:line-break/>cipe succo pfyllii et reduc ad pastillorum formam et exhibe<text:line-break/>obolos tres. Liquor sit affectui conveniens. Post praescripta*<text:line-break/>medicamenta antidotum lueram jam antea in Andromachi<text:line-break/>medicamentis conscriptam, ex aloe’ et cinnamomo composi-<text:line-break/>tarn etiam ipse tradidit, nem juxta eandem commensura-<text:line-break/>tionem et fyminetriam. Habent autem verba ejus in hunc<text:line-break/>modum.</text:span></text:p>
      <text:p text:style-name="P16"><text:span text:style-name="T45">[Antidotus </text:span><text:span text:style-name="T7">hiera Themisonis ad stomachi fiibver r<text:line-break/>siones. Facit et ad sentientes ardorem et omnem inflatio-<text:line-break/>nem, tardam concoctionem et ajscctiones utert» Probe ciet<text:line-break/>urinam et omnino admiranda confectio esi hydropicis, ha-<text:line-break/>paticis et nephritiou- Deducit et seminis</text:span><text:span text:style-name="T45"> men/es.J 4</text:span></text:p>
      <text:p text:style-name="P12"><text:span text:style-name="T45">\ .</text:span></text:p>
      <text:p text:style-name="P13"><text:span text:style-name="T45">Aloes </text:span><text:span text:style-name="T45">3 c, mastiches </text:span><text:span text:style-name="T45">§ j, crori </text:span><text:span text:style-name="T7">3 </text:span><text:span text:style-name="T7">j,</text:span><text:span text:style-name="T45"> nardi-Indicae § </text:span><text:span text:style-name="T45">j, </text:span><text:span text:style-name="T45">cin-<text:line-break/>namomi §*j, carpobalsami J </text:span><text:span text:style-name="T7">j,</text:span><text:span text:style-name="T45"> </text:span><text:span text:style-name="T45">asari § j., tundito et angui<text:line-break/>stissimo cribro excernito, atque aridum, ne transpiret ser-<text:line-break/>vato. Usus ejus est ad tarde concoquentes, atque ita sanos<text:line-break/>J iij, cum frigidae cyatlo iiij, vomentibus bilem aut alias<text:line-break/>fluxione laborantibus drachmae dimidium ad inflammatio-<text:line-break/>nes internas convenit cum aqua mulsa bibiturn, verum<text:line-break/>quibus urinam ciere volumus aut menses deducere, me-<text:line-break/>dicamentum cum vino damus. Est autem </text:span><text:span text:style-name="T45">• </text:span><text:span text:style-name="T45">medicamentum<text:line-break/>inspersile, in pulveris ac . farinae formam redactum. Haec<text:line-break/>quidem scripsit Asclepiades de praedicto medicamento. Vi-..<text:line-break/>deamus autem primum </text:span><text:span text:style-name="T7">ia</text:span><text:span text:style-name="T45"> his </text:span><text:span text:style-name="T45">de </text:span><text:span text:style-name="T45">quantitate medicamen-</text:span><text:span text:style-name="T59">5<text:line-break/></text:span><text:span text:style-name="T45">torum ipsum constituentium quatenus consensit et dissensit<text:line-break/>cum Andromacho, deinde consequenter de promissione et<text:line-break/>usu. Equidem in mixtura medicarre itorrm consenserunt<text:line-break/>inter se Andromachus et,'Asclepiades in hoc, quod aloes<text:line-break/>drachmas centum conjiciunt. Dissentiunt autem in eo, quod<text:line-break/>Asclepiades simpliciter aloes scripsit, Andromachus autem-</text:span></text:p>
      <text:p text:style-name="P12"><text:span text:style-name="T45">lotae apposuit.. Et quod Asclepiades reliquorum singulorum<text:line-break/>singulas uncias admiscuit, </text:span><text:span text:style-name="T45">hoc-</text:span><text:span text:style-name="T45">est drachmas argenteas octo q<text:line-break/>aut septem et dimidiam, Andromachus vero sex. Amplius<text:line-break/>etiam in eo,' quod Asclepiades carpobalsamum, Andromachus<text:line-break/>xylobalsamum injicit, et </text:span><text:span text:style-name="T45">praeterea </text:span><text:span text:style-name="T45">quod Asclepiades florem<text:line-break/>junci odorati penitus relinquit. Caeterum circa promissio-<text:line-break/>nern operum Andromachus nihil amplius scripsit, quam qui-<text:line-break/>busdam unum cochleare, quibusdam duo, cum aquae frigi-<text:line-break/>dae aut calidae cyathis tribus exhibere, verum Asclepiades<text:line-break/>plura de usu propositae antidoti prodidit. Ad tardas enim<text:line-break/>concoctiones fanorum 3 j dari jubet cum- aquae frigidae<text:line-break/>cyathis quatuor, opinor autem ipsum dicere drachmam ar-<text:line-break/>genteam; etenim sic fere </text:span><text:span text:style-name="T45">omnes </text:span><text:span text:style-name="T45">recentiores medici appellere<text:line-break/>in more habent, neque </text:span><text:span text:style-name="T45">ipsa </text:span><text:span text:style-name="T45">rei'natura aliud </text:span><text:span text:style-name="T45">nos </text:span><text:span text:style-name="T45">intelli-<text:line-break/>gei e cogit, manifestum est </text:span><text:span text:style-name="T45">autem, </text:span><text:span text:style-name="T45">quod drachmam dicimus<text:line-break/>nunc in hujusmodi omnes, quod Romanf’ denarium appel-<text:line-break/>Iant, Verum non </text:span><text:span text:style-name="T45">omnibus </text:span><text:span text:style-name="T45">turde concoquentibus expedit</text:span></text:p>
      <text:p text:style-name="P12"><text:span text:style-name="T45">praebere hoc medicamentum, </text:span><text:span text:style-name="T45">sed iis solum quibus ob </text:span><text:span text:style-name="T45">vitio •<text:line-break/></text:span><text:span text:style-name="T45">fos </text:span><text:span text:style-name="T45">humores </text:span><text:span text:style-name="T45">tarda </text:span><text:span text:style-name="T45">concoctio contingit -et inarime </text:span><text:span text:style-name="T45">cum </text:span><text:span text:style-name="T45">te-<text:line-break/>nues fuerint </text:span><text:span text:style-name="T45">et </text:span><text:span text:style-name="T45">biliosi. Fecerit et quietem luriis, quibus<text:line-break/>citra vitiatos humores humida lutemperies lu tantum- affe-<text:line-break/>ctam paitem perrigavit, ut exolvatur et laxetur ad mcdum<text:line-break/>ligatoriorum nervorum circa la xatos, articulos. At vero qui<text:line-break/>bilem in ventre habent; quae praesertim-ipsis in tunicis in-<text:line-break/>alto continetur; praestantius medicamentumuion repererint.<text:line-break/>Verum haud’Icio.qua ratione purum de ipfo exhibeat Ascle-<text:line-break/>piades</text:span><text:span text:style-name="T59">1</text:span><text:span text:style-name="T45">; quum moderata exhibitio ipsius Bad, drachmas </text:span><text:span text:style-name="T7">tres<text:line-break/></text:span><text:span text:style-name="T45">progrediatur.</text:span><text:span text:style-name="T45">. </text:span><text:span text:style-name="T45">Porro ad inflammationem habentes non sim-a<text:line-break/>pliciter lu. omni - inflammationis tempore, dandum estj sed<text:line-break/>ubi concocta fuerit et decliuarit. </text:span><text:span text:style-name="T7">Concocta inim medicanda<text:line-break/>dante censet JJsippocrates , rton cruda, neque in pnincijsiis,<text:line-break/>nisi 'sucpte cieantui</text:span><text:span text:style-name="T45"> impetu; hoc est nisi motus ad excre-<text:line-break/>tlorfem nos adducat, qui nondum firmam aliquam inclina-<text:line-break/>tionem ac stationem ad unam partem habeat. Recte autem<text:line-break/>hoc medicamentum tarde concoquentibus aut bilem vomen-</text:span></text:p>
      <text:p text:style-name="P12"><text:span text:style-name="T45">tibus aut alias-stomachi, fluxione laborantibus aquae cya-<text:line-break/>this, quatuorinspergens praebet, nimirum subversionem sto-<text:line-break/>macho ex melle oborientem formidans.: Ad declinationem<text:line-break/>autem internarum i..flammationun cum aqua mulsa leni</text:span><text:span text:style-name="T59">w<text:line-break/></text:span><text:span text:style-name="T45">pestive quis exhibuerit; quemadmodum etiam urinam ciere<text:line-break/>volens-aut mensus evacuare; Asclepiades quidem ex-vino<text:line-break/>dandum ait.. Praestiterit autem,. ut' </text:span><text:span text:style-name="T7">ego sentio,</text:span><text:span text:style-name="T45"> cum- vino<text:line-break/>mulso,medicamentum praeberi; ita enim simul etquae circa<text:line-break/>distributionem: et /delationem ex ventre in urinam et quae<text:line-break/>circa uterum'instant, secat ac dissolvit, et robur partibus<text:line-break/>addit, per qiras'transitum facit, ampli usque et locorum per<text:line-break/>quos fertur calidi tatern auget, quae et ipsa non parumcon-<text:line-break/>fert ad instantes humores fundendos ac evacuandos. Post<text:line-break/>praescriptam • lueram Themisonis antidotum Asclepiades<text:line-break/>aliam sic scripsit. </text:span><text:span text:style-name="T7">Alia ex IVfaniiae compositionibus Atsm-<text:line-break/>lica. Facit ad stomachicos et rejicientes cibutn, cholaricos,<text:line-break/>coeliacos, dysentericos.</text:span><text:span text:style-name="T45"> Compositio sic habet. 4 Croci J ij,</text:span></text:p>
      <text:p text:style-name="P57"><text:span text:style-name="T7">g r </text:span><text:span text:style-name="T7">-</text:span><text:span text:style-name="T70">a</text:span><text:span text:style-name="T45"> 0'.<text:tab/>- |&gt; ,d cut..»,.,.- </text:span><text:span text:style-name="T45">..<text:tab/></text:span><text:span text:style-name="T45">. ro , </text:span><text:span text:style-name="T45">'' </text:span><text:span text:style-name="T45">,</text:span></text:p>
      <text:p text:style-name="P13"><text:span text:style-name="T45">nardi 3 duas, seminis., hycscyami </text:span><text:span text:style-name="T7">3</text:span><text:span text:style-name="T45"> j, aloes </text:span><text:span text:style-name="T45">§ j, </text:span><text:span text:style-name="T45">balaustii f j,<text:line-break/>tragacanthae JJ, piperis albi </text:span><text:span text:style-name="T45">? </text:span><text:span text:style-name="T45">j, .acaciae § j, rbeu. Pantici</text:span></text:p>
      <text:p text:style-name="P16"><text:span text:style-name="T22">Ϊ, </text:span><text:span text:style-name="T45">rliois Syriaci culinarii ,^j, excipe succo rosarum lu vino-<text:line-break/>austero coctarum et redige in pastillos drachmae .unius, tra—<text:line-break/>gacantham yero fucec praemacera tam unito. Hoc medica-<text:line-break/>mentum nihil priori simile habet,.illud enim purgatorium<text:line-break/>est, hoc astringens, iis qui stomachum aut totum ventrem<text:line-break/>ob multam .hurniditatem. exolatum ac </text:span><text:span text:style-name="T45">taxum </text:span><text:span text:style-name="T45">habent con-<text:line-break/>veuieus, quemadmodum etiam iu articulis ejusmodi laxi-<text:line-break/>tates contingunt ligamentis ipsiorum multa hnmiditate per-<text:line-break/>rigatis, quae plurimi medici nervos ligatorios appellare so-<text:line-break/>lent. Multi; enim ejusmodi affectus tum iu ventre tum in<text:line-break/>stomacho fi.mt iis, qui multo potu se explent aut frnetus<text:line-break/>humectantes aut etiam edulia talis temperamenti ingerunt.<text:line-break/>Quum itaque multi sint qui tali nictu utantur; rationabiliter<text:line-break/>etiam praedictae facultatis medicamenta </text:span><text:span text:style-name="T45">saepe </text:span><text:span text:style-name="T45">successu clara<text:line-break/>evadunt, ut quae praedominantem astringendi vim habeant.</text:span></text:p>
      <text:p text:style-name="P12"><text:span text:style-name="T45">Ubi vero </text:span><text:span text:style-name="T45">aut </text:span><text:span text:style-name="T45">vitiatos </text:span><text:span text:style-name="T45">humores’</text:span><text:span text:style-name="T45">evacuare aut </text:span><text:span text:style-name="T45">affectam </text:span><text:span text:style-name="T45">par-<text:line-break/>tem alefacere oportet, non solum nllrll juvat ita astrin-<text:line-break/>gentium medicamentorum usus, </text:span><text:span text:style-name="T45">sed </text:span><text:span text:style-name="T45">etiam nocet. Post prae-<text:line-break/>scriptum</text:span><text:span text:style-name="T45">” </text:span><text:span text:style-name="T45">'medicanieiitum aliorum duorum Asclepiades me-<text:line-break/>minit; quae et'ipsa ambo bona sunt et ex multis composita<text:line-break/></text:span><text:span text:style-name="T7">a‘c</text:span><text:span text:style-name="T45"> </text:span><text:span text:style-name="T45">propterea multi ad vtarios - affectus usus et praesertim<text:line-break/>posterius.‘Quod veru tale sit; quale ipsum esse dicit, etiam<text:line-break/>nobis ipsis facile erit judicare ubi in memoriam revocarim<text:line-break/>nnis simplicia in ipsu medicamenta, qualia singula sint, am-<text:line-break/>pliusque' methodum compositionis ejus audiverimus.</text:span></text:p>
      <text:p text:style-name="P16"><text:span text:style-name="T45">' </text:span><text:span text:style-name="T45">’ "[Asier </text:span><text:span text:style-name="T7">stomachtcAs, </text:span><text:span text:style-name="T7">sauitt ud </text:span><text:span text:style-name="T7">eos, quibus cibus in<text:line-break/>ventre acescit ad 'tormenta, destillationes,</text:span><text:span text:style-name="T45"> dolorem </text:span><text:span text:style-name="T7">oaptils,<text:line-break/>spuentes sanguinem, tabescentes, affectiones'uirca vesidam<text:line-break/>et itterurn: Pruepdratur sic^</text:span><text:span text:style-name="T45"> .iiijcci mandiagorae drach<text:line-break/>iv, myrrhae draclu iv, balaustii </text:span><text:span text:style-name="T7">3</text:span><text:span text:style-name="T45"> iv, castorii </text:span><text:span text:style-name="T7">3 iv,</text:span><text:span text:style-name="T45"> croci<text:line-break/>drach. iv, opii drach- sex, anisi 5 vili, seminis apu drach.<text:line-break/>viij, styracis-3 vlij, hyssopi Cretici 3 iiij, suminis hyoscy-<text:line-break/>ami albi drach. iiij, componito pro more et digerito in pa-</text:span></text:p>
      <text:p text:style-name="P12"><text:span text:style-name="T45">stillos, dato pro viribus. Liquor sit affectioni conveniens.<text:line-break/></text:span><text:span text:style-name="T7">Asier </text:span><text:span text:style-name="T7">alter </text:span><text:span text:style-name="T7">dnexupsrabtlis, medicamen</text:span><text:span text:style-name="T45"> eum </text:span><text:span text:style-name="T7">accommodatum<text:line-break/>scdans dolorem</text:span><text:span text:style-name="T7">,. </text:span><text:span text:style-name="T7">inducens samnum, rnudt!' ustus </text:span><text:span text:style-name="T7">ud </text:span><text:span text:style-name="T7">varios<text:line-break/>affectus. Nam </text:span><text:span text:style-name="T7">et </text:span><text:span text:style-name="T7">siomadhi morbos mirabiliter saruit a </text:span><text:span text:style-name="T7">ru-<text:line-break/></text:span><text:span text:style-name="T7">ctibus acidis, aegris concoctionibus, torminibus</text:span><text:span text:style-name="T7">&gt; </text:span><text:span text:style-name="T7">volvulis,<text:line-break/>insiaiionibus. Facit et </text:span><text:span text:style-name="T7">ad </text:span><text:span text:style-name="T7">capitis dolores, potatum </text:span><text:span text:style-name="T7">et </text:span><text:span text:style-name="T7">foris<text:line-break/>illitum fronti aceto </text:span><text:span text:style-name="T7">dilutum. </text:span><text:span text:style-name="T7">Facit et ad oculorum dolo-<text:line-break/>rem pasidlus perdicii succo dilutus. Facnt et ad dentium<text:line-break/>dolorem</text:span><text:span text:style-name="T45"> cavernae inditus, tritus ac </text:span><text:span text:style-name="T7">galbano</text:span><text:span text:style-name="T7">. </text:span><text:span text:style-name="T7">exceptus </text:span><text:span text:style-name="T7">aut<text:line-break/></text:span><text:span text:style-name="T7">sioi / 'tccat Prodesi ad epiphoras et tonsillarum insiammcv-<text:line-break/>tiones vino dulci dilutus ,. ita ut t&gt;A omdo.s innam eo im~.<text:line-break/>butam imponamus: in tonsillis pera affectis tepefactum</text:span></text:p>
      <text:p text:style-name="P13"><text:span text:style-name="T7">'colluamus. Facit ad omnem sanguinis fluxum, vrno </text:span><text:span text:style-name="T7">rnrfr-<text:line-break/></text:span><text:span text:style-name="T45">tite </text:span><text:span text:style-name="T7">disudutus, </text:span><text:span text:style-name="T7">et </text:span><text:span text:style-name="T7">ad veteres ne recentes tusas et </text:span><text:span text:style-name="T7">desiil- -<text:line-break/></text:span><text:span text:style-name="T7">lationes dilutus </text:span><text:span text:style-name="T7">vino...</text:span><text:span text:style-name="T7">Theraeo ant protropa </text:span><text:span text:style-name="T70">aut</text:span><text:span text:style-name="T7"> Scybelite.<text:line-break/>racit phthisicis, suppuratis, rnarruibii </text:span><text:span text:style-name="T70">UOO</text:span><text:span text:style-name="T7">° diffolutu^-<text:line-break/>Haemoptoicis, </text:span><text:span text:style-name="T7">dysentericis, </text:span><text:span text:style-name="T7">chdle tcls&gt; </text:span><text:span text:style-name="T7">sangtdnat </text:span><text:span text:style-name="T7">lua </text:span><text:span text:style-name="T7">fucoo</text:span></text:p>
      <text:p text:style-name="P12"><text:span text:style-name="T7">iUutus, </text:span><text:span text:style-name="T7">et ad omnis reptilis plagam cum </text:span><text:span text:style-name="T7">rutae decocto<text:line-break/></text:span><text:span text:style-name="T45">potatus. </text:span><text:span text:style-name="T7">Solvit irritationes per </text:span><text:span text:style-name="T7">circuitum repeterites, Aua-<text:line-break/>bus ante </text:span><text:span text:style-name="T7">ejus invasionem </text:span><text:span text:style-name="T7">horis </text:span><text:span text:style-name="T7">ex </text:span><text:span text:style-name="T7">vini </text:span><text:span text:style-name="T7">diluti </text:span><text:span text:style-name="T7">cyathis tri-.-<text:line-break/>bua acceptus, </text:span><text:span text:style-name="T7">stdenscs etiam seminaram, ducit </text:span><text:span text:style-name="T7">artemisiae<text:line-break/>decocto </text:span><text:span text:style-name="T7">dilutus. </text:span><text:span text:style-name="T7">Facit </text:span><text:span text:style-name="T7">et ad vesicae </text:span><text:span text:style-name="T7">ajsiectiones vino mulso:<text:line-break/>disodlutus. </text:span><text:span text:style-name="T7">Similiter' </text:span><text:span text:style-name="T7">etiam iis, quae ab utero siuffocantitr,<text:line-break/>au.-iliattur. Facit arthriticis, podagricis, gentianae decocto<text:line-break/>dilutus. Et de his- quidem quae efficit hactenus. Com-<text:line-break/>positio vero </text:span><text:span text:style-name="T7">hoc </text:span><text:span text:style-name="T7">modo habet,</text:span><text:span text:style-name="T45"> 4 Myrrhae drach. quatuor,<text:line-break/>styracis drach.' quatuor, nardi Indicae draclu quatuor, eas-<text:line-break/>siae fistulae dracb, quatuor, terrae Lemniae drach. quatuor,<text:line-break/>corticis mandragorae drach. quatuor. .In alio exemplari<text:line-break/>etiam piperis drach. quatuor, croci drach. sex, succi papa-<text:line-break/>veris drach. sex, seminis dauci Cretici draclu octo; ani ii<text:line-break/>drach. octo, seselis Massiliensis drach. octo, seminis apii<text:line-break/>drach. </text:span><text:span text:style-name="T7">octo:</text:span><text:span text:style-name="T45"> </text:span><text:span text:style-name="T45">Myrrha et'styrax atque opium'- </text:span><text:span text:style-name="T7">vino</text:span><text:span text:style-name="T45"> dissol--<text:line-break/>vuntur odorato et teruntur, arida vero tunduntur et cri-<text:line-break/></text:span><text:span text:style-name="T45">’ </text:span><text:span text:style-name="T45">. . . *</text:span></text:p>
      <text:p text:style-name="P13"><text:span text:style-name="T45">brantur, ac delude simul miscentur, subiguntur ac lu pastil-</text:span></text:p>
      <text:p text:style-name="P13"><text:span text:style-name="T40">tbti</text:span></text:p>
      <text:p text:style-name="P12"><text:span text:style-name="T7">los</text:span><text:span text:style-name="T45"> coguntur ponderis </text:span><text:span text:style-name="T45">drachmae </text:span><text:span text:style-name="T45">dimidiae </text:span><text:span text:style-name="T45">et </text:span><text:span text:style-name="T45">in umbra re-<text:line-break/>siccantur. Usus ostensus est. </text:span><text:span text:style-name="T45">lu </text:span><text:span text:style-name="T45">alus •exemplaribus pestillo--<text:line-break/>rum pondus drachmale proditur.</text:span></text:p>
      <text:h text:style-name="P4" text:outline-level="2">Cap. <text:span text:style-name="T115">I</text:span>V.</text:h>
      <text:p text:style-name="P9"><text:span text:style-name="T94">\sisuae -</text:span><text:span text:style-name="T7">Archigenes ln- pruno medicamen'<text:line-break/>torum secundum genus prodidit </text:span><text:span text:style-name="T7">de </text:span><text:span text:style-name="T7">affdctionibua </text:span><text:span text:style-name="T7">circa </text:span><text:span text:style-name="T7">sio-<text:line-break/>rnadlisumj</text:span><text:span text:style-name="T45"> Quum nrttltae et veriae</text:span><text:span text:style-name="T59">;</text:span><text:span text:style-name="T45"> sin* eilea-ifcifaehum -afe<text:line-break/>lectiones, atque hae amnes rore lu totum ex cruditate obo-<text:line-break/>riantur, totis viribus considerandum. Et si quidem aquarum<text:line-break/>aut aeris malitia ostendatur, universali via ac ratione quam<text:line-break/>maxime licet utentes</text:span><text:span text:style-name="T45">, haec </text:span><text:span text:style-name="T45">immutando hominem liberare<text:line-break/>est opus. Si vero oh inconsuetos cibos, eis interdicemus;<text:line-break/>si vero ob copiam, cibos contrahemus, et in universum </text:span><text:span text:style-name="T45">ex<text:line-break/></text:span><text:span text:style-name="T45">quacunque caussa suspicati 'suerimus fieri, eam prohibebimus.<text:line-break/>Quod si lu omnibus' ipsis bono ordine’tractetur' et juxta<text:line-break/>ipsum stomachum tamen concoctiones impediantur, unctio- </text:span><text:span text:style-name="T45">.<text:line-break/></text:span><text:span text:style-name="T45">nibus et exercitiis, vociferatiombusque -et anis- hujusmodi<text:line-break/>per’ expertum artificem adhibitis.stomachus corroboretur.<text:line-break/>Verum ructu acido affectis coriandrum 'cochlearii mensura<text:line-break/>ante reliquum cibum edendum dato 'et merum insuper bi-</text:span></text:p>
      <text:p text:style-name="P12"><text:span text:style-name="T45">bendum. Quod si </text:span><text:span text:style-name="T45">quandoque </text:span><text:span text:style-name="T45">moderata cruditas </text:span><text:span text:style-name="T45">et </text:span><text:span text:style-name="T45">quae<text:line-break/>contemni possit, oboriatur,- longiore tempore in lectu de-,<text:line-break/>cumbendum est, et </text:span><text:span text:style-name="T45">ss </text:span><text:span text:style-name="T45">negotia ,id non permittant, quanto<text:line-break/>possibile est, omnis distentio et labor, ampliusqne aestus et<text:line-break/>frigus ae ira vitanda sunt. Serius etiam quam pro con-<text:line-break/>sueto tempore ex fervida aqna‘lavandum est, et in priore<text:line-break/>balnei domo aqua</text:span><text:span text:style-name="T74">)</text:span><text:span text:style-name="T45"> tepida </text:span><text:span text:style-name="T45">hausta, </text:span><text:span text:style-name="T45">omnia in stomachum co-<text:line-break/>acervata pituitosa removenda, et modico cibo itemque poti<text:line-break/>prima die utendum. Si vero fortis ciborum corruptio fiat<text:line-break/>stomachique morsum sentiant </text:span><text:span text:style-name="T45">ac </text:span><text:span text:style-name="T45">ipsos eruetent, ampliusque<text:line-break/>nausea afficiantur, aqua lepida exhibita vomere cogito do-<text:line-break/>nec omne corruptum expurgetur, deinde, caput mollibus<text:line-break/>linteolis ad ignem calefactis obducito, aut hujusmodi aliquo<text:line-break/>non inani niuctu locos circa stomachum fovelo, et praecor-<text:line-break/>dia mitigato, summas item partes molli frictione aut,etiam<text:line-break/>ccnstrictione lenito. Atque ita in lectulo quiescere sinito,<text:line-break/>ac inediam per totam sequentem diem perferre, si 'non ab-<text:line-break/>surdum quid inde consequatur. Fortiores quidem, ut prae-</text:span></text:p>
      <text:p text:style-name="P12"><text:span text:style-name="T45">dictum est, effectos lavatione curato, </text:span><text:span text:style-name="T45">si </text:span><text:span text:style-name="T7">vero</text:span><text:span text:style-name="T45"> infirmi </text:span><text:span text:style-name="T45">essent,<text:line-break/></text:span><text:span text:style-name="T45">moderate </text:span><text:span text:style-name="T45">ad </text:span><text:span text:style-name="T45">diem </text:span><text:span text:style-name="T45">unum refectos, in </text:span><text:span text:style-name="T45">sequentem lavato mb- '<text:line-break/>deratis </text:span><text:span text:style-name="T45">cibis ac </text:span><text:span text:style-name="T45">potibus </text:span><text:span text:style-name="T45">ad triduum </text:span><text:span text:style-name="T45">uti jussos. </text:span><text:span text:style-name="T45">Et </text:span><text:span text:style-name="T45">crudita-<text:line-break/>tis quidem talis quaedam, ut </text:span><text:span text:style-name="T45">rudi </text:span><text:span text:style-name="T45">quadam forma expressi,<text:line-break/>curatio existit. Verum de iis, quae ex ipsa proveniunt, vel-<text:line-break/>ut profluvio ventris aut bilis per vomitum ac secessum re-<text:line-break/>jectione aut aliis ejusmodi,, in proprio.loco dicetur. Cae-<text:line-break/>terum in aliis stomachi molestiis, iis quidem, qui stomacho<text:line-break/>exuruntur, cum exolutione aut animi deliquio aut appeten-<text:line-break/>tia perditu, ex qualicunque tandem causa praeter febrem,<text:line-break/>cyathos iij aut iv aquae frigidae absorbendos dato , bis aut<text:line-break/>ter per intervalla, et </text:span><text:span text:style-name="T45">si </text:span><text:span text:style-name="T45">quidem inde mitius habeant, ipsos<text:line-break/>revocatos tum cibo,tum etiam aliis refocillare tentabis. Si<text:line-break/>vero permaneat malum, deprehensis atque laevigatis extre-<text:line-break/>mitatibus,'hujusmodi quendam.cremorem assidue absorben-<text:line-break/>dum dato, velut palmularum, malorum cotoneorurn, pyro-<text:line-break/>rum, mespilorum, baccarum juniperi, pampinorum vitis, ro-<text:line-break/>sarum, malli item pqniri nucleum non habentis succum aut<text:line-break/>nuces pineas xx et- feminis cucum </text:span><text:span text:style-name="T7">eris,</text:span><text:span text:style-name="T45"> grana xxv, haceas</text:span></text:p>
      <text:p text:style-name="P12"/>
      <text:p text:style-name="P13"><text:span text:style-name="T45">myrti xx, </text:span><text:span text:style-name="T45">crori obol. </text:span><text:span text:style-name="T45">ij et </text:span><text:span text:style-name="T45">rosurum </text:span><text:span text:style-name="T45">duarum-folia ex aqua<text:line-break/>bibenda exhibeto. </text:span><text:span text:style-name="T45">Aut aquam frigidam cum </text:span><text:span text:style-name="T45">omphacii succo<text:line-break/>praebeto, Aut florem rosarum cum nardo et aqua frigida.<text:line-break/>Aut etiani portulacae semen admi ceto- aut atriplicis scmen- </text:span><text:span text:style-name="T45">&gt;<text:line-break/></text:span><text:span text:style-name="T45">aut malorum cotoneorum decoctum.’ Aut cucumerum sati—<text:line-break/>vorum semina 1 tritu ex frigida praebe. Aut oryzam co-<text:line-break/>ctam cum butyro edendam exhibe. Aut tragoriganum tri-<text:line-break/>tam et exuccatam cum aqua edendam praebe. Aut fabas<text:line-break/>Aegyptias x et nardi Celticae obol. ij, utraque tosta et trita<text:line-break/>bibenda exhibe cum mali punici acidi ac dulcis succo et<text:line-break/>aqua, pari utriusque mensura. Aut menthae ramulum con-<text:line-break/>tritum bibendum dato. Aut oenanthen similiter tritam cum<text:line-break/>nardo Indica bibendam dato. Aut lentes coctos tritus ex<text:line-break/>aqua praebeto. Aut phoenicobalanos cum rosis. Aut rnar-"<text:line-break/>rabii succum cum melle, et-ubi paululum quieverint, vinum<text:line-break/>eum polenta exhibeto. Aut cardamomi </text:span><text:span text:style-name="T7">3</text:span><text:span text:style-name="T45"> j cum aceti mulsi<text:line-break/>cyathis tribus potandam dato ac quiescere sinito. Porro iis,<text:line-break/>qui salivam multam in stomacho aggregarunt, aridam cony-<text:line-break/>zam manducandam dato, forinsecus veru stomacho impo-</text:span></text:p>
      <text:p text:style-name="P12"><text:span text:style-name="T45">nantur vitis folia viridia trita, aut mala cotonea aut pal-<text:line-break/>mulae aut mespila </text:span><text:span text:style-name="T45">cum cerato. </text:span><text:span text:style-name="T45">Aut myrti folia tenera vel<text:line-break/>rubi vel lentisci, trita cum polentae flore frigida subacto.<text:line-break/>Aut portulaca viridis similiter praeparata. Aut caseus recens<text:line-break/>mollis cum polenta et </text:span><text:span text:style-name="T45">apii </text:span><text:span text:style-name="T45">foliis. Aut seridis folia cum<text:line-break/>aceto et polenta ac .apii foliis. Si vero multum' sint aestuosi,<text:line-break/>vesicam aqua expletam imponito. Aut nivem superdato. Aut<text:line-break/>cucurbitarum rameuta imponito.et omnino omnia, quibus<text:line-break/>in cardiacis utimur. Dolores autem stomachi lenit et.ma-a<text:line-break/>xirne iis, quibus anxietas aliqua aut indigentia accedit, lac<text:line-break/>asininum aut muliebre aut bubulum, filicibus incoctis </text:span><text:span text:style-name="T7">po-<text:line-break/>tatum.</text:span><text:span text:style-name="T45"> Aut unguentum nardinum vel aliquod pretiosum<text:line-break/>dato ex aqua. Aut decocium schoenanthi, rosarum flore si-<text:line-break/>mul infperso. Aut portulacae succum, quandoque per se,<text:line-break/>quandoque cum nardo. Aut ovi vitellum tostum et lu fa-<text:line-break/>rinam comminutum cum polenta bibendum dato- Aut ama-,<text:line-break/>ras nuces cum cucumeris semine et nuce pinea. Aut rumi-</text:span></text:p>
      <text:p text:style-name="P12"><text:span text:style-name="T45">cis </text:span><text:span text:style-name="T45">silvestris seminis </text:span><text:span text:style-name="T45">obolos </text:span><text:span text:style-name="T45">tres bibendos praebeto. Omnes<text:line-break/></text:span><text:span text:style-name="T45">vero </text:span><text:span text:style-name="T45">circa </text:span><text:span text:style-name="T45">stomachum dolores et implacabiles molestias "e-<text:line-break/>dari ajunt cochlea Africana </text:span><text:span text:style-name="T45">cruda integra vorata. </text:span><text:span text:style-name="T45">Exoluto<text:line-break/>autem solum et nauseabundo </text:span><text:span text:style-name="T45">facto </text:span><text:span text:style-name="T45">stomacho </text:span><text:span text:style-name="T45">lactucae </text:span><text:span text:style-name="T45">albae<text:line-break/>semen modicum ex aquae cyathis quatuor aut uno biben-<text:line-break/>dum dato. Aut passerum stercus </text:span><text:span text:style-name="T45">aridum </text:span><text:span text:style-name="T45">velut polentam sive<text:line-break/>aquam biberint sive vinum </text:span><text:span text:style-name="T45">inspergito. </text:span><text:span text:style-name="T45">Aut mastiches- Chiae<text:line-break/>cochleare ex aqua frigida </text:span><text:span text:style-name="T45">dato. </text:span><text:span text:style-name="T45">Aut glaciem jejunis quoti-<text:line-break/>die exhibeto, ut ea assidue mand ucatu salivam expuant. Aut<text:line-break/>conyzam aridam manducent. Si vero una cum humecta-<text:line-break/>tione etiam inflammatio aliqua adsit, oenanthen cum rne-<text:line-break/>liloto aut rosam siccam cum cerato rosaceo parum restaae<text:line-break/>ustae habente impone. .Aut acaciae et aluminis melii pa- </text:span><text:span text:style-name="T45">,<text:line-break/></text:span><text:span text:style-name="T45">res partes dupla cerati proportione excipe et ut malagma<text:line-break/>impone. Caeterum quibus bilem atram generantibus storna-<text:line-break/>chus inflatur, spongias aceto acerrimo calido imbutas ad<text:line-break/>stomachum imponito, atque hoc maxime tempore distentio-<text:line-break/>num , et .si </text:span><text:span text:style-name="T45">. </text:span><text:span text:style-name="T45">postea etiamnum perfeverarint, alumen liqui-</text:span></text:p>
      <text:p text:style-name="P12"><text:span text:style-name="T45">dum </text:span><text:span text:style-name="T45">cum chalcantho </text:span><text:span text:style-name="T45">trito </text:span><text:span text:style-name="T45">melle </text:span><text:span text:style-name="T45">exceptum </text:span><text:span text:style-name="T45">imponito.. </text:span><text:span text:style-name="T45">Aut<text:line-break/></text:span><text:span text:style-name="T45">iiaec </text:span><text:span text:style-name="T45">et aloem pari </text:span><text:span text:style-name="T45">portione mixta </text:span><text:span text:style-name="T45">et </text:span><text:span text:style-name="T45">cerato </text:span><text:span text:style-name="T45">myrteo -x-<text:line-break/>cepta imponito.''- Autihederae </text:span><text:span text:style-name="T45">foliis- </text:span><text:span text:style-name="T45">vino coctis pro </text:span><text:span text:style-name="T7">catar<text:line-break/></text:span><text:span text:style-name="T45">plasmate </text:span><text:span text:style-name="T45">utitor, </text:span><text:span text:style-name="T45">aut plantaginis cum sale! tritis. Aut armen-<text:line-break/>ariae' bonis stercus aridum vino coctun. Aut marrubium<text:line-break/>cum pane </text:span><text:span text:style-name="T45">et </text:span><text:span text:style-name="T45">rosaceo subactum. Aut bulbos rusos et alumen<text:line-break/>pari portione imponito; *-Pdst haec antidotus apyretos ap-<text:line-break/>pellata aut hiera -aut 'alia quaepiam, quae cuique per ex-<text:line-break/>perientiam cognita est,</text:span><text:span text:style-name="T59">1</text:span><text:span text:style-name="T45"> in potu exhibenda esu In cibo stor<text:line-break/>macnicis conveniunt beta, lens, tragus;: oryza, alica,- malis<text:line-break/>cotoneis aut palmulis aut mespilis aut </text:span><text:span text:style-name="T7">uiall punici nucleo<text:line-break/></text:span><text:span text:style-name="T45">carentis ; granis aut melapiis simul 'incoctis., aut teneris<text:line-break/>lentisci aut myrti aut rubi ramulii adniixtis. Panis sit<text:line-break/>summe lautum fermentatus aut penitus absque fermento<text:line-break/>praeparatus. Exoleribus conveniunt cruda, cichorium,'me-<text:line-break/>conides, einmgium, intybus, gingidium,: feris, lactucae, co-<text:line-break/></text:span><text:span text:style-name="T7">cta</text:span><text:span text:style-name="T45"> maxime commoda est brassica et sisarnrn.' Ex reliquis<text:line-break/>autem coctis conveniunt cochleae et bulbi. Ex carnibus<text:line-break/>vecter, rostra, pedes, turdi, perdices, attagenes, turtures.</text:span></text:p>
      <text:p text:style-name="P12"><text:span text:style-name="T45">palumbes, anates, lepores, dorcades. Ex piscibus squillae,<text:line-break/>gammari; colyrnbaenae, locustae, loligines, sep'ae, et ex iis<text:line-break/>qui duras carnes. habent mulli, ex testaceis maxime buc-<text:line-break/>cina, purpurae, pectines, glauci; cerri; glandes.. Verum, sii-<text:line-break/>surum a reliquis omnibus,- acceptum, cut stomacho gratum<text:line-break/>et refectioni, commodum, ad pleraque omnia stomachi fym-<text:line-break/>ptornata convenicns esu In potu proJest.vluum, quod unus-<text:line-break/>quisque. libenter rbibit. At vero.niis, qui'inflantur; et .sto-<text:line-break/>macho, distenduntur; polii fafciculum coquito et bibendum<text:line-break/>dato. Aut. calaminthae decoctum </text:span><text:span text:style-name="T7">per</text:span><text:span text:style-name="T45"> uo.ctern sub dio ex-<text:line-break/>positum, modico melle et piperis 3j admixtis, bibendum<text:line-break/>praebeto. Aut spongiam acerrimo aceto imbutam pedibus<text:line-break/>ac brachiis imponito, nsqueqno bullae excitentur, maxime si<text:line-break/>cibos rejectent. Aut </text:span><text:span text:style-name="T45">foenigraeci </text:span><text:span text:style-name="T45">farinan. aceto fubactam. Aut<text:line-break/>sinapi tritum eum </text:span><text:span text:style-name="T45">aceto </text:span><text:span text:style-name="T45">usquequo. rubefiat </text:span><text:span text:style-name="T45">locus. </text:span><text:span text:style-name="T45">.Aut. pfyl-<text:line-break/>liurn aceto et aqua </text:span><text:span text:style-name="T45">maceratum </text:span><text:span text:style-name="T45">et in </text:span><text:span text:style-name="T45">mortario </text:span><text:span text:style-name="T45">tusum, pari<text:line-break/>portione carnium cochlearum admixta, in malagmatis forma<text:line-break/>imponito, </text:span><text:span text:style-name="T7">Quae </text:span><text:span text:style-name="T7">stomachicis </text:span><text:span text:style-name="T7">dolorem eximant-</text:span><text:span text:style-name="T45"> Cuminum</text:span></text:p>
      <text:p text:style-name="P12"><text:span text:style-name="T7">isttB</text:span></text:p>
      <text:p text:style-name="P13"><text:span text:style-name="T45">.tostuir et apium; .utrumque modica portione cum aqua bi-<text:line-break/>bendum praebe. . Aut aloes, ohol.nij. cum . vino mullo aut<text:line-break/>-vino aut aqua bibendos dato. </text:span><text:span text:style-name="T45">' </text:span><text:span text:style-name="T45">Aut. abrotoni - et thytnf ptri-<text:line-break/>usque uljoliij, ,envluo praebe bibendos.-Ligaturas insuper<text:line-break/>extremarum partium, fortiter adhibe et; circa ipsum stoma-<text:line-break/>.clium cucurbitulis et</text:span><text:span text:style-name="T45">' </text:span><text:span text:style-name="T45">fomentis .variis .utere. Quod si </text:span><text:span text:style-name="T7">, vehe-<text:line-break/></text:span><text:span text:style-name="T45">menter valida sit dissentio, etiam venae sectio efficax aux.ir<text:line-break/>liUm erit-et alyi siolutio per fuppofititiam glandem. Delu-<text:line-break/>ceps pcst praescripta Archigenesidefama' lugenti,., itemque<text:line-break/>le fingullu proflit quae fequuntuir Porro eos, qui ex ingenti<text:line-break/>fame in viis' veI- alio quocunqneiinoilo animo linquuntur,<text:line-break/>revocabimus'odoramentis aceti aut pulegii, aut quae forte<text:line-break/>obtingit' terra aceto macerata ant'malis aut. pyris• aut,</text:span><text:span text:style-name="T45">,</text:span><text:span text:style-name="T45">aliis<text:line-break/>similibus </text:span><text:span text:style-name="T45">. </text:span><text:span text:style-name="T45">fructibus,'qui </text:span><text:span text:style-name="T45">ad </text:span><text:span text:style-name="T45">manum sunt. Panem insuper<text:line-break/>odorandum dabimus et'ingerere cogemus. </text:span><text:span text:style-name="T45">Ad </text:span><text:span text:style-name="T45">haec enim<text:line-break/>.singula consestim excitantur et praeterea ad </text:span><text:span text:style-name="T45">suillam </text:span><text:span text:style-name="T45">carnem<text:line-break/>assatam ac coctam et -lu universum ad omne,- quod multum<text:line-break/>alit et praesertim ea, quae odorem nidorosum ac probe<text:line-break/>conditum abundanter habent;,per hujusmodi enim odores</text:span></text:p>
      <text:p text:style-name="P12"><text:span text:style-name="T40">i j6</text:span></text:p>
      <text:p text:style-name="P13"><text:span text:style-name="T45">nt plurii </text:span><text:span text:style-name="T45">aum tales </text:span><text:span text:style-name="T45">revocantur. Nihilo'minus tamen </text:span><text:span text:style-name="T45">etiam<text:line-break/></text:span><text:span text:style-name="T45">sxtremae partes ipsurum Wnstriugendae sunt, ipsique excii-<text:line-break/>fandi </text:span><text:span text:style-name="T59">r</text:span><text:span text:style-name="T45">'tum maxillarum punctura tum capillorum ac aurium<text:line-break/>distentione. Resucillabis'porro ab exolutione, panem in vino<text:line-break/>diluto aut etiam aliud qnippiam ex iis- quae acervarim, re-<text:line-break/>ficere vires possunt exhibendo,' velut sunt ova scrbilia, bulbi,<text:line-break/>cochleaer Etenim singula liaeo stomachi humiditatem exi-<text:line-break/>munt et lu modica mule multam vim complexa, cmnulatim<text:line-break/>corroborant. Singultientibus autem rutamloum vino dato<text:line-break/>aut .nitrum lu aqua anulla aut opium aut lastos.um aut<text:line-break/>abrotonum aut aristolochiam aut daucum Creticum aut cu-<text:line-break/>minum aut anisum aut zingiberis radicem aut scillam cum<text:line-break/>aceto et oleo aut tordylion </text:span><text:span text:style-name="T45">aut </text:span><text:span text:style-name="T45">dictamnum .-aut calamin-<text:line-break/>then aut acorum, asarum item et nardum i Celticum et pu-<text:line-break/>legium, singula tum per se tum simul mixtu.</text:span></text:p>
      <text:p text:style-name="P16"><text:span text:style-name="T7">fsuledicamentum nostrum exsucco malorum cotoneo-<text:line-break/>rum ednstanssp</text:span><text:span text:style-name="T45"> Magnae.aquidern oris ventris affectiones a<text:line-break/>praedictis medicamentis curantur, moderatas vero omnes<text:line-break/>scrme praeter eas, quae ex vehementi ardore fiunt, sub-</text:span></text:p>
      <text:p text:style-name="P58"><text:span text:style-name="T45">scriptum medicamentum juvat. </text:span><text:span text:style-name="T7">4</text:span><text:span text:style-name="T45"> Succi malorum coto-<text:line-break/>neorum sextarios duos, mellis Attici sextarios duos, aceti<text:line-break/>sesquiscxtarium, si vero multum acre fuerit, sextarium unum,<text:line-break/>zingiberis quadrantem, piperis albi unciam unam, arida sper-<text:line-break/>gfes, ubi malorum succus cum melle et aceto coctus ad len-<text:line-break/>tum ignem Attici mellis crassitiem -acceperit.<text:tab/></text:span><text:span text:style-name="T45">' .</text:span></text:p>
      <text:p text:style-name="P16"><text:span text:style-name="T7">[Aliud ex malorum cotoneormn carne</text:span><text:span text:style-name="T45"> consian..] 4<text:line-break/>Malorum cotoneorum carnis </text:span><text:span text:style-name="T45">lib. </text:span><text:span text:style-name="T45">iij; mellis Iib. iij, aceti albi<text:line-break/>lstv. </text:span><text:span text:style-name="T7">iij,</text:span><text:span text:style-name="T45"> piperis quadrantem</text:span><text:span text:style-name="T45">, </text:span><text:span text:style-name="T45">zingiberis quadrantem, pet. </text:span><text:span text:style-name="T45">o-<text:line-break/></text:span><text:span text:style-name="T45">selini Macedonici unciam unam.</text:span></text:p>
      <text:h text:style-name="P4" text:outline-level="2">Cap. V.</text:h>
      <text:p text:style-name="P10"><text:span text:style-name="T7">r\iDe' medicamentis, quae -saris ori ventris<text:line-break/></text:span><text:span text:style-name="T7">imponuntursc</text:span><text:span text:style-name="T45"> Vocant quidem plurimi medici,- haud scio<text:line-break/>quare, velut Asclepiades et Andromachus, omnia rnediea-<text:line-break/>menta, quae forinsecus-impoauntur, sive astringendo conden—<text:line-break/>scnt sive indurent, -malagmata. Verum nos permittemus<text:line-break/>&gt;psis, etiam si non proprie appellant. Quae autem conscri-<text:line-break/>pscrunt </text:span><text:span text:style-name="T45">ad </text:span><text:span text:style-name="T45">stomachi affectus commoda medicamenta, </text:span><text:span text:style-name="T45">per </text:span><text:span text:style-name="T45">ex-<text:line-break/>perientiam non illorum solum, sed etiam nostram appro-</text:span></text:p>
      <text:p text:style-name="P12"/>
      <text:p text:style-name="P13"><text:span text:style-name="T45">bala, </text:span><text:span text:style-name="T7">ea</text:span><text:span text:style-name="T45"> </text:span><text:span text:style-name="T45">nunc ascribemus, </text:span><text:span text:style-name="T45">ah </text:span><text:span text:style-name="T45">iis </text:span><text:span text:style-name="T45">quae Asclepiades prodidit<text:line-break/></text:span><text:span text:style-name="T45">initio </text:span><text:span text:style-name="T45">'facto.</text:span></text:p>
      <text:p text:style-name="P16"><text:span text:style-name="T22">Γ </text:span><text:span text:style-name="T7">Ouae medicamenta </text:span><text:span text:style-name="T7">Asclepiades ad </text:span><text:span text:style-name="T7">siomachi </text:span><text:span text:style-name="T7">asisue<text:line-break/></text:span><text:span text:style-name="T7">ctus in quarto externorum tradidit, .quae iM.arcellae</text:span><text:span text:style-name="T45"> inq<text:line-break/>furibit.j </text:span><text:span text:style-name="T7">Eveni ad siomachi subversiones doloresque</text:span><text:span text:style-name="T7">, </text:span><text:span text:style-name="T7">facit<text:line-break/></text:span><text:span text:style-name="T7">itiam </text:span><text:span text:style-name="T7">ad inflammationes.</text:span><text:span text:style-name="T45"> 4 Oenanthes drach. octo, croci<text:line-break/>drach. duas, rosarum siccarum drach. qua tuor, meliloti draclu<text:line-break/>quatuor, mastichesdraclu quatuor, ramentorum succini drach.<text:line-break/>quatuor, carnis phoenicobalanorum quadrantem, vini myra<text:line-break/></text:span><text:span text:style-name="T45">tei </text:span><text:span text:style-name="T45">quod- fatis esu Arida, tundito et. per augustissimum cri-<text:line-break/>brum concernito et cum vino myrleo diluito, ut cerati spis-.<text:line-break/>sioris crassitudinem accipiant/his carnem phoenicobalanorum<text:line-break/>addito et </text:span><text:span text:style-name="T7">conoaaffata</text:span><text:span text:style-name="T45"> cerato ex rosaceo apparato, excipito-<text:line-break/>et linteolo infarta ori ventris imponito. Facit et ad oculos<text:line-break/>inflammatos. </text:span><text:span text:style-name="T7">Aliud, 4</text:span><text:span text:style-name="T45"> Oenanthes drach. sex, croci drach.:<text:line-break/>iv, myrrhae drach. qiiatuor, floris rosarum drach. iv, me-<text:line-break/>li toti, mastiches, utriusque drach, quatuor, aloes drach.,,</text:span></text:p>
      <text:p text:style-name="P12"><text:span text:style-name="T45">quatuor, corticis mandragorae </text:span><text:span text:style-name="T7">3 iv, carnis</text:span><text:span text:style-name="T45"> palmularum qua-<text:line-break/>drantem, excipe cerato </text:span><text:span text:style-name="T45">ex </text:span><text:span text:style-name="T45">rosaceo apparato.</text:span></text:p>
      <text:p text:style-name="P16"><text:span text:style-name="T94">\_Asulepiadae</text:span><text:span text:style-name="T7">, qui philophyjlcus dictus esi, adsitrma-<text:line-break/>cni subversiones. Uacit et coeliacis et dyscntericis.\ 4 Se-<text:line-break/>minis</text:span><text:span text:style-name="T45"> hyoscyami </text:span><text:span text:style-name="T7">3 iv,</text:span><text:span text:style-name="T45"> seminis apii </text:span><text:span text:style-name="T7">3</text:span><text:span text:style-name="T45"> iv, floris rosarum<text:line-break/>draclu duas, feminis anisi draclu ij, succi hypocystidis </text:span><text:span text:style-name="T45">.J </text:span><text:span text:style-name="T45">ij,<text:line-break/>myrrhae </text:span><text:span text:style-name="T7">3</text:span><text:span text:style-name="T45"> duas, croci </text:span><text:span text:style-name="T7">3</text:span><text:span text:style-name="T45"> j </text:span><text:span text:style-name="T22">β, </text:span><text:span text:style-name="T45">opii </text:span><text:span text:style-name="T7">3</text:span><text:span text:style-name="T45"> j </text:span><text:span text:style-name="T22">β. </text:span><text:span text:style-name="T45">Arida .tundito, et<text:line-break/>per angustissimum cribrum excernito, hypocystidern </text:span><text:span text:style-name="T7">vero</text:span><text:span text:style-name="T7">.<text:line-break/></text:span><text:span text:style-name="T45">et </text:span><text:span text:style-name="T45">myrrham et papaveris succum vino myrteo dissoluta ari-<text:line-break/></text:span><text:span text:style-name="T45">dis </text:span><text:span text:style-name="T45">adjicito et pastillos </text:span><text:span text:style-name="T45">formato, </text:span><text:span text:style-name="T45">eosque in umbra resiccato.<text:line-break/>Usus tempore quantum opus est . tusum, </text:span><text:span text:style-name="T45">.</text:span><text:span text:style-name="T45">melle cocto exci-<text:line-break/>pito et deinde linteolo infartum locis affectis imponito. Si<text:line-break/>vehemens fuerit fluxio, fucci hypocystidis aliam adhuc<text:line-break/>drachmam addito et floris rofarurn tantundem. </text:span><text:span text:style-name="T45">•</text:span></text:p>
      <text:p text:style-name="P16"><text:span text:style-name="T45">[Aiiud </text:span><text:span text:style-name="T7">G-aUi Marci Asclepiadei, ad. eosdern ajscatus^<text:line-break/></text:span><text:span text:style-name="T45">4 Seminis hyoscyami drach.-iij, florum rosarum .drach,<text:line-break/>duas, anisi draclu duas, seminisapii draclu iv, opii drach.j,</text:span></text:p>
      <text:p text:style-name="P12"><text:span text:style-name="T45">succi hypocystidis drach. ij,- </text:span><text:span text:style-name="T45">myrrhae </text:span><text:span text:style-name="T45">Troglodytidis drach.<text:line-break/>duas, croci sefquidiachmam, vini mjrtei quod satis est,<text:line-break/>mellis cocti quod sufficit, praepara ac utere 'ut </text:span><text:span text:style-name="T45">dictum </text:span><text:span text:style-name="T45">est.<text:line-break/>Ejusmodi medicamenta etiam </text:span><text:span text:style-name="T45">bibuntur </text:span><text:span text:style-name="T45">et valde auxiliantur..<text:line-break/>Cohibito autem fl.rxu et' sequente dolore, tantundem pon-<text:line-break/>sieris cerati rosacei ad medicari enti confectionem addere<text:line-break/>oportet. Si vero multa fluxio contingit, </text:span><text:span text:style-name="T45">ad </text:span><text:span text:style-name="T45">medicamentum<text:line-break/>succi hypocystidis 'drachmas tres 'conjicito' et florum rosa-<text:line-break/>inm aliam drachmam. Vigiliis inscstantibus, etiam succi </text:span><text:span text:style-name="T7">pa-<text:line-break/>paveris</text:span><text:span text:style-name="T45"> 'aliam drachmam addito.</text:span></text:p>
      <text:p text:style-name="P16"><text:span text:style-name="T45">[Aiiud </text:span><text:span text:style-name="T7">Niderati, coeliacis, dysentericis, valde gene-<text:line-break/>rosunsc 4</text:span><text:span text:style-name="T45"> Oenanthes drach. duas, rosarum siccarum § j,<text:line-break/>mastiches § j; aloes § j, gallarum omphacitidum § </text:span><text:span text:style-name="T45">j, </text:span><text:span text:style-name="T45">alumi-<text:line-break/>his rotundi § j, </text:span><text:span text:style-name="T7">acaciae</text:span><text:span text:style-name="T45"> J j; cerae lib. j,. piris brutlae § iij,<text:line-break/>olei myrtei lib. j, arida crm liquidis committito. </text:span><text:span text:style-name="T7">Aliud<text:line-break/>valde praeclarum.</text:span><text:span text:style-name="T45"> 4 Oenanthes § </text:span><text:span text:style-name="T7">j,.</text:span><text:span text:style-name="T45"> omphacii § j, gallae<text:line-break/>omphacitidis </text:span><text:span text:style-name="T7">j,</text:span><text:span text:style-name="T45"> aluminis scissi § j, acaciae unc. unam, cy-</text:span></text:p>
      <text:p text:style-name="P13"><text:span text:style-name="T45">-tinorum mali pniiici J j, balaustii J j; mastichesj,' vini</text:span></text:p>
      <text:p text:style-name="P12"><text:span text:style-name="T45">myrtitae quantum sat:s est his fubigendis ,, carnis phoenico-<text:line-break/>balanorum § vj. excipe cerato praeparato ex lentiscini libra<text:line-break/>una, praepara ac utere ut dictum est. 'Haec quidem igitur'<text:line-break/>praescripta medicamenta facultatis sunt astriugentioris, </text:span><text:span text:style-name="T7">quae<text:line-break/></text:span><text:span text:style-name="T45">vero deinceps ab Asclepiade prodita sunt, mixtam faculta-<text:line-break/>tem habent, adeo ut etiam induratas inflammationes curent<text:line-break/>et </text:span><text:span text:style-name="T45">propterea </text:span><text:span text:style-name="T45">etiam hepaticis utilia sunt; opus enim habent<text:line-break/></text:span><text:span text:style-name="T45">, </text:span><text:span text:style-name="T45">etiam illi astringentium ad laxantia mixtura non tamen<text:line-break/>aeque, ut stomachici; in stomachicis enim medicamentis qua-<text:line-break/>litas astrictoria praedominatur/</text:span></text:p>
      <text:p text:style-name="P16"><text:span text:style-name="T7">daliigma suilo inscriptum , facit ad hypochondrio-,<text:line-break/>r,um distentiones et articulorum dolores, Jgijsolvit omnem<text:line-break/>duritiem. Facit et. ad exarticulcra et luxata post decli-<text:line-break/>nationem inflammationum impositum. Uacit spleniticis et<text:line-break/>hepatieseTj</text:span><text:span text:style-name="T45"> 21 Cerae lib. j, ammoniaci thymiamatis lib. j,<text:line-break/>olei cyprini lib- </text:span><text:span text:style-name="T7">j,</text:span><text:span text:style-name="T45"> croci § </text:span><text:span text:style-name="T22">β, </text:span><text:span text:style-name="T45">aceti quod satis est, ammo-<text:line-break/>niacnm dissolvito, deinde sic arida adjicito. </text:span><text:span text:style-name="T45">......</text:span></text:p>
      <text:p text:style-name="P17"><text:span text:style-name="T45">[Aiiud ex </text:span><text:span text:style-name="T7">tibris </text:span><text:span text:style-name="T7">Arii </text:span><text:span text:style-name="T7">Asclepiadeis</text:span><text:span text:style-name="T45"> </text:span><text:span text:style-name="T45">4 </text:span><text:span text:style-name="T45">Ammonraci<text:line-break/>thymiamatis lib. ij, diligenter tritas iu vas fictile conjice,<text:line-break/>feique floris salis lib. </text:span><text:span text:style-name="T7">j</text:span><text:span text:style-name="T45"> adde et olei cyprini sesquilibram.<text:line-break/>Coque ad lentum ignem assidue agitando, atque ubi emplastri<text:line-break/>formam acceperint, adjice cerae lib. ij, qua eliquate, quum<text:line-break/>medicamentum amplius </text:span><text:span text:style-name="T45">non </text:span><text:span text:style-name="T45">inquinaverit, eximito et in mor-<text:line-break/>tarium transverto, conquassatumque diligenter reponito ac<text:line-break/>utitor,</text:span></text:p>
      <text:p text:style-name="P16"><text:span text:style-name="T7">• [Malagma Jiilei</text:span><text:span text:style-name="T45"> crocerum; </text:span><text:span text:style-name="T7">medicamentum accommo-<text:line-break/>datum ad praedictos djsuctus, facit et ad erysipelata. JJoe<text:line-break/>usus esi Licinius Atticus</text:span><text:span text:style-name="T45"> Arnmoniaci thymiamatis libram<text:line-break/>tniam, cerae libram nuam, olei rosacei libram unam, croni<text:line-break/>unciam unam, aceti quantum sufficit, praeparato pro more.</text:span></text:p>
      <text:p text:style-name="P16"><text:span text:style-name="T7">[Aliud melinum</text:span><text:span text:style-name="T45"> iriseriptum </text:span><text:span text:style-name="T7">ai omaticum , hepaticis,<text:line-break/>stomachicis et dd praecordia disie.ita at</text:span><text:span text:style-name="T45"> omnem </text:span><text:span text:style-name="T7">nervorum<text:line-break/>per consensum affectio item?j</text:span><text:span text:style-name="T45"> 2|. Arnmoniaci thymiamatis </text:span><text:span text:style-name="T7">3 e,<text:line-break/></text:span><text:span text:style-name="T45">Serae Ponticae draclu C, melilotorum dsaclu duodecim; croci,<text:line-break/>myrrhae, bdellii,singulorum drach. viij, olei cyprini lib. unam.</text:span></text:p>
      <text:p text:style-name="P12"><text:span text:style-name="T22">ιθ</text:span></text:p>
      <text:p text:style-name="P13"><text:span text:style-name="T22">.. </text:span><text:span text:style-name="T22">I</text:span></text:p>
      <text:p text:style-name="P13"><text:span text:style-name="T45">J</text:span></text:p>
      <text:p text:style-name="P16"><text:span text:style-name="T94">\Aliud</text:span><text:span text:style-name="T7">saoit stomachicis, hepaticis, ad praecordia in-<text:line-break/>flammata et omnem nervorum per consensum ajsicctionem^j<text:line-break/></text:span><text:span text:style-name="T45">4 Cerae 3 </text:span><text:span text:style-name="T59">c</text:span><text:span text:style-name="T45">&gt; cruci? </text:span><text:span text:style-name="T7">uij,</text:span><text:span text:style-name="T45"> ammoniaoi-thymlamatis3 </text:span><text:span text:style-name="T59">c</text:span><text:span text:style-name="T45">, myr-<text:line-break/>rhae </text:span><text:span text:style-name="T45">3 </text:span><text:span text:style-name="T45">rij, bdellii 3 viij, confectionis hedychroi quadran-<text:line-break/>tem, vini dulcis quantum sufficit, olei cyprini </text:span><text:span text:style-name="T45">lib. </text:span><text:span text:style-name="T45">j, prae-,<text:line-break/>para pro more.</text:span></text:p>
      <text:p text:style-name="P16"><text:span text:style-name="T45">[Aiiud </text:span><text:span text:style-name="T7">Jsteawdlitae, aromaticum inscriptum, madiea-<text:line-break/>mentum accommodatum ad internos agsuotusoj 4</text:span><text:span text:style-name="T45"> Ammo- </text:span><text:span text:style-name="T45">&gt;<text:line-break/></text:span><text:span text:style-name="T45">niaci thymiamatis lib. iij, cerae lib. iij, olei rosacei lib. iij,<text:line-break/>confectionis hedychroi lib. </text:span><text:span text:style-name="T22">β</text:span><text:span text:style-name="T45">, meliloti lib. </text:span><text:span text:style-name="T22">β</text:span><text:span text:style-name="T45">, cyperi lib. </text:span><text:span text:style-name="T22">β,<text:line-break/></text:span><text:span text:style-name="T45">nardi Celticae lib. </text:span><text:span text:style-name="T22">β, </text:span><text:span text:style-name="T45">floris junci odorati lib. </text:span><text:span text:style-name="T22">β </text:span><text:span text:style-name="T45">vini </text:span><text:span text:style-name="T45">dul-<text:line-break/>cis quod, satis esu Arida cum liquidis subacta committito.</text:span></text:p>
      <text:p text:style-name="P16"><text:span text:style-name="T45">[itfaiagmata </text:span><text:span text:style-name="T7">bona insiamrnatiotiibus citra debilitatem<text:line-break/>inveteratis, quae ad hepatis inflammationes Jimiliter eon~<text:line-break/>veniunt- .llidlagma Asclepiadis ex meliloto hieraticon in-<text:line-break/>scriptum, stomachicis, hepatici- et ad viscermrn dolores-]<text:line-break/></text:span><text:span text:style-name="T45">4 Nardi Celticae 3 x, cyperi $ x; myrrhae </text:span><text:span text:style-name="T7">3</text:span><text:span text:style-name="T45"> x, cardamomi</text:span></text:p>
      <text:p text:style-name="P12"><text:span text:style-name="T22">3 </text:span><text:span text:style-name="T45">viij, meliloti </text:span><text:span text:style-name="T45">3 </text:span><text:span text:style-name="T45">xl, eroci </text:span><text:span text:style-name="T7">3</text:span><text:span text:style-name="T45"> </text:span><text:span text:style-name="T45">viij, </text:span><text:span text:style-name="T45">amomi </text:span><text:span text:style-name="T7">3</text:span><text:span text:style-name="T45"> </text:span><text:span text:style-name="T45">viij, cypheos sa-<text:line-break/>crinculorum </text:span><text:span text:style-name="T7">3</text:span><text:span text:style-name="T45"> xvj,. ammoniaei tirymiamatis 3 xl,-resinae .<text:line-break/>terebinthinae 3 lxxx, cerae minam j, olei cyprini minam j,<text:line-break/>vini, odorati Italici heminam j. Praepara, ut dictum est,<text:line-break/>ac utere.,. ,</text:span></text:p>
      <text:p text:style-name="P16"><text:span text:style-name="T7">sulliud ibajilicum inscriptum, faciens ad praedictos<text:line-break/>affectus omnemque per consensam nervorum affectionerrii\<text:line-break/></text:span><text:span text:style-name="T45">4 Cerae minas uj, ammonlaci thymiamatis minas ij, resi-<text:line-break/>nae frictae minam unam, meliloti minae dimidium, propo—<text:line-break/>leos 5 xxv, myrihae xxv, nardi Celticae </text:span><text:span text:style-name="T7">3 xxv,</text:span><text:span text:style-name="T45"> styracis<text:line-break/>5 xxv,. cyperi 3 .xxvi; irinis Illyricae </text:span><text:span text:style-name="T7">.3</text:span><text:span text:style-name="T45"> xxv, cardamomi,<text:line-break/>panacis,, utriusque 3 xxv, croci, cassiae, mastiches, opobal-<text:line-break/>sami, amomi, floris.junci odorati, singulorum </text:span><text:span text:style-name="T7">3</text:span><text:span text:style-name="T45"> xvj. vini<text:line-break/>ltalici odorati quantum sufficit. Arida cnrn nardini. Asiani<text:line-break/>aromatici libris quatuor. </text:span><text:span text:style-name="T45">abacta </text:span><text:span text:style-name="T45">pro more praeparato.</text:span></text:p>
      <text:p text:style-name="P16"><text:span text:style-name="T45">t. </text:span><text:span text:style-name="T7">Talagma Posuarchion sacit peripneumonicis, sioma-<text:line-break/>chicispsplenicis, hydropicis. Facit ad asiscctus </text:span><text:span text:style-name="T7">oirca </text:span><text:span text:style-name="T7">v</text:span><text:span text:style-name="T80">e</text:span><text:span text:style-name="T7">sa<text:line-break/>cum: aut uterum, ad </text:span><text:span text:style-name="T7">omnem </text:span><text:span text:style-name="T7">nervorum pej consiensium asa</text:span></text:p>
      <text:p text:style-name="P17"><text:span text:style-name="T45">" *</text:span></text:p>
      <text:p text:style-name="P13"><text:span text:style-name="T45">fuctionem.] 4 </text:span><text:span text:style-name="T45">Cerae </text:span><text:span text:style-name="T45">minam </text:span><text:span text:style-name="T45">j, </text:span><text:span text:style-name="T45">terebinthinae minam </text:span><text:span text:style-name="T45">j, bdela<text:line-break/>lii: minam j, </text:span><text:span text:style-name="T45">arnmoniaci thymiamatis, cardamomi, </text:span><text:span text:style-name="T45">cyperi,<text:line-break/>singulorum </text:span><text:span text:style-name="T45">minam j, meliloti, arnomst </text:span><text:span text:style-name="T45">nardi </text:span><text:span text:style-name="T45">Indicae, </text:span><text:span text:style-name="T45">cioci,<text:line-break/>myrrhae, thuris, xylocinnamomi, singulorum </text:span><text:span text:style-name="T45">J </text:span><text:span text:style-name="T45">xxv, olei<text:line-break/>cyprini heminam j, vini Italici quod satis esu Praepara<text:line-break/>pro more, </text:span><text:span text:style-name="T45">ac </text:span><text:span text:style-name="T45">utere quandoque immixto, quandoque dis-<text:line-break/>sulutd cum </text:span><text:span text:style-name="T45">cerato </text:span><text:span text:style-name="T45">cyprino»</text:span></text:p>
      <text:p text:style-name="P16"><text:span text:style-name="T7">[scolyarchi </text:span><text:span text:style-name="T7">medicamentum </text:span><text:span text:style-name="T7">accommodatum, saoit ad<text:line-break/>praedictos affectus et </text:span><text:span text:style-name="T7">crnuem </text:span><text:span text:style-name="T7">nervorum pen consensum nsa<text:line-break/>sectionem, raoit etiam ad ajsiduas cruditates et</text:span><text:span text:style-name="T45"> corrmnt. -<text:line-break/>pentes cibum et vomentes </text:span><text:span text:style-name="T7">bilem, ae omnes inveteratos affe-<text:line-break/>ctus. </text:span><text:span text:style-name="T7">Usus </text:span><text:span text:style-name="T7">esi eo Julius Agrippa. Compositio hoc </text:span><text:span text:style-name="T7">-modo<text:line-break/>lialet~\</text:span><text:span text:style-name="T45"> </text:span><text:span text:style-name="T45">4 Castorii, amomi,</text:span><text:span text:style-name="T45">&lt;</text:span><text:span text:style-name="T45">utriusque § j </text:span><text:span text:style-name="T22">β, </text:span><text:span text:style-name="T45">piperis albi<text:line-break/></text:span><text:span text:style-name="T45">5 </text:span><text:span text:style-name="T45">j </text:span><text:span text:style-name="T22">β, </text:span><text:span text:style-name="T45">et </text:span><text:span text:style-name="T45">longi </text:span><text:span text:style-name="T45">§ </text:span><text:span text:style-name="T7">j</text:span><text:span text:style-name="T45"> </text:span><text:span text:style-name="T22">β; </text:span><text:span text:style-name="T45">inyrrhae J iij, </text:span><text:span text:style-name="T45">• </text:span><text:span text:style-name="T45">contectionis </text:span><text:span text:style-name="T45">hedychroi<text:line-break/></text:span><text:span text:style-name="T45">3 iiij carpobalsami J </text:span><text:span text:style-name="T45">nj, costi </text:span><text:span text:style-name="T45">5 iij, </text:span><text:span text:style-name="T45">loliorum malabathri, </text:span><text:span text:style-name="T74">C</text:span><text:span text:style-name="T45">as-<text:line-break/></text:span><text:span text:style-name="T45">'siae </text:span><text:span text:style-name="T45">rosas reserentis, panacis, </text:span><text:span text:style-name="T45">opobal</text:span><text:span text:style-name="T45">fami, nardi Indicae, </text:span><text:span text:style-name="T45">sin-<text:line-break/>gulorum </text:span><text:span text:style-name="T45">iij, fleris "junci odorati, </text:span><text:span text:style-name="T45">cinnamomi, utriusque<text:line-break/>trientem, </text:span><text:span text:style-name="T45">pyrethri, </text:span><text:span text:style-name="T7">croci,</text:span><text:span text:style-name="T45"> </text:span><text:span text:style-name="T45">cardamomi, </text:span><text:span text:style-name="T45">singulorum trientem,</text:span></text:p>
      <text:p text:style-name="P12"><text:span text:style-name="T45">cyperi semissem, iridis Illyricae, aristolochiae longae et </text:span><text:span text:style-name="T7">ro-<text:line-break/>tundae,</text:span><text:span text:style-name="T45"> singulorum § vj, cerae ft iv, terebinthinae ij, </text:span><text:span text:style-name="T7">re-<text:line-break/>tinae.</text:span><text:span text:style-name="T45"> laricis § iij, rn alio exemplari etiam bdellii § iv, am*<text:line-break/>moniari thymiamatis § iv, unguenti, nardinivj.fiahi lib. iij,<text:line-break/>vini Falerni quod satis est, praepara pro more, Ego autem<text:line-break/>adjicio mastiches, cinnamomi, arnmoniaci thymiamatis, sty-<text:line-break/>racis,/aloes, opobalsami, singulorum quadrantem.</text:span></text:p>
      <text:p text:style-name="P16"><text:span text:style-name="T45">[ifcfaiagma </text:span><text:span text:style-name="T7">Andromcchi ex</text:span><text:span text:style-name="T45"> meiisute] 4 Nardi CeI-<text:line-break/>ticae 3 </text:span><text:span text:style-name="T7">viij,</text:span><text:span text:style-name="T45"> cyperi </text:span><text:span text:style-name="T7">3</text:span><text:span text:style-name="T45"> vij, cardamomi </text:span><text:span text:style-name="T7">3</text:span><text:span text:style-name="T45"> viij, iridis lllyricae<text:line-break/>3 viij, myrrhae </text:span><text:span text:style-name="T7">3</text:span><text:span text:style-name="T45"> octo, croci 3 iv, meliloti </text:span><text:span text:style-name="T7">3 </text:span><text:span text:style-name="T45">xxv, ammo-<text:line-break/>niaci thymiamatis </text:span><text:span text:style-name="T7">3</text:span><text:span text:style-name="T45"> 1, terebinthinae </text:span><text:span text:style-name="T7">3</text:span><text:span text:style-name="T45"> 1, cerae 3 </text:span><text:span text:style-name="T7">e,</text:span><text:span text:style-name="T45"> cyprini<text:line-break/>hemluae dimidium, aceti quod satis est, quidam arnmoniaci<text:line-break/>thymiamatis </text:span><text:span text:style-name="T7">3 </text:span><text:span text:style-name="T7">c</text:span><text:span text:style-name="T45"> </text:span><text:span text:style-name="T45">conjiciunt. Facit ad. omnia interna- </text:span><text:span text:style-name="T7">Ala-<text:line-break/>lagma Polyarchi ex epistola ad omnia interna.</text:span><text:span text:style-name="T45"> 4 Cyperi<text:line-break/>minam j, cardamomi minam </text:span><text:span text:style-name="T7">j,</text:span><text:span text:style-name="T45"> mannae tantundem, cerae<text:line-break/>tantundem, terebinthinae frictae scsquiminam aut liquidae<text:line-break/>minas, iij, cyprini quantum sufficit. Ego etiam bdellii </text:span><text:span text:style-name="T7">apr</text:span></text:p>
      <text:p text:style-name="P12"/>
      <text:p text:style-name="P59"><text:span text:style-name="T45">pono minam </text:span><text:span text:style-name="T7">p </text:span><text:span text:style-name="T7">Aliud, </text:span><text:span text:style-name="T7">altera </text:span><text:span text:style-name="T7">defcriptio. </text:span><text:span text:style-name="T7">4</text:span><text:span text:style-name="T45"> Cyperi, carda-<text:line-break/>momi, </text:span><text:span text:style-name="T45">amomi, bdellii, thuris, balsami, singulorum minam j,<text:line-break/>cerae scsquiminam, resinae frictae </text:span><text:span text:style-name="T45">• </text:span><text:span text:style-name="T45">minas iv, cyprini hemi-<text:line-break/>nae </text:span><text:span text:style-name="T22">β, </text:span><text:span text:style-name="T45">vini odorati fefquiminam. Praepara </text:span><text:span text:style-name="T45">ut. </text:span><text:span text:style-name="T45">moris est, ac<text:line-break/>utere velut praescriptis. Ut ego componere solem 4 Cyperi,<text:line-break/>cardamomi, amomi, bdellii; thuris, singulorum minam j,<text:line-break/>cerae minae </text:span><text:span text:style-name="T22">β, </text:span><text:span text:style-name="T45">resinae frictae aut terebinthinae minas iv,<text:line-break/>cyprini heminam </text:span><text:span text:style-name="T7">j,</text:span><text:span text:style-name="T45"> </text:span><text:span text:style-name="T45">cassiae minae </text:span><text:span text:style-name="T45">quartam partem, ammo-<text:line-break/>niaci </text:span><text:span text:style-name="T45">thymiamatis minae </text:span><text:span text:style-name="T45">quartam partem, nardi Indicae,<text:line-break/>croci, myrrhae, singulurum minae quartam partem, vinum<text:line-break/>odoratum.<text:tab/></text:span><text:span text:style-name="T45">x</text:span></text:p>
      <text:h text:style-name="P4" text:outline-level="2">Cap. VI.</text:h>
      <text:p text:style-name="P9"><text:span text:style-name="T7">[sile hepate </text:span><text:span text:style-name="T7">et </text:span><text:span text:style-name="T7">ejus asisiectvynibusst^</text:span><text:span text:style-name="T45"> Quum<text:line-break/>haec tractatio postrema omnium a </text:span><text:span text:style-name="T45">me </text:span><text:span text:style-name="T45">conscribatur; omni-<text:line-break/>bus sane manifestum esse opinor, quod ex duobus,his' al-<text:line-break/>terum' verum sit; aut allas omnes inutiles esse et fuperva-<text:line-break/>caneas, si quis ex hac sola </text:span><text:span text:style-name="T45">sufficiens sit </text:span><text:span text:style-name="T45">omnes affectiones<text:line-break/>cur'are, quae medelam per medicamenta requirant, aut si<text:line-break/>quidem illae utiles exillant, primum ipsas legendas esse et<text:line-break/>lu memoriam revocandas illis, qui hinc aliquid commodi</text:span></text:p>
      <text:p text:style-name="P12"><text:span text:style-name="T45">auferre </text:span><text:span text:style-name="T45">velint. Ipsas </text:span><text:span text:style-name="T45">etenim methodos curandi praedictas<text:line-break/>affectiones in xiv libris </text:span><text:span text:style-name="T45">de </text:span><text:span text:style-name="T45">curandi methodo inscriptis pro- ,<text:line-break/>didi nunc vero tanquarn his </text:span><text:span text:style-name="T45">ipsis </text:span><text:span text:style-name="T45">cognitis citra praedictas<text:line-break/>demonstraticnes in memoriam </text:span><text:span text:style-name="T45">revoco, </text:span><text:span text:style-name="T45">ostendens omnino<text:line-break/>quomodo nos medicamenta componamus et quae a priori-<text:line-break/>bus scripta sunt judicemus, indeque in usum agere ac as-<text:line-break/>sumere considamus- Et sane utilis haec speculatio, exlstit-<text:line-break/>Nam empirici, qui </text:span><text:span text:style-name="T45">suam </text:span><text:span text:style-name="T45">artem rationis expertem esse vo-<text:line-break/>lunt, omnia quidem legenda esse censent, quae a probatis<text:line-break/>medicis sunt conscripta, non autem statirn in usum assu-<text:line-break/>menda esse, sed prius judicanda au singula ex ipsis ea, quae<text:line-break/>promittunt, ctpere etiam demonstrare possint. Nos autem ex-<text:line-break/>lerientiam in 'omni arte magnum quid posse persuasi, sper-<text:line-break/>culationes tum per rationalem methodum tum per rationa-<text:line-break/>Iem indicationem inventas ad ea, quae ab ipsis de judi-<text:line-break/>cationis historia tradita sunt, apponimus, demonstrantes,<text:line-break/>qualem facultatem ad ambulandum utrumque crus exhibet,<text:line-break/>talem medicina experientiam et rationem habere. Itaque in</text:span></text:p>
      <text:p text:style-name="P12"><text:span text:style-name="T45">tractatione de simplicibus </text:span><text:span text:style-name="T45">medicamentis </text:span><text:span text:style-name="T45">per </text:span><text:span text:style-name="T45">undecim </text:span><text:span text:style-name="T45">libros<text:line-break/>conscripta singulorum sponte </text:span><text:span text:style-name="T45">naturae </text:span><text:span text:style-name="T45">productorum medi-<text:line-break/>camentorum facultatem </text:span><text:span text:style-name="T45">qua methodo quis </text:span><text:span text:style-name="T45">inveniat recen-<text:line-break/>suimus, atque etiam ad particularem ipsorum materiam pro-<text:line-break/>gressi; utilissimam ad artis </text:span><text:span text:style-name="T45">opera </text:span><text:span text:style-name="T45">facultatem omnem secun-<text:line-break/>dnm species prodidimus. Consequenter autem ab illo opere<text:line-break/>etiam curativam tractationem, quomodo quis optime non<text:line-break/>sulum simplicibus, </text:span><text:span text:style-name="T45">sed </text:span><text:span text:style-name="T45">etiam compofitis utatur exposuimus,<text:line-break/>simulque vias compositionis ipsorum omnes indicavimus.<text:line-break/>Caeterurn in proposito jam </text:span><text:span text:style-name="T45">opere, </text:span><text:span text:style-name="T45">quomodo varietas com-<text:line-break/>positorum medicamentorum inducta-sit, cstendhnus ac cer-<text:line-break/>tos juxta speciem scopos tum compositionem tum usum<text:line-break/>ipsorumdeducentes; ampliusque judicationem eorum, quae<text:line-break/>jam ante scripta sunt docentes. Qumn igitur consequenter<text:line-break/>post' praedicta </text:span><text:span text:style-name="T45">- </text:span><text:span text:style-name="T45">ad affectionum hepatis doctrinam progredi<text:line-break/>velimus, affectus circa ipsum consistentes non nuda doctrina,<text:line-break/>fed ratione exquisitos referemus et ab universa ibus scopis<text:line-break/>curationis ipsurum; quos iu curandi methodo' tradidimus,</text:span></text:p>
      <text:p text:style-name="P12"><text:span text:style-name="T45">ad compositorum doctrinam perveniemus.'; Primum igitur<text:line-break/>omnium discernendum est num debilitas, quaedam visceris<text:line-break/>adsit, quemadmodum etiam </text:span><text:span text:style-name="T45">de </text:span><text:span text:style-name="T45">ventre diximqs, aut etiam<text:line-break/>alia quaedam affectio ipsum apprehenderit, aut </text:span><text:span text:style-name="T45">citra </text:span><text:span text:style-name="T45">debili-<text:line-break/>tatem affectum, sit inflammatione aut luduratione aut abs-<text:line-break/>cessu laborans aut obturatione, quemadmodum </text:span><text:span text:style-name="T45">etiam </text:span><text:span text:style-name="T45">an ery-<text:line-break/>sipelatusum habeat , affectum aut ulcus aut aliquam putresa-<text:line-break/>ctionem, nam et in. lmc hepaticam affectionem dicunt, quem-<text:line-break/>admodum etiarn. </text:span><text:span text:style-name="T45">ore </text:span><text:span text:style-name="T45">ventris affectu plerique medici ac idio-<text:line-break/>tae stomachicum affectum vocant, in multis symptomatibus,<text:line-break/>non .tameq omnibus, .cicca unam affectionem accidentibus<text:line-break/>contingentem, sed. .circa multas una quadam generali coni-<text:line-break/>munilate comprehensas </text:span><text:span text:style-name="T45">et </text:span><text:span text:style-name="T45">tamen inter se in tantum disse-<text:line-break/>rentes, ut aliquae ripsarum maxime contrariae ecxistant.<text:line-break/>Quomodo enim non; maxime contrariam quis dixerit frigi-<text:line-break/>dam intemperiem calidae, humidam siccae,</text:span><text:span text:style-name="T45">,</text:span><text:span text:style-name="T45">quamquam leetur-<text:line-break/>dum. genus eaedem sint? Ferme autem omnis contraria<text:line-break/>eadem genere siquisdixerit, non peccabit; contrariorum enim</text:span></text:p>
      <text:p text:style-name="P60"><text:span text:style-name="T22">,<text:tab/></text:span><text:span text:style-name="T45">t</text:span></text:p>
      <text:p text:style-name="P13"><text:span text:style-name="T45">notio contingit, ubi plurimum inter fe distarint. Plurimum<text:line-break/>autem distant a mediis in quocunque genere ea, quae ex-<text:line-break/>trema sunt, adeo ut contraria saepe quidem- eadem .videan-<text:line-break/>tur juxta communis generis fines;saepe </text:span><text:span text:style-name="T7">vero</text:span><text:span text:style-name="T45"> generaliori-<text:line-break/>bus contrariis supra ipsa ascendentibus, ab illis compre-<text:line-break/>hendantur. Illa ipsa vero ob 'id omnino contraria sunt,<text:line-break/>quod.quum unius generis sint, plurimum inter se distent,<text:line-break/>adeo ut quae siis subjacent, primum et supremum genus<text:line-break/>commune habeant. Atque hoc quidem , hoc loco semel </text:span><text:span text:style-name="T7">a<text:line-break/></text:span><text:span text:style-name="T45">nobis obiter et accessionis loco dictum, </text:span><text:span text:style-name="T45">semper </text:span><text:span text:style-name="T45">in memori r<text:line-break/>teneatur, ne-videlicet cuipiam videri possit </text:span><text:span text:style-name="T45">a </text:span><text:span text:style-name="T45">se ipso dis-<text:line-break/>sentire, qui aliquando unam affectionem in duobus homi-<text:line-break/>nlbus eandem esse dixerit, aliquando non unam neque ean </text:span><text:span text:style-name="T45">.<text:line-break/></text:span><text:span text:style-name="T45">dem, sed duas contrarias. Intemperiem enim unam quan;<text:line-break/>dam affectionem generaliter appellant, </text:span><text:span text:style-name="T45">: </text:span><text:span text:style-name="T45">ed quae in contra-<text:line-break/>rias disterentias sccetur. Licet enim secundum hoc,, quod<text:line-break/>diximus, duo et tria et plura juxta particulares differentias<text:line-break/>luter se contrariissima esse, et secundum hoc debilitatis he-</text:span></text:p>
      <text:p text:style-name="P12"><text:span text:style-name="T45">patis affectum unum esse, quem </text:span><text:span text:style-name="T45">intemperiem </text:span><text:span text:style-name="T45">vocant, prae-<text:line-break/>fatus, non male rursus dixero non unum, </text:span><text:span text:style-name="T45">sed </text:span><text:span text:style-name="T45">octo affectus<text:line-break/>esse, propterea quod </text:span><text:span text:style-name="T7">tot differentiae intemperierum existant.<text:line-break/></text:span><text:span text:style-name="T45">Etenim rursus juxta aliam </text:span><text:span text:style-name="T45">sectionem </text:span><text:span text:style-name="T45">duae lutemperiernm<text:line-break/>differentiae fiunt et rursus juxta aliam tres, hae quidem,<text:line-break/>iu qualitatibus solis aflectis partibus alteratis, hae vero oum<text:line-break/>humoribus quibusdam aut in spatiis affectarum partium con-<text:line-break/>tentis aut in ipsis .corporibus irriguis ab. illis factis. Circa<text:line-break/>ventrem igitur et intestina una in singulis est cavitas, quae<text:line-break/>vitiatam humiditatem suscipere potest. Verum circa hepar<text:line-break/>tot numero sunt,, quot sunt arteriae et venae. Quum- vero<text:line-break/>hae omnes angusta oscula habeant, qua parte sima hujus<text:line-break/>visceris cum gibbis coeunt, </text:span><text:span text:style-name="T45">ac </text:span><text:span text:style-name="T45">committuntur, obturatio: et<text:line-break/>oppilatio vitiosiorum .humorum aliquando contingunt, ad<text:line-break/>quas putrefactio, consequitur in calidis brevi, in frigidis<text:line-break/>intemperaturis vero non cito, sed temporis progressu acce-<text:line-break/>dens.. Eit autem intemperies juxta propriam hepatis sub-.</text:span></text:p>
      <text:p text:style-name="P12"><text:span text:style-name="T45">stantiam, quam Erafistratus putat parenchyma </text:span><text:span text:style-name="T45">et </text:span><text:span text:style-name="T45">non prin-<text:line-break/>cipalissimam visceris partem </text:span><text:span text:style-name="T45">esse. </text:span><text:span text:style-name="T45">Fit etiam intemperies circa<text:line-break/>contentas in ipfo venas. et arterias et juxta materias in<text:line-break/>spatiis ipsarum contentas. Quum autem habeat hac riscus<text:line-break/>non unam, sed plures facultates actionum, quas xitae </text:span><text:span text:style-name="T7">tem-<text:line-break/>pora</text:span><text:span text:style-name="T45"> operatur, easque tot numero quot sunt actionum spe-<text:line-break/>ries, contingit saepe unam ipsarum praecipue laedi, saepe<text:line-break/>duas et tres, atque omnes quatuor sinul. Actio namque<text:line-break/>ipsius una quidem attrahere cibum er alimentum in, feste,<text:line-break/>altera vero obvolvere et continere, donec permutans ipsum<text:line-break/>sui ipsius faciat partem. Est igitur haec ipsius facultas prin-<text:line-break/>cipalissima et fere prima, concoquere videlicet et permutare<text:line-break/>ac alterare, atque assirnilare sibi ipsi alimentum, quam alte-<text:line-break/>rativam vocamus, quae vero juxta hanc alterationern re-<text:line-break/>manent recrementa, ea per aliam facultatem, quam excre-<text:line-break/>tricem et expulforiam nominamus expellunto. Ostensum<text:line-break/>autem est quod hae facultates omnes in omnibus sunt par-</text:span></text:p>
      <text:p text:style-name="P12"><text:span text:style-name="T45">tibus </text:span><text:span text:style-name="T45">corporis </text:span><text:span text:style-name="T45">per </text:span><text:span text:style-name="T45">omne vitae tempus, omnes </text:span><text:span text:style-name="T45">enim </text:span><text:span text:style-name="T45">fami-<text:line-break/></text:span><text:span text:style-name="T45">liare sibi attrahunt </text:span><text:span text:style-name="T45">et alienum excernunt </text:span><text:span text:style-name="T45">attractumque </text:span><text:span text:style-name="T45">tem-<text:line-break/></text:span><text:span text:style-name="T45">poris progrestu alterant, quo tempore etiam retinent et<text:line-break/>constringunt. Vocatur autem alteratio ipsa, usque quo lu<text:line-break/>similitudinem partis, quae nutritur, transmutatur concoctio,<text:line-break/>iibi vero jam parti apponitur, nutritio. Quum igitur hepar<text:line-break/>prue luibecillilate ex ventre et intestinis alimentum trahere<text:line-break/>non potest, liquida et nondum justo modo exuccata per se-<text:line-break/>dem excernuntur, et </text:span><text:span text:style-name="T45">si </text:span><text:span text:style-name="T45">quidem venter simul cum hoc vi-<text:line-break/>scere 'suerit imherillis </text:span><text:span text:style-name="T45">ac </text:span><text:span text:style-name="T45">non probe concoquens, cruda, si<text:line-break/>vero validus suerit, concocta quidem, sed liquida, propterea<text:line-break/>quod nulla aut omnino modica digestio ac distributio ad<text:line-break/>hepar est facta. Si vero traxerit quidem hepar in se ipsum<text:line-break/>ex ventre et intestinis alimentum, sanguificare autem ipsum<text:line-break/>prae debilitate nequit, quemadmodum in ventre multifor-<text:line-break/>mis corruptio contingit </text:span><text:span text:style-name="T45">eorum, </text:span><text:span text:style-name="T45">quae cruda remanent, sic<text:line-break/>etiam circa hepar. Dico </text:span><text:span text:style-name="T45">autem </text:span><text:span text:style-name="T45">nunc cruditatem solam, 'non<text:line-break/>comprehendens hoc sermone tardam concoctionem. Quod si<text:line-break/>velis alimentum, sibi crudum permanet et alterationem, qnae</text:span></text:p>
      <text:p text:style-name="P12"><text:span text:style-name="T45">fit a </text:span><text:span text:style-name="T45">particula juxta naturam </text:span><text:span text:style-name="T45">non </text:span><text:span text:style-name="T45">assumpsit, itidem </text:span><text:span text:style-name="T45">crudum<text:line-break/>appellare, neque, ego </text:span><text:span text:style-name="T45">fugio </text:span><text:span text:style-name="T45">appellationem, si mihi faltem<text:line-break/>differentia, rerum confervetur.. -Prior enim est ea transmu-<text:line-break/>tatio, quae in peregrinam qualitatem juxta cruditatem - fit,<text:line-break/>moderatior vero ea est, lu qua alimentum suam naturam<text:line-break/>quam diutissime servat, nulla alteratioue </text:span><text:span text:style-name="T7">ex.</text:span><text:span text:style-name="T45"> particula, quae<text:line-break/>ad ipsum concoquendum a natura destinata est, suscepta.<text:line-break/>Atqui et tertia praeter has species est frustratae concoctio-<text:line-break/>nis, quum semicoctum fit alimentum. Et circa ipsam sano<text:line-break/>exactam </text:span><text:span text:style-name="T7">concoctionem</text:span><text:span text:style-name="T45"> </text:span><text:span text:style-name="T45">frustratam </text:span><text:span text:style-name="T45">hepaticis sanguinolentus<text:line-break/>humor per alvum excernitur talis consistentiae, veluti--si<text:line-break/>quis sanguinem cum </text:span><text:span text:style-name="T45">aqua </text:span><text:span text:style-name="T45">coufudisset, .et plerique. sane me-<text:line-break/>dici-imaginem ejus depingentes scripferunt talem ejus con-<text:line-break/>sistentiam esse, velut si quis victimae recens mactatae carnes<text:line-break/>-aqua lavasset. Et plurimi hepatici affectus ab ejusmodi ex-<text:line-break/>cretionibus 'initium capiunt</text:span><text:span text:style-name="T45">,. </text:span><text:span text:style-name="T45">nondum- magnam . debilitatem<text:line-break/>hepate habente, sed adhuc concoquere et alimentum alte-<text:line-break/>rare, velut in formam sanguinis potente. Aucta autem use-</text:span></text:p>
      <text:p text:style-name="P12"><text:span text:style-name="T45">ctione nihil amplius'tale excernitur, sed multiformes aliae<text:line-break/>qualitates et consiflentiae, -velut a ventre ex cruditate la-<text:line-break/>borante. Verum in ventre ciborum ipforum corruptiones •<text:line-break/>manifeste apparent,: circa </text:span><text:span text:style-name="T45">hepar </text:span><text:span text:style-name="T45">vero distributum alimentum<text:line-break/>ad sanguinem prius in viscere existentem admifcetur, cor-<text:line-break/>rumpiturqne temporis progressu etiam hic una cum ali-<text:line-break/>mento * circa ipsum non - concocto. Calida igitur intemperie<text:line-break/></text:span><text:span text:style-name="T45">eirca '</text:span><text:span text:style-name="T45">riscus existente rcoliiquationes fiunt primum humo-<text:line-break/>rum, deinde etiam carnis ipsius hepatis; et evacuatur per<text:line-break/>ventrem hilis crassa, graveolens et abunde colorata, quern-.<text:line-break/>rdmodum in pestilentibus' febribus contingit Frigida vero<text:line-break/>intemperie ,xistente, neque assiduae excretibnes neque mul-<text:line-break/>tae fiunt, durat tamen affectus diutius'et per aliquos dies<text:line-break/>profluet ipsis venter majori copia, cujus; neque foetor simi-<text:line-break/>lis </text:span><text:span text:style-name="T45">est </text:span><text:span text:style-name="T45">iis, quae ex calore sunt, liquefacta, neque color simi-<text:line-break/>lis </text:span><text:span text:style-name="T45">aut </text:span><text:span text:style-name="T45">consistentia, verum minus graveolentia ab his excer-<text:line-break/>nuntur, speciem putrefacti sanguinis, non colliqnatae carnis</text:span></text:p>
      <text:p text:style-name="P12"><text:span text:style-name="T45">habentia. Aliquando </text:span><text:span text:style-name="T45">vero id quod </text:span><text:span text:style-name="T45">excernitur velut sanguis<text:line-break/>niger; apparebit., verum diligenter consideranti neque fan-<text:line-break/></text:span><text:span text:style-name="T7">guis.</text:span><text:span text:style-name="T45"> niger est . neque grumus, sed velut-limus quidam san-<text:line-break/>guinis crassi,, qui prope ad'atram bilem accedat,, et plures<text:line-break/>ac aegre jndicabiles colores circa ejusmodi . affectionem in<text:line-break/>egestionibus apparent. In utraque autem intemperie cum ca-<text:line-break/>lida tum frigida, quando intemperies humida et sicca sue-<text:line-break/>rlut admixta, liquidiora lu humiditatis complexu, sicciora<text:line-break/>vero ex siccitatis copula fient recrementa. Scopus igitur<text:line-break/>curationis in ejusmodi affectionibus sit comraunis quidem<text:line-break/>•juxta intemperiei contrarietatem, peculiaris autem unicuique<text:line-break/>per cujusque contrarietatem. Affectio igitur hepatica pecu-<text:line-break/>liariter appellata, veluti etiam coeliaca et stomachica, citra<text:line-break/>tumores - praeter naturam circa ipsas partes contingit.</text:span><text:span text:style-name="T45">. </text:span><text:span text:style-name="T45">In-<text:line-break/>flammatum enim esse hepar </text:span><text:span text:style-name="T45">aut </text:span><text:span text:style-name="T45">abscessu laborare aut in—<text:line-break/>duratum esse, medici dicunt aut aliud quippiam tale, non<text:line-break/>tamen, hepaticum vocant hominem ipsum, cui sale quippiam<text:line-break/>accidit, verum quando citra manifestum aliquod</text:span><text:span text:style-name="T45">' </text:span><text:span text:style-name="T45">in viscere.</text:span></text:p>
      <text:p text:style-name="P12"><text:span text:style-name="T45">malum in propriis actionibus debilitatui</text:span><text:span text:style-name="T45">, </text:span><text:span text:style-name="T45">tunc aegrum he-<text:line-break/>paticum appellant. Videamus igitur primum ea, quae scri-<text:line-break/>pscruut ij, qui ante nos de medicamentis optime et studio-<text:line-break/>sissime tradere satage, uut, luitio </text:span><text:span text:style-name="T45">ab </text:span><text:span text:style-name="T45">iis quae Andromachus<text:line-break/>prodidit facto. </text:span><text:span text:style-name="T45">• </text:span><text:span text:style-name="T45">Hic enim vir in libro inlernarnm affectio-.<text:line-break/>num. curationes continente multas hepaticas confectiones<text:line-break/>conscripsit, quarum omnium faciam mentionem hoc loco,<text:line-break/>ipsius verbis lu medium adductis, et primum sane antido-<text:line-break/>tos adscribam. .</text:span></text:p>
      <text:h text:style-name="P4" text:outline-level="2">Cap. Vll.</text:h>
      <text:p text:style-name="P9"><text:span text:style-name="T94">\sidedieamsnta </text:span><text:span text:style-name="T7">ab Andromaciho conscripta<text:line-break/>ad hepaticot Arulromachi antidotus cvphoides ad hepa-<text:line-break/>ticos et omnia thoracis vilia.</text:span><text:span text:style-name="T45"> 4 Uvae passae cernis 3 xxv,<text:line-break/>alii 3 c, croci </text:span><text:span text:style-name="T7">3</text:span><text:span text:style-name="T45"> j, alii obol. iij, calami </text:span><text:span text:style-name="T7">3</text:span><text:span text:style-name="T45"> ij </text:span><text:span text:style-name="T22">β, </text:span><text:span text:style-name="T45">bdellii J ij </text:span><text:span text:style-name="T33">β,<text:line-break/></text:span><text:span text:style-name="T45">cassiae sefquidrachmam, cinnamomi obolos tres, spicae nardi<text:line-break/>3 tres, floris junci odorati drach. duas et dimidiam,, myr-<text:line-break/></text:span><text:span text:style-name="T45">rhae </text:span><text:span text:style-name="T45">draclu quatuor, terebinthinae drach. iv,,alii draclu</text:span><text:span text:style-name="T45">xvj,<text:line-break/></text:span><text:span text:style-name="T45">ramentorum aspalathi </text:span><text:span text:style-name="T7">3-ij,</text:span><text:span text:style-name="T45">, </text:span><text:span text:style-name="T45">mellis drach. xvj, vini quod </text:span><text:span text:style-name="T7">fa-<text:line-break/></text:span><text:span text:style-name="T7">tis</text:span><text:span text:style-name="T45"> est. Haec quidem est. antidoti descriptio. Appellavit au-,</text:span></text:p>
      <text:p text:style-name="P12"><text:span text:style-name="T45">tem </text:span><text:span text:style-name="T45">ipsam cyphoide ob similitudinem, </text:span><text:span text:style-name="T45">nam et </text:span><text:span text:style-name="T45">odore </text:span><text:span text:style-name="T45">et gustu<text:line-break/>similis est cyphi ab Aegyptiis appellato, </text:span><text:span text:style-name="T45">qui sane </text:span><text:span text:style-name="T45">primi<text:line-break/>lioc medicamentum composuerunt. </text:span><text:span text:style-name="T45">et </text:span><text:span text:style-name="T45">utuntur </text:span><text:span text:style-name="T45">eo</text:span><text:span text:style-name="T45">. </text:span><text:span text:style-name="T45">quotidie ad<text:line-break/>vaporem edendun accenso in deorum honorem. Plurima<text:line-break/>autem eorum, quae in illo thymiamate et snssumigio scri-<text:line-break/>pta sunt, eadem sunt cum. iis, quae lu hoc medicamento ha-<text:line-break/>bentur, quin et suffumigari lun ipsum similiter ut cyphi<text:line-break/>potest. Compositum est autem ex moderate estringentibus<text:line-break/></text:span><text:span text:style-name="T45">et </text:span><text:span text:style-name="T45">resiccantibus ac discutientibus vitiosus serosos humores<text:line-break/>et corrigentibus liumorum. malitiam et contrariam vim </text:span><text:span text:style-name="T45">ha-<text:line-break/></text:span><text:span text:style-name="T45">bentibus adversum putrefactiones, quorum plurima ex aro-<text:line-break/>matum sylva existunt. Habet itaque medicamentum hoc cin-<text:line-break/>namomum, omnes putredinosas et venenosas facultates cos </text:span><text:span text:style-name="T45">-<text:line-break/></text:span><text:span text:style-name="T45">rigens, non solum serosorum et aliorum humorum, sed<text:line-break/>etiam, lethalium medicamentorum quemadmodum et feris<text:line-break/>virus ejaculantibus contrarium existit. .Confequenter autem<text:line-break/>post cinnamomum cassia eandem, vim habet, optima videli-<text:line-break/>cet et cognata ipsi cinnamomo.- </text:span><text:span text:style-name="T45">Et </text:span><text:span text:style-name="T45">post- hanc omne aroma-<text:line-break/></text:span><text:span text:style-name="T45">lurn </text:span><text:span text:style-name="T45">genus velut </text:span><text:span text:style-name="T45">lnc </text:span><text:span text:style-name="T45">est nardus et juncus odoratus, cala-'</text:span></text:p>
      <text:p text:style-name="P12"><text:span text:style-name="T45">musque et </text:span><text:span text:style-name="T45">myrrha, </text:span><text:span text:style-name="T45">haec enim </text:span><text:span text:style-name="T45">ad </text:span><text:span text:style-name="T45">propositum medicamen-<text:line-break/>tum injecta sunt juxta jam dictam ratiocinationem et mo-<text:line-break/>dum,- quemadmodum etiam </text:span><text:span text:style-name="T45">ex </text:span><text:span text:style-name="T45">iis, quae apud nos' gignun-<text:line-break/>tur, aspalathus et crocus, astringens'et coneoctorium me-<text:line-break/>dicamentum et quod corrigit putrefactiones. Caeterum uva<text:line-break/>passa contemptibilis rideri possit ob familiarem ejus usum,<text:line-break/>at vero hoc ipsum eam </text:span><text:span text:style-name="T45">facit </text:span><text:span text:style-name="T45">utiliorem, nam-quum familia-<text:line-break/>ris nobis sit, in tantum estrlugens est, quantum opus habet<text:line-break/>viscus affectum. Habet autem et vim concoctoriam crudo-<text:line-break/>rum humorum et vim ooercendi maligna, fitque ipsa haud<text:line-break/>facile putredini obnoxia et ultra haec fecundum totam sub-<text:line-break/>stantiam visceri ipsi familiaris est et propria. Didicimus<text:line-break/>enim quod alimenta fecundum totam suam substantiam<text:line-break/>proprietatem ac familiaritatem habent ad ea, quae aluntur,<text:line-break/>quod maximum est in hujusmodi affectionibus curandis,<text:line-break/>quae juxta iutemperier i </text:span><text:span text:style-name="T45">fiunt, </text:span><text:span text:style-name="T45">optime enim in ipsis faciunt,<text:line-break/>quae una cum </text:span><text:span text:style-name="T45">hoc, </text:span><text:span text:style-name="T45">quod intemperiem curant, etiam alere<text:line-break/></text:span><text:span text:style-name="T45">possunt.- </text:span><text:span text:style-name="T45">Et ob idetlam vinum conveniemissimum est citra</text:span></text:p>
      <text:p text:style-name="P12"><text:span text:style-name="T45">inflammationem aut erysipelas aut, abscessum aut calidam<text:line-break/>intemperiem aegrotantibus, nam et.nutrit </text:span><text:span text:style-name="T45">et. </text:span><text:span text:style-name="T45">concoquit et<text:line-break/>roborat </text:span><text:span text:style-name="T45">et </text:span><text:span text:style-name="T45">putrefactioni resistit, .et </text:span><text:span text:style-name="T45">. </text:span><text:span text:style-name="T45">si intemperies ex humi-<text:line-break/>litate sacta sit et frigiditate</text:span><text:span text:style-name="T45">, </text:span><text:span text:style-name="T45">eam citra omnem molestiam<text:line-break/>ac secure persanat. </text:span><text:span text:style-name="T45">- </text:span><text:span text:style-name="T45">Eadem est et mellis facultas, praeter-<text:line-break/>quam quod non condensat substantiam corporum quae con-<text:line-break/>tingit, sed pro hoc vim extergendi, et aperiendi ac puros<text:line-break/>reddendi meatus et urinam ciendi non parva dane auxilia<text:line-break/>possidet. Porro admixtum est </text:span><text:span text:style-name="T7">a</text:span><text:span text:style-name="T45"> compositore medicamenti<text:line-break/>bdellium, sufficienter emolliens et. concoquens velut didi-<text:line-break/>cimus, ampliusque moderate discntiens. Consimilem ferme<text:line-break/>vim-terebinthina resina habet supra hoc, quod .angustos<text:line-break/>meatus extergit et expurgat, quibus auxiliis vifcus curan-<text:line-break/>dum opus habet, quo osculorum venarum in ipso commis-<text:line-break/>surae laxae et ab obturatione liberae 'permaneant, didici-<text:line-break/>mus. namque quomodo, obturatio efficiat putrefactiones. Ali-<text:line-break/>-qui. tamen .hujusmodi confectionum compositores, quemad-<text:line-break/>modum etiam prius in stomachicis dictum est, opium aut</text:span></text:p>
      <text:p text:style-name="P61"><text:span text:style-name="T45">hyoscya num </text:span><text:span text:style-name="T45">aut </text:span><text:span text:style-name="T45">quippiam ahud </text:span><text:span text:style-name="T45">ex </text:span><text:span text:style-name="T45">refrigerantibus v. scer o<text:line-break/>ad calidas intemperies utile medicamentum effecerunt Et<text:line-break/>ob id etiam Philonis antidotus mirifice semel tantum exhi-<text:line-break/>bita hepaticam intemperiem sanavit, id quod et compositor<text:line-break/>ejus testatum reliquit. Verum ex medicamentis hepaticis ab<text:line-break/>Andromacho conscriptis'nullum est hujusmodi. Et sane </text:span><text:span text:style-name="T7">ve-<text:line-break/>hementer refiigerpns</text:span><text:span text:style-name="T45"> nullum esse debet, sed qualia tum ab<text:line-break/>alus tum ab Asclepiade -sunt </text:span><text:span text:style-name="T45">scripta. </text:span><text:span text:style-name="T45">-Nunc igitur hepaticas<text:line-break/>antidotos consequenter ab Andromacho proditas subscribam,<text:line-break/>modo memoria nos teneamus, nullam ipsarum calidis in-<text:line-break/>temperiebus convenire, sed - aut hurnidis aut frigidis aut ex<text:line-break/>utrisque compositis, aut certe hurnidis quidem fortiter, cali-<text:line-break/>dis vero moderate. Conscribentur autem omnes juxta ipsius<text:line-break/>Andromachi dictionem.. -<text:tab/></text:span><text:span text:style-name="T45">*•</text:span></text:p>
      <text:p text:style-name="P16"><text:span text:style-name="T45">[Aiia </text:span><text:span text:style-name="T7">cyplioides ad hepaticos, 'ex libris G-aJli ad tus-<text:line-break/>ses item et</text:span><text:span text:style-name="T45"> rejectiones.] 4 'Croci </text:span><text:span text:style-name="T45">3 </text:span><text:span text:style-name="T45">j, cinnamomi drach. </text:span><text:span text:style-name="T7">-j,<text:line-break/></text:span><text:span text:style-name="T45">myrrhae draclu j, bdellii 3 iv, asparathi oboliiv, 'junci </text:span><text:span text:style-name="T45">odo-<text:line-break/>iati </text:span><text:span text:style-name="T45">drach. iij, calami </text:span><text:span text:style-name="T7">3</text:span><text:span text:style-name="T45"> ij, cassiae , j, nardi Indicae </text:span><text:span text:style-name="T7">3</text:span><text:span text:style-name="T45"> </text:span><text:span text:style-name="T45">j.</text:span></text:p>
      <text:p text:style-name="P12"><text:span text:style-name="T45">terebinthinae 5 vj, cernis passarum uvarum 5 dx, mellis<text:line-break/>heminam dimidiam, vini Chii quod fatis est ad maceran-<text:line-break/>dam uvam passam, bdelliumque ac myrrham, resinam vero<text:line-break/>melle liquefacito et deinde omnia mixta ac trita reponito.<text:line-break/></text:span><text:span text:style-name="T7">Alia ad hepaticos et ictericos. 4</text:span><text:span text:style-name="T45"> Amygdalarum amararum<text:line-break/>3 ij, ani si 3 j, absinthii, cumini, feminis apii, singulorum Jj,<text:line-break/>cornu cervi obol.-iij, trita cum aqua in pastillos triobolares<text:line-break/>redigito, ex eisque unum mane ac vesperi cum vino rnulso<text:line-break/>dato. </text:span><text:span text:style-name="T7">Nectarea antidotus ad hepaticos et ictericosr 4 He-<text:line-break/>lenii</text:span><text:span text:style-name="T45"> sesquilibram, crocomagmatis lib. ij, aristolochiae J'</text:span><text:span text:style-name="T7">j,<text:line-break/></text:span><text:span text:style-name="T45">petrosclini </text:span><text:span text:style-name="T45">§ </text:span><text:span text:style-name="T7">j,</text:span><text:span text:style-name="T45"> piperis nigri § </text:span><text:span text:style-name="T22">β, </text:span><text:span text:style-name="T45">myrrhae § j, mel quod<text:line-break/>satis est.</text:span></text:p>
      <text:p text:style-name="P62"><text:span text:style-name="T45">[Antidotus </text:span><text:span text:style-name="T7">hepatica, aihanasta. appellata-. Facit et<text:line-break/>ad nephriticos et ictericos, multum movet</text:span><text:span text:style-name="T45"> siz/dorem.J 4<text:line-break/>Croci 5 ij, ciunamorni draclu unam, nardi drach. duas, cas-<text:line-break/>siae, myrrhae, junci odorati, singulo cum 3 </text:span><text:span text:style-name="T7">j,</text:span><text:span text:style-name="T45"> melle Attico<text:line-break/>excipe. Datur fabae Graecae magnitudine, febricitantibus ex<text:line-break/>aqna, mulsic<text:tab/></text:span><text:span text:style-name="T45">.....</text:span></text:p>
      <text:p text:style-name="P17"><text:span text:style-name="T45">[ZTepatiea </text:span><text:span text:style-name="T7">admiranda, qua </text:span><text:span text:style-name="T7">Pharnaces herbarius ae-<text:line-break/>grotus usus esu}</text:span><text:span text:style-name="T45"> 4 Croci 3 ij’ </text:span><text:span text:style-name="T59">mei</text:span><text:span text:style-name="T45">, </text:span><text:span text:style-name="T59">afa</text:span><text:span text:style-name="T45">ri, P</text:span><text:span text:style-name="T59">ha</text:span><text:span text:style-name="T45"> Pontici,<text:line-break/>dauci,' petroselini, myrrhae, singulorum </text:span><text:span text:style-name="T7">3 iv,</text:span><text:span text:style-name="T45"> nardi Indicae<text:line-break/></text:span><text:span text:style-name="T45">et </text:span><text:span text:style-name="T45">Celticae, utriusque drach. vj. costi, cassiae, junci odoratij<text:line-break/>singulorum'obol. iij, carpobalsamiS iij </text:span><text:span text:style-name="T22">β, </text:span><text:span text:style-name="T45">rublae draclu octo,<text:line-break/>succi radicis dulcis draclu iij, hemionitidis herbae </text:span><text:span text:style-name="T7">3</text:span><text:span text:style-name="T45"> </text:span><text:span text:style-name="T45">iij, polii<text:line-break/>draclu iij , succi balsami </text:span><text:span text:style-name="T7">3vj,</text:span><text:span text:style-name="T45"> consectionis hedychroi </text:span><text:span text:style-name="T7">3 v,<text:line-break/></text:span><text:span text:style-name="T45">mellis quod satis est, </text:span><text:span text:style-name="T45">utere. </text:span><text:span text:style-name="T45">Ad omnia vitia </text:span><text:span text:style-name="T45">essicax </text:span><text:span text:style-name="T45">est,<text:line-break/>nucis Ponticae magnitudine cum vino mulso.</text:span></text:p>
      <text:p text:style-name="P16"><text:span text:style-name="T45">[Antidotus </text:span><text:span text:style-name="T7">hepatica </text:span><text:span text:style-name="T7">a</text:span><text:span text:style-name="T45"> </text:span><text:span text:style-name="T45">.Nearcho Zaudata-] 4 Radicis<text:line-break/>panacis,-rubiae, radicis</text:span><text:span text:style-name="T45">• </text:span><text:span text:style-name="T45">eryngii, eupatorii, helenii radicis,<text:line-break/>polii, costi, aristolochiae, piperis, scolopendrii herbae, se-<text:line-break/>minis cucumeris, chamaepityos, radicis gentianae, rubricae<text:line-break/>sinopidis, festis ursini, spicae nardi, baccarum juniperi; fe-<text:line-break/>rnluis brassicae, seminis erucae, singulorum par</text:span><text:span text:style-name="T74">?</text:span><text:span text:style-name="T45"> pondus,<text:line-break/>melle Attico </text:span><text:span text:style-name="T45">- </text:span><text:span text:style-name="T45">cocto excipe </text:span><text:span text:style-name="T45">ac </text:span><text:span text:style-name="T45">utere. </text:span><text:span text:style-name="T7">Antidotus hepatica<text:line-break/>Dioscori.</text:span><text:span text:style-name="T45"> 4 Cinnamomi, cassiae, utriusque </text:span><text:span text:style-name="T45">3 </text:span><text:span text:style-name="T45">lu, croci, nardi,<text:line-break/>costi, seminis balsami, hyperici, glycyrrinzae, singulorum</text:span></text:p>
      <text:p text:style-name="P12"><text:span text:style-name="T45">3 viij</text:span><text:span text:style-name="T45">, excipe </text:span><text:span text:style-name="T45">melle Attico ac exhibe </text:span><text:span text:style-name="T45">nucis Ponticae ma-<text:line-break/></text:span><text:span text:style-name="T45">gnitudine. </text:span><text:span text:style-name="T7">Alia </text:span><text:span text:style-name="T7">ad hepaticos' et reliquos internos afsiectus,<text:line-break/>ut Arisioclea,</text:span><text:span text:style-name="T45"> 4 Piperis grana xl, myrrhae 3 viij, croci,<text:line-break/>costi, mei, acori, nardi, dauci seminis, petroselini, scordii,<text:line-break/>singulorum 3 iv, cinnamomi 3 iiij, cassiae 3 xij, mellis quod<text:line-break/>sufficit.' Datur nucis Ponticae magnitudine. </text:span><text:span text:style-name="T7">Potio ad hepcv.<text:line-break/></text:span><text:span text:style-name="T7">ticos </text:span><text:span text:style-name="T7">, spleniticos, nephriticos&gt; hydropicos. AuxUiatun </text:span><text:span text:style-name="T7">et<text:line-break/></text:span><text:span text:style-name="T7">stomachicis et molesiHs ex partu et convulsis. Proded con-<text:line-break/>valescentibus et se reficientibus ex irifirmitate. Facit ad<text:line-break/>vitiosas humores, ictericos </text:span><text:span text:style-name="T7">et </text:span><text:span text:style-name="T7">tustses ac pleuriticos. Esi<text:line-break/>etiam antidotus 'ad ' lethdlia' medicamenta et ad ferarum<text:line-break/>plagas.</text:span><text:span text:style-name="T45"> 4 Nardi Indicae drach. duas, costi drach. duas,<text:line-break/>cassiae dracluunam, croci drach.'unam, piperis albi obolos v,<text:line-break/>alii drach. duas, seminis apii drach. j, obol. iv, iridis llly-<text:line-break/>ricae tantundem, acori drach. unam, obol. j, opobalsami*<text:line-break/>drach. miam, succi ari masculi draclu tres, • uvae- </text:span><text:span text:style-name="T45">passae </text:span><text:span text:style-name="T45">ex-<text:line-break/>acinatae drach. vj, terito 'cum. passo aut melle excipito, et<text:line-break/>drach. </text:span><text:span text:style-name="T7">j</text:span><text:span text:style-name="T45"> cum vluo diluto' dato aut cum aquae mulsae cya-</text:span></text:p>
      <text:p text:style-name="P12"><text:span text:style-name="T45">this quatuor aut ut conveniens </text:span><text:span text:style-name="T45">suerit. </text:span><text:span text:style-name="T45">Hae 'quidem sunt<text:line-break/>hepaticae confectiones ab Andromacho proditae. Transibo<text:line-break/>autem jam inde ad eas, quas Asclepiades tradidit in tertio<text:line-break/>internorum, quae Mnnsoni inscribit.</text:span></text:p>
      <text:h text:style-name="P4" text:outline-level="2">Cap. VIll.</text:h>
      <text:p text:style-name="P9"><text:span text:style-name="T94">\_Conscdiones </text:span><text:span text:style-name="T7">hepaticae ab Asclepiade<text:line-break/>conscriptae.j</text:span><text:span text:style-name="T45"> Primam equidem consectionem Asclepiades An-<text:line-break/>tonii Musae esse dicit, </text:span><text:span text:style-name="T45">hoc </text:span><text:span text:style-name="T45">modo compositam. Succi cichorii<text:line-break/>cyathum unum cum aquae calidae cyathis tribus dato, mel-<text:line-break/>lis Attici cochleari addito, </text:span><text:span text:style-name="T45">aut </text:span><text:span text:style-name="T45">filicis zel anethi succi cya-<text:line-break/>thnm unum cum aquae mulsae cyathis iij dato. </text:span><text:span text:style-name="T45">Aut </text:span><text:span text:style-name="T45">iridis<text:line-break/>recentis aut seridis recentis fucci cyathum unum eum aquae </text:span><text:span text:style-name="T45">’<text:line-break/></text:span><text:span text:style-name="T45">mulsae calidae cyathis iij. Haec prima est descriptio trium<text:line-break/>medicamentorum in Asclepiadis libro. Cichoria itaque et<text:line-break/>seris cibarii generis existunt; apud nos namque et-rurales<text:line-break/>ambo haec edunt et cruda et cocta, utitur eis etiam. Erasic<text:line-break/>stratus abunde in affectionum circa alvum cura. Facultas<text:line-break/>horum olerum subfrigida est et subamara ac moderate</text:span></text:p>
      <text:p text:style-name="P12"><text:span text:style-name="T45">astringens </text:span><text:span text:style-name="T45">et </text:span><text:span text:style-name="T45">propter' has </text:span><text:span text:style-name="T45">qualitates optima medicamenta </text:span><text:span text:style-name="T45">ca-<text:line-break/>lidis intemperaturis ipsius hepatis existunt; ultra hoc enim<text:line-break/>quod moderate refrigerant, amplius et robur visceri addunt<text:line-break/>per astrictoriam facultatem. Insuperque commissuras oscu-<text:line-break/>lorum venarum in sima visceris parte ad eas,, quae lu gibba<text:line-break/>sunt extergenti Neque vero frigidas intemperies magnopere<text:line-break/>laedunt, quemadmodum quae frigidam humiditatem absque<text:line-break/>astrictione aut amarore possident facere solent. Juvare etiam<text:line-break/>viscus talium olerum substantia potest, etiam, si citra fero-<text:line-break/>soium aut -aliorum humorum vitiationem intemperies fiat<text:line-break/>per se et cum humiditatis cujuscunque complexu; ex mix-<text:line-break/>tura enim mellis humiditatem per urinam educunt, qua-<text:line-break/>propter etiam si siccata tusa quis potioni inspergat itidem<text:line-break/>juvant, quin -et decocturum decoctum potatum multum<text:line-break/>commodi affert. Si vero non calida aliqua intemperies in-<text:line-break/>festet aut si obturatio quaedam sit circa riscus, magnopere<text:line-break/>auxiliantur ex vino albo tenui potata cum iis, quae urinam<text:line-break/>cient. Utilis autem non solum succus ipsorum est tum re-</text:span></text:p>
      <text:p text:style-name="P12"><text:span text:style-name="T45">cens tum </text:span><text:span text:style-name="T45">exiccatus, </text:span><text:span text:style-name="T45">sed et ipsa </text:span><text:span text:style-name="T45">olera </text:span><text:span text:style-name="T45">exiccata tusaque ac<text:line-break/>trita potui inspersa </text:span><text:span text:style-name="T45">st </text:span><text:span text:style-name="T45">eorum decoctum in potu acceptum<text:line-break/>auxiliantur. Caeterum </text:span><text:span text:style-name="T45">ad </text:span><text:span text:style-name="T45">visceris expurgationem </text:span><text:span text:style-name="T45">et </text:span><text:span text:style-name="T45">mea<text:line-break/>tuum apertionem, citra manifestam calefactionem </text:span><text:span text:style-name="T45">aut </text:span><text:span text:style-name="T45">resci-'<text:line-break/>gerationern, optimum medicamentum .'filix est, praedonii-<text:line-break/>nantem. habens </text:span><text:span text:style-name="T45">amaram </text:span><text:span text:style-name="T45">qualitatem. Anethum vero'nihil ’<text:line-break/>forte habet ad hujusmodi affectiones, sed modice refrigerati<text:line-break/>ac condensati, </text:span><text:span text:style-name="T45">visceris </text:span><text:span text:style-name="T45">eurativum existit. At </text:span><text:span text:style-name="T7">vero</text:span><text:span text:style-name="T45"> catapotium<text:line-break/>ex charnaepity, cujus itidem meminit, ejusdem cum prae.<text:line-break/>lictis facultatis est,, amarum enim et hoc. medicamentum est,<text:line-break/>nihil igitur mirum est, ipsam chamaepityn, tum per sc tum<text:line-break/>mm cichorio potatam, hepaticas'intemperies juvare, quern-<text:line-break/>admodum Asclepiades scripsit in haec verba.</text:span></text:p>
      <text:p text:style-name="P16"><text:span text:style-name="T45">I </text:span><text:span text:style-name="T7">Catapotium hepaticis?^ 4</text:span><text:span text:style-name="T45"> Rad sis chamaepityos drach.<text:line-break/>octo, radicis cichorii draclu quatuor, contunde et excipe<text:line-break/>melle cocto ac praebe nucis Ponticae magnitudinem et aquae<text:line-break/>calidae cyathos tres lufuper bibendos. Haec Ascleplades scri—</text:span></text:p>
      <text:p text:style-name="P12"/>
      <text:p text:style-name="P13"><text:span text:style-name="T45">psit.' Juvant </text:span><text:span text:style-name="T45">autem praedictae herbae hepaticos, </text:span><text:span text:style-name="T45">non folum<text:line-break/>radicibus ipsarum </text:span><text:span text:style-name="T45">acceptis et praeparatis, </text:span><text:span text:style-name="T45">velut Asclepiades<text:line-break/>prodidit, sed et succo et </text:span><text:span text:style-name="T45">decoctu </text:span><text:span text:style-name="T45">et arida corna una cum<text:line-break/>semine tufa ac trita assumptis. Quin et aceris radix tusa<text:line-break/></text:span><text:span text:style-name="T7">et</text:span><text:span text:style-name="T45"> trita, nam et hujus meminit, ejusdem est cum praedi-<text:line-break/>ctis tacultatis. Exhibet autem ex ea drach. unam cum vini<text:line-break/>mulsi diluti cyathis tritius. Insuper et ex. nardo Celtica me-<text:line-break/>dicamenta, cujus item meminit, his cousimile est, scripsit<text:line-break/>autem ipsum sic.'4 Nardi Celticae partes tres, absinthii<text:line-break/>partem unam, tusa et cribrata melle cocto excipito et rny-<text:line-break/>Eum delingendum dato. Et quod post hoc scriptum elt,<text:line-break/>consimile ipsi existens in reliquis, plus habet de ni expur-<text:line-break/>gaudi ipsum viscus per urinas. Seripsit autem sic Asclepia-<text:line-break/>des de ipfo. </text:span><text:span text:style-name="T7">Pastillus hepaticus amarut</text:span><text:span text:style-name="T45"> 4 Anisi, seminiis<text:line-break/>apii, asari, amygdalarum amararum mundaturum, abfinihii,<text:line-break/>singulorum drach- quatuor, praepara cum aqua et reduc in<text:line-break/>pastillos, ac febre carentibus exhibe drach. unam cum vini</text:span></text:p>
      <text:p text:style-name="P12"><text:span text:style-name="T45">diluti cyathis tribus, febrientibus cum aqua mulsa. Hoc<text:line-break/>medicamentum leni ter'quodammodo est calid um propter uri-<text:line-break/>nam cientium rnixtnranj, reliqua </text:span><text:span text:style-name="T7">varo omnia</text:span><text:span text:style-name="T45"> superiora aut<text:line-break/>praedo initiantem habent frigiditatem aut omnino neque hanc<text:line-break/>neque caliditatem, verum vim extergendi et vias digestio-<text:line-break/>nis ab obstructione vindicandi omnia habenti. Alia insuper<text:line-break/>medicamenta ab Asclepiade scripta sunt partim extergendi<text:line-break/>ac aperiendi et sccaudi vim habentia, partim vero cali-<text:line-break/>diora paululum quam sunt media, media autem dico, quae<text:line-break/>neque calefaciunt neque refrigerant manifeste. Unum vero<text:line-break/>inter ipsa calefactorium est, nbi ait: Costi triti cochleare<text:line-break/>praebe </text:span><text:span text:style-name="T45">cum </text:span><text:span text:style-name="T7">e</text:span><text:span text:style-name="T45"> quae mulsae </text:span><text:span text:style-name="T45">calidae </text:span><text:span text:style-name="T45">cyathis, illi </text:span><text:span text:style-name="T45">Reliqua </text:span><text:span text:style-name="T7">vera,<text:line-break/></text:span><text:span text:style-name="T45">quae' prope ad medium temperamentum accedentia ad cali-<text:line-break/>ditatum vergunt, haec sunt.. </text:span><text:span text:style-name="T7">4</text:span><text:span text:style-name="T45"> Helenii drach. xij, croeo-<text:line-break/>magmatis drach. xiij, excipe cichorii succo et fac catapotia,<text:line-break/>,aque pro viribus exhibe, datur ad summum drachma;; ex<text:line-break/>vini mulsi diluti calidi cyathis tribus. Hoc medicamentum<text:line-break/>poterat et absque helenio calidis intemperiebus convenire.</text:span></text:p>
      <text:p text:style-name="P12"/>
      <text:p text:style-name="P13"><text:span text:style-name="T45">Quoniam' </text:span><text:span text:style-name="T45">autem helenium extergentibus admixtum </text:span><text:span text:style-name="T45">est,, ad<text:line-break/>caliditatern </text:span><text:span text:style-name="T45">vergit, nisi quis omnino modicum de </text:span><text:span text:style-name="T45">eo cum<text:line-break/>multa, </text:span><text:span text:style-name="T45">frigida permisceat. </text:span><text:span text:style-name="T45">Quod et </text:span><text:span text:style-name="T45">id, </text:span><text:span text:style-name="T45">quod ex fceniculo<text:line-break/>constat, calefactorium </text:span><text:span text:style-name="T45">est, </text:span><text:span text:style-name="T45">sic </text:span><text:span text:style-name="T45">habens. </text:span><text:span text:style-name="T45">4 Foenicusi drach i,<text:line-break/>petroselini 3 ij, anisi, amygdalarum amararum, absinthii,<text:line-break/>singulorum drach. </text:span><text:span text:style-name="T7">j, croci, myrrhae.</text:span><text:span text:style-name="T45"> utriusque obol. iij;<text:line-break/>excipe aqua ac </text:span><text:span text:style-name="T45">redige </text:span><text:span text:style-name="T45">lu pastillos, </text:span><text:span text:style-name="T45">et </text:span><text:span text:style-name="T45">datus draclu unam. ut<text:line-break/>fupra dictum esu Etenim hoc </text:span><text:span text:style-name="T45">loco </text:span><text:span text:style-name="T45">foeniculum quiden? et<text:line-break/>petrofeliuum multum, calefaciunt, reliqua vero- moderate.<text:line-break/>Amygdalae, vero, attenuatoriae sunt facultatis et praesertim<text:line-break/>si fuerint amarae. Medium autem quodammodo inter cale-<text:line-break/>sapientia et, refrigerantia est hoc medicamentum, quodAscle-<text:line-break/>piades scripsit hoc modo. </text:span><text:span text:style-name="T7">Eclegrrct hepaticum Pauilint' au-<text:line-break/>xiliatur conscsiirn.</text:span><text:span text:style-name="T45"> 4. lharnaepityos siccae libram unam,<text:line-break/>myrrhae unciam unam, passi protropi sextas. iij, chamae •.<text:line-break/>pityn et vinum dulce coquito, </text:span><text:span text:style-name="T45">et </text:span><text:span text:style-name="T45">ubi supersuerit tertia<text:line-break/>pars, liquorem, exprimito, eique mellis Attini libram dimi-<text:line-break/>diam adjicito ac rursus coquito, postea vero myrrham ad-</text:span></text:p>
      <text:p text:style-name="P12"><text:span text:style-name="T45">dito assidue agitando, atque ubi dissoluta fuerit,' </text:span><text:span text:style-name="T45">ah </text:span><text:span text:style-name="T45">igne<text:line-break/>ablata feponito, et ante cibum mysti-um exhibeto. Scripsit<text:line-break/>et ex cochleis medicamentum hepaticum Asclepiades hujus-<text:line-break/>modi. Cochlearum terrestxium </text:span><text:span text:style-name="T45">carnem </text:span><text:span text:style-name="T45">valde probe terito'<text:line-break/>et affusis' vini 'nigri cyathis tribus calefacito </text:span><text:span text:style-name="T45">• </text:span><text:span text:style-name="T7">ad</text:span><text:span text:style-name="T45"> bibendum<text:line-break/>dato.' Videntur autem </text:span><text:span text:style-name="T45">haec </text:span><text:span text:style-name="T45">juxta totum substantiam essi-<text:line-break/>caciaessejnon fecundum unam aut alteram qualitatem'<text:line-break/>Quale est et lupinum hepar, cujus abunde experimentum<text:line-break/>hajemus. Usus autem ipsius consimilis cochleis est, teritur<text:line-break/>enim exacte hepar lupinum et datui dracinna sina, cum<text:line-break/>vino aliquo dulci,’qualia sunt theraeum,</text:span><text:span text:style-name="T45">• </text:span><text:span text:style-name="T45">Creticum, Scy-<text:line-break/>belite ac dulce protropurn. Benigna eniin haec sunt visceri,<text:line-break/>ipsum nutrire potentia et inedia juxta calidi et frigidi op-‘<text:line-break/>positionem, et ob id talia medicamenta omnibus lutempera-<text:line-break/>turis convenire videntur,'ut quae ex substantiae proprie--’<text:line-break/>tate commoditatem de fe ixhibent et neque' calidas, neque<text:line-break/>frigidas </text:span><text:span text:style-name="T45">' </text:span><text:span text:style-name="T45">intemperies laedant. Atqui in febricitantibus ma-.<text:line-break/>nifesta febri 'aut non obscure, velut solet aliquibus hepati-</text:span></text:p>
      <text:p text:style-name="P12"><text:span text:style-name="T45">cis </text:span><text:span text:style-name="T45">accidere, melius </text:span><text:span text:style-name="T45">est ex </text:span><text:span text:style-name="T45">aqua calida medicamentum </text:span><text:span text:style-name="T45">prae-<text:line-break/>bere alit </text:span><text:span text:style-name="T45">ex </text:span><text:span text:style-name="T45">aliquo praedictorum </text:span><text:span text:style-name="T45">succorum, </text:span><text:span text:style-name="T45">velut est seri-<text:line-break/>dis succus. Ad induratus hepatis affectiones. Et ad has<text:line-break/>Asclepiades quatuor </text:span><text:span text:style-name="T45">medicamenta </text:span><text:span text:style-name="T45">his </text:span><text:span text:style-name="T45">verbis </text:span><text:span text:style-name="T45">scripsit.</text:span></text:p>
      <text:p text:style-name="P63"><text:span text:style-name="T7">, * r^Confectic ciens u-inam.facit ad induratas hepatis<text:line-break/>agscciiones , ad splenicos et aegre sc </text:span><text:span text:style-name="T33">α </text:span><text:span text:style-name="T7">rnorbo recolligen-<text:line-break/>tes, asi hydropicos et in universum bonpm oolorernsinstutcit<text:line-break/></text:span><text:span text:style-name="T45">4 Croci, nardi, cassiae, singulorum 5 ij, coni, floris iunci<text:line-break/>odorati, cinnamomi, myrrhae </text:span><text:span text:style-name="T7">suctae,</text:span><text:span text:style-name="T45"> singulorum 5 jrmellia<text:line-break/>cocti 3 xxv- Datur, fabae Aegyptiae magnitudine cum vini<text:line-break/>mulsi cyath. iv. </text:span><text:span text:style-name="T45">...<text:tab/></text:span><text:span text:style-name="T45">•</text:span></text:p>
      <text:p text:style-name="P16"><text:span text:style-name="T45">. </text:span><text:span text:style-name="T45">[Aiia; </text:span><text:span text:style-name="T7">qua ttsus esiPasicrates, urinam multam ducite<text:line-break/></text:span><text:span text:style-name="T45">4 Seminis ’ dauci fesquidrachmam, radicis rheu Ponticae,<text:line-break/>floris .junci .odorati,, suminis balsami, cedridum, anisi,, nardi<text:line-break/>Indicae, croci,, cinnamomi, cassiae, phu, </text:span><text:span text:style-name="T45">- </text:span><text:span text:style-name="T45">asari, petroselini,<text:line-break/>chamaepityos, singulorum 3 </text:span><text:span text:style-name="T22">ί β? </text:span><text:span text:style-name="T45">menthae siccae obolos tres,<text:line-break/>nucleorum, pinearum nucum repurgatorum, numero quin-</text:span></text:p>
      <text:p text:style-name="P12"><text:span text:style-name="T45">quaginta, excipe melle </text:span><text:span text:style-name="T45">cocto et </text:span><text:span text:style-name="T45">dato </text:span><text:span text:style-name="T45">nucis Ponticae </text:span><text:span text:style-name="T45">magni-<text:line-break/>tudinem cum vini mulsi .diluti cyathis iij.,</text:span></text:p>
      <text:p text:style-name="P16"><text:span text:style-name="T45">[Antidotus ex </text:span><text:span text:style-name="T7">feHe </text:span><text:span text:style-name="T7">ursino, </text:span><text:span text:style-name="T7">medicamentum accommo-<text:line-break/>datum ad induratas </text:span><text:span text:style-name="T7">hepatis </text:span><text:span text:style-name="T7">affectiones^</text:span><text:span text:style-name="T45"> </text:span><text:span text:style-name="T45">4 </text:span><text:span text:style-name="T45">Chamaepityos,<text:line-break/>marrubii, seminis petroselini, </text:span><text:span text:style-name="T7">gentianae,</text:span><text:span text:style-name="T45"> seminis viticis, sel-<text:line-break/>lis ursi, sinapi, feminis'cucumeris, scolopendrii, panacis,<text:line-break/>rubricae Lemniae, rubiae, seminis brassicae, aristolochiae,<text:line-break/>piperis, nardi Indicae,- </text:span><text:span text:style-name="T7">dofti, seminis</text:span><text:span text:style-name="T45"> apii; seminis erucae,<text:line-break/>eryngii, polii, echii, eupatorii, baccarum juniperi, singulct-<text:line-break/>rum 5 j , tusa et cribrata </text:span><text:span text:style-name="T45">melle excipe,- </text:span><text:span text:style-name="T45">Datur </text:span><text:span text:style-name="T45">nucis </text:span><text:span text:style-name="T45">avel-<text:line-break/>lanae magnitudo in vini mulsi cyathis duobus.</text:span></text:p>
      <text:p text:style-name="P16"><text:span text:style-name="T45">[A/ia </text:span><text:span text:style-name="T7">acccmmodata. Facit et ad alias</text:span><text:span text:style-name="T45"> internas </text:span><text:span text:style-name="T7">asa<text:line-break/>scciiones citra tusiirnsp</text:span><text:span text:style-name="T45"> 4 Radicis gentianae, chamaepityos,<text:line-break/>marrubii, seminis petroseloni, feliis nrsij sinapi, feminiscu-<text:line-break/>cumeris, scolopendrii, radicis panacis, rubricae Sinopicae,<text:line-break/>.ulnae, sc.ninis Brassicae, aristoiechiac longae, piperis albi,<text:line-break/></text:span><text:span text:style-name="T7">spicae</text:span><text:span text:style-name="T45"> nardi, coss, feminis erucae, eryngii, baccarum juni-</text:span></text:p>
      <text:p text:style-name="P12"><text:span text:style-name="T45">peri, fructus' fraxini, </text:span><text:span text:style-name="T45">chamaedrvos, </text:span><text:span text:style-name="T45">dictamni Cretici, </text:span><text:span text:style-name="T45">femi-<text:line-break/></text:span><text:span text:style-name="T45">nis cestri, seminis dauci, singulorum unciam unam, mellis,<text:line-break/>Attici quod satis est, .Datur nucis- Ponticae magnitudo. Li-<text:line-break/>quor sit passi Cretici cyathi duo.</text:span><text:span text:style-name="T45">' </text:span><text:span text:style-name="T45">Hoc medicamenti .n usu<text:line-break/>et experimento -approbatum esu </text:span><text:span text:style-name="T45">• </text:span><text:span text:style-name="T45">In alio - exemplari etiam<text:line-break/>pelecini tantundem habetur. Circa-mraedicta quatuor-medi-<text:line-break/>camenta recte fecit. Ascleplades,' quod’non simpliciter ascri-<text:line-break/>psit, velut in aliis, quod ad hepaticos ipsis sit utendum, sed<text:line-break/>cum appositione, ad indtiratas videlicet affectiones. Humi-<text:line-break/>dae etenim visceris affectiones exolutmn et imbecille ipsum<text:line-break/>facere solent,, velnti sunt articuli, laxati, sive, autem cum<text:line-break/>frigiditate sive cum caliditate sive sine • his laxitas ipsius<text:line-break/>sola constiterit; penitus astringentibus medicamentis opus<text:line-break/>habent, verum hoc aut cum calefacientium mixtura, si fri-<text:line-break/>gida qualitas praedomluetur, aut cum refrigerantium, si ea-<text:line-break/>lida. Quae vero, </text:span><text:span text:style-name="T45">oh </text:span><text:span text:style-name="T45">frigidos et crassos ac viscosus humo-<text:line-break/>res in solidis corporibus imhihitos indurantur</text:span><text:span text:style-name="T45">, </text:span><text:span text:style-name="T45">ex neceffi -<text:line-break/>tale frigidam </text:span><text:span text:style-name="T45">habciit </text:span><text:span text:style-name="T45">-affectionem, quare </text:span><text:span text:style-name="T45">et </text:span><text:span text:style-name="T45">ealefacienfibus</text:span></text:p>
      <text:p text:style-name="P12"><text:span text:style-name="T45">simnique </text:span><text:span text:style-name="T45">tenuium </text:span><text:span text:style-name="T45">partium </text:span><text:span text:style-name="T45">medicamentis </text:span><text:span text:style-name="T22">- </text:span><text:span text:style-name="T45">ipus habent, </text:span><text:span text:style-name="T45">haec,<text:line-break/>enim sufficientia </text:span><text:span text:style-name="T45">sunt </text:span><text:span text:style-name="T45">et ad lentorem- humorum induratis<text:line-break/>partibus infartorum extergendum et ad-incidendam crassi-<text:line-break/>tudinem et discutiendos ita extenuatos. Verum lu quinto<text:line-break/>de simplicium medicamentorum facultate, ubi' de ejusmodi<text:line-break/>affectionibus sermo </text:span><text:span text:style-name="T45">mihi </text:span><text:span text:style-name="T45">habitus esu emollientium uredica-<text:line-break/>mentorum mixturam laudavi, nimirum ut praeparantem in-.<text:line-break/>durata corpora et praedictis medicamentis- idonea facien—<text:line-break/>tem, nitra vero praeemollitionem d'Tunduntur quodammodo<text:line-break/>ea ipsa corpora et e vestigio manifestam imminutionem ha-<text:line-break/>bent, sed in immedicabiles reliquias terminatur res, ubi<text:line-break/>fuerint supervesiccata. Haec eadem et lu decimoquarto me-<text:line-break/>thodi medendi nobis sunt dicta. Igitur et circa hepar con-<text:line-break/>jeclare Oportet emollientium mixturam, nam'quum com-<text:line-break/>pagis hmnectae sit</text:span><text:span text:style-name="T45">• </text:span><text:span text:style-name="T45">hepatis 'corpus, valde'moderatis opus<text:line-break/>habet emollientibus. Praedominafur itaque in </text:span><text:span text:style-name="T7">'ipfo,</text:span><text:span text:style-name="T45"> praeter<text:line-break/>aliarum partium induratarum morem, calefacientium etiat-<text:line-break/>tenuantium mixtura. Merito itaque ex praescriptis quatuor</text:span></text:p>
      <text:p text:style-name="P12"><text:span text:style-name="T45">medicamentis Asclepiades postremum maxime laudat ut<text:line-break/>quod </text:span><text:span text:style-name="T98">multam.de </text:span><text:span text:style-name="T45">fe experientiam praebuit,, ex aromatis enim<text:line-break/>componitur, attenuare </text:span><text:span text:style-name="T45">ac discutere </text:span><text:span text:style-name="T45">valentibus, aliaque me-<text:line-break/>dieainenta assumpsit;' acria ineidentlaque,ac discussoria, mi-<text:line-break/>tigatoria autem his. admixta sunt, cucumeris semen ac jn-<text:line-break/>niperi baccae, deinde vero mel et eryngium velut urinum<text:line-break/>cientia his addita sunt, quo exterfae visceris affectionis per<text:line-break/>urinas deductio fiat.</text:span></text:p>
      <text:h text:style-name="Heading_20_2" text:outline-level="2">Cap. IX.</text:h>
      <text:p text:style-name="P172"><text:span text:style-name="T45">[Quae</text:span><text:span text:style-name="T7">Archigenes ad hepaticossinsccund,<text:line-break/>medicamentorwn 'secundum genus scripsitst^</text:span><text:span text:style-name="T45"> In hepaticis<text:line-break/>con veniente praegresso ductu per alimenta, unctiones, com-<text:line-break/>munia cataplasmata, venae, sectionem; cucurbitas, sinapis-<text:line-break/>mos, dropaces et consimilem diaetam amplius conscribendis,<text:line-break/>compositis potionibus et malagmatis optime ipsis conve-<text:line-break/>nientibus utaris. Et potionibus quidem his. Senecionis de-<text:line-break/>coctum, ut valde commodum exhibeto, nascitur autem lin- </text:span><text:span text:style-name="T45">.<text:line-break/></text:span><text:span text:style-name="T45">jus caulis maxiine lu tegulis. Aut unguenti nardini cochlea-</text:span></text:p>
      <text:p text:style-name="P12"><text:span text:style-name="T45">ria quatuor quotidie bibenda dato et maxime in induratis.<text:line-break/>Aut aristolochias obolos iij propinato febrientibus ex aqua,,<text:line-break/>felire carentibus ex vino, valde benefacit. Aut trifolium<text:line-break/>aridum in aqua coquito ad </text:span><text:span text:style-name="T45">tertias </text:span><text:span text:style-name="T45">et per triduum bibendum-<text:line-break/>dato pro vice cyathum </text:span><text:span text:style-name="T45">unum. </text:span><text:span text:style-name="T45">-Aut fel ursinum in vase<text:line-break/>leniter fervefacito et-lu sole refiecato, </text:span><text:span text:style-name="T45">atque </text:span><text:span text:style-name="T45">ex </text:span><text:span text:style-name="T45">eo </text:span><text:span text:style-name="T45">hepati<text:line-break/>ticis cochleare </text:span><text:span text:style-name="T45">-' </text:span><text:span text:style-name="T45">unum. dato. Aut-radicis pubi corticis mi-<text:line-break/>nam j cnrn aquae congio uno lu novo vafculo ad resi-<text:line-break/>duum quartae partis coquito, et ad succum per noctem sub<text:line-break/>dio expositum mellis cyathos vj admisceto-, et-jejunis ad<text:line-break/>triduum bibendum dato. Aut pfeudobunii obol. j dato cum<text:line-break/>melle jejunis. Aut' dauci et foeniculi radicis dimidium cum<text:line-break/>aceto mulso ad tertias coquito, et jejunis cyathum unum<text:line-break/>exhibeto. Aut glycyrrhizae succi «obolum unum aut duos<text:line-break/>jejunis' dato, et alvum subducit et urinam movet. In ma-<text:line-break/>gna duritia abrotoni succum quam crassissimum praebe bi-<text:line-break/>beiidum. Aut acori obolum unum, panacis taiitundum cum<text:line-break/>'aqua propinato. Aut spicae nardi decoctum assidue exhibeto.</text:span></text:p>
      <text:p text:style-name="P12"><text:span text:style-name="T40">atQ</text:span></text:p>
      <text:p text:style-name="P13"><text:span text:style-name="T7">. ... \si)e cataplasmatis^</text:span><text:span text:style-name="T45"> Cataplasma porro hepaticum fit,<text:line-break/></text:span><text:span text:style-name="T45">malis cotoneis cum farina hordeacea et foenograeco coctis.<text:line-break/>Aut femine lini/tritu eum polenta lu </text:span><text:span text:style-name="T7">vino</text:span><text:span text:style-name="T45"> cocta, aut ipfo<text:line-break/>•lini femine in passo cocto. Aut sumine lini trito cum melle<text:line-break/>subacto. Aut capparis </text:span><text:span text:style-name="T45">radice </text:span><text:span text:style-name="T45">in aceto mulso </text:span><text:span text:style-name="T7">cocta.</text:span><text:span text:style-name="T45"> Aut fa-<text:line-break/>rina hordeacea cum ficubus. Aut oleae radice in vino cocta.<text:line-break/>Aut myrobalano tufa inm vluo; Aut cerato ex . phoenico-<text:line-break/>balanis sacto,- summe enim ad hepatis inflammationes, facit,<text:line-break/>maxime in quibus </text:span><text:span text:style-name="T45">etiam </text:span><text:span text:style-name="T45">stomachus affectus est et collae<text:line-break/>distentae sunt. Aut palmulam rejecto interno nucleo dili-<text:line-break/>genter tundito et eum aequali parte cerati rosacei inmor-<text:line-break/>tario probe unito, rosaceum ad stilla., do, atque ita imponito.<text:line-break/>Aut myrrham Aminaeo vino </text:span><text:span text:style-name="T45">macerato </text:span><text:span text:style-name="T45">et palmulis admisceto<text:line-break/>et linteolo insarto imponito.</text:span></text:p>
      <text:p text:style-name="P16"><text:span text:style-name="T45">[.De </text:span><text:span text:style-name="T7">malagmatis in phlegmone</text:span><text:span text:style-name="T45"> fiepatie.J Caeterum<text:line-break/>malagmata, quibus quis uti possit, lu. inflammatione, </text:span><text:span text:style-name="T45">hepatis<text:line-break/></text:span><text:span text:style-name="T45">citra manifestum cansar.i post irrigationes et cataplasmata,<text:line-break/>jam ante scripta sunt lu sermone de oris ventris phlegmone,</text:span></text:p>
      <text:p text:style-name="P12"><text:span text:style-name="T45">nimirum communia illi. eT hepati existentia, in- quibus sunt<text:line-break/>etiam,-quae ex meliloto piaeparantur et Polyarchium. </text:span><text:span text:style-name="T45">Ve-<text:line-break/>rum </text:span><text:span text:style-name="T45">etiam nunc; apponentur quaedam ex ipso Andromacho.</text:span></text:p>
      <text:p text:style-name="P64"><text:span text:style-name="T94">\_Malagma </text:span><text:span text:style-name="T7">'And-omachi ad Jtesudticos.\</text:span><text:span text:style-name="T45"> 'ff- Arnmo-<text:line-break/></text:span><text:span text:style-name="T45">niaci;.</text:span><text:span text:style-name="T45">thymiamatis </text:span><text:span text:style-name="T7">3</text:span><text:span text:style-name="T45"> cxliv, </text:span><text:span text:style-name="T45">alii </text:span><text:span text:style-name="T45">3 </text:span><text:span text:style-name="T59">c</text:span><text:span text:style-name="T45"> habent, bdellii J xxiv,<text:line-break/>.alii centum,, aceti heminae quartam; partem, eypriniiremi-<text:line-break/>nam unam, ego- vero heminae dimidium. .<text:tab/></text:span><text:span text:style-name="T45">..</text:span></text:p>
      <text:p text:style-name="P16"><text:span text:style-name="T45">[Pfntagma </text:span><text:span text:style-name="T7">ApollophanisstV</text:span><text:span text:style-name="T45"> </text:span><text:span text:style-name="T45">4 </text:span><text:span text:style-name="T45">Cerae drach-.. lxxx, bdellii<text:line-break/>draeh.lxxx, arnmoniaci thymiamatis drach.. lxxx, terebinthi-<text:line-break/>nae drach. xl, mannae thuris drach.xl, cum irinocontnndito.</text:span></text:p>
      <text:h text:style-name="P4" text:outline-level="2">Cap. X.</text:h>
      <text:p text:style-name="P9"><text:span text:style-name="T45">[. .'faiagmata </text:span><text:span text:style-name="T7">aiDamocratejconscrdpta </text:span><text:span text:style-name="T7">ad </text:span><text:span text:style-name="T7">hepar<text:line-break/>et praecordia. Quaedam </text:span><text:span text:style-name="T7">ex </text:span><text:span text:style-name="T7">eis etiam ad totum venirem<text:line-break/>etsoplenemsu • </text:span><text:span text:style-name="T45">q •- &gt;</text:span></text:p>
      <text:p text:style-name="P16"><text:span text:style-name="T7">Affecta si quis per siatnarhum praecordia,<text:line-break/>sit per jecur, intestina pej, dein </text:span><text:span text:style-name="T7">per </text:span><text:span text:style-name="T7">colum,</text:span><text:span text:style-name="T7">.<text:line-break/></text:span><text:span text:style-name="T7">Per ventriculum aut viscus</text:span><text:span text:style-name="T45"> aiiud sic </text:span><text:span text:style-name="T7">proprie '<text:line-break/>Lictum, volet</text:span><text:span text:style-name="T45"> inquam, </text:span><text:span text:style-name="T45">iae/a </text:span><text:span text:style-name="T7">quis praecordia</text:span></text:p>
      <text:p text:style-name="P16"><text:span text:style-name="T7">. . </text:span><text:span text:style-name="T7">Malagmate integere bono et. percommodo, •</text:span></text:p>
      <text:p text:style-name="P17"><text:span text:style-name="T7">Primum paratum habebit hoc longe antea.</text:span></text:p>
      <text:p text:style-name="P16"><text:span text:style-name="T7">P ecens enim esi aegris minus sumum </text:span><text:span text:style-name="T7">ac valens<text:line-break/></text:span><text:span text:style-name="T7">Cerae capit quod Ponticae libras duas,<text:line-break/>Ammoniaoi- tlr-miamatis salam libram,<text:line-break/>Terebinthinae frictae pariter salam libram,<text:line-break/>Usiaeque resinae piceae sirntd libram.<text:line-break/>Et posi trientem carduinorni feminis.<text:line-break/>Aridae cyperi tv.ntundem, item myrrhae bonae.<text:line-break/>Pondusque par uni horum, iridi- mox candidae.<text:line-break/>Sextantem et inde Celticae sipidae integrae,<text:line-break/>JJis unciam unam et dimidiam croci boni.<text:line-break/>Ex scx rnelitoti, item duas, bejsem puto-<text:line-break/>Verum melilotum praestiterit hic </text:span><text:span text:style-name="T7">Atticum,<text:line-break/></text:span><text:span text:style-name="T7">Recentis et cyprini libras olei duas-<text:line-break/>Oleum cyprinum tu cum reliquis liquoribus<text:line-break/>Et</text:span><text:span text:style-name="T45"> decoque </text:span><text:span text:style-name="T7">lerita flammula et deradito-<text:line-break/>Dein tnsia, cribrata at reJiqua vino bono ,<text:line-break/>Rigata per</text:span><text:span text:style-name="T7">- </text:span><text:span text:style-name="T7">noctem integram et totam dietn</text:span></text:p>
      <text:p text:style-name="P17"><text:span text:style-name="T7">Vinum omne donec corrdjioant seponito.<text:line-break/>Unctisque posi cyprino manibus haec pharmaca<text:line-break/>dfdortario amplo vint et simul committito ,<text:line-break/>MolUque pelle tecta simul reponito.</text:span></text:p>
      <text:p text:style-name="P13"><text:span text:style-name="T45">Aliud malagma ejusdem. </text:span><text:span text:style-name="T45">’ </text:span><text:span text:style-name="T45">•</text:span></text:p>
      <text:p text:style-name="P13"><text:span text:style-name="T7">Alitui valens, aetas itidem si accejscrit.</text:span></text:p>
      <text:p text:style-name="P16"><text:span text:style-name="T7">V</text:span><text:span text:style-name="T7">arum </text:span><text:span text:style-name="T7">hoc mage affectus vitiantes mox habitum.<text:line-break/>Quicunque non cum siatibus serpentibus.<text:line-break/>Et phlegma nis laedunt diutiartbus.<text:line-break/>Et .viscera irritant gravibus doloribus.<text:line-break/>Juvat. Soluibile&gt; male et jam duritias<text:line-break/>Solvit,. saluta mole earum celeriter. </text:span><text:span text:style-name="T7">•<text:line-break/></text:span><text:span text:style-name="T7">Paratur hoc modo, ut bonae terebinthinae </text:span><text:span text:style-name="T7">-<text:line-break/></text:span><text:span text:style-name="T7">Libram mediam, tantumque cerae Ponticae<text:line-break/>Foenique Grteaei unam capias puri libram-<text:line-break/>Et sie nitro et. de panace unicam librant.</text:span></text:p>
      <text:p text:style-name="P16"><text:span text:style-name="T7">Pcursua aniso seminis unicam libram,<text:line-break/>Pi guedinis. purae, vituli simul libram.</text:span></text:p>
      <text:p text:style-name="P12"/>
      <text:p text:style-name="P16"><text:span text:style-name="T7">Pondus que par </text:span><text:span text:style-name="T7">contusae </text:span><text:span text:style-name="T7">et albidae iridis,<text:line-break/>Parum de aceto, tres cyathos sine dimidio.<text:line-break/>Mellis duas libras recentis Attici. </text:span><text:span text:style-name="T7">.<text:line-break/></text:span><text:span text:style-name="T7">Ammoniaci thymiamatis salam libram<text:line-break/>Quidam addidere, verum atd libras duas.<text:line-break/>Sic tusa, cribro excujsiarpue tenuijsimo.<text:line-break/>Cataplasmatis modo, scd et mel addito.<text:line-break/>Nec omne acetum coquito, tibi' molle suerit.<text:line-break/>Addas calenti exiguam aceti sitllulam.<text:line-break/>Cerae liquatae insusar et. pinguedini<text:line-break/>Terebinthrnaeque, coctaque egregie simul<text:line-break/>Omnia manibus exactius committito,<text:line-break/>Et vasculo majore derasa excipitor</text:span></text:p>
      <text:p text:style-name="P65"><text:span text:style-name="T7">Usurus haud mox, invalidum esi actum rccenej<text:line-break/></text:span><text:span text:style-name="T45">Aliud Damocratis malagma.<text:tab/></text:span><text:span text:style-name="T45">- .</text:span></text:p>
      <text:p text:style-name="P16"><text:span text:style-name="T7">Odorum </text:span><text:span text:style-name="T7">- </text:span><text:span text:style-name="T7">et hoc, tollens que mox dtia hepatiej<text:line-break/>Affectiones- renibus., colo st graves,<text:line-break/>Stomacho simul</text:span><text:span text:style-name="T45"> et </text:span><text:span text:style-name="T7">vulvae diutiusculad.</text:span></text:p>
      <text:p text:style-name="P12"/>
      <text:p text:style-name="P16"><text:span text:style-name="T7">Idemque </text:span><text:span text:style-name="T7">jam </text:span><text:span text:style-name="T7">corrupto habitu- superdatur,<text:line-break/></text:span><text:span text:style-name="T45">idorboque </text:span><text:span text:style-name="T7">longo' </text:span><text:span text:style-name="T7">pallidis, hydropicis.<text:line-break/>Et qui minus coquunt cibum at sasiidvunt-<text:line-break/>Habet hod amomi Scythiui, xylobalsami<text:line-break/>Et cardamomi, bdellique lucidi.<text:line-break/>Aridae cyperi, thuris boni, omnium parem<text:line-break/>JAodum libram, post cafsiae dapnnitidis)<text:line-break/>Myrrhae bonae, pariter Croci de singulis<text:line-break/>Librae trientem aut amptius quid </text:span><text:span text:style-name="T7">paululum'<text:line-break/></text:span><text:span text:style-name="T7">Nardi bonae posi Syriacae uncias duas.<text:line-break/>Terebinthinae purae bonae libras du&lt;ts&gt;<text:line-break/></text:span><text:span text:style-name="T45">Aibaeque </text:span><text:span text:style-name="T7">cerae perpolitae unam libram.<text:line-break/></text:span><text:span text:style-name="T45">Decentis </text:span><text:span text:style-name="T7">unguenti cyprini libram </text:span><text:span text:style-name="T7">unicam.<text:line-break/></text:span><text:span text:style-name="T7">Vini Falerni hinc optimi sextarium.</text:span></text:p>
      <text:p text:style-name="P16"><text:span text:style-name="T7">Contusa</text:span><text:span text:style-name="T45"> aiia </text:span><text:span text:style-name="T7">cribro tenui concernito,<text:line-break/></text:span><text:span text:style-name="T45">l' </text:span><text:span text:style-name="T7">Thus, bdellium in’ mortarium conjicito-</text:span></text:p>
      <text:p text:style-name="P16"><text:span text:style-name="T7">Myrrham</text:span><text:span text:style-name="T45"> bonam </text:span><text:span text:style-name="T7">simul crocumque his iddito,<text:line-break/>Tractisque pauco cyprinum vino inditoi</text:span></text:p>
      <text:p text:style-name="P66"><text:span text:style-name="T45">Dein </text:span><text:span text:style-name="T7">tundito, </text:span><text:span text:style-name="T7">mellisque </text:span><text:span text:style-name="T7">crasiitudinem<text:line-break/>Jarmato</text:span><text:span text:style-name="T45"> et, </text:span><text:span text:style-name="T7">his </text:span><text:span text:style-name="T7">aromata </text:span><text:span text:style-name="T7">mox trita addito.<text:line-break/>Et quod Juperesi vinum addito, cnmmittito.<text:line-break/>Toturn diem, noctem </text:span><text:span text:style-name="T7">simul </text:span><text:span text:style-name="T7">quo combibant-<text:line-break/>Terdbintitinarn vero, -cyprinum, ceram et simul<text:line-break/>Igni liquida lentula his affundito. '<text:line-break/>UJnecir.que pdsi manibus per unguen quodpiam.<text:line-break/>Subacta sie committito et reponito:<text:line-break/>Nec mox parato uti velis tu pharmaco, </text:span><text:span text:style-name="T7">'<text:line-break/></text:span><text:span text:style-name="T7">Sed tempore interjecto. Et ut</text:span><text:span text:style-name="T80">r</text:span><text:span text:style-name="T7"> cer</text:span><text:span text:style-name="T7">'. </text:span><text:span text:style-name="T7">iulum<text:tab/></text:span><text:span text:style-name="T80">t</text:span></text:p>
      <text:p text:style-name="P16"><text:span text:style-name="T7">Sit mollius, quandoque derasum diu<text:line-break/>JAisaeto, salo rarius scd utitor.</text:span></text:p>
      <text:p text:style-name="P13"><text:span text:style-name="T45">Aliud Damocratis malagma.</text:span></text:p>
      <text:p text:style-name="P16"><text:span text:style-name="T7">Aliud malagma ad jam</text:span><text:span text:style-name="T7">' </text:span><text:span text:style-name="T7">relatas commodum<text:line-break/>Affectiones, si suerint diutiuae.</text:span></text:p>
      <text:p text:style-name="P16"><text:span text:style-name="T7">Confert lienosis, vel oinnitcm optime.<text:line-break/>Si palleant, febri laborent ac graviter.<text:line-break/>Aquamque habeant praecordia his si pauculam</text:span></text:p>
      <text:p text:style-name="P17"><text:span text:style-name="T7">Multam nequeunt curare enim malagmata-<text:line-break/>Ficus cape pingues sicciores, sed novas.<text:line-break/>Et sumine ejecto, simul umbiliculo..<text:line-break/>Appende drachmas quinquies tres ac decent.<text:line-break/>Albaeque cerae Ponticae parem modum,<text:line-break/>Myrdbalani pinguis libram posi integram,<text:line-break/>Jiitri marini, sed libram modo dimidiam,<text:line-break/>Aluntinis scisci duas supra et decem<text:line-break/>Drachmas, siuperque dimidiam</text:span><text:span text:style-name="T45"> trioboion.<text:line-break/></text:span><text:span text:style-name="T7">Et mox onychis, quod sic vocatur, bdeilit<text:line-break/>Addes parem tu aluminis</text:span><text:span text:style-name="T45"> dictum </text:span><text:span text:style-name="T7">modum,<text:line-break/>Jditro parem florem lapidis sed Asii,<text:line-break/>Ammoniaci tantumque thymiamatis.<text:line-break/>Et seminis posi siliculae et</text:span><text:span text:style-name="T45"> ziqsturti’,<text:line-break/>Et </text:span><text:span text:style-name="T7">cardamomi, quam optimique origani.<text:line-break/>De singulis sextarii quartam modo.</text:span></text:p>
      <text:p text:style-name="P16"><text:span text:style-name="T7">Vinique posi, irini unguinis, quod sufficit.<text:line-break/>Paratur ai tandem rnalagma in hunc modum.</text:span></text:p>
      <text:p text:style-name="P12"/>
      <text:p text:style-name="P16"><text:span text:style-name="T7">Vino rigatum suave olenti bdellium<text:line-break/>Mortario emollito et hinc adjicito<text:line-break/>Ficus, -'simuil rmrsiusque rite tundito.<text:line-break/>Quo trita vini siUluHs siant probe.<text:line-break/>Mixtura mox addatur inde insipersilis-<text:line-break/>At posi rigatam fervida ceram ex aqua, </text:span><text:span text:style-name="T7">\<text:line-break/></text:span><text:span text:style-name="T45">stdoiiem manibus, </text:span><text:span text:style-name="T7">sactomque latam adjicito.<text:line-break/>Et tusa mox ligni radio compingito.<text:line-break/>Guttis et unguinis frequens madefacito*<text:line-break/>Usus malagmatum omnium, quae ventriculo<text:line-break/></text:span><text:span text:style-name="T7">'</text:span><text:span text:style-name="T7">Induntur et siornardror simul interaneis.<text:line-break/>Esi tempus, in quo, qui cibus .congestus esi.<text:line-break/>Non amplius</text:span><text:span text:style-name="T45"> residet, </text:span><text:span text:style-name="T7">scd Alvum jam subit.</text:span></text:p>
      <text:h text:style-name="P3" text:outline-level="1"><text:bookmark-start text:name="bookmark34"/>GALENI DE COMPOSITIONE MEDI-<text:line-break/>CAMENTORVM SECUNDUM LOCOS<text:line-break/>LIBER IX.<text:bookmark-end text:name="bookmark34"/></text:h>
      <text:h text:style-name="P4" text:outline-level="2">Cap. <text:span text:style-name="T115">I</text:span>.</text:h>
      <text:p text:style-name="P9"><text:span text:style-name="T45">Fiunt </text:span><text:span text:style-name="T45">quidem icterici ratione bonae </text:span><text:span text:style-name="T45">judi-<text:line-break/>cationis in </text:span><text:span text:style-name="T45">febribus, proruente nimirum ad cutem </text:span><text:span text:style-name="T45">bilioso<text:line-break/>humore. Et </text:span><text:span text:style-name="T45">facile sane ni curantur balneis aquarum </text:span><text:span text:style-name="T45">pota-<text:line-break/>bilium </text:span><text:span text:style-name="T45">et olei discussorii </text:span><text:span text:style-name="T45">affrictu, </text:span><text:span text:style-name="T45">omniumque rarefacien-<text:line-break/></text:span><text:span text:style-name="T45">tium </text:span><text:span text:style-name="T45">cutem, quale est anetbinum oleum et chamaemelinum<text:line-break/></text:span><text:span text:style-name="T45">ac cicinum, post </text:span><text:span text:style-name="T45">haec etiam unguenta </text:span><text:span text:style-name="T45">faciunt, </text:span><text:span text:style-name="T45">gleucinum,<text:line-break/></text:span><text:span text:style-name="T45">comrnaginum, deinde </text:span><text:span text:style-name="T45">irinum et </text:span><text:span text:style-name="T45">amaracinum. Verum alias</text:span></text:p>
      <text:p text:style-name="P12"><text:span text:style-name="T45">confectiones, privatim ictericas appellatas suis auctoribus,<text:line-break/>ne, putes </text:span><text:span text:style-name="T45">ad </text:span><text:span text:style-name="T45">hujusmodi ictericos cgnvenire, neque enim hoc.<text:line-break/>illi ipsi </text:span><text:span text:style-name="T45">de </text:span><text:span text:style-name="T45">his prodiderunt, sed , ad eos ictericos, qui ob<text:line-break/>vasiorum circa hepar obstructionem fiunt, imo etiam eos,<text:line-break/></text:span><text:span text:style-name="T45">qui </text:span><text:span text:style-name="T45">ex inflammatione icterici fiunt. Itaque qui. icterici ab'<text:line-break/>obstructione fiunt, sine febre. permanent, qui vero ex in-<text:line-break/>flammatione, omnino febricitant. Quicimque igitur medica-<text:line-break/>mentis ictericis quae scripserunt addiderunt in quibus ea<text:line-break/>ipsa convenire .dicant, hi </text:span><text:span text:style-name="T45">recte </text:span><text:span text:style-name="T45">fecerunt, qui vero indefinite<text:line-break/></text:span><text:span text:style-name="T45">et </text:span><text:span text:style-name="T45">simpliciter protuserunt, non parum peccaverunt. Etenim<text:line-break/>quae multum, medicamentaria </text:span><text:span text:style-name="T45">sunt,, itidemque </text:span><text:span text:style-name="T45">facultate ca-,<text:line-break/>lida, magncipere febricitantes laedunt,'testa sunt</text:span><text:span text:style-name="T45">• </text:span><text:span text:style-name="T45">gentiana,<text:line-break/>struthion, helenium, costus, aristolochia, polion, centaurea.<text:line-break/>Conveniunt autem ictericis ex inflammato hepate quaecun-<text:line-break/>que </text:span><text:span text:style-name="T98">lustamination.es </text:span><text:span text:style-name="T45">sanant, quemadmodum etiam iis,, .qui. ab<text:line-break/>obstructione omnia quaecunque strenue; extergent, etiam si<text:line-break/>medicamentariam substantiam habeant.et calidae sint facul-<text:line-break/></text:span><text:span text:style-name="T45">tatis. si vero eoincidant </text:span><text:span text:style-name="T45">simul </text:span><text:span text:style-name="T45">obstructio </text:span><text:span text:style-name="T45">et </text:span><text:span text:style-name="T45">inflammatio.</text:span></text:p>
      <text:p text:style-name="P13"><text:span text:style-name="T45">22g</text:span></text:p>
      <text:p text:style-name="P12"><text:span text:style-name="T45">laxantibus simulque extergentibus </text:span><text:span text:style-name="T45">opus erit. Fugienda </text:span><text:span text:style-name="T45">au-<text:line-break/>tem quaecunque medicamentariae substantiae et </text:span><text:span text:style-name="T45">calidae </text:span><text:span text:style-name="T45">fa-<text:line-break/>cultatis existunt. Quum igitur' et plerique </text:span><text:span text:style-name="T45">ante </text:span><text:span text:style-name="T45">me icterica<text:line-break/>medicamenta indefinite conscripserint, </text:span><text:span text:style-name="T45">ego </text:span><text:span text:style-name="T45">.propria discri-<text:line-break/>mina singulis ipsorum </text:span><text:span text:style-name="T45">adjiciam,' </text:span><text:span text:style-name="T45">quosciatis quibusnam in<text:line-break/>febribus citra periculum uti queatis, et quibus majus ex<text:line-break/>exacerbatione febris et inflammationis detrimentum fubsed<text:line-break/>qnatur quam ex abstersione- emolumentum resultet.</text:span></text:p>
      <text:p text:style-name="P16"><text:span text:style-name="T7">[De </text:span><text:span text:style-name="T7">medicamentis </text:span><text:span text:style-name="T7">ictericis ab Andromacho scriptis.<text:line-break/></text:span><text:span text:style-name="T45">Andromachus quatuor medicamenta ad ictericos indefinite<text:line-break/>tradidit, minime quidem periculosi ustus iniis, qui non.<text:line-break/>febricitant, verum non fecuri in febricitantibus, et maxime '<text:line-break/>si cum vino aut vino mulso ea quis exhibeat, quemadmo--<text:line-break/>dum aliquando damus lu febribus moderatis et visceris ob-<text:line-break/>structione. Quare ex </text:span><text:span text:style-name="T45">aceto </text:span><text:span text:style-name="T45">mulfo non valde acido -securius<text:line-break/>est tunc ea propinare. Sunt autem hujusmodi quatuor me-<text:line-break/>dicamenta juxta illius ipsius dictionem subscripta. </text:span><text:span text:style-name="T7">Ad icit-</text:span></text:p>
      <text:p text:style-name="P13"><text:span text:style-name="T45">a3o</text:span></text:p>
      <text:p text:style-name="P67"><text:span text:style-name="T7">riaos.</text:span><text:span text:style-name="T45"> In colocynthidis calicem vinum fundito, calefacito ac<text:line-break/>bibendum </text:span><text:span text:style-name="T45">dato, </text:span><text:span text:style-name="T45">subducit </text:span><text:span text:style-name="T45">alvum.. </text:span><text:span text:style-name="T45">Idem thus facit. Aiiud </text:span><text:span text:style-name="T7">ad<text:line-break/>icte.icos.</text:span><text:span text:style-name="T45"> </text:span><text:span text:style-name="T45">4 Adianti obolos </text:span><text:span text:style-name="T45">tres, nardi </text:span><text:span text:style-name="T45">obolos </text:span><text:span text:style-name="T45">duos, absin-<text:line-break/>thii drach. </text:span><text:span text:style-name="T45">unam, </text:span><text:span text:style-name="T45">myrrhae </text:span><text:span text:style-name="T45">obolos </text:span><text:span text:style-name="T45">tres, </text:span><text:span text:style-name="T45">excipe passe </text:span><text:span text:style-name="T45">ac dato<text:line-break/>nucis avellanae magnitudine </text:span><text:span text:style-name="T45">ex aquae </text:span><text:span text:style-name="T45">cyathis duobus. Aiiud<text:line-break/></text:span><text:span text:style-name="T7">ad ictericos, </text:span><text:span text:style-name="T7">qua </text:span><text:span text:style-name="T7">utor-</text:span><text:span text:style-name="T45"> Struthion cum croco coloratum nu-<text:line-break/>cis Ponticae magnitudine ex' </text:span><text:span text:style-name="T45">aqua </text:span><text:span text:style-name="T45">aut </text:span><text:span text:style-name="T45">aqua </text:span><text:span text:style-name="T45">mulsa dato..<text:line-break/>Datur et ancsiusa cochlearis mensura. Aiiud ad </text:span><text:span text:style-name="T7">ictericos,<text:line-break/>ut Apollonius-</text:span><text:span text:style-name="T45"> 4 Ervi drach. vigintiquatuor, cornu cervi<text:line-break/>usti drach- </text:span><text:span text:style-name="T45">octo, </text:span><text:span text:style-name="T45">thuris drach. tres, nardi Celticae drach.<text:line-break/>duas, nardi </text:span><text:span text:style-name="T45">Syriacae </text:span><text:span text:style-name="T45">drach. </text:span><text:span text:style-name="T45">nuam, </text:span><text:span text:style-name="T45">piperis' sesquidradimam,<text:line-break/>tchoenanthi drach. unam, myrrhae obolos duos, </text:span><text:span text:style-name="T45">costi </text:span><text:span text:style-name="T45">obolos<text:line-break/>duos, cassiae obolum unum, cinnarnom’ 'obolum unum; Utere<text:line-break/>sicco cum vini mulsi cyathis tribus.' .<text:tab/>'</text:span></text:p>
      <text:p text:style-name="P16"><text:span text:style-name="T7">[see medicamentis ictericis ab Asclepiade fcriptis in<text:line-break/>tertio internorum^</text:span><text:span text:style-name="T45"> Ex iis </text:span><text:span text:style-name="T45">quae </text:span><text:span text:style-name="T45">antea dixi </text:span><text:span text:style-name="T45">apparet, </text:span><text:span text:style-name="T45">etiam<text:line-break/>si! citra discrimen medicamenta prodantur, </text:span><text:span text:style-name="T45">quae </text:span><text:span text:style-name="T45">fugienda<text:line-break/>sint febricitantibus. Consuevit autem Asclepiades aliquando.</text:span></text:p>
      <text:p text:style-name="P13"><text:span text:style-name="T45">n3r</text:span></text:p>
      <text:p text:style-name="P12"><text:span text:style-name="T45">distinguere </text:span><text:span text:style-name="T45">apponendo., febrientibus; </text:span><text:span text:style-name="T45">hoc modo exhibere<text:line-break/>oportere medicamentum, non .febrientibus hoc modo,, ubi<text:line-break/>vero omnino nihil apponit, iis </text:span><text:span text:style-name="T45">iu, </text:span><text:span text:style-name="T45">non febrientibus magis<text:line-break/>est urendum, </text:span><text:span text:style-name="T45">quemadmodum sane </text:span><text:span text:style-name="T45">'etiam , quando ex vino<text:line-break/>folo aut'vino mulso usum fieri debere consemus, talia .enim<text:line-break/>non febrientibus conveniunt.' Verum scripta ab ipso, medi-<text:line-break/>camenta haec sunt. </text:span><text:span text:style-name="T7">Potio ad ictericos.</text:span><text:span text:style-name="T45"> Cichorii succi cyath.<text:line-break/>vj febrientibus per se dato;, non febrientibus autem eum<text:line-break/>vini, cyathis iij. </text:span><text:span text:style-name="T7">Aliud.'</text:span><text:span text:style-name="T45"> Solani succi cyath. j et vini mulsi<text:line-break/>diluti, dimidium.; Aiiud </text:span><text:span text:style-name="T7">insparsae.</text:span><text:span text:style-name="T45"> Anchusae, tenuissime tri-<text:line-break/>tae cochlearia ij cum aqua potabili exhibe. Aiiud. Stru-<text:line-break/>thii ‘cochleare j datc. cum mulsi diluti cyathis iij. Aiiud<text:line-break/>piZicemti </text:span><text:span text:style-name="T7">ciens - urinam,</text:span><text:span text:style-name="T45"> 4 Cicerum siccorum sextarium j,<text:line-break/>rosmarini manipulum,- aquae sextar. vj. foeniculi manipulum;<text:line-break/>asparagorum palustrium radicum manipulum,, praeparato ac<text:line-break/>lato, ut dictum est,-coctum </text:span><text:span text:style-name="T45">ac </text:span><text:span text:style-name="T45">excolatum liquorem febri-<text:line-break/>entibus. </text:span><text:span text:style-name="T45">simpliciter </text:span><text:span text:style-name="T45">et assidue bibendum, non febrientibus<text:line-break/>cum vino diluto. Aiiud. 4 Cicerum fextariurn j, adianti</text:span></text:p>
      <text:p text:style-name="P13"><text:span text:style-name="T45">a3a</text:span></text:p>
      <text:p text:style-name="P12"><text:span text:style-name="T45">manipulum, aquae sextar. vj. • asparagorum palustrium radi- '<text:line-break/>cum. manipulum, praeparato et exhibeto,, velut dictum esu</text:span></text:p>
      <text:p text:style-name="P16"><text:span text:style-name="T94">\Pasiillus </text:span><text:span text:style-name="T7">id ictaricos, sacit </text:span><text:span text:style-name="T7">et </text:span><text:span text:style-name="T7">ad</text:span><text:span text:style-name="T45"> hepaticos.] 4 Amy-<text:line-break/>gdalarum amararum mundatarum drach. </text:span><text:span text:style-name="T7">iv,</text:span><text:span text:style-name="T45"> anisi, absinthii,<text:line-break/>utriusque drach. unam, nardi Indicae;asari, utriusque drach. '<text:line-break/>j, tusa et cribrata aqua subigito, ac formatis pastillis drach.<text:line-break/></text:span><text:span text:style-name="T45">j </text:span><text:span text:style-name="T45">cum vini mulsi cyathis iij non febrientibus dato. Aiiis,<text:line-break/>quo </text:span><text:span text:style-name="T7">usus </text:span><text:span text:style-name="T7">esi . Charixenes</text:span><text:span text:style-name="T45">.' </text:span><text:span text:style-name="T45">4 </text:span><text:span text:style-name="T45">Asari, absinthii, 'utriusque<text:line-break/>drach; </text:span><text:span text:style-name="T7">octo,</text:span><text:span text:style-name="T45"> feminis anisi, foeniculi, feminis apii, amygda-r</text:span><text:span text:style-name="T45">'<text:line-break/></text:span><text:span text:style-name="T45">larum amararum repurgatarum, singulorum J iv, </text:span><text:span text:style-name="T45">„ </text:span><text:span text:style-name="T45">aqua sub-<text:line-break/>ige </text:span><text:span text:style-name="T45">ac </text:span><text:span text:style-name="T45">forma pastillos, </text:span><text:span text:style-name="T45">et </text:span><text:span text:style-name="T45">exhibe, ut dictum esu</text:span></text:p>
      <text:p text:style-name="P16"><text:span text:style-name="T7">[Niceraii. errldnum quod, morbum regium expurgat,<text:line-break/>quando reliquum corpus juxta naturam habuerit, oculi vero<text:line-break/>pallidi perm&amp;nferinti\</text:span><text:span text:style-name="T45"> Aceti, acerrimi, cochleare unum in<text:line-break/>balneo.naribus, attrahendum exhlbe, detrahit multae bilis'<text:line-break/>fluxionem. </text:span><text:span text:style-name="T7">Esusdem aliud.</text:span><text:span text:style-name="T45"> Nasturtii viridiis folia tenera aut<text:line-break/>rosmarini viridis folia </text:span><text:span text:style-name="T45">tenerrima </text:span><text:span text:style-name="T45">terito; et expresso inde<text:line-break/>liqtiore ut praedictum est utitor. </text:span><text:span text:style-name="T7">Aliud ejusdem.</text:span><text:span text:style-name="T45"> Elalerium</text:span></text:p>
      <text:p text:style-name="P12"/>
      <text:p text:style-name="P13"><text:span text:style-name="T45">cum </text:span><text:span text:style-name="T45">lacte muliebri </text:span><text:span text:style-name="T45">tritum </text:span><text:span text:style-name="T45">naribus </text:span><text:span text:style-name="T45">infundito </text:span><text:span text:style-name="T45">et </text:span><text:span text:style-name="T45">attrahere<text:line-break/>jubeto. </text:span><text:span text:style-name="T7">Aliud.</text:span><text:span text:style-name="T45"> </text:span><text:span text:style-name="T45">Cyclamini </text:span><text:span text:style-name="T45">succum ex aqua </text:span><text:span text:style-name="T45">dissolutum, utere<text:line-break/>sicuti dictum esu .</text:span></text:p>
      <text:p text:style-name="P16"><text:span text:style-name="T7">[Quae medicamenta </text:span><text:span text:style-name="T7">Archigenes-ad </text:span><text:span text:style-name="T7">ictericos conscrsu<text:line-break/>psit in secundo </text:span><text:span text:style-name="T7">medi/mmentornm </text:span><text:span text:style-name="T7">secundum genus.]</text:span><text:span text:style-name="T45"> Ad<text:line-break/>ictericos convenienti diaeta et ductu per frequentes deam-<text:line-break/>bulationes et multa unguentorum frictione utaris, amplius-<text:line-break/>que fomentis siccis et 'subscriptis medicamentis. Ajunt eos;<text:line-break/>qui ih febribus </text:span><text:span text:style-name="T45">morbum </text:span><text:span text:style-name="T45">regium incidunt, rubi canini fulvo<text:line-break/>fructu comesto statim probe juvari. Auxiliatur et chelido-<text:line-break/>niae herbae succus cum vino aut aqua mulsa potatus, aut<text:line-break/>adlantum veI rubiae radicis obol. iij cum aqua mulsa ex-<text:line-break/>hibe. Aut struthion cum melle delingant. Aut fellis ursini<text:line-break/>cyathum bibendum dato. Aut hyperici 3 j ex vino mulso<text:line-break/>propinato, vel aquae mullae cyatho uno. Aut helxinae de-<text:line-break/>coctum ad dies v vel vj cum vino mulso. Aut stercoris<text:line-break/>canini albi sextantem cum mellis quadrante ad triduum bi-<text:line-break/>bendum dato. Aut lichenas in petris nascentes cum aqua</text:span></text:p>
      <text:p text:style-name="P16"><text:span text:style-name="T22">ί</text:span></text:p>
      <text:p text:style-name="P12"><text:span text:style-name="T45">mulsa . </text:span><text:span text:style-name="T45">propina. </text:span><text:span text:style-name="T45">Aut </text:span><text:span text:style-name="T45">lichenis in </text:span><text:span text:style-name="T45">legulis </text:span><text:span text:style-name="T45">vel </text:span><text:span text:style-name="T45">lapidibus nascen-<text:line-break/>tis 5 </text:span><text:span text:style-name="T7">j ex meraco </text:span><text:span text:style-name="T7">propina. </text:span><text:span text:style-name="T7">Aut</text:span><text:span text:style-name="T45"> nasturtium </text:span><text:span text:style-name="T45">cum oleiicya-<text:line-break/>tho uno bibendum praebeto, </text:span><text:span text:style-name="T45">radicem </text:span><text:span text:style-name="T45">vero ejus, lu nares'<text:line-break/>inditu. </text:span><text:span text:style-name="T45">Aut </text:span><text:span text:style-name="T45">absinthii </text:span><text:span text:style-name="T45">cochlearia </text:span><text:span text:style-name="T45">iv, anisi cochlearia iij ex-<text:line-break/>hibeto ex*'aceto mulso. </text:span><text:span text:style-name="T45">Aut </text:span><text:span text:style-name="T45">oxylapathi sive lapathi radicis<text:line-break/>tritae acetabulum dato ex </text:span><text:span text:style-name="T45">aqua </text:span><text:span text:style-name="T45">mulsa, si non febriat, cum<text:line-break/>vino </text:span><text:span text:style-name="T45">iut </text:span><text:span text:style-name="T45">vino mulio. Aut adianti ei menthae et rubiae<text:line-break/>parem mensuram in </text:span><text:span text:style-name="T45">aqua </text:span><text:span text:style-name="T45">fervefacito et heminam inde bi-<text:line-break/>bendam exhibeto.," diutius ad solem. insulato ac sitienti et<text:line-break/>anheloso, quo post acceptum potum sxudet, statirn trans-<text:line-break/>mutat 'colorem; Aut </text:span><text:span text:style-name="T45">adianti </text:span><text:span text:style-name="T45">et- myrrhae ejus dimidium, je-<text:line-break/>juno </text:span><text:span text:style-name="T45">a </text:span><text:span text:style-name="T45">balneo exhibet, in vini hemina dimidia. Aut lepo-<text:line-break/>ris coagulum cum meraco </text:span><text:span text:style-name="T45">ad </text:span><text:span text:style-name="T45">dies quluque vel fex prae-. •<text:line-break/>beto. Aut scolopendrii </text:span><text:span text:style-name="T7">3</text:span><text:span text:style-name="T45"> </text:span><text:span text:style-name="T45">iv jejunis </text:span><text:span text:style-name="T45">ex vino ad dies quin- </text:span><text:span text:style-name="T45">'<text:line-break/></text:span><text:span text:style-name="T45">que' vel fex dato. Aut'menthae et rubiae </text:span><text:span text:style-name="T45">ac </text:span><text:span text:style-name="T45">adianti aequas<text:line-break/>portiones cum aquae cyathis duobus propinato. Aut betae<text:line-break/>foliorum - crudorum </text:span><text:span text:style-name="T7">3 vj,</text:span><text:span text:style-name="T45"> myrrhae ohoh ij cum </text:span><text:span text:style-name="T45">aqua </text:span><text:span text:style-name="T45">mulsa<text:line-break/>jejunis exhibeto, ac praelatis </text:span><text:span text:style-name="T45">ac </text:span><text:span text:style-name="T45">jejunis cum vini hemina</text:span></text:p>
      <text:p text:style-name="P68"><text:span text:style-name="T45">dimidia dato. Aut </text:span><text:span text:style-name="T45">4 </text:span><text:span text:style-name="T45">adianti </text:span><text:span text:style-name="T7">3</text:span><text:span text:style-name="T45"> </text:span><text:span text:style-name="T45">'j; </text:span><text:span text:style-name="T45">myrrhae </text:span><text:span text:style-name="T7">3</text:span><text:span text:style-name="T45"> viij, menthae<text:line-break/>3 j, in </text:span><text:span text:style-name="T45">aquae</text:span><text:span text:style-name="T45">• </text:span><text:span text:style-name="T45">heminis duabus coquito, donec medietas fu-<text:line-break/></text:span><text:span text:style-name="T45">persit, </text:span><text:span text:style-name="T45">deinde ubi plurimum deambulaverit,. probe</text:span><text:span text:style-name="T45">. </text:span><text:span text:style-name="T45">fricato<text:line-break/>et spiritu </text:span><text:span text:style-name="T45">, </text:span><text:span text:style-name="T45">adhuc .sublimiore existente bibendam datu, hoc<text:line-break/>ad </text:span><text:span text:style-name="T45">biduum </text:span><text:span text:style-name="T45">facito. Aut siser ervinum in aqua sub dio per<text:line-break/>noctem exponito., aquamqne bibendam datc </text:span><text:span text:style-name="T7">et</text:span><text:span text:style-name="T45"> cicer, </text:span><text:span text:style-name="T45">insta—<text:line-break/>per comedendum </text:span><text:span text:style-name="T45">mane ac. vesperi, lude vero </text:span><text:span text:style-name="T45">per triduum<text:line-break/>absinthium ex aqua </text:span><text:span text:style-name="T45">mulsa bibant.</text:span><text:span text:style-name="T45">' </text:span><text:span text:style-name="T45">Aut cum cyclamini </text:span><text:span text:style-name="T45">succo<text:line-break/>purgatis </text:span><text:span text:style-name="T45">naribus lavato.. Aut </text:span><text:span text:style-name="T45">. </text:span><text:span text:style-name="T45">herbam orontium appellatam<text:line-break/></text:span><text:span text:style-name="T45">coquito </text:span><text:span text:style-name="T45">et cum decocto lavato et decoctum confestim </text:span><text:span text:style-name="T45">viride,<text:line-break/></text:span><text:span text:style-name="T45">reddes. Aut venam sub lingua secato. Quod si ad </text:span><text:span text:style-name="T45">nullum<text:line-break/></text:span><text:span text:style-name="T45">ho-um auxiliorum malum dedat, expurgatione per scam-<text:line-break/>moniam et exquisita diaeta utantur, atque itaad exercitia .<text:line-break/>progrediantur.</text:span></text:p>
      <text:h text:style-name="Heading_20_2" text:outline-level="2">Cap. II.</text:h>
      <text:p text:style-name="P7"><text:span text:style-name="T1">[De </text:span><text:span text:style-name="T4">splenis ascectionibus^j </text:span><text:span text:style-name="T4">.</text:span><text:span text:style-name="T1"> </text:span><text:span text:style-name="T1">Quod omnes<text:line-break/>corporis partes familiarem sibi ipsis ex venis trahant hu-<text:line-break/>morem in commentariis de naturalibus facultatibus edocti,,<text:line-break/>in. iisdernque etiam, quod velut.faecem, sanguinis-, ex qua</text:span></text:p>
      <text:p text:style-name="P12"/>
      <text:p text:style-name="P13"><text:span text:style-name="T45">atra gignitur bilis, </text:span><text:span text:style-name="T45">hoc viscus </text:span><text:span text:style-name="T45">alimentum habet instituti, et<text:line-break/>ultra haec memoria </text:span><text:span text:style-name="T45">tenentes ea, </text:span><text:span text:style-name="T45">quae </text:span><text:span text:style-name="T7">in curandi</text:span><text:span text:style-name="T45"> methodo<text:line-break/>de splene sunt dicta, facile assequemini ea, quae- nunc </text:span><text:span text:style-name="T7">re-<text:line-break/>ferentur.</text:span><text:span text:style-name="T45"> Quorum primum et principalissimum hoc est, quod<text:line-break/>hoc viscus a natura celerrime indurari foleat, sanguine ni-<text:line-break/>miium in venis ipsius obturato et ob crassitudinem neque<text:line-break/>excerni neque discirti facile potente... Attenuantibus igitur<text:line-break/>opus habet medicamentis </text:span><text:span text:style-name="T45">citra </text:span><text:span text:style-name="T45">manifestam caliditatem, ut<text:line-break/>ne vehementius incrassefcat succus crassus in ipfo coerci-<text:line-break/>tus; quo vero actiones ipsius conferventur ex austeris ali-<text:line-break/>quid his admiscetur, quale est etiam astringentium genus-<text:line-break/>Didicistis enim in naturalium facultatum commentariis, quod<text:line-break/>quum omnes partes suae conservationis gratia habeant fa-<text:line-break/>cultates tum familiarium attractoriam tum alienorum ex-<text:line-break/>pulscriam, item que assimilatricem sibi ipsis eorum quae at-<text:line-break/>traxerint, aliquibus ipsarum insuper inest per accidens ma-<text:line-break/>gnopere juvare tutum corpus. Ex horum genere est et lien</text:span></text:p>
      <text:p text:style-name="P12"><text:span text:style-name="T45">qui ex. </text:span><text:span text:style-name="T45">hepate </text:span><text:span text:style-name="T45">lu </text:span><text:span text:style-name="T45">se 'ipsum velut faecem sanguinis </text:span><text:span text:style-name="T45">trahit,<text:line-break/>quemadmodum vesica in hepate bilem </text:span><text:span text:style-name="T45">et renes </text:span><text:span text:style-name="T45">urinam. S.<text:line-break/>igitur prae imbecillitate ejusmodi sanguinem </text:span><text:span text:style-name="T45">ad sese </text:span><text:span text:style-name="T45">trahere<text:line-break/>non potest, vitiosus </text:span><text:span text:style-name="T45">humor </text:span><text:span text:style-name="T45">universo corpori </text:span><text:span text:style-name="T45">affricatur. Ob<text:line-break/></text:span><text:span text:style-name="T45">id itaque naturalem ipsius firmitatem custodire oportet, quo<text:line-break/>conveniens sibi alimentum attrahat, per quam actionem<text:line-break/>universo corpori ad humorum bonitatem confert et gene-<text:line-break/>rata in ipso recrementa in ventrem demittere potest, una<text:line-break/>cum ciborum recrementis excernenda. Ea gratia igitur valde<text:line-break/></text:span><text:span text:style-name="T7">amara</text:span><text:span text:style-name="T45"> medicamenta ipsi offerimus, quaedarnque ipsis ex au-<text:line-break/>steris .miscemus. Quaedam vero ad </text:span><text:span text:style-name="T45">materiam commoda </text:span><text:span text:style-name="T45">ad<text:line-break/>ceratorum videlicet et malagmatum praeparationem appo-<text:line-break/>nimus, quale medicamentum est cera et resina.et pix et-<text:line-break/>bitumen)et quaecunque alia hujuscemodi.- Juxta primasu<text:line-break/>autem rationem acetum et acetum mulsum visceri com-<text:line-break/>moda sunt, utpote incidere et atlenutre crassos humores<text:line-break/>potentia citra calefactionem. Quemadmodum igitur in estis<text:line-break/>partibus ea quae per cataplasmata aut liquida medicamenta</text:span></text:p>
      <text:p text:style-name="P12"/>
      <text:p text:style-name="P16"><text:span text:style-name="T7">A</text:span></text:p>
      <text:p text:style-name="P13"><text:span text:style-name="T45">' imposita aut affusa fotu auxiliantur, in alio opere relata<text:line-break/>sunt, ita et nunc relictis his, quae inflammato spleni con-<text:line-break/>ferunt, </text:span><text:span text:style-name="T45">eorum </text:span><text:span text:style-name="T45">solum </text:span><text:span text:style-name="T45">mentionem </text:span><text:span text:style-name="T45">faciam, </text:span><text:span text:style-name="T45">quae indurato </text:span><text:span text:style-name="T45">vi-<text:line-break/>sceri opitulantur, quod ipsum etiam in medicamentariis li-<text:line-break/>bris fecerunt qui ante me scripserunt, .proprie </text:span><text:span text:style-name="T74">1</text:span><text:span text:style-name="T45"> eos sple-<text:line-break/></text:span><text:span text:style-name="T45">nicos </text:span><text:span text:style-name="T45">appellantes qui induratam splenis affectionem habent.</text:span></text:p>
      <text:p text:style-name="P16"><text:span text:style-name="T7">[Medicamenta potabilia ab Andromacho ad spleni-<text:line-break/>cos conscripta </text:span><text:span text:style-name="T7">ad </text:span><text:span text:style-name="T7">verbum sic hctbent.j Potio ad splenicos<text:line-break/>Antipatri, ut Nilus. </text:span><text:span text:style-name="T7">'li</text:span><text:span text:style-name="T45"> </text:span><text:span text:style-name="T45">Carnis myrobalani drach. iij, he-<text:line-break/>rnionitidis herbae, quam quidam asplenum, quidam scolopen-<text:line-break/>drium dicunt draclu vj, corticis radicis capparis drach. iv,<text:line-break/>costi drach. iv, chamaedryos drach. vj, polii drach. [tres,<text:line-break/>radicis cotyledonis </text:span><text:span text:style-name="T7">3</text:span><text:span text:style-name="T45"> ij, corymborum hederae nigrae grana<text:line-break/>xxv,- ammonlaci thymiamatis drach. iv, seminis hyperici<text:line-break/>dracli. ij,, galbani drach. ij, seminis periclyrneni • draclu j<text:line-break/>aut radicis drach. iij, nasturtii nigri J j </text:span><text:span text:style-name="T22">β</text:span><text:span text:style-name="T45">, fucci fructits<text:line-break/>scillae drach. xvj. Dantur oboli duo in aceto mulso. Aiiud<text:line-break/></text:span><text:span text:style-name="T7">splenicis potabile. 4</text:span><text:span text:style-name="T45"> Glandis unguentariae drach. iv, he-</text:span></text:p>
      <text:p text:style-name="P12"><text:span text:style-name="T45">derae albae </text:span><text:span text:style-name="T45">grana </text:span><text:span text:style-name="T45">xxiv, costi </text:span><text:span text:style-name="T98">drach.il, </text:span><text:span text:style-name="T45">seminis periclymeni<text:line-break/>drach. ij, hyperici drach. </text:span><text:span text:style-name="T45">j, </text:span><text:span text:style-name="T45">alii drach. iv, galbani drach. j,<text:line-break/>obolos ij, nasturtii drach. iv, excipe</text:span><text:span text:style-name="T59">1</text:span><text:span text:style-name="T45"> succo scillae cocto.<text:line-break/>Dato fabam Graecam in </text:span><text:span text:style-name="T45">aceto rnulfo. </text:span><text:span text:style-name="T7">Aliud.</text:span><text:span text:style-name="T45"> ,4 </text:span><text:span text:style-name="T45">Carnis<text:line-break/>rnyrobalani 5 </text:span><text:span text:style-name="T45">sil,' </text:span><text:span text:style-name="T45">hyperici </text:span><text:span text:style-name="T45">3 </text:span><text:span text:style-name="T45">vj, seminis periclymeni 3 vj,<text:line-break/>radicis dauci 3 vj, rubiae, </text:span><text:span text:style-name="T45">acori, </text:span><text:span text:style-name="T45">phu Pontici, croci, singu-<text:line-break/>lorum 3 vj, junci odorati </text:span><text:span text:style-name="T7">3</text:span><text:span text:style-name="T45"> iij, mei drach. vj, nasturtii,<text:line-break/>chamaepityos, radicis capparis, singulorum drach. vj, polii<text:line-break/></text:span><text:span text:style-name="T45">drach. .</text:span><text:span text:style-name="T45">vj, alii draclu iij, arnmoniaci thymiamatis drach. </text:span><text:span text:style-name="T45">iij,<text:line-break/>cum </text:span><text:span text:style-name="T45">aceto mulso pastillos duorum obolorum ponderis for-<text:line-break/></text:span><text:span text:style-name="T45">mato </text:span><text:span text:style-name="T45">et </text:span><text:span text:style-name="T45">unum in </text:span><text:span text:style-name="T45">aceto mulso dato. Eacit et ad hepaticos<text:line-break/></text:span><text:span text:style-name="T45">et hydropicos. </text:span><text:span text:style-name="T7">Aliud, facit ad splenicos.</text:span><text:span text:style-name="T45"> 4 </text:span><text:span text:style-name="T45">Trixaginis<text:line-break/></text:span><text:span text:style-name="T45">drach. iv, polii drach. v, chamaepityos draclu iv, </text:span><text:span text:style-name="T45">rubiae<text:line-break/>drach. v, </text:span><text:span text:style-name="T45">arnmoniaci thymiamatis 3 iij, artemisiae </text:span><text:span text:style-name="T45">drach. </text:span><text:span text:style-name="T45">iij,<text:line-break/></text:span><text:span text:style-name="T45">rnyrobalani drach. </text:span><text:span text:style-name="T45">iv,</text:span><text:span text:style-name="T45">. </text:span><text:span text:style-name="T45">corticis radicis </text:span><text:span text:style-name="T45">capparis drach. rij,<text:line-break/>aristolochiae </text:span><text:span text:style-name="T45">drach. vj, tragacanthae drach. duas, </text:span><text:span text:style-name="T45">cum aqua<text:line-break/>in pastillos </text:span><text:span text:style-name="T45">triobolares redigito ac dato ex aceto mulso.</text:span></text:p>
      <text:p text:style-name="P16"><text:span text:style-name="T45">[A/iud </text:span><text:span text:style-name="T7">stomacho omnrnodum. Utere </text:span><text:span text:style-name="T7">etiam </text:span><text:span text:style-name="T7">ad ornnen</text:span></text:p>
      <text:p text:style-name="P12"><text:span text:style-name="T7">affectionem siplemis, facit </text:span><text:span text:style-name="T7">et </text:span><text:span text:style-name="T7">ad </text:span><text:span text:style-name="T7">convulsi a, inflata et </text:span><text:span text:style-name="T7">vitia<text:line-break/>muli&amp;ricso\</text:span><text:span text:style-name="T45"> 4 Myrrhae </text:span><text:span text:style-name="T45">draclu </text:span><text:span text:style-name="T45">iv, </text:span><text:span text:style-name="T45">nardi Indicae draclu </text:span><text:span text:style-name="T45">iv,<text:line-break/>corticis radicis capparis draclu iv, </text:span><text:span text:style-name="T45">costi </text:span><text:span text:style-name="T45">lrach. v, radicis<text:line-break/>panacis drach. iv, radicis peucedani 3 iv, dictamni </text:span><text:span text:style-name="T7">3 iv,<text:line-break/></text:span><text:span text:style-name="T45">polii drach. </text:span><text:span text:style-name="T45">duas, </text:span><text:span text:style-name="T45">corticis </text:span><text:span text:style-name="T45">radicis </text:span><text:span text:style-name="T45">periclymeni </text:span><text:span text:style-name="T7">3</text:span><text:span text:style-name="T45"> iv, rubiae<text:line-break/>J iij </text:span><text:span text:style-name="T22">β</text:span><text:span text:style-name="T45">, arnmoniaci thymiamatis </text:span><text:span text:style-name="T7">3</text:span><text:span text:style-name="T45"> </text:span><text:span text:style-name="T45">iv </text:span><text:span text:style-name="T22">β</text:span><text:span text:style-name="T45">, aliqui etiam iridis<text:line-break/>drach. iv et dimidiam, excipe aceto mulso, praebe obolos<text:line-break/>duos in aceto mulso. </text:span><text:span text:style-name="T7">Aliud splenicis, </text:span><text:span text:style-name="T7">orthopnoicis. 4</text:span><text:span text:style-name="T45"> Stru-<text:line-break/>thii, scillae assatae; panacis, radicis capparis, singulorum<text:line-break/>drach. v, crocomagmatis drach. ij et dimidiam, excipe aceto<text:line-break/>et praebe iu aceto scillitico.. </text:span><text:span text:style-name="T7">Aliud. 4 Struthii,</text:span><text:span text:style-name="T45"> corticis<text:line-break/>radicis capparis, trixaginis, panacis, singulorum drach. x,<text:line-break/>fructus myricae drach. iij, excipe aceto scillitico et dradr. </text:span><text:span text:style-name="T7">j<text:line-break/>ex aceto</text:span><text:span text:style-name="T45"> scillitico exhibeto.</text:span></text:p>
      <text:p text:style-name="P16"><text:span text:style-name="T7">[Medicamenta potabilia ab Asclepiade ad splenem<text:line-break/>conscriptae</text:span><text:span text:style-name="T45"> Cynoglossi manipulum cum vini cyathis </text:span><text:span text:style-name="T7">iij<text:line-break/></text:span><text:span text:style-name="T45">terito et expressum liquorem ante cibum bibendum dato,<text:line-break/>facit et succus per su. Colligere autem oportet herbam fi-</text:span></text:p>
      <text:p text:style-name="P12"><text:span text:style-name="T45">nistra manu, ante solis exortum. </text:span><text:span text:style-name="T7">Aliud.</text:span><text:span text:style-name="T45"> Trixaginis manipu-<text:line-break/>lum cum vini sexta' iouno coquito et expressum liquorem<text:line-break/>reponito, ,• atque ex eo cyathos ij ante cibum dato. </text:span><text:span text:style-name="T7">Aliud<text:line-break/>rnedioamenium inspevsile </text:span><text:span text:style-name="T7">splenicis.</text:span><text:span text:style-name="T45"> </text:span><text:span text:style-name="T45">Myricae </text:span><text:span text:style-name="T45">fructum </text:span><text:span text:style-name="T45">tusum<text:line-break/>et cribratum reponito</text:span><text:span text:style-name="T45">, usus </text:span><text:span text:style-name="T45">vero tempore cochlearia duo<text:line-break/>cum aceti mulsi diluti cyathis tribus dato. Aut herham pe-<text:line-break/>largitin appellatam tusam ac cribratam dato, ut praedictum<text:line-break/>est. </text:span><text:span text:style-name="T7">Aliud.</text:span><text:span text:style-name="T45"> Asini aut equi silvestris lienem siccatum tun-<text:line-break/>dito ac reponito, et </text:span><text:span text:style-name="T45">cocbiearia </text:span><text:span text:style-name="T45">duo </text:span><text:span text:style-name="T45">cum </text:span><text:span text:style-name="T45">vini diluti cyathis<text:line-break/>tribus exhibeto.. </text:span><text:span text:style-name="T7">Catapotium splenicis.</text:span><text:span text:style-name="T45"> Corymborum liede-<text:line-break/>rae albae grana tria devoranda praebe et aceti mulsi cya-<text:line-break/>thos iij, insuper bibendos. </text:span><text:span text:style-name="T7">Catapotium Andreae, paeonium<text:line-break/>didium.</text:span><text:span text:style-name="T45"> Myricae fructum tusum et cribratum galbano ex-<text:line-break/>cipe et in catapotia redige, eaque pro viribus exhibe». . &gt;</text:span></text:p>
      <text:p text:style-name="P13"><text:span text:style-name="T7">[J asiillus . splenicus tumorem eliquat 4</text:span><text:span text:style-name="T45"> Fructus<text:line-break/>ericae draclu quatuor, piperis' albi, nardi Syriacae, ammo-<text:line-break/>niaci thymiamatis, singulorum draclu duas, arida tundun-<text:line-break/>tur et cribrantur, ammoniacum aceto scillitico dissolvitur</text:span></text:p>
      <text:p text:style-name="P12"><text:span text:style-name="T45">et aridis additum in pastillos cogitur.</text:span><text:span text:style-name="T45">. </text:span><text:span text:style-name="T45">Fiunt autem pastilli<text:line-break/>drachmae pondere, daturque drachma una ex aceti mulsi<text:line-break/>cyathis tribus. Qui medicamentum </text:span><text:span text:style-name="T45">hoc </text:span><text:span text:style-name="T45">tradidit, </text:span><text:span text:style-name="T45">dixit </text:span><text:span text:style-name="T45">por-<text:line-break/>cellum ad triduum hoc bibisse et postea resectum sine liene<text:line-break/>inventum esse.'</text:span></text:p>
      <text:p text:style-name="P16"><text:span text:style-name="T45">LAZiud </text:span><text:span text:style-name="T7">splenem tumentem eliquans et consumens.<text:line-break/></text:span><text:span text:style-name="T45">4 Arnmoniaci thymiamatis, foliorum rubi tenerrimorum,<text:line-break/>utrorumque drach. viij, corticis capparis drach. iv, myri-<text:line-break/></text:span><text:span text:style-name="T45">eae </text:span><text:span text:style-name="T45">fructus, herbae afpleni, quae et scolopendrium et he-<text:line-break/>mionitis dicitur, utriusque drach. ij, nuclei scillae assatae et<text:line-break/>purgatae, piperis albi, utriusque drach. ij, excipe aqua et<text:line-break/></text:span><text:span text:style-name="T45">redige </text:span><text:span text:style-name="T45">in pastillos, atque exiribe draclr. unam cum aceti<text:line-break/>mulsi cyathis tribus. C/irysiermi </text:span><text:span text:style-name="T7">pasiiUus, splenici*, hy-<text:line-break/>dropicis, ciet urinam, mollii alvum.</text:span><text:span text:style-name="T45"> Scillam magnam luto<text:line-break/>oblitam assato</text:span><text:span text:style-name="T45">. </text:span><text:span text:style-name="T45">et corticem detrahito, ac quod ad sundum"<text:line-break/>est durum) </text:span><text:span text:style-name="T45">ex </text:span><text:span text:style-name="T45">nucleo vero libras luas' accipito, seminis<text:line-break/>dauci drach. viij, hoc est § j, anisi, seseleos, radicis panacis,<text:line-break/>iridis, singulorum tantundem, seminis urticae, baccarum</text:span></text:p>
      <text:p text:style-name="P12"/>
      <text:p text:style-name="P13"><text:span text:style-name="T45">cedri, utrorumque drach. duas, myrrhae draclu iv, ervi .<text:line-break/>moliti cjj oenicem, vini 'odorati quod satis est, subacta in pa-<text:line-break/>stillos redigito, habet autem et tragacanthae minas quatuor.<text:line-break/>Datur drach. </text:span><text:span text:style-name="T45">una </text:span><text:span text:style-name="T45">cum aceti mulsi cyathis </text:span><text:span text:style-name="T45">iij. </text:span><text:span text:style-name="T7">Aliud </text:span><text:span text:style-name="T7">Euge-<text:line-break/>rasiae.</text:span><text:span text:style-name="T45"> ..4 Scillae assatae depuratae </text:span><text:span text:style-name="T45">minas </text:span><text:span text:style-name="T45">duas, radicis<text:line-break/>bryoniae minas viil, piperis albi tantundem, petroselini'<text:line-break/>tantundem,' seminis dauci Cretici tantundem, erui moliti<text:line-break/>tantundem, cedridum sextarios sex, habeat vero sextarius<text:line-break/>uncias octo, iridis, radicis </text:span><text:span text:style-name="T45">panacis, </text:span><text:span text:style-name="T45">myrrhae, singulorum<text:line-break/>quadrantem, vini Falerni quantum fatis </text:span><text:span text:style-name="T45">est </text:span><text:span text:style-name="T45">luis in pastiI-<text:line-break/>los cogendis. Formatos autem pastillos in- umbra resicca<text:line-break/>et unciam unam cum vini diluti cyathis iij exhibe.</text:span></text:p>
      <text:p text:style-name="P16"><text:span text:style-name="T7">[Epithemata et emplastra, ejusdem Asclepiadae ad<text:line-break/>recentes splenis inflammationes.^</text:span><text:span text:style-name="T45"> 2}. Poliorum tenerrimo-<text:line-break/>rum arboris sambuci lib- iij, aloes lilu j, cum aceto subi-<text:line-break/>gito, et -linteolo infarta'imponito, Aiiud. 4 Ericae fructus<text:line-break/>semissem, galbani lib. j, alii semissem, fructum tundito ac</text:span></text:p>
      <text:p text:style-name="P69"><text:span text:style-name="T45">cribrato, atque ita galbanum addito ac .diligenter misceto<text:line-break/>atque </text:span><text:span text:style-name="T45">in </text:span><text:span text:style-name="T45">linteolum: impacta imponito.. </text:span><text:span text:style-name="T45">• • '<text:tab/>-<text:tab/>-</text:span></text:p>
      <text:p text:style-name="P70"><text:span text:style-name="T94">\Medicamenturn </text:span><text:span text:style-name="T7">Idiotae</text:span><text:span text:style-name="T45"> acpoTnmodatnm.] 4 yi&amp;i<text:line-break/>quercini' lib. j, calcis vivae, lib. unam, viscum in vas fictile<text:line-break/>conjectum </text:span><text:span text:style-name="T45">ac </text:span><text:span text:style-name="T45">prunis appositum dissolvito, et dissolutu caI-.<text:line-break/>cem vivam inspergito, misceto et calidum albae pelli lu~<text:line-break/>sartum </text:span><text:span text:style-name="T45">imponito,, oportet </text:span><text:span text:style-name="T45">autem cum adhaerente adhuc </text:span><text:span text:style-name="T7">me-<text:line-break/>dicamento</text:span><text:span text:style-name="T45"> lavari, atque ita sinere dcnec sua sponte cadat,<text:line-break/>curam item habere oportet, ut disparatae splenii partes<text:line-break/>. afecentur.. </text:span><text:span text:style-name="T7">Aliud. 4</text:span><text:span text:style-name="T45"> Visci quercini lib. </text:span><text:span text:style-name="T7">j,</text:span><text:span text:style-name="T45"> calcis vivae § j,<text:line-break/>floris lapidis Asii trientem, cedriae </text:span><text:span text:style-name="T45">§ </text:span><text:span text:style-name="T45">j, praeparato pro more<text:line-break/>aciutere quotidie auferens medicamentum,-spongiis calidis<text:line-break/>lbvens locos, rursusque imponens.. Hoc medicamentum uri-<text:line-break/>nam movet.<text:tab/>'</text:span></text:p>
      <text:p text:style-name="P16"><text:span text:style-name="T94">\lilalagmr </text:span><text:span text:style-name="T7">auri colorem reserens valde</text:span><text:span text:style-name="T45"> commodum-]<text:line-break/>su Cerae, resinae pinus et frictae,, singulorum llb. ij, er-<text:line-break/>senici, aluminis scissi, calcis vivae, .singulorum sextantem,<text:line-break/>aceti, olei, utriusque cyathos' viij. apparato pro more.</text:span></text:p>
      <text:p text:style-name="P17"><text:span text:style-name="T45">[Aiiud </text:span><text:span text:style-name="T7">valde generosum, quo </text:span><text:span text:style-name="T7">usus esi Andromachus.<text:line-break/>7,</text:span><text:span text:style-name="T45"> </text:span><text:span text:style-name="T45">Cerae, resinae pinus, picis </text:span><text:span text:style-name="T45">brntiae aridae, singulorum<text:line-break/>lib. ij, arsenici, aluminiis </text:span><text:span text:style-name="T45">scissi, calcis </text:span><text:span text:style-name="T7">vivae,</text:span><text:span text:style-name="T45"> </text:span><text:span text:style-name="T45">singulorum sex-<text:line-break/>tantem, aceti cyathos viij, </text:span><text:span text:style-name="T45">praepara' </text:span><text:span text:style-name="T45">pro consuetudine. Fa-<text:line-break/>cit ad splenicos, hydropicos </text:span><text:span text:style-name="T45">et ad </text:span><text:span text:style-name="T45">praecordia distenta. Ea-<text:line-break/>cit et ad ischiadicos, arthriticos. Nos ad medicamentum hoc<text:line-break/>apposuimus myrrhae </text:span><text:span text:style-name="T45">§ </text:span><text:span text:style-name="T45">ij </text:span><text:span text:style-name="T22">β, </text:span><text:span text:style-name="T45">visci trientem.</text:span></text:p>
      <text:p text:style-name="P16"><text:span text:style-name="T45">[Ad </text:span><text:span text:style-name="T7">indutatas splenis </text:span><text:span text:style-name="T7">affectiones, </text:span><text:span text:style-name="T7">usus ese Tryphon<text:line-break/>G-ortyniates^ </text:span><text:span text:style-name="T7">4</text:span><text:span text:style-name="T45"> </text:span><text:span text:style-name="T45">Foenigraeci </text:span><text:span text:style-name="T45">moliti, </text:span><text:span text:style-name="T45">sinapi, mannae thuris,<text:line-break/>singulorum sextarium unum, retrimentorum a myrobalano<text:line-break/>expressa reliquorum sextarii dimidium, spumae nitri § iij,<text:line-break/>tenuissime trita ac mixta, </text:span><text:span text:style-name="T45">cedria cocta </text:span><text:span text:style-name="T45">excipe,, nt emplastri<text:line-break/>liquidi habeant spissitudinem</text:span><text:span text:style-name="T45">, </text:span><text:span text:style-name="T45">usus ejus, est per intervalla,<text:line-break/>medicamentum autem </text:span><text:span text:style-name="T45">impositum </text:span><text:span text:style-name="T45">fasciolis complectere et<text:line-break/>obliga. Tempus imponendi </text:span><text:span text:style-name="T45">est ante </text:span><text:span text:style-name="T45">balneum, quantum pos-<text:line-break/>sibile est </text:span><text:span text:style-name="T45">aegrum ferre, postea vero </text:span><text:span text:style-name="T45">obligatum adhuc lu<text:line-break/>balneum luducito et post </text:span><text:span text:style-name="T45">reliqui </text:span><text:span text:style-name="T45">corporis curationem in<text:line-break/>solium demittito, atque ita </text:span><text:span text:style-name="T45">in </text:span><text:span text:style-name="T45">aqua fasciam refolvito.</text:span></text:p>
      <text:p text:style-name="P12"/>
      <text:p text:style-name="P16"><text:span text:style-name="T7">[Aliud ad </text:span><text:span text:style-name="T7">splenicos per </text:span><text:span text:style-name="T7">unam </text:span><text:span text:style-name="T7">diem sanans. </text:span><text:span text:style-name="T7">Verum<text:line-break/>supra </text:span><text:span text:style-name="T7">medioarnerdi </text:span><text:span text:style-name="T7">impositionetn 'per tres dies e esito vi-<text:line-break/></text:span><text:span text:style-name="T7">rendi </text:span><text:span text:style-name="T7">modo</text:span><text:span text:style-name="T45"> utimur.] 4 Myrrhae, mannae thuris,' utrius-<text:line-break/>que quadrantem, sinapi Alexandrini, nasturtii, utriusque<text:line-break/>sextantem, aceti scillitici quod satis est, .sinapi et nastur-<text:line-break/>tium </text:span><text:span text:style-name="T45">tundito ac' </text:span><text:span text:style-name="T45">cribrato, mannam vero et myrrham dis-<text:line-break/>suIvito, eisque arida addito et simul aceto subacta ad ma-<text:line-break/>lagmatis ' formam reducito, et a secunda hora usque ad no-<text:line-break/></text:span><text:span text:style-name="T45">nam </text:span><text:span text:style-name="T45">imponito. Postea vero duabus fasciis obligatum in bal-<text:line-break/>neum inducimus, atque ubi relaxatus fuerit, in calidae fo-<text:line-break/>lium demittemus, ln solio vero longiori temporis spatio<text:line-break/>moretur cruribus extra aquam emotis.. Ne vero in animi<text:line-break/>deliquium delabatur, acetum et pulegium odoret et fascias<text:line-break/>paulatim resolvat. Egresso porro e balneo salsamentum citra<text:line-break/>panem exhibendum est et vinum mari mixtum. Sequenti<text:line-break/>die eadem offerenda sunt. Tertia vero'gymnasiis utendum,<text:line-break/>quae spiritum acutum reddere valent. </text:span><text:span text:style-name="T7">Aliud ArH Tarsen-<text:line-break/>sis.^ Usus est per intervalla.</text:span><text:span text:style-name="T45"> 4 Ficuum pinguissimarum, si-<text:line-break/>napi, - radicis capparis corticis, singulorum lib. j, aceti quan-</text:span></text:p>
      <text:p text:style-name="P12"/>
      <text:p text:style-name="P71"><text:span text:style-name="T45">tum satis esu </text:span><text:span text:style-name="T45">Aiiud Diodori. </text:span><text:span text:style-name="T7">4</text:span><text:span text:style-name="T45"> </text:span><text:span text:style-name="T45">Sinapi</text:span><text:span text:style-name="T45">, </text:span><text:span text:style-name="T45">nasturtii; foeni-<text:line-break/>graeci, seminis </text:span><text:span text:style-name="T45">lini, </text:span><text:span text:style-name="T45">retrimentorum ab expressa myrobalano<text:line-break/>reliquorum, singulorum: </text:span><text:span text:style-name="T45">3 </text:span><text:span text:style-name="T45">viij, excipe cedria eocta </text:span><text:span text:style-name="T7">aceti,<text:line-break/></text:span><text:span text:style-name="T45">scillitico admixto. . ' Usus- est </text:span><text:span text:style-name="T45">ante </text:span><text:span text:style-name="T45">balneum, medicamentum<text:line-break/>bonum est et post usum sanguinem mejunt.<text:tab/>r.</text:span></text:p>
      <text:p text:style-name="P16"><text:span text:style-name="T45">• </text:span><text:span text:style-name="T45">i </text:span><text:span text:style-name="T94">\lHedicamenta </text:span><text:span text:style-name="T7">ab </text:span><text:span text:style-name="T7">Asclepiade in quarto externorum<text:line-break/>conscripta ad splenicos et hydropicos</text:span><text:span text:style-name="T7">, </text:span><text:span text:style-name="T7">quae, juxta dictio-<text:line-break/>nem ejus.siie habentsp Epithema splenicis tumuiem eliquat.<text:line-break/>4</text:span><text:span text:style-name="T45"> Foliorum, tenerorum fambuci lib. iij, aloes pinguis lib. j,<text:line-break/>terito cum aceto et linteolo excepta imponito. </text:span><text:span text:style-name="T7">Aliud.</text:span><text:span text:style-name="T45"> 4<text:line-break/>Eructus ericae lib. j, galbani lib. j, fructum tundito , et cri-<text:line-break/>brato ac galbano excipito, rnrsusque tundito unguenti irini<text:line-break/>faece admota, quo ad malagmatis formam redigantur, deinde<text:line-break/>.linteolo .infarsa imponito. </text:span><text:span text:style-name="T7">Malagma ad splenicos.</text:span><text:span text:style-name="T45"> </text:span><text:span text:style-name="T45">2|. </text:span><text:span text:style-name="T45">My-<text:line-break/>rohalani corticum tusurum cribratorum, minam dimidiam<text:line-break/>et expressionis ejusdem tantundem, cerae drach. vj, resinae<text:line-break/>terebinthinae, drach. xxxij, galbani draclu-x, irini purum, </text:span><text:span text:style-name="T45">_<text:line-break/></text:span><text:span text:style-name="T45">arida cum liquidis committito. </text:span><text:span text:style-name="T7">Alitui valde praeclarum,</text:span></text:p>
      <text:p text:style-name="P73"><text:span text:style-name="T45">4 Farinae </text:span><text:span text:style-name="T45">rnyrobalani quadrantem, </text:span><text:span text:style-name="T45">nitri 3; j, alii iv, 'oera</text:span><text:span text:style-name="T74">e<text:line-break/></text:span><text:span text:style-name="T45">semissem, terebinthinae </text:span><text:span text:style-name="T45">bessem; </text:span><text:span text:style-name="T45">aceti quod, sufficit, sple-’<text:line-break/>rem eliquat.<text:tab/></text:span><text:span text:style-name="T45">.......</text:span></text:p>
      <text:p text:style-name="P16"><text:span text:style-name="T45">.• [Malagma </text:span><text:span text:style-name="T7">ex cedria, splenicis, hydropicis medica-<text:line-break/>menturn accommodatum. Urinam det multam et splenem<text:line-break/>eliquat. Oportet autem runa cum medicamento lavari et<text:line-break/>qnod ab eo disparatum esu a splenio videlicet, de corporis<text:line-break/>cuticula desecare, sinendum dnim' esi adhaerescens medi,<text:line-break/>ramentum, donec-sua sponte, dilabatur. Compositio haec<text:line-break/></text:span><text:span text:style-name="T45">est,] 2J. Visci quercini lib. j, calcis vivae semissem, floris<text:line-break/>lapidis Assi trientem, cedriae quadrantem, viscum aerea<text:line-break/>patina coquito et postquam fulvum factum fuerit,, cedriam<text:line-break/>adjicito, .assidueque moveto ac arida trita inspergito, deinde<text:line-break/>ab igne, ablata aliqualiter frigefieri linitu, atque in pellem<text:line-break/>albam </text:span><text:span text:style-name="T7">a</text:span><text:span text:style-name="T45"> spina appellatam infarta affectis loris imponito, et<text:line-break/>una .cum medicamento lavare jubeto, donec splenium su</text:span><text:span text:style-name="T74">a<text:line-break/></text:span><text:span text:style-name="T45">sponte delabatur. Oportet </text:span><text:span text:style-name="T45">tamen, </text:span><text:span text:style-name="T45">ut praedictum est, dispa-<text:line-break/>ratas splenii partes </text:span><text:span text:style-name="T45">desecare. </text:span><text:span text:style-name="T7">Aliud valde praeclaram.</text:span></text:p>
      <text:p text:style-name="P12"><text:span text:style-name="T45">4 Eloris </text:span><text:span text:style-name="T45">Iapidis </text:span><text:span text:style-name="T45">Asii sextantem</text:span><text:span text:style-name="T45">, </text:span><text:span text:style-name="T45">Iapidis gagatae § j, calcis<text:line-break/></text:span><text:span text:style-name="T7">vivae</text:span><text:span text:style-name="T45"> bessern, visci quercini lib. j, praepara ac uterer ut<text:line-break/>dictum esu </text:span><text:span text:style-name="T7">Malagma Arttiochidis </text:span><text:span text:style-name="T7">tsd </text:span><text:span text:style-name="T7">splenicos, hydropi-<text:line-break/>cos, ischiadicos, arthriticos. Praeparatum esiFabullae. </text:span><text:span text:style-name="T7">4<text:line-break/></text:span><text:span text:style-name="T45">Cerae lib. iij, resinae terebinthinae lib. iij, retrimentorum<text:line-break/>ab expressa myrobalano reliquorum lib- j, spumae nitri<text:line-break/>lib. j, floris lapidis Asii lib. j, arnmoniaci thymiamatis lib. </text:span><text:span text:style-name="T7">j,<text:line-break/></text:span><text:span text:style-name="T45">olei cyprini lrb. iij, acetum ad amrnoniacum dissolvendum.<text:line-break/></text:span><text:span text:style-name="T7">Aliud rabullae compositum; valde praeclarum ad easdem<text:line-break/>affectiones]</text:span><text:span text:style-name="T45"> 2| Myrrhae stactae, bdellii, onychis, medullae<text:line-break/>.ervinae, ammc riaci thymiamatis, iridis siccae, singulorum<text:line-break/></text:span><text:span text:style-name="T45">lib. </text:span><text:span text:style-name="T45">ij, opopanacis lib. j, galbani lib. unam, mastiches lib. j,<text:line-break/>floris lapidis Asii lib. </text:span><text:span text:style-name="T7">j,</text:span><text:span text:style-name="T45"> styracis lib. unam, sucri sycomo-<text:line-break/>rorumliluj, canchryos lib. j, piperis albi semissem, cerae<text:line-break/></text:span><text:span text:style-name="T45">lib; </text:span><text:span text:style-name="T45">v, terebinthinae lib. v, medicamentum est tusile. Opor-<text:line-break/>tet autem tundentes unguenti irini faecem admovere, donec<text:line-break/>quam mollissimum medicamentum reddatur, repositum enim</text:span></text:p>
      <text:p text:style-name="P12"><text:span text:style-name="T45">mollissimum evadit. </text:span><text:span text:style-name="T7">Malagma, quod aurei coloris appel-<text:line-break/></text:span><text:span text:style-name="T7">lOnvus.</text:span><text:span text:style-name="T45"> </text:span><text:span text:style-name="T45">4 Auripigmenti § j, aluminis scissi sextantem, </text:span><text:span text:style-name="T7">cal-<text:line-break/>cis vivae</text:span><text:span text:style-name="T45"> sextantem, arida tundimus ac cribramus et in<text:line-break/>mortarium conjicimus, hisque aceti cyathos octo superfun-<text:line-break/>dimus et probe.trita liquidis excipimus. Sunt autem liquida<text:line-break/>haec, cerae libra una, resinae frictae lib. ij, olei communis<text:line-break/>cyathi octo. Haec frigefieri post eliquationem sinimus e,t sic<text:line-break/>erasa tritis adjicimus. Nos ad medicamenti praeparationem<text:line-break/>ttiam myrrhae sextantem apposuimus.</text:span></text:p>
      <text:p text:style-name="P16"><text:span text:style-name="T7">[Aliud, </text:span><text:span text:style-name="T7">hoc </text:span><text:span text:style-name="T7">. ustus esi Andromachus, facit splenicis,<text:line-break/>hydropicis et </text:span><text:span text:style-name="T7">ad </text:span><text:span text:style-name="T7">praecordia disienta, facit item ijchiadi-<text:line-break/></text:span><text:span text:style-name="T45">cis, </text:span><text:span text:style-name="T7">arthriticis et ad inveteratos affactusJj'</text:span><text:span text:style-name="T45"> 4 Cerae lib. j,<text:line-break/>piris brutiae lib. </text:span><text:span text:style-name="T7">j,</text:span><text:span text:style-name="T45"> pro resina fricta picem addimus, olei<text:line-break/>cyath. octo, auripigmenti auricoloris sextantem, aluminis<text:line-break/>fciffi sextantem, calcis vivae sextantem,- praepara ut dictum<text:line-break/>est. Nos ad medicamentum etiam myrrhae sextantem </text:span><text:span text:style-name="T45">et<text:line-break/></text:span><text:span text:style-name="T45">visci quercini trientem apposuimus.</text:span></text:p>
      <text:p text:style-name="P16"><text:span text:style-name="T45">£Ad </text:span><text:span text:style-name="T7">inveteratos rndiiratos splenis affectus, authe-</text:span></text:p>
      <text:p text:style-name="P12"><text:span text:style-name="T7">rnerdn appellatum. Oportet </text:span><text:span text:style-name="T7">autem </text:span><text:span text:style-name="T7">cum medicamenu im-<text:line-break/>positione aegrurn “d triduum''convenienti diaeta</text:span><text:span text:style-name="T45"> uti;] 4<text:line-break/>My rrhae, mannae thuris, utriusque quadrantem;-sinapi. Ale-<text:line-break/>xandrini, sextantem, nastnitif sextantem, aceti scillitici quod,<text:line-break/>satis .esu Arida tundito et cribratu et cum </text:span><text:span text:style-name="T45">. </text:span><text:span text:style-name="T45">aceto ad ma-<text:line-break/>lagmatis formam' subigite, et linteolo excepta, est lior a feti<text:line-break/>cnnda usque ad nonam' imponito', ita ut complectaris et.<text:line-break/>contineas incumbens malagma fasciola obligata. Deinde vero<text:line-break/>ita obligatum in balneum mittito, et ubi probe laxatus fue-<text:line-break/>rit in folium desidere facito et pedes extra sulium exten-<text:line-break/>dere jubeto ac longiori tempore in ipsc immorari. Caete-<text:line-break/>rum ad revocandos lu animi deliquium collapsus acetum<text:line-break/>cum pulegio naribus admovemus et paulatim rescivere fa<text:line-break/>scias tentamus. Sint autem cluae fasciae malagmati incum-<text:line-break/>bentes. Quum enim sasciae tolluntur, auferimus etiam incum-<text:line-break/></text:span><text:span text:style-name="T45">bens </text:span><text:span text:style-name="T45">malagma et post assectus locos sufficuntor fovemus.<text:line-break/>Eeresso de balneo salsamentum citra panem exhibemus </text:span><text:span text:style-name="T45">et<text:line-break/></text:span><text:span text:style-name="T45">vinum mari mixtum, ilenr etiam sequenti die facimus. Et</text:span></text:p>
      <text:p text:style-name="P12"><text:span text:style-name="T45">tertia </text:span><text:span text:style-name="T45">similiter, rnsuperque </text:span><text:span text:style-name="T45">exercitationibus utimur quae<text:line-break/>spiritum </text:span><text:span text:style-name="T45">acutum reddere </text:span><text:span text:style-name="T45">possunt. - -</text:span></text:p>
      <text:p text:style-name="P16"><text:span text:style-name="T45">aiiud </text:span><text:span text:style-name="T7">Tryphonis Uortyniatae Cretensis medicamen-<text:line-break/>tum aecormnodacumse,</text:span><text:span text:style-name="T45"> 4 </text:span><text:span text:style-name="T45">Foenigraeci </text:span><text:span text:style-name="T45">moliti sextarium unum,<text:line-break/>retrimentorum rnyrobalani sextarium dimidium, spumae<text:line-break/>nitri </text:span><text:span text:style-name="T45">quadrantem, omnis </text:span><text:span text:style-name="T45">trita </text:span><text:span text:style-name="T45">cedria </text:span><text:span text:style-name="T45">excipe. Verunrhanc<text:line-break/>prius coctam </text:span><text:span text:style-name="T45">condensare oportet </text:span><text:span text:style-name="T45">ad cerati spissitudinem.<text:line-break/>Usus </text:span><text:span text:style-name="T45">est- ante </text:span><text:span text:style-name="T45">balneum, quantum aeger ferre potest, a bal-<text:line-break/>neo </text:span><text:span text:style-name="T45">cerosarium </text:span><text:span text:style-name="T45">imponimus.</text:span></text:p>
      <text:p text:style-name="P16"><text:span text:style-name="T45">[Aiiud </text:span><text:span text:style-name="T7">authenreron </text:span><text:span text:style-name="T7">inscriptum, liberat a tota asisie-<text:line-break/></text:span><text:span text:style-name="T45">ctione.] </text:span><text:span text:style-name="T45">4 </text:span><text:span text:style-name="T45">Pyrethri drachmas viginti, rnyrobalani bessem,<text:line-break/>nasturtii bessem, piperis besseni, seminis urticae bessem, si-<text:line-break/>napi scxtarium dimidium, omnia trita </text:span><text:span text:style-name="T45">et </text:span><text:span text:style-name="T7">aceto</text:span><text:span text:style-name="T45"> fuhacta per<text:line-break/>intervalla imponito ad horas tres, si aeger tolerare possit,<text:line-break/>deinde ablato medicamento laveri jube. Post balneum vero<text:line-break/>cerato utendum est ex roseceo apparato. </text:span><text:span text:style-name="T22">ΑἰϊΆ </text:span><text:span text:style-name="T7">tumorem<text:line-break/>Hiquesi-icit. 4</text:span><text:span text:style-name="T45"> Floris lapidis Asii, nitri, rubri, ’ retrimentorum</text:span></text:p>
      <text:p text:style-name="P12"><text:span text:style-name="T45">rnyrobalani, arnmoniaci </text:span><text:span text:style-name="T45">thyisiiamatis, </text:span><text:span text:style-name="T45">singulorum drach. </text:span><text:span text:style-name="T45">xxiv,<text:line-break/>corticis </text:span><text:span text:style-name="T45">radicis </text:span><text:span text:style-name="T45">capparis drach. octo, seminis raphani </text:span><text:span text:style-name="T45">drach. x<text:line-break/></text:span><text:span text:style-name="T45">aut succi cyathum </text:span><text:span text:style-name="T45">unum, </text:span><text:span text:style-name="T7">Aceti</text:span><text:span text:style-name="T45"> accerrimi </text:span><text:span text:style-name="T45">quod satis </text:span><text:span text:style-name="T45">esc<text:line-break/>xisci </text:span><text:span text:style-name="T45">quercini </text:span><text:span text:style-name="T45">draclu </text:span><text:span text:style-name="T45">xl, </text:span><text:span text:style-name="T45">ammoniacunr sambuci </text:span><text:span text:style-name="T45">succo </text:span><text:span text:style-name="T45">aut<text:line-break/>myricae aut trifolii disolve</text:span><text:span text:style-name="T45">, </text:span><text:span text:style-name="T45">arida vero tunde </text:span><text:span text:style-name="T45">et </text:span><text:span text:style-name="T45">angustis-<text:line-break/>simo cribro excute ac </text:span><text:span text:style-name="T45">aceto </text:span><text:span text:style-name="T45">subige, indeque </text:span><text:span text:style-name="T45">admixto </text:span><text:span text:style-name="T45">visco<text:line-break/>omnia simul contunde </text:span><text:span text:style-name="T45">e.t utere.</text:span></text:p>
      <text:p text:style-name="P16"><text:span text:style-name="T7">[Medicamenta ud splenicos ab Archigene in primo<text:line-break/>medicamentorum secundum </text:span><text:span text:style-name="T7">genus </text:span><text:span text:style-name="T7">conscriptae</text:span><text:span text:style-name="T45"> lu splenicis<text:line-break/></text:span><text:span text:style-name="T7">porro</text:span><text:span text:style-name="T45"> praecedente similiter </text:span><text:span text:style-name="T45">tota diaeta, ex describendis </text:span><text:span text:style-name="T45">com-<text:line-break/>positionibus his utitor. Potus quidem sit </text:span><text:span text:style-name="T45">aqua, in </text:span><text:span text:style-name="T45">qua igni-<text:line-break/>tum scrrum saepe sit extinctum, non febrientibus cum vino,<text:line-break/>febricitantibus vero aqua sola. Aut anagallidis coeruleum<text:line-break/>florem habentis obolo j exhibeto cum aceto mulso. Aut<text:line-break/>serpillum cum aceto. Aut panacis radicem viridem cum aqua<text:line-break/>mulle, Aut femen similiter, </text:span><text:span text:style-name="T45">aquam </text:span><text:span text:style-name="T45">mulsam vero per no-<text:line-break/>rtem sub dio exponito. Aut corticis radicis periclymeni et<text:line-break/>laminis ejus quantum tribus digitis, apprehendi potest, in</text:span></text:p>
      <text:p text:style-name="P12"><text:span text:style-name="T45">vino </text:span><text:span text:style-name="T45">albo meraco calido </text:span><text:span text:style-name="T45">jejunis </text:span><text:span text:style-name="T45">bibendum ad dies </text:span><text:span text:style-name="T45">xi ex-<text:line-break/>hibeto. </text:span><text:span text:style-name="T45">Aut </text:span><text:span text:style-name="T45">vulpis- hepar siccum, </text:span><text:span text:style-name="T45">cum </text:span><text:span text:style-name="T45">aceto </text:span><text:span text:style-name="T45">mulso </text:span><text:span text:style-name="T45">exhibe<text:line-break/>bibendum. Aut- </text:span><text:span text:style-name="T45">cuminum Aethiopicum similiter, ut </text:span><text:span text:style-name="T45">hepar<text:line-break/>ex aceto mulso. Aut radicis ari corticis </text:span><text:span text:style-name="T7">3</text:span><text:span text:style-name="T45"> </text:span><text:span text:style-name="T22">β </text:span><text:span text:style-name="T45">cum aceti<text:line-break/>mulsi cyathis jij. Aut polium similiter cum aceto mulso.<text:line-break/>Aut hederae albae grana tria cum aceti mulsi cyathis iij.<text:line-break/>Aut arida trita capparis folia propinato. Cataplasmata au-<text:line-break/>tem eadem'impones </text:span><text:span text:style-name="T45">splenicis, </text:span><text:span text:style-name="T45">quae hepaticis. Ampliusque<text:line-break/>cinerem ex ferraria officina cum </text:span><text:span text:style-name="T45">aceto. </text:span><text:span text:style-name="T45">Aut capparim ma-<text:line-break/>ceratam aceto, ac tritam cerato cyprino exceptam. Aut na-<text:line-break/>sturtium et foenumgraecnm .ac calcem vivam et nitrum,<text:line-break/>cum melle mollita imponito. Aut ioenumgraecum et calcem<text:line-break/>ac nitrum </text:span><text:span text:style-name="T45">item </text:span><text:span text:style-name="T45">cum melle imponito. Aut lepidii folia irn- </text:span><text:span text:style-name="T7">i<text:line-break/></text:span><text:span text:style-name="T45">ponito, quum vero jam morsum perceperint, in balneum<text:line-break/>inducito, et ablato medicamento- in fervidae folium demit-<text:line-break/>tito ac detineto, aegrelenirn ferunt nimism mordacitatem,<text:line-break/>verum fani exeunt. Idem etiam in - ischiadicis facit. Aut<text:line-break/>rnyrobalani expressae retrimentum aceto maceratum, rosa-<text:line-break/>ceo cerata excipe ac impone. Aut foeuigraeci et nasturtii</text:span></text:p>
      <text:p text:style-name="P12"><text:span text:style-name="T45">par pondus, mannae duplum, calcis vivae parum, cum melle<text:line-break/>splenia velut emplastra facito ac imponito. Aut faecem </text:span><text:span text:style-name="T7">acris </text:span><text:span text:style-name="T7">,<text:line-break/></text:span><text:span text:style-name="T45">aceti imponito. Aut capparis radicem cum aceto.. Aut spon-<text:line-break/>giam acerrimo’ aceto imbutam. Egregie sariunt rnyrobalani<text:line-break/>cortices et nitri tertia ipforum pars, trita aceto subigito,<text:line-break/>et resinam ac ceram eum modico oleo liquefacta affundito<text:line-break/>et mollitis utitor. Pei scveranle </text:span><text:span text:style-name="T45">malo, </text:span><text:span text:style-name="T45">cucurbitas cum scari-<text:line-break/>ficatione affigito. Amuleta autem </text:span><text:span text:style-name="T7">et</text:span><text:span text:style-name="T45"> </text:span><text:span text:style-name="T45">per </text:span><text:span text:style-name="T45">contrarietatem<text:line-break/>quandarn naturalem ad hepar et splenem facere credita<text:line-break/>haec sunt, venam retro finistram aurem secato </text:span><text:span text:style-name="T7">' </text:span><text:span text:style-name="T7">et </text:span><text:span text:style-name="T7">detracto<text:line-break/>sanguine affectum splenem</text:span><text:span text:style-name="T45"> confricato.</text:span></text:p>
      <text:h text:style-name="P4" text:outline-level="2">Cap. I<text:span text:style-name="T117">II</text:span>.</text:h>
      <text:p text:style-name="P9"><text:span text:style-name="T103">[</text:span><text:span text:style-name="T7">De </text:span><text:span text:style-name="T7">hydrope</text:span><text:span text:style-name="T45">.</text:span><text:span text:style-name="T52">] </text:span><text:span text:style-name="T45">Hydropicorum medicamenta<text:line-break/></text:span><text:span text:style-name="T45">et' </text:span><text:span text:style-name="T45">alia communia ad splenicos ipsos, itemque quaedam mul-<text:line-break/>tiplicis usus ad varias affectiones, tum jam praedictas tum<text:line-break/>duritias, et ubi quid discutere oportet/ etiam </text:span><text:span text:style-name="T45">fi </text:span><text:span text:style-name="T45">jam puru-<text:line-break/></text:span><text:span text:style-name="T45">lenta, </text:span><text:span text:style-name="T45">sit consistentia ,dicere aggrediar inttiu ab iis quae<text:line-break/>Asclepiades tradidit sumpto.</text:span></text:p>
      <text:p text:style-name="P16"><text:span text:style-name="T7">[Medicamenta. ab Asclepiade conscripta ad praedictae</text:span></text:p>
      <text:p text:style-name="P74"><text:span text:style-name="T7">affectiones in quarto </text:span><text:span text:style-name="T7">externorum, quae Hdarcdllae in-<text:line-break/></text:span><text:span text:style-name="T7">scribit'i\ . ASstithama - </text:span><text:span text:style-name="T7">hydi opiois </text:span><text:span text:style-name="T7">valde commodum . quod<text:line-break/>adjacentem tiumoiem aibscrbet-</text:span><text:span text:style-name="T45">' 4 Farrrs, .quod zeam vo-<text:line-break/>caut, moliti fextar. ij’, floris lapidis Asii scxtar. j, mannae<text:line-break/>•lib. j, probe trita adipe suillo veteri probe subacto et .vino<text:line-break/>per integram noctem macerato excipito, fit autem tanta adi-<text:line-break/>,pis copia,, quanta ad mollefaciendum medicamentum satis<text:line-break/>esu </text:span><text:span text:style-name="T7">Aliud</text:span><text:span text:style-name="T45"> Besasa; est </text:span><text:span text:style-name="T45">autem </text:span><text:span text:style-name="T45">semen rutae silvestris, quod<text:line-break/>in Syria nascitur et vernacula lingua harmala ab illis ap-<text:line-break/>pellatur, 4 hujus tusi sextarium j, mannae sextarium dimi-<text:line-break/>dium, adipis suilli veteris quantum sufficit, praeparato, ut<text:line-break/>dictum esu </text:span><text:span text:style-name="T7">Aliud,</text:span><text:span text:style-name="T45"> 4 ficuum pinguissimarum lib. iij, apbro-<text:line-break/>nitri lib. j, origani lib. j, quidam cumini hbiiij, sulsuris<text:line-break/>vini quadrantem, cochlearum Africanarum lib- j, arida tun-<text:line-break/></text:span><text:span text:style-name="T45">dito </text:span><text:span text:style-name="T45">et cribrato et tusis ficubus una" cum </text:span><text:span text:style-name="T7">carne,</text:span><text:span text:style-name="T45"> cochlearum<text:line-break/>excepta ac- in linteolum infarcta’imponito, melle'coctu suf-<text:line-break/>ficienti addito.</text:span><text:span text:style-name="T7">r'<text:tab/>' &gt; -•<text:tab/>•</text:span></text:p>
      <text:p text:style-name="P13"><text:span text:style-name="T45">[Aiiud ex </text:span><text:span text:style-name="T7">CritOnesp</text:span><text:span text:style-name="T45"> Foenig.aeci moliti ac eri-</text:span></text:p>
      <text:p text:style-name="P12"><text:span text:style-name="T45">lirati </text:span><text:span text:style-name="T45">fexta'rios ij, fulsuris vivi lib. ij- et dimidiam, </text:span><text:span text:style-name="T45">in </text:span><text:span text:style-name="T45">estis<text:line-break/>•lib; ij, nitri lib. ij, absinthii sicci contusi, ac cribrati sextar.<text:line-break/>duos et dimidium, 'arida tenuissime trita melle </text:span><text:span text:style-name="T45">nicto excipi-<text:line-break/></text:span><text:span text:style-name="T45">&lt;to,. </text:span><text:span text:style-name="T45">indeque linteolo .infarcta per noctum imponito, lu-die<text:line-break/>utere' et gestatione et confectione subscripta. 4 Cerae-libram<text:line-break/>unam; piris </text:span><text:span text:style-name="T45">aridae </text:span><text:span text:style-name="T45">libram n.nam, lapidis Asii libralnnnam,<text:line-break/>•olei veteris libram unam,- arida cum liquidis misceto.</text:span></text:p>
      <text:p text:style-name="P13"><text:span text:style-name="T7">* </text:span><text:span text:style-name="T7">•. </text:span><text:span text:style-name="T7">scdalagma poterium inscriptum</text:span><text:span text:style-name="T7">, </text:span><text:span text:style-name="T7">absorbet humiditas<text:line-break/>~tes ex alto -et duritias dijsolvit^j </text:span><text:span text:style-name="T7">4</text:span><text:span text:style-name="T45"> </text:span><text:span text:style-name="T45">Cerae, picis aridae,<text:line-break/>utriusque lib. ij, aluminis liquidi, sulsuris vivi, mannae,<text:line-break/></text:span><text:span text:style-name="T7">nitri rubri,</text:span><text:span text:style-name="T45"> singulorum lib. j, resinae frictae lib.' quatuor,<text:line-break/>olei veteris neininam unam, aceti quantum satis est arida<text:line-break/>dissolvenda, praepara ac utere ut probato. </text:span><text:span text:style-name="T7">Aliud prae-<text:line-break/>clarum poteiiuin medicamentum accommodatum. Facit<text:line-break/></text:span><text:span text:style-name="T7">hydropicis, </text:span><text:span text:style-name="T7">splenicis et 'ad~ inveteratos affectus </text:span><text:span text:style-name="T7">r</text:span><text:span text:style-name="T7">'4</text:span><text:span text:style-name="T45"> Resinae<text:line-break/>frictae'lilu iv, </text:span><text:span text:style-name="T45">cerae </text:span><text:span text:style-name="T45">lib. ij, sulsuris vivi lilu j, mannae </text:span><text:span text:style-name="T45">lilu<text:line-break/></text:span><text:span text:style-name="T7">j, picte</text:span><text:span text:style-name="T45"> liquidae lib. ij, aluminis liquidi lib. j, nitri .rubri lib</text:span></text:p>
      <text:p text:style-name="P12"><text:span text:style-name="T45">j, aristolochiae quadrantem, </text:span><text:span text:style-name="T45">bdellii, </text:span><text:span text:style-name="T45">quadrantem, arnmoniaci<text:line-break/>racemi quadrantem,, radicis cucumeris</text:span><text:span text:style-name="T45">. </text:span><text:span text:style-name="T45">silvestris quadran-<text:line-break/>tem, aloes'semissem, pyrethri quadrantem</text:span><text:span text:style-name="T45">.</text:span><text:span text:style-name="T45">ammoniaci </text:span><text:span text:style-name="T45">thy-<text:line-break/></text:span><text:span text:style-name="T45">miamatis quadrantem; visci quercini quadrantem, succi sy-<text:line-break/>comororum quadrantem, aceti sesquisextarium; aut .pro ace-<text:line-break/>to vini Italici tantundem, olei heminas iij, praeparato pro<text:line-break/>more. </text:span><text:span text:style-name="T45">ss</text:span></text:p>
      <text:p text:style-name="P13"><text:span text:style-name="T33">ΐ </text:span><text:span text:style-name="T7">rtr </text:span><text:span text:style-name="T7">[lldalagmaex banois laurso ad splenicos, hydropicos-,.<text:line-break/>Dijfolvu omnem duritiem, absorbet dbscejsus in profundor<text:line-break/></text:span><text:span text:style-name="T45">-4.Cerae.libri’, resinae pluus lib. j, picis Brutiae'lib. j -bacca-<text:line-break/>rum lauri sicca? um lib. j, .nitri rubri lib. j, arnmoniaci thymia-<text:line-break/></text:span><text:span text:style-name="T45">matis </text:span><text:span text:style-name="T45">lib. </text:span><text:span text:style-name="T45">j, adipis </text:span><text:span text:style-name="T45">vitulini subacti lilu.j, arida tundito et </text:span><text:span text:style-name="T45">.crni<text:line-break/>brato </text:span><text:span text:style-name="T45">perangustissimum cribrum, liquabilia liquantur </text:span><text:span text:style-name="T45">et frige-,<text:line-break/>facta </text:span><text:span text:style-name="T45">aridis adjiciuntur, atque ita contusis </text:span><text:span text:style-name="T45">simul </text:span><text:span text:style-name="T45">ac repositis<text:line-break/></text:span><text:span text:style-name="T45">.utimur. </text:span><text:span text:style-name="T45">Aiiud. 4 Baccarum lauri .lib. j,, picis </text:span><text:span text:style-name="T45">lib-</text:span><text:span text:style-name="T45">j, </text:span><text:span text:style-name="T45">mannae<text:line-break/>lib. j, </text:span><text:span text:style-name="T45">adipis taurini lilu</text:span><text:span text:style-name="T7">j,</text:span><text:span text:style-name="T45"> arnmoniaci </text:span><text:span text:style-name="T45">thymiamatis </text:span><text:span text:style-name="T45">lilu </text:span><text:span text:style-name="T7">j,</text:span><text:span text:style-name="T45"> cerae<text:line-break/>lib. j, </text:span><text:span text:style-name="T45">praeparato, ut praedictum est. </text:span><text:span text:style-name="T7">Emplasiyurn tonsuris</text:span></text:p>
      <text:p text:style-name="P12"><text:span text:style-name="T7">appellatione, ad splenicos ei hydroptcos. </text:span><text:span text:style-name="T7">Roc </text:span><text:span text:style-name="T7">tonsor quidam<text:line-break/>virBiisumiensia ustus ischiadicos a coxendicum morbo penitus<text:line-break/>liberavit. 4</text:span><text:span text:style-name="T45"> Picis aridae lib.iv, cerae lib.ij, resinae pinus lib.<text:line-break/>ij; ammoniaci thymiamatis </text:span><text:span text:style-name="T98">lib.il, </text:span><text:span text:style-name="T45">nitri rubri lib- il, baccarum<text:line-break/>lauri aridarum lib. ij, adipis taurini libi j. In alio exemplari<text:line-break/>etiam iridislib. ij habentur, canchryos unciae xviij, farinae<text:line-break/>foenigraeci fextarius j, pollinis fextar. j, radicis chamaeleo-<text:line-break/>nis nigrae tenuissimae tusae </text:span><text:span text:style-name="T45">fextar. </text:span><text:span text:style-name="T45">j, cumini tenuisti </text:span><text:span text:style-name="T45">.e </text:span><text:span text:style-name="T45">triti<text:line-break/>fesquifextarius, passi fextar.'j. sin alio exemplari anisi triti<text:line-break/>sextarius dimidius habetur et pollen deesu</text:span></text:p>
      <text:p text:style-name="P16"><text:span text:style-name="T45">[Aiiud </text:span><text:span text:style-name="T7">liithynum appellatum, medicamentum ud-<text:line-break/>commodatum ad praedictos affectusA</text:span><text:span text:style-name="T45"> 4 Picis Brutiae lib-<text:line-break/>iv, resinae pinus, cerae, ammoniaci thymiamatis, singulorum<text:line-break/>libras </text:span><text:span text:style-name="T45">duas, </text:span><text:span text:style-name="T45">medullae </text:span><text:span text:style-name="T45">cervinae lilu </text:span><text:span text:style-name="T45">j, </text:span><text:span text:style-name="T45">adipis </text:span><text:span text:style-name="T45">taurini-subacti<text:line-break/>lib. </text:span><text:span text:style-name="T7">j,</text:span><text:span text:style-name="T45"> succi sycomororum libram unam, floris lapidis Asii<text:line-break/>.emissem, radicis chamaeleonis contusae semissem, baccarun<text:line-break/>lauri siccarum libram dimidiam, farinae loliaceae libram di-<text:line-break/>midiam, seminis dauci Cretici contusi trientem, petroselini</text:span></text:p>
      <text:p text:style-name="P12"><text:span text:style-name="T45">trientem, </text:span><text:span text:style-name="T45">cumini </text:span><text:span text:style-name="T45">Aethiopici trientem, anisi trientem, salis<text:line-break/>Hispani fexuncem, aphronitri sexnncem, cyprini sxnncem,<text:line-break/>-vini Falerni quod satis est, arida cum liquidis pro inore ap-<text:line-break/>parato.</text:span></text:p>
      <text:p text:style-name="P16"><text:span text:style-name="T94">\Aliud </text:span><text:span text:style-name="T7">malagma ex seminibus, rnedicamentn </text:span><text:span text:style-name="T7">m </text:span><text:span text:style-name="T7">cm-<text:line-break/>fornmodatum ad praedictas affectus, hoo usus ese Olymz<text:line-break/></text:span><text:span text:style-name="T45">&gt;ius.] 4 Cerae </text:span><text:span text:style-name="T7">3</text:span><text:span text:style-name="T45"> c, terebinthinae 3p, ammoniaci, thymia-<text:line-break/>suatis </text:span><text:span text:style-name="T45">3 </text:span><text:span text:style-name="T45">c, adipis taurini </text:span><text:span text:style-name="T7">3 c,</text:span><text:span text:style-name="T45"> anisi </text:span><text:span text:style-name="T7">3</text:span><text:span text:style-name="T45"> 0, foenigraeci </text:span><text:span text:style-name="T7">3 c,</text:span><text:span text:style-name="T45"> pe-<text:line-break/>troselini 3 c, ammii, iridis Illyricae, utriusque 3 1, panacis<text:line-break/>3 c, nitri 3 1, glycyrrhizae </text:span><text:span text:style-name="T7">31,</text:span><text:span text:style-name="T45"> cyperi </text:span><text:span text:style-name="T7">3</text:span><text:span text:style-name="T45"> xxv, labinae </text:span><text:span text:style-name="T7">3<text:line-break/></text:span><text:span text:style-name="T22">χχν, </text:span><text:span text:style-name="T45">sampsuchi </text:span><text:span text:style-name="T7">3</text:span><text:span text:style-name="T45"> xxv, meliloti </text:span><text:span text:style-name="T7">3</text:span><text:span text:style-name="T45"> xxv, cardamomi </text:span><text:span text:style-name="T7">3</text:span><text:span text:style-name="T45"> xij </text:span><text:span text:style-name="T22">β,<text:line-break/></text:span><text:span text:style-name="T45">cassiae fistulae 3 xij </text:span><text:span text:style-name="T22">β,</text:span><text:span text:style-name="T45">niarssi Celticae, radicis dauci Cretici,,<text:line-break/>utriusque 3 </text:span><text:span text:style-name="T59">x</text:span><text:span text:style-name="T45">'j </text:span><text:span text:style-name="T22">β </text:span><text:span text:style-name="T45">mellis heminam et dimidiam, vini odorati<text:line-break/>quod sufficit, praepara pro consueto more. </text:span><text:span text:style-name="T7">Aliud, 4</text:span><text:span text:style-name="T45"> Cerae<text:line-break/>minam unam, ammoniaci thymiamatis minam unam, terebin-<text:line-break/>thinae minam j, sampsuchi, baccarum lauri, cyperi, singu-<text:line-break/>lorum minam dimidiam, iridis Illyricae minae quartam par—<text:line-break/>tem, hoc est $ xxx </text:span><text:span text:style-name="T74">?</text:span><text:span text:style-name="T45"> feminis lini tosti, minae quartam par-</text:span></text:p>
      <text:p text:style-name="P12"><text:span text:style-name="T45">tem, foenugraeci, panacis, utriusque minae quartam par-<text:line-break/>tem; </text:span><text:span text:style-name="T45">adipis </text:span><text:span text:style-name="T45">taurini minae quartam partem, radicis ccae<text:line-break/>cucumeris silvestris, anisi, seminis apii, amnii; cumini, sue-<text:line-break/>niculi</text:span><text:span text:style-name="T45">, </text:span><text:span text:style-name="T45">nitri singulorum </text:span><text:span text:style-name="T45">minae </text:span><text:span text:style-name="T45">quartam </text:span><text:span text:style-name="T45">partem, </text:span><text:span text:style-name="T45">piperis </text:span><text:span text:style-name="T7">3<text:line-break/></text:span><text:span text:style-name="T45">xij </text:span><text:span text:style-name="T22">β, </text:span><text:span text:style-name="T45">mellis heminam; 'vini scsquiheminam, cyprini sesquihe-<text:line-break/>minam, aceti scsquiheminam, </text:span><text:span text:style-name="T45">componito </text:span><text:span text:style-name="T45">ae utitor.</text:span></text:p>
      <text:p text:style-name="P16"><text:span text:style-name="T7">\Ex Andromacho ad hydropicos et inflationes</text:span><text:span text:style-name="T45">4 P—<text:line-break/>cis liquidae lib. i j, cerae lib. j, nitri § vj, fnifuris vivi sex-<text:line-break/>uncem, aluminis scxuncem. Ad </text:span><text:span text:style-name="T7">hydropicos Cleophanti.</text:span><text:span text:style-name="T45"> 2t.<text:line-break/>Cerae, resinae, spumae nitri, singulorum J c-, galbani </text:span><text:span text:style-name="T7">3</text:span><text:span text:style-name="T45"> xij </text:span><text:span text:style-name="T22">β,<text:line-break/></text:span><text:span text:style-name="T45">propolis 3 iiij </text:span><text:span text:style-name="T22">β, </text:span><text:span text:style-name="T45">ammoniaci thymiamatis </text:span><text:span text:style-name="T7">3</text:span><text:span text:style-name="T45"> xij </text:span><text:span text:style-name="T22">β, </text:span><text:span text:style-name="T45">cyprini<text:line-break/>cyathos duos, aceti cyathos duos.</text:span></text:p>
      <text:p text:style-name="P16"><text:span text:style-name="T45">[Dx </text:span><text:span text:style-name="T7">Archigenis secundo libro medicamentorum secun-<text:line-break/>dum genus.]</text:span><text:span text:style-name="T45"> Hydropicis diaetam convenientem constitue.<text:line-break/>Pro cataplasmate quidem ftercus-bovis armentariae impone.<text:line-break/>Resicca autem ipsum stercus diligenter et tritum in posca vel-<text:line-break/>ut crudam hordeaceam farinam coque inspersu sulsuris rivi<text:line-break/>quarta parte, cataplasma vero per omnem ventris amplitudi-</text:span></text:p>
      <text:p text:style-name="P12"><text:span text:style-name="T45">nem impone. Musa vero cataplasma </text:span><text:span text:style-name="T45">ad </text:span><text:span text:style-name="T45">ipsos praeparavit </text:span><text:span text:style-name="T45">ex<text:line-break/>slaterio, staphide </text:span><text:span text:style-name="T45">silvestri,'hyssopo, fellefauri, aequalibus </text:span><text:span text:style-name="T45">par—<text:line-break/>tibucs ipsorum ficubus contusis </text:span><text:span text:style-name="T45">exceptis. </text:span><text:span text:style-name="T45">Aut </text:span><text:span text:style-name="T45">radicis </text:span><text:span text:style-name="T45">cucume-<text:line-break/>ris silvestris minam </text:span><text:span text:style-name="T7">j,</text:span><text:span text:style-name="T45"> in vino coquito et ficuum minae </text:span><text:span text:style-name="T22">β, </text:span><text:span text:style-name="T45">simi-<text:line-break/>liter coquito, atque haec simul terito, affuso eorum decocto,<text:line-break/>donec malagmatis forma evadat, indeque althaeae radicis tri-<text:line-break/>tae tantundem admisceto, simulque coquito ac terito, atque<text:line-break/>ita imponito. Aut caprinum stercus in urina pueri impubis<text:line-break/>veneris expertis, vel ipsius caprae urina coctum</text:span><text:span text:style-name="T45">, </text:span><text:span text:style-name="T45">ad strig-<text:line-break/>mentitiam spissitudinem, redigito ac imponito, egregie ip-<text:line-break/>sum per alvum purgat. Aut veratrum nigrum, fel'taurinum,<text:line-break/>nitrum, piper, aequis partibus cum melle, alvo per dimidiae<text:line-break/>horae spatium imponito. Porro per omne curationis ternnus<text:line-break/>unam' aliquam ex his potionibus ipsis propinato; 4 Cotyle-<text:line-break/>donis 3 j, scillae aridae mundae </text:span><text:span text:style-name="T7">3 j, in vino</text:span><text:span text:style-name="T45"> mulso diluto<text:line-break/>quotidie exhibe. Aut </text:span><text:span text:style-name="T45">4 </text:span><text:span text:style-name="T45">corticis radicis ari </text:span><text:span text:style-name="T7">3 j.</text:span><text:span text:style-name="T45"> Aut cncori;<text:line-break/>quam aliqui chamelaean appellant, teneras eminentias ad<text:line-break/>calamorum radices nascentes exnccato, </text:span><text:span text:style-name="T7">sui</text:span><text:span text:style-name="T45"> succi cyath; -iij,<text:line-break/>praedictis admixtis quotidie exhibeto. .Optime facit et hoc.</text:span></text:p>
      <text:p text:style-name="P12"><text:span text:style-name="T22">4 </text:span><text:span text:style-name="T45">cancri </text:span><text:span text:style-name="T45">fluvialis </text:span><text:span text:style-name="T45">sicci triti, pedibus ac </text:span><text:span text:style-name="T45">eminentiis .omnibus<text:line-break/>amputatis 3 </text:span><text:span text:style-name="T7">j,</text:span><text:span text:style-name="T45"> asari 3 </text:span><text:span text:style-name="T7">j,</text:span><text:span text:style-name="T45"> misceto aqua </text:span><text:span text:style-name="T45">ex </text:span><text:span text:style-name="T45">ipso </text:span><text:span text:style-name="T45">flumine, unde<text:line-break/>cancri extracti sunt, </text:span><text:span text:style-name="T45">accepta </text:span><text:span text:style-name="T45">et propinato. Aliquando vero<text:line-break/>pro asaro opobalsami </text:span><text:span text:style-name="T45">par pondus additur, </text:span><text:span text:style-name="T45">aut </text:span><text:span text:style-name="T45">corallii </text:span><text:span text:style-name="T7">3 j,<text:line-break/></text:span><text:span text:style-name="T45">aluminis scissi J j, </text:span><text:span text:style-name="T45">oboli </text:span><text:span text:style-name="T45">ij, </text:span><text:span text:style-name="T45">cum </text:span><text:span text:style-name="T45">calamintirae cremore terito<text:line-break/>et in pastillos duorum obolorum ponderis redigito et obolum<text:line-break/>inde ex calaminthae </text:span><text:span text:style-name="T45">aqua bibendum dato. </text:span><text:span text:style-name="T45">Summe facit et ad<text:line-break/>nephriticos. Aut radicem calaminthae coctam propina. Aut-<text:line-break/>laver dictum itidem coctum propina, idemqne etiam eden-<text:line-break/>dum exhibe. Aut tribuli folia sive radicem cum vino dato.<text:line-break/>Aut in balneo cum sale et oleo diligenter, usque' quo exn-<text:line-break/>dent, illitos educito, et solia testibus exudantibus ablutis,<text:line-break/>primum linteis, deinde etiam reliquis amiculis contectos cu-<text:line-break/>rato, ac panem furnaceum cum sufficientibus caricis eden-<text:line-break/>dum dato, vinum vero nigrum Italicum aut spicatum recens,<text:line-break/>in quo ficuum triens in yini sextariis vj incoctus est, donec<text:line-break/>tertia pars superfuit, bibendum exhibeto, purgat per uri-<text:line-break/>nam. Aut urinae caprae cochleare anum cnih nardi </text:span><text:span text:style-name="T7">3</text:span><text:span text:style-name="T45"> j, ca-</text:span></text:p>
      <text:p text:style-name="P12"><text:span text:style-name="T45">lefactum </text:span><text:span text:style-name="T45">bibendum dato.' Aut </text:span><text:span text:style-name="T45">cucumim silvestrem,' vino<text:line-break/>nardino veI Aminaeo macerato et ex cremore ter cyathum<text:line-break/>«num bibendum praebeto </text:span><text:span text:style-name="T45">et </text:span><text:span text:style-name="T45">paulatim usque ad cyatiios iij<text:line-break/>progreditur. Aut seseli iu potu vel cibo exhibe aut da-<text:line-break/>phnoides tritum lupini magnitudine inspergens bibendum da-<text:line-break/>to, ducit urinam multam. Aut corticem radicis ari ex tino.<text:line-break/>Aut squamae aeris 3 j, panis medulla excipito et catapotia<text:line-break/>facito ac exhibeto, fortiter aquam ducunt. Aut </text:span><text:span text:style-name="T7">4 aeris usti<text:line-break/></text:span><text:span text:style-name="T45">5 j, </text:span><text:span text:style-name="T7">rutae</text:span><text:span text:style-name="T45"> ramulos tres, stercoris columbae </text:span><text:span text:style-name="T7">3 j,</text:span><text:span text:style-name="T45"> falis </text:span><text:span text:style-name="T74">co</text:span><text:span text:style-name="T45">m-<text:line-break/>munis parum, cum vino Ephesio et aqua, ita ut tota mixtu-<text:line-break/>ra heminae dimidiae fit, praebeto. Summe sariunt et theria-<text:line-break/>;ae </text:span><text:span text:style-name="T45">omnes </text:span><text:span text:style-name="T45">urinam cientes. . Insuperque potiones aquam du-<text:line-break/>centes, quae unicuique per experientiam cognitae sunt, ini-<text:line-break/>nime periculosae. Similiter et catapotia. Caeterum hydropi-<text:line-break/>cos diutius ad solem, contecto capite, inungito ex oleo mul-<text:line-break/>to sale admixto et multa salsugine calida perfundito. Inflatos<text:line-break/>vero inaxi ae locos vesicis magnis probe inflatis quotidie<text:line-break/>continenter pulfato, lucle. enim arctantur ac contrahuntur.<text:line-break/>Scarificatis item ipfornm talis et vulnusculis impactis, ipsus</text:span></text:p>
      <text:p text:style-name="P12"><text:span text:style-name="T45">lu ferculo aut lectica gestato- </text:span><text:span text:style-name="T45">ac </text:span><text:span text:style-name="T45">circum'eluto, multus enim<text:line-break/>humor hoc modo ipsis profluere solet. '</text:span></text:p>
      <text:p text:style-name="P13"><text:span text:style-name="T45">- - [Ad </text:span><text:span text:style-name="T7">eosdem affectus consectio Biennisuj 4 Croci,</text:span><text:span text:style-name="T45"> opii,<text:line-break/></text:span><text:span text:style-name="T45">mopanacis, myrrhae, iridis, acori, mandragorae, asari, co-<text:line-break/>sti, naidi Indicae, dauci </text:span><text:span text:style-name="T7">Cretici,</text:span><text:span text:style-name="T45"> mei, singulorum drachmas<text:line-break/>octo, piperis albi </text:span><text:span text:style-name="T45">et </text:span><text:span text:style-name="T45">longi, </text:span><text:span text:style-name="T45">gentianae, </text:span><text:span text:style-name="T45">stoechadis, </text:span><text:span text:style-name="T45">cassiae,<text:line-break/></text:span><text:span text:style-name="T45">phu Pontici, singulorum </text:span><text:span text:style-name="T45">drachmas octo, </text:span><text:span text:style-name="T45">excipe melle.</text:span></text:p>
      <text:h text:style-name="P4" text:outline-level="2">Cap. <text:span text:style-name="T118">I</text:span>V.</text:h>
      <text:p text:style-name="P9"><text:span text:style-name="T45">[De </text:span><text:span text:style-name="T7">medicamentis </text:span><text:span text:style-name="T7">anodynis et colicis appel-<text:line-break/>latis?^</text:span><text:span text:style-name="T45"> Hujusmodi medicamentis magni doloris aut vigilia-<text:line-break/>rum gratia aut ne per violentam tussim lancinemur, velut<text:line-break/>iu sanguinis rejectione et gravibus distillationibus aliquando<text:line-break/>contingit, uti solemus. In moderatioribus tamen praedictis<text:line-break/>affectionibus consectiones ex seminibus, privatim tussiculares,<text:line-break/>appellatae, sufficiunt, quae et ipsae omnino aliquid ex sopo-<text:line-break/>riferis seminibus habent, verum modicum inter mulla adeo<text:line-break/>semina, quae odorata et-tenuium partium ac urinam cientia<text:line-break/>exillunt. Appellant autem haec medici saepe citra appellatio-</text:span></text:p>
      <text:p text:style-name="P12"><text:span text:style-name="T45">nis </text:span><text:span text:style-name="T45">seminis </text:span><text:span text:style-name="T45">appositionem, </text:span><text:span text:style-name="T45">cuminum </text:span><text:span text:style-name="T45">dicentes et daucum et<text:line-break/>seseli, apiumque e.t anisum. Ejusmodi igitur medicamento-<text:line-break/>rum compositiones</text:span><text:span text:style-name="T45">- </text:span><text:span text:style-name="T45">inter tussiculares appellatas confectiones<text:line-break/>sunt relatae, verum dolorem sedantes, anodynaeque et co-<text:line-break/>licae dictae, quae ejusdem quidem generis cum illis fiunt,<text:line-break/>multum autem facultatibus illas exuperant, in hoc sermone<text:line-break/>ostenduntur. Prima itaque ex ipsis priscis temporibus, ut ap-<text:line-break/>paret; celebris fuit, quam Philo prodidit et de qua ipse hanc<text:line-break/>elegiam fecit.</text:span></text:p>
      <text:p text:style-name="P13"><text:span text:style-name="T45">Philonis antidotus. </text:span><text:span text:style-name="T45">•.</text:span></text:p>
      <text:p text:style-name="P13"><text:span text:style-name="T7">En. me Tarsensis medici </text:span><text:span text:style-name="T7">praegrande </text:span><text:span text:style-name="T7">PliUords<text:line-break/>sinventum, mala quod multa dolore levo.</text:span></text:p>
      <text:p text:style-name="P16"><text:span text:style-name="T7">Sive colum doleas, seu tu jecur, auxiliabor, •</text:span></text:p>
      <text:p text:style-name="P16"><text:span text:style-name="T7">Seu lapis inscstet, </text:span><text:span text:style-name="T7">distsicile </text:span><text:span text:style-name="T7">aut lotium.</text:span></text:p>
      <text:p text:style-name="P75"><text:span text:style-name="T7">Et medeor spleni hinc, orthopnoeaeque molestae, </text:span><text:span text:style-name="T7">- -<text:line-break/></text:span><text:span text:style-name="T7">Conpulsa atque tabem protinus exnpej</text:span><text:span text:style-name="T45"> o.</text:span></text:p>
      <text:p text:style-name="P75"><text:span text:style-name="T7">Pleuritimqite malam </text:span><text:span text:style-name="T7">et </text:span><text:span text:style-name="T7">sputum vo.niturnque cruoris<text:line-break/>Evinco, rndrtis </text:span><text:span text:style-name="T7">terror et </text:span><text:span text:style-name="T7">hosus </text:span><text:span text:style-name="T7">ego.</text:span></text:p>
      <text:p text:style-name="P76"><text:span text:style-name="T7">Viscera tentantes omnes ego sedo Aosures,<text:line-break/>Interna et quicquid membra dolore quatit.</text:span></text:p>
      <text:p text:style-name="P16"><text:span text:style-name="T7">Tujsim, singultum, desiillantesque scuores^ ‘<text:line-break/>Sisto, etiam si quid sirongulet, excipio,,<text:line-break/>Me dedit ille auctor sapienti munera rnogna</text:span></text:p>
      <text:p text:style-name="P16"><text:span text:style-name="T7">Discipulo, stupidos nil ego euro virosr</text:span></text:p>
      <text:p text:style-name="P16"><text:span text:style-name="T7">Uragrantem</text:span><text:span text:style-name="T45"> fntvumque </text:span><text:span text:style-name="T7">pilum puert oape , cupas<text:line-break/>Fulget adsiuc campis JAercitrU ille</text:span><text:span text:style-name="T45"> eruor,<text:line-break/></text:span><text:span text:style-name="T7">Pondus ad humanos sensua perpendito prudens, </text:span><text:span text:style-name="T7">.</text:span></text:p>
      <text:p text:style-name="P16"><text:span text:style-name="T7">Dein drachmae pondo Nauplion Euboicnm.</text:span></text:p>
      <text:p text:style-name="P75"><text:span text:style-name="T7">Jnde ‘Menoetiadae occisioris ponito drachmam.<text:line-break/>Qui pecoris densis ventribus excipitur.</text:span></text:p>
      <text:p text:style-name="P75"><text:span text:style-name="T7">Voginti.et drachmas catuilentis conjice flammae.<text:line-break/>Et totidem fabae posi suis Arcadicae</text:span></text:p>
      <text:p text:style-name="P75"><text:span text:style-name="T7">Et drachmam diotae falso radicis, ab ipsa<text:line-break/>Terra, Pijsueo quae Jove clara manet.</text:span></text:p>
      <text:p text:style-name="P75"><text:span text:style-name="T7">Cumque pion fcribes,. vooi caput amplius addesr<text:line-break/></text:span><text:span text:style-name="T7">' </text:span><text:span text:style-name="T7">Masculum Achivorum'nominis articulum-</text:span></text:p>
      <text:p text:style-name="P75"><text:span text:style-name="T7">Indeoue posi druehmas expensae sumite lancis<text:line-break/>Quinque bis. Atque ifiaeo providus excipito.</text:span><text:span text:style-name="T7">.</text:span></text:p>
      <text:p text:style-name="P17"><text:span text:style-name="T7">Natarum tauri textura Cecrvpidarurn.</text:span></text:p>
      <text:p text:style-name="P16"><text:span text:style-name="T7">Sic </text:span><text:span text:style-name="T7">mecum </text:span><text:span text:style-name="T7">Triccae progeniesque </text:span><text:span text:style-name="T7">facit.</text:span></text:p>
      <text:p text:style-name="P16"><text:span text:style-name="T7">[Galeni explicatio </text:span><text:span text:style-name="T7">antidoti </text:span><text:span text:style-name="T7">Phtloniscj</text:span><text:span text:style-name="T45"> In his versibus<text:line-break/>Philo jubet croci, drachmas quinque conjici, pyrethri unam;<text:line-break/>euphorbii unam, spicae nardi unam, piperis a-tem albi et<text:line-break/>hyoscyami par pondus, utriusque drach. viginti, opii vero<text:line-break/>drach. </text:span><text:span text:style-name="T45">decem. </text:span><text:span text:style-name="T45">Primi quidem igitur duo versus crocum indi-<text:line-break/>cant, ut qui fulvus colore sit </text:span><text:span text:style-name="T45">et </text:span><text:span text:style-name="T45">tenuis ad formam pilorum.<text:line-break/>Cruorem autem </text:span><text:span text:style-name="T45">croci fulgere </text:span><text:span text:style-name="T45">adhuc'in campis Mercurii dicit.<text:line-break/>-Adolescens enim Crocus appellatus cum Mercurio disco ludens<text:line-break/>et incuriosius ccnsistens, illapsu in caput ipsius disco, statirn<text:line-break/>mortuus est, ex sanguine </text:span><text:span text:style-name="T45">autem </text:span><text:span text:style-name="T45">ipsius in terram acto crocus<text:line-break/>natus esu Fulgere vero cruorem dixit, lioc est fanguxrem jam<text:line-break/>occisi, propter coloris </text:span><text:span text:style-name="T45">croci </text:span><text:span text:style-name="T45">splendorem, sicribitur autem<text:line-break/>non folum campis, sed et herbis </text:span><text:span text:style-name="T45">in </text:span><text:span text:style-name="T45">versu, hoc modo, Fulget-<text:line-break/>adhuc herbis Mercurii ille eruor. Caeterum pondus croci<text:line-break/></text:span><text:span text:style-name="T7">3 </text:span><text:span text:style-name="T7">v</text:span><text:span text:style-name="T45"> </text:span><text:span text:style-name="T45">esse vult, quum humanos fenfus perpendere jussit, qui</text:span></text:p>
      <text:p text:style-name="P77"><text:span text:style-name="T45">ts- -<text:tab/></text:span><text:span text:style-name="T7">&gt; r </text:span><text:span text:style-name="T7">- : -j .<text:tab/></text:span><text:span text:style-name="T7">-- </text:span><text:span text:style-name="T7">- •<text:tab/></text:span><text:span text:style-name="T7">,• -vj..</text:span></text:p>
      <text:p text:style-name="P13"><text:span text:style-name="T45">quinque numero </text:span><text:span text:style-name="T45">existunt. </text:span><text:span text:style-name="T45">Quod vero drachmas quinque </text:span><text:span text:style-name="T45">esse<text:line-break/></text:span><text:span text:style-name="T45">velit </text:span><text:span text:style-name="T45">et neque obolos,</text:span><text:span text:style-name="T45">'neque libras, nbque alnid qnicquam<text:line-break/>tale, per sequentia commonstrat, primum quidem quum ait,<text:line-break/>steiu drach, pondo Nauplion Euboicum. Deinde </text:span><text:span text:style-name="T7">vero</text:span><text:span text:style-name="T45"> et </text:span><text:span text:style-name="T45">con-<text:line-break/></text:span><text:span text:style-name="T45">scquenter cum aliis, idem drach. nomen apponit. Nauplioii<text:line-break/>itaque Euboicum pyrethrum vocat</text:span><text:span text:style-name="T45">,. </text:span><text:span text:style-name="T45">propterea quodNau-<text:line-break/>pIius magnis pyris incensis , ut aiunt, circa Euboeae portum,<text:line-break/>multos Graecorum decepit; . ut perirent, tanquam </text:span><text:span text:style-name="T7">ad</text:span><text:span text:style-name="T45"> </text:span><text:span text:style-name="T45">regio-<text:line-break/>nem portus bonos habentem applicantes. ,lil ipsum vero, oh<text:line-break/>Palamedis necem ipsum fecisse tradunt. At.verc et euphor-&gt;<text:line-break/>bium similiter, his aenigmatice vocavit, quum, ait, inde.<text:line-break/>Menoetiadae occisuri» ponito drachmam Quandoquidem<text:line-break/>poeta Patroclum sic loquentem facit;;</text:span></text:p>
      <text:p text:style-name="P75"><text:span text:style-name="T45">. </text:span><text:span text:style-name="T45">.Sed</text:span><text:span text:style-name="T7">me Parca 'jsurox Latonae et silius, 'tuscri.<text:line-break/>Atque vir Euphosibics.</text:span></text:p>
      <text:p text:style-name="P13"><text:span text:style-name="T45">Pecoris autem, hoc est ovium ventribus excipi et asser—<text:line-break/>veri euphorbium </text:span><text:span text:style-name="T7">ait , propterea quod</text:span><text:span text:style-name="T45"> bos solos' non cor-<text:line-break/>rufnpit et ob hoc in his reponi medicamentum potest, Est</text:span></text:p>
      <text:p text:style-name="P12"><text:span text:style-name="T45">porro, euphorbium plantae cujnsdam spinosae in 1.lauru-<text:line-break/>siorum terra nascentis succus, facultate calidissimus</text:span><text:span text:style-name="T74">e</text:span><text:span text:style-name="T45">t </text:span><text:span text:style-name="T45">de<text:line-break/>ipfo. libellus parvus scriptus, est Iubae regi Maurusiorurn.<text:line-break/>Consequenter vero Philo ait, </text:span><text:span text:style-name="T7">•viginti et drachmas candenr-<text:line-break/>iis contice flammae,.pfper</text:span><text:span text:style-name="T45"> album per hoc. significans. Est.<text:line-break/>autem stomacho commodius et acrius quam nigrum.. Viginti<text:line-break/>insuper drachmas suminis hyoscyami injicere jubet, quod<text:line-break/>aenigmatice fabam suis Arcadicae appellat, quandoquidem<text:line-break/>aprum Erymanthium Hercules occinisse fertur, qui in Arca-<text:line-break/>dum terra fuit connutritus; x Quin et nardi ipsius draclu j<text:line-break/>conjiciendam cenfet, quam radicem falsu dictam appellat,<text:line-break/>quandoquidem spica nardi vere nominatus. Vult autem eam<text:line-break/>Creticam esse, quum ait, ab ipsa terra, Kssaeo; quae Jove<text:line-break/>dare manet;, quandoquidem fabularum scriptores Jovem in<text:line-break/>Dictaeo Cretae monte educatum ajunt, occultatum ibidem a-<text:line-break/>matre Rhea, ne et ipse a patre Saturno devoraretur. Appo-<text:line-break/>suit autem Jovi epitheton Pissiei', quemadmodum multi</text:span></text:p>
      <text:p text:style-name="P12"/>
      <text:p text:style-name="P78"><text:span text:style-name="T45">- </text:span><text:span text:style-name="T45">.. </text:span><text:span text:style-name="T22">,.<text:tab/></text:span><text:span text:style-name="T45">' j' '<text:tab/></text:span><text:span text:style-name="T45">’<text:tab/>•</text:span></text:p>
      <text:p text:style-name="P79"><text:span text:style-name="T45">etiam extra </text:span><text:span text:style-name="T45">poeticam </text:span><text:span text:style-name="T7">in</text:span><text:span text:style-name="T45"> communi sermone dicere </text:span><text:span text:style-name="T45">solent, per<text:line-break/></text:span><text:span text:style-name="T45">Aesculapium Pergamaeum, per </text:span><text:span text:style-name="T45">Dianam Ephesiam, per </text:span><text:span text:style-name="T45">Del-<text:line-break/>phicum Apollinem, </text:span><text:span text:style-name="T45">per Vestam Eleusiniam. Quidam vero<text:line-break/>non Creticam terram</text:span><text:span text:style-name="T45">scd </text:span><text:span text:style-name="T45">Indicam indicatam esse ajunt, ex<text:line-break/>qua</text:span><text:span text:style-name="T59">J</text:span><text:span text:style-name="T45">ebur affertur, ex hoc enim’statuam Jovis </text:span><text:span text:style-name="T45">in </text:span><text:span text:style-name="T45">Pissa factam<text:line-break/>ac formatam </text:span><text:span text:style-name="T45">esse. </text:span><text:span text:style-name="T45">His omnibus et papaveris </text:span><text:span text:style-name="T45">succum </text:span><text:span text:style-name="T45">admi-<text:line-break/>sceri </text:span><text:span text:style-name="T45">jubet, </text:span><text:span text:style-name="T45">qui recepto </text:span><text:span text:style-name="T45">a medicis </text:span><text:span text:style-name="T45">more privatim opium ap-<text:line-break/></text:span><text:span text:style-name="T45">pellatur, quum </text:span><text:span text:style-name="T45">nullus aliorum succorum qnantumv’s multi<text:line-break/>sint, </text:span><text:span text:style-name="T45">in </text:span><text:span text:style-name="T45">neutro genere, opium videlicet, • nominetur. Qnan-<text:line-break/>do igitur ipsum nomen </text:span><text:span text:style-name="T45">opion, </text:span><text:span text:style-name="T45">exvoee o </text:span><text:span text:style-name="T45">et </text:span><text:span text:style-name="T45">pion'componi-<text:line-break/>tur, .ob id sane inquit:-<text:tab/><text:tab/>.</text:span></text:p>
      <text:p text:style-name="P75"><text:span text:style-name="T7">Cumque pidn scribes </text:span><text:span text:style-name="T7">, voci </text:span><text:span text:style-name="T7">caput amplius </text:span><text:span text:style-name="T7">iddes </text:span><text:span text:style-name="T7">'•-&gt;<text:line-break/></text:span><text:span text:style-name="T7">Hdasculum Achivorum nominis articulum. </text:span><text:span text:style-name="T7">' </text:span><text:span text:style-name="T7">'. • -</text:span></text:p>
      <text:p text:style-name="P16"><text:span text:style-name="T7">Inde que posi drachmas’ expensae.</text:span><text:span text:style-name="T7">sumito lancis</text:span></text:p>
      <text:p text:style-name="P16"><text:span text:style-name="T45">. Quinquebis </text:span><text:span text:style-name="T7">etc.</text:span></text:p>
      <text:p text:style-name="P13"><text:span text:style-name="T45">Hoc est injice et opii, drach. x. Superest postremum, quo<text:line-break/>omnia haec trita excipiuntur, ipsum </text:span><text:span text:style-name="T45">mel, </text:span><text:span text:style-name="T45">itidem conjectnia-<text:line-break/>liter ab .ipso appellatum. Natarurr tauri textura, quando-<text:line-break/>quidem ex putrescentibus tauris apes generari </text:span><text:span text:style-name="T45">tradunt. </text:span><text:span text:style-name="T45">Quod</text:span></text:p>
      <text:p text:style-name="P12"/>
      <text:p text:style-name="P13"><text:span text:style-name="T45">autem </text:span><text:span text:style-name="T45">Atticum </text:span><text:span text:style-name="T45">ipsum </text:span><text:span text:style-name="T45">mel esse velit, </text:span><text:span text:style-name="T45">ea gratia addidit. Ce-<text:line-break/>cropidarum, hoc est Atheniensium. : Caeterurn per extremum<text:line-break/>versum ostendit, etiam Asclepiadas hoc medicamentum sic<text:line-break/>praeparare.- Ex Tricca enim generis sui originem dueunt, ex<text:line-break/>quorum ordine et posita esu Haec ferme prima antidotorum<text:line-break/>dolores sedantium celebris facta' esu Juxta hanc autem aliis<text:line-break/>partim ad ipsam appositis, partim detractis, aut appoudera-<text:line-break/>tionibus permutatis, posteri magnum antidotorum dolores<text:line-break/>sedantium numerum fecerunt, quas etiam colicas vocant,<text:line-break/>denominatione ab affectione, quae maximos dolores habet,<text:line-break/>deducta. Ego vero primum quidem generales componendi<text:line-break/>ipsas modos referam, deinde; velut consuevi., etiam particu-<text:line-break/>larium materiefum </text:span><text:span text:style-name="T45">seriem, </text:span><text:span text:style-name="T45">quantum latissime se expandit,<text:line-break/>subscribam. Opium itaque fortissimum est ex iis, quae seu-<text:line-break/>sum stupefaciunt </text:span><text:span text:style-name="T45">ac </text:span><text:span text:style-name="T45">somnum soporiferum inducunt. Opera-<text:line-break/>tar autem haec etiam , solum sapa dilutum, deinde tomento<text:line-break/>exceptum, ac sedi inditum; itemque fronti ac naribus illi-<text:line-break/>tum, sivero cum alio quopiam vim ipsius moderante mi-</text:span></text:p>
      <text:p text:style-name="P12"/>
      <text:p text:style-name="P13"><text:span text:style-name="T45">lceatur, moderatius haec facit. Verum quae admiscentur ipsi,<text:line-break/>aut </text:span><text:span text:style-name="T45">concoquere aut mitigare dolorosam affectionem </text:span><text:span text:style-name="T45">opor-.<text:line-break/>tet, aut humores affectionem efficientes discutere </text:span><text:span text:style-name="T45">aut </text:span><text:span text:style-name="T45">inci-<text:line-break/>dere aut attenuare aut jutxa tutam substantiam alterare. At<text:line-break/>vero neque ignorare, vos puto, optimum este compositionis<text:line-break/>scopum, qui trium conjectationi fit intentus, nimirum ut et<text:line-break/>sensus stupefiat et nullum in posterum inde circa particulam<text:line-break/>detrimentum permaneat, ampliusque ut affectio ipsa </text:span><text:span text:style-name="T45">maxime<text:line-break/></text:span><text:span text:style-name="T45">inde juvetur. Ad haec igitur respiciens Philo mini ridetur<text:line-break/></text:span><text:span text:style-name="T45">hoc </text:span><text:span text:style-name="T45">medicamentum, de quo jam proposuimus dicere, com-<text:line-break/>posuisse, ex opii quidem ethyoscyami mixtura somnum so-<text:line-break/>poriferum et sensitivae facultatis stuporem inducere volens.<text:line-break/>Quo vero citius distribuerentur et totorum affectorum corpo-<text:line-break/>rum profundum penetrarent, calefacientia admiscuit, pyre-<text:line-break/>thrum et euphorbium et piper, quae nocentes humores discu-<text:line-break/>tere possunt et extergere viscosus, ac fecare crassos et </text:span><text:span text:style-name="T45">ven-<text:line-break/></text:span><text:span text:style-name="T45">tosos flatus atteuirare </text:span><text:span text:style-name="T45">ac </text:span><text:span text:style-name="T45">evacuare.</text:span><text:span text:style-name="T45">' </text:span><text:span text:style-name="T45">Est autem non modica</text:span></text:p>
      <text:p text:style-name="P12"/>
      <text:p text:style-name="P13"><text:span text:style-name="T45">concocturis </text:span><text:span text:style-name="T45">vis </text:span><text:span text:style-name="T45">omnium frigidarum affectionum in </text:span><text:span text:style-name="T45">nardo<text:line-break/>sita, </text:span><text:span text:style-name="T45">verum Creticam nardum injicere non-oportet, </text:span><text:span text:style-name="T45">neque<text:line-break/>omnino eam,' </text:span><text:span text:style-name="T45">quae </text:span><text:span text:style-name="T45">apud </text:span><text:span text:style-name="T45">nos </text:span><text:span text:style-name="T45">nascitur, quam montanam,al</text:span></text:p>
      <text:p text:style-name="P13"><text:span text:style-name="T45">-herbam .uarditen magis quam nardum appellanti </text:span><text:span text:style-name="T45">. Est </text:span><text:span text:style-name="T7">igi-<text:line-break/>tur</text:span><text:span text:style-name="T45"> </text:span><text:span text:style-name="T45">Celtica .nardus optimum medicamentum efficiens quae-<text:line-break/>cunque etiam lndicanardusfolet, verum ab ipsa viribus de-<text:line-break/></text:span><text:span text:style-name="T45">ficit, </text:span><text:span text:style-name="T45">velut etiam a Celtica montana. Quemadmodum autem<text:line-break/>ex aromaticis appellatis medicamentis Philo solam .nardum<text:line-break/></text:span><text:span text:style-name="T45">'injecit, </text:span><text:span text:style-name="T45">sic posterorum alius aliud, apposuit,, aliqui etiam<text:line-break/>plura j quae vero apponuntur,sum flos junci odorati et cassia,<text:line-break/>.cinnamomum, amomum et costus. Quemadmodum autem<text:line-break/></text:span><text:span text:style-name="T45">rursus </text:span><text:span text:style-name="T45">crocum addidit, crudorum humorum concoctorium,<text:line-break/></text:span><text:span text:style-name="T45">itemque </text:span><text:span text:style-name="T45">affectionum medicatarum, sic alii myrrham </text:span><text:span text:style-name="T45">et </text:span><text:span text:style-name="T45">casto-<text:line-break/>riurn admiscuerunt. Plurimi autem ex-ipsis, neque </text:span><text:span text:style-name="T45">male </text:span><text:span text:style-name="T45">in<text:line-break/>hoc sarientes, et haec familiaria semina, de quibus etiam antea<text:line-break/></text:span><text:span text:style-name="T45">lu.</text:span><text:span text:style-name="T45">confectionibus ex seminibus constantibus dictum est, addi-<text:line-break/></text:span><text:span text:style-name="T45">derunt, </text:span><text:span text:style-name="T45">quo videlicet amarorum medicamentorum </text:span><text:span text:style-name="T45">injucun-<text:line-break/></text:span><text:span text:style-name="T45">ditatem mitigarent et totum medicamentum ad distributio-<text:line-break/>nem et urinae pronulsionem instigarent. Si vero, et humo-</text:span></text:p>
      <text:p text:style-name="P12"><text:span text:style-name="T45">rum crassitudo attenuari expetat, etiam hoc ipsum faciunt,<text:line-break/>dico autem apii </text:span><text:span text:style-name="T7">femen,</text:span><text:span text:style-name="T45"> cumini,’ dau.i, petroselini, anisi et<text:line-break/>praecunque*ejusmodi existunt. Apponam igitur </text:span><text:span text:style-name="T45">jam </text:span><text:span text:style-name="T45">et co-<text:line-break/>piam ac seriem particularium materierum, a prioribus<text:line-break/>menicis usu ac experientia cognitarum.</text:span></text:p>
      <text:p text:style-name="P16"><text:span text:style-name="T45">[De </text:span><text:span text:style-name="T7">colicis ab Andromacho confcriptis.</text:span><text:span text:style-name="T45">Prima itaque<text:line-break/>ipsarum in haec verba scripta est. </text:span><text:span text:style-name="T7">Colica Cajsit.</text:span><text:span text:style-name="T45"> 4 Anisi </text:span><text:span text:style-name="T7">3<text:line-break/>vj, suminis apii xij,</text:span><text:span text:style-name="T45"> nardi </text:span><text:span text:style-name="T7">3</text:span><text:span text:style-name="T45"> iiij, </text:span><text:span text:style-name="T45">alii </text:span><text:span text:style-name="T45">3 vi', castorii gisppetro-<text:line-break/>selini 3 iiij &gt; alii 3 lijs piperi</text:span><text:span text:style-name="T59">8</text:span><text:span text:style-name="T45"> esse 3 </text:span><text:span text:style-name="T59">T</text:span><text:span text:style-name="T45">'et longi 5 v, rnyr-<text:line-break/>rhae </text:span><text:span text:style-name="T7">3 vj,</text:span><text:span text:style-name="T45"> junci odorati </text:span><text:span text:style-name="T7">3</text:span><text:span text:style-name="T45"> iij, succi papaveris 3 vj/ croci<text:line-break/>5 iij, excipe melle cocto. Quidam etiam cinnamomi 3 j aut<text:line-break/>cassiae 3 ij- Datur ad summum nucis reniae parvae magni-<text:line-break/>tudo ex aquae calidae cyathis tribus, minimum nucis Ponti-<text:line-break/>cae magnitudo. Colica secunda ab Andromacho scripta haec<text:line-break/>est. </text:span><text:span text:style-name="T7">Colica Casisii ut Crispus. Facit et foris imposita. 4<text:line-break/></text:span><text:span text:style-name="T45">Anisi 3-xij, seminis apii </text:span><text:span text:style-name="T7">3</text:span><text:span text:style-name="T45"> xxiiil, riardi Indicae tantundem,<text:line-break/>castorii </text:span><text:span text:style-name="T7">3</text:span><text:span text:style-name="T45"> vj, suminis'petroselini 3 xvj, myrrhae </text:span><text:span text:style-name="T7">3 xij,</text:span><text:span text:style-name="T45"> pi-</text:span></text:p>
      <text:p text:style-name="P12"/>
      <text:p text:style-name="P13"><text:span text:style-name="T45">peris albi 5 xij. </text:span><text:span text:style-name="T59">et</text:span><text:span text:style-name="T45"> lungi </text:span><text:span text:style-name="T7">3</text:span><text:span text:style-name="T45"> junci </text:span><text:span text:style-name="T45">odorati 5 </text:span><text:span text:style-name="T45">vj, </text:span><text:span text:style-name="T45">opii, croci,,<text:line-break/>cassiae, singulonumise xij, costi, acqri,. niriusque </text:span><text:span text:style-name="T7">3</text:span><text:span text:style-name="T45"> vj, .excipe,<text:line-break/>melle cocto. Praebe nucis Ponticae magnitudine ex aquae ca-<text:line-break/>lidae cj athla iij. Hae.igitur praescriptae .duae consectiones.<text:line-break/>ex medicamentis, de quibus paulo ante dixi; compositae,<text:line-break/>funti Quae yero deinceps sequitur,;qua re usum esse.ipse</text:span><text:span text:style-name="T74">L<text:line-break/></text:span><text:span text:style-name="T45">ait, habet etiam .alia quaedam </text:span><text:span text:style-name="T45">praeter </text:span><text:span text:style-name="T7">priora,</text:span><text:span text:style-name="T45"> ejusdem gene-,<text:line-break/>ris cum opio et hyoscyami femine e.xistentia, velut .malorum<text:line-break/>mandragorae succum,, aut qui </text:span><text:span text:style-name="T45">ex </text:span><text:span text:style-name="T45">radice jpsius .^tpresini» </text:span><text:span text:style-name="T59">e</text:span><text:span text:style-name="T45">st»<text:line-break/>et/succum cicutae Habet item, pbu, Ponticum </text:span><text:span text:style-name="T22">,</text:span><text:span text:style-name="T45">-.quod partim,<text:line-break/>nardo. Celticae, partimpetroielino er urinam cientibusiscmiiij<text:line-break/>nibus simile existit At vero </text:span><text:span text:style-name="T45">silvestris </text:span><text:span text:style-name="T45">brassicae </text:span><text:span text:style-name="T7">femep</text:span><text:span text:style-name="T45"> ex<text:line-break/>maxime attenuatoriis est,et </text:span><text:span text:style-name="T45">quae </text:span><text:span text:style-name="T45">inultum siccare .ac. discu-<text:line-break/>tere possunt, ex urinam cientibus est almeon. et asarum, 11-.<text:line-break/>lyris vero,-quam.neqne nominavit iridern Illyricam.,.conco-.<text:line-break/>ctorium.est .et attenuatorlum medicamentum. Stoecbas-au-<text:line-break/>tem a putrefactione vindicat et attenuati .Ipsum medicamen^</text:span></text:p>
      <text:p text:style-name="P12"/>
      <text:p text:style-name="P13"><text:span text:style-name="T45">tum autem' sic describitur. </text:span><text:span text:style-name="T7">Colica Tullii iptcd utor.</text:span><text:span text:style-name="T45"> </text:span><text:span text:style-name="T45">2|. </text:span><text:span text:style-name="T45">Succi,'<text:line-break/>maloi 'rm mandragorae </text:span><text:span text:style-name="T7">3 viij</text:span><text:span text:style-name="T45"> </text:span><text:span text:style-name="T45">aut </text:span><text:span text:style-name="T45">succi radicis ejusdem 3<text:line-break/>phu Pontici J viijy • seminis brassicae silvestris </text:span><text:span text:style-name="T7">3</text:span><text:span text:style-name="T45"> viij, succr<text:line-break/>cicutae 3 xvj, costi, piperis albi et longi, myrrhae, </text:span><text:span text:style-name="T45">opii </text:span><text:span text:style-name="T45">‘sin-<text:line-break/>gulornrn </text:span><text:span text:style-name="T45">3 </text:span><text:span text:style-name="T45">viij, Opopanaeis </text:span><text:span text:style-name="T7">3</text:span><text:span text:style-name="T45"> ni; stoechadis, </text:span><text:span text:style-name="T59">1</text:span><text:span text:style-name="T45"> feminis dauci;<text:line-break/>mei, asari, singulorum </text:span><text:span text:style-name="T45">3 </text:span><text:span text:style-name="T45">xil, cinnamomi, Illyridis, acori,sin-<text:line-break/>gulornm 5 viij; </text:span><text:span text:style-name="T7">Sequitur posi praescriptas cdlica Abasidanti?<text:line-break/>quarn ajiitd me donsanam'repen. 4 Anifl'3 x,'</text:span><text:span text:style-name="T45"> seminis scsc--<text:line-break/>leos 5’xx, petroselini,' nardi Indicae, piperis albi et longi,<text:line-break/>singulorum J iij et obolos "quatuor, opii 3 x,; myrrhae J x,<text:line-break/>cmnini Aethiopici, castorii, utriusque'J v, excipe </text:span><text:span text:style-name="T45">ac </text:span><text:span text:style-name="T45">prae-<text:line-break/>para cum melle cocto. </text:span><text:span text:style-name="T45">~</text:span><text:span text:style-name="T59">J</text:span><text:span text:style-name="T45">' - </text:span><text:span text:style-name="T59">v</text:span></text:p>
      <text:p text:style-name="P16"><text:span text:style-name="T45">fCoiica </text:span><text:span text:style-name="T7">admtrabtlfe, qua</text:span><text:span text:style-name="T45"> utor et </text:span><text:span text:style-name="T7">ad vdliruloscs et<text:line-break/>qui sieraus sursum edomant in magnis' doloribus. Datur<text:line-break/>magnitudine sabaasu'aquae scigidaa -'cyathis iiy aut</text:span><text:span text:style-name="T45"> iii/’r<text:line-break/>4 Piberis albi,' seminis hyoscyami, utrlusque </text:span><text:span text:style-name="T7">3ui,</text:span><text:span text:style-name="T45"> opii<text:line-break/>§ vi, croci J x;spicae nardi, euphorbn, pyrethri, singulo-</text:span></text:p>
      <text:p text:style-name="P80"><text:span text:style-name="T22">Ἀίΐ </text:span><text:span text:style-name="T45">'<text:tab/></text:span><text:span text:style-name="T22">,<text:tab/></text:span><text:span text:style-name="T45">—</text:span><text:span text:style-name="T45">UX1*,. </text:span><text:span text:style-name="T45">-<text:tab/>‘ </text:span><text:span text:style-name="T45">jO </text:span><text:span text:style-name="T65">ζ</text:span><text:span text:style-name="T22"> </text:span><text:span text:style-name="T45">l &gt;</text:span></text:p>
      <text:p text:style-name="P13"><text:span text:style-name="T45">rum 3 </text:span><text:span text:style-name="T45">ij, </text:span><text:span text:style-name="T45">excipe melle coctus </text:span><text:span text:style-name="T7">'Alia non iitefsioax, ad om^<text:line-break/></text:span><text:span text:style-name="T45">dent etiam </text:span><text:span text:style-name="T7">insiAtioriem.</text:span><text:span text:style-name="T45"> 4 Sinonis; feminis hyoscyami, pi-<text:line-break/>peris albi, singulorum </text:span><text:span text:style-name="T7">3</text:span><text:span text:style-name="T45"> xi, fucci papaveris 'Jex, ereci<text:line-break/>3 vj, opobalfimi 5 iili excipe inelle cocto. </text:span><text:span text:style-name="T7">Colica .Terentii<text:line-break/>Valentis.</text:span><text:span text:style-name="T45"> </text:span><text:span text:style-name="T45">4 </text:span><text:span text:style-name="T45">Sinonis, pipeiisalbiy. feminisi hyoscyami, fiu-<text:line-break/>gulorum'3 </text:span><text:span text:style-name="T45">xl, </text:span><text:span text:style-name="T45">suem'pdpaveris </text:span><text:span text:style-name="T22">3'χχφ </text:span><text:span text:style-name="T45">croci </text:span><text:span text:style-name="T7">3</text:span><text:span text:style-name="T45"> </text:span><text:span text:style-name="T45">viij, </text:span><text:span text:style-name="T7">alii 3 vj.<text:line-break/></text:span><text:span text:style-name="T45">corticis 'radicis mandragorae </text:span><text:span text:style-name="T7">3</text:span><text:span text:style-name="T45">lij;'mellis- quod fatis est,<text:line-break/>quidam etiam opobalsamt drachmas rij.</text:span><text:span text:style-name="T74">c</text:span><text:span text:style-name="T45">. </text:span><text:span text:style-name="T7">Uvlicit Apollonii*<text:line-break/></text:span><text:span text:style-name="T45">4 Nardi 3 ij; .castorii, foeniculi, fucci mandragorae, costi;<text:line-break/>singulorum 5-je-aFari,--fpicae," utriusque 3-iiji -opopanacis<text:line-break/>3 j, dauci Cretici </text:span><text:span text:style-name="T7">3'iij, ,ci£mamo.aii^</text:span><text:span text:style-name="T45"> vj.psperis albi et longi;<text:line-break/>iridis, myrrhae, singulorum 5lli Lemniae fphragidis j x, ab-<text:line-break/>sinthii </text:span><text:span text:style-name="T45">3 </text:span><text:span text:style-name="T45">ij, excipe melle. Datur" drachma una ex aqua.<text:line-break/></text:span><text:span text:style-name="T7">Colica,</text:span><text:span text:style-name="T45"> . ut </text:span><text:span text:style-name="T7">NiaosirasumIsalheos appellata soenipta talentis<text:line-break/>duobus. Jacit rd stbmaahicos, acidbrum dolores </text:span><text:span text:style-name="T7">et </text:span><text:span text:style-name="T7">vexatio-<text:line-break/>nes, uteri labores,' ex aqua. mulsa, incocta ruta- </text:span><text:span text:style-name="T7">'l/</text:span><text:span text:style-name="T45"> </text:span><text:span text:style-name="T45">Croci<text:line-break/>, scfquidrachmam , -nardi </text:span><text:span text:style-name="T7">3</text:span><text:span text:style-name="T45"> ij; myrrhae 3-ni’j, </text:span><text:span text:style-name="T59">co</text:span><text:span text:style-name="T45">®, piperis</text:span></text:p>
      <text:p text:style-name="P12"><text:span text:style-name="T45">albi et longi, galbani, singulorum </text:span><text:span text:style-name="T7">3 j, opobalsami </text:span><text:span text:style-name="T7">3 </text:span><text:span text:style-name="T7">iiij,<text:line-break/></text:span><text:span text:style-name="T45">cinnamomi, succi'mandragorae, cestorii, singulorum </text:span><text:span text:style-name="T7">3 ij,<text:line-break/></text:span><text:span text:style-name="T45">seminis dauci 3 iiij et dimidiam, sagapeni </text:span><text:span text:style-name="T33">ζ</text:span><text:span text:style-name="T22"> </text:span><text:span text:style-name="T45">iij, cassiae </text:span><text:span text:style-name="T7">3</text:span><text:span text:style-name="T45"> iiij,<text:line-break/>excipe, melle Attico. </text:span><text:span text:style-name="T7">Colica ut . Scribonius. 4</text:span><text:span text:style-name="T45"> Cineris cornu<text:line-break/>cervi teneri usti hem' </text:span><text:span text:style-name="T45">iam, </text:span><text:span text:style-name="T45">piperis albi,</text:span><text:span text:style-name="T59">:</text:span><text:span text:style-name="T45"> myrrhae, utriusque<text:line-break/>5 ij, ex tritis cocilleare unum exhibeto.: Et cochleam unam<text:line-break/>crudam .tritam cum-tvini cyathis duobus, et aqua calida.<text:line-break/></text:span><text:span text:style-name="T7">Colica, qua ajsidue</text:span><text:span text:style-name="T45"> utebatur, </text:span><text:span text:style-name="T7">perfecte liberans et malum<text:line-break/>extirpans. 3f.</text:span><text:span text:style-name="T45"> Zingiberis </text:span><text:span text:style-name="T7">3</text:span><text:span text:style-name="T45"> iij, corticis salicis-3 iij, rutae<text:line-break/>ramulos tres autiquatuor, 'phoenicobalanorum </text:span><text:span text:style-name="T7">3 iij,</text:span><text:span text:style-name="T45"> aquae<text:line-break/>cyathos vj, coniicito in vasculum novum et, coquito donec<text:line-break/>tertia pars supersitjfet, bibendum dato ad triduum post irri-<text:line-break/>tationem et sacto interstitio idem facito , ad plures dies me-<text:line-break/>dicamentum in potu exhibendo. </text:span><text:span text:style-name="T7">Colica TullU bona, 'qua et </text:span><text:span text:style-name="T7">-<text:line-break/></text:span><text:span text:style-name="T7">ipsa 'utor.</text:span><text:span text:style-name="T45"> 4 Seminis brassica silvestris, plui Pontici, utrius-<text:line-break/>que semissem, piperis albi et longi, seminis dauci, mei, sin-<text:line-break/>gulorum 3 suo castorii,costi, opii, corticis mandragorae,<text:line-break/>nardi lndicae, asari/ Illyridis, acori, myrrhae, singulorum</text:span></text:p>
      <text:p text:style-name="P12"><text:span text:style-name="T45">3 vj, opopanacis 5 iiij,. seminis cicutae </text:span><text:span text:style-name="T7">3</text:span><text:span text:style-name="T45"> </text:span><text:span text:style-name="T45">ii, </text:span><text:span text:style-name="T45">stoechadis </text:span><text:span text:style-name="T7">3</text:span><text:span text:style-name="T45"> ix,<text:line-break/>cinnamomi </text:span><text:span text:style-name="T7">3 </text:span><text:span text:style-name="T7">j, </text:span><text:span text:style-name="T7">cafliae</text:span><text:span text:style-name="T45"> laphnitidis </text:span><text:span text:style-name="T7">3</text:span><text:span text:style-name="T45"> xviij, excipe melle<text:line-break/>cocto. Da fabae. Aegyptiae magnitudine., </text:span><text:span text:style-name="T7">Colica, </text:span><text:span text:style-name="T7">quam ad-<text:line-break/>miratus </text:span><text:span text:style-name="T7">esi </text:span><text:span text:style-name="T7">Arision, ut Viophcntus Lycius.</text:span><text:span text:style-name="T45"> </text:span><text:span text:style-name="T45">2J. </text:span><text:span text:style-name="T45">Succi cen-<text:line-break/>tanreae, castorii, -scillae </text:span><text:span text:style-name="T45">assatae, </text:span><text:span text:style-name="T45">piperis altu, et longi, nuyr-<text:line-break/>rhae, rutae hortensis,' hyssopi, abrotoni, .iridis Illyricae,<text:line-break/>singulorom J, duas, croci, ammoniaci thymiamatis, radicis<text:line-break/>acori, phu Pontici, zingiberis, veratri nigri, singulorum J i,<text:line-break/>excipe aceto mulso. Datur etiam </text:span><text:span text:style-name="T7">3</text:span><text:span text:style-name="T45"> i ex aceto mulso. Co-<text:line-break/></text:span><text:span text:style-name="T7">liea, .ut Publius in Putiolio et Apollonio, </text:span><text:span text:style-name="T7">lf-</text:span><text:span text:style-name="T45"> </text:span><text:span text:style-name="T45">Polii </text:span><text:span text:style-name="T7">3 vj.<text:line-break/></text:span><text:span text:style-name="T45">scordii J xij, gentianae </text:span><text:span text:style-name="T7">3</text:span><text:span text:style-name="T45"> v, seminis rutae silvestris </text:span><text:span text:style-name="T7">3</text:span><text:span text:style-name="T45"> iiij,<text:line-break/>succi Cyrenaici J iij, rubricae Lemniae </text:span><text:span text:style-name="T7">3 v,</text:span><text:span text:style-name="T45"> myfrhae </text:span><text:span text:style-name="T7">3</text:span><text:span text:style-name="T45"> vij,<text:line-break/>opobalsami </text:span><text:span text:style-name="T7">3 viij, piperis</text:span><text:span text:style-name="T45"> </text:span><text:span text:style-name="T45">albi </text:span><text:span text:style-name="T7">3</text:span><text:span text:style-name="T45"> ij et dimidiam, canchryos<text:line-break/>5 iiij, verbenacae herbae J ij, pentaphyIli </text:span><text:span text:style-name="T7">3 v,</text:span><text:span text:style-name="T45"> excipe melle<text:line-break/>Attico.' Da magnitudinem nucis Ponticae. </text:span><text:span text:style-name="T7">Quae Asclepiades<text:line-break/>ad coii affectus prodidit, Medicamentum inspersile ad coli<text:line-break/>insivtiones</text:span><text:span text:style-name="T7">, </text:span><text:span text:style-name="T7">Antonii </text:span><text:span text:style-name="T7">pharmacopolae, lloq </text:span><text:span text:style-name="T7">usus sanus erat.</text:span></text:p>
      <text:p text:style-name="P12"><text:span text:style-name="T45">q. Chryscbalani drachmas duas, seselis, astragali, </text:span><text:span text:style-name="T45">utriusque<text:line-break/>scxtantein, </text:span><text:span text:style-name="T45">lllyrivae, </text:span><text:span text:style-name="T45">tragoriganiiijutriusque vncr 'i.-' fiaec •<text:line-break/>simul tufa et cribrata, cochlearis </text:span><text:span text:style-name="T45">unias </text:span><text:span text:style-name="T45">plus, minus mensura,-<text:line-break/></text:span><text:span text:style-name="T45">ex aquae’ calidae </text:span><text:span text:style-name="T45">cyathis’- quatuor ante ' cibum exhibeto.<text:line-break/></text:span><text:span text:style-name="T7">Altud.</text:span><text:span text:style-name="T45"> Gallinarum interanea omnia exempta et </text:span><text:span text:style-name="T45">in </text:span><text:span text:style-name="T45">vas fictile<text:line-break/>conjecta assatu, ac trita </text:span><text:span text:style-name="T45">reponito, </text:span><text:span text:style-name="T45">usus, velli, lernpore co-<text:line-break/>chleare unum et-dimidium </text:span><text:span text:style-name="T45">et </text:span><text:span text:style-name="T45">seminis dauci Cretici tuss et<text:line-break/>cribrati tantundem ex aquae mulsae cyathis tribus exhibeto’.<text:line-break/></text:span><text:span text:style-name="T7">Ad coli inflationes, Cltariclis.</text:span><text:span text:style-name="T45"> </text:span><text:span text:style-name="T45">4 </text:span><text:span text:style-name="T45">Cumini Aethiopici .3 vj.<text:line-break/>seminis apii </text:span><text:span text:style-name="T7">3v,</text:span><text:span text:style-name="T45"> feminis dauci Cretici </text:span><text:span text:style-name="T7">3</text:span><text:span text:style-name="T45"> ij; piperis albi<text:line-break/>drachmam unam; tusa et cribrata reponito. Dantur ex </text:span><text:span text:style-name="T7">eo<text:line-break/></text:span><text:span text:style-name="T45">cochlearia duo cunr aquae mulsae cyathis trlliiij. </text:span><text:span text:style-name="T7">AliAd. 4<text:line-break/></text:span><text:span text:style-name="T45">Seminis rutae silvestris aridi, seseleos Gallici,, utriusque draclu<text:line-break/>octo, petrofelini draclu quatuor, sinouis Syriaci draclu iiij<text:line-break/>piperis albi drach. duas, tusa et cribrata exhibe, ut dictum esu</text:span></text:p>
      <text:p text:style-name="P16"><text:span text:style-name="T7">"</text:span><text:span text:style-name="T70">J</text:span><text:span text:style-name="T7"> </text:span><text:span text:style-name="T7">\E'clegma colicis nectareum-- Facit at pleuriticis et<text:line-break/>dyspnoicis, deducit</text:span><text:span text:style-name="T45"> muiieribus </text:span><text:span text:style-name="T7">menses. Esi et</text:span><text:span text:style-name="T45"> concocloriun<text:line-break/></text:span><text:span text:style-name="T7">4</text:span><text:span text:style-name="T45"> Cumini Hsspani j i, piperis albi, alngibniis;. utriusque</text:span></text:p>
      <text:p text:style-name="P12"><text:span text:style-name="T45">tantundem',- vini dulcis </text:span><text:span text:style-name="T45">aut Scybelitae </text:span><text:span text:style-name="T45">aut protropi sextarios<text:line-break/>iij, vini Ealerni-sextarium unum, mellis Attici </text:span><text:span text:style-name="T45">libram </text:span><text:span text:style-name="T45">unam;<text:line-break/>.Arida </text:span><text:span text:style-name="T45">tunduntur </text:span><text:span text:style-name="T45">et cribrantur crassiore’ cribro, </text:span><text:span text:style-name="T45">delude </text:span><text:span text:style-name="T45">cum<text:line-break/></text:span><text:span text:style-name="T45">vino </text:span><text:span text:style-name="T45">coquuntur, donec tertia pars superfit, </text:span><text:span text:style-name="T45">deinde </text:span><text:span text:style-name="T45">affundi-,<text:line-break/></text:span><text:span text:style-name="T45">tur </text:span><text:span text:style-name="T45">vinum dulce, ac rursus coquitur. Movere autem oportet<text:line-break/></text:span><text:span text:style-name="T45">ramulis </text:span><text:span text:style-name="T45">rutae virga salicis exceptis et salicis’ cortice obliga--<text:line-break/></text:span><text:span text:style-name="T45">iis.. </text:span><text:span text:style-name="T45">.Habenda est'ad manum etiam altera virga similiter<text:line-break/>rutae ramulos recentiores complectens., quo pricribna<text:line-break/>exieratis </text:span><text:span text:style-name="T45">, </text:span><text:span text:style-name="T45">recentioribus moveas. ’ Postquam autem liquor<text:line-break/></text:span><text:span text:style-name="T45">femel </text:span><text:span text:style-name="T45">atque iterum</text:span><text:span text:style-name="T45">'' </text:span><text:span text:style-name="T45">ebullierit; injice mel; ac rursus co-<text:line-break/>que, et excolaturn per'saccum liquorem repone; Usu </text:span><text:span text:style-name="T45">ex-<text:line-break/></text:span><text:span text:style-name="T45">petente mystra tria- ante et post cibum praebe. </text:span><text:span text:style-name="T45">Aiia<text:line-break/></text:span><text:span text:style-name="T7">confectio.</text:span><text:span text:style-name="T45"> Succi' foeniculi sextarios iiij, mellis </text:span><text:span text:style-name="T45">Attici<text:line-break/></text:span><text:span text:style-name="T45">sextarios ij, croci drachm. iiij, crocum in linteolum purum<text:line-break/>ligato, succum' vero- </text:span><text:span text:style-name="T45">et </text:span><text:span text:style-name="T45">mel mixta in vase fictili coquito </text:span><text:span text:style-name="T45">et<text:line-break/></text:span><text:span text:style-name="T45">fasciculo croci moveto, ubi vero densata fuerit ad arteriacae<text:line-break/>spissitudinem ,. crocum quidem eixpressum rejicito, medica-<text:line-break/></text:span><text:span text:style-name="T45">nienturn </text:span><text:span text:style-name="T45">vero reponito. Ustus tempore mystrnm unum </text:span><text:span text:style-name="T45">aut<text:line-break/></text:span><text:span text:style-name="T45">duo ante cibum dato.</text:span></text:p>
      <text:p text:style-name="P81"><text:span text:style-name="T94">\_sc4_Hci </text:span><text:span text:style-name="T7">Serihonii<text:tab/>lib^foet, esc tfytQmufpsc</text:span></text:p>
      <text:p text:style-name="P13"><text:span text:style-name="T45">factu.] </text:span><text:span text:style-name="T45">4 </text:span><text:span text:style-name="T45">Corticis, salicis 3 iilli zingiberis aridi 3 iij, psio.e-<text:line-break/>nieobalanos vj' numero,, </text:span><text:span text:style-name="T45">aquae </text:span><text:span text:style-name="T45">sextarium unum et dilui—<text:line-break/>dium, coquito omnia rusae ramulis niovene, etusii tertia<text:line-break/>pars liquoris restiterit, tum eiseolatu et cyathos duos quoti-<text:line-break/>die bibendos </text:span><text:span text:style-name="T98">dato.isH.ee </text:span><text:span text:style-name="T45">vero per triduum facere oportet et<text:line-break/>post triginta dierum interstitium rursus, repetur e, quo per<text:line-break/>anuum potiones xxi&gt;q, </text:span><text:span text:style-name="T45">stant, </text:span><text:span text:style-name="T45">biletiiu euimj hoc fcedfcamealum<text:line-break/>per annumtotum. In aliis exemplaribus liocmcdo, habetur. 4<text:line-break/>Cor. icis salicis viridis drachmas•' </text:span><text:span text:style-name="T7">v.,</text:span><text:span text:style-name="T45"> zingiberis succi, 3 ilii,<text:line-break/>piperis albi </text:span><text:span text:style-name="T45">3 </text:span><text:span text:style-name="T45">iiij; palmularum passarum maximarum numero<text:line-break/>duasl aut tres,-rutae vitidis ramulus v,, aquae pluviae fe&amp;n<text:line-break/>tarios iij, coquito &gt; ad tealas et dato , rftrpratedrctum esu</text:span></text:p>
      <text:p text:style-name="P16"><text:span text:style-name="T45">. </text:span><text:span text:style-name="T45">[Aiia Daccii'Aatmntni . a toni </text:span><text:span text:style-name="T7">affectu</text:span><text:span text:style-name="T45"> iiberans-] su<text:line-break/>Cornu cervi recens enati mollissimi usti- ad albedmem co-<text:line-break/>chlearia iij majoris magnitudinis, piperis albi garna.x astt.p%<text:line-break/>myrrhae parumrodoris gratia, omnia teruntur et coehlea<text:line-break/>Africana varii feoloris.nna cum testa itidem teritur, vino,</text:span></text:p>
      <text:p text:style-name="P82"><text:span text:style-name="T45">Falerno </text:span><text:span text:style-name="T45">per </text:span><text:span text:style-name="T45">saccum </text:span><text:span text:style-name="T7">noti</text:span><text:span text:style-name="T45"> excolato affuso, sit </text:span><text:span text:style-name="T45">autem </text:span><text:span text:style-name="T45">vini<text:line-break/>mensura cyathorum trium- Haec omnia in fictili vase </text:span><text:span text:style-name="T45">per-<text:line-break/></text:span><text:span text:style-name="T45">mixta.ad prurias • </text:span><text:span text:style-name="T45">calefacimus;- </text:span><text:span text:style-name="T45">diligenter moventes, ne quid<text:line-break/></text:span><text:span text:style-name="T45">ex </text:span><text:span text:style-name="T45">medicamento subsidat, calefactum vero </text:span><text:span text:style-name="T45">lu </text:span><text:span text:style-name="T45">ipsis accessio-<text:line-break/>nihus bibendum dato, itetnque </text:span><text:span text:style-name="T45">sequentibus </text:span><text:span text:style-name="T45">duobus diebus.<text:line-break/></text:span><text:span text:style-name="T45">Oportet </text:span><text:span text:style-name="T45">autem dietn unarn ante cibum </text:span><text:span text:style-name="T45">differre </text:span><text:span text:style-name="T45">et reliquis<text:line-break/>diebus prandio solo uti, in coque assumere cibum qui faeile<text:line-break/>•confici potest.<text:tab/></text:span><text:span text:style-name="T45">- -</text:span></text:p>
      <text:p text:style-name="P16"><text:span text:style-name="T7">' </text:span><text:span text:style-name="T7">[ CsolioaSigonis, qua usus esi Ualens, facit in Jummse<text:line-break/>doloribus. Dat nucis Ponticae magrdtnxdine, ex aquae cali-<text:line-break/>dae cyathis</text:span><text:span text:style-name="T45"> tribus; et </text:span><text:span text:style-name="T7">conscsiim minuit dolores, et maxime<text:line-break/></text:span><text:span text:style-name="T7">si </text:span><text:span text:style-name="T7">pruritus per totum corpus fiat. '-Facti et ad inveteratos<text:line-break/>splenicos </text:span><text:span text:style-name="T7">et ad </text:span><text:span text:style-name="T7">volvulosas affectiones. Facit hepaticis et </text:span><text:span text:style-name="T7">ad<text:line-break/></text:span><text:span text:style-name="T7">scbres </text:span><text:span text:style-name="T7">per cercuitum repetentes, ne </text:span><text:span text:style-name="T7">vulvae </text:span><text:span text:style-name="T7">strangulatus et<text:line-break/></text:span><text:span text:style-name="T7">'vesecae </text:span><text:span text:style-name="T7">affectus. </text:span><text:span text:style-name="T7">Esi </text:span><text:span text:style-name="T7">et arteriaca</text:span><text:span text:style-name="T45"> bonaqj’5{- Sluouis Syrlari<text:line-break/></text:span><text:span text:style-name="T45">aut </text:span><text:span text:style-name="T45">Hispani </text:span><text:span text:style-name="T7">3</text:span><text:span text:style-name="T45"> </text:span><text:span text:style-name="T45">lx&gt;, </text:span><text:span text:style-name="T45">piperis albi </text:span><text:span text:style-name="T7">3</text:span><text:span text:style-name="T45"> </text:span><text:span text:style-name="T45">xl, </text:span><text:span text:style-name="T45">seinnis hyoscyami albi<text:line-break/></text:span><text:span text:style-name="T45">5 xl, </text:span><text:span text:style-name="T45">opii, </text:span><text:span text:style-name="T45">corticis </text:span><text:span text:style-name="T45">mandragorae, utriusque 5 </text:span><text:span text:style-name="T7">rc,</text:span><text:span text:style-name="T45"> croci.3 </text:span><text:span text:style-name="T45">vj.</text:span></text:p>
      <text:p text:style-name="P12"><text:span text:style-name="T45">mallis </text:span><text:span text:style-name="T7">cocti </text:span><text:span text:style-name="T7">quod i satis est-his excipiendis.</text:span><text:span text:style-name="T45"> Quantitas exhi-’<text:line-break/>histonis ostensa est- </text:span><text:span text:style-name="T45">Alis </text:span><text:span text:style-name="T45">exemplaria sic habent.- su Sinonis<text:line-break/>Hispani 3 lx, piperis albi, seminis hyoscyami albi, utriusque<text:line-break/>Jxl, cornu cervi usti, opii, utriusque 3 </text:span><text:span text:style-name="T7">corticis man-<text:line-break/>lragorae 3</text:span><text:span text:style-name="T45"> x, croci 3 </text:span><text:span text:style-name="T59">v</text:span><text:span text:style-name="T45">j-, mellis quod sufficit. </text:span><text:span text:style-name="T7">Confectio<text:line-break/>Lingonis colica, dattt a* </text:span><text:span text:style-name="T7">frigida, </text:span><text:span text:style-name="T7">suiiim. salvit dolores. %•<text:line-break/></text:span><text:span text:style-name="T45">Seminis hyoscyami albi </text:span><text:span text:style-name="T7">3 ra,</text:span><text:span text:style-name="T45"> </text:span><text:span text:style-name="T45">opii, seminis dauci Cretici,<text:line-break/>utriusque 3 petroselini 3 vj, croci, spitiae nardi, pyre-<text:line-break/>thri, singulorum 5 iiij, euphorbii, opobalsami, cinnamomi<text:line-break/>singulorum 3 ili excipe melle </text:span><text:span text:style-name="T45">cocto, </text:span><text:span text:style-name="T45">et exhibe fabae Aegy-<text:line-break/>ptiae magnitudine cum aquae tepidae aut frigidae cyatlu iij<text:line-break/>in aceessieiibus.. </text:span><text:span text:style-name="T7">Colica </text:span><text:span text:style-name="T7">scdans </text:span><text:span text:style-name="T7">dolorem, qua usus asi Cosu<text:line-break/>sius'. Uacit «t ad internorum affectus, medicamentum esi<text:line-break/>valde bonum-</text:span><text:span text:style-name="T45"> 2}- Anisi, nardi Syriacae, myrrhae, singulo-<text:line-break/>rum 3 viij,:piperis albi et longi, utriusque 5 </text:span><text:span text:style-name="T59">s</text:span><text:span text:style-name="T45">ll&gt; feminis<text:line-break/>•lefeleos- 3 vj, opii . tantundem, croci , castorii, petroselini,<text:line-break/>floris: junci, odorati singulorum </text:span><text:span text:style-name="T7">3</text:span><text:span text:style-name="T45"> iiij,- mellis Attici cocti</text:span></text:p>
      <text:p text:style-name="P12"><text:span text:style-name="T45">quod </text:span><text:span text:style-name="T45">satis </text:span><text:span text:style-name="T45">est. Datur Ponticae nucis magnitudine. </text:span><text:span text:style-name="T7">Colicasc-<text:line-break/>dans dolorem Lucii, conscsum erimit dolores et inscribi-<text:line-break/>tur Siculuirse</text:span><text:span text:style-name="T70">1</text:span><text:span text:style-name="T45"> Myrrhae, succi hyoscyami,.opii, singulo-<text:line-break/>rurn 3 viij, radicis mandragorae, piperis albi, croci, thuris,<text:line-break/></text:span><text:span text:style-name="T45">singulorum </text:span><text:span text:style-name="T45">3 bt, excipe </text:span><text:span text:style-name="T45">melle, </text:span><text:span text:style-name="T45">et praebe fabae Aegyptiae<text:line-break/>magnitudinem ex </text:span><text:span text:style-name="T45">aquae, </text:span><text:span text:style-name="T45">calidae eyathis tribus ad noctem.</text:span></text:p>
      <text:p text:style-name="P16"><text:span text:style-name="T7">[ Colica scdans dolorem Enscheino Spadoni inscripta,<text:line-break/>bibitur in dies triginta]</text:span><text:span text:style-name="T45"> 4 Seminis brassicae silvestris, phu,<text:line-break/>cinnamomi, Iridis Illyricae, acori, asari, opcpanacis, myr-<text:line-break/>-rhae, nardi Indicae, opii; costi, fucci mandragorae, castorii,<text:line-break/>singulorum </text:span><text:span text:style-name="T7">3 vj,</text:span><text:span text:style-name="T45"> trium piperis generum, mei; feminis dauci<text:line-break/>Cretici decorticati, singulorum </text:span><text:span text:style-name="T7">3</text:span><text:span text:style-name="T45"> xij, stoechadis; suminis<text:line-break/>cicutae, singulorum viij, excipe melle cocto, ae praebe fa-<text:line-break/>lae Aegyptiae magnitudinem febre carentibus eum vini<text:line-break/>mulsi diluti eyathis iiij, febrientibus cum aqua mulsa.. Hac<text:line-break/>etiam lu infusis utebatur, nucis Ponticae magnitudine, cum<text:line-break/>foenigraeci decocto, cyathorum quatuor et oleo eui ruta</text:span></text:p>
      <text:p text:style-name="P12"><text:span text:style-name="T45">incoctu est </text:span><text:span text:style-name="T45">item cyathorum </text:span><text:span text:style-name="T45">quatuor. </text:span><text:span text:style-name="T45">Ad </text:span><text:span text:style-name="T7">eosdem affectus<text:line-break/>conscotid Breniti'. </text:span><text:span text:style-name="T33">Ίί</text:span><text:span text:style-name="T22"> </text:span><text:span text:style-name="T45">Croci, 'opii, opopanacis, myrrhae,<text:line-break/>iridis, acori, mandragorae, afari, costi, nardi </text:span><text:span text:style-name="T45">Indicae, </text:span><text:span text:style-name="T45">dauci<text:line-break/>-Cretici, mei, singulorum </text:span><text:span text:style-name="T45">3 </text:span><text:span text:style-name="T45">vj, piperis albi </text:span><text:span text:style-name="T45">et </text:span><text:span text:style-name="T45">longi, gentia-<text:line-break/>nae, stoechadis, cassiae, phu Pontici, singulorum drachmas<text:line-break/>octo, excipe melle.</text:span></text:p>
      <text:h text:style-name="P4" text:outline-level="2">Cap. V.</text:h>
      <text:p text:style-name="P9"><text:span text:style-name="T7">\JJe dysentericis^</text:span><text:span text:style-name="T45"> De dysentericis equidem<text:line-break/>quae in universum nosse oportet jam ante dictum est, tum<text:line-break/>in curandi methodi libris, </text:span><text:span text:style-name="T45">tum </text:span><text:span text:style-name="T45">etiam </text:span><text:span text:style-name="T45">nunc </text:span><text:span text:style-name="T45">in sermone de<text:line-break/>hepaticis habito. Reliquum est igitur </text:span><text:span text:style-name="T45">de </text:span><text:span text:style-name="T45">vere dysentericis<text:line-break/>agere, in quibus neque </text:span><text:span text:style-name="T45">hepar </text:span><text:span text:style-name="T45">affectum </text:span><text:span text:style-name="T45">est, </text:span><text:span text:style-name="T45">neque aliqua affe-<text:line-break/>ctio est, praeter intestinorum ulcerationem aut nudam aut<text:line-break/>cum putrefactione aliqua obortam, quam medici consueto<text:line-break/>vocabulo nomen appellant Quaecunque igitur </text:span><text:span text:style-name="T45">ad </text:span><text:span text:style-name="T45">sales affe-<text:line-break/>ctiones commoda </text:span><text:span text:style-name="T45">sunt </text:span><text:span text:style-name="T45">medicamenta et' jam frequenti experi-<text:line-break/>mento cognita, ea in principio subscribentur.</text:span></text:p>
      <text:p text:style-name="P16"><text:span text:style-name="T45">- </text:span><text:span text:style-name="T45">[Quae ab </text:span><text:span text:style-name="T7">Andromacho ad dysenteriam scriptn siunt^j<text:line-break/>Potio ad dysentericos dt haernoploicos-</text:span><text:span text:style-name="T45"> 4 Floris rosarum,</text:span></text:p>
      <text:p text:style-name="P12"><text:span text:style-name="T45">opii, acaciae; gummi, singulorum </text:span><text:span text:style-name="T7">3</text:span><text:span text:style-name="T45"> iij, balaustii tantundem,<text:line-break/></text:span><text:span text:style-name="T45">fucci hypocystidis </text:span><text:span text:style-name="T45">tantundem, gallarum 3 ij, seminis </text:span><text:span text:style-name="T45">plan-<text:line-break/>taginis </text:span><text:span text:style-name="T45">tantundem et succi ejus tantundem, Iycii Indici </text:span><text:span text:style-name="T7">3 j,<text:line-break/></text:span><text:span text:style-name="T45">fucci rosarum </text:span><text:span text:style-name="T7">3 j,</text:span><text:span text:style-name="T45"> fac </text:span><text:span text:style-name="T45">pastillos </text:span><text:span text:style-name="T45">drachmae unius. </text:span><text:span text:style-name="T45">Unire va-<text:line-break/>rie. Ad </text:span><text:span text:style-name="T7">dysentericos et </text:span><text:span text:style-name="T7">coeliacos,'confectio ex </text:span><text:span text:style-name="T7">fructibus.<text:line-break/></text:span><text:span text:style-name="T45">4 </text:span><text:span text:style-name="T45">Mala punica </text:span><text:span text:style-name="T45">integra xx, mala cotonea viginti, </text:span><text:span text:style-name="T45">ervi fextar. j,<text:line-break/>prunorum silvestrium fextar, ij, sorborum Ephesinorirm </text:span><text:span text:style-name="T45">sex-<text:line-break/></text:span><text:span text:style-name="T45">tar. ij, rhois Syriaci fextar. iij, pyra Terentiana viginti, in alio<text:line-break/>mala cestiana triginta, siliquas xl, baccarum myrti nigrarum<text:line-break/>fextar. iij, musti Aminaei </text:span><text:span text:style-name="T45">ad tertias decocti sextarios </text:span><text:span text:style-name="T45">xiviij,<text:line-break/>coquito simul ad mellis spissitudinem </text:span><text:span text:style-name="T45">et </text:span><text:span text:style-name="T45">in figulino reponito.</text:span></text:p>
      <text:p text:style-name="P16"><text:span text:style-name="T45">[Aiia ex </text:span><text:span text:style-name="T7">fructibus ad </text:span><text:span text:style-name="T7">eadem, </text:span><text:span text:style-name="T7">siomachum subversum<text:line-break/>restituit, imponitur etiam forinsecus^</text:span><text:span text:style-name="T45"> Mala punica x,<text:line-break/>cotonea viginti,' mala orbiculata </text:span><text:span text:style-name="T45">xv, </text:span><text:span text:style-name="T45">sorborum sextarios ij,<text:line-break/>mespilorum fextar. j, glandium </text:span><text:span text:style-name="T45">fextar. </text:span><text:span text:style-name="T45">j, rhois </text:span><text:span text:style-name="T45">Syriaci </text:span><text:span text:style-name="T45">sex-<text:line-break/>tar.j, rubi fasciculum </text:span><text:span text:style-name="T45">manipularem, </text:span><text:span text:style-name="T45">baccarum myrti ni-<text:line-break/>grarum scxtarium unum, palmas passas triginta, acino-<text:line-break/>rum aridorum sextarium dimidium, prunorum silvestrium</text:span></text:p>
      <text:p text:style-name="P12"><text:span text:style-name="T45">fextar. j, siliquas magnas </text:span><text:span text:style-name="T45">x, </text:span><text:span text:style-name="T45">oenanthes fexuncem, cornorum<text:line-break/></text:span><text:span text:style-name="T45">fextar, </text:span><text:span text:style-name="T45">j, mala citria </text:span><text:span text:style-name="T45">v, passi </text:span><text:span text:style-name="T45">Cretici fextar. </text:span><text:span text:style-name="T45">xvj, </text:span><text:span text:style-name="T45">coquito si-<text:line-break/>mul et reponito in nitro</text:span><text:span text:style-name="T45">; utere </text:span><text:span text:style-name="T45">ut priore.</text:span></text:p>
      <text:p text:style-name="P16"><text:span text:style-name="T45">[Ad djsienteriros, qua.utor.] 4 Gallae, fructus eri-<text:line-break/>cae, opii, singulorum ,5 liij, cum aqua redigito in pastillos<text:line-break/>duorum obolorum. Dato </text:span><text:span text:style-name="T45">ex aqua, aut </text:span><text:span text:style-name="T45">vino. </text:span><text:span text:style-name="T7">Ad </text:span><text:span text:style-name="T7">dysentericos<text:line-break/>Qlidion</text:span><text:span text:style-name="T45"> 4 Nardi, croci, utriusque </text:span><text:span text:style-name="T45">3 </text:span><text:span text:style-name="T45">viij, aloes </text:span><text:span text:style-name="T7">3</text:span><text:span text:style-name="T45"> iiij, ego<text:line-break/>3 ij, thuris 3 ij, acaciae 3 iiij, myrrhae 3 trijr fucci liypo-<text:line-break/>cystidis 3 iiij, alii </text:span><text:span text:style-name="T7">3</text:span><text:span text:style-name="T45"> vj, rosarum siccarum 3 iiij, lycii Indici<text:line-break/>3 iiij, tragacanthae 3 liij, opii </text:span><text:span text:style-name="T45">5 tui, alii </text:span><text:span text:style-name="T45">3 j, obolos ij,<text:line-break/>piperis 3 tj, alii etiam iridis </text:span><text:span text:style-name="T45">3 </text:span><text:span text:style-name="T45">ij, excipe aqua, quidam<text:line-break/>etiam cinnamomi </text:span><text:span text:style-name="T7">3</text:span><text:span text:style-name="T45"> ij et dimidiam, gallae’3 ij, sa</text:span><text:span text:style-name="T59">C</text:span><text:span text:style-name="T45"> pastillos<text:line-break/>in aqua obolorum duorum ponderis. Exhibe cum vino rnyr-<text:line-break/>teo. Ad </text:span><text:span text:style-name="T7">dysentericos et coeliacos, pastillus Berytii. 4<text:line-break/></text:span><text:span text:style-name="T45">Nardi, croci, utriusque </text:span><text:span text:style-name="T7">3</text:span><text:span text:style-name="T45"> ij, myrrhae, fucci hypocystidis;<text:line-break/>alces, opii, tragacanthae, lycii Indici, gallae, • anisi, acaciae,<text:line-break/>piperis, rhu Pontici, singulorum </text:span><text:span text:style-name="T7">3 j,</text:span><text:span text:style-name="T45"> </text:span><text:span text:style-name="T45">tragacantham lu vino<text:line-break/>macerato et reliqua trita </text:span><text:span text:style-name="T45">cornmiIceto</text:span><text:span text:style-name="T45">, </text:span><text:span text:style-name="T45">pestillosque </text:span><text:span text:style-name="T7">3 j</text:span><text:span text:style-name="T45"> scr-</text:span></text:p>
      <text:p text:style-name="P12"><text:span text:style-name="T45">agt</text:span></text:p>
      <text:p text:style-name="P13"><text:span text:style-name="T45">mato, atque ipsos ex vine dato. </text:span><text:span text:style-name="T7">Clidiott. </text:span><text:span text:style-name="T7">ad </text:span><text:span text:style-name="T7">dysentericos. .<text:line-break/></text:span><text:span text:style-name="T45">4 </text:span><text:span text:style-name="T45">Acaciae </text:span><text:span text:style-name="T45">J xxv,, succi papaveris </text:span><text:span text:style-name="T7">3</text:span><text:span text:style-name="T45"> </text:span><text:span text:style-name="T45">xxij, feminis hyoscy-<text:line-break/>ami 3 </text:span><text:span text:style-name="T45">suj, </text:span><text:span text:style-name="T45">baccarum myrti tusarum J clx, rhois Syriaci<text:line-break/>3 lxx et </text:span><text:span text:style-name="T45">succi ejus </text:span><text:span text:style-name="T7">3</text:span><text:span text:style-name="T45"> ij et </text:span><text:span text:style-name="T45">dimidiam</text:span><text:span text:style-name="T45">, thuris </text:span><text:span text:style-name="T7">3</text:span><text:span text:style-name="T45"> </text:span><text:span text:style-name="T45">lxxv, om-<text:line-break/>nia torrefacta </text:span><text:span text:style-name="T45">terito </text:span><text:span text:style-name="T45">et vino nigro excipito. Datur ad sum-<text:line-break/>mum </text:span><text:span text:style-name="T7">3 j. Ad </text:span><text:span text:style-name="T7">dysentericos </text:span><text:span text:style-name="T7">et </text:span><text:span text:style-name="T7">coeliacos. 2f. Vini</text:span><text:span text:style-name="T45"> Falerni<text:line-break/>sextarios vj, mellis'Attici lib. vj. coquito simul ad multam<text:line-break/>spissitudinem, utere pleno cochleari, ad- delingendum-dato.</text:span></text:p>
      <text:p text:style-name="P16"><text:span text:style-name="T7">[Ad dysentericos </text:span><text:span text:style-name="T7">et </text:span><text:span text:style-name="T7">omnia interna vitia pastillus</text:span><text:span text:style-name="T45"> ab<text:line-break/></text:span><text:span text:style-name="T7">dudernoscniore.J</text:span><text:span text:style-name="T45"> 4 Croci, cassiae fistulae, utriusque </text:span><text:span text:style-name="T7">3</text:span><text:span text:style-name="T45"> </text:span><text:span text:style-name="T45">ij;<text:line-break/></text:span><text:span text:style-name="T45">nardi 3 j, myrrhae, aluminis,- succi papaveris, singulorum<text:line-break/>5 ij , cum aqua pastillos formato, et dyfentericis ex vini<text:line-break/>cyathis duobus dato, febrientibus ex aqua, hepaticis etperi-<text:line-break/>pneumonicis </text:span><text:span text:style-name="T45">ex </text:span><text:span text:style-name="T45">aqua mulsa. Ita etiam pleuriticis et tussienti-’<text:line-break/></text:span><text:span text:style-name="T45">bus. </text:span><text:span text:style-name="T7">Aliud ad dysentericos. </text:span><text:span text:style-name="T7">4 </text:span><text:span text:style-name="T7">Seminis</text:span><text:span text:style-name="T45"> foeniculi, anisi,<text:line-break/>seminis apii, malicorii, singulorum </text:span><text:span text:style-name="T7">3</text:span><text:span text:style-name="T45"> iiij, opii </text:span><text:span text:style-name="T7">3</text:span><text:span text:style-name="T45"> ij, cum<text:line-break/>aqua redige in pastillos duorum obolorum. Dato unum ex<text:line-break/></text:span><text:span text:style-name="T45">aqua.</text:span></text:p>
      <text:p text:style-name="P17"><text:span text:style-name="T45">£Ad </text:span><text:span text:style-name="T7">dysentericos et coeliacos, ex libris </text:span><text:span text:style-name="T7">Antipatrisp</text:span><text:span text:style-name="T45"> </text:span><text:span text:style-name="T45">4<text:line-break/></text:span><text:span text:style-name="T45">Piperis nigri </text:span><text:span text:style-name="T7">3</text:span><text:span text:style-name="T45"> iiij, </text:span><text:span text:style-name="T45">gallae </text:span><text:span text:style-name="T7">3</text:span><text:span text:style-name="T45"> iiij, </text:span><text:span text:style-name="T45">myrrhae </text:span><text:span text:style-name="T7">3 ij, croci</text:span><text:span text:style-name="T45"> </text:span><text:span text:style-name="T45">5 ij,<text:line-break/>nardi J j, lycii </text:span><text:span text:style-name="T45">5 </text:span><text:span text:style-name="T45">j, succi </text:span><text:span text:style-name="T45">hypocystidis, acaciae, </text:span><text:span text:style-name="T45">ramento-<text:line-break/>rum loti; gummi, </text:span><text:span text:style-name="T45">• </text:span><text:span text:style-name="T45">singulorum - 3 </text:span><text:span text:style-name="T45">ij, </text:span><text:span text:style-name="T45">opii, </text:span><text:span text:style-name="T45">aloes, anisi, </text:span><text:span text:style-name="T45">singn-e<text:line-break/>lorum 5 j, rhois .obsoniorum drachmas </text:span><text:span text:style-name="T45">duas, excipe </text:span><text:span text:style-name="T45">succo<text:line-break/>rubi et utere.</text:span></text:p>
      <text:p text:style-name="P83"><text:span text:style-name="T45">£Ad </text:span><text:span text:style-name="T7">dysentericos, coeliacas bt haemoptoicos, e Cor-<text:line-break/>nelio tnadich </text:span><text:span text:style-name="T7">'</text:span><text:span text:style-name="T45"> </text:span><text:span text:style-name="T45">4 Myrrhae, thuris,</text:span><text:span text:style-name="T45">. </text:span><text:span text:style-name="T45">aloes, croci, opii, </text:span><text:span text:style-name="T45">rhois<text:line-break/></text:span><text:span text:style-name="T45">Syriacae et coriar.ae, lycii Indici,' acaciae, malicorii, succi<text:line-break/>hypocystidis; gallae, balaustiorum, singulorum par pondus,<text:line-break/>in pastillos cogito</text:span><text:span text:style-name="T45">, </text:span><text:span text:style-name="T45">et </text:span><text:span text:style-name="T45">ad </text:span><text:span text:style-name="T45">noctem febre carentibus ex vino,<text:line-break/>febricitantibus ex frigida dato, </text:span><text:span text:style-name="T45">r ;<text:tab/></text:span><text:span text:style-name="T45">'</text:span></text:p>
      <text:p text:style-name="P16"><text:span text:style-name="T45">[Aiiud </text:span><text:span text:style-name="T7">ad dysentericos, sualerttisij Id</text:span><text:span text:style-name="T45"> Myricae fru-<text:line-break/>ctns, rhois'Syriacae, .opii, </text:span><text:span text:style-name="T45">petruillini,; </text:span><text:span text:style-name="T45">singulorum par-pon-<text:line-break/>dus, torreto ac terito, et eam </text:span><text:span text:style-name="T45">aqua' </text:span><text:span text:style-name="T45">lu pastillos redu-<text:line-break/>cito . magnitudine fabae. </text:span><text:span text:style-name="T45">- </text:span><text:span text:style-name="T45">Da in nectem febricitantibus </text:span><text:span text:style-name="T45">ex<text:line-break/>aqua </text:span><text:span text:style-name="T45">calida,</text:span><text:span text:style-name="T45">. </text:span><text:span text:style-name="T45">non </text:span><text:span text:style-name="T45">febrientibus </text:span><text:span text:style-name="T45">inx frigida.</text:span></text:p>
      <text:p text:style-name="P16"><text:span text:style-name="T45">[Ad </text:span><text:span text:style-name="T7">dysentericas </text:span><text:span text:style-name="T7">ex </text:span><text:span text:style-name="T7">scriptis Luciis</text:span><text:span text:style-name="T45"> 4 Styracis </text:span><text:span text:style-name="T45">'si </text:span><text:span text:style-name="T7">ij.</text:span></text:p>
      <text:p text:style-name="P12"/>
      <text:p text:style-name="P84"><text:span text:style-name="T45">J ”’.r </text:span><text:span text:style-name="T33">ί' </text:span><text:span text:style-name="T45">" </text:span><text:span text:style-name="T45">1<text:tab/></text:span><text:span text:style-name="T45">.<text:tab/></text:span><text:span text:style-name="T45">‘<text:tab/>"<text:tab/></text:span><text:span text:style-name="T22">,'</text:span></text:p>
      <text:p text:style-name="P85"><text:span text:style-name="T45">opii, croci,; acaciae, gallae, fructus myricae</text:span><text:span text:style-name="T45">,,</text:span><text:span text:style-name="T45">singulorum,<text:line-break/>3 j, eum </text:span><text:span text:style-name="T45">aqua </text:span><text:span text:style-name="T45">pastillos </text:span><text:span text:style-name="T45">sarito,, </text:span><text:span text:style-name="T45">ac:</text:span><text:span text:style-name="T45">elatu fabae </text:span><text:span text:style-name="T45">Aegyptiae<text:line-break/>magnitudinem </text:span><text:span text:style-name="T45">cum </text:span><text:span text:style-name="T45">vino.<text:tab/>•<text:tab/></text:span><text:span text:style-name="T45">,<text:tab/></text:span><text:span text:style-name="T74">r</text:span></text:p>
      <text:p text:style-name="P13"><text:span text:style-name="T45">.. </text:span><text:span text:style-name="T45">[Ad </text:span><text:span text:style-name="T7">dysentericos at liaemoptoicos, siatim </text:span><text:span text:style-name="T33">α </text:span><text:span text:style-name="T7">prima po- .<text:line-break/>tiane cohibet fluxum}-</text:span><text:span text:style-name="T45"> </text:span><text:span text:style-name="T45">4 Cochleamir </text:span><text:span text:style-name="T45">ustarum </text:span><text:span text:style-name="T7">3</text:span><text:span text:style-name="T45"> xij, cornu<text:line-break/>cervi usti drachmas viij, </text:span><text:span text:style-name="T45">oboli </text:span><text:span text:style-name="T45">ij, baccarum myrti nigrarum<text:line-break/>3 xv, opii torrefacti dfachm. v, oboliij, gallae tostae </text:span><text:span text:style-name="T7">3 v, </text:span><text:span text:style-name="T7">.<text:line-break/></text:span><text:span text:style-name="T45">obol j, oenanthes </text:span><text:span text:style-name="T7">3</text:span><text:span text:style-name="T45"> vj; fucci hypostidis </text:span><text:span text:style-name="T7">3 v,</text:span><text:span text:style-name="T45"> obol. ij, ra-<text:line-break/>dicis mandragorae </text:span><text:span text:style-name="T7">.3</text:span><text:span text:style-name="T45"> xijsucci rhois,. </text:span><text:span text:style-name="T45">tertae </text:span><text:span text:style-name="T45">asteris, utrius-,<text:line-break/>que 5 xsp. rhois culinarii 5 iiij, mali corii, tosti 3 vij, thuris<text:line-break/>5 viij, corticis pinus • torrefacti </text:span><text:span text:style-name="T7">3vj,</text:span><text:span text:style-name="T45"> feminis apii </text:span><text:span text:style-name="T7">3</text:span><text:span text:style-name="T45"> xiiij,<text:line-break/>hyoscyami tosti </text:span><text:span text:style-name="T7">3</text:span><text:span text:style-name="T45"> x., rhois . coriarii sextarios </text:span><text:span text:style-name="T7">ij,</text:span><text:span text:style-name="T45"> acaciae<text:line-break/>tostae 3 v, obol. lli. vini nigri, quo rhus coquatur, ut cras-<text:line-break/></text:span><text:span text:style-name="T45">sissimus </text:span><text:span text:style-name="T45">succus stati Coquito itaque cum vino, atque ita co-<text:line-break/>lato, </text:span><text:span text:style-name="T45">..et </text:span><text:span text:style-name="T45">cnm succo reliqua subacta in pastillos drachmales et<text:line-break/>triobolares ac diobolares cogito et pio habitu exhibeto, fe-<text:line-break/></text:span><text:span text:style-name="T45">briecilentibus </text:span><text:span text:style-name="T45">cum aquae calidae cyathis iij, non febrientibus</text:span></text:p>
      <text:p text:style-name="P12"><text:span text:style-name="T45">cumvlui cyathis </text:span><text:span text:style-name="T45">ij. In </text:span><text:span text:style-name="T45">aliis exemplaribus cornu </text:span><text:span text:style-name="T45">servi </text:span><text:span text:style-name="T45">draclu<text:line-break/></text:span><text:span text:style-name="T45">sex.oboliduo </text:span><text:span text:style-name="T45">habentur </text:span><text:span text:style-name="T45">et gallae drach. vij, oboliallio </text:span><text:span text:style-name="T45">et succi<text:line-break/>hvpocystidis </text:span><text:span text:style-name="T45">J </text:span><text:span text:style-name="T45">septem et oboli ij </text:span><text:span text:style-name="T45">et acariae tantundem.</text:span></text:p>
      <text:p text:style-name="P16"><text:span text:style-name="T45">[Ad- </text:span><text:span text:style-name="T7">dyscuiepiaos JJiaviipugilisoj</text:span><text:span text:style-name="T45">• 4„ Baccarum mryrti<text:line-break/>aridarum tusarum </text:span><text:span text:style-name="T45">sextarium tinum</text:span><text:span text:style-name="T45">, rosarum siccarum tu-<text:line-break/>farutn sextarium-dimidium</text:span><text:span text:style-name="T45">, </text:span><text:span text:style-name="T45">sueris malabathri drach duas,<text:line-break/>baccai um -juniperi drach. triginta, pyrorum aridorum tufo-.<text:line-break/>rum sextarium j, corticis pinus </text:span><text:span text:style-name="T45">3 </text:span><text:span text:style-name="T59">s</text:span><text:span text:style-name="T45">&gt;j, myrrhae^ j, gallas vj.<text:line-break/>siliquarum' tusarum sextarium unum, Dantur </text:span><text:span text:style-name="T45">ad </text:span><text:span text:style-name="T45">summum<text:line-break/>drach. viij. Dato aridum cum vino diluto. Quae vero cras-,<text:line-break/>flora sunt, palmulis pinguibus' excepta exhibeto. Ad coe-<text:line-break/></text:span><text:span text:style-name="T7">liaeos,-sisiitrsiuorem conscsiirn.</text:span><text:span text:style-name="T45"> .41 Eructus myricae </text:span><text:span text:style-name="T7">3</text:span><text:span text:style-name="T45">iv,<text:line-break/>rhois cibarii 5 iv, baccarum myrti-nigrarum 3 ivr acaciae<text:line-break/>5 ij, succi papaveris </text:span><text:span text:style-name="T7">3 j,</text:span><text:span text:style-name="T45"> excipe malorum spissamento, et<text:line-break/>fac. pastillos dtachmae ponderis, ac utere cum ovi assati<text:line-break/>vitello. Ubi vero bibendum dare volueris, radicem rubi aut<text:line-break/>myrtum aut mala cotonea coquito, atque decoctum horum<text:line-break/>frigidum cyathorum iij mensura cum medicamento dato.<text:line-break/>Eacit et lientericis. </text:span><text:span text:style-name="T7">Potio </text:span><text:span text:style-name="T7">ad </text:span><text:span text:style-name="T7">lltternos sitiores, saris etiam -</text:span></text:p>
      <text:p text:style-name="P86"><text:span text:style-name="T7">Cum melle</text:span><text:span text:style-name="T45"> coctum </text:span><text:span text:style-name="T7">impositumsaeit-.</text:span><text:span text:style-name="T45"> 4 Seminis apii, fenii-<text:line-break/>nis hyoscyami; utriusque J iv,’ anisi</text:span><text:span text:style-name="T7">3</text:span><text:span text:style-name="T45"> ij, succi hypocystidis-<text:line-break/>fesqnidrachmam, 'seminis rosarum * sesquidrachmam, succi pa- </text:span><text:span text:style-name="T45">.<text:line-break/></text:span><text:span text:style-name="T45">paveris 3 F,- </text:span><text:span text:style-name="T45">myrrhae </text:span><text:span text:style-name="T45">5 </text:span><text:span text:style-name="T7">j,</text:span><text:span text:style-name="T45"> crocomagmatis 3 l- Dantur cum<text:line-break/>aqua obol. iij et duo et unus item; </text:span><text:span text:style-name="T7">JPotio ad omnem sin-'<text:line-break/>xionem </text:span><text:span text:style-name="T7">et </text:span><text:span text:style-name="T7">inflationem </text:span><text:span text:style-name="T7">Lueii </text:span><text:span text:style-name="T7">Tarsensis-</text:span><text:span text:style-name="T45"> 4 Anisi, seminis<text:line-break/>apiij nitriusque 3 ij, feminis anethi, seminis dauci, tordylii,<text:line-break/>singulorum </text:span><text:span text:style-name="T45">3 </text:span><text:span text:style-name="T45">iv, opii, seminis hyoscyami/ utriusque sesqui-<text:line-break/>drach. excipe aqua atque </text:span><text:span text:style-name="T45">ita utere. </text:span><text:span text:style-name="T7">Potio ad siuxwn mu-r<text:line-break/>liebrem sistendum,'ut ripollonius. 2tl</text:span><text:span text:style-name="T45"> Coralli ‘obol.- iij/ thu-<text:line-break/>ris oboli ij, acaciae obol. iij, balaustii obol. iij, gummi<text:line-break/>obol.j, excipe ovi crudi candido; et dimidium totius </text:span><text:span text:style-name="T45">cum’<text:line-break/></text:span><text:span text:style-name="T45">aquae cyatlr. iiij praebe. </text:span><text:span text:style-name="T45">' </text:span><text:span text:style-name="T45">-<text:tab/></text:span><text:span text:style-name="T45">-<text:tab/></text:span><text:span text:style-name="T45">- </text:span><text:span text:style-name="T45">’</text:span></text:p>
      <text:p text:style-name="P16"><text:span text:style-name="T7">• ’ </text:span><text:span text:style-name="T94">\lnsasu </text:span><text:span text:style-name="T7">dsiscnteAcis conserentia^ Infusum ad, dys-<text:line-break/>entericos , Tsidori ad</text:span><text:span text:style-name="T45"> exulcerationes </text:span><text:span text:style-name="T7">suctas in intestino<text:line-break/>recto.</text:span><text:span text:style-name="T45">'4 Ciiieris chartae draclu’iiij, aluminis scissi </text:span><text:span text:style-name="T7">3</text:span><text:span text:style-name="T45"> iiij;<text:line-break/>auripigmenti5 iiijj-sandarachae^ lih squamae aeris/ompha-</text:span></text:p>
      <text:p text:style-name="P12"/>
      <text:p text:style-name="P13"><text:span text:style-name="T45">cii, utriusque 5 iil</text:span><text:span text:style-name="T7">, croci,</text:span><text:span text:style-name="T45"> fucci papaveris, utriusque </text:span><text:span text:style-name="T7">3</text:span><text:span text:style-name="T45"> ij,<text:line-break/>calcis vivae </text:span><text:span text:style-name="T7">3 </text:span><text:span text:style-name="T7">v,</text:span><text:span text:style-name="T45"> trita misce et excipe vino dulci,, ac forma<text:line-break/></text:span><text:span text:style-name="T45">pastillos </text:span><text:span text:style-name="T45">drachmarum trium et duarum, ac, unius ponderis.<text:line-break/></text:span><text:span text:style-name="T45">Usus </text:span><text:span text:style-name="T45">tempore vino austero diluantur ad strigmentitiam<text:line-break/>crassitudinem, miscentnrque fucci ptisanae cyathi duo.. In*.<text:line-break/>fundito haec simul aegroto, ita ut tum de ptisanae.succo,<text:line-break/>tum de medicamento pro viribus ipsius sumas. </text:span><text:span text:style-name="T7">Insusum<text:line-break/>J ausu anum.</text:span><text:span text:style-name="T45"> 4 Auripigmenti </text:span><text:span text:style-name="T7">3</text:span><text:span text:style-name="T45"> xij</text:span><text:span text:style-name="T45">, chartae </text:span><text:span text:style-name="T45">. </text:span><text:span text:style-name="T45">ustae </text:span><text:span text:style-name="T45">5 </text:span><text:span text:style-name="T45">xxx,<text:line-break/>fandarachae 3vj, cascis vivae J </text:span><text:span text:style-name="T45">x, </text:span><text:span text:style-name="T45">alii xij, cogito </text:span><text:span text:style-name="T45">in pastil-<text:line-break/></text:span><text:span text:style-name="T45">Ios 3 iiij et cum plantaginis succo, in quo spissamenta in-<text:line-break/>cocta funt, infundito aut </text:span><text:span text:style-name="T45">vino </text:span><text:span text:style-name="T45">dilutu cyathis iij aut </text:span><text:span text:style-name="T45">sex.</text:span></text:p>
      <text:p text:style-name="P16"><text:span text:style-name="T45">[.infei/iim quo </text:span><text:span text:style-name="T7">utor, Athenaei, concordat Jlarpocrae,<text:line-break/>'Magno Philadelpho, Arisiolaoij</text:span><text:span text:style-name="T45"> </text:span><text:span text:style-name="T22">2ί </text:span><text:span text:style-name="T45">Omphacii </text:span><text:span text:style-name="T7">3 vj,</text:span><text:span text:style-name="T45"> alnmi-.<text:line-break/>nis scissi J vj. calcis vivae, squamae aeris, utriusque </text:span><text:span text:style-name="T7">3</text:span><text:span text:style-name="T45"> vj,<text:line-break/>auripigmenti </text:span><text:span text:style-name="T7">3</text:span><text:span text:style-name="T45"> viij, sandarachao Jiij, chartae ullae </text:span><text:span text:style-name="T7">3</text:span><text:span text:style-name="T45"> xv,<text:line-break/>cum vino rnyrteo pastillos 3 iiij aut iij formato. </text:span><text:span text:style-name="T98">Insun.de.<text:line-break/></text:span><text:span text:style-name="T45">cum vini diluti cyathis </text:span><text:span text:style-name="T74">:</text:span><text:span text:style-name="T45"> </text:span><text:span text:style-name="T45">iiij et , aquae tepidae, cyathis </text:span><text:span text:style-name="T45">ij,<text:line-break/></text:span><text:span text:style-name="T45">quandoque etiam cnm aqua pluviali.</text:span><text:span text:style-name="T7">, </text:span><text:span text:style-name="T7">Ansusium quo utor.,</text:span></text:p>
      <text:p text:style-name="P12"><text:span text:style-name="T45">4 </text:span><text:span text:style-name="T45">Chartae </text:span><text:span text:style-name="T45">ustae 3 </text:span><text:span text:style-name="T45">xxx, auripigmenti 3 iiij, gallae Jix, cal-<text:line-break/>cis vivae </text:span><text:span text:style-name="T45">3 xvj, </text:span><text:span text:style-name="T45">bituminis 5 xvj, sulsuris vivi </text:span><text:span text:style-name="T7">3</text:span><text:span text:style-name="T45"> xvj, san-<text:line-break/>darachae </text:span><text:span text:style-name="T45">5 </text:span><text:span text:style-name="T45">xvj. </text:span><text:span text:style-name="T7">Infusum -aliud ut </text:span><text:span text:style-name="T7">Idius.</text:span><text:span text:style-name="T45"> </text:span><text:span text:style-name="T45">4 Aeris. nili,<text:line-break/></text:span><text:span text:style-name="T7">3</text:span><text:span text:style-name="T45"> xxiiij, </text:span><text:span text:style-name="T45">calcis vivae, </text:span><text:span text:style-name="T45">aluminis scissi, utriusque tantundem,<text:line-break/>chartae </text:span><text:span text:style-name="T45">usiae </text:span><text:span text:style-name="T7">3</text:span><text:span text:style-name="T45"> xxx, auripigmenti drach. xij, sandarachae<text:line-break/>draclu xij, excipe vino rnyrteo aut rosarum decocto, quae<text:line-break/>cum </text:span><text:span text:style-name="T45">vino </text:span><text:span text:style-name="T45">austero ad dimidias coctae sint et expressae, </text:span><text:span text:style-name="T7">at~</text:span><text:span text:style-name="T70">;<text:line-break/></text:span><text:span text:style-name="T45">que ita laevigatas forma in pastillos, eosque infunde cnm<text:line-break/>aquas </text:span><text:span text:style-name="T7">Jnsusium ab Tiululo.</text:span><text:span text:style-name="T45"> </text:span><text:span text:style-name="T45">4 </text:span><text:span text:style-name="T45">Squamae aeris drach; xx,<text:line-break/>chartae ustae </text:span><text:span text:style-name="T7">3 xvj,</text:span><text:span text:style-name="T45"> calori vivae 3 vj, auripigmenti 5 viij,<text:line-break/>tandarachae. 3 xv, acaciae </text:span><text:span text:style-name="T7">3</text:span><text:span text:style-name="T45"> v, ompliacii 5 iij, faecis vini<text:line-break/>ustae'3 </text:span><text:span text:style-name="T45">j, </text:span><text:span text:style-name="T45">excipe vino myteo et infunde cum vino diluto<text:line-break/>calido. </text:span><text:span text:style-name="T7">Insufum Herae-,</text:span><text:span text:style-name="T45"> tr Chartae ustae </text:span><text:span text:style-name="T33">ξ </text:span><text:span text:style-name="T7">j,</text:span><text:span text:style-name="T45"> calcis vivae<text:line-break/>§ </text:span><text:span text:style-name="T22">β, </text:span><text:span text:style-name="T45">cadmiae j, auripigmenti j, ex hoc arido’ cochlearis,<text:line-break/>duo cum decocto baccarum myrti aut tino myrteo cya-<text:line-break/>tlioruin iiij mensura infunde., calcem, vero crnr succo plan-<text:line-break/>faginis extingue. </text:span><text:span text:style-name="T7">Ansusurn alitsd ejusdem. 4</text:span><text:span text:style-name="T45"> Sandarachae,<text:line-break/>auripigmenti, .utriusque 3 viij,; acaciae </text:span><text:span text:style-name="T7">3</text:span><text:span text:style-name="T45"> iiij,. calcis vivae</text:span></text:p>
      <text:p text:style-name="P12"><text:span text:style-name="T22">3 </text:span><text:span text:style-name="T45">iiij, excipe' vino: austero et coge pastillos 3 ut. Isi debili—<text:line-break/>bus vero minus cum vino diluto insuude.- Aiiud. 4 San-&gt;<text:line-break/>darachae </text:span><text:span text:style-name="T7">3</text:span><text:span text:style-name="T45"> ( viij, cascis vivae recentis </text:span><text:span text:style-name="T7">3 </text:span><text:span text:style-name="T7">.x,</text:span><text:span text:style-name="T45">. </text:span><text:span text:style-name="T45">chartae ustae<text:line-break/>J .viij, alii g. xxx; malicorii, gallarum</text:span><text:span text:style-name="T7">,./acaciae,</text:span><text:span text:style-name="T45"> singu-<text:line-break/>lor-m 5 </text:span><text:span text:style-name="T7">vy-</text:span><text:span text:style-name="T45"> maenarum aceto conditarum, ad dies viginti--<text:line-break/>unum, ac nilaramo-3 «j, auripigmenti „5 xvj,..uruntur.<text:line-break/>maenae in olla cruda, et aliqui arido medicamento utuntur,<text:line-break/>aliqui lu pastillos eum myrti baccarum decocto cogunt. Si<text:line-break/>vero non moretur medicamentum retentum, apte </text:span><text:span text:style-name="T45">ejus </text:span><text:span text:style-name="T45">usum<text:line-break/>p&amp;lvgoni .fuccnm aut muriam infundito. </text:span><text:span text:style-name="T7">.Insufum, quo utor,<text:line-break/>asuhtha appellatum-</text:span><text:span text:style-name="T45"> 4 Rlinis Syriaci, gallarum tusarum,<text:line-break/>utriusque </text:span><text:span text:style-name="T7">3</text:span><text:span text:style-name="T45">xv;: chartae.</text:span><text:span text:style-name="T45">ustae </text:span><text:span text:style-name="T45">tantundem.,. suberis </text:span><text:span text:style-name="T45">usti 3 </text:span><text:span text:style-name="T45">'</text:span><text:span text:style-name="T59">iV</text:span><text:span text:style-name="T45">,<text:line-break/>panis.Alexandrini sicci ustiSxv, auripigmenti 5x, </text:span><text:span text:style-name="T45">sandarachae<text:line-break/></text:span><text:span text:style-name="T7">r</text:span><text:span text:style-name="T80">X}</text:span><text:span text:style-name="T45"> acaciae </text:span><text:span text:style-name="T45">3 </text:span><text:span text:style-name="T45">v, cert ssaejxx, calcis vivae Jx, spumae argenti<text:line-break/>3 iij, </text:span><text:span text:style-name="T7">excipe</text:span><text:span text:style-name="T45"> vino veteri et forma pestillos, alios duarum, alios<text:line-break/>trium, alios quatuor drachmarum pondere. In .principio<text:line-break/>quidem iu plantaginis aul sanguinariae aut helxines tncco iu-<text:line-break/>fundito», qui si hou adsinspin aqua., sii vero vigor sit et mor-</text:span></text:p>
      <text:p text:style-name="P12"><text:span text:style-name="T45">bus vehemens, ecm dolore ,xin'. foenigiaeci. aut. seminis lini<text:line-break/>deco.ctoJnsunde.ln declinatione.autem lu. docpcto,.myrti et<text:line-break/>rubi, vino uoctorum.c.Intpueris cyathorum duorum copia,<text:line-break/>in.foeminis trium,.in viriis quatuor.</text:span><text:span text:style-name="T7">&gt;,Ansusum, quo .utosu<text:line-break/>GemeUi.. </text:span><text:span text:style-name="T7">Isi</text:span><text:span text:style-name="T45"> </text:span><text:span text:style-name="T45">Auripigmenti 3 viij;,.,sandarachae J.iijj, cal-<text:line-break/>cis. vivae 5 </text:span><text:span text:style-name="T7">catos</text:span><text:span text:style-name="T45"> squamae aeris 3 vj, aluminis scissi tau,-<text:line-break/>timdern, ornphacii 5 viij,. lycii .lndiri tantundem, lucri pa-<text:line-break/></text:span><text:span text:style-name="T45">paveris </text:span><text:span text:style-name="T45">.J iivj.t spcci,- hypoeystidis tantundem,, croci 3 ij,<text:line-break/>ego autem.3 iiij,. chartae </text:span><text:span text:style-name="T45">ustae </text:span><text:span text:style-name="T7">3</text:span><text:span text:style-name="T45"> xx,.aliqui J xvj/excipe<text:line-break/>vino myrtile, - fac., globulos quorum, singuli sint 5 iiij er<text:line-break/>trium, .fnsunde .eum vino diluto. </text:span><text:span text:style-name="T7">Insajum. Agathii. 4<text:line-break/></text:span><text:span text:style-name="T45">Auripigmenti 3 ‘j, simdaraehae </text:span><text:span text:style-name="T7">3 </text:span><text:span text:style-name="T7">v,</text:span><text:span text:style-name="T45"> calcis vivae J iij,<text:line-break/>chartae </text:span><text:span text:style-name="T45">ustae </text:span><text:span text:style-name="T7">3</text:span><text:span text:style-name="T45"> </text:span><text:span text:style-name="T45">iiij, hujus medicamenti </text:span><text:span text:style-name="T7">3 iij</text:span><text:span text:style-name="T45"> cum falis triti<text:line-break/></text:span><text:span text:style-name="T45">J </text:span><text:span text:style-name="T45">iij infundito in aquae frigidae cyathis vj,</text:span></text:p>
      <text:p text:style-name="P16"><text:span text:style-name="T94">\_Insasurn </text:span><text:span text:style-name="T7">Nicosirati ad., dysuiteiicds, qun AJenander<text:line-break/>usus</text:span><text:span text:style-name="T45"> esi.J 4 Calcis vivae drach. j, gypsi drachmas octo,<text:line-break/>acaciae drachmas duas,:omphacii draclu j,. stibii drach. iij;<text:line-break/>thuris drach, j, gallae drach. iiij, tragacanthae drachmas</text:span></text:p>
      <text:p text:style-name="P12"><text:span text:style-name="T45">drachmas </text:span><text:span text:style-name="T45">duas cum </text:span><text:span text:style-name="T45">vino myrteo </text:span><text:span text:style-name="T45">cogito in </text:span><text:span text:style-name="T45">pastillos. Repo-<text:line-break/>nnntur in </text:span><text:span text:style-name="T45">vinaceis-'</text:span><text:span text:style-name="T45">siccis, </text:span><text:span text:style-name="T7">ne</text:span><text:span text:style-name="T45"> </text:span><text:span text:style-name="T45">transpirent. • </text:span><text:span text:style-name="T7">-Insusum -a!d dse—<text:line-break/>entericos Thamyrae. 4 </text:span><text:span text:style-name="T7">&gt;</text:span><text:span text:style-name="T45"> </text:span><text:span text:style-name="T45">-Auripigrnentir drachmas duas,<text:line-break/>aluminis srissi draclimas.duas, cadmiaetantundem, alcis vi-<text:line-break/>vae novae drachmam unam,' </text:span><text:span text:style-name="T45">chartae </text:span><text:span text:style-name="T45">ustae drachmas duas,<text:line-break/>fuberis ex dolio vini Falerni usti drachmas-vij et.dimidiam,<text:line-break/>cum stipa aut passo Hispanoapud- </text:span><text:span text:style-name="T45">te </text:span><text:span text:style-name="T45">recocto pastillos cogito.<text:line-break/>Caeterurn-pestillis rursus tritis </text:span><text:span text:style-name="T45">cochlearia </text:span><text:span text:style-name="T45">ij infundito. Re-<text:line-break/>liquis pro viribus cum lenticulae decoctu,; si lenticula non<text:line-break/>adsit rubum cum rosis aridis decoquito et sieorsim myrti<text:line-break/>baccas curnvino austero coquito et utriusque‘cyathum unum<text:line-break/>misceto, quandoque vero vini austeri cyathos iiij et rubi<text:line-break/>decocti cyathos ij. Facit item lu potu, acceptum pro viribus<text:line-break/>ad cochlearii plus miinisve mensuram ex sri</text:span><text:span text:style-name="T74">fe</text:span><text:span text:style-name="T45">ida aqua. </text:span><text:span text:style-name="T7">Jn-_<text:line-break/>fusum, </text:span><text:span text:style-name="T7">i </text:span><text:span text:style-name="T7">ut Deletius 'Esagathus.</text:span><text:span text:style-name="T45"> ,2|. Auripigmenti </text:span><text:span text:style-name="T7">.3</text:span><text:span text:style-name="T45"> xij,<text:line-break/>sircri hypocystidis </text:span><text:span text:style-name="T45">5 </text:span><text:span text:style-name="T45">.iij, scndaiachae </text:span><text:span text:style-name="T7">3</text:span><text:span text:style-name="T45"> iij; chartae ustae<text:line-break/>3 xxx,, calcis- </text:span><text:span text:style-name="T7">vivae 3</text:span><text:span text:style-name="T45"> xxiiij, balaustii 5 xlinij. Balaustium<text:line-break/>in vino, reteri austero coquitur., deinde cuu, decocto reli-</text:span></text:p>
      <text:p text:style-name="P12"><text:span text:style-name="T45">qua teruntur, fbrmanturque pestilli drachmarum quatuor,<text:line-break/>quidam unciae ponderis faciunt. Infunduntur autem ante<text:line-break/>coenam-in myrti baccarum </text:span><text:span text:style-name="T45">et </text:span><text:span text:style-name="T45">lenticulae decocto.</text:span></text:p>
      <text:p text:style-name="P16"><text:span text:style-name="T45">[Quae ab </text:span><text:span text:style-name="T7">Asclepiade ad dysentericos scripta funt, quo<text:line-break/>rum aliqua etiam coetiacis conveniunto 4</text:span><text:span text:style-name="T45"> Vini myrti tae fext.<text:line-break/>iij, rhois rubri hemin.j, mellis Attici cocti lib.j, rhosimet vinum<text:line-break/>coquito rubi ramulis movendo, et ubi tertia pars restiterit, li-<text:line-break/>quoteni exprimito, eique mel adjicito, ac rursus coquito, doneo'<text:line-break/>spissetur. Datur mystrum </text:span><text:span text:style-name="T45">ante </text:span><text:span text:style-name="T45">cibum. </text:span><text:span text:style-name="T7">Aliud.</text:span><text:span text:style-name="T45"> 4 Rhois Sy-<text:line-break/>riaci; farinae polentae, uvae passae non exacinatae, singulo*<text:line-break/>rum 3 ij, malicorii putaminis tusi et cribrati J i, excip-<text:line-break/>melle </text:span><text:span text:style-name="T45">cocto. </text:span><text:span text:style-name="T45">Dato mystrum </text:span><text:span text:style-name="T45">ante </text:span><text:span text:style-name="T45">et post cibum* </text:span><text:span text:style-name="T7">PasiiUua<text:line-break/>coeliacis </text:span><text:span text:style-name="T7">et </text:span><text:span text:style-name="T7">dyjentericis.</text:span><text:span text:style-name="T45"> Ovum crudum recens perforato et<text:line-break/>in r afculum evacuatu et cum testa subscripta mensurato olei<text:line-break/>mnphacini testam ovi unam, piperis </text:span><text:span text:style-name="T45">albi </text:span><text:span text:style-name="T45">tenuissime triti<text:line-break/>tantundem, rhois Syriaci tenuissime triti tantundem et gal-<text:line-break/>larum omphacitidum tenuissime tritarum tantundem, farinae<text:line-break/>tritici tantundem, omnia </text:span><text:span text:style-name="T45">subacta </text:span><text:span text:style-name="T45">et mollita.lu pastillos red-</text:span></text:p>
      <text:p text:style-name="P87"><text:span text:style-name="T45">igito et in sartagine fricta ante </text:span><text:span text:style-name="T45">cibum </text:span><text:span text:style-name="T45">datu. </text:span><text:span text:style-name="T7">Aliud. Jloc<text:line-break/></text:span><text:span text:style-name="T7">suimus </text:span><text:span text:style-name="T7">multos </text:span><text:span text:style-name="T7">usas a </text:span><text:span text:style-name="T7">morbo </text:span><text:span text:style-name="T7">liberatos esu </text:span><text:span text:style-name="T7">4 </text:span><text:span text:style-name="T7">Gallarum<text:line-break/>subtilissime tritarum </text:span><text:span text:style-name="T7">cochleare,</text:span><text:span text:style-name="T45"> </text:span><text:span text:style-name="T45">piperis albi, rhois rubri,<text:line-break/>malicorii tenuissime triti, singulorum aequalem partem, om-<text:line-break/>nia mixta ori luteo </text:span><text:span text:style-name="T45">excipe </text:span><text:span text:style-name="T45">et in vacuam mali puniri testam<text:line-break/>conjice, atque obturato </text:span><text:span text:style-name="T45">cum </text:span><text:span text:style-name="T45">farina osculo ipsius ad prunas<text:line-break/>torre, deinde depurgata mali punici testa cochleare unum<text:line-break/>comedendum exhibe. </text:span><text:span text:style-name="T7">Catapotia coeliacis, dysentericis. 4<text:line-break/></text:span><text:span text:style-name="T45">Gallarum ornphacitidum non perforaturum 3 iiij, opii Hi-<text:line-break/>spani 5 ij, petroselini </text:span><text:span text:style-name="T45">5 j, </text:span><text:span text:style-name="T45">excipe aqua, fac catapotia et da,<text:line-break/>magnitudinem ciceris, virium tamen ratione </text:span><text:span text:style-name="T45">circa </text:span><text:span text:style-name="T45">menfuram<text:line-break/>habile. </text:span><text:span text:style-name="T7">Aliud ALsipasii, medicamentum generosum. 4<text:line-break/></text:span><text:span text:style-name="T45">Petroselini; fructus ericae, rhois Syriaci, opii, singulorum<text:line-break/>5 ij, cum myrti decocto in </text:span><text:span text:style-name="T45">catapotia </text:span><text:span text:style-name="T45">redigito ac dato, ut<text:line-break/>dictum, est. ' &lt; </text:span><text:span text:style-name="T45">«• </text:span><text:span text:style-name="T45">’<text:tab/>. ,<text:tab/>' .</text:span></text:p>
      <text:p text:style-name="P13"><text:span text:style-name="T45">.[Dastiiius </text:span><text:span text:style-name="T7">scdans dolorem</text:span><text:span text:style-name="T7">, </text:span><text:span text:style-name="T7">coeliacis et dysentericis et<text:line-break/></text:span><text:span text:style-name="T45">bibitur et </text:span><text:span text:style-name="T7">insanditur- Quandoque etiam ipsa pro cataplas-<text:line-break/>mate utimur excipientes melle</text:span><text:span text:style-name="T45"> cocto.] 4 Seminis hyoscy-<text:line-break/></text:span><text:span text:style-name="T45">* .»</text:span></text:p>
      <text:p text:style-name="P12"><text:span text:style-name="T45">ami </text:span><text:span text:style-name="T45">J </text:span><text:span text:style-name="T45">iiij, seminis </text:span><text:span text:style-name="T45">apii </text:span><text:span text:style-name="T45">tantundem, anisi, florum /rosarum,'<text:line-break/>utriusque 3 ij, hypocystidis, opii, utriusque 3 j, cum aqua<text:line-break/>trita in pestillos reducito, et obolos tres exhibeto febreni-<text:line-break/>non habentibus, cum vini diluti cyathis tribus febricitanti-<text:line-break/>bus cum aqua.</text:span></text:p>
      <text:p text:style-name="P16"><text:span text:style-name="T45">[Aiiud </text:span><text:span text:style-name="T7">coeliacis, dysentericis medicamentum accom-<text:line-break/>modatum eibibitur. et insanditur et saris impositum'auxilia-<text:line-break/>tura</text:span><text:span text:style-name="T45"> </text:span><text:span text:style-name="T45">4 </text:span><text:span text:style-name="T45">Seminis apii, seminis hyoscyami, anisi, foeniculi, sin-<text:line-break/>gulorum3 iiij, opii, rhois Syriaci, utriusque 3 </text:span><text:span text:style-name="T45">ij, </text:span><text:span text:style-name="T45">succi hypo-<text:line-break/>cystidis, balaustii, singulorum drachm. i </text:span><text:span text:style-name="T22">β, </text:span><text:span text:style-name="T45">excipe aqua et<text:line-break/>coge pastillos, dato, ut praedictum est. </text:span><text:span text:style-name="T7">Pastillus aromati-<text:line-break/>cus, coeliacis, dysentericis, BerytU appeltatus, medicamen- ;<text:line-break/>tum accommodatum, sistit conscsiirn. 4</text:span><text:span text:style-name="T45"> Croci </text:span><text:span text:style-name="T45">3 </text:span><text:span text:style-name="T45">iiij, nardi<text:line-break/>Indicae, anisi, utriusque tantundem, myrrhae 3 ij, aloes Indi-<text:line-break/>cae, fneci hypocystidis, lycii Indici, succi </text:span><text:span text:style-name="T45">acaciae, </text:span><text:span text:style-name="T45">succi pa-<text:line-break/>paveris, gallarum omnitacitidum, tragacanthae, piperis albi,<text:line-break/>singulorum tantundem, excipe vino et forma pastillos, datu<text:line-break/>obol. tres.</text:span></text:p>
      <text:p text:style-name="P17"><text:span text:style-name="T7">: [Pastillus Philippi, ad dysentericos inveteratos, su-<text:line-break/></text:span><text:span text:style-name="T7">dans dolorem, bibitur </text:span><text:span text:style-name="T7">et </text:span><text:span text:style-name="T7">injicitur.</text:span><text:span text:style-name="T45"> </text:span><text:span text:style-name="T45">4 Balaustii, acaciae,<text:line-break/>fucci hypocystidis, rhois, </text:span><text:span text:style-name="T45">opii, </text:span><text:span text:style-name="T45">thuris,-myrrhae, baccarum<text:line-break/>myrti nigrarum, gallarum, lycii, aloes, rhu Pontici; mali-<text:line-break/>corii, singulorum </text:span><text:span text:style-name="T7">3</text:span><text:span text:style-name="T45"> iiij, excipe vino Italico et ' coge pastil-<text:line-break/>los pondere obolorum trium. Da non febrientibus cum </text:span><text:span text:style-name="T7">vino,<text:line-break/></text:span><text:span text:style-name="T45">febrientibus cum’ aqua mulsa.</text:span></text:p>
      <text:p text:style-name="P16"><text:span text:style-name="T7">[Pastillus scdans </text:span><text:span text:style-name="T7">dolorem, </text:span><text:span text:style-name="T7">praeclare inducens som-<text:line-break/>num, ad inveteratos dgscntericossc,</text:span><text:span text:style-name="T45"> 4 Chartae ustae 5 </text:span><text:span text:style-name="T59">x</text:span><text:span text:style-name="T45">,<text:line-break/>fandarachae, auripigmenti, squamae aeris, aluminis scissi, om-<text:line-break/>phacii, calcis vivae, singulorum </text:span><text:span text:style-name="T7">3 v, croci,</text:span><text:span text:style-name="T45"> opii, utriusque<text:line-break/>5 ij, singula diligenter trita in pastillos drachmales cum vino<text:line-break/>rnyrtite. coagmentato, ac utitor. Injiciuntur </text:span><text:span text:style-name="T7">ad</text:span><text:span text:style-name="T45"> summum ex<text:line-break/></text:span><text:span text:style-name="T7">eo</text:span><text:span text:style-name="T45"> drachmae 'tres, medium duae , minimum una. In confis<text:line-break/>ciendo autem ornphacium, cum opio tibi sit in vino rnyrtite<text:line-break/>maceratum. Crocus seorsum teratur, deinde simul mixto probe<text:line-break/>terito et additis aridis unitu, an..nadverfione habita ne me-</text:span></text:p>
      <text:p text:style-name="P88"><text:span text:style-name="T45">dicamentum a calce riva exuratur, si tamen tale quid consc-<text:line-break/>quatur, </text:span><text:span text:style-name="T45">de </text:span><text:span text:style-name="T45">rnyrtite sufficienter affunde, ut omnia dissolvan-<text:line-break/>tur. Oportet autem calente </text:span><text:span text:style-name="T45">adhuc </text:span><text:span text:style-name="T45">medicamento pastillos </text:span><text:span text:style-name="T7">for-<text:line-break/>mare.</text:span><text:span text:style-name="T45"> Usus juxta apponderationis variationem fit fecundum<text:line-break/>quod aegri subtili aut hebete sensu praediti id tolerare pos-<text:line-break/>sunf </text:span><text:span text:style-name="T45">et facundum </text:span><text:span text:style-name="T45">magnitudinem affectionis. Injicito autem<text:line-break/>diligenter in non febricitantibus cum vini austeri diluti cya-<text:line-break/>this sex, in febrientibus cum aqua, aut decocto palmu-<text:line-break/>larum. aut rosarum aut myrti. Ante injectionem de-<text:line-break/>tur panis nqn febrientibus cum vino diluto, febrientibus ex<text:line-break/>aqua.’ •*'<text:tab/></text:span><text:span text:style-name="T45">-<text:tab/>'<text:tab/>'<text:tab/></text:span><text:span text:style-name="T65">Λ</text:span></text:p>
      <text:p text:style-name="P13"><text:span text:style-name="T45">[Aiius </text:span><text:span text:style-name="T7">dysentericis non febrientibus, Jadit consesiirnij 4</text:span></text:p>
      <text:p text:style-name="P13"><text:span text:style-name="T45">Chartae ustae 3 x, sandarachae, auripigmenti,. squamaeaeris;<text:line-break/>aluminis scissi,'omphaci), lycii Indici, succi acaciae, succi hypo-<text:line-break/>cystidis, calcis vivae, singulorum 3 </text:span><text:span text:style-name="T7">v,</text:span><text:span text:style-name="T45"> croci, opii, utriusque<text:line-break/>3 ij, excipe vino myrteo et forma pastillos magnitudine dif-<text:line-break/>ferentes.' Injiciuntur ad summum 3 iiij. Injicere auteu. opor-<text:line-break/>tet quantitate medicamenti ad magnitudinem affectus appon-.</text:span></text:p>
      <text:p text:style-name="P12"><text:span text:style-name="T45">derata. Sitque liquor passum- Creticum dilutum et </text:span><text:span text:style-name="T45">ex </text:span><text:span text:style-name="T45">eo </text:span><text:span text:style-name="T45">ad<text:line-break/></text:span><text:span text:style-name="T45">summum cyathi sex injiciuntur-</text:span></text:p>
      <text:p text:style-name="P89"><text:span text:style-name="T7">[sipithetnata </text:span><text:span text:style-name="T7">coeliacis</text:span><text:span text:style-name="T45"> . disentericis.] </text:span><text:span text:style-name="T45">Seminis </text:span><text:span text:style-name="T45">hyos-<text:line-break/>cyami </text:span><text:span text:style-name="T45">albi, seminis apii, </text:span><text:span text:style-name="T45">utriusque </text:span><text:span text:style-name="T45">.</text:span><text:span text:style-name="T45">trientem, </text:span><text:span text:style-name="T45">seminis </text:span><text:span text:style-name="T45">anisi,<text:line-break/>floris </text:span><text:span text:style-name="T45">rosarum</text:span><text:span text:style-name="T45">, </text:span><text:span text:style-name="T45">succi </text:span><text:span text:style-name="T45">hypocystidis, balaustii:; </text:span><text:span text:style-name="T45">rhois </text:span><text:span text:style-name="T45">Syriaci,<text:line-break/>singulorum </text:span><text:span text:style-name="T45">sextantem, succi </text:span><text:span text:style-name="T45">papaveris </text:span><text:span text:style-name="T45">§ </text:span><text:span text:style-name="T45">j,, haec singula cum<text:line-break/>vino myrteo terito,’ deinde mixta inpastillos cogito, eosque<text:line-break/>in umbra siccato. Inde vero quantum sufficit tundens et cri—<text:line-break/>lirans, palmis passis excipito, deinde linteolo infarta yentri<text:line-break/>imponito. </text:span><text:span text:style-name="T7">Aliud.</text:span><text:span text:style-name="T45"> </text:span><text:span text:style-name="T45">4 Succi acaciae, malicorii ,/scmiuis<text:line-break/>hyoscyami, </text:span><text:span text:style-name="T45">opii, </text:span><text:span text:style-name="T45">gallarum, omphacii, rhois culinarii, Syri-<text:line-break/>aci, singulorum quadrantem, baccarum myrtinigrarum lie-<text:line-break/>minam </text:span><text:span text:style-name="T7">j,</text:span><text:span text:style-name="T45"> tundito, cribrato et vino austero subacto in pastil-<text:line-break/>los coagmentatu, eosque in umbra siccato. Usus jam osten-<text:line-break/>sus est.</text:span></text:p>
      <text:h text:style-name="Heading_20_2" text:outline-level="2">Cap. V<text:span text:style-name="T116">I.</text:span></text:h>
      <text:p text:style-name="P173"><text:span text:style-name="T45"><text:s/></text:span><text:span text:style-name="T7">\De asactionibus .sedis,}</text:span><text:span text:style-name="T45"> Sedis vitia;</text:span><text:span text:style-name="T45">ob<text:line-break/></text:span><text:span text:style-name="T45">mulsas causas difficilem curam accipiunt, exquisito enim sensu<text:line-break/>particula haec praed ta est. Dictum autem saepe est, ejus-j</text:span></text:p>
      <text:p text:style-name="P12"><text:span text:style-name="T45">modi parles facite per acriora </text:span><text:span text:style-name="T45">et </text:span><text:span text:style-name="T45">austera medicamenta irritari</text:span><text:span text:style-name="T59">1</text:span><text:span text:style-name="T45">.<text:line-break/>At-vero </text:span><text:span text:style-name="T45">et </text:span><text:span text:style-name="T45">ipse- excrementorum• alimenti transitusper s</text:span><text:span text:style-name="T74">e<text:line-break/></text:span><text:span text:style-name="T45">mordax est </text:span><text:span text:style-name="T45">et </text:span><text:span text:style-name="T45">hoc magis ubi eruperit ipsa bilis et scrosi<text:line-break/>quidam' aliquando ’ humores, quibus 'accedit et- hoc,' quod<text:line-break/>neque statum tempus habeant medici ad imponenda medica-<text:line-break/>menta/ sed plerumque tempore minime convenienti aegri<text:line-break/>ad excernendum concitantur. Quin et humiditas ac calidi-<text:line-break/>tas ipsius loci siccantibus, simulque refrigerantibus opus h</text:span><text:span text:style-name="T74">a</text:span><text:span text:style-name="T45">.,<text:line-break/>hens, non parum confert ad hoc,- ut aegre curabilis </text:span><text:span text:style-name="T74">a</text:span><text:span text:style-name="T45">nr<text:line-break/>affectio-.exisset, siquidem mordent astringentia, verunr locus<text:line-break/>subtili; sensu praeditus acrimoniam ferre, non potest. Ob id<text:line-break/>igitur </text:span><text:span text:style-name="T45">. </text:span><text:span text:style-name="T45">aptissima ipsis medicamenta funt, - quae ritra aspritu-<text:line-break/>alinem astringunt, qualia maxime sunt ex metallicis quae<text:line-break/>neque acria neque ace.ba penitus existunt, haec enim-lota,<text:line-break/>citra mordacitatem id quod oportet operantur. </text:span><text:span text:style-name="T45">• </text:span><text:span text:style-name="T45">Horum ita_-<text:line-break/>que in sumina -dictorum memores, deinceps- materiae silvam"'<text:line-break/>experimento' cognitam subscriptam habebitis; </text:span><text:span text:style-name="T45">; </text:span><text:span text:style-name="T45">'</text:span></text:p>
      <text:p text:style-name="P90"><text:span text:style-name="T45">-:<text:tab/>. </text:span><text:span text:style-name="T45">[ffr </text:span><text:span text:style-name="T7">dicari</text:span><text:span text:style-name="T7">„enia</text:span><text:span text:style-name="T45"> </text:span><text:span text:style-name="T45">ant ab </text:span><text:span text:style-name="T7">Andromacho-eonscdiptaA dt[</text:span><text:span text:style-name="T80">e</text:span><text:span text:style-name="T7">.</text:span></text:p>
      <text:p text:style-name="P12"><text:span text:style-name="T45">/icamentum </text:span><text:span text:style-name="T7">sedis qma tttorr </text:span><text:span text:style-name="T7">"2i. </text:span><text:span text:style-name="T7">Ceruifae-,</text:span><text:span text:style-name="T45"> </text:span><text:span text:style-name="T45">spumae </text:span><text:span text:style-name="T45">argenti,<text:line-break/>utriusque </text:span><text:span text:style-name="T45">3 </text:span><text:span text:style-name="T45">X, thuris, aluminis scissi, utriusque </text:span><text:span text:style-name="T7">3</text:span><text:span text:style-name="T45"> iij, croci<text:line-break/>obol. iij, vini et rosacei </text:span><text:span text:style-name="T45">quod, satis </text:span><text:span text:style-name="T45">est. Aiiud </text:span><text:span text:style-name="T7">ad scdem,<text:line-break/>ut ApoUonius, quc utor.</text:span><text:span text:style-name="T45"> Lycii Indici fextantem, oesypi<text:line-break/>j,. cerae Tyrrhenicae trientem, alii sextantem, rosacri<text:line-break/>quod fatis </text:span><text:span text:style-name="T45">esu </text:span><text:span text:style-name="T7">Aliud. </text:span><text:span text:style-name="T7">4</text:span><text:span text:style-name="T45"> </text:span><text:span text:style-name="T45">Butyri iiij </text:span><text:span text:style-name="T22">β, </text:span><text:span text:style-name="T45">cerae § </text:span><text:span text:style-name="T45">j. </text:span><text:span text:style-name="T22">β</text:span><text:span text:style-name="T45">, me-<text:line-break/>dullae cervinae § </text:span><text:span text:style-name="T7">j,</text:span><text:span text:style-name="T45"> oesypi </text:span><text:span text:style-name="T45">§ </text:span><text:span text:style-name="T45">j, thuris </text:span><text:span text:style-name="T7">3</text:span><text:span text:style-name="T45"> </text:span><text:span text:style-name="T45">j, </text:span><text:span text:style-name="T45">aluminis scissi<text:line-break/>§ iij,. lycii sextantem,, vini et rosacei quod satis est. </text:span><text:span text:style-name="T7">Aliud,<text:line-break/>vt</text:span><text:span text:style-name="T45"> iVicosiratus. </text:span><text:span text:style-name="T45">4. </text:span><text:span text:style-name="T45">Cerae Tyrrhenicae </text:span><text:span text:style-name="T7">3 </text:span><text:span text:style-name="T7">j,</text:span><text:span text:style-name="T45"> lycii Indici </text:span><text:span text:style-name="T45">, </text:span><text:span text:style-name="T45">sex-r<text:line-break/>tantem, balaustii § </text:span><text:span text:style-name="T22">β, </text:span><text:span text:style-name="T45">oesypigj, acaciae 3 </text:span><text:span text:style-name="T22">β, </text:span><text:span text:style-name="T45">rosacei </text:span><text:span text:style-name="T45">trien-<text:line-break/>tem. </text:span><text:span text:style-name="T7">Aliud, ut Heropsoilus.</text:span><text:span text:style-name="T45"> 4 Rosarum siccarum aut vi-<text:line-break/>ridium 3 ij, ;erussae </text:span><text:span text:style-name="T7">3</text:span><text:span text:style-name="T45"> ij, pompholygis 3 ij, croci </text:span><text:span text:style-name="T7">3</text:span><text:span text:style-name="T45"> </text:span><text:span text:style-name="T45">ij, </text:span><text:span text:style-name="T45">spu-<text:line-break/>mae argenti lotae 3 ij, meliloti 3 </text:span><text:span text:style-name="T7">ij,</text:span><text:span text:style-name="T45"> junci odorati </text:span><text:span text:style-name="T7">3 </text:span><text:span text:style-name="T7">j,</text:span><text:span text:style-name="T45"> </text:span><text:span text:style-name="T45">succi<text:line-break/>papaveris </text:span><text:span text:style-name="T7">3 j,</text:span><text:span text:style-name="T45"> oesypi 3 j, ori assati vitellum j, rosacei quod,<text:line-break/>sufficit, succi plantaginis cyathos duos. </text:span><text:span text:style-name="T7">Aliud, faciens et<text:line-break/>adprurStus.</text:span><text:span text:style-name="T45"> 4 Spumae argenti ft&gt; </text:span><text:span text:style-name="T22">β; </text:span><text:span text:style-name="T45">thuris, terrae Samiae,<text:line-break/>utriusque § j, oesypi sextantem, rosacei sextantem, melini<text:line-break/>lliK, arida--in umbra cum nino Ealerno texito, oesypum-</text:span></text:p>
      <text:p text:style-name="P12"><text:span text:style-name="T7">i </text:span><text:span text:style-name="T33">'</text:span></text:p>
      <text:p text:style-name="P13"><text:span text:style-name="T45">que infercito et: assulis duobus unguentis terito </text:span><text:span text:style-name="T45">ac </text:span><text:span text:style-name="T45">com-<text:line-break/>xnisceto.rAiiiiiji </text:span><text:span text:style-name="T7">ad sedem, quo rador ad condylomata, i'n~ -<text:line-break/>sidmmatidridn anispo nitsuts.. </text:span><text:span text:style-name="T7">4</text:span><text:span text:style-name="T45"> </text:span><text:span text:style-name="T45">^nimoniaci thymiamatis,<text:line-break/>lapidis haematitae, itlujtis, aluminis rotundi 'singulor um </text:span><text:span text:style-name="T7">3</text:span><text:span text:style-name="T45"> i j,<text:line-break/>gallae, croci, atrfusque 5T, terebinthinae yj; d®ae 'fjfal<text:line-break/>riieuicae j xij; (iosacei heminas iiij, excipe pesso, cum Sy-<text:line-break/>riaco, jni reliquis' cum 'rosaceo., </text:span><text:span text:style-name="T7">Medicamentum sedis ex.<text:line-break/>cerebellis.</text:span><text:span text:style-name="T45"> 4r‘Adipis anserini .curati, cerae, • thuris, medul-<text:line-break/>lae. cervi, florum 'rusarum; pompholygis, cadmiae, plumbi<text:line-break/>leti;, fingulorumaj iiijq cerussae; 3- xirjl cerebri gruis 3 ij,<text:line-break/>sueci/papaveris </text:span><text:span text:style-name="T45">3 </text:span><text:span text:style-name="T45">. </text:span><text:span text:style-name="T22">β, </text:span><text:span text:style-name="T7">oesypi</text:span><text:span text:style-name="T45"> J.tv, fucci seridis heminam j,<text:line-break/>rosacei rhemluam dimidiam;; </text:span><text:span text:style-name="T7">Mddicarrteiitjan sedis, a Ru.<text:line-break/>siico, quo utor. </text:span><text:span text:style-name="T7">-4</text:span><text:span text:style-name="T45"> </text:span><text:span text:style-name="T45">Rosarum, viridium 3 viij, lactis mulie-<text:line-break/>bris heminam </text:span><text:span text:style-name="T7">j,</text:span><text:span text:style-name="T45"> spumae argenti 3 xl, succi papaveris J xI,<text:line-break/>ova cruda integra,duo,hutyrit3 xvj, </text:span><text:span text:style-name="T45">.</text:span><text:span text:style-name="T45">oesypi 3 xvj, mali-<text:line-break/>corn 3 xvj, -niellis.3 </text:span><text:span text:style-name="T7">er</text:span><text:span text:style-name="T45"> Inralio exemplari heminam dimi-’<text:line-break/>diam,- cerae </text:span><text:span text:style-name="T7">3</text:span><text:span text:style-name="T45"> .xls'rosacei auttmyr.tei:heminam dimidiam. </text:span><text:span text:style-name="T45">'<text:line-break/></text:span><text:span text:style-name="T45">Verum Heras pro. oesypo adipem anserinum pari pondero-</text:span></text:p>
      <text:p text:style-name="P12"><text:span text:style-name="T45">conjecit et. spumae: argenti.5: x; lactis 'heminas iiij et ovi'<text:line-break/>vitellum assatum., </text:span><text:span text:style-name="T7">Altudra Tprannor</text:span><text:span text:style-name="T45"> 4 </text:span><text:span text:style-name="T59">:</text:span><text:span text:style-name="T45"> </text:span><text:span text:style-name="T45">Spumae </text:span><text:span text:style-name="T7">argenti<text:line-break/></text:span><text:span text:style-name="T45">-.sextantem, cerussae J- ij</text:span><text:span text:style-name="T22">-β, </text:span><text:span text:style-name="T45">thuris </text:span><text:span text:style-name="T7">%'j,</text:span><text:span text:style-name="T45"> myrrhae § j, cadmiae</text:span></text:p>
      <text:p text:style-name="P13"><text:span text:style-name="T45">J t </text:span><text:span text:style-name="T45">3,- </text:span><text:span text:style-name="T45">aluminis scissi trientem, </text:span><text:span text:style-name="T45">cerae, </text:span><text:span text:style-name="T45">trientem, vinum et rosi<text:line-break/></text:span><text:span text:style-name="T45">suceurn,r </text:span><text:span text:style-name="T45">Aiiud </text:span><text:span text:style-name="T7">Satriithrcta aid</text:span><text:span text:style-name="T45"> muita aomrfzodstm. </text:span><text:span text:style-name="T45">- </text:span><text:span text:style-name="T7">4</text:span><text:span text:style-name="T45"> Spu-<text:line-break/>rnae. argenti 3 xij, cerussae.</text:span><text:span text:style-name="T45">J ij; </text:span><text:span text:style-name="T45">chalcitidis </text:span><text:span text:style-name="T33">ζ</text:span><text:span text:style-name="T22"> </text:span><text:span text:style-name="T45">ij;:.misyos </text:span><text:span text:style-name="T7">&lt;af-<text:line-break/>fati </text:span><text:span text:style-name="T7">3 </text:span><text:span text:style-name="T7">j,</text:span><text:span text:style-name="T45"> terebinthinae 3 </text:span><text:span text:style-name="T7">vj,-</text:span><text:span text:style-name="T45"> olei et aquae heminas iiij. </text:span><text:span text:style-name="T7">Pin<text:line-break/></text:span><text:span text:style-name="T7">guis </text:span><text:span text:style-name="T7">compositio ad {tchoras et pjoras. 4</text:span><text:span text:style-name="T45"> Spumae argenti;<text:line-break/>cerussae,, utriusque 3 xxiiij, atramenti suturii.3 xvj; sulsu-<text:line-break/>ris </text:span><text:span text:style-name="T45">vini, </text:span><text:span text:style-name="T45">J viij, elei niyrtei. et </text:span><text:span text:style-name="T45">aceti </text:span><text:span text:style-name="T45">quod sufficit.: </text:span><text:span text:style-name="T7">Alia pin-<text:line-break/>guis Cralli.</text:span><text:span text:style-name="T45"> 4, Spumae argenti</text:span><text:span text:style-name="T7">3</text:span><text:span text:style-name="T45"> </text:span><text:span text:style-name="T45">xxiiij, cerussae 3xxiiij, myr-<text:line-break/>riraej </text:span><text:span text:style-name="T7">viij,</text:span><text:span text:style-name="T45"> thuris 5 x, olei myrtei </text:span><text:span text:style-name="T7">3</text:span><text:span text:style-name="T45"> </text:span><text:span text:style-name="T45">xiiij, vini austeri tan-<text:line-break/>tundem. </text:span><text:span text:style-name="T7">Alia pinguis, aua utor,</text:span><text:span text:style-name="T45"> Cieop/ianti.'4 Olei myrtei,,<text:line-break/>lentiscini, rosacei, singulorum J xvj, cerussae ffi j , spumae<text:line-break/>argenti, fotae sexuncem, vini veteris Italici fextar, dimi-<text:line-break/>dium,. cerae trientem, </text:span><text:span text:style-name="T7">. Ada ex </text:span><text:span text:style-name="T7">novem </text:span><text:span text:style-name="T7">medicamentis con-<text:line-break/>staris.</text:span><text:span text:style-name="T45"> 4 Mellis partem j, </text:span><text:span text:style-name="T45">cerae albae </text:span><text:span text:style-name="T45">partem j, medullae<text:line-break/>cervinae, myrrhae, utriusque partem </text:span><text:span text:style-name="T45">j, </text:span><text:span text:style-name="T45">butyri partem </text:span><text:span text:style-name="T45">j,</text:span></text:p>
      <text:p text:style-name="P12"><text:span text:style-name="T45">adipis </text:span><text:span text:style-name="T45">anserini, adipis vitulini, utriusque partem j, tere-<text:line-break/></text:span><text:span text:style-name="T45">binth. </text:span><text:span text:style-name="T45">partem </text:span><text:span text:style-name="T7">j,</text:span><text:span text:style-name="T45"> 'olei rosaeei </text:span><text:span text:style-name="T45">partem </text:span><text:span text:style-name="T7">j,</text:span><text:span text:style-name="T45"> </text:span><text:span text:style-name="T45">aliqui </text:span><text:span text:style-name="T45">et ricinini </text:span><text:span text:style-name="T45">par-<text:line-break/>tem -j. </text:span><text:span text:style-name="T45">Aiia </text:span><text:span text:style-name="T45">Xanitae </text:span><text:span text:style-name="T7">multi nsuai</text:span><text:span text:style-name="T45"> </text:span><text:span text:style-name="T45">-4 </text:span><text:span text:style-name="T45">Cerae 3 </text:span><text:span text:style-name="T7">AvJ,</text:span><text:span text:style-name="T45"> butyri<text:line-break/></text:span><text:span text:style-name="T45">J </text:span><text:span text:style-name="T45">x, oesypi </text:span><text:span text:style-name="T45">3 </text:span><text:span text:style-name="T45">x, adipis anscrini </text:span><text:span text:style-name="T45">3 </text:span><text:span text:style-name="T45">viij, terebinthinae </text:span><text:span text:style-name="T7">3</text:span><text:span text:style-name="T45"> viij,<text:line-break/>medullae </text:span><text:span text:style-name="T45">cervinae </text:span><text:span text:style-name="T7">3</text:span><text:span text:style-name="T45"> iiij, rosacei parum, </text:span><text:span text:style-name="T7">Alia </text:span><text:span text:style-name="T7">e'x </text:span><text:span text:style-name="T7">ruta. </text:span><text:span text:style-name="T7">4.<text:line-break/></text:span><text:span text:style-name="T45">Spumae argenti minam </text:span><text:span text:style-name="T45">j, rutae </text:span><text:span text:style-name="T45">minam </text:span><text:span text:style-name="T22">β, </text:span><text:span text:style-name="T45">alii minam'j,<text:line-break/>aceti 3 iiij, olei quod, fatis esu- </text:span><text:span text:style-name="T7">Alid ad obturationes at alia<text:line-break/>festis vitia.</text:span><text:span text:style-name="T45"> </text:span><text:span text:style-name="T45">2}. </text:span><text:span text:style-name="T45">Plumbi usti et lotiS x, cerussae 3 iiij, cerae<text:line-break/></text:span><text:span text:style-name="T45">3 </text:span><text:span text:style-name="T45">-xij, adipis porcini vel anserini 3 iiij, olei quantum suf-<text:line-break/>ficit. </text:span><text:span text:style-name="T7">Ad obturationes et vitia sedis compositio Icodoti, </text:span><text:span text:style-name="T7">•<text:line-break/></text:span><text:span text:style-name="T7">qua Asiainus curatus esi. 4</text:span><text:span text:style-name="T45"> Oefypi 3 j &gt; </text:span><text:span text:style-name="T45">• </text:span><text:span text:style-name="T45">obol. iij, adipis<text:line-break/>anserini per hiemem curati </text:span><text:span text:style-name="T7">3 vj,</text:span><text:span text:style-name="T45"> per aestatem </text:span><text:span text:style-name="T7">3</text:span><text:span text:style-name="T45"> uij, medul-<text:line-break/>lae cerni aut cameli 3 ij, cerae Tyrrhenicae 3 viij, plumbi<text:line-break/>usti et loti 3 iiij, ladani 5 ij; adipis vitulini 3 inj, terebin-<text:line-break/>thinae 3 iiij, cerussae 5 ij, fpumae' argenti </text:span><text:span text:style-name="T7">3 j,</text:span><text:span text:style-name="T45"> rosacei he-<text:line-break/>minae iiij partem, hoc' est sesquicyathum ,• hoc est 5 i </text:span><text:span text:style-name="T22">β,<text:line-break/></text:span><text:span text:style-name="T45">arida cum liquidis committito. Quando vero temporis pro-<text:line-break/>gressu fuerit induratum,/dissolvitur rosaceo et adipe ause-</text:span></text:p>
      <text:p text:style-name="P12"><text:span text:style-name="T45">rinal’ Facit et. ad contractos articulos. </text:span><text:span text:style-name="T7">Ad condylomata,<text:line-break/>quo rielius nullum reperitnr.</text:span><text:span text:style-name="T80">!</text:span><text:span text:style-name="T7"> </text:span><text:span text:style-name="T70">J</text:span><text:span text:style-name="T7">l</text:span><text:span text:style-name="T45"> </text:span><text:span text:style-name="T45">Aluminis scissi </text:span><text:span text:style-name="T7">3</text:span><text:span text:style-name="T45"> iij,. cerre<text:line-break/>3 viij., croci 3 i*ij, cerussae </text:span><text:span text:style-name="T7">3 ij,</text:span><text:span text:style-name="T45"> opobalsami </text:span><text:span text:style-name="T7">3</text:span><text:span text:style-name="T45"> </text:span><text:span text:style-name="T45">j, </text:span><text:span text:style-name="T45">oesypi<text:line-break/>3 viij, thuris</text:span><text:span text:style-name="T45">5 </text:span><text:span text:style-name="T7">iiij,</text:span><text:span text:style-name="T45"> aloes J </text:span><text:span text:style-name="T45">iiij, </text:span><text:span text:style-name="T45">liquabilia liquefacito </text:span><text:span text:style-name="T45">ac </text:span><text:span text:style-name="T45">.cum,<text:line-break/>aridis tritis committito.</text:span></text:p>
      <text:p text:style-name="P16"><text:span text:style-name="T45">[Ad </text:span><text:span text:style-name="T7">prolabeniem podicem Asclepiadae medicamenta<text:line-break/>ex quinto externorumst Ad proldbentes podices^ u,t Arcsie--<text:line-break/>laus.</text:span><text:span text:style-name="T45"> 4 Recrementi plumbi 3 viij, rhois Syriaci 3 viij,<text:line-break/>floris rosarum Sliij, myrrhae minaeae 3 ij. Admove siccnm,<text:line-break/>ubi praelaveris vino austero aut lentisci decocto. </text:span><text:span text:style-name="T7">Aliud.<text:line-break/></text:span><text:span text:style-name="T45">4 Gallae omphacinae, malicorii sicci, rhois coriariae, sin-<text:line-break/>gulorum 3 ij&gt; plumbi usti 3 iiij, spumae argenti 3 viij, thu-<text:line-break/>ris3lij trita inspergito, </text:span><text:span text:style-name="T7">Aliud. 4</text:span><text:span text:style-name="T45"> Balaustii3j,,malicorii5ij,<text:line-break/>seminis hyoscyamis </text:span><text:span text:style-name="T7">ij,</text:span><text:span text:style-name="T45"> cerussae J viij, myrrhae 5 ij, plumbi<text:line-break/>loti 3 ’j, tritis utitor.: Aiiud. </text:span><text:span text:style-name="T45">q </text:span><text:span text:style-name="T45">Corticis pinus, spumae<text:line-break/>argenti, mannae, singulorum </text:span><text:span text:style-name="T7">3</text:span><text:span text:style-name="T45"> </text:span><text:span text:style-name="T45">ij, pilularum cupressi arida-<text:line-break/>runrSij, plumbaginis </text:span><text:span text:style-name="T7">3</text:span><text:span text:style-name="T45"> ij, trita insperge, ubi praelaveris</text:span></text:p>
      <text:p text:style-name="P91"><text:span text:style-name="T45">vino </text:span><text:span text:style-name="T45">acerbo. </text:span><text:span text:style-name="T7">Medicamentum nostrum ad </text:span><text:span text:style-name="T7">procidentem sc~<text:line-break/></text:span><text:span text:style-name="T7">dem.</text:span><text:span text:style-name="T45"> </text:span><text:span text:style-name="T22">2ί </text:span><text:span text:style-name="T45">' </text:span><text:span text:style-name="T45">Fructus ericae, </text:span><text:span text:style-name="T45">gallarum,</text:span><text:span text:style-name="T45">'acaciae, cerussae, succi,<text:line-break/>hypocystidis, corticis pinus, thuris, myrrhae miuaeae, sin-<text:line-break/>guloium J iiij,,arida trita insperge; vino austero praelatis<text:line-break/>locis. </text:span><text:span text:style-name="T45">'r. </text:span><text:span text:style-name="T45">... </text:span><text:span text:style-name="T45"><text:tab/><text:tab/> • -</text:span><text:span text:style-name="T87">κ</text:span><text:span text:style-name="T33"> </text:span><text:span text:style-name="T7">d.</text:span><text:span text:style-name="T7">. </text:span><text:span text:style-name="T7">•</text:span></text:p>
      <text:h text:style-name="P4" text:outline-level="2">Cap. VII.</text:h>
      <text:p text:style-name="P9"><text:span text:style-name="T45">[De </text:span><text:span text:style-name="T7">haemorrhoidibus.^</text:span><text:span text:style-name="T45"> Quae; Asclepiades<text:line-break/>in. quinto externorum.. &lt;ie haemorrirnidib.us.scripsit, </text:span><text:span text:style-name="T45">in </text:span><text:span text:style-name="T45">sub-<text:line-break/>scripto sermone , continentur.; Quandoquidem; vero plurimae<text:line-break/>haemorrhoides .opus habent extractione, ad facilem medica-<text:line-break/>mentorum impositionem, necesse-est</text:span><text:span text:style-name="T74">;</text:span><text:span text:style-name="T45">etiam,hujusmodi com-<text:line-break/>positiones subscribere, </text:span><text:span text:style-name="T7">sixtractoriizm luzemorrhoidum<text:line-break/>gni. Tai sensis, medicamentum accommodatum ad haemor-<text:line-break/>rlioidum extractiones.</text:span><text:span text:style-name="T45"> 2J. Piperis, nitri, utriusque </text:span><text:span text:style-name="T7">3 j,.</text:span><text:span text:style-name="T45"> terito<text:line-break/>et admoveto ante reliquorum medicamentorum impositio--<text:line-break/>nem. </text:span><text:span text:style-name="T7">Aliud. 4</text:span><text:span text:style-name="T45"> Spumae nitri, sellis tauri, staphidis filve-<text:line-break/>stnis, singulorum 3 j, trita adhibe; modico addi tot melle.<text:line-break/></text:span><text:span text:style-name="T7">Aliudr</text:span><text:span text:style-name="T45"> 4 Succi absinthii </text:span><text:span text:style-name="T45">3 </text:span><text:span text:style-name="T45">j; scllis tauri, staphidis silve-<text:line-break/>stris, utriusque 3 j- Aiiud,. ut .Diogenes. </text:span><text:span text:style-name="T7">4</text:span><text:span text:style-name="T45"> Succi cycla-<text:line-break/>mini, mellis, Utriusque parem mensuram, coquito in vale'</text:span></text:p>
      <text:p text:style-name="P12"><text:span text:style-name="T45">aereo ad cerati, liquidi spissitudinem. </text:span><text:span text:style-name="T7">Aliud ex scriptis<text:line-break/>Latrgi, quod vix p-rc sidentes extralut haemorrhoidas.' </text:span><text:span text:style-name="T33">Ί-<text:line-break/></text:span><text:span text:style-name="T45">Succi centaureae&gt;3’ij, - aluminis liquidi 3 </text:span><text:span text:style-name="T7">ll, misyos 3 j,</text:span><text:span text:style-name="T45"> sta-<text:line-break/>phidis silvestris 3 </text:span><text:span text:style-name="T7">J&gt;</text:span><text:span text:style-name="T45"> sxcipe melle </text:span><text:span text:style-name="T45">et </text:span><text:span text:style-name="T45">anum obline aut lanam<text:line-break/>ex so madefactam in sedem inde. Postquam vero hoc me-<text:line-break/>dicamentum promptitudinem induxerit ad egerendum ettu-<text:line-break/>mor lraemorrhoiduar prociderit, medicamenta ad haemor-<text:line-break/>rhoidas conscripta adhibeto. Quando vero aliquod hujus-<text:line-break/>modi medicamentum illitum, sedem ac anum ipsum extra-<text:line-break/>hit; necessario tales confectiones adhibemus; qualis est et<text:line-break/>Nicodemi Romae medicantis, quae euaphion a lenitudine<text:line-break/>appellatur. 4 Cerussae § j, spumae argenti quincuncem,<text:line-break/>cadrniae bessem aut pompholygis </text:span><text:span text:style-name="T45">J </text:span><text:span text:style-name="T45">j’, olei myrtei bessem,<text:line-break/>vini boni bessem; butyri j. Ad </text:span><text:span text:style-name="T7">sedem </text:span><text:span text:style-name="T7">inflammatam </text:span><text:span text:style-name="T7">ac<text:line-break/>prolapsum.</text:span><text:span text:style-name="T45"> Gallam flavam coctam ac tritam impdnito cum<text:line-break/>vino/ si fortiore uti velis, aut cum aqua -si mitiore. Succus<text:line-break/>item echini facit ad. inflammationes et prolapsam sedem.<text:line-break/>Aiiud. 4 Corticis pinus 5'viij, pilularum etipressi aridarum</text:span></text:p>
      <text:p text:style-name="P92"><text:span text:style-name="T45">3 </text:span><text:span text:style-name="T45">ij, pi-aelotis vino austero inspergito. Caeterum ad aideu--<text:line-break/>tes sedis dolores ovi assati vitellum vino </text:span><text:span text:style-name="T45">albo</text:span><text:span text:style-name="T45">'terito et<text:line-break/>ceratu </text:span><text:span text:style-name="T45">rosaceo </text:span><text:span text:style-name="T45">exceptum'illinito, Vernin ad'pruritussicimoJ<text:line-break/>liam tritam cerato mvj.teo </text:span><text:span text:style-name="T7">excipito-</text:span><text:span text:style-name="T45"> Ad rimas vero tum<text:line-break/>ledis tum pudendi rasuram linteolorum- urini</text:span><text:span text:style-name="T45">, </text:span><text:span text:style-name="T45">lejusque ci-<text:line-break/>nerem cum pari amylo tritum fucco foliorum oleae ad-<text:line-break/>inixto illinito.iPasiiSus </text:span><text:span text:style-name="T7">M tsmdhansumisa ldstfes,</text:span><text:span text:style-name="T45"> mori</text:span><text:span text:style-name="T45">'<text:line-break/></text:span><text:span text:style-name="T45">litriuique 3 ij etg; aluminis </text:span><text:span text:style-name="T45">scissi </text:span><text:span text:style-name="T45">terito</text:span><text:span text:style-name="T59">1</text:span><text:span text:style-name="T45"> vino Amitnieo<text:line-break/>ac</text:span><text:span text:style-name="T59">;</text:span><text:span text:style-name="T45"> utitor. ’<text:tab/>' </text:span><text:span text:style-name="T45">•<text:tab/></text:span><text:span text:style-name="T45">•</text:span></text:p>
      <text:h text:style-name="P4" text:outline-level="2">Cap. VIII.</text:h>
      <text:p text:style-name="P9"><text:span text:style-name="T45">[Ad </text:span><text:span text:style-name="T7">pudendorum agsacsusg]</text:span><text:span text:style-name="T45"> Exulcerati<text:line-break/>pudendi cognitio </text:span><text:span text:style-name="T45">ex </text:span><text:span text:style-name="T45">manifesto circa ipsum dolore contin-<text:line-break/>git una- cnm hoc, quod-et </text:span><text:span text:style-name="T45">circa </text:span><text:span text:style-name="T45">mictiones excernitur quid<text:line-break/>ex corpusculis ulceri ipsi insidentibus. Discernuntur autem<text:line-break/>haec </text:span><text:span text:style-name="T45">ah eis, </text:span><text:span text:style-name="T45">quae ex vesica feruntur, quod statim circa pri-<text:line-break/>mum </text:span><text:span text:style-name="T45">exitum illa </text:span><text:span text:style-name="T45">appareant, verum ex vesica delata ipsis<text:line-break/>urinis admixta sunt/ Caeterum ulcera pudendorum' et cirea<text:line-break/>sedem citra inflammationem consistentis resiccantibtis valde<text:line-break/>instigent medicamentis, qualis sunt quod ex charta ulla </text:span><text:span text:style-name="T74">con-</text:span></text:p>
      <text:p text:style-name="P12"><text:span text:style-name="T45">stat et. anethum ustum </text:span><text:span text:style-name="T45">siccum et </text:span><text:span text:style-name="T45">cucurbita usta; Verum<text:line-break/>siccis et recentibus,ulceribus etiam .aloe bonum est' medi-<text:line-break/>eameutum',: si ejus aridae, pulvillus inspergatur. Qrnnium<text:line-break/>autem maxime dolorem sedat, neque.ullo minus efficax est.<text:line-break/>pompholyx. Si*.vero </text:span><text:span text:style-name="T45">* </text:span><text:span text:style-name="T45">tumidiora-sint' ulcera</text:span><text:span text:style-name="T74">:</text:span><text:span text:style-name="T45"> </text:span><text:span text:style-name="T59">r</text:span><text:span text:style-name="T45"> </text:span><text:span text:style-name="T45">pinus cortex<text:line-break/>per se et lapis haemajites, verum, si profunda etiam</text:span><text:span text:style-name="T74">:</text:span><text:span text:style-name="T45"> sint<text:line-break/>ulcera, manna praedictis addatur- Porro quae, circa uterum<text:line-break/>ani .vesicam sunt, ulcerationes, iisdem mcaicamentis indigent,,<text:line-break/>sed instrumentis insuper opus habent, quae ipsa intremit-<text:line-break/>tant.,. quae inetrenchytae et catheteres Graecis, appellantur.<text:line-break/>Aptiora itaque sunt arida, qualis est crocus, et pompholyx<text:line-break/>et aloe, quae facile plantaginis aut alteri tali succo , miscen-<text:line-break/>tur. .Ad</text:span><text:span text:style-name="T7">scroti et pustendi dolores..</text:span><text:span text:style-name="T45"> Butyro .et resina,pari<text:line-break/>mensura utere. Aut semen lini .cum aqua coquito </text:span><text:span text:style-name="T7">et</text:span><text:span text:style-name="T45"> ad-<text:line-break/>mixta myrrhae ferme decima parte resinae tantundem etiam<text:line-break/>imponito.. Ad </text:span><text:span text:style-name="T7">pudendum intumescens. 4</text:span><text:span text:style-name="T45"> Foliorum-.vitis,<text:line-break/>tenerorum J j, cerussae </text:span><text:span text:style-name="T7">3 v,</text:span><text:span text:style-name="T45"> trita.cataplasmatis vice impone;<text:line-break/>Utere etiam murinae, aquae frigidae, persufione.-et quiete</text:span></text:p>
      <text:p text:style-name="P12"><text:span text:style-name="T7">et colis</text:span><text:span text:style-name="T45"> religatione.</text:span><text:span text:style-name="T7">-Aliud.</text:span><text:span text:style-name="T45"> Lenticulam in aqua coquito et<text:line-break/>cum mali punici cortice tritam imponito. Si vero </text:span><text:span text:style-name="T45">a </text:span><text:span text:style-name="T45">sudo-<text:line-break/>•ribus ulcera in scroto fiant, gallam tritam cum alumine in.&lt;<text:line-break/>spergito... Ad tubercula vero in pudendis nascentia, pyri<text:line-break/>semen inspergito et fel hircinum oblinito. Caeterurn fissuras<text:line-break/>ac rimas pudendorum </text:span><text:span text:style-name="T7">juvat</text:span><text:span text:style-name="T45"> resina fricta :um rosaceo tritu<text:line-break/>ad strigmentitiam crassitudinem, admixto etiam ovi assati<text:line-break/>vitello. Aut r osacei et amyli ac thuris, singulorum ^ </text:span><text:span text:style-name="T7">j.</text:span><text:span text:style-name="T45"> Aut<text:line-break/>foliorum hederae aridorum usiorum cinis cum oleo in mor-<text:line-break/>tario plumbeo tritus. </text:span><text:span text:style-name="T45">Ad </text:span><text:span text:style-name="T45">luflammationes-autem pudendo^<text:line-break/>rum uvam passam exacluatam et cuminum trita imponitor<text:line-break/>Aut farinam hordeaceam </text:span><text:span text:style-name="T45">aqua </text:span><text:span text:style-name="T45">mulsa coquito et vitis folia<text:line-break/>tenera cum polenta terito, omniaque simul imponito. Ad<text:line-break/>cuminum tritum cum butyri et resinae aequalibus partibus<text:line-break/>eliquatis committito. Testiculos porro </text:span><text:span text:style-name="T45">ulcere </text:span><text:span text:style-name="T45">aphthae non<text:line-break/>absimili apprehensos, ex terra cimolia cum aqua' oblinito<text:line-break/>et- exiccari sinito, ludeque aqua calida ablutos myrto arida<text:line-break/>trita, et modico smymlo item, trito conspergito.. Excresco..-</text:span></text:p>
      <text:p text:style-name="P12"><text:span text:style-name="T45">tem vero testium car.tem cinis'sarmentitius cum </text:span><text:span text:style-name="T45">nitro </text:span><text:span text:style-name="T45">et<text:line-break/>aqua subactus sanat, cataplasmatis vice impositus.</text:span></text:p>
      <text:h text:style-name="P4" text:outline-level="2">Cap. <text:span text:style-name="T118">I</text:span>X.</text:h>
      <text:p text:style-name="P9"><text:span text:style-name="T45">[.De priapismo.]. Priapismus .est incremen-<text:line-break/>tum pudendi stabile in longitudinem ae orbem tumefacti,<text:line-break/>citra r,ei venereae appetentiam. Est autem flatus: ventosus<text:line-break/>videlicet, qui membrum ipsum..tumefacit., ex humoribus<text:line-break/>viscosis ac .crassis generatus per moderatam caliditatem. Pa‘-<text:line-break/>lam est igitur non oportere membra ip£a'(calefacere, sed<text:line-break/>refrigerare leniter per ceratum rosaceum in aqua, corquas-<text:line-break/>satum, item . per. chamaemelorum .ceratum tum pudendo<text:line-break/>tum lumbis impositum. .Vietus et medicamenta' exhibeantur<text:line-break/>attenuantis facultatis citra manifestam calefactionem. Adhi-<text:line-break/>benda sunt etiam naturali efficacia praedita’ per experien-<text:line-break/>tiam.inventa,-nymphaeaque in potu danda, </text:span><text:span text:style-name="T45">ac </text:span><text:span text:style-name="T45">viticis se-<text:line-break/>men,-ruta etiam viridis obsoniis admisceatur, verum hoc<text:line-break/>a principio ne fiat, multum enim calefacit, sed posterius post<text:line-break/>alicrum extenuantium Usum. Quod si evacuatione-uti libeat,<text:line-break/>per. vomitum id flat, quae..enim, per. inferiorem;ventrem</text:span></text:p>
      <text:p text:style-name="P12"><text:span text:style-name="T45">fiunt evacuationes, saepenumero vicinas partes fluxione in 9<text:line-break/>festant. </text:span><text:span text:style-name="T7">Ad </text:span><text:span text:style-name="T7">eos, qui </text:span><text:span text:style-name="T7">/e </text:span><text:span text:style-name="T7">in somno perrrnmgunt.</text:span><text:span text:style-name="T45"> Vesicam ca- &gt;<text:line-break/>prinam aut ovillam ustam </text:span><text:span text:style-name="T45">ex </text:span><text:span text:style-name="T45">posca bibendam praebeto et<text:line-break/>ad vesperam siticulosos somnum petere </text:span><text:span text:style-name="T45">jubeto. </text:span><text:span text:style-name="T45">Facit et le—<text:line-break/>poris testiculus in vino odorato fervefactus, atque itapo-<text:line-break/>tatus. </text:span><text:span text:style-name="T7">Aliud.</text:span><text:span text:style-name="T45"> Calamiutham et myrrham in vino ante eoe-<text:line-break/>nam bibenda dato. - Oblinat autem et pudendum clurolia<text:line-break/>terna cum perdicii succo. . . . -</text:span></text:p>
      <text:h text:style-name="P4" text:outline-level="2">Cap. X.</text:h>
      <text:p text:style-name="P9"><text:span text:style-name="T45">- |tAd uteri astectua.] In uteri suffocatione<text:line-break/>contingit fenfus ac motus privatio et pulsus obscurus ac<text:line-break/>parvus et </text:span><text:span text:style-name="T45">penitus </text:span><text:span text:style-name="T45">interceptus. </text:span><text:span text:style-name="T45">In </text:span><text:span text:style-name="T45">aliquibus vero tum fen-<text:line-break/>fus tum motus adest, itemque </text:span><text:span text:style-name="T45">ratio, </text:span><text:span text:style-name="T45">verum vix respirant,<text:line-break/>aliquibus etiam vox lutercipitur. Aliis contrahuntur artus.<text:line-break/>Fiunt igitur et fensus et motus et spirationis interceptiones<text:line-break/>ob frigiditatem, quum ipsae </text:span><text:span text:style-name="T45">fola </text:span><text:span text:style-name="T45">perspiratione totius cor-<text:line-break/>poris- per arterias contingente </text:span><text:span text:style-name="T45">contentae </text:span><text:span text:style-name="T45">sint et respiratio-<text:line-break/>nem per os non expetant, atque hoc, ut dictum est, oh fri-<text:line-break/>giditatem, qhando sane in priori tempore probe purgatae<text:line-break/>et concipientes'ac viris coeuntes, his ipsis'privatae fuerint,</text:span></text:p>
      <text:p text:style-name="P93"><text:span text:style-name="T45">ut </text:span><text:span text:style-name="T45">palam sit humidumet frigidum in ipsis femen, totum<text:line-break/>corpus perfrigerare. Ad vulvae igitur strangulatus conve-<text:line-break/>nit igarici J j, in potu accepta ex virio. Plantaginis femen<text:line-break/></text:span><text:span text:style-name="T45">et </text:span><text:span text:style-name="T45">succus cum’ vino. Onyx detractus ex conchylio potitus.<text:line-break/>Acetum scilliticum absorptum. Caeterum</text:span><text:span text:style-name="T45">- </text:span><text:span text:style-name="T45">olfactu excitant<text:line-break/>strangulatas, bitumen, castorium, galbanum; pix liquida, ce-<text:line-break/>dria, pili usti, ruta, allium, cepa. Eandem in rem cornu cerni<text:line-break/>suffitur. Et ruta cum mella lana excepca in anum inditur.</text:span></text:p>
      <text:h text:style-name="P3" text:outline-level="1"><text:bookmark-start text:name="bookmark54"/><text:span text:style-name="T40">GALENI </text:span><text:span text:style-name="T40">DE </text:span><text:span text:style-name="T40">COMPOSITIONE MEDI-<text:line-break/>CAMENTORVM SECVNDVM LOCOS<text:line-break/>LIBER X.</text:span><text:bookmark-end text:name="bookmark54"/></text:h>
      <text:h text:style-name="P4" text:outline-level="2">Cap. I.</text:h>
      <text:p text:style-name="P9"><text:span text:style-name="T45">Quod nephriticas antidotos et compositio-<text:line-break/>nes appellent quae renibus affectis conferunt, ex ipsa </text:span><text:span text:style-name="T7">ap-<text:line-break/>pellatione</text:span><text:span text:style-name="T45"> manifestum est. ilaphriticae enim nihil aliud<text:line-break/>quam renales sonant. Est autem differentia ipsimum gene-<text:line-break/>ralissima duplex. Quaedam enim calculosus renes juvant,<text:line-break/>quaedam vero inflammatos et ulceratos, quae etiam ad ve-<text:line-break/>sicam similiter affectam conveniunt. Maxime vero contrari-e<text:line-break/>inter se sunt praedictorum medicamentorum facultates.</text:span></text:p>
      <text:p text:style-name="P12"><text:span text:style-name="T45">Quae enim ad inflammatas et ulceratas'affectiones cornpo-<text:line-break/>nuntur, mitigatoriis </text:span><text:span text:style-name="T45">medicamentis </text:span><text:span text:style-name="T45">opus habent, quum vero<text:line-break/></text:span><text:span text:style-name="T45">impossibile sit haec </text:span><text:span text:style-name="T45">cito ad regiones </text:span><text:span text:style-name="T45">renum </text:span><text:span text:style-name="T45">pervenire, </text:span><text:span text:style-name="T45">ob<text:line-break/>id ipsis medicameuta </text:span><text:span text:style-name="T45">urinam cientia miscemus. Quae </text:span><text:span text:style-name="T45">vero<text:line-break/>calculosis </text:span><text:span text:style-name="T45">auxiliantur, unica facultate indigent, quae secare<text:line-break/></text:span><text:span text:style-name="T45">et </text:span><text:span text:style-name="T45">extergere cum manifesta ealiditate potest, sunt autem ta-<text:line-break/></text:span><text:span text:style-name="T45">lia </text:span><text:span text:style-name="T45">omnia amara. Quemadmodum igitur in aliis, </text:span><text:span text:style-name="T45">sic </text:span><text:span text:style-name="T45">etiam<text:line-break/></text:span><text:span text:style-name="T45">in </text:span><text:span text:style-name="T45">his materiam experimento cognitam deinceps subscribam,<text:line-break/>initium ab </text:span><text:span text:style-name="T45">iis, </text:span><text:span text:style-name="T45">quae </text:span><text:span text:style-name="T45">ad </text:span><text:span text:style-name="T45">ulceratas </text:span><text:span text:style-name="T45">et </text:span><text:span text:style-name="T45">inflammatas affectiones<text:line-break/>conveniunt, facturus, </text:span><text:span text:style-name="T45">a </text:span><text:span text:style-name="T45">quibus etiam Andromachi fectatores<text:line-break/>et- Asclepiadis orsi, iude </text:span><text:span text:style-name="T45">ad </text:span><text:span text:style-name="T45">compositiones caIculos fran-<text:line-break/>gentes transierunt.</text:span></text:p>
      <text:p text:style-name="P16"><text:span text:style-name="T45">£ </text:span><text:span text:style-name="T45">Confectiones </text:span><text:span text:style-name="T7">renales</text:span><text:span text:style-name="T45"> ab </text:span><text:span text:style-name="T7">Andromacho </text:span><text:span text:style-name="T7">ad </text:span><text:span text:style-name="T7">renum </text:span><text:span text:style-name="T7">et<text:line-break/>vesircte </text:span><text:span text:style-name="T7">affectiones conscriptae^ Patio. 4</text:span><text:span text:style-name="T45"> Seminis lini, fe-<text:line-break/></text:span><text:span text:style-name="T45">niinis </text:span><text:span text:style-name="T45">papaveris albi, seminis cucumeris, tragacanthae, sin-<text:line-break/></text:span><text:span text:style-name="T45">gulorum </text:span><text:span text:style-name="T45">J </text:span><text:span text:style-name="T45">ij, </text:span><text:span text:style-name="T45">amyli </text:span><text:span text:style-name="T7">3</text:span><text:span text:style-name="T45"> iiij, cum </text:span><text:span text:style-name="T45">aqua in </text:span><text:span text:style-name="T45">pastillos redigito </text:span><text:span text:style-name="T45">et<text:line-break/>au vesicam ulceratam ac dysuriam exhibeto. </text:span><text:span text:style-name="T7">Alia.</text:span><text:span text:style-name="T45"> 4 Nu-</text:span></text:p>
      <text:p text:style-name="P12"><text:span text:style-name="T45">nes pineas xxx, amygdalas xx, palmas xv, tragacanthae 3 iiij,<text:line-break/>succi radicis dulcis </text:span><text:span text:style-name="T45">J </text:span><text:span text:style-name="T45">ili croci obol. </text:span><text:span text:style-name="T7">j,</text:span><text:span text:style-name="T45"> myrrhae oho*. </text:span><text:span text:style-name="T7">j, viae<text:line-break/></text:span><text:span text:style-name="T45">protropo diluito ac utitor .ut accommodato. ' </text:span><text:span text:style-name="T7">Alia ad<text:line-break/>sicae ajfectiv.. et ulcerationes,: PasiiJlui quo utor. 4 Se-<text:line-break/>minis</text:span><text:span text:style-name="T45"> cucumeris J xij, suminis </text:span><text:span text:style-name="T45">hyoscyami </text:span><text:span text:style-name="T7">3 </text:span><text:span text:style-name="T7">vj,</text:span><text:span text:style-name="T45"> feiriais </text:span><text:span text:style-name="T45">xa-<text:line-break/>cutae, opii, fo.eniculi, croci, singulorum 3 </text:span><text:span text:style-name="T7">iij,</text:span><text:span text:style-name="T45"> cassiae </text:span><text:span text:style-name="T7">3 iiij,<text:line-break/></text:span><text:span text:style-name="T45">amygdalas x, nucee Ponticas x, feminis </text:span><text:span text:style-name="T7">apiL3vj,</text:span><text:span text:style-name="T45"> scmluis<text:line-break/>malvae silvestris </text:span><text:span text:style-name="T45">J iij,</text:span><text:span text:style-name="T45">, excipe passo Cretico et praebe obol.<text:line-break/>tres non febrientibus ex passo. Quidam cicutae J v habent-<text:line-break/></text:span><text:span text:style-name="T7">Alia ad eadem et vesicae dolores. </text:span><text:span text:style-name="T7">4</text:span><text:span text:style-name="T45"> </text:span><text:span text:style-name="T45">Croci, feminis ruta,<text:line-break/>silvestris, seminis malvae silvestris, singulorum </text:span><text:span text:style-name="T7">3 vj,</text:span><text:span text:style-name="T45"> semi-<text:line-break/>nis hyoscyami </text:span><text:span text:style-name="T7">3</text:span><text:span text:style-name="T45"> xij, opii J vj,, seminis apii J xij, nuces<text:line-break/>avellanas vij, amygdalas xx, seminis cucumeris </text:span><text:span text:style-name="T7">3</text:span><text:span text:style-name="T45"> xij, mellis<text:line-break/></text:span><text:span text:style-name="T45">Attici </text:span><text:span text:style-name="T45">quod sutis est.</text:span><text:span text:style-name="T45">, </text:span><text:span text:style-name="T45">Datur magnitudo nucis Ponticae cum<text:line-break/>vini mulsi cyathis tribus. Asia ad </text:span><text:span text:style-name="T7">profluvia sanguinis ex<text:line-break/>vesica.</text:span><text:span text:style-name="T45"> 4 Aluminis scissi 3 j,_ tragacanthae </text:span><text:span text:style-name="T7">3 ij,</text:span><text:span text:style-name="T45"> gummi<text:line-break/>oboL j. Dato ex passo qu-ndoque obolos duos, quandoque</text:span></text:p>
      <text:p text:style-name="P12"><text:span text:style-name="T45">unum. </text:span><text:span text:style-name="T7">Alia ad vesicae affectiones, urinam </text:span><text:span text:style-name="T7">ciens, n Mace-<text:line-break/>done. Facit </text:span><text:span text:style-name="T7">et ad hepaticos, </text:span><text:span text:style-name="T7">hydropicas, ictericos, </text:span><text:span text:style-name="T7">nephrv-<text:line-break/></text:span><text:span text:style-name="T7">ticos ac omnia vesicae fymptornata, frangit</text:span><text:span text:style-name="T45"> etiam </text:span><text:span text:style-name="T7">lapi-<text:line-break/>des.</text:span><text:span text:style-name="T45"> 4 Acori 3- l, phu </text:span><text:span text:style-name="T7">3</text:span><text:span text:style-name="T45"> xxv, nardi Celticae </text:span><text:span text:style-name="T7">3</text:span><text:span text:style-name="T45"> </text:span><text:span text:style-name="T45">xxiiij, sie- </text:span><text:span text:style-name="T45">•<text:line-break/></text:span><text:span text:style-name="T45">minis dauci </text:span><text:span text:style-name="T7">'3</text:span><text:span text:style-name="T45"> xxij, .cinnamomi </text:span><text:span text:style-name="T45">3 xnxij, </text:span><text:span text:style-name="T45">mei 3 </text:span><text:span text:style-name="T59">iv</text:span><text:span text:style-name="T45">j, asari<text:line-break/></text:span><text:span text:style-name="T45">3 </text:span><text:span text:style-name="T45">xxiirj, petroselini 5 xvb opobalsami </text:span><text:span text:style-name="T45">3 </text:span><text:span text:style-name="T45">xvj et carpobaIsami<text:line-break/>tantundem, croci </text:span><text:span text:style-name="T7">3</text:span><text:span text:style-name="T45"> </text:span><text:span text:style-name="T45">xxiiij, myrrhae </text:span><text:span text:style-name="T7">3</text:span><text:span text:style-name="T45"> </text:span><text:span text:style-name="T45">xx, radicis dulcis<text:line-break/></text:span><text:span text:style-name="T45">draclu </text:span><text:span text:style-name="T45">xvj, nardi Indicae </text:span><text:span text:style-name="T7">3</text:span><text:span text:style-name="T45"> xvj, cassiae 'dracluxij</text:span><text:span text:style-name="T45">, </text:span><text:span text:style-name="T45">amomi<text:line-break/></text:span><text:span text:style-name="T45">drach. </text:span><text:span text:style-name="T45">xvj. uvae passae draclu viij; tragacanthae draclu ix,<text:line-break/></text:span><text:span text:style-name="T45">arida </text:span><text:span text:style-name="T45">melle </text:span><text:span text:style-name="T45">excipito </text:span><text:span text:style-name="T45">et tragacantham vino' Arninaeo mace-<text:line-break/></text:span><text:span text:style-name="T45">rato. Dato nucis Ponticae </text:span><text:span text:style-name="T45">magnitudinem cum vini cyathis<text:line-break/></text:span><text:span text:style-name="T45">iiij, febricitantibus cnm aqua </text:span><text:span text:style-name="T45">mulsa. </text:span><text:span text:style-name="T7">Alia ad vesicae </text:span><text:span text:style-name="T7">ul-<text:line-break/>cera et insiammationes.</text:span><text:span text:style-name="T45"> </text:span><text:span text:style-name="T45">4 'Nuces </text:span><text:span text:style-name="T45">pineas xxi </text:span><text:span text:style-name="T45">feminis </text:span><text:span text:style-name="T45">cu-<text:line-break/>cumeris sativi grana xl, amyli obol. </text:span><text:span text:style-name="T45">iij, </text:span><text:span text:style-name="T45">thuris, </text:span><text:span text:style-name="T45">nardi, </text:span><text:span text:style-name="T45">sin-<text:line-break/>gulorum </text:span><text:span text:style-name="T45">3 </text:span><text:span text:style-name="T45">j, seminis, apii </text:span><text:span text:style-name="T45">cyatir. ij, </text:span><text:span text:style-name="T45">nardus</text:span><text:span text:style-name="T45">'et apium </text:span><text:span text:style-name="T45">lu<text:line-break/>aquae, sextario uno coquuntur, </text:span><text:span text:style-name="T45">deinde ex decocto duo </text:span><text:span text:style-name="T45">cya-<text:line-break/>thi- praefcriptis </text:span><text:span text:style-name="T45">admiscentur. </text:span><text:span text:style-name="T7">Alia </text:span><text:span text:style-name="T7">ad calculosos, </text:span><text:span text:style-name="T7">qua </text:span><text:span text:style-name="T7">Haffa<text:line-break/>uxor Marii </text:span><text:span text:style-name="T7">aurata esu jFrangit </text:span><text:span text:style-name="T7">ita ut. </text:span><text:span text:style-name="T7">neque rur/us </text:span><text:span text:style-name="T7">sii-^</text:span></text:p>
      <text:p text:style-name="P12"><text:span text:style-name="T7">gnantur, </text:span><text:span text:style-name="T7">ll-</text:span><text:span text:style-name="T45"> </text:span><text:span text:style-name="T45">Cassiae drach. i</text:span><text:span text:style-name="T45">j, </text:span><text:span text:style-name="T45">feminis apii drach. iij, myrruae<text:line-break/>minaeae draclu iiiij, piperis ;</text:span><text:span text:style-name="T45">albi </text:span><text:span text:style-name="T45">drach.tij,-thuris drach irij;<text:line-break/>lapidis Syriaci masculi drach*. j aut feminae' draclu j; se-<text:line-break/>minis .pastinacae, anisi, ntrlusque draclu ij, styracis drach.-?iij,<text:line-break/>iridis lllyricae draclu iiij feminis- papaveris alb? 3 spr-<text:line-break/></text:span><text:span text:style-name="T45">cae </text:span><text:span text:style-name="T45">nardi tantundem,amygdalarum amararum mundatarum;<text:line-break/>asari,: utriusque 3 iijL feminis’sinyrnii, cyperi,; utriusque<text:line-break/>draclu ij, mellis-Attici quod,satis est. Uato quotidie.'Aiia<text:line-break/></text:span><text:span text:style-name="T45">ad </text:span><text:span text:style-name="T7">cdlc idosas, scangens.efrpauluiim expellerisr donec niurv-<text:line-break/></text:span><text:span text:style-name="T7">dam </text:span><text:span text:style-name="T7">vesicam reddat, -desudo aeger pdlhtcidft. lotia reddat,<text:line-break/></text:span><text:span text:style-name="T45">et </text:span><text:span text:style-name="T7">quod'maximum esi, curau ui non. amplius, renascamur*<text:line-break/>4</text:span><text:span text:style-name="T45"> Seminis dauci, anisi; feminis-: cucumeris, petroselini;<text:line-break/>myrrhae , .singulorum drach. </text:span><text:span text:style-name="T7">vj,,</text:span><text:span text:style-name="T45"> cassiae, daphnitidis; clima-<text:line-break/>'momi, nardi Celticae,, singulorum drach. </text:span><text:span text:style-name="T7">iiij,</text:span><text:span text:style-name="T45"> terito, et- cum<text:line-break/>aqua..ad -parvi- lupini quantitatem coagmentato,, et .jejunis<text:line-break/>quotidie per dies triginta ex aquae cyathis tribus praebeto.<text:line-break/>Hoc vero medicamentum, quemadmodum accepimus, cum<text:line-break/>quadam</text:span><text:span text:style-name="T59">7</text:span><text:span text:style-name="T45"> relignine praeparatur, ligiieo. enim .mortario, ac pi-</text:span></text:p>
      <text:p text:style-name="P12"><text:span text:style-name="T45">stillo.' </text:span><text:span text:style-name="T45">tmniitun,. opurtetque eum, qui tundit neque </text:span><text:span text:style-name="T45">anulum<text:line-break/></text:span><text:span text:style-name="T45">habere ferreum, neque calcianrenta clavis ferreis transfixa.<text:line-break/></text:span><text:span text:style-name="T45">Roc: </text:span><text:span text:style-name="T45">a Rustico nt mysterium accepimus.. </text:span><text:span text:style-name="T7">-.Aliarad nephri-<text:line-break/>ticos et omneansiiixionem, ut Apollonius. 4</text:span><text:span text:style-name="T45"> Corticis man—<text:line-break/>dragorae tosti </text:span><text:span text:style-name="T45">3 </text:span><text:span text:style-name="T45">i</text:span><text:span text:style-name="T22">-β, -</text:span><text:span text:style-name="T45">hyoscyami seminis tosti; seminis; papa-<text:line-break/></text:span><text:span text:style-name="T45">veris.</text:span><text:span text:style-name="T45">'nigri; tosti</text:span><text:span text:style-name="T45">, </text:span><text:span text:style-name="T45">utriusquc' </text:span><text:span text:style-name="T45">J i </text:span><text:span text:style-name="T22">β</text:span><text:span text:style-name="T45">, anisi tosti 5 i </text:span><text:span text:style-name="T22">β&lt; </text:span><text:span text:style-name="T45">traga-<text:line-break/></text:span><text:span text:style-name="T45">canthi, </text:span><text:span text:style-name="T45">carnis: palmarum, utriusque J-</text:span><text:span text:style-name="T45">iij, </text:span><text:span text:style-name="T7">data</text:span><text:span text:style-name="T45"> cnm </text:span><text:span text:style-name="T45">melle.</text:span></text:p>
      <text:p text:style-name="P16"><text:span text:style-name="T7">[Nephriticate compositiones ab </text:span><text:span text:style-name="T7">Asclepiade </text:span><text:span text:style-name="T7">oonscriiptasc\<text:line-break/></text:span><text:span text:style-name="T7">Antonii </text:span><text:span text:style-name="T7">Musaei</text:span><text:span text:style-name="T45"> 4.Fructuum pini, tusurum </text:span><text:span text:style-name="T45">cribratorum<text:line-break/></text:span><text:span text:style-name="T45">3xx; semims papaveris nigri,, tragacanthae, utriusque </text:span><text:span text:style-name="T45">3 ij,<text:line-break/>nardi </text:span><text:span text:style-name="T45">Celticae, croci; anisi decorticati,</text:span><text:span text:style-name="T45">.. </text:span><text:span text:style-name="T45">radicis dauci Cretici,<text:line-break/>radicis dulcis, singulorum- draclu. j,. costi obol. </text:span><text:span text:style-name="T45">iij, praepara<text:line-break/>cum protropo </text:span><text:span text:style-name="T45">et repone in pyxide. • </text:span><text:span text:style-name="T45">Da </text:span><text:span text:style-name="T45">nucis </text:span><text:span text:style-name="T45">Ponticae<text:line-break/></text:span><text:span text:style-name="T45">magnitudinem cum’ protropi cyatho </text:span><text:span text:style-name="T45">uno </text:span><text:span text:style-name="T45">et. aquae </text:span><text:span text:style-name="T45">calidae<text:line-break/></text:span><text:span text:style-name="T45">cyathis duobus; </text:span><text:span text:style-name="T45">:</text:span><text:span text:style-name="T45">Aiia. 4 Seminis cucumeris sativi.</text:span><text:span text:style-name="T45">tosti<text:line-break/>drach. </text:span><text:span text:style-name="T45">iij, seminis malvae drach. quinque, nucum </text:span><text:span text:style-name="T45">pinearum<text:line-break/>tostarum </text:span><text:span text:style-name="T45">draclu. </text:span><text:span text:style-name="T45">vj,.- </text:span><text:span text:style-name="T45">scminis apii- drach. vij,- feminis </text:span><text:span text:style-name="T45">lini</text:span></text:p>
      <text:p text:style-name="P12"><text:span text:style-name="T45">drach. unam, amygdalarum </text:span><text:span text:style-name="T45">amararum </text:span><text:span text:style-name="T45">mundatarum drach. ix,<text:line-break/>excipe passo et exhibe ut praedictum esu </text:span><text:span text:style-name="T7">Alia) ud nephris<text:line-break/>ticos Qnesidemi.</text:span><text:span text:style-name="T45"> 4 Amygdalarum- amararum drach. xiiij<text:line-break/>Geminis,dauci Cretici, seminis malvae, utriusque drach, vj,<text:line-break/>radicis iridis silvestris^ drach/ xiij, cornu cerni usti, 'tragas.<text:line-break/>canthae, nardi Celticae , seminis cucumeris fati vi , singulo-<text:line-break/>rum draclu vj, passi quantum suffici: </text:span><text:span text:style-name="T45">si praepara- ut dictum<text:line-break/></text:span><text:span text:style-name="T45">est., </text:span><text:span text:style-name="T7">Aliud mediodrnesitum accommodatumr lloc</text:span><text:span text:style-name="T45"> icimus mui-<text:line-break/>tos nephriticos usos esse et </text:span><text:span text:style-name="T45">a-toto </text:span><text:span text:style-name="T45">lassecui penifua liberatus.<text:line-break/>Oportet per multos dies lu'medicamenti hujus usu perie-<text:line-break/>terare. Datur- et, calculosis et colicis medetur </text:span><text:span text:style-name="T7">ac'</text:span><text:span text:style-name="T45"> vesicae<text:line-break/>.•sseotibus. Componitur hoc modo, ii Nucum Ponticarum<text:line-break/>purgatarum, amygdalinum amararum mundatarum; feminis<text:line-break/>cucumeris repurgati, singulorum </text:span><text:span text:style-name="T45">drach. </text:span><text:span text:style-name="T45">iij,- seminis' eifiutae,<text:line-break/>croci, seminis malvae, opii, siagulorumdrach.vj </text:span><text:span text:style-name="T45">,scminiS<text:line-break/></text:span><text:span text:style-name="T45">hyoscyami'albi, feminis apii,- </text:span><text:span text:style-name="T45">utriusque </text:span><text:span text:style-name="T45">drach. xij</text:span><text:span text:style-name="T59">1</text:span><text:span text:style-name="T45">, tegito<text:line-break/></text:span><text:span text:style-name="T45">in </text:span><text:span text:style-name="T45">pastillos cum melle; ac dani obol. </text:span><text:span text:style-name="T45">iij" </text:span><text:span text:style-name="T45">ctim aquae </text:span><text:span text:style-name="T45">mulsae<text:line-break/></text:span><text:span text:style-name="T45">cyathis iij., in' alio exemplari et feminis rutae- silvestris </text:span><text:span text:style-name="T45">-</text:span></text:p>
      <text:p text:style-name="P12"><text:span text:style-name="T45">drach. vj. </text:span><text:span text:style-name="T7">Ad callosas in renious corun eiiones, Onesidemi.<text:line-break/></text:span><text:span text:style-name="T45">Symphytum et .sion et 'artemonium • cum vino coquito, et<text:line-break/>expressi liquoris cyathos duos </text:span><text:span text:style-name="T45">cum </text:span><text:span text:style-name="T45">pari aqua. dato.. Aiiud.<text:line-break/>Malvae.silvestris radicem </text:span><text:span text:style-name="T7">et</text:span><text:span text:style-name="T45"> rutae , sil vestris radicem et apii<text:line-break/>montani radicem eum viilo coquito, et eo qui dictus est<text:line-break/>tnodo exhibeto, </text:span><text:span text:style-name="T7">dliud ad oaiculoscs inspersile.</text:span><text:span text:style-name="T45"> 4 Seminis<text:line-break/>&gt;alsaun partes ij, lapidis,, qui in spongiis reperitur, tantun-'<text:line-break/>dem, pulegii, aridi,, feminis malvae silvestris, ocimi aridi,<text:line-break/>singulorum tantundem, tusa et cribrata reponito et datu<text:line-break/>cochleare cum vini diluti eyathis duobus. </text:span><text:span text:style-name="T7">Aliud. Strn-<text:line-break/></text:span><text:span text:style-name="T45">thii radicis partem </text:span><text:span text:style-name="T7">j,</text:span><text:span text:style-name="T45"> -iridis silvestris siccae tantundem,' oxa-<text:line-break/>lidis siccae, tantundem, anemones luteum florem, habentis<text:line-break/>siccae tantundem.. Tusis et-, cribratis ut dictum, est ulere.</text:span></text:p>
      <text:p text:style-name="P13"><text:span text:style-name="T7">latapatia Heraclidae Tar&amp;Hzini, dijsolvunt vesicas icplios,<text:line-break/>conferunt et ad vesicae stillicidium.</text:span><text:span text:style-name="T45"> 4 Piperis-, galbani,<text:line-break/>utriusque 3 </text:span><text:span text:style-name="T7">j,</text:span><text:span text:style-name="T45"> fucci Libyci 3 ij,- myrrhae </text:span><text:span text:style-name="T7">3 iiij, protropi<text:line-break/></text:span><text:span text:style-name="T45">quod fatis est, forma catapotia- eieeris magnitudine et tria<text:line-break/>devoranda</text:span><text:span text:style-name="T74">;</text:span><text:span text:style-name="T45"> datu .et passi cyatln ij, iusupe. bibendos. </text:span><text:span text:style-name="T7">Aliud.</text:span></text:p>
      <text:p text:style-name="P12"><text:span text:style-name="T45">4 </text:span><text:span text:style-name="T45">Ammoniaci </text:span><text:span text:style-name="T45">thymiamatis, piperis, spumae nitri, singn-<text:line-break/>lorum drach. </text:span><text:span text:style-name="T45">j</text:span><text:span text:style-name="T45">, catpobalsami </text:span><text:span text:style-name="T45">3 </text:span><text:span text:style-name="T45">ij , myrrhae </text:span><text:span text:style-name="T7">3 iiij</text:span><text:span text:style-name="T45">, excipe<text:line-break/>protropo </text:span><text:span text:style-name="T45">et forma catapotia, </text:span><text:span text:style-name="T45">ciceris magnitudine, ac tria<text:line-break/>devoranda </text:span><text:span text:style-name="T45">dato, </text:span><text:span text:style-name="T45">ita ut vini'dulcis quadrantem insuper pro-<text:line-break/>pines. Hoc ad dies xlviij, aegro praelolo facies. </text:span><text:span text:style-name="T7">Pastillus<text:line-break/>cieris urinamr detrahit </text:span><text:span text:style-name="T7">laptilos </text:span><text:span text:style-name="T7">et topliosas. concresunes,<text:line-break/></text:span><text:span text:style-name="T45">4 Asari, petroselini; phu, mei, singulorum </text:span><text:span text:style-name="T7">3</text:span><text:span text:style-name="T45"> iiij, acori, sc-<text:line-break/>mi.iis anisi, feminis dauci, </text:span><text:span text:style-name="T45">apii </text:span><text:span text:style-name="T45">montani,- carpobalsami, tra-<text:line-break/>gacanlbae</text:span><text:span text:style-name="T45">, </text:span><text:span text:style-name="T45">singulorum 3 ij</text:span><text:span text:style-name="T45">, </text:span><text:span text:style-name="T45">tragacantham passo dissolutam<text:line-break/>aridis adjicito et pastillos formato,- iudeque obolos tres,cum<text:line-break/>passi diluti cyathis duobus iexhibetu. </text:span><text:span text:style-name="T7">Alius jpasiillus Uha~<text:line-break/>rictis, educit arenosas -subsidentias, sacit et ad asiectiones<text:line-break/>ulceratas.</text:span><text:span text:style-name="T45">Seminis apii, scrninis petroselini, anisi, sin-<text:line-break/>guIornm3 xyj, floris junci odorati, croci, tragacanthae; sin-<text:line-break/>guloium J vj, seminis dauci Cretici, piperis albi, utriusque<text:line-break/>3 iiij, praepara ut dictum- est, et da 3 j, cum protropi di-<text:line-break/>luti cyathis tribus. </text:span><text:span text:style-name="T7">Antidotus ex lapidibus ut Mithridates,</text:span></text:p>
      <text:p text:style-name="P12"><text:span text:style-name="T7">facit nephriticis et ad' </text:span><text:span text:style-name="T7">vesicae </text:span><text:span text:style-name="T7">affectus, atterit </text:span><text:span text:style-name="T7">calculo-, </text:span><text:span text:style-name="T7">et<text:line-break/>tophos discolvit.</text:span><text:span text:style-name="T45"> </text:span><text:span text:style-name="T45">2J. </text:span><text:span text:style-name="T45">Seminis smyrnii, cyperi, spicae nardi,<text:line-break/>feiuinis papaveris albi, cinnamomi,,'cassiae fistulae, piperis<text:line-break/>albi, seminis pastinacae,„singulorum. § </text:span><text:span text:style-name="T7">j,</text:span><text:span text:style-name="T45"> thuris, non sucti,<text:line-break/>feminis apii, </text:span><text:span text:style-name="T7">croci,</text:span><text:span text:style-name="T45"> styracis, iridis, amygdalarum amararum,<text:line-break/>acori, singulorum § j K, lapidis .Syriaci sceminae aut rna-<text:line-break/>fculi utriusque j </text:span><text:span text:style-name="T22">β</text:span><text:span text:style-name="T45">,. myrrhae miuaeae sextantem, excipe<text:line-break/>melle. Datur’ nucis, Ponticae'magnitudine. </text:span><text:span text:style-name="T7">Alia antidotus<text:line-break/>Biennitae mesccamentum accommodatum, sedtms dolorem.<text:line-break/>Utile et nephriticis affectibus at ad vesicae ulcerationes-<text:line-break/>Jr.angit lapides, ct lutum </text:span><text:span text:style-name="T7">per</text:span><text:span text:style-name="T45"> </text:span><text:span text:style-name="T45">urinam </text:span><text:span text:style-name="T7">expellit. </text:span><text:span text:style-name="T7">4 </text:span><text:span text:style-name="T7">Iridis<text:line-break/>3</text:span><text:span text:style-name="T45"> iiij</text:span><text:span text:style-name="T59">z</text:span><text:span text:style-name="T45">, .inei, seselis, charnaedryos, hyperici, cneori, canchryos,<text:line-break/>singulorum tantundem, </text:span><text:span text:style-name="T45">amomi 3 </text:span><text:span text:style-name="T45">viij, cinnamomi </text:span><text:span text:style-name="T7">3</text:span><text:span text:style-name="T45"> </text:span><text:span text:style-name="T45">xij, </text:span><text:span text:style-name="T45">ros-<text:line-break/>marini' montani, nardi Indicae; </text:span><text:span text:style-name="T7">croci</text:span><text:span text:style-name="T45"> Cilicii, petroselini,<text:line-break/>polii, seminis.rutae silvestris, dictamni Cretici, singulorum<text:line-break/>tantundem, glycyrrhizae, lapidis Syriaci masculi, utriusque<text:line-break/>3xvlr thlalpeos.S xxiiij, seminis viticis, myrrhae, spon-<text:line-break/>dylli &lt; singulorum tantundem, cardamomi </text:span><text:span text:style-name="T7">3</text:span><text:span text:style-name="T45"> xlviij, excipe</text:span></text:p>
      <text:p text:style-name="P94"><text:span text:style-name="T45">melle cocte et praebe nucis Pdnlicae .magnitudiirecj.cum<text:line-break/>vini mulsi ,diluti cyathis quassior, </text:span><text:span text:style-name="T7">d ir</text:span><text:span text:style-name="T45"> ,<text:tab/></text:span><text:span text:style-name="T74">1</text:span><text:span text:style-name="T45"> ,_v</text:span></text:p>
      <text:p text:style-name="P95"><text:span text:style-name="T45">- </text:span><text:span text:style-name="T45">[ Quae </text:span><text:span text:style-name="T7">surchigenes ad renum affectiones scripsit in<text:line-break/>secundo medicamentorum,, secundum .genus.]</text:span><text:span text:style-name="T45"> Nephriticos<text:line-break/>convenienti dlaeta adservo. Et ceratum quideni </text:span><text:span text:style-name="T45">rosaceum<text:line-break/></text:span><text:span text:style-name="T45">cum styrace ad malagmatis .formam redactum impone./Caf-<text:line-break/>terum Antiochus apud Phricen: Linophobnm,- -alde juxta<text:line-break/>naturalem contrarietatem auxilio fuisse- ait ad mali</text:span><text:span text:style-name="T7">• ever*.<text:line-break/></text:span><text:span text:style-name="T45">sionern prototomi, caulis decocti .cyathos duos jejuno </text:span><text:span text:style-name="T74">a</text:span><text:span text:style-name="T45">; dies<text:line-break/>ajovem exhibitos.;Inspergito-autem salem modicum et ma-<text:line-break/>gis proficies. </text:span><text:span text:style-name="T7">Alia potio.</text:span><text:span text:style-name="T45"><text:tab/>Poli orum rrosarum,. anjygdala.</text:span></text:p>
      <text:p text:style-name="P13"><text:span text:style-name="T45">rum decorticatarum, thuris, aequales partes,, capitum papa-<text:line-break/>veris duplum, .excipe protropo et in vas fictile reponein<text:line-break/>loco non humido-et ,bolos duos cum protropo-exuibe.<text:line-break/>Quidam, pro amygdalis amylum conjiciunt et pro protropo<text:line-break/>aqua excipiunt, iverurn cum protropo bibendum exhibent.</text:span></text:p>
      <text:h text:style-name="P4" text:outline-level="2">Cap. I<text:span text:style-name="T118">I</text:span>.</text:h>
      <text:p text:style-name="P9"><text:span text:style-name="T7">\T)e. ischiade , podagra et ardhritidesu</text:span><text:span text:style-name="T45"> Ex<text:line-break/>genere arthritinis est.tum ischias tum. podagra; quod enim</text:span></text:p>
      <text:p text:style-name="P12"><text:span text:style-name="T45">in omnibus articulis arthritis est, hoc in uno juxta coxen—<text:line-break/>dicem </text:span><text:span text:style-name="T45">quidem ischiada </text:span><text:span text:style-name="T45">appellant, juxtapeuemautem poda-<text:line-break/>gram, Incipit igitur, plerumque podagrae </text:span><text:span text:style-name="T45">generatio </text:span><text:span text:style-name="T45">ex uno<text:line-break/>articulo et progreditur, inomnes temporis diuturnitate ac-<text:line-break/>cedenfe,- Communem h-abent lu tres affectus almioris redun-<text:line-break/>dantiain-, quae affectam oceupatrcoarticulationem, qua'ex-<text:line-break/>pleta lu omnem partem circumsitae nervosae partis tetnlun-<text:line-break/>tur et ex his dolor oritur. Aliquando quidem igitur irruens<text:line-break/>humor sanguineus est, nt. plurimum-vero jfituitusus aut e®<text:line-break/>pituitoso et bilinso mixtus-aut etiam, -anguine cumfpsis<text:line-break/>permixto. Quod si quis exactiusinterpretaritrem velit,non<text:line-break/>pituitosum humorem,, sed qui proprie crudus appellatur, ut.<text:line-break/>plurimum in arthritide praedominari dixerit. Est i autem hic<text:line-break/>crassus ad similitudinem puris crassioris, ubi vero in ipsis<text:line-break/>articulis diutius inor am traxerit,, non sulum crassior, sed et<text:line-break/>.viscosior redditur. Eorum igitur, qui tophi appellantur sie-<text:line-break/>meratio. ex his est, .et postquam suerintproducti; ne-spera-<text:line-break/>veris ad nristinam'constitutionem exacte redire-articulum</text:span></text:p>
      <text:p text:style-name="P12"><text:span text:style-name="T45">posse.' Caetcrmn disterentiae affligentium humorum facile<text:line-break/>.deprehendi possunt tum 'coloribus tum symptomatis colu-<text:line-break/>ridentibus; itemque per experientiam medicamentorum, quae<text:line-break/>adhibentur. Cognitio igitur ipsorum ex colore omnibus ex-<text:line-break/>posita esc ex symptomatis vero coiuridentibus, tametsi non<text:line-break/>cmnibus neque ex procinctu manifesta sit, tamen non adeo,<text:line-break/>difficilis cognitu existiti Biliosus enim sanguis multae calla<text:line-break/>ditatis' -scnsum aeg oto exhibet et calefacientibus impositis<text:line-break/>sxacerhatur, quemadmodum iurfus a frigidis relaxatur» Ve*<text:line-break/>rum ad humoris noxii cognitionem conferet tibi etiam prae-<text:line-break/>gressa diaeta, sive per exercitia sive per otium transmissa,<text:line-break/>et per balnea post aut anle acceptum cibum. Qiiemadmo-<text:line-break/>dum conferet etiam horum gymnasiorum et edulior um tum<text:line-break/>quantitas tum qualitas, item anni hora et regionis ac aeris<text:line-break/>constitutio, in super queet aetas et habitus corporis, quorum<text:line-break/></text:span><text:span text:style-name="T45">omnium </text:span><text:span text:style-name="T45">facultates faepe in plerisque locis enarrari. Porro<text:line-break/></text:span><text:span text:style-name="T45">principium </text:span><text:span text:style-name="T45">curationis sit tibi evacuatio </text:span><text:span text:style-name="T45">• </text:span><text:span text:style-name="T45">humoris quem uf-<text:line-break/></text:span><text:span text:style-name="T45">stiedre </text:span><text:span text:style-name="T45">compereris, ac si plethoricum fuerit corpus, 'venae</text:span></text:p>
      <text:p text:style-name="P12"><text:span text:style-name="T45">sectione primum omnium assumpta, deinde purgatione, 'qui-<text:line-break/>bus accedat medicamentorum dicendorum' conveniens et<text:line-break/>tempore et' ordine ’ usus,- </text:span><text:span text:style-name="T7">ita</text:span><text:span text:style-name="T45"> ut in manibus </text:span><text:span text:style-name="T7">et pedibus me-<text:line-break/>dicamentis</text:span><text:span text:style-name="T45"> fluxionem repellentibus utamur, </text:span><text:span text:style-name="T7">'circa</text:span><text:span text:style-name="T45"> coxendi-<text:line-break/>cum vero articulationem- id fecere vitemus, quum enim lu<text:line-break/>profundo ea sita sit, sanguis ex -vicinis et ambientibus va-<text:line-break/>sis ac musculis ad illam compellitur.' Mitigatoriis igitur lu<text:line-break/>principio 'medicamentis? opus est in dolore circa eoxendi-<text:line-break/>cem haerente, quae neque refrigerent multum neque </text:span><text:span text:style-name="T45">vebe-<text:line-break/></text:span><text:span text:style-name="T45">rnenter calefaciant, qualibus sane possea opus habet, exacer-<text:line-break/>bantur enim per </text:span><text:span text:style-name="T45">trias </text:span><text:span text:style-name="T45">fluxiones, caliditate nimirum </text:span><text:span text:style-name="T45">plus<text:line-break/></text:span><text:span text:style-name="T45">attrahente ipsas, quam impediente. </text:span><text:span text:style-name="T45">‘ </text:span><text:span text:style-name="T45">Quandoquidem yero<text:line-break/>praesentis operis institutum est neque de cataplasmatis </text:span><text:span text:style-name="T45">ne-<text:line-break/></text:span><text:span text:style-name="T45">que ,de irrigationibus quicquam ‘dicere, scd de methodo<text:line-break/>compositorum medicamentorum a"d hanc solam progrediar<text:line-break/>initio ah ischiade sumpto. Raro equidem fit ischias ex </text:span><text:span text:style-name="T45">san-<text:line-break/></text:span><text:span text:style-name="T45">guinis multitudine, et citissime curatur, venis circa popli-<text:line-break/></text:span><text:span text:style-name="T45">tem </text:span><text:span text:style-name="T45">aut talos suctis, Quemadmodum </text:span><text:span text:style-name="T45">- </text:span><text:span text:style-name="T45">autem saepe </text:span><text:span text:style-name="T45">sola (an-</text:span></text:p>
      <text:p text:style-name="P12"><text:span text:style-name="T45">guinis evacuatio fossicieus auxilium existit, sic contra-lu<text:line-break/>omni ischiade et praesertim ea, quae ex humorum copia<text:line-break/>sxorta est, fi quis ante evacuationem totius corporis acri-<text:line-break/>bus medicamentis cicca partem affectam utatur, aegre cura-<text:line-break/>bilem reddet affectionem, copla nimirum indissolubiliter ibia<text:line-break/>dem condensata, praeter alia enim et crassa et viscosa fit<text:line-break/>ob calorem et siccitatem acrium medicamentorum, non dis-<text:line-break/>simile quippiam assationi </text:span><text:span text:style-name="T45">perpetiens. </text:span><text:span text:style-name="T45">Tanquam igitur maxi-<text:line-break/>mam vim ad affectionis curationem habeat totius corporis<text:line-break/>evacuatio, ab ipsa incipiendum est, non solum a cruribus;<text:line-break/>sed a cubito prinmm sanguinis detractatione facta. AuxiIian-<text:line-break/>tur etiam vomitus ipsis ischiadicis magis utique quam eva—<text:line-break/>cuationes infernae per </text:span><text:span text:style-name="T45">ventrem, ut </text:span><text:span text:style-name="T45">qui revellant repentem<text:line-break/>deorsum humorem. Faciendi </text:span><text:span text:style-name="T45">itaque </text:span><text:span text:style-name="T45">sunt vomitus in prlu-<text:line-break/>cipio ab accepto cibo, postea vero </text:span><text:span text:style-name="T45">etiam per </text:span><text:span text:style-name="T45">vomitoria me-<text:line-break/>dicamenta, initio a mediocribus </text:span><text:span text:style-name="T45">facto. </text:span><text:span text:style-name="T45">Iu quibus autem re-<text:line-break/>hemens humorum densatio, quae aegre dissolvi potest, a<text:line-break/>medicis' intempestive </text:span><text:span text:style-name="T45">acribus, medicamentis </text:span><text:span text:style-name="T45">utentibus facta</text:span></text:p>
      <text:p text:style-name="P12"><text:span text:style-name="T45">est, his cucurbita assixa maxime auxiliatur et purgatio per<text:line-break/>efficaciora infusa, quale est et quod ex colocynthide </text:span><text:span text:style-name="T45">con-<text:line-break/></text:span><text:span text:style-name="T45">stat. Si igitur ea; quae nunc dicta funt prae oculis hahue-<text:line-break/>ritis, medicamentis sane a prioribus medicis traditis juxta<text:line-break/>methodum utemini; Verum in ipsis recenscndis auspicabor<text:line-break/>ab iis, quae ab Andromacho scripta sunt in illa </text:span><text:span text:style-name="T45">parte </text:span><text:span text:style-name="T45">libri<text:line-break/>de externis medicamentis conscripti, in qua </text:span><text:span text:style-name="T45">praescriptis ma-.<text:line-break/></text:span><text:span text:style-name="T45">lagmatis proprie appellatis, inde etiam </text:span><text:span text:style-name="T45">alia omnia </text:span><text:span text:style-name="T45">prodit,<text:line-break/>juxta.quemcunque tandem modum inveteratus </text:span><text:span text:style-name="T45">affectus </text:span><text:span text:style-name="T45">ju-<text:line-break/>vantia, in quibus est etiam ischiadicorum appellatorum cura.</text:span></text:p>
      <text:p text:style-name="P16"><text:span text:style-name="T45">[Compositiones </text:span><text:span text:style-name="T7">abAndromacho conscriptae </text:span><text:span text:style-name="T7">ad </text:span><text:span text:style-name="T7">ischia-<text:line-break/>'dicos. ipsis verbis, ln Hb</text:span><text:span text:style-name="T70">ris</text:span><text:span text:style-name="T7"> externorum-}</text:span><text:span text:style-name="T45"> A- </text:span><text:span text:style-name="T45">Seminis </text:span><text:span text:style-name="T45">rusae<text:line-break/>silvestris 3 iiij, silphii, baccarum lauri, singul. </text:span><text:span text:style-name="T7">3</text:span><text:span text:style-name="T45"> </text:span><text:span text:style-name="T45">iiij, spumae<text:line-break/>nitri, abrotoni, colocynthidis, cardamomi, ammeos, singul;<text:line-break/></text:span><text:span text:style-name="T7">3</text:span><text:span text:style-name="T45"> iiij, rutae viridis minae octavam partem. Quidam horum<text:line-break/>singulorum </text:span><text:span text:style-name="T7">3</text:span><text:span text:style-name="T45"> xx accipiunt, et piris terebinthinae, resinae,<text:line-break/>cerae, singulorum tantundem, adipis taurini tantundem, gal-<text:line-break/>bani 5 vj., ammoniaci thymiamatis 5 vj, opopanacis </text:span><text:span text:style-name="T33">ζ</text:span><text:span text:style-name="T22"> </text:span><text:span text:style-name="T45">nij-</text:span></text:p>
      <text:p text:style-name="P12"><text:span text:style-name="T45">sulsuris vivi 3 ulli Quod hoc medicamentum valde -calesa-<text:line-break/>ctorium sit, si memoria tenuerimus ea, quae in libris de<text:line-break/>simplicium medicamentorum facultate scripta sunt, nilus<text:line-break/>opus recentiore assertione. Est enim vehemenfissimurn et ca-<text:line-break/>lidissimum medicamentum silvestris rutae semen st cum </text:span><text:span text:style-name="T7">eo<text:line-break/></text:span><text:span text:style-name="T45">silphium et siaccae lauri, deinde spuma nitri. Post haec<text:line-break/>abrotonum, 'indeque colocynthis et cardamomum et ammi.<text:line-break/>Ruta etiam viridis minus quidem his, non tamen contem-<text:line-break/>nendam habet callditatem, quemadmodum neque sulsur ni-<text:line-break/>rum. Ex profundo itaque attrahere omnia haec possunt<text:line-break/>humores articulum coxendicis vexantes.’Quo vero empla-<text:line-break/>sirum ex ipsis fieret, picem et terebinthinam, resinam et ce-<text:line-break/>ram ac adipem admiscuit is, qm medicamentum composuit-<text:line-break/>Verum arnmoniacum thymiama et galbanum, ultra hoc quod<text:line-break/>conferunt ad emplastri compositionem, etiam emolliendi ac<text:line-break/>mitigandi vim quandam habent. Opopanax vero ejusdem<text:line-break/>cum ipsis est generis, sed vehementiori facultate praeditus.<text:line-break/>Alteram porro compositionem ad eandem affectionem An-</text:span></text:p>
      <text:p text:style-name="P12"><text:span text:style-name="T45">dromachus </text:span><text:span text:style-name="T45">sic </text:span><text:span text:style-name="T45">scripsit. *,Ahud maiag-ma.ad ifesiiadicos et<text:line-break/></text:span><text:span text:style-name="T7">alia </text:span><text:span text:style-name="T7">multat</text:span><text:span text:style-name="T45"> 4 </text:span><text:span text:style-name="T45">Cerae 3 lxxil, terebinthinae </text:span><text:span text:style-name="T45">5 </text:span><text:span text:style-name="T45">xlviij, arnmo-r<text:line-break/>nisui thymiamatis </text:span><text:span text:style-name="T7">3</text:span><text:span text:style-name="T45"> xxxiij, </text:span><text:span text:style-name="T45">propoleos3 xiiij, </text:span><text:span text:style-name="T45">galbani 3 </text:span><text:span text:style-name="T45">xxxvj,<text:line-break/>bdellii 3 m'v, croci 3 v, opepanacis </text:span><text:span text:style-name="T7">3</text:span><text:span text:style-name="T45"> </text:span><text:span text:style-name="T45">xij, spumae </text:span><text:span text:style-name="T45">nitri<text:line-break/>3 xxx, unguento irino admoto tundito, </text:span><text:span text:style-name="T7">dliud </text:span><text:span text:style-name="T7">Idrotae Pe-<text:line-break/>lusiotae ad</text:span><text:span text:style-name="T45"> coxendicum et </text:span><text:span text:style-name="T7">capitis dolorem et ad omnes<text:line-break/>diuturnos dolores.</text:span><text:span text:style-name="T45"> 4 Cerae. </text:span><text:span text:style-name="T45">3 </text:span><text:span text:style-name="T45">nxiiij, ammoniaci thymiama-<text:line-break/>tis 5. vij, terebinthinae drachmas septem, succi thapsiae </text:span><text:span text:style-name="T45">3 </text:span><text:span text:style-name="T45">viij,<text:line-break/>olei cyathum, unum; </text:span><text:span text:style-name="T45">. </text:span><text:span text:style-name="T45">Quin et aliam compositionem-, inter<text:line-break/>malagmata Andromachus. retulit hoc modo. Ad </text:span><text:span text:style-name="T7">ischiadicos<text:line-break/>ab </text:span><text:span text:style-name="T7">Hera </text:span><text:span text:style-name="T7">Cappadoce 4</text:span><text:span text:style-name="T45"> Picis liquidae, heminas tres aut<text:line-break/>duas et dimidiam, cerae libram unam, resinae pini, lilu<text:line-break/>unam, sulfuris. vivi libram unam, nitri sesquilibram, staphis<text:line-break/>dis .silvestris sextarium unum, pyrethri libram dimidiam<text:line-break/>faecis vini stae libras duas, cardamomi sextarium unum,<text:line-break/>galbani libram dimidiam, arida cum liquidis committito-<text:line-break/>Koc medicamentum etiam ipse Heras in proprio libro prope<text:line-break/>finem scripsit, sed non appositum est ad picem aut duas et</text:span></text:p>
      <text:p text:style-name="P12"><text:span text:style-name="T45">dimidiatu-, sed 'simpliciter fcriptum est heminas- tres.' Prae-<text:line-break/>sicripsit autem haec verba. Ceratum ad ischiadicos ,quod<text:line-break/>eruit </text:span><text:span text:style-name="T45">etiam </text:span><text:span text:style-name="T45">valde inveteratos 'affectus</text:span><text:span text:style-name="T45">; </text:span><text:span text:style-name="T45">hoe usus sum lu<text:line-break/>Erontino. </text:span><text:span text:style-name="T7">4</text:span><text:span text:style-name="T45"> Picis liquidae heminas tres, cerae </text:span><text:span text:style-name="T45">libram </text:span><text:span text:style-name="T45">unam,<text:line-break/>resinae pineae libram unam,- sulfuris vivi libram unam,<text:line-break/>nitri libram unam, staphidis silvestris fextarium unum, py-<text:line-break/>rethri libram'dimidiam, faecis vini ustae libras duas, car .<text:line-break/>damorni , fextarium unum,- galbani libram dimidiam, liquida<text:line-break/>eum siccis misce. Scripsit autem et alias duas ischiadicas<text:line-break/>compositiones- Ileras, quarum altera hoc modo habet. Ad<text:line-break/></text:span><text:span text:style-name="T7">ischiadicas valde mitigatoria.</text:span><text:span text:style-name="T45"> </text:span><text:span text:style-name="T22">2ί </text:span><text:span text:style-name="T45">Picis partes duas, sulfuris<text:line-break/>vivi partem unam; utraque trita mixta dolenti loco impo-<text:line-break/>nito. Verum praelavare aegrum oportet, ut medicamentum<text:line-break/>agglutinetur et' superne chartam - superponere, ab sinere do-<text:line-break/>nec sua sponte dilabatur, licet etiam lavare charta supra-<text:line-break/>posita adhuc incumbente. .In quibusdam exemplaribus, picis<text:line-break/>pars una habetur, et licet etiam sic. praeparare, modo scia-<text:line-break/>mus-'nos efficacius' esse ambo pari mensura misceri. Debilius</text:span></text:p>
      <text:p text:style-name="P12"><text:span text:style-name="T45">vero medicamentum, in quo duplum picis ad sulsur </text:span><text:span text:style-name="T7">conji-<text:line-break/>citur. Porro </text:span><text:span text:style-name="T7">quae</text:span><text:span text:style-name="T45"> </text:span><text:span text:style-name="T45">restat adhuc tertia compositionum </text:span><text:span text:style-name="T45">ischia-<text:line-break/></text:span><text:span text:style-name="T45">dicarurn, hoc modo ab- Hera prodita est.- , </text:span><text:span text:style-name="T45">,</text:span></text:p>
      <text:p text:style-name="P16"><text:span text:style-name="T45">[Atia </text:span><text:span text:style-name="T7">ischiadica. Hac usus sum ln Urontiw», siatimt<text:line-break/>in exacerbationibussp 4' Cerae </text:span><text:span text:style-name="T7">5</text:span><text:span text:style-name="T45"> </text:span><text:span text:style-name="T45">c, risci, quercini </text:span><text:span text:style-name="T7">3</text:span><text:span text:style-name="T45"> xvj,<text:line-break/>myrrhae 3 vj, terebinthinae </text:span><text:span text:style-name="T7">3</text:span><text:span text:style-name="T45"> xxv, galbani </text:span><text:span text:style-name="T7">3</text:span><text:span text:style-name="T45"> vj, iridis my-<text:line-break/>ricae 3 vj, cedriae heminam' dimidiam, cyprini heminam<text:line-break/>dimidiam, ceram et cedriam cum cyprino liquefacito, deinde<text:line-break/>resinam et galbanum, atque ubi jam ab igne </text:span><text:span text:style-name="T45">auferre </text:span><text:span text:style-name="T45">voles,<text:line-break/>iridem inspergito, itemque nisuum indito. Ablata autem jam<text:line-break/>olla lu promptu sit libi myrrsia trita, ad'quam liquefacta<text:line-break/>lissundes et mixtis simul omnibus uteris- Quidam supra<text:line-break/>haec omnia etiam nitri </text:span><text:span text:style-name="T7">3 v</text:span><text:span text:style-name="T45"> addiderunt. •</text:span></text:p>
      <text:p text:style-name="P16"><text:span text:style-name="T45">[Quae </text:span><text:span text:style-name="T7">medicamenta Asclepiades in quarco externo-<text:line-break/>rum prodidit, quae Marcellas insaribit^ ^omuiat</text:span><text:span text:style-name="T45"> equidem<text:line-break/>et hic omnia hujusmodi malagmata, apponit, autem aliis<text:line-break/>quod ad ischiada, estis quod ad splenem, aliis ad</text:span><text:span text:style-name="T74">:</text:span><text:span text:style-name="T45"> latus aut<text:line-break/>aliam aliquam partem conducant; quaedam etiam varii usus</text:span></text:p>
      <text:p text:style-name="P12"><text:span text:style-name="T45">esse </text:span><text:span text:style-name="T45">ait, </text:span><text:span text:style-name="T45">quemadmodum </text:span><text:span text:style-name="T45">etiam hoc </text:span><text:span text:style-name="T45">scriptum ab ipso in haec<text:line-break/>verba., </text:span><text:span text:style-name="T7">Malagma Antioclddissisplenicis, hydropicis, ischia-'<text:line-break/>dicis, arthriticis. Praeparatum esi Jdailoullae Lisafcae* 4<text:line-break/></text:span><text:span text:style-name="T45">Cerae libras tres*, nisui quercini-lib. tres, resinae terebin-<text:line-break/>thinae lib. fres, magmatis rnyrobalani lilu ffi j, spumae ni-,<text:line-break/>tri lilu </text:span><text:span text:style-name="T7">j,</text:span><text:span text:style-name="T45"> floris lapidis Asii lib. J, ammoniaci thymiamatis<text:line-break/>Jk </text:span><text:span text:style-name="T7">j,</text:span><text:span text:style-name="T45"> olei cyprini lilu, iij, acetum ad ammoniacum dissol-<text:line-break/>vendum. Post hoc scribit rursus aliud sic. </text:span><text:span text:style-name="T7">Aliud Fdbullae<text:line-break/>compositum valde praeclarum </text:span><text:span text:style-name="T7">ad </text:span><text:span text:style-name="T7">eosdem ajscctus. 4</text:span><text:span text:style-name="T45"> Myr-<text:line-break/>rhae stactae, </text:span><text:span text:style-name="T98">lib.il, </text:span><text:span text:style-name="T45">bdellii onychis lib.,ij, medullae cerrinae<text:line-break/>lilu ij, ammoniaci thymiamatis lib. ij, iridis siccae lib. rl,:<text:line-break/>opopanacis lib. j, galbani, styracis,, utriusque lib. j, masti-<text:line-break/>ches. lib. </text:span><text:span text:style-name="T45">j, </text:span><text:span text:style-name="T45">floris lapidis Asii lib. unam, succi sycomororum<text:line-break/>lilu j, canchryos lib. unam, piperis albi lib. unam, cerae,<text:line-break/>terebinthinae, utriusque Iib. v, tundendum est medicamen-<text:line-break/>trim, ita ut qui tundit </text:span><text:span text:style-name="T45">faecem </text:span><text:span text:style-name="T45">unguenti irini adhibeat, quo<text:line-break/>mollius medicamentum fiat. Aliud deinceps Asclepiades scri-</text:span></text:p>
      <text:p text:style-name="P12"><text:span text:style-name="T45">plit hoc </text:span><text:span text:style-name="T7">'insido. Itdatagmu quod et aurei colori» appelui-<text:line-break/></text:span><text:span text:style-name="T45">mus. st Auripigmenti lanricoloris, calcis-vivae, •-utriusqim<text:line-break/>sextantem,aluminis liquidi </text:span><text:span text:style-name="T45">§ </text:span><text:span text:style-name="T45">ij, alntuinis scissi</text:span><text:span text:style-name="T33">'ξ</text:span><text:span text:style-name="T45">ij</text:span><text:span text:style-name="T45">, </text:span><text:span text:style-name="T45">arnini<text:line-break/>tundimus et' cribramus niti </text:span><text:span text:style-name="T45">lu </text:span><text:span text:style-name="T45">pilam conjeetis atisti icyatlios<text:line-break/>octo affundimus et </text:span><text:span text:style-name="T7">probe</text:span><text:span text:style-name="T45"> trita liquefactis excipimus. Sunt<text:line-break/>autem haec. 4 Cerae, .resinae </text:span><text:span text:style-name="T45">frictae </text:span><text:span text:style-name="T74">e</text:span><text:span text:style-name="T45">t </text:span><text:span text:style-name="T45">pinus, singulorum'<text:line-break/>lib. ij, olei communis-cyutlu'viij, haec iiqnefaeta frigefieri<text:line-break/>sinimus et --erasu tritis admiscemus. • N-osrad medicamenti<text:line-break/>praeparationem etiam' myrrhae sextantem addimus. Alii<text:line-break/>etiam'fandarachae sextantem apponunt, aluminis liquidi fex-<text:line-break/>tante sublato. Nos -autem eonjeclis .mnilius praescriptis'<text:line-break/>conficimus et sit efficacius. Post praescriptum aliud subdi-<text:line-break/>dit hoc- modo. </text:span><text:span text:style-name="T7">Hoc ujus -esi </text:span><text:span text:style-name="T94">AndramacJi.ua, </text:span><text:span text:style-name="T7">Facit 'spleni-<text:line-break/>cis:, hydt opiois et ad-praecordia distentu. Facit ischiadi<text:line-break/>cis, arthriticis et ad inveteratos </text:span><text:span text:style-name="T7">affectus,</text:span><text:span text:style-name="T45"> </text:span><text:span text:style-name="T45">4 Cerae, pileis<text:line-break/>Brutiae, utriusque-lib j, nos pro pice resinam frictam in-<text:line-break/>dimus, resinae pinus-lib. j;elei cyath. viij, auripigmenta</text:span></text:p>
      <text:p text:style-name="P12"><text:span text:style-name="T45">auricoloris</text:span><text:span text:style-name="T22">;</text:span><text:span text:style-name="T45">aluminisns</text:span><text:span text:style-name="T45">cissi; alcis 'vivae, singutormn </text:span><text:span text:style-name="T45">§ ij,<text:line-break/>praepara ut dictum esu'Nos apposuimus ad medicamentum*<text:line-break/>myrrhae sextantem,-vrsei quercini </text:span><text:span text:style-name="T45">trientem. </text:span><text:span text:style-name="T45">Post relata aia<text:line-break/>quaedam ad hydropicos ei splenicos recenset et inde rur-<text:line-break/>fas multi usus compositionem tradit,' quam etiam ischiadicis<text:line-break/>bonvenire ait, hoc modo. </text:span><text:span text:style-name="T7">Andreue </text:span><text:span text:style-name="T7">matagma. Compositio<text:line-break/>udinirandd ad ea quae'velis perforare, dijsolvere, adae-<text:line-break/>quate. diducit ostsu corrupta, aiculeos et insixa. Descriptum .<text:line-break/>esi 'etiam 'd &amp;erapione empirico. Facit et ad ischiadicos-,<text:line-break/>aommodtan esi suppurati, sacit </text:span><text:span text:style-name="T7">et ad </text:span><text:span text:style-name="T7">induratos viscerum'<text:line-break/>afscctus Jisi et acogon bonum diutinis resolutionibus et<text:line-break/>distortis csaporie partdbus. Facit </text:span><text:span text:style-name="T7">etiam </text:span><text:span text:style-name="T7">' ad</text:span><text:span text:style-name="T70">:</text:span><text:span text:style-name="T7"> ea, quae pin-<text:line-break/>gui uiucffre obscsa sunt, educit ertim aliena </text:span><text:span text:style-name="T7">et </text:span><text:span text:style-name="T7">ulcus ad<text:line-break/>aicdtricem perducit.</text:span><text:span text:style-name="T45"> 4 Grani cnisiii purgati, nitri rubri;<text:line-break/>falis ammoniaci, aristolochiae Creticae, radicis cucumeris<text:line-break/>silvestri s, terebinthinae, singulorum drach, viginti, piperis<text:line-break/>rotundi et longi, ammoniaci thymiamatis et, ut quidam vo-<text:line-break/>lunt, amomi et xylobalsami, singulorum drach. x, thuris</text:span></text:p>
      <text:p text:style-name="P12"><text:span text:style-name="T45">masculi, myrrhae,. resinae; siccae, yrsclo </text:span><text:span text:style-name="T45">subacti, </text:span><text:span text:style-name="T45">singulorum<text:line-break/>oracla decem,</text:span><text:span text:style-name="T45">, </text:span><text:span text:style-name="T45">succi mororum drach.? x, cerae drach xxx,<text:line-break/>adipis- caprini drach. xv,- faecis unguenti irini quantum fa-<text:line-break/>tis excipiendis erit, arida; tunduntur et angustissimo cribro<text:line-break/>excernuntur, liquabilia vero lingulatus diligenter tundmitur,<text:line-break/>deinde omnia simul miscentur </text:span><text:span text:style-name="T45">ac </text:span><text:span text:style-name="T45">rursus .tunduntur admota<text:line-break/>irini faece, deinde ubi probe fuerint unita, emolli </text:span><text:span text:style-name="T7">ta repo-<text:line-break/>nimus.</text:span><text:span text:style-name="T45"> Quod si velis acopo uti, accipe medicamenti qua-<text:line-break/>drantem, adipis anserlui quadrantem, olei cyprini quadran-<text:line-break/>tem ac mixtis utitor. </text:span><text:span text:style-name="T45">. </text:span><text:span text:style-name="T45">Postea vero consequenter .sic scripsit.<text:line-break/></text:span><text:span text:style-name="T7">Aliud ad eosdem dffaetus.</text:span><text:span text:style-name="T45"> 4 Pyrethri 3 </text:span><text:span text:style-name="T59">xx</text:span><text:span text:style-name="T45">&gt; grani cnidii,<text:line-break/>fpumae nitri, utriusque </text:span><text:span text:style-name="T7">3</text:span><text:span text:style-name="T45"> xx, salis, ammoniaci, aristolochiae<text:line-break/>Creticae tenuis corticis, radicis cucumeris silvestris, tere-<text:line-break/>blutliinae, singulorum </text:span><text:span text:style-name="T7">3</text:span><text:span text:style-name="T45">xx, piperis rotiindi et longi, amino-<text:line-break/>niaci, thymiamatis, bdellii, xylobalsami, thuris, myrrhae,<text:line-break/>cardamomi, amomi, adipis caprini, resinae: siccae, singulo-<text:line-break/>rum 3 x, cerae </text:span><text:span text:style-name="T7">3</text:span><text:span text:style-name="T45"> </text:span><text:span text:style-name="T45">xxx, visri probe subacti 5 viij,- fucci mo-<text:line-break/>rorum 5 viij, faecis unguenti irini quod sitssicit his exci-</text:span></text:p>
      <text:p text:style-name="P12"><text:span text:style-name="T45">prendis, vini, Italici quod satis.est, maceratis his, quae dis-<text:line-break/>foleere.oportet, pro inore apparato., Iu alio exemplari,</text:span><text:span text:style-name="T45">neque<text:line-break/></text:span><text:span text:style-name="T45">xylobalsamum neque cardamomum neque amomum reperi.<text:line-break/>Post haec alia medicamenta prodidniet deinde rurfus </text:span><text:span text:style-name="T45">ischia-<text:line-break/></text:span><text:span text:style-name="T45">dicorum meminit, .sio . scribens,. . </text:span><text:span text:style-name="T7">Aliud ejusdem epithema<text:line-break/>ischiadicis et arsaritipis auxitiatur conscsum.</text:span><text:span text:style-name="T45"> Foenngs -.e-<text:line-break/>cnm in vas fictile ecnjicito </text:span><text:span text:style-name="T7">et ad</text:span><text:span text:style-name="T45"> ipsima poscam sussi</text:span><text:span text:style-name="T74">c</text:span><text:span text:style-name="T45">i</text:span><text:span text:style-name="T74">en</text:span><text:span text:style-name="T45">-<text:line-break/>tem affundito </text:span><text:span text:style-name="T45">,</text:span><text:span text:style-name="T45">et prunis impositum donec dissolvatur coquito<text:line-break/>ad dissolutum vero mellis quod satis, est injice ac rursus<text:line-break/>coque, delude exempta diligenter tere </text:span><text:span text:style-name="T74">e</text:span><text:span text:style-name="T45">t lu .linteolum j</text:span><text:span text:style-name="T74">u</text:span><text:span text:style-name="T45">_<text:line-break/>sarta locis affectis impone, fasciaque</text:span><text:span text:style-name="T45">. </text:span><text:span text:style-name="T45">obligatos sine. Hoc au-<text:line-break/>tem ad biduum et triduum facimus. Caeterum si dum t</text:span><text:span text:style-name="T74">e</text:span><text:span text:style-name="T45">ri_<text:line-break/>tur. medicamentum induretur, liquoris quantum fussicit ad-<text:line-break/>dimus,.liquor autem tantus sini.ut tractile .cataplasma ecd-<text:line-break/>.datur. </text:span><text:span text:style-name="T7">Aliud quod continenter ,ad praedicta esequitur </text:span><text:span text:style-name="T33">]</text:span><text:span text:style-name="T87">ιΟβ<text:line-break/></text:span><text:span text:style-name="T7">modo. </text:span><text:span text:style-name="T7">.</text:span><text:span text:style-name="T45"> </text:span><text:span text:style-name="T45">Syrnpbyti sesquilibram rasam et minntim concisam<text:line-break/>ac in mortarium </text:span><text:span text:style-name="T45">• </text:span><text:span text:style-name="T45">testaceum conjectam diligenter terito, et</text:span></text:p>
      <text:p text:style-name="P12"><text:span text:style-name="T45">ad tritam mannae'quadrantem additbd atque ovoium cru-<text:line-break/>sierum recentium triam-ninmero' candidum tinia • cnm liileo<text:line-break/>et rursus terito, et-ubi unita' fuerint; Isis adipis suilli‘ve-<text:line-break/>teris libram unam'adjicito et conquassata diligenter atque<text:line-break/>in linteolum infarta imponito; mitigatoonsestimi Post prae-<text:line-break/>scriptum aliud deinbeps'scripsit'hoc modo. </text:span><text:span text:style-name="T7">Aliud ejusdem<text:line-break/>malagria, ischiadicis siatim in exacerbdtiordbua imponitur.<text:line-break/>Appellatur didyrnaea. Uaoit ad attriid at uimndm ne^hd-<text:line-break/>rum per consensum ajscotum, distselvit omnem duritiern,<text:line-break/>sucii </text:span><text:span text:style-name="T7">etiam </text:span><text:span text:style-name="T7">ad alias insoarnrnationes, delet malignas oica-<text:line-break/>-tricesr facit ad luxata 'et' collisa, facit et ad murnmilia-<text:line-break/>-rum affectus rnaiignas.</text:span><text:span text:style-name="T45"> </text:span><text:span text:style-name="T45">4 Cerae, </text:span><text:span text:style-name="T45">risci quercini, terebin-<text:line-break/>thinae </text:span><text:span text:style-name="T45">, </text:span><text:span text:style-name="T45">iridis siccae, myrrhae,' galbani,'singulorum drach,<text:line-break/>xlviij, olei cyprini aut unguenti Aegyptiaci qtiod satis est.<text:line-break/>Galbanum in oleum cyprinum aut unguentum Aegyptium<text:line-break/>conjectum ad ignem dissolvimus, et ceram mollimus 'ac' </text:span><text:span text:style-name="T7">re-<text:line-break/>liquis</text:span><text:span text:style-name="T45"> mixtam probe tundimus, atque his </text:span><text:span text:style-name="T45">galbanum </text:span><text:span text:style-name="T45">lique</text:span></text:p>
      <text:p text:style-name="P12"><text:span text:style-name="T7">factrim.</text:span><text:span text:style-name="T45"> cum cyprino- injicimus ac rurfus tundimus </text:span><text:span text:style-name="T7">inaiaguid<text:line-break/></text:span><text:span text:style-name="T45">denissiSum&gt;taetui vftldfendo, quo utimur .j tfenscqutenter etiam<text:line-break/></text:span><text:span text:style-name="T45">hoc Asclepiades </text:span><text:span text:style-name="T45">subdidit. </text:span><text:span text:style-name="T22">ΓἈ</text:span><text:span text:style-name="T45">/ntd ejuSSJj^-ar Arem </text:span><text:span text:style-name="T7">VoacitAd<text:line-break/>ndlieoa supra quam dici poiesi, in ipsis vexationibus</text:span></text:p>
      <text:p text:style-name="P16"><text:span text:style-name="T7">impcse*<text:line-break/>situm, et pscras dnrdt aiscn exuicejation^mso4</text:span><text:span text:style-name="T45"> Cerae, ni-<text:line-break/>cis liquidae, utriusqueclibram j,-picis'aridae libram j, stila<text:line-break/>furis vivi, aluminis .cissi, nitri rubri, singulorum libram di-<text:line-break/>•mid'fm,- liquabilia'liquefacito, aritia vero tundituet per an-<text:line-break/>giilliffirnum cribrum concernito et ad liquefacta adjicito,<text:line-break/>panlatim </text:span><text:span text:style-name="T45">ea </text:span><text:span text:style-name="T45">inspergendo' ae assidue molendo</text:span><text:span text:style-name="T45">, </text:span><text:span text:style-name="T45">ludeque lu<text:line-break/>pilam translata ac tufa' reponito et ntitdri Deinceps rur-<text:line-break/>fnm aliud prodidit hoc modo. </text:span><text:span text:style-name="T45">- - </text:span><text:span text:style-name="T45">:</text:span></text:p>
      <text:p text:style-name="P16"><text:span text:style-name="T7">° </text:span><text:span text:style-name="T94">\Aliud </text:span><text:span text:style-name="T7">asitsd.em omlngrna ex silphia, iscdi.iadidis vatde<text:line-break/>nommndumsp V</text:span><text:span text:style-name="T45"> Amnni draclu xij, silpiiij, feminis rutae sil.-<text:line-break/>vestris, baccarum lauri purgatarum, singuloium drach. xiv,<text:line-break/>medullae colocynthidis drach. duas, nitri draclu quatuor,<text:line-break/>abiotoni Thebuici drach;'quatuor', cardamomi drach. qua.-<text:line-break/>tuor, cerae Ponticae minae octavam partem; picis, resinae,</text:span></text:p>
      <text:p text:style-name="P12"><text:span text:style-name="T45">adipis’ anserini,, ammoniaci thymiamatis, singulorum minae<text:line-break/>octammpartemaliqnida -mna aridis, committito. Consequen-<text:line-break/>ter et hoc ab Asclepiade scriptum est ita.</text:span></text:p>
      <text:p text:style-name="P16"><text:span text:style-name="T7">... </text:span><text:span text:style-name="T94">\saliud </text:span><text:span text:style-name="T7">ejusdem,</text:span><text:span text:style-name="T45"> quo zifus </text:span><text:span text:style-name="T45">esi </text:span><text:span text:style-name="T45">Antipater </text:span><text:span text:style-name="T45">] </text:span><text:span text:style-name="T22">2ί </text:span><text:span text:style-name="T45">Silphii,<text:line-break/>rutae, silvestris siccae, baccarum lauri siccarum, spumae ni-<text:line-break/>tri; medullae colocynthidis i </text:span><text:span text:style-name="T45">abrotoni </text:span><text:span text:style-name="T45">Thebalci, </text:span><text:span text:style-name="T45">ammi; </text:span><text:span text:style-name="T45">car-<text:line-break/>darnomi, singulorum drach. quatuor;rutae sativae viridis,<text:line-break/>picis siccae, resinae terebinthinae, ammoniaci thymiamatis,<text:line-break/>adipis vitulini,. suigulorum minae octavam partem, galbani<text:line-break/>draclu sedecim </text:span><text:span text:style-name="T45">, </text:span><text:span text:style-name="T45">opopanacis drach. quatuor, sulsuris vini<text:line-break/>draclu quatuor, olei cyprini heminas iiij Usus tempore opor-<text:line-break/>tet prius coriandrum aridum ustun cyprino excipere et<text:line-break/>ax eo coxendicem illinere, atque post hujus usum malagma<text:line-break/>ipsum imponere. Post hoc rursus aliud scripsit hoc modo.</text:span></text:p>
      <text:p text:style-name="P16"><text:span text:style-name="T7">Aliud ejusdem malagma- in ischiadicis humores ex<text:line-break/>alto evocat ac transfert, liberatque a tota affectione- Fa-<text:line-break/></text:span><text:span text:style-name="T45">?it et </text:span><text:span text:style-name="T7">disuolutis et trementibus et affectibus inveteratis^<text:line-break/></text:span><text:span text:style-name="T45">4 Picis liquidae llrutiae lib; </text:span><text:span text:style-name="T7">iij,</text:span><text:span text:style-name="T45"> faecis aridae ustae lib. ij.</text:span></text:p>
      <text:p text:style-name="P96"><text:span text:style-name="T45">nitri rubri sesquilibram, resinae pini lib. </text:span><text:span text:style-name="T7">j,</text:span><text:span text:style-name="T45"> cerae lib. j, sta-<text:line-break/>phidis silvestris lib. </text:span><text:span text:style-name="T7">j,</text:span><text:span text:style-name="T45"> sulfuris ni vi lib* </text:span><text:span text:style-name="T7">j,</text:span><text:span text:style-name="T45"> pyrethri lib. dimi-<text:line-break/>diam, cardamomi sextarium unum, picem, ceram, resinam<text:line-break/>coquito, arida tundito et cribrato angustissimo cribro ac cum<text:line-break/>liquefactis committito, </text:span><text:span text:style-name="T45">,</text:span><text:span text:style-name="T45">et utitor. Post praefcrrptum adhuc<text:line-break/>aliud medicamentum subdidit, ita habens. -<text:tab/>-</text:span></text:p>
      <text:p text:style-name="P97"><text:span text:style-name="T45">[Aiiud </text:span><text:span text:style-name="T7">ejusdem quo usus est Philootdna^ 4</text:span><text:span text:style-name="T45"> Sinapi,<text:line-break/>foenigraeci moliti, utriusque sextarium dimidium,</text:span><text:span text:style-name="T45">, </text:span><text:span text:style-name="T45">pyrethri,<text:line-break/>staphidisfil vestris, nitri rubri, singulorum drach. quatuor,<text:line-break/>opopanacis draclu ij, galbani drach. ij, resinae terebinthi-<text:line-break/>nae lib-j, cerae lilu </text:span><text:span text:style-name="T7">j,</text:span><text:span text:style-name="T45"> olei cyprini lib. </text:span><text:span text:style-name="T7">j,</text:span><text:span text:style-name="T45"> arida cum liqui-<text:line-break/>dis committito et utitor.<text:tab/></text:span><text:span text:style-name="T45">'<text:tab/></text:span><text:span text:style-name="T45">• -</text:span></text:p>
      <text:p text:style-name="P16"><text:span text:style-name="T94">\Ischiadicorurn </text:span><text:span text:style-name="T7">lura alJamoeratc</text:span><text:span text:style-name="T45"> confer (ptn </text:span><text:span text:style-name="T7">ex.Ibe-<text:line-break/></text:span><text:span text:style-name="T45">ride.J Damocratis extat libellus Clinicus inscriptus, in quo<text:line-break/>versibus iambicis, quemadmodum solet, de tribus disserit<text:line-break/>medicamentis, </text:span><text:span text:style-name="T45">ac </text:span><text:span text:style-name="T45">primo quidem eo, quod ex herba, quam<text:line-break/>ipse Iberidem appellat, constat, secnndo ex semine dolores<text:line-break/>sedante compositio., tertio vero purgatorio et ab ipso hiera</text:span></text:p>
      <text:p text:style-name="P12"><text:span text:style-name="T45">appellatu. De primo igitur in ischiadicorum curatione in eo<text:line-break/>libello haec scripsit. In Iberide, inquit, medicum quendam<text:line-break/>amicum suum per hanc herbam curatum </text:span><text:span text:style-name="T45">esse, quam </text:span><text:span text:style-name="T45">her-<text:line-break/>bam,ut </text:span><text:span text:style-name="T45">dixi, </text:span><text:span text:style-name="T45">ipse -Darnocrates Iberidem appellat, ut qui<text:line-break/>ipse visu herbam cognorit, nomen autem ejus -nullum au-<text:line-break/>dierit, quum etiam id ipsum ignoraris is, qui eum usum<text:line-break/>ejus docuit Verum ex </text:span><text:span text:style-name="T45">signis, </text:span><text:span text:style-name="T45">quae scribit, videtur Iberidem<text:line-break/>appellare, quae </text:span><text:span text:style-name="T45">a </text:span><text:span text:style-name="T45">Graecis lepidium nominatur, </text:span><text:span text:style-name="T45">a </text:span><text:span text:style-name="T45">iegione,<text:line-break/>in qua amicus alus curatas est, appellatione'ducta. Deseri-<text:line-break/>bit autem ipsius signa -per hos iambos.</text:span><text:span text:style-name="T45">...</text:span></text:p>
      <text:p text:style-name="P16"><text:span text:style-name="T7">Herba </text:span><text:span text:style-name="T7">haec </text:span><text:span text:style-name="T7">ubique multaque -frequem, nascitur<text:line-break/>Monumenta juxta antiqua, mwrcj et veteres,<text:line-break/>Tidtasque quondam publice, pedibus vias,<text:line-break/>Quas juxta aratrum</text:span><text:span text:style-name="T45"> duxit siuud </text:span><text:span text:style-name="T7">quis agricvla.<text:line-break/>Zernper virescens, foliis</text:span><text:span text:style-name="T45"> nasturtii</text:span></text:p>
      <text:p text:style-name="P98"><text:span text:style-name="T7">Florentibus, rere attamen majoribus.<text:tab/></text:span><text:span text:style-name="T7">..<text:tab/>.</text:span></text:p>
      <text:p text:style-name="P16"><text:span text:style-name="T7">Caulem. ctdjitatis longitudini</text:span><text:span text:style-name="T7">s </text:span><text:span text:style-name="T7">gent.</text:span></text:p>
      <text:p text:style-name="P16"><text:span text:style-name="T7">Paula minorenv aut rursus- ampliorem. Ad hoc</text:span></text:p>
      <text:p text:style-name="P17"><text:span text:style-name="T45">Aestate </text:span><text:span text:style-name="T7">pendent salia, donec multa rierns<text:line-break/>Sarmentitiam deducat haec ad imaginem et]<text:line-break/>Dejecta etexicoata_ depereant gelu,<text:line-break/>Adnata radios</text:span><text:span text:style-name="T45"> tamen </text:span><text:span text:style-name="T7">cernes 'alia.</text:span></text:p>
      <text:p text:style-name="P16"><text:span text:style-name="T7">Aestate siorem fert colore lacteo</text:span></text:p>
      <text:p text:style-name="P16"><text:span text:style-name="T7">HAuiltum tenuem, variurnque valde cauliculus^<text:line-break/>Ad quem saquitur semen penitus sic exiguum,<text:line-break/>Visum sare ut. sallens, oculos</text:span><text:span text:style-name="T45"> quoque </text:span><text:span text:style-name="T7">effugiat.<text:line-break/>Odorem habet radix at inde acerrimum, '<text:line-break/>Vero similem quam maxime nasturtio.</text:span></text:p>
      <text:p text:style-name="P16"><text:span text:style-name="T45">Per hos quidem versus figuram herbae ludicanit. Con-<text:line-break/>sequenter autem usum ipsius per hujusmodi.</text:span></text:p>
      <text:p text:style-name="P99"><text:span text:style-name="T7">Hanc erutam larga satie </text:span><text:span text:style-name="T7">cape, </text:span><text:span text:style-name="T7">copia.<text:tab/></text:span><text:span text:style-name="T7">.....</text:span></text:p>
      <text:p text:style-name="P16"><text:span text:style-name="T7">Aestate-, .nam tunc, optima, et siartijsima esi<text:line-break/>Adhuc recens, siccain sit sied debilior. .<text:line-break/>Tusam hinc probe, nam difficiliter tunditur.<text:line-break/>Pauca seibactamque excsuies axungia, • - •<text:line-break/>Crurique .toti et 'maxime coxendici.</text:span></text:p>
      <text:p text:style-name="P17"><text:span text:style-name="T7">Adhibebis et ligabis ei sines duas<text:line-break/>Horas midieritrtsr' viris </text:span><text:span text:style-name="T7">sod </text:span><text:span text:style-name="T7">quatuor.<text:line-break/>Hirta balneo inductos nec ullo ex unguine.<text:line-break/>Neo fmegJnate ullo pinguiore cuilines.<text:line-break/>Sudore sed modico exiliente in salium<text:line-break/>Mierges; </text:span><text:span text:style-name="T7">manare </text:span><text:span text:style-name="T7">(roga, </text:span><text:span text:style-name="T7">siquidem saepius<text:line-break/></text:span><text:span text:style-name="T7">Jdiorsum caloris quempiam ae siensutn afferat^<text:line-break/>Verum, hinc rigatos lenita)' producito.</text:span></text:p>
      <text:p text:style-name="P16"><text:span text:style-name="T7">Illati enim quamvis manibus sint plur </text:span><text:span text:style-name="T7">atm,<text:line-break/></text:span><text:span text:style-name="T7">Axibit attamen-suis pedibds valens.</text:span></text:p>
      <text:p text:style-name="P16"><text:span text:style-name="T7">Ad 'multum oleum miscebis hinc vinum m dieuin<text:line-break/>Et concuties et illines</text:span><text:span text:style-name="T7">' </text:span><text:span text:style-name="T7">totos do.</text:span></text:p>
      <text:p text:style-name="P16"><text:span text:style-name="T7">Ac mox madore tersa et p</text:span><text:span text:style-name="T45"> nguitudine<text:line-break/></text:span><text:span text:style-name="T7">Totum tages arus uollibus tu velleribus, </text:span><text:span text:style-name="T7">&gt;<text:line-break/></text:span><text:span text:style-name="T45">Jubens </text:span><text:span text:style-name="T7">obire astsueta vitae munia,<text:line-break/>stsuaecunqlle vult et non </text:span><text:span text:style-name="T7">g&lt; </text:span><text:span text:style-name="T7">avatim suscipit.<text:line-break/>Hoc auxilium</text:span><text:span text:style-name="T7">,</text:span><text:span text:style-name="T7">certum atque constans integre esi.<text:line-break/>Et nullo alio adjiciendo ei sirrati indigum*</text:span></text:p>
      <text:p text:style-name="P17"><text:span text:style-name="T7">Expers doloris </text:span><text:span text:style-name="T7">- </text:span><text:span text:style-name="T7">et </text:span><text:span text:style-name="T7">ubi </text:span><text:span text:style-name="T7">manseris; fera<text:line-break/></text:span><text:span text:style-name="T7">Quod accidit, </text:span><text:span text:style-name="T7">radiculam laetus colet<text:line-break/>Quod </text:span><text:span text:style-name="T7">si tamen </text:span><text:span text:style-name="T7">inde affectionis vesiigiur<text:line-break/>Quoddam supersit, posi repetes hoc praesidium.<text:line-break/>Diebus </text:span><text:span text:style-name="T7">ut </text:span><text:span text:style-name="T7">multum decem bis praeteritis^</text:span></text:p>
      <text:p text:style-name="P16"><text:span text:style-name="T45">Hoc sane utendi modo et inveteratos capitis dolores<text:line-break/></text:span><text:span text:style-name="T45">et </text:span><text:span text:style-name="T45">alias omnes quacunque corporis parte inveteratas et<text:line-break/>aegre solubiles affectiones ac resolutiones se curasse ait. Et<text:line-break/>omnino vitia, lu quibus alii sinapismo appellato et auxilio<text:line-break/>ex thapsia conflate utuntur, se per hanc herbam persanasse<text:line-break/>dicit. Porro de hac </text:span><text:span text:style-name="T45">Iberide </text:span><text:span text:style-name="T45">etiam Archigenes scribit in sc-<text:line-break/>cundo medicamentorum secundum genus, lepidium ipsam<text:line-break/></text:span><text:span text:style-name="T45">appellans. </text:span><text:span text:style-name="T45">Dicit autem splenicis et ischiadicis ipsam conve-<text:line-break/></text:span><text:span text:style-name="T45">nire. </text:span><text:span text:style-name="T7">Adijchiadac et perfrigerationes JlygiaeniHipparchi.<text:line-break/></text:span><text:span text:style-name="T45">Herbam Iberidem, quam aliqui lepidium vocant, </text:span><text:span text:style-name="T45">, </text:span><text:span text:style-name="T45">aut nastur-t<text:line-break/></text:span><text:span text:style-name="T45">tium silvestre </text:span><text:span text:style-name="T45">colligito, et radicem ejus tusam ac adipe -<text:line-break/></text:span><text:span text:style-name="T45">porcino </text:span><text:span text:style-name="T45">cornmollitam, emplastri vice imponito ad dolentem<text:line-break/></text:span><text:span text:style-name="T45">locum </text:span><text:span text:style-name="T45">ad horas tres, ludeque in balneum mittito. Idem</text:span></text:p>
      <text:p text:style-name="P12"><text:span text:style-name="T45">praesidium </text:span><text:span text:style-name="T45">et </text:span><text:span text:style-name="T45">veteres capitis dolores depellit/in consimili usu<text:line-break/>rd’i tum, </text:span><text:span text:style-name="T45">quem </text:span><text:span text:style-name="T45">Damocrates medicus per. versus prodidit.</text:span></text:p>
      <text:h text:style-name="P4" text:outline-level="2">Cap. I<text:span text:style-name="T118">II</text:span>.</text:h>
      <text:p text:style-name="P9"><text:span text:style-name="T53">[</text:span><text:span text:style-name="T15">D</text:span><text:span text:style-name="T7">e podagneis et arthriticis ajsieciionibus.</text:span></text:p>
      <text:p text:style-name="P13"><text:span text:style-name="T45">Dictum 'antea est lu • sermone de ischiade-, ex fluxionibus<text:line-break/>generari ejusmodi affectiones irruentibus </text:span><text:span text:style-name="T45">in loris </text:span><text:span text:style-name="T45">articula-<text:line-break/>tionum, quare etiam' curatio ipsarum juxta eundem- fit mo-<text:line-break/>dum, nimirum ut irruentes fluxio, les e vacuentur, liifluen-<text:line-break/>tihus igitur adhuc -ipsis, scopum afferendorum auxiliorum<text:line-break/>communi rationi lufluentiurn humorum subjicere oportet,.<text:line-break/>ita ut repellarnUs' ac restringamus. Ubi vero amplius non<text:line-break/>influant, ut discutiamus jam illapsos. Caeterum materia me-<text:line-break/>dicamentorum, per quae haec fiunt, multiformis est, quom-<text:line-break/>admodum etiam iu aliis affectionibus, excogitantibus vide-<text:line-break/>licet a principio prudentioribus xiris.juxta quandam arti-<text:line-break/>stcialem conjecturam modo hoc modo aliud eorum, quae<text:line-break/>optima per experientiam sunt judicata. Quapropter et ego<text:line-break/>velut lu aliis affectionibus, sic etiam lu his optima ex eis,<text:line-break/>quae priures medici experientia cognoverunt, adscribam.</text:span></text:p>
      <text:p text:style-name="P100"><text:span text:style-name="T45">e'*- </text:span><text:span text:style-name="T22">' </text:span><text:span text:style-name="T22">•<text:tab/></text:span><text:span text:style-name="T45">z</text:span></text:p>
      <text:p text:style-name="P16"><text:span text:style-name="T94">\Medicanieuta </text:span><text:span text:style-name="T7">• </text:span><text:span text:style-name="T7">ab Asclepiaae ad </text:span><text:span text:style-name="T7">praedictas asieatib-<text:line-break/></text:span><text:span text:style-name="T7">nes </text:span><text:span text:style-name="T7">in quarto externorum </text:span><text:span text:style-name="T7">prodita, </text:span><text:span text:style-name="T7">quae stlarcellae rnsarso<text:line-break/>bit.\ Epithema podagricis, arthiiticis scdans dolor-em.<text:line-break/></text:span><text:span text:style-name="T7">'Usus </text:span><text:span text:style-name="T7">esi in ipsis accejsionstbus.</text:span><text:span text:style-name="T45"> </text:span><text:span text:style-name="T45">4 </text:span><text:span text:style-name="T45">Succi papaveris drach.<text:line-break/></text:span><text:span text:style-name="T45">quatuor, </text:span><text:span text:style-name="T45">croci drach. unam, cum lacte bubulo aut caprino<text:line-break/></text:span><text:span text:style-name="T45">terito, </text:span><text:span text:style-name="T45">et adjecta' medulla </text:span><text:span text:style-name="T45">panis diligenter </text:span><text:span text:style-name="T45">laevigato ut molle<text:line-break/></text:span><text:span text:style-name="T45">cataplasma </text:span><text:span text:style-name="T45">fiat et </text:span><text:span text:style-name="T45">rosaceo admoto </text:span><text:span text:style-name="T45">mollito, </text:span><text:span text:style-name="T45">ac </text:span><text:span text:style-name="T45">utitor leni<text:line-break/>cataplasmate, forinsecus </text:span><text:span text:style-name="T45">betae </text:span><text:span text:style-name="T45">aut lactucae follis custodiendi<text:line-break/></text:span><text:span text:style-name="T45">ejus </text:span><text:span text:style-name="T45">gratia impositis. Quandoque opium et crocum cum, lacte<text:line-break/></text:span><text:span text:style-name="T45">tiita </text:span><text:span text:style-name="T45">cerato rosaceo excipimus et linteolo .ufarta imponi-<text:line-break/>mus. Aiiud, </text:span><text:span text:style-name="T7">4</text:span><text:span text:style-name="T45"> Styracis drach. duas, opii drach. unam </text:span><text:span text:style-name="T45">’<text:line-break/></text:span><text:span text:style-name="T45">confice </text:span><text:span text:style-name="T7">ac</text:span><text:span text:style-name="T45"> utere ut dictum esu </text:span><text:span text:style-name="T7">‘Aliud, conscsiim a dolore<text:line-break/></text:span><text:span text:style-name="T7">liberat, </text:span><text:span text:style-name="T7">verum ante medicamenti irnpojirionem aegrum la-<text:line-break/></text:span><text:span text:style-name="T7">vare oportet </text:span><text:span text:style-name="T7">et tuna detersis loma imponere. 4</text:span><text:span text:style-name="T45"> Succi ab-<text:line-break/></text:span><text:span text:style-name="T45">sinthii </text:span><text:span text:style-name="T45">Pontici, croci, opii, singulorum drach. unam, cerae<text:line-break/>Ponticae draclu qUatuor, unguenti irini drach. sex, passi<text:line-break/>Cretici quantum sufficit, </text:span><text:span text:style-name="T45">opium, </text:span><text:span text:style-name="T45">absinthium, crocum laevi-</text:span></text:p>
      <text:p text:style-name="P12"><text:span text:style-name="T45">gato et </text:span><text:span text:style-name="T45">laevigata </text:span><text:span text:style-name="T45">liquidis excipe </text:span><text:span text:style-name="T45">et linteolo </text:span><text:span text:style-name="T45">infarta impone.<text:line-break/></text:span><text:span text:style-name="T7">Aliud.</text:span><text:span text:style-name="T45"> </text:span><text:span text:style-name="T45">4 Seminis cicutae </text:span><text:span text:style-name="T45">dempto cortice expoliti </text:span><text:span text:style-name="T45">drach.<text:line-break/></text:span><text:span text:style-name="T45">fex, </text:span><text:span text:style-name="T45">croci </text:span><text:span text:style-name="T45">drach. </text:span><text:span text:style-name="T45">unam, opii </text:span><text:span text:style-name="T45">drach. unam, </text:span><text:span text:style-name="T45">passi Cretici<text:line-break/></text:span><text:span text:style-name="T45">quod </text:span><text:span text:style-name="T45">sutis </text:span><text:span text:style-name="T45">est, trita excipe </text:span><text:span text:style-name="T45">rosaceo </text:span><text:span text:style-name="T45">cerato.</text:span></text:p>
      <text:p text:style-name="P16"><text:span text:style-name="T7">^Epithema </text:span><text:span text:style-name="T7">podagricorum </text:span><text:span text:style-name="T7">, arthriticorum, facit ad<text:line-break/>maximos </text:span><text:span text:style-name="T7">affectus. Usus </text:span><text:span text:style-name="T7">esi eo Erasisiratus Sicyonius</text:span><text:span text:style-name="T45"> ] 4<text:line-break/>Radicis capparis tufae et cribratae choenicem unum, scmi-<text:line-break/>nis hyoscyami, choenicem dimidium, radicis chamaeleonis<text:line-break/>nigri choenicis quartam partem, suminis cicutae choenicis<text:line-break/>quartam partem, radicis mandragorae choenicem j, radicis<text:line-break/>solani aut ut alii dorychnii, choenicis cuartam partem,<text:line-break/>omnia tusa et cribrata mixta in vasculum figulinumrepo-<text:line-break/>nito et probe obturata survato. Usus vero tempore choe-<text:line-break/>nicis quartum parlem lude accipito </text:span><text:span text:style-name="T45">et </text:span><text:span text:style-name="T45">passo tritam in vas<text:line-break/>fictile non picatum conjicito, et addita faecis vini aridae<text:line-break/>quarta heminae parte ad prunas posita diligenter movendo<text:line-break/>roquito, donec bis aut ler efferveant, deinde ab igne ablata,<text:line-break/>quam calidissima imponito aut quomodo perferre aegri pos-</text:span></text:p>
      <text:p text:style-name="P12"><text:span text:style-name="T7">Ssq</text:span></text:p>
      <text:p text:style-name="P13"><text:span text:style-name="T45">sunt. Verum ante hujus laaplasmatis usum;'pedes multa<text:line-break/>aqua frigida perfundere oportet et spongiis detergere, at-<text:line-break/>qne ita medicamentum imponere. Supra vero mataplasma<text:line-break/>linteola tenuissima aceto imbuta imponantur et sascia cir-<text:line-break/>cumdata ad horas duas medicamentum incumbere sinatur.<text:line-break/>Postea </text:span><text:span text:style-name="T45">vero eo </text:span><text:span text:style-name="T45">ablato excitatas bullas acubus perforare<text:line-break/>oportet, </text:span><text:span text:style-name="T45">ab iis </text:span><text:span text:style-name="T45">enim humor mucosus multus </text:span><text:span text:style-name="T45">ac </text:span><text:span text:style-name="T45">glutinosus<text:line-break/>profluet, </text:span><text:span text:style-name="T45">post cujus </text:span><text:span text:style-name="T45">excretionem multa aqua frigida pedes<text:line-break/>proluantur </text:span><text:span text:style-name="T45">et </text:span><text:span text:style-name="T45">rursus medicamentum, ut. dictum est impc-<text:line-break/>natur </text:span><text:span text:style-name="T45">ita tamen, </text:span><text:span text:style-name="T45">ut. pro aceto aqua potabili utamur et ex<text:line-break/>ea rigatum linteolum medicamento superindemus.</text:span></text:p>
      <text:p text:style-name="P16"><text:span text:style-name="T45">,</text:span><text:span text:style-name="T45">. </text:span><text:span text:style-name="T45">Aiiud </text:span><text:span text:style-name="T45">eiusdem. </text:span><text:span text:style-name="T7">Jloc pro cucurbitis at hirudinibus<text:line-break/>utimur, </text:span><text:span text:style-name="T7">nam </text:span><text:span text:style-name="T7">serosas sanguinis humores exugit, facit et<text:line-break/>ad tophos </text:span><text:span text:style-name="T7">ao </text:span><text:span text:style-name="T7">duritias, ut </text:span><text:span text:style-name="T7">inde </text:span><text:span text:style-name="T7">diseolvantur\</text:span><text:span text:style-name="T45"> 4 Farinae<text:line-break/>foenigraeci sextarium unum, floris lapidis Asii sextarium<text:line-break/>unum, lomenti, fabae nigrae molitae, farinae lupinorum, utri-<text:line-break/>usque Iextarium unum, omnia mixta et aqpa caiida subacti'</text:span></text:p>
      <text:p text:style-name="P12"><text:span text:style-name="T45">calida imponito et fascia constringito.. Oportet autem prius<text:line-break/>affectos locos, perfundere </text:span><text:span text:style-name="T45">aut </text:span><text:span text:style-name="T45">etiam lu.sullo </text:span><text:span text:style-name="T45">lavare. </text:span><text:span text:style-name="T45">Quum,<text:line-break/>vero </text:span><text:span text:style-name="T45">_ </text:span><text:span text:style-name="T45">fasciae </text:span><text:span text:style-name="T45">circumdatae </text:span><text:span text:style-name="T45">.madidae ac, eruentae factae file-<text:line-break/></text:span><text:span text:style-name="T45">rint, </text:span><text:span text:style-name="T45">medicamentum tollimus, et sutis locis pastillo ex amy-<text:line-break/>gdalls amaris </text:span><text:span text:style-name="T45">utimur </text:span><text:span text:style-name="T45">et malagmate, quod crocum, iridem </text:span><text:span text:style-name="T45">et _<text:line-break/></text:span><text:span text:style-name="T45">aristolochiam lrabet, hoc ipsum vero inter malagmata ad<text:line-break/></text:span><text:span text:style-name="T45">podagram, </text:span><text:span text:style-name="T45">descripta habetur.</text:span></text:p>
      <text:p text:style-name="P16"><text:span text:style-name="T45">[iPastiiius </text:span><text:span text:style-name="T7">podagricis, arthriticis. Usus ejus esi </text:span><text:span text:style-name="T7">in<text:line-break/>ipsis. </text:span><text:span text:style-name="T7">accesesiynibus^\</text:span><text:span text:style-name="T45"> 4 Aloes libram unam, succi </text:span><text:span text:style-name="T45">centaurii<text:line-break/></text:span><text:span text:style-name="T45">siexuncem, thuris </text:span><text:span text:style-name="T45">non </text:span><text:span text:style-name="T45">secti trientem, myrrhae trientem, </text:span><text:span text:style-name="T45">flo- .<text:line-break/></text:span><text:span text:style-name="T45">ris lapidis Asii sextantem, opii sextantem, succi mandrago-.<text:line-break/></text:span><text:span text:style-name="T45">rae </text:span><text:span text:style-name="T45">fextantem’,- aluminis scissi sextantem, excipe passo </text:span><text:span text:style-name="T45">et<text:line-break/>fac pastillos. • Usu </text:span><text:span text:style-name="T45">expetente, lacte dissolutos cum pennis<text:line-break/>illine </text:span><text:span text:style-name="T45">et </text:span><text:span text:style-name="T45">supra illisionem linteolum passo imbutum impone.<text:line-break/></text:span><text:span text:style-name="T7">Alius </text:span><text:span text:style-name="T7">Pastillus, Juppiter appellatus. </text:span><text:span text:style-name="T7">4</text:span><text:span text:style-name="T45"> </text:span><text:span text:style-name="T45">Aloes draclu </text:span><text:span text:style-name="T45">xij,<text:line-break/>opii </text:span><text:span text:style-name="T45">drach. octo, succi papaveris, draclu fex, succi, </text:span><text:span text:style-name="T45">hyofcy-<text:line-break/>arni </text:span><text:span text:style-name="T45">draclu scx, aconiti draclu'quatuor, hypocystidis </text:span><text:span text:style-name="T45">drach.</text:span></text:p>
      <text:p text:style-name="P101"><text:span text:style-name="T45">vj, glaucii</text:span><text:span text:style-name="T45">3 </text:span><text:span text:style-name="T45">viij, croci3xij, gummi3</text:span><text:span text:style-name="T59">x</text:span><text:span text:style-name="T45">niv, malorumrnan-<text:line-break/>lragorae </text:span><text:span text:style-name="T7">3 xx.,</text:span><text:span text:style-name="T45"> aceti heminas duas, mala </text:span><text:span text:style-name="T45">cum aceto </text:span><text:span text:style-name="T45">coquito<text:line-break/>et expressa praedictis admisceto, et ex dilutis ac probe<text:line-break/>laevigatis pastillos formatu, eosque lu umbra siccato. Ustis<text:line-break/>ostensus esu<text:tab/>, </text:span><text:span text:style-name="T45">-</text:span></text:p>
      <text:p text:style-name="P16"><text:span text:style-name="T7">- </text:span><text:span text:style-name="T7">[Malagma arthriticis, suodagriciej ex cicuta et aga~<text:line-break/>rico, accommodatum^ </text:span><text:span text:style-name="T7">4</text:span><text:span text:style-name="T45"> </text:span><text:span text:style-name="T45">Seminis cicutae sextarium j, aga- .<text:line-break/>riei sextarium j, foenigraeci sextarium </text:span><text:span text:style-name="T7">j,</text:span><text:span text:style-name="T45"> nitri ^j, cerae<text:line-break/>lib. j, resinae frictae libram unam, olei veteris libram </text:span><text:span text:style-name="T7">j,<text:line-break/></text:span><text:span text:style-name="T45">medullae cervinae trientem, Illyricae trientem, arida tusa'<text:line-break/>per angustissimum cribrum concernito, liquabilia vero eli-<text:line-break/>quato et frigefieri sinito et' sic erasa aridis comrnitito, et<text:line-break/>contusis ac repositis utitor* </text:span><text:span text:style-name="T7">Aliud ejusdem.</text:span><text:span text:style-name="T45"> 4 Cerae lib. j,<text:line-break/>olei veteris aut Saloni sextarium j, foenigraeci /extarium j, </text:span><text:span text:style-name="T45">,<text:line-break/></text:span><text:span text:style-name="T45">cicutae sextr ium dimidium, resinae frictae lilu j, nitri ru-<text:line-break/>bri dodrantem, floris lapidis Assi semissem, medullae cer-<text:line-break/>vinae. trientem, lllyricae trientem, praepara ut dictum est.</text:span><text:span text:style-name="T45">,</text:span></text:p>
      <text:p text:style-name="P17"><text:span text:style-name="T45">[Aiiud </text:span><text:span text:style-name="T7">malagma </text:span><text:span text:style-name="T7">ejusdem ex taedis, Titi Caesaris.<text:line-break/>Facit podagricis et arthriticis. Emollit omnem</text:span><text:span text:style-name="T45"> duritiem-]<text:line-break/></text:span><text:span text:style-name="T7">4</text:span><text:span text:style-name="T45"> Visci quercini lib. j </text:span><text:span text:style-name="T22">β, </text:span><text:span text:style-name="T45">thuris lib. </text:span><text:span text:style-name="T45">j, cerae </text:span><text:span text:style-name="T45">lib. j, taeda-<text:line-break/>rum pinguium lib. </text:span><text:span text:style-name="T7">j,</text:span><text:span text:style-name="T45"> resinae pinus lib. </text:span><text:span text:style-name="T45">j, </text:span><text:span text:style-name="T45">liquabilia coquito<text:line-break/>ac pinguibus taedis moveto, postquam </text:span><text:span text:style-name="T7">vero</text:span><text:span text:style-name="T45"> omnis pin-<text:line-break/>guedo ab ipsis effluxerit, ab igne ablatum liquorem exco-<text:line-break/>lato, atque huic thus tenuissime tritum inspergito, assidue-<text:line-break/>que moveto donec., ad consistentium manus </text:span><text:span text:style-name="T45">non </text:span><text:span text:style-name="T45">inquinan-<text:line-break/>tern redigatur, et in mortarium translata reponito ac utitor.<text:line-break/></text:span><text:span text:style-name="T7">Aliud. 4</text:span><text:span text:style-name="T45"> Taedarum pinguissimarum lib. </text:span><text:span text:style-name="T7">j ',</text:span><text:span text:style-name="T45"> thuris masculi<text:line-break/>lib- j, resinae pinus lib. </text:span><text:span text:style-name="T7">j, vifci</text:span><text:span text:style-name="T45"> querclui lib. </text:span><text:span text:style-name="T22">β, </text:span><text:span text:style-name="T45">praepara<text:line-break/>ut praedictum est.</text:span></text:p>
      <text:p text:style-name="P16"><text:span text:style-name="T94">\Malagma </text:span><text:span text:style-name="T7">ex lapide Asio, podagricis, arthritici'<text:line-break/>valde commodum. Liberat a toto affectu. Usets</text:span><text:span text:style-name="T45">. esi </text:span><text:span text:style-name="T7">in<text:line-break/>uitermijsione.j </text:span><text:span text:style-name="T7">4 </text:span><text:span text:style-name="T7">.</text:span><text:span text:style-name="T45"> Visci quercini, terebinthinae, utriusque<text:line-break/>lib. j, spumae nitri, floris </text:span><text:span text:style-name="T45">lapidis </text:span><text:span text:style-name="T45">Asii, thuris,, singulorum<text:line-break/>libram dimidiam, olei cyprini'lib. j, adipis quantum satis<text:line-break/>est,, arida tunduntur et cribrantur ac cum aqua teruntur</text:span></text:p>
      <text:p text:style-name="P12"><text:span text:style-name="T45">ad </text:span><text:span text:style-name="T45">cerati </text:span><text:span text:style-name="T45">liquidi spissitudinem, liquabilia </text:span><text:span text:style-name="T7">vero</text:span><text:span text:style-name="T45"> eliquantur<text:line-break/>et tritis adjiciuntur, </text:span><text:span text:style-name="T45">quibus </text:span><text:span text:style-name="T45">simul </text:span><text:span text:style-name="T45">conquassatis </text:span><text:span text:style-name="T45">ac repositis<text:line-break/>utimur. </text:span><text:span text:style-name="T45">Aiiud. 4 Visci lib. j, terebinthinae lib. j, lapidis<text:line-break/></text:span><text:span text:style-name="T45">Asii, nitri, </text:span><text:span text:style-name="T45">utriusque trientem manuae quadrantem, </text:span><text:span text:style-name="T45">cyprini<text:line-break/>sextantem, </text:span><text:span text:style-name="T45">aquae lixivii figulini quod satis </text:span><text:span text:style-name="T45">est.</text:span></text:p>
      <text:p text:style-name="P16"><text:span text:style-name="T7">Aliud </text:span><text:span text:style-name="T7">ad arthriticos valde praeclarum</text:span><text:span text:style-name="T7">, </text:span><text:span text:style-name="T7">auxiliatur<text:line-break/></text:span><text:span text:style-name="T7">conscsiim, humores in </text:span><text:span text:style-name="T7">alto absorbens-'] 4 </text:span><text:span text:style-name="T7">Visci</text:span><text:span text:style-name="T45"> lilu j, tere-<text:line-break/>binthinae lib. j, adipis taurini, floris lapidis Asii, utriusque<text:line-break/>quadrantem, calcis 'vivae quadrantem, mannae quadrantem,<text:line-break/>cyprini </text:span><text:span text:style-name="T45">Iib. </text:span><text:span text:style-name="T45">j, praepara ut dictum est. </text:span><text:span text:style-name="T7">Aliud </text:span><text:span text:style-name="T7">Diodori,</text:span><text:span text:style-name="T45"> </text:span><text:span text:style-name="T45">4<text:line-break/></text:span><text:span text:style-name="T45">Calcis vivae J </text:span><text:span text:style-name="T7">j,</text:span><text:span text:style-name="T45"> </text:span><text:span text:style-name="T45">thuris, terebinthinae, ammoniaci thymiama a<text:line-break/>tis, </text:span><text:span text:style-name="T45">ana. </text:span><text:span text:style-name="T7">3</text:span><text:span text:style-name="T45"> iv, </text:span><text:span text:style-name="T45">adipis </text:span><text:span text:style-name="T45">taurini J </text:span><text:span text:style-name="T45">viij, </text:span><text:span text:style-name="T45">spumae nitri </text:span><text:span text:style-name="T7">3</text:span><text:span text:style-name="T45"> iv, floris<text:line-break/>lapidis Asii 3 </text:span><text:span text:style-name="T45">ij, </text:span><text:span text:style-name="T45">lu alio exemplari </text:span><text:span text:style-name="T7">3 iv,</text:span><text:span text:style-name="T45"> </text:span><text:span text:style-name="T45">olei </text:span><text:span text:style-name="T45">cyatlu ij, arida ,<text:line-break/>cum liquidis committito. Hoc medicamentum valde com- -<text:line-break/>modum esu Absorbet etiam collectiones circa articulos con-<text:line-break/>sistentes et a doloribus liberat.</text:span></text:p>
      <text:h text:style-name="P1" text:outline-level="1">GALENI DE COMPOSITIONE MEDI-<text:line-break/>CAMENTORUM PER GENERA<text:line-break/>LIBER I.</text:h>
      <text:h text:style-name="P4" text:outline-level="2">Cap. I.</text:h>
      <text:p text:style-name="P9"><text:span text:style-name="T45">Jam a me et prius scriptum est opus, cu-<text:line-break/>jus priores duo libri in' publicum sane prodierant, sed<text:line-break/>cnm aliis in apotheca, quae ad viam sacram est, relicti in-<text:line-break/>tercidere, quando Paris delubrum lotum et ingentes Palatii<text:line-break/>bibliothecae incendio conflagrarunt. Tunc enim et aliorum<text:line-break/>multorum et mei libri, qui in apotheca illa erant sepositi,<text:line-break/>interierunt, idque quum amicorum .nullus, qui Romae de-</text:span></text:p>
      <text:p text:style-name="P12"><text:span text:style-name="T45">gebant,</text:span><text:span text:style-name="T45">priorum duorum exemplaria habere se </text:span><text:span text:style-name="T45">fateretur. Ef-<text:line-break/>flagitantibus </text:span><text:span text:style-name="T45">itaque</text:span><text:span text:style-name="T45">, </text:span><text:span text:style-name="T45">familiaribus ut idem opus </text:span><text:span text:style-name="T45">denuo scri-<text:line-break/>berem, </text:span><text:span text:style-name="T45">operae </text:span><text:span text:style-name="T45">pretium mihi visum est prius editorum men-<text:line-break/>tionem </text:span><text:span text:style-name="T45">facere, </text:span><text:span text:style-name="T45">ne, </text:span><text:span text:style-name="T45">si quis </text:span><text:span text:style-name="T7">antea</text:span><text:span text:style-name="T45"> lu </text:span><text:span text:style-name="T45">silos inciderit, causam<text:line-break/>quaeritet, cur his de eisdem rebus tractaverim. In illis igi-<text:line-break/>tur </text:span><text:span text:style-name="T7">a</text:span><text:span text:style-name="T45"> primi libri exordio disputationem in bos direximus<text:line-break/>qui sophistarum modo compositorum medicamentorum poli<text:line-break/>licita, seu professionem quantum licuit abrogare nonnulla-<text:line-break/>que simplicium calumniis deprimere conabantur, dicteriis<text:line-break/>cos pariter incessentes, qui scriptum de illis reliquerunt,<text:line-break/>alia jecur, alia lienem, alia renes vel vesicam vel caput<text:line-break/>vel pulmones juvare. Utruin </text:span><text:span text:style-name="T7">esum sum</text:span><text:span text:style-name="T80">t&gt;</text:span><text:span text:style-name="T45"> p</text:span><text:span text:style-name="T74">raefes auidan?<text:line-break/></text:span><text:span text:style-name="T45">cis fmperat? quemadmodum lu tragoedis.</text:span></text:p>
      <text:p text:style-name="P16"><text:span text:style-name="T45">Abi </text:span><text:span text:style-name="T7">quidem tusiumrna ipsa ad Jsumsii</text:span></text:p>
      <text:p text:style-name="P16"><text:span text:style-name="T7">Thebas at age tu pergito Cadmeiasr</text:span></text:p>
      <text:p text:style-name="P13"><text:span text:style-name="T7">Sio</text:span><text:span text:style-name="T45"> hic tu quidem ad hepatis portas, tu vero ad vesicam<text:line-break/>vel renes duos proficiscere. An quod in ventrsedlnin tus</text:span><text:span text:style-name="T74">e</text:span><text:span text:style-name="T45">_<text:line-break/>stum .est, in jecur quidem distribuitur, lude,vero. p</text:span><text:span text:style-name="T74">er</text:span><text:span text:style-name="T45"> uiiij.</text:span></text:p>
      <text:p text:style-name="P12"><text:span text:style-name="T45">versas corporis partes defertur? At </text:span><text:span text:style-name="T45">huc </text:span><text:span text:style-name="T45">scomma eos, qur<text:line-break/></text:span><text:span text:style-name="T7">haec</text:span><text:span text:style-name="T45"> cavillantur, tam </text:span><text:span text:style-name="T45">esse </text:span><text:span text:style-name="T45">medicamentorum facultatis im-<text:line-break/>peri os arguit, us a marino </text:span><text:span text:style-name="T45">lepore pulmonem </text:span><text:span text:style-name="T45">exulcerari<text:line-break/>Iulum ex omnibus </text:span><text:span text:style-name="T45">corporis </text:span><text:span text:style-name="T45">partibus ignorent, vesicam so-<text:line-break/>lam a cantharidibus, ab aliis renum lapides conlen, ab<text:line-break/>aliis rursus ex pulmone atque thorace faciles fieri exure-<text:line-break/>'ationes, quemadmodum ab aliis, alia lu una quadam parte<text:line-break/>peculiariter perfici. Atqui varie hunc, sermonem in pnmo<text:line-break/>commentariorum jam </text:span><text:span text:style-name="T45">antea </text:span><text:span text:style-name="T45">nobis, ut-dixi, consumpturum<text:line-break/>libro, sicut rursus in secundo alterum sumus exequutn quod<text:line-break/>alii quidam putarent </text:span><text:span text:style-name="T45">in compositione </text:span><text:span text:style-name="T45">simplicium medica-<text:line-break/>mentorum contrarias inter se sucultales omnino corrumpi.<text:line-break/>Etenim si aquam, inquiunt, ferventissimam cum frigidissima<text:line-break/>temperaveris, neutra illarum, qualis prius extrtit, perma-<text:line-break/>net sed tertis quaedam ab utraque diversa generabitur. At<text:line-break/>tus’quoque vanam ipsorum nugacitatem ostendimus, qur<text:line-break/>inorent ex «s, quae corpori admoventur, nonnulla pro<text:line-break/>innatis facultatibus, aiia pro acquisitis qualitatibus sun-</text:span></text:p>
      <text:p text:style-name="P12"><text:span text:style-name="T45">ctionem obire. Quis </text:span><text:span text:style-name="T45">enim </text:span><text:span text:style-name="T45">cicutam aut papaver </text:span><text:span text:style-name="T45">refrigerandi<text:line-break/>vim habere </text:span><text:span text:style-name="T45">dubitat? </text:span><text:span text:style-name="T45">quin </text:span><text:span text:style-name="T45">lu </text:span><text:span text:style-name="T45">si </text:span><text:span text:style-name="T45">recalefacta ea </text:span><text:span text:style-name="T45">vehementer<text:line-break/>animalis corpori offeras, non secus </text:span><text:span text:style-name="T45">ac cauterium </text:span><text:span text:style-name="T45">ulcus con—<text:line-break/>citabunt. Quemadmodum rursus, ubi sinapi in frigido </text:span><text:span text:style-name="T7">nere<text:line-break/></text:span><text:span text:style-name="T45">cum aqua tritum, frigidissima hiemis tempestate, repente<text:line-break/>corpori raro ac imbecilli applices, horrebit nihilominus,<text:line-break/>quam si nix aut glacies ipsum contigisset. Sed si longiori<text:line-break/>tempore corpori animalis admotum fuerit,principio sane exi—<text:line-break/>gui caloris sensum praebebit, dein majoris, postea’tam copiosi,<text:line-break/>ut igne uri videatur. E </text:span><text:span text:style-name="T45">contrario </text:span><text:span text:style-name="T45">vero et cicuta et papaver,<text:line-break/>calida adhibita, si corpori diuturno tempore admoveris, tan-'<text:line-break/>tam parient refrigerationem, ut stuporem corporibus quam-<text:line-break/>libet acuto sensu antea praeditis inferant. Quum igitur id<text:line-break/>genus omnia in commentarns, qm undecim numero sunt,<text:line-break/>de simplicium medicamentorum facultate definiverimus, jam<text:line-break/>ad ipsam disciplinam utilem descendemus, in qua quinis<text:line-break/>exercitatus, etiam si facultatum multorum medicamentorum<text:line-break/>scriptiones minus </text:span><text:span text:style-name="T45">attulerit, </text:span><text:span text:style-name="T22">ηοη </text:span><text:span text:style-name="T45">ludigehit idoneis ad quem--</text:span></text:p>
      <text:p text:style-name="P12"><text:span text:style-name="T45">que </text:span><text:span text:style-name="T45">affectum, </text:span><text:span text:style-name="T45">modo simplicium medicamentorum, uti dixi-<text:line-break/>mus, materiae non sit imperitus.' Caeterum hic liber obiter<text:line-break/>ostendit et empiricorum ‘medicorum contentionem, qui ad<text:line-break/>insomnia, fortunam et casum medicamenta composita prope<text:line-break/>univerfia'referunt, paucissimis quibusdam exceptis, quae com-<text:line-break/>munr omnium lioniininu ratione, quam epilogismum ipsi vo-<text:line-break/>cant, invenisse fe dicunt. Quemadmodum ubi ejusdem facul-<text:line-break/></text:span><text:span text:style-name="T45">tatis </text:span><text:span text:style-name="T45">medicamenta invicem miscuerimus, quae alia lu' alio<text:line-break/>corpore melius aut pejus suiicticnem suam objiste usu ac<text:line-break/>experimentis didicimus,' nationi consonum </text:span><text:span text:style-name="T45">certe </text:span><text:span text:style-name="T45">nobis esse<text:line-break/>ridetur, empiricorum aliqui dicunt, non enim omnes, com-<text:line-break/>ponere plura hujusmodi, ut vel unum ex eis corporis </text:span><text:span text:style-name="T45">cu-<text:line-break/></text:span><text:span text:style-name="T45">randi naturae idoneum inveniatur. Quod lu hoc utique re-<text:line-break/>centissimo medicamento vocato cephalico accidisse ferunt,<text:line-break/>mixtis in eo omnibus iis, quae vel per se ulcera carae irn-'<text:line-break/>plere cognoscuntur. Sed qua iatione aerugo cerato simplici<text:line-break/>mixta medicamentum sarcoticum faciat, quum neutrum ex'<text:line-break/>illis carnis procreandae </text:span><text:span text:style-name="T45">vim </text:span><text:span text:style-name="T45">habeat, non </text:span><text:span text:style-name="T45">item </text:span><text:span text:style-name="T45">exponunt,-</text:span></text:p>
      <text:p text:style-name="P12"><text:span text:style-name="T45">siquidem aerugo ulceratam carnem erodit, quum acre et<text:line-break/>calidum medicamentum sit, ceratum vero mite quidem est<text:line-break/>nec mordax, verum novae carnis loco fordes perit ulceri-<text:line-break/>bus. Nos vero diximus in tertio methodi medendi libro,<text:line-break/>quomodo tum hoc tum alia, quae ex contrariis eodem pa-<text:line-break/>ctu enustant, -invicem commisceantur, dicetur nunc quoque<text:line-break/>particularis exercitatio, morbi cujusque apposito exemplo.</text:span></text:p>
      <text:h text:style-name="P4" text:outline-level="2">Cap. ll.</text:h>
      <text:p text:style-name="P9"><text:span text:style-name="T45">[Quae </text:span><text:span text:style-name="T7">praescire oporteat eum, qui medi-<text:line-break/>camenta probe compositurus</text:span><text:span text:style-name="T45"> </text:span><text:span text:style-name="T45">sit.J riierode </text:span><text:span text:style-name="T45">simplicium me-<text:line-break/>dicamentorum facultatibus </text:span><text:span text:style-name="T45">opere </text:span><text:span text:style-name="T45">dictum est, singulorum fa-<text:line-break/>cultates esse noscendas non </text:span><text:span text:style-name="T45">lu </text:span><text:span text:style-name="T45">genere solum, ut quidam<text:line-break/>scripserunt, dicentes ea </text:span><text:span text:style-name="T7">vel</text:span><text:span text:style-name="T45"> calefacere vel refrigerare vel<text:line-break/>siccare vel humectare, verum definite articulat imque,, ex<text:line-break/>quo sint ordine, uti nos declaravimus. Nam nonnulla qui-<text:line-break/>dem medicamenta obscure prorsus unumquodque praedicto-<text:line-break/>rum efficiunt, quaedam manifesto, aliqua valide, sicut alia<text:line-break/>absolute. Non satis est ergo novisse medicamentum hoc </text:span><text:span text:style-name="T7">ca-</text:span></text:p>
      <text:p text:style-name="P12"><text:span text:style-name="T45">lefacere aut refrigerare, </text:span><text:span text:style-name="T45">sed quousque </text:span><text:span text:style-name="T45">calefaciat vel refri-<text:line-break/>geret, definire oportet- Calefaciunt enim resinae omnes;<text:line-break/>idque ipsis commune, attamen majoris minorisque rationem<text:line-break/>nou exiguam iu calore </text:span><text:span text:style-name="T45">sortitae </text:span><text:span text:style-name="T45">sunt, ltem succi plures non<text:line-break/>mediocriter ratione ad majus miuusque facta disserentes ca-<text:line-break/>lefaciunt. Nam si panacis succum Cyrenaeo et Medico con-<text:line-break/>feras, ridebitur tibi luo nihil ceu ad illos </text:span><text:span text:style-name="T45">esse. </text:span><text:span text:style-name="T45">At quorsum<text:line-break/>attinet sermonem ipsorum divertere longius, quum eorum<text:line-break/>differentiae, quibus </text:span><text:span text:style-name="T45">iu </text:span><text:span text:style-name="T45">cibo utimur quotidie, possimus me-<text:line-break/>minisse ? Anethum igitur </text:span><text:span text:style-name="T45">et </text:span><text:span text:style-name="T45">ruta </text:span><text:span text:style-name="T45">cepaque, omnia </text:span><text:span text:style-name="T45">calefa-,<text:line-break/>cientia, magno luter </text:span><text:span text:style-name="T45">se </text:span><text:span text:style-name="T45">variant discrimine. Quapropter in<text:line-break/>curationibus quoque parti admodum refrigeratae medica-<text:line-break/>mentum quod impense calefaciat admovebimus, illi veru,<text:line-break/>quod paululum a naturali habitu recessit, modico calore<text:line-break/>praeditum, sicut et insigniter refrigeratae vehementissime ca-<text:line-break/></text:span><text:span text:style-name="T45">lefaciens </text:span><text:span text:style-name="T45">adhibebitur. Merito igitur quatuor nos excalefa-<text:line-break/>cientium ordines statuimus, separantes a modice calefacien-<text:line-break/>tibus ea, quae manifeste id agunt, tum quae valide, tum</text:span></text:p>
      <text:p text:style-name="P12"><text:span text:style-name="T45">quae vehementer </text:span><text:span text:style-name="T45">adeo, </text:span><text:span text:style-name="T45">ut urant. In singulis autein illis qua-<text:line-break/>tuor ordinibus diversis </text:span><text:span text:style-name="T45">quaedam esse </text:span><text:span text:style-name="T45">velut incipientis dif-<text:line-break/>ferentiae, nonnulledesinentis </text:span><text:span text:style-name="T45">et </text:span><text:span text:style-name="T45">ei, </text:span><text:span text:style-name="T45">quae post </text:span><text:span text:style-name="T45">hanc existit,<text:line-break/>propinquae, alia lu medio constituta. </text:span><text:span text:style-name="T45">Itaque </text:span><text:span text:style-name="T45">sunt,ex iis,<text:line-break/>quae </text:span><text:span text:style-name="T45">propter </text:span><text:span text:style-name="T45">caloris vim exulcerant, quemadmodum etiam ,<text:line-break/>ex illis, </text:span><text:span text:style-name="T45">quae </text:span><text:span text:style-name="T45">feptica putrefacientia nominantur, alia, simul-<text:line-break/>atque corpora contigerint facultatem suam ostendunt, quae-<text:line-break/>dam duabus tribusve aut iv horis opus habent, .nonnulla<text:line-break/>diem totum, vel. etiam post eum noctem vel majus dein-<text:line-break/>spatium requirunt. Haec </text:span><text:span text:style-name="T45">jam </text:span><text:span text:style-name="T45">ut in calefacientibus, ita quo-<text:line-break/>que in refrigerantibus intelligere eum oportet, qui medi-<text:line-break/>camentum aliquod confecturus est, pari modo et in iis<text:line-break/>quae humectant exiccantque. At materiae medicamentorum<text:line-break/>quaedam a plantis, quaedam a metallis, nonnulla ab ani--<text:line-break/>mantibus proveniunt, quas omnes in tractatu de simplici-<text:line-break/></text:span><text:span text:style-name="T45">bus </text:span><text:span text:style-name="T45">medicamentis desinite expressas didicistis. Nam cum fa- </text:span><text:span text:style-name="T45">.<text:line-break/></text:span><text:span text:style-name="T45">miliaribus hic</text:span><text:span text:style-name="T74">z</text:span><text:span text:style-name="T45"> sermo potissimum est, qui preribus me ade-<text:line-break/>gerunt haec nunc propter librorum interitum denuo per-:</text:span></text:p>
      <text:p text:style-name="P12"><text:span text:style-name="T45">scribere, iam </text:span><text:span text:style-name="T7">vero,</text:span><text:span text:style-name="T45"> </text:span><text:span text:style-name="T45">nt simplicium </text:span><text:span text:style-name="T45">medicamentorum univer-<text:line-break/>forum facultates adanaussim vobis cognoscendae fant, </text:span><text:span text:style-name="T45">quo<text:line-break/></text:span><text:span text:style-name="T45">ubivis corporibus curationem desiderantibus idonea ex </text:span><text:span text:style-name="T45">sis<text:line-break/></text:span><text:span text:style-name="T45">quae adsinrt facile possitis remedia componere, ita </text:span><text:span text:style-name="T45">etiam<text:line-break/></text:span><text:span text:style-name="T45">omnium praeter naturam affer </text:span><text:span text:style-name="T45">tuum </text:span><text:span text:style-name="T45">differentias tenere </text:span><text:span text:style-name="T45">ex—<text:line-break/></text:span><text:span text:style-name="T45">pedit, quas primum quidem libro de morborum, altero </text:span><text:span text:style-name="T45">de<text:line-break/></text:span><text:span text:style-name="T45">symptomatum differentiis, tertio pest illos, in quo de </text:span><text:span text:style-name="T45">causis<text:line-break/></text:span><text:span text:style-name="T45">morbos efficientibus dissero, comprehe'nfas habetis, ad </text:span><text:span text:style-name="T45">haec<text:line-break/></text:span><text:span text:style-name="T45">aliis tribus de symptomatum causis, uno insuper meo </text:span><text:span text:style-name="T45">de<text:line-break/>plenitudine., </text:span><text:span text:style-name="T45">nec </text:span><text:span text:style-name="T45">non </text:span><text:span text:style-name="T45">de febrium </text:span><text:span text:style-name="T7">diSerentia</text:span><text:span text:style-name="T45"> </text:span><text:span text:style-name="T45">commentario,<text:line-break/></text:span><text:span text:style-name="T45">postremo medendi methot-o, in quibus affectiones </text:span><text:span text:style-name="T45">actionem<text:line-break/></text:span><text:span text:style-name="T45">laedentes didicistis, rtem curationem harum'primam </text:span><text:span text:style-name="T45">esse,<text:line-break/></text:span><text:span text:style-name="T45">quemadmodum etiam p..aeservationem, causarum eas </text:span><text:span text:style-name="T45">parieu-<text:line-break/>tium. </text:span><text:span text:style-name="T45">Docti pariter </text:span><text:span text:style-name="T45">estis, </text:span><text:span text:style-name="T45">primum curationis scopum a </text:span><text:span text:style-name="T45">mor-<text:line-break/>bosis </text:span><text:span text:style-name="T45">dispositloiiibus </text:span><text:span text:style-name="T45">suggeri, </text:span><text:span text:style-name="T45">ac cum his una asseclae </text:span><text:span text:style-name="T45">partis<text:line-break/></text:span><text:span text:style-name="T45">naturam indicari. Praeterea aeris nos ambientis </text:span><text:span text:style-name="T45">tempera-<text:line-break/>mentum, </text:span><text:span text:style-name="T45">constitutionem, aetatem, tempus, locum, vitae </text:span><text:span text:style-name="T45">pro-<text:line-break/></text:span><text:span text:style-name="T45">positum et </text:span><text:span text:style-name="T22">ἔθη, </text:span><text:span text:style-name="T45">id est consuetudines, plures egregii </text:span><text:span text:style-name="T45">medici</text:span></text:p>
      <text:p text:style-name="P12"><text:span text:style-name="T45">inspiciunt, </text:span><text:span text:style-name="T45">de </text:span><text:span text:style-name="T45">quibus, </text:span><text:span text:style-name="T45">ubi </text:span><text:span text:style-name="T45">.eorum usus fuerit, aliqua simul<text:line-break/>et hic nobis dicentur. </text:span><text:span text:style-name="T45">Haec itaque </text:span><text:span text:style-name="T45">in memoria vos omnia<text:line-break/>fic exprompta haoere expedit, si quovis loco medica .en-<text:line-break/>torum tum simplicium tum compositorum copiam hcbere<text:line-break/>desideratis. Insuper quod ab uno inierim aliquo sponte nato<text:line-break/>: nedicamento ac simplici morbns curari possit, interirn vero<text:line-break/>compositi usus requiratur, </text:span><text:span text:style-name="T45">ac </text:span><text:span text:style-name="T45">quamobrern id agamus ratio-<text:line-break/>nem deinceps explicabimus.</text:span></text:p>
      <text:h text:style-name="P4" text:outline-level="2">Cap. I<text:span text:style-name="T118">II</text:span>.</text:h>
      <text:p text:style-name="P9"><text:span text:style-name="T53">[</text:span><text:span text:style-name="T110">Qu</text:span><text:span text:style-name="T7">is compositorum medicamentorum</text:span><text:span text:style-name="T45"> ufus.]<text:line-break/>Si solis simplicibus medicamentis universos praeter naturam<text:line-break/>affectus curare liceret, nullus inique compositi unquam usus<text:line-break/>foret; at hoc nunc ita comparatum non est, nam saepe,<text:line-break/>quum corpus aliquatenus calefacere volumus, simplex nub-<text:line-break/>ium, quod praestare id queat, habemus, medicamentum enim<text:line-break/>curans affectioni cui adhibetur, proportione nimirum re-<text:line-break/>spondere oportet.. Ergo </text:span><text:span text:style-name="T45">si </text:span><text:span text:style-name="T45">dispositio sit frigida, quatuor nu-<text:line-break/>meri.. </text:span><text:span text:style-name="T7">a </text:span><text:span text:style-name="T7">naturali</text:span><text:span text:style-name="T45"> recedens, curaturum ipsam medicamentum<text:line-break/>totidem gradibus mediocri symmetrove calidius esse opor-</text:span></text:p>
      <text:p text:style-name="P12"><text:span text:style-name="T45">tere </text:span><text:span text:style-name="T45">omnibus </text:span><text:span text:style-name="T45">est </text:span><text:span text:style-name="T45">manifestum. </text:span><text:span text:style-name="T45">Porro </text:span><text:span text:style-name="T45">quum </text:span><text:span text:style-name="T45">inierim tale sim-<text:line-break/>p.ex nullum adsit, fi duo </text:span><text:span text:style-name="T45">habeamus,, </text:span><text:span text:style-name="T45">quorum hoc numeris<text:line-break/>quinque, illud tribus calidius fit, </text:span><text:span text:style-name="T45">ea </text:span><text:span text:style-name="T45">si miscuerimus, medium<text:line-break/>efficiemus, quatuor numeris symrnetron exuperans. Jam<text:line-break/>quaedam simplicia citra alterius mixturam ne in usu qui-<text:line-break/>dem esse possunt, </text:span><text:span text:style-name="T45">velati quum </text:span><text:span text:style-name="T45">emplastrum medicamentum<text:line-break/>apponere cuipiam volumus, quippe simplex nullum ad ta-<text:line-break/>lem usum idoneum est. Ergo neque bitumen neque cera<text:line-break/>neque resina, sicut neque pix neque propolis ac ladanum<text:line-break/>multo minus aerugo et cerussa, vel spuma argenti vel mo-<text:line-break/>lybdaena vel aliud quodpiam metallicum medicamentum,<text:line-break/>simili </text:span><text:span text:style-name="T45">modo </text:span><text:span text:style-name="T45">nec herbae solae emplaston medicamentum ef-<text:line-break/>ficere possunt. Quare primi emplastrorum autores non te-<text:line-break/>mere ex oleo quoque metallica coquere excogitarunt, quae<text:line-break/>liquefieri possint, liquefecere </text:span><text:span text:style-name="T45">ac </text:span><text:span text:style-name="T45">siccas herbas contusas, cri-.<text:line-break/>hratasqne eis adjicere. Rursus in aliis affectibus unum me-<text:line-break/>dicarnentum solum ex iis, quae Tuapte natura proveniunt,<text:line-break/>usurpamus, cui tamen nonnulla adjicimus, aliquando facul-</text:span></text:p>
      <text:p text:style-name="P12"/>
      <text:p text:style-name="P13"><text:span text:style-name="T45">talum ipsius vehementiae </text:span><text:span text:style-name="T45">obtundendae, </text:span><text:span text:style-name="T45">interdum -rnsuavi-<text:line-break/>tatis mitigandae gratia,, quemadmodum Hippocrates in libro<text:line-break/>de victus ratione in morbis </text:span><text:span text:style-name="T7">acutis</text:span><text:span text:style-name="T45"> hisce verbis inquit: si<text:line-break/></text:span><text:span text:style-name="T7">sub transversa septo dolor </text:span><text:span text:style-name="T7">sit, </text:span><text:span text:style-name="T7">ad claviculam vero signum<text:line-break/>non fecerit, emolliendus esi venter vel nigro veratro, Oed<text:line-break/>peplio, veratro quidem daucum vel siescli vel- cuminurn<text:line-break/>vel anisum vel aliud quid odorisarutn rnisuendo, peplio<text:line-break/>autem silphii succum.</text:span><text:span text:style-name="T45"> Hac dictione manifesto Hippocrates<text:line-break/>usum quidem medicamenti purgantis esse ostendit, sed in-<text:line-break/>suavitatem ejus in potu moramque lu ventriculo condi-<text:line-break/>mentum requirere, multa siquidem quae bibuntur medica-<text:line-break/>menta tam sunt assumentibus insuavia, ut stomachum sub-<text:line-break/>vertant vomitumque protinus cieant, quaedam licet paulu-<text:line-break/>lum in ventriculo manere possint, postea tamen evomantur,<text:line-break/>quum pravas eructationes moverint. Quemadmodum </text:span><text:span text:style-name="T7">vero<text:line-break/></text:span><text:span text:style-name="T45">purgantium ceu. condimenta sunt ejusmodi medicamenta,<text:line-break/>quorum Hippoerates. meminit, ita dolorem levantium, quae<text:line-break/>anodyna appellantur, alia vehementiam mitigant, ut quum</text:span></text:p>
      <text:p text:style-name="P12"/>
      <text:p text:style-name="P13"><text:span text:style-name="T45">papaveris fuccum vel hyoscyami semesi prilebenius velmaal<text:line-break/>dragorae radicis corticem. Quare’ et hife m edicam entefuni<text:line-break/>compositionis usus est, maximus autem in morbis, qui con-<text:line-break/>trarias simul faeUltafes desiderant,, vj.ibi gratia repellendi<text:line-break/>et discutiendi vel' detergendi </text:span><text:span text:style-name="T45">ac </text:span><text:span text:style-name="T45">laevigandi vel incrassandi<text:line-break/>simul' 'et attenuandi hiimores ac veluti plurimir usus metsse<text:line-break/>camenta polychfestotata et optima diversas in </text:span><text:span text:style-name="T45">fe </text:span><text:span text:style-name="T45">faculta-<text:line-break/>tes,' ut indicabimus, continent. Verum is quoque medica-<text:line-break/>mentorum compositionis usus est, quum unum aliquod illisi.<text:line-break/>rum</text:span><text:span text:style-name="T7">ad</text:span><text:span text:style-name="T45"> militas venenatas feras vel exitialia medicamenta<text:line-break/>efficax habere volumus, qui usus etiam theriacam, ut alsi-<text:line-break/>eant, aUtidoton compaiavit, item 'mithridatiorr alias quealni-<text:line-break/>tas. Sunt porro et aliae quaedam utilitates minores 'qui-<text:line-break/>dem praedictis, attamen quae crebro nos</text:span><text:span text:style-name="T59">!</text:span><text:span text:style-name="T45"> ad medicamento-<text:line-break/>rum compositionem' descendere cogunt, </text:span><text:span text:style-name="T45">quas </text:span><text:span text:style-name="T45">universas hoc<text:line-break/>lu opere docebimini.. Nunc enim ubi </text:span><text:span text:style-name="T45">primum </text:span><text:span text:style-name="T45">emplastri me-<text:line-break/>licamenti et ad plura utilissimi a me ‘donfecti mentionem<text:line-break/>fecero, jam institutum aggrediar.</text:span></text:p>
      <text:h text:style-name="P5" text:outline-level="2">Cap. lV.</text:h>
      <text:p text:style-name="P9"><text:span text:style-name="T45">/£d?e- </text:span><text:span text:style-name="T7">'Emplastro inedieafuemto sui mhdlci-<text:line-break/></text:span><text:span text:style-name="T45">tebs-.] Qua </text:span><text:span text:style-name="T7">satisme</text:span><text:span text:style-name="T45"> composuerim emplastrum- ex chalcitide,<text:line-break/>quod ’a pahna, quatu phoonica Giuotsi vm5aht, phoenisihsun<text:line-break/>appello, medicamentum glutinandis ulceribus, oicatrice ifo.<text:line-break/>decetidis et phlegmonis curandis accournmllnm, hbi lique-<text:line-break/>factum hurnidi cerati crassitudinem obtinet,''animum exer-<text:line-break/>cere tum permissis empiricis suam ipsorum fateri lusc tiam<text:line-break/>funi relictis quoque llhessali </text:span><text:span text:style-name="T45">lecta </text:span><text:span text:style-name="T45">tolibus-, qui optima me-<text:line-break/>dicamenta </text:span><text:span text:style-name="T7">a</text:span><text:span text:style-name="T45"> </text:span><text:span text:style-name="T45">medicis inventa contrariis constare facultati-<text:line-break/>bus ignorant. Exercete, </text:span><text:span text:style-name="T45">inquam, </text:span><text:span text:style-name="T45">ingenium, </text:span><text:span text:style-name="T45">ut </text:span><text:span text:style-name="T45">eisdem me-<text:line-break/>oum utentes nietbestis' medicamenta possitis conficere ac si-<text:line-break/>tis re </text:span><text:span text:style-name="T45">ipsa </text:span><text:span text:style-name="T45">perfuasi vel ea, quae a majoribus invetna funt,<text:line-break/>omnia ex ratione componi</text:span><text:span text:style-name="T45">, </text:span><text:span text:style-name="T45">nimirum ' quum empiricorum<text:line-break/>inridentia nugatoria sit. Ilicenaa itaque jam est propositi<text:line-break/>'medicamenti compohtionis ratio,, Oleum vetus et adeps<text:line-break/>digerendi vim obtinent, chalcitis et palmae succus repel—<text:line-break/>lendi astringeudique. fecliis igitur medicamentum composui,<text:line-break/>quo jam complures uti-novistis ideo, quod omnibus Iui ge-</text:span></text:p>
      <text:p text:style-name="P12"><text:span text:style-name="T45">neris </text:span><text:span text:style-name="T45">melius </text:span><text:span text:style-name="T45">esse ex, </text:span><text:span text:style-name="T45">ipsis </text:span><text:span text:style-name="T45">operibus, 'comprobatum </text:span><text:span text:style-name="T45">sit.<text:line-break/></text:span><text:span text:style-name="T45">Etenim'ratio compositionem invenit, experientia </text:span><text:span text:style-name="T45">de </text:span><text:span text:style-name="T45">inven-<text:line-break/>torum virtute decernit, ut etiam rationalium methodorum<text:line-break/>imperitis artificiale consecta fidem faciant. Porro cum<text:line-break/>modo dictis medicamentis argenti spumam, miscui, quae ni-<text:line-break/></text:span><text:span text:style-name="T45">hil </text:span><text:span text:style-name="T45">magni adeo momenti afferre potest, neque repellentibus',<text:line-break/></text:span><text:span text:style-name="T45">quod </text:span><text:span text:style-name="T45">influit, neque digerentibus, quod jam partibus<text:line-break/>phlegmone laborantibus infixum est, quippe siccandi vir-<text:line-break/>tutem habet, sed non validam., quare ipsam ceu aptum<text:line-break/>medicamentum in emplastri -compositionem adjunxi, nam<text:line-break/>cum praedictis incoquitur donec substantiam., quae non<text:line-break/>polluat, consequatur. Adipem vero insulsum et juam<text:line-break/>maxime fieri licet .vetustissimum esse convenit, tum oleum<text:line-break/></text:span><text:span text:style-name="T45">vetus </text:span><text:span text:style-name="T45">similiter,</text:span><text:span text:style-name="T45">: </text:span><text:span text:style-name="T45">quod cum suillo adipe propinquam vir-<text:line-break/>tutem habere quodammodo didicistis, licet adeps paulo<text:line-break/>majorem emolliendi calcfaciendique vim obtineat. Didi-<text:line-break/>cistis quoque vetustate ipsa tenuiorum partium fieri et di-<text:line-break/>gerere promptius, eoque phlegmonis, quae maguum dolo-</text:span></text:p>
      <text:p text:style-name="P12"><text:span text:style-name="T45">rem inferunt, magis blanda ac mitia esse ipsa recentia,<text:line-break/>iis vero, quae tales.uon suiit, commodiora' vetusta. Et quo<text:line-break/>phlegmone et diuturnior et contumacior, hoc magis vetera<text:line-break/>prosunt ac sola curare valent; modo praeterea nihil aflli-<text:line-break/>etae parti influat. Quod , si quidquam influat, mixtam esse<text:line-break/>medicamenti quoque virtutem oportet,- cujusmodi habet </text:span><text:span text:style-name="T45">a<text:line-break/></text:span><text:span text:style-name="T45">me compositum medicamentum. Itaque propterea chalciti-<text:line-break/>dem </text:span><text:span text:style-name="T45">et </text:span><text:span text:style-name="T45">palmam digerentibus admiscui, non ignarus paucas<text:line-break/>omnino plrlegmonas diuturnas existere, quibus nihil in-<text:line-break/>fluat, nam ob . humores in eas confluentes diutinae esse<text:line-break/>solent. Dum autem hae incipiunt et accrescunt, astringen-<text:line-break/>tium refrigerantiumque medicamentorum virtutis praepol-<text:line-break/>lere debet, ideoque hoc emplaston medicamentum ad humidi<text:line-break/>cerati spissitudinem liquefactum multis </text:span><text:span text:style-name="T45">admodum </text:span><text:span text:style-name="T45">utile red-<text:line-break/>ditur, interim vino adjecto </text:span><text:span text:style-name="T45">vel </text:span><text:span text:style-name="T45">aceto vel aqua illiquescens,<text:line-break/>nonnunquam ex oleo immaturo vel alio quopium astrin-<text:line-break/>gente, quale est Hispanum et Histricum, vel ex dulci aliquo<text:line-break/>astrictionis experte'vel etiam vetusto. Ego quoque saepe</text:span></text:p>
      <text:p text:style-name="P12"/>
      <text:p text:style-name="P13"><text:span text:style-name="T45">myrteo </text:span><text:span text:style-name="T45">et </text:span><text:span text:style-name="T45">melino, ubi validius astringere res postulabat,<text:line-break/>medicamentum liquescet. Haec igitur compositio medica-<text:line-break/>nrenti tali symmetria consicisur, vetusti adipis, quem 'in-<text:line-break/>stitores axungiam appellant, sint lilu ij, olei veleris lib.' iij<text:line-break/>et argenti fpurnae lib. iij, chalcitidis' § iv. Haec autem<text:line-break/></text:span><text:span text:style-name="T7">ita coquere</text:span><text:span text:style-name="T45"> oportet; adipis membranulae omnes eximuntur,<text:line-break/>reliquum contunditur, ut liquori facile postit, mox ad<text:line-break/>ignem liquefit, deinde per colum destillatur, ut purum fiat,<text:line-break/>nihilque membranae habeat, pondo duo praedicta pendens,<text:line-break/>postea chalritidis laevigatae pondo triens tlutu olei tribus<text:line-break/>libris </text:span><text:span text:style-name="T45">adipi </text:span><text:span text:style-name="T45">miscetur, his </text:span><text:span text:style-name="T45">et </text:span><text:span text:style-name="T45">argenti spumae pondo tria<text:line-break/>adjiciuntur, ac omnia,'tibi simul in mor tario coierint, con-<text:line-break/>jiciuntur in caccabum asi rudicula palmae movemur. Suffi-<text:line-break/>ciet autem tibi ramus unus majusculus, ut solida ligni parte<text:line-break/>movendo utaris 'lu modum fpathae dictae, vocant en'm<text:line-break/>sic id quo confectura- movent, et nos perspicuitatis gratia<text:line-break/>similiter nominabimus. Quod autem solidae rami parti</text:span></text:p>
      <text:p text:style-name="P12"><text:span text:style-name="T45">continuum est, in orbem purgatu- </text:span><text:span text:style-name="T7">a</text:span><text:span text:style-name="T80">c</text:span><text:span text:style-name="T45"> tenellos ramusculos<text:line-break/>utrinque procedentes contusos decide,-' sed cortice prius<text:line-break/>exuto; •iit segmenta injecta medicamentum sncco silo im-<text:line-break/>buatit Tnsttiantqle. Igitur stetisti ali -lini*, fp^ </text:span><text:span text:style-name="T74">n</text:span><text:span text:style-name="T45">t</text:span><text:span text:style-name="T74">endiim<text:line-break/></text:span><text:span text:style-name="T45">estqsed tenuia palmae </text:span><text:span text:style-name="T45">segmenta </text:span><text:span text:style-name="T45">injicere oportet, ubi </text:span><text:span text:style-name="T7">me-<text:line-break/></text:span><text:span text:style-name="T45">dicamentum ceratu similem consistentium habuerit. Nam<text:line-break/>si 0 principio ea immittas, succus injecturum, quem manere<text:line-break/>volumus, t ex decoctione consumetur. Insuper spathae, q</text:span><text:span text:style-name="T74">Ua<text:line-break/></text:span><text:span text:style-name="T45">medicamentum initio movetur, pars lu caccabo intincta, pesse<text:line-break/>quam inaruerit, ut proprium succum non amplius f</text:span><text:span text:style-name="T74">e</text:span><text:span text:style-name="T45">, vvj.<text:line-break/>amputatam rejice, reliqua utere. Hunc rursus, cum inedia<text:line-break/>camemto intincta siccata fuerit, simili mod</text:span><text:span text:style-name="T74">o</text:span><text:span text:style-name="T45"> abs</text:span><text:span text:style-name="T74">eca</text:span><text:span text:style-name="T45">t</text:span><text:span text:style-name="T74">o</text:span><text:span text:style-name="T45">, Con-<text:line-break/>Ttare^ autem vobis arbitror quod palmae rammn </text:span><text:span text:style-name="T74">non<text:line-break/></text:span><text:span text:style-name="T45">inultis diebus </text:span><text:span text:style-name="T7">ansa</text:span><text:span text:style-name="T45"> abscissum arbore esse oportet, quippe<text:line-break/>temporis intervallo arescit et succUm amittit. Pridsc igitur,<text:line-break/>per hiemem auferatur, aestate vel eodem ipfo die, sum<text:line-break/></text:span><text:span text:style-name="T7">cocturus</text:span><text:span text:style-name="T45"> es medicamentum. Ubi </text:span><text:span text:style-name="T74">a</text:span><text:span text:style-name="T45">utr</text:span><text:span text:style-name="T74">m</text:span><text:span text:style-name="T45"> si</text:span><text:span text:style-name="T74">0</text:span><text:span text:style-name="T45"> coctum’stul.</text:span></text:p>
      <text:p text:style-name="P12"><text:span text:style-name="T45">situdinem, nt </text:span><text:span text:style-name="T22">ήοη </text:span><text:span text:style-name="T45">inquinet, acquisierit medicamentum,<text:line-break/>ipso uteris emplastro ad ulcera, quae cicatricem aeg.e du-<text:line-break/>cunt, dysepulota, vocantur, ad crpenta valet oleo lique-<text:line-break/>factum, benefacis phlegrnonis, podagris, articulorum rnor-<text:line-break/>bis, bubonibus, phymatis, ambustis., pernionibus, </text:span><text:span text:style-name="T7">fra-<text:line-break/>cturis</text:span><text:span text:style-name="T45"> ossium, contusionibus, omnibus denique affectibus,<text:line-break/>quos appellant rheumaticos. Jam vero et multi, qui.her-<text:line-break/>nias abfecant, post manus operam statirn ipsum cum irri-<text:line-break/>gationibus et cataplasmatis praeparatum imponunt. Sivero<text:line-break/>chalcilidis unciae fex immittantur, quae est selibra, medi-<text:line-break/>camentum ad magna vulnera glutinanda promptius atque<text:line-break/>ad ea, quae cicatricem aegre ducunt, efficacius fiet. Sunt<text:line-break/>quidem lu hoc etiam alia ejusdem potentiae medicamen-<text:line-break/>ta, ipsi tamen cum oleo liquefacto magis quam aliis omni-<text:line-break/>br.s in rheurnatiris affectionibus fidendum esu Quum igi-<text:line-break/>tur plurima ejusmodi Romae existerent, nullum tam </text:span><text:span text:style-name="T7">ce'<text:line-break/></text:span><text:span text:style-name="T45">lebre probatumque fuit. Conducit, ut dixi, et podagricis et<text:line-break/>articulorum vitio laborantibus quolibet tempore, quum</text:span></text:p>
      <text:p text:style-name="P12"><text:span text:style-name="T45">dolores intensi non funt, qui perfusiones </text:span><text:span text:style-name="T7">et</text:span><text:span text:style-name="T45"> </text:span><text:span text:style-name="T45">cataplasmata<text:line-break/>lenientia postulent. Incipientibus igitur </text:span><text:span text:style-name="T45">atque augescen-<text:line-break/></text:span><text:span text:style-name="T45">tibns etiamnum id genus vitiis, liquefactum medicamentum<text:line-break/>refrigerari sinito idque spathornela deradens pilae injicito,,<text:line-break/>cui vinum-superfundito, quod </text:span><text:span text:style-name="T45">ut </text:span><text:span text:style-name="T45">recipiat, manibus ad pi-<text:line-break/>lam subigito, erit autem vinum austerius aetate quidem<text:line-break/>medium, substantia non crassum, sed quam maxime fieri<text:line-break/>potest, dilucidius, nam hujusmodi, utpote substantiae<text:line-break/>tenuioris, in altum corpus penetrat. Tantisper autem lique-<text:line-break/>facto medicamento ipsum, insundito, manibus conterens,<text:line-break/>dum excipiatur mifceaturque,. nec humidum adnatet, quod<text:line-break/>contrito ac emollito medicamento mixtum non fit. Ad<text:line-break/>haec etiam, si non prius refrigeratum medicamentum dera-<text:line-break/>feris, liquefacto et adhuc calido vinum fupersusunr permi-<text:line-break/>fcere licet. Itaque in phlegmonwn principiis vim repulsoriam<text:line-break/>validiorem esse oportet, lu incrementis vero haec nonnihil<text:line-break/>imminuenda, quae digerit virtus augenda est. Quum autem</text:span></text:p>
      <text:p text:style-name="P12"><text:span text:style-name="T45">in statum proprium seu vigorem phlegmones </text:span><text:span text:style-name="T45">tumor </text:span><text:span text:style-name="T45">per-<text:line-break/>venerit, pares invicem esse potestates convenit repellendi<text:line-break/>,et digererdi, nisi quis vehemens dolor medicamentum<text:line-break/>leniens requirat, Caeterum declinante phlegmone discu-<text:line-break/>tiendi vim augebitis, ut prorsus nihil vini eo tempore mi-<text:line-break/>sceatis. Praeterea dum id liquescit,' ubi astrictoriam qua-<text:line-break/>litatem fatis excellere volumus, Hispanum oleum vel Istri-<text:line-break/>cnm vel quod omphacinnm et omotribes crudum vocatur<text:line-break/>injiciendum est. Ubi aequales utrasque facultates habere cu-<text:line-break/>pias, oleo dulci nec recenti nec vetusto liquandum est. Si<text:line-break/>ut digerat expetis, vetus 'oleum vel cicinum </text:span><text:span text:style-name="T45">commode </text:span><text:span text:style-name="T45">su-<text:line-break/>mitur. Emplastri autem medicamenti in liquescendo hnius-<text:line-break/>modi fiat symmetria. Oleum paulo </text:span><text:span text:style-name="T45">copiosius </text:span><text:span text:style-name="T45">quam medica-<text:line-break/>mentum esto, magisque aestate, videlicet ut libram unam<text:line-break/>abfolvat, medicamenti vero decem unc. injecisse abunde<text:line-break/>suffecerit. Clarum,est autem cuilibet hoc' efficacius </text:span><text:span text:style-name="T45">reddi<text:line-break/></text:span><text:span text:style-name="T45">emplastrum, quo</text:span><text:span text:style-name="T45">- </text:span><text:span text:style-name="T45">plus medicamenti habuerit, tanto autem</text:span></text:p>
      <text:p text:style-name="P12"><text:span text:style-name="T45">magis mitigare ac dolorem tollere, quanto liquidius .suerit<text:line-break/>ex rosaceo liquefactum. At cerati, quod inungi possit, con-<text:line-break/>fistentiam recipit,</text:span><text:span text:style-name="T45">. </text:span><text:span text:style-name="T45">dum medicamenti, libra j. </text:span><text:span text:style-name="T45">in . </text:span><text:span text:style-name="T45">olei sclibra<text:line-break/>liquata fuerit. Tale vero phlegmonmn declinationibus ex<text:line-break/>usu esu llemfedis, rectique intestini tumores phlegmqno-<text:line-break/>das sponte obortos omnibus melius juvat. Ipsum autem<text:line-break/>tunc' liquefactum oportet cum oleo copiosiore, ut per cornu<text:line-break/></text:span><text:span text:style-name="T7">recti</text:span><text:span text:style-name="T45"> foraminis, cui vesica sinis alligata alt, immittatur, velut<text:line-break/>in.ejusmodi usurpare consuevimus. Ad haec frequenter<text:line-break/>ipsum in his ex rosaceo liquefecimus, caccabo vasi , ini quo<text:line-break/>liquescit, prius subjectu, qni calidam contineat, prunis vero<text:line-break/>ardentibus incumbat aut flammae fumo carenti, .lam vero<text:line-break/>pro superioris symmetriae modo liquatum, ut liquidi cerasii<text:line-break/>spissitudinem habeat et pudendi e.t podicis ulcera per sanat,<text:line-break/>imo et </text:span><text:span text:style-name="T45">alia </text:span><text:span text:style-name="T45">omnia usque </text:span><text:span text:style-name="T7">ad</text:span><text:span text:style-name="T45"> ulceratos perniones et ain-<text:line-break/>bTtsta. Etenim universa statirn inflammatione liberat, pura-<text:line-break/>que reddit et sulidaj implet carne, pransertim ubi pluo</text:span></text:p>
      <text:p text:style-name="P12"><text:span text:style-name="T45">chalcitidis adjectum suerit. </text:span><text:span text:style-name="T45">Insuper </text:span><text:span text:style-name="T45">nemo ignorat, vinum<text:line-break/>quoque </text:span><text:span text:style-name="T45">medicamento id effecturo admiscendum esse. </text:span><text:span text:style-name="T45">Quod<text:line-break/>si </text:span><text:span text:style-name="T45">acetum acceperit, </text:span><text:span text:style-name="T45">ambustis optime ferit et 'statirn et<text:line-break/>postea </text:span><text:span text:style-name="T45">quolibet </text:span><text:span text:style-name="T45">tempore impositum, sive illa </text:span><text:span text:style-name="T45">jam </text:span><text:span text:style-name="T45">pustu-<text:line-break/>las sive non habeant. Constat autem, si quis </text:span><text:span text:style-name="T45">in </text:span><text:span text:style-name="T45">aqua<text:line-break/>ferventi ustus fuerit, hunc etiam affectum, pyricauto</text:span><text:span text:style-name="T45">n,<text:line-break/></text:span><text:span text:style-name="T45">ambustum igne nominari. ' Porro </text:span><text:span text:style-name="T45">si </text:span><text:span text:style-name="T45">medicamentum an-<text:line-break/>te imposueris qttam phlegmone sit orta, </text:span><text:span text:style-name="T45">nihil </text:span><text:span text:style-name="T45">adeo ipsius<text:line-break/>generationem impedit prolubetque. Quapropter, </text:span><text:span text:style-name="T45">ut </text:span><text:span text:style-name="T45">dictum<text:line-break/>est, nonnulli qui hernias secant, statirn eo utuntur, ne-<text:line-break/>que prius vulnere madefacto. Ad haec contusionibus, </text:span><text:span text:style-name="T7">fra-<text:line-break/>cturis</text:span><text:span text:style-name="T45"> </text:span><text:span text:style-name="T45">et </text:span><text:span text:style-name="T45">qualibuscunque plagis, si liquidum imponitur,<text:line-break/>accommodatissimum est </text:span><text:span text:style-name="T45">remedium. </text:span><text:span text:style-name="T45">Ligamentis autem </text:span><text:span text:style-name="T45">cir-<text:line-break/></text:span><text:span text:style-name="T45">cundatum, fasciarum instar, quibus rupturae </text:span><text:span text:style-name="T45">aleligantur,<text:line-break/></text:span><text:span text:style-name="T45">catagmaticas vocant, oedemata omnia et. inflationes </text:span><text:span text:style-name="T45">rniri-<text:line-break/></text:span><text:span text:style-name="T45">fice juvat Quum malo succo corpus abundat vel </text:span><text:span text:style-name="T45">admodum<text:line-break/></text:span><text:span text:style-name="T45">sentiens est, quamprimum contusis et percussis partibus<text:line-break/>illud impones</text:span><text:span text:style-name="T45">, </text:span><text:span text:style-name="T45">hyoscyamus recens adjicietur, qui si </text:span><text:span text:style-name="T45">non<text:line-break/></text:span><text:span text:style-name="T45">est recens propter anni tempus aut locum, nihilo </text:span><text:span text:style-name="T45">magis</text:span></text:p>
      <text:p text:style-name="P12"><text:span text:style-name="T45">ipsum desiderabis,. si </text:span><text:span text:style-name="T45">adjungas </text:span><text:span text:style-name="T45">eum, qui per aestatem fe-<text:line-break/>pofitus est,'qualis </text:span><text:span text:style-name="T45">etiam </text:span><text:span text:style-name="T45">singulis annis ex Creta nobis<text:line-break/>Romam apportatur. </text:span><text:span text:style-name="T45">Hoc </text:span><text:span text:style-name="T45">magis adhuc dolori sedando op-<text:line-break/>portunum, id est anodynon medicamentum, succus man-<text:line-break/>dragorae mixtus efficiet. Non autem vos latet et hunc a<text:line-break/>Creta </text:span><text:span text:style-name="T45">. </text:span><text:span text:style-name="T45">optimum fictilibus poculis afferri, cujus unciam<text:line-break/>j. librae olei emplastri liquefacti miscere sufficit, atque<text:line-break/>interdum amplius, interdum minus impones, prout dispo-<text:line-break/>sitio postulat, </text:span><text:span text:style-name="T45">t </text:span><text:span text:style-name="T45">Conducit autem in ejusmodi corporibus<text:line-break/>et medicamentum ex </text:span><text:span text:style-name="T45">rosaceo </text:span><text:span text:style-name="T45">liquefactum esse. Caeterum<text:line-break/>ex casu contusis partibus vel ligno </text:span><text:span text:style-name="T45">ac </text:span><text:span text:style-name="T45">lapide percussis,<text:line-break/>etsi ecchymosis quaedam contigerit, protinus ah initio<text:line-break/>medicamentum liquatum imponi oportet, vino ut docui<text:line-break/>mixto. Quod vinum die tertio aut certe quarto,' </text:span><text:span text:style-name="T7">si pars<text:line-break/></text:span><text:span text:style-name="T45">inflammatione careat, anserri oportet, oleo autem veteri<text:line-break/>emplastrum liquare; nam si plus astringantur ecchymo-<text:line-break/>mata, vix queant per halitum digeri.' Hoc medicameulo<text:line-break/>etiam utor adversius erysipelata, praesiertim phlegmonode,</text:span></text:p>
      <text:p text:style-name="P12"><text:span text:style-name="T45">et adhuc longe magis ad phlegmonas erysipelatodeis. Prlu-<text:line-break/>cipio igitur impono ipsum liquatum ex rosaceo, quod oleo<text:line-break/>omotribe, </text:span><text:span text:style-name="T7">crudo,</text:span><text:span text:style-name="T45"> et salis experte constet, </text:span><text:span text:style-name="T45">tale </text:span><text:span text:style-name="T45">enim </text:span><text:span text:style-name="T45">ery-<text:line-break/></text:span><text:span text:style-name="T45">sipelatis est accommodatissimum. Ita , jam liquefacto </text:span><text:span text:style-name="T45">solani<text:line-break/></text:span><text:span text:style-name="T45">succus in mortario, misceatur, qui totus per totum </text:span><text:span text:style-name="T45">ac-<text:line-break/></text:span><text:span text:style-name="T45">curate subigatur excipiaturque; qui si non adest, psyllii;<text:line-break/>si aestas suerit, etiam omphacis, id est uvae acerbae </text:span><text:span text:style-name="T45">cum<text:line-break/></text:span><text:span text:style-name="T45">portulacae vel sempervivi succo. Etenim uvae acerbae </text:span><text:span text:style-name="T45">li-<text:line-break/></text:span><text:span text:style-name="T45">quor per se plus quam oportet' astringit, . tanta autem<text:line-break/>astrictio erysipelata laedit, ut quae calorem ipsorum </text:span><text:span text:style-name="T45">cutem<text:line-break/></text:span><text:span text:style-name="T45">densando includat. Rursus. portulacae succus </text:span><text:span text:style-name="T45">neque is<text:line-break/></text:span><text:span text:style-name="T45">solus prae lentore potest exprimi. Optimum igitur </text:span><text:span text:style-name="T45">est, qui<text:line-break/></text:span><text:span text:style-name="T45">ex uva acerba prius tusa exprimitur, portulacae </text:span><text:span text:style-name="T45">in pila<text:line-break/></text:span><text:span text:style-name="T45">committere et sic iterum contundere, deinde ubi ex </text:span><text:span text:style-name="T45">am-<text:line-break/></text:span><text:span text:style-name="T45">bobus mixtum exactu unitum fuerit, liquorem </text:span><text:span text:style-name="T45">elicere.<text:line-break/></text:span><text:span text:style-name="T45">Simili modo etiam sempervivi succum exprimes, nam </text:span><text:span text:style-name="T45">suor-<text:line-break/></text:span><text:span text:style-name="T45">sum neque, ex hoc, quemadmodum neque ex </text:span><text:span text:style-name="T45">cotyledone,<text:line-break/></text:span><text:span text:style-name="T45">fuccum copiosum exprimere quisquam </text:span><text:span text:style-name="T45">potest. At mandra-</text:span></text:p>
      <text:p text:style-name="P12"><text:span text:style-name="T45">gorae </text:span><text:span text:style-name="T45">pomorum maturitate algentium </text:span><text:span text:style-name="T45">succus </text:span><text:span text:style-name="T45">recens ad-<text:line-break/></text:span><text:span text:style-name="T45">jectus </text:span><text:span text:style-name="T45">magis, </text:span><text:span text:style-name="T45">aptum </text:span><text:span text:style-name="T45">medicamentum essiclet, quem </text:span><text:span text:style-name="T45">si tempus'<text:line-break/></text:span><text:span text:style-name="T45">uou </text:span><text:span text:style-name="T45">admittat, illius quae </text:span><text:span text:style-name="T45">a Creta </text:span><text:span text:style-name="T45">vel alio quopiam loco<text:line-break/>advehatur, miscere uoq; dubitabis. .Quin et hyoscyami<text:line-break/>succum' miscere ei. consuevimus, interdum meconiurn., ita<text:line-break/></text:span><text:span text:style-name="T45">autem </text:span><text:span text:style-name="T45">nominatur papaveris succus. Satius autem est una<text:line-break/></text:span><text:span text:style-name="T45">cum </text:span><text:span text:style-name="T45">hoc </text:span><text:span text:style-name="T45">ei </text:span><text:span text:style-name="T45">glaucii quippiam superludere. At his multo<text:line-break/>imbecillior ,- sed acquisitu facilis , lactucae</text:span><text:span text:style-name="T45">. </text:span><text:span text:style-name="T45">succus est, tum<text:line-break/></text:span><text:span text:style-name="T45">agrestis, </text:span><text:span text:style-name="T45">tum hortensis, quam universi Graeci hujus tem-<text:line-break/></text:span><text:span text:style-name="T45">pestatis </text:span><text:span text:style-name="T45">non; thridacinem, sed tbridaea nominant, agrestem<text:line-break/></text:span><text:span text:style-name="T45">sclam </text:span><text:span text:style-name="T45">thridacinen appellantes. His rursus scieos, polygoni,<text:line-break/></text:span><text:span text:style-name="T45">trifolii </text:span><text:span text:style-name="T45">et auriculae muris, succi minus ad refrigerandum<text:line-break/></text:span><text:span text:style-name="T45">efficaces sunt, </text:span><text:span text:style-name="T45">quanquam et </text:span><text:span text:style-name="T45">ipsi </text:span><text:span text:style-name="T45">refrigerant, sed his </text:span><text:span text:style-name="T45">eviden-<text:line-break/>tius </text:span><text:span text:style-name="T45">lenticula palustribus loris proveniens. Horum omnium<text:line-break/></text:span><text:span text:style-name="T45">penuria </text:span><text:span text:style-name="T45">miscebis acetum et aquam. Porro medicamenta<text:line-break/></text:span><text:span text:style-name="T45">haee universa </text:span><text:span text:style-name="T45">ascititlas qualitates frigidas </text:span><text:span text:style-name="T45">habeant, vasis<text:line-break/>videlicet aquae admodum </text:span><text:span text:style-name="T45">frigidae aut nivi insistentibus.<text:line-break/></text:span><text:span text:style-name="T45">Atqui -ipsum quoque </text:span><text:span text:style-name="T45">phoenicinum, medicamentum simili</text:span></text:p>
      <text:p text:style-name="P11"><text:span text:style-name="T45">m</text:span><text:span text:style-name="T102">o</text:span><text:span text:style-name="T45">do refrigeratum - erysipelatis admoveatur</text:span><text:span text:style-name="T45">, </text:span><text:span text:style-name="T45">donec vehe-<text:line-break/></text:span><text:span text:style-name="T7">mens</text:span><text:span text:style-name="T45"> 'ipsorum ardor - sublidat. Liquet autem, subinde ea,<text:line-break/>quae adventitia qualitate frigida erynpeIatosis affectibus<text:line-break/>succurrunt, immutanda esse, maxime'ubi exactum erysi-<text:line-break/>pelas citra phlegmonem fuerit.' Posteaquam vero vehemens<text:line-break/>ille ardor quieverit aut.-</text:span><text:span text:style-name="T45">nec </text:span><text:span text:style-name="T45">perfectum plane ' erysipelas<text:line-break/>asilixerit; sed vel erysipelatodes phlegmone vel phIegrnc-<text:line-break/>•nodes</text:span><text:span text:style-name="T59">?</text:span><text:span text:style-name="T45">erysipelas, non adnuc externum frigus admoliemur,<text:line-break/>verum a succis etiam impense frigidis- abstinebimus, eos<text:line-break/>medicamento liquefacio miscentes; qui mediocriter refri-<text:line-break/>gerant. Atque-ab-his jam et lini seminis et chamaemeli<text:line-break/>succum misceamus/rpscque solo postea medicamento </text:span><text:span text:style-name="T45">li—<text:line-break/></text:span><text:span text:style-name="T45">quato uternur, nihil aliud praeterea immittentes. 'At </text:span><text:span text:style-name="T45">si<text:line-break/></text:span><text:span text:style-name="T45">quando lividum- ex frigefa cientium ni erysipelas evaserit,<text:line-break/>tale non amplius erysipelas appellas um est, sed tunc ab-<text:line-break/>stinere non- </text:span><text:span text:style-name="T45">a </text:span><text:span text:style-name="T45">vini'mixtura modo, sed rosacei quoque et<text:line-break/>astringentium oleorum oportet,</text:span><text:span text:style-name="T45">. </text:span><text:span text:style-name="T45">nam solum pho.enicinum</text:span></text:p>
      <text:p text:style-name="P12"><text:span text:style-name="T45">veteri oleo liquefactum; </text:span><text:span text:style-name="T45">quod </text:span><text:span text:style-name="T45">livorem </text:span><text:span text:style-name="T45">contraxit, </text:span><text:span text:style-name="T45">per ha-<text:line-break/>litum- discutere, potest, et </text:span><text:span text:style-name="T45">tunc affectae partes </text:span><text:span text:style-name="T45">aqua caiiij<text:line-break/></text:span><text:span text:style-name="T45">da </text:span><text:span text:style-name="T45">foventur </text:span><text:span text:style-name="T45">et </text:span><text:span text:style-name="T45">scarificantur. Vobis si suent visum hoc<text:line-break/>interdum facere, protinus phoenicim liquefacti humidum<text:line-break/>medicamentum, cui vinum adjectum sit, imponere conve-<text:line-break/></text:span><text:span text:style-name="T45">nit, </text:span><text:span text:style-name="T45">altero die vinum auferendum,» Quqd si jam plus un-<text:line-break/>pendio erysipelas refrigeratum </text:span><text:span text:style-name="T45">ab </text:span><text:span text:style-name="T45">immodice refrigerantis<text:line-break/>bus medicis acceperimus, </text:span><text:span text:style-name="T45">ut </text:span><text:span text:style-name="T45">jam quoque nigricet, perfufio-<text:line-break/>ne et scarificatione n agis utemur, atque citra </text:span><text:span text:style-name="T45">haec </text:span><text:span text:style-name="T45">calcis<text:line-break/>vivae quippiam liquido medicamento immittemus; </text:span><text:span text:style-name="T45">si </text:span><text:span text:style-name="T45">vero,<text:line-break/>laborantes teneri sunt, lotam iptam usurpabimus. Tnnc<text:line-break/>prodest etiam succus coriandri medicamento inditus, qni<text:line-break/>sane </text:span><text:span text:style-name="T45">et </text:span><text:span text:style-name="T45">eum cerato rosaceo juvat non mediocriter. Ad<text:line-break/>haec,</text:span><text:span text:style-name="T45">sane, </text:span><text:span text:style-name="T45">similesqne affectus alia pleraque medicamenta<text:line-break/>scquerti scrrn.one dicentur, quaedam pari orrtule cnm plioe-<text:line-break/>nicino, nonnulla, etiam essicaclore praedita. Adversus au-<text:line-break/></text:span><text:span text:style-name="T45">tem </text:span><text:span text:style-name="T45">rheumaticos affectus omnium optimum liuo medi-<text:line-break/>camentum </text:span><text:span text:style-name="T45">est, </text:span><text:span text:style-name="T45">ac spe majora frequenter praestitit. Quum</text:span></text:p>
      <text:p text:style-name="P12"><text:span text:style-name="T45">itaque femur aliqnanao prope inguen, </text:span><text:span text:style-name="T45">cruda </text:span><text:span text:style-name="T45">phlegmone<text:line-break/>totum id affligente, suppurasset, crus ita nobis figuraba-<text:line-break/>tur, ut sanies ad </text:span><text:span text:style-name="T45">inguen- </text:span><text:span text:style-name="T45">conflueret. Facto autem </text:span><text:span text:style-name="T45">ulcere,<text:line-break/></text:span><text:span text:style-name="T45">dum hoc longiore intervallo contingeret,- fluxio quae </text:span><text:span text:style-name="T45">lu<text:line-break/></text:span><text:span text:style-name="T45">femur decubuerat, evacuata est, sed fistulosa </text:span><text:span text:style-name="T45">quaedam<text:line-break/></text:span><text:span text:style-name="T45">affectio </text:span><text:span text:style-name="T45">sub </text:span><text:span text:style-name="T45">femoris totius </text:span><text:span text:style-name="T45">cule </text:span><text:span text:style-name="T45">orta est, </text:span><text:span text:style-name="T45">ut </text:span><text:span text:style-name="T45">ipsam juxta<text:line-break/>patellam scu epigonatidem</text:span><text:span text:style-name="T45">' </text:span><text:span text:style-name="T45">divniere cogitaremus, </text:span><text:span text:style-name="T45">quo<text:line-break/></text:span><text:span text:style-name="T45">saniei utrinque liber esset exitus, medicamentis autem</text:span><text:span text:style-name="T45">‘li-<text:line-break/></text:span><text:span text:style-name="T45">quidis inditis largius pertranfeundi </text:span><text:span text:style-name="T7">via promptior.</text:span><text:span text:style-name="T45"> Ubi </text:span><text:span text:style-name="T45">an-<text:line-break/></text:span><text:span text:style-name="T45">tem femur folxissem postero </text:span><text:span text:style-name="T45">die, </text:span><text:span text:style-name="T45">quo incidere ipsum </text:span><text:span text:style-name="T7">de-<text:line-break/></text:span><text:span text:style-name="T7">creveram, inventa sunt omnia</text:span><text:span text:style-name="T45"> </text:span><text:span text:style-name="T45">collapsa, </text:span><text:span text:style-name="T45">arida </text:span><text:span text:style-name="T45">madorisque<text:line-break/></text:span><text:span text:style-name="T45">expertia. Nemo ignur non novit- quod rationi </text:span><text:span text:style-name="T45">consenta-<text:line-break/></text:span><text:span text:style-name="T45">neum erat et postero die et sequentibus similiter uti </text:span><text:span text:style-name="T45">me-<text:line-break/></text:span><text:span text:style-name="T45">dicaineuto, quandoquidem particula</text:span><text:span text:style-name="T45">, </text:span><text:span text:style-name="T45">quotidie coloratior </text:span><text:span text:style-name="T45">ac<text:line-break/></text:span><text:span text:style-name="T45">omnino sanior quam esset </text:span><text:span text:style-name="T45">reddebatur. </text:span><text:span text:style-name="T45">Curato itaque </text:span><text:span text:style-name="T45">hoc<text:line-break/></text:span><text:span text:style-name="T45">modo adolescente postea </text:span><text:span text:style-name="T45">mullas </text:span><text:span text:style-name="T45">rheumaticas affectiones<text:line-break/>hoc </text:span><text:span text:style-name="T45">medicamento </text:span><text:span text:style-name="T45">sanavi, quae quidem osculum </text:span><text:span text:style-name="T45">simplex</text:span></text:p>
      <text:p text:style-name="P12"><text:span text:style-name="T45">uaberent, sed </text:span><text:span text:style-name="T45">ut glutinari </text:span><text:span text:style-name="T45">non posset et fistulosum intus<text:line-break/></text:span><text:span text:style-name="T45">esset.' Non est autem ab 'ipsius medicamenti usu desisten-<text:line-break/>dum, etiam si multis </text:span><text:span text:style-name="T45">diebus </text:span><text:span text:style-name="T45">evidens nullum praesidium<text:line-break/>afferre </text:span><text:span text:style-name="T45">videatur</text:span><text:span text:style-name="T45">, ut quod postea uno interim die simul<text:line-break/>universam utilitatem maximam ostendat. Quare bono,<text:line-break/>aniino hoc semper in rheumaticis ’ affectionibus- utamini,<text:line-break/>lu tenerae quidem carnis homine vel puero aliquo vel<text:line-break/>muliere post praedictam'symmetriam quatuor uncias chat—<text:line-break/>nitidis immittentes, in valido ac- duro corpore ex pro-<text:line-break/>portione vel unciam unam yel duas apponentes,nt quin.-<text:line-break/>que 'vel </text:span><text:span text:style-name="T45">sex </text:span><text:span text:style-name="T45">chalcitidis unciae sint, tres librae utriusque,<text:line-break/>nempe olei veteris et argenti spumae, duae, vetusti adipis,<text:line-break/>quem institores axungiam appellare; diximus. Diluatur<text:line-break/>autem • iri rheumatum vitiis oleo dulci nec novo nec ve—,<text:line-break/>teri, assumatque vinum </text:span><text:span text:style-name="T45">austerum </text:span><text:span text:style-name="T45">aetatis mediae. Hoc me-<text:line-break/>dicamentum coaiguit Thessali nugacitatem, efsicacissimum<text:line-break/>auxilium* - ex contrariis potentiis compositum ostendens,<text:line-break/>quarum si alteram adimas, nihil sariet praedictorum.</text:span></text:p>
      <text:p text:style-name="P12"><text:span text:style-name="T45">Nam nequs, es astringentibus folum </text:span><text:span text:style-name="T45">sine </text:span><text:span text:style-name="T45">laxantibus ad.<text:line-break/>rheumaticos.: affectus </text:span><text:span text:style-name="T45">praedarum </text:span><text:span text:style-name="T45">quidquam </text:span><text:span text:style-name="T45">perficiet,- </text:span><text:span text:style-name="T45">veI<text:line-break/></text:span><text:span text:style-name="T45">certe </text:span><text:span text:style-name="T45">ad </text:span><text:span text:style-name="T45">phlegmonae </text:span><text:span text:style-name="T45">incipientes </text:span><text:span text:style-name="T45">et augescentes; </text:span><text:span text:style-name="T45">neque enim<text:line-break/>leniendi vim obtinebit, </text:span><text:span text:style-name="T45">neque ex Polis </text:span><text:span text:style-name="T45">relaxantibus dis--<text:line-break/>cussorium, sine, astrictione consectum, quae indurata lia-<text:line-break/>bent emollire,- Porro </text:span><text:span text:style-name="T45">laxabit perfecte </text:span><text:span text:style-name="T45">et mediocriter emole<text:line-break/>liet; si non admodum </text:span><text:span text:style-name="T45">-vetus </text:span><text:span text:style-name="T45">oleum et'adipem receperit.<text:line-break/>Qnod ita Mnascus medicamentum condidit, aequalia invi-,<text:line-break/></text:span><text:span text:style-name="T45">:ern </text:span><text:span text:style-name="T45">continet tum oleum tum argenti spumam tum adi-<text:line-break/>pem, sed maxime phlegmonis incipientibus lucrescenti-<text:line-break/>busque est contrarium. Habet et nostrum videlicet hoc,<text:line-break/>medicamentum eadem omnia, qu.ae Mnasci, et argenti spu</text:span><text:span text:style-name="T22">-ι.<text:line-break/></text:span><text:span text:style-name="T45">nam et adipem et oleum, verum si nihil ex iis, quae<text:line-break/>astringunt, acceperit, "partes effeminat et robur earum<text:line-break/>dissolvit, ob quod etiam flexioni fiunt obnoxiae. Didi-<text:line-break/>cistis enim non siemper ob alorem immodicum, ut qui-<text:line-break/>dam arbitrantur, corporis partes fluxionibus laborare,</text:span></text:p>
      <text:p text:style-name="P12"><text:span text:style-name="T45">sed </text:span><text:span text:style-name="T45">hoc quidem ipsis ruro accidere, ab imbecillitate </text:span><text:span text:style-name="T45">vero<text:line-break/>illarum </text:span><text:span text:style-name="T45">id genus </text:span><text:span text:style-name="T45">vitii </text:span><text:span text:style-name="T45">progigni, </text:span><text:span text:style-name="T45">quae </text:span><text:span text:style-name="T45">ut </text:span><text:span text:style-name="T45">plurimum ex<text:line-break/>intemperie frigida proficiscitur. Itaque si humectef eas<text:line-break/>quispiam - </text:span><text:span text:style-name="T45">caIefacia </text:span><text:span text:style-name="T45">que medicamentis laxantibus,- dissolutae<text:line-break/>prorsus et infirmae </text:span><text:span text:style-name="T45">fiunt. </text:span><text:span text:style-name="T45">Rursus si tumores in rheuma-<text:line-break/>ticis affectionibus </text:span><text:span text:style-name="T45">fortiter </text:span><text:span text:style-name="T45">astringat, initio, quidem profi-<text:line-break/></text:span><text:span text:style-name="T45">cere </text:span><text:span text:style-name="T45">videbitur, caeterum quod </text:span><text:span text:style-name="T45">restat, </text:span><text:span text:style-name="T45">contumax et scir-<text:line-break/>rhofum faciet; nam magna ex'parte tales affectus ne qni-<text:line-break/>dern ferunt nimis astringentium impositionem, nt qui illis<text:line-break/>et dolore et tensione molestentur. Atqui omnis dolor in-<text:line-break/></text:span><text:span text:style-name="T7">flammata</text:span><text:span text:style-name="T45"> exacuit irritatque et fluxionibus-occasionem prae-<text:line-break/>bet, quamvis rheumatica intemperie aeger non afficiatur.<text:line-break/>Sed miri, nihil est, Thessalum medicae artis operum in-<text:line-break/>expertum., et qui allectiones ratione' invenire nequeat,;.-<text:line-break/>omnem phlegmonarum curationem ignorare. Vobis autem,<text:line-break/>qui crebro tum plioenicini hujus tum aliorum medica- -<text:line-break/>mentorum, quae contrariis constant virtutibus, eviden-<text:line-break/>tissima in multis morbis. auxilia videritis, conandum est</text:span></text:p>
      <text:p text:style-name="P102"><text:span text:style-name="T45">ipsis quoque, </text:span><text:span text:style-name="T45">ubi </text:span><text:span text:style-name="T45">jam composita </text:span><text:span text:style-name="T45">interdum </text:span><text:span text:style-name="T45">desiderantur,<text:line-break/>eadem methodo ex </text:span><text:span text:style-name="T45">illis quaecnnque regio </text:span><text:span text:style-name="T45">praebet, confi-<text:line-break/>cere, quum phlegmonem suspicamini </text:span><text:span text:style-name="T45">suturam </text:span><text:span text:style-name="T45">vel ince-<text:line-break/>pisse modo, quae </text:span><text:span text:style-name="T45">magis astringunt, </text:span><text:span text:style-name="T45">in augmento ipso,<text:line-break/>quae minus, </text:span><text:span text:style-name="T45">.lu statu </text:span><text:span text:style-name="T45">et </text:span><text:span text:style-name="T45">declinatione, </text:span><text:span text:style-name="T45">quae• </text:span><text:span text:style-name="T45">magis </text:span><text:span text:style-name="T45">re-<text:line-break/>laxant et digerunt. </text:span><text:span text:style-name="T45">Semper tamen </text:span><text:span text:style-name="T45">utraque misceatur et<text:line-break/>repestendi et discutiendi facultas, nisi quando fluxio pror-<text:line-break/>sus constiterit et corpus vacuum fuerit, tunc ad digeren-<text:line-break/>tem, sicut iu primis incursibus _ ad repulsoriam virtutem,<text:line-break/>tuta est accessio. —<text:tab/>*,*</text:span></text:p>
      <text:h text:style-name="P4" text:outline-level="2">Cap. V.</text:h>
      <text:p text:style-name="P9"><text:span text:style-name="T45">[2&gt;e </text:span><text:span text:style-name="T7">emplastris, quae ex lithargyro pa-<text:line-break/>rantur]</text:span><text:span text:style-name="T45"> Quoniam in. emplastri mei pboenicini consectura<text:line-break/>.adipem- vetustum et oleum digerendi potestatem habere<text:line-break/>dixi, chalcitidem vero et palmam </text:span><text:span text:style-name="T45">cogendi </text:span><text:span text:style-name="T45">repellendique,<text:line-break/>haec autem medicamentum emplastrum sine argenti spuma<text:line-break/>procreare non possunt, ob id 'visum mihi.est, de ipsius<text:line-break/>spumae argenti usu - deinceps verba facere, siquidem phoe-</text:span></text:p>
      <text:p text:style-name="P12"/>
      <text:p text:style-name="P13"><text:span text:style-name="T45">niclui viribus </text:span><text:span text:style-name="T45">nec </text:span><text:span text:style-name="T45">eam obesse </text:span><text:span text:style-name="T45">qnicqnam n</text:span><text:span text:style-name="T74">ec</text:span><text:span text:style-name="T45"> </text:span><text:span text:style-name="T45">conducere,<text:line-break/>sied materiae </text:span><text:span text:style-name="T45">ad </text:span><text:span text:style-name="T45">emplastri medicamenti </text:span><text:span text:style-name="T45">compositionem </text:span><text:span text:style-name="T45">tan-<text:line-break/>tum </text:span><text:span text:style-name="T45">idoneae </text:span><text:span text:style-name="T45">rationem obtinere putandum esu Non </text:span><text:span text:style-name="T74">a</text:span><text:span text:style-name="T45">li^<text:line-break/>turdum itaque mihi apparet, si do ej</text:span><text:span text:style-name="T74">US</text:span><text:span text:style-name="T45">,</text:span><text:span text:style-name="T74">nodi</text:span><text:span text:style-name="T45"> medicamenti<text:line-break/>•exempli gratia de lithergyro, disputationem instituero.<text:line-break/>Sunt non pauca,, quae polestalem </text:span><text:span text:style-name="T74">a</text:span><text:span text:style-name="T45">ur </text:span><text:span text:style-name="T74">n</text:span><text:span text:style-name="T45">uu</text:span><text:span text:style-name="T74">am ant<text:line-break/></text:span><text:span text:style-name="T45">guam admodum medicamento, quod praeparatur, limut<text:line-break/>afferunt, commoditatem vero materiae praebent, ut vel<text:line-break/>emplastri vel cerati speciem referat. Neque </text:span><text:span text:style-name="T74">enim J;</text:span><text:span text:style-name="T45">_<text:line-break/>thargy.us manifesto calida esc, sicut nec frigida nec hdri-<text:line-break/>da, sed </text:span><text:span text:style-name="T45">exiguam </text:span><text:span text:style-name="T45">siccandi habet virtutem in primo </text:span><text:span text:style-name="T74">abs</text:span><text:span text:style-name="T45">_<text:line-break/>cessu ab iis, quae adamussim media sunt luter lunuida et<text:line-break/>sicca. Non tamen </text:span><text:span text:style-name="T7">vis ejus ‘est obstruerem sicut </text:span><text:span text:style-name="T80">nec ape</text:span><text:span text:style-name="T7">_</text:span></text:p>
      <text:p text:style-name="P16"><text:span text:style-name="T45">s, </text:span><text:span text:style-name="T45">item </text:span><text:span text:style-name="T45">nec </text:span><text:span text:style-name="T45">abstergere, quemadmodum neo inquinare<text:line-break/>evidenter.; </text:span><text:span text:style-name="T45">sed </text:span><text:span text:style-name="T45">paulum </text:span><text:span text:style-name="T74">a</text:span><text:span text:style-name="T45"> .</text:span><text:span text:style-name="T74">mediis ad crai</text:span><text:span text:style-name="T45">p</text:span><text:span text:style-name="T74">lus quodamfflotI(&gt;<text:line-break/></text:span><text:span text:style-name="T45">recessit. Verum </text:span><text:span text:style-name="T7">hoc</text:span><text:span text:style-name="T45"> quoque </text:span><text:span text:style-name="T74">ex</text:span><text:span text:style-name="T45"> diuturna coctione </text:span><text:span text:style-name="T74">depo</text:span><text:span text:style-name="T45">_<text:line-break/>nit, fusa per ignis potentiam et alterala. Porro ssisc </text:span><text:span text:style-name="T74">per<text:line-break/></text:span><text:span text:style-name="T45">su cruda farnorum attritus </text:span><text:span text:style-name="T74">ex ilinere</text:span><text:span text:style-name="T45"> j</text:span><text:span text:style-name="T74">UTat&gt;</text:span></text:p>
      <text:p text:style-name="P12"/>
      <text:p text:style-name="P13"><text:span text:style-name="T45">parum exiccare cognoscitur. At neque. aerem vel dm-<text:line-break/>cem, neque acidam vel amaram vel austeram vel acernam<text:line-break/>vel omnino astringentem facultatem ipsum habere gustus<text:line-break/>abunde testis esu Quemadmodum etiam ulcera nec ab<text:line-break/>ea defodi nec calefieri ncc refrigerari nec purgari nec<text:line-break/>carne impleri nec, quum caro supercreverit, tolli percipi-<text:line-break/>mus. Licet itaque nobis in varlum usum administrare ar-<text:line-break/>genti spumam, inierim' ex oleo et aqua coxionem ejus<text:line-break/>estusque emplastri spissitudinem molientibus interdum ex<text:line-break/>oleo et aceto, aliquando ex oleo et vino. Porro rn qur-<text:line-break/>buscunque istorum coquatur, melius id medicamenti red-<text:line-break/>ditur, quod magis coctum fuerit, quod liquidorum, quae<text:line-break/>miscentur, copia continget Est enim lex iis medicamentis,<text:line-break/>quae liquefieri possunt, etiam spuma argenti, dum. tota<text:line-break/>sunditur, sicut.resina et cera, sed non statirn ubi igrem<text:line-break/>contigerit, </text:span><text:span text:style-name="T45">: </text:span><text:span text:style-name="T45">unde multis imponit, qui nuilo. modo ipsam<text:line-break/>fundi existimanti Igitur si cum oxelaeo coquatur, liquescit<text:line-break/>citius, perinde ac cum aeriigine, quae et ipsa fundi na-</text:span></text:p>
      <text:p text:style-name="P12"/>
      <text:p text:style-name="P13"><text:span text:style-name="T45">tura solet, uti chalcitis quoque et misy. Ipsiorum </text:span><text:span text:style-name="T45">itaque<text:line-break/>selerrime </text:span><text:span text:style-name="T45">esialcitis </text:span><text:span text:style-name="T45">funditur, </text:span><text:span text:style-name="T45">taidissime argenti </text:span><text:span text:style-name="T45">.spuma,' at<text:line-break/>lu herum medio sunt </text:span><text:span text:style-name="T45">aerugo </text:span><text:span text:style-name="T45">, </text:span><text:span text:style-name="T45">et </text:span><text:span text:style-name="T45">misy. Funditur </text:span><text:span text:style-name="T45">et </text:span><text:span text:style-name="T45">fori,<text:line-break/>sed longiore </text:span><text:span text:style-name="T45">temporis </text:span><text:span text:style-name="T45">intervallo, nt quod terrestre magia<text:line-break/>et saxeum </text:span><text:span text:style-name="T45">sit, </text:span><text:span text:style-name="T45">quam chalcitis et misy, sed </text:span><text:span text:style-name="T45">de </text:span><text:span text:style-name="T45">his iterum<text:line-break/>dicetur. Argenti </text:span><text:span text:style-name="T45">autem </text:span><text:span text:style-name="T45">spumam per oxelaeum coquens;<text:line-break/>ocius liquefccies</text:span><text:span text:style-name="T45">, </text:span><text:span text:style-name="T45">per hydrelaeum tardius, tamen fundi-<text:line-break/>tur sic </text:span><text:span text:style-name="T45">- </text:span><text:span text:style-name="T45">quoque, si duplum ejus sit uter que humor. Ego<text:line-break/>certe pius etiam quam duplum miscui</text:span><text:span text:style-name="T45">. </text:span><text:span text:style-name="T45">frequenter, nt<text:line-break/>paulo post exponam.' Atqui melius </text:span><text:span text:style-name="T45">est </text:span><text:span text:style-name="T45">statirn ab initio<text:line-break/>haec tria lu mortario miscere, argenti spumam, aquam<text:line-break/>et oleum. Quod si candidum medicamentum esse, cures;<text:line-break/>oleum purius lucidiusque injicito, atque aquam similiter<text:line-break/>puram, ac cano </text:span><text:span text:style-name="T45">.dam, </text:span><text:span text:style-name="T45">coquatur lu loco sub dio, - soli expo—<text:line-break/>sito, quia nubilus aer medicamentum denigrat, sincerus<text:line-break/>magnum ad </text:span><text:span text:style-name="T45">* </text:span><text:span text:style-name="T45">albedinem adjumentum affert,_ sicut rquu<text:line-break/>etiam in hujusmodi aere aspersa. Caeterum observatu, ne<text:line-break/>coctionem signis aut carbonibus peruri incipientibus, mo-</text:span></text:p>
      <text:p text:style-name="P12"/>
      <text:p text:style-name="P103"><text:span text:style-name="T22">-----<text:tab/></text:span><text:span text:style-name="T22">...<text:tab/>.<text:tab/></text:span><text:span text:style-name="T45">... </text:span><text:span text:style-name="T59">r</text:span><text:span text:style-name="T45">~, i </text:span><text:span text:style-name="T74">r</text:span><text:span text:style-name="T45"> </text:span><text:span text:style-name="T45">.</text:span><text:span text:style-name="T59">,:</text:span><text:span text:style-name="T45">'r<text:tab/></text:span><text:span text:style-name="T45">. </text:span><text:span text:style-name="T45">j</text:span></text:p>
      <text:p text:style-name="P13"><text:span text:style-name="T45">liaris;. nam fumus </text:span><text:span text:style-name="T45">ei </text:span><text:span text:style-name="T45">facile .nigredinem conciliati. Perustis<text:line-break/>igitur antea carbonibus, cum exacte ardeut, tunc coctio-<text:line-break/>nem auspicare, quod si illam per lios abfolni nnu licne-<text:line-break/>rit, lu alio foco simili modo carbonibus, praeparatis cac-<text:line-break/>cabum superponito. Quae ergo medicamenti candidi fit,<text:line-break/>ciendi gratia obser anda sunt, </text:span><text:span text:style-name="T98">abm .de </text:span><text:span text:style-name="T45">satis indicatum est.<text:line-break/>Jam vero hoc fit glutiuantius, qun plus,, ut dictum est,<text:line-break/>liquoris affuerit,</text:span><text:span text:style-name="T45">:</text:span><text:span text:style-name="T45">quemadmodum si singulorum trium pon—<text:line-break/>do libram unam injicias, firmius adhaerebit.. At. si argenti<text:line-break/>spuma non illiquesuat, •causa est potissimum, ecrr id facile<text:line-break/>decidat,: sicut diutius adhaeret, quum argenti spuma .cocta<text:line-break/>funditur alleraturque. Candidius- sane, erit citiusque co—<text:line-break/>quetur, libris duabus aquae: in tres utriusque, puta spu-<text:line-break/>mae argenti et olei,. injectis, atque hoc lu parris • ulceribus<text:line-break/>ntr consuevimus.. Medicamenti, quod aqua coquitur, pole-<text:line-break/>stas nota . est, si meminerimus eorum, quae lu com-<text:line-break/>mentario de simplicibus medicamentis dictu sunt</text:span></text:p>
      <text:h text:style-name="P5" text:outline-level="2">Cap. VI.</text:h>
      <text:p text:style-name="P9"><text:span text:style-name="T45">(De </text:span><text:span text:style-name="T7">emplastro,. quod e</text:span><text:span text:style-name="T80">x</text:span><text:span text:style-name="T7"> lithargyro es<text:line-break/>hpdrelaeo consiciturgj</text:span><text:span text:style-name="T45"> Aqua peculiari substantia scmper<text:line-break/>humectat et refrigerat, ascititio autem </text:span><text:span text:style-name="T45">calore </text:span><text:span text:style-name="T45">assumptu,<text:line-break/>donec ipsum conservat, calefecit, frigida </text:span><text:span text:style-name="T45">facta </text:span><text:span text:style-name="T45">refrigerat<text:line-break/>Oleum vero si recens sit, mei.ramento ion renititur, per-<text:line-break/>manet </text:span><text:span text:style-name="T45">enim </text:span><text:span text:style-name="T45">hurnidum et modice frigidum, quali maxime<text:line-break/>tenera corpora </text:span><text:span text:style-name="T7">et</text:span><text:span text:style-name="T45"> vitiosis humoribus repleta indigenti<text:line-break/>•Mulieres itaque et pueri , atque </text:span><text:span text:style-name="T45">ex </text:span><text:span text:style-name="T45">grandioribus mullam<text:line-break/>corporis habitum sortiti, sunt autem hi et candidi ente,<text:line-break/>ejus </text:span><text:span text:style-name="T45">generis </text:span><text:span text:style-name="T45">medicamenta requirant. Porro coctum osten-<text:line-break/>siimus ex oleo copiosiore et aqua reddi tam glutinans,<text:line-break/>ut ne quidem a lotis decidat. Et vero etiam ulceribus,<text:line-break/>quae ad cicatricem veniunt, multis dictus sunseq len-<text:line-break/>tibus medicamentum immanere expedit, quo melius et<text:line-break/>citius ita cicatrlu ducatur. Notum est hujusmodi medica-<text:line-break/>mentum pruritus desquamatu et, ut uno verbo expediam,<text:line-break/>parva, ulcera persanare, in </text:span><text:span text:style-name="T45">qulbrr </text:span><text:span text:style-name="T45">et subliqnidum, ut v</text:span><text:span text:style-name="T74">O</text:span><text:span text:style-name="T45">-</text:span></text:p>
      <text:p text:style-name="P12"><text:span text:style-name="T45">cant, </text:span><text:span text:style-name="T45">ceratum aliaque id genus quaedam utiliora sunt </text:span><text:span text:style-name="T45">iis,<text:line-break/>quae validam potestatum obtinent, qualia magnis vulneri-<text:line-break/>bus imponimus. De quorum omnium universali virtute<text:line-break/>iu tertio libro de </text:span><text:span text:style-name="T45">morbis </text:span><text:span text:style-name="T45">curandis dictum est, iu quo<text:line-break/>generales cornmunesque sermones universales nuncupant,<text:line-break/>de quaque ulceris differentia </text:span><text:span text:style-name="T45">tradidi, </text:span><text:span text:style-name="T45">ostendens quales me-<text:line-break/>dicamentorum, 'quibus illa curabuntur, vires esse conve-<text:line-break/>niat. Hic vero particulares materias recenseo, symmetrias<text:line-break/>miscendorum definiens, et modos, quibus si praeparentur;<text:line-break/>, reddantur optima, demonstrans. Ei hydrelaeo itaque ar-<text:line-break/>genti spuma, sicuti lictam est, praeparata, emplastrum ta-<text:line-break/>ctu blandissimum et adhaerendo pertinax efficit, praeterea<text:line-break/>aspectu ’ album</text:span><text:span text:style-name="T45">, &gt; </text:span><text:span text:style-name="T45">refrigeratoriam vim habens mediocrem,<text:line-break/>eu jus auxilio exulceratis partibus ne quid lufluat impe-<text:line-break/>'dit, et quod jam influxit denuo ad partes rircumjacentes<text:line-break/>retrudit, ut res fiat hujusmodi, </text:span><text:span text:style-name="T45">qualis </text:span><text:span text:style-name="T45">quum spongiam aqua<text:line-break/>frigida humentem parti </text:span><text:span text:style-name="T45">cuipiam </text:span><text:span text:style-name="T45">corporis imponimus. Nam<text:line-break/>illa rugosum contractumque totum locum facit, non tanui</text:span></text:p>
      <text:p text:style-name="P12"><text:span text:style-name="T45">tum repellens quod influit, sed etiam quod,in eo contis </text:span><text:span text:style-name="T45">'<text:line-break/></text:span><text:span text:style-name="T45">netur </text:span><text:span text:style-name="T45">ad </text:span><text:span text:style-name="T45">ricina elidens. Atque emplastrum modo comme-<text:line-break/>moratum non ea prima facultate, fed. per </text:span><text:span text:style-name="T45">accidens </text:span><text:span text:style-name="T45">esiic-<text:line-break/>cure </text:span><text:span text:style-name="T45">dicetur. ,</text:span><text:span text:style-name="T45">Nam proprie quidem et primario ea,, quae<text:line-break/>digerunt et temperamenta ad sicciorem statum perducunt,<text:line-break/>nominantur siccantia, ex accidenti _ vero etiam ea, </text:span><text:span text:style-name="T45">• </text:span><text:span text:style-name="T45">quae<text:line-break/>frigoris causa id, quod influit, propulsant, quod contine-<text:line-break/>tur expellunt. In summa nullum humectans vel primario<text:line-break/>vel ex accidenti, ulceribus commodum est,, nt lu ^tertio<text:line-break/>-Methodi libro monstravimus. Oe</text:span><text:span text:style-name="T45">. </text:span><text:span text:style-name="T45">argenti fpuma, 'quae </text:span><text:span text:style-name="T45">• </text:span><text:span text:style-name="T45">ex<text:line-break/>hydrelaeo praeparatur, etiam haeq sufficiunt.</text:span></text:p>
      <text:h text:style-name="P4" text:outline-level="2">Cap. Vl<text:span text:style-name="T119">I</text:span>.</text:h>
      <text:p text:style-name="P9"><text:span text:style-name="T45">[De </text:span><text:span text:style-name="T7">emplastro quod ex dithargyro et<text:line-break/>oxelaeo componit ,.r.]</text:span><text:span text:style-name="T45"> Digrediendum modo est </text:span><text:span text:style-name="T7">ad</text:span><text:span text:style-name="T45"> eam, quae<text:line-break/>oxelaeo constat. Itaque mediocriter exiccans medicamentum<text:line-break/>fit, si niriusque;. nempe olei et aceti, duplo major portio<text:line-break/>quam argenti spumae misceatur. At si vetus quoque oleum<text:line-break/>sit; adhuc etiam” magis- eaiccat. Comosior vero ouam</text:span></text:p>
      <text:p text:style-name="P12"><text:span text:style-name="T45">duplum sit </text:span><text:span text:style-name="T45">utriusque </text:span><text:span text:style-name="T45">mensura, valentius enim sarit me-<text:line-break/>dicameutum, quapropter fistulas, quae nondum, callum<text:line-break/>durum habent, curat. Caeterum spumae argenti una pars<text:line-break/>injicitur, illorum singulorum duae et semis. </text:span><text:span text:style-name="T45">• </text:span><text:span text:style-name="T45">Quin etiam<text:line-break/>tripla</text:span><text:span text:style-name="T45">• </text:span><text:span text:style-name="T45">utriusque parte nonimnquam niixta toto, die coxi<text:line-break/>medicamentum, </text:span><text:span text:style-name="T45">unde </text:span><text:span text:style-name="T45">reddebatur quidem nigrum, sed<text:line-break/>•perinde ac bitumen probum splendescebat.. Porro </text:span><text:span text:style-name="T45">maxima<text:line-break/></text:span><text:span text:style-name="T45">siccandi potentia hoc. pollet curatque ulcera difficilia </text:span><text:span text:style-name="T45">et<text:line-break/></text:span><text:span text:style-name="T45">fistulas, quales </text:span><text:span text:style-name="T45">dixi, </text:span><text:span text:style-name="T45">jungit,.vulnera cruenta glutinat, uno<text:line-break/>verbo,</text:span><text:span text:style-name="T59">1</text:span><text:span text:style-name="T45"> exiccat finenoriu, hujus rei gratia etiam alia<text:line-break/>universa ulcera sanat,', majora minoraque,. &gt; donec ad cica-<text:line-break/>tricem perveniant.. Aequum est. et alia quaedam ejus opera<text:line-break/>commemorare; </text:span><text:span text:style-name="T45">quae </text:span><text:span text:style-name="T45">forsan ne quidem speraveris, quan-<text:line-break/>tum ad materiae humilitatem attinet. Narmquum quis </text:span><text:span text:style-name="T45">iu'<text:line-break/></text:span><text:span text:style-name="T45">fabre ex- parotide suppurasa judicatus, fuisset, parva </text:span><text:span text:style-name="T45">relicta<text:line-break/></text:span><text:span text:style-name="T45">est fistula, quam post sex menses a principio lu agro </text:span><text:span text:style-name="T45">miBi<text:line-break/></text:span><text:span text:style-name="T45">ostenderunt, erat enim puer, filius agricolae, </text:span><text:span text:style-name="T45">annos .natus</text:span></text:p>
      <text:p text:style-name="P13"><text:span text:style-name="T45">.circiter quindecim. ...Huic: cum ex emplastro illo., </text:span><text:span text:style-name="T45">quanta</text:span></text:p>
      <text:p text:style-name="P12"><text:span text:style-name="T45">tunc mihi copia aderat, imponendum dedissem; ipsis in ur-<text:line-break/>bem reversus sum, ac pluribus negotiis medicis occupatus,<text:line-break/>oblitus sum' ejus, qui medicamentum acceperat, sed post<text:line-break/>duos certe nreufes in 'urbem veuit incolumis, cum hoc ego<text:line-break/>eventurum non admodum sperassem. Immittentibus, enim<text:line-break/>nobis suillum nilum per fistulam ad articuli commisturam<text:line-break/>usque procedere videbatur. Non multos post dies, qnum<text:line-break/>alius puer forte fortuna ejusdem cum priore aetatis eo-<text:line-break/>lemque morbo laborans, mihi esset ostensus, emplastrum<text:line-break/>hoc impositi, quo ille pariter integrae sanitati restitutus esu<text:line-break/>Ab eo tempore plurimos eodem vitio hujus medicamenti<text:line-break/>virtute liberari tum pueros tum adolescentes tum mulieres.<text:line-break/>Igitur si vos quoque uti </text:span><text:span text:style-name="T45">eo </text:span><text:span text:style-name="T45">.ad hujusmodi affeci as volueritis,<text:line-break/>vetustissimum oleum et acetum quam acerrimum ex vino<text:line-break/>videlicet solo confectum injicitote, non ut quidam aqua<text:line-break/>mixta ipsum praeparant, fed purum sit quam maxime licet<text:line-break/>ac pellucidum, tale si quidem tenuius cominodiusque iis</text:span></text:p>
      <text:p text:style-name="P12"><text:span text:style-name="T59">;</text:span><text:span text:style-name="T45">erit,, ad quae ipsum requirimus.; Hoc..medicamento' etiaiu<text:line-break/>«musculos induratos </text:span><text:span text:style-name="T45">subinde </text:span><text:span text:style-name="T45">curam.</text:span></text:p>
      <text:h text:style-name="Heading_20_2" text:outline-level="2">Cap. V<text:span text:style-name="T116">III.</text:span></text:h>
      <text:p text:style-name="P8"><text:span text:style-name="T1">[De </text:span><text:span text:style-name="T1">eznpiasiro, quod </text:span><text:span text:style-name="T4">eie lithargyro et<text:line-break/>oenalaeo p&gt;</text:span><text:span text:style-name="T1"> aeparatur.J Reliquum est, ut de argerti- spuma<text:line-break/>'dicam, quae ex oenelaeo componitur et eandem praedictis<text:line-break/>symmetriam ac virtutis excessus'pro humorum copia re-<text:line-break/>spondenteshabet. Etenim aequali portione triamissa praepa-<text:line-break/>raviet dnplo majori utriusque liquidi mensurae quam argenti<text:line-break/>fptimae, dimidium insuper ac interdum' et triplum addidi'<text:line-break/>Confeci autem nonnunquarn ipsum et hoc modo. Per aesta-<text:line-break/>tem sole-calido argenti spu.uarr. ex vino Ealerno conterebam<text:line-break/>singulis diebus quindecim continuis, vluu.n'rursus, si forte<text:line-break/>primum evaporarat, infundens. Post dictos dies coctum<text:line-break/>medicamentum exicoans abunde factum est, quo in rheu-<text:line-break/>maticis quoque affectionibus perinde </text:span><text:span text:style-name="T1">ac </text:span><text:span text:style-name="T1">phoenicino usus<text:line-break/>sum, ex oleo liquefaciens, ut in' illo praedictum esu Ac<text:line-break/>femur jam diu induratum crueniaque vulnero eo sanavimus,</text:span></text:p>
      <text:p text:style-name="P12"><text:span text:style-name="T45">atque ad omnia fuit optimum. </text:span><text:span text:style-name="T45">Itaque </text:span><text:span text:style-name="T45">si Falernum ad manum<text:line-break/>non habeas, aliud sumito colore fulvum, sed, tenue sub-<text:line-break/>stantia, ut pelluceat, cujusrnodi est Ariusium, quod in Chio<text:line-break/>nascitur,, et odorum vehementer Lesbium, in Mitylene pau-<text:line-break/>cum in Er.esso et Methymna copiosius mesiusque prove-<text:line-break/>niens,, </text:span><text:span text:style-name="T45">item </text:span><text:span text:style-name="T45">quod Falerni simile est, Tmolite. Est et hoc<text:line-break/>tenuissimum, pellucidum, fulvum colore, dulce mediocriter,<text:line-break/>nimis quam odoratum, poles inveteratum hoc usurpare ad<text:line-break/>qnaecunque et Falerno uteris.. Est porro et aliud vinum<text:line-break/>Tmolitae lrnic tum colore tum substantia simile</text:span><text:span text:style-name="T45">, </text:span><text:span text:style-name="T45">verum<text:line-break/>neque dulce neque odoratum, habet autem,vim quandam<text:line-break/>astringendi, sed dulcedine multo inferius esu Haec itaque<text:line-break/>ex cocta spuma argenti fi.unt..inedicamenta.</text:span></text:p>
      <text:h text:style-name="P4" text:outline-level="2">Cap. <text:span text:style-name="T119">I</text:span>X.</text:h>
      <text:p text:style-name="P9"><text:span text:style-name="T7">[La crudae lithargyri</text:span><text:span text:style-name="T45"> u/u,] Non cocta<text:line-break/>quidem, per se, ut annotavimus, attritus emendati Ex aceto<text:line-break/>autem seu vino trita siccataque ulceribus medetur, quae</text:span></text:p>
      <text:p text:style-name="P12"><text:span text:style-name="T45">ob humiditatem </text:span><text:span text:style-name="T45">vix cicatricem recipiunt. Quod </text:span><text:span text:style-name="T45">si morda-<text:line-break/>citatis expertem esse cupis, </text:span><text:span text:style-name="T45">elota utitor.</text:span></text:p>
      <text:h text:style-name="P4" text:outline-level="2">Cap. X.</text:h>
      <text:p text:style-name="P9"><text:span text:style-name="T45">[Quomodo </text:span><text:span text:style-name="T7">lavare oporteat </text:span><text:span text:style-name="T7">lithargyron </text:span><text:span text:style-name="T7">et<text:line-break/></text:span><text:span text:style-name="T7">reliqua metallicae</text:span><text:span text:style-name="T45"> </text:span><text:span text:style-name="T45">Facile autem </text:span><text:span text:style-name="T45">eluitur, nt </text:span><text:span text:style-name="T45">quae </text:span><text:span text:style-name="T45">statirn<text:line-break/>propter innatam </text:span><text:span text:style-name="T45">gravitatem liquoribus, </text:span><text:span text:style-name="T45">in quibus laevi-<text:line-break/>gatur,. subfidat, unde </text:span><text:span text:style-name="T45">totam mordacitatem </text:span><text:span text:style-name="T45">in aqua </text:span><text:span text:style-name="T45">lota<text:line-break/></text:span><text:span text:style-name="T45">exuit, acuti- vero sensus </text:span><text:span text:style-name="T45">corpora </text:span><text:span text:style-name="T45">parum adeo mordacem<text:line-break/>percipiunt,, si ex </text:span><text:span text:style-name="T45">aceto vel vino eluatur* </text:span><text:span text:style-name="T45">Porro convenit<text:line-break/>diligenter toto die </text:span><text:span text:style-name="T45">contritam </text:span><text:span text:style-name="T45">cum </text:span><text:span text:style-name="T45">liquore </text:span><text:span text:style-name="T45">per noctem relin-<text:line-break/>quere, postero die mane illum auferre, alium mox super-<text:line-break/>fundere; postea rursus </text:span><text:span text:style-name="T45">terere </text:span><text:span text:style-name="T45">similiter iterum que sequenti<text:line-break/>aurora liquorem emittere. Quod faciendum est, donec </text:span><text:span text:style-name="T45">simul<text:line-break/></text:span><text:span text:style-name="T45">cum humore lithargyri </text:span><text:span text:style-name="T45">velut tenuissima </text:span><text:span text:style-name="T45">quaedam </text:span><text:span text:style-name="T45">portio<text:line-break/></text:span><text:span text:style-name="T45">achne dicta appareat, quumque nihil amplius innatat, </text:span><text:span text:style-name="T45">nihil<text:line-break/></text:span><text:span text:style-name="T45">etiam magis effundendum' est, attamen conterere diebus </text:span><text:span text:style-name="T45">plu-<text:line-break/></text:span><text:span text:style-name="T45">ribus et si nihil ei insistat, idque sole ferventi </text:span><text:span text:style-name="T45">satius est,<text:line-break/></text:span><text:span text:style-name="T45">ita enim accidit, ut medicamentum exiccet valentius. </text:span><text:span text:style-name="T45">Porro<text:line-break/></text:span><text:span text:style-name="T45">noverunt omnes id aestate</text:span><text:span text:style-name="T45">' </text:span><text:span text:style-name="T45">non solum in argenti </text:span><text:span text:style-name="T45">spuma,</text:span></text:p>
      <text:p text:style-name="P12"><text:span text:style-name="T45">verum in aliis etiam; quae hoc modo praeparantur, fieri<text:line-break/>commodius. Si quidem cadmia, aeris squama aes ustum,<text:line-break/>ad haec item, quod votatur diphryges,.cerussa, misy, sury,<text:line-break/>stimmi et omnes lapides', praeterea, calx, perinde ut.ar-<text:line-break/>genti, spuma, ex liquore aliquo praedicto eluuntur laevi-<text:line-break/>ganturque. 'Interdum ex marina, praeparationem ipsorum<text:line-break/>molior, de quibus in </text:span><text:span text:style-name="T45">sermonis </text:span><text:span text:style-name="T45">processu rursus agetur,, nunc<text:line-break/>enim propositum mini ,est emplastra percensere, quae Graeci<text:line-break/>juniores medici cnm pa» in. ultima, syllaba etscribunt </text:span><text:span text:style-name="T7">et<text:line-break/></text:span><text:span text:style-name="T45">ennneiartt.- Quemadmodum in centrio et - melotride facere<text:line-break/>omnes‘consueverunt, siquidem in his nrima nominum po-<text:line-break/>sitio ridetur sine </text:span><text:span text:style-name="T22">ρω </text:span><text:span text:style-name="T45">facta suisse </text:span><text:span text:style-name="T7">a</text:span><text:span text:style-name="T45"> verbo quidem centsin,<text:line-break/>quod est pungere, centrio nominato, ultima syllaba rho non<text:line-break/>habente, melotride vero composita ex mela et ote, id est<text:line-break/>specillo et aure. At quum-hoc tempore prope omnes ea cum<text:line-break/>rho efferant, non peccaveris, si simili modo eum illis pro-<text:line-break/>-nnncies,, praefertim lu centrio, quippe, ostendimus in opere,</text:span></text:p>
      <text:p text:style-name="P12"><text:span text:style-name="T45">quod contra illos, qui sioloecismum committentes corripiunt,<text:line-break/>prodidimus et ipsos Atticos </text:span><text:span text:style-name="T45">viros </text:span><text:span text:style-name="T45">valescentem </text:span><text:span text:style-name="T45">usum </text:span><text:span text:style-name="T45">et con-<text:line-break/>suetudinem seqnutos fuisse. Nam alii quoque ante me iudi-<text:line-break/>carunt Atticorum linguam permultum -a proprietate sua de-<text:line-break/>cidisse, ac omnes, quorum eloquentiae laus ac gloria maxi-<text:line-break/>ma apud Graecos extat, suae quemque tempestatis morem<text:line-break/>imitatos fuisse. Et </text:span><text:span text:style-name="T45">nos itaque, quum </text:span><text:span text:style-name="T45">mnes inveniamus jam<text:line-break/>medicamentarios libros emplastri nomen, cum rho scriptum<text:line-break/>liabere, usum' praevalentem sequemur.</text:span></text:p>
      <text:h text:style-name="P4" text:outline-level="2">Cap. XI.</text:h>
      <text:p text:style-name="P9"><text:span text:style-name="T45">[.De </text:span><text:span text:style-name="T7">medicamentis', quae ex .molybdaena<text:line-break/>conficiuntur^</text:span><text:span text:style-name="T45"> Relatum a me est superius quoque molybdae-<text:line-break/>nam et argenti spumam iu euudem </text:span><text:span text:style-name="T45">fere </text:span><text:span text:style-name="T45">usum adhiberi.<text:line-break/>Oiunia enim, quae ex argenti</text:span><text:span text:style-name="T59">1</text:span><text:span text:style-name="T45"> spuma componuntur, etiam ex<text:line-break/>molybdaena fieri possunt, sed facultate invicem differunt<text:line-break/>tantum, ut molybdaena substantiae crassioris - srigidiorisque<text:line-break/>lit, argenti spuma tenuioris-et inter calidam ac frigidam<text:line-break/>medise. Caeterum colores medicamentorum; quae inde</text:span></text:p>
      <text:p text:style-name="P12"><text:span text:style-name="T45">praeparantur, molybdaena </text:span><text:span text:style-name="T45">nonnihil evariat, quatenus </text:span><text:span text:style-name="T45">lu-<text:line-break/>sciores ipsos essicit.. Quare </text:span><text:span text:style-name="T45">st alborum </text:span><text:span text:style-name="T45">emplastrorum, quae<text:line-break/>non modo cerussam, sed argenti spumam quoque habent,<text:line-break/>nullum ex molybdaena constat, quippe ex hujus mixtura<text:line-break/>color albus cinereus, redditur. Potestas autem lu albo em-<text:line-break/>plastro, quod ex hydrelaeo componitur, melior etiam eva-<text:line-break/>dit, praecipue, lu teneris corporibus, tantum abest ut pe-<text:line-break/>aeat. Quum discutere quid volumus, urgenti, spuma,,quam<text:line-break/>molybdaena potior est- Pari modo et in reliquis medicamen-<text:line-break/>tis cunctis, quae ex </text:span><text:span text:style-name="T45">argenti </text:span><text:span text:style-name="T45">spuma compositionis titulum<text:line-break/>sortita sunt, cum molybdaenam adjicimus, color et virtus<text:line-break/>tantum immutantur medicamenti, quantum paulo ante in-<text:line-break/>licavimus. ,</text:span></text:p>
      <text:h text:style-name="P4" text:outline-level="2">Cap. X<text:span text:style-name="T119">II</text:span>.</text:h>
      <text:p text:style-name="P9"><text:span text:style-name="T45">[sie </text:span><text:span text:style-name="T7">emplastris albis, quae..ex Hthar-<text:line-break/>gdro et cerusa fiuntsp</text:span><text:span text:style-name="T45"> Vel coloris causa medici cerussam<text:line-break/>argenti spumae ad emplastra alba conficienda miscent, vel ut<text:line-break/>quandanr. astringendi ac refrigerandi vim medicamento<text:line-break/>concilient. Videnies autem et hujusmodi nigresce.e, quum</text:span></text:p>
      <text:p text:style-name="P12"><text:span text:style-name="T45">largius :octum suerit, praesertim Iignis et iis quoque for-<text:line-break/>tasse sumidis nec lu aere puro; mox ab igne tollere cogun-<text:line-break/>tur oh quod ipsum nec </text:span><text:span text:style-name="T45">aquam </text:span><text:span text:style-name="T45">copiosam nec oleum </text:span><text:span text:style-name="T45">mi-<text:line-break/></text:span><text:span text:style-name="T45">fcere. Merito igitur resinam ei adjungere excogitarunt, </text:span><text:span text:style-name="T45">quo<text:line-break/></text:span><text:span text:style-name="T45">sequax ac sibi continuum fiat, viscosum quid </text:span><text:span text:style-name="T45">assumens<text:line-break/></text:span><text:span text:style-name="T45">maxime cum liquida resina immittitur.</text:span><text:span text:style-name="T45">. </text:span><text:span text:style-name="T45">At ex tali </text:span><text:span text:style-name="T45">mixtura<text:line-break/></text:span><text:span text:style-name="T45">deterius efficitur medicamentum cum mordax quiddam </text:span><text:span text:style-name="T45">re-<text:line-break/>sina </text:span><text:span text:style-name="T45">repraesentet, quod vero siccet, nihil admodum genero-<text:line-break/>sum, </text:span><text:span text:style-name="T45">cujus </text:span><text:span text:style-name="T45">usum maxime ulceribus esse necessarium didi-<text:line-break/>ustis. Quaedam itaque vel insigniter mordaces sunt </text:span><text:span text:style-name="T45">resinae,<text:line-break/></text:span><text:span text:style-name="T45">de quibus universis iterum sermo futurus est. </text:span><text:span text:style-name="T45">Mitissimae<text:line-break/></text:span><text:span text:style-name="T45">vero duae inter eas sunt, prima terebinthina, larix </text:span><text:span text:style-name="T45">altera<text:line-break/></text:span><text:span text:style-name="T45">nuncupatur. Has </text:span><text:span text:style-name="T45">igitur </text:span><text:span text:style-name="T45">miscere satius 'est, ubi id genus em-<text:line-break/>plastri conficere cogitas. At multo leniora tactu omnia </text:span><text:span text:style-name="T45">fiunt<text:line-break/></text:span><text:span text:style-name="T45">tum quae resina conflent, si </text:span><text:span text:style-name="T45">-erae </text:span><text:span text:style-name="T45">quid adjectum </text:span><text:span text:style-name="T45">sit, tum<text:line-break/></text:span><text:span text:style-name="T45">quae ex cera, ssresinae nonnihil admixtum habeant. </text:span><text:span text:style-name="T45">Quam-<text:line-break/></text:span><text:span text:style-name="T45">obrein cera quoque resinae immittenda est: </text:span><text:span text:style-name="T45">ut </text:span><text:span text:style-name="T45">autem color</text:span></text:p>
      <text:p text:style-name="P12"><text:span text:style-name="T45">emplastri albus fervetur, albam </text:span><text:span text:style-name="T45">ceram, </text:span><text:span text:style-name="T45">esse,congruit. Est<text:line-break/>sime alba, quae fuapte natura provenit, Pontica, sic enim<text:line-break/>nominari jam consuevit, licet aliunde veniat, </text:span><text:span text:style-name="T45">quod </text:span><text:span text:style-name="T45">pIurima<text:line-break/>in Ponto alba Dulcatur, aliis </text:span><text:span text:style-name="T7">in</text:span><text:span text:style-name="T45"> regionibus paucissima, </text:span><text:span text:style-name="T74">ao<text:line-break/></text:span><text:span text:style-name="T45">candida, quae Tyrrhenica nominata est, non Eponte nnsci-<text:line-break/>tur, quare nullam evidentem habet acrimoniam. Quae vero<text:line-break/>SUO instinctu proveniunt, nonnullae aeres sunt, quas prius<text:line-break/>eluere oportet lu hunc modum. Liquantur primum ad ignem,<text:line-break/>deinde in aqua fontis pura demerguntur, ubi permoventur<text:line-break/>expurganturque. Simili ratione et pix et resina et quod<text:line-break/>plq fema dicitur lavandum est, de quibus iterum exactius<text:line-break/>commentabimur. In praefentia, quoniam .albi emplastri </text:span><text:span text:style-name="T74">com</text:span><text:span text:style-name="T45">-<text:line-break/>positionem tradimus, reliquum eorum, quae praecepta funt,<text:line-break/>deinceps percenfebimus. Posteaquam ergo cerussae fpurnae-<text:line-break/>que argenti, coctis prius, usque dum medicamentum ada-<text:line-break/>mussim non iusiciat, cera simul cum resina fuerit adjecta,<text:line-break/>candidum jam emplastrum, si placet, habebitis, interirn<text:line-break/>aquam injicientes, interim oleum duntaxat idque nunc</text:span></text:p>
      <text:p text:style-name="P12"><text:span text:style-name="T45">recens </text:span><text:span text:style-name="T45">nunc vetus. Prius enim jam' audivistis, </text:span><text:span text:style-name="T45">qsicm </text:span><text:span text:style-name="T45">vir-<text:line-break/>tutem aqua et -oleum vetus habeat. Novistis item, quod<text:line-break/>om, hacinum oleum et id, quod colitur lu Iheria, quae nunc<text:line-break/>Hispania dicitur, astringens quippiam medicamento adjicit.<text:line-break/>Histricum non modo exiguam astrictionem, </text:span><text:span text:style-name="T45">sed </text:span><text:span text:style-name="T45">amaritudis<text:line-break/>nem quoque reiert. Proinde </text:span><text:span text:style-name="T45">different </text:span><text:span text:style-name="T45">tantum ex astringen-<text:line-break/>tihus consecturae ab iis, quae dulci </text:span><text:span text:style-name="T45">oleo </text:span><text:span text:style-name="T45">constant, quanto<text:line-break/>initio ulceris et, fini potiora funt </text:span><text:span text:style-name="T45">omnia, </text:span><text:span text:style-name="T45">quae nonnihil<text:line-break/>astringens continent, in mediis dulcia. Nam in-principio<text:line-break/>medicamenta repellentia profirnt ulceribus, ne phlegmone<text:line-break/>corripi incipiant, inde quae magis relaxent, -si non paler,-<text:line-break/>mone adsit, transpiratus gratia; quod si affuerit, etiam lob<text:line-break/>illam, ut citius dissolvatur. Enimvero clarum est de parva<text:line-break/>phlegmone verba fieri, siquidem exigua ulcera, lu quibus<text:line-break/>albis hisce emplastris utimur, magna comitari phlegmone<text:line-break/>non potest, fi srror nullus accesserit. Caeterurn et ulceribus,<text:line-break/>quae jam 'ad cicatricem veniunt, astringendi qualitatem uti -<text:line-break/>lem esse, nullus ignorat. Tempus igitur jam pullulat medi-</text:span></text:p>
      <text:p text:style-name="P12"><text:span text:style-name="T45">eamentoruiu, quae 'emplastrum album utilissimum confli-<text:line-break/>tuunt, symmetriam exponere.</text:span></text:p>
      <text:p text:style-name="P13"><text:span text:style-name="T45">- i </text:span><text:span text:style-name="T7">[scondus emplastris</text:span><text:span text:style-name="T45"> Acqua sit portio utriusque me-<text:line-break/>. rtallici, cerussae et </text:span><text:span text:style-name="T7">argenti</text:span><text:span text:style-name="T45"> spumae,'et </text:span><text:span text:style-name="T7">haec,</text:span><text:span text:style-name="T45"> si videatur, esto<text:line-break/>singulorum pondo libra, olei vero mensura amborum simul<text:line-break/>pondus absolvat vel, iut. Romani dicunt, sint pondo librae<text:line-break/>duae, cerae pondo felibra, terebinthinae illius dimidium,<text:line-break/>hoc est pondo uuoiae tres. Quod ni et thus admisceas, pri-<text:line-break/>mum dolor mitigando aptum magis erit, tum parva ulcera,<text:line-break/>-quae phlegmone infestat, ocius concoquet, sed ad'cicatricem<text:line-break/>ducendum erit imbecillius</text:span><text:span text:style-name="T45">, </text:span><text:span text:style-name="T45">nam carnem supercresuensem<text:line-break/>promovet, quoniam thus carnem generat, ut lu tertio i quo-<text:line-break/>que libro de morbis curandis legistis. Satius itaque est lu-<text:line-break/>-jicere </text:span><text:span text:style-name="T45">et </text:span><text:span text:style-name="T45">aluminis paululum tum ad cicatricem ducendam<text:line-break/>-tum alterius causa, quandoquidem laxantia medicamenta<text:line-break/>plethoricis et vitioso succo abundantibus corporibus adhi-<text:line-break/>bita affectis partibus fluxum concitant. Ex his autem omni-<text:line-break/>bus compositum medicamentum tumores praeter naturam</text:span></text:p>
      <text:p text:style-name="P12"><text:span text:style-name="T45">lu molli </text:span><text:span text:style-name="T45">corpore, </text:span><text:span text:style-name="T45">qui </text:span><text:span text:style-name="T45">nec </text:span><text:span text:style-name="T45">magni </text:span><text:span text:style-name="T45">adeo nec dolo risui </text:span><text:span text:style-name="T45">sunt,<text:line-break/>dlscutere </text:span><text:span text:style-name="T45">poterit, praesertim </text:span><text:span text:style-name="T45">quum thus </text:span><text:span text:style-name="T45">abunde </text:span><text:span text:style-name="T45">assumpserit.<text:line-break/>Erit itaque lu </text:span><text:span text:style-name="T45">praedictis copiosum </text:span><text:span text:style-name="T45">thus, si aequale </text:span><text:span text:style-name="T45">ipsi te-<text:line-break/></text:span><text:span text:style-name="T45">rehinthinae </text:span><text:span text:style-name="T45">pondus accipiat, sin </text:span><text:span text:style-name="T45">ejus dimidium, </text:span><text:span text:style-name="T45">minorem<text:line-break/>digerendi vim medicamentum habebit; magis autem </text:span><text:span text:style-name="T45">cicatrici<text:line-break/>lucendae erit idoneum quam </text:span><text:span text:style-name="T45">quod duplo copiosius id </text:span><text:span text:style-name="T45">rece-<text:line-break/>perit., :Jam si plenius adhuc </text:span><text:span text:style-name="T45">digerere </text:span><text:span text:style-name="T45">cupiatis,- etiam piperis<text:line-break/>albi pauxillum adjicitote, quod ulcerum cicatrici </text:span><text:span text:style-name="T45">obducendae<text:line-break/></text:span><text:span text:style-name="T45">nihil obesse </text:span><text:span text:style-name="T45">potest. </text:span><text:span text:style-name="T45">'Sit igitur aluminis pondo uncia, </text:span><text:span text:style-name="T45">piperis<text:line-break/></text:span><text:span text:style-name="T45">vero </text:span><text:span text:style-name="T45">semuncia, ratio siquidem </text:span><text:span text:style-name="T45">est, </text:span><text:span text:style-name="T45">hujus </text:span><text:span text:style-name="T45">tres </text:span><text:span text:style-name="T45">denarios, </text:span><text:span text:style-name="T45">alu-<text:line-break/>minis sex injicere. Quoniam </text:span><text:span text:style-name="T45">vero </text:span><text:span text:style-name="T45">et alias </text:span><text:span text:style-name="T45">praestat </text:span><text:span text:style-name="T45">alumen,<text:line-break/>-quod scissile nominatur </text:span><text:span text:style-name="T45">et </text:span><text:span text:style-name="T45">colore candidum</text:span><text:span text:style-name="T59">1</text:span><text:span text:style-name="T45"> est, </text:span><text:span text:style-name="T45">id </text:span><text:span text:style-name="T45">immittere</text:span></text:p>
      <text:p text:style-name="P104"><text:span text:style-name="T45">sxpedit.<text:tab/>- -</text:span></text:p>
      <text:h text:style-name="P4" text:outline-level="2">Cap. XIll.</text:h>
      <text:p text:style-name="P9"><text:span text:style-name="T7">Album </text:span><text:span text:style-name="T7">emplastrum </text:span><text:span text:style-name="T7">ex pipere, ut At-<text:line-break/></text:span><text:span text:style-name="T7">talus Herasque composuerunt</text:span><text:span text:style-name="T45">.] </text:span><text:span text:style-name="T45">Juvat </text:span><text:span text:style-name="T45">senum ulcera </text:span><text:span text:style-name="T45">et </text:span><text:span text:style-name="T45">eo-<text:line-break/>rum, qui mollem habent cuticulam, </text:span><text:span text:style-name="T45">denique omne ulcus<text:line-break/></text:span><text:span text:style-name="T45">curat, quod et humidius est et non farile cicatricem admit-<text:line-break/>tit, ad haec abrasa, quae aposyrmata Graeci </text:span><text:span text:style-name="T45">vocant, </text:span><text:span text:style-name="T45">ut cn-</text:span></text:p>
      <text:p text:style-name="P12"><text:span text:style-name="T45">tis suspensa </text:span><text:span text:style-name="T45">sit, </text:span><text:span text:style-name="T45">interim </text:span><text:span text:style-name="T45">nigrescens </text:span><text:span text:style-name="T45">in cubito, tibia </text:span><text:span text:style-name="T45">et </text:span><text:span text:style-name="T45">genu,<text:line-break/>quibus iieqne cero, ied membrana scla os ambiens, perio—<text:line-break/>suos -Graecis dicitur, subjecta esu, Histre 'gititr, ut omnia<text:line-break/>ordine, recenseam, medicamenti compositio constat. Argenti<text:line-break/>spumae, cerussae, utriusque </text:span><text:span text:style-name="T45">pondo </text:span><text:span text:style-name="T45">libra,, olei duarum libra-<text:line-break/>rum mensura, nuncupatur </text:span><text:span text:style-name="T45">enim </text:span><text:span text:style-name="T45">a Romanis aequivoce pon-<text:line-break/>deralis, nt ita dicam, libra sulidorum corporum et men-<text:line-break/>suralis libra liquidorum, quae copiosissima in tota urbe ex<text:line-break/>materia cornea constat, praeter haec </text:span><text:span text:style-name="T45">cerae </text:span><text:span text:style-name="T45">pondo selibra,<text:line-break/>terebinthinae resinae pondo. unciarum trium, thuris vel di-<text:line-break/>midio ipsius resinae vel aequali pondere., aluminis pondo<text:line-break/>fenariorum sex.; piperis pondo denariorum trium. Coctio<text:line-break/>manifesta esu Initio, quidem metallica in sole coquuntur,<text:line-break/>dum plane, non inficiat vel etiam paulo durius fiat, immit-<text:line-break/>tuntur autem tunc cera et resina, dein cum omnia lu unum<text:line-break/>coierint, thus primum, mox alumen et, piper addentur,<text:line-break/>injicere autem convenit </text:span><text:span text:style-name="T7">ceraffana,.</text:span><text:span text:style-name="T45"> quem vocant rhodiacarn</text:span></text:p>
      <text:p text:style-name="P12"><text:span text:style-name="T45">si </text:span><text:span text:style-name="T45">emplastrum candidum eximie fieri </text:span><text:span text:style-name="T45">cupias, quin etiam<text:line-break/></text:span><text:span text:style-name="T45">in </text:span><text:span text:style-name="T45">eivitale Dieaearchia’ olim/unnc Puteolis vocant nonnulli,-<text:line-break/></text:span><text:span text:style-name="T45">quam </text:span><text:span text:style-name="T45">cerussam praeparant, similem'rirodiacae albam </text:span><text:span text:style-name="T45">facere<text:line-break/></text:span><text:span text:style-name="T45">icnsueverunt. Porro quod ‘in, sole conficiendum sit </text:span><text:span text:style-name="T45">em-<text:line-break/></text:span><text:span text:style-name="T45">plastrum et aqua admiscenda, ut albius simul et mugis </text:span><text:span text:style-name="T45">re-<text:line-break/></text:span><text:span text:style-name="T45">frigerans fiat, aurea discussum est. </text:span><text:span text:style-name="T45">At </text:span><text:span text:style-name="T45">si manis ad cicatricem<text:line-break/></text:span><text:span text:style-name="T45">ducendam </text:span><text:span text:style-name="T45">ctminiodius ipsum reddere,- ab aqua in totum </text:span><text:span text:style-name="T45">ab-<text:line-break/>stineto, </text:span><text:span text:style-name="T45">olei autem veteris pondo uncias duas ac </text:span><text:span text:style-name="T45">dimidiam;<text:line-break/>imo </text:span><text:span text:style-name="T45">etiam </text:span><text:span text:style-name="T59">:</text:span><text:span text:style-name="T45">tres immittito. Hoc medicamen tum non </text:span><text:span text:style-name="T45">ex eo-<text:line-break/></text:span><text:span text:style-name="T45">rum numero est; quae </text:span><text:span text:style-name="T45">a </text:span><text:span text:style-name="T45">me primo aucture </text:span><text:span text:style-name="T45">' </text:span><text:span text:style-name="T45">composita </text:span><text:span text:style-name="T45">sunt,<text:line-break/></text:span><text:span text:style-name="T45">sed jam annis </text:span><text:span text:style-name="T45">multis </text:span><text:span text:style-name="T45">sinte a rege nostro </text:span><text:span text:style-name="T45">Pergamenorum At-<text:line-break/>talo, ’ </text:span><text:span text:style-name="T45">viro' oxnnigenorum medicamentorum studioso. </text:span><text:span text:style-name="T45">Constat<text:line-break/>ratione</text:span><text:span text:style-name="T45">'praedictu. </text:span><text:span text:style-name="T45">Et </text:span><text:span text:style-name="T45">iane </text:span><text:span text:style-name="T45">admirarer, </text:span><text:span text:style-name="T45">si quid ejusdem </text:span><text:span text:style-name="T45">speciei<text:line-break/></text:span><text:span text:style-name="T45">hoc ipso praestantius possit confici. Meminit 'ejusdem </text:span><text:span text:style-name="T45">-Ieras<text:line-break/>quoque </text:span><text:span text:style-name="T45">in medicamentorum libro, quem nonnulli </text:span><text:span text:style-name="T45">narthe-<text:line-break/></text:span><text:span text:style-name="T45">rem, id </text:span><text:span text:style-name="T45">est </text:span><text:span text:style-name="T45">ferulam, </text:span><text:span text:style-name="T45">inscribunt^ </text:span><text:span text:style-name="T45">alii </text:span><text:span text:style-name="T45">tonon dynameon, </text:span><text:span text:style-name="T45">id est<text:line-break/></text:span><text:span text:style-name="T7">robur nirtum</text:span><text:span text:style-name="T7">,</text:span><text:span text:style-name="T45"> </text:span><text:span text:style-name="T45">censens’ oleum vetus attribuendum </text:span><text:span text:style-name="T45">eique<text:line-break/></text:span><text:span text:style-name="T45">parem aquae mensuram’ vel </text:span><text:span text:style-name="T45">dimidiam </text:span><text:span text:style-name="T45">'esse miscendam.</text:span></text:p>
      <text:p text:style-name="P12"><text:span text:style-name="T45">Caeterum </text:span><text:span text:style-name="T45">alia, quae ad symmetriam spectent ita habent </text:span><text:span text:style-name="T45">ut<text:line-break/></text:span><text:span text:style-name="T45">a </text:span><text:span text:style-name="T45">me scripta sunt, nisi quod ille heminas, </text:span><text:span text:style-name="T45">non </text:span><text:span text:style-name="T45">libras, tum<text:line-break/>aquae tum olei posuerit, non indicans quot unciarum he-<text:line-break/>minam sive ponderis sive mensurae constituant, etenim<text:line-break/>ponderales unciae gravitatem corporum, mensurales mo-<text:line-break/></text:span><text:span text:style-name="T45">lem </text:span><text:span text:style-name="T45">decernunt. Quum igitur medicamentum hoc senum ul-<text:line-break/>cera et tenerorum curare dicit, </text:span><text:span text:style-name="T45">verus </text:span><text:span text:style-name="T45">est, quum vero ul-<text:line-break/></text:span><text:span text:style-name="T45">cus </text:span><text:span text:style-name="T45">sanare scribit, amplius quam per </text:span><text:span text:style-name="T45">est </text:span><text:span text:style-name="T45">ei condonat et<text:line-break/></text:span><text:span text:style-name="T45">tribuit. </text:span><text:span text:style-name="T45">Siquidem humidiora eoque minus ad cicatricem ve-<text:line-break/></text:span><text:span text:style-name="T45">nientia </text:span><text:span text:style-name="T45">curat, cacoethes nullurn, </text:span><text:span text:style-name="T45">sicut nec </text:span><text:span text:style-name="T45">ullum vulnus<text:line-break/>cruentum, ille autem et haec omnia promittit. Attamen de-<text:line-break/></text:span><text:span text:style-name="T45">rasis </text:span><text:span text:style-name="T45">ipsum mederi scribens non falsus est; subinde enim<text:line-break/></text:span><text:span text:style-name="T45">tam </text:span><text:span text:style-name="T45">derasum os ut cutis inde cum subjecta quadam carne<text:line-break/></text:span><text:span text:style-name="T45">dependeret, </text:span><text:span text:style-name="T45">medicamento imposito, cum- ipsa coaluisse nidi,<text:line-break/></text:span><text:span text:style-name="T45">et quod </text:span><text:span text:style-name="T45">hoc majus est, interdum jam nigricante, rursus<text:line-break/></text:span><text:span text:style-name="T45">aliud </text:span><text:span text:style-name="T45">quam hoc etiam admirabii.us, in cubiti gibbero, tibia<text:line-break/></text:span><text:span text:style-name="T45">et genu, </text:span><text:span text:style-name="T45">quibus </text:span><text:span text:style-name="T45">nulla caro</text:span><text:span text:style-name="T45">, sed os con-estiens membrana<text:line-break/></text:span><text:span text:style-name="T45">veh latus </text:span><text:span text:style-name="T45">tendo solus </text:span><text:span text:style-name="T45">subjectus est. Quare </text:span><text:span text:style-name="T45">ad abrasa optimum.</text:span></text:p>
      <text:p text:style-name="P12"><text:span text:style-name="T45">hoc medicamentum habueritis, </text:span><text:span text:style-name="T45">ad </text:span><text:span text:style-name="T45">sinus </text:span><text:span text:style-name="T45">et </text:span><text:span text:style-name="T45">abscessus nec<text:line-break/>omnium optimum </text:span><text:span text:style-name="T45">nec </text:span><text:span text:style-name="T45">bonitate optimorum fecundum, </text:span><text:span text:style-name="T7">ve-<text:line-break/></text:span><text:span text:style-name="T7">lum</text:span><text:span text:style-name="T45"> ad mediocres hos affectus in teneris, mulieribus, </text:span><text:span text:style-name="T45">pueris<text:line-break/></text:span><text:span text:style-name="T45">et senibus commendatur. </text:span><text:span text:style-name="T45">Quare et </text:span><text:span text:style-name="T45">hic plus </text:span><text:span text:style-name="T45">quam </text:span><text:span text:style-name="T45">oporte-<text:line-break/>bat Heras medicamento detulit.; multo </text:span><text:span text:style-name="T45">aptem </text:span><text:span text:style-name="T45">magis, </text:span><text:span text:style-name="T45">cum<text:line-break/></text:span><text:span text:style-name="T45">laudaret ipsum seribens ad morsus universos esse </text:span><text:span text:style-name="T45">remedio.<text:line-break/></text:span><text:span text:style-name="T45">Cur enim sermoni appositum esse vult universus? </text:span><text:span text:style-name="T45">utrum<text:line-break/></text:span><text:span text:style-name="T45">si etiam ferarum morsus fuerit, an hominum</text:span><text:span text:style-name="T45">' universorum<text:line-break/></text:span><text:span text:style-name="T45">tantum, dicit? atqui falsum est .utrumque.</text:span><text:span text:style-name="T45">. </text:span><text:span text:style-name="T45">In feris </text:span><text:span text:style-name="T45">quidem<text:line-break/></text:span><text:span text:style-name="T45">slarum est, quae enim ab efficacibus medicamentis </text:span><text:span text:style-name="T45">vix cu-<text:line-break/></text:span><text:span text:style-name="T45">rantur, haec nemo ab illo sanari posse dixerit; quod </text:span><text:span text:style-name="T45">si de<text:line-break/></text:span><text:span text:style-name="T45">hominibus dicat </text:span><text:span text:style-name="T45">et </text:span><text:span text:style-name="T45">sic oratio incerta indistinctaque est </text:span><text:span text:style-name="T45">adeo,<text:line-break/></text:span><text:span text:style-name="T45">ut'auditores magis.-offendat quam </text:span><text:span text:style-name="T45">juvet. </text:span><text:span text:style-name="T45">'Itaque </text:span><text:span text:style-name="T45">persuasit<text:line-break/></text:span><text:span text:style-name="T45">aliquis cuidam medico; ut emplastrum hoc adolescenti </text:span><text:span text:style-name="T45">m<text:line-break/>pancratio </text:span><text:span text:style-name="T45">digitum indicem morso </text:span><text:span text:style-name="T45">imponeret, </text:span><text:span text:style-name="T45">qui inde </text:span><text:span text:style-name="T45">tam<text:line-break/>male habuit, ut in </text:span><text:span text:style-name="T45">periculo esset,- </text:span><text:span text:style-name="T45">ne pars </text:span><text:span text:style-name="T45">tota morsa </text:span><text:span text:style-name="T45">com-<text:line-break/>pe liesceret, </text:span><text:span text:style-name="T45">oborta jam putredine, </text:span><text:span text:style-name="T45">vix </text:span><text:span text:style-name="T45">autem diuturna </text:span><text:span text:style-name="T45">cur</text:span></text:p>
      <text:p text:style-name="P12"><text:span text:style-name="T45">ratione </text:span><text:span text:style-name="T45">glutinatus esu At quum </text:span><text:span text:style-name="T45">non in nervum, sed carnem<text:line-break/>laesionem acceperit, nihil mirum est hujusmodi medicame i-<text:line-break/>to salvum evasisse. </text:span><text:span text:style-name="T45">Etenim hominum morsus aliis </text:span><text:span text:style-name="T45">ulceribus<text:line-break/>admodum similes sunt, nisi qui momorderit </text:span><text:span text:style-name="T45">vitiosis </text:span><text:span text:style-name="T45">humo-'<text:line-break/>ribus abundet aut diutius </text:span><text:span text:style-name="T7">a</text:span><text:span text:style-name="T45"> </text:span><text:span text:style-name="T45">cibo </text:span><text:span text:style-name="T45">abstinuerit aut </text:span><text:span text:style-name="T45">ira </text:span><text:span text:style-name="T45">cor-<text:line-break/>reptus sit, universum corpus et etiam dentes bile madeant,<text:line-break/>neque in his tamen ejusmodi quicquaun </text:span><text:span text:style-name="T45">mentione </text:span><text:span text:style-name="T45">dignum<text:line-break/>medicamentum facere </text:span><text:span text:style-name="T45">ridebitur. </text:span><text:span text:style-name="T45">Atqui ei, qui subito fuerit<text:line-break/>usus, fatis erit, si nihil incommodi acceperit prius quam<text:line-break/>medicamentum aliquod </text:span><text:span text:style-name="T45">talibus </text:span><text:span text:style-name="T45">curandis </text:span><text:span text:style-name="T45">peculiariter </text:span><text:span text:style-name="T45">dedica-<text:line-break/>tum morsae particulae imposuerit, de </text:span><text:span text:style-name="T45">quibus </text:span><text:span text:style-name="T45">mox dispu-<text:line-break/>tabitur. Nunc vero tantum dixisse sufficiet in iis, quos sive<text:line-break/>homo, qualem diximus, sive simia sive canis sive id genus<text:line-break/>animantium aliud memorderit.</text:span></text:p>
      <text:h text:style-name="P4" text:outline-level="2">Cap. XIV.</text:h>
      <text:p text:style-name="P9"><text:span text:style-name="T7">[Attalici secundum Andromadhum albi<text:line-break/>narratio at compositio, quod minus laedit a rabiosis<text:line-break/>morsos et nervos vulneratos^</text:span><text:span text:style-name="T45"> Alba quae oleo recenti et<text:line-break/>aqua citra piperis atque thuris mixturam conficiuntur,</text:span></text:p>
      <text:p text:style-name="P12"><text:span text:style-name="T45">commorfas partes - vehementer' offendunt, licet animantis<text:line-break/>saliva, </text:span><text:span text:style-name="T45">quod </text:span><text:span text:style-name="T45">momorderit, vel pauxillum </text:span><text:span text:style-name="T45">adeo </text:span><text:span text:style-name="T45">virus conti-<text:line-break/>uieat, at minus </text:span><text:span text:style-name="T45">illis </text:span><text:span text:style-name="T45">omnibus Attalicum laedendi naturam<text:line-break/>obtinet, quod terebinthina, </text:span><text:span text:style-name="T45">oleum </text:span><text:span text:style-name="T45">vetus, thus et piper ad-<text:line-break/>jecta sint. Pari etiam modo' in nervorum vulneribus re-<text:line-break/>liqua ' </text:span><text:span text:style-name="T45">alba magis </text:span><text:span text:style-name="T45">nocent, sed multo </text:span><text:span text:style-name="T45">minor </text:span><text:span text:style-name="T45">offensa est ex<text:line-break/>hoc, quod quidem oleum vetus habet, aquam non item.<text:line-break/>Insuper </text:span><text:span text:style-name="T45">hoc </text:span><text:span text:style-name="T45">magis eveniet, si tres </text:span><text:span text:style-name="T45">uncias </text:span><text:span text:style-name="T45">thuris integras<text:line-break/>et non ejus dimidium </text:span><text:span text:style-name="T45">recipiat. </text:span><text:span text:style-name="T45">Dictum siquidem mihi est<text:line-break/>et antea, quod si et hoc pacto praeparemus, in hujusmodi<text:line-break/>albis alumen medicamento male congruat, nam opus est hic<text:line-break/>non- astringentibus, sed abunde extrahentibus, quae in alto<text:line-break/>nervos punctos affligunt et ‘.venenatum animalium salivam.<text:line-break/>Heras hoc emplastrum ex rhodino vel myrteo vel rnyr-<text:line-break/>rhino dilutum mederi et ambustis igne tradit, etsi etiam<text:line-break/>hic longe inferius sit medicamentis, quae ambusta commode<text:line-break/></text:span><text:span text:style-name="T7">fanant,</text:span><text:span text:style-name="T45"> de quibus ipsis qr.oque rursus sermonem inslituy</text:span></text:p>
      <text:p text:style-name="P12"><text:span text:style-name="T45">eniusr Praestantiora.enim </text:span><text:span text:style-name="T45">in </text:span><text:span text:style-name="T45">his </text:span><text:span text:style-name="T45">sunt alia candida; quae </text:span><text:span text:style-name="T45">ne-<text:line-break/>que thus </text:span><text:span text:style-name="T45">neque </text:span><text:span text:style-name="T45">resinam </text:span><text:span text:style-name="T45">habent.. </text:span><text:span text:style-name="T45">Quin </text:span><text:span text:style-name="T45">et haec non </text:span><text:span text:style-name="T45">parum<text:line-break/>ab iis superantur, quae ambustis igne proprie auxiliantur,<text:line-break/>'quemadmodum a me compositum eadem sanare diri, si<text:line-break/>acetum adjungas, illud si quidem nullo non tempore com-<text:line-break/>modum esu Quod autem ex pipere album constat, </text:span><text:span text:style-name="T45">excoria-<text:line-break/></text:span><text:span text:style-name="T45">tis adustionibus quum ad cicatricem perveniunt utile , est,<text:line-break/>ante per se nihil conducit, dilutum vero ex oleo myrteo<text:line-break/>prodest, non tamen aequali cum </text:span><text:span text:style-name="T45">his </text:span><text:span text:style-name="T45">medicamentis virtute,<text:line-break/>quae ad ambusta proprie faciunt. Heras morsis etiam ipsum<text:line-break/>convenire scribit. Sed hic. quoque distinctione utamur opor-<text:line-break/>tet, siquidem in duris et </text:span><text:span text:style-name="T45">ad </text:span><text:span text:style-name="T45">patiendum difficilibus inrbe-<text:line-break/>cillius est medi.amentum, in mediocribus, maxime in seni-,<text:line-break/>bus, pueris, mulieribus et ut "breviter dicam, molli carne<text:line-break/>praeditis abunde sufficit. Insuper varis aptum est, quem-<text:line-break/>admodum et hoc vere prodidit Heras. At de exanthema-<text:line-break/>tis indistincte pronunciavit. Etenim ex horum numero<text:line-break/>.mediocriter, subdura persanat, </text:span><text:span text:style-name="T45">quae </text:span><text:span text:style-name="T45">vero plus caloris aut</text:span></text:p>
      <text:p text:style-name="P12"><text:span text:style-name="T45">phlegmonodea quippiam </text:span><text:span text:style-name="T45">referunt, </text:span><text:span text:style-name="T45">irritat praesertim initio.<text:line-break/>Post commemorata deinceps lu haec verba Heras disseruit:<text:line-break/></text:span><text:span text:style-name="T7">Fecit </text:span><text:span text:style-name="T7">etiam </text:span><text:span text:style-name="T7">ad luritiarn trimestrem, quae ex partu "pro-<text:line-break/>fecta erat ac persipiratu disaAsit, </text:span><text:span text:style-name="T7">non</text:span><text:span text:style-name="T45"> </text:span><text:span text:style-name="T45">impossibilia </text:span><text:span text:style-name="T7">dicens.<text:line-break/></text:span><text:span text:style-name="T45">At conveniebat ipsum praescripsisse, cujusnam durities esset,<text:line-break/>totiusue </text:span><text:span text:style-name="T45">vulnae, </text:span><text:span text:style-name="T45">an cervicss </text:span><text:span text:style-name="T45">solius, </text:span><text:span text:style-name="T45">vel orificii vel cornuum<text:line-break/>vel externi ct.,.isdam corporis </text:span><text:span text:style-name="T45">ei </text:span><text:span text:style-name="T45">incurrbentis. Jam vero id<text:line-break/>ipsum emplastrum impensius quam natura comparatum sit,<text:line-break/>laudat adversus fistulas quum alias omnes tum maxime<text:line-break/>quae in dactylio, id est podice, oriuntur; sictenim appellavit<text:line-break/>ipse, cum illud curare affirmaret. Simili modo ad podagi am,<text:line-break/>carbunculos, epinyctidas, condylomata, lepras, vitiligines,<text:line-break/>sugillata, propositum emplastrum Heras extoilit. Si itaque<text:line-break/>tanquam meliorum penuria eo usus quispiam mediocre<text:line-break/>praefidiurn attulerit, vere praedicat; sin autem ut medica-<text:line-break/>mentum ad haec optimum adducit, manifesti mendacii </text:span><text:span text:style-name="T7">ar-<text:line-break/>guitur,</text:span><text:span text:style-name="T45"> quum multa alia praestantiora inveniantur. Caele<text:line-break/>rum post ipsius laudes, his verbis praecipit: </text:span><text:span text:style-name="T7">Utera hoa</text:span></text:p>
      <text:p text:style-name="P12"><text:span text:style-name="T7">maxime, quum ulcus ab acribus inedioarnentse</text:span><text:span text:style-name="T45"> et i&amp;,‘ quue<text:line-break/></text:span><text:span text:style-name="T7">cfuentts imponuntur vulneribus, sclvitttr et .phlegmonen<text:line-break/>recipit, tum in absceffibus, qui circa genu fiunt-</text:span><text:span text:style-name="T45"> Hic quo-<text:line-break/>que fidei illius erat apponere pro abscessuum quidem ratione,<text:line-break/>tenera carne pra alitos pueros, mulieres et senes, in ulce-<text:line-break/>ribus autem species eorum adsuibere, uti nos faciemus </text:span><text:span text:style-name="T45">in<text:line-break/></text:span><text:span text:style-name="T45">sermone ale malignis ulceribus; nam istud, de quo nunc lo-<text:line-break/>qnimur, emplastrum nulli tam cacoethi seu maligno cica- </text:span><text:span text:style-name="T45">.<text:line-break/></text:span><text:span text:style-name="T45">tricem obducit. Verum distinguenda sunt ea, quae cicatricem<text:line-break/>aegre ducunt, a caco"thibus, neque enim omnia cacoethe<text:line-break/>difficulter cicatricem admittunt. At dicetur sermone </text:span><text:span text:style-name="T7">proce-<text:line-break/>denti</text:span><text:span text:style-name="T45"> de ipsorum differentia et medicamentorum, quae utris-<text:line-break/>que sanandis dicata sunt Quin ex stolis metallicis album em-<text:line-break/>plastrum praeparate licet, ut paulo ante in sola argenti fpu-<text:line-break/>rna cocta admonuimus. Si enim spuma argenti cerussae com-<text:line-break/>mittatur, delude olei et aquae utriusque duplum rn.sceatur,<text:line-break/>et coctionem, ut nuper est’dictum, carbonibus antea'mer-<text:line-break/>ustis, in aere lucido peragas, tum glutinans ac tenax, tum</text:span></text:p>
      <text:p text:style-name="P12"/>
      <text:p text:style-name="P13"><text:span text:style-name="T45">album colore medicamentum erit; majore autem refrige-<text:line-break/>randi virtute, praeditum quam quod est ex sola argenti:<text:line-break/>simma confectum. Quemadmodum enim molybdaena frigi-<text:line-break/>dioris crassiorisque naturae est</text:span><text:span text:style-name="T45">, </text:span><text:span text:style-name="T45">etsi argenteae spumae eam<text:line-break/>idmssceas, sic etiam cerussa vel magis, adhuc </text:span><text:span text:style-name="T45">quam </text:span><text:span text:style-name="T45">moly-<text:line-break/>bdaena ;' quod si vetus oleum indatur, non purum lentoris<text:line-break/>et, hoc, medicamentum habiturum est, ne videlicet a corpore<text:line-break/>facile lecidat</text:span><text:span text:style-name="T45">, </text:span><text:span text:style-name="T45">cuieunque </text:span><text:span text:style-name="T45">fuerit </text:span><text:span text:style-name="T45">impositum., Atqui si etn-<text:line-break/>plastrmn candidum fieri postulatis, oleum quam fieri potest<text:line-break/>purissimum' simul et luridissimum injicitote;, multa enim<text:line-break/>ejus generis non sunt. Mitigans </text:span><text:span text:style-name="T45">vero </text:span><text:span text:style-name="T45">ac dolorem sedans<text:line-break/>erit medicamentum, si et adipis aliquid injeceris, veluti ego<text:line-break/>tacere consuevi. Adeps vero anserinus, sit vel hujus inopia<text:line-break/>gallinaceus Si. neque hunc habemus, fuillum lujiciamus,<text:line-break/>iioa ignari quidem magnam esse anserini ad reliquos emi-<text:line-break/>nentiam, utentes autem peioribus etiam, si quando optimi<text:line-break/>copia non conceditur, nam'et quum cinnamomum desidera-<text:line-break/>tur, ad cassiam optimam descendimus. Verum iu praedicta</text:span></text:p>
      <text:p text:style-name="P17"><text:span text:style-name="T7">/</text:span></text:p>
      <text:p text:style-name="P13"><text:span text:style-name="T45">symmetria adipis pondus dimidio minus, quam utriusque<text:line-break/>metallici miscere sufficit, ut argenti, spumae et cerussae<text:line-break/>singulorum pars una adsit, olei dnplamt-aquae dupla aut<text:line-break/>etiam paulo amplior, adipis pars dimidia. Caeterum quo-<text:line-break/>modo dicam iis qui. lance metiuntur dupla, dimidia et </text:span><text:span text:style-name="T74">a</text:span><text:span text:style-name="T45">e_<text:line-break/>qualia, anle paulum ostensum est, dum Romanae librae pon-<text:line-break/>derasis cum meusurali cognominationem. quam vocant ho-<text:line-break/>monymiam seu aequivocationem, interpretarer. Medica-<text:line-break/>mentum hoc vari s modis praeparari, siquidem, quatuor.pa-<text:line-break/>ri portione mixtis dimidiant adinis, interdum: quoque li-<text:line-break/>quidorum utriusque unam et dimidiam, adjunximus. Porro<text:line-break/>fiet veluti exemplo symmetria talis, argenti spumae pon-<text:line-break/>do libra, cerussae pondo libra, olei aquae utriusque pondo<text:line-break/>libras, postremo adipis pondo selibra. Est quum et pondo<text:line-break/>trientem adjecerim, sicut etsiqnae pondo libram integram.<text:line-break/>Quod autem idiotae frequenter dicere solent et medici ip-<text:line-break/>sis similes, observate ne interdum dicatis, nemne medica-<text:line-break/>rnentum quodlibet generosius fieri, si adjectum hoc fuerit,</text:span></text:p>
      <text:p text:style-name="P12"><text:span text:style-name="T45">qnodctmque scilicet nominaverint. 'Nonnulli ignorare se<text:line-break/>satentur rogantque nos, qualisnam compositio praeparatio-<text:line-break/>que fit optima, ignorantes </text:span><text:span text:style-name="T45">aliam </text:span><text:span text:style-name="T45">in alio affectu esse com-<text:line-break/>modiorem, </text:span><text:span text:style-name="T45">simpliciter vero </text:span><text:span text:style-name="T45">et indefinite ne unam quidem<text:line-break/>optimam, hujus itaque - rei gratia ego simplicium medica-<text:line-break/>mentorum virtutes accurate pernoscere operae pretium esse<text:line-break/>vobis puto, nam composito probe uti non possitis illorum<text:line-break/>ignari. Nimirum 'igitur in proposito hic albo </text:span><text:span text:style-name="T45">emplastro </text:span><text:span text:style-name="T7">re-<text:line-break/>cens</text:span><text:span text:style-name="T45"> adeps admixtus medicamentum essicit, quod dolorem<text:line-break/>magis adeo levati ut st et inflammatione laboret ulcus, ju-<text:line-break/>vetspsuin, at cicatrice obducenda minus </text:span><text:span text:style-name="T45">reddet </text:span><text:span text:style-name="T45">accommo-<text:line-break/>datum. </text:span><text:span text:style-name="T45">‘ </text:span><text:span text:style-name="T45">Quod </text:span><text:span text:style-name="T7">citra</text:span><text:span text:style-name="T45"> adipem conficitur, facilius </text:span><text:span text:style-name="T45">quidem </text:span><text:span text:style-name="T45">cica-<text:line-break/>fricein inducit, verum non ex aequo sedat dolorem. Dictum<text:line-break/>quoque est prius, quod aqua admixta evidentius refrigeres,<text:line-break/>sed oleo veteri magis discutiat. Itaque qui eam facultatem<text:line-break/>assequutus est, ut quo potissimum </text:span><text:span text:style-name="T45">ulcus </text:span><text:span text:style-name="T45">indigeat fcire possit,<text:line-break/>is optime et ipse componet medicamenta </text:span><text:span text:style-name="T45">et </text:span><text:span text:style-name="T45">jam compositis<text:line-break/>utetur. Atque vidistis me fublude medicorum, qui me m</text:span></text:p>
      <text:p text:style-name="P12"><text:span text:style-name="T7">tia-]</text:span></text:p>
      <text:p text:style-name="P16"><text:span text:style-name="T7">tuor* ,"o"t<text:line-break/></text:span><text:span text:style-name="T45">consilium advocarunt, medicamentis multa jurasse, </text:span><text:span text:style-name="T7">a</text:span><text:span text:style-name="T45"> </text:span><text:span text:style-name="T45">quia<text:line-break/></text:span><text:span text:style-name="T45">bus </text:span><text:span text:style-name="T45">illi </text:span><text:span text:style-name="T45">sanitatis spem abjecerant. Optimuna igitur medi-<text:line-break/>lamentum dictum est non sermone-, simplici, sed ‘inter </text:span><text:span text:style-name="T7">ea,<text:line-break/></text:span><text:span text:style-name="T45">quae </text:span><text:span text:style-name="T45">hoc </text:span><text:span text:style-name="T45">aliquid sacere pollicentur, quemadmodum ego<text:line-break/>phoenicinum optimum esse retuli</text:span><text:span text:style-name="T45">' </text:span><text:span text:style-name="T45">adversius rheumatica, </text:span><text:span text:style-name="T45">si </text:span><text:span text:style-name="T7">eo<text:line-break/></text:span><text:span text:style-name="T45">juxta </text:span><text:span text:style-name="T45">praedictas </text:span><text:span text:style-name="T45">distinctiones utamur." - ' </text:span><text:span text:style-name="T59">!</text:span></text:p>
      <text:h text:style-name="Heading_20_2" text:outline-level="2">Cap. XV.</text:h>
      <text:p text:style-name="P174"><text:span text:style-name="T45">[.De </text:span><text:span text:style-name="T7">aliis emplaseris Albis.</text:span><text:span text:style-name="T54">]</text:span><text:span text:style-name="T45"> Alba igitur<text:line-break/>ante commemorata qua dixi ratione jam olim confecta sunt,<text:line-break/>post quae </text:span><text:span text:style-name="T45">alia </text:span><text:span text:style-name="T45">diversa medici posteri excogitarunt, quaedam<text:line-break/>adimentes, addentes et immutantes, de quibus ni ipsis prae-<text:line-break/>stat dicere, ut in varia medicamentorum compositione </text:span><text:span text:style-name="T45">vos<text:line-break/></text:span><text:span text:style-name="T45">exerceamini' Scripsit itaque Andromachus in libro, cui </text:span><text:span text:style-name="T45">tle<text:line-break/></text:span><text:span text:style-name="T45">tulum fecit, virtutes ad exteriora, hisce quodammodo </text:span><text:span text:style-name="T7">peri-<text:line-break/>bis: </text:span><text:span text:style-name="T7">Albnm, </text:span><text:span text:style-name="T7">quo uton.</text:span><text:span text:style-name="T45"> Argenti-spumae mina una,- cerussae<text:line-break/>mina una, cerae pars quarta, resinae pars quarta, olei hes-<text:line-break/>minae tres ; aquae heminae duae. Hactenus Andromaclujs<text:line-break/>nec quibus conveniat adscripsit nec coctionis ejus mentior.</text:span></text:p>
      <text:p text:style-name="P12"><text:span text:style-name="T45">nem fecit. Nonnulli viginti uncias minam continere 'tradunt,<text:line-break/>quidam sedecim. Atque medicamentum utroque modo prae-<text:line-break/>parari possit, non tamen recte mihi parem modum resinae<text:line-break/>et </text:span><text:span text:style-name="T7">cerae</text:span><text:span text:style-name="T45"> injicere videtur, nam Attalici compositio melior est,<text:line-break/>prae ceram resinae duplo, copiosiorem accipit.. Constat autem<text:line-break/>si resinae et cerae aequalis portio </text:span><text:span text:style-name="T45">adjecta </text:span><text:span text:style-name="T45">sit, einplestrum fore<text:line-break/>glutinantius, non tamen ex aequo suave gratumque ulceri<text:line-break/>hns, sed acrimoniam habiturum Quin etiam eo quoo in-<text:line-break/>dicare noluit qualis rinmitti debeat resina, parum recte fe-<text:line-break/>cit nos autem hausi ignari </text:span><text:span text:style-name="T45">esse </text:span><text:span text:style-name="T45">meliorem </text:span><text:span text:style-name="T45">per omnia </text:span><text:span text:style-name="T45">tere<text:line-break/>blutbinam tum colophoniam tum eam quae phrycte nomi-<text:line-break/>natur; illam injiciemus. At si et laricem habeamus , quid<text:line-break/>uti prohibet, quum sibi invicem propemodum sint assimiles?<text:line-break/>Olei heminas tres Atticas puto ipsum scribere, aut cer-<text:line-break/>te scripsisset libras. 4</text:span><text:span text:style-name="T45">tqni </text:span><text:span text:style-name="T45">miretur quispiam quomodo Ro-<text:line-break/>mae degens pro libris heminas nominaverit; ejus pempe re-<text:line-break/>gionis illa sunt nomina, libra, (extarius,, uncia. Ex multis,<text:line-break/>medicamentis quondam conscriptis, priusquam Romanorum</text:span></text:p>
      <text:p text:style-name="P105"><text:span text:style-name="T45">res </text:span><text:span text:style-name="T45">eo potentiae </text:span><text:span text:style-name="T45">accrevissent, </text:span><text:span text:style-name="T45">conjeci quam illi vocarent<text:line-break/>heminam esse aequalem unciis novem librae Romanae </text:span><text:span text:style-name="T45">ho-<text:line-break/></text:span><text:span text:style-name="T45">diernae'. Numquid igitm et </text:span><text:span text:style-name="T45">Andromachus tres </text:span><text:span text:style-name="T45">heminas cen- -<text:line-break/>set adjiciendas, tanquam </text:span><text:span text:style-name="T45">singulae </text:span><text:span text:style-name="T45">unciis novem valeant?<text:line-break/>eadem </text:span><text:span text:style-name="T45">que </text:span><text:span text:style-name="T45">ratione et aquae duas?. Vos ergo si simplicis cu-<text:line-break/>jusque potestatem cognitam </text:span><text:span text:style-name="T45">ante </text:span><text:span text:style-name="T45">habeatis, quomodocunque<text:line-break/>praeparato uti potueritis </text:span><text:span text:style-name="T45">ad ea </text:span><text:span text:style-name="T45">quae compositionis modus<text:line-break/>promittit, aliis permittentes inquirere, qualisnam confectio<text:line-break/>sit'optima; omnes enim optimae sunt et non optimae, quem-<text:line-break/>admodum nobis prius ostensum est. Postea Andromachus<text:line-break/>illud subjungit hujusmodi.<text:tab/></text:span><text:span text:style-name="T45">.</text:span></text:p>
      <text:p text:style-name="P16"><text:span text:style-name="T45">[Aiburn ntiud.] 4 Argenti fpumae 5 clx, cerussae 3<text:line-break/>cc, cerae </text:span><text:span text:style-name="T7">3</text:span><text:span text:style-name="T45"> l, terebinthinae 5 xxiv, olei heminae dimidium,<text:line-break/>aquae cyathos vj. Hoc gitur emplastrum priori plus cerus-<text:line-break/>sae quam argenti spumae habens candidius evadet </text:span><text:span text:style-name="T45">rna </text:span><text:span text:style-name="T45">&gt;<text:line-break/>gisque refrigerans, quod ad hoc attinet, sed facile decidit,<text:line-break/>minusque adhaerescit, licet scdecim uncias et duas partes<text:line-break/>heminam habere statuamus, quemadmodum nonnulli ajunt.'</text:span></text:p>
      <text:p text:style-name="P12"><text:span text:style-name="T45">Juvat sane ipsium ad haec terebinthinae mixtura, </text:span><text:span text:style-name="T45">ne </text:span><text:span text:style-name="T45">friabile<text:line-break/>.fiat medicamentum</text:span><text:span text:style-name="T45">, quoniam </text:span><text:span text:style-name="T45">omnino alipes, ut Graeci di-<text:line-break/>cunt, id est pinguis </text:span><text:span text:style-name="T45">expers et </text:span><text:span text:style-name="T45">aridum esset, pauco oleo et<text:line-break/>aqua addita. Neque </text:span><text:span text:style-name="T45">in </text:span><text:span text:style-name="T45">ho.c vero ascripsit Andromachus vel<text:line-break/>coctionem vel quid promittat.</text:span></text:p>
      <text:p text:style-name="P16"><text:span text:style-name="T7">[Aliud</text:span><text:span text:style-name="T45"> a&amp;im.] Aliud post </text:span><text:span text:style-name="T45">hoc </text:span><text:span text:style-name="T45">ponit tertium, quod<text:line-break/>eadem alia omnia cum Attalico ex pipere albo </text:span><text:span text:style-name="T45">confecto </text:span><text:span text:style-name="T45">con-<text:line-break/>tinet. Adjecta autem sunt ei haec duo, orchis </text:span><text:span text:style-name="T45">herbae </text:span><text:span text:style-name="T45">drach-<text:line-break/>mae, octo, struthii unciae duae. Aquam vero nequaquam •<text:line-break/>huic medicamento adjungit, scd thuris </text:span><text:span text:style-name="T45">pondo </text:span><text:span text:style-name="T45">denarium vi-<text:line-break/>gluti quinque lujiciendum censet non ad scribens, ut He-<text:line-break/>ras consuerit, nonnulli autem xxv’ immittunt. Olei tamen<text:line-break/>hic ille heminas duas imponit, eandem nobis obscuritatem<text:line-break/>relinquens cujus supra memini. Accusaverit quis eum ve-<text:line-break/>hementer, quod medicamentorum pollicita, seu titulum non<text:line-break/>praefixerit, quippe secundum cum primo et tertio eandem<text:line-break/>potentiam non obtinet, -lerasque sane laudandus est, qui</text:span></text:p>
      <text:p text:style-name="P12"><text:span text:style-name="T45">medicamentorum virtutes </text:span><text:span text:style-name="T45">adscripscrit utendique, modos,<text:line-break/>ios </text:span><text:span text:style-name="T45">Andromachus </text:span><text:span text:style-name="T45">in </text:span><text:span text:style-name="T45">emplastris albis </text:span><text:span text:style-name="T45">prorsus omisit, ra-<text:line-break/></text:span><text:span text:style-name="T45">ro </text:span><text:span text:style-name="T45">ad quid </text:span><text:span text:style-name="T45">valeant apponens, quin </text:span><text:span text:style-name="T45">nec </text:span><text:span text:style-name="T45">quo </text:span><text:span text:style-name="T45">pacto coquen -<text:line-break/></text:span><text:span text:style-name="T45">dum medicamentum sit, indicavit. Attamen </text:span><text:span text:style-name="T45">nemo </text:span><text:span text:style-name="T45">forsan<text:line-break/>eum </text:span><text:span text:style-name="T45">accusare </text:span><text:span text:style-name="T45">possit, quod jam exercitatis in </text:span><text:span text:style-name="T45">re </text:span><text:span text:style-name="T45">medica, non ’<text:line-break/>idiotis, </text:span><text:span text:style-name="T45">scribat. </text:span><text:span text:style-name="T45">Verum </text:span><text:span text:style-name="T45">quod </text:span><text:span text:style-name="T45">titulum praeterit vel univer-<text:line-break/>sales </text:span><text:span text:style-name="T45">potentias, </text:span><text:span text:style-name="T45">non mediocre peccatum est. Quid enim di-<text:line-break/></text:span><text:span text:style-name="T45">oet </text:span><text:span text:style-name="T45">qui de&amp;nfionem ejus susceperit? forsan quod peritis<text:line-break/>simplicium medicamentorum virtutem haec tradiderit; atqui<text:line-break/>illorum nullus Andromachum defiderat, quum et ipse simili<text:line-break/>modo possit componere.</text:span></text:p>
      <text:h text:style-name="P4" text:outline-level="2">Cap. XVI.</text:h>
      <text:p text:style-name="P9"><text:span text:style-name="T45">[Aiiud </text:span><text:span text:style-name="T7">Herae adversius rabiosas</text:span><text:span text:style-name="T45"> morfus.J<text:line-break/>Rursus ad Heram, revertamur, aliud candidum emplastrum<text:line-break/>post Attalicum iisdem lusce verbis scribe, tem» </text:span><text:span text:style-name="T7">Candidum<text:line-break/>udversus rabiosorum morsus,</text:span><text:span text:style-name="T45"> i </text:span><text:span text:style-name="T7">Facit exacte </text:span><text:span text:style-name="T7">etiam </text:span><text:span text:style-name="T7">ad<text:line-break/>aquam expavescentes rabidi canis morsu, screet</text:span><text:span text:style-name="T45"> lervat </text:span><text:span text:style-name="T7">enim<text:line-break/></text:span><text:span text:style-name="T7">siaiim a perwulo emineri impositum, item • tvictis valde<text:line-break/>catapotium nucis avellanae magnitudine ex eo dandum est,</text:span></text:p>
      <text:p text:style-name="P12"><text:span text:style-name="T7">idque diebus quadraginta, </text:span><text:span text:style-name="T7">mutat tamen colorern in spleniis<text:line-break/></text:span><text:span text:style-name="T7">reddiiurque</text:span><text:span text:style-name="T45"> </text:span><text:span text:style-name="T45">nigrum. </text:span><text:span text:style-name="T7">Valet </text:span><text:span text:style-name="T7">et contra </text:span><text:span text:style-name="T7">morsus </text:span><text:span text:style-name="T7">hominum<text:line-break/></text:span><text:span text:style-name="T7">canumque abrasa</text:span><text:span text:style-name="T45"> et </text:span><text:span text:style-name="T7">ulcera, quae cicatricem disisicalter<text:line-break/></text:span><text:span text:style-name="T7">zdmittunt. </text:span><text:span text:style-name="T7">• Tollit </text:span><text:span text:style-name="T7">etiam </text:span><text:span text:style-name="T7">sugillata siliqua </text:span><text:span text:style-name="T7">uva, </text:span><text:span text:style-name="T7">vulnera<text:line-break/>conglutinat, aufert </text:span><text:span text:style-name="T7">phymata </text:span><text:span text:style-name="T7">et rhagadae. Esi et pe (sus<text:line-break/></text:span><text:span text:style-name="T7">emolliens. </text:span><text:span text:style-name="T7">Oportet tamen </text:span><text:span text:style-name="T7">posi </text:span><text:span text:style-name="T7">diem salvere et nigredinem<text:line-break/>sulcer ibus obortam spongia detergere-, </text:span><text:span text:style-name="T7">idquc tantisper </text:span><text:span text:style-name="T7">sa~<text:line-break/>ciendum esi, donec </text:span><text:span text:style-name="T7">nigricies amptius n,dla </text:span><text:span text:style-name="T7">appareat. Jam<text:line-break/>quoque </text:span><text:span text:style-name="T7">idem </text:span><text:span text:style-name="T7">cicatricem </text:span><text:span text:style-name="T7">ducit et </text:span><text:span text:style-name="T7">ad </text:span><text:span text:style-name="T7">omnia </text:span><text:span text:style-name="T7">bonum esi.<text:line-break/></text:span><text:span text:style-name="T45">Haec praefatus Heras deinceps symmetriam emplastri </text:span><text:span text:style-name="T45">his'<text:line-break/></text:span><text:span text:style-name="T45">verbis enarravit. </text:span><text:span text:style-name="T7">Album.</text:span><text:span text:style-name="T45"> </text:span><text:span text:style-name="T45">4 cerae </text:span><text:span text:style-name="T45">albae Ponticae lib. </text:span><text:span text:style-name="T45">ij,<text:line-break/></text:span><text:span text:style-name="T45">urgenti spumae chryfitidis lib. </text:span><text:span text:style-name="T7">j,</text:span><text:span text:style-name="T45"> cerussae lilu j, myrrhae §<text:line-break/>ij, medullae cervinae § ij, thuris infecti </text:span><text:span text:style-name="T45">§ </text:span><text:span text:style-name="T45">j,: olei veteris<text:line-break/>sextarium j.- </text:span><text:span text:style-name="T45">Haec </text:span><text:span text:style-name="T45">sane symmetria eorum est, quae em-<text:line-break/>plastrum constituunt. Coquendo vero modum deinceps ita<text:line-break/>scripsit. Argenti spuma ex </text:span><text:span text:style-name="T45">oleo </text:span><text:span text:style-name="T45">coquitur, ubi sordium cras-<text:line-break/>situdinem habere ridetur cera, mox cerussa aspergitur<text:line-break/>moveturque, </text:span><text:span text:style-name="T45">unita </text:span><text:span text:style-name="T45">jam nec polluentia ab igne tolluntur </text:span><text:span text:style-name="T45">et</text:span></text:p>
      <text:p text:style-name="P12"><text:span text:style-name="T45">medulla injicitur, postquam refrixerit medicamentum, myr-<text:line-break/>rha et thus miscetur, deinde emollitum </text:span><text:span text:style-name="T45">subactumque </text:span><text:span text:style-name="T45">mani-<text:line-break/>bns usui </text:span><text:span text:style-name="T45">est. </text:span><text:span text:style-name="T45">In hoc igitur Heras </text:span><text:span text:style-name="T45">commendandus est, </text:span><text:span text:style-name="T45">qui, non<text:line-break/>reliquerit nobis quomodocunque </text:span><text:span text:style-name="T45">lubet </text:span><text:span text:style-name="T45">emplastrum coquen-<text:line-break/>dum, sed </text:span><text:span text:style-name="T45">ipfe </text:span><text:span text:style-name="T45">apposuerit. Proclive enim erat cerussam cum<text:line-break/>argenti spuma, </text:span><text:span text:style-name="T45">ut </text:span><text:span text:style-name="T45">in </text:span><text:span text:style-name="T45">albis </text:span><text:span text:style-name="T45">aliis statirn ab initio coquere, et<text:line-break/>nos id. plerumque factitare consuevimus, imo </text:span><text:span text:style-name="T45">et' </text:span><text:span text:style-name="T45">ille ipse<text:line-break/></text:span><text:span text:style-name="T45">in </text:span><text:span text:style-name="T45">aliis conscripsit, verum in hoc ipsam </text:span><text:span text:style-name="T45">secundo </text:span><text:span text:style-name="T45">injicere,<text:line-break/>praecipit,. non apponens causam cur id agere praestiterit,<text:line-break/>etsi ostendat non unum coquendi modum </text:span><text:span text:style-name="T45">in </text:span><text:span text:style-name="T45">omnibus esse<text:line-break/>similiter utilem, sed in, quibusdam et duos et tres efficere<text:line-break/>licere, non modo colorem, verum et facultatem immutantes<text:line-break/>medicamentorum, quemadmodum </text:span><text:span text:style-name="T45">in </text:span><text:span text:style-name="T45">hoc nunc proposito<text:line-break/>cerussam sum argenti spuma coquere noluit, sciens ipsam<text:line-break/>et exactum candorem ex coctione perdere et astrictionem,<text:line-break/></text:span><text:span text:style-name="T45">quam </text:span><text:span text:style-name="T45">habet cum refrigerandi virtute, deponere. . Forsan<text:line-break/></text:span><text:span text:style-name="T45">igitur </text:span><text:span text:style-name="T45">inquiret aliquis, ecquid quum emplastri autor pri-</text:span></text:p>
      <text:p text:style-name="P12"><text:span text:style-name="T45">mus, </text:span><text:span text:style-name="T45">quicnnque suerit, digerens id esse vellet, conatus </text:span><text:span text:style-name="T45">ta -<text:line-break/>men </text:span><text:span text:style-name="T45">est cerussam crudam </text:span><text:span text:style-name="T45">in </text:span><text:span text:style-name="T45">eo </text:span><text:span text:style-name="T45">praeservare? Mihi sane vi-<text:line-break/>detur hujus </text:span><text:span text:style-name="T45">gratia ad </text:span><text:span text:style-name="T45">talem </text:span><text:span text:style-name="T45">venisse </text:span><text:span text:style-name="T45">consecturam, ut medica-<text:line-break/>rnentum </text:span><text:span text:style-name="T45">repulsoriae quoque </text:span><text:span text:style-name="T45">virtutis quippiam </text:span><text:span text:style-name="T45">habeat, </text:span><text:span text:style-name="T45">etenim<text:line-break/>ejusmodi </text:span><text:span text:style-name="T45">nullam habentia, </text:span><text:span text:style-name="T45">plethoricis corporibus nequa-<text:line-break/>•juam tuta sunt. Ut </text:span><text:span text:style-name="T45">ergo </text:span><text:span text:style-name="T45">conveniat et his cerussam crudan<text:line-break/>, lieram esse, verisimile est. Caetemm nenrluem latet, magna<text:line-break/>de se propositum </text:span><text:span text:style-name="T45">medicamentum </text:span><text:span text:style-name="T45">promittere, inde quod<text:line-break/>myrrham 'et cervinam medullam assumpserit, sicut et alia<text:line-break/>quoque eadem</text:span><text:span text:style-name="T59">1</text:span><text:span text:style-name="T45"> cum communibus' his emplastris animet»<text:line-break/>Didicimus </text:span><text:span text:style-name="T45">autem </text:span><text:span text:style-name="T45">myrrham valde siccans tenuiumque admo-<text:line-break/>• dum partium esse medicamentum, medullam rursus nullo<text:line-break/>inter ea, quae mollientia vocantur, inseriorein. De hac<text:line-break/>facultate, quemadmodum et de aliis omnibus secundi, in<text:line-break/>libro v, simplicium medicamentorum dictum est, videtur<text:line-break/>tamen non iis tantum medicamenti compositor, sed etiam<text:line-break/>albae cerae Ponticae, quae vim habet medicamentosam, </text:span><text:span text:style-name="T45">con-<text:line-break/></text:span><text:span text:style-name="T45">fidere.atque ideo plurimum ejus immittere. Caelorum </text:span><text:span text:style-name="T45">sex-</text:span></text:p>
      <text:p text:style-name="P12"><text:span text:style-name="T45">tarii, lioc est xesti, Romani Heram </text:span><text:span text:style-name="T45">meminisse putu, </text:span><text:span text:style-name="T45">nam.<text:line-break/>apud Athenienses neque mensura neque </text:span><text:span text:style-name="T45">nomen </text:span><text:span text:style-name="T45">hoc erat,<text:line-break/></text:span><text:span text:style-name="T45">nunc </text:span><text:span text:style-name="T45">ex </text:span><text:span text:style-name="T45">quo </text:span><text:span text:style-name="T45">Romani-imperare orbi coeperunt, nomen sex-<text:line-break/>tarii apud omnes,’ quae' Graeca lingua utuntur, nationes exi-<text:line-break/></text:span><text:span text:style-name="T45">stit, </text:span><text:span text:style-name="T45">ipfa vero mensura Romanae aequalis non est, quippe<text:line-break/>alii aliam sextarii mensuram usurpant. Apud Romanos sex-<text:line-break/>tarius libram unam, semissem et sextam illius partem pen-<text:line-break/></text:span><text:span text:style-name="T45">siet, ut </text:span><text:span text:style-name="T45">omnes, </text:span><text:span text:style-name="T45">simul </text:span><text:span text:style-name="T45">junctae unciae sint viginti, quas pluri-<text:line-break/></text:span><text:span text:style-name="T45">mum </text:span><text:span text:style-name="T45">cornibus metiuntur, incisis extrinsecus' lineis qnibus-<text:line-break/></text:span><text:span text:style-name="T45">dam orbicularibus. Nonnulli </text:span><text:span text:style-name="T45">falso Romanum sextarium opi-<text:line-break/></text:span><text:span text:style-name="T45">nati- sunt </text:span><text:span text:style-name="T45">octodecim meusurales uncias capere. Videtur igi-<text:line-break/></text:span><text:span text:style-name="T45">tur et Heras, </text:span><text:span text:style-name="T45">quum heminam scribit, sextarii dimidium in-<text:line-break/></text:span><text:span text:style-name="T45">dicare; </text:span><text:span text:style-name="T45">nurn </text:span><text:span text:style-name="T45">vero novem </text:span><text:span text:style-name="T45">uncias ex librali cornu, an decem<text:line-break/></text:span><text:span text:style-name="T45">innuant, </text:span><text:span text:style-name="T45">etiamnum ignoratur. Item ad rabiosos inorsus ap-<text:line-break/>tum </text:span><text:span text:style-name="T45">ne </text:span><text:span text:style-name="T45">sit medicarnentum sive bibitum sive extrinsecus im-<text:line-break/></text:span><text:span text:style-name="T45">positum, </text:span><text:span text:style-name="T45">ratione cognoscere nemini licet. Indicavimus enim<text:line-break/></text:span><text:span text:style-name="T45">tota substantiae </text:span><text:span text:style-name="T45">proprietate ejusmodi medicamenta efficaciam<text:line-break/></text:span><text:span text:style-name="T45">habere </text:span><text:span text:style-name="T45">et </text:span><text:span text:style-name="T45">oh'</text:span><text:span text:style-name="T45">id exnerientia indicari. At exneriri nunouam</text:span></text:p>
      <text:p text:style-name="P12"><text:span text:style-name="T45">ausus sum </text:span><text:span text:style-name="T45">hoc </text:span><text:span text:style-name="T45">medicamentum, quam vim in rabidorum mor-<text:line-break/>sibus ostenderet, </text:span><text:span text:style-name="T45">quod </text:span><text:span text:style-name="T45">certo sanans haberem medicamentum<text:line-break/>ex cancris confectum, quum autem hoc-non adest,</text:span><text:span text:style-name="T45">. </text:span><text:span text:style-name="T7">alia</text:span><text:span text:style-name="T45"> .quo-<text:line-break/>-qne nonnulla, quae nunquam prospero successu nos frustran-<text:line-break/>tur. Quare lu tam perieulofo affectu certis medicamentis </text:span><text:span text:style-name="T7">re-<text:line-break/>lictis</text:span><text:span text:style-name="T45"> </text:span><text:span text:style-name="T45">curiosae </text:span><text:span text:style-name="T45">experientiae causa morsi salutem prodere<text:line-break/>grave et iniquum mihi ridebatur. Jam quidem de rabiosis<text:line-break/>morsibus </text:span><text:span text:style-name="T45">haec </text:span><text:span text:style-name="T45">quoque dicta sufficiunt. Reliqua vero, quae<text:line-break/>Heras de hoc emplastro retulit, ut in Attalico, partim sane<text:line-break/>vera praedicari, partim impendio magis ab eo extolli, dixe-<text:line-break/>rim. -Optimum enim est medicamentum, ut inter emplastra,<text:line-break/>quae sugillatis dictis admoventur, inter, ea vero, quae<text:line-break/>cruenta vulnera glutinant, non in primis ut optimis; est,<text:line-break/>Summatim permultos invenio non modo hujus tempestatis<text:line-break/>medicos, sed etiam veteres, qui libros posteritati reliquerunt,<text:line-break/>hoc genus emplastra supra veri fidem extulisse, de </text:span><text:span text:style-name="T45">quibus<text:line-break/></text:span><text:span text:style-name="T45">scquenti volumine agetur. In praesentia ad institutum </text:span><text:span text:style-name="T45">re-</text:span></text:p>
      <text:p text:style-name="P12"><text:span text:style-name="T7">sessi</text:span></text:p>
      <text:p text:style-name="P13"><text:span text:style-name="T45">versu </text:span><text:span text:style-name="T45">iterum Herae dicta examinabimus. </text:span><text:span text:style-name="T45">Ait enim phymatis<text:line-break/>medicamentum illud mederi, nnila distinctione eorum ap— </text:span><text:span text:style-name="T45">-<text:line-break/></text:span><text:span text:style-name="T45">posita, quae </text:span><text:span text:style-name="T45">ego </text:span><text:span text:style-name="T45">de phoenicluo protuli. Quaedam siquidem<text:line-break/>calida sunt phymata et cum </text:span><text:span text:style-name="T45">vehementia </text:span><text:span text:style-name="T45">quadam exiliunt,<text:line-break/>quaedam frigida siccaque sunt, permulta alia </text:span><text:span text:style-name="T45">inter haec </text:span><text:span text:style-name="T45">con-<text:line-break/>sistunt</text:span><text:span text:style-name="T45">, </text:span><text:span text:style-name="T45">alia quidem exacte media illorum, </text:span><text:span text:style-name="T45">quae </text:span><text:span text:style-name="T45">diximus,<text:line-break/>alia a medio in utramque partem paulum inclinant, aliqua<text:line-break/>plus idem faciunt, nonnulla summis vicina vel ajmediis<text:line-break/>quodammodo et summis pari spatio absunt. Quibus uni </text:span><text:span text:style-name="T7">ver-<text:line-break/></text:span><text:span text:style-name="T45">sis emplastrum hoc convenire </text:span><text:span text:style-name="T45">non </text:span><text:span text:style-name="T45">potest, nisi cum mollibus<text:line-break/>quibusdam id velit liquefacere, ut multi modffiant, quibus<text:line-break/>eo utamur, quos explicasse ipsum, sicut in aliis factitavit,,<text:line-break/>oportebat. Prolude par esse puto, ut liunc laudemus ob ea<text:line-break/>quae tradidit, Andromachum accusemus. Caeterum de eo,<text:line-break/>quod emplastrum istud hominum canumque morsibus con-<text:line-break/>ferat, easdem puta a me rationes audire, quas et de Atta-<text:line-break/>lico pronuntiavi, similiter etiam de aliis, quae medicamen-.</text:span></text:p>
      <text:p text:style-name="P12"><text:span text:style-name="T45">tum commendant, quemadmodum illud, ita hoc quoque<text:line-break/>bonum esse medicamentum dicens, </text:span><text:span text:style-name="T45">sed </text:span><text:span text:style-name="T45">multum </text:span><text:span text:style-name="T45">ah iis, </text:span><text:span text:style-name="T45">quae<text:line-break/>optime ad unumquodque </text:span><text:span text:style-name="T45">.illorum </text:span><text:span text:style-name="T45">faciunt, inferius esse, </text:span><text:span text:style-name="T45">ut<text:line-break/></text:span><text:span text:style-name="T45">quis eo confidenter utatur, </text:span><text:span text:style-name="T45">ubi </text:span><text:span text:style-name="T45">optima desint omnia. </text:span><text:span text:style-name="T45">Hoc<text:line-break/></text:span><text:span text:style-name="T45">autem non parvum est in </text:span><text:span text:style-name="T45">.</text:span><text:span text:style-name="T45">medicamentis, quemadmodum nec<text:line-break/>in nictus ratione et omnibus quae circa artem versantur.<text:line-break/>Ego contempsi quidem </text:span><text:span text:style-name="T45">id </text:span><text:span text:style-name="T45">priinum, ut neque dignum </text:span><text:span text:style-name="T45">esse<text:line-break/></text:span><text:span text:style-name="T45">judicarem Hippocrate, qui adhortatur nos, ita omnia </text:span><text:span text:style-name="T45">artis<text:line-break/></text:span><text:span text:style-name="T45">opera perficere, </text:span><text:span text:style-name="T45">ut- </text:span><text:span text:style-name="T45">juvent vel non offendant. Postea </text:span><text:span text:style-name="T45">vero<text:line-break/></text:span><text:span text:style-name="T45">cognovi magnam vim habere, quum scilicet viderem </text:span><text:span text:style-name="T45">non-<text:line-break/></text:span><text:span text:style-name="T45">nullos medicos in medicamentis se primum recte </text:span><text:span text:style-name="T45">gessisse,<text:line-break/>ut </text:span><text:span text:style-name="T45">in admirationem sui alios perducerent, eosdem postea </text:span><text:span text:style-name="T45">in<text:line-break/></text:span><text:span text:style-name="T45">aliis prospero eventu frustratos, ut risui essent. </text:span><text:span text:style-name="T45">Ideoque<text:line-break/></text:span><text:span text:style-name="T45">semper conatus sum ejusmodi uti praesidiis, quae an </text:span><text:span text:style-name="T45">profu-<text:line-break/></text:span><text:span text:style-name="T45">tura essent, nonnunquam sane dubitabam, quod autem </text:span><text:span text:style-name="T45">ni-<text:line-break/>hil </text:span><text:span text:style-name="T45">afferrent incommodi, certo sciebam. Quae igitur in, </text:span><text:span text:style-name="T45">At-<text:line-break/></text:span><text:span text:style-name="T45">talico emplastro, atqne hoc laudavit Heras, non quidem, </text:span><text:span text:style-name="T45">ut<text:line-break/>nixi, magna </text:span><text:span text:style-name="T45">sunt, sed ubi desiderantur, quae id </text:span><text:span text:style-name="T45">magnifice </text:span><text:span text:style-name="T45">.</text:span></text:p>
      <text:p text:style-name="P12"><text:span text:style-name="T45">efficiant, </text:span><text:span text:style-name="T45">nemo </text:span><text:span text:style-name="T45">his utens </text:span><text:span text:style-name="T45">manifestam laesionem </text:span><text:span text:style-name="T45">inferet, etsi<text:line-break/>nihil juverit* Atqui si </text:span><text:span text:style-name="T45">quis hoc medicamento </text:span><text:span text:style-name="T45">uti volet in<text:line-break/>phymatis, ab illis, quae in phoenicino docui, ipse intelliget,<text:line-break/>alias aliter ipsum liquefaciens. Tractabitur </text:span><text:span text:style-name="T45">autem </text:span><text:span text:style-name="T45">uberius •<text:line-break/>deinceps et phymatum' tota curatio, unde spero vos metho-<text:line-break/>dnm exactam perscctamqne medicamentorum</text:span><text:span text:style-name="T45">, </text:span><text:span text:style-name="T45">quae illa<text:line-break/>juvare possent, habituros. Vocetur autem vobis emplastrum<text:line-break/>hoc. Album ad rabiosos </text:span><text:span text:style-name="T45">morsus, </text:span><text:span text:style-name="T45">sicut illud, quod ex albo<text:line-break/>constat pipere, Attalicum. Subjungit mox et aliud em-<text:line-break/>plastrum Heras in hanc sententiam. </text:span><text:span text:style-name="T7">Album Ariobarzanion,<text:line-break/>guo Xenocrates alJJ*ceJJum jam inciltevcLtuTne circa taerf<text:line-break/>difcujjlt.</text:span><text:span text:style-name="T45"> Deinde eorum, quae ipsi immittuntur, symmetriam<text:line-break/>et poftea coquendi modum praefatus, ad calcem haec verba<text:line-break/>apponit. </text:span><text:span text:style-name="T33">ΙΥΕαχΙτϊΐβ </text:span><text:span text:style-name="T7">facit ad </text:span><text:span text:style-name="T7">cacoethe </text:span><text:span text:style-name="T7">pajceneticL cAyntuiriacict,<text:line-break/>uiuverfciliteT ad omne ulcus.</text:span><text:span text:style-name="T45"> Porro cur eorum, quibus<text:line-break/>constat medicamentum, symmetriae tertiam partem recita-<text:line-break/>verit, compertum non habeo, quum alii integram hoc mo—</text:span></text:p>
      <text:p text:style-name="P12"><text:span text:style-name="T45">do </text:span><text:span text:style-name="T45">tradiderint, </text:span><text:span text:style-name="T45">4 </text:span><text:span text:style-name="T45">argenti spumae drach. cc. cerae </text:span><text:span text:style-name="T45">drachmas<text:line-break/>quinquaginta, -olei veteris lreminas iij, cerussae drach. lxxx,<text:line-break/>erebinthinae drach.triginta duas, cineris buccinorurn drach.<text:line-break/>x, thuris drach. xix et aquae cyathos duodecim.- Haec om-<text:line-break/>nia </text:span><text:span text:style-name="T45">a </text:span><text:span text:style-name="T45">me prolata medicamenta Heras </text:span><text:span text:style-name="T45">ad </text:span><text:span text:style-name="T45">tertiam partem im-<text:line-break/>minuit, sic, 4 urgenti spumae drach. sexaginta sex obolos<text:line-break/>quatuor, cerae draclu xvj obolos iv,.olei veteris heminam,<text:line-break/>cerussae drach. xxvj obolos -quatuor, terebinthinae resinae<text:line-break/>drach. decem, oboli quatuor, . cineris buccinorurn drach.<text:line-break/>iij. obolos ij,' thuris drach. vj obolos duos, aquae cyathos<text:line-break/>quatuor. Postea coctionem ita subdit, urgenti spumam et<text:line-break/>cerussam cum aqua et oleo terito, deinde recenti olla igne<text:line-break/>non acri coquito, ferrea spatha sedulo movens, ne aduran-<text:line-break/>tur. Ubi semicocta fuerint, cei-am immittito, Kac lique-<text:line-break/>facta resinam et thus, ac' tam diu coquito, dum aliquate-<text:line-break/>nus non inquinet. Postquam bene habere propemodum vide-<text:line-break/>tur; buccinos injectos reliquo • tempore concoquito. Quum<text:line-break/>perlecte coierint, in mortarium demittito, aqua exigua prius</text:span></text:p>
      <text:p text:style-name="P12"><text:span text:style-name="T30">4 4 </text:span><text:span text:style-name="T40">I</text:span></text:p>
      <text:p text:style-name="P13"><text:span text:style-name="T45">subjecta et subacto utitor.. Hoc medicamentum ut sine<text:line-break/>morsu discutiat praeparatum est, quod et cerussae parum<text:line-break/>ad argenti spumae portionem habeat et cum hac ab initio<text:line-break/>coctum sit valideque </text:span><text:span text:style-name="T45">exiccet </text:span><text:span text:style-name="T45">ob buccinorurn cinerem addi-<text:line-break/>tum. Non dissimilis quodammodo facultas est et purpuris<text:line-break/>et ostreis concrematis, notum est autem'- sine carnibus horum<text:line-break/>animalium testas concremari. Ac Heras quidem unum de ‘<text:line-break/>facultatibus librum conscripsit: Asclepiades cognomento<text:line-break/>pharmacion, decem praeter theriacas et gynaecea, apponens<text:line-break/>et ipse cujusque medicamenti titulum, lu multis etiam </text:span><text:span text:style-name="T7">co-<text:line-break/>itionis, in</text:span><text:span text:style-name="T45"> quibusdam utendi modum. Porro Andromachus<text:line-break/>multas vires collegit ,et fere non pauciores iis, quae in de-<text:line-break/>rem libris pharmacionis Asclepiadis habentur, tribus ipsas<text:line-break/>libris comprehendens. Primo medicamenta docet, quae ex-<text:line-break/>trinfecus imponuntur, allero quae intro assumuntur, et<text:line-break/>tertio quae oculis adhibentur. Reprehendere autem ipsum</text:span></text:p>
      <text:p text:style-name="P12"><text:span text:style-name="T45">jure </text:span><text:span text:style-name="T45">possis, ut admonui, </text:span><text:span text:style-name="T45">quod </text:span><text:span text:style-name="T45">nec confecturas nec usus<text:line-break/></text:span><text:span text:style-name="T45">rationem nec vires nec quid </text:span><text:span text:style-name="T45">promittant </text:span><text:span text:style-name="T45">adjecerit.</text:span></text:p>
      <text:h text:style-name="P4" text:outline-level="2">Cap. XVI<text:span text:style-name="T119">I</text:span>.</text:h>
      <text:p text:style-name="P9"><text:span text:style-name="T45">[(ntae </text:span><text:span text:style-name="T7">Asclepiades </text:span><text:span text:style-name="T7">dlba scripsu it .<text:line-break/></text:span><text:span text:style-name="T45">Ad Asclepiadem igitur jam transgressus producam in me-<text:line-break/>dium, quae </text:span><text:span text:style-name="T45">ipsc </text:span><text:span text:style-name="T45">alba emplastra ad finem tertii libri Exter-<text:line-break/>norum tradidit. Nam inscribit eorum primam Marcellum,<text:line-break/>secundam, tertiam, quartam, quintam, veluti alios interio-<text:line-break/>rum quinque primum Masonem, secundum, tertium, quar-<text:line-break/>tum et quintum. Verum in tertia Marcella ad calcem alba<text:line-break/>emplastra adscripsit, prioris- titulum </text:span><text:span text:style-name="T7">esse ait,</text:span><text:span text:style-name="T45"> ad ambusta et<text:line-break/>abrasa et cutem teneram, quod emplastrum Acesin, id est<text:line-break/>medelam, nominari dicit. Omnia vero simul quatuor, ar-<text:line-break/>genti spumam, cerussam, oleum, aquam pari pondere inco-<text:line-break/>qui oportere commemorat. Constatque hoc medicamentum<text:line-break/>fragile et alipes effici, </text:span><text:span text:style-name="T45">hoc </text:span><text:span text:style-name="T45">est </text:span><text:span text:style-name="T45">pinguis </text:span><text:span text:style-name="T45">expers, ut cuti sine<text:line-break/>deligatura adhaerere </text:span><text:span text:style-name="T45">non </text:span><text:span text:style-name="T45">possit, nisi enim ut praefatus sum<text:line-break/>ante, metallica plenius </text:span><text:span text:style-name="T45">cocta </text:span><text:span text:style-name="T45">fuerint, tale fieri emplastrum</text:span></text:p>
      <text:p text:style-name="P12"><text:span text:style-name="T45">necesse </text:span><text:span text:style-name="T45">est </text:span><text:span text:style-name="T45">Coquuntur largius duin majorem liquidorum<text:line-break/>mensuram </text:span><text:span text:style-name="T45">in </text:span><text:span text:style-name="T45">mixtura continenti </text:span><text:span text:style-name="T45">Huic </text:span><text:span text:style-name="T45">aliud emplastium<text:line-break/></text:span><text:span text:style-name="T45">Asclepiades subdit, ejusdem quidem tituli, sed </text:span><text:span text:style-name="T45">non </text:span><text:span text:style-name="T45">ejusdem<text:line-break/>confecturae, neque enim aequale, metassicorum pondus im-<text:line-break/>mittit, verum cerussam argenti spumae sefquiplam, quin et<text:line-break/>sevum vitulinum adjicit, totum symmetriam sic faciens, </text:span><text:span text:style-name="T45">4<text:line-break/></text:span><text:span text:style-name="T45">cerussae draclu cxx, argenti spumae drach. Ixxx, adipis vi-<text:line-break/>tulini drach. xxx, cerae drach. xxv, olei heminas duas.<text:line-break/>Hoc medicamentum olei parum habet, ceu ad metallicorum<text:line-break/>proportionem, si quis heminam statuat valere unciis novem<text:line-break/>Romanis, quae in cornibus consuetis libralibus descriptae<text:line-break/>sunt. Quoniam vero cerussa lu ipso superat, eoqqe magis<text:line-break/>astringens magisque refrigerans quam superius reddebatur,<text:line-break/>adipem autor admiscuit. Sciens autem bubulum adipem<text:line-break/>calidiorem esse suillo et vehementius digerere, cavit per-<text:line-break/>fecti bovis sevum indere, quippe lu omni animantium ge-<text:line-break/></text:span><text:span text:style-name="T45">nere </text:span><text:span text:style-name="T45">juvenilia perfectis tumidiorem </text:span><text:span text:style-name="T45">• </text:span><text:span text:style-name="T45">minusque calidum adi-<text:line-break/>pem habent. Erit igitur et haec compositio difficilior qui-</text:span></text:p>
      <text:p text:style-name="P12"><text:span text:style-name="T45">dem, ac .simplicis </text:span><text:span text:style-name="T45">albi </text:span><text:span text:style-name="T45">emplastri, quod </text:span><text:span text:style-name="T45">ante </text:span><text:span text:style-name="T45">scripsit, ied .ni-<text:line-break/>hilo utilior. Ab his tertium aliud profert cicatricem ducens<text:line-break/>album, ex </text:span><text:span text:style-name="T45">pari </text:span><text:span text:style-name="T45">cum </text:span><text:span text:style-name="T45">argenti spuma </text:span><text:span text:style-name="T45">pondere, </text:span><text:span text:style-name="T45">cerae </text:span><text:span text:style-name="T45">quarta<text:line-break/>illorum parte et terebiuthluae </text:span><text:span text:style-name="T45">rursus </text:span><text:span text:style-name="T45">dimidio minore, quam<text:line-break/>in cera, oleum et aqua </text:span><text:span text:style-name="T45">fere aequa </text:span><text:span text:style-name="T45">portione metallicis rnen-<text:line-break/>furis utriusque simul </text:span><text:span text:style-name="T45">indisa suus. </text:span><text:span text:style-name="T45">Voluit enim medicamenti<text:line-break/>autor cerussae et argenti spumae, singulorum drach. c.<text:line-break/>miscere, cerae drach. vigiuti quinque, terebinthinae draclu<text:line-break/>xij </text:span><text:span text:style-name="T45">, </text:span><text:span text:style-name="T45">olei et aquae cujusque heminas duas. Itaque Attalici<text:line-break/>memores emplastri, quod metallica perinde </text:span><text:span text:style-name="T45">ac </text:span><text:span text:style-name="T45">istud con-<text:line-break/>tinet, sicut etiam oleum simul cum aqua, ceram dupla por-<text:line-break/>tione ad eam, quae in hoc medicamento additur, terebinthi-<text:line-break/>num similiter, scietis manifesto quonam discrimine medi-<text:line-break/>cameuta inter se variau^ adjectum namque est illis et thus<text:line-break/>et alumen ac piper-' Qnin etiam Asclepiades Attalici illius<text:line-break/>emplastri comrreminit, non vocans id Attalicum; imo nec<text:line-break/>piper admiscens. Alia vero omnia pariter ita scripsit ad.</text:span></text:p>
      <text:p text:style-name="P12"><text:span text:style-name="T45">verbum* </text:span><text:span text:style-name="T7">Album, quod ad Mnaesaeum refertur,</text:span><text:span text:style-name="T45"> fucit et<text:line-break/></text:span><text:span text:style-name="T7">ad </text:span><text:span text:style-name="T7">diuturna </text:span><text:span text:style-name="T7">ac. difficilia..</text:span><text:span text:style-name="T45"> 4</text:span><text:span text:style-name="T45">argenti spumae, cerussae,<text:line-break/>cujusqne </text:span><text:span text:style-name="T45">draclu </text:span><text:span text:style-name="T45">c, </text:span><text:span text:style-name="T45">cerae drach, </text:span><text:span text:style-name="T45">quinquaginta, terebinthinae,<text:line-break/>thuris, singulorum </text:span><text:span text:style-name="T45">drach. </text:span><text:span text:style-name="T45">xxv, aluminis scissi draclu xij,<text:line-break/>olei </text:span><text:span text:style-name="T45">heminas </text:span><text:span text:style-name="T45">duas. Porro ne putetis differre, si drach. cen-<text:line-break/>tum, alicubi inveniatis </text:span><text:span text:style-name="T45">loco </text:span><text:span text:style-name="T45">unius .librae scriptas, sed.illud<text:line-break/>potius considerate, </text:span><text:span text:style-name="T45">utrum </text:span><text:span text:style-name="T45">qui scripsit drachmas centum,<text:line-break/>dimidium cerae ipsis misceat sive hujus dimidium terebin-<text:line-break/>thluae ut sint, </text:span><text:span text:style-name="T7">cerae</text:span><text:span text:style-name="T45"> </text:span><text:span text:style-name="T45">quidem'drach. </text:span><text:span text:style-name="T45">quinquaginta, terebin-<text:line-break/>thinae viginti quinque,, </text:span><text:span text:style-name="T45">an </text:span><text:span text:style-name="T45">aliam quandarn symmetriam faciat.<text:line-break/>Si namque praedictam, </text:span><text:span text:style-name="T45">nihil referet </text:span><text:span text:style-name="T45">dicere libram et su-<text:line-break/>libram et tres uncias, siquidem libra denarios sex habet ad<text:line-break/>nonaginta,, selibra octo et ^-adraglusa, et -sic jet hujus rur-<text:line-break/>sus dimidium quatuor et viginti. Quapropter eadem pro-<text:line-break/>portio servatur, nulla insigni differentia sive centum drach-<text:line-break/>mis metallicorum sive nonaginta fex hemluae duae olei<text:line-break/>misceantur. In hoc itaque non variabunt aut dissere: it me-<text:line-break/>dicamenta sive libra nominetur sive drachmae centum-</text:span></text:p>
      <text:p text:style-name="P106"><text:span text:style-name="T33">' .<text:tab/>. " ’ </text:span><text:span text:style-name="T7">y-</text:span></text:p>
      <text:p text:style-name="P13"><text:span text:style-name="T45">Ilia vero Alclepiadis scriptum medicamentum ab Attalico<text:line-break/>emplastro disjunxit, quod </text:span><text:span text:style-name="T45">Attalicum </text:span><text:span text:style-name="T45">sex quidem drachmas<text:line-break/>aluminis scissi, piperis vero albi- trenihabeat, Asclepiadis<text:line-break/>album piper non habeat, sed. duplum pondus scissi alu-<text:line-break/>minis.. Porro validius astringere quodammodo, ideoqne<text:line-break/>promptius cicatricem ducere- Asclep.adis medicamentum,<text:line-break/>Attali magis digerere, </text:span><text:span text:style-name="T45">’ </text:span><text:span text:style-name="T45">omnes norunt. -Upde quod dixi et<text:line-break/>prius, qui rogant, utrum ipsorum praestet, medicamentis<text:line-break/>uti nesciunt. Etenim ad cicatricem'</text:span><text:span text:style-name="T45">; </text:span><text:span text:style-name="T45">duc sndam </text:span><text:span text:style-name="T45">’ </text:span><text:span text:style-name="T45">'Asclepiadis,<text:line-break/>ad digerendum, Attalicum est. mallus. In universum-me-<text:line-break/>minisse oportet' quod apud Hippocratem scriptum est </text:span><text:span text:style-name="T45">lu<text:line-break/></text:span><text:span text:style-name="T45">libro de alimento</text:span><text:span text:style-name="T7">,- pravum videlioet^et- non pravum, nui-<text:line-break/>xirxrn et utile, relattone ad aliquid did.</text:span><text:span text:style-name="T45"> Alia enim </text:span><text:span text:style-name="T7">ra-<text:line-break/>tione</text:span><text:span text:style-name="T45"> pronuntiaveris., Attalicum hoc emplastro esse prae-,<text:line-break/>stantius, alia ad multa utilius illud esse. Denique </text:span><text:span text:style-name="T45">et As-<text:line-break/></text:span><text:span text:style-name="T45">clepiades ipse post lioc modo recitatum,' scribens illud ip-<text:line-break/>sum, quod ex pipere fit, non vocat Attalicum, sed Pam-</text:span></text:p>
      <text:p text:style-name="P12"><text:span text:style-name="T45">philion, ignorans opinor primum ipsins </text:span><text:span text:style-name="T45">inventorem. </text:span><text:span text:style-name="T45">Ap-<text:line-break/>ponit autem nomen utentis ac uude acceperit, tum quid<text:line-break/>valeat, his verbis praefixit. </text:span><text:span text:style-name="T7">Aliud PamphiJion dictum me-t-<text:line-break/>dioarnentum</text:span><text:span text:style-name="T45"> accommodatum. </text:span><text:span text:style-name="T74">z</text:span><text:span text:style-name="T45"> </text:span><text:span text:style-name="T7">Facit ad vetera vix sanabis<text:line-break/>lia, carbunculos, epinybtidas, achoras, psaricof affectus,<text:line-break/>sinus glutinat, facit ad abscesus, condylomata et fere orn^<text:line-break/>ntbus utilius asu</text:span><text:span text:style-name="T45"> Constare ipsum tradit ex cerussa, </text:span><text:span text:style-name="T7">ar~<text:line-break/></text:span><text:span text:style-name="T45">genti' spnma, cera, terebinthina</text:span><text:span text:style-name="T45">, </text:span><text:span text:style-name="T45">duabns heminis olei, eo-’<text:line-break/>dem modo sicut et Heras, ad haec item fissili alumine et<text:line-break/>albo pipere, aquae vero non meminit lu confectura, sed ne-<text:line-break/>que thuris'. Quidam non quinque </text:span><text:span text:style-name="T45">et </text:span><text:span text:style-name="T45">viginti, sed dimidium<text:line-break/>immittunt, 'quin etiam de aqna; qunm enini olei veterrs<text:line-break/>heminas duas infundi scripfisset, postea aquae duas vel unam<text:line-break/>adjecit. Ego et siue aqua medicamentum saepius praeparavi'<text:line-break/>et ad omnia alia melius fieri </text:span><text:span text:style-name="T45">apparet, </text:span><text:span text:style-name="T45">praeterquam in tene-<text:line-break/>ris corporibus; nam in his aquan praestat aduibere, prae-</text:span></text:p>
      <text:p text:style-name="P12"><text:span text:style-name="T45">fertim cum phlegmone lentantur ulcera. Inde aliud Ascle-<text:line-break/>piades. 2um superioribus </text:span><text:span text:style-name="T45">albis </text:span><text:span text:style-name="T45">emplastris profert, quod </text:span><text:span text:style-name="T45">ra-<text:line-break/></text:span><text:span text:style-name="T45">biosos morsus sanare promittit, quemadmodum et quod<text:line-break/></text:span><text:span text:style-name="T45">apud </text:span><text:span text:style-name="T45">Heram scriptum est pollicebatur. Assumit et hoc prae-<text:line-break/>ter simplex album, quod ex argenti spuma; cerussa, thu-<text:line-break/>re, cera conflet, insuper medullam cerrinam et myrrham;<text:line-break/>porro miscet ei argenti spumae drachmas quadraginta, cer<text:line-break/>russae drachmas triginta,</text:span><text:span text:style-name="T45">, </text:span><text:span text:style-name="T45">thuris </text:span><text:span text:style-name="T45">drachmas decem, myrrhae<text:line-break/>drachmas decem, medullae cervinae duobus pauciores </text:span><text:span text:style-name="T45">quam<text:line-break/></text:span><text:span text:style-name="T45">decem, cerae albae drachmas quinquaginta, olei veteris </text:span><text:span text:style-name="T45">sex-<text:line-break/>tarium </text:span><text:span text:style-name="T45">unum. Primum autem horum omnium, quae </text:span><text:span text:style-name="T45">recitavit,<text:line-break/></text:span><text:span text:style-name="T45">prodidit Asclepiades, quod Rhodiacum nominat ceu </text:span><text:span text:style-name="T45">dsscu-<text:line-break/></text:span><text:span text:style-name="T45">tiens et curans lu'mammis duritias, et ex his componitur:<text:line-break/>4 argenti spumae, cerae Ponticae, singulorum libram </text:span><text:span text:style-name="T45">unam,<text:line-break/></text:span><text:span text:style-name="T45">cerussae, adipis suilli elaborati</text:span><text:span text:style-name="T45">, </text:span><text:span text:style-name="T45">cujusque selibram,</text:span><text:span text:style-name="T45">,</text:span><text:span text:style-name="T45">hoc </text:span><text:span text:style-name="T45">est<text:line-break/></text:span><text:span text:style-name="T45">uncias sex, myrrliae uncias quatuor, ovorum tostorum </text:span><text:span text:style-name="T7">vi-<text:line-break/></text:span><text:span text:style-name="T7">tellos</text:span><text:span text:style-name="T45"> duos, olei heminam unam </text:span><text:span text:style-name="T45">et </text:span><text:span text:style-name="T45">sumis. Istud etiam </text:span><text:span text:style-name="T45">sudi</text:span></text:p>
      <text:p text:style-name="P12"><text:span text:style-name="T45">benefacere confirmat, non apponens quonam liquefieri veliti<text:line-break/></text:span><text:span text:style-name="T45">sed </text:span><text:span text:style-name="T45">nobis conjectandum forsan relinquens interdum </text:span><text:span text:style-name="T45">ex </text:span><text:span text:style-name="T7">To-<text:line-break/>faceo</text:span><text:span text:style-name="T45"> </text:span><text:span text:style-name="T45">unguento, </text:span><text:span text:style-name="T45">interdum myrteo alias </text:span><text:span text:style-name="T45">ex </text:span><text:span text:style-name="T45">oleo </text:span><text:span text:style-name="T45">quopiam<text:line-break/>liquandum </text:span><text:span text:style-name="T45">esse.</text:span></text:p>
      <text:h text:style-name="P4" text:outline-level="2">Cap. XVIll.</text:h>
      <text:p text:style-name="P9"><text:span text:style-name="T45">- . </text:span><text:span text:style-name="T45">[Quomodo </text:span><text:span text:style-name="T7">cmviida emplasira </text:span><text:span text:style-name="T7">sompo-r<text:line-break/>nenda </text:span><text:span text:style-name="T7">sint </text:span><text:span text:style-name="T7">adversus </text:span><text:span text:style-name="T7">ulcera cacoethe, id esi maligna </text:span><text:span text:style-name="T7">et</text:span><text:span text:style-name="T45"> </text:span><text:span text:style-name="T45">,a<text:line-break/></text:span><text:span text:style-name="T7">quae </text:span><text:span text:style-name="T7">cicatricem dijsiculU </text:span><text:span text:style-name="T7">' </text:span><text:span text:style-name="T7">admittam</text:span><text:span text:style-name="T45"> </text:span><text:span text:style-name="T45">Quae dyfepulota,<text:line-break/>id est </text:span><text:span text:style-name="T7">vix </text:span><text:span text:style-name="T7">ad vicatricem venientia,</text:span><text:span text:style-name="T45"> quae item </text:span><text:span text:style-name="T45">cacoethe, id<text:line-break/>est </text:span><text:span text:style-name="T7">maligna,</text:span><text:span text:style-name="T45"> appellem, </text:span><text:span text:style-name="T45">distinguendum modo est, </text:span><text:span text:style-name="T45">quia non<text:line-break/>folum in praesentem disputationem, sed </text:span><text:span text:style-name="T45">etiam </text:span><text:span text:style-name="T45">lu futuram<text:line-break/>commoda praefinito est </text:span><text:span text:style-name="T45">futura. Quae itaque </text:span><text:span text:style-name="T45">ex humorum'<text:line-break/>confluxu vel multorum- vel </text:span><text:span text:style-name="T45">acrium </text:span><text:span text:style-name="T45">oriuntur, sine </text:span><text:span text:style-name="T7">eo,</text:span><text:span text:style-name="T45"> quod<text:line-break/>locus-affectus hujusmodi </text:span><text:span text:style-name="T45">jam </text:span><text:span text:style-name="T45">dispositionem habuerit, ut li-<text:line-break/>cet bonum fit- quod influit, tamen ipsum corrumpat, dyse-<text:line-break/>pniota nomino, quae vero dictum dispositionem jam obtinent,<text:line-break/>piaecipuo vocabulo cacoethe appello. Nunc igitur, quoniam<text:line-break/>priores me emplastra quaedam alba, ut quae dyscpulotis 'ci-<text:line-break/>catricem probe obducant, conscripserunt, propterea ego<text:line-break/>quoque alba scribo emplastra, quae adversus dysepuiota om-</text:span><text:span text:style-name="T59">J</text:span></text:p>
      <text:p text:style-name="P12"><text:span text:style-name="T45">nia et </text:span><text:span text:style-name="T45">. </text:span><text:span text:style-name="T45">cacoethe.nonnulla, quae .non. pravum admodum, ha-<text:line-break/>bent statum, compofui;, nam, in illis denuo medicamenta </text:span><text:span text:style-name="T7">ac-<text:line-break/></text:span><text:span text:style-name="T7">commoda</text:span><text:span text:style-name="T45"> dicentur. Primum et hic methodum dicturus </text:span><text:span text:style-name="T45">sum,<text:line-break/></text:span><text:span text:style-name="T45">qua. id. genus emplastra conplura conficere.disccti.s. </text:span><text:span text:style-name="T45">Duprex<text:line-break/></text:span><text:span text:style-name="T45">porro ejus scopus est, niter omnium; quae ratione </text:span><text:span text:style-name="T45">compo-<text:line-break/></text:span><text:span text:style-name="T45">nuntur, medicamentorum.' communis, alter peculiari, </text:span><text:span text:style-name="T7">co-<text:line-break/></text:span><text:span text:style-name="T45">lore ab his disserens. Quae igitur </text:span><text:span text:style-name="T45">in </text:span><text:span text:style-name="T45">commentario </text:span><text:span text:style-name="T45">desim-<text:line-break/></text:span><text:span text:style-name="T45">piicibus medicamentis. cognovistis, sine rosione quidem </text:span><text:span text:style-name="T45">ac.<text:line-break/>morsu, </text:span><text:span text:style-name="T45">valide tamen.adeo </text:span><text:span text:style-name="T7">siccantia,</text:span><text:span text:style-name="T45"> haec in memoriam </text:span><text:span text:style-name="T45">re-,<text:line-break/>duelle. </text:span><text:span text:style-name="T45">Omnino autem conveniebat, praeterquam quod </text:span><text:span text:style-name="T45">non<text:line-break/>mordicent vel </text:span><text:span text:style-name="T45">astringant manifesto, etiam detergere </text:span><text:span text:style-name="T45">posse,,<text:line-break/>si </text:span><text:span text:style-name="T45">, </text:span><text:span text:style-name="T45">ridem </text:span><text:span text:style-name="T45">cava </text:span><text:span text:style-name="T45">plurima </text:span><text:span text:style-name="T45">ejus generis ulcera tanqnarn ah </text:span><text:span text:style-name="T45">exe</text:span><text:span text:style-name="T74">T<text:line-break/></text:span><text:span text:style-name="T45">sione humorum </text:span><text:span text:style-name="T45">malignorum facta </text:span><text:span text:style-name="T45">apparent..</text:span><text:span text:style-name="T45">ejosqne </text:span><text:span text:style-name="T45">rei-<text:line-break/></text:span><text:span text:style-name="T45">gratia </text:span><text:span text:style-name="T45">carne impleri </text:span><text:span text:style-name="T45">desiderant.; ostendimus, </text:span><text:span text:style-name="T45">autem </text:span><text:span text:style-name="T45">in </text:span><text:span text:style-name="T7">tertio-<text:line-break/></text:span><text:span text:style-name="T45">tsieraneuticae methodi libro, </text:span><text:span text:style-name="T45">omnia </text:span><text:span text:style-name="T45">quae.ecrirem generant<text:line-break/></text:span><text:span text:style-name="T45">medicamenta detergendi facultatem habere. Multa etiam </text:span><text:span text:style-name="T45">alia,<text:line-break/></text:span><text:span text:style-name="T45">siccam obtinent virtutem -hujusmodi, ulceribus</text:span><text:span text:style-name="T59">r</text:span><text:span text:style-name="T45">.curandis </text:span><text:span text:style-name="T45">ac-.-<text:line-break/>commodam. </text:span><text:span text:style-name="T45">Sed age nunc .repetamus </text:span><text:span text:style-name="T45">ea, </text:span><text:span text:style-name="T45">quae aut </text:span><text:span text:style-name="T45">compositi</text:span></text:p>
      <text:p text:style-name="P12"><text:span text:style-name="T45">emplastri candorem'tueri possint aut non adeo laedere. Hoc<text:line-break/>ex genere est cadmia, pompholyx, calx, ostrea concremata^<text:line-break/>purpurae, buccina </text:span><text:span text:style-name="T45">.et </text:span><text:span text:style-name="T45">scpiae pars ossea; parum officiet co-<text:line-break/>lori - et aeris </text:span><text:span text:style-name="T45">i </text:span><text:span text:style-name="T45">squama et ustae chaicitidis non sulvum,- scd<text:line-break/>Bineritium. vel subalbidum. Quomodo aulem hujusmodi res<text:line-break/>praeparanda sit,- rursus, in Theriacae antidoti </text:span><text:span text:style-name="T45">sermone </text:span><text:span text:style-name="T45">dice </text:span><text:span text:style-name="T45">-<text:line-break/></text:span><text:span text:style-name="T45">hius. Porro dictorum qqodquam si lavetur, totam mordi-<text:line-break/>cationem amittet, quemadmodum cera, quae medicamento<text:line-break/>conficiendo admiscenda est, tum resina. .Caeterum quod cera<text:line-break/>Tyrrhenica vel Pontica dicta ad candidi emplastri praepa-<text:line-break/>rationem sit idonea, prius explicatum est, resinae </text:span><text:span text:style-name="T7">vero,</text:span><text:span text:style-name="T45"> et<text:line-break/>quae larix vocatur et’ terebinthina, adversus ulcera ma-<text:line-break/></text:span><text:span text:style-name="T45">ligniora </text:span><text:span text:style-name="T45">magis valent. Thuris quoque partem aliquam indere<text:line-break/>non ah re fuerit, ut uicerum maleficorum dispositio coqua-<text:line-break/></text:span><text:span text:style-name="T45">tur </text:span><text:span text:style-name="T45">et ad suppurationem veniat. At non folum ex prae-<text:line-break/>dictis medicamentis unumquodque’ lavandum venit, scd<text:line-break/>etiam metallica quam maxime in loco soli exposito cnm</text:span></text:p>
      <text:p text:style-name="P12"><text:span text:style-name="T45">aqua vel aceto vel marina vel vino feeyigare' oportet.<text:line-break/>Pura autem et candida et perspicua singula haec erunt<text:line-break/>candoris cujusdarn medicamento conciliandi gratia. De ce-<text:line-break/>russa, oleo, coctionis modo, </text:span><text:span text:style-name="T7">aere</text:span><text:span text:style-name="T45"> </text:span><text:span text:style-name="T45">circumfluo et igne, quomo-<text:line-break/>do quodque eorum ad albedinem aliquid afferat, ante expo-<text:line-break/>suimus-, At quemadmodum in </text:span><text:span text:style-name="T45">aliis, </text:span><text:span text:style-name="T45">ita in his quoque, facul-<text:line-break/>tatis aquae, aceti, marinae vluique albissimi peritum, id<text:line-break/>in compositura miscere convenit, quod maxime curando<text:line-break/>affectui profuturum est. Etenim in ulceribus praetumidis ac<text:line-break/>duris, quae oras crassas, callosas multamque attenuationem<text:line-break/>requirentes habent, ex aceto ,et marina laevigata magis<text:line-break/>quam quae per aquam idonea sunt. In quibus autem acre </text:span><text:span text:style-name="T45">,<text:line-break/></text:span><text:span text:style-name="T45">et mordax est hmnidum, quod in ulcera fertur, ex aqqa<text:line-break/>terere potius singula metallica necesse est.. Quemadmodum<text:line-break/>rursus ex. vino magis, ubi </text:span><text:span text:style-name="T45">copiosus </text:span><text:span text:style-name="T45">humor ulceribus influens<text:line-break/>apparet. Haec igitur singula, </text:span><text:span text:style-name="T45">quae </text:span><text:span text:style-name="T45">dixi, in unoquoque jam<text:line-break/>nominato humore laevigata diebus pluribus injeci frequen-</text:span></text:p>
      <text:p text:style-name="P12"><text:span text:style-name="T45">ter medicamentis, quae </text:span><text:span text:style-name="T45">ex argenti </text:span><text:span text:style-name="T45">spuma et </text:span><text:span text:style-name="T45">cerussa </text:span><text:span text:style-name="T45">con-<text:line-break/>fiunt, </text:span><text:span text:style-name="T45">eaqne </text:span><text:span text:style-name="T45">expertus </text:span><text:span text:style-name="T45">sum omnia </text:span><text:span text:style-name="T45">cicatricem optime ducere.<text:line-break/>Verum scriptiones </text:span><text:span text:style-name="T45">quasdam amicis quoque </text:span><text:span text:style-name="T45">dedimus, </text:span><text:span text:style-name="T45">qui </text:span><text:span text:style-name="T45">Hu-<text:line-break/>jusmodi medicamenta </text:span><text:span text:style-name="T45">desiderarent, </text:span><text:span text:style-name="T45">a quibus ipsis quoque in<text:line-break/>experientiam </text:span><text:span text:style-name="T45">producta, quod </text:span><text:span text:style-name="T45">titulo promittunt, tueri vide-<text:line-break/>bantur. Itaque argenti </text:span><text:span text:style-name="T45">spuma cum </text:span><text:span text:style-name="T45">cerussa prius </text:span><text:span text:style-name="T45">cocta </text:span><text:span text:style-name="T45">et<text:line-break/>medicamento </text:span><text:span text:style-name="T45">prope ad </text:span><text:span text:style-name="T45">non </text:span><text:span text:style-name="T45">inquinantem </text:span><text:span text:style-name="T45">mnsistehtiam per-<text:line-break/>veniente, injicienda </text:span><text:span text:style-name="T45">est </text:span><text:span text:style-name="T45">larix vel terebinthina </text:span><text:span text:style-name="T45">resina </text:span><text:span text:style-name="T45">cum cera<text:line-break/>candida. His pulchre unitis adde metallica, quae hujusmo-<text:line-break/>di symmetriam habent. Argenti spumae et cerussae pro con-<text:line-break/>fuetudine singulorum libra coquatur cum olei libris duabus,<text:line-break/>frequenter etiam aquae selibra addita; liquefcit enim sic ar-<text:line-break/>genti spuma citius, et coctio aquam consumit, ut nilus ad<text:line-break/>humiditatem medicamento aperte prosit, resinae tres unciae,<text:line-break/>cerae duplum sufficit. Quanquam si siuas resinae indideritis<text:line-break/>interdum, quatuor cerae, sic quoque compositiones </text:span><text:span text:style-name="T22">ηοη<text:line-break/></text:span><text:span text:style-name="T45">adeo differre invenientur. Thuris etiam uncia una sumis</text:span></text:p>
      <text:p text:style-name="P12"><text:span text:style-name="T45">satisfacit post ceram et resinam. </text:span><text:span text:style-name="T45">injecta,</text:span><text:span text:style-name="T45">. </text:span><text:span text:style-name="T45">deinde tres </text:span><text:span text:style-name="T45">alio-<text:line-break/></text:span><text:span text:style-name="T45">rum unciae, quae drachmae quatuor sunt ad viginti’. Impo-<text:line-break/>nes autem duorum, trium, plurium, ac omnium quae </text:span><text:span text:style-name="T45">nu-<text:line-break/></text:span><text:span text:style-name="T45">meravi, quorum singulorum tibi Copia contingat, ut si </text:span><text:span text:style-name="T45">om-<text:line-break/></text:span><text:span text:style-name="T45">nia habeas,. aequam portionem cujusque injicias, cadrniae<text:line-break/>dico et pompholygis, • buccinorurn cineris </text:span><text:span text:style-name="T45">,</text:span><text:span text:style-name="T45">vel-estreorum </text:span><text:span text:style-name="T45">et.<text:line-break/></text:span><text:span text:style-name="T45">aeris squamae, singulorum </text:span><text:span text:style-name="T45">drachmae </text:span><text:span text:style-name="T45">sex erunt, quae </text:span><text:span text:style-name="T45">tres<text:line-break/>uncias </text:span><text:span text:style-name="T45">absolvunt. Quod si </text:span><text:span text:style-name="T45">et calcem </text:span><text:span text:style-name="T45">lotam misceas, </text:span><text:span text:style-name="T45">singulo-<text:line-break/>rurn drachmae </text:span><text:span text:style-name="T45">quinque, ponentur. Si ustae chalcitidis, </text:span><text:span text:style-name="T45">sin-<text:line-break/>gulortim drachmae </text:span><text:span text:style-name="T45">quatuor, ut ex omnibus fex counitis </text:span><text:span text:style-name="T45">tres<text:line-break/>unciae fiant. Verum </text:span><text:span text:style-name="T45">chalcitis usta sit elota et </text:span><text:span text:style-name="T45">colore ci-<text:line-break/>nereo, non qualem multi </text:span><text:span text:style-name="T45">ex iis, qui </text:span><text:span text:style-name="T45">urunt </text:span><text:span text:style-name="T45">eam, </text:span><text:span text:style-name="T45">sariunt,<text:line-break/>veluti si </text:span><text:span text:style-name="T45">dicas </text:span><text:span text:style-name="T45">ex pallido </text:span><text:span text:style-name="T45">flavam., Si</text:span><text:span text:style-name="T45">, duo. </text:span><text:span text:style-name="T45">quaedam ex </text:span><text:span text:style-name="T45">his<text:line-break/></text:span><text:span text:style-name="T45">habeas </text:span><text:span text:style-name="T45">solum, tres un </text:span><text:span text:style-name="T45">nas ex ambobus </text:span><text:span text:style-name="T45">ponito</text:span><text:span text:style-name="T45">, hoc </text:span><text:span text:style-name="T45">est<text:line-break/>utriusque unam </text:span><text:span text:style-name="T45">ac semissem Haec in praesentia ad alborum<text:line-break/></text:span><text:span text:style-name="T45">emplastrorum </text:span><text:span text:style-name="T45">constitutionem, ulceribus dysepulutis curandis,<text:line-break/>cognoscere vobis sufficit. Atque fubhnmida cerata </text:span><text:span text:style-name="T45">candida</text:span></text:p>
      <text:p text:style-name="P12"><text:span text:style-name="T45">etiam </text:span><text:span text:style-name="T45">ex iis ipsis </text:span><text:span text:style-name="T45">praeparantur;, differunt tamen ab emplastris,<text:line-break/>quod </text:span><text:span text:style-name="T45">neque </text:span><text:span text:style-name="T45">' argenti fpuma </text:span><text:span text:style-name="T45">nec </text:span><text:span text:style-name="T45">cerussa</text:span><text:span text:style-name="T45">" </text:span><text:span text:style-name="T45">coquatur, adeps<text:line-break/>vero </text:span><text:span text:style-name="T45">vel </text:span><text:span text:style-name="T45">anserinus vel </text:span><text:span text:style-name="T45">gallinaceus </text:span><text:span text:style-name="T45">vel suillus vel vitulinus<text:line-break/>indatur- </text:span><text:span text:style-name="T45">Quod si </text:span><text:span text:style-name="T45">vinum </text:span><text:span text:style-name="T45">interdum </text:span><text:span text:style-name="T45">habeas vel acetum, quae<text:line-break/>albissima </text:span><text:span text:style-name="T45">lncidissimaque </text:span><text:span text:style-name="T45">sint, aquae loco ipsa admiscebis. '</text:span></text:p>
      <text:h text:style-name="P4" text:outline-level="2">Cap. XIX.</text:h>
      <text:p text:style-name="P9"><text:span text:style-name="T45">[Damocrates </text:span><text:span text:style-name="T45">de </text:span><text:span text:style-name="T7">albo emplastror</text:span><text:span text:style-name="T45"> Quo-<text:line-break/>niam medicamentorum </text:span><text:span text:style-name="T45">facultates </text:span><text:span text:style-name="T45">versibus exscriptae facilius<text:line-break/>memoria tenentur • et exactam ipsorum symmetriam perser-<text:line-break/>vant, satius mihi visum est et horum meminisse. Quum </text:span><text:span text:style-name="T45">ita-<text:line-break/></text:span><text:span text:style-name="T45">que Damocrates praeter- alia </text:span><text:span text:style-name="T45">alba </text:span><text:span text:style-name="T45">emplastra etiam candidum<text:line-break/>fcripserit, </text:span><text:span text:style-name="T45">‘</text:span><text:span text:style-name="T45">quod commendat, </text:span><text:span text:style-name="T45">apponam</text:span><text:span text:style-name="T45">fcripturam iisdem </text:span><text:span text:style-name="T45">il-<text:line-break/></text:span><text:span text:style-name="T45">lius versibus iambico trimetro expressis.</text:span></text:p>
      <text:p text:style-name="P16"><text:span text:style-name="T45">At </text:span><text:span text:style-name="T7">cum his habere emplasirttrn 'medicis convenit<text:line-break/>Albiain', esosicax adversus avulsam cutem.<text:line-break/>Ambusta ad</text:span><text:span text:style-name="T45"> uicera et per </text:span><text:span text:style-name="T7">siurnm^. </text:span><text:span text:style-name="T7">corporis<text:line-break/></text:span><text:span text:style-name="T7">Occasionem citra manifestam edita.</text:span></text:p>
      <text:p text:style-name="P16"><text:span text:style-name="T7">Ita </text:span><text:span text:style-name="T7">confit , ' ceruffae </text:span><text:span text:style-name="T7">. </text:span><text:span text:style-name="T7">libra sumitur.</text:span></text:p>
      <text:p text:style-name="P17"><text:span text:style-name="T7">Lithargyri, trypherae eodem simul modo,<text:line-break/>Hi portio praeterea librae tertiat<text:line-break/>Ceraeque purae - Ponticae quinque unciae, -<text:line-break/>Terebinthinae pondo uncia purijsimae,<text:line-break/>Fhurisque mannae vel thuris, quinae unsiae.<text:line-break/>Candidi olei boni recentis . sulibra.</text:span></text:p>
      <text:p text:style-name="P16"><text:span text:style-name="T7">i quae superfundetur his sextarius.</text:span></text:p>
      <text:p text:style-name="P16"><text:span text:style-name="T7">Oleum, cerujfa, argenti spuma, aqua coquitur<text:line-break/>Leni igne, agitatur sedulo rudicula..</text:span></text:p>
      <text:p text:style-name="P16"><text:span text:style-name="T7">Cum tota pulchre desiccata</text:span><text:span text:style-name="T45"> sic, </text:span><text:span text:style-name="T7">aqua</text:span></text:p>
      <text:p text:style-name="P16"><text:span text:style-name="T7">Et leve medicamentum apparet, candidum</text:span></text:p>
      <text:p text:style-name="P16"><text:span text:style-name="T7">Et molle inficiens nec, terebinthina inditur,<text:line-break/>Deinde cera succedet, thus postea.</text:span></text:p>
      <text:p text:style-name="P16"><text:span text:style-name="T7">Ab igne cum depones ollulam, move.</text:span></text:p>
      <text:p text:style-name="P16"><text:span text:style-name="T7">(suum mediocriter est refrigeratum pharmacum,<text:line-break/></text:span><text:span text:style-name="T45">Jdortario </text:span><text:span text:style-name="T7">superfundas, atque excipe<text:line-break/>In mulieribus vel dehcatis puerulis.</text:span></text:p>
      <text:p text:style-name="P16"><text:span text:style-name="T7">In' senibus habitu', aut pravo juvenibus simul-</text:span></text:p>
      <text:p text:style-name="P17"><text:span text:style-name="T7">Huic tertiam partem immisceto </text:span><text:span text:style-name="T7">aluminis.<text:line-break/></text:span><text:span text:style-name="T7">Quod prodidimus emplastrum non multo antea.<text:line-break/>Ac utitor ad, omnia recentia vulnera.</text:span></text:p>
      <text:p text:style-name="P16"><text:span text:style-name="T7">Ipsi vero rhodinon liquefacto immisceas </text:span><text:span text:style-name="T7">' ' </text:span><text:span text:style-name="T7">' -er.<text:line-break/></text:span><text:span text:style-name="T7">Paulum ac </text:span><text:span text:style-name="T7">cerae, liparon</text:span><text:span text:style-name="T45"> habebis </text:span><text:span text:style-name="T7">ac bonum, -<text:line-break/>Album vinum parum . autterum si affuderis.</text:span></text:p>
      <text:p text:style-name="P16"><text:span text:style-name="T45">Aluminis, cujus meminit, compositio, in quinto </text:span><text:span text:style-name="T45">hujus<text:line-break/>operis </text:span><text:span text:style-name="T45">commentario;</text:span></text:p>
      <text:h text:style-name="P107" text:outline-level="1"><text:bookmark-start text:name="bookmark66"/><text:span text:style-name="T40">GALENI DE COMPOSITIONE MEDI-<text:line-break/>CAMENTORUM PER GENERA<text:line-break/>LIBER II.</text:span><text:bookmark-end text:name="bookmark66"/></text:h>
      <text:h text:style-name="P4" text:outline-level="2">Cap. I.</text:h>
      <text:p text:style-name="P9"><text:span text:style-name="T45">- Quum propositum opus hunc quoque<text:line-break/>cum aliis scopum teneat, ut si quando librum, quo me-<text:line-break/>dicamentorum, quibus utimur, compositiones scriptas ha-<text:line-break/>bemus, ipsi nos perditis similia possimus conficere, neces-<text:line-break/>sarium est primum </text:span><text:span text:style-name="T45">nos </text:span><text:span text:style-name="T45">in universum formulam quandam<text:line-break/>viae 'didicisse, qua propositum inveniamus. Deinde, per<text:line-break/>hanc viam in multis particularibus exerceamur oportet,</text:span></text:p>
      <text:p text:style-name="P12"><text:span text:style-name="T45">feidntes, </text:span><text:span text:style-name="T45">citra talis </text:span><text:span text:style-name="T45">studii exercitationem nullum recte<text:line-break/>opus </text:span><text:span text:style-name="T45">perfici. </text:span><text:span text:style-name="T45">Et vero grave est, quod </text:span><text:span text:style-name="T45">jam quibusdam ac-<text:line-break/></text:span><text:span text:style-name="T45">cidit medicis, duobus mini cognitis, quorum </text:span><text:span text:style-name="T45">alter </text:span><text:span text:style-name="T45">dolore<text:line-break/>ex talium </text:span><text:span text:style-name="T45">scriptionum </text:span><text:span text:style-name="T45">interitu contabefactus periit, alter ah<text:line-break/>operibus medicis destitit. Verum exercitatis, judicio meo,<text:line-break/>praeterquam medicamenta utilia componere, etiam a fa-<text:line-break/>perioribus nobis medicis scriptorum arbitris esse licet, coni,<text:line-break/>modeque omnia </text:span><text:span text:style-name="T7">ea,</text:span><text:span text:style-name="T45"> quae ab illis prodita sunt, usurpafe at-<text:line-break/></text:span><text:span text:style-name="T7">que</text:span><text:span text:style-name="T45"> illa, quae ipsi methodo inferius posita invenerint. Me-<text:line-break/>lius igitur est experimentis </text:span><text:span text:style-name="T45">jam </text:span><text:span text:style-name="T45">comprooata sumere eum<text:line-break/>qui usus ipscrum methodum didicerit, licet, quod dixi, ne-<text:line-break/>cessitas frequenter nos cogat ut vel experientia incompertis<text:line-break/>ex tempore utamur. Itaque superiore libro quomodo ex ar-<text:line-break/>genti spuma sola emplastrum praepares docuimus, interim<text:line-break/>oleo lautum, interdum </text:span><text:span text:style-name="T45">aceto </text:span><text:span text:style-name="T45">admixto vel vino vel hn-<text:line-break/>jusmodi alio, item sx quali ipsorum symmetria emplastrum<text:line-break/>fieri candidum possit, si probe coctum fuerit. Caeler um ex</text:span></text:p>
      <text:p text:style-name="P12"><text:span text:style-name="T45">his emplastris quaedam ducendae cicatrici accommodata sieri<text:line-break/>diximus, quaedam vulneribus cruentis glutinandis, quaedam<text:line-break/>phlegmonis exiguis curandis,- quaedam ulceribus, </text:span><text:span text:style-name="T45">quae </text:span><text:span text:style-name="T45">cica-<text:line-break/>tricem aegre admittunt, sanandis, si non cacoethe sint, quae-<text:line-break/>3am ad tumores praeter naturam, Ied non </text:span><text:span text:style-name="T45">magnos, </text:span><text:span text:style-name="T45">neque<text:line-break/>duros, discutiendos. Scriptum simul in eo </text:span><text:span text:style-name="T45">est non </text:span><text:span text:style-name="T45">multo<text:line-break/>post </text:span><text:span text:style-name="T45">initium et </text:span><text:span text:style-name="T45">emplastrum a </text:span><text:span text:style-name="T45">me </text:span><text:span text:style-name="T45">compositum, </text:span><text:span text:style-name="T45">quod </text:span><text:span text:style-name="T45">phoe-<text:line-break/>nicinnm’ nomino. Praesenti autem hoc </text:span><text:span text:style-name="T45">libro </text:span><text:span text:style-name="T7">de</text:span><text:span text:style-name="T45"> </text:span><text:span text:style-name="T45">viridibus<text:line-break/>et melinis et gilvis et fulcis et rusis agetur, emplastris, qui-<text:line-break/>bus etiam aduumerantur, </text:span><text:span text:style-name="T45">quae </text:span><text:span text:style-name="T45">dichroma, id est </text:span><text:span text:style-name="T45">bicolora, </text:span><text:span text:style-name="T45">dis<text:line-break/>cuntur; Inter haec alia quaedam sunt medio inter haec no-<text:line-break/>miiie, ut ex candido melina et ex nigro viridia et rhypode,<text:line-break/>id est strigmentusa, adde quae aerem imitantur </text:span><text:span text:style-name="T45">et </text:span><text:span text:style-name="T45">coerulea,<text:line-break/>quaedam vero nomine prorsius carentia, liaque similia invi-<text:line-break/>cem viribus deinceps; </text:span><text:span text:style-name="T45">scribere </text:span><text:span text:style-name="T45">commodum est, nt qui lu<text:line-break/>plura incidit vel librum legit, id quod optimum corpori<text:line-break/>ejusque curando affectui sit eligat, At colore similia tradere</text:span></text:p>
      <text:p text:style-name="P12"><text:span text:style-name="T45">eorum est, </text:span><text:span text:style-name="T45">'qui- </text:span><text:span text:style-name="T45">similitudinem non artificialem attendunt,<text:line-break/></text:span><text:span text:style-name="T45">verum </text:span><text:span text:style-name="T45">quoniam potentes quidam viri interdum nos jubent<text:line-break/>emplastrum sibi melinum conficere, quod ulcera glutinet vel<text:line-break/>cicatricem ducat vel indurata emolliat vel aliud hujusmodi<text:line-break/>facere possit, coacti Iunt nonnulli-recentiorum medicorum,<text:line-break/></text:span><text:span text:style-name="T45">ubi </text:span><text:span text:style-name="T45">similia colore feriatim conscriberent, proprias cuique<text:line-break/>professiones apponere.. Quamobrem ego mixtam quandam<text:line-break/>disciplinam conabor effingere, </text:span><text:span text:style-name="T45">a </text:span><text:span text:style-name="T45">magis artificiofa auspica-<text:line-break/></text:span><text:span text:style-name="T45">tus. </text:span><text:span text:style-name="T45">Scribo. enim prius, quae cava ulcera carne implent,<text:line-break/>quorum plurima colore viridia funi, adnotans, quot ex his<text:line-break/>glutinantia sint, quotque in maligna evadentibus medeantur,<text:line-break/>atque ..hujusmodi aliud quidquam possint perficere. Deinde<text:line-break/>glutinantia non modo recentium ulcerum, sed etiam sinuum,<text:line-break/>ex his plura sunt, quae ad usque cicatricem ulcera perdu-<text:line-break/>cant. Atque . horum omnium unam seriem facturus sum,<text:line-break/>melinorum aliam, iarbarornm, ut vocant, • aliam et susco-<text:line-break/>rum aliam, nec non in reliquis coloribus similiter. Produ-<text:line-break/>carn in alio quoque uno libro similitudines absque colo-</text:span></text:p>
      <text:p text:style-name="P12"><text:span text:style-name="T45">ribus, </text:span><text:span text:style-name="T45">quae ulcera </text:span><text:span text:style-name="T45">cicatricem vix- </text:span><text:span text:style-name="T45">admittentia</text:span><text:span text:style-name="T45">, dicuntur, et<text:line-break/>rhironia, persanant.’ In alio rursus post istum, quae </text:span><text:span text:style-name="T45">tum<text:line-break/></text:span><text:span text:style-name="T45">haec, "tum alia quaedam </text:span><text:span text:style-name="T7">curant,</text:span><text:span text:style-name="T45"> quae dicuntur et sunt .sus<text:line-break/>multiplicis. At pest haefi munia, qnicquid eniplastrorun sa*<text:line-break/>cultatem reliquum suit methodo, cognoscendum, percensere<text:line-break/>conabori Haec igitury vice prooemii cujusdamOmnium em </text:span><text:span text:style-name="T45">-<text:line-break/></text:span><text:span text:style-name="T45">plastrorum, quae commemorabuntur, communis praelati,<text:line-break/>ad ea quae hoc libro. scripta sunt/ digrediemur, oratione<text:line-break/>quadam generali eis praeposita, tanquam nihil </text:span><text:span text:style-name="T45">etiam </text:span><text:span text:style-name="T45">mihi<text:line-break/>jum praedictum sit. Compositiones </text:span><text:span text:style-name="T45">' </text:span><text:span text:style-name="T45">medicamentorum com-<text:line-break/>plurium laudabilium primus omnium, quos noverim, Man-<text:line-break/>tias Herophileus scripsit, cujus discipulus factus Heraclides<text:line-break/>Tarentinus non solum in medicamentorum usu videtur </text:span><text:span text:style-name="T45">itni-<text:line-break/></text:span><text:span text:style-name="T45">tatus illum, sed etiam lu ea artis parte, quae nictus rationem<text:line-break/>docet. Post quos alii sane quidam non paucis voluminibus,,<text:line-break/>sicut Maulias et Heraclides. Sunt etiam, qui uno aut altero<text:line-break/>tantum ea confcripserint, quemadmodum Cappadox </text:span><text:span text:style-name="T45">Heras,<text:line-break/></text:span><text:span text:style-name="T45">qui nec improbatum- aliquod medicamentum tradidit, </text:span><text:span text:style-name="T45">nec</text:span></text:p>
      <text:p text:style-name="P108"><text:span text:style-name="T22">/<text:tab/></text:span><text:span text:style-name="T45">t</text:span></text:p>
      <text:p text:style-name="P13"><text:span text:style-name="T45">consecturas </text:span><text:span text:style-name="T45">ipsorum </text:span><text:span text:style-name="T45">.omisit et universos partictilatim usus<text:line-break/>recensuit. Permulta medicamenta ' pluribus .libris, studiose<text:line-break/>scripserunt Missa et </text:span><text:span text:style-name="T45">Asclepiades </text:span><text:span text:style-name="T45">et Crito. Veruir Andro-<text:line-break/>machns unico, libro medicinalia .medica.nenta ad exteriora<text:line-break/>corporis vitia, altero quae interna curant; inemoriae-prodi-<text:line-break/></text:span><text:span text:style-name="T45">siit, </text:span><text:span text:style-name="T45">item tertio his minore oculorum </text:span><text:span text:style-name="T45">remedia. Paucissimis<text:line-break/></text:span><text:span text:style-name="T45">autem ipsorum tum praeparandi modus </text:span><text:span text:style-name="T45">.tum </text:span><text:span text:style-name="T45">utendi </text:span><text:span text:style-name="T45">appo-<text:line-break/></text:span><text:span text:style-name="T45">sitns est, neque vero, horum quispiam nec alius </text:span><text:span text:style-name="T45">cu</text:span><text:span text:style-name="T45">jusque.<text:line-break/>medi ramenti, componendi rationem, docuit. • Oh quod </text:span><text:span text:style-name="T45">empi-<text:line-break/></text:span><text:span text:style-name="T45">rici c.onfiddntius licet absurda pronunclant, ut qui medi-<text:line-break/>camentorum compositionis inventionem ad; caftun </text:span><text:span text:style-name="T45">referunt,<text:line-break/>lude </text:span><text:span text:style-name="T45">nimirum-.confidentiae occasionem fumentes, </text:span><text:span text:style-name="T45">quod nemo,<text:line-break/>en </text:span><text:span text:style-name="T45">dogmaticis medicis confectionis eorum, regulam </text:span><text:span text:style-name="T45">absolute<text:line-break/>scripserit. </text:span><text:span text:style-name="T45">Nam cum dogmatici interrogati rationem, qua </text:span><text:span text:style-name="T45">me-<text:line-break/></text:span><text:span text:style-name="T45">dicamenta, singula composita </text:span><text:span text:style-name="T45">sint, </text:span><text:span text:style-name="T45">quibus, utuhtnr, nihil, </text:span><text:span text:style-name="T45">quod<text:line-break/>dicant, </text:span><text:span text:style-name="T45">habeant, perpeditisque illoruir scriptionibus </text:span><text:span text:style-name="T45">ipsi<text:line-break/>alia </text:span><text:span text:style-name="T45">componere ex </text:span><text:span text:style-name="T45">tempore non </text:span><text:span text:style-name="T45">possint, et ipsi merito con-<text:line-break/></text:span><text:span text:style-name="T45">temnuntur </text:span><text:span text:style-name="T45">et empiricis contradicendi majorem praebent </text:span><text:span text:style-name="T45">au-</text:span></text:p>
      <text:p text:style-name="P12"><text:span text:style-name="T45">daciani. Quod si affectus cujuslibet eorum, </text:span><text:span text:style-name="T45">quos </text:span><text:span text:style-name="T45">curandos<text:line-break/>fulcipiunt, naturam finirent methodumque cognoscerent,<text:line-break/>qua et simplicium singulorum medicamentorum vires et sco-<text:line-break/>pum curationis invenirent, </text:span><text:span text:style-name="T45">, </text:span><text:span text:style-name="T45">non utique compositionis ratio-<text:line-break/>nem ignorarent. Ut exempli gratia, cavum ulcus apertum,<text:line-break/>graece aperistaton, nihil enim-mali est, </text:span><text:span text:style-name="T45">ut </text:span><text:span text:style-name="T45">quidam vocant,<text:line-break/>irevioris dssciplinae gratia, sic nos quoque nominare, quo-<text:line-break/>modo quis sanare queat consideren-us, tanquam si nondum<text:line-break/>aliquod ei curando aptum medicamentum, inventum sit.<text:line-break/>Nam quum docti a ratione fuerimus, cavorum .ulcerum cu-<text:line-break/>rationem subministrari nascente alia »rne loco perditae,^<text:line-break/></text:span><text:span text:style-name="T45">»x </text:span><text:span text:style-name="T45">ea videlicet, quae subjecta est, cogitavimus fieri'.non<text:line-break/>posse hoc, si in ulcere sordes aut copiosa humiditas lusit,<text:line-break/>Verum sordes medicamenta detergentia auferunt, humorem<text:line-break/>exiccantia discutiunt. Convenit </text:span><text:span text:style-name="T45">igitur </text:span><text:span text:style-name="T45">hujusmodi medica-<text:line-break/>mentorum materias cognoscere </text:span><text:span text:style-name="T45">non </text:span><text:span text:style-name="T45">simpliciter secundum<text:line-break/>genus, ut Dioscorides alloqui </text:span><text:span text:style-name="T45">scripsit, </text:span><text:span text:style-name="T45">scd uti nos </text:span><text:span text:style-name="T98">in.com-'<text:line-break/></text:span><text:span text:style-name="T45">mentariis de simplicibus medicamentis fecimus, non tantum</text:span></text:p>
      <text:p text:style-name="P12"><text:span text:style-name="T45">apponentes vel </text:span><text:span text:style-name="T45">calefacere ivel refrigerare </text:span><text:span text:style-name="T45">vel hujusmodi<text:line-break/>aliquid aliud quodvis </text:span><text:span text:style-name="T45">medicamentum facere, </text:span><text:span text:style-name="T45">verum etiam<text:line-break/>quod prima distantia </text:span><text:span text:style-name="T45">vel secunda </text:span><text:span text:style-name="T45">vel </text:span><text:span text:style-name="T45">tertia, </text:span><text:span text:style-name="T45">vel quarta a<text:line-break/>medio tale exiftat. Frequenter etiam, quod in horum media<text:line-break/>unaquaque vel incipiente vel desinente sit, nt duodecim<text:line-break/>medicamentorum,..quae per excellentiam quancunque pro-<text:line-break/>fenrntur, ordines subsistant. Interdum enim vel mediocriter<text:line-break/>calefaciens vel exiccans., interdum quod vehementissime<text:line-break/>quodvis horum facere possit, requirimus. Qui autem simpli-<text:line-break/>citer partem&gt; calefactione indigere inte.ligit, non magis piper<text:line-break/>et sinapi quam thus accipiet.' Haec </text:span><text:span text:style-name="T45">sane </text:span><text:span text:style-name="T7">et</text:span><text:span text:style-name="T45"> prius osten-<text:line-break/>dimns, diximus vero et in tertio methodi therapeutices com-<text:line-break/>mentario, quasi vero praescientes , ea. ex demonstratione<text:line-break/>convenienti ad reliqua </text:span><text:span text:style-name="T45">deducam</text:span><text:span text:style-name="T45">, hinc praesentis sermonis<text:line-break/>sumptu initio. Quoniam </text:span><text:span text:style-name="T45">ulcera </text:span><text:span text:style-name="T45">carne implenda, medica<text:line-break/>mento exiccante et </text:span><text:span text:style-name="T45">detergente </text:span><text:span text:style-name="T45">mediocriter Sne morsu indi-'<text:line-break/>gere demonstravimus, convenit ejusmodi medicamentorum<text:line-break/>materiam, quaenam sit, in memoriam reducere. Indicata est</text:span></text:p>
      <text:p text:style-name="P12"><text:span text:style-name="T45">autem in </text:span><text:span text:style-name="T45">libro </text:span><text:span text:style-name="T45">de simplicium </text:span><text:span text:style-name="T45">medicamentorum facultati-<text:line-break/></text:span><text:span text:style-name="T45">hus, insuper </text:span><text:span text:style-name="T45">et </text:span><text:span text:style-name="T45">conveniens </text:span><text:span text:style-name="T45">singulorum </text:span><text:span text:style-name="T45">ordo expositus esu<text:line-break/>Hoc etenim, sicut dixi, </text:span><text:span text:style-name="T45">admodum, </text:span><text:span text:style-name="T45">utile est,’</text:span><text:span text:style-name="T59">;</text:span><text:span text:style-name="T45">'ut si quando<text:line-break/>fortiore quis medicamento opus habeat, ad -quod digredia-<text:line-break/>tur, cognoscat. Verum quum </text:span><text:span text:style-name="T45">simplex </text:span><text:span text:style-name="T45">nullum habemus, com-<text:line-break/>posito utimur. Atque primum fingamus </text:span><text:span text:style-name="T45">nos </text:span><text:span text:style-name="T45">habere ceram<text:line-break/>et aeruginem, aliud nihil, quod cavo ulceri manifeste </text:span><text:span text:style-name="T7">con-<text:line-break/>ducat,</text:span><text:span text:style-name="T45"> thus dico, irim, aristolochiam, farinam ervorum,<text:line-break/>radicem panacis et quaecunque ex hoc funt genere. Quum<text:line-break/>igitur sciamus cera fola imposita fordidum ulcus evasurum,<text:line-break/>ut quod neque detergere, neque exiccare possit, aerugine<text:line-break/>autem adjecta morsum et rosionem illatum iri, atque phleg-<text:line-break/>monen! excitandam, horum sane utrumque devitabimus, ine-<text:line-break/>dium autem ex ambobus aliud conficiemus, imbecillius qui-<text:line-break/>dem aerugine,- valentius autem cera, fed quoniam haec<text:line-break/>paulo inferior est eo, quod commode queat adjici, aerugo<text:line-break/>autem multum praecellit, mullae cerae parum aeruginis ad-<text:line-break/>mifcebimus. Quantam ergo quantae ? hoc enim deinceps ve-</text:span></text:p>
      <text:p text:style-name="P12"><text:span text:style-name="T45">nit </text:span><text:span text:style-name="T45">dicendum. </text:span><text:span text:style-name="T45">Exacte quidem quantitatem </text:span><text:span text:style-name="T45">cujusque </text:span><text:span text:style-name="T45">ante<text:line-break/>experientiam invenire nemo potest, </text:span><text:span text:style-name="T7">conjicere</text:span><text:span text:style-name="T45"> tamen et ju-<text:line-break/>dicare et coitfpoiiere medicamentum prima potest experientia,<text:line-break/>nullum insignitus improsperum successum habiturum, quem-<text:line-break/>admodurn </text:span><text:span text:style-name="T45">ego </text:span><text:span text:style-name="T45">aliquando feci in quodam vico</text:span><text:span text:style-name="T45">, </text:span><text:span text:style-name="T45">ubi quum<text:line-break/>neque </text:span><text:span text:style-name="T45">ipse </text:span><text:span text:style-name="T45">medicamentum, quod me sequeretur, haberem,<text:line-break/>neque </text:span><text:span text:style-name="T45">alius </text:span><text:span text:style-name="T45">ex iis, qui </text:span><text:span text:style-name="T45">ibidem </text:span><text:span text:style-name="T45">agebant, copiam mihi facere<text:line-break/>posset, </text:span><text:span text:style-name="T45">reperi </text:span><text:span text:style-name="T45">solum ad compositionem idonea aeruginem </text:span><text:span text:style-name="T45">et<text:line-break/></text:span><text:span text:style-name="T45">ceram, quibus acceptis et ad ignem cera liquefacta cum oleo<text:line-break/>rosaceo, ut liquidum ceratum fieret, miscui cerati librae<text:line-break/>unciam unam aeruginis, hoc est, duodecimam partem, statui<text:line-break/>enim decimam yel duodecimam miscere, suspicatus quidem<text:line-break/>majorem, ut acriorem, cera futuram, minorem tanquam im-<text:line-break/>becilliorem. Expertis, autem nobis compositionem, visae<text:line-break/>sunt partes et decima et duodecima recte pro corporum<text:line-break/>disterentia commixtae. Ostendimus enim, quod etiam usus<text:line-break/>attestatur, valida corpora validiora sustinere medicamenta,<text:line-break/>imbecilliora hujusmodi non </text:span><text:span text:style-name="T45">ferre. </text:span><text:span text:style-name="T45">Validiora dico corpora,</text:span></text:p>
      <text:p text:style-name="P12"><text:span text:style-name="T45">quae temperamento sicciora </text:span><text:span text:style-name="T45">sunt, </text:span><text:span text:style-name="T45">veluti agricolarum- </text:span><text:span text:style-name="T45">natur-<text:line-break/></text:span><text:span text:style-name="T45">ram et venatorum, imbecilliora, molliora vel. natura vel<text:line-break/>nictus consuetudine, cujusmodi sunt mulierum; eunucho-<text:line-break/>rum, puerorum- et qui 'natu </text:span><text:span text:style-name="T45">rali </text:span><text:span text:style-name="T45">temperamento </text:span><text:span text:style-name="T45">sunt </text:span><text:span text:style-name="T45">humidi,<text:line-break/>candido </text:span><text:span text:style-name="T45">mollique corpore praediti. </text:span><text:span text:style-name="T45">Dura igitur </text:span><text:span text:style-name="T45">corpora </text:span><text:span text:style-name="T45">ex<text:line-break/>copiosiore aerugine cerato adini.cta, carnem recipiunt, mol-.<text:line-break/>liora ex pauciore. Unde, ut frequenter dictum est, unum,,<text:line-break/>medicamentum omnibus nequaquam convenire potest cor-<text:line-break/>poribus, sed oportet medium esse, ceu ad mediam tempera-<text:line-break/>turam aptatum, duci- </text:span><text:span text:style-name="T7">vero</text:span><text:span text:style-name="T45"> ad utramque ejus taedii partem,</text:span><text:span text:style-name="T45">.<text:line-break/></text:span><text:span text:style-name="T45">dum quotidiano usu probatur. Si enim quod res postulat </text:span><text:span text:style-name="T7">ef </text:span><text:span text:style-name="T7">;<text:line-break/></text:span><text:span text:style-name="T45">fecisse rideatur, in eo manere convenit, si paulum deficiat,<text:line-break/>augere ipsius vires, quemadmodum etiam adimere, cum prae-<text:line-break/>ter modum essicax fuerit, velut in ipso hoc propcfito me-<text:line-break/>dicamerto, quod ceratu et aeruglue constat, considerare '<text:line-break/>prius oportet, ulcusne carne obductum sit, an nondum, sed<text:line-break/>fordibus humoreque sit refertum,- vel praeterquam quod<text:line-break/>carne impletum non est, mordicationis Pensus aliquis labo-</text:span></text:p>
      <text:p text:style-name="P12"><text:span text:style-name="T45">ranti ortus sit, et 'calidior veI rubicunda magis pars ulce-<text:line-break/>rata apparuerit. Si igitur imbecillius videatur, melle veI<text:line-break/>aerugine admixtis facultatem ejus adaugebis, si validius,<text:line-break/>oleum vel rusacenm miscebis, molliens medicamentum, quod<text:line-break/>linameiitis excipiendum esu' Commode quidem 'ceratum et<text:line-break/>aerugo sic miscentur,- quemadmodum atre noununquam esse<text:line-break/>mixta retuli. Confectura </text:span><text:span text:style-name="T45">autem </text:span><text:span text:style-name="T45">medicantibus haec </text:span><text:span text:style-name="T45">esto </text:span><text:span text:style-name="T45">em.-'<text:line-break/>plastri compositi, viride a colore vocant, fanantis quidem et<text:line-break/>recentia vulnera, quaecunque non magna sunt, sed quod ex<text:line-break/>rosaceo simul ad mediocris medicamenti consistentiam potest<text:line-break/>liquefieri. Quin et resinae vel colophoniae et frictae nomi-<text:line-break/>natae vel terebinthinae nonnihil ipsum habere oportebit<text:line-break/>ostendimus aUtem laricem vocatam terebinthinae quodam-<text:line-break/>modo esse similem. Porro quantitas earum’mixturae </text:span><text:span text:style-name="T45">et </text:span><text:span text:style-name="T45">hic<text:line-break/>conjecturalis esu Si emrn plus resinae quam ex usu sit </text:span><text:span text:style-name="T45">ad-<text:line-break/></text:span><text:span text:style-name="T45">misceamus, dcnec manibus subigitur, 'moile apparet, lu lin-<text:line-break/>teolum. vero illitum paulo post instar pellis durum erit, fa-</text:span></text:p>
      <text:p text:style-name="P12"><text:span text:style-name="T45">cile </text:span><text:span text:style-name="T45">a </text:span><text:span text:style-name="T45">corpore decidens. Sin </text:span><text:span text:style-name="T45">minus </text:span><text:span text:style-name="T45">justo resinae cum cera<text:line-break/>mixtum sit, </text:span><text:span text:style-name="T45">non </text:span><text:span text:style-name="T45">habebit-hoc,- quod echecollou, id </text:span><text:span text:style-name="T45">est. </text:span><text:span text:style-name="T7">'glur<text:line-break/>tinans,</text:span><text:span text:style-name="T45"> appellatur,, ut distrahendo eo plurimum extenda—<text:line-break/>, ur. Liquet autem, si alieni particulae imposueris, fore ut<text:line-break/>difficulter agglutinetur et protinus </text:span><text:span text:style-name="T45">ab </text:span><text:span text:style-name="T45">ipsa delabatur. Quae<text:line-break/>igitur mediocris mixtura ceu emplastri consistentiae conve-<text:line-break/>niens? siquidem mihi fidem adhibes, par-.utriusque portio.<text:line-break/>Kec vero cera nec resina sicca vetusque, esto, optimum<text:line-break/>siquidem ita amborum mixtionis coagmentum est, si ambo<text:line-break/>pinguia et mollia assumantur; si alterum excedat, scmper<text:line-break/>•resinam praepollere satius est, quare nonnulli vel duplum<text:line-break/>hujus pondus cerae admiscent.</text:span></text:p>
      <text:h text:style-name="P4" text:outline-level="2">Cap. ll.</text:h>
      <text:p text:style-name="P9"><text:span text:style-name="T45">[Confectura </text:span><text:span text:style-name="T7">simplicia emplastri viridis An-<text:line-break/>dromaclii et facultatis ipsius explicatior </text:span><text:span text:style-name="T45">Ac sane viride<text:line-break/>nonnulli, sic enim ipsi nominant, ex dupla resinae portione<text:line-break/>confecerunt, duas quidem ejusdem libras, unam vero cerae<text:line-break/>et binos olei cyathos immiscentes. Aeruginis autem alii<text:line-break/>duas, alii tres uncias hujusmodi eerae et resinae mixtioni</text:span></text:p>
      <text:p text:style-name="P12"/>
      <text:p text:style-name="P13"><text:span text:style-name="T45">immittunt. Sed-etiam </text:span><text:span text:style-name="T45">in </text:span><text:span text:style-name="T45">praeparatione </text:span><text:span text:style-name="T45">liquefactis, </text:span><text:span text:style-name="T45">quae<text:line-break/>liquari possunt, aeruginem inspergunt, quidam ubi refrigera-<text:line-break/>verint, mox raserint, lu mortario mixturam moliuntur.<text:line-break/>Porro qui medicamentum cruentorum ulcerum glutinantius<text:line-break/>facere statuunt, aeruginem lu pila prius cum aceto laevigatam<text:line-break/>injiciunt, ceratum </text:span><text:span text:style-name="T45">radentes. </text:span><text:span text:style-name="T45">Proinde si quis vos </text:span><text:span text:style-name="T45">reget, </text:span><text:span text:style-name="T45">quale<text:line-break/>horum viridium emplastrorum sit prae stat itiffimum, .succurat<text:line-break/>id, quod identidem </text:span><text:span text:style-name="T45">a </text:span><text:span text:style-name="T45">me praedicatur, respondere, omnia<text:line-break/>esse optima ei,, qui assectus, quibus singula offeruntur,<text:line-break/>cognoscat, sicut et eos ignoranti omnia pessima. Mei etenim<text:line-break/>officii est dicere, id exiccare valentius, quod acetum assumit.<text:line-break/>Constat autem, quod plus aeruginis continet, id tum validum<text:line-break/>esse tum magis exiccans tum'sordida -ulcera rectius purgare.<text:line-break/>Terminus ipsius est, nt haec citra morsum officiat, nam adeo<text:line-break/>valens, ut jam puris ulceribus impositum morsum pariat,<text:line-break/>nec ea unquam carne replebit, scd alio modo humida for-<text:line-break/>didaque reddet, sicuti. illa, quae parum lutegre siccant, de-</text:span></text:p>
      <text:p text:style-name="P12"/>
      <text:p text:style-name="P13"><text:span text:style-name="T45">tergentque. Jam vero ex </text:span><text:span text:style-name="T45">acrioribus </text:span><text:span text:style-name="T45">cavum </text:span><text:span text:style-name="T45">magis </text:span><text:span text:style-name="T45">ulcus </text:span><text:span text:style-name="T45">eva-<text:line-break/></text:span><text:span text:style-name="T45">dit et rubicundius calidiusqne </text:span><text:span text:style-name="T45">est</text:span><text:span text:style-name="T45">,. quum </text:span><text:span text:style-name="T45">aeger </text:span><text:span text:style-name="T45">etiam -ipse<text:line-break/>morsum ejus percipit. Neigitur quodvis medicamentum sim-<text:line-break/>pl i citer laudate citra dispositionis, in qua commendatur, ap-<text:line-break/>positionem, nec in alio quoquam medicamento, nec in iis<text:line-break/>quae-modo nobis proponuntur, </text:span><text:span text:style-name="T45">id </text:span><text:span text:style-name="T45">agendum est. Quos igitur,<text:line-break/>viridibus ordine fuo descriptis, affectus, quibus </text:span><text:span text:style-name="T45">ea </text:span><text:span text:style-name="T45">conve-<text:line-break/>niunt, distinguere non </text:span><text:span text:style-name="T45">piguit, </text:span><text:span text:style-name="T45">minus' peccant </text:span><text:span text:style-name="T45">quam </text:span><text:span text:style-name="T45">ii qui<text:line-break/>ne </text:span><text:span text:style-name="T45">hoc </text:span><text:span text:style-name="T45">.quidem fecerunt. Qui vero sine distinctionibus ac<text:line-break/>indefinite scripserunt, quum </text:span><text:span text:style-name="T45">ad </text:span><text:span text:style-name="T45">alia transeunt, apponentes,'<text:line-break/>aliud viride, disciplinam reddunt pravissimam, fi modo opof-<text:line-break/>tet omnino disciplinam vocare hujusmodi scriptiones. Igitur<text:line-break/>Andromachus in libro, quem externorum interibit, pau-<text:line-break/>lo post principium, primo susca. posuit, mox rusa, deinde<text:line-break/>nigra, postremo ad viridia conversus, disciplinae hujusmodi<text:line-break/>initium fecit, praefixo-no mine viridia. Ac quod principem<text:line-break/>locum habet, scripsit his verbis, siiride </text:span><text:span text:style-name="T7">Galli.</text:span><text:span text:style-name="T45"> 4 </text:span><text:span text:style-name="T45">resinae<text:line-break/></text:span><text:span text:style-name="T45">pineae J ccc, cerae drach. c, aeruginis rufae drach. I, tliuris</text:span></text:p>
      <text:p text:style-name="P12"/>
      <text:p text:style-name="P13"><text:span text:style-name="T7">3</text:span><text:span text:style-name="T45"> xxv, aceti quantum satis esu Conveniebat igitur ipfnui<text:line-break/>nonnihil </text:span><text:span text:style-name="T45">forsitan </text:span><text:span text:style-name="T45">et de </text:span><text:span text:style-name="T45">consectura </text:span><text:span text:style-name="T45">dixisse, num etiam thus<text:line-break/>simul cnm aerugire lu laevorum redigi </text:span><text:span text:style-name="T45">aceto </text:span><text:span text:style-name="T45">affuso velit, an<text:line-break/>solam aeruginem, utrumque enim licet, atque in multis com-<text:line-break/>positionibus nonnulli </text:span><text:span text:style-name="T45">hoc, </text:span><text:span text:style-name="T45">quidam illo modo scripserunt.’<text:line-break/>Verum in hoc mentem ejus conjicere possumus, nempe am-<text:line-break/>bo cum aceto velle conteri, thus puta et aeruginem, atta-<text:line-break/>men in quibusnam affectibus medicamento sit utendum, signi-<text:line-break/>ficatum prorsus aportebat. Numqnid igitur, quouiam-ante<text:line-break/>hoc duo quaedam emplastra scripserat, quorum- priori<text:line-break/>praeposuit, Ad gangraenas, putredines, nomas vetustas et<text:line-break/>malignas, secundo ad nomas, quo, utor, et alia pleraque;<text:line-break/>ideo viride istud sine appositione deinceps protulit, ostendens<text:line-break/>iisdem ipsum affectibus convenire. Caeterum aliud rursus<text:line-break/>huic subjungens simpliciter dixit,, viride Potamonis, deinde<text:line-break/>aliud tertium viride et quartum, quo utor. Asi haec qnin-<text:line-break/>tum aliud, sextum, septimum, octavum, nonum, decimum,</text:span></text:p>
      <text:p text:style-name="P12"/>
      <text:p text:style-name="P13"><text:span text:style-name="T45">undecimum, </text:span><text:span text:style-name="T45">duodecimum, </text:span><text:span text:style-name="T45">decimumtertium, decimnmquar-<text:line-break/>tum, decimurnquintum, derimutnsextum, recensuit, uno<text:line-break/>dunlaxat hoc nomine, </text:span><text:span text:style-name="T45">aliud, </text:span><text:span text:style-name="T45">singulis praepositio, disterentia<text:line-break/>quidem inter sc omnia viribus commemorans, non tamen<text:line-break/>universa ad putredines, namas etgangraenas idonea, quem-<text:line-break/>admodum ex ipsiorum materia </text:span><text:span text:style-name="T45">est </text:span><text:span text:style-name="T45">cognoscere.. Unde etiam<text:line-break/>constat pro coloris, non virium similitudine 'simul invicem<text:line-break/>hqec ipsum conscripsisse.'' Itaque nos cujusque eorum po-<text:line-break/>testatem exponemus, </text:span><text:span text:style-name="T7">a</text:span><text:span text:style-name="T45"> simplicium medicamentorum natura<text:line-break/>sumpto principio. Nam hoc longe utilissimum suerit iis,qui.<text:line-break/>non solum in universali compositionis methodum ac usum<text:line-break/>talium medicamentorum cupiant intelligere, sed etiam suo-<text:line-break/>met ipsorum marte conficere posse, et quae a veternius citra<text:line-break/>distinctionem tradita sunt, qualemnam facultatem habeant,<text:line-break/>dignoscere. Quod igitur primum Andromachus prodidit, in-<text:line-break/>spiciamus , proponentes confiderantesque simplicia singula,<text:line-break/>quibus confectum esu Primum </text:span><text:span text:style-name="T45">igitur </text:span><text:span text:style-name="T45">resinae strobilinae in eo,<text:line-break/>meminit, quae ut in commentariis de simplicium medicamen-,</text:span></text:p>
      <text:p text:style-name="P12"/>
      <text:p text:style-name="P13"><text:span text:style-name="T45">torum facultatibus asserui, resinarum longe calidissima est,'<text:line-break/>sicut terebinthina ambabus qualitatibus omnium rnoderatif-<text:line-break/>sima, omnes siquidem resinae calefaciunt et exiccaut, sed<text:line-break/>hae magis, illae minus. Validissima igitur est strobilina, mo-<text:line-break/>deratissima, ut dixi, terebinthina. Quin etiam siccat celerrime<text:line-break/>strobilina, et quod peculiari appellatione pityinon physe-<text:line-break/>ma dicitur, .resina quidem et ipsum genere, caeterurn sic-<text:line-break/>cans et calefaciens,. siccando auten a strobilina non supera-<text:line-break/>tnr, calefaciendo plurimum. Hae ergo exiccatae pinguedinis<text:line-break/>expertes funt,..ideoque emplastra'bene adhaerentia conficere<text:line-break/>non habent, ut viscosae et liquidae. Inter pityinon physema,<text:line-break/>id est piceam et strobilinam resinam, media calore abietina<text:line-break/>est, liquida tamen diutius perdurat, sicut etiam colophonia<text:line-break/>illa, quae thus redolet et quae nonnullis sola vocatnr colo-<text:line-break/>phonia, odoratu suavitatem quandam referens sicut ?hie-<text:line-break/>tina </text:span><text:span text:style-name="T45">et </text:span><text:span text:style-name="T45">colore, mediocri praedita, ut illa, nascitur autem </text:span><text:span text:style-name="T45">ad-<text:line-break/></text:span><text:span text:style-name="T45">modum modica atque ob id pretiosa esu Humidissima ta-</text:span></text:p>
      <text:p text:style-name="P12"/>
      <text:p text:style-name="P13"><text:span text:style-name="T45">men'omnium est aItera-laricis appellatae differentia,nam<text:line-break/>haec quoque duplex quodammodo </text:span><text:span text:style-name="T45">est, </text:span><text:span text:style-name="T45">uua </text:span><text:span text:style-name="T45">quidem </text:span><text:span text:style-name="T45">similis<text:line-break/>lu omnibus terebinthinae, altera </text:span><text:span text:style-name="T45">hae </text:span><text:span text:style-name="T45">acrior,'calidior, magis<text:line-break/>liquida et odoratu gravior et gustu amarior calidiorque.<text:line-break/>Porro hurnida resina, quae in icontluentibus pineam resinam<text:line-break/>subsidet vasis, fictilibus,: consistentia et olore terebinthinae<text:line-break/>adam issim'similis, odore et gustu diversa, ingratior quidem<text:line-break/>olfactu, sicut etiam acrior et gustu mordacior. Quare satius<text:line-break/></text:span><text:span text:style-name="T7">esu</text:span><text:span text:style-name="T45"> terebinthinam omnibus medicamentis, quae ulcera recte<text:line-break/>curabunt, admiscere, quoniam primus praecipuusque lu eis<text:line-break/>scopus, est,-'ut id, quod offertur, ncn mordeat. Igitur’ad<text:line-break/>compositum emplastrum revectamur, in </text:span><text:span text:style-name="T7">quo Andromachus<text:line-break/></text:span><text:span text:style-name="T45">strohilluae resinae drach. </text:span><text:span text:style-name="T7">cec, cerae'</text:span><text:span text:style-name="T45"> drach. c, mixtis, jubet<text:line-break/>injicere, neque consistentiam, </text:span><text:span text:style-name="T45">neque </text:span><text:span text:style-name="T45">virtutem exacte asse-,<text:line-break/>quutus vel ipse vel qui id composuit. Neque enim gluti-<text:line-break/>nans erit et acre fiet, auxilium vero </text:span><text:span text:style-name="T7">ei</text:span><text:span text:style-name="T45"> ad utrumque contulit<text:line-break/>thus admiscens, verum pro illorum' copia paucum adeo.</text:span></text:p>
      <text:p text:style-name="P12"><text:span text:style-name="T33">*ΊΊ</text:span></text:p>
      <text:p text:style-name="P13"><text:span text:style-name="T45">praesertim </text:span><text:span text:style-name="T45">quum </text:span><text:span text:style-name="T45">aeruginis </text:span><text:span text:style-name="T45">drachmas </text:span><text:span text:style-name="T45">quinquaginta immittat,<text:line-break/>octavam partem quadi ingeniorum ex cera resinaque col-<text:line-break/>lectorum explentes. Atqui </text:span><text:span text:style-name="T45">nemo </text:span><text:span text:style-name="T45">hoc </text:span><text:span text:style-name="T45">illi vitio verterit, ut-<text:line-break/>pote.cui consilium fuerit medicamentum conficere vehemen-<text:line-break/>ter exiccans, quutu et alioquin ipsum carni generandae ac<text:line-break/>mediocribus gluti .andis vulneribus </text:span><text:span text:style-name="T45">aptum </text:span><text:span text:style-name="T45">reddere volenti,<text:line-break/>drachmae qninq ginta misceri recte possint, itaque lenius,<text:line-break/>est carnem producendam commodius, adhaerendo- pertina-<text:line-break/>cius et </text:span><text:span text:style-name="T45">ad </text:span><text:span text:style-name="T45">multa utilius fieri. Commendanda vero </text:span><text:span text:style-name="T45">est </text:span><text:span text:style-name="T45">thuris'<text:line-break/>commixtio, quod emplastri coagmentum juvet, ar.ody.ion<text:line-break/>enim est et concoquit. Quare si aequa, ipsius portio aerugini<text:line-break/>fuisset conjuncta, hoe est dra cbmae'quinquaginta, glutinan-<text:line-break/></text:span><text:span text:style-name="T45">tius, ut- </text:span><text:span text:style-name="T45">dixi, redditum </text:span><text:span text:style-name="T45">fuisset </text:span><text:span text:style-name="T45">et mitius medicamentum.</text:span><text:span text:style-name="T45">-<text:line-break/>Quoniam </text:span><text:span text:style-name="T45">vero vigintiquinque adjecit, siccantem aeruginis<text:line-break/></text:span><text:span text:style-name="T7">vitn’</text:span><text:span text:style-name="T45"> </text:span><text:span text:style-name="T45">servare curans, emplastrum ad glutinandum </text:span><text:span text:style-name="T7">majora<text:line-break/></text:span><text:span text:style-name="T45">vulnera et ulceribus vix sanabilibus curandis idoneum </text:span><text:span text:style-name="T7">fa-<text:line-break/></text:span><text:span text:style-name="T7">ctam</text:span><text:span text:style-name="T45"> </text:span><text:span text:style-name="T45">est, quodque tale ipIum fore </text:span><text:span text:style-name="T45">in </text:span><text:span text:style-name="T45">animo - habuerit aceti<text:line-break/></text:span><text:span text:style-name="T45">quoque </text:span><text:span text:style-name="T45">mixtura </text:span><text:span text:style-name="T45">innuit. </text:span><text:span text:style-name="T45">Penes nos 'itaque est et vehementius</text:span></text:p>
      <text:p text:style-name="P12"><text:span text:style-name="T45">et lenius ipsum </text:span><text:span text:style-name="T45">facere </text:span><text:span text:style-name="T45">vel plns aceti vel minus miscentes,<text:line-break/>sicut acrius vel </text:span><text:span text:style-name="T45">minus mordax. Etenim </text:span><text:span text:style-name="T45">ex </text:span><text:span text:style-name="T45">acrioris </text:span><text:span text:style-name="T45">mixtione,<text:line-break/>quemadmodum etiam </text:span><text:span text:style-name="T45">copiosioris, </text:span><text:span text:style-name="T45">medicamentum ericcabit<text:line-break/>fortius et cruentorum erit glutinantius, si vinosum acetum<text:line-break/>sit adjectum. Porro </text:span><text:span text:style-name="T45">praestat in compositione plusculis </text:span><text:span text:style-name="T45">diebus<text:line-break/>aeruginem ex </text:span><text:span text:style-name="T45">aceto acri in </text:span><text:span text:style-name="T45">Iole </text:span><text:span text:style-name="T45">calido </text:span><text:span text:style-name="T45">allaevigare; quod<text:line-break/>enim in </text:span><text:span text:style-name="T45">eo </text:span><text:span text:style-name="T45">mordax </text:span><text:span text:style-name="T45">est; </text:span><text:span text:style-name="T45">mitescet vfrtusque nihilo fiet mi-<text:line-break/>nor. Thus autem initio admiscere necessarium non est, ve-<text:line-break/>rum huic dies unus satis esu Siquidem </text:span><text:span text:style-name="T45">meminisse </text:span><text:span text:style-name="T45">vos puto<text:line-break/>et hujus, quod toties repeto, fortium medicamentorum, cu-<text:line-break/>jusmodi est aerugo, misy, chalcitis, fory, aeris squama yel<text:line-break/>chalcanthum, ex aceto diebus pluribus contriturum morsum<text:line-break/>obtundi, bonilatem augeri. .Quoniam enim metallica; ut•<text:line-break/>quae crassioribus natura constant partibus, facultatem suam<text:line-break/>in altum usque corporis, quod curatur, non extendunt,<text:line-break/>ideo ut tenuiora fiant, iis per trituram, et acetum adhiben-<text:line-break/>dus est cultus; haec enim curiose ita attenuata ad intima us-</text:span></text:p>
      <text:p text:style-name="P12"/>
      <text:p text:style-name="P13"><text:span text:style-name="T45">que penetrant.. Accedit </text:span><text:span text:style-name="T45">autem </text:span><text:span text:style-name="T45">et aliud quoddam commo-<text:line-break/>dum in hujusmodi medicamentorum praeparationibus, qirod<text:line-break/>diligenter elaborata corporis </text:span><text:span text:style-name="T45">meatus nusquam </text:span><text:span text:style-name="T45">inter eun-<text:line-break/>dem retenta pertranscunt,. ejusque rei gratia et si calidioris<text:line-break/>naturae sint, sine morsu munere suo.funguntur. Quin et in-<text:line-break/>ter humores ipsos in corpore generatos tenues facile '</text:span><text:span text:style-name="T74">t</text:span><text:span text:style-name="T45"> nitra<text:line-break/>morsum perspirant, crassiores retenti obstructique molestant,<text:line-break/>ubi mordaces fuerint. Eadem ratio est </text:span><text:span text:style-name="T45">in </text:span><text:span text:style-name="T45">metallicis medi-<text:line-break/>camentis combustis, sed </text:span><text:span text:style-name="T45">illa </text:span><text:span text:style-name="T45">ex </text:span><text:span text:style-name="T45">ignis </text:span><text:span text:style-name="T45">commercio nonnihil<text:line-break/>mordax perservant, quod per lavationes deponunt ac lenia<text:line-break/>prorsus redduntur. Quibus autem simile quippiam ustio-<text:line-break/>ni ex tritura cum acete lu scle facta ignis loco accidit, ea<text:line-break/>neque ex igne genitum calorem consequuntur, si tamen et<text:line-break/>quae combusta sunt,, ex </text:span><text:span text:style-name="T45">aceto </text:span><text:span text:style-name="T45">laeyigentur, multo praestantiora<text:line-break/>fiunt. Igitur tum haec, mullorum medicamentorum commu-<text:line-break/>nia sunt cognitu'necessaria tum usus ipsorum similiter,<text:line-break/>alius quidem in aliis affectibus, lu caris vero ulceribus cum</text:span></text:p>
      <text:p text:style-name="P12"><text:span text:style-name="T45">linamentis excepta exponuntur. Propositum </text:span><text:span text:style-name="T45">itaque </text:span><text:span text:style-name="T45">em-<text:line-break/>plastrum si ex rosaceo liquefaciens </text:span><text:span text:style-name="T45">eo </text:span><text:span text:style-name="T45">utaris, prodest sordidis-<text:line-break/>et hurnidis ulceribus, aperistata </text:span><text:span text:style-name="T45">vero, </text:span><text:span text:style-name="T45">id est </text:span><text:span text:style-name="T7">aperta,</text:span><text:span text:style-name="T45"> mordi-<text:line-break/>cat, cujus rei causa miscendum ei est ceratum liquidum ex<text:line-break/>cera et resina confectum vel ex rosaceo vel ex oleo lique-<text:line-break/>factum. Poteris interdum et myrteo uti, atque horum mixtio-<text:line-break/>nis methodum quandam lutelligas oportet. Olei sane nomen<text:line-break/>unum est, qualitas et facultas diversa. Nam omphacinum fri-<text:line-break/>gidius, ex maturis oleis pressum calidius- est, temporis au-<text:line-break/>tem processu calefaciendi vitn auget. Sic etiam quod salem<text:line-break/>habet, quantum ex illo sumpserit, ,tanto calidius est; magis-<text:line-break/>que siccat, quam quod ipsius expers est. Quod surculos oleae,<text:line-break/>quos thallos nominant, 'continet, valentius astringit. Indicat<text:line-break/>autem tibi id, quod est utilius, </text:span><text:span text:style-name="T45">et </text:span><text:span text:style-name="T45">ulceris forma et corporis<text:line-break/>aegri natura, ulceris quidem sanandi contrariis, corporis<text:line-break/>autem ulcerati similibus. Quapropter medicamentum, quod<text:line-break/>linamento exceptum almittendum est, myrteo liquefacies.</text:span></text:p>
      <text:p text:style-name="P12"><text:span text:style-name="T45">quum </text:span><text:span text:style-name="T45">generata caro flaccidior quam </text:span><text:span text:style-name="T45">par est </text:span><text:span text:style-name="T45">apparet, </text:span><text:span text:style-name="T45">prae-<text:line-break/>lertim </text:span><text:span text:style-name="T45">ulcere ad </text:span><text:span text:style-name="T45">cicatricem </text:span><text:span text:style-name="T45">pervenientemropemodum </text:span><text:span text:style-name="T45">Nam<text:line-break/>quum pauxillum quiddam </text:span><text:span text:style-name="T45">phlegmones </text:span><text:span text:style-name="T45">in ambientibus par-<text:line-break/>tibus relinquitur, optimum </text:span><text:span text:style-name="T45">est </text:span><text:span text:style-name="T45">medicamentum ex rosaceo li-<text:line-break/>quare. Rosaceum </text:span><text:span text:style-name="T7">vero</text:span><text:span text:style-name="T45"> praestantissimurn esse novisti,. quod<text:line-break/>stilis rosis pluribus in ,</text:span><text:span text:style-name="T45">oleo </text:span><text:span text:style-name="T45">citra salem praeparatu diutius<text:line-break/>maceratis confectum est. </text:span><text:span text:style-name="T45">Si ergo haec </text:span><text:span text:style-name="T45">quispiam in meinoria<text:line-break/>prompta semper habeat, </text:span><text:span text:style-name="T45">nec oblitus </text:span><text:span text:style-name="T45">sit, ut praecepimus;<text:line-break/>omuium simplicium medicamentorum, potentiae, et varia<text:line-break/>ipse emplastra viridia componet </text:span><text:span text:style-name="T45">et </text:span><text:span text:style-name="T45">singulis, jam confectis<text:line-break/>optime utetur. Emplastrum igitur hactenus in sermone pro-<text:line-break/>positum, quod primum viridium scripsit Andromachus, mul-<text:line-break/>tifariam licet adaptare, partim pro strobilina resina aliquam<text:line-break/>aliam adjiciendo, partim thus augendo vel cum eo siccum<text:line-break/>aliquod carne explens, velut irim, </text:span><text:span text:style-name="T45">arist</text:span><text:span text:style-name="T45">oiochiam, ervi sari—<text:line-break/>nam atque, hujus generis alia admiscendo. Quin etiam, quod<text:line-break/>ora ulceris 'indurata emolliat, miscendo compositionem va-<text:line-break/>riare licet. Unde nonnulli guttam ammoniaci et galbanum,</text:span></text:p>
      <text:p text:style-name="P12"><text:span text:style-name="T45">nonnulli medullam </text:span><text:span text:style-name="T45">cervinam aut </text:span><text:span text:style-name="T45">vitulinam </text:span><text:span text:style-name="T45">aut sevum</text:span><text:span text:style-name="T45">-ad-<text:line-break/>miscuerunt, sicut rursus alii </text:span><text:span text:style-name="T45">repellens aliquod, dum </text:span><text:span text:style-name="T45">influxus<text:line-break/>conantur </text:span><text:span text:style-name="T45">reprimere. </text:span><text:span text:style-name="T45">Hac ratione igitur alii Ccissile alumen,<text:line-break/>alii iotundum, alsi gallam immaturam adjecerunt, quidam,<text:line-break/>ladanum utraque viitute praeditum, molliendi videlicet et<text:line-break/>repellendi, nt labra emolliantur et nihil ex superioribus<text:line-break/>influat Insuper qui vix sanabilia </text:span><text:span text:style-name="T45">curare </text:span><text:span text:style-name="T45">studuerunt, </text:span><text:span text:style-name="T45">ut </text:span><text:span text:style-name="T45">rnfiSb<text:line-break/>tiplicis usus medicamentum esset, adjunxerunt enumeratis<text:line-break/>chrysocollam vel diphryges vel aes eombusium vel sqnia-<text:line-break/>marn, aliqui aeris, aliqui chalybis vel ferri. Et prope omnia<text:line-break/>modo enarrata viridium:- emplastrorum colorem servant,<text:line-break/>alia vero iisdem facultatibus praedita mixta corrumpunt.<text:line-break/>Quare nec egot amnium memini pro qualibet facultate, scd<text:line-break/>illorum duntaxat, quae emplastri comffefiti colorem tuehuo-<text:line-break/>tur, non </text:span><text:span text:style-name="T45">'</text:span><text:span text:style-name="T45">enim de glutinantibus vel iis,-quae-carni alendae<text:line-break/>funt, emplastris simpliciter, verum de </text:span><text:span text:style-name="T45">eisdem </text:span><text:span text:style-name="T45">viridibus di-<text:line-break/>cere etiam statuimus. Quamobrem haec modo narrata et</text:span></text:p>
      <text:p text:style-name="P12"><text:span text:style-name="T45">atramentum fusorium et </text:span><text:span text:style-name="T45">chalcitis </text:span><text:span text:style-name="T45">cruda, si </text:span><text:span text:style-name="T45">brevi </text:span><text:span text:style-name="T45">mensura<text:line-break/></text:span><text:span text:style-name="T45">idmifceantur / </text:span><text:span text:style-name="T45">colorem </text:span><text:span text:style-name="T45">medicam emo rum </text:span><text:span text:style-name="T45">-luefermone prae-<text:line-break/></text:span><text:span text:style-name="T7">cedentium</text:span><text:span text:style-name="T45"> reservans.. Itaquede.</text:span><text:span text:style-name="T45">talium </text:span><text:span text:style-name="T45">compositione abunde<text:line-break/>fatis </text:span><text:span text:style-name="T45">actum </text:span><text:span text:style-name="T45">est- Usum ivero ipsiorum quoniam Andromachus<text:line-break/>omisit, </text:span><text:span text:style-name="T45">a quo- </text:span><text:span text:style-name="T45">raditum esse- conveniebat</text:span><text:span text:style-name="T45">y </text:span><text:span text:style-name="T45">nos apponemus;<text:line-break/>communem unum de.talibns </text:span><text:span text:style-name="T45">medicamentis </text:span><text:span text:style-name="T45">'usurpandis ser-<text:line-break/>monem plane necessarium praefati, deinde universaleir me-<text:line-break/>thodum, interpretati, particulares eorum causa, qui illam<text:line-break/>lidicerunt, convenit ssfingamus. At hujusmodi opus ad dia-<text:line-break/>lecticos pertinet- in- omnibus - </text:span><text:span text:style-name="T45">particulares </text:span><text:span text:style-name="T45">ipsis perscribere, .<text:line-break/>sicut "Heras, </text:span><text:span text:style-name="T7">Crito, -</text:span><text:span text:style-name="T45"> Asclepiades aliiqje </text:span><text:span text:style-name="T45">complures </text:span><text:span text:style-name="T45">factita-<text:line-break/>runt. Atqui .etiam tertia </text:span><text:span text:style-name="T45">disciplinae </text:span><text:span text:style-name="T45">fpecies est, quam nos<text:line-break/>tractamus, neque in omnibus particularibus medicamentis<text:line-break/>usum scribentes, </text:span><text:span text:style-name="T45">imo </text:span><text:span text:style-name="T45">nec universim communi, methodi disci t<text:line-break/>plinae soli toturr </text:span><text:span text:style-name="T45">concedentes, </text:span><text:span text:style-name="T45">sed hanc quidem primam do-'<text:line-break/>centes, inde vero - unum vel </text:span><text:span text:style-name="T45">alterum </text:span><text:span text:style-name="T45">vel etiam tertium<text:line-break/>exemplum claritatis et exercitii discentium gratia accom-</text:span></text:p>
      <text:p text:style-name="P12"><text:span text:style-name="T45">modantes., Quemadmodum sane ea et nunc rei ipsa ostendi-<text:line-break/></text:span><text:span text:style-name="T45">mus, </text:span><text:span text:style-name="T45">ut jam lu prioribus quoque ferimus. </text:span><text:span text:style-name="T45">Nam </text:span><text:span text:style-name="T45">quatenus<text:line-break/>medicamentum exiccet, detergatque cum ex simplicium </text:span><text:span text:style-name="T7">fa-<text:line-break/>cultate,</text:span><text:span text:style-name="T45"> quae id constituuut, invenerimus, /inde simul, affe-<text:line-break/>ctionem, cui conveniet, adipiscemur. Ubi enim humiditas<text:line-break/>multa et copiofa surdes est, </text:span><text:span text:style-name="T45">ibi </text:span><text:span text:style-name="T45">desiccans evidenter pur-<text:line-break/>gansque medicamentum applicare..oportet, ubi vero aper-<text:line-break/>tum, aperistaton vocant; ulcus est, carnis'indigum, mode-<text:line-break/>ratissimum luter exiccantia detergentiaque competit. .Verum<text:line-break/>minoris majorisque in eo ratienem ah aegri natura sumere<text:line-break/>conducit. Siquidem durioribus vel ex temperamento natu-<text:line-break/>rali veI aetate vel loco vel studiis, corporibus magis exic-<text:line-break/>eantia exhibenda sunt, humidioribus minus. Quapropter pri-<text:line-break/>mus cujusque medicamenti,linteolis excepti,, emmoton ap-<text:line-break/>pellatur, usus ex praedictis nuper scopis conjecturali artisse<text:line-break/>cio sumitur: fecundus, ut, etiam antea monuimus, .ex signis<text:line-break/>lu corpore curando apparentibus. Si namque cavum ulcus</text:span></text:p>
      <text:p text:style-name="P12"><text:span text:style-name="T45">citra </text:span><text:span text:style-name="T45">phlegmonen </text:span><text:span text:style-name="T45">et purum inveniatur, nihil novum tentare<text:line-break/>oportet,. fijruisiidiiis vel sordidius; .intendere desiccans deti<text:line-break/>tergensque medicamentum ratio pullulat, </text:span><text:span text:style-name="T45">si </text:span><text:span text:style-name="T45">cavumimagis<text:line-break/>quam priuaexistit, folvere; .•intenditur itaque mellis mixtlo-;<text:line-break/>ne, mitigatur .'ex oleo et ceratos vel oleoso quopiam, cujus,-?<text:line-break/>modi.est rosaceum, myrteum et. cyprinum simpliciter;prae-<text:line-break/>parata sine., spissamentis,-, quaie addunt adoris gratia,rvel ut<text:line-break/>confecta diutius ab injuriis immania permaneant.:, Jam vero<text:line-break/>si contentiosuntqussplam Jlos&lt; jncrepet, fanquam praeter idr<text:line-break/>quod ab initio iustituimusrad medicamentorum usus ora-f<text:line-break/>tionem . deducamus,, polliciti., nos de eorum .compositione,<text:line-break/>verba facturos-;, ille considerato quod lu usu etiam; uon-j<text:line-break/>fectura quaedam fiuifilentium sibi imponat. Prima enim me-<text:line-break/>dicamentorurn;; quae cerato miscentur, in </text:span><text:span text:style-name="T7">eo:</text:span><text:span text:style-name="T45">,consectio </text:span><text:span text:style-name="T74">t</text:span><text:span text:style-name="T45">est,<text:line-break/>altera rosaceo vel myrteo vel cyprino vel lentiscino-, oleo<text:line-break/>vel meile apposito .constati. Atque de his' satis;.yernm id<text:line-break/>emplastra, quae jam per experientiam abunde probata sunt,<text:line-break/>transeamus. Haec igitur Andromachus memoratu digna me-</text:span></text:p>
      <text:p text:style-name="P12"><text:span text:style-name="T45">dicamenta usurpare- ipsa scientibus praescripsit. Unde quunr<text:line-break/>talia sint, </text:span><text:span text:style-name="T45">ea </text:span><text:span text:style-name="T45">deligenda ; quae-</text:span><text:span text:style-name="T45">ex </text:span><text:span text:style-name="T45">paucior ibus </text:span><text:span text:style-name="T45">.&gt; </text:span><text:span text:style-name="T45">paratu ve- fa-<text:line-break/>cillimis simplicibus componuntur; tum quae ad plura valent<text:line-break/>et proposito maxime feoptr serviunt- Res fiet' exemplo ita<text:line-break/>dilucidiori Einge cavum ulcus </text:span><text:span text:style-name="T45">apertum </text:span><text:span text:style-name="T45">in sano corpore,- tale<text:line-break/>vero^abemplastrc viridi; quod lite -vocatur, liquefactu ex<text:line-break/>rosaceo "curabitur, </text:span><text:span text:style-name="T45">- </text:span><text:span text:style-name="T45">appellant'autem liter i quod ex aerugine,<text:line-break/>cera et resina co.isicitur. -Ego sane',, .ut ostendi, aequam<text:line-break/>utriusqiejportionem misceo, aeruginis decimam vel duode-.<text:line-break/>rimam vel octavam. Est videlicet duodecima, si cerae pondo<text:line-break/>etresinae tantundem, aeruginis-^ ij; miscuerimus, decima-;<text:line-break/>si duabus aeruginis unciis, xiginti ambarum;'resinae et ce-<text:line-break/>rae, hoc est utriusque. decer.. adjiciantur; quinetianr fiocta-<text:line-break/>vam aeruginis partem ceratu ex cera et resina confecto ap-<text:line-break/>ponamus, etiam'</text:span><text:span text:style-name="T45">sie </text:span><text:span text:style-name="T45">liene habebit; nam acrius quidem magis-<text:line-break/>que detergens hujusmoti medicamentum erit,: non tamen<text:line-break/>inutile /duris' </text:span><text:span text:style-name="T45">enim </text:span><text:span text:style-name="T45">corporibus percommode, adhibebitur.</text:span></text:p>
      <text:p text:style-name="P12"><text:span text:style-name="T45">Melior </text:span><text:span text:style-name="T45">evadet </text:span><text:span text:style-name="T45">compositio, </text:span><text:span text:style-name="T45">ubi </text:span><text:span text:style-name="T45">octavam portionem aeruginis<text:line-break/>confecturae ex cera .refinaque immiscuerimus, aerugine ex<text:line-break/>aceto quum acerrimo diebus plusculis anleinlaevorem re-<text:line-break/>dacta. </text:span><text:span text:style-name="T98">Praestanti.ori.erit, </text:span><text:span text:style-name="T45">si etiam thuris partem dimidio </text:span><text:span text:style-name="T7">mi-<text:line-break/>norem</text:span><text:span text:style-name="T45"> quam </text:span><text:span text:style-name="T7">suii</text:span><text:span text:style-name="T45"> lu aerugine indiderimus.-. Olei pares nu-<text:line-break/>mero cyathos aeruginis , unciis: adjunges, cum line aceto et<text:line-break/>thure medicamentum conficis. Quando, autem thus acetum-<text:line-break/>que adjicis, siquidem., </text:span><text:span text:style-name="T45">"ricta </text:span><text:span text:style-name="T45">resina pinguior 'quodammodo<text:line-break/>molliorque sit ac aestate 'medicamentum p.aeparas, miscebis<text:line-break/>.nihil, fi vero dura idque per hiemem confias, cyathum j,<text:line-break/>infundes. ' Quod, si liquidarum quampiam resinarum cerae<text:line-break/>misceas, oleo prorsus </text:span><text:span text:style-name="T7">earere</text:span><text:span text:style-name="T45"> licet. Liquidissimae quidem<text:line-break/>tertiam cerae portionem addes, minus liquidae dimidiam.<text:line-break/>Fiet autem videlicet hujusmodi quaedam compositio.' 'Ceram<text:line-break/>resinamque liquatam ubi'refrigeraveris, aeruginis parti nune<text:line-break/>octavae, nuncdecimae, alias duodecimae commisceto, co-<text:line-break/>gnoscens duris corporibus </text:span><text:span text:style-name="T45">primam </text:span><text:span text:style-name="T45">symmetriam convenire,<text:line-break/>mollibus tertiam, - mediis </text:span><text:span text:style-name="T7">inediam. .</text:span><text:span text:style-name="T45"> Aeruginem ex aceto lae-</text:span></text:p>
      <text:p text:style-name="P12"><text:span text:style-name="T45">vigabis, si lenius.medicamentum vales efficere, thuris pono<text:line-break/>dus dimidium</text:span><text:span text:style-name="T59">1</text:span><text:span text:style-name="T45"> ejus, quod </text:span><text:span text:style-name="T45">aerugo </text:span><text:span text:style-name="T45">continet, adjungens,' sin<text:line-break/>hoc mitius, thus et . </text:span><text:span text:style-name="T45">aeruginem . </text:span><text:span text:style-name="T45">aequali modo committes.<text:line-break/>Atqui et resinam' cum aera,''ubi sine rasura refrigeraveri-<text:line-break/>mus, liquefactas aerugini thurique in pila ex aceto tritis<text:line-break/>• superfundimus. Haec igitur primae compositiones sunt vfri-<text:line-break/>dis emplastri, quod cruenta quidem vulnera non adeo magra<text:line-break/>glutinat et reliqua adusque cicatricem sanare' potest et car-<text:line-break/>nem in eis producere, ex hurnisio quodam oleoso liquatum.<text:line-break/>Voco autem' oleosa, rosaceum, quo maxime ad illum, quem<text:line-break/>retuli, modum-consecto utendum est,' et post hoc. myrteo,<text:line-break/>cyprino et lentiscino. Sed </text:span><text:span text:style-name="T45">i </text:span><text:span text:style-name="T45">pium oleum, ubi medicamento<text:line-break/>liquescenti caloris quippiam adjicere cordi est; commune hoc<text:line-break/>.rfcebis, lu quibus </text:span><text:span text:style-name="T45">refrigerare </text:span><text:span text:style-name="T45">studes, id quod omotribes</text:span></text:p>
      <text:p text:style-name="P13"><text:span text:style-name="T45">• appellatur, ubi astringere, myrteum, Ubi mixtae facultatis<text:line-break/>aliquid,.concoquens puta et </text:span><text:span text:style-name="T45">repellens, </text:span><text:span text:style-name="T45">rosaceum, ini qui-<text:line-break/>bus modicam astringendi vim </text:span><text:span text:style-name="T45">cum </text:span><text:span text:style-name="T45">majore caliditate deside-</text:span></text:p>
      <text:p text:style-name="P12"/>
      <text:p text:style-name="P13"><text:span text:style-name="T45">ras, cyprinum </text:span><text:span text:style-name="T45">et lentiscinum. Porro </text:span><text:span text:style-name="T45">et </text:span><text:span text:style-name="T45">pleraeque </text:span><text:span text:style-name="T45">aliae,<text:line-break/>quemadmodum ;dixi,</text:span><text:span text:style-name="T74">:</text:span><text:span text:style-name="T45"> compositiones erunt,. dum medicamentis<text:line-break/>simplicibus'modo </text:span><text:span text:style-name="T45">commemoratis velt </text:span><text:span text:style-name="T45">carne explentia . vel<text:line-break/>emollientia: vel astringentia vel </text:span><text:span text:style-name="T45">quae </text:span><text:span text:style-name="T45">difficilis ulcera curant;<text:line-break/>commiscentur. Nonnulli vero digerentia miscuerunt, : sicut<text:line-break/>etiam cicatricem decentia. Aliis cautem quibusdam omnia<text:line-break/>commiscent ibus -veli consecturam inutilem vel medicamen-<text:line-break/>tum varuis aecdmmodum praeparare, contigit Quorum ma-<text:line-break/>terias cognoscentes, .tnm jam inventis .uti, tum similia eom-<text:line-break/>ponere ipsi poteritis. Ascribam tamen' et ego nonnulla </text:span><text:span text:style-name="T7">ce-<text:line-break/>lebria</text:span><text:span text:style-name="T45"> ah iis. denuo </text:span><text:span text:style-name="T45">, </text:span><text:span text:style-name="T45">quae Andromachus</text:span><text:span text:style-name="T45">- </text:span><text:span text:style-name="T45">tradidit auspicatus.<text:line-break/></text:span><text:span text:style-name="T45">Sunt </text:span><text:span text:style-name="T45">itaque ordinem praecedenti triginta, quae vero </text:span><text:span text:style-name="T45">ab </text:span><text:span text:style-name="T45">ipso<text:line-break/></text:span><text:span text:style-name="T45">commendantur, </text:span><text:span text:style-name="T45">duntaxat adjiciam. Quartum ergo- </text:span><text:span text:style-name="T45">post pri- </text:span><text:span text:style-name="T45">'<text:line-break/>mum ita scriptum est. </text:span><text:span text:style-name="T7">-Voride,</text:span><text:span text:style-name="T45"> quo </text:span><text:span text:style-name="T98">utor.vj.si </text:span><text:span text:style-name="T45">aeruginis ra-<text:line-break/>fae 3 iiij -chryfocollae 5.lu,' terebinthinae xvj;; minam </text:span><text:span text:style-name="T45">j,<text:line-break/></text:span><text:span text:style-name="T45">cerae minae dimidium, aceti parum. Quid singula emplastra<text:line-break/>polliceantur, non, </text:span><text:span text:style-name="T45">• </text:span><text:span text:style-name="T45">nt prius dixi, praeposuit Andromachus,<text:line-break/>sed ex simplicium medicamentorum maleria, ex quibus </text:span><text:span text:style-name="T7">pro-</text:span></text:p>
      <text:p text:style-name="P12"><text:span text:style-name="T45">positum ;omponit, nulli obscurum est vel ipsum per se,<text:line-break/>priusquam liquefiat, ulceribus' mederi posse </text:span><text:span text:style-name="T45">ac </text:span><text:span text:style-name="T45">liquatum li-<text:line-break/>namento exceptum immitti: </text:span><text:span text:style-name="T59">!</text:span><text:span text:style-name="T45"> Minam </text:span><text:span text:style-name="T7">vero</text:span><text:span text:style-name="T45"> sederim unciarum<text:line-break/>injicit, nam quae viginti continet, ceu ad chrysocollae, et<text:line-break/>aeruginis aequam mensuram, magna esu Post hoc vero aliis<text:line-break/>tribus seriatim productis, rursus aliud sic ad verbum sub-<text:line-break/>jungit. </text:span><text:span text:style-name="T7">Aliud, quo utor-</text:span><text:span text:style-name="T45"> 4 Aeruginis rasae lih.j, rnan-<text:line-break/>nae § 'x, ego lib. j, injicio, cerae lib. v, resinae frictae lib.<text:line-break/>v, resinae liquidae lib. v, olei cyathun j, aceti quantum fa-<text:line-break/>tis est, ego etiam guttae ammoniaci uncias decem pono. Post<text:line-break/>haec Andromachus cessat. Liquet autem, si praedictorum<text:line-break/>meminimus, etiam hdc ipsum emplastrum 'persimilem su-<text:line-break/>periori facultatem obtinere. Deinde aliud scribens Andro-<text:line-break/>machus, sic exorsus est. </text:span><text:span text:style-name="T7">Aliud-Mosochinum.</text:span><text:span text:style-name="T45"> Ac postea sim-<text:line-break/>plicium medicamentorum symmetriam, unde ipsum conficit,<text:line-break/>his verbis'subscribit. </text:span><text:span text:style-name="T7">4 Aeruginis rasae</text:span><text:span text:style-name="T45"> lih.j, picis lib. ij,<text:line-break/>mannae lib. j, cerae </text:span><text:span text:style-name="T45">lib. </text:span><text:span text:style-name="T45">ij, resinae lib. ij, olei lib. j, aceti</text:span></text:p>
      <text:p text:style-name="P12"><text:span text:style-name="T45">quantum </text:span><text:span text:style-name="T45">sufficiat. </text:span><text:span text:style-name="T45">Hoc itaque </text:span><text:span text:style-name="T45">superioribus </text:span><text:span text:style-name="T45">simile est. Mani-<text:line-break/>festurn </text:span><text:span text:style-name="T45">vero </text:span><text:span text:style-name="T45">est utriusque </text:span><text:span text:style-name="T45">et </text:span><text:span text:style-name="T45">reruginis </text:span><text:span text:style-name="T45">et </text:span><text:span text:style-name="T45">mannae' parem<text:line-break/>portionem ex </text:span><text:span text:style-name="T45">aceto </text:span><text:span text:style-name="T45">laevigandam esse, duplam horum,, ce-<text:line-break/>rae; picis </text:span><text:span text:style-name="T45">et resinae, </text:span><text:span text:style-name="T45">hoc </text:span><text:span text:style-name="T45">est cujusque </text:span><text:span text:style-name="T45">lilu ij-, cnm-</text:span><text:span text:style-name="T45">olei </text:span><text:span text:style-name="T45">libra<text:line-break/>liquanda, </text:span><text:span text:style-name="T45">et </text:span><text:span text:style-name="T45">sic lu. laevorem </text:span><text:span text:style-name="T45">ex aceto </text:span><text:span text:style-name="T45">redactis.</text:span><text:span text:style-name="T45">admiscere<text:line-break/></text:span><text:span text:style-name="T45">oportet, tuti frequenter </text:span><text:span text:style-name="T45">nobis dictum </text:span><text:span text:style-name="T45">est,: refrigerantes ma-<text:line-break/>gis et- </text:span><text:span text:style-name="T45">radentes quam infundentes, ne </text:span><text:span text:style-name="T45">aere jam frigido<text:line-break/>encerides appellatas fieri </text:span><text:span text:style-name="T45">contingat. </text:span><text:span text:style-name="T45">Aliud </text:span><text:span text:style-name="T45">ab hoc celebre<text:line-break/></text:span><text:span text:style-name="T45">emplastrum subnectit. </text:span><text:span text:style-name="T7">Voride Hecatondrachmon.</text:span><text:span text:style-name="T45"> 4 Guttae<text:line-break/>ammoniaci 3 vilj, fquamae' draclu xij, mannae drach. viij;<text:line-break/>resinae siccae drach. xij, aeruginis </text:span><text:span text:style-name="T45">drach. oeto, </text:span><text:span text:style-name="T45">fevi vitulini<text:line-break/>3 xiv, resinae terebinthinae drach. </text:span><text:span text:style-name="T45">octo, serae </text:span><text:span text:style-name="T45">drach. xxx,<text:line-break/>llei quartam cyathi partem, aceti quantum satis esu Hoc et<text:line-break/>magna vulnera glutinare potest et surdida </text:span><text:span text:style-name="T45">ulcera </text:span><text:span text:style-name="T45">purgare,<text:line-break/>ubi ceratum inter liquescendum assumpscrit, cerni prpdp-<text:line-break/>cendae est, prius-quam vero liquafactun sit, crassas ulce-<text:line-break/>rum oras fanare et sinus jungere, in tutum,digerere et re-</text:span></text:p>
      <text:p text:style-name="P12"><text:span text:style-name="T45">pellere potest, nam ex </text:span><text:span text:style-name="T45">contrariis </text:span><text:span text:style-name="T45">facultatibus </text:span><text:span text:style-name="T45">mixtum </text:span><text:span text:style-name="T45">esu<text:line-break/></text:span><text:span text:style-name="T45">Quod succedit viride </text:span><text:span text:style-name="T45">nunc </text:span><text:span text:style-name="T45">commemorato similis </text:span><text:span text:style-name="T45">et potentiae<text:line-break/>el </text:span><text:span text:style-name="T45">usus i.</text:span><text:span text:style-name="T45">hujusmodi 'symmetriam obtinet.’ </text:span><text:span text:style-name="T45">4:' </text:span><text:span text:style-name="T45">Terebinthinae<text:line-break/>minam unam,-scrapiadis herbae drecli.-vigintiquinqug, ae-<text:line-break/>.rugniis raiae draclu decem, levi vitulini drach. vigintiqnin,<text:line-break/>que, cerae drach.. xigintiquinque, thuris drachmas duode-<text:line-break/>cim, cyprinum aridis adpritur., Ae .emplastrum,, quod ab<text:line-break/>aliis isis nuncupaturi ipse citra hanc-appellationem ni hunc<text:line-break/>modum .coissoripfit.f iiijride </text:span><text:span text:style-name="T7">spigdnir.</text:span><text:span text:style-name="T45"> Quum autem omnes<text:line-break/>ejus: meminerint, nihilo minus , et nimc simplicium, in ipso<text:line-break/>medicamentorum symmetriam adducturus sum, quoniam<text:line-break/>nonnulli in eis</text:span><text:span text:style-name="T74">:</text:span><text:span text:style-name="T45"> dissentiunt-' Jubet enim immittere aeris usti,<text:line-break/>falis ammoniaci, .aeris squamae, aeruginis, guttae ammoniaci,<text:line-break/>aristolochiae et-thuris, singulorum ..drachmas octo, .hoc est<text:line-break/>unciam,, aloes autem, myrrhae, .galbani, .singulorum fexqui-<text:line-break/>plex, hoc est unciam et semissem, quod perinde est ac<text:line-break/>si dicas omnium uncias duodecim et dimidiam, aluminis ro-<text:line-break/>tundi drachmas fex. Miscet ellam resinae colophoniae.drach-<text:line-break/>.mas ducentas, cerae dimidium, hoc est centum, olei hemic </text:span><text:span text:style-name="T45">.</text:span></text:p>
      <text:p text:style-name="P12"><text:span text:style-name="T45">nae dimidium. Quosdam </text:span><text:span text:style-name="T45">ait </text:span><text:span text:style-name="T45">quartam pariem miscere,: </text:span><text:span text:style-name="T45">aceti<text:line-break/>quantum satis est, dracontii </text:span><text:span text:style-name="T45">radicis </text:span><text:span text:style-name="T45">uuciae dimidium, quod<text:line-break/>est </text:span><text:span text:style-name="T45">5 </text:span><text:span text:style-name="T45">iv. </text:span><text:span text:style-name="T45">In </text:span><text:span text:style-name="T45">fine autem </text:span><text:span text:style-name="T45">,hoc adjecit, </text:span><text:span text:style-name="T45">quod lu i </text:span><text:span text:style-name="T45">sidis </text:span><text:span text:style-name="T45">scriptura<text:line-break/>non continetur, nam Epigonus </text:span><text:span text:style-name="T45">id </text:span><text:span text:style-name="T45">apposuit, atque hac ratio-<text:line-break/>ne isis </text:span><text:span text:style-name="T45">ab Epigono liffert. Jam </text:span><text:span text:style-name="T7">vero</text:span><text:span text:style-name="T45"> post nuper relata </text:span><text:span text:style-name="T45">ad-<text:line-break/></text:span><text:span text:style-name="T45">didit Andromachus </text:span><text:span text:style-name="T45">viride Pasionis </text:span><text:span text:style-name="T45">hac fymmetrla. 4 « Re-<text:line-break/>sinae colophoniae drach. </text:span><text:span text:style-name="T45">trecentas, </text:span><text:span text:style-name="T45">terae drachmas centum<text:line-break/>-quinquaginta, aeruginis </text:span><text:span text:style-name="T45">drachmas </text:span><text:span text:style-name="T45">octo, aluminis rotundi<text:line-break/>draclu. octo; aeris squamae draclu duodecim, thuris: drach-<text:line-break/>mas sedecim, aeris usti, </text:span><text:span text:style-name="T45">drach. </text:span><text:span text:style-name="T45">octo, salis ammoniaci </text:span><text:span text:style-name="T7">3 viij,<text:line-break/>olei dimidium</text:span><text:span text:style-name="T45"> cyathi, </text:span><text:span text:style-name="T45">aceti </text:span><text:span text:style-name="T45">quantum sufficit.' Hoc: medica-<text:line-break/>mentum, quia salem ammoniacum' prius assumpsit, magis<text:line-break/>quam superiora extrahit magisque discutit magisque deter-<text:line-break/>git,-lu aliis omnibus cum illis convenit. Fortius autem ma-<text:line-break/>gisqne ad inulta utile praescripto post medium nnum recen-<text:line-break/>set Andromachus, quod </text:span><text:span text:style-name="T7">Uiridd-Alcimianis</text:span><text:span text:style-name="T45"> nominavit in<text:line-break/>hac,symmetria. 4 .Terebinthinae 3 </text:span><text:span text:style-name="T7">ee,</text:span><text:span text:style-name="T45"> cerae '3. cl, aeris<text:line-break/>squamae </text:span><text:span text:style-name="T7">3</text:span><text:span text:style-name="T45"> </text:span><text:span text:style-name="T45">xviij, aeruginis rasae 3 xvj, aluminis rotundi </text:span><text:span text:style-name="T7">3</text:span></text:p>
      <text:p text:style-name="P12"><text:span text:style-name="T45">xvj,- galbani </text:span><text:span text:style-name="T7">3</text:span><text:span text:style-name="T45"> xvj, tlmris’5 X, </text:span><text:span text:style-name="T45">falis </text:span><text:span text:style-name="T45">ammoniaci </text:span><text:span text:style-name="T7">3</text:span><text:span text:style-name="T45"> xij,- aeris<text:line-break/></text:span><text:span text:style-name="T45">usti 3 xvj. aristolochlae </text:span><text:span text:style-name="T45">3 x; aloes Indicae </text:span><text:span text:style-name="T7">3</text:span><text:span text:style-name="T45"> </text:span><text:span text:style-name="T45">xij; myrrhae<text:line-break/>5 xvj, guttae'ammoniaci </text:span><text:span text:style-name="T7">3</text:span><text:span text:style-name="T45"> </text:span><text:span text:style-name="T45">xviij, </text:span><text:span text:style-name="T45">galbani </text:span><text:span text:style-name="T7">3</text:span><text:span text:style-name="T45"> </text:span><text:span text:style-name="T45">xij, </text:span><text:span text:style-name="T45">alsi, </text:span><text:span text:style-name="T45">octo,<text:line-break/>olei heminae dimidium, </text:span><text:span text:style-name="T45">aceti </text:span><text:span text:style-name="T45">heminae </text:span><text:span text:style-name="T45">dimidium. </text:span><text:span text:style-name="T45">Aliud inde<text:line-break/>scribit, cui titulus </text:span><text:span text:style-name="T7">Athena.</text:span><text:span text:style-name="T45"> Minerva, sicut ipse ad cal-<text:line-break/>cem refert. Porro simplicium ejus</text:span><text:span text:style-name="T45">; </text:span><text:span text:style-name="T45">medicamentorum fymme-<text:line-break/>tria;' unde componitur, in hunc. modum, habet.' 4 Cerae </text:span><text:span text:style-name="T7">3<text:line-break/></text:span><text:span text:style-name="T45">ccl; terebinthinae </text:span><text:span text:style-name="T7">3 cc,</text:span><text:span text:style-name="T45"> frictae </text:span><text:span text:style-name="T7">3</text:span><text:span text:style-name="T45"> c, sevi -vitulini </text:span><text:span text:style-name="T7">3</text:span><text:span text:style-name="T45"> 1, gal-<text:line-break/>bani </text:span><text:span text:style-name="T7">3</text:span><text:span text:style-name="T45"> xxiv, mannae </text:span><text:span text:style-name="T7">3</text:span><text:span text:style-name="T45"> xxiv, salis ammoniaci 3 iiij, . aeris<text:line-break/>usti J xij, aloes 5 iiij, aeris sqnumae J xxiv, aluminis </text:span><text:span text:style-name="T22">το-<text:line-break/></text:span><text:span text:style-name="T45">tundi 3 xij </text:span><text:span text:style-name="T45">et </text:span><text:span text:style-name="T45">fissilis </text:span><text:span text:style-name="T45">3 </text:span><text:span text:style-name="T45">vlijj chalcantln </text:span><text:span text:style-name="T7">3</text:span><text:span text:style-name="T45"> xiij,misyos </text:span><text:span text:style-name="T7">3</text:span><text:span text:style-name="T45"> viij,<text:line-break/>opopanacis 3 viij, aeruginis rusae </text:span><text:span text:style-name="T7">3</text:span><text:span text:style-name="T45"> vj. guttae ammoniaci J<text:line-break/>vj, minii Sinopici </text:span><text:span text:style-name="T7">3</text:span><text:span text:style-name="T45"> iij, aceti heminas tres, olei heminas<text:line-break/>duas, minium initio. inditur.' Athena, hoc est </text:span><text:span text:style-name="T7">Minerva</text:span><text:span text:style-name="T45"> </text:span><text:span text:style-name="T45">vo-<text:line-break/></text:span><text:span text:style-name="T45">catur hoc emplastrum, utilissimum inultis; nt indicavimus.<text:line-break/>Quomodo autein nsui erunt emplastra multisutilia, </text:span><text:span text:style-name="T45">'• </text:span><text:span text:style-name="T45">in ser-<text:line-break/>mone de iis'suturo significabitur. Ab.hoc deinceps aliudvi-<text:line-break/>ride his verbis conscripsit. </text:span><text:span text:style-name="T7">Viride ex Cyprino Aphrcfae. 4</text:span></text:p>
      <text:p text:style-name="P12"><text:span text:style-name="T33">ι</text:span></text:p>
      <text:p text:style-name="P13"><text:span text:style-name="T7">Cerae draclu</text:span><text:span text:style-name="T45"> xxiv, resinae </text:span><text:span text:style-name="T45">aridae </text:span><text:span text:style-name="T45">drach. xij, </text:span><text:span text:style-name="T45">aeruginis </text:span><text:span text:style-name="T45">rasae<text:line-break/>drach. </text:span><text:span text:style-name="T45">.octo, </text:span><text:span text:style-name="T45">Aphrodas drach. iiij, mannae draclu octo; cy-<text:line-break/>prini dimidium acetabuli. Contunditur </text:span><text:span text:style-name="T45">autem </text:span><text:span text:style-name="T45">cum eo </text:span><text:span text:style-name="T45">et </text:span><text:span text:style-name="T45">dif-<text:line-break/>ficilibus curatu ulceribus potest conducere. Atque haec cau-<text:line-break/></text:span><text:span text:style-name="T7">fa</text:span><text:span text:style-name="T45"> est, cur ipsum scripserit tum quod paucis conflet, tum<text:line-break/>quod utilissimum esse possit. Quum autem multa deinceps<text:line-break/>viridia alia multiplicis mixturae </text:span><text:span text:style-name="T45">et utilitatis </text:span><text:span text:style-name="T45">adducat Andro-<text:line-break/>machus;visum mini est ea relinquere et ut ipsi vocant, li-<text:line-break/>tas dnnlaxat percensere. Is </text:span><text:span text:style-name="T45">igitur sic ad verbum scribit.<text:line-break/></text:span><text:span text:style-name="T7">Aliud viride lite, quo utor.</text:span><text:span text:style-name="T45"> </text:span><text:span text:style-name="T45">4 </text:span><text:span text:style-name="T45">Resinae libras duodecim,<text:line-break/>cerae libras octo, aeruginis rufae libras duas, feni vitulini<text:line-break/>libras duas, </text:span><text:span text:style-name="T45">- </text:span><text:span text:style-name="T45">aceti libram unam, ego- autem mannae libram<text:line-break/>injicio. Liquet igitur acetum cum duabus aeruginis libris<text:line-break/>et libra thuris esse laevigandum, sicut antea praecepi, deinde<text:line-break/>liquabilia his miscenda, dico-autem suxi libras octo cum ce-<text:line-break/>rae octo et resinae duodecim. Emplastrum hoc lite adamus-<text:line-break/>sim foret, nisi adipem assumpsisset et mannam, ita namque</text:span></text:p>
      <text:p text:style-name="P12"/>
      <text:p text:style-name="P109"><text:span text:style-name="T45">aerugo decima amborum simul portio esset, resinae </text:span><text:span text:style-name="T45">vide-<text:line-break/></text:span><text:span text:style-name="T45">licet et cerae. Quod si resina dura fuerit, omnino etiam<text:line-break/>olei quid addendum, putabis, ut prius expositum est. Quo-<text:line-break/>niam vero fevum vitulinum recepit nec amplius'exacte est<text:line-break/>lite, </text:span><text:span text:style-name="T45">ut </text:span><text:span text:style-name="T45">quod molliens et concoquens medicamentum acce-<text:line-break/>perit/'multo autem magis, si etiam mannam assninpferit,<text:line-break/>quae concoquit, purique movendo est et carnis gignendae<text:line-break/>quandarn vim obtinet.<text:tab/></text:span><text:span text:style-name="T45">•<text:tab/>•• .</text:span></text:p>
      <text:h text:style-name="P4" text:outline-level="2">Cap. llI.</text:h>
      <text:p text:style-name="P9"><text:span text:style-name="T45">/[ Communis </text:span><text:span text:style-name="T7">sermo da emplastris colore<text:line-break/>simUidyusij </text:span><text:span text:style-name="T45">Quo sane medicamenta non fecundum colovs,<text:line-break/>sed facultatis similitudinem una scribi conveniat manifestum<text:line-break/>Iane est. Ut, ergo Andromachus, sic alii quoque nonnulli,<text:line-break/>ordine tradunt emplastra non solum viridia, fed etiam </text:span><text:span text:style-name="T45">me-<text:line-break/></text:span><text:span text:style-name="T45">lina, fusca et candida. Quo igitur modo fiant candida, priori<text:line-break/>volumine dictum est. Viridium vero compositionis licet<text:line-break/>antea expositae nunc, quoque mentionem faciemus.</text:span></text:p>
      <text:h text:style-name="P4" text:outline-level="2">Cap. <text:span text:style-name="T119">I</text:span>V.</text:h>
      <text:p text:style-name="P9"><text:span text:style-name="T45">[ Quomodo </text:span><text:span text:style-name="T7">viridia</text:span><text:span text:style-name="T45"> siant.j Aerugo non pauca<text:line-break/>iis immittitur, ut et aliorum, colorem vincat et omnia </text:span><text:span text:style-name="T45">lu</text:span></text:p>
      <text:p text:style-name="P12"><text:span text:style-name="T45">suum </text:span><text:span text:style-name="T45">permutet. Porro conjicere oportet </text:span><text:span text:style-name="T45">eum, qui </text:span><text:span text:style-name="T45">tale em-<text:line-break/></text:span><text:span text:style-name="T45">plastrum conficit, </text:span><text:span text:style-name="T45">praeter aeruginis </text:span><text:span text:style-name="T45">quantitatem etiam co-<text:line-break/>lorem illorum,.. quae ipsi commifcentur, </text:span><text:span text:style-name="T45">ad </text:span><text:span text:style-name="T45">haec coctionis<text:line-break/>rationem, in iis quae </text:span><text:span text:style-name="T45">miscentur quidem, </text:span><text:span text:style-name="T45">colores pertinaces<text:line-break/>vitare, cujusmodi flava </text:span><text:span text:style-name="T45">et rusa </text:span><text:span text:style-name="T45">et nigra medicamenta ob-<text:line-break/>tinent. Dico autem flava </text:span><text:span text:style-name="T45">et </text:span><text:span text:style-name="T45">rusa, qualia sunt melitites, chaI-<text:line-break/>citis combusta, </text:span><text:span text:style-name="T45">auripigmentum, </text:span><text:span text:style-name="T45">sandaracha, nigra veio,<text:line-break/>quod genus sunt pix bitumen, terra </text:span><text:span text:style-name="T45">ampelitis, </text:span><text:span text:style-name="T45">lapis gaga-<text:line-break/>tes. At inter coquendum </text:span><text:span text:style-name="T45">non oportet </text:span><text:span text:style-name="T45">aeruginem super ignem<text:line-break/>coeuntibus committere, verum </text:span><text:span text:style-name="T45">ubi </text:span><text:span text:style-name="T45">in mortario unitas facta<text:line-break/>est, admiscere, si </text:span><text:span text:style-name="T45">colore </text:span><text:span text:style-name="T45">viride medicamentum permanere<text:line-break/>desideras, sin autem </text:span><text:span text:style-name="T45">melinum voles </text:span><text:span text:style-name="T45">emplastrum conficere,<text:line-break/>intestigito in coctione </text:span><text:span text:style-name="T45">aeruginem primum in </text:span><text:span text:style-name="T45">hunc colorem<text:line-break/>perduci, postea in gilvum, </text:span><text:span text:style-name="T45">ut </text:span><text:span text:style-name="T45">emplastrum, quod dichrcmon,<text:line-break/>id est bicolor, appellant, </text:span><text:span text:style-name="T45">evadat. Etenim </text:span><text:span text:style-name="T45">a coctionis tempore<text:line-break/>paucis diebus post, in summo </text:span><text:span text:style-name="T45">quidem </text:span><text:span text:style-name="T45">emplastri fuscus magis<text:line-break/>redditur color, in imum vero gilvus currit. Quoniam vero</text:span></text:p>
      <text:p text:style-name="P12"><text:span text:style-name="T45">de ipsorum colore quae conveniebant diximus, rursus ad<text:line-break/>facultatis sermonem revertemur memoria repetentes, unde<text:line-break/>primum hoc in libro exordium sumpserimus. Agere autem<text:line-break/>coepimus, siquid meminimus, de .medicamentis carnem ge-<text:line-break/>nerantibus, quorum facultatis fcopus est, ut mediocriter et<text:line-break/>fior morfu detergeant exiccentque, at speciales confecturae<text:line-break/>pro diversa simplicium medicamentorum materie differunt.<text:line-break/>Caeterum nemo ignorat, ea quae proprie et primario farcoti-<text:line-break/>ca nominantur, aperta ulcera carne implere, hoc est quae<text:line-break/>cava quidem fuut, non tamen fordes aut ir flammario nem<text:line-break/>conjunctam habent, magis, </text:span><text:span text:style-name="T7">veto</text:span><text:span text:style-name="T45"> etiam Uec pravorum humo-<text:line-break/>rum influxionem, neque carnem lu cavo ulcer e intempera-<text:line-break/>tam, nam praedictorum aliquod caritati si, immixtum est,<text:line-break/>prius illud curandum. Scopi vero curationis ipforum funt,<text:line-break/>sordidis quidem detergentia medicamenta, adhibere, eis vero,<text:line-break/>quae ex influxione humorum proveniunt, exiccantia atque<text:line-break/>repellentia id, quod influit, at si multum et contumax exi-<text:line-break/>stat, fluoris causa prius amputanda est. Constat autem et</text:span></text:p>
      <text:p text:style-name="P12"><text:span text:style-name="T45">inflammatarum partium phlegmonen, sanandam esse, </text:span><text:span text:style-name="T45">carnem<text:line-break/></text:span><text:span text:style-name="T45">autem intemperatam habentium, hanc ad temperiem redu-<text:line-break/>sendam. Porro intemperata illa quum </text:span><text:span text:style-name="T7">flat quatuor</text:span><text:span text:style-name="T45"> </text:span><text:span text:style-name="T45">sane </text:span><text:span text:style-name="T45">mo .<text:line-break/>dis simplicibus, quatuor item compositis, per contrarias,<text:line-break/>qualitates succurreto. Sed deluis et postea. Nunc autem de<text:line-break/>medicamentis vehementer detergentibus agemus.</text:span></text:p>
      <text:h text:style-name="P4" text:outline-level="2">Cap. V.</text:h>
      <text:p text:style-name="P9"><text:span text:style-name="T45">[De </text:span><text:span text:style-name="T7">medicamentis vehementer absiergenti-<text:line-break/>bus.\</text:span><text:span text:style-name="T45"> Quod </text:span><text:span text:style-name="T45">haec </text:span><text:span text:style-name="T45">ex praedictorum </text:span><text:span text:style-name="T45">genere </text:span><text:span text:style-name="T45">sint, </text:span><text:span text:style-name="T45">quae ob mo-<text:line-break/></text:span><text:span text:style-name="T45">deratam detersionem cavis ulceribus, puris, apertis, sine<text:line-break/>omni morsu admovebantur; </text:span><text:span text:style-name="T45">antea </text:span><text:span text:style-name="T45">diximus. Intensam vero<text:line-break/>detergendi virtutem obtinent </text:span><text:span text:style-name="T45">quae </text:span><text:span text:style-name="T45">copiosas sordes auferunt.<text:line-break/>Quare nonnulla ex praedictis viridibus medicamentis una re<text:line-break/>olum, nempe aeruginis copis, ah iis quae simpliciter carnem<text:line-break/>producunt, evariant. Quaedam et aliorum vehementer de-<text:line-break/>tergentium mixtura, sicnti </text:span><text:span text:style-name="T45">vocatum </text:span><text:span text:style-name="T45">isis et Machaerionis em- •<text:line-break/>stastrum, quod nos pro more usurpamus, oleosum ex usu<text:line-break/>nuncupant, ubi enim sinum came implere proponimus, co-<text:line-break/>piosiore oleo </text:span><text:span text:style-name="T98">liquefacieu.es </text:span><text:span text:style-name="T45">per cornu recti foraminis, modo</text:span></text:p>
      <text:p text:style-name="P12"><text:span text:style-name="T45">clysteris porcinae vesicae conjuncti, ipsum, infundimus.<text:line-break/>Quin et vocatis pyulcis, hoc </text:span><text:span text:style-name="T45">est </text:span><text:span text:style-name="T7">pus trahentibus,</text:span><text:span text:style-name="T45"> in m<text:line-break/>utimur., etenim horum etiam. </text:span><text:span text:style-name="T45">ii, </text:span><text:span text:style-name="T45">quibus latius foramen est,<text:line-break/>ad hujusmodi administrationem commodi sunt. Perspicuum<text:line-break/>autem </text:span><text:span text:style-name="T45">est </text:span><text:span text:style-name="T45">sinus oppletus </text:span><text:span text:style-name="T45">sordibus </text:span><text:span text:style-name="T45">ex meraciore hoc medi-<text:line-break/>camentu purgari, id est oleo </text:span><text:span text:style-name="T45">pauciore adhibito, </text:span><text:span text:style-name="T45">rursus pu-<text:line-break/>riores </text:span><text:span text:style-name="T45">ex humectato </text:span><text:span text:style-name="T45">magis </text:span><text:span text:style-name="T45">'olei uberioris, </text:span><text:span text:style-name="T45">mixtura.. Itaque si<text:line-break/>parvae adhuc phlegmones sinuri infestantis suspicio quaepiam<text:line-break/>existat, medicamentum ex rosaceo prorsus liquefiat,.sin a<text:line-break/>phlegmone </text:span><text:span text:style-name="T45">fuerit </text:span><text:span text:style-name="T45">liber, ex oleo, </text:span><text:span text:style-name="T45">et </text:span><text:span text:style-name="T45">si citra mordicationem<text:line-break/>veteris, </text:span><text:span text:style-name="T45">mixturam </text:span><text:span text:style-name="T45">sustinuerit, </text:span><text:span text:style-name="T45">illo </text:span><text:span text:style-name="T45">medicamentum liquetur»,<text:line-break/>Caeterum in hujusmodi usum non solum, hoc, sed Machae-<text:line-break/>rionis quoque emplastrum et.isis atque alia faciunt, quae<text:line-break/>majores nostri perscripsere,. cerato mixta, caris ulceribus<text:line-break/>carnem inducere. Oninia namque </text:span><text:span text:style-name="T45">haec </text:span><text:span text:style-name="T45">sine cerati mixtura ex<text:line-break/>oleo et rosaceo liquefacta sinibus immittuntur,. eo.quod con-<text:line-break/>sistentia, quae linamento excipitur, emmoton fystafiii vo-<text:line-break/>cant, sinibus illini non petessi Pari modo et medicamentum</text:span></text:p>
      <text:p text:style-name="P12"><text:span text:style-name="T45">siccum,'quod combusta charta constat, rosaceo, copiosiore<text:line-break/>diluentes ipsis infundimus, Quemadmodum vero sinus li-<text:line-break/>quidioribus medicamentis indigent, dum crassiora imp ,ni ne-<text:line-break/>queunt, ita quae in summo rava llcera affligunt, crassius<text:line-break/>medicamentum desiderant, hac videlicet occasione, quod li-<text:line-break/>quida statirn ab eis decidunt et linamenta sicea relinquuntur.<text:line-break/>Merito igitur .lu id genus vitiis ceratum alide abstergenti-<text:line-break/>bus admiscemus, in sinibus oleum vel rofacei plurimum.<text:line-break/>Atqui haec lu eum modum detergentia medicamenta omnino<text:line-break/>etiam discutiunt</text:span><text:span text:style-name="T45">, </text:span><text:span text:style-name="T45">ideoque vehementer </text:span><text:span text:style-name="T45">-</text:span><text:span text:style-name="T45">exiccaut ac eom-<text:line-break/>&lt;nuae quoddam ipsorum genus ifficitur, quod polychrestum,<text:line-break/></text:span><text:span text:style-name="T45">id </text:span><text:span text:style-name="T45">est </text:span><text:span text:style-name="T7">multiplicis usa,</text:span><text:span text:style-name="T45"> appellant. Accedunt huic generi<text:line-break/>emplastra admodum acria, qualia sunt ea </text:span><text:span text:style-name="T45">quae </text:span><text:span text:style-name="T45">di halam, id<text:line-break/>est ex </text:span><text:span text:style-name="T7">.salibus,</text:span><text:span text:style-name="T45"> nominantur; quae non offerenda funt ubi<text:line-break/></text:span><text:span text:style-name="T45">carqe </text:span><text:span text:style-name="T45">quidquam explere cogitamus. Nam praeter alia hoc<text:line-break/></text:span><text:span text:style-name="T45">quoque </text:span><text:span text:style-name="T45">fal eximium' habet ut astringat magis quam purget,<text:line-break/>siccare </text:span><text:span text:style-name="T45">: </text:span><text:span text:style-name="T45">vero nihilo minus quam aphronitrum ac -nitrum<text:line-break/>potest, sed illa astringendi facultatem non agnofcunt, sicut</text:span></text:p>
      <text:p text:style-name="P12"><text:span text:style-name="T45">nec </text:span><text:span text:style-name="T45">Asiae petrae </text:span><text:span text:style-name="T7">flos,</text:span><text:span text:style-name="T45"> hujus rei gratia discutere, et ceratis<text:line-break/>admixta ulcerum sordes tollere nata sunt; sal propter<text:line-break/>astringendi potestatem hoc </text:span><text:span text:style-name="T45">sssicere </text:span><text:span text:style-name="T45">non potefL Proinde quum<text:line-break/>haec in memoria habeatis et methodum compositionis usus-,<text:line-break/>que omnium ejusmodi' medicamentorum audiveritis, dein-<text:line-break/>ceps illa quae a clarissimis </text:span><text:span text:style-name="T45">propter </text:span><text:span text:style-name="T45">optimorum medicamen-<text:line-break/>torum cognitionem experimentis probata funt, enumerabo,<text:line-break/>primum sane Mantiae atque ejus discipuli Tarentini Hera-<text:line-break/>clidis sectatoris permulta medicamenta, quae subfequeniibus<text:line-break/>ancis per experientiam probantes distinxerunt </text:span><text:span text:style-name="T45">et </text:span><text:span text:style-name="T45">praestan-<text:line-break/>tissima eorum ipsi duo literis mandarunt, quae vero minus<text:line-break/>efficaciae habere ridebantur, omiserunt.. Jure igitur </text:span><text:span text:style-name="T45">et </text:span><text:span text:style-name="T45">ego<text:line-break/>majorem facio nentiimem, eorum, qui illis successerunt. </text:span><text:span text:style-name="T45">Sunt<text:line-break/></text:span><text:span text:style-name="T45">autem inter eos, qui lu medicamentorum axperientia reous-<text:line-break/>sime se gessisse videntur, Petronius Musa, Heras, Andro-<text:line-break/>maehus, Asclepiades et Crito. Jam vero Archigenis et </text:span><text:span text:style-name="T45">Phi-<text:line-break/></text:span><text:span text:style-name="T45">lippi studiosi non' pauca medicamenta prodidere. Quin etiam<text:line-break/>liber unus est Menecratis, cui nomen ludi tum‘est insignium</text:span></text:p>
      <text:p text:style-name="P12"><text:span text:style-name="T45">medicamentorum imperator integris literis defcriptus. Quae<text:line-break/></text:span><text:span text:style-name="T7">srgo</text:span><text:span text:style-name="T45"> </text:span><text:span text:style-name="T45">pulcherrima ipsis </text:span><text:span text:style-name="T45">tradita </text:span><text:span text:style-name="T45">sunt medicamenta et oommen-<text:line-break/>dantur, quorur que nos inter omnia relaia experientiam ha-<text:line-break/>bemus et quibus praeceptores nostri usi sunt; ad haec, </text:span><text:span text:style-name="T45">si<text:line-break/></text:span><text:span text:style-name="T45">quod et nobis inventum sit, deinceps addicam, quo singula<text:line-break/>genere contineantur </text:span><text:span text:style-name="T45">exponens. </text:span><text:span text:style-name="T45">Nunc autein viridibus rela-<text:line-break/>tis </text:span><text:span text:style-name="T45">melina </text:span><text:span text:style-name="T45">protinus subjungam.,</text:span><text:span text:style-name="T45">,</text:span></text:p>
      <text:h text:style-name="P4" text:outline-level="2">Cap. VI.</text:h>
      <text:p text:style-name="P9"><text:span text:style-name="T70">T</text:span><text:span text:style-name="T7"> Melina ernplasirat\</text:span><text:span text:style-name="T45"> Quemadmodum riri-<text:line-break/>lium emplastrorum plurima propter aeruginem praepollen-<text:line-break/>tem, talia fiunt, praefert im quae funt ex ipsis coloratiora, ita<text:line-break/>quoque melina. Sed.viridia aeruginem incoctam habent, me-<text:line-break/>lina vero coctam quidem, sed mediocriter, nam si amplius<text:line-break/>coquas, bicolora emplastra quibusdam appellata quibusdam<text:line-break/>gilva efficies. Solent medici viridis simpliciter .melina et<text:line-break/>rufa nominare, quae non adeo magna vulnera glutinant et<text:line-break/>ulceribus cicatricem obducunt, quae mos est medicis appel-<text:line-break/>lere aperi stata, quasi dicas, aperta. Item ex rosaceo, lique-<text:line-break/>facta canis carnem gignunt. Multiplicis usus funt inter ea</text:span></text:p>
      <text:p text:style-name="P12"><text:span text:style-name="T45">quae plura pollicentur.</text:span><text:span text:style-name="T59">1</text:span><text:span text:style-name="T45"> Quaedam multa non promitt tftit, sed<text:line-break/>unum mentione dignum, videlicet vel ulcera cacoethe bene<text:line-break/>curare vel plus digerere 'vel meliceridas vel duritias emol-<text:line-break/>lire vel hujusmodi quid non contemnendum nec curatu<text:line-break/>facile. Andromachus itaque quatuordecim melina conscri-<text:line-break/>psit, ex quorum numero quinque aeruginem habent, reli-<text:line-break/>qua sine hac </text:span><text:span text:style-name="T7">confecta sunt.</text:span><text:span text:style-name="T45"> Porro ex iis quae aerugine<text:line-break/>constant unum quidem primum inter quatuordecim posi-<text:line-break/>tum est, alterum vero quartum, post hocaliud sextum, inde<text:line-break/>Ieptinium et decimum. Quibus ergo nihil eximii apposuit,<text:line-break/>omnia simul et conglutinant ulcera et cicatricem ludueunt.<text:line-break/>Quae siexrofaceo liquefiant carnem procreant; quin et<text:line-break/>mediocribus phlegmonis medentur, sicut mediocres etiam<text:line-break/>duritias 'emolliunt, atque hoc sariunt evidentius quae gut-<text:line-break/>tam ammoniaci continent, siis adhuc ipsis magis, quae co-<text:line-break/>piosiorem reliquorum proportione eam assumpserant. In<text:line-break/>quibusdam ver oappoluitipse tenerum, hoc est tenerae cuti<text:line-break/>conveniens nidelicet, et cui praefixit, epispasticon et exi-</text:span></text:p>
      <text:p text:style-name="P12"><text:span text:style-name="T45">poticon, id est attrahens et eruens, innuit membrorum do-<text:line-break/>loribus, synanchae </text:span><text:span text:style-name="T45">et </text:span><text:span text:style-name="T45">lateris cfnciatui benefacere vel lute-<text:line-break/>riores abscessus discutere, magis quoddam. testimonium his<text:line-break/>asserens quam simplici sermone scriptis. Igitur omnia .ipsa<text:line-break/>deinceps subjiciam.</text:span></text:p>
      <text:h text:style-name="P4" text:outline-level="2">Cap. VII.</text:h>
      <text:p text:style-name="P9"><text:span text:style-name="T45">• </text:span><text:span text:style-name="T94">\silelina </text:span><text:span text:style-name="T7">Andromachi.j Melinum quo utor.<text:line-break/></text:span><text:span text:style-name="T40">4 </text:span><text:span text:style-name="T45">Spumae argenti </text:span><text:span text:style-name="T45">draclu </text:span><text:span text:style-name="T45">civ, olei aestate heminam j, hieme<text:line-break/>heminam dimidiam, cerae draclu xlviij, colophoniae drach.<text:line-break/>xlviij, guttae arnmoniaci drach. xxiv, aeruginis rasae draclu<text:line-break/>viij, galbani </text:span><text:span text:style-name="T7">3</text:span><text:span text:style-name="T45"> </text:span><text:span text:style-name="T45">octo, myrrhae </text:span><text:span text:style-name="T7">3</text:span><text:span text:style-name="T45"> </text:span><text:span text:style-name="T45">octo. </text:span><text:span text:style-name="T7">Aliud. </text:span><text:span text:style-name="T7">4</text:span><text:span text:style-name="T45"> </text:span><text:span text:style-name="T45">Spumae ar-<text:line-break/>genti drach. </text:span><text:span text:style-name="T7">c,</text:span><text:span text:style-name="T45"> </text:span><text:span text:style-name="T45">olei </text:span><text:span text:style-name="T45">tres cyathos aut hemina, n dimidiam, re-<text:line-break/>sinae colophoniae 3 </text:span><text:span text:style-name="T45">Ixiv, guttae </text:span><text:span text:style-name="T45">ammoniaci draclu xl, cerus-<text:line-break/>sae 3 </text:span><text:span text:style-name="T45">xxiv. </text:span><text:span text:style-name="T7">Aliud.</text:span><text:span text:style-name="T45"> 2| Spimae argenti draclu xl aut 1; ce-<text:line-break/>russae </text:span><text:span text:style-name="T45">drach. </text:span><text:span text:style-name="T45">vj, cerae tyrrhenicae draclu xvj. resinae pi-<text:line-break/>tyinae siccae drach. xvj, guttae ammoniaci drach. ij, olei<text:line-break/>heminam unam. </text:span><text:span text:style-name="T45">Aiiud b/ </text:span><text:span text:style-name="T45">Spumae argenti drach. c, colo-<text:line-break/>phoniae draclu lxiv, alii xlviij, cerat draclu lxxxiv, gal-<text:line-break/>bani 3 octo, myrrhae 5 viij, aeruginis </text:span><text:span text:style-name="T7">3</text:span><text:span text:style-name="T45"> octo, opopanaeis<text:line-break/>draclu vj, olei heminam nnarn aestate, hieme vero hemi-</text:span></text:p>
      <text:p text:style-name="P12"><text:span text:style-name="T45">nam </text:span><text:span text:style-name="T45">dimidiam </text:span><text:span text:style-name="T45">veI lies cyathos. </text:span><text:span text:style-name="T7">Aliud 4 Spumae argenti<text:line-break/></text:span><text:span text:style-name="T45">drach. centum, resinae pityinae drach. c, ierae.</text:span><text:span text:style-name="T7">3</text:span><text:span text:style-name="T45"> xij, </text:span><text:span text:style-name="T45">olei<text:line-break/></text:span><text:span text:style-name="T45">heminam </text:span><text:span text:style-name="T22">β </text:span><text:span text:style-name="T45">vel </text:span><text:span text:style-name="T45">tres </text:span><text:span text:style-name="T45">cyathos, vini Falerni </text:span><text:span text:style-name="T45">hemmae </text:span><text:span text:style-name="T45">limi-<text:line-break/></text:span><text:span text:style-name="T45">linm. Spuma </text:span><text:span text:style-name="T45">argenti ex vino </text:span><text:span text:style-name="T45">laevis </text:span><text:span text:style-name="T45">fit, donec'siccata sue-<text:line-break/>rit, deinde coqnitur.l . Aiiud. </text:span><text:span text:style-name="T45">4 </text:span><text:span text:style-name="T45">Spumae argenti </text:span><text:span text:style-name="T7">3 c,</text:span><text:span text:style-name="T45"> </text:span><text:span text:style-name="T45">olei<text:line-break/></text:span><text:span text:style-name="T45">veteris heminas lxx vel </text:span><text:span text:style-name="T45">duas, </text:span><text:span text:style-name="T45">cerae drach, e, </text:span><text:span text:style-name="T45">aeruginis </text:span><text:span text:style-name="T45">sco-<text:line-break/></text:span><text:span text:style-name="T45">ieciae </text:span><text:span text:style-name="T45">J xxv, chamaeleontis nigri drach. xi, g, chrysocollae<text:line-break/></text:span><text:span text:style-name="T7">3</text:span><text:span text:style-name="T45"> xl. </text:span><text:span text:style-name="T7">Aliud. </text:span><text:span text:style-name="T7">%</text:span><text:span text:style-name="T45"> Spumae .argenti </text:span><text:span text:style-name="T7">3</text:span><text:span text:style-name="T45"> cc, olei veteris heminas<text:line-break/></text:span><text:span text:style-name="T45">tres, cerae 5 </text:span><text:span text:style-name="T45">ilxvnj, guttae ammoniaci drach. C, myirhae<text:line-break/></text:span><text:span text:style-name="T7">3 iv,</text:span><text:span text:style-name="T45"> aeruginis 3 viij vni xx, resinae colophoniae </text:span><text:span text:style-name="T7">3</text:span><text:span text:style-name="T45"> cxxvli i,<text:line-break/>galbani drach. xx, chamaeleontis atri </text:span><text:span text:style-name="T7">3</text:span><text:span text:style-name="T45"> viij, alii propoleos<text:line-break/>drach. </text:span><text:span text:style-name="T45">octo </text:span><text:span text:style-name="T45">vel tx, pro chamaeleonte. </text:span><text:span text:style-name="T7">Aliud.</text:span><text:span text:style-name="T45"> </text:span><text:span text:style-name="T45">2| </text:span><text:span text:style-name="T45">Olei ve-<text:line-break/>turis, lu quo chamaeleon fervefactus sit quam copiosissimu<text:line-break/>sextarium unum, spumae urgenti lib. j, ubi ebullierit, ar-<text:line-break/>genti spumam inspergit® et coquito </text:span><text:span text:style-name="T7">Aliud ad norrtai</text:span><text:span text:style-name="T45"> 4<text:line-break/>Sandarachae </text:span><text:span text:style-name="T7">3</text:span><text:span text:style-name="T45"> iij, aluminis'scissilis </text:span><text:span text:style-name="T7">3 iv,-thuris</text:span><text:span text:style-name="T45"> f iv, niiij-<text:line-break/>rhae </text:span><text:span text:style-name="T7">3</text:span><text:span text:style-name="T45"> iv, guttae ammoniaci </text:span><text:span text:style-name="T7">3</text:span><text:span text:style-name="T45"> xviij, :erae </text:span><text:span text:style-name="T7">3</text:span><text:span text:style-name="T45"> xviij, terebin-<text:line-break/>thinae </text:span><text:span text:style-name="T7">vj,</text:span><text:span text:style-name="T45"> adipis fuilli 3 ij, mellis decimam sextam heminae</text:span></text:p>
      <text:p text:style-name="P12"><text:span text:style-name="T45">portionem. </text:span><text:span text:style-name="T7">Adiua.</text:span><text:span text:style-name="T45"> 4 Spumae argenti drach. cviij vel cxx,<text:line-break/>cerae J cviij vel cxx, alibi centum invenio, guttae ammo-<text:line-break/>niaci 5 L terebinthinae3 xl, aristolochiae</text:span><text:span text:style-name="T7">3</text:span><text:span text:style-name="T45"> xxv, zeae radi-<text:line-break/>cis 3 viij vel xx, aeruginis scoleciae </text:span><text:span text:style-name="T7">3 xvj.</text:span><text:span text:style-name="T45"> aluminis scissilis<text:line-break/>5 xvj, olei veteris binas heminas. Aiiud </text:span><text:span text:style-name="T7">simplex. 4</text:span><text:span text:style-name="T45"> Spu-<text:line-break/>mae argenti </text:span><text:span text:style-name="T7">3 c,</text:span><text:span text:style-name="T45"> axungiae </text:span><text:span text:style-name="T7">3</text:span><text:span text:style-name="T45"> lxxv, olei veteris d-ach. lxxv.<text:line-break/>Ad molli carne praeditos facit et discutit. </text:span><text:span text:style-name="T7">.Aliud melinum<text:line-break/>emolliens, Diophttntis aphra nominatur, attrahens et<text:line-break/>eruens, qud articuli curantur. 4 Visci</text:span><text:span text:style-name="T45"> elaborati lib. j,<text:line-break/>jerae lib, j, resinae terebinthinae lilu j, galbani uncias tres;<text:line-break/>liquefactis utitor. </text:span><text:span text:style-name="T7">Atiud idalome ad ornnern dolor em et an~<text:line-break/>ginccm cuni ‘Cucurbitula et ad lateris dolarem,</text:span><text:span text:style-name="T45"> 4 Spumae<text:line-break/>argenti lilu ij, olei veteris uncias viij simul coquito.</text:span></text:p>
      <text:p text:style-name="P16"><text:span text:style-name="T7">dliud melinum Heraclidis interiores abscejsus sine<text:line-break/>dolore discutiens.\</text:span><text:span text:style-name="T45"> 4 Spumae urgenti </text:span><text:span text:style-name="T7">3 e,</text:span><text:span text:style-name="T45"> cerussae draclu c,<text:line-break/>cerae 3 lxxx, resinae aridae 3 lx, guttae arnmoniaci </text:span><text:span text:style-name="T7">3</text:span><text:span text:style-name="T45"> 1,<text:line-break/>galbani draclu xvj, olei veteris heminas duas. Ut autem<text:line-break/>rusticus ille familiaris Isidori, 4 Spumae argenti drach. J,</text:span></text:p>
      <text:p text:style-name="P12"><text:span text:style-name="T45">cerussae dracluI, guttae ammonia </text:span><text:span text:style-name="T45">si </text:span><text:span text:style-name="T45">draclu octo vel </text:span><text:span text:style-name="T45">xl, </text:span><text:span text:style-name="T45">aerae<text:line-break/>draclu xxv, </text:span><text:span text:style-name="T45">resinae aridae </text:span><text:span text:style-name="T45">dracluI, liquoris folliculorum<text:line-break/>almi draclu xvj. galbani drach. viij,. olei veleris .heminae<text:line-break/>dimidium vel heminam i </text:span><text:span text:style-name="T22">β. </text:span><text:span text:style-name="T45">Intus </text:span><text:span text:style-name="T45">haec emplastra null’ us<text:line-break/>coctionem scripsit Andromachus. Ego vero ad colorem ipso-<text:line-break/>rum pertinere dixi, </text:span><text:span text:style-name="T45">scilicet </text:span><text:span text:style-name="T45">neque aeruginem crudam esse<text:line-break/>oportere ut in viridibus, neque nimis </text:span><text:span text:style-name="T7">coctam,</text:span><text:span text:style-name="T45"> sicut in lis,<text:line-break/>quae bicolora et gllva nominantur, verum ubi jam caccabus<text:line-break/>ab. igne auferendus propernodum est, injici </text:span><text:span text:style-name="T45">aerugo </text:span><text:span text:style-name="T45">debet,<text:line-break/>deinde quum mutat colorem et melinum redditur, rnedica-<text:line-break/>mentum tollere jam ab igne tempus est,, si jam non lu-<text:line-break/>quinet, sin minus, paululum super ignem lentissimum rerno-<text:line-break/>rati sic tollemus, nani ni admodum vehementi facile in gil-<text:line-break/>vum degenerat. Cujus rei gratia quoque duo insignia em-<text:line-break/>plastra melina, alterum- Menoeti, alterum Serapionis, sub-<text:line-break/>jungam , quorum coquendi rationem plerique tradidere et<text:line-break/>vos consecturae eurum quae Andromachus scripsit exemplum<text:line-break/>rabebrtisn</text:span></text:p>
      <text:h text:style-name="P5" text:outline-level="2">Cap. VllI.</text:h>
      <text:p text:style-name="P9"><text:span text:style-name="T45">(sidenoeti </text:span><text:span text:style-name="T7">melinum.'],</text:span><text:span text:style-name="T45"> Spumae argenti<text:line-break/>lib. iv, </text:span><text:span text:style-name="T45">olei </text:span><text:span text:style-name="T45">lilu iij, </text:span><text:span text:style-name="T45">terebinthinae </text:span><text:span text:style-name="T45">pellucidae lib. ij, </text:span><text:span text:style-name="T45">cerae<text:line-break/></text:span><text:span text:style-name="T45">lib. </text:span><text:span text:style-name="T7">j,</text:span><text:span text:style-name="T45"> aeruginis, thuris, </text:span><text:span text:style-name="T45">galbani, </text:span><text:span text:style-name="T45">singulorum § vj. Argenti<text:line-break/>spuma ex oleo ad mullam spissitudinem usque incoquitur,<text:line-break/>deinde resina ceraque injicitur, quum pulchre soluta haec<text:line-break/>suerint, caccabus deponitur et refrigerari bene sinitur, post<text:line-break/>illa aerugo immittitur, et ubi infra motum fuerit, denuo<text:line-break/>super ignem lenem coquitur, donec melinum eoiorem re-<text:line-break/>praesentet, postremo galbanum et thus laevia facta ac in<text:line-break/>mortarium demissa, ubi ammoniacum ex </text:span><text:span text:style-name="T45">aceto </text:span><text:span text:style-name="T45">in laevorern<text:line-break/>redactum, est, ut sordium imaginem habeat, statimque </text:span><text:span text:style-name="T45">ma-<text:line-break/></text:span><text:span text:style-name="T45">nibus subacta excipiuntur, et </text:span><text:span text:style-name="T7">'aceto</text:span><text:span text:style-name="T45"> modico affuso in se-<text:line-break/>quentem diem usque relinquuntur, ac tunc rursus emollitu<text:line-break/>reponuntur. </text:span><text:span text:style-name="T45">, </text:span><text:span text:style-name="T45">.</text:span></text:p>
      <text:h text:style-name="P4" text:outline-level="2">Cap. <text:span text:style-name="T119">I</text:span>X.</text:h>
      <text:p text:style-name="P9"><text:span text:style-name="T7">[lfielinum Serapionis ad vulnera et ad re-<text:line-break/>solvendum, militare, prorsus uiile.j</text:span><text:span text:style-name="T45"> </text:span><text:span text:style-name="T45">2|. </text:span><text:span text:style-name="T45">Spumae argenti J c,<text:line-break/>guttae ammoniaci 3 xxviij, cerae </text:span><text:span text:style-name="T7">3</text:span><text:span text:style-name="T45"> lvj, aeruginis cypriae<text:line-break/>J ix, myrrhae </text:span><text:span text:style-name="T7">3</text:span><text:span text:style-name="T45"> j, colophoniaej lvj. galbani </text:span><text:span text:style-name="T7">3 ix,</text:span><text:span text:style-name="T45"> olei he-<text:line-break/></text:span><text:span text:style-name="T59">1</text:span><text:span text:style-name="T45"> '</text:span></text:p>
      <text:p text:style-name="P12"><text:span text:style-name="T45">minae dimidium, aestate heminae unius quartam partem.<text:line-break/>A .'genti spumam ac oleum coquito, quum inalienata sunt,<text:line-break/>ammouiacum, deinde ceram, postquam deposueris caccabum;<text:line-break/>galbanum, aeruginem et reliqua addito atque molliter in-<text:line-break/>coquito. Hujusmodi coquendi modos melinorum, quae suriri<text:line-break/>psimus, emplastrorum multi me priores tradidere, juxta<text:line-break/>quorum similitudinem etiam alia melina coquere poteritis.<text:line-break/>Argenti spumam sane primum injicere convenit, mox re-<text:line-break/>sinas et ammouiacum, deinde galbanum et aeruginem, postea<text:line-break/>si vel thus vel myrrham vel aloem capiat, haec immittenda<text:line-break/>sunt, quum medicamentum ab igne tussitur, </text:span><text:span text:style-name="T45">&gt; </text:span><text:span text:style-name="T45">quippe coctio-<text:line-break/>nem non ferentia. Praediximus autem lente coquenda esse,<text:line-break/>praesertim quum aerugo indita fuerit, quin et ipsam miscen-<text:line-break/>dam, ubi caccabum in- terram deposueris ac purum refrige-<text:line-break/>raveris, eique magis, si vas parvum sit, in, quo coquitur,<text:line-break/>nam effer nsceuti immissa aerugo frequenter ex ipso vase<text:line-break/>diffundi medicamentum cogit. Porro in Menoeti primo me-<text:line-break/>lino, quod ideo pycticon, </text:span><text:span text:style-name="T7">pugillatortum,</text:span><text:span text:style-name="T45"> vocatur, quoniam</text:span></text:p>
      <text:p text:style-name="P12"><text:span text:style-name="T45">pugiles potilsimum medicamento eo utantur, ammouiacum<text:line-break/>quoque ex aceto laeve in mortario fieri posse, estis omni-<text:line-break/>bns in caccabo mixtis, deinde ex ipso defusis, prius insti-<text:line-break/>tuti sumus. </text:span><text:span text:style-name="T45">e </text:span><text:span text:style-name="T45">r</text:span></text:p>
      <text:h text:style-name="P4" text:outline-level="2">Cap. X.</text:h>
      <text:p text:style-name="P9"><text:span text:style-name="T94">\sulelina </text:span><text:span text:style-name="T7">Herae emplastras Ad strumas<text:line-break/>Herae.</text:span><text:span text:style-name="T45"> Quae ab Hera his verbis ita scripta sunt. </text:span><text:span text:style-name="T7">Melinum<text:line-break/>ad veteres sinus et si in vacua perforati sint. Item etium<text:line-break/>discutit strumas, quae in pueris nuper ortae sunt. Facit<text:line-break/>etiam ad artus e soeo motos. </text:span><text:span text:style-name="T7">"21.</text:span><text:span text:style-name="T45"> </text:span><text:span text:style-name="T45">Argenti spumae chrysiti-<text:line-break/>dis draclu c, resinae pityinae siccae </text:span><text:span text:style-name="T7">3</text:span><text:span text:style-name="T45"> c/cerae Ponticae<text:line-break/>drach. xij, obol. iv, olei dimidium heminae, vini Falerni<text:line-break/>heminae dimidium. - Argenti spuma | ex vino laevigatur, do-<text:line-break/>nec siccescat, post una cnm oleo sic coquitur, quousque<text:line-break/>.nutata fuerit, et tunc resina laenis additur ac cera coqui-<text:line-break/>tur donec non inquinet. </text:span><text:span text:style-name="T7">Menoeti, coloris aurei </text:span><text:span text:style-name="T7">ad </text:span><text:span text:style-name="T7">teneros<text:line-break/>maxime eniudies facitr Aptum </text:span><text:span text:style-name="T7">esi </text:span><text:span text:style-name="T7">Abrasis et omni inve-<text:line-break/>terato et recenti ulceri, itidem combustis. Esi etiam mala-<text:line-break/>gma, discutit phpmata, parotidas, strumas et omnes duri-</text:span></text:p>
      <text:p text:style-name="P12"><text:span text:style-name="T45">tias,- </text:span><text:span text:style-name="T7">valet etiam ad rhagadas et ad condylomata, valde<text:line-break/>generosum esu</text:span><text:span text:style-name="T45"> 4 _ Argenti' spumae J c, olei veteris </text:span><text:span text:style-name="T7">3 c,<text:line-break/></text:span><text:span text:style-name="T45">resinae pityinae aridae 3 1 vel c, cerae J L Argenti fpu-<text:line-break/>marn cum oleo coquito, donec unitas fieri inceperit, mox<text:line-break/>resinam laevem indito, hac liquata, ceram, ubi bene habue-<text:line-break/>rit medicamentum, lu mortarium oleo prius inunctum de-<text:line-break/>mittito et denuo tritum excipito. Est autem glutinans nec<text:line-break/>polluit. </text:span><text:span text:style-name="T7">Hygiini emplastrum ad multa boni coloris, curat<text:line-break/>ulcera vix cicatricem ducentia et paronychia, hoc melius<text:line-break/>emplasirum non extat- 4</text:span><text:span text:style-name="T45"> Argenti spumae chrysitidis mi-<text:line-break/>nam unam, cerae minam unam, chamaeleontis nigri radi-<text:line-break/>cis drachmas triginta sex, aeruginis rasae drachmas octo-<text:line-break/>decim, chrysocollae drach. quadraginta, olei veteris hemi-<text:line-break/>nas tres. Argenti spuma cum oleo igne non acri coquitur,<text:line-break/>usqnedum effervescere inceperit, deinde aerugo inspergitur<text:line-break/>caccabo.deposito, atque ilerum reposito emplastrum permo-<text:line-break/>vetur, quousque proprium colorem receperit, postea cera,<text:line-break/>quae ubi bene sc habuerint,-chrysocullam et chamaeleon-<text:line-break/>tern assumunt, demisso jam in mortarium acetum superfun-</text:span></text:p>
      <text:p text:style-name="P12"><text:span text:style-name="T45">ditur- Itaque praedictis affectibus bene sarit etiam chryso-<text:line-break/>colla admixta, atsamhn sine </text:span><text:span text:style-name="T45">hac </text:span><text:span text:style-name="T45">mitigantissimum est et prae-<text:line-break/>nipue ad nervorum puncturas valet, itidem.</text:span><text:span text:style-name="T7">tibi‘A</text:span><text:span text:style-name="T45"> musculis<text:line-break/>vel nervis abluere quidnportet. Horuntrrinin amplastrc-<text:line-break/>rum;quae Heras oonseripsit/primum ex vluo et confectia-<text:line-break/>nem et titulum habet, multique nostri tani praeceptores,<text:line-break/>quain: emici eo sii« - aerugini videsi-et pra^Jaratoutmlifui-;<text:line-break/>•scripto'autem ab Andromacho:</text:span><text:span text:style-name="T59">!</text:span><text:span text:style-name="T45">et sure omnibus, qui varia,<text:line-break/>emplastra composuerunt. Prolude non </text:span><text:span text:style-name="T45">r </text:span><text:span text:style-name="T45">pauci illorum negli-<text:line-break/>gefiter ipsum conficientes-, contemptum emplastro parium.<text:line-break/></text:span><text:span text:style-name="T45">Cptimnm </text:span><text:span text:style-name="T45">vero est-si, uti tradidimus, &amp; xino Falerno 'comi<text:line-break/>ficiatur, cujus penuria gilvum vetus lende substantia; qua-<text:line-break/></text:span><text:span text:style-name="T45">teniis </text:span><text:span text:style-name="T45">potest gilvum h&lt;iq esse, immiscebimus, nam 'candida<text:line-break/></text:span><text:span text:style-name="T45">hoc </text:span><text:span text:style-name="T45">peculiariter habent, ut' pelluceant. Porre ptiaestantis-<text:line-break/></text:span><text:span text:style-name="T45">sima </text:span><text:span text:style-name="T45">apud nos sunfin Asia tria, Tmolite vocatum, Lesbium,<text:line-break/></text:span><text:span text:style-name="T45">ac </text:span><text:span text:style-name="T45">celebratissimum- apud veteres Ariusium, in Chio proveniens,<text:line-break/>quofomnes ad optima medicamenta;praesertim antidotoi;</text:span></text:p>
      <text:p text:style-name="P12"><text:span text:style-name="T45">sicut nunc Falerno;-,utebantur. .Hujusmodi igitur vinum si<text:line-break/>lu argenti spumam sub caniculae aestu velfole alloqui ca-<text:line-break/>lido mittamus,-- delude 'teramus,, </text:span><text:span text:style-name="T45">vel </text:span><text:span text:style-name="T45">sine </text:span><text:span text:style-name="T45">sole </text:span><text:span text:style-name="T45">- etiam diu<text:line-break/>teramus, vt humor resiccescat, ipsaque </text:span><text:span text:style-name="T45">irgenti </text:span><text:span text:style-name="T45">fpuma relin-<text:line-break/>quatur, vel omnino madoris expers et; </text:span><text:span text:style-name="T45">sicca </text:span><text:span text:style-name="T45">vel prope fiat,<text:line-break/>medicamentum optimum evadit, alnus sane ex praecepto-<text:line-break/>ribur meis, . postquam iu vino Falerno tritam sxrccasset, hoc<text:line-break/>modo ipsam praeparabat, oleum alio, vluum item alio vafe<text:line-break/>calefaciens, paulatim argenti spumam, superfundebat inter-<text:line-break/>dum- vino in, quo,laevigatae proheque permixtae oleum ad-<text:line-break/>jiciebat, interdum ab pleo auspicatus</text:span><text:span text:style-name="T45">'ad </text:span><text:span text:style-name="T45">vinum transibat;<text:line-break/>Alternis autem, vicibus hoc saepius agendo utrumque con-<text:line-break/>sumebat .et sic ex mortario lu </text:span><text:span text:style-name="T45">caccabum </text:span><text:span text:style-name="T45">demittens - pllyi-<text:line-break/>uarn resinam,-, quam, proprie phyfema vocant, laevem ala-<text:line-break/>mussim saetam addebat, mox ceram,.', et sensim, quoad ,non<text:line-break/>inficeret, decoquebat. Utebatur eo;et- </text:span><text:span text:style-name="T7">ad</text:span><text:span text:style-name="T45"> sinus diuturnosicilli-<text:line-break/>nens prius sanguine columbae non domesticae, </text:span><text:span text:style-name="T45">sed </text:span><text:span text:style-name="T45">ex eis, qua®</text:span></text:p>
      <text:p text:style-name="P12"><text:span text:style-name="T7">in</text:span><text:span text:style-name="T45"> turribus nidum collocant, bofcadas quidam nominant,<text:line-break/>quas apud nos in agris extruunt, nonnulli has agrestes </text:span><text:span text:style-name="T7">vo-<text:line-break/></text:span><text:span text:style-name="T45">cant. ..Pari </text:span><text:span text:style-name="T45">mod- </text:span><text:span text:style-name="T45">magnis vulneribus' recentibus hujusmodi<text:line-break/>sanguine columbino illinens. medicamentum imponebat non<text:line-break/>mediocri ejus considentia. 'Viui.autem.siefquisicminam inde-<text:line-break/>bat, non us Heras et Andromachus semissem tantum, atque<text:line-break/>hujus occasione medicamentum longe melius factum -esu<text:line-break/>Caeterum ubi ipsum </text:span><text:span text:style-name="T45">voles boni</text:span><text:span text:style-name="T45">ecduris efficere, opopanacis<text:line-break/>Lemuuciam, quod est </text:span><text:span text:style-name="T45">denarios </text:span><text:span text:style-name="T45">quatuor, miscebis. Coloris<text:line-break/>gratia ceram candidam Ponticam adjicies. Hocnredxcamen-<text:line-break/>tum ulcera vel ad usque cicatricem probe perducit. </text:span><text:span text:style-name="T45">al</text:span></text:p>
      <text:h text:style-name="P4" text:outline-level="2">Cap. X<text:span text:style-name="T119">I</text:span>.</text:h>
      <text:p text:style-name="P9"><text:span text:style-name="T45">[ Critonis </text:span><text:span text:style-name="T7">melina medicamenta.</text:span><text:span text:style-name="T45"> Quae Crito<text:line-break/>melina scripsit, buxea nominat.. </text:span><text:span text:style-name="T7">Buxeum ad recentia vul-?<text:line-break/>nera, idem cicatricem obducit et extpaldt. 4</text:span><text:span text:style-name="T45"> Spumae ar-<text:line-break/>genti ib. iv, cerae lib. iv,, terebinthinae uncias octo, , aeni-<text:line-break/>ginis-§ octo-, olei veteris scxtarios ij aceti, sextarii limi-<text:line-break/>dium. Spumam argenteam, oleum, aeruginem, acetum, una</text:span></text:p>
      <text:p text:style-name="P13"><text:span text:style-name="T40">5x5</text:span></text:p>
      <text:p text:style-name="P12"><text:span text:style-name="T45">super ignem lentum incoquito; ubi </text:span><text:span text:style-name="T7">vero</text:span><text:span text:style-name="T45"> ,coitura sunt, re-<text:line-break/>ina ceraque adjungatur, et lu unum redactis ad recentia<text:line-break/>vuluera potissimum utitor. Scripsit et aliud 'ante hoc Crito,<text:line-break/>quod buxeum vocat, simplex quidem- quantum ad mixto-<text:line-break/>rum -numerum pertinet, magnum vero; pollicitis.* Scripsit<text:line-break/>igitur de ipso </text:span><text:span text:style-name="T45">ad </text:span><text:span text:style-name="T45">verbumtfuie modo? </text:span><text:span text:style-name="T7">Emplastrum ex char<text:line-break/>maoleotttej'eadem fuctena, qua Tyriar Cicatricem- ulceri-<text:line-break/>bus difficillimis, 'callosis et inveteratis- </text:span><text:span text:style-name="T7">maxime </text:span><text:span text:style-name="T7">inducit,<text:line-break/>me detur •etiam rhagadis digitorum, condylcmatiet duritiis,<text:line-break/>'21.</text:span><text:span text:style-name="T45"> Spumae argenteae' minam'j, </text:span><text:span text:style-name="T45">cerae </text:span><text:span text:style-name="T45">minas vj; aeruginis<text:line-break/>minas iv, •'chamaeleontis minas xiij,- olei minam </text:span><text:span text:style-name="T7">j.</text:span><text:span text:style-name="T45"> Oleo<text:line-break/>spumam argenteam coquito rudicula movens,-donec consi-<text:line-break/>stat et fiat melinum, post fice aeruginem,inspergito, inde<text:line-break/>ceram adjicito.- Porro ubi- diligenter liquata ab igne tuleris,<text:line-break/>chamaeleontem ludito, quum unitas factaest, lu-mortarium<text:line-break/>demittito; ubi subacta, excipito. Jam vero et'alia quaedam<text:line-break/>emplastra Crito • tradidit lu quarto medicamentorum, volu-<text:line-break/>mine, buxea,quidem; ut ipfe nuncupat, melina vero,'ut</text:span></text:p>
      <text:p text:style-name="P110"><text:span text:style-name="T45">alii, attamen 'nonnulla ex'iis extra aeruginem componun-<text:line-break/>tur, .nonnnllaqaernginem quidem assumunt, </text:span><text:span text:style-name="T45">sed </text:span><text:span text:style-name="T45">in alio me-<text:line-break/>dicarnentorum ganereypro facultatis, seu virium similitudine<text:line-break/>dicentur; in epuloticis epulotica, in iis</text:span><text:span text:style-name="T45">. </text:span><text:span text:style-name="T45">quae. fuccis con-<text:line-break/>tlant, ex succis, </text:span><text:span text:style-name="T7">composua,</text:span><text:span text:style-name="T45"> lu mollientibus illa; quae mol-<text:line-break/>lire nata.</text:span><text:span text:style-name="T7">sunt,,'</text:span><text:span text:style-name="T45">quemadmodum et Muasaei emplastrum mul-<text:line-break/>tifariam ab, eo, nrihoe, opere conficitur. Nunc igitur! ad- glus<text:line-break/>tinantia ire 'jam .tempus est, colore iis vicem etca melinis<text:line-break/>lifferentia, </text:span><text:span text:style-name="T45">; .<text:tab/>• </text:span><text:span text:style-name="T22">, </text:span><text:span text:style-name="T22">,ί'ί </text:span><text:span text:style-name="T45">...al.'-..; </text:span><text:span text:style-name="T45">, </text:span><text:span text:style-name="T45">.ali</text:span></text:p>
      <text:h text:style-name="P4" text:outline-level="2">Cap. Xll.</text:h>
      <text:p text:style-name="P9"><text:span text:style-name="T7">\JDe gilvis emplastris, quae det. didhroma<text:line-break/>id esi bicolora</text:span><text:span text:style-name="T45"> dicuntur.} Quaedam six eadem materia con-<text:line-break/>stant ; qua aeruginem habentia melina, sicut prius, quoque,<text:line-break/>diximus, hoc.solo differentia, quod diutius coquantur, omnia<text:line-break/>siquidem propter crudam aeruginem viridia, fiunt malina,<text:line-break/></text:span><text:span text:style-name="T45">uni;</text:span><text:span text:style-name="T45">mediocriter ipsa eoeta fuerit;gilva, ubi liberalius. Ma-<text:line-break/>nifestum .igitur melina.gilvaque oleum copiosius? quam vi-<text:line-break/>ridia necessario liajoere, etsi reliqua omnia eadem 'reripianti<text:line-break/>sitque hujus gratia ,-primunt spuma argenti- caccabo' inji-</text:span></text:p>
      <text:p text:style-name="P12"><text:span text:style-name="T45">cienda </text:span><text:span text:style-name="T45">est,- </text:span><text:span text:style-name="T45">in quo tantisper coquetur dum </text:span><text:span text:style-name="T7">for</text:span><text:span text:style-name="T45"> dium crassi-<text:line-break/>tudinem </text:span><text:span text:style-name="T45">consequatur, mox aerugo, </text:span><text:span text:style-name="T45">delude </text:span><text:span text:style-name="T45">si </text:span><text:span text:style-name="T45">metallicum ali-<text:line-break/>quod ceu aes </text:span><text:span text:style-name="T45">combustum e jusque </text:span><text:span text:style-name="T45">squama </text:span><text:span text:style-name="T45">immittatur. </text:span><text:span text:style-name="T45">Ac<text:line-break/>quando spissitudinem </text:span><text:span text:style-name="T45">acceperint, tunc ceram et </text:span><text:span text:style-name="T45">resinam; si<text:line-break/></text:span><text:span text:style-name="T45">aaec </text:span><text:span text:style-name="T45">etiam medicamentum </text:span><text:span text:style-name="T45">recipiat, indere </text:span><text:span text:style-name="T45">conveniet, po-<text:line-break/>stremo thus, myrrham, aloen, aliaque </text:span><text:span text:style-name="T45">id </text:span><text:span text:style-name="T45">genus, sicut' ce-<text:line-break/>leberrimum‘gilvum, </text:span><text:span text:style-name="T45">quod ex dictamno </text:span><text:span text:style-name="T45">vocatus; sacrum st<text:line-break/>ipsum appellatum </text:span><text:span text:style-name="T45">velut isis, quoniam ajunt </text:span><text:span text:style-name="T45">ea </text:span><text:span text:style-name="T45">ex </text:span><text:span text:style-name="T45">sacris<text:line-break/>Aegypti loris esse </text:span><text:span text:style-name="T45">allata. </text:span><text:span text:style-name="T45">Usum igitur hoc </text:span><text:span text:style-name="T45">praestat </text:span><text:span text:style-name="T45">musti-<text:line-break/>pIicem^ proinde in sequenti sermone simul cum iis, quae<text:line-break/>ad plura valent, paulo post describetur. In praesentia de<text:line-break/>aliis gilvis tum' </text:span><text:span text:style-name="T45">omnino simplicibus, tum - </text:span><text:span text:style-name="T45">iis", quae lute;<text:line-break/>haec et polechresta, id </text:span><text:span text:style-name="T45">est </text:span><text:span text:style-name="T45">multipliciter utilia, consistunt,<text:line-break/>verba facturi sumus.-'-</text:span><text:span text:style-name="T45">Ut gitur </text:span><text:span text:style-name="T45">viridia </text:span><text:span text:style-name="T45">emplastra </text:span><text:span text:style-name="T45">simplicia<text:line-break/>ex cera, resina, oleo et </text:span><text:span text:style-name="T45">aerugine conficiebantur </text:span><text:span text:style-name="T45">juxta di-<text:line-break/>ctam illic symmetriam; sic </text:span><text:span text:style-name="T45">gilva </text:span><text:span text:style-name="T45">ex argenti spuma et oleo<text:line-break/>copiosiore quam lu viridibus </text:span><text:span text:style-name="T45">sumpto componuntur.</text:span><text:span text:style-name="T45">'Itaque</text:span></text:p>
      <text:p text:style-name="P12"><text:span text:style-name="T45">v.</text:span></text:p>
      <text:p text:style-name="P13"><text:span text:style-name="T45">si emplastrum largius voles coquere augeasque oleum,ece-<text:line-break/>dicamentum habiturus es quod magis siccet ideoqiie vul-<text:line-break/>nerum cruentorum glutinantius, sin autem mediocriter, tan—<text:line-break/>tam olei-.menfuram, quantum argenti spumae pondus esse<text:line-break/>suffixit, libram enin» olei n.ensuralem Romanorum lu ar-<text:line-break/>genti spumae libram ponderalem injiciemus. Jam </text:span><text:span text:style-name="T59">;</text:span><text:span text:style-name="T45"> si medi-<text:line-break/>camentum- plenius luecquere placet, </text:span><text:span text:style-name="T7">non</text:span><text:span text:style-name="T45"> -suium lilu jfixi<text:line-break/>sed* etiam duas et plures immittemus. Porro luter haec<text:line-break/>gilva emplastra sic praeparata plus* siccant, qsiae nec resial<text:line-break/>nam nec ceram omnino habent,’ fest ex solis ut vocant<text:line-break/>metallicis conficiuntur, quemadmodum alii qucoque nonnulli<text:line-break/>ex prioribus alia scripserunt. Caeterum quo ego semper<text:line-break/>mea industria composito utor, lu hunc modum coquitur.<text:line-break/></text:span><text:span text:style-name="T7">(Alvum eix metallicis.</text:span><text:span text:style-name="T45"> Argenti spumae eum oleo prius c»-<text:line-break/>stae metallica ex aceto laevigata immitto et sic coquo, do-<text:line-break/>nec non inficiat. Addo his olei</text:span><text:span text:style-name="T59">:</text:span><text:span text:style-name="T45">libras quatuor, hoc autem<text:line-break/>quanto vetustius tanto erit melius, inagisque si id fuerit<text:line-break/>Sabinum, argenteae spumae libras tres, aceti quam acer-</text:span></text:p>
      <text:p text:style-name="P12"/>
      <text:p text:style-name="P13"><text:span text:style-name="T45">riinT libras siuas,rlliorum-trium metallicorum squamae aeris<text:line-break/>nigri, aeruginis,, chalcitidis; singnlorum aequale pondus, sii-<text:line-break/>miram nnclas dnas,- hoc est drach. ledecim. yt quum ve-<text:line-break/>tus,oIeutnmxistit crassumque ex. vetustate, quatuor libras<text:line-break/>e't idiniidlarn immittito.. Nos </text:span><text:span text:style-name="T45">at </text:span><text:span text:style-name="T45">quinque interdum idque per<text:line-break/>hiemem indidimus , bob ignari hieme plus</text:span><text:span text:style-name="T45">; </text:span><text:span text:style-name="T45">olei quam per<text:line-break/>aestatem f mmiscendum.</text:span><text:span text:style-name="T45">. </text:span><text:span text:style-name="T45">At argenti spumam prius videlicet<text:line-break/>coques, donec sordium crassitudinem recipiat. Quod si et<text:line-break/>oleum cioinum habeas, id pro vetere usurpato., Medica-<text:line-break/>rrentum hoc ramenta ..vulnera </text:span><text:span text:style-name="T45">facile </text:span><text:span text:style-name="T45">glutinat magisque, lu<text:line-break/>duris corporibus quam mollibus, cujusmodi sunt mulierum,<text:line-break/>puerorum et</text:span><text:span text:style-name="T74">;</text:span><text:span text:style-name="T45">eunuchorum, dilutum qnoque, ex oleo cicino<text:line-break/>veli veteri ac linteo exceptum impositumque mirum </text:span><text:span text:style-name="T45">est<text:line-break/></text:span><text:span text:style-name="T45">quam,uleera curatu difficillima concoquat, quae pus nequa-<text:line-break/>quam faciunt, Ad haec sinus conglutinat et fistulas astrin-<text:line-break/>git, exierat et prorsius claudit, Atque</text:span><text:span text:style-name="T74">;</text:span><text:span text:style-name="T45"> ubi jam ipsum haec<text:line-break/>pulahre velis efficere, metallica pluribus diebus aceto longe</text:span></text:p>
      <text:p text:style-name="P12"><text:span text:style-name="T45">acerrimo, </text:span><text:span text:style-name="T45">conterito </text:span><text:span text:style-name="T45">ac </text:span><text:span text:style-name="T45">potius in fole, pari modo “argenti</text:span><text:span text:style-name="T59">6<text:line-break/></text:span><text:span text:style-name="T45">spumum tritam, exuccatamque et oleo; postea mixtam eo<text:line-break/></text:span><text:span text:style-name="T45">quo dixi </text:span><text:span text:style-name="T45">modo incoquito. Attamer ad ulcera, quibus </text:span><text:span text:style-name="T45">cr-<text:line-break/>catrix, difficulter </text:span><text:span text:style-name="T45">induci potest, </text:span><text:span text:style-name="T45">metallica sic </text:span><text:span text:style-name="T45">elaborari </text:span><text:span text:style-name="T45">et<text:line-break/>argenti spumam ita conterere </text:span><text:span text:style-name="T45">non </text:span><text:span text:style-name="T45">est necessum, </text:span><text:span text:style-name="T45">etenim </text:span><text:span text:style-name="T45">sine<text:line-break/>his quoque cicatrici </text:span><text:span text:style-name="T45">ducendae promptius </text:span><text:span text:style-name="T45">illud </text:span><text:span text:style-name="T45">evadit. </text:span><text:span text:style-name="T45">Ad-<text:line-break/>jiciatur, </text:span><text:span text:style-name="T45">autem tunc </text:span><text:span text:style-name="T45">ei diphrygis et </text:span><text:span text:style-name="T45">chrysocollae </text:span><text:span text:style-name="T45">singulorum<text:line-break/>uncia. </text:span><text:span text:style-name="T45">At haec non simul cum </text:span><text:span text:style-name="T45">spuma </text:span><text:span text:style-name="T7">et</text:span><text:span text:style-name="T45"> </text:span><text:span text:style-name="T45">aerugine </text:span><text:span text:style-name="T45">com-<text:line-break/>mittuntur , </text:span><text:span text:style-name="T45">uti nec </text:span><text:span text:style-name="T45">ubi </text:span><text:span text:style-name="T45">jam coctum medicamentum </text:span><text:span text:style-name="T45">fueri’<text:line-break/>omnino, </text:span><text:span text:style-name="T45">sed eo, quod intercedit, </text:span><text:span text:style-name="T45">tempore.. </text:span><text:span text:style-name="T45">Tantam enim<text:line-break/></text:span><text:span text:style-name="T45">hujusmodi medicamenta </text:span><text:span text:style-name="T45">coctionem </text:span><text:span text:style-name="T45">requirunt, </text:span><text:span text:style-name="T45">ut </text:span><text:span text:style-name="T45">exacte<text:line-break/>cum , prioribus, in'unum </text:span><text:span text:style-name="T45">coeant, </text:span><text:span text:style-name="T45">quod mediocri intervallo<text:line-break/>accidit, </text:span><text:span text:style-name="T45">neque </text:span><text:span text:style-name="T45">multo ante nec paulo minus quam caccabus<text:line-break/>ah; igne tollatur. Solum itaque </text:span><text:span text:style-name="T45">hoc </text:span><text:span text:style-name="T45">emplastrum si fletus<text:line-break/>nus ,et magna vulnera glutinare potest. Juvat ipsum spon-<text:line-break/>gia recens non dura veteri vino respersa. Deligatura in sini-<text:line-break/>bus ab imo </text:span><text:span text:style-name="T45">siat </text:span><text:span text:style-name="T45">ligamento </text:span><text:span text:style-name="T45">ad </text:span><text:span text:style-name="T45">orificium perveniente, sicut<text:line-break/>lu sermone de fistulis clarius ostendetur.</text:span></text:p>
      <text:h text:style-name="P5" text:outline-level="2">Cap. X<text:span text:style-name="T119">II</text:span>I.</text:h>
      <text:p text:style-name="P9"><text:span text:style-name="T7">iis rpttua cicatricem obducunt.']</text:span><text:span text:style-name="T45"> Em-t<text:line-break/>plastra cicatricem inducentia, sive synulotica sive epulctica<text:line-break/>nominare velis, sicut etiam alia medicamenta epipasta, id </text:span><text:span text:style-name="T45">est<text:line-break/></text:span><text:span text:style-name="T45">quae insperguntur et quae linamentorum usu apponuntur,<text:line-break/>niliiI ut </text:span><text:span text:style-name="T45">ad </text:span><text:span text:style-name="T45">curationes eorum differentiae affert, li qualis’<text:line-break/>quodque facultatis medicamentum hujusmodi </text:span><text:span text:style-name="T45">J </text:span><text:span text:style-name="T45">esse debeat<text:line-break/>memineris, </text:span><text:span text:style-name="T45">quau </text:span><text:span text:style-name="T45">simul cum'reliquis omnibus lu therapeu-<text:line-break/></text:span><text:span text:style-name="T45">lices </text:span><text:span text:style-name="T45">methodi libris explicavimus. Quanto enim- aggluti-<text:line-break/>nantia carnem generantibus siccare mnis ostensa sunt, tan </text:span><text:span text:style-name="T45">Lo<text:line-break/></text:span><text:span text:style-name="T45">agglutinantibus epulotica,.</text:span><text:span text:style-name="T7">nam</text:span><text:span text:style-name="T45"> ipsorum beneficio carnem<text:line-break/>canis ulceribus generatam cutem reddere statuimus, ob quod<text:line-break/>itlam tale medicamentorum. genus; sive illinendum sive in-i<text:line-break/>spergendum sit astringere oportet. Hicautem illorum dun-<text:line-break/></text:span><text:span text:style-name="T45">.axat </text:span><text:span text:style-name="T45">emplastrorum mentionem facere cogitamus, siquidem<text:line-break/>ea, quae linamentis excepta imponuntur medicamenta, ex<text:line-break/>his rosaceo' vel myrteo liquatis fiunt. Atque myi teum ro-<text:line-break/>iaceo hoc .-aagis conducit, quo vehementius </text:span><text:span text:style-name="T45">astringit. </text:span><text:span text:style-name="T45">At; si<text:line-break/>neutrum habeas, ex cyprino, lentiscino et melino, </text:span><text:span text:style-name="T45">• </text:span><text:span text:style-name="T45">liquanda</text:span></text:p>
      <text:p text:style-name="P13"><text:span text:style-name="T40">522</text:span></text:p>
      <text:p text:style-name="P12"><text:span text:style-name="T45">sunt, si his quoque cereas, ex omphacino vel eo, quod ali<text:line-break/>Hispania portatur, Hispanum' nominant, ubi nec hujus copia<text:line-break/>rdsit, teneros olivarum surculos contusos alii cuipiam vul-<text:line-break/>gari oleo admiscebis, quod fi hos etiam desideres, praestat<text:line-break/>oleo vetere liquefacere, hinc enim medicamentum siccandi<text:line-break/>virtute augebis. Proinde pleriqne medicorum a medicamen-<text:line-break/>tis, quae optimi quique medici longi temporis experientia<text:line-break/>fatis probarunt, eoque nobilia reddiderunt, hac ratione so-<text:line-break/>lum abstinent, ut ipsi melius quippiam praeter majores ha-,<text:line-break/>bere videantur, Attamen sciendum est, his ipsis celebribus<text:line-break/>medicamentis, quae ab omnibus laudantur, haud facile<text:line-break/>aliorum ullum reperiri quod sit praestantius. Ab antiquo<text:line-break/>igitur laudata Eunt, tum quod ex cadmia tum quod ex<text:line-break/>ladano inscribitur, ad cicatricem ducendam utrumque esse<text:line-break/>praestantissimum. Quamquam apud omnes mixturae sim pli-<text:line-break/>cium medicamentorum symmetriam eandem non sit inve-<text:line-break/>nire. Quapropter nisum mihi est eas, quae cnique scriptori<text:line-break/>placent, describere, auspicati a proditis ab Asclepiade in<text:line-break/>tertio de exterioribus commentario, quae M arcellas inscribit.</text:span></text:p>
      <text:h text:style-name="P5" text:outline-level="2">Cap. XIV.</text:h>
      <text:p text:style-name="P9"><text:span text:style-name="T7">[Lle ipulotuds emplastris Asclepiades</text:span><text:span text:style-name="T7">sie'<text:line-break/></text:span><text:span text:style-name="T7">scribii7\</text:span><text:span text:style-name="T45"> Posteaquam ulcera particuiarla sine alia disp.ositrone<text:line-break/>ad cicatricem jam tendunt., utendum est iis compofitioni-<text:line-break/>bus, quae infra scribuntur'- </text:span><text:span text:style-name="T7">Emplastrum ex cadmia ad ese<text:line-break/>satricem ducendam. Hoc Lucius Caihegetee, id esi prae-<text:line-break/>ceptor usus , esu</text:span><text:span text:style-name="T45"> 4 Cadmiae ustae et ex vino praeparatae,<text:line-break/>rhalcitidis tostae, singulorum drach. xvj, cerae drach. lxxx,<text:line-break/>picis colophoniacae § viij, vini Itarrci quod </text:span><text:span text:style-name="T45">latis </text:span><text:span text:style-name="T45">est. </text:span><text:span text:style-name="T45">- </text:span><text:span text:style-name="T45">Chal-<text:line-break/>citis et cadmia ex vino teruntur, </text:span><text:span text:style-name="T45">ni </text:span><text:span text:style-name="T45">humidr cerati spissitu-<text:line-break/>tlinern habeant, ceram et resinam perfractam in vas fictile<text:line-break/>immittito», atque- his olei myrtei pondo libram adjicito,<text:line-break/>deinde carbonibus superponito movens sure, requie, quum<text:line-break/>soluta suerint ab igne tollito; ubi refrixerint, raditu, lae-<text:line-break/>vigatisque indito ac mixta excipito. </text:span><text:span text:style-name="T45">- </text:span><text:span text:style-name="T45">In- usu oleo, myrteo<text:line-break/>fubigito, temperatura dispositioni respondeat. - </text:span><text:span text:style-name="T7">Aliud </text:span><text:span text:style-name="T33">φ<text:line-break/></text:span><text:span text:style-name="T7">eadrnia.</text:span><text:span text:style-name="T45"> 2J- Cadmiae tostae, chalcitidis tostae, diphrygis,, </text:span><text:span text:style-name="T45">iiij-<text:line-break/></text:span><text:span text:style-name="T45">gulorum </text:span><text:span text:style-name="T45">3 </text:span><text:span text:style-name="T45">inyj cerae resinae' "rictus, olei myrtei, singulo-<text:line-break/>rum selibram, vini. Italici quantum satis.</text:span><text:span text:style-name="T45">'est,</text:span><text:span text:style-name="T45">.-Praepara </text:span><text:span text:style-name="T45">;quo"</text:span></text:p>
      <text:p text:style-name="P12"><text:span text:style-name="T45">modot dictum -est, at utitor nunc-dilutu; </text:span><text:span text:style-name="T45">nunc </text:span><text:span text:style-name="T45">meto nue-<text:line-break/>dicamento. </text:span><text:span text:style-name="T7">Aliud.</text:span><text:span text:style-name="T45"> </text:span><text:span text:style-name="T45">4 </text:span><text:span text:style-name="T45">Argenti spumae, cerussae, cadmias,<text:line-break/>diphrygis, resinae, singulorum 5 viij; chalcitidis </text:span><text:span text:style-name="T7">3</text:span><text:span text:style-name="T45"> ij, cerae<text:line-break/>3 viijnimyrtei olei quod sufficit, vini Aminaei quod fatis essi<text:line-break/></text:span><text:span text:style-name="T7">Aliud </text:span><text:span text:style-name="T7">Euphranoris.</text:span><text:span text:style-name="T45"> ij. Diphrygis, misyos tosti; singulorum<text:line-break/></text:span><text:span text:style-name="T45">3 </text:span><text:span text:style-name="T45">viij, </text:span><text:span text:style-name="T45">chalcitidis </text:span><text:span text:style-name="T45">tostae,-molybdaenae,' singulorum </text:span><text:span text:style-name="T7">3</text:span><text:span text:style-name="T45"> ij,.’ ca-<text:line-break/>simiae </text:span><text:span text:style-name="T7">3 </text:span><text:span text:style-name="T7">j, </text:span><text:span text:style-name="T7">cerae 3 vj-,</text:span><text:span text:style-name="T45"> colophoniae ? iij; ‘myftei lihr</text:span><text:span text:style-name="T74">at</text:span><text:span text:style-name="T45"> vj.<text:line-break/>vini Italia quod satis </text:span><text:span text:style-name="T7">esu </text:span><text:span text:style-name="T7">Aliud </text:span><text:span text:style-name="T7">ex ladano accommoda-<text:line-break/>tum medicamentumnon folurn cicatricem ducens scd<text:line-break/>eiiarn: oallos excindens et </text:span><text:span text:style-name="T7">nude curata </text:span><text:span text:style-name="T7">instaurans. </text:span><text:span text:style-name="T7">4 </text:span><text:span text:style-name="T7">Chal-<text:line-break/>citidis,</text:span><text:span text:style-name="T45"> argenti spumae, ladani, singulorum 5-xxiv, bitumi-<text:line-break/>ris J viij; cerae 5 lanii j, myrtei hemluan unam, </text:span><text:span text:style-name="T45">alii </text:span><text:span text:style-name="T22">ῇ </text:span><text:span text:style-name="T45">xvli;,<text:line-break/>vini: heminam-j. Praeparato inlmodnm praedictum, quum<text:line-break/>res exigit, et splenio et diluto utitor. </text:span><text:span text:style-name="T7">Aliud.'</text:span><text:span text:style-name="T45"> </text:span><text:span text:style-name="T45">4 </text:span><text:span text:style-name="T45">Argenti<text:line-break/>ipumae 3 e, picis JI, ladani drach. xx r,- aeruginis- rasae,<text:line-break/>aeris usti, singulorum 3 viij; olei myrtei lilu ij, aeris fqu</text:span><text:span text:style-name="T74">a</text:span><text:span text:style-name="T45">-.<text:line-break/>mae 5 iv'conficito </text:span><text:span text:style-name="T45">ac </text:span><text:span text:style-name="T45">utitor. </text:span><text:span text:style-name="T7">Aliud, </text:span><text:span text:style-name="T7">quod </text:span><text:span text:style-name="T7">pyricaut</text:span><text:span text:style-name="T80">On</text:span><text:span text:style-name="T7"> di.,<text:line-break/>situr, ex </text:span><text:span text:style-name="T7">Attalicis </text:span><text:span text:style-name="T7">viituiihtis </text:span><text:span text:style-name="T7">medicamentum </text:span><text:span text:style-name="T7">accommoda-</text:span></text:p>
      <text:p text:style-name="P12"><text:span text:style-name="T7">tum.</text:span><text:span text:style-name="T45"> 4 Olei </text:span><text:span text:style-name="T45">ueminam </text:span><text:span text:style-name="T7">j,</text:span><text:span text:style-name="T45"> aluminis scissilis,' mannae,’ thuris;<text:line-break/>argenti spumae, galbani, singulorum 3. j, cerae. 3 xxiri an-<text:line-break/>chusaej viij; medullae cerrinae, adipis suilli, aeruginis, se-<text:line-break/>russae; singulorum drach. duas, ovorum trium </text:span><text:span text:style-name="T45">lutea. </text:span><text:span text:style-name="T45">Quae<text:line-break/>liquari possunt,'.siccis immiscentur. Hoc medicamento alias<text:line-break/>diluto, alias mero 'utitor. </text:span><text:span text:style-name="T45">- </text:span><text:span text:style-name="T7">Aliud medicamentum </text:span><text:span text:style-name="T7">accommo-<text:line-break/></text:span><text:span text:style-name="T7">datum. Facit ad </text:span><text:span text:style-name="T7">vetera </text:span><text:span text:style-name="T7">ao sanatu dgsicdia. </text:span><text:span text:style-name="T7">4</text:span><text:span text:style-name="T45"> </text:span><text:span text:style-name="T45">Cerussae,<text:line-break/>argenti </text:span><text:span text:style-name="T45">spumae</text:span><text:span text:style-name="T45">, aluminis fissilis,. mannae</text:span><text:span text:style-name="T45">, galbani, </text:span><text:span text:style-name="T45">thuris,<text:line-break/>medullae cervinae et vitulinae, singulorum </text:span><text:span text:style-name="T45">draclu </text:span><text:span text:style-name="T45">iv cerae,<text:line-break/>anchusae, ovorum </text:span><text:span text:style-name="T45">luteorum, singulorum drach. </text:span><text:span text:style-name="T45">octo, olei<text:line-break/>heminas iv. Medullas diligenter </text:span><text:span text:style-name="T45">tundito </text:span><text:span text:style-name="T45">et liquato cum iis,<text:line-break/>quae liquefieri possunt, movens anchusa, ex qua possint ea<text:line-break/>colorari, deinde ah igne sublata et in aliud vas conjecta<text:line-break/>refrigerari sinito, derufa </text:span><text:span text:style-name="T45">‘ </text:span><text:span text:style-name="T45">siccis immisceto, delude in-usum<text:line-break/>excipito'. Ctindidum quod magnum </text:span><text:span text:style-name="T7">dicitur mediearmenVtm<text:line-break/>accommodatum. </text:span><text:span text:style-name="T7">V </text:span><text:span text:style-name="T7">itet </text:span><text:span text:style-name="T7">ea ad </text:span><text:span text:style-name="T7">diuturna</text:span><text:span text:style-name="T45"> .vuine/a et quae vix<text:line-break/></text:span><text:span text:style-name="T7">cicatricem recipiunt, item scabiosos affectus, benefacit'at<text:line-break/>sudis vitiis rosaceo aut myrtind dtltttwn. </text:span><text:span text:style-name="T7">4</text:span><text:span text:style-name="T45"> </text:span><text:span text:style-name="T45">Argenti</text:span></text:p>
      <text:p text:style-name="P12"/>
      <text:p text:style-name="P13"><text:span text:style-name="T45">. </text:span><text:span text:style-name="T45">•• . .• </text:span><text:span text:style-name="T45">jtnuur ornat-u</text:span><text:span text:style-name="T45">-- </text:span><text:span text:style-name="T7">r </text:span><text:span text:style-name="T7">&lt;’•&gt;&lt; , ‘ </text:span><text:span text:style-name="T45">r:ur..-.-nianj&amp;ri<text:line-break/></text:span><text:span text:style-name="T45">mae drach. c, cerae drach. I, cerussae drach-c, terebinthi-<text:line-break/>nae drach. xxv, thuris </text:span><text:span text:style-name="T7">3</text:span><text:span text:style-name="T45"> xxv ,</text:span><text:span text:style-name="T45">. </text:span><text:span text:style-name="T45">aluminis scissilis drach. xij,<text:line-break/>olei heminas duasi Componito similiemodo,: et utitor luter-<text:line-break/></text:span><text:span text:style-name="T45">durn. emplastro, </text:span><text:span text:style-name="T45">inlerdum diluto </text:span><text:span text:style-name="T45">. </text:span><text:span text:style-name="T45">medicamento. </text:span><text:span text:style-name="T7">Aliud 'cui<text:line-break/>nomen a si Pamphilum ad idem. Insuper sinus congluti-<text:line-break/>nat et sisiulis callum</text:span><text:span text:style-name="T45"> exterit. </text:span><text:span text:style-name="T7">Valet cvd ulcerum siuxio-<text:line-break/>nes tum ad diuturna et </text:span><text:span text:style-name="T7">- </text:span><text:span text:style-name="T7">dysiepuilota scabiemque sanat,<text:line-break/>tdllit sugillata, benefacit caput dolentibus et ' oculorum<text:line-break/>epiphoris, fronti impositum, nea minus sudi convenit diliv-<text:line-break/>tum rosaceo vel wyrtetyr Caeterum’ in hunc modurn com.<text:line-break/>ponitur.</text:span><text:span text:style-name="T45"> 4. Argenti spumae drach. lentum, cerae draclu<text:line-break/>quinquaginta!, terebinthinae' drach; vigintiqninque , </text:span><text:span text:style-name="T45">i </text:span><text:span text:style-name="T45">thuris<text:line-break/></text:span><text:span text:style-name="T45">drach-. </text:span><text:span text:style-name="T45">vigintiqninque, . cerussae draeh.i centum, aluminis<text:line-break/></text:span><text:span text:style-name="T45">fissilis </text:span><text:span text:style-name="T45">drachi. xvj, piperis albi </text:span><text:span text:style-name="T7">3</text:span><text:span text:style-name="T45"> iij; olei veteris heminas<text:line-break/></text:span><text:span text:style-name="T45">luas. </text:span><text:span text:style-name="T45">Liquato, ut dictum est,.nunc dilutu medicamento nunc<text:line-break/>emplastri modo utens. Nam in capitis manantibus 'uleeiin<text:line-break/></text:span><text:span text:style-name="T45">.hus, </text:span><text:span text:style-name="T45">quae achores Graecis 'dicuntur, </text:span><text:span text:style-name="T45">et </text:span><text:span text:style-name="T45">oculorum asperita-<text:line-break/></text:span><text:span text:style-name="T45">sibus, vel iniis,, quas </text:span><text:span text:style-name="T45">epinyctidas vocant, vel ani vitiis di-</text:span></text:p>
      <text:p text:style-name="P12"><text:span text:style-name="T45">lutum </text:span><text:span text:style-name="T45">medicamentum </text:span><text:span text:style-name="T45">myrteo </text:span><text:span text:style-name="T45">vel </text:span><text:span text:style-name="T45">lentiscino </text:span><text:span text:style-name="T45">illinitur. </text:span><text:span text:style-name="T7">Aliud<text:line-break/>Telamonis </text:span><text:span text:style-name="T7">medicamentum </text:span><text:span text:style-name="T7">. accommodatum. Jdacit </text:span><text:span text:style-name="T7">et </text:span><text:span text:style-name="T7">ad<text:line-break/>carbunculosi sinus exiccat immistsum vel </text:span><text:span text:style-name="T7">instillatum, </text:span><text:span text:style-name="T7">dd<text:line-break/>haec</text:span><text:span text:style-name="T45"> cicatricem probe indiunt. </text:span><text:span text:style-name="T45">4 </text:span><text:span text:style-name="T45">Pityinae, cerat, , calcis<text:line-break/>vivae argenti spumae,,singulorum </text:span><text:span text:style-name="T7">3</text:span><text:span text:style-name="T45"> </text:span><text:span text:style-name="T45">1, </text:span><text:span text:style-name="T45">cerussae </text:span><text:span text:style-name="T7">3</text:span><text:span text:style-name="T45"> </text:span><text:span text:style-name="T45">xxv, olei<text:line-break/>hemluae dimidium. Argentispumam oleumque,dum lu- unum<text:line-break/>coeant, incoquito,- mox ceram, inde resinam.' Porro calci'<text:line-break/>et cerussae lu laevorem redactis liquabilia luditor Dum<text:line-break/>uteris; oleo eineri calido snperpofito medicamentum nion-<text:line-break/>fringendo injicito, ubi incaluerit, mortario fuperfunditc et<text:line-break/>diligentur- subigito, donec sordium spissitudo fiat.. Ab 'igne<text:line-break/>deposito .utilori tanquam' maximo. medicamento</text:span><text:span text:style-name="T45">, </text:span><text:span text:style-name="T45">alias ’ pen-'<text:line-break/>nis, illinens, alias instillans. .Caeterum carbunculis vc catis<text:line-break/>linteolo illitum, adhibeto. </text:span><text:span text:style-name="T7">Aliud Mosichioniscelebre 'ad<text:line-break/>qundlibet a callo vindicanda at. cioatnsoe obducenda, idann<text:line-break/>et scdi prodest insignit er... 2\.</text:span><text:span text:style-name="T45">.. Argenti ipumae, cerussae,<text:line-break/>calcis vivae, singulorum drach. viij, medullae cervinae, </text:span><text:span text:style-name="T7">ce-<text:line-break/>rae,</text:span><text:span text:style-name="T45"> utriusque drach. xvj, olei myrtei quantum fatis esi,<text:line-break/>quae: liquari possunt, aridis immiscentur'et molli ia sedulo</text:span></text:p>
      <text:p text:style-name="P17"><text:span text:style-name="T45">in </text:span><text:span text:style-name="T45">pastillos, </text:span><text:span text:style-name="T45">digeruntur. Quum uti vores,prius' aqua vel<text:line-break/>lacte diluetur quantum habet, ut sordium</text:span><text:span text:style-name="T45">' </text:span><text:span text:style-name="T45">crassitudinem<text:line-break/>uabeat, deinde rosacei quod sufficit, immittitur veI myrtei;<text:line-break/>eontusum diligenter' 'in plumbeam pyxidem reponitur, usui<text:line-break/>est, quemadmodum praediximus.</text:span></text:p>
      <text:h text:style-name="Heading_20_2" text:outline-level="2">Cap. XV.</text:h>
      <text:p text:style-name="P175"><text:span text:style-name="T7">[sipulotica Andrarnadhist, 4 Cadmiae</text:span><text:span text:style-name="T45"> iib.j,<text:line-break/>chalcitidis </text:span><text:span text:style-name="T45">ustae </text:span><text:span text:style-name="T45">lib. j, cerae lih. j, resinae aridae lib. tres,i<text:line-break/>myrtei lib. tij, vinum ficcis immiscetur. </text:span><text:span text:style-name="T7">Aliud ex - ladanm<text:line-break/>'lso</text:span><text:span text:style-name="T45"> Argenti spumae 3 ns</text:span><text:span text:style-name="T45">, </text:span><text:span text:style-name="T45">ladani drach. xxxij -, chalcanthi<text:line-break/>drach. octo, aluminis'scissilis draclu xij,- cerae draclu c;<text:line-break/>squamae drach. viij, bituminis draclu'xxxij, myrtei quar-<text:line-break/>tam heminae partem, vinum Falernum'siccis </text:span><text:span text:style-name="T7">adjicitur, sali-<text:line-break/>ter, ut </text:span><text:span text:style-name="T7">Alcimion, quod </text:span><text:span text:style-name="T7">praeparavi.</text:span><text:span text:style-name="T45"> </text:span><text:span text:style-name="T45">4 </text:span><text:span text:style-name="T45">Ladani drach. viij;<text:line-break/>'hyssopi drach. iv;, propoleos </text:span><text:span text:style-name="T45">draclu </text:span><text:span text:style-name="T45">viij, bituminis drach;<text:line-break/></text:span><text:span text:style-name="T45">viij.' </text:span><text:span text:style-name="T45">argenti spumae drach. iv, aeris squamae drach. iv, mi-<text:line-break/></text:span><text:span text:style-name="T45">syos' </text:span><text:span text:style-name="T45">crudi drach. iv, cerae’ drach. xxiv, myrtei octavam<text:line-break/>minae portionem. </text:span><text:span text:style-name="T7">'Aliud ex hordeis.</text:span><text:span text:style-name="T45"> 4 Cerussae 3 1, argenti<text:line-break/>spumae draclu 1, hordei usti non triti sextarium j, cerae<text:line-break/>drach. </text:span><text:span text:style-name="T45">l, </text:span><text:span text:style-name="T45">olei sextarium </text:span><text:span text:style-name="T7">j,</text:span><text:span text:style-name="T45"> postremum hordeum adjicitur.</text:span></text:p>
      <text:p text:style-name="P12"><text:span text:style-name="T45">Aiiud </text:span><text:span text:style-name="T7">cui </text:span><text:span text:style-name="T7">ducendam • cicdtrieern, • </text:span><text:span text:style-name="T7">4 </text:span><text:span text:style-name="T7">Csdmiae^sisu</text:span><text:span text:style-name="T45"> clialritis<text:line-break/>dis, cerae, terebinthinae, singulorum 3 iv. hyssopi unciam<text:line-break/>unam, myrli. unrias qmituor, chaIcanthiuneias quatuor,<text:line-break/>vinum siccis affunditur. </text:span><text:span text:style-name="T7">Aliud ad idem.</text:span><text:span text:style-name="T45"> 4 Resinaeecidec<text:line-break/>dracli., xviij, .diphrygis drach. iv, argenti spumae driaest. xvj,<text:line-break/>cerae draclu xi,. qler herninas, iv. . Post haec Andromachiis<text:line-break/>alia etnplastra fex percensuit cicatricem aegre durectibus<text:line-break/>accommoda, quae sane hic nunc ascribere vifum necn est,<text:line-break/>dicentur. enim simul cum illis, quae ulcera curatu, distle<text:line-break/>cilia fanant, in quarto hujus operis volujnine; Quuinranlem<text:line-break/>Andromachus ibidem ante praedicsii.. modo epnlotisa alia<text:line-break/>quaedam tradiderit, non, praeponens quod apertis nlceri-<text:line-break/>bus cicatrrceni inducerent, praesertim,su pueris, mulieribus<text:line-break/>et. eurtuchis, suminatim/ lu omnibjr^; qui .enaram habent<text:line-break/>carnpm,. melius mihi, nisum est, haec quoque huc adjicere.<text:line-break/>Titulum ipsis., a colore sindromaphusnindidll, ut qnide.iis<text:line-break/>hunc in modum ad; verbum scripierit,,! </text:span><text:span text:style-name="T7">Candida Andro-<text:line-break/>masid. epuiloiica, album quo utor. 4</text:span><text:span text:style-name="T45"> Argenti 'spumae; mi-</text:span></text:p>
      <text:p text:style-name="P12"/>
      <text:p text:style-name="P111"><text:span text:style-name="T45">nam j; cerussae</text:span><text:span text:style-name="T59">l!</text:span><text:span text:style-name="T45">nnnam'</text:span><text:span text:style-name="T45">j, </text:span><text:span text:style-name="T45">cerab iv, </text:span><text:span text:style-name="T45">resinae iv, </text:span><text:span text:style-name="T45">olei heminas<text:line-break/></text:span><text:span text:style-name="T7">tres,</text:span><text:span text:style-name="T45"> aquae heminam </text:span><text:span text:style-name="T7">j. Aliud. </text:span><text:span text:style-name="T7">se/.</text:span><text:span text:style-name="T45"> </text:span><text:span text:style-name="T45">Argenti' </text:span><text:span text:style-name="T45">spumae </text:span><text:span text:style-name="T45">drach.<text:line-break/>ulxi cestulsae-</text:span><text:span text:style-name="T98">draesi.ee, </text:span><text:span text:style-name="T7">cerae'</text:span><text:span text:style-name="T45"> drach.fl; terebinthinae araclli<text:line-break/>xxiv,'olei veteris heminae dimidium,* aquae cyathos </text:span><text:span text:style-name="T7">vj.<text:line-break/>Aliud'.</text:span><text:span text:style-name="T45"> </text:span><text:span text:style-name="T45">4 </text:span><text:span text:style-name="T45">Argenti </text:span><text:span text:style-name="T45">spumae drach. c, cerussae, cerae, </text:span><text:span text:style-name="T45">singu-<text:line-break/>lorum dracht? 1; terebinthinae drach; xxi?, aluminis fissilis<text:line-break/>drach vj.,° piperis albi drach. Sj, oresteos herbae </text:span><text:span text:style-name="T7">3</text:span><text:span text:style-name="T45"> viij,<text:line-break/>struthii 3 ij, mannae </text:span><text:span text:style-name="T45">Y </text:span><text:span text:style-name="T45">xxri </text:span><text:span text:style-name="T7">Adittdi. </text:span><text:span text:style-name="T7">4</text:span><text:span text:style-name="T45"> Argenti </text:span><text:span text:style-name="T45">fpumae<text:line-break/>j lxit, cerussae diadi. e,- </text:span><text:span text:style-name="T45">cerae </text:span><text:span text:style-name="T45">draclu T, olei </text:span><text:span text:style-name="T45">veteris </text:span><text:span text:style-name="T45">cya-<text:line-break/>thos duosj aliter diarii, duas, aquae heminas duos. Aiiud;<text:line-break/>4 Angenti spumae </text:span><text:span text:style-name="T7">3 xtxv,</text:span><text:span text:style-name="T45"> cerae jivij, adipis' suillf^ecaxrij,<text:line-break/>myrrhae 3'ij', uvorum cocturum </text:span><text:span text:style-name="T45">lutea </text:span><text:span text:style-name="T45">iv, alii’ 'crtidorum.<text:line-break/></text:span><text:span text:style-name="T7">Ddadlladtneriium'acreie,</text:span><text:span text:style-name="T45"> id est xirtns, </text:span><text:span text:style-name="T7">appellaiitni. sisu</text:span><text:span text:style-name="T45"> Strip<text:line-break/>mentii puri</text:span><text:span text:style-name="T59">:</text:span><text:span text:style-name="T45">’lieiminas xiy, argenti uipnmae minas iij, iq'na-<text:line-break/>erae </text:span><text:span text:style-name="T7">3 vj,</text:span><text:span text:style-name="T45"> alii 3 txvjP rSsinam cdIophonihe' minas<text:tab/>asii J"!,</text:span></text:p>
      <text:p text:style-name="P112"><text:span text:style-name="T45">serae minam </text:span><text:span text:style-name="T7">"f,</text:span><text:span text:style-name="T45"> quidam'minas xiv</text:span><text:span text:style-name="T59">:</text:span><text:span text:style-name="T45">, </text:span><text:span text:style-name="T45">marinae </text:span><text:span text:style-name="T45">sqitaexiie-<text:line-break/>minas'-flj:- </text:span><text:span text:style-name="T45">'.mv* "<text:tab/></text:span><text:span text:style-name="T7">r</text:span></text:p>
      <text:p text:style-name="P13"><text:span text:style-name="T45">e </text:span><text:span text:style-name="T45">[ And. </text:span><text:span text:style-name="T7">omacht. panatea i.</text:span><text:span text:style-name="T45"> • uni versate remediusec </text:span><text:span text:style-name="T7">4<text:line-break/>Aigenti</text:span><text:span text:style-name="T45"> spumae </text:span><text:span text:style-name="T7">3</text:span><text:span text:style-name="T45"> cl, rerae </text:span><text:span text:style-name="T7">3</text:span><text:span text:style-name="T45"> </text:span><text:span text:style-name="T45">xl, terebinthinae </text:span><text:span text:style-name="T7">3</text:span><text:span text:style-name="T45">Iiij, ma-</text:span></text:p>
      <text:p text:style-name="P113"><text:span text:style-name="T45">rluec veteris </text:span><text:span text:style-name="T45">vel. </text:span><text:span text:style-name="T45">potius vim </text:span><text:span text:style-name="T45">vetusti, heminas </text:span><text:span text:style-name="T45">ij, </text:span><text:span text:style-name="T45">strigmenti<text:line-break/></text:span><text:span text:style-name="T45">heminasvj, squamae? xivj, ricini hem</text:span><text:span text:style-name="T7">inasdj,</text:span><text:span text:style-name="T45"> cerussae</text:span><text:span text:style-name="T7">3</text:span><text:span text:style-name="T45">lxxx,<text:line-break/></text:span><text:span text:style-name="T7">guttae</text:span><text:span text:style-name="T45"> amnoniaci 3 xxiv </text:span><text:span text:style-name="T45">, </text:span><text:span text:style-name="T45">sevi vitulini .dracb. sua^, calcis<text:line-break/>vivae siracsi. xxiv, aristolochiae drach. xxv; </text:span><text:span text:style-name="T74">r</text:span><text:span text:style-name="T45"> </text:span><text:span text:style-name="T45">Coquitent<text:line-break/></text:span><text:span text:style-name="T45">didinistlu;.—</text:span><text:span text:style-name="T45">J<text:tab/>,o .sicrn:: </text:span><text:span text:style-name="T45">•' </text:span><text:span text:style-name="T45">bntS--" -r </text:span><text:span text:style-name="T45">' -</text:span></text:p>
      <text:p text:style-name="P13"><text:span text:style-name="T7">sc </text:span><text:span text:style-name="T7">fgQanJidum Telephatsasc] 4</text:span><text:span text:style-name="T45"> Argenti spumae drach.<text:line-break/>lxxxr ceculIae cxx, myrrhae drach. ii,; obolqs ,aj, suga-<text:line-break/>peni, drach. v, thuris drach. vlaobolos iv, ulei heminas , ij </text:span><text:span text:style-name="T22">β,<text:line-break/></text:span><text:span text:style-name="T45">omnia psinind rincoquitm </text:span><text:span text:style-name="T7">Alsum.. </text:span><text:span text:style-name="T7">4 </text:span><text:span text:style-name="T7">Cerae,</text:span><text:span text:style-name="T45"> candidae ,lib. </text:span><text:span text:style-name="T7">j,<text:line-break/></text:span><text:span text:style-name="T45">myrrhae thuris | j, medullae cervinae uncias </text:span><text:span text:style-name="T7">ij,</text:span><text:span text:style-name="T45"> adipis<text:line-break/>hyaenae.-§;ij,.' cpaguli </text:span><text:span text:style-name="T45">cerni; </text:span><text:span text:style-name="T45">djal hoedi </text:span><text:span text:style-name="T45">i</text:span><text:span text:style-name="T45">j,. nitri </text:span><text:span text:style-name="T7">f</text:span><text:span text:style-name="T45"> </text:span><text:span text:style-name="T45">ij, gal-j<text:line-break/>bani ^ </text:span><text:span text:style-name="T45">j, </text:span><text:span text:style-name="T45">gr.ttaeormmoniaci ? iv, argenti spumae lih. j £<text:line-break/></text:span><text:span text:style-name="T45">cerussae </text:span><text:span text:style-name="T45">3 Vj, olei vetent heminam j </text:span><text:span text:style-name="T22">β, </text:span><text:span text:style-name="T45">marinae </text:span><text:span text:style-name="T45">aquae he-<text:line-break/>minae </text:span><text:span text:style-name="T22">β, </text:span><text:span text:style-name="T45">- Cpuniace dicitur. </text:span><text:span text:style-name="T7">--Asuud. 4 Argenti</text:span><text:span text:style-name="T45"> spumae drach.-<text:line-break/>cc, erae drach- </text:span><text:span text:style-name="T7">lij,</text:span><text:span text:style-name="T45"> </text:span><text:span text:style-name="T45">ole* hemina., '.es, ceiulfae drach. .xsr<text:line-break/>terebinilms.ae , drach,</text:span><text:span text:style-name="T74">!</text:span><text:span text:style-name="T45"> xx</text:span><text:span text:style-name="T74">l</text:span><text:span text:style-name="T45">xij, buccinorurn nstaluin </text:span><text:span text:style-name="T98">drurh. de-.<text:line-break/></text:span><text:span text:style-name="T45">cem, thuris drach </text:span><text:span text:style-name="T45">xix, </text:span><text:span text:style-name="T45">aquae sextarium unum. Aiiud. </text:span><text:span text:style-name="T45">4-<text:line-break/></text:span><text:span text:style-name="T45">Adipis .fusili recentis drach. octoginta, octo, cerae candidae<text:line-break/>drach. quadraginta octo, cerussae drach.aluodecnn, argenti</text:span></text:p>
      <text:p text:style-name="P12"><text:span text:style-name="T18">.su .. t ' - </text:span><text:span text:style-name="T45">. l:.</text:span></text:p>
      <text:p text:style-name="P114"><text:span text:style-name="T45">tpumae drach duodecim. Aliud ad.herpetas, earbunculosp<text:line-break/>condylomata,, rhagadas, phlegmonen prorfusr.arcet, ut Herae?<text:line-break/>Cappadox meminit, lu hoc </text:span><text:span text:style-name="T45">igitur </text:span><text:span text:style-name="T45">recte fecit;.quod non<text:line-break/>simpliciter serae scripserit, sed candidae adjecerit,-nam sur<text:line-break/>fieri possit, uti vult,, colore candidum. Post haec autem.<text:line-break/>aliud commemorans meque • </text:span><text:span text:style-name="T45">cerae </text:span><text:span text:style-name="T45">neque vini candorem;<text:line-break/>apposuit, sed nos adjungere oportet, si emplastrum canui-<text:line-break/>dum .eddere statuimus, Porro compositio; ejus his verbis<text:line-break/>ab ipsu </text:span><text:span text:style-name="T45">Andromacho</text:span><text:span text:style-name="T45">rtradita </text:span><text:span text:style-name="T45">esu<text:tab/></text:span><text:span text:style-name="T18">&lt;,.r<text:tab/></text:span><text:span text:style-name="T86">c</text:span><text:span text:style-name="T18">-, m</text:span></text:p>
      <text:p text:style-name="P16"><text:span text:style-name="T45">[Atiad </text:span><text:span text:style-name="T7">ex vino, Publii.^ 4</text:span><text:span text:style-name="T45"> Cadmiae sila </text:span><text:span text:style-name="T7">j</text:span><text:span text:style-name="T45"> § iiij, al-<text:line-break/>genti </text:span><text:span text:style-name="T45">spumae </text:span><text:span text:style-name="T45">lib. ij, cerussae lib. ij, vini Graeci sextarios ij,-<text:line-break/>rosacei lib. v,- cerae 'lib. iij, ova cruda numero xij, thuris<text:line-break/>B tres. Haec incoquito. Candidorum emplastrorum coquendi<text:line-break/>ratienes in.priori commentario percensui.,simulqne messio-<text:line-break/>dum non ecquendi modo, scd etlain eorum compositioni,<text:line-break/>ostendi. Et -fortasse mlul amplius ..ejusmodi emplastrorum<text:line-break/>doctrinae adjiciendum restat, sed qnia hiu liber nojansoluiu</text:span></text:p>
      <text:p text:style-name="P115"><text:span text:style-name="T45">de carnem generantibus emplastris, quae quidem </text:span><text:span text:style-name="T45">ut </text:span><text:span text:style-name="T45">pluri-<text:line-break/>inum viridia sunt, veneni</text:span><text:span text:style-name="T59">1</text:span><text:span text:style-name="T45"> etiam de-glutinanti itui et epulo-<text:line-break/>ticorum omnium' </text:span><text:span text:style-name="T7">ratione</text:span><text:span text:style-name="T45"> egit, quae </text:span><text:span text:style-name="T7">ulcera</text:span><text:span text:style-name="T45"> malignitate, </text:span><text:span text:style-name="T7">ca-<text:line-break/>rentia</text:span><text:span text:style-name="T45"> cicatrice obducunt, qininiamque melina ac gilva per-<text:line-break/></text:span><text:span text:style-name="T40">curri, </text:span><text:span text:style-name="T45">ideo candida quoque emplastra, quorum lu illo libfo<text:line-break/>mentionem nullam fecimus," in'hoc-producere nisum est.<text:line-break/>Gaetefump ut nihil praescutl- commentario defit, non pige-<text:line-break/>bit adjicere emplastra, quae ab-ipsis cephalica et catagma-<text:line-break/>sica, id est eapili fraeturisque medentia, nominantur et magna<text:line-break/>vulnera sinusque glutinant,-quum vero diluta fuerint, K-'<text:line-break/>immensis; excipiuntur al fiunt fa. eotica, -id est carnem pro-'<text:line-break/>gignentia, </text:span><text:span text:style-name="T45">-- ' i:-v<text:tab/></text:span><text:span text:style-name="T45">-• </text:span><text:span text:style-name="T45">m ni .d’’ </text:span><text:span text:style-name="T7">‘r L-t-su</text:span></text:p>
      <text:h text:style-name="P4" text:outline-level="2">Cap. XVI.</text:h>
      <text:p text:style-name="P9"><text:span text:style-name="T45">(De </text:span><text:span text:style-name="T7">emplastris ad sedaturas et caput<text:line-break/>idoneis su</text:span><text:span text:style-name="T45"> Qui plurimat -ac optima medicamenta prodiderunt,<text:line-break/>antea omnes nomiuatim altavimus;genus quoddam empla—<text:line-break/>sirorum cephalicum et- eatagmatieum vocant a calvariae<text:line-break/>fracturis potissimum nomen eis imponentes. </text:span><text:span text:style-name="T7">Sunt</text:span><text:span text:style-name="T45"> autem 'tav<text:line-break/>lia abstergendi-, digerendi efc siccandi potestate praenita’.</text:span></text:p>
      <text:p text:style-name="P12"><text:span text:style-name="T45">Plerique paululum ex astringentibus medicamentis eis aflmi-<text:line-break/>ftmerunt, idque duplicis usus </text:span><text:span text:style-name="T7">gratia;</text:span><text:span text:style-name="T45"> sicut diximus; nempe<text:line-break/>iit id, quod affectis partibus </text:span><text:span text:style-name="T45">influit, </text:span><text:span text:style-name="T45">repelleretur </text:span><text:span text:style-name="T33">Ά</text:span><text:span text:style-name="T22"> </text:span><text:span text:style-name="T45">abster-<text:line-break/>gentnim''facultatem'iu prosundum usque deduceret. Porfo<text:line-break/>domiimus nos antea, nisi astringentia elaliurentur iritsirsi,<text:line-break/>quoadusque' in </text:span><text:span text:style-name="T59">J</text:span><text:span text:style-name="T45">pulv-erem redigantur; noxam inagis quam<text:line-break/>‘pfaesidium esse dllattira fis, </text:span><text:span text:style-name="T45">quae </text:span><text:span text:style-name="T45">trahendi vim obtinens At<text:line-break/>bpfhne elaborari" bstfehdimus </text:span><text:span text:style-name="T45">ota, </text:span><text:span text:style-name="T45">si eA 'acet® acti laevia<text:line-break/>fiant. Itaque hdjusmodi medicamentorum feriem est iis, quae<text:line-break/>Asclepiades tradidit, jaiu auspicabimur.</text:span></text:p>
      <text:h text:style-name="P4" text:outline-level="2">Cap. XVII.</text:h>
      <text:p text:style-name="P9"><text:span text:style-name="T45">[ale </text:span><text:span text:style-name="T7">emplastris adfrisetiirns idditase ab-<text:line-break/>Asclepiade tr-adiiis?j</text:span><text:span text:style-name="T45"> Primutusin tertio exteriorum medi-<text:line-break/>camensorum his verbis praescripsit. </text:span><text:span text:style-name="T7">Nigrtiin 'drisidn, 'id esi<text:line-break/>optintum datagntuiicum.</text:span><text:span text:style-name="T45"> Hoc medicameuto usus sirm in fra-<text:line-break/></text:span><text:span text:style-name="T45">cturis </text:span><text:span text:style-name="T45">ossium multorum, ita ni eornm plura moverentur ao<text:line-break/>innatarent omnesqud hortafeutur lunatantla illa ossa alis<text:line-break/></text:span><text:span text:style-name="T45">ferri. </text:span><text:span text:style-name="T45">At hoc aristas id fecit, </text:span><text:span text:style-name="T45">quod </text:span><text:span text:style-name="T45">pluetvj.bmninin bpi-<text:line-break/></text:span><text:span text:style-name="T45">nlostein </text:span><text:span text:style-name="T45">est visum, nam fluitantia ef ab </text:span><text:span text:style-name="T7">aliis;</text:span><text:span text:style-name="T45"> ossibus separata</text:span></text:p>
      <text:p text:style-name="P12"><text:span text:style-name="T45">ita copulavit, ut aliis continuaverit. Haec recipit argenti<text:line-break/>fpumae, bituminis, singulorum drnihmas ducentas, picis<text:line-break/>aridae; cerae,. singulorum drachmas centum, resinae tere-<text:line-break/>biuthinae drachmas quinquaginta; aluminis scissilis, propo-<text:line-break/>leos, singulorum drachmas triginta, guttae ammoniaci drach-<text:line-break/>mas vigintiquatuor,, aeruginis drachmas decem, olei sexta-<text:line-break/>rios quatuor, praeparato, ut praedictum est. Alia praeposito<text:line-break/>generi similia iu eodem libro Asclepiades conscripsit in haec<text:line-break/>verba. Aiiud </text:span><text:span text:style-name="T7">Pythionis .ad fracturas, quo Helenus usus ,<text:line-break/>esi. Valet, etiam ad vulnera ex ictu.</text:span><text:span text:style-name="T7">. </text:span><text:span text:style-name="T7">Quurn exhibebis,<text:line-break/>spongia -oalida rruidestacta-splenium -relaxare oportet, nam<text:line-break/>medicamentum valide .glutinat. Rene facit idem ad strwrnas<text:line-break/>et fistulas. In sinibus autem et fistulis splenium excindere<text:line-break/>convenit, hoc esi in ot isicio, • ut humor, qui excernitur, lo-<text:line-break/>cum habeat, item simul ~um medicamento lavandum, esu<text:line-break/>Praeparatur hoc pacto.</text:span><text:span text:style-name="T7">. </text:span><text:span text:style-name="T7">4.</text:span><text:span text:style-name="T45"> Bituminis Judaici lilu V, uncias<text:line-break/>quatuor,- picis brutiae siccae nares portiones, resinae frictae<text:line-break/>lib. viij, cerae libi iv,’ thuris libras iv, squamae rubrae li-</text:span></text:p>
      <text:p text:style-name="P12"><text:span text:style-name="T45">bram unam </text:span><text:span text:style-name="T22">§ </text:span><text:span text:style-name="T7">iv,</text:span><text:span text:style-name="T45"> olei per </text:span><text:span text:style-name="T45">aestatem </text:span><text:span text:style-name="T45">libram </text:span><text:span text:style-name="T45">unam, </text:span><text:span text:style-name="T45">hieme li-<text:line-break/>bram j </text:span><text:span text:style-name="T22">β, </text:span><text:span text:style-name="T45">aceti heminam </text:span><text:span text:style-name="T45">unam. </text:span><text:span text:style-name="T45">'Quae </text:span><text:span text:style-name="T45">liquari </text:span><text:span text:style-name="T45">possunt, lique-<text:line-break/>facito</text:span><text:span text:style-name="T45">, </text:span><text:span text:style-name="T45">thus et: squamam </text:span><text:span text:style-name="T45">ex aceto </text:span><text:span text:style-name="T45">trita </text:span><text:span text:style-name="T45">reliquis admisceto,<text:line-break/></text:span><text:span text:style-name="T45">attendens ne ebulliant, </text:span><text:span text:style-name="T45">movensque </text:span><text:span text:style-name="T45">in mortarium demittito<text:line-break/>contusa ;t fubacta excipito </text:span><text:span text:style-name="T45">ac </text:span><text:span text:style-name="T45">utitor. In esto exemplari'<text:line-break/>squamae rubrae pondo libram </text:span><text:span text:style-name="T45">dimidiam </text:span><text:span text:style-name="T45">sssendi. Liquet an-<text:line-break/>cem efficacius esse, quod copiosiorem quamam receperit.<text:line-break/></text:span><text:span text:style-name="T7">Moschionis medicumetum ad fracturas, recentia vAnera<text:line-break/>et nervos praecisus confectum, </text:span><text:span text:style-name="T7">item </text:span><text:span text:style-name="T7">ad </text:span><text:span text:style-name="T7">divisa </text:span><text:span text:style-name="T7">cu</text:span><text:span text:style-name="T80">lu</text:span><text:span text:style-name="T7"> contu-<text:line-break/>sa»™?.- Benefacit etiam fracturis piem vulnere, etenim vuL<text:line-break/>net ibus succurrit et ostsu </text:span><text:span text:style-name="T7">cum </text:span><text:span text:style-name="T7">deligatura convenienti im-<text:line-break/>positum ad callum perducit, Nec minus incipientibus hy-<text:line-break/>dropicis et testium contusionibus prodesi, eminentias etrcsi<text:line-break/>inum reprimit </text:span><text:span text:style-name="T80">t</text:span><text:span text:style-name="T7"> et rhagadas lutyrc dilutam sanat et fau.<text:line-break/>fisum tumores,,. quos seraeci bronchvcelas appellant. Dis-<text:line-break/>solvit omnem duriosam. Insuper valet ad laxatum et pep-<text:line-break/>^persium articulatnertturn,Atidem ud cnllosas </text:span><text:span text:style-name="T80">3XCb</text:span><text:span text:style-name="T7">stsus su</text:span></text:p>
      <text:p text:style-name="P16"><text:span text:style-name="T7">nanibus pedibus que qum clavos </text:span><text:span text:style-name="T7">ippeUurnus, </text:span><text:span text:style-name="T7">ita </text:span><text:span text:style-name="T7">valet, </text:span><text:span text:style-name="T7">ut</text:span></text:p>
      <text:p text:style-name="P12"><text:span text:style-name="T7">sine exulceratione muscrat* In sermrna </text:span><text:span text:style-name="T7">medicamentum esi<text:line-break/></text:span><text:span text:style-name="T7">longe utilisilinum,</text:span><text:span text:style-name="T45"> facit et ad </text:span><text:span text:style-name="T7">incipientes hydropan. Hoo<text:line-break/>mbdd donsidtur. if</text:span><text:span text:style-name="T45"> Lithargyri insuam j, .niirfa vero in hoc<text:line-break/>medicamento habet druch. clx, picis liquidae </text:span><text:span text:style-name="T7">3</text:span><text:span text:style-name="T45"> clx; sevi tle<text:line-break/>tulrni dia»b. elxy resinae leresiluthiirie draeb. lxxai; mannae<text:line-break/>thuris drach. lxxx, cerae' drachi quadraginta, aeruginis<text:line-break/>diach. </text:span><text:span text:style-name="T45">»cto </text:span><text:span text:style-name="T7">g</text:span><text:span text:style-name="T45"> epopanulSs; diaclu dcto§ galbani drach. Octe,<text:line-break/>'olei ciciniheminam j, aceti tantundem," liquoris sycamini<text:line-break/>liemisiam unam, pieis liquidae heminae dimidium. Argenti<text:line-break/>fpuma laevissima et eidinum oleum, m alis fictile aereutuve<text:line-break/>injecta et super igneni posita incoquuntur, posteaquam ebul-<text:line-break/>lierint, fevdm et manna thuris adduntur mov.enturque cdn-<text:line-break/>«nile, quem coiverjiiiij pix, cera, restita admiscentur, et to-<text:line-break/>ctis quoadusque </text:span><text:span text:style-name="T7">ridn</text:span><text:span text:style-name="T45"> polluant, galbanum aspergitur, deinde<text:line-break/>alrago et opopanait ex </text:span><text:span text:style-name="T45">aceto </text:span><text:span text:style-name="T45">resoluta. Liquor </text:span><text:span text:style-name="T45">vero </text:span><text:span text:style-name="T7">fyco-<text:line-break/>morilet</text:span><text:span text:style-name="T45"> pix liqdida </text:span><text:span text:style-name="T7">in</text:span><text:span text:style-name="T45"> alterum vas transfusa coquuntur,<text:line-break/>•ubi coiverint, priori medicamento admiscentur; trursusque<text:line-break/>supra </text:span><text:span text:style-name="T45">'</text:span><text:span text:style-name="T45">ignem posita usque dum non inquinent coquuntur,</text:span></text:p>
      <text:p text:style-name="P12"><text:span text:style-name="T45">et in vinum de merta relinquuntur triduum, </text:span><text:span text:style-name="T45">lude </text:span><text:span text:style-name="T45">subactis<text:line-break/>utinWti, lu linteolum illinentes. Oportet autem in medi-<text:line-break/>Amenti impositione vittam inspersam vino exprimere </text:span><text:span text:style-name="T45">et<text:line-break/></text:span><text:span text:style-name="T45">tunc meuicarnento circumdare. Quemadmodum vero Lucius<text:line-break/>praeceptor toste. praeparavit, ita habet</text:span><text:span text:style-name="T45">, </text:span><text:span text:style-name="T45">'adeps </text:span><text:span text:style-name="T45">et </text:span><text:span text:style-name="T45">ulenm<text:line-break/>prsiialllanantur, ubi</text:span><text:span text:style-name="T59">l</text:span><text:span text:style-name="T45">'dissoiuta fueiiut, manna thuris laevis-<text:line-break/>sima et argenti spuma inspergitur, his in unum coactis </text:span><text:span text:style-name="T45">se-<text:line-break/></text:span><text:span text:style-name="T45">sinentia facimus. AtquoiUm lu hoc medicamento- tum ineo,<text:line-break/>quod proxime subscribitur, minam denariis centum sc/.r<text:line-break/>aginsaAalere ait.. Unde clarum est Alexandriae mistam ipsum<text:line-break/>intelligese, quae uncias, viginti pendet </text:span><text:span text:style-name="T45">et </text:span><text:span text:style-name="T45">singulae </text:span><text:span text:style-name="T7">unciae<text:line-break/></text:span><text:span text:style-name="T45">draclliviij habensc. sic enim </text:span><text:span text:style-name="T45">accidat </text:span><text:span text:style-name="T45">rniuam drach. clx con-,<text:line-break/>linere. </text:span><text:span text:style-name="T7">Aliud Clctndii </text:span><text:span text:style-name="T7">Philoxerd apAum,</text:span><text:span text:style-name="T45"> </text:span><text:span text:style-name="T45">id </text:span><text:span text:style-name="T45">est </text:span><text:span text:style-name="T45">hiulcis </text:span><text:span text:style-name="T74">c</text:span><text:span text:style-name="T45">ouo<text:line-break/>venStns, </text:span><text:span text:style-name="T7">inscriptum 'ad </text:span><text:span text:style-name="T7">cruenta</text:span></text:p>
      <text:p text:style-name="P13"><text:span text:style-name="T7">cid"praedicta ditid</text:span><text:span text:style-name="T45"> 4 Argenti spumae miriam unam; itee<text:line-break/>est drach. clx, sevi vitulini </text:span><text:span text:style-name="T45">drach. </text:span><text:span text:style-name="T45">clx, thuris draclu lwxi<text:line-break/>upopanacis, resinae terebinthinae singuli 3 lixx, cerae </text:span><text:span text:style-name="T7">3</text:span><text:span text:style-name="T45"> xl,<text:line-break/>aeruginis, aluminis' scissilis,-chrysucollae; galbani, singulos-</text:span></text:p>
      <text:p text:style-name="P12"><text:span text:style-name="T45">rum </text:span><text:span text:style-name="T7">3</text:span><text:span text:style-name="T45"> xij, olei ciclui hetniiam unam, aceti quantum sit<text:line-break/>satis, postremum thus et aeruginem et opopanacem et alu-<text:line-break/>meii et chrysocollam et id </text:span><text:span text:style-name="T45">genus </text:span><text:span text:style-name="T45">reliqua prius aceto disso-<text:line-break/>lutu et sedulo laeuigata rnjicito. In asse scriptura sic habet,<text:line-break/></text:span><text:span text:style-name="T40">4 </text:span><text:span text:style-name="T45">lithargyri </text:span><text:span text:style-name="T7">3</text:span><text:span text:style-name="T45"> clx, picis 3 clx, seni vitulini J </text:span><text:span text:style-name="T59">c</text:span><text:span text:style-name="T45">su&gt; resinae<text:line-break/>terebinthinae </text:span><text:span text:style-name="T7">3 lxxx, mannae thuris 3 lxxx,</text:span><text:span text:style-name="T45"> cerae 5 xl,<text:line-break/>opopanacis, aeruginis rasae utriusque </text:span><text:span text:style-name="T7">3</text:span><text:span text:style-name="T45"> xvj, chrysocollae,<text:line-break/>aluminis scissilis utriusque 3 xij, guttae ammoniaci 5 vj,<text:line-break/>ciceos heminam j, aceti tantundem, ut catagmatica imponito.<text:line-break/></text:span><text:span text:style-name="T7">(tenamhe oatagmitJ mm, accommodatum medicamentum &gt;<text:line-break/>facit ad praedictas affectiones.</text:span><text:span text:style-name="T45"> 4 Argenti spumae 3 clx,<text:line-break/>picis vluariae3 clx, hanc ex Halicis doliis defluentem ca-<text:line-break/>pimus, resinae terebinthinae 3 lxxx, thuris 5 lxxx, suxi vi-<text:line-break/>tulini elaborati </text:span><text:span text:style-name="T7">3</text:span><text:span text:style-name="T45"> ixxx, medullae cerrinae elaboratae draclu<text:line-break/>lxxx, cerae </text:span><text:span text:style-name="T40">3 ni» </text:span><text:span text:style-name="T45">oenanthae siccae, fymphyti radicis, cen-<text:line-break/>taurii comae singulorum lib. j, aeruginis rasae, opopana-<text:line-break/>cis singulorum 3 viij, papaveris fucci, myrrhae, aloes, gal-</text:span></text:p>
      <text:p text:style-name="P116"><text:span text:style-name="T45">bani singulorum J viij, aceti heminas tres; olei cicini he-<text:line-break/>minam j;.-fymphytou, oenanthen, centaurium, non rninu-<text:line-break/>tim' contusa ac </text:span><text:span text:style-name="T45">i </text:span><text:span text:style-name="T45">in acetum injecta </text:span><text:span text:style-name="T45">ad </text:span><text:span text:style-name="T45">tertias coquimus et<text:line-break/>humore expresso, ad anedicamenti </text:span><text:span text:style-name="T45">confecturam </text:span><text:span text:style-name="T45">utimur. Pro-<text:line-break/>dest medicamentum aliam podagricis. Alibi sic scriptum est,<text:line-break/></text:span><text:span text:style-name="T33">Ά</text:span><text:span text:style-name="T22"> </text:span><text:span text:style-name="T45">urgenti spumae,;picis vinariae, singulorum </text:span><text:span text:style-name="T7">3</text:span><text:span text:style-name="T45"> clx, medus-<text:line-break/>lae .cervinae, resinae-.terebinthinae,-sevi vitulini, thuris,<text:line-break/>fymphyti </text:span><text:span text:style-name="T45">radicis, </text:span><text:span text:style-name="T45">succi sycamini singulorum drach. octo-<text:line-break/>ginta, oenanthes aridae; certaurii singulorum lib.-j, cerae<text:line-break/>drach. psadraginta, aeruginis, opopanacis, styracis, papave-<text:line-break/>risisucci, mandragorae succi, myrrhae, aloes,- galbani, chry-<text:line-break/>socollae, aluminis scissilis, singulorum drach. </text:span><text:span text:style-name="T45">xij, aceti </text:span><text:span text:style-name="T45">sex<text:line-break/>tarios tres, olei ricini libram unam.' Praeparato quemad-<text:line-break/></text:span><text:span text:style-name="T45">modum </text:span><text:span text:style-name="T45">praediximus et in vinum Italicum demergito, ut lu<text:line-break/></text:span><text:span text:style-name="T45">catagmatico </text:span><text:span text:style-name="T45">Mosuhionis fecimus. </text:span><text:span text:style-name="T45">'<text:tab/>--<text:tab/></text:span><text:span text:style-name="T45">. </text:span><text:span text:style-name="T45">-</text:span><text:span text:style-name="T59">r</text:span><text:span text:style-name="T45">b </text:span><text:span text:style-name="T74">z</text:span></text:p>
      <text:h text:style-name="P4" text:outline-level="2">Cap. XVlll.</text:h>
      <text:p text:style-name="P10"><text:span text:style-name="T7">[si&gt;aemplastris, quae proprie cephalica<text:line-break/>tondnanturij</text:span><text:span text:style-name="T45"> Canitis fracturarum, quae ad ecassae membra-</text:span><text:span text:style-name="T59">1<text:line-break/></text:span><text:span text:style-name="T45">nec </text:span><text:span text:style-name="T45">duplicaturum usque pervenere, emplastra cephalica dici</text:span></text:p>
      <text:p text:style-name="P12"/>
      <text:p text:style-name="P13"><text:span text:style-name="T45">cc.nsueverunt.i.Enrtmr’ virtus est ut ossium squamas sursum<text:line-break/>uttnahant ae lu pristinum locum revocent et -fragmenta tum<text:line-break/>in ecnite. tnmrfeir aliis corporis ossibus educant. Nonnulli<text:line-break/>communi genere; haec ellam yoeanfe dStegmatiea,proprie Verb<text:line-break/>nuncupatis.,fontiora spnt; Siquidem talagrtusicaabreia dicta<text:line-break/>purgandi liceandique' facultatem habent,'</text:span><text:span text:style-name="T45">haec </text:span><text:span text:style-name="T45">autem acri<text:line-break/>nmniam etiam quandam sortita simsp ut ex’ alto </text:span><text:span text:style-name="T7">in super-,<text:line-break/></text:span><text:span text:style-name="T45">ficiem extimamno.n essa’ mode, sed his multo magis.qtnig<text:line-break/>que humorem;-,erassum- aliquem </text:span><text:span text:style-name="T7">M</text:span><text:span text:style-name="T45">viscosum vel omnino.:deb<text:line-break/>pravatumattrahant. Memluit hujusmodi emplastrorum Asclo-<text:line-break/>piades.m tertio .libretde exteriorum medicamentis, quae sane<text:line-break/>im quarto huius operis libro tractamus; Quoniam vero ad<text:line-break/>cacoethe: uloera , er chirdmal quaedam cipsiiruur convenire<text:line-break/>dixit, tum quod ad Deileontem-' autorem. refert oephalia<text:line-break/>cum. tuin, lioc sequens-, ex nigro viride cephalicum,- tnin post<text:line-break/>haec, Philotae cephalicum, tiunaleinde istic, quod etr ipsum<text:line-break/>cephalicum appellat,;aliaque;nonnullae hujusmodi, </text:span><text:span text:style-name="T7">hnjus ge-</text:span></text:p>
      <text:p text:style-name="P117"><text:span text:style-name="T45">neris esse putandum est. </text:span><text:span text:style-name="T45">Ideo</text:span><text:span text:style-name="T45">nundquoqueefpsa nonappoa<text:line-break/>fui, </text:span><text:span text:style-name="T45">sed </text:span><text:span text:style-name="T45">ad eatagmatiea et </text:span><text:span text:style-name="T45">cephalica </text:span><text:span text:style-name="T45">'ab aliis; medicis memo-<text:line-break/>riae mandata transgiediar, ubi generalem utriusque polen-<text:line-break/>tiam exposuerim Quae vero etlantea et in hoc libro pro-<text:line-break/>tulimus etsin’opere de .simplicium-medicamentorum facul-<text:line-break/>tale, lu-inemoriam reducentes, cognoscere vos expedit, </text:span><text:span text:style-name="T7">ce-<text:line-break/>phalica</text:span><text:span text:style-name="T45"> calagmaticis esse valentiora eoque cnm </text:span><text:span text:style-name="T45">cerato </text:span><text:span text:style-name="T45">car-<text:line-break/>nem producere natura, funt apta; .Quapropter' et sarcoticis<text:line-break/>alio quodam modo genere similia sunt. Nam.ubi<text:tab/>cerato</text:span></text:p>
      <text:p text:style-name="P176"><text:span text:style-name="T45">vim iemiscrint, sarcotica. fiunt, quac linamentis ’ exripitfn-<text:line-break/>turi adjectui videlicet inter dum-oleo, aliae rosaceo, nonnun-<text:line-break/>quam aliio quodam hujusmodi.</text:span></text:p>
      <text:h text:style-name="Heading_20_2" text:outline-level="2"><text:span text:style-name="T116">Ca</text:span>p. X<text:span text:style-name="T116">I</text:span>X.</text:h>
      <text:p text:style-name="P176"><text:span text:style-name="T45">(TDe </text:span><text:span text:style-name="T7">suibus Harae catagmaticsts gt'ree~<text:line-break/></text:span><text:span text:style-name="T7">phalicid </text:span><text:span text:style-name="T7">serspscritij.</text:span><text:span text:style-name="T45"> Primum-fd genus emplastrorum isin<text:line-break/>vocatum Heras scripsit, medinimentum ad satis mt/ltaido-<text:line-break/>neum, deinde'</text:span><text:span text:style-name="T45">ectnidi </text:span><text:span text:style-name="T45">ex herbis </text:span><text:span text:style-name="T45">f</text:span><text:span text:style-name="T45">appellant, quod et.rpsirm<text:line-break/></text:span><text:span text:style-name="T45">multiplicis </text:span><text:span text:style-name="T45">esse rusus attestatur’idalnernpe'quod cephalicum<text:line-break/></text:span><text:span text:style-name="T45">eyistat. </text:span><text:span text:style-name="T45">Quim et quod consectum ex scilla, scriptum </text:span><text:span text:style-name="T22">-3θιΰ-</text:span></text:p>
      <text:p text:style-name="P12"><text:span text:style-name="T45">ceps .est, quum </text:span><text:span text:style-name="T45">multi satis nsus medicamentum sxistat, idem<text:line-break/></text:span><text:span text:style-name="T45">pollicetur. Insuper post haec </text:span><text:span text:style-name="T45">omnia </text:span><text:span text:style-name="T45">aliud emplastrum ma -<text:line-break/>nifesto his, verbis exposuit. </text:span><text:span text:style-name="T7">Aliud </text:span><text:span text:style-name="T7">nephalitrum, </text:span><text:span text:style-name="T7">Ad </text:span><text:span text:style-name="T7">capitis<text:line-break/>fracturas sacit, ojja facile </text:span><text:span text:style-name="T7">reducit </text:span><text:span text:style-name="T7">et scpuarnas separat<text:line-break/>reliquaque omnia sacit, quaa et ante ipjum pastillus. '4<text:line-break/></text:span><text:span text:style-name="T45">Squamae -aeris rubri draclu xxv, aluminis, draclu xx, </text:span><text:span text:style-name="T45">aris<text:line-break/></text:span><text:span text:style-name="T45">stolochiae dactylitidis draclu xx,; guttae ammoniaci drach;<text:line-break/>xxv, thuris draclu xxv, myrrhae drach. xij,, levi taurini<text:line-break/></text:span><text:span text:style-name="T45">lib. </text:span><text:span text:style-name="T45">iv, .erae lib. iv, terebinthinae </text:span><text:span text:style-name="T45">lilu </text:span><text:span text:style-name="T45">quatuor,</text:span><text:span text:style-name="T45">. </text:span><text:span text:style-name="T45">pityinae </text:span><text:span text:style-name="T45">sic-<text:line-break/></text:span><text:span text:style-name="T45">cae lib. iv, olei heminam unam, aceti quantum sutis </text:span><text:span text:style-name="T45">est;<text:line-break/></text:span><text:span text:style-name="T45">sicca ad laevorem terito, quot sufficiat diebus’ sub aestu ca-<text:line-break/>niculae, ammouiacum madefactum prius </text:span><text:span text:style-name="T7">aceto,</text:span><text:span text:style-name="T45"> infundito,<text:line-break/>demum quae liquari possunt </text:span><text:span text:style-name="T45">rasa, </text:span><text:span text:style-name="T45">ac lu unum coactis </text:span><text:span text:style-name="T45">uti-<text:line-break/></text:span><text:span text:style-name="T45">tor, lu quibusdam exemplaribus adscriptum estj olei </text:span><text:span text:style-name="T45">veteris.<text:line-break/>At </text:span><text:span text:style-name="T45">qurm hoc ipsum emplastrum dixerit efficere, </text:span><text:span text:style-name="T45">quae et<text:line-break/>ante </text:span><text:span text:style-name="T45">ipsum pastillus, visum mihi est illius-quoque </text:span><text:span text:style-name="T45">compo-<text:line-break/>sitionem </text:span><text:span text:style-name="T45">subscribere, quae fecundum Herae ipsius, verba </text:span><text:span text:style-name="T45">ita<text:line-break/>habet. </text:span><text:span text:style-name="T7">Pastillus capkdlious triplici mixtura constans. </text:span><text:span text:style-name="T7">Facit</text:span></text:p>
      <text:p text:style-name="P12"><text:span text:style-name="T45">ad </text:span><text:span text:style-name="T7">capitia scaoturas, item ad phymata, fistulae, podagras,<text:line-break/>cattos, coxendices.</text:span><text:span text:style-name="T45"> 4 7 errae erythriatlis minas'duas,' alii<text:line-break/>duodecim, squamae aeris rubri minas quatuor, icbthyocol-<text:line-break/>lae Ponticae minas iv, in libris autem Herae reperitur mina<text:line-break/>una. Erythrias et squama seorsum teruntur', deinde simul<text:line-break/>acetum acre affunditur, ut mellis crassitudinem habeant, et<text:line-break/>laevigantur, resiccatis acetum rursus -admovetur, hoc fit die-<text:line-break/>bus viginti sub caniculae aestibus, post icbthyocolla ex aceti<text:line-break/>hemina confringitur et lento' igne liquatur, mox terra<text:line-break/>squamaque additur,, quae, in vas aeris rubri conjecta, soli<text:line-break/>octo diebus exponuntur, bis quotidie moventur donec co-<text:line-break/>iverint, post haec exempta paulatim in mortario conternn-<text:line-break/>tur aceto affuso,- usquedum constiterint, inde pastilli fingun-<text:line-break/>tur eb collyria tum longitudine tum crassitis: inaequalia et<text:line-break/>refrigerata reponuntur. In usu </text:span><text:span text:style-name="T45">ad </text:span><text:span text:style-name="T45">unam medicamenti par-<text:line-break/>tem ex aceto laevissimam factam- tres cerati rosacei portio-<text:line-break/>nes admulceto; utitor platysmate primum, mox splenio, lu<text:line-break/>capitis fractura desuper laris succidis ex aceto adjectis.</text:span></text:p>
      <text:p text:style-name="P17"><text:span text:style-name="T45">Porro collyrio fistulis imposito, splenium ex lioc. cum,</text:span><text:span text:style-name="T45">ce-<text:line-break/></text:span><text:span text:style-name="T45">rato superdandum est. </text:span><text:span text:style-name="T45">Aiiud </text:span><text:span text:style-name="T7">ejusdem ad v</text:span><text:span text:style-name="T45">luita </text:span><text:span text:style-name="T7">valens.<text:line-break/></text:span><text:span text:style-name="T45">Scripsit aliud quoque multiplicis .usas emplastrum </text:span><text:span text:style-name="T45">ad </text:span><text:span text:style-name="T45">fra-<text:line-break/>ctnras quoque conveniens, de quo sic ad verbum inquit.<text:line-break/></text:span><text:span text:style-name="T7">Emplastrum ad fracturas artuum cum vulnere </text:span><text:span text:style-name="T7">et </text:span><text:span text:style-name="T7">sine<text:line-break/>vulnere, item ad male euratia et sinius.. 4</text:span><text:span text:style-name="T45"> Picis aridae<text:line-break/>minam unam, argenti </text:span><text:span text:style-name="T45">spumae </text:span><text:span text:style-name="T45">minam j, </text:span><text:span text:style-name="T7">mannae</text:span><text:span text:style-name="T45"> </text:span><text:span text:style-name="T45">minae </text:span><text:span text:style-name="T45">di-<text:line-break/>minium,; se vi vitulini minam unam, 'cerae tyrrhenicae rni-<text:line-break/>nas quatuor, opopanacis drach. viij; aeruginis rasae minas<text:line-break/>sedecii.i, aeris cyprii decimam sextam minae portionem,<text:line-break/>galbani drach. unam, terebinthinae minae dimidium, ricini<text:line-break/>vel olei veteris heminam unam, aceti heminae dimidium<text:line-break/>et obol. iij. argenti spumam, oleum et sevum, lento igne<text:line-break/>incoquito, urbi colorem mutaverint, picem, resinam, galba-<text:line-break/>num adjicito, postea coquito, </text:span><text:span text:style-name="T45">donec </text:span><text:span text:style-name="T45">coeant, et .tunc sub-<text:line-break/>tracto igne linens paululum refrigerari, mannam,'rnox.opo-<text:line-break/></text:span><text:span text:style-name="T45">, </text:span><text:span text:style-name="T45">panacem et aeruginem ex aceto' tritam, in ollam fundito,<text:line-break/>ac ubi tantillum incoxeris, dum bene habeat tollito. Uti-</text:span></text:p>
      <text:p text:style-name="P12"><text:span text:style-name="T45">mur facultate frigidam affundentes aestate, hieme gelu adi-<text:line-break/>rnentes. Caelerum ubi medicamentum-tenerius facere ani-<text:line-break/>mus est vel ut os . maturius abscedat, medulla cerni ipsum<text:line-break/>diluimus. Jam vero in'sioc medicamento Heras minam fe-<text:line-break/>decim unciarum esse velle plane ostenditur, alias enim de-<text:line-break/>cimam fexta.n minae partem non scripsisset. Aiiud. Huic<text:line-break/>deinceps aliud ad eadem hisce verbis Heras' subdidit. </text:span><text:span text:style-name="T7">Em-<text:line-break/>plastrum phlegmonas arcens. Ad puncturas nervorum ao<text:line-break/>fracturas. Hoc frequenter et ad articulos luxatos ipsa<text:line-break/>die nsi sumus, tum in f acturis, item in contdrsione - tali<text:line-break/>vel genu. Discutit humores incoctos circa genua summe<text:line-break/>sc attollentes, praesertim si partes ajscctae duobus vel<text:line-break/></text:span><text:span text:style-name="T45">tribus diebus </text:span><text:span text:style-name="T7">ante, ervi farina oxymelite madefacta illita<text:line-break/>sunt. Summaiim ad amnem convulsionem et</text:span><text:span text:style-name="T45"> rupturam </text:span><text:span text:style-name="T7">va -<text:line-break/>let, nam mirifice phiegmonsm</text:span><text:span text:style-name="T45"> arcet.'-4 Argenti spumae<text:line-break/>drach. -xxv, bituminis aridi, draclu centum, picis aridae<text:line-break/>drach. quinquaginta, cerae drach. quinquaginta,' resinae pi-<text:line-break/>tyinae drach. xxv, guttae ammoniaci drach. quindecim, alu-</text:span></text:p>
      <text:p text:style-name="P12"><text:span text:style-name="T45">minis fissilis draclt. xv, aeruginis drach. xv, propoleos drach.<text:line-break/>xv, olei veteris lib. iij. Argenti spuma cnm- oleo coquitur,<text:line-break/>et ubi confluere coeperint, bitumem adjicitur, usque dmn<text:line-break/>ptobe liquefactum' fuerit, incoquitur, liquatur enim pede-<text:line-break/>tentim, </text:span><text:span text:style-name="T45">dein </text:span><text:span text:style-name="T45">pix, postea resina, </text:span><text:span text:style-name="T45">cera, </text:span><text:span text:style-name="T45">ainmcniacum, propo-<text:line-break/>lis adduntur, singula autem </text:span><text:span text:style-name="T45">adhibe </text:span><text:span text:style-name="T45">contorquendo ignemque<text:line-break/>inbtrahendo, quibus sic spissatis, ut non amplius inquinent;<text:line-break/>aeruginem ac' scissile alumen adjungito, tum fervore re-<text:line-break/>misso, isi ollam, in qua frigida sit, transfundito. Hoc post-.<text:line-break/>quam fractura, reliqua callum cepit frustulis pluribus tinia-<text:line-break/>tantihus, usi furnus, idque paucis diebus eo rem perduxit,<text:line-break/>ut callus etiaiudum frustula comprehenderet. Valde est in<text:line-break/>mullis usui. Inde aliud quoque deinceps ejusdem generis<text:line-break/>cum praedictis emplastris in hunc modum Heras recensuit.<text:line-break/></text:span><text:span text:style-name="T7">Emplastrum ad scactwrda et -ad hydropicos.</text:span><text:span text:style-name="T45"> Picis ari-<text:line-break/>dae minam j, picis liquidae heminae dituidium,.liquoris sy-<text:line-break/>comori heminam j, argenti spumae minam j, thuris minant J,<text:line-break/>galbani J viij, terebinthinae minae dimidium, adipis vitile</text:span></text:p>
      <text:p text:style-name="P118"><text:span text:style-name="T45">lini minam- </text:span><text:span text:style-name="T7">j,</text:span><text:span text:style-name="T45"> cferaes niinarn‘j;- opbpauabis </text:span><text:span text:style-name="T7">3</text:span><text:span text:style-name="T45">-iiijj, aeruginis,<text:line-break/>alsae </text:span><text:span text:style-name="T45">J </text:span><text:span text:style-name="T45">viij; :jeiciniinon&gt; ad altura ti hentluas iv,' msiefiriaeris<text:line-break/>sicrninam jy'argeutr spuma et thus .cum ricino . ef ssevo le-<text:line-break/>niter incoquuntur, deinde pix adjicitur; cera, resina; gala<text:line-break/>banum purgatum, et'.paufeo 'aceto dilutum, reliqui aceti ter-<text:line-break/>lia pars aer ugini, duae opopanaci admiscentur et haec ini,<text:line-break/>mittuntur. Id </text:span><text:span text:style-name="T45">alis </text:span><text:span text:style-name="T45">autem ollula .picis, liquidae sycomori<text:line-break/>et ricini liquoris </text:span><text:span text:style-name="T59">:</text:span><text:span text:style-name="T45"> pars octava, ne aerugo densetur, deinde<text:line-break/>mediocriter coquuntur, ut unitas fini, quum bene.unita vi-<text:line-break/>flebuntur, in vluo reponitur medicamentum. Hoc. mullis<text:line-break/>hydropicis succinximus, injicientes ipsum ac morosc minus<text:line-break/>victu regentes folumquo, ut bene concoquerent, providen-<text:line-break/>tes. Quum vexo profecisse sc multum aegri sentiunt, de,<text:line-break/>frendimus ad emplastrum </text:span><text:span text:style-name="T45">ei'</text:span><text:span text:style-name="T45">Subjectum , quod , ex salibus<text:line-break/>dicitur. </text:span><text:span text:style-name="T45">.<text:tab/></text:span><text:span text:style-name="T45">. </text:span><text:span text:style-name="T45">‘X; ?<text:tab/>.:.o.,-r</text:span></text:p>
      <text:h text:style-name="P4" text:outline-level="2">Cap. XX.</text:h>
      <text:p text:style-name="P9"><text:span text:style-name="T45">[ </text:span><text:span text:style-name="T7">Cntagmaiidum Andromadhi</text:span><text:span text:style-name="T45"> ] /Primum ca-<text:line-break/>tagmaticum Andromaelius ita scripsit. |- Catagmntfcuvj. qsic<text:line-break/></text:span><text:span text:style-name="T7">doptinue utor.</text:span><text:span text:style-name="T45"> 4. Argenti spumae minam j, picis ninamj</text:span></text:p>
      <text:p text:style-name="P12"><text:span text:style-name="T7">£&gt;5o</text:span></text:p>
      <text:p text:style-name="P13"><text:span text:style-name="T45">cerae </text:span><text:span text:style-name="T45">minam </text:span><text:span text:style-name="T45">j, </text:span><text:span text:style-name="T45">levi </text:span><text:span text:style-name="T45">taurini minam j, thuris </text:span><text:span text:style-name="T45">minam </text:span><text:span text:style-name="T45">j, pia'<text:line-break/>cis liquidae heminae dimidium, liqiwris sycaminilieminam j,<text:line-break/>terebinthinae minam </text:span><text:span text:style-name="T7">j,</text:span><text:span text:style-name="T45"> </text:span><text:span text:style-name="T45">opopanacis </text:span><text:span text:style-name="T7">3</text:span><text:span text:style-name="T45"> </text:span><text:span text:style-name="T45">octo,. </text:span><text:span text:style-name="T45">galbani </text:span><text:span text:style-name="T7">3</text:span><text:span text:style-name="T45"> octo,<text:line-break/>aeruginis 3 octo, ricini heminam j. Nonnulli etiam butyri<text:line-break/>minam j, addunt, guttae </text:span><text:span text:style-name="T45">ammoniaci </text:span><text:span text:style-name="T45">5 xxv, ex vino-austero •<text:line-break/>diluitur. Mox post hoc aliud hac </text:span><text:span text:style-name="T45">sententia </text:span><text:span text:style-name="T45">scribit. •• </text:span><text:span text:style-name="T7">Aliud<text:line-break/>ca!agmalicum. </text:span><text:span text:style-name="T7">4</text:span><text:span text:style-name="T45"> </text:span><text:span text:style-name="T45">Argenti spumae minam j, </text:span><text:span text:style-name="T45">cerae </text:span><text:span text:style-name="T45">minae<text:line-break/></text:span><text:span text:style-name="T22">β,- </text:span><text:span text:style-name="T45">alii partem iv, picis minam </text:span><text:span text:style-name="T45">j, </text:span><text:span text:style-name="T45">terebinthinae, minae </text:span><text:span text:style-name="T22">β,<text:line-break/></text:span><text:span text:style-name="T45">sevi- vitulini minam j, opopanacis drach. viij, aeruginis<text:line-break/></text:span><text:span text:style-name="T40">3 </text:span><text:span text:style-name="T45">octo, galbani 3 octo, alii sex, ricini heminam </text:span><text:span text:style-name="T7">j, aceti<text:line-break/>tantundem- Gallus</text:span><text:span text:style-name="T45"> injecit'scissilis draclu xij, chrysocollae<text:line-break/></text:span><text:span text:style-name="T7">3</text:span><text:span text:style-name="T45"> xij.. Aliud superioribus catagmaticum hoc-modo Andro-<text:line-break/>machus subnectit. </text:span><text:span text:style-name="T7">Nigrum ‘catagmaticum.</text:span><text:span text:style-name="T45"> 4 Argenti fpu-<text:line-break/>mae 5 </text:span><text:span text:style-name="T7">ee,</text:span><text:span text:style-name="T45"> bituminis 3 co, picis drach, </text:span><text:span text:style-name="T7">c,.</text:span><text:span text:style-name="T45"> cer ae </text:span><text:span text:style-name="T7">3 c,</text:span><text:span text:style-name="T45"> fcissitis<text:line-break/>draclu xxx, propolaos </text:span><text:span text:style-name="T7">3</text:span><text:span text:style-name="T45"> xxx, terebinthinae </text:span><text:span text:style-name="T7">3</text:span><text:span text:style-name="T45"> 1, guttae anu<text:line-break/>moniaci draclu xxiv, aeruginis rasae .drach. x, .olei sexta-<text:line-break/>rios iv; alii sextarios ij adjiciunt. Veteres etiam lapidis py-<text:line-break/>ritae drach. lx. Haec igitur ah Andromacho ordine scripta</text:span></text:p>
      <text:p text:style-name="P12"><text:span text:style-name="T7">A</text:span></text:p>
      <text:p text:style-name="P13"><text:span text:style-name="T45">-sunt, seorsum </text:span><text:span text:style-name="T7">vero</text:span><text:span text:style-name="T45"> infer viridia postremum emplastrum-<text:line-break/>quoddam </text:span><text:span text:style-name="T45">his </text:span><text:span text:style-name="T45">verbis expressum invenio. Aiiud viride, ce-<text:line-break/></text:span><text:span text:style-name="T7">phalinum </text:span><text:span text:style-name="T7">ex </text:span><text:span text:style-name="T7">coUectaneis Aphrodae.</text:span><text:span text:style-name="T45"> 4 Squamae J xl, ter-<text:line-break/>rae eretriadis J xx, aristolochiae 5 xxx, ichthyocollae </text:span><text:span text:style-name="T45">3, </text:span><text:span text:style-name="T7">xvj. </text:span><text:span text:style-name="T7">-<text:line-break/></text:span><text:span text:style-name="T45">salis ammoniaci 5 xij, misyosj iiij , myrrhae J xij, </text:span><text:span text:style-name="T45">thuris<text:line-break/></text:span><text:span text:style-name="T45">5 </text:span><text:span text:style-name="T45">xxxv</text:span><text:span text:style-name="T7">j,</text:span><text:span text:style-name="T45"> aeris usti drach. xvj, aluminis fissilis </text:span><text:span text:style-name="T45">3 </text:span><text:span text:style-name="T45">xij, ro-<text:line-break/>tundi 5 xvj, bryoniae 5 xij, chamaeleontis </text:span><text:span text:style-name="T45">nigri </text:span><text:span text:style-name="T45">5 xij, resi-<text:line-break/>nae ustae 3 xviij, guttae ammoniaci 5 xviij, argenti spumae<text:line-break/>Jxij.siin rlio reperi sulfuris vivi, Illyridis, singul. </text:span><text:span text:style-name="T45">3 </text:span><text:span text:style-name="T45">xij,<text:line-break/>chalcanthi3 iiij, sellis taurini heminae dimidium, aceti'con-<text:line-break/>gium l. Sub caniculae aestu pastillos fingito, qui singuli’<text:line-break/>drach. quatuor pendant, cerae quartam partem misceto,<text:line-break/>aceti heminas sex, olei heminas sex.</text:span></text:p>
      <text:h text:style-name="P4" text:outline-level="2">Cap. XX<text:span text:style-name="T120">I</text:span>.</text:h>
      <text:p text:style-name="P9"><text:span text:style-name="T45">[i&gt;e </text:span><text:span text:style-name="T7">emplastris glutiuantibusi\</text:span><text:span text:style-name="T45"> Quidam<text:line-break/>haec sanguinaria et vulneraria, idest cruentis et vulneribus </text:span><text:span text:style-name="T45">-<text:line-break/></text:span><text:span text:style-name="T45">adhibenda, nuncupant. .Opus'eorum est conjungere divisas<text:line-break/>partes ,et conglutinare, ut iir pristinam unitatem particula<text:line-break/>reducatur. Verum non modo cruenta protinus glutinantur;</text:span></text:p>
      <text:p text:style-name="P12"><text:span text:style-name="T45">ubi sanguinem ex divisione profluentem-adhuc spongia'de-<text:line-break/>terserimus, deinde suturis </text:span><text:span text:style-name="T45">aut </text:span><text:span text:style-name="T45">fibulis coarctayerimus, sed<text:line-break/>etiam sinus veteres, quum </text:span><text:span text:style-name="T45">ab </text:span><text:span text:style-name="T45">omni inflammatione immu-<text:line-break/>nes et puros medicamentis -appositis effecerimus, commit-<text:line-break/>tuntur coeuntque. Dictum est: in therapeuticos methodi<text:line-break/>libris medicamentum primario, </text:span><text:span text:style-name="T45">atque </text:span><text:span text:style-name="T45">ex scse sordis deter-<text:line-break/>forium appellari, secundaria vero ratione carnem produ-<text:line-break/>cens et glutinans. </text:span><text:span text:style-name="T45">' </text:span><text:span text:style-name="T45">Non enim tanquam ipsum carnem gene-<text:line-break/>ret, aut- uniat, neque tanquam haec naturae solius opera<text:line-break/>non-sint, sed quod talibus impositis medicamentis ulcera<text:line-break/>eartie replentur ae coeunt, appellationem hanc sortita sunt.<text:line-break/>Opus ipsorum proprium est affectam partem recrementis<text:line-break/>vacuare, ne videlicet sanies carnis • generationem glutina-<text:line-break/>tionemque impediat. Indicatum porro esu glutinaturis carne<text:line-break/>explentibus este sicciora, item </text:span><text:span text:style-name="T45">quae </text:span><text:span text:style-name="T45">carne explent deter-<text:line-break/>gendi vim omnis morsus expertem referre,, glutinantibus<text:line-break/>autem non absterforiis prorsus,/ verum desiccantibus' folnm<text:line-break/>esse licet. </text:span><text:span text:style-name="T74">;</text:span><text:span text:style-name="T45"> </text:span><text:span text:style-name="T45">At quum cicatricem quoque ducentia medica-</text:span></text:p>
      <text:p text:style-name="P12"><text:span text:style-name="T45">menta multo his, praeterquam quod abunde astringunt, sic-<text:line-break/>ciorasint, statuamus demum, et quae glutinant et quae coni<text:line-break/>jungunt moderatius istis </text:span><text:span text:style-name="T45">exiccarc. </text:span><text:span text:style-name="T45">Eluis autem glutinantium<text:line-break/>est nullum inter coitura subnasiei humiditatem permittere.<text:line-break/>cicatricem vero contrahentium, non hanc tantum impedire,<text:line-break/>fed etiamnum consiflentern in iis quae mox cicatricem du-<text:line-break/>cent consumere, haec callum obducere et astringendo in -<text:line-break/>durare. Quae carne implent, sanguinem ad refectionem<text:line-break/>idoneum tum pro quanti late tum pro qualitate tuentur ae<text:line-break/>lanium talemque, quanto natura et quali ad carnis genera-<text:line-break/>tionem indiget. Caeterqm mordicationis prorsus expers me-<text:line-break/>dicamentum purum ulcus servat, si quidem tale acceperit,<text:line-break/>si vero sordidum, necesse est tantum pro sua ipsius pote-<text:line-break/>state detergens sit, quantum crassitudinis sordes habuerit,<text:line-break/>quin etiam carnem recens junctam mordere et exedere de-<text:line-break/>bebit. Unde palam colligitur id, quum tale existat, ulceri<text:line-break/>carnem non esse inducturum </text:span><text:span text:style-name="T45">nec </text:span><text:span text:style-name="T45">cavitatem carnis reple-<text:line-break/>turum, sed quod potius colliquabit imminuetque. Atque</text:span></text:p>
      <text:p text:style-name="P12"><text:span text:style-name="T45">hujus </text:span><text:span text:style-name="T45">rei </text:span><text:span text:style-name="T45">causa medicamentum, </text:span><text:span text:style-name="T45">quod </text:span><text:span text:style-name="T45">sordibus </text:span><text:span text:style-name="T45">copiosis </text:span><text:span text:style-name="T45">re-<text:line-break/>purgandis esu quod antea dixi, </text:span><text:span text:style-name="T45">non </text:span><text:span text:style-name="T45">semper carnem potest<text:line-break/>gignere, nisi . vel ex uberiore oleo vel rosaceo liquatum,<text:line-break/>sicut quod oleosum " et. quod ex charta inscribitur</text:span><text:span text:style-name="T45">, </text:span><text:span text:style-name="T45">deter-<text:line-break/>sionis vehementiam remittat vel cerati mixtura mordica-’<text:line-break/>tionetn deponat. Hujusmodi sunt plura multiplicis usus men<text:line-break/>dicarnenta, quemadmodum Machaerionis emplastrum et i sis,<text:line-break/>Scopus igitur singulorum, id genus in therapeuticae methodi<text:line-break/>libris declaratus, est,, simplex facultatum materia in alio,<text:line-break/>opere priori, composita lu.praesenti tractantur. Ac pri-<text:line-break/>nnim sane in eo meminisse oportet naturae corporuzn, quae<text:line-break/>curanda susceperis. Nam nunrida eoquc mollia, qnemadmo-<text:line-break/>dum mulierum, puerorum, eunuchorum </text:span><text:span text:style-name="T7">et qui</text:span><text:span text:style-name="T45"> muliebriter<text:line-break/>degunt, imbecillioribus medicamentis indigent, virorum cor-<text:line-break/>pora., potissimum qui ex virilibus muniis et sole durum<text:line-break/>corporis habitum conciliarunt, ab imbecillibus nihil prae-<text:line-break/>sidii sentiunt.. Quapropter nec glutinanti </text:span><text:span text:style-name="T45">a</text:span><text:span text:style-name="T45">'utrorumque cor-<text:line-break/>porum communia sunt; fed qtiae ex'argenti spuma, oleo</text:span></text:p>
      <text:p text:style-name="P12"><text:span text:style-name="T45">et </text:span><text:span text:style-name="T7">aceto</text:span><text:span text:style-name="T45"> </text:span><text:span text:style-name="T45">praeparantur, ,lu priori libro de ipsis egimus, im-<text:line-break/>becillam mollemque' carnem glutinant, quae bitumine aeru-<text:line-break/>gine, squama, aloe et myrrha constant robusiam -et duram.<text:line-break/>Itaque bitumen ipsum </text:span><text:span text:style-name="T7">per</text:span><text:span text:style-name="T45"> se in harum facultatum </text:span><text:span text:style-name="T45">?</text:span><text:span text:style-name="T45">scopo<text:line-break/>continetur. At nulla ratione solum ex oleo;liquatum usur-<text:line-break/>pare poteris, ut quod friabilius sit quam'medicamento en.</text:span><text:span text:style-name="T45">-<text:line-break/></text:span><text:span text:style-name="T45">plastri forma faciendo </text:span><text:span text:style-name="T7">conveniat.</text:span><text:span text:style-name="T45"> Uttigitur 'emplastrum siat,<text:line-break/>ceram- 'et resinam ei admiscemus, a quibus denuo saculta-<text:line-break/>tern ejus sulutunr iri lclentes, interdum aes vel’ejus squa-<text:line-break/>mam, Iaepe aloen vel myrrham vel in sumina siccans ali-<text:line-break/>quod medicamentum non inepte adjicimus. - .</text:span></text:p>
      <text:h text:style-name="P4" text:outline-level="2">Cap. XXll.</text:h>
      <text:p text:style-name="P10"><text:span text:style-name="T45">[De bitumine barbara.] Prima hic quo-<text:line-break/>que ab'Andromacho scripta - apponam ipsis illius verbis.<text:line-break/></text:span><text:span text:style-name="T7">Barbdrutn, quo utor. 4</text:span><text:span text:style-name="T45"> Cerae </text:span><text:span text:style-name="T7">3</text:span><text:span text:style-name="T45"> cc, picis 3 </text:span><text:span text:style-name="T7">cc,</text:span><text:span text:style-name="T45"> resinae J eo,<text:line-break/>bituminis </text:span><text:span text:style-name="T7">3 zc,</text:span><text:span text:style-name="T45"> thuris 3 xxiv, olei heminam unam. Aiiud,<text:line-break/>4 Pieis lilu ij,‘bituminis lih.j, cerae lib. j, guttae arnmo-<text:line-break/>niaci § </text:span><text:span text:style-name="T7">vj,</text:span><text:span text:style-name="T45"> mannae 5 vj, cerussae §iij,. olei </text:span><text:span text:style-name="T45">heminae </text:span><text:span text:style-name="T45">dum-</text:span></text:p>
      <text:p text:style-name="P12"><text:span text:style-name="T22">' </text:span><text:span text:style-name="T45">dium, aceti heminas iv. Hoc aphrodas admiratus esu Aiiud<text:line-break/></text:span><text:span text:style-name="T7">riigrum.</text:span><text:span text:style-name="T45"> 4 Piris aridae. lib. j, resinaeraridae libnj, bitumlo<text:line-break/>nis lib; j, cerussae ,§ vj, </text:span><text:span text:style-name="T7">mannae,</text:span><text:span text:style-name="T45"> atramenti sutorii, aera-<text:line-break/>ginis rasae singulorum § iij, olei -tentinae dimidium', aceti<text:line-break/>heminae dimidium. </text:span><text:span text:style-name="T7">Aliud ex •emplastris ^rulli-</text:span><text:span text:style-name="T45"> —1 Sevi ca-<text:line-break/>prini draclu triginta, aeruginis drach. octo, cerae drach.<text:line-break/>quinquaginta, aristolochiae draclu' viginti quin que, bituminis<text:line-break/>drach. xxv, picis </text:span><text:span text:style-name="T7">3</text:span><text:span text:style-name="T45"> vigintiquinque, guttae ammoniaci drach.<text:line-break/>duodecim, galbani 3 xij </text:span><text:span text:style-name="T22">β, </text:span><text:span text:style-name="T45">sisphii 3 viij, alias xx, mannae<text:line-break/>5 xij, praeparatu. </text:span><text:span text:style-name="T7">Aliud quod indictum dicitur.</text:span><text:span text:style-name="T45"> 4 Cerae<text:line-break/>drach. centum, levi taurini drach. xxx; bituminis drach.xxv,<text:line-break/>picis drach. xxv; terebinthinae draclu vigintiquinque, nitri<text:line-break/>draclu xxij et dimidiam, aristolochiae drach.-xij; galbani<text:line-break/>drach. </text:span><text:span text:style-name="T45">octo, </text:span><text:span text:style-name="T45">myrrhae drach. xviijj thuris drach. xij </text:span><text:span text:style-name="T22">&lt;β, </text:span><text:span text:style-name="T45">ainr<text:line-break/>•moniaci drach. octo,, amomi drach.'octo, cardamomi</text:span><text:span text:style-name="T7">3</text:span><text:span text:style-name="T45"> xij,<text:line-break/>opopanacis drach. octo, medullae cervinae drach. quindecim,<text:line-break/>aeruginis drach. xij, aloes .draclu viij; bdellii draclu xvj,<text:line-break/>olei heminas ij. Ego.vero adjeci propoleos drach. duodecim.</text:span></text:p>
      <text:p text:style-name="P17"><text:span text:style-name="T7">[Aliud quod crumtis vulneribus imponitur Juliani^<text:line-break/></text:span><text:span text:style-name="T45">4 Argenti spumae drach. l, bituminis </text:span><text:span text:style-name="T7">3</text:span><text:span text:style-name="T45"> </text:span><text:span text:style-name="T45">1, </text:span><text:span text:style-name="T45">cerae 3 1, picis<text:line-break/>brutiae. draclu 1, resinae frictae </text:span><text:span text:style-name="T7">3</text:span><text:span text:style-name="T45"> xv, aeris squamae drach;<text:line-break/>duodecim, thuris drach. quatuordecim, galbani drach, octo,<text:line-break/>chalcitidis drach.. quatuor, aloes drach. vj, gallae, drach.<text:line-break/>quatuor, myrrhae drach. quatuor, aristolochiae longae, drach.<text:line-break/>fex, aristolochiae rotundae drach. quatuor, -olei veteris he-.<text:line-break/>miuas quatuor, nos olei heminas tres. .</text:span></text:p>
      <text:p text:style-name="P16"><text:span text:style-name="T7">. </text:span><text:span text:style-name="T7">[Barbara dlerae.j.</text:span><text:span text:style-name="T45"> Quod Heras conscripsit barbarum<text:line-break/>sic habet. </text:span><text:span text:style-name="T7">.Nigrum amplasirum ad cruenta vulner-a ud di-<text:line-break/>visiones notatu dignas, maxime sapiitis ad sisiulas, sinus,<text:line-break/>fracturas. Convenit etiam hepaticis’et lienosis, citra in-<text:line-break/>siammationem glutinat. Benefacit etiam nervis, cartila-<text:line-break/>ginibus et.osiibus praecisis. Cohibet etiam mirisic-e san-<text:line-break/>guinem erumpentem. .Insuper -valet ad tubos et sinus, glu-<text:line-break/>tinat enirn insigniter. Item in abscesubus humore</text:span><text:span text:style-name="T45"> abiato '<text:line-break/></text:span><text:span text:style-name="T7">hoc imponitur. Esi etiam ad sanguinem cohibendum prae-<text:line-break/>sianiijsimurn, praesertim indis, qui sanguinem reseciant.</text:span></text:p>
      <text:p text:style-name="P13"/>
      <text:p text:style-name="P12"><text:span text:style-name="T7">duas </text:span><text:span text:style-name="T7">vero. </text:span><text:span text:style-name="T7">in pellas' </text:span><text:span text:style-name="T7">Ulinito, </text:span><text:span text:style-name="T7">.et </text:span><text:span text:style-name="T7">'unam </text:span><text:span text:style-name="T7">pectori et lateribus<text:line-break/>imponltd, ili eram dorsa, praeter opinionem sanguinem si-<text:line-break/>stit. Ualet insuper </text:span><text:span text:style-name="T7">ad </text:span><text:span text:style-name="T7">canum hominumquemorsius, in to-<text:line-break/>tum phltgmonem </text:span><text:span text:style-name="T7">arcet. Idem </text:span><text:span text:style-name="T7">ea qufie vulne-rtbits adhi^<text:line-break/>bentursuperat</text:span><text:span text:style-name="T7">, ut, </text:span><text:span text:style-name="T7">experientia indicavit. Hieme diebus<text:line-break/>septem salvitur</text:span><text:span text:style-name="T7">, </text:span><text:span text:style-name="T7">per-aestatem quinque,’ </text:span><text:span text:style-name="T7">si </text:span><text:span text:style-name="T7">veronecesoitas<text:line-break/>urgeat, .tribus.</text:span><text:span text:style-name="T45"> 4 Cerae libram unam, picis libram unam,<text:line-break/>bituminis lib. j, pityinae lib. j. mannae uncias sex, eernsse<text:line-break/>uncias quatuor, chalcauthi uncias quatuor, opopanacis un-<text:line-break/>cias duas, olei semunciam, aliL.semirninam, alii selibram,<text:line-break/>aceti heminas duas. Ceram, bitumen, oleum, acetum pau-<text:line-break/>lulum relinquens in olla .acenti' liquato ; deinde, picem et<text:line-break/>resinam adjicitor.</text:span><text:span text:style-name="T45">in </text:span><text:span text:style-name="T45">minima frusta diligenter concidito, ubi<text:line-break/>sumicoctum fuerit, tollito </text:span><text:span text:style-name="T45">ollam </text:span><text:span text:style-name="T45">et aliquandiu refrigerato,<text:line-break/>atramentum sutorium percolatum laevigatumque ex duabus<text:line-break/>aceti heminis paulatim inspergito, ne effervescat, qnando<text:line-break/>autem effundis, leviter ignem subministratu movens, quum<text:line-break/>non. inquinat, caccabum deponito , opopanacem in .reliqui</text:span></text:p>
      <text:p text:style-name="P12"><text:span text:style-name="T45">aceti parte pridie </text:span><text:span text:style-name="T45">madefacturis infundito, </text:span><text:span text:style-name="T45">ut dissolvatur, </text:span><text:span text:style-name="T45">mox<text:line-break/></text:span><text:span text:style-name="T45">cerussam mannamque </text:span><text:span text:style-name="T45">una pariter </text:span><text:span text:style-name="T45">trita inspergito, et pau-<text:line-break/>lulum tepefaciens, ut in unum coeant, observa ne opopa-<text:line-break/>nax et manna adurantur, resusa in mortarium ibi refri-<text:line-break/>gerari sinito, ac rursus subacta reponito atque utitor. Porro<text:line-break/>manifestum eft etiam, alia barbara, quae tum Andromachus<text:line-break/></text:span><text:span text:style-name="T45">tum </text:span><text:span text:style-name="T45">reliqui tradiderunt, </text:span><text:span text:style-name="T45">eodem </text:span><text:span text:style-name="T45">modo cousici oportere. Qui-<text:line-break/></text:span><text:span text:style-name="T45">dam </text:span><text:span text:style-name="T45">opopanacem caccabo non injiciunt, fed laevi ex aceto<text:line-break/></text:span><text:span text:style-name="T45">facto, </text:span><text:span text:style-name="T45">liquata in mortario superfundunt. Cum eo nonnulli<text:line-break/>miscent mannam et </text:span><text:span text:style-name="T45">cerussam, </text:span><text:span text:style-name="T45">quemadmodum ego quoque<text:line-break/>saepius feci in mortario </text:span><text:span text:style-name="T45">terens </text:span><text:span text:style-name="T45">ex aceto et quae liquari<text:line-break/>possunt, liquefacta </text:span><text:span text:style-name="T45">insundens. </text:span><text:span text:style-name="T45">Subinde vero atramentum su-<text:line-break/>torium duntaxat cum </text:span><text:span text:style-name="T45">opopauace </text:span><text:span text:style-name="T45">laeve factum</text:span><text:span text:style-name="T45">. </text:span><text:span text:style-name="T45">caccabo in-<text:line-break/>didi, mannam cerussairque </text:span><text:span text:style-name="T45">infpergens. </text:span><text:span text:style-name="T45">Aiiud </text:span><text:span text:style-name="T7">barbarum<text:line-break/>Herae.</text:span><text:span text:style-name="T45"> Heras soli hnic </text:span><text:span text:style-name="T45">praescripsit, </text:span><text:span text:style-name="T45">barbarum, ego vero<text:line-break/>antecedens etiam . </text:span><text:span text:style-name="T45">similiter appellavi, </text:span><text:span text:style-name="T45">etsi, nigrum ab ipfo<text:line-break/>nuncupatum, quoniam </text:span><text:span text:style-name="T45">plerique </text:span><text:span text:style-name="T45">ex receptioribus medicis<text:line-break/>emplastra ex bitumine barbara nominare consueverunt</text:span></text:p>
      <text:p text:style-name="P12"><text:span text:style-name="T45">Heras </text:span><text:span text:style-name="T45">de </text:span><text:span text:style-name="T45">ipso sic </text:span><text:span text:style-name="T45">ad </text:span><text:span text:style-name="T45">verb.tm scripsit. </text:span><text:span text:style-name="T7">Jdarbarum ad rebenr<text:line-break/></text:span><text:span text:style-name="T45">tia </text:span><text:span text:style-name="T7">oulneru) sinus, canum hominrMnque morsus</text:span><text:span text:style-name="T7">, </text:span><text:span text:style-name="T7">condylo-<text:line-break/>mata inflammata ad ar-ticulorum vitia omnia in princi-<text:line-break/>pio et podagram.</text:span><text:span text:style-name="T45"> 4 Cerae minam unam, picis minam<text:line-break/></text:span><text:span text:style-name="T45">unam, </text:span><text:span text:style-name="T45">resinae frictae minam unam, .bituminis Judaici minam<text:line-break/>unam, argenti spumae drach. decem, cerussae drach. quin-<text:line-break/>que, aeruginis drach. l, opopanacis draclu quatuor, </text:span><text:span text:style-name="T45">olei<text:line-break/></text:span><text:span text:style-name="T45">heminam' unam, aceti cyathum unum. Cera,' pix, bitumen,<text:line-break/>resina incoquuntur, donec illiquata fuerit, deinde reliqua </text:span><text:span text:style-name="T45">ex<text:line-break/></text:span><text:span text:style-name="T45">oleo trita injiciuntur, bis ablatis ab igne et aliquantulum<text:line-break/>refrigeratis acetum paulatim instillatur. Talis sane </text:span><text:span text:style-name="T45">barba-<text:line-break/></text:span><text:span text:style-name="T45">rorum emplastrorum formula est. Ego ubi paucis exposuero<text:line-break/>quomodo ipse utar., sermonem de </text:span><text:span text:style-name="T7">eis</text:span><text:span text:style-name="T45"> finiam. Sunt autem<text:line-break/>duo, unum ad maxima vulnera, alterum ad- minora. Quod<text:line-break/>itaque ad maxima adhibetur,haec recipit.</text:span></text:p>
      <text:p text:style-name="P16"><text:span text:style-name="T45">[siarbarurn' </text:span><text:span text:style-name="T7">Galenllj</text:span><text:span text:style-name="T45"> 4 Picis lib. viij, cerae lib. </text:span><text:span text:style-name="T45">vj<text:line-break/></text:span><text:span text:style-name="T45">et viij; pityinae lib. quinque et J iv, bituminis lib. qua-<text:line-break/>tuor, </text:span><text:span text:style-name="T45">olei </text:span><text:span text:style-name="T45">libram unam </text:span><text:span text:style-name="T45">et </text:span><text:span text:style-name="T45">uncias </text:span><text:span text:style-name="T7">vj,</text:span><text:span text:style-name="T45"> argenti spumae, ce-</text:span></text:p>
      <text:p text:style-name="P12"><text:span text:style-name="T45">russae; </text:span><text:span text:style-name="T45">aeruginis, singulorum </text:span><text:span text:style-name="T45">draclu </text:span><text:span text:style-name="T45">vivinti</text:span><text:span text:style-name="T45">quatuor, </text:span><text:span text:style-name="T45">thuris<text:line-break/></text:span><text:span text:style-name="T45">selibram, </text:span><text:span text:style-name="T45">aluminis liquidi drach. xij, fissilis </text:span><text:span text:style-name="T45">unc. </text:span><text:span text:style-name="T45">iv, </text:span><text:span text:style-name="T7">opo-<text:line-break/>panacis,</text:span><text:span text:style-name="T45"> </text:span><text:span text:style-name="T45">squamae, galbani, singulorum drach. duodecim,-<text:line-break/></text:span><text:span text:style-name="T45">aloes,.</text:span><text:span text:style-name="T45">opii, myrrhae, singulorum </text:span><text:span text:style-name="T45">draclu </text:span><text:span text:style-name="T45">iv, </text:span><text:span text:style-name="T45">terebinthinae<text:line-break/>5 xxiv, </text:span><text:span text:style-name="T45">mandragorae succi drach. </text:span><text:span text:style-name="T7">vj,</text:span><text:span text:style-name="T45"> </text:span><text:span text:style-name="T45">aceti heminas </text:span><text:span text:style-name="T45">sex, quae<text:line-break/>sunt </text:span><text:span text:style-name="T45">librae quinque.</text:span><text:span text:style-name="T45">'</text:span><text:span text:style-name="T7">' </text:span><text:span text:style-name="T7">Simplicioris compositionis </text:span><text:span text:style-name="T7">barbari<text:line-break/>siymmetria esi talis.</text:span><text:span text:style-name="T45"> 4 Picis</text:span><text:span text:style-name="T45">, cerae</text:span><text:span text:style-name="T45">, </text:span><text:span text:style-name="T45">resinae pityinae</text:span><text:span text:style-name="T45">, re-<text:line-break/>sinae frictae, bituminis, horum quinque singulorum libram<text:line-break/>unam, </text:span><text:span text:style-name="T45">urgenti spumae drach. </text:span><text:span text:style-name="T45">x, </text:span><text:span text:style-name="T45">cerussae, drach. </text:span><text:span text:style-name="T45">quinque,<text:line-break/>aeruginis, draclu quinque, -opopanacis draclu iil. olei hieme<text:line-break/></text:span><text:span text:style-name="T22">ξ </text:span><text:span text:style-name="T45">ix, aestate </text:span><text:span text:style-name="T7">^ '+j-</text:span><text:span text:style-name="T45"> Quae liquari possunt, siccis in mortario<text:line-break/>aceto acri laev’gatis affunduntur. Quod, si sedando,.dolori<text:line-break/>aptius voles medicamentum </text:span><text:span text:style-name="T45">reddere, </text:span><text:span text:style-name="T45">hyoscyami succi drach.<text:line-break/>unam et dimidiam, item </text:span><text:span text:style-name="T45">opii draclu </text:span><text:span text:style-name="T7">j</text:span><text:span text:style-name="T45"> </text:span><text:span text:style-name="T45">admisceto.</text:span></text:p>
      <text:h text:style-name="P3" text:outline-level="1"><text:bookmark-start text:name="bookmark70"/><text:span text:style-name="T40">GALENI </text:span><text:span text:style-name="T41">DE </text:span><text:span text:style-name="T108">C</text:span><text:span text:style-name="T40">OMP</text:span><text:span text:style-name="T41">O</text:span><text:span text:style-name="T40">SITIONE MEDI-</text:span><text:bookmark-end text:name="bookmark70"/><text:span text:style-name="T90"><text:line-break/></text:span><text:bookmark-start text:name="bookmark72"/><text:span text:style-name="T40">CAMENTO</text:span><text:span text:style-name="T108">R</text:span><text:span text:style-name="T40">VM PER GENERA<text:line-break/>LIBER III.</text:span><text:bookmark-end text:name="bookmark72"/></text:h>
      <text:h text:style-name="P4" text:outline-level="2">Cap. I.</text:h>
      <text:p text:style-name="P9"><text:span text:style-name="T40">Et.</text:span><text:span text:style-name="T45">haec, amici, commentaria vobis paro,<text:line-break/>qui jam ex ipsis medicinae operibus comperistis, quam ef-<text:line-break/></text:span><text:span text:style-name="T45">ficax </text:span><text:span text:style-name="T45">sit nostra nervorum vulueratorum curatio, nempe ex<text:line-break/>qua omnes servati sunt, non autem manci </text:span><text:span text:style-name="T45">nec </text:span><text:span text:style-name="T45">claudi red-<text:line-break/>diti, quae aliter curatis accidere conspexistis, quemadmo-<text:line-break/>dum etiam nonnullos convulsione correptos vel cum dolore<text:line-break/>veI putredine vel febre mortuos. Par autem est, hosce libros</text:span></text:p>
      <text:p text:style-name="P12"><text:span text:style-name="T45">ad aliorum quoque manus perventuros, </text:span><text:span text:style-name="T45">qui fcnptis </text:span><text:span text:style-name="T45">bena<text:line-break/>uti non possunt;, vel quia u praeccptoreanedicae artis<text:line-break/>speculationem non'didicerunt,, scdomuino rudes, 'quasi<text:line-break/></text:span><text:span text:style-name="T45">vix</text:span><text:span text:style-name="T45">'initiati et prorsus inexercitati permanent, aut quia<text:line-break/></text:span><text:span text:style-name="T45">perperam'</text:span><text:span text:style-name="T45">edocti adhaeserunt lis, qui composita med’’oa-<text:line-break/>menta sula. experientia citra rationem esse inventa asse-<text:line-break/></text:span><text:span text:style-name="T45">runti , </text:span><text:span text:style-name="T45">Etenim- </text:span><text:span text:style-name="T45">ii- </text:span><text:span text:style-name="T45">manifesto, contentione sua errant.</text:span><text:span text:style-name="T45">. </text:span><text:span text:style-name="T45">AI-<text:line-break/></text:span><text:span text:style-name="T45">tero </text:span><text:span text:style-name="T45">modo non </text:span><text:span text:style-name="T45">minus </text:span><text:span text:style-name="T45">praedictis errant ii ; - qur nullum<text:line-break/>medicamentum. ex simplicibus facultate contrariis , eonsici </text:span><text:span text:style-name="T45">.<text:line-break/>oportere, </text:span><text:span text:style-name="T45">arbitrantur.r!. Verum hos medicamenta superiore;<text:line-break/></text:span><text:span text:style-name="T45">libra-icitata </text:span><text:span text:style-name="T45">coarguunt, ut quae magnas ipsorum facultates<text:line-break/></text:span><text:span text:style-name="T45">ex </text:span><text:span text:style-name="T45">contrariis</text:span><text:span text:style-name="T45">. </text:span><text:span text:style-name="T45">invicem simplicibus compositis ostentent,<text:line-break/></text:span><text:span text:style-name="T45">imo </text:span><text:span text:style-name="T45">etiam' lu libris hunc) . subsecuturis -praestautissima me-<text:line-break/></text:span><text:span text:style-name="T45">dieamenta </text:span><text:span text:style-name="T45">.ex contrariis virtutibus composita indicabuntur.<text:line-break/></text:span><text:span text:style-name="T45">Nunc de </text:span><text:span text:style-name="T45">nostra curandi ratione</text:span><text:span text:style-name="T45">, </text:span><text:span text:style-name="T45">quam'</text:span><text:span text:style-name="T45">lu. </text:span><text:span text:style-name="T45">nervorum </text:span><text:span text:style-name="T45">vul-&gt;<text:line-break/>neribus </text:span><text:span text:style-name="T45">excogitarimus, toto hoc libro-disseremus, osten--<text:line-break/></text:span><text:span text:style-name="T45">dentes </text:span><text:span text:style-name="T45">quantam ejusdem facultatis medicamentorum co«</text:span></text:p>
      <text:p text:style-name="P12"><text:span text:style-name="T45">pium', tniu ex’ generalis </text:span><text:span text:style-name="T45">fanandi </text:span><text:span text:style-name="T45">scopi indeptione </text:span><text:span text:style-name="T45">, </text:span><text:span text:style-name="T45">tum ex<text:line-break/>simplicium virtutis </text:span><text:span text:style-name="T45">ogn -tone </text:span><text:span text:style-name="T45">invenerimus.</text:span></text:p>
      <text:h text:style-name="P4" text:outline-level="2">Cap. <text:span text:style-name="T120">II</text:span>.</text:h>
      <text:p text:style-name="P9"><text:span text:style-name="T45">[.Quis </text:span><text:span text:style-name="T7">communis vulneratorum </text:span><text:span text:style-name="T7">nervorw<text:line-break/>curationis </text:span><text:span text:style-name="T7">modus </text:span><text:span text:style-name="T7">et quae </text:span><text:span text:style-name="T7">medicamenta </text:span><text:span text:style-name="T7">specialia. ] </text:span><text:span text:style-name="T45">Spe-<text:line-break/>ctavimus </text:span><text:span text:style-name="T45">omnes praeceptores praesidlo </text:span><text:span text:style-name="T45">, quod </text:span><text:span text:style-name="T45">jam </text:span><text:span text:style-name="T45">recen-<text:line-break/>tiores medici sanguinarium feu eruentis opitulans, enae-<text:line-break/>mon dicitur, et glutinatorium appellare solent</text:span><text:span text:style-name="T45">, </text:span><text:span text:style-name="T45">uti, nam<text:line-break/>luitio- medicamentum aliquod ex ennemis imponentes vul-<text:line-break/>neris oras committere seu </text:span><text:span text:style-name="T45">glutinare </text:span><text:span text:style-name="T45">moliebantur. Si vero<text:line-break/>phlegmone eas oofederat, calida aqua.liberaliler fovebant<text:line-break/>oleum affundentes, </text:span><text:span text:style-name="T45">ac</text:span><text:span text:style-name="T45">-tritici farinam sxhydrelaeo deco-<text:line-break/>ctam . epiplasma .applicaoant. Quin etiam gladiatores in -<text:line-break/>patella vulneratos fupraque hanc lu. lato tenuique .len-<text:line-break/>dine ,,pari modo.ab </text:span><text:span text:style-name="T45">ipsis </text:span><text:span text:style-name="T45">curatos, vidi, fo.san melius di-<text:line-break/>cas non curatos, ., </text:span><text:span text:style-name="T45">scd perditos, </text:span><text:span text:style-name="T45">paucissimi enim illorum<text:line-break/>et ii claudi supervixerunt. </text:span><text:span text:style-name="T45">Et </text:span><text:span text:style-name="T45">vero stiam permultos in manu<text:line-break/>frmma tendones,..per </text:span><text:span text:style-name="T45">quos </text:span><text:span text:style-name="T45">digiti flectuntur,extenduntur"</text:span></text:p>
      <text:p text:style-name="P12"><text:span text:style-name="T45">que, </text:span><text:span text:style-name="T45">vel contusos vel </text:span><text:span text:style-name="T45">minimo minctu </text:span><text:span text:style-name="T45">laesus, putrescen-<text:line-break/></text:span><text:span text:style-name="T45">tes </text:span><text:span text:style-name="T45">\deo conspexi, </text:span><text:span text:style-name="T45">ut </text:span><text:span text:style-name="T45">coctis praesertim diutius lu </text:span><text:span text:style-name="T45">aqua<text:line-break/>similes </text:span><text:span text:style-name="T7">apparerent,</text:span><text:span text:style-name="T45"> »on enim </text:span><text:span text:style-name="T45">secus exulvuntur </text:span><text:span text:style-name="T45">et </text:span><text:span text:style-name="T7">con-<text:line-break/></text:span><text:span text:style-name="T45">sistentia emollescunt, qui </text:span><text:span text:style-name="T45">superiorem </text:span><text:span text:style-name="T45">sanandi </text:span><text:span text:style-name="T45">modum </text:span><text:span text:style-name="T45">ex-<text:line-break/>periuntur. Itaque ipstam reprobavi, nt qui partem </text:span><text:span text:style-name="T45">vul-<text:line-break/></text:span><text:span text:style-name="T45">reiatam </text:span><text:span text:style-name="T45">putrefaceret. Quornam </text:span><text:span text:style-name="T45">vero putrescentia omnia<text:line-break/>ab </text:span><text:span text:style-name="T45">humiditate ac «Iiditate id </text:span><text:span text:style-name="T45">pati nraenosceham</text:span><text:span text:style-name="T45">, </text:span><text:span text:style-name="T45">cura-<text:line-break/>ionem per </text:span><text:span text:style-name="T45">siccantia refrigerantiaque </text:span><text:span text:style-name="T45">moliendam esse de-<text:line-break/>prehensi. </text:span><text:span text:style-name="T45">Rursus </text:span><text:span text:style-name="T45">apud </text:span><text:span text:style-name="T45">me </text:span><text:span text:style-name="T45">contemplatus, frigidum, vere<text:line-break/>ab Hippocrate </text:span><text:span text:style-name="T45">nervis inimicum </text:span><text:span text:style-name="T45">dic», optimum, </text:span><text:span text:style-name="T45">fore </text:span><text:span text:style-name="T45">ner-<text:line-break/>-/orum </text:span><text:span text:style-name="T45">vulneribus </text:span><text:span text:style-name="T45">medicamentum </text:span><text:span text:style-name="T45">intellexi </text:span><text:span text:style-name="T45">quod </text:span><text:span text:style-name="T45">et </text:span><text:span text:style-name="T45">sicca-<text:line-break/>ret et medium </text:span><text:span text:style-name="T45">esset </text:span><text:span text:style-name="T45">inter </text:span><text:span text:style-name="T45">calefaciens </text:span><text:span text:style-name="T45">et refrigerans; vel<text:line-break/>non multum </text:span><text:span text:style-name="T45">a medio ad calorem recederet, </text:span><text:span text:style-name="T45">calidum<text:line-break/>vero etiam esse fatis posse, </text:span><text:span text:style-name="T45">medo’,.siccandi </text:span><text:span text:style-name="T45">potestate pul-<text:line-break/>leat, etenim </text:span><text:span text:style-name="T45">calor citra </text:span><text:span text:style-name="T45">humiditatem] putrefacere nihil<text:line-break/>habet. Insuper illud quooue cnm cogitando adinvenif-<text:line-break/>fern, multum referre, nudae parti </text:span><text:span text:style-name="T45">affectae </text:span><text:span text:style-name="T45">medicamentum</text:span></text:p>
      <text:p text:style-name="P12"><text:span text:style-name="T45">offeras, an. per alsa corpora ei praeposita, convenire </text:span><text:span text:style-name="T45">ad </text:span><text:span text:style-name="T45">•<text:line-break/></text:span><text:span text:style-name="T45">verti aliis lu nudato nervo uti medicamentis, aliis </text:span><text:span text:style-name="T45">quum<text:line-break/>punctus </text:span><text:span text:style-name="T45">fuerit, partibus''qua® ipsi praejacent illaesis. </text:span><text:span text:style-name="T45">Ubi<text:line-break/></text:span><text:span text:style-name="T45">etenim nudo nervo medicamentum afferas, ibi praedictam<text:line-break/>auxiliorum integram </text:span><text:span text:style-name="T45">indicationem </text:span><text:span text:style-name="T45">assumi convenit, </text:span><text:span text:style-name="T45">prae-<text:line-break/></text:span><text:span text:style-name="T45">positis autem partibus salvis, tenuius medicamentum </text:span><text:span text:style-name="T45">in-<text:line-break/></text:span><text:span text:style-name="T45">veniendum est, </text:span><text:span text:style-name="T45">cujus </text:span><text:span text:style-name="T45">facultas interjacentes particulas </text:span><text:span text:style-name="T45">per-<text:line-break/>meando non </text:span><text:span text:style-name="T45">-dissolvatur-, sed in altum penetret, </text:span><text:span text:style-name="T7">r</text:span><text:span text:style-name="T45">. </text:span><text:span text:style-name="T45">Hoc<text:line-break/></text:span><text:span text:style-name="T45">autem efficere </text:span><text:span text:style-name="T45">tale </text:span><text:span text:style-name="T45">medicamentum posse, si valide </text:span><text:span text:style-name="T45">siccet </text:span><text:span text:style-name="T74">t<text:line-break/></text:span><text:span text:style-name="T7">et</text:span><text:span text:style-name="T45"> </text:span><text:span text:style-name="T45">si' </text:span><text:span text:style-name="T45">non-calore et frigiditate medium sit ac-.symmetron,<text:line-break/></text:span><text:span text:style-name="T45">neque </text:span><text:span text:style-name="T45">offendere, </text:span><text:span text:style-name="T45">- </text:span><text:span text:style-name="T45">dum efficacia ipsius calefaciendi; vel </text:span><text:span text:style-name="T45">.re-<text:line-break/></text:span><text:span text:style-name="T45">frigerandi in particulis', </text:span><text:span text:style-name="T45">quae- </text:span><text:span text:style-name="T45">nervoso corpori propositae<text:line-break/></text:span><text:span text:style-name="T45">iniit </text:span><text:span text:style-name="T45">, penetrandis, imbecillior est reddita. Atqui </text:span><text:span text:style-name="T45">invento<text:line-break/></text:span><text:span text:style-name="T45">jam praesidiorum'scopo </text:span><text:span text:style-name="T45">lu </text:span><text:span text:style-name="T45">substantiae eorum </text:span><text:span text:style-name="T45">tenuitate,<text:line-break/></text:span><text:span text:style-name="T45">deinceps materiae mentionem' </text:span><text:span text:style-name="T45">facere </text:span><text:span text:style-name="T45">oportet. Plurima<text:line-break/></text:span><text:span text:style-name="T45">igitur, </text:span><text:span text:style-name="T45">'quae'calefaciunt,- tenuiorum esse 'partium, </text:span><text:span text:style-name="T45">- </text:span><text:span text:style-name="T45">per-<text:line-break/></text:span><text:span text:style-name="T45">multa rursus, quae refrigerant, crassiorum, in simplicium </text:span><text:span text:style-name="T45">’</text:span></text:p>
      <text:p text:style-name="P12"/>
      <text:p text:style-name="P13"><text:span text:style-name="T45">medicamentoium speculatione''didicimus. </text:span><text:span text:style-name="T45">" </text:span><text:span text:style-name="T45">Quippe rna so-<text:line-break/></text:span><text:span text:style-name="T45">lurn </text:span><text:span text:style-name="T45">inter ea qualitas acida cum tenui substantia non-<text:line-break/>nunquam fit, eoque luter “omnia, quae refrigerandi<text:line-break/>im obtinent, tenuiorum partium ' aceto 'est acerrimum,'<text:line-break/></text:span><text:span text:style-name="T45">quod </text:span><text:span text:style-name="T45">etiam caloris exigui particeps</text:span><text:span text:style-name="T45">. </text:span><text:span text:style-name="T45">esse demonstravimus.<text:line-break/>Calefacientium vero liquores probi‘tenuissimam habent </text:span><text:span text:style-name="T45">- sub-<text:line-break/></text:span><text:span text:style-name="T45">stantiam et apud omnes tam homines- Cecenaeus primas<text:line-break/>tenere cognoscitur, </text:span><text:span text:style-name="T45">qui </text:span><text:span text:style-name="T45">si non adsit, etiam medico uti-'<text:line-break/></text:span><text:span text:style-name="T45">mur </text:span><text:span text:style-name="T45">et iis, quae cum ipsis ab orientalibus plagis asserun-<text:line-break/></text:span><text:span text:style-name="T45">ta,j </text:span><text:span text:style-name="T45">cujrsmodi est, • quod lagapenum appellamus..; Hoc<text:line-break/></text:span><text:span text:style-name="T45">genere </text:span><text:span text:style-name="T45">comprehenditur et liquor euphorbii ih occiduis or-<text:line-break/></text:span><text:span text:style-name="T45">bis </text:span><text:span text:style-name="T45">regrmibus natus, sive liquorem ipsum sive aliud qnid<text:line-break/>nominare' velis, nubis in toto commentario euphorbiam<text:line-break/></text:span><text:span text:style-name="T45">hoc </text:span><text:span text:style-name="T45">medicamentum vocare sufficiet, quemadmodum jam<text:line-break/>omnes consueverunt. </text:span><text:span text:style-name="T45">- </text:span><text:span text:style-name="T45">Quin imo efintef ea 'quae in no-<text:line-break/></text:span><text:span text:style-name="T45">stra </text:span><text:span text:style-name="T45">regione proveniunt</text:span><text:span text:style-name="T45">. </text:span><text:span text:style-name="T45">et panacis et tithymallorum liquo-<text:line-break/></text:span><text:span text:style-name="T45">res </text:span><text:span text:style-name="T45">subtili facultate praediti </text:span><text:span text:style-name="T45">• </text:span><text:span text:style-name="T45">sunt. -</text:span><text:span text:style-name="T45">. </text:span><text:span text:style-name="T45">'Et vero etiam omnes<text:line-break/>nominati liquores generose calefaciunt. </text:span><text:span text:style-name="T45">. </text:span><text:span text:style-name="T45">"Opobalsami vero,</text:span></text:p>
      <text:p text:style-name="P119"><text:span text:style-name="T22">/<text:tab/>ί</text:span></text:p>
      <text:p text:style-name="P13"><text:span text:style-name="T45">qui </text:span><text:span text:style-name="T45">subtilis et ipsis </text:span><text:span text:style-name="T45">est, </text:span><text:span text:style-name="T45">non admodum calefacit. </text:span><text:span text:style-name="T45">Ex ter-<text:line-break/>restribus </text:span><text:span text:style-name="T45">autem nitri </text:span><text:span text:style-name="T45">'spuma </text:span><text:span text:style-name="T45">tenuem substantiam </text:span><text:span text:style-name="T45">habet,-<text:line-break/>item quod </text:span><text:span text:style-name="T45">ex aqua </text:span><text:span text:style-name="T45">facile solvitur aphronitrum, si ad .<text:line-break/>corpora </text:span><text:span text:style-name="T45">terrestria </text:span><text:span text:style-name="T45">videlicet </text:span><text:span text:style-name="T45">relationem fieri inaudiamus.<text:line-break/></text:span><text:span text:style-name="T45">Subsequitur </text:span><text:span text:style-name="T45">nitrum </text:span><text:span text:style-name="T45">nomine </text:span><text:span text:style-name="T45">bereuicium</text:span><text:span text:style-name="T45">, et </text:span><text:span text:style-name="T45">Asia </text:span><text:span text:style-name="T45">petra, </text:span><text:span text:style-name="T45">•<text:line-break/></text:span><text:span text:style-name="T45">iujus flos etiam omnium </text:span><text:span text:style-name="T45">terrestrium </text:span><text:span text:style-name="T45">est subtilissimus.<text:line-break/>Porro ex metallis </text:span><text:span text:style-name="T45">auripigmentum et </text:span><text:span text:style-name="T45">fulfur </text:span><text:span text:style-name="T45">tum </text:span><text:span text:style-name="T45">subtilia<text:line-break/>-tum' calida .sunt, quibus </text:span><text:span text:style-name="T45">succedit </text:span><text:span text:style-name="T45">misy, </text:span><text:span text:style-name="T45">aeris squama </text:span><text:span text:style-name="T45">et<text:line-break/>chalcitis, paululum simul </text:span><text:span text:style-name="T45">adstringentia. </text:span><text:span text:style-name="T45">Quare </text:span><text:span text:style-name="T45">usta </text:span><text:span text:style-name="T45">quo-<text:line-break/>que chalcitide frequenter in subtiliorum medicamentorum<text:line-break/>compositionibus utimur. </text:span><text:span text:style-name="T45">Citra </text:span><text:span text:style-name="T45">calorem </text:span><text:span text:style-name="T45">- </text:span><text:span text:style-name="T45">vero manifestum<text:line-break/>tenuium partium metallica sunt spodium et pompholyx,<text:line-break/>idde quod vocatur psoricum, </text:span><text:span text:style-name="T45">subtilis </text:span><text:span text:style-name="T45">abunde est et chry-<text:line-break/>socolla. Caeternm inter succos laurinum simul cum eo,<text:line-break/>quod valide calefacit,- </text:span><text:span text:style-name="T45">nt </text:span><text:span text:style-name="T45">ad sensum tenuem esse dici-<text:line-break/>mus. Nihilo enim minus eo 'calefacit facultale cedrinus,<text:line-break/>calore tamen, qui seusibus subjicitur propter substantir'<text:line-break/>fuae .cnuitaleni illi cedit. Ejusdem cum cedrino generis</text:span></text:p>
      <text:p text:style-name="P12"><text:span text:style-name="T45">est lixivia, quae flecte, id est </text:span><text:span text:style-name="T7">siillatuia</text:span><text:span text:style-name="T45"> dicitur, atque<text:line-break/>inter hanc ipsam ea, quae ex materia subtili usta fit, </text:span><text:span text:style-name="T74">ce</text:span><text:span text:style-name="T45">-<text:line-break/></text:span><text:span text:style-name="T45">drinum oleum virtute superat. Ex </text:span><text:span text:style-name="T45">malo </text:span><text:span text:style-name="T45">igitur et ficn</text:span><text:span text:style-name="T74">y<text:line-break/></text:span><text:span text:style-name="T45">saque magis,agresti, quam vocant caprificum, item ex ti-<text:line-break/>iliymallis combusiis hujusmodi lixiviam conficimus. Prae-<text:line-break/>stantissimns est ex trthymallis</text:span><text:span text:style-name="T45">, </text:span><text:span text:style-name="T45">qui characias nuncupatur-<text:line-break/>Caeterum ex feminibus frumentariis, </text:span><text:span text:style-name="T45">uti </text:span><text:span text:style-name="T45">nominant, sub-<text:line-break/>dlissimum eft ervum' sine insigni calefaciendi potestate^<text:line-break/>lolium • vero cum insigni, hordeum nequaquam calefacit.<text:line-break/>Mediam inter </text:span><text:span text:style-name="T45">ea </text:span><text:span text:style-name="T45">materiam obtinent, qualitatibuslamara,<text:line-break/>quae, multum tenuibus substantia cedunt, crassi licet nihil<text:line-break/>habentia- Nonnulla ipsorum' </text:span><text:span text:style-name="T45">a </text:span><text:span text:style-name="T45">inediis tantillum declina-<text:line-break/>runt, alia ad calorem, alia ad frigiditatem; quorum oin-<text:line-break/>nium materias in opere de simplicibus medicamentis exe-<text:line-break/>quutus sum, quemadmodum etiam nucum </text:span><text:span text:style-name="T45">acrodrymn</text:span><text:span text:style-name="T45">, lu<text:line-break/>parum numero sunt amygdalae amarae et pistatis. </text:span><text:span text:style-name="T40">At<text:line-break/></text:span><text:span text:style-name="T45">stirpium materiae in praesentia non memini, redire enim<text:line-break/>ad principium cogito, atque exponere, quando quoque</text:span></text:p>
      <text:p text:style-name="P12"><text:span text:style-name="T45">modo singula per rationem </text:span><text:span text:style-name="T45">nobis </text:span><text:span text:style-name="T45">inventa usurpaverimjus.<text:line-break/>Hinc enim </text:span><text:span text:style-name="T45">puto </text:span><text:span text:style-name="T45">bonae indolis juvenes incitatum </text:span><text:span text:style-name="T7">iri,i</text:span><text:span text:style-name="T45"> ut<text:line-break/>medicamentorum materiam cognoscant ipfimet inspirientes<text:line-break/>non semel, aut bis, sed frequenter, quoniam Iensiblliutu<text:line-break/>rorum cognitio sedula inspectione confirmatur, cujus rei<text:line-break/>indicium est evideutissirnum</text:span><text:span text:style-name="T45">, </text:span><text:span text:style-name="T45">quod gemini per oninia siiui-<text:line-break/>les esse nobis rideantur, -differentes autem iis, qui ipsos<text:line-break/>inspicere consueverunt. Itaque herbarum, fruticum et ar-<text:line-break/>borum . materiam prius quam e terra eximantur contem-<text:line-break/>plari pulcherrimum est, dum fructus videlicet suturi sunt,<text:line-break/>dum eduntur, dum augescunt et dum. rigent. Haec siqui-<text:line-break/>dem continua eorum speculatio docebit </text:span><text:span text:style-name="T45">te</text:span><text:span text:style-name="T45">, quando potis-<text:line-break/>simum ipsos commode decerpas, ac in </text:span><text:span text:style-name="T45">siccis </text:span><text:span text:style-name="T45">domunculis<text:line-break/>repositos custodias,* ne </text:span><text:span text:style-name="T7">a</text:span><text:span text:style-name="T45"> sciis radiis exurantur, neque ab<text:line-break/>humiditate ex tecto vel muris madefiant, </text:span><text:span text:style-name="T45">, </text:span><text:span text:style-name="T45">Id optime fiet,<text:line-break/>si domus neque subterraneae sint, neque estis vicinae,<text:line-break/>necne sub tegulis,, . scd .ostia ad meridiem spectantia lra-<text:line-break/>beant, prope quae tamen medicamenta reponi non debent,</text:span></text:p>
      <text:p text:style-name="P12"/>
      <text:p text:style-name="P13"><text:span text:style-name="T45">Amici vos admoneo ut in hoc quoque me sequamini., si<text:line-break/>artis opera pulchre obire. velitis , novistis enim, quomodo<text:line-break/>ex omni natione praestautissima quotannis ' medicamenta<text:line-break/>mihi aflerantur, eo quod perditi illi quarumcunque rerum<text:line-break/>coemptores scentarios varus.modis ea contaminant. Prae-,<text:line-break/>stiterat forsan non hos solum,, sed mullo magis etiam mer-<text:line-break/>catores, qui illa advehunt, incufure., atque his musto- ma- •<text:line-break/>gis </text:span><text:span text:style-name="T45">ipsos </text:span><text:span text:style-name="T45">herbarios j item nihil minus eos qui radicum<text:line-break/>liquores, -succos,</text:span><text:span text:style-name="T59">-</text:span><text:span text:style-name="T45"> fructus</text:span><text:span text:style-name="T45">,r </text:span><text:span text:style-name="T45">flores et germina ex montibus<text:line-break/>in urbes conferunt, hi siquidem omnium primi in eis do- -<text:line-break/>lurn exercent. Quisquis igitur auxiliorum undique copiam<text:line-break/>habere volet, omnis stirpium materiae,/-animalium, me-<text:line-break/>ullorum et absque </text:span><text:span text:style-name="T45">metallica </text:span><text:span text:style-name="T45">natura terrestrium corporum,<text:line-break/>tuae </text:span><text:span text:style-name="T45">est </text:span><text:span text:style-name="T45">medicinae </text:span><text:span text:style-name="T45">usum </text:span><text:span text:style-name="T45">ducimus, expertus' esto</text:span><text:span text:style-name="T45">, </text:span><text:span text:style-name="T45">. ut ex<text:line-break/>eis et exquisita et notha cognoscat, delude lu. commen-<text:line-break/>tario meo</text:span><text:span text:style-name="T45">, </text:span><text:span text:style-name="T45">quem de .simplicium medicamentorum facultate<text:line-break/>prodidi,-sesc exerceat. .Nisi enim </text:span><text:span text:style-name="T7">hoc</text:span><text:span text:style-name="T45"> modo instructus -ad</text:span></text:p>
      <text:p text:style-name="P17"><text:span text:style-name="T45">praesentis operis praesidia veniat; verbotenus quidem </text:span><text:span text:style-name="T7">me-<text:line-break/>dendi.</text:span><text:span text:style-name="T45"> methodum sciet, opus vero nullum ipsa dignum<text:line-break/>perficiet. Eingat namque ipse, quae de .nervorum vulne-<text:line-break/>ribus praedixi,</text:span><text:span text:style-name="T45">, </text:span><text:span text:style-name="T45">quaedam aliquis cognoscere, adulterata<text:line-break/>vero medicamenta per ignorantiam compositioni injicere,<text:line-break/>-vel neque omnino exacte facultates ipsorum intelligere;<text:line-break/>an non erit necessarium frequentius huuc errare quam<text:line-break/>recte agere? mihi quidem vel admodum videtur. lam<text:line-break/>vero accurate facultates cognoscere ab eo multum differt<text:line-break/>quod est cognoscere. Etenim solum cognoscere scire est,<text:line-break/>an medicamentum siccare vel humectare vel refrigerare<text:line-break/>vel calefacere suapte natura nos possit, accurate vero co-<text:line-break/>gnoscere praeter hoc etiam facultatis quantitatem scivisse<text:line-break/>est. Quaedam enim medicamenta calorem tepidum gene-<text:line-break/>rant corporibus nostris admota, quaedam moderatum,<text:line-break/>quemadmodum alia hoc paulo validiorem, nonnulla jam<text:line-break/>sic ferventem ut urere possint.. Convenit igitur medicum<text:line-break/>non modo affectus qualitatem J sed etiam ipsius, ut ita</text:span></text:p>
      <text:p text:style-name="P17"><text:span text:style-name="T22">. </text:span><text:span text:style-name="T65">1</text:span></text:p>
      <text:p text:style-name="P16"><text:span text:style-name="T45">dicam, quantitatem conjectasse; nam haud ipsa proprie<text:line-break/>quantitas iu qualitate dicitur, quanquam dicatur tamen,<text:line-break/>ut febris magna et parva. Ac tantus usus est eorum,,<text:line-break/>quae sic dicuntur, ut jam proprii vim obtineant ipsa,<text:line-break/>perinde ac pyris, excusor, pictor, quercus incilor, in<text:line-break/>totum quae ex vocato a grammaticis .abusu inceperunt,"<text:line-break/>' deinde vero propria dici credita sunt. Hoc quidem at-<text:line-break/></text:span><text:span text:style-name="T45">i </text:span><text:span text:style-name="T45">tulimus, praeter eos, qui parum opportuno tempore de</text:span></text:p>
      <text:p text:style-name="P16"><text:span text:style-name="T45">sermonis proprietate argumentantur. Quod autem dicere<text:line-break/>desiit., tale est, </text:span><text:span text:style-name="T45">.</text:span><text:span text:style-name="T45">nempe quod esxiccari desiderat non sim-<text:line-break/>pliciter .siccante indiget medicamento, sed convenienti men-<text:line-break/>sura, copiosa quidem humiditate auctum, insigniter cxic-<text:line-break/>cante, parva-,, purum hoc faciente, quemadmodumjmulta,</text:span><text:span text:style-name="T59">:<text:line-break/></text:span><text:span text:style-name="T45">admodum resiccante, non tamen extreme, neque in summo,<text:line-break/>siccitatis enim quantitatem humiditatis copiae respondere<text:line-break/>convenit. Ego itaque dum communem nervorum vulne-<text:line-break/>rurn curationis modum immutare primum ausus sum, con-<text:line-break/>jeci, in quantam humiditatem caliditaternque affecta pars</text:span></text:p>
      <text:p text:style-name="P12"/>
      <text:p text:style-name="P13"><text:span text:style-name="T45">recidisset.' Et quum adolescens quidam mihi ostensus es—<text:line-break/>fet, in primo articulo </text:span><text:span text:style-name="T45">medii </text:span><text:span text:style-name="T45">/dextrae- manus digiti totum<text:line-break/>circa nervum locum bum entem -adeo' ex 'contusione habens,<text:line-break/>ut jam computresceret partem sane putrescentem cata-<text:line-break/>pitsmaife.-ex lixivia'stillatitia </text:span><text:span text:style-name="T45">et </text:span><text:span text:style-name="T45">ermla lysi,'sic autemn*-;<text:line-break/>sti me hordei farinam </text:span><text:span text:style-name="T45">• </text:span><text:span text:style-name="T45">nominare, </text:span><text:span text:style-name="T45">fovi, </text:span><text:span text:style-name="T45">non putrescentem<text:line-break/>vero, sed tensam dolentemque oleo calente liberali ter per-<text:line-break/>sundij inde quum lana sicca madorem-exhausissem/"cera-<text:line-break/>tum tam humidum illevi; quam lu fracturis • utimur , cui<text:line-break/>euphoibium sit admixtum. </text:span><text:span text:style-name="T45">Confectum </text:span><text:span text:style-name="T45">autem mihi fuerat<text:line-break/>hoc quoque mea industria hujusmodi occasione. Profectus<text:line-break/>atl me quispiam hieme vehementi ossendenque genu,. fa-<text:line-break/>clle dicebat rigore id affici, statirn </text:span><text:span text:style-name="T7">vero</text:span><text:span text:style-name="T45"> calefacientibus ju-<text:line-break/>vari. Rogabat igitur hujusmodi aliquod medicamentum da-</text:span><text:span text:style-name="T59">1<text:line-break/></text:span><text:span text:style-name="T45">fem, ut qui profectus lu frigore in algeret doleretque ve-<text:line-break/>hementius quam allas. Nunc igitur, inquit, loturus dis-<text:line-break/>eedo,; niittam autem ex balneo , qui medicamentum accipiat.<text:line-break/>i-Iaec quum dixisset, abuti At ego cum tale 'nullum inedi—</text:span></text:p>
      <text:p text:style-name="P120"><text:span text:style-name="T45">c ...<text:tab/>.<text:tab/>. , tlualxi - .rrr</text:span></text:p>
      <text:p text:style-name="P16"><text:span text:style-name="T45">camentum ad manus haberem, euphorblum </text:span><text:span text:style-name="T45">cum </text:span><text:span text:style-name="T45">oleo trivi<text:line-break/>et </text:span><text:span text:style-name="T45">ceram </text:span><text:span text:style-name="T45">liquatam immiscui, </text:span><text:span text:style-name="T45">paulo </text:span><text:span text:style-name="T45">post </text:span><text:span text:style-name="T45">cum amicus </text:span><text:span text:style-name="T45">medi-<text:line-break/>camento ferendo puerum misisset, exhibui; - Dolore’ pro-<text:line-break/>tinus cessante, inde in </text:span><text:span text:style-name="T45">aliis </text:span><text:span text:style-name="T45">partibus similiter affectis uti<text:line-break/>praecepimus</text:span><text:span text:style-name="T45">, </text:span><text:span text:style-name="T45">de </text:span><text:span text:style-name="T45">quibus </text:span><text:span text:style-name="T45">mox dicetur. Nniic </text:span><text:span text:style-name="T45">ad </text:span><text:span text:style-name="T45">nervi vul-<text:line-break/>nerati sermonem </text:span><text:span text:style-name="T45">redeo </text:span><text:span text:style-name="T45">propter eos, qni nihil, quod ego<text:line-break/>nunu siico, intelligunt, vitio autem vertunt </text:span><text:span text:style-name="T45">dictiunculas;<text:line-break/></text:span><text:span text:style-name="T45">quos invenire auguror nervisaucios perperam </text:span><text:span text:style-name="T45">eos </text:span><text:span text:style-name="T45">nomi-<text:line-break/>nari, qui </text:span><text:span text:style-name="T7">in</text:span><text:span text:style-name="T45"> tendonibus vulnus </text:span><text:span text:style-name="T45">acceperint, </text:span><text:span text:style-name="T45">tensiones enim<text:line-break/>ipsis puto vocari, qui extra manum toti </text:span><text:span text:style-name="T45">carpo ,et </text:span><text:span text:style-name="T45">digiis sn- ~<text:line-break/>pertensi ' sunt. Quamquam sane non ignorem manisestita<text:line-break/>magisque proprie tendinisauclos ipsos ionr.uri, tamen cum<text:line-break/></text:span><text:span text:style-name="T45">omnes </text:span><text:span text:style-name="T45">neurisaucios nuncupare soleairt; et ego; ne quis inno-<text:line-break/></text:span><text:span text:style-name="T45">rare </text:span><text:span text:style-name="T45">me appellationenrdrcat, consuetam pro vera suscepi,<text:line-break/></text:span><text:span text:style-name="T45">etsi </text:span><text:span text:style-name="T45">nec illa' fine ratione abire lu consuetudinem putuerit<text:line-break/></text:span><text:span text:style-name="T45">plerisqiie </text:span><text:span text:style-name="T45">'medicis tendones etiam nervorum nomine jam<text:line-break/>vocitantibus. Verum sive in nervis nive in tendonibus</text:span></text:p>
      <text:p text:style-name="P17"><text:span text:style-name="T45">-ulneratos appellasse manis, neque ob has voces incolu-<text:line-break/>mes erunt, neque convulsione laborabunt, qnemadmodum<text:line-break/>neque manci fient, nec morientur, appellatio siquidem nec<text:line-break/>servavit hominem unquam, nec perdidit, sed medicamen-<text:line-break/>torum facultas utrunque efficit. Atque ego haec; immutans<text:line-break/>putrescentes; convulsos, mancos, nonnullos etiam per-<text:line-break/>euntes, sanos vivosque reddo. Nam nervos contusos ha-<text:line-break/>hentes ficnt ille habuerat, nervofancios, non neurothlastos,<text:line-break/>id est in nervis contusos, nuncupare anticiparunt. Caeterum<text:line-break/>curatio communis est et periculum aeqnale amborum, nem-<text:line-break/>pe.contusurum et vulneratorum vel nervis, vel tendoni-<text:line-break/>bus. Itaque horno ille putredine jam circa primum medii<text:line-break/>digiti articulum ortu, quum superjacentium tensione dolore-<text:line-break/>qne infestaretur, multo melius habere coepit die postero,<text:line-break/>qno vice hordei farinae, ervornm farinam stactae lixiviae<text:line-break/>commiscuimus. Ac tertio </text:span><text:span text:style-name="T45">sane </text:span><text:span text:style-name="T45">quum consimiliter etiam<text:line-break/>curaretur,' jam quidem in aliis partibus dolorem omnino<text:line-break/>non percepit, ex contusione vero nervulum quoddam cor-</text:span></text:p>
      <text:p text:style-name="P13"><text:span text:style-name="T45">st 76</text:span></text:p>
      <text:p text:style-name="P12"><text:span text:style-name="T45">pus </text:span><text:span text:style-name="T45">crassae membranae persimile exertum </text:span><text:span text:style-name="T45">est, </text:span><text:span text:style-name="T45">quod medio-<text:line-break/>criter me commovente facile totum scmiputridum .excidit.<text:line-break/>Videbatur omnibus contemplantibus hoc corpus, nervus to-<text:line-break/></text:span><text:span text:style-name="T45">.tus esse, qui, computruisset, ut qui ignorarent, 'quo pacto<text:line-break/></text:span><text:span text:style-name="T45">tendones hi nervosis membranis convelati, per brachiale<text:line-break/>procedunt et super totos digitos extenduntur, milri vero<text:line-break/>putridum ex contusione attollenti tendo </text:span><text:span text:style-name="T45">salvus </text:span><text:span text:style-name="T45">apparuit<text:line-break/>Qunm igitur vel pastillo uno, veI trochisco</text:span><text:span text:style-name="T45">, </text:span><text:span text:style-name="T45">vel utcunque<text:line-break/>vocasse </text:span><text:span text:style-name="T45">Iibet, </text:span><text:span text:style-name="T45">quorum in numero est et Polyidae; soluto<text:line-break/></text:span><text:span text:style-name="T45">ex </text:span><text:span text:style-name="T45">hepsemate., veI siraeo id est sapa, nam et hoe pro ar-<text:line-break/></text:span><text:span text:style-name="T45">bitrio </text:span><text:span text:style-name="T45">nominare liceat, apparentem nervi partem prius-jim-<text:line-break/></text:span><text:span text:style-name="T45">xissem, </text:span><text:span text:style-name="T45">rursus eodem modo et cataplasmate et unctione: ex-<text:line-break/></text:span><text:span text:style-name="T45">ecphorino </text:span><text:span text:style-name="T45">in iisdem locis sicut prius utroque usus sum.<text:line-break/></text:span><text:span text:style-name="T45">Quarto </text:span><text:span text:style-name="T45">jam dia omnia composita circa contussim </text:span><text:span text:style-name="T45">. </text:span><text:span text:style-name="T45">quidem<text:line-break/></text:span><text:span text:style-name="T45">antea, </text:span><text:span text:style-name="T45">ulceratum vero nunc primum digiti articulum in-<text:line-break/></text:span><text:span text:style-name="T45">tuitus </text:span><text:span text:style-name="T45">considerabam,- quorsum a cataplasmate transgrede-<text:line-break/></text:span><text:span text:style-name="T45">rer. Visum </text:span><text:span text:style-name="T45">igitur est,, si nervus inflammatione prorsus va-</text:span></text:p>
      <text:p text:style-name="P12"><text:span text:style-name="T45">caret, </text:span><text:span text:style-name="T45">ad </text:span><text:span text:style-name="T45">cicatricem ducentia transire, si vero phlegmones<text:line-break/>ipsius scirrliosum quidquam remaneret, aliquod ex abunde<text:line-break/>siccantibus exhibere. Quoniam igitur nonnihil ex </text:span><text:span text:style-name="T45">ea </text:span><text:span text:style-name="T45">reli-<text:line-break/>quum 'esse videbatur, medicamentum ex dracunculi'radice<text:line-break/>consectum, prius usurpavi; quod </text:span><text:span text:style-name="T45">alia </text:span><text:span text:style-name="T45">eadem, cum Aegyptio<text:line-break/>.medicamento, quae isis vocatur; continet, assumpsit autem<text:line-break/>dracunculi radicem. Ab hoc vero deinceps Athene , id est<text:line-break/>Minerva, dicta usus, inde ad ea quae cicatricem ducunt<text:line-break/>perrexi. At quum alium • curarem pastillo sapa diluto nu-<text:line-break/>datas vulneris partes illinens eupliorbium extrinsecus </text:span><text:span text:style-name="T7">im-<text:line-break/>ponebam,</text:span><text:span text:style-name="T45"> tantum cerae ac resinae miscens, unde empla-<text:line-break/>jstri crassitudo • simul fieret et euphorbii vires conserv.aren-<text:line-break/>tur. Caeterum quomodo ad hos scopos respiciens medica-<text:line-break/>•inentum componas, deinceps declarabimus. Etenim aliud<text:line-break/>quoque ex- aceto medicamentum confecimus, hoc spectantes<text:line-break/>ut ipsius spissitudo et subtilis aceti virtus cum refrigeran-<text:line-break/>tis facultatis exolutione incolumis permaneat. De his sane.</text:span></text:p>
      <text:p text:style-name="P12"><text:span text:style-name="T45">quomodo composita sint, post paulum tractabitur. Nunc<text:line-break/>quia nervis vulneratis medendi modum ex rationali indica-<text:line-break/>tione, nugatorio illo empiricorum casu repudiato, inveni,<text:line-break/>totam cogito ipsam dicere, ita ut nullam distinctionem<text:line-break/>praeteream, sermonem ab initio rursus repetens. Quando<text:line-break/>igitur vulneratum aliquem protinus suscipio, interdum per<text:line-break/>liquida medicamenta curationem molior, interdum ernpla-<text:line-break/>stris, lanam extrinsecus quam mollissimam oleo calenle im-<text:line-break/>butam applicans. Quod si medicamentum ex aceto usur-<text:line-break/>pem , aceti parum oleo admisceo </text:span><text:span text:style-name="T45">ac </text:span><text:span text:style-name="T45">bis terve quotidie sol-<text:line-break/>vo et oleo calente foveo. </text:span><text:span text:style-name="T45">Si </text:span><text:span text:style-name="T45">noctes longae fuerint, etiam<text:line-break/></text:span><text:span text:style-name="T45">siis </text:span><text:span text:style-name="T45">solvere consuevi, idque magis facio, dum- ulcus a me-<text:line-break/>dicamentis mordetur; nam ubi initio tali medicamento utenti<text:line-break/>aeger, nec se morderi, nec dolere, nec tensionem percipere<text:line-break/>mihi dicat; die fulvo et foveo mane femel </text:span><text:span text:style-name="T45">et </text:span><text:span text:style-name="T45">vefperi iterum.<text:line-break/>Oleum vero , quo fovemus</text:span><text:span text:style-name="T45">, </text:span><text:span text:style-name="T45">fatis calens esto, verum ita,<text:line-break/>ne vulneratam partem offendat; sicut enim frigidum huius-</text:span></text:p>
      <text:p text:style-name="P12"><text:span text:style-name="T45">modi affectibus maxime est contrarium</text:span><text:span text:style-name="T45">, </text:span><text:span text:style-name="T45">sic tepens non om-<text:line-break/>nino utile. Namque in .primo de simplicibus medicamentis<text:line-break/>volumine didicimus, ut aqua in eo , qrtod'calens, aut </text:span><text:span text:style-name="T45">fri-<text:line-break/></text:span><text:span text:style-name="T45">gida sit, maxime contraria facere nata' est, </text:span><text:span text:style-name="T45">ita </text:span><text:span text:style-name="T45">quoque<text:line-break/></text:span><text:span text:style-name="T45">oleum, nam frigidum corpori admotum , perfpiratum </text:span><text:span text:style-name="T45">quo-<text:line-break/></text:span><text:span text:style-name="T45">dammodo. ipsius obstruit, imo prohibet, calidum vero di-<text:line-break/>gerit ac extenuat. Quod tibi etiam ex carnibus in eo co-<text:line-break/>ctis licet condiscere; similiter etenim</text:span><text:span text:style-name="T45">,, </text:span><text:span text:style-name="T45">ut praerancidas </text:span><text:span text:style-name="T45">fri-<text:line-break/></text:span><text:span text:style-name="T45">abilis efficit, etsi protinus quum animans mactatum </text:span><text:span text:style-name="T45">est, rn<text:line-break/></text:span><text:span text:style-name="T45">so coquas, aut sartagine frigas. .Propter quod et ego </text:span><text:span text:style-name="T45">fo-<text:line-break/></text:span><text:span text:style-name="T45">mentum ex oleo fatis calente usurpare malui, tepidum </text:span><text:span text:style-name="T45">fem-<text:line-break/></text:span><text:span text:style-name="T45">per vitans, adhuc autem magis frigidum. </text:span><text:span text:style-name="T45">Porro </text:span><text:span text:style-name="T45">ab </text:span><text:span text:style-name="T45">aquae<text:line-break/></text:span><text:span text:style-name="T45">usu in tota curatione- ita tempero, ut ne attingat </text:span><text:span text:style-name="T45">quidem<text:line-break/></text:span><text:span text:style-name="T45">alcus</text:span><text:span text:style-name="T45">; prolude </text:span><text:span text:style-name="T45">cum </text:span><text:span text:style-name="T45">- sanguis initio statirn a vulnerata </text:span><text:span text:style-name="T45">parte .<text:line-break/></text:span><text:span text:style-name="T45">eluendus est, ex oleo id facere expedit. Ubi autem jam<text:line-break/>aegri mediocriter, habentes lavacro utuntur, </text:span><text:span text:style-name="T45">• </text:span><text:span text:style-name="T45">neque </text:span><text:span text:style-name="T45">-tunc<text:line-break/></text:span><text:span text:style-name="T45">affectum locum in aquam demergere </text:span><text:span text:style-name="T45">• </text:span><text:span text:style-name="T45">ipsis concedendum,<text:line-break/>magna siquidem ex parte nervi in manibus vulnerantur..</text:span></text:p>
      <text:p text:style-name="P12"><text:span text:style-name="T45">Memini cujusdam. ex hujusmodi vulneratis, qui quum diem<text:line-break/>quartum citra omnem dolorem ageret, partemque asseclam<text:line-break/>absque phlegmone videret, multo in frigore domo egressus<text:line-break/>ad opus </text:span><text:span text:style-name="T45">quoddam necessarium, </text:span><text:span text:style-name="T45">eique dia immoratus, domum<text:line-break/>rediit meinbrc uni versu ad cervicem usque tenso, idque eum<text:line-break/>ingenti.ipsius dolore. Postquam vero quodam me aceerfente<text:line-break/>profectus ad*eum vidi'quibus in malis esset, oleum ex iti- </text:span><text:span text:style-name="T45">•<text:line-break/>nere </text:span><text:span text:style-name="T45">refrigeratum a parte auferri jussi, calente vero-totum </text:span><text:span text:style-name="T45">,<text:line-break/></text:span><text:span text:style-name="T45">membrum fovi, deinde cervicis partem adversam lanis oleo<text:line-break/>respersis et medicamento liquido ex euphorbio simul, cnm<text:line-break/></text:span><text:span text:style-name="T45">castorio </text:span><text:span text:style-name="T45">hominem statirn mitigavi et somno post haec /icce-<text:line-break/></text:span><text:span text:style-name="T45">dente </text:span><text:span text:style-name="T45">usque </text:span><text:span text:style-name="T45">. </text:span><text:span text:style-name="T45">ad vefperam omnia cessarunt symptomata.<text:line-break/></text:span><text:span text:style-name="T45">Prae </text:span><text:span text:style-name="T45">omnibus 'igitur danda opera est ut lana permaneat<text:line-break/>calida, sive </text:span><text:span text:style-name="T45">oleo </text:span><text:span text:style-name="T45">tantum, sive oxelaeo, </text:span><text:span text:style-name="T45">hoc </text:span><text:span text:style-name="T45">est aceto et oleo;<text:line-break/></text:span><text:span text:style-name="T45">quoque </text:span><text:span text:style-name="T45">imbuta fuerit, fiet hoc si aliae lanae siccae extrinse-<text:line-break/></text:span><text:span text:style-name="T45">cus </text:span><text:span text:style-name="T45">circumponantur et aeger intra tectum, quum hiems<text:line-break/>fuerit, ad quintum usque vel feptimurn morbi diem fese</text:span></text:p>
      <text:p text:style-name="P12"><text:span text:style-name="T45">contineat. Nam si eousaue nec phlegmone aliqua tentetur,<text:line-break/>yacetque prorsus dolore et nullam sentiat tensionem, in po-<text:line-break/>sterum tntus erit. Curabis autem, ne in aceto vinosum<text:line-break/>aliquid appareat, quemadmodum oleum quoque, nt omni<text:line-break/>astrictione vacet. Neque igitur quod crudum vel imma-<text:line-break/>turum dicitur adhibebis, neque id, quod ab Hispania </text:span><text:span text:style-name="T7">ve-<text:line-break/>llitur</text:span><text:span text:style-name="T45"> ac. vocant Hispanum, imo neo aliud quodlibet ex </text:span><text:span text:style-name="T45">iis<text:line-break/>quae </text:span><text:span text:style-name="T45">oleae surculos habenti Optimum oleum est tenue,<text:line-break/>qqale "in Italia Sabinum, alibi vero in nationibus Romano<text:line-break/>imperio subjectis, quae nullam astringendi vim obtinenti<text:line-break/>Jam vero </text:span><text:span text:style-name="T45">qualis </text:span><text:span text:style-name="T45">res sit rationalis indicatio et quanto </text:span><text:span text:style-name="T45">ditior<text:line-break/></text:span><text:span text:style-name="T45">quam nnda experientia citra methodum, vel hinc condisces.<text:line-break/>Quum permultis nervorum vulneribus saepe in itinere, </text:span><text:span text:style-name="T45">in<text:line-break/></text:span><text:span text:style-name="T45">navigio, in agro, vel in civitate, scd procul, a meis aedibus<text:line-break/>incidissem, nec medicamenti ex enphorbio copia adesset, nec<text:line-break/>illius, quod ex aceto conficitur, </text:span><text:span text:style-name="T45">nec </text:span><text:span text:style-name="T45">alterius, medicamenta,<text:line-break/>quorum forte fortuna eo </text:span><text:span text:style-name="T45">loco </text:span><text:span text:style-name="T45">facultas erat, vulneri </text:span><text:span text:style-name="T45">impu-</text:span></text:p>
      <text:p text:style-name="P12"><text:span text:style-name="T45">nentes</text:span><text:span text:style-name="T45">, </text:span><text:span text:style-name="T45">propositum </text:span><text:span text:style-name="T45">scmper </text:span><text:span text:style-name="T45">sumus assequuti. Novi etenim<text:line-break/>me ipsum in agro propolim recentem liquidam et pinguem,<text:line-break/>quam agricola habebat, vulneri imposuisse, interdum fer-<text:line-break/>mentum sulurn, interdum ambo commixta. At fermentum<text:line-break/>quam vetustissimum esse, propolim vero </text:span><text:span text:style-name="T7">contra</text:span><text:span text:style-name="T45"> habere con-<text:line-break/>venit, quantum ad tempus attinet, sin autem vetustior sit,<text:line-break/></text:span><text:span text:style-name="T45">ex </text:span><text:span text:style-name="T45">oleo juxta ignem vel. in sole '.emolliatur. </text:span><text:span text:style-name="T45">&gt; </text:span><text:span text:style-name="T45">Rursus- in<text:line-break/>alio, </text:span><text:span text:style-name="T45">quodam </text:span><text:span text:style-name="T45">rustico succum tithymalli fermento mixtum im-<text:line-break/>posui, quem prope ipsius cortem succrevisse conspexeram,<text:line-break/>quippe fermentum </text:span><text:span text:style-name="T45">ut </text:span><text:span text:style-name="T45">recens contemnebam. • Nonnun-<text:line-break/>quam et propolim </text:span><text:span text:style-name="T45">ex </text:span><text:span text:style-name="T45">oleo liquefactam fermento subegi, sed<text:line-break/>prius aceto</text:span><text:span text:style-name="T59">-</text:span><text:span text:style-name="T45"> quam acerrimo- dissoluto. Praestat oleum esse<text:line-break/>vetus in hujusmodi mixtionibus, puta ex oxyrnelile et faba-<text:line-break/></text:span><text:span text:style-name="T45">rum </text:span><text:span text:style-name="T45">farina vel ervorum vel lolii vel ciceris vel lupinorum<text:line-break/>amarorum vel tenuiori polentae pulvere vel hordeacea fari-<text:line-break/></text:span><text:span text:style-name="T45">na., </text:span><text:span text:style-name="T45">quibus in urbibus usus fum cataplasmatis, non solum<text:line-break/></text:span><text:span text:style-name="T45">in </text:span><text:span text:style-name="T45">iis, quos jam phlegmone prehenderat,</text:span><text:span text:style-name="T59">1</text:span><text:span text:style-name="T45"> sed etiam protinus .<text:line-break/></text:span><text:span text:style-name="T45">ab initio. • </text:span><text:span text:style-name="T45">lu </text:span><text:span text:style-name="T45">agro </text:span><text:span text:style-name="T45">cnm </text:span><text:span text:style-name="T45">et picem </text:span><text:span text:style-name="T45">liquidam apud sabrum in-</text:span></text:p>
      <text:p text:style-name="P12"><text:span text:style-name="T45">venissem</text:span><text:span text:style-name="T45">, </text:span><text:span text:style-name="T45">fermento mixtam imposui, item apud </text:span><text:span text:style-name="T45">alium </text:span><text:span text:style-name="T45">ervo-<text:line-break/>rum </text:span><text:span text:style-name="T45">farinam </text:span><text:span text:style-name="T45">illo subactam</text:span><text:span text:style-name="T45">, cujus penuria etiam </text:span><text:span text:style-name="T45">praedicta--<text:line-break/>rum quaevis misceri potest. Quin etiam oxelaeum folum,<text:line-break/>quod calere, lana exceptum, statirn </text:span><text:span text:style-name="T45">dum </text:span><text:span text:style-name="T45">aliud nihil ha-<text:line-break/>berem, confisus </text:span><text:span text:style-name="T45">aceto </text:span><text:span text:style-name="T45">abunde acri et vetusto. In alio refri-<text:line-break/>gerato,. qucni ante horam </text:span><text:span text:style-name="T45">unam </text:span><text:span text:style-name="T45">vel longius etiam tempus<text:line-break/>nervus contusus esset, quousque mihi </text:span><text:span text:style-name="T45">quoddam </text:span><text:span text:style-name="T45">idoneum<text:line-break/>medicamentum afferretur, expectavi</text:span><text:span text:style-name="T45">, </text:span><text:span text:style-name="T45">partem oleo foveri<text:line-break/>praecipiens, interdum </text:span><text:span text:style-name="T45">aceto </text:span><text:span text:style-name="T45">prius admixto, quoniam aer<text:line-break/>per aestatem calidissimus erat, mixtura ex utroque diutissime<text:line-break/>fovi, donec aliud medicamentum allatum fuit. Singulis<text:line-break/>autem praedictis farinis permixtam </text:span><text:span text:style-name="T45">quoque </text:span><text:span text:style-name="T45">stacten saepe<text:line-break/>illevi et mox </text:span><text:span text:style-name="T7">a</text:span><text:span text:style-name="T45"> principio et postea, quum homo medica-<text:line-break/>niento quodam, quod cruentis imponitur, non probe usus<text:line-break/>esset. Haec itaque omnia, quomodocunque appiices, me-<text:line-break/>dicamenta calida qualitatibus offeras. Et vero etiam cum<text:line-break/>domo mea egredi festinans aliquando medicamentum nullum</text:span></text:p>
      <text:p text:style-name="P12"><text:span text:style-name="T45">in promtu compositum haberem</text:span><text:span text:style-name="T45">, </text:span><text:span text:style-name="T45">dedi cuidam familiari vetus<text:line-break/>euphorbiurn, injuuxique laeve factum ex oleo'veteri, donec<text:line-break/>humidi cerati spissitudinem haberet, tendinis puncturae in<text:line-break/>manu admoveret. Reversus igitur interrogavi vulneratum<text:line-break/>multumne caloris in parte affectu sentiret, ille mediocrem<text:line-break/>quendam respondit sepercipere- Rursus igitur quaesivi, an<text:line-break/>mordicationem </text:span><text:span text:style-name="T45">a </text:span><text:span text:style-name="T45">medicamento in vulnere sentiret</text:span><text:span text:style-name="T45">; </text:span><text:span text:style-name="T45">ille quum<text:line-break/>se non morderi, sed veluti pruritum quendam sentire di-<text:line-break/>xisset, medicamentum ad noctem usque adhaerere permissi<text:line-break/>Quoniam vero, quum imposita abstulissem, calor in affecto<text:line-break/>loco mediocris milii apparuit, neque punctura hians, satius<text:line-break/>mihi visum est eodem uti .nedic..mento; et verocumvulue-<text:line-break/>ratus altero,</text:span><text:span text:style-name="T45">die </text:span><text:span text:style-name="T45">prospere haberet, item tertio et quarto, ad<text:line-break/>finem </text:span><text:span text:style-name="T45">usque idem medicamentum </text:span><text:span text:style-name="T45">usurpavi, quod contem-<text:line-break/>platus quidam </text:span><text:span text:style-name="T45">in alio </text:span><text:span text:style-name="T45">vulnerato similiter recenti euphor-<text:line-break/>bio </text:span><text:span text:style-name="T45">in </text:span><text:span text:style-name="T45">eundem </text:span><text:span text:style-name="T45">modum </text:span><text:span text:style-name="T45">usus est: quare necessario calor ae-*<text:line-break/>jrum multus et cornmorfus et dolor in ulcere subfecutus</text:span></text:p>
      <text:p text:style-name="P121"><text:span text:style-name="T37">..<text:tab/>•<text:tab/></text:span><text:span text:style-name="T18">-r</text:span></text:p>
      <text:p text:style-name="P13"><text:span text:style-name="T45">est, </text:span><text:span text:style-name="T45">adeo ut homo est me deductus sit, tanquam </text:span><text:span text:style-name="T45">hoc </text:span><text:span text:style-name="T45">prae-<text:line-break/></text:span><text:span text:style-name="T45">ter omnium opinionem accidisset.. Atque </text:span><text:span text:style-name="T45">ego, </text:span><text:span text:style-name="T45">statirn </text:span><text:span text:style-name="T45">re </text:span><text:span text:style-name="T45">in-<text:line-break/>tellecta, quod impositum erat abjeci, fotu autem per oleum<text:line-break/>ipsi adhibito, medicamentum ex aceto imposui; quod si non<text:line-break/>in prorinctu suisset, medicamentum ex eup.ioi bio' copiosioris<text:line-break/>cerae particeps admovissem. Quapropter non oportet, uti<text:line-break/>paulo ante diximus; probatorum medicamentorum faculta-<text:line-break/>tes ac species ignorare, nec quae celeriter virtutem mu-<text:line-break/>tant, tum quae rursus diutino tempore conservant. </text:span><text:span text:style-name="T45">- </text:span><text:span text:style-name="T45">Nam<text:line-break/>exiis, quae </text:span><text:span text:style-name="T45">caducam </text:span><text:span text:style-name="T45">ac statirn evanescentem calorem hae<text:line-break/>bent, euphorbium est. Id autem cognosces, etiam si non<text:line-break/>manduces, colorem contemplatus, quippe non ut ab initio<text:line-break/>cinereum,</text:span><text:span text:style-name="T45">. </text:span><text:span text:style-name="T45">verum suppallidum .et subflavurn redditur </text:span><text:span text:style-name="T7">inve-<text:line-break/></text:span><text:span text:style-name="T7">terascens.</text:span><text:span text:style-name="T45"> Statim etiam siccum abunde videretur </text:span><text:span text:style-name="T45">tune </text:span><text:span text:style-name="T45">et<text:line-break/>xix inter laevigandum ex oleo recenti protinus imbibito<text:line-break/>dissolvitur. At subitu ipsum oleo miscendum non est, sed<text:line-break/>prius in mortario sensim terendum, ne dilatetur- Quid<text:line-break/>item opus est dicam, quod etiam gustanti tibi recens perci-</text:span></text:p>
      <text:p text:style-name="P12"><text:span text:style-name="T45">piatur ferventissimum, ut linguam adurat, vetus autem exi..<text:line-break/>guam efficiat caliaitatem? jam aliis quoque multis medi-<text:line-break/>camentis evanidam potentiam pauculis annis habere contin-<text:line-break/>git, attamen euphorbium post thapsiam, haec enim anno<text:line-break/>admodum imbecillis redditur, ut bimula prorsus expiret,<text:line-break/>euphorbium vero, quum principio </text:span><text:span text:style-name="T45">' </text:span><text:span text:style-name="T45">bonum fuerit et probe<text:line-break/>repositum asservatumque, etlain anuo tertio adhuc vim ali,-<text:line-break/>juam retinet, interdum et quarto, quinto autem et sexto<text:line-break/>jam exolvitur, deinde procedente tempore lu totum elan-<text:line-break/>guescit. . Porro id, quo me aliquando cum inveterato<text:line-break/>oleo sine cera usum </text:span><text:span text:style-name="T45">esse </text:span><text:span text:style-name="T45">dixi, quinque annorum aut sex<text:line-break/>erat euphorbium. Unde usum ipsius mensura comprehen-<text:line-break/>dere nemo potest. .Nam recens oleo decuplo </text:span><text:span text:style-name="T45">et </text:span><text:span text:style-name="T45">duodecim<text:line-break/>partibus superante cum cera, tripla commiscetur, vetera-<text:line-break/>fcens copiosius ei immittendum est, trimum vero et qua-<text:line-break/>drimum vel dnplicatum prioris pondus vel aequale cerae.<text:line-break/>Quum igitur, medicamentum consistentia simile acopis dictis</text:span></text:p>
      <text:p text:style-name="P12"><text:span text:style-name="T45">unctionibus habere volueris, quae spissitudo liquidi etiam<text:line-break/>cerati est, oleum cerae quadruplum esse curabis. Ubi vero<text:line-break/>ad empla-tri speciem fiet, ceram omnino aequalem oleo mi-<text:line-break/>scere oportet, maxime si sicca fuerit et vetusta, sicut re-<text:line-break/>rens et pinguis , pauciore </text:span><text:span text:style-name="T45">oleo </text:span><text:span text:style-name="T45">indiget ,nt ceratum iu em-<text:line-break/>plastri modum efficiat, idque </text:span><text:span text:style-name="T45">magis </text:span><text:span text:style-name="T45">adhuc per aestatem- Ita-<text:line-break/>que si ceratum emplastri formula facere statueris, cerae ex<text:line-break/>oleo liquefactae qua diri symmetria sextam recentis eu-<text:line-break/>phorbii partem admiscebis, ut illius una sit drachma, cerae<text:line-break/>sex, olei item sex vel quinque. Sed quoniam cera gluti-<text:line-break/>nans ac viscosa non est, quemadmodum resinae et pix,<text:line-break/>adeo hanc • vel illam vel utriusque partem cerato admisceo.<text:line-break/>Clarum- igitur lest dum haec mifcentur, non amplius oleum<text:line-break/>pari illis portione affundendum. Etenim </text:span><text:span text:style-name="T45">cera </text:span><text:span text:style-name="T45">ad liquidita-<text:line-break/>tem multo pingui indiget', at resinae, quae quidem aridae<text:line-break/>prorsus sunt, pauco, liquidae et siccam quandam substantiam<text:line-break/>ad emplastri crassitudinem assumere postulant. In ceris ig&gt;-</text:span></text:p>
      <text:p text:style-name="P12"><text:span text:style-name="T45">tur noa magna huiniditatis ac siccitatis disserentia est, in<text:line-break/>resinis, sicut etiam in picis genere) contra aridae ab hu-<text:line-break/>midis permultum differunt. Omnium ergo resinarum siccis-<text:line-break/>sima est quam nonnulli frictam, alii colophoniam appel-<text:line-break/>iant. Huic succedit quae ex fictilibus impura </text:span><text:span text:style-name="T45">nec </text:span><text:span text:style-name="T45">fricta su-<text:line-break/>mitur, quam </text:span><text:span text:style-name="T45">si </text:span><text:span text:style-name="T45">purges, in frictam mutabitur.</text:span><text:span text:style-name="T45">. </text:span><text:span text:style-name="T45">His ambabus<text:line-break/>siccior est, quae dicitur pityinon physema, ac si dicas picea<text:line-break/>germinatio. Hanc sane ceu squalidam in praesentis empla-<text:line-break/>stri compositionem non </text:span><text:span text:style-name="T45">esse </text:span><text:span text:style-name="T45">idoneam ratus abjeci, usus<text:line-break/>autem sum fricta et liquidis. Jam vero ex his quoque non-<text:line-break/></text:span><text:span text:style-name="T45">nullae </text:span><text:span text:style-name="T45">diutius liquidae,permanent, quemadmodum terebin-<text:line-break/></text:span><text:span text:style-name="T45">thina, </text:span><text:span text:style-name="T45">aliae cito inarescunt, sicut strobilina, media utriusque<text:line-break/></text:span><text:span text:style-name="T45">est </text:span><text:span text:style-name="T45">abietiua. Quin etiam facultate calidior est quidem stro-<text:line-break/></text:span><text:span text:style-name="T45">bilina, </text:span><text:span text:style-name="T45">mox vero abietiua, deinde terebinthina. Cupressi resi-<text:line-break/></text:span><text:span text:style-name="T45">nam. </text:span><text:span text:style-name="T45">miscere non ausus sum, ut' quae nonnihil astringeret.<text:line-break/></text:span><text:span text:style-name="T45">Putabit </text:span><text:span text:style-name="T45">forsan aliquis, nobiscum dissentire Dioscoridern Ana-<text:line-break/></text:span><text:span text:style-name="T45">zarbeum </text:span><text:span text:style-name="T45">in sermone de resinis haec verba scribentem primo</text:span></text:p>
      <text:p text:style-name="P122"><text:span text:style-name="T45">t<text:tab/>&lt;</text:span></text:p>
      <text:p text:style-name="P13"><text:span text:style-name="T45">de medica materia commentario, </text:span><text:span text:style-name="T7">sex omnibus resinis prin-<text:line-break/>cipatus terebinthinae datur, posi eam lentiscinae, tum ei,<text:line-break/>quae de picea raditur et abiete, posi quas pinea sirdbir<text:line-break/>tinaque numeratur.'</text:span><text:span text:style-name="T45"> Iu his enim Dioscorides tanquam de<text:line-break/>infima strobilina, optima vero terebinthina sentire ridetur.<text:line-break/>Verum ego ex his tribus resinis strobilina, abietiua, </text:span><text:span text:style-name="T7">tere-<text:line-break/>binthina,</text:span><text:span text:style-name="T45"> principem certe strobilinam calore, secundam able-<text:line-break/>tinam, postremam terebinthinam esse dixi. Quemadmodum<text:line-break/>igitur qui inter Italiae vina austera optimum ponit tinum<text:line-break/>Italicum, alius' ad qualitatem unam sermonem referens, alius<text:line-break/>absolute de tota ipforum substantia pronuntians,' verus de-<text:line-break/>prehenditur, eadem ratione etiam inter resinas optimam<text:line-break/>tanquam medicamentum in multiplices usus accommoda-<text:line-break/>tum, meritu terebinthinam affirmaveris</text:span><text:span text:style-name="T45">, non tamen </text:span><text:span text:style-name="T45">calidi-<text:line-break/>tate primas obtinere; </text:span><text:span text:style-name="T45">Itaque </text:span><text:span text:style-name="T45">ut ajebam, licet tibi quamlibet<text:line-break/>resinam cerae miscenti </text:span><text:span text:style-name="T45">simplex </text:span><text:span text:style-name="T45">ceratum glutinantins,efficere,<text:line-break/>quod ex oleo et </text:span><text:span text:style-name="T45">cera </text:span><text:span text:style-name="T45">dunlaxat componimus. Hic vero ex-</text:span></text:p>
      <text:p text:style-name="P12"><text:span text:style-name="T45">perientlae quoque utilitas est, quae de conjectura nostra de-<text:line-break/>cernat. Potes' enim ubi triplicatam ceram terebinthinae<text:line-break/>commiscueris, intelligere, emplastrine spissitudinem jam me-<text:line-break/>dicamentum acceperit, an adhue siccius sit </text:span><text:span text:style-name="T7">ac</text:span><text:span text:style-name="T45"> </text:span><text:span text:style-name="T45">copiosiorem<text:line-break/>insuper resinam desideret Quapropter </text:span><text:span text:style-name="T45">ubi hunc </text:span><text:span text:style-name="T45">in modum<text:line-break/>experienti </text:span><text:span text:style-name="T45">- </text:span><text:span text:style-name="T45">tibi </text:span><text:span text:style-name="T45">mediocriter habere viiiun suerit, miscebis<text:line-break/>tunc medicamento, quod </text:span><text:span text:style-name="T45">conficis </text:span><text:span text:style-name="T45">duodecimam </text:span><text:span text:style-name="T45">partem eu-<text:line-break/></text:span><text:span text:style-name="T45">pborbn. </text:span><text:span text:style-name="T45">At </text:span><text:span text:style-name="T45">si ignores, </text:span><text:span text:style-name="T45">'an. </text:span><text:span text:style-name="T45">euphorbium exacte sit </text:span><text:span text:style-name="T45">calidum,<text:line-break/></text:span><text:span text:style-name="T45">an </text:span><text:span text:style-name="T45">nonnihil a tuli discedat, post consectionem linteo pau-<text:line-break/></text:span><text:span text:style-name="T45">lulum </text:span><text:span text:style-name="T45">illius medicamenti illitum tuae ipsius tibiae vel cu-<text:line-break/></text:span><text:span text:style-name="T45">bitu </text:span><text:span text:style-name="T45">horis aliquot imponito, postea si modice calefacere de-<text:line-break/>prehendis, </text:span><text:span text:style-name="T45">bene </text:span><text:span text:style-name="T45">temperatum esse medicamentum </text:span><text:span text:style-name="T45">arbitrabe-<text:line-break/></text:span><text:span text:style-name="T45">ris, </text:span><text:span text:style-name="T45">quod </text:span><text:span text:style-name="T45">si </text:span><text:span text:style-name="T45">vel nullum sensilem calorem dat vel justo </text:span><text:span text:style-name="T45">fer-<text:line-break/></text:span><text:span text:style-name="T45">‘ventiorem, </text:span><text:span text:style-name="T45">integrum </text:span><text:span text:style-name="T45">est. </text:span><text:span text:style-name="T45">aut medicamentum remittere </text:span><text:span text:style-name="T45">aut<text:line-break/></text:span><text:span text:style-name="T45">intendere; </text:span><text:span text:style-name="T45">remittere quidem mixtura cerati, </text:span><text:span text:style-name="T45">intendere ap-<text:line-break/></text:span><text:span text:style-name="T45">posito </text:span><text:span text:style-name="T45">euphorbio. Atqui 'si propolim pinguem habeas, eam<text:line-break/>omnibus resinis </text:span><text:span text:style-name="T45">aptiorem </text:span><text:span text:style-name="T45">fore </text:span><text:span text:style-name="T45">tibi </text:span><text:span text:style-name="T45">intelligito</text:span><text:span text:style-name="T45">, ut </text:span><text:span text:style-name="T45">quae </text:span><text:span text:style-name="T45">va-</text:span></text:p>
      <text:p text:style-name="P12"><text:span text:style-name="T45">porosam spiritus erassitiem </text:span><text:span text:style-name="T45">humoresque </text:span><text:span text:style-name="T45">superfluos </text:span><text:span text:style-name="T45">elicere<text:line-break/></text:span><text:span text:style-name="T45">ac exalto soras ductitare suapte </text:span><text:span text:style-name="T45">queat </text:span><text:span text:style-name="T45">natura. Siquidem-re-<text:line-break/>sinae cum cera emplastri spissitudinis gratia, non tanquam<text:line-break/>curationis consilio </text:span><text:span text:style-name="T45">. </text:span><text:span text:style-name="T45">assumuntur, propolis autem curationis<text:line-break/>ipsius scopo continetur. Atque haec aliquando sola, ut dixi,<text:line-break/>recenti, quantum ad humiditatem attinet, usus sum in </text:span><text:span text:style-name="T45">agri-<text:line-break/></text:span><text:span text:style-name="T45">cola quodam duro corpore, </text:span><text:span text:style-name="T45">ac </text:span><text:span text:style-name="T45">mirum est, quomodo iola<text:line-break/>adusque finem adhibita adjuverit, adeo ut nullius medica-<text:line-break/>menti praeterea venerit necessitas. Alteri qui puncturam<text:line-break/>profundiorem haberet tithymalli cujusdam exiguum </text:span><text:span text:style-name="T45">quid<text:line-break/></text:span><text:span text:style-name="T45">liquoris admiscui. Mollioribus vero corporibus medicarnen-<text:line-break/>tum tactu durius apparet, nisi olei mixtura vehementer<text:line-break/>ipsum mollias. • Quin et alia medicamenta omnia, quae ner-<text:line-break/>vorum vulneribus' adhibentur, liquida et mollia esse .con-<text:line-break/>venit. Mollitiem igitur quodvis oleum conciliare, robur </text:span><text:span text:style-name="T45">vero<text:line-break/></text:span><text:span text:style-name="T45">medicamenti vetus oleum tueri potest. Ut autem propolim<text:line-break/>lu agro nonnunquam accommodari tanquam melius medi-<text:line-break/>camentum iis, </text:span><text:span text:style-name="T45">quae </text:span><text:span text:style-name="T45">tum affuerant, eligens, ita fermentum</text:span></text:p>
      <text:p text:style-name="P123"><text:span text:style-name="T45">j <text:tab/><text:tab/><text:tab/> </text:span><text:span text:style-name="T45">:r ',3 </text:span><text:span text:style-name="T22">’.α </text:span><text:span text:style-name="T45">• </text:span><text:span text:style-name="T45">• </text:span><text:span text:style-name="T22">,ί </text:span><text:span text:style-name="T45">• •<text:tab/>:<text:tab/></text:span><text:span text:style-name="T45">* </text:span><text:span text:style-name="T74">v</text:span><text:span text:style-name="T45"> ,.y- .<text:tab/>, ,</text:span></text:p>
      <text:p text:style-name="P13"><text:span text:style-name="T45">rursus in </text:span><text:span text:style-name="T45">alio </text:span><text:span text:style-name="T45">admovi medicamenti inopia, quoniam hoc<text:line-break/>quoque in alto fixa extrahere </text:span><text:span text:style-name="T45">et </text:span><text:span text:style-name="T45">discutere, sciebam. Quanto<text:line-break/>autem vetustius fermentum </text:span><text:span text:style-name="T45">tanto </text:span><text:span text:style-name="T45">est praestantius., Porro<text:line-break/>hujusmodi res non solum, facile in aegrts reperiuntur, sed<text:line-break/>etiam sulphur vivum, quo nonnunquam et ipso sum usus<text:line-break/>miscens </text:span><text:span text:style-name="T45">cum. </text:span><text:span text:style-name="T45">tetrapharmaco. .Huic-igitur et .spumam nitri<text:line-break/>et llerenicium litrum et, apbrolitrnm non lapidosum, sed<text:line-break/>vere aphrolitrum, quod, spumae consistentium habet, adji-<text:line-break/>ciens frequenter usurpari, non modo in </text:span><text:span text:style-name="T45">agris </text:span><text:span text:style-name="T45">aliorum, pe-<text:line-break/>nuria, sed etiam.praesentibus enumeraris medicamentis hoc<text:line-break/>nomine, ut animi sensum experientia explorarem proba-<text:line-break/>rernque. At vulneratus talis rei solo usu</text:span><text:span text:style-name="T45">. </text:span><text:span text:style-name="T45">convaluit, fotus<text:line-break/>videlicet oleo. Hoc enim commune, tibi esto in- omnibus<text:line-break/>medicamentis, quae hic dicuntur nervorum, vulneribus con-.<text:line-break/></text:span><text:span text:style-name="T45">ducere. </text:span><text:span text:style-name="T45">Jam vero et quod </text:span><text:span text:style-name="T7">a_</text:span><text:span text:style-name="T45"> </text:span><text:span text:style-name="T45">medicis vocatur arsenicum,<text:line-break/></text:span><text:span text:style-name="T45">ab ijs. </text:span><text:span text:style-name="T45">autem, qui,Attice omnia volunt proferre, aivheni-<text:line-break/></text:span><text:span text:style-name="T45">cum, </text:span><text:span text:style-name="T45">adjunxi tetrapharmaco, quod animo conceperam, ex-<text:line-break/>perientia </text:span><text:span text:style-name="T45">• </text:span><text:span text:style-name="T45">volens pertentare, rursus quum id non adesset,!</text:span></text:p>
      <text:p text:style-name="P12"><text:span text:style-name="T45">sandarachartniuti vocant, sicut calcem' restinctam </text:span><text:span text:style-name="T45">et </text:span><text:span text:style-name="T7">-vivam,<text:line-break/></text:span><text:span text:style-name="T45">totam er: illotam, minus autem nivae, plus restinctae et<text:line-break/>plus adhuc'lotae adjeri.'Cauterumde exacta cnjusque com-<text:line-break/>ponendae quantitate paulo post dicemus, ubi haec simplicia<text:line-break/>omnia ususque -ipsorum'' distinctiones retulerimus, </text:span><text:span text:style-name="T45">'In </text:span><text:span text:style-name="T45">huc<text:line-break/>enim sermone propter empiricos, qui ex casti plurima coni*<text:line-break/>positorum medie a.nentorum invetita esse putant, visum mihi<text:line-break/>est eommemorarenerv orum vulnera curandi rationem a<text:line-break/>me citra casum repertam, inde; quod: sanationis ipforum<text:line-break/>scopum et</text:span><text:span text:style-name="T59">1</text:span><text:span text:style-name="T45"> simplicium medicamentorum facultates cognosce-<text:line-break/>rem. • Etenim.ex casu unum aliquod simplex medicamen-<text:line-break/>tum invenitiii-; rationalis autem metholliiss plurima simul<text:line-break/>invenit et varias-ipsorum compositiones.. Quae igitui ex<text:line-break/>alto humores educere digerereque natura possunt, nervo '•<text:line-break/>rum vulneribus ex Usu sunt. Quandoquidem </text:span><text:span text:style-name="T7">vero</text:span><text:span text:style-name="T45"> nonnulla<text:line-break/>•aliditalem immoderatam' vel mordacem vehementer acri-<text:line-break/>moniam vel acidam- jualiiatem conjunctas habent; alis ipsi</text:span><text:span text:style-name="T59">8</text:span></text:p>
      <text:p text:style-name="P12"><text:span text:style-name="T45">medicamenta admisceri ratio est, </text:span><text:span text:style-name="T45">quae praedictos </text:span><text:span text:style-name="T45">excessus<text:line-break/>sine virtutis offensa temperare queant At hot </text:span><text:span text:style-name="T45">fieri </text:span><text:span text:style-name="T45">recte'<text:line-break/>non .potest, nisi </text:span><text:span text:style-name="T45">cu</text:span><text:span text:style-name="T45">jusque medicamenti non modo qnalita-<text:line-break/>tis genus,.-sed </text:span><text:span text:style-name="T45">etiam, </text:span><text:span text:style-name="T45">quantitatem </text:span><text:span text:style-name="T45">‘in </text:span><text:span text:style-name="T45">eo cognoscas. Quae-<text:line-break/>dam namque, ut ostendimus in' commentario de sin licibus<text:line-break/>medicamentis', rlu primo .calefacientium ordine collocantur<text:line-break/></text:span><text:span text:style-name="T45">a </text:span><text:span text:style-name="T45">temperatis </text:span><text:span text:style-name="T45">paululum- </text:span><text:span text:style-name="T45">abscedentia, alla in'secundo‘magis<text:line-break/>inde- declinantia, alia tertio, nonnulla </text:span><text:span text:style-name="T45">quarto, </text:span><text:span text:style-name="T45">quae urere<text:line-break/></text:span><text:span text:style-name="T45">jam </text:span><text:span text:style-name="T45">queant. </text:span><text:span text:style-name="T45">Igitur </text:span><text:span text:style-name="T45">pro vehementiae </text:span><text:span text:style-name="T45">virtutis cujusque </text:span><text:span text:style-name="T45">me-<text:line-break/></text:span><text:span text:style-name="T45">dicamenti propoitione </text:span><text:span text:style-name="T45">miscendorum facultas </text:span><text:span text:style-name="T45">.-invenitur'<text:line-break/>modo </text:span><text:span text:style-name="T45">simplicium omnium </text:span><text:span text:style-name="T45">temperamenta </text:span><text:span text:style-name="T45">intelligas. Empiri-<text:line-break/></text:span><text:span text:style-name="T45">corum </text:span><text:span text:style-name="T45">haeresis</text:span><text:span text:style-name="T45">-fola; genere consimilia, </text:span><text:span text:style-name="T45">propter uniuscujus-<text:line-break/></text:span><text:span text:style-name="T45">que </text:span><text:span text:style-name="T45">medicamenti naturae ignorantiam miscet, </text:span><text:span text:style-name="T45">et </text:span><text:span text:style-name="T45">qui hauu<text:line-break/></text:span><text:span text:style-name="T45">uoverunt </text:span><text:span text:style-name="T45">sula eadem </text:span><text:span text:style-name="T45">misceut, </text:span><text:span text:style-name="T45">quia excessus quantitatem'<text:line-break/></text:span><text:span text:style-name="T45">certo non </text:span><text:span text:style-name="T45">cogn0fcunt. Quod itaque ipse primum praeparavi<text:line-break/></text:span><text:span text:style-name="T45">medicamen </text:span><text:span text:style-name="T45">tum,, ex. multis 'ejnsjdem generis compositum est;<text:line-break/></text:span><text:span text:style-name="T45">quoniam ntindum cujusque virtutis </text:span><text:span text:style-name="T45">quantitatem </text:span><text:span text:style-name="T7">-exacte</text:span><text:span text:style-name="T45"> pera</text:span></text:p>
      <text:p text:style-name="P12"><text:span text:style-name="T45">noscebam. Injeci etenim nonnihil arscnici, sirlferis, </text:span><text:span text:style-name="T7">mifyos,<text:line-break/></text:span><text:span text:style-name="T45">calcis lotae' </text:span><text:span text:style-name="T45">et </text:span><text:span text:style-name="T45">illotae et pompholygis, similiter spodii, item<text:line-break/>squamae </text:span><text:span text:style-name="T45">aeris, </text:span><text:span text:style-name="T45">chalcitidis ustae </text:span><text:span text:style-name="T45">lotae </text:span><text:span text:style-name="T45">et </text:span><text:span text:style-name="T45">istotae, ad </text:span><text:span text:style-name="T45">haec<text:line-break/>non ustae. Haec igitur prius in </text:span><text:span text:style-name="T45">aceto </text:span><text:span text:style-name="T45">quam </text:span><text:span text:style-name="T45">aceri imo </text:span><text:span text:style-name="T45">die-,<text:line-break/>hus multis sole aestivo laevia reddidi. Quae superfundi<text:line-break/>his debebant, cera erat, necessario et mellis nonnihil prius<text:line-break/>expurgati, resinae propemodum omnes, propolis, pix et<text:line-break/>ladanum, liquida cyprinum, susinum, opobalsamum, arna-<text:line-break/>r acinum,'gleucinum,.cedrinum et oleum </text:span><text:span text:style-name="T45">ricluluum </text:span><text:span text:style-name="T45">et ve-<text:line-break/>mstum, ex singulis autem liquoribus, quos non multo ante<text:line-break/>recenfui, paulum aliquid, </text:span><text:span text:style-name="T59">n</text:span><text:span text:style-name="T45">ostrerno alias aliud auferens ex-<text:line-break/>perientiae gratia, nihilo simpliciora singula, quibus in hunc<text:line-break/>diem utor, iuferiora esse animadverti, ipsimum autem sym-.<text:line-break/>metrice mox ponentur- Itaque ex aceto et liquoribus talia<text:line-break/>confeci, cerae, resinarum, propoleos et picis nonnihil ad-<text:line-break/>jungens, peri modo ex columbarum stercore </text:span><text:span text:style-name="T45">et </text:span><text:span text:style-name="T45">herbis te-</text:span></text:p>
      <text:p text:style-name="P12"><text:span text:style-name="T45">nuium partium. Minus ergo molesta </text:span><text:span text:style-name="T45">sunt </text:span><text:span text:style-name="T45">liquida </text:span><text:span text:style-name="T45">medica-<text:line-break/></text:span><text:span text:style-name="T45">menta cum </text:span><text:span text:style-name="T45">alsis </text:span><text:span text:style-name="T45">tum .'nervorum </text:span><text:span text:style-name="T45">maxime </text:span><text:span text:style-name="T45">vulneribus.</text:span><text:span text:style-name="T45">. </text:span><text:span text:style-name="T45">Uti--<text:line-break/>mur etiam emplastri </text:span><text:span text:style-name="T45">modo compositis </text:span><text:span text:style-name="T45">propter </text:span><text:span text:style-name="T45">eos, </text:span><text:span text:style-name="T45">qui fe<text:line-break/>lavare volunt, lanis enim </text:span><text:span text:style-name="T45">ablatis ac </text:span><text:span text:style-name="T45">tali medicamento solo,<text:line-break/>adhaerente minore cum molestia lavant. Praedictum .enim<text:line-break/>est, neque tunc vulnere asseclam partem aquis respergen-<text:line-break/>dam, si in manu id contigerit, pes vero, si is laesus sit, uti<text:line-break/>non madefiat fieri non potest,- sed tunc a balneo primis<text:line-break/>quatuor diebus abstinendum esu Quoniam</text:span><text:span text:style-name="T45">' </text:span><text:span text:style-name="T45">vero omnium</text:span><text:span text:style-name="T45">.<text:line-break/></text:span><text:span text:style-name="T45">hnjus tempestatis hominum et eorum jam etiam, qui ruri<text:line-break/>degunt, fortitudo periit, </text:span><text:span text:style-name="T45">qui </text:span><text:span text:style-name="T45">lavare se quotidie consueve-<text:line-break/>runt, equidem </text:span><text:span text:style-name="T45">qui non adeo </text:span><text:span text:style-name="T45">deliciis affluunt, sunt hi rna- .<text:line-break/></text:span><text:span text:style-name="T45">xime </text:span><text:span text:style-name="T45">pauperes, ut </text:span><text:span text:style-name="T45">plurimum </text:span><text:span text:style-name="T45">obtemperantes' nobis' habe-;<text:line-break/>mus, divites, </text:span><text:span text:style-name="T45">vero et praesertim </text:span><text:span text:style-name="T45">potentes admodum, illos<text:line-break/>vel aegre .obtemperantes </text:span><text:span text:style-name="T45">vel prorsus </text:span><text:span text:style-name="T45">haud morigeros, exue<text:line-break/>perimur,.; Optimum igitur </text:span><text:span text:style-name="T45">fuerit </text:span><text:span text:style-name="T45">nec- ipsis, mederi, verum<text:line-break/>qnum nescio ’ </text:span><text:span text:style-name="T45">quo </text:span><text:span text:style-name="T45">;niodo ,alins. </text:span><text:span text:style-name="T45">ob </text:span><text:span text:style-name="T45">aliam causam, quidam<text:line-break/>nostrum inviti, quidain ultro ipsorum mollitiem tolerare</text:span></text:p>
      <text:p text:style-name="P12"><text:span text:style-name="T45">coguntur, tale quippiam factitare </text:span><text:span text:style-name="T7">confaevi,</text:span><text:span text:style-name="T45"> vulneratae parti-<text:line-break/>medicamentum aliquod lu emplastri </text:span><text:span text:style-name="T45">modum imponens; ex-<text:line-break/></text:span><text:span text:style-name="T45">trinseeus iterum multiplices </text:span><text:span text:style-name="T45">pa </text:span><text:span text:style-name="T45">unos deo tinctos pinres fu-<text:line-break/>psrinjicio, quibus rursum </text:span><text:span text:style-name="T45">extrinsecus fasciam </text:span><text:span text:style-name="T45">ex linteis ac-<text:line-break/>commodo, quam deinde in ipso rursus'balnee; quum aeger<text:line-break/>in solium est ingressurus, oleo prius-persundo </text:span><text:span text:style-name="T45">et </text:span><text:span text:style-name="T45">loto vi-<text:line-break/>delicet jam omnia imposita aufero utorque' praedicto totius<text:line-break/>curationis genere. At vero patet omnibus' euin, qui pulchre<text:line-break/>nervorum vulneribus prospecturus est, etiam partium na-<text:line-break/>turae peritum esse oportere. Nam antea comprehensum est,<text:line-break/>tendines pariter, in quos musculi plurimi desinunt, non<text:line-break/>mediocriter condolescere, </text:span><text:span text:style-name="T45">primum </text:span><text:span text:style-name="T45">quidem convulsionem </text:span><text:span text:style-name="T7">ge-<text:line-break/>nerantes,</text:span><text:span text:style-name="T45"> dein putrescentes et ipsos vicinas simul partes<text:line-break/>universas inficere. Nonnulli-autem eorum; ceu membranae<text:line-break/>tenues latique sunt; quales lu femorum terminis ad-genua<text:line-break/>spectantibus, tum-intra manus infraque 'pedes. subtensi sunt;’<text:line-break/>Omnes enim , qui in manibus pedibusque.' sunt; satis qui-</text:span></text:p>
      <text:p text:style-name="P12"><text:span text:style-name="T45">deiu 'coeuntes cutem contingunt,- qni vero- in patellam’ per-’<text:line-break/></text:span><text:span text:style-name="T45">veniunt </text:span><text:span text:style-name="T45">a circumposita cute, per excoriationem abscedunt.<text:line-break/></text:span><text:span text:style-name="T45">Mihi </text:span><text:span text:style-name="T45">etiam hoc- forte fortuna contigit, etenim nervorum<text:line-break/>vulnerum curationem juvenis adhuc; quum primum ex<text:line-break/></text:span><text:span text:style-name="T45">Alexandria in </text:span><text:span text:style-name="T45">patriam-reverterer, annos vigintiocto. natus;<text:line-break/>excogitari. Quia </text:span><text:span text:style-name="T7">vero</text:span><text:span text:style-name="T45"> singula medicamenta, quae adiuve—<text:line-break/></text:span><text:span text:style-name="T45">nntarn </text:span><text:span text:style-name="T45">medicis amicis non scium civibus, sed etiam ricinis<text:line-break/>exhibueram, ut omnia ulu ac experimentis firmarentur,<text:line-break/></text:span><text:span text:style-name="T45">visum </text:span><text:span text:style-name="T45">que erat, haud novi quomodo, civitatis nostrae pon— </text:span><text:span text:style-name="T45">-<text:line-break/></text:span><text:span text:style-name="T45">tisici gladiatorum curationem mihi soli tradere, quamvis<text:line-break/></text:span><text:span text:style-name="T45">juveni </text:span><text:span text:style-name="T45">adhuc; vigesimum nonum enim tum primum attin-<text:line-break/>gebam, tunc vulneratos lu priore infernaque femoris parte<text:line-break/>invento' jraesidio curavi , in sis sane qui per transversum<text:line-break/></text:span><text:span text:style-name="T45">percussi </text:span><text:span text:style-name="T45">erant, reliquum tendinis ipie amputans, ut tuta<text:line-break/></text:span><text:span text:style-name="T45">esset </text:span><text:span text:style-name="T45">mihi curatio, qui vero parvum vel per directum </text:span><text:span text:style-name="T45">vul-<text:line-break/>mi's </text:span><text:span text:style-name="T45">acceperantj- cum securitate simul et </text:span><text:span text:style-name="T45">metu </text:span><text:span text:style-name="T45">totam sa-<text:line-break/></text:span><text:span text:style-name="T45">nandi </text:span><text:span text:style-name="T45">deductionem exercens. Nam-qunm omnes ante nos</text:span></text:p>
      <text:p text:style-name="P12"><text:span text:style-name="T45">nredici </text:span><text:span text:style-name="T45">plurimum aqua </text:span><text:span text:style-name="T45">calente </text:span><text:span text:style-name="T45">ipsos </text:span><text:span text:style-name="T45">foverent et triticea fa-t<text:line-break/>rlua exhydrelaeo </text:span><text:span text:style-name="T45">modice decocta </text:span><text:span text:style-name="T45">illinirent, ego sane aquam<text:line-break/>omnino </text:span><text:span text:style-name="T45">non obtuli, oleo autem frequenter </text:span><text:span text:style-name="T45">respergens simul<text:line-break/>cum praedictis </text:span><text:span text:style-name="T45">medicamentis statirn </text:span><text:span text:style-name="T45">omnes sanitati resti-<text:line-break/>tui. </text:span><text:span text:style-name="T45">Quandoquidem vero multi </text:span><text:span text:style-name="T45">superioribus annis fortuito,<text:line-break/></text:span><text:span text:style-name="T45">perierunt, mihi tamen ne quidem </text:span><text:span text:style-name="T45">unus vel </text:span><text:span text:style-name="T45">ex </text:span><text:span text:style-name="T45">nervorum,<text:line-break/>vulnere vel alio mortuus est, </text:span><text:span text:style-name="T45">alter </text:span><text:span text:style-name="T45">pontifex succedens illi,<text:line-break/>qui mihi tum medendi officium </text:span><text:span text:style-name="T45">commiserat, </text:span><text:span text:style-name="T45">similiter, et ipse<text:line-break/>a septem mensium intervallo gladiatorum curationem fidei<text:line-break/>meae concredidit, siquidem primus autumnali solstitio, se-<text:line-break/>cur.dus vigente vere,.- pontificatum gessit. Rursus post hunc<text:line-break/>omnibus a me servatis,,tertius, quartus et quintus, pari<text:line-break/>modo gladiatores milii curandos tradiderunt, ut jam per-<text:line-break/>multum </text:span><text:span text:style-name="T45">illam </text:span><text:span text:style-name="T45">' medendi curationem . exploratam habeam.<text:line-break/>Quin etiam hoc tempore tale quid industria invenimus,,<text:line-break/>cui animum advertere maxime illos: medicos convenit, qui,<text:line-break/>vulnerum curationem recte administrare cupiunt. Cantem-</text:span></text:p>
      <text:p text:style-name="P12"><text:span text:style-name="T45">platus </text:span><text:span text:style-name="T45">.enim </text:span><text:span text:style-name="T45">gladiatorum </text:span><text:span text:style-name="T45">luendam </text:span><text:span text:style-name="T45">ex iis, quos equites no-<text:line-break/>minam, transversam divisionem iu priore ac inferiore fe-<text:line-break/>moris parte habentem eamque fatis altam, ac vulneris la-<text:line-break/>brum intuitus, sursum alterum revulsum, infra alterum quasi<text:line-break/>ad patellam detractum, non dubitavi, distantes invicem mu-<text:line-break/>sculorum partes suturis contrahere, curatione illa, quae<text:line-break/>pej latitudinem dicitur, neglecta. .Itaque veritus tendines<text:line-break/>ipsis consuere, denudatis prius illis sic altioriluis. suturis<text:line-break/>usus sum, haud ignarus carnosam ipsam musculorum par-<text:line-break/>tem periculo vacare, </text:span><text:span text:style-name="T45">tendines </text:span><text:span text:style-name="T45">vero non item, quamvis hoc<text:line-break/>nullum ex praeceptoribus </text:span><text:span text:style-name="T45">facientem </text:span><text:span text:style-name="T45">viderim. Quidam siqui-<text:line-break/>dem iniorum in hujusmodi vulneribus solas cutis oras con-<text:line-break/>suebant, nonnulli in </text:span><text:span text:style-name="T45">carnosis </text:span><text:span text:style-name="T45">partibus musculos ipsus suere<text:line-break/>ausi, id in super sicis </text:span><text:span text:style-name="T45">ipforum </text:span><text:span text:style-name="T45">facere solebant, proinde si .<text:line-break/>quando vulnus insigniter astum </text:span><text:span text:style-name="T45">non </text:span><text:span text:style-name="T45">secundum membri<text:line-break/>longitudinem; contigerit , summam quidem musculi partem<text:line-break/>glutinabant, reliquam vero </text:span><text:span text:style-name="T45">totam </text:span><text:span text:style-name="T45">inglutinatam relinquebant.</text:span></text:p>
      <text:p text:style-name="P12"><text:span text:style-name="T45">Etenim </text:span><text:span text:style-name="T45">in vulneribus juxta membri longitudinem lactis<text:line-break/></text:span><text:span text:style-name="T45">deligatutu vulnerati </text:span><text:span text:style-name="T45">musculi </text:span><text:span text:style-name="T45">partibus invicem,contrahendis<text:line-break/>fossicit; per transversum vulneri accepto, cum deligat ira<text:line-break/>nihil prodesse possit, ex scis futura lotum absulritur, has<text:line-break/>igitur nisi quis altas fiiciat, musculi in profundo partes lu-<text:line-break/>glutinatae permanent. Caelorum nonnulli opus </text:span><text:span text:style-name="T7">a</text:span><text:span text:style-name="T45"> </text:span><text:span text:style-name="T45">me con-<text:line-break/>scctum-Imitantes analomes </text:span><text:span text:style-name="T45">imperiti </text:span><text:span text:style-name="T45">ab omnibus musculis<text:line-break/>subjectas' membranas avellunty nescientes has simul cum<text:line-break/>musculis tuto consui </text:span><text:span text:style-name="T45">, </text:span><text:span text:style-name="T45">tendines autem similiter ipsis dilata-<text:line-break/>tos non mediocri cnm periculo. Vtrum quomodocunque illi<text:line-break/>dilatati fuerint, tamen crassiores adhuc durioresque rnem-<text:line-break/>branis sunt, tenues abunde illos ridebis et in omnibus juxta<text:line-break/>abdomen musculis, praeterquam duobus rectis, quibus obli-<text:line-break/>pioruin membranosae aponeuroscs, ii Iunt nervosi ex mus-<text:line-break/>eulis exortus, incumbunt. Alius tendo nullus, praeter enu-<text:line-break/>meratos membranae alesto dilatatur, quippe servant omnes,<text:line-break/>qni dilatantur crassitudinem magnam‘fatis, us neminem la-<text:line-break/>tete queant. Atqns consensus superpositarum partium usque.</text:span></text:p>
      <text:p text:style-name="P17"><text:span text:style-name="T45">ad ipsum' nervorum principium non minus quam iis,, qni<text:line-break/>juxta femoris articulum, </text:span><text:span text:style-name="T45">musculis </text:span><text:span text:style-name="T45">tum in cubiti gibberum<text:line-break/>tum'in calcaneum insertis, </text:span><text:span text:style-name="T45">accidit. </text:span><text:span text:style-name="T45">Dilatantur itaque </text:span><text:span text:style-name="T45">utrius-<text:line-break/></text:span><text:span text:style-name="T45">que tendines, sied ita, ut crassitudinem notandam retineant,<text:line-break/>calcis </text:span><text:span text:style-name="T45">tendo </text:span><text:span text:style-name="T45">ex sura descendens magis adhuc robustus </text:span><text:span text:style-name="T45">cras-<text:line-break/></text:span><text:span text:style-name="T45">susque eeu </text:span><text:span text:style-name="T45">ex </text:span><text:span text:style-name="T45">tribus nervosis exporrectionibus compositus<text:line-break/>apparet. Latuit </text:span><text:span text:style-name="T45">autem </text:span><text:span text:style-name="T45">hoc </text:span><text:span text:style-name="T45">aetate </text:span><text:span text:style-name="T45">nobis majores- anatomi-<text:line-break/>eos, sicut et </text:span><text:span text:style-name="T45">pleraque </text:span><text:span text:style-name="T45">alia lu totis musculis, </text:span><text:span text:style-name="T45">ac </text:span><text:span text:style-name="T45">multe, etiam<text:line-break/>magis iu venis/ arteriis 'et nervis. Multi vero jam ex meis<text:line-break/>sodalibus etiamnum haec </text:span><text:span text:style-name="T45">omnia </text:span><text:span text:style-name="T45">noverunt et discipulis osten-,<text:line-break/>dunt, libris meis anatomicis perlectis. Memini </text:span><text:span text:style-name="T45">sane </text:span><text:span text:style-name="T45">ex ana-<text:line-break/>tome evidentium nihil, ut quis putaverit, commune cum,<text:line-break/>opere fle' medicamentis componendis habentium, timens ne<text:line-break/>ex hujusmodi inscitia errantes vel universam </text:span><text:span text:style-name="T7">curandi</text:span><text:span text:style-name="T45"> ra~<text:line-break/>tionem inspectam haberent vel- frustra 'membranas avelle-<text:line-break/>rent fugientes inde; sicut falsu existimant, noxam futuram.<text:line-break/>Quemadmodum alii quidam, quum no» valeant ligamenta</text:span></text:p>
      <text:p text:style-name="P12"><text:span text:style-name="T45">cognoscere, ea tanquam nervos et </text:span><text:span text:style-name="T45">tendines </text:span><text:span text:style-name="T45">vulneratos </text:span><text:span text:style-name="T45">fu-<text:line-break/>fpecta </text:span><text:span text:style-name="T45">habens, a periculo alioquin. </text:span><text:span text:style-name="T45">remota,, quomodocunque.<text:line-break/>afficiuntur, utpole insensilia et ex ossibus, non ex musculis<text:line-break/>sicut tendines orta velo ex cerebro spinalique medulla, ut<text:line-break/>nervi. Optime igitur velul alia pleraque etiam in his per-<text:line-break/>‘ medier clarissimi dixerunt, medicinae partes mutuam<text:line-break/>opem requirere, eam dico niirurgicem quae manu, phar-<text:line-break/>maceuticen quae medicamentis et diaeteticen quae nictu<text:line-break/>medetur, ac sime maxime illam, quae manu curat reliquis<text:line-break/>duabus indigere.. Itaque si frequenter in simiis cujusque ten-<text:line-break/>dinis et nervi positum ae magnitudinem contempleris, ex-<text:line-break/>acte poturis, etiam si humani corporis incidendi copia tibi<text:line-break/>unquam suppetet,, singusu ut vidisti ‘celeriter invenire; quod<text:line-break/>si,inexercitatus omnino, facias, nihil inde promovebis. Quem-<text:line-break/>admodum, nec medici besse Germanis», barbarorum cor-<text:line-break/>porum insectionis potestatem habentes amplius quippiam<text:line-break/>didicerant iis quae coqui intelligunt. Etenim empiricorum </text:span><text:span text:style-name="T74">c<text:line-break/></text:span><text:span text:style-name="T45">anatome- casu: contingens prolixum nugamentum </text:span><text:span text:style-name="T7">ell,</text:span><text:span text:style-name="T45"> simile/</text:span></text:p>
      <text:p text:style-name="P17"><text:span text:style-name="T45">apris quae juncis manualibus coUpungunturi Hac nuga-<text:line-break/>cior est ex libris anatomicis institutio non absimilis </text:span><text:span text:style-name="T45">iis, </text:span><text:span text:style-name="T45">qui<text:line-break/>fecundum paroemiam ex libro gubernare dicuntur. Quan-<text:line-break/>doquidem enim contemplati palam a praeceptore ostensos<text:line-break/>in- corpore, nervos .et tendirss ipsorum, nisi denuo eos vi-<text:line-break/>deant et tertium-et faepius deinceps,. loci accurate, in quo<text:line-break/>positi sunt </text:span><text:span text:style-name="T45">non </text:span><text:span text:style-name="T45">meminere, multo minus, ex lectione potus<text:line-break/>runt addiscere. Itaque ,hujus'tempestatis empiricorum optis<text:line-break/>mus, quum libros omnes anatomicorum perlegisset, puerum<text:line-break/>stilo in interiore brachu regione, supra, medias ipsius par-<text:line-break/>t.es, lu schola quandoque punctum medicamento einplastrco<text:line-break/>curare jggressus est, cujus experientiam </text:span><text:span text:style-name="T45">ex </text:span><text:span text:style-name="T45">nervi vulnere<text:line-break/>curatio paulo ante acceperat, puerumque </text:span><text:span text:style-name="T45">ob </text:span><text:span text:style-name="T45">id ab luflam-<text:line-break/></text:span><text:span text:style-name="T45">matione </text:span><text:span text:style-name="T45">ac dolore jmmunem videns, in totum curatum pu-<text:line-break/></text:span><text:span text:style-name="T45">tabat, </text:span><text:span text:style-name="T45">verum repetente septimo die'convnlius periit. Ille<text:line-break/>igitur quum factum, quasi cujus ratio aut causa dari non<text:line-break/>facile posset, nobis recenseret, ego iero, medicamenti com</text:span><text:span text:style-name="T74">;i</text:span></text:p>
      <text:p text:style-name="P12"><text:span text:style-name="T45">positionis scripturam </text:span><text:span text:style-name="T7">recitaret</text:span><text:span text:style-name="T45"> postulassem, ei quum id sta-<text:line-break/></text:span><text:span text:style-name="T45">tim </text:span><text:span text:style-name="T45">egisset, haec protinus subjeci, nunquid recensendo, quae<text:line-break/>puero nervum vulnerato contigerunt, plus aliquid narra-<text:line-break/>tioni adjecisti quatn quod medicamenti mirifice puerum<text:line-break/>recens vulneratum curatis experimentum habueras? Ut</text:span><text:span text:style-name="T45">-and<text:line-break/></text:span><text:span text:style-name="T45">tem ille/consessus est, nil se aliud scrmoni addidisse, rur-<text:line-break/>sus, igitur, inquam, audi </text:span><text:span text:style-name="T7">a</text:span><text:span text:style-name="T45"> </text:span><text:span text:style-name="T45">me quid gestum sit. Notabile<text:line-break/>vulnus erat nervi percussi, quod medicamento hoc cura-<text:line-break/>tum esse .dicis, et quidem audacter in id genus vulneribus<text:line-break/>iterum </text:span><text:span text:style-name="T7">eo</text:span><text:span text:style-name="T45"> utitur, puncturas </text:span><text:span text:style-name="T45">autem </text:span><text:span text:style-name="T45">nervorum angustam </text:span><text:span text:style-name="T7">ca-<text:line-break/>tis</text:span><text:span text:style-name="T45"> divisionem habentes tale medicamentum sanare </text:span><text:span text:style-name="T45">non<text:line-break/></text:span><text:span text:style-name="T45">potest, sicut ne&lt; id quod puncturis medendis dicatum est,<text:line-break/>ipsi nervo nudo adhibitum, quippe, mullo calidius</text:span><text:span text:style-name="T7">,est ma-<text:line-break/></text:span><text:span text:style-name="T45">gisque mordet quam ut nudus nervus mordicationem </text:span><text:span text:style-name="T45">ejus<text:line-break/>et' </text:span><text:span text:style-name="T45">ardorem sniifiena. Ubi vero etlentis-er. membrana </text:span><text:span text:style-name="T45">fwper'<text:line-break/>splo, </text:span><text:span text:style-name="T45">item </text:span><text:span text:style-name="T7">caro praeposita est,</text:span><text:span text:style-name="T45">-mordax -medicamentum, </text:span><text:span text:style-name="T45">si<text:line-break/></text:span><text:span text:style-name="T45">tenuium letiffiv. partiuoi sit, eadem ratione nervo-medetor,<text:line-break/>*</text:span></text:p>
      <text:p text:style-name="P12"><text:span text:style-name="T45">siop</text:span></text:p>
      <text:p text:style-name="P13"><text:span text:style-name="T45">qua. medicamentum, tuum, quando, ipsum solum </text:span><text:span text:style-name="T45">• </text:span><text:span text:style-name="T45">nudum,<text:line-break/>nervum affectum.contigerit Praecipua autem danda opera,<text:line-break/>est ut orae angustiorum punctuum apertae, sint, nt .calidum'<text:line-break/>medicamentum </text:span><text:span text:style-name="T45">extrinsecus </text:span><text:span text:style-name="T45">applicatum per eas. vapores edu-.<text:line-break/>eat,, attrahens humiditatem cicca affectum locum in alto-la-<text:line-break/></text:span><text:span text:style-name="T7">ienteta.'</text:span><text:span text:style-name="T45"> Ob quam rem lu ini genus puncturis orificium<text:line-break/>duabus in cutem, sectionibus secundum rectos angulos divi-<text:line-break/>dere. oportet; Atque, tum haec, tum alia multa prius relata<text:line-break/>dixit ei, qui in pueri nervo vulnerati curatione erraverat<text:line-break/></text:span><text:span text:style-name="T45">adeo, </text:span><text:span text:style-name="T45">ut ex prava medendi ratione ipsc convulsus interierit;<text:line-break/>Itaque omties norunt etiam punctae partis naturum indicare,<text:line-break/>nonnunquam vuluus absque periculo,nonnunquam snipee-<text:line-break/></text:span><text:span text:style-name="T45">tum </text:span><text:span text:style-name="T45">esse; quum nervum subjectum viderimus, ut in puero<text:line-break/></text:span><text:span text:style-name="T45">ad </text:span><text:span text:style-name="T45">brachium puncto, non enim scrmdne locus potest sxpri-<text:line-break/></text:span><text:span text:style-name="T45">mi', </text:span><text:span text:style-name="T45">ubi quae per alam in totam manum pertendunt, brachio,<text:line-break/>inseruntur; Et sane hic quoque demirari est empiricorum,<text:line-break/>litigandi studium, qui quidem lu aliis omnibus medicinae</text:span></text:p>
      <text:p text:style-name="P12"><text:span text:style-name="T45">opus </text:span><text:span text:style-name="T45">quodlibet subinde contemplatum meli ns ipsum imitari<text:line-break/>concedunt, quam si raro viderit, itidem melius eum </text:span><text:span text:style-name="T45">quoli-<text:line-break/>bet </text:span><text:span text:style-name="T45">opere perfungi, si frequenter illi assueverit. </text:span><text:span text:style-name="T45">• </text:span><text:span text:style-name="T45">Sola </text:span><text:span text:style-name="T7">vero.<text:line-break/></text:span><text:span text:style-name="T45">quae </text:span><text:span text:style-name="T45">ex corporum incisione cognoscuntur posse </text:span><text:span text:style-name="T45">quempiam<text:line-break/></text:span><text:span text:style-name="T45">firmiter assequi, modo anatomicorum virorum historiam </text:span><text:span text:style-name="T45">per-<text:line-break/></text:span><text:span text:style-name="T45">legerit , quum vel ex iis, qui </text:span><text:span text:style-name="T7">a</text:span><text:span text:style-name="T45"> </text:span><text:span text:style-name="T45">praeceptore ostensas </text:span><text:span text:style-name="T45">corpo-<text:line-break/></text:span><text:span text:style-name="T45">ris partes conspexerunt, nemo semel vel iterum </text:span><text:span text:style-name="T45">speculatus<text:line-break/></text:span><text:span text:style-name="T45">adamussirn memoria tenere possit; sed frequenter illum </text:span><text:span text:style-name="T45">con-<text:line-break/></text:span><text:span text:style-name="T45">spicere convenit. </text:span><text:span text:style-name="T45">, </text:span><text:span text:style-name="T45">Nervi </text:span><text:span text:style-name="T45">autem non </text:span><text:span text:style-name="T45">modo magni </text:span><text:span text:style-name="T45">lu alto<text:line-break/></text:span><text:span text:style-name="T45">partes mulsas corporis permeant, </text:span><text:span text:style-name="T45">sed </text:span><text:span text:style-name="T45">in cutem quoque </text:span><text:span text:style-name="T45">solam<text:line-break/>distributorum </text:span><text:span text:style-name="T45">tanquam radiees quaedam sunt, in quibus </text:span><text:span text:style-name="T45">vul-<text:line-break/>nerati, </text:span><text:span text:style-name="T45">nisi probe curentur, subjacentium nervorum </text:span><text:span text:style-name="T45">magno-<text:line-break/>rum </text:span><text:span text:style-name="T45">consensus affectum obtinent, unde ii prodeunt, </text:span><text:span text:style-name="T45">quos<text:line-break/>lu </text:span><text:span text:style-name="T45">anatomicis administratibnibus accurate </text:span><text:span text:style-name="T45">pertractavimus,<text:line-break/></text:span><text:span text:style-name="T45">ab omnibus, qui </text:span><text:span text:style-name="T7">me</text:span><text:span text:style-name="T45"> praecesserunt, omissos. </text:span><text:span text:style-name="T45">Atque'has<text:line-break/></text:span><text:span text:style-name="T45">radices, nisi erehro in simiis fueris intuitus, fieri </text:span><text:span text:style-name="T45">non potest,<text:line-break/></text:span><text:span text:style-name="T45">ut quum humanum corpus' lu dissect onem' nactus </text:span><text:span text:style-name="T45">fueris, ex-</text:span></text:p>
      <text:p text:style-name="P12"><text:span text:style-name="T45">acte deprehendas. Quemadmodum multo </text:span><text:span text:style-name="T45">minus </text:span><text:span text:style-name="T45">lu </text:span><text:span text:style-name="T45">anatome<text:line-break/></text:span><text:span text:style-name="T45">fortuita, quam </text:span><text:span text:style-name="T45">et </text:span><text:span text:style-name="T45">speculationem </text:span><text:span text:style-name="T45">vulnerariam </text:span><text:span text:style-name="T45">nominant,' lo-<text:line-break/>cum ex sola lectione invenire queas</text:span><text:span text:style-name="T45">; </text:span><text:span text:style-name="T45">quanquam nec aliquis<text:line-break/>permulsa vulnera ipsemet inspicere poterit,- si ea excipias,<text:line-break/>quae in bello contingunt, in quibus </text:span><text:span text:style-name="T45">et </text:span><text:span text:style-name="T45">ipsis </text:span><text:span text:style-name="T45">nemo, </text:span><text:span text:style-name="T45">dum<text:line-break/>faucium cito curare studet, contemplatur,- ubi vulneratis<text:line-break/>partibus, nervi</text:span><text:span text:style-name="T45">, </text:span><text:span text:style-name="T45">ubi arteriae venaeque fubiaceant. - Viden-<text:line-break/>tur itaque in. hujusmodi affectuum curationibus' anatumes<text:line-break/>imperiti similes iis,, qui iter lu </text:span><text:span text:style-name="T45">lectica caeei </text:span><text:span text:style-name="T45">faciunt eoque<text:line-break/>vehementer errant. . Verum qui inter ipsos </text:span><text:span text:style-name="T45">et </text:span><text:span text:style-name="T45">partium etxpe-<text:line-break/>rientiam ex incisione cognitam et methodum confectionis<text:line-break/>ususqne . medicamentorum conjunxerit, is semper nervorum<text:line-break/>vulnera, uti nos,.sine omni periculo curaturus est, -ut nec<text:line-break/>principalior ulla </text:span><text:span text:style-name="T45">pars </text:span><text:span text:style-name="T45">condoleat, nec vulneratus nervus aut<text:line-break/>contusus iusiamrnatione. laboret.,, ubi </text:span><text:span text:style-name="T7">jam</text:span><text:span text:style-name="T45"> haec sunt, multo<text:line-break/>minus vel. putredo vel' claudicatio vel convulsio vel ipsa</text:span></text:p>
      <text:p text:style-name="P13"><text:span text:style-name="T45">'mors comitabitur.</text:span></text:p>
      <text:h text:style-name="P5" text:outline-level="2">Cap. I<text:span text:style-name="T120">II</text:span>.</text:h>
      <text:p text:style-name="P9"><text:span text:style-name="T104">[</text:span><text:span text:style-name="T7">Consectiones medicamentorum ex metal-<text:line-break/>licis ad-nervorum vulnera </text:span><text:span text:style-name="T7">] </text:span><text:span text:style-name="T45">Ex metallicis medicamentis'<text:line-break/>astringentia, vitarb consultum est, praescrtim nbiicompofiti<text:line-break/>medicamenti usus in punctura eveniat, quae vero detergendi<text:line-break/>vim obtinent,..sicut, aenis squama,' ex usu sunt, caeternm<text:line-break/>omnia metallica,, quum crassiorum partium </text:span><text:span text:style-name="T7">ex</text:span><text:span text:style-name="T45">istant, multum<text:line-break/>enim terrestris substantiae in su continent, .artificii nonnihil<text:line-break/>in praeparando requirunt, quo tenuiora fiant. . Hoa 'igitur<text:line-break/>ex aceto facere:quam .acerrimo excogitavi, praesertim quod<text:line-break/>ex vijio non austero confectum est., Ac.si ex- tali non fit,<text:line-break/>sed..admodum vetns,. eo utitor. A-tende tamen diligenter<text:line-break/>in gustp, ne tibi .minimam vini qualitatem referre videa-<text:line-break/>tur.,.!;</text:span><text:span text:style-name="T74">(</text:span><text:span text:style-name="T45">tale quippe acetum validam exedendi, incidendique<text:line-break/>vicina facultatem non habet;- Jamvero metallica ex acer-<text:line-break/>rimo- et quam fieri potest vetustissimo 'substantiaque tenuis-<text:line-break/>simo laevigare oportet-euin ;:qni consistentiae crassitudinem<text:line-break/>devitat. Praestat autem id in sole aestivo perfioere;'’ Sunt'</text:span></text:p>
      <text:p text:style-name="P12"><text:span text:style-name="T45">quidem ox metallicis, quae nec comminui nec cribrari- poa<text:line-break/>stillant'; quum facile ab aceto solvantur, sicut chalcitis et<text:line-break/>misy, nonnulla et contundi et cribrari et postea laevigari<text:line-break/>desiderant, quemadmodum heris squama. Quum igitur pri-<text:line-break/>rnurn praepararem medicamentum, immiscui ei et arseni-<text:line-break/>cum, postea superfluum esse putavi, etenim ex aeris squa-<text:line-break/>ma er misy et chalcitide medicamentum compositum iri<text:line-break/>abunde mihi satis videbatur. Miscui autem prima </text:span><text:span text:style-name="T7">confeci'<text:line-break/></text:span><text:span text:style-name="T45">tione etiam aeruginem ecmbustam, nam quae ignem expertu<text:line-break/>non erat, tanquam- justo’ mordaciorem suspicatus sum, deinde<text:line-break/>tamen non ustae- pauxillum simul adieci, quantum aliornni<text:line-break/>portii ferebat. Pari modo ehalcitidem sane paucissimam,<text:line-break/>ustam </text:span><text:span text:style-name="T45">vero </text:span><text:span text:style-name="T45">aequalem misy </text:span><text:span text:style-name="T7">et aeris</text:span><text:span text:style-name="T45"> lquamae, indidi. Prae-<text:line-break/>stantius autem omnibus .compositis fore-speravi, imo etiam<text:line-break/>experientia deprehendi, in quo plurima aeris squama in-<text:line-break/>esset, dein chalcitis combusta., postea mify. Quaecunque<text:line-break/>igitur' miscebis medicamenta; ad solem,’ ut dixi, aestivo</text:span></text:p>
      <text:p text:style-name="P12"><text:span text:style-name="T45">tempore multis deinceps diebus iu pulverent ex aceto quam<text:line-break/>acerrimo redigantur, quanto enim longiori tempore trita<text:line-break/>fuerint, hoc .tenuiorem substantiam consequentur. Ideoque<text:line-break/>angustis, vulneribus, aptiora, sicut in nervis denudatis ad-<text:line-break/>'modum tenuia exedendiaque cavenda sunt; ob quod prae-<text:line-break/>dicti'pastilli omnibus id: genus conveniunt, siquidem non-<text:line-break/>pulla astringentia quoque assumpserunt. Porro celebres ex<text:line-break/>illis sunt qui ad. Andronem, Polyidam et,Pusionem auctu-<text:line-break/>res referuntur. Sunt, et, alii quidam quartus et quintus,<text:line-break/>illis valentiores,- quibus ego subinde utor. Symmetriae,<text:line-break/>vero ipforum perfectae sermo </text:span><text:span text:style-name="T45">is </text:span><text:span text:style-name="T45">processu dicentur. </text:span><text:span text:style-name="T45">• </text:span><text:span text:style-name="T45">Nunc<text:line-break/>de eorundem usu tantum explicasse sufficiat, quod tritos<text:line-break/>ipsos uridos postea rursus </text:span><text:span text:style-name="T45">sapa </text:span><text:span text:style-name="T45">adiecta, ita terere, convenit,<text:line-break/>donec sordium spissitudinem recipiat medicamentum eti<text:line-break/>aequaliter laeve fiat. Vocant autem nunc omnes apud nos<text:line-break/>et siraeon, ex musto decocto natum, id autem nihil vinosum<text:line-break/>habeat, quale non ex austerarum uvarum', sed quam maxi-</text:span></text:p>
      <text:p text:style-name="P12"><text:span text:style-name="T45">me dulcium musto praeparatur, </text:span><text:span text:style-name="T45">neque ex </text:span><text:span text:style-name="T45">primo </text:span><text:span text:style-name="T45">fluentes,<text:line-break/>sed </text:span><text:span text:style-name="T45">postfemo. </text:span><text:span text:style-name="T45">Si </text:span><text:span text:style-name="T45">igitur tale </text:span><text:span text:style-name="T45">mustum extiterit, coquendum<text:line-break/>est dum </text:span><text:span text:style-name="T45">ad </text:span><text:span text:style-name="T45">dimidiam </text:span><text:span text:style-name="T45">-partem </text:span><text:span text:style-name="T45">mensurae . consumatur, </text:span><text:span text:style-name="T45">- </text:span><text:span text:style-name="T45">sin<text:line-break/>minus tale, ad tertias </text:span><text:span text:style-name="T45">coquendum esu' </text:span><text:span text:style-name="T45">Huiusmodiquidem<text:line-break/>decocto pastillos, sol Vere </text:span><text:span text:style-name="T45">expedit, ut </text:span><text:span text:style-name="T45">mellis crassitudine lina-<text:line-break/>mentis </text:span><text:span text:style-name="T45">excepti, </text:span><text:span text:style-name="T45">nervis denudatis imponantur, maximeque<text:line-break/>px </text:span><text:span text:style-name="T45">ipsis temperatiores, </text:span><text:span text:style-name="T45">'qualis Polyidae esu </text:span><text:span text:style-name="T45">• </text:span><text:span text:style-name="T45">Ac multo sane<text:line-break/>magis, si </text:span><text:span text:style-name="T45">corpus </text:span><text:span text:style-name="T45">sit tenerum ac molliusculum, in quo et<text:line-break/>prorsus </text:span><text:span text:style-name="T45">a pastillorum </text:span><text:span text:style-name="T45">usu </text:span><text:span text:style-name="T45">te </text:span><text:span text:style-name="T45">abstinere tutius est aliis uten-<text:line-break/>tem medicamentis,, det quibus jam sermo factus est, iterum-<text:line-break/>que </text:span><text:span text:style-name="T45">fiet. </text:span><text:span text:style-name="T45">, Nervo autem nudo linamentis cooperto, extrin-<text:line-break/>fecns unum aliquod ex iis, quae ad angusta'vulnera conve-<text:line-break/>niunt, super da.dum est; Quorum sunt quatuor genera, unum<text:line-break/>hoc quod ex metallicis, conficitur,- alterum quod ex liquori-<text:line-break/>bus, inter quae refertur et illud, quod ex euphorbio constat,<text:line-break/>tertium ex columbarum stercore, et quartum praon id est mite<text:line-break/>a me appellatum, quo etiam ad nervos tenerorum corporum</text:span></text:p>
      <text:p text:style-name="P12"><text:span text:style-name="T45">omnino </text:span><text:span text:style-name="T45">denudatos </text:span><text:span text:style-name="T45">utor, ex his quatuor </text:span><text:span text:style-name="T45">unum quoddam<text:line-break/></text:span><text:span text:style-name="T45">toti, </text:span><text:span text:style-name="T45">affectae </text:span><text:span text:style-name="T45">parti eircutadandum est </text:span><text:span text:style-name="T45">ita- </text:span><text:span text:style-name="T45">ut simarum quoque<text:line-break/>partium inustum una comprehendat, praesertim superpo-<text:line-break/>sitarum, quas bis </text:span><text:span text:style-name="T45">die </text:span><text:span text:style-name="T45">vel ter, si necessitas-incidit, perfusione<text:line-break/>fovere, oportet. Quin- etiam nocte p.terim linamentis qui-<text:line-break/>dem.denudato nervo impositis, caeterum eo, - quod extrinse-<text:line-break/>cus admotum enat; ablato. Porro quum permagna huma-<text:line-break/>norum </text:span><text:span text:style-name="T98">corporum-.it </text:span><text:span text:style-name="T45">disserentia-,, tum in nativis ipsorum tem-<text:line-break/>peramentis,. tum 'aetatum mutationibus,, insuper vitae stu-<text:line-break/>diis., nulla ratione, quod componitur medicamentum, om-<text:line-break/>nibus convenire potest. Quamobrem duo lu promptu habe-<text:line-break/>to, alterum valentius ejusdem generis reliquis, alterum<text:line-break/>mitius, quibus</text:span><text:span text:style-name="T59">1</text:span><text:span text:style-name="T45"> invicem mixtis, dum usus postulat, permulta<text:line-break/>inter haec media juxta mixturae quantitatem constituas. Si<text:line-break/>namque parem: utriusque. portionem confuderis, mixtum<text:line-break/>exacte medium amborum erit, quod si alterius plus adiicias,<text:line-break/>tantum- a medio ad illud summum recedet, </text:span><text:span text:style-name="T45">quauto </text:span><text:span text:style-name="T45">mixtura<text:line-break/>superaverit. Esto igitur valentissimum metallicum;ex.Iris</text:span></text:p>
      <text:p text:style-name="P12"><text:span text:style-name="T45">constructum, unam* partum crudae chalcitidis habens, dutts<text:line-break/>misyos similiter crudi, tres aeris' squamee, invalidissimum<text:line-break/>unam itidem misyos: et chalcitidis; fed utrimque' combusti,<text:line-break/>squamae quatuor.- sit vero amborum medium; quo subinde<text:line-break/>usus fum-r .tale </text:span><text:span text:style-name="T45">esto, </text:span><text:span text:style-name="T45">misyos,'chalcitidis;• aeruginis, cujus-<text:line-break/>qne </text:span><text:span text:style-name="T45">usti </text:span><text:span text:style-name="T45">pars'una’, aeris fquamae partes tres. His 'sicut<text:line-break/>praedixi mintritis»; </text:span><text:span text:style-name="T45">cerae </text:span><text:span text:style-name="T45">lu -Valentissime duplum, </text:span><text:span text:style-name="T45">lu </text:span><text:span text:style-name="T45">altera<text:line-break/>duae partes et </text:span><text:span text:style-name="T22">β. </text:span><text:span text:style-name="T45">militentur, in medioalqued </text:span><text:span text:style-name="T45">intra </text:span><text:span text:style-name="T45">iulec<text:line-break/>consistit, partes duae etquarta, sicut in primo trium, 'quod<text:line-break/>• alentissimum. esse dixi , omnes partes numero scx, ex misyj<text:line-break/>chaloitide et squama collectae, nascuntur. His ergo duode-<text:line-break/></text:span><text:span text:style-name="T45">cim </text:span><text:span text:style-name="T45">cerae </text:span><text:span text:style-name="T45">partes adjicientur. At in. medicamento </text:span><text:span text:style-name="T45">• </text:span><text:span text:style-name="T45">invalidis-</text:span><text:span text:style-name="T59">1<text:line-break/></text:span><text:span text:style-name="T45">fima </text:span><text:span text:style-name="T45">si </text:span><text:span text:style-name="T45">metallicerum </text:span><text:span text:style-name="T45">sex </text:span><text:span text:style-name="T45">partes exiftant , </text:span><text:span text:style-name="T45">cerae </text:span><text:span text:style-name="T45">dnodecini<text:line-break/>apponas, </text:span><text:span text:style-name="T45">lui </text:span><text:span text:style-name="T45">mediocri amborum asedlumxifunt autem ihtef<text:line-break/>octodecim feti duodecim- media- quinque et decem? </text:span><text:span text:style-name="T45">•' </text:span><text:span text:style-name="T45">Srye<text:line-break/>igitur drach. </text:span><text:span text:style-name="T7">j</text:span><text:span text:style-name="T45"> </text:span><text:span text:style-name="T45">statuas </text:span><text:span text:style-name="T45">unam esse partem, omni uni videlicet,</text:span></text:p>
      <text:p text:style-name="P12"><text:span text:style-name="T45">tot </text:span><text:span text:style-name="T45">denarios adjicito</text:span><text:span text:style-name="T45">, quot </text:span><text:span text:style-name="T45">partes, </text:span><text:span text:style-name="T45">sive </text:span><text:span text:style-name="T45">unciam, </text:span><text:span text:style-name="T45">sive libram,<text:line-break/>sic </text:span><text:span text:style-name="T45">enim apud Romanos consuetudo est </text:span><text:span text:style-name="T45">nominari </text:span><text:span text:style-name="T45">tot uncias<text:line-break/></text:span><text:span text:style-name="T45">vel </text:span><text:span text:style-name="T45">libras. Porro mensura quidem </text:span><text:span text:style-name="T45">apud </text:span><text:span text:style-name="T45">ipsus </text:span><text:span text:style-name="T45">,est, qua<text:line-break/>oleum metiuntur</text:span><text:span text:style-name="T7">, infecta</text:span><text:span text:style-name="T45"> </text:span><text:span text:style-name="T45">discretaque </text:span><text:span text:style-name="T45">lineis </text:span><text:span text:style-name="T45">totam in </text:span><text:span text:style-name="T45">duo-<text:line-break/></text:span><text:span text:style-name="T45">decim </text:span><text:span text:style-name="T45">partes dividentibus, </text:span><text:span text:style-name="T45">atque integra, </text:span><text:span text:style-name="T45">mensura </text:span><text:span text:style-name="T45">ab </text:span><text:span text:style-name="T45">eis<text:line-break/>libra nominatur, duodecima </text:span><text:span text:style-name="T45">.vero ejus </text:span><text:span text:style-name="T45">portio uncis. , Me-<text:line-break/></text:span><text:span text:style-name="T45">tallica </text:span><text:span text:style-name="T45">igitur et </text:span><text:span text:style-name="T45">cera in lance </text:span><text:span text:style-name="T45">aliis </text:span><text:span text:style-name="T45">unciis ponderantur</text:span><text:span text:style-name="T45">, oleum<text:line-break/>cornu metiuntur. Itaque, </text:span><text:span text:style-name="T45">praedictis medicamentis </text:span><text:span text:style-name="T45">omnibus<text:line-break/>juxta cerae proportionem </text:span><text:span text:style-name="T45">oleum </text:span><text:span text:style-name="T45">immittatur, </text:span><text:span text:style-name="T45">superetque </text:span><text:span text:style-name="T45">in<text:line-break/>singulis ipsis dimidio, ut si ce,ra uncias viij. compleat, oleum<text:line-break/>duodecim, </text:span><text:span text:style-name="T45">hoc </text:span><text:span text:style-name="T45">est integram </text:span><text:span text:style-name="T45">libram </text:span><text:span text:style-name="T45">pendat. Esto autem id<text:line-break/>sabino, simile, partium </text:span><text:span text:style-name="T45">tenuiorum, </text:span><text:span text:style-name="T45">minimeque astringens,<text:line-break/>at </text:span><text:span text:style-name="T7">etiam</text:span><text:span text:style-name="T45"> si vetus sic, </text:span><text:span text:style-name="T45">praedat, acerbum </text:span><text:span text:style-name="T45">vero .et quod esi<text:line-break/>pleae surculis </text:span><text:span text:style-name="T45">confectum, </text:span><text:span text:style-name="T45">est, </text:span><text:span text:style-name="T45">nequaquam </text:span><text:span text:style-name="T45">con venit. Cae-<text:line-break/>lorum omnibus </text:span><text:span text:style-name="T45">medica </text:span><text:span text:style-name="T45">mentis commemoratis, ubi metallica<text:line-break/>ex aceto pluribus diebus </text:span><text:span text:style-name="T7">ia </text:span><text:span text:style-name="T7">mortario</text:span><text:span text:style-name="T45"> </text:span><text:span text:style-name="T45">trita fuerint, thus can-<text:line-break/>didissiinum et pingue admisceatur, deinde rursus una cmn</text:span></text:p>
      <text:p text:style-name="P12"><text:span text:style-name="T45">metallicis diebus aliquot Iaevigetur, priusquam ceratum eis<text:line-break/>immisceas. Quanta vero, ex omnibus metallicis copia </text:span><text:span text:style-name="T45">colli-<text:line-break/></text:span><text:span text:style-name="T45">gitur, hujus partem dimidiam thus contineat, quod si mul-<text:line-break/>lius medicamentum facere postulas, amplius quam dimidiam,<text:line-break/>sicut ubi acrius expetis, minus dimidio adjungas. Et' vero<text:line-break/>etiam cerae cum oleo liquatae) resinam quandam ex iis,<text:line-break/>quas recensui mns, 'misceas Iicetj sciens acrius ipsum adiecta<text:line-break/>strobilina, fieri, mollius terebinthina, medium utriusque<text:line-break/>abietina. Ex harum genere larix quoque est, praedictis<text:line-break/></text:span><text:span text:style-name="T45">plane </text:span><text:span text:style-name="T45">humidior, consistentia vero similis liquidae piceae,<text:line-break/></text:span><text:span text:style-name="T45">quam </text:span><text:span text:style-name="T7">loco</text:span><text:span text:style-name="T45"> terebinthinae institores vendunt ignorantibus eas<text:line-break/>discernere, est autem talis resina odore</text:span><text:span text:style-name="T45">, </text:span><text:span text:style-name="T45">gustu et facultate,<text:line-break/>quam terebinthina aerior. Cum hac igitur et terebinthina<text:line-break/>persimilem potentiam larix obtinet, sed tenuioribus parti-<text:line-break/></text:span><text:span text:style-name="T45">bus </text:span><text:span text:style-name="T45">majoreque discutiendi virtute praedita esu Miscebis<text:line-break/></text:span><text:span text:style-name="T45">igitur </text:span><text:span text:style-name="T45">cerae sextam superiorum resinarum partem, volens</text:span></text:p>
      <text:p text:style-name="P12"><text:span text:style-name="T45">medicamentum emplastri figuram </text:span><text:span text:style-name="T45">induere, </text:span><text:span text:style-name="T45">nam uni </text:span><text:span text:style-name="T45">cerae<text:line-break/>libram-, resinae unclas </text:span><text:span text:style-name="T45">duas </text:span><text:span text:style-name="T45">adjicias, sin autem-liquidajlu-<text:line-break/>siguiter fuerit, vel unam tantum miscere fatis est. Attamen<text:line-break/>si ut in modum-emplastri medicamentum fiat, nihil curas,<text:line-break/>resinam addere non admodum opuaest, </text:span><text:span text:style-name="T45">galbani </text:span><text:span text:style-name="T45">vero'aequale<text:line-break/>thuri pondus inde», ubi mitissimum </text:span><text:span text:style-name="T45">reddere </text:span><text:span text:style-name="T45">medicamentum<text:line-break/>statuis, dum valentius-, dimidium, quando ipsorum: me-<text:line-break/>diuni, id quod inter aequale et dimidium </text:span><text:span text:style-name="T45">est. </text:span><text:span text:style-name="T45">- Verbi gratia,<text:line-break/>si quatuor thuris. drachmae fuerint,- duas </text:span><text:span text:style-name="T45">galbani </text:span><text:span text:style-name="T45">impones,<text:line-break/>Validum permanere medicamentum postulans, mite,. quatuor,<text:line-break/>medium, tres. Ut enim molle et dolorem levans quippiam<text:line-break/>habet, ita quqqne putrisicum, quod sane et plurimis-mollien-<text:line-break/>tibus accidit. ' Quare quum nervo' denudato medicamentum<text:line-break/>adhlbes, non adeo galbanum esse einnmixtum oportet, -quod<text:line-break/>si nudus ille non est, hausit mediocriter ipsius ad.nixtlo do-<text:line-break/>lori auferendo'convenit, ideoque tale etiam medicamentum<text:line-break/>acuto sensu praeditis, teneris et cacochymis paratum haberv</text:span></text:p>
      <text:p text:style-name="P12"><text:span text:style-name="T45">expedit, in </text:span><text:span text:style-name="T45">quo plus </text:span><text:span text:style-name="T45">galbani adjectum ‘siti Omnia siquidem<text:line-break/>metallica exasperant, iloloremque. concitant, et; ex liquidis<text:line-break/>acetum.,..unde merito ex illis confectu medicamenta aspera<text:line-break/>videntur et dolorifica, oh quam rem et fotus ex oleo.er g</text:span><text:span text:style-name="T74">a</text:span><text:span text:style-name="T45">p.<text:line-break/>bani. mixtura similiter ipsis idonea </text:span><text:span text:style-name="T45">est, </text:span><text:span text:style-name="T45">nihilo autem minus<text:line-break/>tenuium partium adeps galbano </text:span><text:span text:style-name="T45">dblcrem </text:span><text:span text:style-name="T45">sudati . Onere ve-<text:line-break/>lim te aliud quoque .medicamentum </text:span><text:span text:style-name="T45">ex </text:span><text:span text:style-name="T45">hfe aliquod </text:span><text:span text:style-name="T45">.</text:span><text:span text:style-name="T45">praepa-<text:line-break/></text:span><text:span text:style-name="T45">ratum </text:span><text:span text:style-name="T45">habere,, quod ex metallicis composito miscere possis,<text:line-break/></text:span><text:span text:style-name="T45">tum’in </text:span><text:span text:style-name="T45">dictis corporibus., tum in iis</text:span><text:span text:style-name="T45">, </text:span><text:span text:style-name="T45">quae aspernm et doi<text:line-break/>Ierificum quandoque medicamentum; pei ceperint . Deligen-<text:line-break/>dus </text:span><text:span text:style-name="T45">autem </text:span><text:span text:style-name="T45">adeps, qui tenuiorum partium existat, cujusmodi<text:line-break/></text:span><text:span text:style-name="T45">lunt </text:span><text:span text:style-name="T45">agrestium animantium, maxime leonis, pardi, hya®</text:span><text:span text:style-name="T74">na</text:span><text:span text:style-name="T45">e<text:line-break/></text:span><text:span text:style-name="T45">et </text:span><text:span text:style-name="T45">ursi, ad haec volatilium, maxime anserum, horum inopia<text:line-break/>agrestium gallorum gallinarumque, ita vero anserum quo-<text:line-break/></text:span><text:span text:style-name="T45">que </text:span><text:span text:style-name="T45">silvestrium, pani animalium, quae lu* urbibus aluntur<text:line-break/></text:span><text:span text:style-name="T45">et </text:span><text:span text:style-name="T45">tanquam in ocio conclusa sunt, humidior-est adeps, et eras-<text:line-break/></text:span><text:span text:style-name="T45">sicr. </text:span><text:span text:style-name="T45">Caeterum quo medicamenti consistentia cerati spissitu -</text:span></text:p>
      <text:p text:style-name="P12"><text:span text:style-name="T45">dinem habeat, cerae tertia vel quarta </text:span><text:span text:style-name="T45">pars </text:span><text:span text:style-name="T45">admisceatur, vel<text:line-break/>si adeps humidns nimium esse tibi videatur, licet et cerae<text:line-break/>dimidium adj.cere, quemadmodum et ubi </text:span><text:span text:style-name="T45">sicca suerit, </text:span><text:span text:style-name="T45">quar-<text:line-break/>tam, quuin mediocriter </text:span><text:span text:style-name="T45">habeat, </text:span><text:span text:style-name="T45">tertiani. Porro hujusmodi<text:line-break/>ceratum, quod utile nobis </text:span><text:span text:style-name="T45">suturun </text:span><text:span text:style-name="T45">est, ex fevis nominetur.</text:span></text:p>
      <text:h text:style-name="P4" text:outline-level="2">Cap. <text:span text:style-name="T120">I</text:span>V.</text:h>
      <text:p text:style-name="P9"><text:span text:style-name="T7">[L&gt;e medicamento quod ex euphorbio</text:span><text:span text:style-name="T45"> com-<text:line-break/>ponitur.] Dictum mini est et </text:span><text:span text:style-name="T45">antea </text:span><text:span text:style-name="T45">vetus euphorbium re-<text:line-break/>centiori multo inferius. Si igitur anniculum sit, etiam Cy-<text:line-break/>renaeo magis liquore calefacit, praesertim eo, quem nunc<text:line-break/>habemus, ex quo per </text:span><text:span text:style-name="T45">rquae </text:span><text:span text:style-name="T45">irrigationem stiipes augent et<text:line-break/>ad liquoris copiam generandam praeparant. Nam post an-<text:line-break/>num unum abunde calidum est, deficit </text:span><text:span text:style-name="T45">autem </text:span><text:span text:style-name="T45">jam non me-<text:line-break/>diocriter </text:span><text:span text:style-name="T7">a.</text:span><text:span text:style-name="T45"> recenti, bimum adhuc magis a novo degenerat;'<text:line-break/>quemadmodum triuin aut,quatuor annorum etiam hoc ma-<text:line-break/>gis, vetustioris virtus omnino resolvitur. Cognosces autem,<text:line-break/>ut dixi, quam aetalem, quamque vim obtineat et colorem<text:line-break/>et consistentium ejus respiciens. Colore quidem vetus novo</text:span></text:p>
      <text:p text:style-name="P12"><text:span text:style-name="T45">flavius pallidiusque </text:span><text:span text:style-name="T45">apparet, </text:span><text:span text:style-name="T45">consistentia durius et siccius.<text:line-break/>Jam si gustu voles discernere uon conjecturalem ejus di-<text:line-break/>guotionem, sed firmam habiturus es, quod vero dixi cale-<text:line-break/>factoriam. unctionem ex eo me confecisse ex temporali usu<text:line-break/>sxigente, exactissime medicamenti facultatem tibi indicabit.<text:line-break/>Constat autem hac symmetria. Una pars est euphorbii, tres<text:line-break/>cerae, </text:span><text:span text:style-name="T45">olei </text:span><text:span text:style-name="T45">duodecim, ceram quidem enphorbio triplo co-<text:line-break/>piosiorem, oleum vero </text:span><text:span text:style-name="T45">quam </text:span><text:span text:style-name="T45">ipsa cera, quadruplo esse con-<text:line-break/>venit. Ubi </text:span><text:span text:style-name="T45">igitur </text:span><text:span text:style-name="T45">in huuc modum medicamentum cornpo-<text:line-break/>sueris, fricata eo parte aliqua, manifesto licebit</text:span><text:span text:style-name="T45">' </text:span><text:span text:style-name="T45">dignoscas<text:line-break/>quantam virtutem obtineat, maxime autem in balneo inno-<text:line-break/>tescit, siquidem </text:span><text:span text:style-name="T45">ab </text:span><text:span text:style-name="T45">aere quidem mordentur, sed magis ad-<text:line-break/></text:span><text:span text:style-name="T45">huc </text:span><text:span text:style-name="T45">valide ab aqua, quum euphorbium sit calidum, recens<text:line-break/></text:span><text:span text:style-name="T45">et </text:span><text:span text:style-name="T45">vehemens.' Tale igitur consequutus et hanc ipsam com-<text:line-break/>memoratam unctionem audacter puncturis imponito, ubi<text:line-break/>oras connivere metus est. </text:span><text:span text:style-name="T45">• </text:span><text:span text:style-name="T45">Si </text:span><text:span text:style-name="T45">imbecillius </text:span><text:span text:style-name="T45">fuerit, auge rnen-<text:line-break/>oram euphorbii pro imbecillitatis ratione, interdum partem</text:span></text:p>
      <text:p text:style-name="P12"><text:span text:style-name="T45">unam </text:span><text:span text:style-name="T45">ac dimidiam injiciens, interdum duas, </text:span><text:span text:style-name="T45">nonriunquam<text:line-break/>etiam pares </text:span><text:span text:style-name="T45">cerae </text:span><text:span text:style-name="T45">et plores, si vetus rumium extiteriti </text:span><text:span text:style-name="T45">Pri-<text:line-break/>mus </text:span><text:span text:style-name="T45">sane usus in puncto nervurnsvel tendonem ad secun-<text:line-break/>dum te deducet. Si namque et -vulneratus ipse mordica-<text:line-break/>tionem scnsisse dicat, tibique ipsi partes puncturam </text:span><text:span text:style-name="T45">ambien-.<text:line-break/></text:span><text:span text:style-name="T45">tes calidae appareant, tiun ipsa punctura </text:span><text:span text:style-name="T45">magis ac </text:span><text:span text:style-name="T45">par </text:span><text:span text:style-name="T45">est<text:line-break/></text:span><text:span text:style-name="T45">elata et orae instammatione subafficiantur vel olei </text:span><text:span text:style-name="T45">copio-<text:line-break/></text:span><text:span text:style-name="T45">sioris mixtura vim medicamenti remittes, vel compones </text:span><text:span text:style-name="T45">aliud<text:line-break/></text:span><text:span text:style-name="T45">ad priorem symmetriam </text:span><text:span text:style-name="T45">aut' </text:span><text:span text:style-name="T45">euphorbio vetustiore </text:span><text:span text:style-name="T45">modera-<text:line-break/></text:span><text:span text:style-name="T45">tum ita efficies. Quod si contrario quam dixi eveniat,- </text:span><text:span text:style-name="T45">vir-<text:line-break/></text:span><text:span text:style-name="T45">tutem medicamenti adaugebis. Sin mediocriter omnia </text:span><text:span text:style-name="T7">ha-<text:line-break/></text:span><text:span text:style-name="T7">bere</text:span><text:span text:style-name="T45"> ridebuntur, servabis. Itaque confectura ceram</text:span><text:span text:style-name="T45">-triplo<text:line-break/></text:span><text:span text:style-name="T45">euphorbio copiosiorem continens, aliarum est </text:span><text:span text:style-name="T45">valentissima,<text:line-break/>quum </text:span><text:span text:style-name="T59">:</text:span><text:span text:style-name="T45">illud, quemadmodum diximus, recens additur, </text:span><text:span text:style-name="T45">quin-'.<text:line-break/></text:span><text:span text:style-name="T45">cuplo autem habens invalidissima, quadruplo capiens'</text:span><text:span text:style-name="T45">medio<text:line-break/></text:span><text:span text:style-name="T45">inter utrasque ordine consistit. At si unguenta </text:span><text:span text:style-name="T45">proponis </text:span><text:span text:style-name="T7">ef-<text:line-break/></text:span><text:span text:style-name="T7">ficere,</text:span><text:span text:style-name="T45"> qualia a medicis acopa, id </text:span><text:span text:style-name="T45">est </text:span><text:span text:style-name="T45">lassitudinem</text:span><text:span text:style-name="T45">'levantia,<text:line-break/></text:span><text:span text:style-name="T45">nuncupantur, oleum </text:span><text:span text:style-name="T7">cerae</text:span><text:span text:style-name="T45"> quadruplum immiscebis, </text:span><text:span text:style-name="T45">si‘vero</text:span></text:p>
      <text:p text:style-name="P12"><text:span text:style-name="T45">. ut in fracturis liquidum ceratum parare, duplum, quando<text:line-break/></text:span><text:span text:style-name="T45">cera et sicca et pinguitudinis expers fuerit, etiam amplius<text:line-break/></text:span><text:span text:style-name="T45">qqam duplum, plerumque </text:span><text:span text:style-name="T45">vero sufficit unius partis dimi-<text:line-break/>dium duplo apponere,; nt tota </text:span><text:span text:style-name="T45">cerae </text:span><text:span text:style-name="T45">mensura duarum par-<text:line-break/></text:span><text:span text:style-name="T45">tium </text:span><text:span text:style-name="T45">et dimidiae fiat. Atqui'in modum emplastri medica-'<text:line-break/>mentum cupiens componere, oleum pari mensura cerae mi-<text:line-break/>scebis, siquidem ambiens fuerit calore "temperatus, sin cera<text:line-break/></text:span><text:span text:style-name="T45">vetus </text:span><text:span text:style-name="T45">et arida et ille frigidus fit; paulo amplius, sicut quum<text:line-break/></text:span><text:span text:style-name="T45">cera </text:span><text:span text:style-name="T45">est pinguis, ambiens calidus, paulo minus. Id autem<text:line-break/></text:span><text:span text:style-name="T45">minus </text:span><text:span text:style-name="T45">duodecima utroque versum medii portio est, etenim<text:line-break/></text:span><text:span text:style-name="T45">et </text:span><text:span text:style-name="T45">undecim </text:span><text:span text:style-name="T45">et </text:span><text:span text:style-name="T45">tredecirn nonnunquam olei uncias cerae li-<text:line-break/></text:span><text:span text:style-name="T45">brae </text:span><text:span text:style-name="T45">miscui tum pro ejus consistentiae quantitate tum aeris<text:line-break/></text:span><text:span text:style-name="T45">circumflui </text:span><text:span text:style-name="T45">caloris frigorisque. Raro autem paulo plus vel<text:line-break/></text:span><text:span text:style-name="T45">minus, </text:span><text:span text:style-name="T45">verum ut colligationem, pinguedinem lentorem que<text:line-break/></text:span><text:span text:style-name="T45">haberet </text:span><text:span text:style-name="T45">nec friabile </text:span><text:span text:style-name="T45">esset </text:span><text:span text:style-name="T45">aut facile dissolveretur- aut a cute<text:line-break/>lecideret, adjunxi resinam ei potissimum, si aderat, terebin-<text:line-break/></text:span><text:span text:style-name="T45">thinam </text:span><text:span text:style-name="T45">veram, sin </text:span><text:span text:style-name="T45">minus </text:span><text:span text:style-name="T45">paratissimam ubique, quam frictam</text:span></text:p>
      <text:p text:style-name="P12"><text:span text:style-name="T45">et </text:span><text:span text:style-name="T45">colophoniam appellant, earnque pari </text:span><text:span text:style-name="T45">cum </text:span><text:span text:style-name="T45">cerae </text:span><text:span text:style-name="T45">pondere.<text:line-break/>Conservat enim medicamentis quibus </text:span><text:span text:style-name="T7">injecta</text:span><text:span text:style-name="T45"> est priorem<text:line-break/>consistentium, ubi et ipsa mediocriter habeat, quippe </text:span><text:span text:style-name="T45">notum<text:line-break/></text:span><text:span text:style-name="T45">est, ut in omnibus aliis, sic, in. resina quoque majoris </text:span><text:span text:style-name="T45">mi-<text:line-break/></text:span><text:span text:style-name="T45">norisque rationem consistere. Itaque si pinguior liquidiorq.ie<text:line-break/>nonnunquam appareat, sciendum est ceratum, quod ex </text:span><text:span text:style-name="T45">cera<text:line-break/></text:span><text:span text:style-name="T45">cum oleo liquata proveniet, liquidius multo quam </text:span><text:span text:style-name="T45">fuisset<text:line-break/></text:span><text:span text:style-name="T45">evasurum, sumrnatim in nervorum</text:span><text:span text:style-name="T45">• </text:span><text:span text:style-name="T45">vulneribus, quum </text:span><text:span text:style-name="T7">in-<text:line-break/></text:span><text:span text:style-name="T45">terirn ab exacta mediaque medicamentorum emplastri </text:span><text:span text:style-name="T45">modo<text:line-break/></text:span><text:span text:style-name="T45">confectorum consistentia erratum fuerit, ad mulliorem </text:span><text:span text:style-name="T45">potius<text:line-break/></text:span><text:span text:style-name="T45">tendere, si inquinaturum quoque sit, quod confectum </text:span><text:span text:style-name="T45">est,<text:line-break/></text:span><text:span text:style-name="T45">simili ratione et quod consistentia mediocri est. Pix </text:span><text:span text:style-name="T45">autem<text:line-break/></text:span><text:span text:style-name="T45">cerati c0nststentiam scivat, optima vero sicut dictum </text:span><text:span text:style-name="T45">est, in<text:line-break/></text:span><text:span text:style-name="T45">talem mixturam pinguis existit, quemadmodum </text:span><text:span text:style-name="T45">et resina*<text:line-break/></text:span><text:span text:style-name="T45">Si liquidam resinam injicias, </text:span><text:span text:style-name="T45">quali </text:span><text:span text:style-name="T45">consistentia est </text:span><text:span text:style-name="T45">terebin-<text:line-break/></text:span><text:span text:style-name="T45">thina, tertiam ipsius partem </text:span><text:span text:style-name="T45">cerae </text:span><text:span text:style-name="T45">esse oportet. Atque </text:span><text:span text:style-name="T45">ipsa<text:line-break/></text:span><text:span text:style-name="T45">terebinthina recens veteri longe est liquidior. </text:span><text:span text:style-name="T45">"'Mementote<text:line-break/></text:span><text:span text:style-name="T45">igitur, quod de cera et resina audivistis, id in omnibus </text:span><text:span text:style-name="T45">ob-</text:span></text:p>
      <text:p text:style-name="P12"><text:span text:style-name="T45">servare, </text:span><text:span text:style-name="T45">nec </text:span><text:span text:style-name="T45">enim ex siccis,</text:span><text:span text:style-name="T45">et aridis </text:span><text:span text:style-name="T45">vel tempore vel,ex<text:line-break/>primaria natura, verum ex mediocribus consistentia, tantum<text:line-break/>cujusque miscendum est in. medicamentorum compositione,<text:line-break/>quantum a me scriptum inveniatur. Esto igitur quod, vim<text:line-break/></text:span><text:span text:style-name="T45">et </text:span><text:span text:style-name="T45">substantiam praedicti medicamenti mediocrem habet, ce-,<text:line-break/>rae, resinae frictae </text:span><text:span text:style-name="T7">et</text:span><text:span text:style-name="T45"> olei pares portiones continere,<text:line-break/>ipsius euphorbii sextam, ut singulorum sit illorum libra,<text:line-break/>euphorbii unciae duae. Quod si mollius ipsum reddere vo-<text:line-break/>luerimus, octavam euphorbii partem injicere sufficit, hoc<text:line-break/></text:span><text:span text:style-name="T45">est </text:span><text:span text:style-name="T45">unciam et dimidiam, in recente et calidissimo, velut<text:line-break/></text:span><text:span text:style-name="T45">praecensui, </text:span><text:span text:style-name="T45">enphorhio symmetria hac definite,' nam si vetu-<text:line-break/></text:span><text:span text:style-name="T45">stius </text:span><text:span text:style-name="T45">sit eoque imbecillius, copiosius hoc aliorum portione<text:line-break/></text:span><text:span text:style-name="T45">esse </text:span><text:span text:style-name="T45">debere prius indicavimus. At si non. resinam </text:span><text:span text:style-name="T45">dun </text:span><text:span text:style-name="T45">taxat<text:line-break/></text:span><text:span text:style-name="T45">imo </text:span><text:span text:style-name="T45">etlam picem injicere est animus, selibram utriusque<text:line-break/></text:span><text:span text:style-name="T45">miscebimus, </text:span><text:span text:style-name="T45">nt modus cerae sit aequalis, quamquam, multo<text:line-break/></text:span><text:span text:style-name="T45">praestat </text:span><text:span text:style-name="T45">medicamentum, si resinae picisque. loco propolim<text:line-break/></text:span><text:span text:style-name="T45">cerae </text:span><text:span text:style-name="T45">rarem adjungas. Quod si ipsa pinguedinem non ba-</text:span></text:p>
      <text:p text:style-name="P12"><text:span text:style-name="T45">beat similiter resinis, 'si </text:span><text:span text:style-name="T45">adhaerens </text:span><text:span text:style-name="T45">medicamentum, ut fasciis<text:line-break/>ligari non </text:span><text:span text:style-name="T45">opus </text:span><text:span text:style-name="T45">sit, esse curemus, </text:span><text:span text:style-name="T45">terebinthinam </text:span><text:span text:style-name="T45">vel lari-<text:line-break/></text:span><text:span text:style-name="T45">cem </text:span><text:span text:style-name="T45">nominatam vel </text:span><text:span text:style-name="T45">etiam </text:span><text:span text:style-name="T45">fynco</text:span><text:span text:style-name="T45">misten </text:span><text:span text:style-name="T45">pineam indemus,<text:line-break/>voco syncomisten, quam in alveis </text:span><text:span text:style-name="T45">et. doliis comportant, </text:span><text:span text:style-name="T45">ligna<text:line-break/>multa ae~ lapidosa corpora lu </text:span><text:span text:style-name="T45">se </text:span><text:span text:style-name="T45">habentem', quae liquata<text:line-break/>dum</text:span><text:span text:style-name="T45">• </text:span><text:span text:style-name="T45">percolatur, pura tunc sicut colophonia et </text:span><text:span text:style-name="T45">fricta </text:span><text:span text:style-name="T7">dicta<text:line-break/></text:span><text:span text:style-name="T45">redditur. Quin et resinas auturrhytos; </text:span><text:span text:style-name="T7">sponte fluentes</text:span><text:span text:style-name="T45"> di-<text:line-break/>ctas admiscere licet, nominant ipfas in Laeedaemone ac<text:line-break/>aliis regionibus nonnullis ‘pro torrhytos </text:span><text:span text:style-name="T7">primisinas,</text:span><text:span text:style-name="T45"> in Ci-<text:line-break/>liciaf vero-nuncupant'talem resinam capnelaeon, liquidis<text:line-break/>omnibusrresinis tum liquidiorem tum calidiorem tum </text:span><text:span text:style-name="T45">par-<text:line-break/></text:span><text:span text:style-name="T45">tibiis' tenuioribus praeditam,, quare potentiae quidem haeo'<text:line-break/>medicamenti, quod componis, conseiet ac maxime'injicienda,<text:line-break/>quum euphorbium roboris expers fueriti"</text:span><text:span text:style-name="T45">' </text:span><text:span text:style-name="T45">Porro et inter<text:line-break/>alias </text:span><text:span text:style-name="T45">: </text:span><text:span text:style-name="T45">iesiuas odoratior </text:span><text:span text:style-name="T45">est </text:span><text:span text:style-name="T45">sicut' terebinthina et aoietinai<text:line-break/>Enimvero‘dictum'est antea terebinthina’ abletinauf esse </text:span><text:span text:style-name="T45">ca-<text:line-break/></text:span><text:span text:style-name="T45">fidiorem, hac vero strobilinam. Differt autem a praedictis</text:span></text:p>
      <text:p text:style-name="P12"><text:span text:style-name="T45">resinis quod vocatur strobili humi phyfema et, pityinum,<text:line-break/>adeo siccum, pinguedinis expers arescensque urrumque ceq<text:line-break/>leriter, ut lu pila contundatur et cribro secernatur, quare.<text:line-break/>ad propositi medicamenti compositionem neutiquam haec<text:line-break/>conveniunt. Usus tamen sum frequentissime, quum euphor-<text:line-break/></text:span><text:span text:style-name="T45">biam </text:span><text:span text:style-name="T45">anniculum existeret. Porro dum componitur ;olei,<text:line-break/>cerae, resinae frictae singulorum libram- </text:span><text:span text:style-name="T45">j </text:span><text:span text:style-name="T45">misceto,, picis.<text:line-break/>pinguis sclibrarn, et his liquefactis euphorbii uncias duas,,<text:line-break/></text:span><text:span text:style-name="T45">si </text:span><text:span text:style-name="T45">imbecillius sit tres, si terebinthinam cerae adjicere </text:span><text:span text:style-name="T7">toles,<text:line-break/></text:span><text:span text:style-name="T45">unam. </text:span><text:span text:style-name="T45">Mediocrem medicamenti consistentium facies, si cera-<text:line-break/>terebinthinam liquidam’ et. recentem triplo superet. Hujus<text:line-break/></text:span><text:span text:style-name="T45">vero </text:span><text:span text:style-name="T45">exsiccatae temporis spatio resinae </text:span><text:span text:style-name="T45">, </text:span><text:span text:style-name="T45">dimidium pondus </text:span><text:span text:style-name="T45">.<text:line-break/>dleo </text:span><text:span text:style-name="T45">.daequato. Totum autem ex tribus mixtum, oleo in-<text:line-break/></text:span><text:span text:style-name="T45">quam;. </text:span><text:span text:style-name="T45">cera et terebinthina, quum fit librae unius ac- sc-<text:line-break/></text:span><text:span text:style-name="T45">missis, </text:span><text:span text:style-name="T45">euphorbii.</text:span><text:span text:style-name="T45">anniculi </text:span><text:span text:style-name="T45">unciam unam accipiet, si tale non<text:line-break/></text:span><text:span text:style-name="T45">extiterit; </text:span><text:span text:style-name="T45">unam </text:span><text:span text:style-name="T45">et, semissem. Unde,-</text:span><text:span text:style-name="T45">sicut jam subinde dicta-<text:line-break/></text:span><text:span text:style-name="T45">vimus; </text:span><text:span text:style-name="T45">euphorbium </text:span><text:span text:style-name="T45">pro </text:span><text:span text:style-name="T45">temporis ratione augere nobis est</text:span></text:p>
      <text:p text:style-name="P12"><text:span text:style-name="T45">integrum. Quin etiam si vulneri impositum medicamentum<text:line-break/>primo uln rideatur quodammodo imbecillius, euphorbium<text:line-break/>oleo laevigatum medicamento emplastroso manibus </text:span><text:span text:style-name="T45">ante </text:span><text:span text:style-name="T45">sul&gt;-<text:line-break/>acto licet admiscere; </text:span><text:span text:style-name="T45">sic enim </text:span><text:span text:style-name="T45">nobis facientibus prompte<text:line-break/>unitatem accipit. Caeterum </text:span><text:span text:style-name="T45">in </text:span><text:span text:style-name="T45">prima medicamenti wrnpo-<text:line-break/>sitione satius est ceratum </text:span><text:span text:style-name="T45">rasum, </text:span><text:span text:style-name="T45">seorsum ubi praeparaveris,<text:line-break/>ita laevi sacto euphorbio ex oleo admiscere, quippe iis, quae<text:line-break/>liquata sunt, ipsi superfusis in mortario plerumque fiunt<text:line-break/>encerides nominatae, praesertim ambiente frigido. Aquam<text:line-break/>vero, </text:span><text:span text:style-name="T45">cerae </text:span><text:span text:style-name="T45">liquefactae </text:span><text:span text:style-name="T45">cum </text:span><text:span text:style-name="T45">resina committere non est ne-<text:line-break/>cessarium, sicut ego ab initio factitabam tantum ei admi-<text:line-break/>scens, quantum in ipsa coctione consumendum erat.</text:span></text:p>
      <text:h text:style-name="P4" text:outline-level="2">Cap. V.</text:h>
      <text:p text:style-name="P9"><text:span text:style-name="T94">\JHedicamentum </text:span><text:span text:style-name="T7">ex liquabilibus consuetur-<text:line-break/></text:span><text:span text:style-name="T45">Liquabilia voco medicamenta tum quae </text:span><text:span text:style-name="T45">ignis </text:span><text:span text:style-name="T45">commercio<text:line-break/>cclliquantur, tum quae ex </text:span><text:span text:style-name="T45">hnin' </text:span><text:span text:style-name="T45">lis quibusdam, velut aqua,<text:line-break/>aceto et vino. Ek aceto </text:span><text:span text:style-name="T45">itaque </text:span><text:span text:style-name="T45">citra ignem liquescit gutta<text:line-break/>ammoniaci, sagapeni liquor et panacis similiter, quem ap-</text:span></text:p>
      <text:p text:style-name="P12"><text:span text:style-name="T45">pellatione composita opopanacem vocant. Igni vero lique-<text:line-break/>scunt propolis, cera, resina, ladanum,: sevum, galbanum,<text:line-break/>verum hoc in duplici vase colliqnare melius esu Nomina<text:line-break/>mus autem sic , quum lu cacabo, qui aquam calidam ha-<text:line-break/>beat, prunis enim incumbit, vas alterum consistit, praeter<text:line-break/>liquabilia etiam galbanum continens. Habeto autem tale<text:line-break/>qucddarn confectum medicamentum saltem unum, etsi duo<text:line-break/>habere praestaret, quorum validius erit hujusmodi. Opopa-<text:line-break/>nacem ex </text:span><text:span text:style-name="T45">aceto </text:span><text:span text:style-name="T45">dissolutum diutius conterito, huic postea<text:line-break/>liquefacta super igne propolim, galbanum, resinam terebin-<text:line-break/>thinam misceo. Singulorum itaque aliorum pars una esto,<text:line-break/>propolis vero recentis pinguisque. fex, quod si sicca vetus-<text:line-break/>que contigerit, praestat omnino </text:span><text:span text:style-name="T45">tali </text:span><text:span text:style-name="T45">non uti, at si aliam-<text:line-break/></text:span><text:span text:style-name="T45">non </text:span><text:span text:style-name="T45">'habes, </text:span><text:span text:style-name="T45">duas </text:span><text:span text:style-name="T45">portiones, non unam, miscebis. Sin absit<text:line-break/>propolis, </text:span><text:span text:style-name="T45">ejus loco picem </text:span><text:span text:style-name="T45">pinguem immitte, qualis est brutis,<text:line-break/>et quae ex regionibus circa Pontum apportatur, pinguis si-<text:line-break/>mul et odorata, quam in nigrum amaracinum injiciunt.</text:span></text:p>
      <text:p text:style-name="P12"><text:span text:style-name="T45">quale prius omne conficiebatur, nunc enim et fine ea sub-'<text:line-break/>albidum amaracinum componunt. Quod si tah etiam cai eas<text:line-break/>alia utitor terebinthina sicut praediximus duplicata. Ego<text:line-break/>nonnuuquam vel solum medicamentum e? pingui 'pice con-<text:line-break/>fectum imposui, quo etiam ad canum morius utor. Hoc<text:line-break/>namque solam picem pinguem ex aceto acri coctam hujus-<text:line-break/>niodi symmetria continet. Sectarium unum Romanum aceti,<text:line-break/>lib. j, picis, opopanacis quadrantem, quod est unc. iij. Hoc<text:line-break/>medioamentum ulcus • ex rabiosi morsu cicatricem ducere<text:line-break/>non sinit, sed punctis </text:span><text:span text:style-name="T7">in </text:span><text:span text:style-name="T7">nervosa</text:span><text:span text:style-name="T45"> </text:span><text:span text:style-name="T45">aliqua particula idoneum<text:line-break/>est, quippe quod puncturae oras </text:span><text:span text:style-name="T45">co </text:span><text:span text:style-name="T45">uni vere nequaquam per-<text:line-break/>mittat. Quoniam vero durum </text:span><text:span text:style-name="T45">est, </text:span><text:span text:style-name="T45">in duris- solum corpori-<text:line-break/>bns </text:span><text:span text:style-name="T7">eo</text:span><text:span text:style-name="T45"> utemur, qualia sunt- fossorum et messorum.. Sin au-<text:line-break/>tem puero vel muliere vel </text:span><text:span text:style-name="T45">molliore </text:span><text:span text:style-name="T45">corpore puncto, hoc<text:line-break/>tantum quispiam- vestrum praesens </text:span><text:span text:style-name="T45">habeat, </text:span><text:span text:style-name="T45">idem cum un--<text:line-break/>guento aliquo discussorio, </text:span><text:span text:style-name="T45">amaracino maxime </text:span><text:span text:style-name="T45">et-opobalsaino,<text:line-break/>colliquare, licet, deinde cum irino </text:span><text:span text:style-name="T45">et comageno, haec </text:span><text:span text:style-name="T45">si non</text:span></text:p>
      <text:p text:style-name="P12"><text:span text:style-name="T45">adsint, gleucino, susino et cyprino, his' quoque desideratis,,<text:line-break/>oleo veteri liquefaciat, vel si </text:span><text:span text:style-name="T45">in </text:span><text:span text:style-name="T45">Aiexandria forte fuerit,<text:line-break/>ricinino et raphanino, haec siquidem copiosissima in illa<text:line-break/>civitate. habentur, sicut etiam lu universa Aegypto. Atqni<text:line-break/>in illis regioniluis sinapinum oleum haud aegre repetiri .po-<text:line-break/>test, cujus et ipsius parte aliquando mixta medicamentum<text:line-break/>acerrimum fore nemo ambigit, .ut ad. puncturas conniven-<text:line-break/>tes aperiendas conducat. Patere autem cuilibet arbitror ex<text:line-break/>praedictis, si </text:span><text:span text:style-name="T45">et </text:span><text:span text:style-name="T45">loco opopanacis sagapeno prius in pila ex<text:line-break/>aceto trito liquefactam 'resinam, propolim et adipem quam- '<text:line-break/>piam aeriorem adjicias, ejusdem generis medicamentum fu-<text:line-break/>turum. Alterum vero mollius est genus medicamentorum<text:line-break/>liquabilium, sed acetum non habet, quod resinis et propoli<text:line-break/>et fevis tantum praeparatur, </text:span><text:span text:style-name="T45">cera </text:span><text:span text:style-name="T45">quoque propter spissitu-<text:line-break/>dinem adjecta, ex cujus mixtura medicamentum tactui eom-<text:line-break/>modius redditur. Adeps porro tenuium partium acrisque<text:line-break/>esto, sicut leoninus et pardalinus et post hos hyaenae et</text:span></text:p>
      <text:p text:style-name="P12"/>
      <text:p text:style-name="P13"><text:span text:style-name="T45">ursi. Sed de anserino. quid </text:span><text:span text:style-name="T45">attinet dicere,</text:span><text:span text:style-name="T45">'praefertim quum,<text:line-break/>anseres rusticae fuerint? Quin </text:span><text:span text:style-name="T45">et </text:span><text:span text:style-name="T45">tauri vetustus adeps </text:span><text:span text:style-name="T7">eb<text:line-break/>hircinus huc</text:span><text:span text:style-name="T45"> convenit, nam quum mixtae naturae </text:span><text:span text:style-name="T45">ac </text:span><text:span text:style-name="T45">,fa-<text:line-break/>cultatis existant, temporis intervallo, quia terrestres acres-<text:line-break/>que sunt, ad majorem acrimoniam declinant, similiter vide-<text:line-break/>licet plurimis quae vetustescunt, sic namque et ipse porci-<text:line-break/>nus adeps, omnium quum sit mollissimus, temporis processu<text:line-break/>acrimoniam acquirit. Idem vino, aceto et melli accidit- In<text:line-break/>horum autem medicamentorum genere suot etiam medullae,<text:line-break/>longe vero praestat cervina et vitulina. Horum acrius coa-<text:line-break/>gulum et jam vehementiori medicamentorum generi pro-<text:line-break/>pinquum existit. ltaque et hujusmodi aliquod medicamenti<text:line-break/>habere te consulo, ut quum a forti aliquo medicamento<text:line-break/>supra modum morsam partem vulueratam indignatam </text:span><text:span text:style-name="T7">offen-<text:line-break/>deris ,</text:span><text:span text:style-name="T45"> oleo prius fotam hujusmodi quopiam contegas, sic ,<text:line-break/>namque placata ea,, rursus ad aerem curandi modum redire<text:line-break/>poteris. Ego itaque dum, partem in nervo vulneratam quan-</text:span></text:p>
      <text:p text:style-name="P12"><text:span text:style-name="T45">doque solvissem, vulnus irritatum contemplatus medicamen-<text:line-break/>tum liquidum surte fortuna praesens, quod ex adipe </text:span><text:span text:style-name="T7">con-<text:line-break/>flat,</text:span><text:span text:style-name="T45"> ad aures inscriptum, in vase duplici calefactum asse-,<text:line-break/>ctae particulae illexi ac fubito inde auxilium ipso aegro-<text:line-break/></text:span><text:span text:style-name="T45">tantis </text:span><text:span text:style-name="T45">sensu accessisse percepi, quippe statirn omnis dolor<text:line-break/></text:span><text:span text:style-name="T45">quievit, </text:span><text:span text:style-name="T45">atque inde a nobis soluta secundum naturam ha-<text:line-break/></text:span><text:span text:style-name="T45">bere </text:span><text:span text:style-name="T45">visa esu </text:span><text:span text:style-name="T45">'</text:span></text:p>
      <text:h text:style-name="P4" text:outline-level="2">Cap. VI.</text:h>
      <text:p text:style-name="P9"><text:span text:style-name="T45">• </text:span><text:span text:style-name="T45">[De </text:span><text:span text:style-name="T7">medicamento ex columbarum stercore<text:line-break/></text:span><text:span text:style-name="T45">coiiseoto.J </text:span><text:span text:style-name="T45">Columbarum iu rusticorum turribus agentium<text:line-break/></text:span><text:span text:style-name="T45">stercus </text:span><text:span text:style-name="T45">acre est, quo interdum- ruri usus fmn in adolescente<text:line-break/></text:span><text:span text:style-name="T45">nervi vulnere </text:span><text:span text:style-name="T45">affectu. Atque hoc agricola quum vidisset,<text:line-break/></text:span><text:span text:style-name="T45">qui fundi </text:span><text:span text:style-name="T45">curam </text:span><text:span text:style-name="T45">- </text:span><text:span text:style-name="T45">gerebat, erat enim non imprudens, </text:span><text:span text:style-name="T45">imita-<text:line-break/>Ius scmper </text:span><text:span text:style-name="T45">usurpat et -nervis vulneratis medetur. </text:span><text:span text:style-name="T45">Porro<text:line-break/>compositio </text:span><text:span text:style-name="T45">et usus idem est medicamento ex </text:span><text:span text:style-name="T45">euphorbio,<text:line-break/>aliis </text:span><text:span text:style-name="T45">nimirum eodem' modo habentibus, sed euphorbii </text:span><text:span text:style-name="T45">loco<text:line-break/>stercore </text:span><text:span text:style-name="T45">indito. </text:span><text:span text:style-name="T45">Verum </text:span><text:span text:style-name="T45">stercus hoc subtilitate </text:span><text:span text:style-name="T45">euphorbio </text:span><text:span text:style-name="T45">ce-<text:line-break/></text:span><text:span text:style-name="T45">dit, eoque </text:span><text:span text:style-name="T45">duris corporibus in agris ex usu </text:span><text:span text:style-name="T45">esu Miscui<text:line-break/>aliquando </text:span><text:span text:style-name="T45">ipsum et metallicis experiundi gratia, statirn </text:span><text:span text:style-name="T7">-a</text:span></text:p>
      <text:p text:style-name="P12"><text:span text:style-name="T45">principio cum eis terens ex aceto </text:span><text:span text:style-name="T45">ad solem, </text:span><text:span text:style-name="T45">sicut nuper<text:line-break/>docui, multoqne acrius medicamentum evasit, qnemadmo-<text:line-break/>dnm et quum aeruginem vivam, id est </text:span><text:span text:style-name="T45">non</text:span><text:span text:style-name="T45">;combunam,<text:line-break/>acceperit.</text:span></text:p>
      <text:h text:style-name="P4" text:outline-level="2">Cap. VII.</text:h>
      <text:p text:style-name="P9"><text:span text:style-name="T45">[De </text:span><text:span text:style-name="T7">medicamento ex herbis compositor<text:line-break/></text:span><text:span text:style-name="T45">Insuper ex herbis tenuium' partium </text:span><text:span text:style-name="T45">ad </text:span><text:span text:style-name="T45">nervos vulneratos'<text:line-break/>medicamentum composui, initio quidem ex dictamno, ama-<text:line-break/>raco et aristolochia tantum, postea vero et </text:span><text:span text:style-name="T45">ex </text:span><text:span text:style-name="T45">aliis, mei<text:line-break/>ipsius periculum faciens, an recte compositionem ipsorum<text:line-break/>conjectura assequerer</text:span><text:span text:style-name="T45">,- </text:span><text:span text:style-name="T45">atque omnia quo’ volebam perduxi.<text:line-break/>Idoneae vero ad id herbae amaritudinem sine astrictione<text:line-break/>gustu referant vel acrimoniam quidem</text:span><text:span text:style-name="T45">, </text:span><text:span text:style-name="T45">non tamen immo-<text:line-break/>dicam; tales sunt praeter praedictas rnaron, amaracum;<text:line-break/>polium, argernone, cnamaepitys, centaurium, quaeque ejus<text:line-break/>notae in simplicium medicamentorum doctrina comrnemo-<text:line-break/>ratae sunt, quemadmodum etiam radices omnium aristolo-<text:line-break/>chiarum, dracunculi, cucumeris agrestis, bryoniae, althaeae,<text:line-break/>iridis, acori, mei, asari, pliu: gentianae et panacis, omnium</text:span></text:p>
      <text:p text:style-name="P12"><text:span text:style-name="T45">enim id </text:span><text:span text:style-name="T45">genus </text:span><text:span text:style-name="T45">materiam in simplicium m</text:span><text:span text:style-name="T45">,</text:span><text:span text:style-name="T45">oleamentorum<text:line-break/>commentariis exposui; At radices herbasque totas non modo<text:line-break/>scire oportet accurate contusas </text:span><text:span text:style-name="T45">tenuibus </text:span><text:span text:style-name="T45">cribris secernere,<text:line-break/>sed. etiam denuo exacte laevigare, ut arida collyria quo-<text:line-break/>usque in pulverem redigantur. Nam quod crassis constat<text:line-break/>partibus, nervos vulneratos nihil juvat, qui subtilia, ut di-<text:line-break/>ximus, medicamenta requirunt. Caeterum concisum medica-<text:line-break/>meutnin laevigatumque liquido aliqub excipiatur cerati spe-'<text:line-break/>riem habente </text:span><text:span text:style-name="T45">ea </text:span><text:span text:style-name="T45">symmetria, - quae in euphorbio prius indi-<text:line-break/>cata esu Quantum enim in illo bimuli euphorbii, tantum<text:line-break/>iis dictamni, mei et acori injiciendum est et quae his simi-</text:span><text:span text:style-name="T45">’<text:line-break/></text:span><text:span text:style-name="T45">liter calida gustu percipiuntur, quantum vero illis trimuli,<text:line-break/>tantum his aristolochiae, iridis, dracunculi, gentianae, alio-<text:line-break/>rumque id genus</text:span><text:span text:style-name="T45">, </text:span><text:span text:style-name="T45">quae perinde </text:span><text:span text:style-name="T45">atque haec </text:span><text:span text:style-name="T45">amara sunt;<text:line-break/>immittemus..</text:span></text:p>
      <text:h text:style-name="Heading_20_2" text:outline-level="2">Cap. IX</text:h>
      <text:p text:style-name="P175"><text:span text:style-name="T45">[De </text:span><text:span text:style-name="T7">sumptuosis medicamentorum confecturis<text:line-break/>ad nervos vulneratos.</text:span><text:span text:style-name="T45">-Non-ab </text:span><text:span text:style-name="T7">re</text:span><text:span text:style-name="T45"> fuerit etiam ejusmodi<text:line-break/>J.edicamenta cognoscere, usus enim ipsorum quandoque</text:span></text:p>
      <text:p text:style-name="P12"><text:span text:style-name="T45">ted </text:span><text:span text:style-name="T45">rarius </text:span><text:span text:style-name="T45">incidit, quemadmodum simpliciorum frequenter.<text:line-break/>Ubi </text:span><text:span text:style-name="T45">enim </text:span><text:span text:style-name="T45">quispiam medicamentorum medicinaeque studio-<text:line-break/>siis, non plura quingentis myriadibus habens, ullo simpli-<text:line-break/>ciore uti dedignabatur, multo magis vel dives aliquis veli'<text:line-break/>monarcha * odoratuiu simul et quod multa constet pecunia,</text:span><text:span text:style-name="T45">;<text:line-break/></text:span><text:span text:style-name="T45">volet habere medicamentum. Porro dives citatus, cujus in<text:line-break/>primo de praecognitione ex pulsibus suppresso nomine me-</text:span><text:span text:style-name="T45">,<text:line-break/></text:span><text:span text:style-name="T45">mini, quemadmodum et nunc, qualis </text:span><text:span text:style-name="T45">erat </text:span><text:span text:style-name="T45">ex duabus ipsius<text:line-break/>actionibus hujusmodi condisces.. Ulcus famuli malignum<text:line-break/>ipse sanare conabatur, ubi autem nihil promovit, mihi ho-<text:line-break/>minem tradidit ac quum rideret curatum, medicamenti scri-<text:line-break/>pturam postulabat, nesciens multas quidem malignorum ul-<text:line-break/>cerum esse differentias, multas item medicamentorum, sed<text:line-break/>arbitratus unum medicamentum omnibus posse mederi.<text:line-break/>Quum igitur qui applicabat neque artificiose ipso uteretur, -<text:line-break/>postquam audivit quibus constaret, essentqne omnia vilis<text:line-break/>pretii, hoc, inquit, mendicis.serva, me autem, sumptuosius<text:line-break/>aliquod doceto. Quin etiam puellum diu ex auribus labo-</text:span></text:p>
      <text:p text:style-name="P12"><text:span text:style-name="T45">rantem, ubi ipsa multis, </text:span><text:span text:style-name="T45">quibus usus er af medicamentis citra<text:line-break/></text:span><text:span text:style-name="T45">methodum, nihil attulisset praesidii, nobis quoque curan-t<text:line-break/>'dum adduci praecepit, posteaque audiens re quadam nili<text:line-break/>puerum sanatum, non postulavit a me medicamenti scriptu-<text:line-break/>iam. Hic igitur-ipse contemplatus, multis, quibus nervi vul—<text:line-break/>nerati/ erant, digitos, et abscissos et putrefactos, quosdam<text:line-break/>vero periisse vel mancos redditos, deinde intelligens nul-<text:line-break/>lum ex eis, qui a me curatr essent, periclitatum, omnes<text:line-break/>vero celeriter sanos evasisse, medicamentum cupiebat ali—<text:line-break/>quod a me accipere'.odoratum simul et. sumptuosum, quo<text:line-break/>nervorum vulnera posset fanare. Ego sane multas jam saepe<text:line-break/>tum samiliaribus tum amicis medicis scripturas juxta prae-<text:line-break/>dictam methodum ex tempore compositas tradideram, ut<text:line-break/>experimentis compositionis ipsorum ratio confirmaretur,<text:line-break/>sumptuosum'vero, cujusmodi ille volebat, pauperculis ho—<text:line-break/>minibus nullum utique dedi </text:span><text:span text:style-name="T45">ratus </text:span><text:span text:style-name="T45">melius esse remedia ex<text:line-break/>paratu facillimis componi. Cum igitur dives ille odori sum—<text:line-break/>ptuosique medicamenti compositionem aliquam fibi duri peti-</text:span></text:p>
      <text:p text:style-name="P12"><text:span text:style-name="T45">isset, plures </text:span><text:span text:style-name="T45">ei </text:span><text:span text:style-name="T45">scripturas </text:span><text:span text:style-name="T45">donavipraedicta </text:span><text:span text:style-name="T45">methodo factas,<text:line-break/>quas ille cum experiri festinaret tum. liberis tum fervis,<text:line-break/>'nervis vulneratos .sibi conquirere injunxit, medicamentis<text:line-break/>autem supra omnem </text:span><text:span text:style-name="T45">-spem </text:span><text:span text:style-name="T45">operatis primum .sane </text:span><text:span text:style-name="T45">me </text:span><text:span text:style-name="T45">lau-<text:line-break/>davit, ut qui </text:span><text:span text:style-name="T45">citra </text:span><text:span text:style-name="T45">inxidlam </text:span><text:span text:style-name="T45">ac </text:span><text:span text:style-name="T45">liberaliter. scripturas. ei<text:line-break/>communicaverim, postea etiam donis </text:span><text:span text:style-name="T45">profequutus </text:span><text:span text:style-name="T45">est,- etenim<text:line-break/>ad hujusmodi quoque, ossiria promptus </text:span><text:span text:style-name="T45">erat. </text:span><text:span text:style-name="T45">Porro meii-<text:line-break/>cameutorum, quae-ei dederam,, confectura est </text:span><text:span text:style-name="T45">salis. </text:span><text:span text:style-name="T7">4</text:span><text:span text:style-name="T45"> Cin-<text:line-break/>namomi, dictamni, mari, singulorum drach. xh Haec nam-<text:line-break/>que-odorata sunt et tenuium partium. At (amaracum </text:span><text:span text:style-name="T45">quasi<text:line-break/>non </text:span><text:span text:style-name="T45">boni odoris nequaquam miscere cogitavi,.deinde </text:span><text:span text:style-name="T45">quo-<text:line-break/>niam </text:span><text:span text:style-name="T45">Romae aegre poterat inveniri sicut et murum, </text:span><text:span text:style-name="T45">vide-<text:line-break/></text:span><text:span text:style-name="T45">bam ratem illum aegre parabilibus gaudere, quemadmodum-<text:line-break/>et sumptuosis, apposui scripturae • etiam, -illius </text:span><text:span text:style-name="T45">pauxillum<text:line-break/></text:span><text:span text:style-name="T45">quiddam spartis unius, ut • puto quartam .vel juintatr </text:span><text:span text:style-name="T45">por-,-<text:line-break/>tiunculaui. </text:span><text:span text:style-name="T45">Haec contusa cribroque subtilissimo secreta </text:span><text:span text:style-name="T45">'mi-&lt;<text:line-break/></text:span><text:span text:style-name="T45">scere jussi cerato- ex opobalsamo optimo</text:span><text:span text:style-name="T45">. </text:span><text:span text:style-name="T45">et</text:span><text:span text:style-name="T7">' cera</text:span><text:span text:style-name="T45"> </text:span><text:span text:style-name="T45">Tyrrhenica<text:line-break/></text:span><text:span text:style-name="T45">facto, commodum vero esse conjeci, si cerae partes </text:span><text:span text:style-name="T45">octo,</text:span></text:p>
      <text:p text:style-name="P12"><text:span text:style-name="T45">opobalsami decem receperit. At ne friabile medicamentum<text:line-break/>foret, sed sibi cohaerens unitumque, etiam resinae terebin-<text:line-break/>tbinae, quae et ipsa est </text:span><text:span text:style-name="T45">odorata, modo </text:span><text:span text:style-name="T45">sit </text:span><text:span text:style-name="T45">optima, </text:span><text:span text:style-name="T45">partem<text:line-break/>unam adjeci. Verum si generosius, ut dixi, medicamentum<text:line-break/>facere </text:span><text:span text:style-name="T45">proponas, </text:span><text:span text:style-name="T45">non unam cujusque </text:span><text:span text:style-name="T45">herbae </text:span><text:span text:style-name="T45">commemora-<text:line-break/>tae partem immittas</text:span><text:span text:style-name="T45">, sed </text:span><text:span text:style-name="T45">amplius</text:span><text:span text:style-name="T45">, </text:span><text:span text:style-name="T45">ut una et sumis • fiat.<text:line-break/>Hoc igitur ab experientia probatum </text:span><text:span text:style-name="T7">est medicamentum.</text:span><text:span text:style-name="T45"> Al-<text:line-break/>terurn praeterea </text:span><text:span text:style-name="T45">ex eodem ceratu </text:span><text:span text:style-name="T45">et liquore </text:span><text:span text:style-name="T98">Cyrenaeo </text:span><text:span text:style-name="T98">.com-<text:line-break/></text:span><text:span text:style-name="T45">positum, mixtura proportione euphorbii </text:span><text:span text:style-name="T45">facta. </text:span><text:span text:style-name="T45">Fertiumque<text:line-break/>aliud ex ambobus mixtis consectum. Quartum deinde quod<text:line-break/>stacten myrrham accepit. In quibus autem nervus nudus<text:line-break/>est; ibi ceratum ex cera, quae myrepsice, id est </text:span><text:span text:style-name="T7">unguenta-<text:line-break/>ria</text:span><text:span text:style-name="T45"> vocatur, et unguentis apud Romanos dictis spicatu et.<text:line-break/>folialo composui duodecimam partem pompholygis ei ad.<text:line-break/>msscens sive elqti masculino genere sive elotae foeminino<text:line-break/>malis dicere, nihil enim quomodocunque dicas vel praesidii</text:span></text:p>
      <text:p text:style-name="P13"><text:span text:style-name="T45">, vel nocumenti medicamento afferes. Licet autem tibi et ex</text:span></text:p>
      <text:p text:style-name="P12"><text:span text:style-name="T45">Tyrrhenica cera ipsum praeparare. Nec. prohibet qvicquam<text:line-break/>sine praedictis unguentis Tyrrhenicam ceram ex nardo proba<text:line-break/>liquefacere, </text:span><text:span text:style-name="T45">in </text:span><text:span text:style-name="T45">duplici </text:span><text:span text:style-name="T45">nempe </text:span><text:span text:style-name="T45">vasculo, quod in omnibus<text:line-break/>unguentis commune est. At rasu cerato, spicae nardi, amo-<text:line-break/>mi, folii malabathri et pompholygis eloti pares singulorum<text:line-break/>portiones miscebis.' Etenim </text:span><text:span text:style-name="T45">in </text:span><text:span text:style-name="T45">puncturis,</text:span><text:span text:style-name="T74">:</text:span><text:span text:style-name="T45"> sicut praedictum<text:line-break/>est acrioribus medicamentis est opus,, quae vulnus apertum<text:line-break/>perpetuo fervent, denudatis autem mediocri astrictione cnm<text:line-break/></text:span><text:span text:style-name="T45">digerendi </text:span><text:span text:style-name="T45">virtute absque </text:span><text:span text:style-name="T45">morsu praedita afferre </text:span><text:span text:style-name="T45">convenit.<text:line-break/>Quamquam et amomum astrictionis sit. aliquatenus parti-<text:line-break/>seps, magis autem ipso nardi spica et malabathri folium.</text:span></text:p>
      <text:h text:style-name="P4" text:outline-level="2">Cap. X.</text:h>
      <text:p text:style-name="P9"><text:span text:style-name="T7">[see medicamentis ab </text:span><text:span text:style-name="T7">aliis </text:span><text:span text:style-name="T7">medicis adver-<text:line-break/>sius nervorum</text:span><text:span text:style-name="T45"> vntnera. proditis.] Universam nervorum vul-<text:line-break/>nera curandi rationem, quam ego . deorum quadam proni—<text:line-break/>dentia </text:span><text:span text:style-name="T45">composui, </text:span><text:span text:style-name="T45">nullus ante me conscripsit, medicamenta<text:line-break/>tamen, quae .nervorum vulnera quaedam curare promitte-<text:line-break/>rent, composuerunt sine distinctione et vario utendi modo</text:span></text:p>
      <text:p text:style-name="P12"/>
      <text:p text:style-name="P13"><text:span text:style-name="T45">neque in angustis punctibus fanandi rationem, qualis fu-<text:line-break/>lura esset, indicantes, </text:span><text:span text:style-name="T45">neque </text:span><text:span text:style-name="T45">in latioribus' vulneribus vel<text:line-break/>denudato nervo vel </text:span><text:span text:style-name="T45">tendine </text:span><text:span text:style-name="T45">vel contuso, multo minus si<text:line-break/>pars 'affecta phlegmone infestaretur, vel etiam gangraena<text:line-break/></text:span><text:span text:style-name="T45">propemodum. </text:span><text:span text:style-name="T45">Porro unuin quendaninostrae aetatis medi-<text:line-break/>cum medicamento utentem nidi, perinde ae meis ex metai-<text:line-break/>licis praeparatis, indistincte quidem et ipsum, quoniam vero<text:line-break/>ex </text:span><text:span text:style-name="T45">paucis </text:span><text:span text:style-name="T45">sponte nascentibus </text:span><text:span text:style-name="T45">- </text:span><text:span text:style-name="T45">ipsum, componi </text:span><text:span text:style-name="T45">' </text:span><text:span text:style-name="T45">audie-<text:line-break/>ram, quod autem mullis constat, ego illo tempore praep</text:span><text:span text:style-name="T74">a</text:span><text:span text:style-name="T45">_<text:line-break/>faveram, cogitavi</text:span><text:span text:style-name="T45">. </text:span><text:span text:style-name="T45">pluribus ademptis aliud rursus ex pani,<text:line-break/>cis compositum .insipscere </text:span><text:span text:style-name="T45">ac </text:span><text:span text:style-name="T45">experientia inquirere, maltune<text:line-break/>ab. eo, quod varia mixtura paratur, inferius esse videretur,<text:line-break/>an. paulo. Quovis igitur modo curari etiam medicamenti,<text:line-break/>quod medicus nostrae aetatis habebat, fcripturam acipere<text:line-break/></text:span><text:span text:style-name="T45">et . </text:span><text:span text:style-name="T45">statirn simile praeparatum eadem et ipsum polliceri </text:span><text:span text:style-name="T74">p</text:span><text:span text:style-name="T45">t<text:line-break/>praestare, quae varium illud, comperi. Hujusigitur compo-<text:line-break/>sitio in hunc modum scripta erat. </text:span><text:span text:style-name="T7">4</text:span><text:span text:style-name="T45"> Cerae ? vjrolei 5 ni.</text:span></text:p>
      <text:p text:style-name="P12"/>
      <text:p text:style-name="P13"><text:span text:style-name="T45">misyos </text:span><text:span text:style-name="T45">drach. </text:span><text:span text:style-name="T45">vj. chalcitidis </text:span><text:span text:style-name="T45">draclu j, squamae aeris § </text:span><text:span text:style-name="T7">ij</text:span><text:span text:style-name="T45"> </text:span><text:span text:style-name="T22">β,<text:line-break/></text:span><text:span text:style-name="T45">thuris unciam </text:span><text:span text:style-name="T45">j </text:span><text:span text:style-name="T33">β,</text:span><text:span text:style-name="T22"> </text:span><text:span text:style-name="T45">galbani unciam unam. !'Quae liquari pos-<text:line-break/>sunt, hon est cera </text:span><text:span text:style-name="T45">:</text:span><text:span text:style-name="T45">et galbanum, liquefacta metallicis lu<text:line-break/>aceto acri prius, accurate' </text:span><text:span text:style-name="T45">tritis </text:span><text:span text:style-name="T45">superfunduntur. Hoc me-<text:line-break/>dicamentum haud'scio .quis compofuerit, neque enim apud'<text:line-break/>.Asclepiadem phaimacicnem scripturam inveni, nec-apud<text:line-break/>Petnonam nec Aadr amachum, etsi omnes, antiquiores rne-<text:line-break/>dici optima medicamenta conscripserint. Plane autem con-<text:line-break/>stat nec apud Heram .Cappadocem nec Mantiam nec .Hera-<text:line-break/>clidem Tarentinum reperiri qui magnam medicamentorum<text:line-break/>experientiam liabneruntj imo nec apud Archigenem aut Phi-<text:line-break/>tippum aut . apud aliqnem ejus discipulum. 'Insuper..Sorani<text:line-break/>libris de medicamentis perlectis omnibus; item Menecratis,<text:line-break/>Critonis,' Darnocratis et aliorum,- qui’ medicamentorum co-<text:line-break/>gnitione claruerunt, apud nullum hooimodo citatum medn-<text:line-break/>camentun- comperi. &gt; Quae vero apud-viros jam. dictos.ha-<text:line-break/>bentur,.deinceps scripta indicabo ac initium a pharmacione<text:line-break/>Asclepiade facturus sum,, qui lu tectio interiorum medici -</text:span></text:p>
      <text:p text:style-name="P12"><text:span text:style-name="T45">mentorum, quas etiam Marcellas inscribit, </text:span><text:span text:style-name="T45">hunc </text:span><text:span text:style-name="T45">in </text:span><text:span text:style-name="T45">modum<text:line-break/></text:span><text:span text:style-name="T45">docet... </text:span><text:span text:style-name="T7">Arudrotrtachi Aegyptia ad vulnera </text:span><text:span text:style-name="T7">cruenta, </text:span><text:span text:style-name="T7">ut Ascse~<text:line-break/>piades praescribit. Facit ad nervos, musculosque praeci-<text:line-break/>sos, hem ad punctus, contusiones attritus, artus fractos:.<text:line-break/>Valet retiam ad dbscejjusr esi item lippientibus </text:span><text:span text:style-name="T7">collyrium,<text:line-break/></text:span><text:span text:style-name="T7">juvat capite dolentes et aA multa»' dispositiones utile esi<text:line-break/>remedium,</text:span><text:span text:style-name="T45"> </text:span><text:span text:style-name="T45">4 </text:span><text:span text:style-name="T45">Argenti spumae , </text:span><text:span text:style-name="T7">cerae,-</text:span><text:span text:style-name="T45"> singulorum drach.<text:line-break/>cxliv, -guttae ammoniaci drach. ixiiij, terebinthinae drach.<text:line-break/>xxxvj, lanae succidae, combustae drach, </text:span><text:span text:style-name="T45">xij, </text:span><text:span text:style-name="T45">squamae aeris<text:line-break/>drach.-viij, squamae stomomatis drach. 'viij, thuris' drach.<text:line-break/>viij, aristolochiae rotundae drach. viij, olei ricinini hemi-<text:line-break/></text:span><text:span text:style-name="T45">nas </text:span><text:span text:style-name="T45">iij. Argenti .spuma'et Uleum</text:span><text:span text:style-name="T59">r</text:span><text:span text:style-name="T45"> incoquuntur, ac ubimn-j<text:line-break/></text:span><text:span text:style-name="T45">tata </text:span><text:span text:style-name="T45">fuerint; erva resinaque adjicitur,; quum </text:span><text:span text:style-name="T7">no-n</text:span><text:span text:style-name="T45"> inquinant,<text:line-break/>ammoniacumnindas dilatando </text:span><text:span text:style-name="T45">'</text:span><text:span text:style-name="T45">et tunc lanas succidae ac re-<text:line-break/>liqua. IIoe medicamentum quanto 'utilius ex stomomatis<text:line-break/>fquama evasit, tanto deterius ad nesvornm vulnera laetum<text:line-break/>est;, si namque punctus solum suerit, etiam aeris fquama<text:line-break/>supervacua- est.: -Quippe nullum metallicum his conducisp</text:span></text:p>
      <text:p text:style-name="P12"><text:span text:style-name="T45">nisi prius ex aceto aeri pluribus diebus laeve factum sue-<text:line-break/>rit, quamquam in nudis nervis et tendonibus bonum fuerit<text:line-break/>remedium. At si jam phlegmone conjuncta, est, liquare ea<text:line-break/></text:span><text:span text:style-name="T40">ex </text:span><text:span text:style-name="T40">. </text:span><text:span text:style-name="T45">rosaceo -convenit et-.sic'illitu linamento uti ; ubi vero<text:line-break/>non adest phlegmone, molliora humidioraque. statim </text:span><text:span text:style-name="T45">ab </text:span><text:span text:style-name="T45">ini-<text:line-break/>tio potiora funt medicamentis' durioribus ac siccioribus;<text:line-break/>praestatque liquata ipsa in digerente quodam vel mitiga-<text:line-break/>torio medicamento usurpare, </text:span><text:span text:style-name="T45">i.</text:span><text:span text:style-name="T45">Voco digerentia quidem vetus<text:line-break/>oleum et riestnnum et sicyonium, mitigatoria </text:span><text:span text:style-name="T45">'</text:span><text:span text:style-name="T45">auleta rosa»<text:line-break/>eeum,: cnamaemeliuum et.quod ex althaea conficitur. His<text:line-break/>fortiora; eoque- duriorimis corporibus magis idonea sunt,'<text:line-break/>quod ex cucumeris agrestis </text:span><text:span text:style-name="T45">radice </text:span><text:span text:style-name="T7">in</text:span><text:span text:style-name="T45"> </text:span><text:span text:style-name="T45">oleo </text:span><text:span text:style-name="T45">decocta et.quod<text:line-break/></text:span><text:span text:style-name="T40">ex </text:span><text:span text:style-name="T45">iride, bryonia et </text:span><text:span text:style-name="T45">aro </text:span><text:span text:style-name="T45">paratur. His' valentius est </text:span><text:span text:style-name="T45">ex </text:span><text:span text:style-name="T45">dra-<text:line-break/>cunculo, aristolochia et panace factum. Porro nos frequen-</text:span><text:span text:style-name="T45">,<text:line-break/></text:span><text:span text:style-name="T40">ter </text:span><text:span text:style-name="T45">etiam ex-abietis </text:span><text:span text:style-name="T45">, </text:span><text:span text:style-name="T45">semine, oleo, item ex populi flore con-i<text:line-break/>fecto usi -fumus, nam haec diutius sabino oleo, intingimus<text:line-break/>Quae igitur</text:span><text:span text:style-name="T59">-</text:span><text:span text:style-name="T45"> de ejusmodi medicamentorum usu dicta simt</text:span></text:p>
      <text:p text:style-name="P12"><text:span text:style-name="T45">vos memoriter servantes ad alia, quae explicanda veniunt,<text:line-break/>traducere operae pretium esse arbitror. </text:span><text:span text:style-name="T45">Quod </text:span><text:span text:style-name="T45">autem nobis<text:line-break/>institutum erat facere, </text:span><text:span text:style-name="T45">aggrediemur; </text:span><text:span text:style-name="T45">apponemus </text:span><text:span text:style-name="T45">enim </text:span><text:span text:style-name="T45">et alis<text:line-break/>ejusdem facultatis medicamenta; quale est et'quod </text:span><text:span text:style-name="T45">ab </text:span><text:span text:style-name="T45">Ascle-<text:line-break/>piade post praedictum his verbis scriptum est: </text:span><text:span text:style-name="T7">Claudii<text:line-break/>Philoxeni chirurgi Aegyptium adpraedicta vitiat </text:span><text:span text:style-name="T7">4</text:span><text:span text:style-name="T45"> </text:span><text:span text:style-name="T45">lr-<text:line-break/>genti-spumae, cerae, singulorum drachmas centum sexagluta,<text:line-break/>guttae ammoniaci </text:span><text:span text:style-name="T45">drachmas </text:span><text:span text:style-name="T45">octoginta, propoleos drachmas<text:line-break/>pradraginta, resinae siccae, terelu itl.tuaer squamae aeris,<text:line-break/>thuris, .singulorum </text:span><text:span text:style-name="T45">drach. </text:span><text:span text:style-name="T45">xvj, lanae succidae combustae,<text:line-break/>fquamae stomomatis, singulorum draclu viij, opopanacis 3 iv, .<text:line-break/>ricini heminas iij. Hoc . igitur medicamentum superiori esse<text:line-break/>simile </text:span><text:span text:style-name="T45">omnibus apparet </text:span><text:span text:style-name="T45">et utendi modum eundem cum nu-<text:line-break/>per a me </text:span><text:span text:style-name="T45">citato </text:span><text:span text:style-name="T45">habebit. Qnin etiam ad haec duo emplastra<text:line-break/>aliud tertium i.sclepiades sic ad verbum inquiens tradidit:<text:line-break/></text:span><text:span text:style-name="T7">Gilvum </text:span><text:span text:style-name="T7">Hadiei. Haoii </text:span><text:span text:style-name="T7">ad cruenta ntlnera et nervos prae-<text:line-break/>cisos, item </text:span><text:span text:style-name="T7">ad </text:span><text:span text:style-name="T7">vetera cicatricem aegre ducentia et siuen-<text:line-break/>'ia ulcera.</text:span><text:span text:style-name="T7">- </text:span><text:span text:style-name="T7">Quin at prosta emollit duritias </text:span><text:span text:style-name="T7">maxime </text:span><text:span text:style-name="T7">in</text:span></text:p>
      <text:p text:style-name="P12"><text:span text:style-name="T7">mammis oborientes. Utimur </text:span><text:span text:style-name="T7">eo </text:span><text:span text:style-name="T7">ad </text:span><text:span text:style-name="T7">canum </text:span><text:span text:style-name="T7">hominumque<text:line-break/>morsusrlSurnrne sacit </text:span><text:span text:style-name="T7">ad </text:span><text:span text:style-name="T94">pasimaca.tr </text:span><text:span text:style-name="T7">draconis, aliorumpuo<text:line-break/>saevorum piscium ictus. - </text:span><text:span text:style-name="T7">In </text:span><text:span text:style-name="T7">totum virtutem habet mira-*<text:line-break/>bilem. 4</text:span><text:span text:style-name="T45"> Argenti spumae, </text:span><text:span text:style-name="T45">cerae, </text:span><text:span text:style-name="T45">singulorum drachmas cen-<text:line-break/>tum, terebinthinae, mannae, </text:span><text:span text:style-name="T45">thuris, </text:span><text:span text:style-name="T45">galbani, minii sinopici<text:line-break/>singulornm drachmas octo, olei sextarium unum.. Nec ipse<text:line-break/>ergo Asclepiades .hoc. medicamentum ad punetus tendinum<text:line-break/>ac nervorum, sed ipsis praecisis </text:span><text:span text:style-name="T45">utile esse </text:span><text:span text:style-name="T45">promittit, quum<text:line-break/>videlicet majus vulnus extiterit </text:span><text:span text:style-name="T45">et </text:span><text:span text:style-name="T45">nervus nudus appareat,<text:line-break/>quippe aptiora .tunc ’ sunt medicamenta, quae mitigatoriam<text:line-break/>et mediocrem vim obtinent, cujus generis est-nuper ab ipso<text:line-break/>citatum.;. Itaque haec .tria emplastra in medio fere libro<text:line-break/>Asclepiades produxit, superius etiam aliud multiplicis qui-<text:line-break/>dem usus emplastrum, melius autem iis tribus ceu ad ner-<text:line-break/>vos praecisus' corruptusque tradidit. Verba Asclepiadis ita<text:line-break/>habent. </text:span><text:span text:style-name="T7">lfiosch£onis catagmaiicum. Valet ad recentia vuse</text:span></text:p>
      <text:p text:style-name="P12"/>
      <text:p text:style-name="P13"><text:span text:style-name="T7">ner a, nervos praecisas et_cum coni usione divdsiones. Facit<text:line-break/>etiam ad scaeturas aum vulnere',' etenim vidneribus</text:span><text:span text:style-name="T45"> </text:span><text:span text:style-name="T45">dii.-'<text:line-break/>xiiintut </text:span><text:span text:style-name="T45">et </text:span><text:span text:style-name="T7">esui callo </text:span><text:span text:style-name="T7">- </text:span><text:span text:style-name="T7">obducit- convenienti deligatura </text:span><text:span text:style-name="T7">sun-<text:line-break/></text:span><text:span text:style-name="T45">positum. </text:span><text:span text:style-name="T7">Prodest hydropicis incipientibus, itemsacit iid </text:span><text:span text:style-name="T7">'te-<text:line-break/></text:span><text:span text:style-name="T7">sticulorum contusio)</text:span><text:span text:style-name="T7">vesr </text:span><text:span text:style-name="T7">toltit circa anum eminentias, ‘sanat<text:line-break/>rhugadas butyro dilupumsacit ad</text:span><text:span text:style-name="T7">&lt; </text:span><text:span text:style-name="T7">bronchocelas</text:span><text:span text:style-name="T7">, </text:span><text:span text:style-name="T7">scivit<text:line-break/>omrtetw dtfriciern. </text:span><text:span text:style-name="T7">Gurdi-</text:span><text:span text:style-name="T7">attritos et </text:span><text:span text:style-name="T7">scduitds </text:span><text:span text:style-name="T7">articulas, item<text:line-break/>pedum rnanuuinqua ettlloscts exorescentias, </text:span><text:span text:style-name="T7">quos </text:span><text:span text:style-name="T7">clavos </text:span><text:span text:style-name="T7">do.<text:line-break/></text:span><text:span text:style-name="T7">camus, ut eos etiam icittra exulcerationem auferat. Surn-'<text:line-break/></text:span><text:span text:style-name="T45">matim </text:span><text:span text:style-name="T7">medicamentum esi </text:span><text:span text:style-name="T7">utilijsimum. </text:span><text:span text:style-name="T7">Confactio </text:span><text:span text:style-name="T7">haec </text:span><text:span text:style-name="T7">ita,<text:line-break/></text:span><text:span text:style-name="T7">sc </text:span><text:span text:style-name="T7">habet. </text:span><text:span text:style-name="T7">4</text:span><text:span text:style-name="T45"> </text:span><text:span text:style-name="T45">Argenti fpurnae minam-unam,-mina continet<text:line-break/></text:span><text:span text:style-name="T45">drachmas </text:span><text:span text:style-name="T45">centum' sexaginta,- picis aridae drachmas centum<text:line-break/>sexaginta, sevi vitulinidrachrnas centum sexaginta, resinae<text:line-break/>terebinthinae drach. lxxx, mannae thuris drach. lxxx, cerae<text:line-break/>drach; xl </text:span><text:span text:style-name="T45">j </text:span><text:span text:style-name="T45">aeruginis drach, </text:span><text:span text:style-name="T45">octo</text:span><text:span text:style-name="T45">,- opopanacis drach. octo,-<text:line-break/></text:span><text:span text:style-name="T45">galbani </text:span><text:span text:style-name="T45">drach. </text:span><text:span text:style-name="T45">octo, </text:span><text:span text:style-name="T45">olei ricinrni heiuinam unam, </text:span><text:span text:style-name="T45">aceti </text:span><text:span text:style-name="T45">pa-<text:line-break/></text:span><text:span text:style-name="T45">rem </text:span><text:span text:style-name="T45">mensuram, liquoris sycamini heminam imam, picis li-<text:line-break/></text:span><text:span text:style-name="T45">quidae </text:span><text:span text:style-name="T45">heminae dimidium. Argenti spuma tenuissima et c -</text:span></text:p>
      <text:p text:style-name="P12"><text:span text:style-name="T45">einum </text:span><text:span text:style-name="T45">oleum</text:span><text:span text:style-name="T45">* in vas </text:span><text:span text:style-name="T45">fictile </text:span><text:span text:style-name="T45">yel aereum </text:span><text:span text:style-name="T45">conjecta' ignique<text:line-break/></text:span><text:span text:style-name="T45">supraposita coquuntur, </text:span><text:span text:style-name="T45">quum </text:span><text:span text:style-name="T45">efferbuerint, </text:span><text:span text:style-name="T45">sevum et </text:span><text:span text:style-name="T45">manna<text:line-break/>thuris </text:span><text:span text:style-name="T45">adjiciuntur </text:span><text:span text:style-name="T45">moventurque assidue,' .ubi confluxerint,,,<text:line-break/>pix, cera, resina induntur </text:span><text:span text:style-name="T45">et donec </text:span><text:span text:style-name="T45">non amplius inquinent,<text:line-break/>incoquuntur, deinde galbanum, </text:span><text:span text:style-name="T45">post </text:span><text:span text:style-name="T45">aerugo et opopanax<text:line-break/>ex </text:span><text:span text:style-name="T45">aceto </text:span><text:span text:style-name="T45">soluta insperguntur. </text:span><text:span text:style-name="T45">Liquor </text:span><text:span text:style-name="T45">sycamini et pix liquida,<text:line-break/>in aliud vas transfusa </text:span><text:span text:style-name="T45">coquuntur </text:span><text:span text:style-name="T45">et cum commnita suerint<text:line-break/>feu confluxerint, priori </text:span><text:span text:style-name="T45">medicamento,.immittuntur </text:span><text:span text:style-name="T45">et rur-<text:line-break/>sus supra ignem posita, quousque </text:span><text:span text:style-name="T45">non </text:span><text:span text:style-name="T45">inquinent, incoquun-<text:line-break/>tur, ac in vinum demissa </text:span><text:span text:style-name="T45">triduo </text:span><text:span text:style-name="T45">relinquuntur, postea sub-<text:line-break/>actiis manu in linteolumque </text:span><text:span text:style-name="T45">illitis </text:span><text:span text:style-name="T45">utimur. Oportet autem<text:line-break/>post medicamentum impositum, linteum vino madefactum'<text:line-break/>exprimere et tunc medicamento circumdare. Porro nostri'<text:line-break/>praeceptoris Lucii confectio sic habet. Sevum ac oleum<text:line-break/>pfius, liquefacimus, ac ubi folutt fuerint;mannam levissi-,<text:line-break/>mam factam et spumam argenti inspergimus, postquam<text:line-break/>confluxerint, reliqua facimus. Caelorum laude dignus est hic<text:line-break/>quoque Afclepiades, qni confecturae medicamentorum mo-,</text:span></text:p>
      <text:p text:style-name="P12"><text:span text:style-name="T45">dum adscribat, non ut Andromachus omittat;qui </text:span><text:span text:style-name="T45">nec </text:span><text:span text:style-name="T45">quam<text:line-break/>virtutem habet apponit. ‘Denique primum </text:span><text:span text:style-name="T45">e </text:span><text:span text:style-name="T45">tribuo </text:span><text:span text:style-name="T45">ab </text:span><text:span text:style-name="T45">Ascle-<text:line-break/>piade traditis a me scriptum emplastrum Aegyptium et ipse'<text:line-break/>Andromachi esse consumat, neque cujus sit &gt; virtutis nec<text:line-break/>quomodo praeparandum sit aut utendum, Andromachus in-<text:line-break/>dicavit. Verum simpliciter tanquam vulgare quoddam me-<text:line-break/>dicamentum libro de exterioribus facultatibus, quem ipse<text:line-break/>fecundum inscripsit, projecit. Primum enim omnium scripsit,<text:line-break/>quod ipse nominat Pantagathium, id est, </text:span><text:span text:style-name="T7">ad omnia valens,<text:line-break/></text:span><text:span text:style-name="T45">deinde sioc Aegyptium, aliud, ut dixi, nlbil adjungens. Ha-<text:line-break/>tiet enim ejus dictio lu hunc modum. </text:span><text:span text:style-name="T7">Aegyptium.</text:span><text:span text:style-name="T45"> Ar-<text:line-break/>genti spumae drach. cxliv, ricini heminas vj, </text:span><text:span text:style-name="T45">cerae </text:span><text:span text:style-name="T45">drach.<text:line-break/>cxliy, guttae ammoniaci drach, lxxij, terebinthinae drach,-<text:line-break/>xxxvj. lanae combustae </text:span><text:span text:style-name="T7">3</text:span><text:span text:style-name="T45"> xviij, squamae stomomatis lrach,.<text:line-break/>octo, squamae aeris drach. viij, thuris drach. viij,. aristolo-<text:line-break/>chiae </text:span><text:span text:style-name="T7">3</text:span><text:span text:style-name="T45"> viij, .nonnulli myrrhae drach. iv, opopanacis drach.<text:line-break/>ij, alias duodecim. His ad finem adscripta sunt marinae<text:line-break/>aquae ad irrigandam ’ ceram heminas octo. Quid sibi velit.</text:span></text:p>
      <text:p text:style-name="P12"><text:span text:style-name="T45">quum dicat </text:span><text:span text:style-name="T45">ad </text:span><text:span text:style-name="T45">irrigationem </text:span><text:span text:style-name="T45">cerae, </text:span><text:span text:style-name="T45">manifesto non scimus,<text:line-break/>intelligere enim plura licet. .Mirandum vero, quomodo in<text:line-break/>aliis, omnibus cum. Andromacho conveniat,. mensuram ricini'<text:line-break/>parem non ponat, Andromachus enim heminas sex, Ascle-<text:line-break/>piades tres scripsit. Neque vero </text:span><text:span text:style-name="T45">etiam </text:span><text:span text:style-name="T45">apposuit, quod iu </text:span><text:span text:style-name="T45">fine<text:line-break/></text:span><text:span text:style-name="T45">scripturae </text:span><text:span text:style-name="T45">ab </text:span><text:span text:style-name="T45">Andromacho adjectum est, nonnulli myrrhae<text:line-break/>drach. iv,-opopanacis drach. </text:span><text:span text:style-name="T45">i</text:span><text:span text:style-name="T45">j. Rursus adjunxit ipse, in<text:line-break/>combustis lunis succidis; quod in Andromacln scriptura non'<text:line-break/>habetur. Post dictum Aegyptium theriaca emplastra quinque<text:line-break/>retulit Andromachus, deinde aliud fuscum,' quod ad </text:span><text:span text:style-name="T45">Eu-<text:line-break/></text:span><text:span text:style-name="T45">bulum auctorem refert, postea rursus aliud fuscum, </text:span><text:span text:style-name="T45">quod<text:line-break/></text:span><text:span text:style-name="T45">Minervam .nominati Post haec iturum alia fusca .simpliciter,<text:line-break/>duo, ouibus.subnectit aliud, ubi sic ad verbum scriptum est:-<text:line-break/></text:span><text:span text:style-name="T7">Fuscum nggrnaticum ad ne- varum puncturas utile </text:span><text:span text:style-name="T7">Artr<text:line-break/></text:span><text:span text:style-name="T7">dramachi.</text:span><text:span text:style-name="T7">.</text:span><text:span text:style-name="T45"> </text:span><text:span text:style-name="T45">4 Guttae ammoniaci drad viij,</text:span><text:span text:style-name="T45">' </text:span><text:span text:style-name="T45">cerae no </text:span><text:span text:style-name="T45">vae<text:line-break/></text:span><text:span text:style-name="T45">drach vnj, terebinthinae draclu viij, aeris </text:span><text:span text:style-name="T45">ulli </text:span><text:span text:style-name="T45">draclu </text:span><text:span text:style-name="T45">viij,<text:line-break/></text:span><text:span text:style-name="T45">picis .aridae drach. xl, ut..autem Zeno' ait, </text:span><text:span text:style-name="T45">minae tlimidiuni.<text:line-break/></text:span><text:span text:style-name="T45">et'quartam partem, argenti spumae 3 i</text:span><text:span text:style-name="T45">V, aloes </text:span><text:span text:style-name="T45">ludicae3 </text:span><text:span text:style-name="T45">iji</text:span></text:p>
      <text:p text:style-name="P12"><text:span text:style-name="T45">aristolochiae,? ij, galbani. 5 iju ?&gt; ruginis 3x.ajii 5 lli .lliurvj.<text:line-break/></text:span><text:span text:style-name="T7">Z </text:span><text:span text:style-name="T7">ijruiai</text:span><text:span text:style-name="T45"> </text:span><text:span text:style-name="T45">hieme quartam heminae parteiiij aestate octavam,<text:line-break/>meti uemiuae. dimidium id ammoniariiiijssolutionem. Hoc<text:line-break/>verisimile est ab ipsp nominari nygmaticum, nt quod ner-<text:line-break/>mrnm nancturis ex- usu este queat.— </text:span><text:span text:style-name="T45">-</text:span></text:p>
      <text:h text:style-name="P3" text:outline-level="1"><text:bookmark-start text:name="bookmark80"/>GALENI DE COMPOSITIONE MEDI-<text:line-break/>CAMENTORUM PER GENERA<text:line-break/>LIBER IV.<text:bookmark-end text:name="bookmark80"/></text:h>
      <text:h text:style-name="P4" text:outline-level="2">Cap. I.</text:h>
      <text:p text:style-name="P9"><text:span text:style-name="T45">Primus sane liber in alborum ernplestro-<text:line-break/>confecturis tum aliis tum eorum, quae ulceribus cicatricem<text:line-break/>aegre ducentibus conveniunt, finitus est, ubi distinximus<text:line-break/>communiter appellata dyfepulota, </text:span><text:span text:style-name="T7">cicatricem difficulter ad—<text:line-break/>mittentia,</text:span><text:span text:style-name="T45"> ab iis, quoe proprie maligna dicuntur et ipsa<text:line-break/>nimirum dyfepulota. Quoniam vero, quaedam saniei humo-<text:line-break/>rumque ulceratis partibus influentium vitio cicatricem aegre</text:span></text:p>
      <text:p text:style-name="P12"><text:span text:style-name="T45">admittunt, quaedam ipsa.affecta fede influentem succum qua-<text:line-break/>libet probum corrumpente, ulcera, secundo modo .habentia,<text:line-break/>dyfepulota et racoethe proprie, nominant, in quibus inter-<text:line-break/>dum totam; partem affectam excidere vel adurere nonnulli<text:line-break/>coguntur, aut -medicamentis crustam </text:span><text:span text:style-name="T45">.</text:span><text:span text:style-name="T45">inducentibus aut igne<text:line-break/>utentes.r At quum ampla sit • latitudo, utrluqufe in eo, quod<text:line-break/>alterum altero magis minusve dysepulotum malignumque<text:line-break/>est, tantum, medicantium </text:span><text:span text:style-name="T45">, </text:span><text:span text:style-name="T45">medicamentorum esse numerum<text:line-break/>oportet, quantus ipsorum- quoque ulcerum ,-extiterit. .Merito<text:line-break/>igitur omnes, qni unum.duntaxat medicamentum ulceribus<text:line-break/>malignis .cicatricem inducere -promittens' habent, successu<text:line-break/>crebro frustrantur.-Namduo minimum, quae idem pollicen-.<text:line-break/></text:span><text:span text:style-name="T45">trn </text:span><text:span text:style-name="T45">eandemqne facultatem ostendunt, 'diversa alioquin inter<text:line-break/></text:span><text:span text:style-name="T45">se </text:span><text:span text:style-name="T45">non simpliciter majoris minorisque, verum, ut apertissime<text:line-break/></text:span><text:span text:style-name="T45">dicam,- </text:span><text:span text:style-name="T45">naxirniac minimi ratione, in promptu adesse.illi<text:line-break/>convenit; qui .' omnia -id </text:span><text:span text:style-name="T45">. </text:span><text:span text:style-name="T45">genus vitia :urare proposuerit.<text:line-break/>Quemadmodum igitur commentario-therapeutices methodi<text:line-break/></text:span><text:span text:style-name="T45">lu </text:span><text:span text:style-name="T45">universis affectibus, .p rimam omnium communem .auxilio-</text:span></text:p>
      <text:p text:style-name="P12"><text:span text:style-name="T45">innr </text:span><text:span text:style-name="T45">facultatem </text:span><text:span text:style-name="T45">inveniri </text:span><text:span text:style-name="T45">docebamus, </text:span><text:span text:style-name="T45">dein’</text:span><text:span text:style-name="T45">materias</text:span><text:span text:style-name="T45">; quibus<text:line-break/>illa continetur, ita-nunc </text:span><text:span text:style-name="T45">quoque </text:span><text:span text:style-name="T45">in </text:span><text:span text:style-name="T45">ulceribus </text:span><text:span text:style-name="T45">dysepulotis<text:line-break/>generalem, medicamentorum, </text:span><text:span text:style-name="T45">quibus </text:span><text:span text:style-name="T45">illa curabuntur, sacul-<text:line-break/>latfem, quae tandem sit, piius invenritn -etsseoportetit ludie<text:line-break/>cata vero mihi est .et.haec in.illo opere, quum' quidem nul-<text:line-break/>lus- vitiosus habitus ulceratas partes infestat,.</text:span><text:span text:style-name="T59">1</text:span><text:span text:style-name="T45"> </text:span><text:span text:style-name="T45">duos, </text:span><text:span text:style-name="T45">scopos<text:line-break/>habens, unum, </text:span><text:span text:style-name="T45">: </text:span><text:span text:style-name="T45">uttid quod influit repellat,'alterum, ut: quod<text:line-break/>affectae parti- inhaeret-infixumque’ est discutiat.: Haec au-<text:line-break/>tum</text:span><text:span text:style-name="T45">. </text:span><text:span text:style-name="T45">contrariaeavires: praestant; siquidem, influxum' repri-<text:line-break/>munt, quae -sunt' astringentia medicame eta, </text:span><text:span text:style-name="T45">. </text:span><text:span text:style-name="T45">difcuuuntiim-'<text:line-break/>pacta jam excepta que trahendi.potestate praedita. • Porro<text:line-break/>quae astringunt-ut. plurimum exasperant'atque hac&lt;</text:span><text:span text:style-name="T45">occa-<text:line-break/></text:span><text:span text:style-name="T45">sione molesta sunt,' trahentia vero ac digerentia ex alto </text:span><text:span text:style-name="T45">hu-<text:line-break/></text:span><text:span text:style-name="T98">miditai.es </text:span><text:span text:style-name="T45">non </text:span><text:span text:style-name="T45">citra-</text:span><text:span text:style-name="T45">acrimoniam </text:span><text:span text:style-name="T45">id </text:span><text:span text:style-name="T45">efficiunt. At acrimoniam<text:line-break/></text:span><text:span text:style-name="T45">dolor </text:span><text:span text:style-name="T45">quidam: necessaria sequitur ulceratam partem </text:span><text:span text:style-name="T45">mor-<text:line-break/></text:span><text:span text:style-name="T45">dens, Atque </text:span><text:span text:style-name="T45">sic.</text:span><text:span text:style-name="T45">propler dolorem, </text:span><text:span text:style-name="T45">quae </text:span><text:span text:style-name="T45">exasperantia </text:span><text:span text:style-name="T45">mor-<text:line-break/></text:span><text:span text:style-name="T45">dentiaque concitant, humores ulceratis partibus influentes<text:line-break/>irritari contingit, rnde quoque ulcus phlegmone obsideri:</text:span></text:p>
      <text:p text:style-name="P124"><text:span text:style-name="T45">--Jir<text:tab/>cut av. " . </text:span><text:span text:style-name="T45">...<text:tab/></text:span><text:span text:style-name="T7">' Wi-r</text:span><text:span text:style-name="T45"> r. </text:span><text:span text:style-name="T22">Ί, </text:span><text:span text:style-name="T45">-</text:span></text:p>
      <text:p text:style-name="P13"><text:span text:style-name="T45">exedique. Ex quibus </text:span><text:span text:style-name="T45">dictis </text:span><text:span text:style-name="T45">colligitur ulceribus, dysepulotis<text:line-break/>praesidia inveniri difsieuller posse, multo magis adhnc ma-<text:line-break/>lignis. Quare talis medicamentorum materia, quoad ejus<text:line-break/>fieri possit.invenienda.est, undeulcus citra dolorem </text:span><text:span text:style-name="T45">rsiccea<text:line-break/></text:span><text:span text:style-name="T45">scat, quod accurate</text:span><text:span text:style-name="T45">" </text:span><text:span text:style-name="T45">fieri nulla ratione licet medico igno-<text:line-break/>rante:, </text:span><text:span text:style-name="T45">quem </text:span><text:span text:style-name="T45">effectum </text:span><text:span text:style-name="T45">medicamentum </text:span><text:span text:style-name="T45">• exhibitum ostenderit.<text:line-break/>Quippe ambobus componentibus</text:span><text:span text:style-name="T45">, </text:span><text:span text:style-name="T45">mordente puta </text:span><text:span text:style-name="T45">et </text:span><text:span text:style-name="T45">astrin-<text:line-break/>gente; </text:span><text:span text:style-name="T45">necessarie</text:span><text:span text:style-name="T45">; </text:span><text:span text:style-name="T45">validum eristit, verun sordes et humidi-<text:line-break/>tatis-copia id genus ulceribus incumbens veluti propugna-<text:line-break/>cula-quaedam'ulceratis partibus facta</text:span><text:span text:style-name="T45">,r</text:span><text:span text:style-name="T45">miiijlicationeni'me-<text:line-break/>dicamentis valertibus exolvunt.</text:span><text:span text:style-name="T45">-. </text:span><text:span text:style-name="T45">Itaque attendendum </text:span><text:span text:style-name="T45">est<text:line-break/></text:span><text:span text:style-name="T45">quautum primus:usui humiditatis .nalcere desiccaverit, vel<text:line-break/></text:span><text:span text:style-name="T45">st </text:span><text:span text:style-name="T45">etiam sordes habeat, quantum harum quoque abstersterit<text:line-break/></text:span><text:span text:style-name="T45">ac </text:span><text:span text:style-name="T45">ita secundum tertiumque-uti illo debemus donec puruni<text:line-break/></text:span><text:span text:style-name="T45">et </text:span><text:span text:style-name="T45">siccum ulcus apparuerit. </text:span><text:span text:style-name="T45">Ubi </text:span><text:span text:style-name="T45">vero 'primum id talenion-<text:line-break/>beaceria, ad aliud‘rmedicamentum te 'conferes ejusdem qui-<text:line-break/></text:span><text:span text:style-name="T45">dem </text:span><text:span text:style-name="T45">speciei, sed </text:span><text:span text:style-name="T45">priore </text:span><text:span text:style-name="T45">imbecillius; nam validiora </text:span><text:span text:style-name="T45">duni</text:span></text:p>
      <text:p text:style-name="P12"><text:span text:style-name="T45">mordendo ulcus </text:span><text:span text:style-name="T45">dolorem inferunt, </text:span><text:span text:style-name="T45">fluores movent </text:span><text:span text:style-name="T45">et phle-<text:line-break/></text:span><text:span text:style-name="T45">gmonas concitant. . Quod si rursum multo </text:span><text:span text:style-name="T45">imbecillius </text:span><text:span text:style-name="T45">priore .<text:line-break/>medicamentum adhibeas, ulcus humidum </text:span><text:span text:style-name="T45">sordidumque </text:span><text:span text:style-name="T45">eva-<text:line-break/>det. Hae igitur parte artificio utens medicus, eo . qui solo<text:line-break/>experimento innititur melior est, quod sciat ulcus nonalia<text:line-break/>medicamentorum facultate curari quam dum assecla pars<text:line-break/>' eam siccitatem consequatur, quam in.naturali statu sitapos-<text:line-break/>sidebat, quod factum intelligimus, ulii neque </text:span><text:span text:style-name="T45">tenuis </text:span><text:span text:style-name="T45">amplius<text:line-break/>fantes influat, neque pus producatur;</text:span><text:span text:style-name="T59">r</text:span><text:span text:style-name="T45"> </text:span><text:span text:style-name="T45">Hanc dispositionem<text:line-break/>ulcera nanciscentur, -quo dixi modo siccescentia, hoc est,<text:line-break/>adstricta difeussapue,. delu ubi sicca quidem fuerint,. verum<text:line-break/>sordida adhuc appareant, detersoriis medicamentis repur-<text:line-break/>gantur, de quibusipsis </text:span><text:span text:style-name="T45">- </text:span><text:span text:style-name="T45">quoque nonnihil in opere de-simr<text:line-break/>plicibus medicamentis commemoravimus. Omnis autem ab-<text:line-break/>solutissima methodus est tractatu de morbis curandis per-<text:line-break/>scripta, in quo, prius exercitatum esse convenit, qui hinc<text:line-break/>perfecte frugem reportaturus esu Hoc vobis, amici, quibus<text:line-break/>ista scribuntur, constare manifesto admodum novi, itidem</text:span></text:p>
      <text:p text:style-name="P13"><text:span text:style-name="T45">656</text:span></text:p>
      <text:p text:style-name="P12"><text:span text:style-name="T45">rationem sine exploratione lu operibus facta probabilem non<text:line-break/></text:span><text:span text:style-name="T45">esse, </text:span><text:span text:style-name="T45">quae nunc a me dicuntur, demonstraut. Etenim vidi-<text:line-break/></text:span><text:span text:style-name="T45">stis </text:span><text:span text:style-name="T45">subinde istis ipsis, medicamentis, quibus sine methodo<text:line-break/></text:span><text:span text:style-name="T45">medici </text:span><text:span text:style-name="T45">quidam utentes nihil proficiebant, multa </text:span><text:span text:style-name="T45">me ejus<text:line-break/>generis </text:span><text:span text:style-name="T45">ulcera persanasse. Quamobrem </text:span><text:span text:style-name="T45">in </text:span><text:span text:style-name="T45">memoriam </text:span><text:span text:style-name="T45">redu-<text:line-break/>icite </text:span><text:span text:style-name="T45">.</text:span><text:span text:style-name="T45">medicamenta </text:span><text:span text:style-name="T45">citra </text:span><text:span text:style-name="T45">demorsum exr.cantia, sunt </text:span><text:span text:style-name="T45">autem </text:span><text:span text:style-name="T45">-<text:line-break/></text:span><text:span text:style-name="T45">ipsorum </text:span><text:span text:style-name="T45">pleraque metallica. Atqui hoc etiam </text:span><text:span text:style-name="T45">memineritis<text:line-break/>quod combustis elotisque </text:span><text:span text:style-name="T45">mordicatio, </text:span><text:span text:style-name="T45">quae </text:span><text:span text:style-name="T45">prius </text:span><text:span text:style-name="T45">adfuit, edo-*<text:line-break/></text:span><text:span text:style-name="T45">aiatur </text:span><text:span text:style-name="T45">ac </text:span><text:span text:style-name="T45">interit. His </text:span><text:span text:style-name="T45">igitur </text:span><text:span text:style-name="T45">lu </text:span><text:span text:style-name="T45">praesentia </text:span><text:span text:style-name="T45">uti vcois licet,<text:line-break/>elutis quidem </text:span><text:span text:style-name="T45">in pueris, </text:span><text:span text:style-name="T45">eunuchis, musieribus et qui molli<text:line-break/></text:span><text:span text:style-name="T45">natura </text:span><text:span text:style-name="T45">carne sunt </text:span><text:span text:style-name="T45">praediti, item </text:span><text:span text:style-name="T45">qui </text:span><text:span text:style-name="T45">ad </text:span><text:span text:style-name="T45">sentiendum habiles<text:line-break/>admodum sunt et vitioso </text:span><text:span text:style-name="T45">fucco </text:span><text:span text:style-name="T45">laborant, lu aliis corpori-<text:line-break/></text:span><text:span text:style-name="T45">bus </text:span><text:span text:style-name="T45">etiam illota usurpare </text:span><text:span text:style-name="T45">potueritis mane </text:span><text:span text:style-name="T45">.primum ipsa iis,<text:line-break/></text:span><text:span text:style-name="T45">qui </text:span><text:span text:style-name="T45">curantur, ubi </text:span><text:span text:style-name="T45">probe concoxerint, adhibentes.</text:span><text:span text:style-name="T45">' </text:span><text:span text:style-name="T45">Si -vero<text:line-break/></text:span><text:span text:style-name="T45">et </text:span><text:span text:style-name="T45">corpus tutum praeparationem quandam requirat et hanc<text:line-break/></text:span><text:span text:style-name="T45">prius </text:span><text:span text:style-name="T45">factam este </text:span><text:span text:style-name="T45">oportet, </text:span><text:span text:style-name="T45">praecepimus </text:span><text:span text:style-name="T45">de </text:span><text:span text:style-name="T45">, </text:span><text:span text:style-name="T45">his in comrnen-</text:span></text:p>
      <text:p text:style-name="P13"><text:span text:style-name="T45">v tario de morbis curandis. Nonnullis siquidem vel purgatio</text:span></text:p>
      <text:p text:style-name="P12"/>
      <text:p text:style-name="P13"><text:span text:style-name="T45">fola sufficit, quibusdam sanguinis </text:span><text:span text:style-name="T45">detractio, aliis utraque<text:line-break/></text:span><text:span text:style-name="T45">haec cdbibere profuerit. </text:span><text:span text:style-name="T45">Sunt </text:span><text:span text:style-name="T45">in quibus </text:span><text:span text:style-name="T45">superjacentem </text:span><text:span text:style-name="T45">va-<text:line-break/>ricem excindere opus est, vel lieni vel </text:span><text:span text:style-name="T45">jecinori </text:span><text:span text:style-name="T45">prospicere,<text:line-break/>aliquibus ambientes ulcus partes scarificare, quemadmodum<text:line-break/>interdum labrorum callos </text:span><text:span text:style-name="T45">amputare, </text:span><text:span text:style-name="T45">sii -horum nullo </text:span><text:span text:style-name="T7">ege-<text:line-break/></text:span><text:span text:style-name="T45">mus,.humoris copia simul cum sordibus inspicienda est,, at-<text:line-break/>que. ita </text:span><text:span text:style-name="T45">ad. </text:span><text:span text:style-name="T45">idoneum </text:span><text:span text:style-name="T45">medicamentum veniemus, </text:span><text:span text:style-name="T45">rursus sim-<text:line-break/>plicinm singulorum memores, quae desiccant, non </text:span><text:span text:style-name="T45">tamen </text:span><text:span text:style-name="T45">ul-<text:line-break/>ceris surdes abstergunt, item, quae abstergunt' quidem, non<text:line-break/>tamen probe desiccant. Quae vero’ utrumque possunt'essi-<text:line-break/>;ere, prospiciemus ex quoto quodque ordine existat, quod<text:line-break/>maxinium inter ea censeo, quae ad curationem pertinent,<text:line-break/>neglectum tamen medicinalis </text:span><text:span text:style-name="T45">materiae </text:span><text:span text:style-name="T45">scriptoribus. Nam ni<text:line-break/>foli omnes ipsior vires </text:span><text:span text:style-name="T45">dicere </text:span><text:span text:style-name="T45">studuerunt, sicnt etiam Dios»<text:line-break/>corides, quem nulli </text:span><text:span text:style-name="T45">eorum, qui </text:span><text:span text:style-name="T45">in </text:span><text:span text:style-name="T45">ea </text:span><text:span text:style-name="T45">quasi </text:span><text:span text:style-name="T45">arena </text:span><text:span text:style-name="T45">desu-<text:line-break/>darunt, fecundum esse quispiam dixerit. Ego ig.tur deinceps<text:line-break/>omnia medicamenta recensebo, quae ulcera- </text:span><text:span text:style-name="T7">citra</text:span><text:span text:style-name="T45"> mordica-<text:line-break/>tionem exasperationemque manifestam exiccare possunt, lu-</text:span></text:p>
      <text:p text:style-name="P12"><text:span text:style-name="T45">ripiam a metallicis, quibus etiam terrae species adnurneran-<text:line-break/>tur. Porro quum varie inter se Efferant in eo, quodma-<text:line-break/>gis rninusque siccent, a medus orsus </text:span><text:span text:style-name="T45">ad </text:span><text:span text:style-name="T45">vehementius vel<text:line-break/>obscurius exiccantia me conferam. Siccant igitur modice<text:line-break/>Lemnia sphragis et cadmia atque hac magis ea, quae-sua<text:line-break/>sponte nascitur citra .permutationem, lu torrentibus aut<text:line-break/>rivis ac in Cypriorum montibus aliisque lu Ioeis inventa,<text:line-break/>pmecipue </text:span><text:span text:style-name="T7">vero</text:span><text:span text:style-name="T45"> ubi metalla sunt.'Porro consueri eam ma-<text:line-break/>gis siccantem reddere per aestatem in Iole pluribus, dem—<text:line-break/>:eps diebus terens ex aceto aut vino colore gilvo, sub-'<text:line-break/>stantia pellucido, cnjusmodr est in Italia Falernum, in Asia<text:line-break/>Tmolite, quod vinorum maxime siccare natum esu Hoc<text:line-break/>genere comprehenditur et Ani sium in Cluo natum ,, item<text:line-break/>odoratum Lesbium in Efefo et Methymna. . His </text:span><text:span text:style-name="T45">i</text:span><text:span text:style-name="T45">accedunt<text:line-break/>omnia vetera, quum ex albis et astringentibus inveterata<text:line-break/>funt, in Italia Signinum, Tiburtinum et Marsum, in Sicilia<text:line-break/>vocatum ab incolis Aminaeum, lu' Asia Aphrodisieum et</text:span></text:p>
      <text:p text:style-name="P12"><text:span text:style-name="T45">Misyum. Sufficit enim mihi-facultatum univerfalium veluti<text:line-break/>exempla exposuisse. Jam vero cadmiam ex aceto acri simi-<text:line-break/>liliter multis per aestatem diebus inJble praeparo, sicca<text:line-break/>tamque repono, ut'ulceribus malignitatem assumentibus </text:span><text:span text:style-name="T45">lu-<text:line-break/></text:span><text:span text:style-name="T45">fpergi- possit. Valentius </text:span><text:span text:style-name="T45">hoc </text:span><text:span text:style-name="T45">medicamentum est chalcitis<text:line-break/>combusta</text:span><text:span text:style-name="T74">z</text:span><text:span text:style-name="T45">eodem modo prius in pulverem redacta, per </text:span><text:span text:style-name="T7">fe<text:line-break/></text:span><text:span text:style-name="T45">autem ignem non experta tam valens medicamentum est,<text:line-break/>ut crustas faciat. Lotam igitur ipsam, delude siccatam ha-<text:line-break/>bere satius est, minus enim Iota quam usta desiccat </text:span><text:span text:style-name="T45">ac </text:span><text:span text:style-name="T45">longe<text:line-break/>mitior est mluusque mordax. Persimile huic medicamentum<text:line-break/>est etiam aerugo combusta, quae vero ignem non experta<text:line-break/>est, fortissimum medicamentum est,, sicut etiam chalcitis, </text:span><text:span text:style-name="T7">ve-<text:line-break/>rum</text:span><text:span text:style-name="T45"> haec nonnihil etiam astringit et </text:span><text:span text:style-name="T45">ea </text:span><text:span text:style-name="T45">multo magis chal-<text:line-break/>canthum, quod inter metallica maxime siccat, at aerugo<text:line-break/>hujus facultatis omnino- particeps non- est.</text:span><text:span text:style-name="T45">' </text:span><text:span text:style-name="T45">Misy autem et<text:line-break/>fori, nt didicistis, chalcitidi genere cognata sunt ex una, </text:span><text:span text:style-name="T45">ut.<text:line-break/></text:span><text:span text:style-name="T45">ita dicam, radice producta,, tenuius tamen misy apparet </text:span><text:span text:style-name="T7">ac</text:span></text:p>
      <text:p text:style-name="P12"><text:span text:style-name="T45">minus </text:span><text:span text:style-name="T45">mordax et urens, </text:span><text:span text:style-name="T45">crassius sors est et </text:span><text:span text:style-name="T45">utroque </text:span><text:span text:style-name="T45">siccat<text:line-break/>imbecillius, quemadmodum et </text:span><text:span text:style-name="T45">llibi </text:span><text:span text:style-name="T45">majorem astringendi </text:span><text:span text:style-name="T45">sic-<text:line-break/></text:span><text:span text:style-name="T45">candique vim ac suri possidet- Porro diphryges appellatum<text:line-break/>medicamentum ulceribus aegre </text:span><text:span text:style-name="T45">humiditatis </text:span><text:span text:style-name="T45">risio ad cica-<text:line-break/>tricem venientibus aptissimum est, valide namque siccat,<text:line-break/>stsi modice mordeat. Enimvero id quoque praeter aerem<text:line-break/>tum qualitatem tum potentiam vim habet astrictoriam, quas<text:line-break/>tamen ambas fortiores et chalcitis cruda et cbalcanthnm<text:line-break/>repraesentat, sive id mnscnlino genere sive foeminino sive-<text:line-break/>neutro appellasse quis malit , nam hoc vobis femper suc-<text:line-break/>jurrat;de nominibus contendendum non esse, ubi specu-<text:line-break/>lationern ipsius artis usui necessariam ediicerestatueri:is.<text:line-break/>Quin et alumen quodlibet uloera sutis exiccat generose-<text:line-break/>astrirgens. </text:span><text:span text:style-name="T45">Unde </text:span><text:span text:style-name="T45">nemo </text:span><text:span text:style-name="T45">solis </text:span><text:span text:style-name="T45">his ad ulcera utetur, sicut nec<text:line-break/>cruda chalcitisie et </text:span><text:span text:style-name="T45">aerugine, </text:span><text:span text:style-name="T45">usta </text:span><text:span text:style-name="T7">vero et</text:span><text:span text:style-name="T45"> haec et misy<text:line-break/>utilia sunt, </text:span><text:span text:style-name="T45">ut </text:span><text:span text:style-name="T45">elota morsum quidem remittunt, verum mi-<text:line-break/>nns siccant. Itaque lotis ipsis usi tutius est, quoniam per-<text:line-break/>multa corpora, quibus mederi cogimur, unam </text:span><text:span text:style-name="T98">qt.au</text:span><text:span text:style-name="T45">dam dis—</text:span></text:p>
      <text:p text:style-name="P12"><text:span text:style-name="T45">positionem habent, qua' vehementem commorsum ferendo<text:line-break/>non sunt. Audivistis autem ipsa frequenter, sed et nunc<text:line-break/>iterum commemorabo </text:span><text:span text:style-name="T45">atque ad </text:span><text:span text:style-name="T45">omnem sequentem sermo-<text:line-break/>nem memoriter teneri </text:span><text:span text:style-name="T45">operae </text:span><text:span text:style-name="T45">pretium, esse arbitrabor.<text:line-break/>Quae- igitur plethora vitiosoque succo laborant corpora,<text:line-break/>ad’ haec-quae tenera carne praedita et ad sentiendum lu-<text:line-break/>signiter habilia sunt, facile </text:span><text:span text:style-name="T45">ex morsu </text:span><text:span text:style-name="T45">phlegmonem recipiunt.<text:line-break/>Iu-carne molli praeditorum numero continentur mulieres<text:line-break/>videlicet candidae, pueri, eunuchi, viri cute </text:span><text:span text:style-name="T45">alba, </text:span><text:span text:style-name="T45">insuper<text:line-break/>qui regionem frigidam </text:span><text:span text:style-name="T45">incolunt, hnmidi </text:span><text:span text:style-name="T45">hi quoque et pitui-<text:line-break/>tosi, eoque .molles et albi</text:span><text:span text:style-name="T45">, </text:span><text:span text:style-name="T45">quemadmodum ii</text:span><text:span text:style-name="T45">, </text:span><text:span text:style-name="T45">qui calidum<text:line-break/>tractum inhabitant, ut Aegyptum et Arabiam, duros cor-<text:line-break/>porum habitus et siccos sortiuntur. Itaque horum vobis<text:line-break/>reluti memoribus appositurus </text:span><text:span text:style-name="T45">sum </text:span><text:span text:style-name="T45">qnandam et aliam medi-<text:line-break/>camentorum simplicium materiem, quae </text:span><text:span text:style-name="T45">malignis </text:span><text:span text:style-name="T45">ulceribus<text:line-break/>curandis sit idonea. Sarcocolla igitur et ichthyocolla et his<text:line-break/></text:span><text:span text:style-name="T45">magis </text:span><text:span text:style-name="T45">adhuc chryfocoll.a tali </text:span><text:span text:style-name="T45">facultate </text:span><text:span text:style-name="T45">praedita esu Huc<text:line-break/>optime sacit et plumbuin combustum</text:span><text:span text:style-name="T45">, </text:span><text:span text:style-name="T45">post hoc suri' stibi-</text:span></text:p>
      <text:p text:style-name="P125"><text:span text:style-name="T37">-<text:tab/>*<text:tab/></text:span><text:span text:style-name="T18">I<text:tab/></text:span><text:span text:style-name="T37">'</text:span></text:p>
      <text:p text:style-name="P13"><text:span text:style-name="T45">que, haec quoque combusta, insuper plumbi reerementum<text:line-break/>probe siccat, quemadmodum et ferri squama," evidentius ta-<text:line-break/>men stomomatis. Porro aeris fquama praeter quam quod<text:line-break/>siccat etiam abstergit purgatque, unde pura quoque nieera<text:line-break/>ifficit, quod reliquae squamae non possunt. Quare si haec<text:line-break/>omnia medicamenta arida ulceribus malignis ac cositumdCi-<text:line-break/>bus inspergis, mirifice videbis citra mordicationem ea de-<text:line-break/>siccari, sicut ubi bucrinorum testas concrematas, purpura-<text:line-break/>rum, ostreorum, aliorumque id genus adhibueris. Quin et<text:line-break/>quod Graece diaphanes, Romanis lapis dicitur specularis,<text:line-break/></text:span><text:span text:style-name="T45">ex </text:span><text:span text:style-name="T45">iis est quae leniter ac sine morsu exiceaut, qui ustus<text:line-break/>ulceribus aegre cicatricem admittentibus non item malignis<text:line-break/>ac rebellibus conducit, quippe minus exiccat quam illa<text:line-break/>requirant. Idem potest nitrum ustum ac ignitum illud, quod<text:line-break/>in calefactoriis aerariorum fabrorum officinis consistit. Cae-<text:line-break/>terum Aegyptiae spinae fructus, galla-omphacitisj id est<text:line-break/></text:span><text:span text:style-name="T7">immatura,</text:span><text:span text:style-name="T45"> rheon,' malicorium, radices, herbaeque non pau-<text:line-break/></text:span><text:span text:style-name="T45">icae </text:span><text:span text:style-name="T45">ultra siccandi etiam estringendi facultatem habent. Nam</text:span></text:p>
      <text:p text:style-name="P12"><text:span text:style-name="T22">ί. </text:span><text:span text:style-name="T22">' </text:span><text:span text:style-name="T45">‘</text:span><text:span text:style-name="T22">.</text:span></text:p>
      <text:p text:style-name="P13"><text:span text:style-name="T40">et </text:span><text:span text:style-name="T45">ariIlolochia,.inis, acorum, artemisia, panacis radix,</text:span><text:span text:style-name="T7">. ar-<text:line-break/>gentarie,</text:span><text:span text:style-name="T45"> chamaeleontis nigri, radix, cyperum, dracunculus,<text:line-break/>gladiolus, affatim exiccant. His evidentius adhuc centaurium<text:line-break/></text:span><text:span text:style-name="T40">.et </text:span><text:span text:style-name="T45">polium, quibus paulo imbecillior est terra nomine ere-<text:line-break/>thrias, uti valentior est ampelitis. Talis sane mcdicamento-<text:line-break/>Tum simplicium ad ulcera maligna ac contumacia materies<text:line-break/>existi t. Extrinsecus autem nonnulla ipsis apponuntur, quae<text:line-break/>quidem per sc vehementis potentiae gratia nen admoveri,<text:line-break/>scd aliis misceri solent, veluti aerugo ignem nondum ex- .<text:line-break/>perta, calx viva et illota et molle aphronitrum, quod re<text:line-break/>vera aphrolitrurn est; quanto enim spumantius, tanto prae- </text:span><text:span text:style-name="T45">-<text:line-break/></text:span><text:span text:style-name="T45">stantius est utraque facultate, tum qua minus mordet tum<text:line-break/>qua magis discutit. Didicistis enim et in opere de simpsi-<text:line-break/>cibus medicamentis tenuiora crassioribus hac facultate inter<text:line-break/>omnia;, quae simili specie comprehenduntur, praecellere.<text:line-break/>Porro nihil tam nobis evitandum est quam medicamenta<text:line-break/>generis oleosi, quae Hippocrates malthacodea, </text:span><text:span text:style-name="T45">id </text:span><text:span text:style-name="T45">est </text:span><text:span text:style-name="T7">molli-</text:span></text:p>
      <text:p text:style-name="P12"><text:span text:style-name="T7">dna,</text:span><text:span text:style-name="T45"> </text:span><text:span text:style-name="T45">nominat, </text:span><text:span text:style-name="T45">cujusmodi </text:span><text:span text:style-name="T45">sunt omnes </text:span><text:span text:style-name="T45">adipes, praesertim<text:line-break/>porcorum, dein resinae, postea </text:span><text:span text:style-name="T45">cera, </text:span><text:span text:style-name="T45">alia .vero ratione et<text:line-break/>stuae indurata, remolliunt, malactica Graecis dicuntur, non<text:line-break/>conveniunt, galbanum, bdellium, gutta ammoniaci, styrax,<text:line-break/>medullae, item alio modo acria, piper, zingiber, sinapi,<text:line-break/>canchri, multaque'ejus generis alia.</text:span></text:p>
      <text:h text:style-name="P4" text:outline-level="2">Cap. I<text:span text:style-name="T120">I</text:span>.</text:h>
      <text:p text:style-name="P9"><text:span text:style-name="T7">[Quomodo medicamentis siccis moist corn-'<text:line-break/>•ternoratis m ulceribus ad cicatricem aegre .venientibus<text:line-break/>et malignis utendum</text:span><text:span text:style-name="T45"> sit.] Hujusmodi ulcera vitioso plena<text:line-break/>humore necessario existunt, pleraque vero ipsorum etiam<text:line-break/>sordes copiosas continenti Quoniam ergo siccum aliquod<text:line-break/>medicamentum ipfis sumus inspersuri, convenit prius ea<text:line-break/>linteolo molli, puro et ficco extergere. Ubi ulceris cavita-<text:line-break/>tem medicamento impleveris, latum linteum emplastri, la-<text:line-break/>bris attenuandis accommodati extrinsecus superdandum est,<text:line-break/>atque huic rursus linamentum undique aequale foris inji-<text:line-break/>ciendum, cui spongiam ex aqua aut vino tinctam applica-<text:line-break/>bimus. At in primis curandum </text:span><text:span text:style-name="T45">est </text:span><text:span text:style-name="T45">ut spongia frigida per-</text:span></text:p>
      <text:p text:style-name="P12"><text:span text:style-name="T45">maneat, quod ex facili fiet, si frigida ipsam continue citra<text:line-break/>deligaturae solutionem foveas. Sed fasciam ei injicere ac<text:line-break/>circumdare debes, nt Hippocrates in commentario de fra-<text:line-break/>-turis edocuit, maximam laesionem fore ratus ex deligatura,<text:line-break/>quae ad elegantem formam, non usum conducit’ Si igitur<text:line-break/>fascia una fuerit, inferne sursum tribuenda est sive tibia<text:line-break/>sive genu sive talus sive cubitus sive manus summa sive<text:line-break/>alia quaevis pars laboraverit. Quod si duabus uti velis, ut<text:line-break/>in fracturis, altera a parte affecta sursum feretur duntaxat,<text:line-break/>altera deorsum'prius, mox in superiore parte desinet, eo-<text:line-break/>lemque cum priore perveniet. Quamobrem hasce fascias<text:line-break/>ex linteis non panniculos esse, nt’ omnes novistis, expedit.<text:line-break/>Tertio autem quoque die non singulis solvendum membrum<text:line-break/>est sic ut aqua non adhibita, quo dixi modo nuper, molli<text:line-break/>puro et sicco linteo saniem ulceri ibstergas. At si ambien-<text:line-break/>tes ulcus partes phlegmonodes quippiam repraesentent, hu-<text:line-break/>midum medicamentum latum extrinsecus platysmati super-</text:span></text:p>
      <text:p text:style-name="P12"><text:span text:style-name="T45">accommodandum est ex meo ph0enicino,. non simpliciter<text:line-break/>liquefacto, scd cui plurimum, quoad fieri potest, vini astrin-<text:line-break/>gentis adjectum sit. Neque tamen obvio quovis oleo liquare<text:line-break/>ipsum convenit, verum si rubor quispiam vel omnino </text:span><text:span text:style-name="T7">ca-<text:line-break/></text:span><text:span text:style-name="T7">lor,</text:span><text:span text:style-name="T45"> in circumpositis ulceri • partibus exuperet, astringente<text:line-break/>et. refrigerante aliquo id faciendum est, sunt hujusmodi<text:line-break/>myrteum et melinum, si </text:span><text:span text:style-name="T45">haec </text:span><text:span text:style-name="T45">non adsint, adhibeto - quod<text:line-break/>omphacinum et omotribes nominanti Si durities major ex-'<text:line-break/>titerit, </text:span><text:span text:style-name="T45">oleo </text:span><text:span text:style-name="T45">veteri vel ricinino, ipsum phoenicinum lique-<text:line-break/>sacies. Sed tutius fuerit, si nihil in ambiente ulcus loco<text:line-break/>vitiosi appareat, superpositae regioni,, liquidum medicarnen-<text:line-break/>tum </text:span><text:span text:style-name="T45">admovere, </text:span><text:span text:style-name="T45">quod repellat, siquid prius vel pravum vel<text:line-break/>plus quam par est influat, maxime cum in crure ulcus ob-<text:line-break/>□rtum superpositam venam varicosam habeat. Quae dum<text:line-break/>magna est ac colore , nec rubrum nec probum- fauguinem,<text:line-break/>sed atriorem magisque melancholicum' continere videtur<text:line-break/>excidenda venit. Interim </text:span><text:span text:style-name="T45">vero </text:span><text:span text:style-name="T45">contigit ut vena tali </text:span><text:span text:style-name="T45">er-</text:span></text:p>
      <text:p text:style-name="P12"><text:span text:style-name="T45">cisa ulcus statirn </text:span><text:span text:style-name="T45">ad cicatricem </text:span><text:span text:style-name="T45">veniret, etsi jam annum<text:line-break/>siurarat, verum </text:span><text:span text:style-name="T45">ipsius loco </text:span><text:span text:style-name="T45">juxta </text:span><text:span text:style-name="T45">divisionem, ubi vena </text:span><text:span text:style-name="T45">erat<text:line-break/>excisa, </text:span><text:span text:style-name="T45">ulcus ma.ignum </text:span><text:span text:style-name="T45">ae </text:span><text:span text:style-name="T45">contumax </text:span><text:span text:style-name="T45">oriretur,, cui cicatrix<text:line-break/>induci non potuerit. Igitur id </text:span><text:span text:style-name="T45">genus </text:span><text:span text:style-name="T45">vitiis praestat, viribus<text:line-break/>aegri consultis </text:span><text:span text:style-name="T45">a venae </text:span><text:span text:style-name="T45">incisione </text:span><text:span text:style-name="T45">auspicari,, deinde </text:span><text:span text:style-name="T45">medica-<text:line-break/>mento purgare, melancholicum </text:span><text:span text:style-name="T45">humorem </text:span><text:span text:style-name="T45">vel cnm </text:span><text:span text:style-name="T45">hoc </text:span><text:span text:style-name="T45">etiam<text:line-break/>pituitosum </text:span><text:span text:style-name="T45">educente, quoniam </text:span><text:span text:style-name="T45">is </text:span><text:span text:style-name="T45">quoque </text:span><text:span text:style-name="T45">mia nonnunquam<text:line-break/>cum </text:span><text:span text:style-name="T45">melancholico influit </text:span><text:span text:style-name="T45">dum varices </text:span><text:span text:style-name="T45">generantur. </text:span><text:span text:style-name="T45">Postea<text:line-break/>ipsam venam ulceri </text:span><text:span text:style-name="T45">suprapositam in </text:span><text:span text:style-name="T45">longum</text:span><text:span text:style-name="T45">' scarificare<text:line-break/></text:span><text:span text:style-name="T45">commodum esu Ubi </text:span><text:span text:style-name="T45">abunde vacuaris, ei ipsi venae </text:span><text:span text:style-name="T45">sectae<text:line-break/>prius medendum. Postquam </text:span><text:span text:style-name="T45">exacte </text:span><text:span text:style-name="T45">jam cicatricem ducere<text:line-break/>videtur, tunc </text:span><text:span text:style-name="T45">maligni </text:span><text:span text:style-name="T45">ulceris curationem, ut praedictum est,<text:line-break/>aggredere. Jam vero lien interdum'male affectus; vitiosi<text:line-break/>talis humoris a </text:span><text:span text:style-name="T45">ictur </text:span><text:span text:style-name="T45">est, sicut </text:span><text:span text:style-name="T45">et </text:span><text:span text:style-name="T45">jecuri Quibus ubi fro-<text:line-break/>spexeris, </text:span><text:span text:style-name="T45">sic tandem </text:span><text:span text:style-name="T45">ad ulcus </text:span><text:span text:style-name="T45">curandum </text:span><text:span text:style-name="T45">venire oportet. Pari<text:line-break/>modo, si universum corpus cacochymum vel plethoricum<text:line-break/>existat, prius expurgare vacuareque ipsum expedit quam</text:span></text:p>
      <text:p text:style-name="P12"/>
      <text:p text:style-name="P13"><text:span text:style-name="T45">medicamentum </text:span><text:span text:style-name="T45">ulceri </text:span><text:span text:style-name="T45">admoveas. Porro </text:span><text:span text:style-name="T45">intra ulceris per<text:line-break/></text:span><text:span text:style-name="T45">arida medicamenta </text:span><text:span text:style-name="T45">curationem </text:span><text:span text:style-name="T45">quotiescunque -solveris, ad-;<text:line-break/>vertendum est qualemnam </text:span><text:span text:style-name="T45">in </text:span><text:span text:style-name="T45">parte </text:span><text:span text:style-name="T45">effectum </text:span><text:span text:style-name="T45">ediderint-<text:line-break/>Sciendumque ac in memoria habendum quod quae desic-<text:line-break/>care </text:span><text:span text:style-name="T45">, </text:span><text:span text:style-name="T45">non autem detergere valent, cujusmodi sunt illa/<text:line-break/>quae estringendi qualitatem obtinent, ulcus purum non effi-<text:line-break/>ciunt, at quae praeterquam quod siccant, adhuc etiam de-<text:line-break/>tergunt, ea non'modo siccum; </text:span><text:span text:style-name="T45">scd </text:span><text:span text:style-name="T45">puram quoque totam<text:line-break/>partem , exulceratam efficiunt. Praeterea, notandum venit<text:line-break/></text:span><text:span text:style-name="T45">pura </text:span><text:span text:style-name="T45">ulcera ab </text:span><text:span text:style-name="T45">iis </text:span><text:span text:style-name="T45">medicamentis unde prius, quum essent<text:line-break/>sordida, -nihil mordicationis percipiebant, nunc morderi.<text:line-break/></text:span><text:span text:style-name="T45">Quae </text:span><text:span text:style-name="T45">causa esu </text:span><text:span text:style-name="T45">nt </text:span><text:span text:style-name="T45">a valentioribus abstersoriis rnedicarnen-<text:line-break/></text:span><text:span text:style-name="T45">tis ad </text:span><text:span text:style-name="T45">mitiora minusque mordacia digrediamur, ubi 'ulcus<text:line-break/></text:span><text:span text:style-name="T45">ad </text:span><text:span text:style-name="T45">amussim'purum invenerimus, quemadmodum rursus in<text:line-break/></text:span><text:span text:style-name="T45">fordidis </text:span><text:span text:style-name="T45">ad magis abstergentia transimus, nisi ex rnordica-<text:line-break/></text:span><text:span text:style-name="T45">lione </text:span><text:span text:style-name="T45">sordida apparuerint. Hoc siquidem 'medicis etiam bo-<text:line-break/></text:span><text:span text:style-name="T45">nis </text:span><text:span text:style-name="T45">existimatis nonnunquam imposuit, ut ad abstersorium<text:line-break/></text:span><text:span text:style-name="T45">valentius </text:span><text:span text:style-name="T45">acriusque se </text:span><text:span text:style-name="T7">conferrent,</text:span><text:span text:style-name="T45"> unde iterum ulcus ero-</text:span></text:p>
      <text:p text:style-name="P12"/>
      <text:p text:style-name="P13"><text:span text:style-name="T45">" sum </text:span><text:span text:style-name="T45">ex aequo </text:span><text:span text:style-name="T45">sordidum vel </text:span><text:span text:style-name="T45">etiam, </text:span><text:span text:style-name="T45">i </text:span><text:span text:style-name="T45">magis adhuc, altera<text:line-break/></text:span><text:span text:style-name="T45">folutrone </text:span><text:span text:style-name="T45">nisum fuerit carne a medicamento colliquata </text:span><text:span text:style-name="T45">ipsum<text:line-break/></text:span><text:span text:style-name="T45">foedante, nam in pravam saniem degenerat </text:span><text:span text:style-name="T45">colliquescens<text:line-break/></text:span><text:span text:style-name="T45">caro. </text:span><text:span text:style-name="T45">Caeterurn </text:span><text:span text:style-name="T45">quicquid ex </text:span><text:span text:style-name="T45">his ipsis </text:span><text:span text:style-name="T45">tenuioris </text:span><text:span text:style-name="T45">constitentiae<text:line-break/>est, </text:span><text:span text:style-name="T45">a medicamento discutitur, reliquum ibidem circa </text:span><text:span text:style-name="T45">ulcera<text:line-break/>concretum </text:span><text:span text:style-name="T45">surdes ipsis edditur. </text:span><text:span text:style-name="T45">Quare </text:span><text:span text:style-name="T45">aniirum </text:span><text:span text:style-name="T45">attendere<text:line-break/>oportet </text:span><text:span text:style-name="T45">utrum ulcus carne, quae subesu -xefa </text:span><text:span text:style-name="T45">ac collique-<text:line-break/>fcente </text:span><text:span text:style-name="T45">sordidum evaserit, an quia medicamentum </text:span><text:span text:style-name="T45">sordibus<text:line-break/></text:span><text:span text:style-name="T45">auferendis </text:span><text:span text:style-name="T45">aptum </text:span><text:span text:style-name="T45">requirat, impositum vero tale </text:span><text:span text:style-name="T45">non sit.<text:line-break/>Indicat </text:span><text:span text:style-name="T45">autem </text:span><text:span text:style-name="T45">ulceris major </text:span><text:span text:style-name="T45">facta caritas, tum orae </text:span><text:span text:style-name="T45">riiben-<text:line-break/>tiores ealidioresque, quum </text:span><text:span text:style-name="T45">medicamenti acrimonia </text:span><text:span text:style-name="T45">sorde<text:line-break/>fcat. </text:span><text:span text:style-name="T45">Forsan igitur </text:span><text:span text:style-name="T45">supervacaneum </text:span><text:span text:style-name="T45">fuerit </text:span><text:span text:style-name="T45">in praesenti </text:span><text:span text:style-name="T59">f</text:span><text:span text:style-name="T45">coin-<text:line-break/></text:span><text:span text:style-name="T45">mentario </text:span><text:span text:style-name="T45">compositorum </text:span><text:span text:style-name="T45">medicamentorum </text:span><text:span text:style-name="T45">usus rationem mo-<text:line-break/></text:span><text:span text:style-name="T45">lumque adscribe-e, </text:span><text:span text:style-name="T45">quippe </text:span><text:span text:style-name="T45">in methodo curandi </text:span><text:span text:style-name="T45">explica<text:line-break/>tum , </text:span><text:span text:style-name="T45">at quae necessaria sunt et magnam noxam </text:span><text:span text:style-name="T45">afferunt,<text:line-break/></text:span><text:span text:style-name="T45">neglecta satius est bis terve, </text:span><text:span text:style-name="T45">ut </text:span><text:span text:style-name="T45">fidelius memoriae </text:span><text:span text:style-name="T45">inhae-<text:line-break/>reant, </text:span><text:span text:style-name="T45">repetere. </text:span><text:span text:style-name="T45">Ponamus </text:span><text:span text:style-name="T45">igitur </text:span><text:span text:style-name="T45">et </text:span><text:span text:style-name="T45">hoc etiam in </text:span><text:span text:style-name="T45">talium ni-</text:span></text:p>
      <text:p text:style-name="P12"><text:span text:style-name="T45">cerum curatione,.est . quidem citra totius corporis noxam<text:line-break/>fieri poterit, aegro a balneo abstinere, perfricari linteis lar-<text:line-break/>giter, mox oleo, deinde halt-.ribus exerceri, si crus fuerit<text:line-break/>issectum, vel cursu, si partes superiores male habeant. Quod<text:line-break/>si a balneo temperare sine totius corporis noxa non po-<text:line-break/>terit, folvere deligaturam mm oportet, verum ut ligatum<text:line-break/>esi, membrum lavare et aquam calidam ex spongia expri-<text:line-break/>mere, aliam que mox frigidam infundere, ut nullus in de-<text:line-break/>ligatura calor sit reliquus. Jam si curatio succedere videa-<text:line-break/>tur, etiam absque spongia alligata sanari potest, si phoeni-<text:line-break/>anum liquefactum, ut dixi, extrinsecus imponas, et, citra<text:line-break/>spongiam, quae fasciis comprehensa velut in. fracturis, ae-<text:line-break/>grotae corporis parti orbiculatim circumdatur.'</text:span></text:p>
      <text:h text:style-name="P4" text:outline-level="2">Cap. I<text:span text:style-name="T120">II</text:span>.</text:h>
      <text:p text:style-name="P9"><text:span text:style-name="T45">[</text:span><text:span text:style-name="T7">Compositio medicamentorum emplapris<text:line-break/>similium.'}</text:span><text:span text:style-name="T45"> Quoniam malignorum et difficulter cicatricem re-<text:line-break/>lupientium ulcerum curationis summus est scopus uf me-<text:line-break/>licamentum citra- morsum exiccet, aqua 'vero et oleum</text:span></text:p>
      <text:p text:style-name="P12"><text:span text:style-name="T45">maxime omnium humectant, ab eis abstinendum est ita-<text:line-break/>nt nec per se adhibeantur nec 'siccis, quae recensuimus,<text:line-break/>miCceantur medicamentis. Itaque cera deligenda </text:span><text:span text:style-name="T45">est </text:span><text:span text:style-name="T45">neque</text:span><text:span text:style-name="T45">-<text:line-break/></text:span><text:span text:style-name="T45">natura,neque vetustate sicca, verum recens </text:span><text:span text:style-name="T45">et </text:span><text:span text:style-name="T45">pinguis </text:span><text:span text:style-name="T7">na-<text:line-break/>tura.</text:span><text:span text:style-name="T45"> Qua lu sole emollita, aridorum medicamentorum di-<text:line-break/>ctormn quodcunque volueris excipere poteris, sin autem<text:line-break/>fol absit-, apud ignem calefacta subigatur et </text:span><text:span text:style-name="T45">in </text:span><text:span text:style-name="T45">calidam<text:line-break/>aquam demergatur, non enim aqua per totam miscetur,<text:line-break/>sed statirn ab ea emollescente defluit, antequam ulceri sue-<text:line-break/>rit imposita. Symmetria vero mixturae est talis. Mediocre<text:line-break/>medicamentum hoc modo efficitur. Quarta pars metallico-<text:line-break/>rum cerae adjicitur, valentius erit si tertia sumatur. Porro<text:line-break/>quum ipia metallica minus, magisque morsu carentia, sic-<text:line-break/>jaque eristant, virtus in iis quae magis siccant intendetur,<text:line-break/>quae minus remittetur, quemadmodum rursus tutior leni-<text:line-break/>orum usus est, mordaciorum periculosior. Dictum namque<text:line-break/>frequenter est, nonnullas naturas corporum tum cutem tum</text:span></text:p>
      <text:p text:style-name="P12"/>
      <text:p text:style-name="P13"><text:span text:style-name="T45">carnes magis sienforia- habere, quibusdam </text:span><text:span text:style-name="T45">hae </text:span><text:span text:style-name="T45">ambas mlutts<text:line-break/>esse sensorias. Item-pro majoris minorisque sensus ratione<text:line-break/>doloris etiam affectu’ sequiturr nt et phlegmones. Accedit<text:line-break/>huc non mediocris differentia, quod quis molli sit carne<text:line-break/>vel duriore, boni</text:span><text:span text:style-name="T45">'</text:span><text:span text:style-name="T45">malique fucci vel plethorieus vel vacuus<text:line-break/>vel medio quodam modo inter enumeratos affectus. Unde<text:line-break/>colligo unum omnibus idoneum medicamentum praeparati<text:line-break/>non posse, fed qualecunque exfimilibus specis confectum<text:line-break/>fuerit, hoc usi sclet ili</text:span><text:span text:style-name="T59">e</text:span><text:span text:style-name="T45">, sini methodum isse libro traditam<text:line-break/>irtificiose didicerit. Exempli gratia lu subjecta materie, si<text:line-break/>pares utriusque aeruginis </text:span><text:span text:style-name="T7">et</text:span><text:span text:style-name="T45"> </text:span><text:span text:style-name="T45">aeris usti parte- misceas,<text:line-break/>aluminis scissi partis unius dimidium, ut totum tribue veI<text:line-break/>duabus • drachmis et semisse vel unciis totidem constet, </text:span><text:span text:style-name="T7">faf-<text:line-break/></text:span><text:span text:style-name="T45">fieret decem cerae drachmas adjicere drachmis, decem vero<text:line-break/>uncias unciis, in temperati et medii facultate’ medicamenti<text:line-break/>compositionem. Melius </text:span><text:span text:style-name="T45">fiet </text:span><text:span text:style-name="T45">minusqne mordebit, si loco alu-<text:line-break/>minis scissilis dinhryecs accipiat, cujus una drachma lute-</text:span></text:p>
      <text:p text:style-name="P12"/>
      <text:p text:style-name="P13"><text:span text:style-name="T45">gra injecta, quemadmodum aeris </text:span><text:span text:style-name="T45">quoque </text:span><text:span text:style-name="T45">et </text:span><text:span text:style-name="T45">aeruginis, </text:span><text:span text:style-name="T45">me-<text:line-break/>dicamentum'erit praestantius. Quod'</text:span><text:span text:style-name="T45">si </text:span><text:span text:style-name="T45">aeruginem mordaciu,<text:line-break/>factinu mi: suspicati' lene: prorsus ipfumfieri i postulemus,<text:line-break/>ustam' apponimus. Insuper .si- expurgare, sordes </text:span><text:span text:style-name="T45">statuerimus<text:line-break/></text:span><text:span text:style-name="T45">meris fquamae dracliuiaealunidium. addetur, rut </text:span><text:span text:style-name="T45">tota </text:span><text:span text:style-name="T45">medica,<text:line-break/>menti symmetria talis evadat. '4 Aeris,- aeruginis </text:span><text:span text:style-name="T45">ustae, </text:span><text:span text:style-name="T45">di-<text:line-break/>phrygrsp singulorum• partes’ aequales,, hoc.est </text:span><text:span text:style-name="T59">:</text:span><text:span text:style-name="T45"> cujnsqui<text:line-break/>drachmarc mnam, aeris squamae drachmae dimidium, hae&lt;<text:line-break/>pingui .cera, ut 'dixi,, mollita exepiantur.O</text:span><text:span text:style-name="T45">Ubi </text:span><text:span text:style-name="T45">'siccior paule<text:line-break/>fueritr-tqnam.ut commemorata excipiat, miscendum est mvj.-<text:line-break/>teummollieiido vel melinum veI.lentiscinum: </text:span><text:span text:style-name="T45">vel </text:span><text:span text:style-name="T45">xicluinum<text:line-break/>vel cyprluurn vel ornotribes oleum rvetusj.yel; </text:span><text:span text:style-name="T45">recens<text:line-break/></text:span><text:span text:style-name="T45">spainnhini vel quod: apud nos </text:span><text:span text:style-name="T45">ex oleae'</text:span><text:span text:style-name="T45">surculis praepara-<text:line-break/>tur. .-Aut si omnino .nihi.I- oleosum </text:span><text:span text:style-name="T45">medicamento </text:span><text:span text:style-name="T45">adhibere<text:line-break/>placet; laricem resinam admifceto,'eujus-si </text:span><text:span text:style-name="T45">copia </text:span><text:span text:style-name="T45">aon est,<text:line-break/>terebinthina ejus loco iltendmn;</text:span><text:span text:style-name="T59">-</text:span><text:span text:style-name="T45">. Caelerum sic.c. seniper in<text:line-break/>memoris’ tenendum est iis, qui haec legunt, maxime </text:span><text:span text:style-name="T45">ad </text:span><text:span text:style-name="T45">prr-<text:line-break/>intini, :quod dictum, est, tanquam praestairtissimum' venieu -</text:span></text:p>
      <text:p text:style-name="P12"/>
      <text:p text:style-name="P13"><text:span text:style-name="T45">dum esse; </text:span><text:span text:style-name="T45">mox </text:span><text:span text:style-name="T45">ad secundum et tertium, deinde ad alia,<text:line-break/>quae post </text:span><text:span text:style-name="T45">tertium </text:span><text:span text:style-name="T45">sunt,. </text:span><text:span text:style-name="T45">ceu </text:span><text:span text:style-name="T45">pro medicamentorum virtutis<text:line-break/>ej potentiae proportione sermonis ordine nobis usurpanti-<text:line-break/>hus. His igitur auditis,quispiam,.simplicium medicamento-,<text:line-break/>rum facultatibus intellectis,, dijudscare poterit quae </text:span><text:span text:style-name="T7">majo-<text:line-break/>res</text:span><text:span text:style-name="T45"> nostri ad alcera maligna medicamenta conscripsere, sic-<text:line-break/>nt verbi, gratia Asclepiades cognomento pharmacion in ter-'<text:line-break/>tio exteriorum in hunc modum tradidit,. ...</text:span></text:p>
      <text:h text:style-name="P4" text:outline-level="2">Cap. <text:span text:style-name="T120">I</text:span>V.</text:h>
      <text:p text:style-name="P9"><text:span text:style-name="T45">[feuae </text:span><text:span text:style-name="T7">medicamenta scripserit Asclepiade<text:line-break/>Ad </text:span><text:span text:style-name="T7">dhironia </text:span><text:span text:style-name="T7">et curatu diffhcilin ulcera medicamentum<text:line-break/>accommodatum.</text:span><text:span text:style-name="T45"> </text:span><text:span text:style-name="T22">2ί </text:span><text:span text:style-name="T45">Aeris squamae, unciam j, aeruginis ra-<text:line-break/></text:span><text:span text:style-name="T59">fae</text:span><text:span text:style-name="T45"> </text:span><text:span text:style-name="T45">§ </text:span><text:span text:style-name="T45">i, cerae felibram, resinae laricis § j </text:span><text:span text:style-name="T22">β.. </text:span><text:span text:style-name="T45">Ea quae lis<text:line-break/>quari possunt, aridis affunduntur, quibus exceptis ac&lt; cu-<text:line-break/>riose mollitis utitor, item platysma exiguum soli affectae<text:line-break/>parti, </text:span><text:span text:style-name="T45">ut </text:span><text:span text:style-name="T45">ulcus tantum, comprehendat, injicito. Caeterrnn<text:line-break/>ambientes partes medicamentoquod phlegrnonem arceat,<text:line-break/>circumdare oportet, inter curandum tertio quoque die soli<text:line-break/>vere, deinde fomentis mitigare, tdemque emplastrum quod</text:span></text:p>
      <text:p text:style-name="P12"><text:span text:style-name="T7">a</text:span><text:span text:style-name="T45"> latitudine platysima vocatur , abluendo emollire ac rur-<text:line-break/>fus imponere donec cicatrieem inducere incipiat. Haec est<text:line-break/>'medicamenti scriptura. Pulchre </text:span><text:span text:style-name="T7">varo,</text:span><text:span text:style-name="T45"> auctor ipse adjunxit<text:line-break/>ad qhironia, nominant enim sic ulcera non mediocriter,<text:line-break/>sed maxime' maligna contumaciaque. Generostim hoc medi-<text:line-break/>eamenturn est, ut quod ex tertia cerae parte metallica </text:span><text:span text:style-name="T7">con-<text:line-break/>tineat,</text:span><text:span text:style-name="T45"> aeruginem • sane medicamentum valentius, aeris Iqua-<text:line-break/>mam multo illo moderatius, attamen et ipsuni generosum,<text:line-break/>Mediam ac syrnmetratn habet temperiem, ut etiam modice<text:line-break/>maligna curet; si'non triplex; sed'quadrupla'cerae, portio<text:line-break/>aliis, commixta suerit, moderatius adhuc extiterit, si quin-<text:line-break/>cnpla -adjiciatur, iit nondum maligna, fesi aegre cicatricem<text:line-break/>ducentia perfaheni Quemadmodum etiain si metallicorum lex<text:line-break/>partes cera capiat,' ut si aeruginis /et fquamae utriusque<text:line-break/>denariui, cerae duodecim, laricis quot exigit proportio, ecae<text:line-break/>erit si tres ipsius denarii imponantur.. At ubi cera pinguis<text:line-break/>est, etsi minus resinae addatur; fpissitudinem quanta fusti-</text:span></text:p>
      <text:p text:style-name="P12"><text:span text:style-name="T45">cit, medicamentum habebit, -si quidem hujusmodi inedica-<text:line-break/>mentis resina osi consissentiam inditur, veluti et myrteum<text:line-break/>vel lentiscinum. Ego vero Attico nonnunquam oesypo ce-<text:line-break/>ram emollitam miscui, ac usu didici </text:span><text:span text:style-name="T45">vel </text:span><text:span text:style-name="T45">nihil vel parum<text:line-break/>adeo medicamentum ab illis, </text:span><text:span text:style-name="T45">quae </text:span><text:span text:style-name="T45">sine hoc praeparata snnt,<text:line-break/>superari. Manifestum autem est me . haec </text:span><text:span text:style-name="T45">ad </text:span><text:span text:style-name="T45">futuri medica-<text:line-break/>menti robur referre, nam auxilium ad aliquid fpectat,.quippe<text:line-break/>mollius medicamentum ad roderatius. maligna magis quam<text:line-break/>vehementius conducit. Ubi igitur ulcus </text:span><text:span text:style-name="T45">ipsum </text:span><text:span text:style-name="T45">minus mali-<text:line-break/>gnum est, orae vero ochthodeis, </text:span><text:span text:style-name="T7">praetumidae ac durae,<text:line-break/></text:span><text:span text:style-name="T45">potior in his est oefypus. Beuefaci.. </text:span><text:span text:style-name="T45">etiam </text:span><text:span text:style-name="T45">his cerni vituli-<text:line-break/>que medulla, tuam laevem ante-factum'cerae prius admi-<text:line-break/>here oportet, dein sic in unitatem coactis iis metallica<text:line-break/>trita, ut in pulverem redigantur </text:span><text:span text:style-name="T45">excipienda </text:span><text:span text:style-name="T45">sunt, ut quae<text:line-break/>mordicationem pariant.. Omnia vero sicca </text:span><text:span text:style-name="T45">ac </text:span><text:span text:style-name="T45">terrestria me-<text:line-break/>dicamenta, quantum'satis est, antea aevigentur, ut est galla,<text:line-break/>cytinus, malicorium, Aegyptiae fpinae. fructus, quoniam id</text:span></text:p>
      <text:p text:style-name="P12"><text:span text:style-name="T45">genus omnia aegre fiunt laevia, sicut facile quae ex fueris<text:line-break/>et liquoribus resiccatis proveniunt, myrrha, aloe, acacia et<text:line-break/>quae his sunt genere finitima. Caeterum recte Asclepiades<text:line-break/>ad finem superioris medicamenti scripti haec verba adjecit,<text:line-break/>et haec triduo solvito fomentisque mitigato, idemque em-<text:line-break/>plastrum ablutum emollito rursusque apponito.' Nisi enim<text:line-break/>diutius cuti medicamentum adhaeserit, nihil efficiet. Quod<text:line-break/>et plerosque medicos'latuit arbitrantes, si ter die saniem<text:line-break/>ab ulcere deterserint, melius' se facturiis" iis; qui bis idem<text:line-break/>faciunt, qui vero semel- sol &gt;unt, ab ipsis quoque aegris tan-<text:line-break/>quam negligentes male audiunt. Convenit hic quoque vos<text:line-break/>meminisse, quod'lu plerisque nostris; commentariis dictum<text:line-break/>est, qualitates videlicet omnium' ricinorum corporum fflu-<text:line-break/>tuo in </text:span><text:span text:style-name="T7">fe</text:span><text:span text:style-name="T45"> quicquam agere, etsi alterum iplorum multo fit<text:line-break/>validius.' Hac namque' 'ratione specie quodammodo inter se<text:line-break/>similes fiunt spatio temporis, tametsi permultum differant,<text:line-break/>ubi autem qualitas medicamenti curando corpori similis</text:span></text:p>
      <text:p text:style-name="P12"><text:span text:style-name="T45">specie </text:span><text:span text:style-name="T45">fuerit, </text:span><text:span text:style-name="T45">utilitas major sequitur.; His igitur </text:span><text:span text:style-name="T45">rationibus<text:line-break/></text:span><text:span text:style-name="T45">qui.primus emplastro.- ante impositu </text:span><text:span text:style-name="T45">uti </text:span><text:span text:style-name="T45">statui, laude di—<text:line-break/>gnus est, et nos- ipsum scqui multo,</text:span><text:span text:style-name="T45">mugis </text:span><text:span text:style-name="T45">decet;- qunaai quod<text:line-break/>ratione .invenit experientia.’', comprobatum - cognoverimus<text:line-break/>Nec temere triduo quoque' ipsum loveri, .singulis videlicet<text:line-break/>solutionibus praeripit, nam' </text:span><text:span text:style-name="T45">quia </text:span><text:span text:style-name="T45">valens-medicamentum est,<text:line-break/>merito lenitionem desiderat. Satius igitur est .lu. ulceribus<text:line-break/>nuo -ita malignis ceram quadruplam ? </text:span><text:span text:style-name="T45">vel </text:span><text:span text:style-name="T45">quincuplam am-<text:line-break/>borum simul, metallicorum: </text:span><text:span text:style-name="T45">esse.' </text:span><text:span text:style-name="T45">Post; hoc </text:span><text:span text:style-name="T45">i </text:span><text:span text:style-name="T45">medicamentum,<text:line-break/>aliud Asclepiades deinceps • tradidit, quod-, his constat.: 4<text:line-break/>Aeruginis .uncias ij.,. squamae unc. ij,- diphrygis unciam<text:line-break/>unam, cerae libram unam, laricis/§.iij- Haec rursus sym-t<text:line-break/>metria rmplirium medicamentorum eadem est; </text:span><text:span text:style-name="T45">qu </text:span><text:span text:style-name="T45">ae supe-<text:line-break/>rioris; solo diphryge superans, alia certe omnia, priorum<text:line-break/>duplicata sunt. Itu. illa; enim scriptura aeruginis et.fqUa-<text:line-break/>tuae -utriusque unciam, unam, adjicicbafc,- cerae mo.dnm am-<text:line-break/></text:span><text:span text:style-name="T45">babus </text:span><text:span text:style-name="T45">triplo majorem; siquidem</text:span><text:span text:style-name="T45">' </text:span><text:span text:style-name="T45">omnes uncias sex ejus<text:line-break/>admiscendas cenluit,. resinae.- vero semunciam supra utri-</text:span></text:p>
      <text:p text:style-name="P12"><text:span text:style-name="T45">usque </text:span><text:span text:style-name="T45">metallici </text:span><text:span text:style-name="T45">portionem. </text:span><text:span text:style-name="T45">Secunda </text:span><text:span text:style-name="T45">scriptura </text:span><text:span text:style-name="T45">illius </text:span><text:span text:style-name="T45">qui-<text:line-break/>dem </text:span><text:span text:style-name="T45">loco unciae </text:span><text:span text:style-name="T45">et semissis </text:span><text:span text:style-name="T45">tres imponendas jubet, me-<text:line-break/>lallicorum vero pro </text:span><text:span text:style-name="T45">una </text:span><text:span text:style-name="T45">uncia singulorum duas, cerae </text:span><text:span text:style-name="T45">lis<text:line-break/></text:span><text:span text:style-name="T45">bram, </text:span><text:span text:style-name="T45">cnm lu priore scriptura </text:span><text:span text:style-name="T45">selibram </text:span><text:span text:style-name="T45">immittat. Clarum<text:line-break/></text:span><text:span text:style-name="T45">itaque est </text:span><text:span text:style-name="T45">diphryges </text:span><text:span text:style-name="T45">solum </text:span><text:span text:style-name="T45">in </text:span><text:span text:style-name="T45">secunda eum apposuisse. </text:span><text:span text:style-name="T45">Ac<text:line-break/>si </text:span><text:span text:style-name="T45">unciam ipsius immittendam aliis duplicatis praecipit,<text:line-break/>modo </text:span><text:span text:style-name="T45">simplicibus universis </text:span><text:span text:style-name="T45">in priore scriptura mixtis </text:span><text:span text:style-name="T45">di-<text:line-break/></text:span><text:span text:style-name="T45">phrygis </text:span><text:span text:style-name="T45">semunciam </text:span><text:span text:style-name="T45">addideris, talem medicamenti </text:span><text:span text:style-name="T45">confactu-<text:line-break/></text:span><text:span text:style-name="T45">ram habiturus e's.</text:span><text:span text:style-name="T45">-4 </text:span><text:span text:style-name="T45">-Squamae unciam </text:span><text:span text:style-name="T45">j, aeruginis, un-<text:line-break/></text:span><text:span text:style-name="T45">eiam </text:span><text:span text:style-name="T45">j,</text:span><text:span text:style-name="T45">-cerae </text:span><text:span text:style-name="T45">selibram, </text:span><text:span text:style-name="T45">resinae 'laricis </text:span><text:span text:style-name="T45">unclamj </text:span><text:span text:style-name="T22">β, </text:span><text:span text:style-name="T45">diphrygis<text:line-break/></text:span><text:span text:style-name="T45">semunciam. Eadem </text:span><text:span text:style-name="T45">omnino </text:span><text:span text:style-name="T45">et haec est priori, </text:span><text:span text:style-name="T45">si diphryges<text:line-break/></text:span><text:span text:style-name="T45">rxcipias, </text:span><text:span text:style-name="T45">quod </text:span><text:span text:style-name="T45">tam moderatum est medicamentum </text:span><text:span text:style-name="T45">ut etiam<text:line-break/></text:span><text:span text:style-name="T45">Polum inspersum • ulceribus, quae cicatricem </text:span><text:span text:style-name="T45">difficulter ad-<text:line-break/></text:span><text:span text:style-name="T45">mittunt, medeatur, similiter et aes ustum, </text:span><text:span text:style-name="T45">Valentior.-autem<text:line-break/>longe </text:span><text:span text:style-name="T45">aerugo,-ut </text:span><text:span text:style-name="T45">vel </text:span><text:span text:style-name="T45">sordida admodum </text:span><text:span text:style-name="T45">et </text:span><text:span text:style-name="T45">humida </text:span><text:span text:style-name="T45">curandi<text:line-break/></text:span><text:span text:style-name="T45">terminos excesserit</text:span><text:span text:style-name="T45">;-si </text:span><text:span text:style-name="T45">solam eam inspergas, </text:span><text:span text:style-name="T45">exedit enim<text:line-break/>ut </text:span><text:span text:style-name="T45">'mordet insigniter. Porro in chironns </text:span><text:span text:style-name="T45">'ulceribus estis</text:span></text:p>
      <text:p text:style-name="P12"><text:span text:style-name="T45">mixta medicamentis tantum, de vehementia quidem saculta-<text:line-break/></text:span><text:span text:style-name="T45">tis </text:span><text:span text:style-name="T45">suae remittit, auget </text:span><text:span text:style-name="T45">, </text:span><text:span text:style-name="T45">autem illoi im , ut compositum ex<text:line-break/>omnibus medicamentum fiat praestantissimum. Qua vero<text:line-break/>ratione</text:span><text:span text:style-name="T45">। </text:span><text:span text:style-name="T45">praedictis medicamentis aerugo mixta fuerit, lrao<text:line-break/></text:span><text:span text:style-name="T45">et </text:span><text:span text:style-name="T45">viva calx qxigua proportione aliorun multis a quibus-<text:line-break/>dam adjecta. Extineta.mediocre est medicamentum, elota<text:line-break/>prorsus laeve et mordacitatis expers. Hoc igitur</text:span><text:span text:style-name="T45">; </text:span><text:span text:style-name="T45">empla-<text:line-break/>stium exempli gratia adsciipsi, quod juvenes lu particu-<text:line-break/>laribus exerceri velim, nec universalibus solis esse ecnten- </text:span><text:span text:style-name="T45">.<text:line-break/></text:span><text:span text:style-name="T45">tos. Rursus amem revocato ad initium rerrnone </text:span><text:span text:style-name="T45">• </text:span><text:span text:style-name="T45">ni An-<text:line-break/>lromachi medicamenta digrediar.</text:span></text:p>
      <text:h text:style-name="Heading_20_2" text:outline-level="2">C<text:span text:style-name="T116">ap</text:span><text:span text:style-name="T21">. </text:span>V.</text:h>
      <text:p text:style-name="P175"><text:span text:style-name="T45">[sie </text:span><text:span text:style-name="T7">scriptis ad&gt; Andromacho emptasins ad<text:line-break/>ulcera maligna</text:span><text:span text:style-name="T45"> Apponam igitur causa exempli quae ex<text:line-break/>compositis medicamentis usi cacoethe ulcera convenire </text:span><text:span text:style-name="T7">usu<text:line-break/></text:span><text:span text:style-name="T45">probata sunt,ab iis' exorsus quae scripsit Andromachus,<text:line-break/>quem non injuria queas accniar e, quod citra distinctionem<text:line-break/>nedicamenta tradider it Hac enim omissa permultos medi-</text:span></text:p>
      <text:p text:style-name="P12"><text:span text:style-name="T45">cos male </text:span><text:span text:style-name="T45">ipsis </text:span><text:span text:style-name="T45">uti contingit, ideoque nonnunquanr scopum-<text:line-break/>mirifice assequi, interdum ab illo errare permultum dela-<text:line-break/>bentes. ’ Quum igitur .par. esset-ut ipse-drerret, hoc-ipsum<text:line-break/>validissimum est; ab-hsicrursus aliud moderatissimum, hoc<text:line-break/>vero,imhecillimum, ille omnia subinde scripsit,., nulla distin-<text:line-break/>ctione apposita.'Auspicaturi igitur ea. ipsa hoc -titulo.. Cieat-<text:line-break/></text:span><text:span text:style-name="T7">tnieem vnducentiu-</text:span><text:span text:style-name="T45"> Mox ita. subdit.Cadmi</text:span><text:span text:style-name="T45">ae </text:span><text:span text:style-name="T45">tostae.libram<text:line-break/>unam, chalcitidis ustae lib* </text:span><text:span text:style-name="T7">j,</text:span><text:span text:style-name="T45"> </text:span><text:span text:style-name="T45">-‘erae </text:span><text:span text:style-name="T45">libras quatuor, resinae<text:line-break/>aridae </text:span><text:span text:style-name="T45">libras</text:span><text:span text:style-name="T45">-tres, myrtei libras 'tres,- vinum aridis misce-<text:line-break/>turi Ab lu’s vere deinceps, </text:span><text:span text:style-name="T45">lu </text:span><text:span text:style-name="T45">hunc modum scribit ad ver-<text:line-break/></text:span><text:span text:style-name="T7">butn.rAdadicamaniurn ax </text:span><text:span text:style-name="T7">ladano.</text:span><text:span text:style-name="T45"> </text:span><text:span text:style-name="T45">Et symmetria </text:span><text:span text:style-name="T45">, </text:span><text:span text:style-name="T45">apposita<text:line-break/>iterum deinceps </text:span><text:span text:style-name="T45">ait. </text:span><text:span text:style-name="T45">Aiiten, nt Aicimion- Deludethic quo-<text:line-break/>que symmetriis expositis infert luqniens--. </text:span><text:span text:style-name="T7">JHedicarnentum ex<text:line-break/>hordeo.</text:span><text:span text:style-name="T45"> Post, huj usi compositionem lu hanc, fententiam itus.<text:line-break/>r</text:span><text:span text:style-name="T74">nw</text:span><text:span text:style-name="T45"> scribit. </text:span><text:span text:style-name="T7">Aiiud cicatricem 'inducens.</text:span><text:span text:style-name="T45"> 4Resinae siccae •<text:line-break/>drach.; xviij,- diphrygis </text:span><text:span text:style-name="T7">5</text:span><text:span text:style-name="T45"> ivi </text:span><text:span text:style-name="T45">spumae </text:span><text:span text:style-name="T45">argenti draclu xvj; cor<text:line-break/>raeg.x, olei" heminae quartam partem, nt. hoc .sit ni.medi-<text:line-break/>camentum ab initio fextusu. His subjungit iterum alia scx</text:span></text:p>
      <text:p text:style-name="P12"><text:span text:style-name="T45">unicuique </text:span><text:span text:style-name="T7">praeponens. Aliud,</text:span><text:span text:style-name="T45"> Volens ni ullum cicatricem<text:line-break/>inducens </text:span><text:span text:style-name="T45">nos </text:span><text:span text:style-name="T45">inaudire. Quinque igitur sunt epulotica </text:span><text:span text:style-name="T45">qui-<text:line-break/></text:span><text:span text:style-name="T45">bus uti mos est ilee malignis nec </text:span><text:span text:style-name="T45">aegre </text:span><text:span text:style-name="T45">cicatricem ducen<text:line-break/>tibus’ idoneis. Sextum ad ulcera quidem dyfepulota, id est<text:line-break/>quae cicatricem difficulter recipiunt, nbn tamen jam ad ma-<text:line-break/>ligua valet. Reliqua vero </text:span><text:span text:style-name="T45">fex </text:span><text:span text:style-name="T45">adjecta malignis prosunt, vi-<text:line-break/>rilms invicem diversa, quibus'alterutrum oportebat, nempe<text:line-break/>vel rationalem' ac methodicam disciplinam conficiendo, ad-<text:line-break/>scripsisse in eorum vehementia differentiam, tanquam nobis,<text:line-break/>intellecturis ad maligniora ulcera valer-tioribus utendum' re-<text:line-break/>mediis, </text:span><text:span text:style-name="T45">ad </text:span><text:span text:style-name="T45">mediocria imbecillioribus; vel empiricorum more<text:line-break/>posuisse', quaedam horum medicamentorum phagedaenicis,<text:line-break/>in summaque exesis ac. pastis esse utilia, quaedam' cavis,<text:line-break/>quaedam vehementer sordidis, iis vero- qui phlegmonodem<text:line-break/>simul aut scirrhosum affectum habent aut labra ulceris dura<text:line-break/>vel praetumida vel nigra vel alterius cujusquarn coloris<text:line-break/>singulis propria, horum autem nihil ille effecit. Postea sux</text:span></text:p>
      <text:p text:style-name="P12"><text:span text:style-name="T45">facultates cicatricem inducendi ordine retulit, .quarum ego<text:line-break/>compositionem cum propriis distinctionibus narraturus sum.<text:line-break/>Primum itaque ab eo scriptum, quod tamen a principio sc-<text:line-break/>ptimuni est, satis validum, ut. quod aequale habeat pondus<text:line-break/>aeruginis et squamae, remisit autem rninnitque vim ipsius<text:line-break/>cerae mixtura; quae octo partes utriusque sigillarim, quatuor<text:line-break/>amborum simul explet. Etenim aeruginis et,squamae cu-<text:line-break/>jusque unciam nuscere praecipit, cerae unctas octo, admo-<text:line-break/>diimque commode cavit, qui </text:span><text:span text:style-name="T45">id </text:span><text:span text:style-name="T45">composuit, miscere aliquod<text:line-break/>lene, oleum </text:span><text:span text:style-name="T45">dic- </text:span><text:span text:style-name="T45">et sevum et. oesypum et.ssetyrum et resi-<text:line-break/>nam. sit si pinguis cera non adsu, metallica aegre misce-<text:line-break/>buutur. 'Ac si 'juxta .ignem vel in sole calido miscere ipfa<text:line-break/>rogamur, panio post medicamentum indurefcet. Quapropter<text:line-break/></text:span><text:span text:style-name="T74">t</text:span><text:span text:style-name="T45">uurn ulceri fuerit. impositum, sanum suum aeger durum<text:line-break/>contingere putabit; quippe ejusmodi medicamenta omnia<text:line-break/>talem habent usum. Si, vero calidis manibus tractetur, tan-<text:line-break/>tum ex ipsis recipit magnitudinis nt emollitum dilatatum-</text:span></text:p>
      <text:p text:style-name="P12"><text:span text:style-name="T45">que toti ulceri imponatur, atque etiam oras contegat. Quum<text:line-break/>altum ulcus' extiterit, totum ipsius cavum medicamento in-<text:line-break/>dito replebitur, pdstque hoc rursus aliud platysma super-<text:line-break/>accommodabitur, quod et labra comprehendat. Huic deinde<text:line-break/>rursum linteus pannus frigida madens tantus undique oh-<text:line-break/>jicitur, ut medicamentum occultet. Postremo extrinsccus<text:line-break/>spongia mollis fascia 'ex linteo excepta vel semel vel bis<text:line-break/>affectam partem orbiculatim ambiente tantae magnitudinis,<text:line-break/>quo totum aletis cum labris ac superpositurum ipsis ali-<text:line-break/>quid fubjectofumquo complectatur. , Deligatio </text:span><text:span text:style-name="T7">a duobus<text:line-break/></text:span><text:span text:style-name="T45">principiis fiat, vocant sic, quoties tota pars media vinculi<text:line-break/>affecto loco lucumoat, caput autem utrumqne lu oppositum<text:line-break/>deducatur. Postremo si pannus tam sit''validus utfemei<text:line-break/>injectis fpongiam tuto contineat, illic terminis consuetur,<text:line-break/>eo quod superfluit; sui fice adempto, sin imbecillis, rursus<text:line-break/>utrumque caput ducetur simili robore ad id, quod asse-<text:line-break/>ctum est, attractum, quoa in primis observare convenit, ci</text:span><text:span text:style-name="T74">im</text:span></text:p>
      <text:p text:style-name="P12"><text:span text:style-name="T45">in primo fulcis </text:span><text:span text:style-name="T45">e </text:span><text:span text:style-name="T45">trajectu tum vel maxime in secundo.. Quin<text:line-break/>nec illius oblivisci te oportet, cujus primus, quorum ad<text:line-break/>nos memoria pervenit, Hippocrates luventqi exuit, oiim<text:line-break/>ab omnibus ante ipsum, medicis, nunc ab sis, qui artem<text:line-break/>parum legitime didicerunt .commissi. Putant enim sudus- esse<text:line-break/>partem exulceratam incompressam servare, utrinque vero<text:line-break/>ligamentum ei circumponere, quod quam• sit incommodum<text:line-break/>ac noxium, Hippocrates demonstravit. Igitur ubi haee primo<text:line-break/>die peregeris, altero aqua frigida spongiam perfigatc. . </text:span><text:span text:style-name="T45">Si<text:line-break/></text:span><text:span text:style-name="T45">ambiens </text:span><text:span text:style-name="T7">aer</text:span><text:span text:style-name="T45"> </text:span><text:span text:style-name="T45">calidus et siccus suerit,, bis lioc terve rn-dies<text:line-break/>singulos faciendum est,, ac deligatura tertio quoque die sal-<text:line-break/>venda, per hiemem etiam quarto. </text:span><text:span text:style-name="T45">Caeterum </text:span><text:span text:style-name="T45">inspicienda </text:span><text:span text:style-name="T45">est<text:line-break/></text:span><text:span text:style-name="T45">a medicamenti vi. fabta, alteratio tum </text:span><text:span text:style-name="T45">in </text:span><text:span text:style-name="T45">ulceris cavitate<text:line-break/></text:span><text:span text:style-name="T45">tuir </text:span><text:span text:style-name="T45">lu </text:span><text:span text:style-name="T45">labris </text:span><text:span text:style-name="T45">tum in locis ea ambientibus. Porro unde<text:line-break/>haec discas, libri de temperamenti... suppeditabunt, nec non<text:line-break/>in opere therapeutices </text:span><text:span text:style-name="T45">metho </text:span><text:span text:style-name="T45">li de his ulceribus tractatum<text:line-break/>est. Vel enim </text:span><text:span text:style-name="T45">siccius </text:span><text:span text:style-name="T45">vel hmnidius vel calidius vel frigi,-</text:span></text:p>
      <text:p text:style-name="P126"><text:span text:style-name="T45">...<text:tab/></text:span><text:span text:style-name="T45">x</text:span></text:p>
      <text:p text:style-name="P13"><text:span text:style-name="T45">dius, </text:span><text:span text:style-name="T45">quam prius </text:span><text:span text:style-name="T45">ettoturn membrum affectum </text:span><text:span text:style-name="T45">et </text:span><text:span text:style-name="T45">singulae<text:line-break/>ejus </text:span><text:span text:style-name="T45">lartes </text:span><text:span text:style-name="T45">apparuere.- .insuper considerabimus, nunquid es-<text:line-break/></text:span><text:span text:style-name="T45">oris ademptum </text:span><text:span text:style-name="T74">r</text:span><text:span text:style-name="T45">sit, vel emollitae quodammodo yel.-atte-<text:line-break/>nuatae </text:span><text:span text:style-name="T45">sint,, item </text:span><text:span text:style-name="T45">colorne mutatus, et an sordium copia ea-<text:line-break/></text:span><text:span text:style-name="T45">dem remanserit.,.,</text:span><text:span text:style-name="T45">Unde </text:span><text:span text:style-name="T45">cognosces </text:span><text:span text:style-name="T45">utrum • fortius vel mollius<text:line-break/>vel </text:span><text:span text:style-name="T45">simile </text:span><text:span text:style-name="T45">priori, medicamentum imponendum veniat Pote-<text:line-break/>ris, </text:span><text:span text:style-name="T45">sane. et </text:span><text:span text:style-name="T45">primum ipsum-</text:span><text:span text:style-name="T45">ex </text:span><text:span text:style-name="T45">faeili immutare,- si mollius<text:line-break/>voles </text:span><text:span text:style-name="T45">reddere; </text:span><text:span text:style-name="T45">mixto, inter . </text:span><text:span text:style-name="T45">moIliendum paululo cujusdam<text:line-break/></text:span><text:span text:style-name="T45">olei astringentis; </text:span><text:span text:style-name="T45">aut </text:span><text:span text:style-name="T45">myrtei </text:span><text:span text:style-name="T45">aut </text:span><text:span text:style-name="T45">rosacei aut melini anplen-<text:line-break/>tiscini </text:span><text:span text:style-name="T45">aut </text:span><text:span text:style-name="T45">mastichini aut. cyprini, sin validius aut fquama aut<text:line-break/>aerugine, ex quibus, utrisque; paulum adamnssim </text:span><text:span text:style-name="T45">laeve </text:span><text:span text:style-name="T45">red-<text:line-break/>les, ut subigendo adjicias. Nos,, uti novistis, veI mite ali-<text:line-break/>quod, </text:span><text:span text:style-name="T45">medicam </text:span><text:span text:style-name="T45">en tum uloeri inspergimus,, </text:span><text:span text:style-name="T7">.eique</text:span><text:span text:style-name="T45"> medicamen-<text:line-break/>mn emplastrodes .superimponimus-. Nulli dubium est mitia<text:line-break/>medicamenta mihi, dici, diphryges, farcocollam, • chalcindem<text:line-break/>ustam, item combustum , et </text:span><text:span text:style-name="T45">aes et aernginem </text:span><text:span text:style-name="T45">et chaIcanthunr<text:line-break/>quae, ignem non experta, acria omnia sunt, usta, moderata</text:span></text:p>
      <text:p text:style-name="P12"><text:span text:style-name="T45">Iota postustionem, lenia mordaci latisque siunt expertia.<text:line-break/>Praestat autem; sicut praediximus, </text:span><text:span text:style-name="T45">et </text:span><text:span text:style-name="T45">emplastrum mixtioni<text:line-break/>adaptare, aliquodque ex aliis medicamentis imponere, quo-<text:line-break/>rum deinceps meminit Andromachus, idque non modo sim-,<text:line-break/>plicium facultates sed mensuram quoque inspicientes, ut in<text:line-break/>eo, 'quod jam commemoravimus. Quatuor'enim </text:span><text:span text:style-name="T45">partes </text:span><text:span text:style-name="T45">cerae<text:line-break/></text:span><text:span text:style-name="T45">jurn </text:span><text:span text:style-name="T45">aeruginis et squamae utriusque una </text:span><text:span text:style-name="T45">miscentur, </text:span><text:span text:style-name="T45">tres<text:line-break/>fortius ipsum efficient, sicut quinque imbecillius. Eodem<text:line-break/>modo in aliis agendum est, puta in eo, quod praedictum se-<text:line-break/>quitur octavum ordine tali symmetria. </text:span><text:span text:style-name="T7">4</text:span><text:span text:style-name="T45"> </text:span><text:span text:style-name="T45">Chrysocollae<text:line-break/>draclu luas, squamae drach; duas, cerae drach. sex, diphry </text:span><text:span text:style-name="T45">-<text:line-break/></text:span><text:span text:style-name="T45">gis draclu duas, spumae argenti </text:span><text:span text:style-name="T45">draclu </text:span><text:span text:style-name="T45">octo, rosacei vel myr-<text:line-break/>tei parum. In hoc medicamento chrysocolla et diphryges<text:line-break/>ipsa per se inspersa malignis ulceribus curandis sufficiunt<text:line-break/>Sgnama validius, asperius </text:span><text:span text:style-name="T45">mordaciusque </text:span><text:span text:style-name="T45">medicamentum </text:span><text:span text:style-name="T45">est,<text:line-break/></text:span><text:span text:style-name="T45">eoque argenti spumam </text:span><text:span text:style-name="T45">auctur </text:span><text:span text:style-name="T45">admiscuit subveritus squa-<text:line-break/>mae violentiam cupiensque ipsam' mollioris medicamenti</text:span></text:p>
      <text:p text:style-name="P12"><text:span text:style-name="T45">mixtura initigare </text:span><text:span text:style-name="T7">ac</text:span><text:span text:style-name="T45"> evolvere. Sin </text:span><text:span text:style-name="T45">absque </text:span><text:span text:style-name="T45">cera </text:span><text:span text:style-name="T45">qUatuor illli<text:line-break/>juxta dictam ..temperaturam mifceas,. medicamentum aridum'<text:line-break/>inspersile habiturus es ad malignorum ulcerum 'curationem<text:line-break/>noni inefficax. At ubi emplastrum facere conaris, cera mia<text:line-break/>Leenda esu Et propter metallicorum eoplanrnecessario etiam<text:line-break/>liquidorum ni pra.efenti faecltale meminit Andromachus,<text:line-break/>rosacei nempe, et myrtei, </text:span><text:span text:style-name="T7">'cera</text:span><text:span text:style-name="T45"> </text:span><text:span text:style-name="T45">namque modica nimis est<text:line-break/>pro metallicorum modo. Quum.-igitur chrysocollae, squa-<text:line-break/>mae </text:span><text:span text:style-name="T45">et </text:span><text:span text:style-name="T45">diphrygis, binas drachmas,. argenti 'spumae octo-<text:line-break/>misceri </text:span><text:span text:style-name="T7">jubet.,</text:span><text:span text:style-name="T45"> qaatuordecini .videlicet, .universas </text:span><text:span text:style-name="T45">efficiens’;<text:line-break/>vel </text:span><text:span text:style-name="T45">ceram pinguem permultam vel oleosum aliquod </text:span><text:span text:style-name="T45">'medi-u<text:line-break/></text:span><text:span text:style-name="T45">camento affundere "debebat, in superiore medicamento </text:span><text:span text:style-name="T45">cbwat<text:line-break/></text:span><text:span text:style-name="T45">quadruplo metallica superabat. Unde fpuma atagen </text:span><text:span text:style-name="T45">tiiabbvta<text:line-break/>'ex </text:span><text:span text:style-name="T45">aliis licet medicamentum 'componere,</text:span><text:span text:style-name="T45">. q:uemadmddum..ego<text:line-break/></text:span><text:span text:style-name="T45">nonnunquarn factitavi.. </text:span><text:span text:style-name="T45">Quod </text:span><text:span text:style-name="T45">si fiat, myrteo </text:span><text:span text:style-name="T45">sion, </text:span><text:span text:style-name="T45">opus</text:span><text:span text:style-name="T45">-erit,,<text:line-break/>cera; ut </text:span><text:span text:style-name="T45">dixr, pingui adhibita, si dura, sit; </text:span><text:span text:style-name="T45">iiquisium </text:span><text:span text:style-name="T45">uliquod</text:span></text:p>
      <text:p text:style-name="P12"><text:span text:style-name="T45">miscere oportebit. Quamohrern nonnulli lu id genus medi-<text:line-break/>easiientis'cerae apposuisse:videntur, alii novae, alii recentis,<text:line-break/>nott p.er lovern ipsius aesatem, sicut in aliis medicamentis,<text:line-break/>scd humiditatem requirentes. Est etenim </text:span><text:span text:style-name="T7">re </text:span><text:span text:style-name="T7">vera</text:span><text:span text:style-name="T45"> </text:span><text:span text:style-name="T45">melior<text:line-break/>nova, </text:span><text:span text:style-name="T45">sed </text:span><text:span text:style-name="T45">non jam ut bimulam trimulamve </text:span><text:span text:style-name="T45">rejicias. </text:span><text:span text:style-name="T45">Cae-<text:line-break/>terum.ad sequens emplastrum ire tempus est, quod habet<text:line-break/>in liunc modum. </text:span><text:span text:style-name="T7">4</text:span><text:span text:style-name="T45"> Diphrygis drach. lxxxiv, argenti spu-<text:line-break/>mae drach. ccxl, cerae drach. cccxvnij, olei iiemiuas </text:span><text:span text:style-name="T98">vj. no-<text:line-break/></text:span><text:span text:style-name="T45">terit autem hoc,medicamentum ulceribus nondum malignis;<text:line-break/>verum- cicatricem aegre recipientibus eam obducere, quo-<text:line-break/>niam exsiccat, sed non valide, ut quod post </text:span><text:span text:style-name="T45">ipsum </text:span><text:span text:style-name="T45">scribitur<text:line-break/>minori tamen symmetria conficiendum est, idem enim et<text:line-break/>hoc esu </text:span><text:span text:style-name="T45">4 </text:span><text:span text:style-name="T45">Diphrygis drach. xiv, argenti spumae drach. vj.<text:line-break/>cerae' drach- iiij, olei' myrtei § x. Nam Andrornachi medi-<text:line-break/>eam en t a horum sescupla sunt. Hoc igitur cicatrici qliducen-<text:line-break/>dae re vera est respondens^ ex cadmia consectu et glyeeae</text:span><text:span text:style-name="T59">:<text:line-break/></text:span><text:span text:style-name="T45">nominatae, de quibus sequenti </text:span><text:span text:style-name="T45">sermone </text:span><text:span text:style-name="T45">dicemus. Huic sub"</text:span></text:p>
      <text:p text:style-name="P17"><text:span text:style-name="T45">scriptum validius quidem est, non tamen primo </text:span><text:span text:style-name="T45">ec </text:span><text:span text:style-name="T45">hisco<text:line-break/>sex,:verum septimo </text:span><text:span text:style-name="T45">a </text:span><text:span text:style-name="T45">primordio finitimum, in quo fqua..<text:line-break/>mam et aeruginem cerae quadruplae commiscuit, dsphrvgis<text:line-break/>, enim adhuc drach. xvj, argenti spumae drach xlviij, cerae<text:line-break/>drach. lxvj adjicit, lude horum copiae g-atia ecactus est et<text:line-break/>myrtei olei heminam j </text:span><text:span text:style-name="T22">β </text:span><text:span text:style-name="T45">affundere. Numeretur' erga lioe<text:line-break/>quoque luter ea, quae cicatricem generant. Quod statim suba<text:line-break/>jungitur ejusdem' generis est, mitissimum vero ininimeque<text:line-break/>mordax ex plumbo combusto </text:span><text:span text:style-name="T45">et </text:span><text:span text:style-name="T45">elotu, spodio, cadmia gle<text:line-break/>phryge et terebinthina compositum. Zenonem ait galbanum<text:line-break/>quoque miscere, quod mihi praedictis videtur superfluum.<text:line-break/>Scribit </text:span><text:span text:style-name="T45">igitur </text:span><text:span text:style-name="T45">ipsius symmetriam talem. 4 EIoti plumbi<text:line-break/>drach. duas, spodii drach. quatuor, cadmiae tantundem draclu<text:line-break/>quatuor, diphrygis drach. unam, alias quatuor. Excipit ea<text:line-break/>terebinthinae dracm fex. Zenonem dicit galbani addere<text:line-break/>draclu </text:span><text:span text:style-name="T22">β, </text:span><text:span text:style-name="T45">al drach. iv. Siquidem ceu molliendis labris cale<text:line-break/>'losis ae duris - eoque verrucosis appellatis id facit . m.nbe</text:span></text:p>
      <text:p text:style-name="P12"><text:span text:style-name="T45">aduuscet, </text:span><text:span text:style-name="T45">sin </text:span><text:span text:style-name="T45">ad ulceris </text:span><text:span text:style-name="T45">malignitatem et </text:span><text:span text:style-name="T45">contumaciam,' non<text:line-break/>item; tametsi enim galbanum quoque receperit, etiam sic a<text:line-break/>malignorum ulcerum pravitate vincetur. Magis autem veri-<text:line-break/>- simile xidetur duodecim haec ordine se consequentia medi-<text:line-break/>camenta </text:span><text:span text:style-name="T45">ad </text:span><text:span text:style-name="T45">cicatricem ducendam idonea scripsisse. Etenim<text:line-break/>praeter duo ex ipsis, puta septimum a principio </text:span><text:span text:style-name="T45">et </text:span><text:span text:style-name="T45">octa-<text:line-break/>vum, alia omnia ulceribus quidem aegre ad cicatricem ve-<text:line-break/>nientibus, sed nondum malignis medentur. Item duodec’-<text:line-break/>nrum inter ea similiter quidem cicatricem obducit, imbecil-<text:line-break/>lius autem est, quam, maligna persanet. Compositio, quoque<text:line-break/>hujus haec capit. 4 Molybdaenae drach, centum, diphry-<text:line-break/>gis drach. sedecim, soreos drach. decem, misyos cyprii tosti<text:line-break/>drach. octo, resinae terebinthinae drach, octo, </text:span><text:span text:style-name="T7">cerae</text:span><text:span text:style-name="T45"> drach.<text:line-break/>quadraginta, myrtei drach. quadraginta.'Porro minoris sym-<text:line-break/>metriae, quae huic proportione respondeat, omnia ejusmodi<text:line-break/>medicamenta cousicere oportet, scientem ipsa oonfestitn </text:span><text:span text:style-name="T7">du-<text:line-break/></text:span><text:span text:style-name="T45">ram ac saxeam duritiem acquirere. Tantum igitur cujusque<text:line-break/>praeparare satius est, quanti usus fuerit, praesertim si hiems</text:span></text:p>
      <text:p text:style-name="P12"><text:span text:style-name="T45">usum ipsorum excipiat. </text:span><text:span text:style-name="T45">At </text:span><text:span text:style-name="T45">si, </text:span><text:span text:style-name="T45">quartam fingulor um </text:span><text:span text:style-name="T45">partem,<text:line-break/>caplas-, molybdaenae quin que" </text:span><text:span text:style-name="T45">et </text:span><text:span text:style-name="T45">viginti- drachmae erunt;<text:line-break/>'quatuor diphrygis, duae et </text:span><text:span text:style-name="T45">sternis </text:span><text:span text:style-name="T45">loreos, tosti misyos duae,'<text:line-break/></text:span><text:span text:style-name="T45">terebinthinae </text:span><text:span text:style-name="T45">3 ix, alias ip </text:span><text:span text:style-name="T45">et </text:span><text:span text:style-name="T45">cerae </text:span><text:span text:style-name="T45">et </text:span><text:span text:style-name="T45">myrtei. pares- portio-.<text:line-break/>nes,utriusque decem,amborum simul videlicet viginti.-Porro<text:line-break/>in omnibus ejus notae medicamentis illa- quae-liquari pos-<text:line-break/>sunt; liquefacta et refrigerata</text:span><text:span text:style-name="T45">, </text:span><text:span text:style-name="T45">deinde rasa' siccis diligente»<text:line-break/>in pulverem </text:span><text:span text:style-name="T45">redactis admisceto. </text:span><text:span text:style-name="T45">Nam si liquida ipsis affun-<text:line-break/>das,, </text:span><text:span text:style-name="T45">saepe </text:span><text:span text:style-name="T45">fient grumi </text:span><text:span text:style-name="T45">cerei </text:span><text:span text:style-name="T7">encerides,</text:span><text:span text:style-name="T45"> maxime quum fri-&gt;<text:line-break/>gus fuerit. In </text:span><text:span text:style-name="T45">sole </text:span><text:span text:style-name="T45">sarventi si mixtura siat, licet ea super-,<text:line-break/>fundere, movendo vehementer rudicula primum, deinde co-<text:line-break/>chleario'; prasstat autem in hisce omnibus rudiculam palmae"<text:line-break/>ssse </text:span><text:span text:style-name="T45">ramusculum. Haec </text:span><text:span text:style-name="T45">Andromachus indistincte, sicut dixi-<text:line-break/>mus, duodecim medicamenta tradidit, hoc ipsis tantum com-<text:line-break/>mifniter praeponens, epulotica , hoc est ad cicatricem in-<text:line-break/>ducendam idonea. Ego vero differentiam ipsurum manifesto,<text:line-break/>ut arbitror, exposui, .quae cordatum virum ad dextrum<text:line-break/>particularium usum veluti manu ducere queat. Insuper alio-</text:span></text:p>
      <text:p text:style-name="P12"><text:span text:style-name="T45">rum</text:span><text:span text:style-name="T45">. </text:span><text:span text:style-name="T45">multiplicis usus medicamentorum meminit, ut ad alios<text:line-break/>plerosque affectus,. ita ad ulcera, aegre cicatricem ducentia<text:line-break/>aptorum, quae nos sermone procedente percensebimus,, ubi<text:line-break/>medicamenta polychresta aggrediemur. In praesentia pecu-<text:line-break/>liariler </text:span><text:span text:style-name="T45">de </text:span><text:span text:style-name="T45">iis ferino nobis est, quae ad maligna et dyse-t<text:line-break/>pulota laciunt, eaque potius maligna, quae chironia non-<text:line-break/>nullis. appellantur, quemadmodum et, ipsi Andromacho. Or-<text:line-break/></text:span><text:span text:style-name="T45">dlue </text:span><text:span text:style-name="T45">-itaque ex duodecim medicamentis modo relatis, quum<text:line-break/>duo ad carbunculos prodiderit, </text:span><text:span text:style-name="T45">• </text:span><text:span text:style-name="T45">unum ad herpetas,- quartum<text:line-break/>aliud pest tria hisce verbis conscripsit... </text:span><text:span text:style-name="T7">Eprdotiewin ad chi~<text:line-break/></text:span><text:span text:style-name="T7">' </text:span><text:span text:style-name="T7">itonia. Jseioscoridis.,</text:span><text:span text:style-name="T45"> Magis varium quidem medicamentum<text:line-break/>componens, non tamen septimo illo fupraseripto valentius,<text:line-break/></text:span><text:span text:style-name="T45">lu qtja </text:span><text:span text:style-name="T45">ceram quadruplo copiosiorem quam utrisque, nempe<text:line-break/></text:span><text:span text:style-name="T45">fqtramae .et </text:span><text:span text:style-name="T45">aeruginis,, mifcebat. A.t in.nunc proposito, </text:span><text:span text:style-name="T45">pas-<text:line-break/></text:span><text:span text:style-name="T45">ei </text:span><text:span text:style-name="T45">ore, cera </text:span><text:span text:style-name="T45">metallicorum proportione injecta, liquari </text:span><text:span text:style-name="T45">ipfam<text:line-break/>paueo. </text:span><text:span text:style-name="T45">myrteo. jubet aut rnsaceo, quantitate .eorum, non ad-<text:line-break/></text:span><text:span text:style-name="T45">scripta.., . dam .vero. </text:span><text:span text:style-name="T45">universam' ejus fenlentiam ex Andro-</text:span></text:p>
      <text:p text:style-name="P12"><text:span text:style-name="T45">maelii verbis apponam. </text:span><text:span text:style-name="T7">Cicatricem obducens ad chiranta,.<text:line-break/>Uioscoridis.-</text:span><text:span text:style-name="T33">Ό.</text:span><text:span text:style-name="T22"> </text:span><text:span text:style-name="T45">Gsiryfocollae draeh.ij, aeruginis rasae </text:span><text:span text:style-name="T45">drach.<text:line-break/></text:span><text:span text:style-name="T45">ij, squamae draeh.ij, cerae draciiijvh. diphrygis drach. ij;<text:line-break/>fp-imae argenti drach. ocio/rosacei vel myrtei modicum,<text:line-break/>ut liquefiat,. Hoc medicamentum ad amussim superiori illi<text:line-break/>convenit, quod inter cicatricem. obducentia locum,: ut dixi,<text:line-break/>octavum, ebtiner pust id positum, quod squama atque ae-<text:line-break/>rugine constat, sola illud aerugine nimirum superans. Ideo-<text:line-break/>que cicatricem illud inducentibus adfcripsit, majora tamen<text:line-break/>de ipso pollicetur, </text:span><text:span text:style-name="T45">ad </text:span><text:span text:style-name="T45">chironia convenire id dicens. Et vero<text:line-break/>pest hoc quoque, optimi, medicamenti mentionem facit lu<text:line-break/>istum modum. </text:span><text:span text:style-name="T7">JAedicarnentirn obducendis cicatricibus ex<text:line-break/>collectaneis Prwnicnis ad desperata.</text:span><text:span text:style-name="T45"> Hoc nomen ;despe-<text:line-break/>rata, ulcera illa, quorum curationem plerique aggressi non<text:line-break/>absolverunt, fed tanquam ah insanabilibus destitere, ei signi-<text:line-break/>ficati EidendBm liuic medicamento, quod praeter alia usu<text:line-break/>quoque probatum est. lianc autem 'ejus compositionem scribit.<text:line-break/>4 Soreos 3 xxiv, aluminis tciffilis drach. xvj, malicor drach.</text:span></text:p>
      <text:p text:style-name="P12"/>
      <text:p text:style-name="P13"><text:span text:style-name="T45">sedecim,cascis xivae drach.scdecim, thuris draclu </text:span><text:span text:style-name="T45">triginta </text:span><text:span text:style-name="T45">duas,<text:line-break/>gallae draclu triginta duas, cerae </text:span><text:span text:style-name="T45">drach. </text:span><text:span text:style-name="T45">centum viginti, scvi vi-<text:line-break/>tulini drach.centunisexaginiayolei </text:span><text:span text:style-name="T45">veteris </text:span><text:span text:style-name="T45">hernin </text:span><text:span text:style-name="T45">uram. </text:span><text:span text:style-name="T45">llaeb<text:line-break/>est simplicium medicamentorum symmetria ad praefluitis comr<text:line-break/>positi praeparationem; At quomodo illud praeparandum fit<text:line-break/>Qmisit,</text:span><text:span text:style-name="T74">u</text:span><text:span text:style-name="T45"> ut in aliis etiam multis, quae confecturae- narratio-<text:line-break/>nemreqnirunf, nam lu hoc quidem vel' idmodum. faeilius<text:line-break/>est, ut paulo post dicemus. Caeterrirn vosfcire inprimis<text:line-break/>yolo, ut al quando, vitulinum pingue defideretur, ejus loco<text:line-break/>vetus suillum, quod noininant axungiam, admiscendum,<text:line-break/>verum salis expers et-non multorum nimis annorum. . Ve-<text:line-break/>tus.. itaque . .oleum, abunde- satis discutit, </text:span><text:span text:style-name="T45">sic </text:span><text:span text:style-name="T45">adeps quoque,<text:line-break/>idque citra, mordicationem ambo efficiunt, bubulosfimisiter<text:line-break/>quidem discutit,-scd non aeque </text:span><text:span text:style-name="T45">morsu </text:span><text:span text:style-name="T45">caret, medium locum<text:line-break/></text:span><text:span text:style-name="T7">oblinet</text:span><text:span text:style-name="T45"> .vitulinus, quo porcino- acrior, hoc’bubulo; mollior.<text:line-break/>Itaque medicamentum, quo, de scrmo institutus’ est validis-<text:line-break/>simA. coalinet^ si?, i, alumen- fcissile, malicorium, gallam, ncn</text:span></text:p>
      <text:p text:style-name="P12"><text:span text:style-name="T45">discutiendi sacultate eximia, sed astringendi, ut vocant, prae--<text:line-break/>dita. Claram est autem gallam femper adjiciendam, esse,<text:line-break/>quae vocatur omphaciiis, id est immatura, alumen voro Ae-<text:line-break/>gyptium et scissile, cujus penuria rotundum, quod scissili<text:line-break/>quidem est crassius, sed non minus astringens. Qnod autem<text:line-break/>malicorium putamen, m,ali granati vocatur, omnes-nove-<text:line-break/>Eunt. Brevi adeo, tempore v iget, si velis aridum contundere<text:line-break/>et in pulverem redigere, feu laevigare, 'namque dum are-<text:line-break/>scit malicorium, imbecilliorem quoque vim sortitur cum<text:line-break/>humore ejus discusso pereuntem. Quare tutius est succu-<text:line-break/>lentum prius, ex vino decoquere, donec optime laevigari<text:line-break/>possit</text:span><text:span text:style-name="T45">. </text:span><text:span text:style-name="T45">Vinum autem austerum prorsus, sed neque r</text:span><text:span text:style-name="T74">ecenS<text:line-break/></text:span><text:span text:style-name="T45">esse- oportet, nam austera nisi </text:span><text:span text:style-name="T45">vetera </text:span><text:span text:style-name="T45">sint, crassarum par-<text:line-break/>tium existunt, neque vetustum adeo, ut jam a</text:span><text:span text:style-name="T74">cre</text:span><text:span text:style-name="T45"> exi stat<text:line-break/>etenim recens penitiora corporis uou permeat, altui </text:span><text:span text:style-name="T74">acre<text:line-break/></text:span><text:span text:style-name="T45">et mordax est. Ergo aetate medium potins est, q</text:span><text:span text:style-name="T74">UO)</text:span><text:span text:style-name="T45">j ptus;.<text:line-break/>-mnm intra qninqne et decem annos consistit. Postulat l</text:span><text:span text:style-name="T74">Or</text:span><text:span text:style-name="T45">.</text:span></text:p>
      <text:p text:style-name="P12"><text:span text:style-name="T45">cus hic in memoriam reducere, quod multi </text:span><text:span text:style-name="T7">faepe</text:span><text:span text:style-name="T45"> dictarunt<text:line-break/>de austeris, acerbis, in tutum de astringentibus vinis, ri-<text:line-break/>bis et medicamentis, ac primum de harum vocum iiguifi-<text:line-break/>cationibus agendum est. Austerum enim Graecis idem sini<text:line-break/>vult quod mediocriter astringens, acerbum quod valide </text:span><text:span text:style-name="T7">ac<text:line-break/>vehementer</text:span><text:span text:style-name="T45"> id facit. Genus utrique commune astrictionis<text:line-break/>vocabulo signatur, non .etiam utrum valide an obscure ea<text:line-break/>fiat declarante. Omnia igitur estilugentia contrahunt ac<text:line-break/>densant meatus, ad haec vinciunt ae continent partium sibi<text:line-break/>invicem cohaerentium substantiam., atque minus magisque<text:line-break/>hocpro astrictionis quantitate efficiunt. Caeterum stringendo<text:line-break/>ac densando, lumina corporis, quod estringitur virtus illo-<text:line-break/>rurn excluditur et in altum ire prohibetur. Ob quam ra-<text:line-break/>tionem pulchre nonnulli medicorum hujusmodi medicarnen-<text:line-break/>tis aha tenuium partium et acri potestate praedita</text:span><text:span text:style-name="T45">, </text:span><text:span text:style-name="T45">indere<text:line-break/>cog' arant, </text:span><text:span text:style-name="T45">a </text:span><text:span text:style-name="T45">quibus veluti ductae astringentium vires in pro-<text:line-break/>iundum- corpus perveniant.. Hoc 'gitur medicamenti prui</text:span></text:p>
      <text:p text:style-name="P12"/>
      <text:p text:style-name="P13"><text:span text:style-name="T45">positi aucter consideravit, qui calcem vivam ei addiderit,<text:line-break/>at </text:span><text:span text:style-name="T45">in </text:span><text:span text:style-name="T45">Andromachi libro calcis vox omisse est, vivae nomen<text:line-break/>adscrtptum, medicis compendii gratia et pleraque alia sic<text:line-break/>intei pretantiluis. Nimirum igitur in ipsis, medicamentis ad<text:line-break/>ulcera vix cicatricem recipientia 'et maligna compositis,<text:line-break/>fquama simpliciter apposita, citra adfcriptionem aeris </text:span><text:span text:style-name="T45">et<text:line-break/></text:span><text:span text:style-name="T45">scissile sine vocabulo aluminis, et terebinthina, absque ad-<text:line-break/>jectione resinae, subaudimus quae ipsi sic in dictione orni-<text:line-break/>Gerunt, quemadmodum et nunc in vocabulo, viva, calcem,<text:line-break/>nuncupant enlur per excellentiam ipsam restinctam et vi-<text:line-break/>varn, appellatione non minus et aliis, quae uruntur, ac<text:line-break/>commodata. Itaque viva calce mixta emplastri hujus auctor<text:line-break/>acerbis medicamentis validum compositum reddidit, ut vic-<text:line-break/>tus ejus lu imum usque penetret. Quoniam vero ex valen-<text:line-break/>tissimis confectura est, ac nullum mitigatoriam nec lenieus<text:line-break/>nec concoquens aliquod continet, merito thus ei, quod puri<text:line-break/>movendo medic-mcntum est, admiscuit, sii igitur sicco </text:span><text:span text:style-name="T74">c</text:span><text:span text:style-name="T45">om-</text:span></text:p>
      <text:p text:style-name="P12"><text:span text:style-name="T45">posito uteris, ulceri ipsum inspergens sic vehemens admuo<text:line-break/>dum esset, mordax, arperum et exedens, at </text:span><text:span text:style-name="T45">quia </text:span><text:span text:style-name="T45">empla-<text:line-break/>strum id facere proposuimus, perspicuum est unicuique re-<text:line-break/>sinam vel ceram- vel adhuc adipem vel medullam rniscen-<text:line-break/>dam suisse, ac .si nondum ex his emplastri spissitudinem ac-<text:line-break/>ceperit, oleum aliquod affundendum. Quum autem addo ali-<text:line-break/>quod, inaudiendum est tibi praeterquam quod proprie et<text:line-break/>simpliciter 'oleum dicitur, etiam quod eum adjectione rosa-<text:line-break/></text:span><text:span text:style-name="T45">reum </text:span><text:span text:style-name="T45">nominatur oleum vel my.teum vel cyprinum vel ejus<text:line-break/>generis aliquod, distinctum namque est. jam saepius .quid<text:line-break/>discriminis sit rosaceum unguentum dicas an oleum rusa-<text:line-break/>ceum, et unguentum cyprinum an cyprinum oleum, alia-<text:line-break/>qne similia.- Merito igitur ejuseemodi medicamentorum mix-<text:line-break/>turam non eandem omnes fecerunt, qui id </text:span><text:span text:style-name="T45">genus </text:span><text:span text:style-name="T45">empla-<text:line-break/>stra composuere. Nam quod plores hujus differentiae cau-<text:line-break/>-fae exissent, non ratione / scd mea ipsius experientia de-<text:line-break/>prehendi. Norurunquam enim ex paucis numero simplicibus</text:span></text:p>
      <text:p text:style-name="P12"><text:span text:style-name="T45">medicamentum subito praeparavi, imerdrnn ex pluribus,'<text:line-break/>alias ex'plurimis vel omnibus ejusdem generis, insuper<text:line-break/>quia nonnulla apud nos abunde .copiosa, quaedam ex toto<text:line-break/>non essent aut paucissima eo tempore, ex </text:span><text:span text:style-name="T7">iis quae</text:span><text:span text:style-name="T45"> habe-<text:line-break/>bam, medicamentum composui usu ita postulante, delude<text:line-break/>quum experimento id probatum invenissem, ita semper usur-i<text:line-break/>pari. Saepe fortiora quaedam-medicamenta composita, quae-'<text:line-break/>dam imbecilliora, ultro facere instituens, ut variis affectibus<text:line-break/>accommodata haberem, diversas compositiones agressus sum,<text:line-break/>praeterea hac ratione, motus, quod pars exulceratione labo-<text:line-break/>rans plores requirat facultates, ut quum simul et’ cava est<text:line-break/>et fluida et sordida et oris praetumida ac dura </text:span><text:span text:style-name="T7">et fluxio-<text:line-break/></text:span><text:span text:style-name="T45">nem ex superioribus recipit. Si namque medicamentum ad<text:line-break/>omniajquae sto exulceratis partibus acciderunt; valere cupias,,<text:line-break/>diversarum virium materias miscere necessarium est. At si<text:line-break/>unum aliquod primum, quod urget, fanare studeas, aliis ne-<text:line-break/>glectis, non . est quod medicamentorum varietatem requiras.</text:span></text:p>
      <text:p text:style-name="P12"><text:span text:style-name="T45">Clarum </text:span><text:span text:style-name="T45">est igitur </text:span><text:span text:style-name="T45">et </text:span><text:span text:style-name="T45">illos, qui </text:span><text:span text:style-name="T45">ante me </text:span><text:span text:style-name="T45">ejusmodi medica-<text:line-break/></text:span><text:span text:style-name="T45">menta </text:span><text:span text:style-name="T45">confecerunt, </text:span><text:span text:style-name="T45">ob </text:span><text:span text:style-name="T45">praedictam </text:span><text:span text:style-name="T45">rationem dissensisse, vela-<text:line-break/>nti verbi </text:span><text:span text:style-name="T45">-gratis </text:span><text:span text:style-name="T45">lu propositu medicamento vitulinum pin*<text:line-break/>gue' </text:span><text:span text:style-name="T45">auctor </text:span><text:span text:style-name="T45">cepit, quod oras induratas emolliat. Proinde du-<text:line-break/>plicern ei usum adhibere'debebat, unum ut molliusculo </text:span><text:span text:style-name="T45">medi*<text:line-break/></text:span><text:span text:style-name="T45">camento </text:span><text:span text:style-name="T45">ad </text:span><text:span text:style-name="T45">unitatem siccorum faciendam, quae primum erant<text:line-break/>utilia, alterum ut et ipsum aliqua partis affectae symptomata<text:line-break/>seu accidentia persanaret. Verum multo utilius </text:span><text:span text:style-name="T45">medulla </text:span><text:span text:style-name="T45">cer-<text:line-break/>vina induratis oris'adhibetur</text:span><text:span text:style-name="T45">, </text:span><text:span text:style-name="T45">quae si</text:span><text:span text:style-name="T45">'non </text:span><text:span text:style-name="T45">adsit vitulina,<text:line-break/>sin 'utraque desideratur, humida- aliqua et non aeris resina.<text:line-break/>(Nam omnes resinae humiditatis gratia simul .et viscositatis,<text:line-break/>quam habent cognatam, sicca medicamenta veluti colligant,<text:line-break/>quia vero non evidentem habent acrimoniam, ulcus nequa-<text:line-break/>quam irritant. Quapropter nonnulli merito talibus medi&lt; ar-<text:line-break/>mentururn confecturis admiscuerunt vel terebinthinam veI<text:line-break/>laricem nominatam resinam. Meminisse autem vos inter<text:line-break/>componendum oportet illius etiam, quod a plerisqnemedi-<text:line-break/>corum negligitur, a quibusdam per ignorantiam committi-</text:span></text:p>
      <text:p text:style-name="P12"><text:span text:style-name="T45">tur. Credunt enim institoribus vetus oleum dare se </text:span><text:span text:style-name="T45">affir-<text:line-break/></text:span><text:span text:style-name="T45">mantibus, ignari quomodo ipsius loco vendant adipem suil-<text:line-break/>lum veterem ex oleo communi liquatum temperatumque,<text:line-break/>sed membranulis prius diligenter Jexemtis, apparet enim<text:line-break/>sic, crassum inspicientibus, si odoreris, vetustatis, graveolen-<text:line-break/></text:span><text:span text:style-name="T45">tiam </text:span><text:span text:style-name="T45">repraesentat, similitudo igitur; est foetoris, </text:span><text:span text:style-name="T45">qui </text:span><text:span text:style-name="T45">vero<text:line-break/>utriusque ad unguem meminit, manifesto alterum ab altero<text:line-break/>discernit, </text:span><text:span text:style-name="T45">alia </text:span><text:span text:style-name="T45">siquidem est odoris adipis, alia veteris </text:span><text:span text:style-name="T45">olei<text:line-break/></text:span><text:span text:style-name="T45">proprietas. Accedit huc, quod crassitudo ipsius adulterati<text:line-break/>continua non est nec similaris, quemadmodum olei veri-<text:line-break/></text:span><text:span text:style-name="T45">, Quin et crassius in vasis fundo., tenuis in summo evadit,<text:line-break/>ob </text:span><text:span text:style-name="T45">quod etiam id adulterantes permovent, dum emptoribus<text:line-break/>tradunt. At si re vera quoque sit oleum sine tali astu sua<text:line-break/></text:span><text:span text:style-name="T22">Ιροηίο </text:span><text:span text:style-name="T45">natum, nomen quidem hoc obtinet, vetus, vis autem<text:line-break/></text:span><text:span text:style-name="T45">trimi </text:span><text:span text:style-name="T45">non est propinqua trigenario</text:span><text:span text:style-name="T45">, aut </text:span><text:span text:style-name="T45">quod annorum qua-<text:line-break/></text:span><text:span text:style-name="T45">tuor </text:span><text:span text:style-name="T45">est, nullam confinitatem cum quinquagenario habet;<text:line-break/>siquidem temporis spatio, quum inveterarunt tum oleum,<text:line-break/></text:span><text:span text:style-name="T45">tum </text:span><text:span text:style-name="T45">adeps mordacitatem quandam acquirunt. Sed </text:span><text:span text:style-name="T45">haec </text:span><text:span text:style-name="T45">qni-</text:span></text:p>
      <text:p text:style-name="P12"><text:span text:style-name="T45">dem sunt maxima,'maxima </text:span><text:span text:style-name="T7">vero</text:span><text:span text:style-name="T45"> et facultatis permutatio,<text:line-break/>maximam enim digerendi facultatem tum oleum, tum adeps;<text:line-break/>quando inveterata sunt, habent. .Atque-hoc ego expertus<text:line-break/>sum ideo ,• quod oleum ae adipem vetustissima </text:span><text:span text:style-name="T45">sorte </text:span><text:span text:style-name="T45">quadam<text:line-break/>haberem </text:span><text:span text:style-name="T7">a patre</text:span><text:span text:style-name="T45"> multis annis observata, quae'ipse </text:span><text:span text:style-name="T45">rurfum<text:line-break/></text:span><text:span text:style-name="T45">ambo admodum juvenis adhuc copiosa reposui; ut jam </text:span><text:span text:style-name="T45">ini.<text:line-break/></text:span><text:span text:style-name="T45">veteratis </text:span><text:span text:style-name="T45">eis </text:span><text:span text:style-name="T45">.uti possem, ubi.patris essent consumpta. </text:span><text:span text:style-name="T45">Sed<text:line-break/></text:span><text:span text:style-name="T45">etiam post haec iterum ambo faepe recondidi, ut vetuftefce-<text:line-break/>rent,. tautaque mihi nunc' illorum copia est, quanta vel<text:line-break/>centum annis victuro sufficiat. Propterea medicamentum,<text:line-break/>de quo </text:span><text:span text:style-name="T7">Armo e&amp;,</text:span><text:span text:style-name="T45"> oleum et adipem quadraginta annorum<text:line-break/>recipiens:, femper apud me ulcera diuturna.praeter </text:span><text:span text:style-name="T45">modum<text:line-break/></text:span><text:span text:style-name="T45">maligna quam opinio ferret melius, sanavit.. Sunt, </text:span><text:span text:style-name="T45">hujus-<text:line-break/></text:span><text:span text:style-name="T45">modi ulcera, in quibus ipsa affecta' pars.lu-tam vitioso </text:span><text:span text:style-name="T45">ha-<text:line-break/></text:span><text:span text:style-name="T45">bitu, consistit, ut quamvis sanguis nutriendi causa ad </text:span><text:span text:style-name="T45">eahr<text:line-break/></text:span><text:span text:style-name="T45">perveniens probe sit concoctus</text:span><text:span text:style-name="T45">, </text:span><text:span text:style-name="T45">tamen mutet ipsum</text:span><text:span text:style-name="T45">. cora'<text:line-break/></text:span><text:span text:style-name="T45">rumpatur e, sive id. quod influit .adeo pravo succo </text:span><text:span text:style-name="T45">piae"<text:line-break/></text:span><text:span text:style-name="T45">ditum est, ut. etiam -si pars nihil passa suerit, ab illo </text:span><text:span text:style-name="T45">certe.'</text:span></text:p>
      <text:p text:style-name="P12"><text:span text:style-name="T45">ipsi» </text:span><text:span text:style-name="T45">tolo </text:span><text:span text:style-name="T45">erodatur. </text:span><text:span text:style-name="T45">Mirifice </text:span><text:span text:style-name="T45">igitur medicamenti compositor<text:line-break/>.stringentia </text:span><text:span text:style-name="T45">medicamenta rep estendi .acultate praedita </text:span><text:span text:style-name="T45">asc<text:line-break/>sumpsit, ut nihil </text:span><text:span text:style-name="T45">parti affectae </text:span><text:span text:style-name="T45">dum . curetur influat, quaee<text:line-break/>lam difcutientia,. ut sanies lu laborante parte, contentae.<text:line-break/>per </text:span><text:span text:style-name="T45">halitum discutiantur </text:span><text:span text:style-name="T45">vacuentur que. Symmetria vero<text:line-break/>ipfornm </text:span><text:span text:style-name="T45">ita </text:span><text:span text:style-name="T45">habet. Aluminis scissilis et malicorii, ut quae<text:line-break/>alidissime astringant, minus, injecit, utriusque drachmas<text:line-break/>sedecim lu </text:span><text:span text:style-name="T45">idem </text:span><text:span text:style-name="T45">miscens, screo» sesquiplum utriusque-,<text:line-break/>hoc&lt; est </text:span><text:span text:style-name="T45">draclu</text:span><text:span text:style-name="T45">-viginti quatuor, minus quidem astringentis,<text:line-break/>ion 'minus autem siccantis</text:span><text:span text:style-name="T45">, </text:span><text:span text:style-name="T45">scissilis quoque et nalicovi<text:line-break/>aequales utriusque portiones indidit, gallae ast triginta<text:line-break/>drachmas </text:span><text:span text:style-name="T45">.duas </text:span><text:span text:style-name="T45">apponens, ut omnes ex medicamentis<text:line-break/>lrachmae octoginta </text:span><text:span text:style-name="T45">octo </text:span><text:span text:style-name="T45">colligerentur. His opposuit valide<text:line-break/>digerens </text:span><text:span text:style-name="T45">et </text:span><text:span text:style-name="T45">siccans </text:span><text:span text:style-name="T45">medicamen, </text:span><text:span text:style-name="T45">um, calcem vivam contentus<text:line-break/>.ederim denariis, qui astringentium vires sufficiunt dadu-<text:line-break/></text:span><text:span text:style-name="T7">teret</text:span><text:span text:style-name="T45"> Centum igitur-et quatuor denariis ex metallicis me-<text:line-break/>dicamentis collecti: plus quoque thuris' adjicere -convenis-</text:span></text:p>
      <text:p text:style-name="P12"><text:span text:style-name="T45">bat, et hoc ' mitius evasisset medicamentum,'</text:span><text:span text:style-name="T45">quo </text:span><text:span text:style-name="T45">copiosius<text:line-break/></text:span><text:span text:style-name="T45">illud </text:span><text:span text:style-name="T45">repecisset, caeterum vehemens ipsum servare curans,<text:line-break/>minus adjecit. Tibi autem licet bifariam ipsum componere;<text:line-break/>nam </text:span><text:span text:style-name="T45">ubi priora </text:span><text:span text:style-name="T45">quinque contriveris</text:span><text:span text:style-name="T45">, </text:span><text:span text:style-name="T45">omniaque </text:span><text:span text:style-name="T45">simul </text:span><text:span text:style-name="T45">com-<text:line-break/>m.xeris, </text:span><text:span text:style-name="T45">acervo </text:span><text:span text:style-name="T45">lu </text:span><text:span text:style-name="T45">duas </text:span><text:span text:style-name="T45">portiones </text:span><text:span text:style-name="T45">diviso </text:span><text:span text:style-name="T45">alteri </text:span><text:span text:style-name="T45">parti </text:span><text:span text:style-name="T45">sc<text:line-break/>decim thuris drachmas, alteri duplum 'indito. deinde liquatu,<text:line-break/>et postquam refrigeraveris</text:span><text:span text:style-name="T45">, </text:span><text:span text:style-name="T45">radito ceratum ex liquabilibus<text:line-break/>medicamentis confectum, </text:span><text:span text:style-name="T45">quod </text:span><text:span text:style-name="T45">et ipsum in duas parte,<text:line-break/>sejungito, alteram ei, </text:span><text:span text:style-name="T45">quod plus </text:span><text:span text:style-name="T45">thuris habeat, aIterau? re-<text:line-break/>liqno admifceus. Atque'</text:span><text:span text:style-name="T45">de cerae </text:span><text:span text:style-name="T45">et </text:span><text:span text:style-name="T45">adipis </text:span><text:span text:style-name="T45">fymmetra prima<text:line-break/>conjectura latitudinem magnam fatis obtinet, nobis </text:span><text:span text:style-name="T45">haud<text:line-break/></text:span><text:span text:style-name="T45">plaue lutelligeutibus, quale taudem crassitudine medicamen-'<text:line-break/>tum futurum sit, at postquam omnia mixta fuerint, </text:span><text:span text:style-name="T45">cla-<text:line-break/></text:span><text:span text:style-name="T45">rum fit, tenerius an durius 'aequo 'sit .redditum. Quare </text:span><text:span text:style-name="T45">lu<text:line-break/></text:span><text:span text:style-name="T45">altera compositione- diligentius nobis conjectandum est </text:span><text:span text:style-name="T45">et<text:line-break/></text:span><text:span text:style-name="T45">de his- ipsis et simul cum his de oleo. Ut enim citra ratior<text:line-break/>naleni' methodum medicanrentr componere, ita vim. illo-</text:span></text:p>
      <text:p text:style-name="P12"><text:span text:style-name="T45">rum </text:span><text:span text:style-name="T45">certo </text:span><text:span text:style-name="T45">et </text:span><text:span text:style-name="T45">accurate </text:span><text:span text:style-name="T45">coguuscere sine experientia nemo<text:line-break/>potest. </text:span><text:span text:style-name="T45">Hoc, itaque medicamentum Andromachus ipse defpe-<text:line-break/></text:span><text:span text:style-name="T45">ratis </text:span><text:span text:style-name="T45">auxiliari dixit. Ab hoc </text:span><text:span text:style-name="T45">vero deinceps quoddam ad<text:line-break/>paronychias </text:span><text:span text:style-name="T45">tradidit. Ae post hoc </text:span><text:span text:style-name="T45">rursus sic ad verbum<text:line-break/>scripsit. </text:span><text:span text:style-name="T7">Aid maligna ulcera </text:span><text:span text:style-name="T7">in </text:span><text:span text:style-name="T7">Valeria </text:span><text:span text:style-name="T7">Secunda.</text:span><text:span text:style-name="T45"> Subau-<text:line-break/>diendum </text:span><text:span text:style-name="T45">nimirum est, </text:span><text:span text:style-name="T45">usus fum. Materia sane medicamenti<text:line-break/>innuit curatione quidem </text:span><text:span text:style-name="T45">sc a </text:span><text:span text:style-name="T45">vehementibus relinqui, sed<text:line-break/>posse ea, </text:span><text:span text:style-name="T45">quae </text:span><text:span text:style-name="T45">vehementium medicamentorum adhibitione<text:line-break/>irritantur, mitigare. Compositio </text:span><text:span text:style-name="T45">itaque </text:span><text:span text:style-name="T45">eius haec capit. 4<text:line-break/>Tyrrhenicae drachmas octo, subaudi videlicet cerae, seni<text:line-break/>taurini drachmas quatuor, terebinthinae drachmas quatuor,<text:line-break/>plumbi ulli </text:span><text:span text:style-name="T45">drachmas </text:span><text:span text:style-name="T45">quatuor. Linamentis excepto utitor.<text:line-break/>Haec ipsius </text:span><text:span text:style-name="T45">verba </text:span><text:span text:style-name="T45">fiunt. Male autem fecit, quod ad quae<text:line-break/>maligna convenire id </text:span><text:span text:style-name="T45">dicat, </text:span><text:span text:style-name="T45">non declaravit, nec quod ve-<text:line-break/>hemens sit aut </text:span><text:span text:style-name="T45">mitigatorium </text:span><text:span text:style-name="T45">adjecit, diversa namque sunt'<text:line-break/>mitigatoria medicamenta. Nam quaedam tantillum etiam<text:line-break/>affectus juvant, nonnulla vero veI nauIulum offendunt</text:span><text:span text:style-name="T45">. </text:span><text:span text:style-name="T45">ali-</text:span></text:p>
      <text:p text:style-name="P12"><text:span text:style-name="T45">qua nec juvant nec offendunt, sed </text:span><text:span text:style-name="T45">dolores </text:span><text:span text:style-name="T45">tantum leniunt,<text:line-break/>de quibus alias agemus, 'multa eius generis longo usu ex-<text:line-break/>plorata scripturi, ac quaedam mirifice adeo symmetriis com-<text:line-break/>posita, ut omnmo juvent, interdum etiam </text:span><text:span text:style-name="T45">ipsus </text:span><text:span text:style-name="T45">tantum<text:line-break/>affectus agrestium, nt </text:span><text:span text:style-name="T45">ita </text:span><text:span text:style-name="T45">dicam, ulcerum persanent. Verum<text:line-break/>ex illorum materie est cera Tyrrhenica et </text:span><text:span text:style-name="T45">plumbum </text:span><text:span text:style-name="T45">ustum,<text:line-break/>non tamen terebinthina et taurinum sevum. Verum de ejus-<text:line-break/>modi ulceribus ac medicamentis termo</text:span><text:span text:style-name="T45">, ut </text:span><text:span text:style-name="T45">dictum st, pe-<text:line-break/>culiaris in posterum nos sxpectat, nunc de </text:span><text:span text:style-name="T45">curalii </text:span><text:span text:style-name="T45">difficili-<text:line-break/>bus veI chironii- vel quornodocunque appellasse velis, dis-<text:line-break/>ierere propositum est, ex quorum numero sunt et haec<text:line-break/>quinque universa in quarto Critonis libro conscripta.</text:span></text:p>
      <text:h text:style-name="P4" text:outline-level="2">Cap. VI.</text:h>
      <text:p text:style-name="P9"><text:span text:style-name="T7">[De medicamentis a 'Critone Jcriptis. Hde-<text:line-break/>aicarnentum ex ladano^ Optimum medicamentum epu-<text:line-break/>loiieum ex ladano. Corevahit oraetumiAis </text:span><text:span text:style-name="T7">cum </text:span><text:span text:style-name="T7">duritia<text:line-break/>ulceribus et eavis, deligatum vero </text:span><text:span text:style-name="T7">membrum </text:span><text:span text:style-name="T7">in diem<text:line-break/>quartum continentium esi. 4</text:span><text:span text:style-name="T45"> Picis </text:span><text:span text:style-name="T45">aridae </text:span><text:span text:style-name="T45">3 </text:span><text:span text:style-name="T45">c </text:span><text:span text:style-name="T45">, aeiugluis<text:line-break/>ratae 3 xxiv, aeris ulli J xv, squamae rubrae </text:span><text:span text:style-name="T7">3</text:span><text:span text:style-name="T45"> xxiv, la-</text:span></text:p>
      <text:p text:style-name="P12"><text:span text:style-name="T45">spnmec lilu ,iij. olei scxtarinm j.g,<text:line-break/>vj.m</text:span><text:span text:style-name="T74">o</text:span><text:span text:style-name="T45"> optimi sextqrinin; ! </text:span><text:span text:style-name="T22">β- </text:span><text:span text:style-name="T45">flue ecrplastrum praeparavi eti<text:line-break/>ego. nipteria recepta, quae nullum mollicnium medieamen-<text:line-break/>pnn, contineret, sic enrm vocat Hippocrates omne genua<text:line-break/>medicamentorum; quec connatam humiditatem habent*<text:line-break/>qualis, in pingui estalngulisque oleosis medicamenns et qniq<text:line-break/>demsin </text:span><text:span text:style-name="T45">ipso ole® et </text:span><text:span text:style-name="T45">aqua. Quin et. resina ceraque moliiri-<text:line-break/>pum quippiqm obtinet. In </text:span><text:span text:style-name="T45">medio </text:span><text:span text:style-name="T45">ipsorum, dico autem sic-;<text:line-break/>eorum temperamentc et mossicinorum, pir consistit, eoque<text:line-break/>ambobus generibris citra </text:span><text:span text:style-name="T45">offensam </text:span><text:span text:style-name="T45">admiscetur, quemadmoxi<text:line-break/>dqm tum </text:span><text:span text:style-name="T74">S</text:span><text:span text:style-name="T45"> argenti spuma tum arida, medicamenta , quae<text:line-break/>circa mediam teiuperiem verfantur, etiam si nonnihil ad.<text:line-break/>utrumvis excessum anterdum .declinent. Hoc genere, com-<text:line-break/>prehenditur nix quoque,' quae' secundum, ficcitatis.ae htni<text:line-break/>missitatis oppositionem manifesto jam a mediis recellit; fe- ,<text:line-break/>cundnm alteram oppositionem calefacientium et refrigeran-<text:line-break/>sium non, item, .calefacit enim modice</text:span><text:span text:style-name="T45">, </text:span><text:span text:style-name="T45">atque ideo medi-<text:line-break/>eamentis,. quae pus; movent,. admiscetur. Qoaqrcbren' in</text:span></text:p>
      <text:p text:style-name="P12"><text:span text:style-name="T45">propositu medicamento arida pix mediis attribuitur j atque<text:line-break/></text:span><text:span text:style-name="T45">hac </text:span><text:span text:style-name="T45">magis urgenti</text:span><text:span text:style-name="T59">1</text:span><text:span text:style-name="T45"> </text:span><text:span text:style-name="T45">spuma </text:span><text:span text:style-name="T45">et alia quae siccandi </text:span><text:span text:style-name="T45">vim </text:span><text:span text:style-name="T45">obti--<text:line-break/>nent. Porro quum et hic'</text:span><text:span text:style-name="T45">error </text:span><text:span text:style-name="T45">committi possit; disputa-<text:line-break/>tioneui de </text:span><text:span text:style-name="T45">ipsa </text:span><text:span text:style-name="T45">instituam, </text:span><text:span text:style-name="T45">theoremate</text:span><text:span text:style-name="T59">:</text:span><text:span text:style-name="T45"> </text:span><text:span text:style-name="T45">primum ad mulsa<text:line-break/>utili in - memoriam revocato</text:span><text:span text:style-name="T45">, </text:span><text:span text:style-name="T45">quanquam id lu' </text:span><text:span text:style-name="T45">aliis </text:span><text:span text:style-name="T45">iperi-<text:line-break/>bus, </text:span><text:span text:style-name="T45">maxime </text:span><text:span text:style-name="T45">de simplici' </text:span><text:span text:style-name="T45">medicina </text:span><text:span text:style-name="T45">et</text:span><text:span text:style-name="T59">:</text:span><text:span text:style-name="T45">‘therapeutice satis<text:line-break/>abunde </text:span><text:span text:style-name="T45">sim </text:span><text:span text:style-name="T45">exequutus. Calidum enim' er frigidum, humi-<text:line-break/>dum et siccum ' </text:span><text:span text:style-name="T45">medicamentum </text:span><text:span text:style-name="T45">appellamus</text:span><text:span text:style-name="T45">, </text:span><text:span text:style-name="T45">quod corpus<text:line-break/>nostrum </text:span><text:span text:style-name="T45">calefacer' </text:span><text:span text:style-name="T45">vel refrigerare vel </text:span><text:span text:style-name="T45">siccare </text:span><text:span text:style-name="T45">vel hume-<text:line-break/></text:span><text:span text:style-name="T45">ctare </text:span><text:span text:style-name="T45">queat, </text:span><text:span text:style-name="T45">ad </text:span><text:span text:style-name="T45">optimum hominis temperamentum colla-<text:line-break/>tione </text:span><text:span text:style-name="T45">facta. </text:span><text:span text:style-name="T45">Medium vero </text:span><text:span text:style-name="T45">quosidarn </text:span><text:span text:style-name="T45">' hoc</text:span><text:span text:style-name="T45">' </text:span><text:span text:style-name="T45">est </text:span><text:span text:style-name="T45">inter </text:span><text:span text:style-name="T45">alia tern-<text:line-break/>peramenta vitiosa, quae etiam caliua vel </text:span><text:span text:style-name="T45">frigida </text:span><text:span text:style-name="T45">vel humida<text:line-break/>vei sicca nominamus, a praepollente in ipsis sive qualitate<text:line-break/>sive facultate-sive substantia sive temperie malis diceie, de<text:line-break/>nominationem facientes. Eadem ratione neque, si a supe-<text:line-break/>rante in mixtura' elemento universam temperiem denomi-<text:line-break/>nare velis, rerum scientiam offendes,- ostensum enim est iu<text:line-break/>medendi methodo praesidia per indicationem ab ipsis qns</text:span></text:p>
      <text:p text:style-name="P12"><text:span text:style-name="T45">dem </text:span><text:span text:style-name="T45">affectibus </text:span><text:span text:style-name="T45">contrariae </text:span><text:span text:style-name="T45">illis </text:span><text:span text:style-name="T45">temperaturae inveniri', - d<text:line-break/>tota vero animantis cujusque natura - </text:span><text:span text:style-name="T45">atque </text:span><text:span text:style-name="T45">a </text:span><text:span text:style-name="T45">singularum<text:line-break/></text:span><text:span text:style-name="T45">rursus partium propriae et similis. Unde si, et ulcus sim-<text:line-break/>plex cavum </text:span><text:span text:style-name="T45">habeat </text:span><text:span text:style-name="T45">quis,, ab iisdem quidem genere, </text:span><text:span text:style-name="T45">sed </text:span><text:span text:style-name="T45">quae<text:line-break/>non' mediocrem differentiam in particularium speciebus ha-<text:line-break/>bent,,' curatio </text:span><text:span text:style-name="T45">fumetur.'. </text:span><text:span text:style-name="T45">Atque, ob: id, demonstravimus ulce-<text:line-break/>rum omnino </text:span><text:span text:style-name="T45">similium </text:span><text:span text:style-name="T45">quaedam medicamentis., quae admo- .<text:line-break/>dum siccent, .persanari, </text:span><text:span text:style-name="T45">puta </text:span><text:span text:style-name="T45">radice panacis, aristolochia,<text:line-break/>acoro, iride, nonnulla </text:span><text:span text:style-name="T45">solo </text:span><text:span text:style-name="T45">thure, licet </text:span><text:span text:style-name="T45">hoc carnem </text:span><text:span text:style-name="T45">non in-<text:line-break/>ducat, sed illas naturas </text:span><text:span text:style-name="T45">ad </text:span><text:span text:style-name="T45">suppurationem perducat, quas<text:line-break/>ristolochia carne replet. </text:span><text:span text:style-name="T45">Sicut autem </text:span><text:span text:style-name="T45">in corporibus curan-<text:line-break/>dis differentia particularis permagna est, ita quoque lu ulce-<text:line-break/>ribus. Nam simplex, cavum et purum ulcus a mediocriter<text:line-break/>siccantibus curatur, fordidum vero </text:span><text:span text:style-name="T45">et </text:span><text:span text:style-name="T45">malignum/.et eris<text:line-break/>praetumidis ac duris quidam, sed eame juxta, cutem, fluida,<text:line-break/>validissime siccantia requirit. Iu his igitur ulceribus, quo-<text:line-break/>niam et de ipsis verhr, facimus, thus, est adeo imbecillum</text:span></text:p>
      <text:p text:style-name="P12"><text:span text:style-name="T45">feedicamentum, ut -ne pus quidem concoquere vel movere<text:line-break/>possit.: Argenti spuma Ituc' est validius,</text:span><text:span text:style-name="T59">1</text:span><text:span text:style-name="T45"> scd mediis tamen et<text:line-break/>ipsum inferius. At-plit arida mediorum gregi annumeratur,<text:line-break/>quemadmodum hanc fuperat exiccandc aes combustum,<text:line-break/>chrysocolla </text:span><text:span text:style-name="T45">et </text:span><text:span text:style-name="T45">iiijhryges. </text:span><text:span text:style-name="T45">Porro </text:span><text:span text:style-name="T45">evidenter </text:span><text:span text:style-name="T45">siccat </text:span><text:span text:style-name="T45">chaici is<text:line-break/>combusta, aerugo, mlsy, atramentum' sutorium; aeris fquama,<text:line-break/>atque-altero modo quaecunque acerbarsunt, galla </text:span><text:span text:style-name="T7">atopha-<text:line-break/></text:span><text:span text:style-name="T45">eitis, id est </text:span><text:span text:style-name="T7">immatura i rnallceriwn,</text:span><text:span text:style-name="T45"> alumen. Exedunt autem<text:line-break/>nniinsta.', .chalcitis, aerugo,'inify </text:span><text:span text:style-name="T7">et.</text:span><text:span text:style-name="T45"> calati Quae jam evehe-<text:line-break/>mejitissimas facultates 'habent , lu Umnihus eorporibusi ean-<text:line-break/>-deniactionem ostendere'videnturimbecillia manifestam<text:line-break/>differentiam indfeanti-^t ssaneatem -adhibeas,neque -minus<text:line-break/>lii valentibus medicamentis ma|num'actionisdiibriinen de-<text:line-break/>prehendes quam in: mollibus et duris-corporibus obeunt;<text:line-break/>etenim • mollia citius accendunt, vehementias molestant et<text:line-break/>majores phlegmonae concitant. • Quum igitur haec </text:span><text:span text:style-name="T22">ηόϋ </text:span><text:span text:style-name="T45">modo<text:line-break/>ad praesentia, sed’ad alia quoque multa,* quae hoc'tom-</text:span></text:p>
      <text:p text:style-name="P12"><text:span text:style-name="T45">mentario continentur, utilia dixerim</text:span><text:span text:style-name="T45">, </text:span><text:span text:style-name="T45">rursus ad propositum<text:line-break/>medicamentum revertar., lu quo picis aridae </text:span><text:span text:style-name="T7">3</text:span><text:span text:style-name="T45"> c, a Critone<text:line-break/>scriptum fuisse ‘retulimus; argenti- spumaelilu .iij, .quum<text:line-break/>neutrum propria facultate ulcus malignum persanare queat,<text:line-break/>verum ut medicamentum, • quod componitur, emplastri-spe-<text:line-break/>ciem'induat, - recte praesidiis admixtai suut. ' Quantitas; autem<text:line-break/>ipsorum artificiali conjectura sumpta; dictu -super pondere<text:line-break/>statuta est, cavente nocillo </text:span><text:span text:style-name="T7">qui</text:span><text:span text:style-name="T45"> couipofuit, ne tam exiguum<text:line-break/>utriusque validis medicamentis misceatur, ut mordacia eri-<text:line-break/>deutiaque fiant aegris molesta., vel tam multa mole et pon-<text:line-break/>dere, ut iplorum </text:span><text:span text:style-name="T45">facultatem </text:span><text:span text:style-name="T45">dissolvant; Nam aeris squama<text:line-break/>admodum siccat abstei-gitque, </text:span><text:span text:style-name="T45">atque </text:span><text:span text:style-name="T45">hac </text:span><text:span text:style-name="T45">etiam magis </text:span><text:span text:style-name="T45">aerugo,<text:line-break/>quae ambo efficacia sunt et carnem exedunt. Aes combustum<text:line-break/>nec a quoquam' intendi </text:span><text:span text:style-name="T59">r</text:span><text:span text:style-name="T45">nnec. resolvi postulat mediocri </text:span><text:span text:style-name="T45">fa-<text:line-break/></text:span><text:span text:style-name="T45">mltate praesentibus comsnodum. Conflat </text:span><text:span text:style-name="T45">autem </text:span><text:span text:style-name="T45">olei mensu-<text:line-break/>trarn ex illis, quibuscum miscetur, et coctionis -quantitate</text:span></text:p>
      <text:p text:style-name="P12"><text:span text:style-name="T45">conjici, nam quae metallica praeparas ad siccandum sine<text:line-break/></text:span><text:span text:style-name="T45">ullo </text:span><text:span text:style-name="T45">morsu coquere diutius oportet. Atque haec ratio est<text:line-break/>suri Crito coctionem quoque ipsis, hisce 'verbis apposuerit.<text:line-break/>Argenti spumam retrtoleum coquito; donec aliquatenus </text:span><text:span text:style-name="T45">co-<text:line-break/></text:span><text:span text:style-name="T45">ierint, deinde spumam aeris, aeruginem., lnm confluxerint,<text:line-break/>et colorem,bonum acquirant, mox picem adjicito,. postea-<text:line-break/>mam refrigerata suerint, ladanum ex vino tritum, .obser-<text:line-break/>vans ne </text:span><text:span text:style-name="T45">ex </text:span><text:span text:style-name="T45">hoc. adjecto effervescat, postremo supra ignem<text:line-break/>lenem unita defundito fubigitoque.- Haec quidem coctionis<text:line-break/>scri tura est. Licet etiam copiosiore oleo adjectu diutius<text:line-break/>coquere primum argenti spumam, deinde his injectam aeru-<text:line-break/>ginem, squamam et aes.; etenim ubi diutius coquuntur, </text:span><text:span text:style-name="T45">duo<text:line-break/></text:span><text:span text:style-name="T45">dicem in hniusmodi ulceribus virtutem consequuntur, quip-<text:line-break/>pe magis siccant et .minus .mordenti </text:span><text:span text:style-name="T45">i </text:span><text:span text:style-name="T45">fla que de aliis simplicis<text:line-break/>bus medicamentis; quae iu preposito 'emplastro Crito per-<text:line-break/>eenfnit , satis mihi dictum esu Ladani autem sermonem </text:span><text:span text:style-name="T45">vi-<text:line-break/></text:span><text:span text:style-name="T45">tavi, quod etiam solum ex vino tritum ulceribus aegre ad<text:line-break/>cicatricem venientibus. conducat, non quia vini facultatem</text:span></text:p>
      <text:p text:style-name="P13"><text:span text:style-name="T7">r &gt; </text:span><text:span text:style-name="T7">• •</text:span></text:p>
      <text:p text:style-name="P17"><text:span text:style-name="T45">y </text:span><text:span text:style-name="T45">-</text:span></text:p>
      <text:p text:style-name="P13"><text:span text:style-name="T45">rcquirat, </text:span><text:span text:style-name="T45">sed quia </text:span><text:span text:style-name="T45">durius est quam ut emplastro, conveniat;<text:line-break/></text:span><text:span text:style-name="T45">sed </text:span><text:span text:style-name="T45">'si oleo admixto id coquas, medicamenti facultatem obtuii-<text:line-break/>das</text:span><text:span text:style-name="T45">, </text:span><text:span text:style-name="T45">adeo autem validum non est, ut obtundi desidere; quem-<text:line-break/>admodum aerugo vel chalcitis vel squama vel tale quippiam<text:line-break/></text:span><text:span text:style-name="T45">et </text:span><text:span text:style-name="T45">propter id .mollius. Est autem tale recens, - nam ulceribus<text:line-break/>difficulter' cicatricem'ducentibus accommodatissimum est.<text:line-break/>In Cyprb igitiir,</text:span><text:span text:style-name="T59">!</text:span><text:span text:style-name="T45"> ubi plurimum nascitur,llfaedsuus quidam,<text:line-break/>recens adhuc et molle id genus ulceribus ipsuin molliens<text:line-break/>imponebat, quod si paulum induruisset, 'ex myrteo emol-<text:line-break/>liebat, hujus inopia </text:span><text:span text:style-name="T45">ex </text:span><text:span text:style-name="T45">cyprino vel rbfaceo. Aliud autem<text:line-break/>medicamentum non multo post hoc, in quarto volumine Crito<text:line-break/>uisce verbis conscripsit.' </text:span><text:span text:style-name="T7">Medicamentum ex chama .temte,<text:line-break/>sacit ad eadem quae Tyria. Anductt egregie cicatrioam<text:line-break/></text:span><text:span text:style-name="T7">r </text:span><text:span text:style-name="T7">ulceribus curatu difsicitihus, catlosis et veteribus. Medetur</text:span></text:p>
      <text:p text:style-name="P13"><text:span text:style-name="T7">itidem ani rhagadia,, condylomatis et duritiis. -4</text:span><text:span text:style-name="T45"> Argenti<text:line-break/>pumae minam j, </text:span><text:span text:style-name="T45">cerae</text:span><text:span text:style-name="T45">'minae </text:span><text:span text:style-name="T22">β</text:span><text:span text:style-name="T45">aeruginis minae partem<text:line-break/>quartam, chamaeleontis octavam, olei minam. "Oleum et<text:line-break/>argenti spumam incoquito, rudicula movens, donec crassitu-</text:span></text:p>
      <text:p text:style-name="P13"><text:span text:style-name="T45">/</text:span></text:p>
      <text:p text:style-name="P12"><text:span text:style-name="T45">dinem accipiat et siat melinum, quod ubi feceris, aerugi-<text:line-break/>nem inspergito, deinde ceram diligenter liquatam adjicito,<text:line-break/>et ab igne sublato chamaeleontem ludito, quum in unitatem<text:line-break/>coierint,’, in mortarium fundito, ibique subactum excipito.<text:line-break/>Hoc medicamentum vice ladani chamaeleontem, ejusdem<text:line-break/>sane, facultatis accepit, ambo namque ulceribus vix sanabi-<text:line-break/>libus cicatricem inducunt. Differunt tamen quod illud aes<text:line-break/>ustum habeat, minime vero </text:span><text:span text:style-name="T45">ceram, </text:span><text:span text:style-name="T45">aoc ceram quidem, sed<text:line-break/>aes non contineat- Atque hic </text:span><text:span text:style-name="T45">recte </text:span><text:span text:style-name="T45">auctor fecit, qui in illo<text:line-break/>cerae loco ladanum ad siccorum medicamentorum unitatem<text:line-break/>faciendam usurpaverit, hic vero nihil tale,, lia bene ceram<text:line-break/>miscuit, quae sane remollit mediocriter, non tamen cicatri-<text:line-break/>cem generat, 'potuisset autem </text:span><text:span text:style-name="T33">Λ</text:span><text:span text:style-name="T22"> </text:span><text:span text:style-name="T45">hic plus </text:span><text:span text:style-name="T45">,</text:span><text:span text:style-name="T45">-olei infundere,<text:line-break/>sicut vetus vel ricininum. Ego vero hujusmodi medicamenti<text:line-break/>lentiscinum quoque injicio, </text:span><text:span text:style-name="T45">quod </text:span><text:span text:style-name="T45">plurium facultatum est<text:line-break/>particeps, siquidem emollit </text:span><text:span text:style-name="T45">nonnihil, </text:span><text:span text:style-name="T45">difcutit et astringit,<text:line-break/>quibus omnibus difficilia cicatrici obducendae ulcera cum<text:line-break/>oris induratis indigent-</text:span></text:p>
      <text:h text:style-name="P5" text:outline-level="2">Cap. Vll.</text:h>
      <text:p text:style-name="P9"><text:span text:style-name="T45">(De </text:span><text:span text:style-name="T7">medicamentis ab Heraclide scriptis?^<text:line-break/></text:span><text:span text:style-name="T45">Opportunum jam est etiam medicamentorum </text:span><text:span text:style-name="T45">ab Heraclide<text:line-break/></text:span><text:span text:style-name="T45">Tarantino in tertio libro ad Astydamantem scriptorum me-<text:line-break/>minisse. Vir namque fide dignus est, si 'quisquam alius, qui<text:line-break/>sola experimentis suis probata commemoret. Is igitur vir<text:line-break/>hunc in modum conscripsit </text:span><text:span text:style-name="T45">ad </text:span><text:span text:style-name="T45">verbum. </text:span><text:span text:style-name="T7">Adversus vetera<text:line-break/></text:span><text:span text:style-name="T7">ulcera.</text:span><text:span text:style-name="T45"> </text:span><text:span text:style-name="T45">Squamae pars </text:span><text:span text:style-name="T45">una, aeruginis </text:span><text:span text:style-name="T45">rasae </text:span><text:span text:style-name="T45">partes </text:span><text:span text:style-name="T45">quatuor,<text:line-break/>:erati myitei partibus </text:span><text:span text:style-name="T45">octo </text:span><text:span text:style-name="T45">excipiuntur. Heraclides itaque,<text:line-break/>tanquam medicis </text:span><text:span text:style-name="T45">commentarium </text:span><text:span text:style-name="T45">scribens, </text:span><text:span text:style-name="T45">adjecit, </text:span><text:span text:style-name="T45">cerato<text:line-break/>myrteo excipito. Sunt autem'plerique hujus tempestatis tam<text:line-break/>audaces, ut priusquam a praeceptoribus habitum quendam<text:line-break/>medicum acquisierint, hujusmodi libris confidentes optimis<text:line-break/>medicamentis citra methodum utantur, ideoque frequenter<text:line-break/>de prospero successu frustrentur. Jam </text:span><text:span text:style-name="T45">vero </text:span><text:span text:style-name="T45">myrtei cerati<text:line-break/>plus minusve adjicientem nunc humidiore </text:span><text:span text:style-name="T45">et </text:span><text:span text:style-name="T45">molliore me-<text:line-break/>dicamento, nunc duriore et sicciore uti licet, in primo<text:line-break/>quidem usu latiore conjectura,, sicut dictum est, in secundo</text:span></text:p>
      <text:p text:style-name="P12"><text:span text:style-name="T45">propius </text:span><text:span text:style-name="T45">accedente. Nam nlcns intnentes, si </text:span><text:span text:style-name="T45">minus </text:span><text:span text:style-name="T45">qnam<text:line-break/></text:span><text:span text:style-name="T45">par est' exiccatum </text:span><text:span text:style-name="T45">sit, </text:span><text:span text:style-name="T45">vehementius, </text:span><text:span text:style-name="T45">medicamentum redde-<text:line-break/></text:span><text:span text:style-name="T45">mus, ut magis siccet; sin- </text:span><text:span text:style-name="T45">plus ac </text:span><text:span text:style-name="T45">convenit, </text:span><text:span text:style-name="T45">mollius </text:span><text:span text:style-name="T45">ipsum<text:line-break/>copiosioris myrtei cerati mixtura faciemus, </text:span><text:span text:style-name="T45">quia </text:span><text:span text:style-name="T45">metallico-<text:line-break/>rum vis non solum ab </text:span><text:span text:style-name="T45">hoc, sed </text:span><text:span text:style-name="T45">etiam quovis cerato resol-<text:line-break/>vitur. Ab ' hoc quum deinceps scripsisset </text:span><text:span text:style-name="T7">Alia,</text:span><text:span text:style-name="T45"> </text:span><text:span text:style-name="T45">inaudire<text:line-break/>•autem videlicet oportet virtus; ista subjunxit: squamae<text:line-break/>laevigatae acetum affundito ac sub canicula laevigato, messis<text:line-break/>spissitudinem faciens, vel incoquito, postquam siccum fuerit,<text:line-break/>in pulverem redactum cerati partes octo misceto, </text:span><text:span text:style-name="T45">ac </text:span><text:span text:style-name="T45">utitor<text:line-break/>ad recentia vulnera er vetera ulcera etorala </text:span><text:span text:style-name="T45">et </text:span><text:span text:style-name="T45">attritus et<text:line-break/>perniones non nimis ulcerosus. Haec vobisde hoc medica-<text:line-break/>mento sunt intelligenda. Ad alia quidem mediocriter octo<text:line-break/>partes cerati squamae adjeceris, ad vetera nimium, hoc est<text:line-break/>curatu difficilia, si partes sex aut quinque illius apponas,<text:line-break/>nihil peccabis, valentioribns enim indigent. Inde hanc de<text:line-break/>medicamento narrationem sic scripsit Heraclides dicens, po-<text:line-break/>t es insuper squama super ignem resiccata uti. Illius' au ter"<text:line-break/></text:span><text:span text:style-name="T45">l</text:span></text:p>
      <text:p text:style-name="P12"><text:span text:style-name="T45">sermo innuit, si alio quopiam tempore medicamentum con-<text:line-break/>ficiamus, loco caloris ex sole igne utendum esse, quan-<text:line-break/>quam, hujusmodi omnia aestivo sole meliora fiant multis<text:line-break/>diebus trita, quaedam ex vino, quaedam ex </text:span><text:span text:style-name="T45">aceto.; </text:span><text:span text:style-name="T45">Subti-<text:line-break/>liora .igitur fiunt, quae </text:span><text:span text:style-name="T7">dx.</text:span><text:span text:style-name="T45"> acetu laevigantnr,' atque ob id<text:line-break/>melius detrahunt,, attenuant siccantque, verum ad cicatri-<text:line-break/>ces ducendas ex vino trita meliora, lu usu.funt haec prius<text:line-break/>exiccatis, deinde praepurgatis ulceribus, 'quae 'cicatricem<text:line-break/>aegre recipiunt. Siccabuntur itaque iis, quae valide siccant,<text:line-break/>purgabuntur per detergentis, cicatricem ducent astrlugen-<text:line-break/>tibus; </text:span><text:span text:style-name="T7">Aliud.</text:span><text:span text:style-name="T45"> Deinceps aliud medicamentum scripsit Hera-<text:line-break/>clides ejusdem quidem, materiae, fed.non validum, qnia<text:line-break/>argenti,spumae multum curn diphryge mixtum esu. Etenim<text:line-break/>argenti spumae triginta quinque drachmas, diphrygis'octo<text:line-break/></text:span><text:span text:style-name="T45">'in id </text:span><text:span text:style-name="T45">conjiciendas esse consulit: </text:span><text:span text:style-name="T45">• </text:span><text:span text:style-name="T45">atque haec cerato excipit,<text:line-break/></text:span><text:span text:style-name="T45">quod </text:span><text:span text:style-name="T45">cerae drachmas quadraginta, olei tres heminas capiat.<text:line-break/></text:span><text:span text:style-name="T45">Ego : </text:span><text:span text:style-name="T45">subinde usus sum solo diphryge cnm tali cerato, non</text:span></text:p>
      <text:p text:style-name="P12"><text:span text:style-name="T45">quidem ad phagedaenica et chironia et putrida, multum<text:line-break/>enim virtute </text:span><text:span text:style-name="T45">abest' </text:span><text:span text:style-name="T45">ab 'iis </text:span><text:span text:style-name="T45">quae </text:span><text:span text:style-name="T45">talia eurant, sed ad illa,<text:line-break/>quae citra magnam malignitatum aegre cicatricem- ducunt.<text:line-break/>•Quare si et argenti spumam ipsi admisceas, </text:span><text:span text:style-name="T45">eamque </text:span><text:span text:style-name="T45">copio -<text:line-break/>fatu; medicamentum </text:span><text:span text:style-name="T45">reddes </text:span><text:span text:style-name="T45">imbecillum/ Post </text:span><text:span text:style-name="T45">hoc </text:span><text:span text:style-name="T45">aliud ad<text:line-break/>eadem </text:span><text:span text:style-name="T45">ita </text:span><text:span text:style-name="T45">scriptum est. </text:span><text:span text:style-name="T45">4 </text:span><text:span text:style-name="T45">Cerae drach. xij, resinae tere-<text:line-break/>bluthinae </text:span><text:span text:style-name="T45">drach. </text:span><text:span text:style-name="T45">iij, squamae draclu iiij -ladani draclu iv, lu-<text:line-break/>.uminis drach. iij. ladanum et squama separatim teruntur,'de-'<text:line-break/>lude alia liquefacta ex myrteo rleo miscentur; quod si mulle<text:line-break/>ladanum fuerit, liquefacito. Hac scriptura palam indicavit<text:line-break/>Heraclides ladanum durum mortario solum ipsum este lae-<text:line-break/>rigandunr, humidum simul et molle super ignem liquandum<text:line-break/>zel folum vel cum oleo modico,' quod me non modo rn<text:line-break/>hoc, verum in gntta ammoniaci quoque perpetuo facienlem<text:line-break/>vidistis. Est vero et quod post ho‘c fequituf medicamen-<text:line-break/>tum </text:span><text:span text:style-name="T7">a</text:span><text:span text:style-name="T45"> Tarantino conscriptum ad -eadem hac 'symmetria<text:line-break/>compositum. 4 Chalcitidis drach. viginti qnihque, cadmt.ae</text:span></text:p>
      <text:p text:style-name="P12"/>
      <text:p text:style-name="P13"><text:span text:style-name="T45">drach. xij, </text:span><text:span text:style-name="T22">β. </text:span><text:span text:style-name="T45">Seorsum teruntur, </text:span><text:span text:style-name="T45">vinum </text:span><text:span text:style-name="T45">aparachyton,<text:line-break/></text:span><text:span text:style-name="T45">id est </text:span><text:span text:style-name="T45">originale, </text:span><text:span text:style-name="T45">miscetur, </text:span><text:span text:style-name="T45">ubi </text:span><text:span text:style-name="T45">efferbuerint, </text:span><text:span text:style-name="T45">superfunditur,<text:line-break/></text:span><text:span text:style-name="T45">ut haec </text:span><text:span text:style-name="T45">modice </text:span><text:span text:style-name="T45">irrigentur; postea </text:span><text:span text:style-name="T45">laevigantur, donec sic-<text:line-break/></text:span><text:span text:style-name="T45">cescant, ad </text:span><text:span text:style-name="T45">haec </text:span><text:span text:style-name="T45">liquatarum </text:span><text:span text:style-name="T45">cerae </text:span><text:span text:style-name="T7">3</text:span><text:span text:style-name="T45"> </text:span><text:span text:style-name="T45">I, resinae terebin-<text:line-break/>thinae </text:span><text:span text:style-name="T45">5 xxx</text:span><text:span text:style-name="T7">, </text:span><text:span text:style-name="T7">myrtei</text:span><text:span text:style-name="T45"> heminae partis octavae, cerato e sic-<text:line-break/>cis‘ confecto </text:span><text:span text:style-name="T45">3 </text:span><text:span text:style-name="T45">rx, miscentur. Hoc quoque medicamentum'<text:line-break/>nihil habet </text:span><text:span text:style-name="T45">ex </text:span><text:span text:style-name="T45">iis, quae malthacode, id est </text:span><text:span text:style-name="T7">mollidna,</text:span><text:span text:style-name="T45"> nomi-<text:line-break/>navimus, verum in mixtione ad ceratum, qui' exercitatus'<text:line-break/>est methodis rationalibus </text:span><text:span text:style-name="T45">a </text:span><text:span text:style-name="T45">me propositis, is convenientem'<text:line-break/>iu singulis ulceribus mixtionis quantitatem commode faciet.<text:line-break/>Pulchre autem vinum aparachyton, id est cui marina non<text:line-break/>addita est, calidum chalcitidi et cadmiae affundit, ut qui.,<text:line-break/>chalcitidis acrimoniam caloris ipsius 'beneficio auferre stu-’<text:line-break/>deat. </text:span><text:span text:style-name="T7">Aliud huicproxsmum insigne medicamentum scriptum</text:span><text:span text:style-name="T70">:<text:line-break/></text:span><text:span text:style-name="T7">ifi, ex tot et talibus simplicibus compositum.</text:span><text:span text:style-name="T45"> 4 Squamae'<text:line-break/>stomomatis 3 iv, aeruginis rasae </text:span><text:span text:style-name="T7">3ij,</text:span><text:span text:style-name="T45"> in quibusdam exem-<text:line-break/>plaribus scriptum lest J j, chrysocollae J xxv vel xv, cerae<text:line-break/>3 xxv, in quibusdam vero exsmplaribus nec ceram nec'</text:span></text:p>
      <text:p text:style-name="P12"><text:span text:style-name="T45">aeruginem invenimus.^ Laevi </text:span><text:span text:style-name="T45">catis aliis </text:span><text:span text:style-name="T45">ceram - </text:span><text:span text:style-name="T45">cum resina<text:line-break/></text:span><text:span text:style-name="T45">modica liquefacito, ne medicamentum durescat, ubi* com-<text:line-break/>miscueris ititor, • desuper autem spongiam aceto expressam<text:line-break/>imponito. Demetrius Bithynus ajebat ipsam 'chrysocollam<text:line-break/>super calente admodum cera exceptam se’ usurparet Osten-<text:line-break/>dit item Heraclides hoc in medicamento resinam non primo<text:line-break/>usu ejusmodi medicamentis misceri, sed ut-lentorem quen-<text:line-break/>dam ad emplastri spissitudinem conciliandam ipsis exhibeat,<text:line-break/>praesertim quum cera nec natura pinguis nec recens, sed<text:line-break/>dura atque arida fuerit, et quidem stomomatis squama<text:line-break/>praeterquam quod' astringendi vim habet, etiam valide exic-<text:line-break/></text:span><text:span text:style-name="T7">cat.</text:span><text:span text:style-name="T45"> Demetrium autem Bithynum dixit chrysocolla sola </text:span><text:span text:style-name="T45">cera<text:line-break/></text:span><text:span text:style-name="T45">excepta uti, quod nimirum recte faciens Demetrius in hunc<text:line-break/>modum usurpavit, quemadmodum </text:span><text:span text:style-name="T7">ego.</text:span><text:span text:style-name="T45"> quoque saepe non<text:line-break/>chrysocollam ,duntaxat, 'sedalia'quoque Iingula ipsia </text:span><text:span text:style-name="T45">per </text:span><text:span text:style-name="T45">se<text:line-break/>molli sera resolvens ad hrujusmodi utor.: Nemini </text:span><text:span text:style-name="T7">vero</text:span><text:span text:style-name="T45"> &lt;lu-<text:line-break/>bium- est, -me alis -singula dixisse;</text:span><text:span text:style-name="T59">1</text:span><text:span text:style-name="T45"> nimirum ea, quae </text:span><text:span text:style-name="T7">id ge-<text:line-break/>nus, ulceribus</text:span><text:span text:style-name="T45"> prodesse, stupra recensui, et </text:span><text:span text:style-name="T7">terere in</text:span><text:span text:style-name="T45"> singulis</text:span></text:p>
      <text:p text:style-name="P12"><text:span text:style-name="T45">quae </text:span><text:span text:style-name="T45">curo aegre sanabilibus ulceribus talia medicamenta<text:line-break/></text:span><text:span text:style-name="T45">cum </text:span><text:span text:style-name="T45">cera componentem. Interdum enim </text:span><text:span text:style-name="T45">chrysocollam cera<text:line-break/></text:span><text:span text:style-name="T45">sxcipio, </text:span><text:span text:style-name="T45">nonnunquam </text:span><text:span text:style-name="T45">aes combustum </text:span><text:span text:style-name="T45">vel squamam, </text:span><text:span text:style-name="T45">eam-<text:line-break/></text:span><text:span text:style-name="T45">que </text:span><text:span text:style-name="T45">vel </text:span><text:span text:style-name="T45">stomomatis </text:span><text:span text:style-name="T45">vel ferri </text:span><text:span text:style-name="T45">vel aeris, interdum aerugi-<text:line-break/>nem' </text:span><text:span text:style-name="T45">vivam vel </text:span><text:span text:style-name="T45">ustam</text:span><text:span text:style-name="T45">, </text:span><text:span text:style-name="T45">sicut etiam misy </text:span><text:span text:style-name="T45">et </text:span><text:span text:style-name="T45">ehalcitidem.<text:line-break/>Aliquando </text:span><text:span text:style-name="T45">ex austeris aliquid </text:span><text:span text:style-name="T45">miscemus, </text:span><text:span text:style-name="T45">quorum </text:span><text:span text:style-name="T45">supra me-<text:line-break/>minimus </text:span><text:span text:style-name="T45">, quoties id, quod influit, repellere </text:span><text:span text:style-name="T45">conamur, ex<text:line-break/>quorum num</text:span><text:span text:style-name="T45">aro </text:span><text:span text:style-name="T45">est </text:span><text:span text:style-name="T45">alumen, malicorium, </text:span><text:span text:style-name="T45">galla, cytini, ba-<text:line-break/>laustium </text:span><text:span text:style-name="T45">aliaque </text:span><text:span text:style-name="T45">his simllia. ' </text:span><text:span text:style-name="T45">Itaque fide </text:span><text:span text:style-name="T45">milii adhibita,<text:line-break/>nullum hactenus commemoratum medicamentum repudian-<text:line-break/>dum </text:span><text:span text:style-name="T45">esse, exercete </text:span><text:span text:style-name="T45">usus </text:span><text:span text:style-name="T45">eorum </text:span><text:span text:style-name="T45">methodum, </text:span><text:span text:style-name="T45">qua </text:span><text:span text:style-name="T45">voti com-<text:line-break/>rotes </text:span><text:span text:style-name="T45">fiatis </text:span><text:span text:style-name="T45">quemadmodum </text:span><text:span text:style-name="T45">ego. </text:span><text:span text:style-name="T45">Caeterurn quum alia quo-<text:line-break/>que duo </text:span><text:span text:style-name="T45">haud quaquam contemnenda medicamenta </text:span><text:span text:style-name="T45">deiiiceec<text:line-break/>a Tarantino scripta sint, non </text:span><text:span text:style-name="T45">abs </text:span><text:span text:style-name="T45">re mihi visum est, </text:span><text:span text:style-name="T45">ea </text:span><text:span text:style-name="T45">quo-<text:line-break/>que </text:span><text:span text:style-name="T45">addidisse. Eorum </text:span><text:span text:style-name="T45">itaque prius sic tradidit. 4 Squamae<text:line-break/>5 iv, </text:span><text:span text:style-name="T45">mannae </text:span><text:span text:style-name="T7">3 </text:span><text:span text:style-name="T7">iv,</text:span><text:span text:style-name="T45"> </text:span><text:span text:style-name="T45">aluminis </text:span><text:span text:style-name="T45">scissilis 5 ij, misyos </text:span><text:span text:style-name="T7">3 ij, trita<text:line-break/>ex aceto </text:span><text:span text:style-name="T7">in</text:span><text:span text:style-name="T45"> </text:span><text:span text:style-name="T45">pastillos digerito,, qui singuli pendant </text:span><text:span text:style-name="T7">3</text:span><text:span text:style-name="T45"> ij, et<text:line-break/>reponito. </text:span><text:span text:style-name="T45">Quum usus poscet, </text:span><text:span text:style-name="T45">cerae 5 iv, alias xl</text:span><text:span text:style-name="T45">, </text:span><text:span text:style-name="T45">resinae</text:span></text:p>
      <text:p text:style-name="P12"/>
      <text:p text:style-name="P13"><text:span text:style-name="T45">pityinae 3 ij, feri taurini </text:span><text:span text:style-name="T45">3 </text:span><text:span text:style-name="T45">iv, liquata refrigerare sinito<text:line-break/></text:span><text:span text:style-name="T45">pastilloque </text:span><text:span text:style-name="T45">misceto, utitor ad vulnera tanquam glutinatorio<text:line-break/>et </text:span><text:span text:style-name="T45">quod </text:span><text:span text:style-name="T45">inflammationem arceat. Haec quidem Tarantinus.<text:line-break/>Nos. </text:span><text:span text:style-name="T45">vero </text:span><text:span text:style-name="T45">'sic </text:span><text:span text:style-name="T45">temperato </text:span><text:span text:style-name="T45">ad ulcera commode usurpari diri-<text:line-break/>mus, verum ad </text:span><text:span text:style-name="T45">cacoethe </text:span><text:span text:style-name="T45">tale ceratum miscendum non est,<text:line-break/>quippe cera </text:span><text:span text:style-name="T45">sola, veluti </text:span><text:span text:style-name="T45">in prioribus declaratum est, hic<text:line-break/>sufficit. </text:span><text:span text:style-name="T45">Ac </text:span><text:span text:style-name="T45">si </text:span><text:span text:style-name="T45">ex </text:span><text:span text:style-name="T45">mollicinis quippiam miscere </text:span><text:span text:style-name="T45">oportebit, </text:span><text:span text:style-name="T45">id<text:line-break/>exiguum .myrteum vel cyprinum vel </text:span><text:span text:style-name="T45">rofaceum </text:span><text:span text:style-name="T45">esto. NihiI<text:line-break/>iteiu laedes, si resinam laricem appellatam adjungas, </text:span><text:span text:style-name="T7">nec si<text:line-break/></text:span><text:span text:style-name="T45">terebinthinam, quae licet minus idonea sit adversus hoc ge-<text:line-break/>nus ulcera; non tamen rejicienda esu .Alias vero resinas,<text:line-break/>nisi praedictarum magna sit inopia, miscere non oportet.<text:line-break/>Sic de fevo intelligendum venit, neque, enim hoc apponere<text:line-break/>debemus, nisi ulceris oras .emollire cupiamus. Porro quod<text:line-break/>taurinum pingue inter alia omnia,, quae mansuetorum ani-<text:line-break/>mantium sunt, maxime siccet, non semel, audivistis, quippe<text:line-break/>superat ipsum tenuitate tum leonis tum. pardi tum hyaenae</text:span></text:p>
      <text:p text:style-name="P12"><text:span text:style-name="T45">adeps. Potius igitur est, ubi adipem miseere oportet, an-<text:line-break/>ferinum indere vel magis anserum in </text:span><text:span text:style-name="T45">pascuis </text:span><text:span text:style-name="T45">digentium*,<text:line-break/>satis </text:span><text:span text:style-name="T45">enixi </text:span><text:span text:style-name="T45">est. tenuis et </text:span><text:span text:style-name="T45">mitigans. </text:span><text:span text:style-name="T45">Jam </text:span><text:span text:style-name="T45">quum </text:span><text:span text:style-name="T45">adhuc restet<text:line-break/>medicamentum superiori proximum, in </text:span><text:span text:style-name="T45">quo </text:span><text:span text:style-name="T45">disciplinae prin-<text:line-break/>cipium </text:span><text:span text:style-name="T45">ferit, </text:span><text:span text:style-name="T45">ita </text:span><text:span text:style-name="T45">fatus </text:span><text:span text:style-name="T45">Heraclides, ipoterion quasi dicas<text:line-break/>expressionum, praesertim </text:span><text:span text:style-name="T45">ad teneros, quoniam </text:span><text:span text:style-name="T45">alterius tum<text:line-break/>materiae </text:span><text:span text:style-name="T45">tum </text:span><text:span text:style-name="T45">virtutis, quam diximus convenire 'iis, qui<text:line-break/>valida </text:span><text:span text:style-name="T45">medicamenta </text:span><text:span text:style-name="T45">non sustinent, sed mordentur, exagitati-<text:line-break/>tur et </text:span><text:span text:style-name="T45">fluxionem acquirunt; </text:span><text:span text:style-name="T45">sermonem </text:span><text:span text:style-name="T45">de </text:span><text:span text:style-name="T45">eo </text:span><text:span text:style-name="T45">differemus,<text:line-break/></text:span><text:span text:style-name="T45">quum </text:span><text:span text:style-name="T45">de id </text:span><text:span text:style-name="T45">genus medicamentis </text:span><text:span text:style-name="T45">agemur </text:span><text:span text:style-name="T45">exponendum.<text:line-break/>Nunc </text:span><text:span text:style-name="T45">ad </text:span><text:span text:style-name="T45">similia praescriptis descendam</text:span><text:span text:style-name="T45">, </text:span><text:span text:style-name="T45">tantum insuper de<text:line-break/>iis apponens, quod etiam altero libro </text:span><text:span text:style-name="T45">quem </text:span><text:span text:style-name="T45">stratiotem, id<text:line-break/>est </text:span><text:span text:style-name="T7">militem,</text:span><text:span text:style-name="T45"> Heraclides </text:span><text:span text:style-name="T45">inscripsit, </text:span><text:span text:style-name="T45">eadem medicamenta re-<text:line-break/>petiit,. in tertio sibi ipsi duntaxat dissentiens. Hic </text:span><text:span text:style-name="T45">enim<text:line-break/></text:span><text:span text:style-name="T45">simpliciter scripsit cerae drachmas quadraginta, verum in<text:line-break/>stratiote appositnin est, </text:span><text:span text:style-name="T45">alii </text:span><text:span text:style-name="T45">drachmas sedecim; atque hoc<text:line-break/>rectius est, quia multa cerae mixtura medicamenti vim</text:span></text:p>
      <text:p text:style-name="P12"><text:span text:style-name="T45">minuit. Praeterea in libris quos ad Antiochidem scripsit,<text:line-break/>siorum ipsorum medicamentorum meminit dleraclides, atque<text:line-break/>lu primis primi, quemadinodum in his, </text:span><text:span text:style-name="T45">• </text:span><text:span text:style-name="T45">ile in illis quoque<text:line-break/>commentatus. </text:span><text:span text:style-name="T7">Ad nimis quam inveterata et callosa hoc<text:line-break/>uterisr</text:span><text:span text:style-name="T45"> Squamae parte una, aeruginis in quibusdam exern-<text:line-break/>plaribus punctis </text:span><text:span text:style-name="T45">distinctum A. </text:span><text:span text:style-name="T45">scriptum est in aliis tineam<text:line-break/>stipraforiptam habet oblongam A, ut vel qua tuor jpartes<text:line-break/></text:span><text:span text:style-name="T7">vei</text:span><text:span text:style-name="T45"> </text:span><text:span text:style-name="T45">unius quartam partem significat. Itidem in praedictis<text:line-break/>exemplaribus varie ipsum scriptum inveni. Quare </text:span><text:span text:style-name="T45">in .hoc<text:line-break/>quoque </text:span><text:span text:style-name="T45">utilitas propofiti operis est, ut medicamentorum </text:span><text:span text:style-name="T45">dif-<text:line-break/></text:span><text:span text:style-name="T45">ferentias postis pernoscere, nam solus ipfis recte uti </text:span><text:span text:style-name="T45">possis.<text:line-break/></text:span><text:span text:style-name="T45">Hoc igitur ipsum medicamentum, quod propositum est, </text:span><text:span text:style-name="T45">(si<text:line-break/></text:span><text:span text:style-name="T45">quatuor aeruginis portiones capiat, admodum acre futurum<text:line-break/>est. At </text:span><text:span text:style-name="T45">fi </text:span><text:span text:style-name="T45">quartam aeruginis partem injicias uni squamae<text:line-break/>portiunculae, mediocre medicamentum habebis, puta </text:span><text:span text:style-name="T59">a</text:span><text:span text:style-name="T45">d<text:line-break/></text:span><text:span text:style-name="T45">maligna,'potissimnmque si non.ex</text:span><text:span text:style-name="T45">fola </text:span><text:span text:style-name="T45">cera, sed cerato </text:span><text:span text:style-name="T45">ipsa<text:line-break/></text:span><text:span text:style-name="T45">temperes. Praediximus ceram et </text:span><text:span text:style-name="T45">mollem </text:span><text:span text:style-name="T45">et novam </text:span><text:span text:style-name="T45">esse</text:span></text:p>
      <text:p text:style-name="P12"><text:span text:style-name="T87">Ί</text:span><text:span text:style-name="T33">ι</text:span><text:span text:style-name="T87">Ί</text:span></text:p>
      <text:p text:style-name="P13"><text:span text:style-name="T45">oportere; si talis non'sit,' apud ignem paratum, calesucien-<text:line-break/>daui vel iu sole' et cum myrte pauxilloamolliendam, ita—<text:line-break/>que aeruginem et squamam ei commi cenuam. </text:span><text:span text:style-name="T7">i</text:span><text:span text:style-name="T45"> ste.idirnus<text:line-break/>quoque in hiijus commentarii principio, optimum hoc esse<text:line-break/>medicamentum </text:span><text:span text:style-name="T45">ex </text:span><text:span text:style-name="T45">squanca et aerugine consectum</text:span><text:span text:style-name="T45">,</text:span><text:span text:style-name="T45">' si-cera<text:line-break/>madrupla adjecta sit. Atque ob id frequenter ipso ituri cnm<text:line-break/>aeris cdmbusti'aequali pondere plurimum admixto. Appo-<text:line-break/>suit autem medicamenti hujus usui in libro , quem ad la-<text:line-break/>tiochidem Tarantinus edidit, ea quae suis commentariis<text:line-break/>supra nominatis- omisit. Universam igitur ipsius orationis<text:line-break/>scriern adducam, habet autem lu hunc modum. Ad'vetera<text:line-break/></text:span><text:span text:style-name="T7">quidem admodum et callosa hoc utens.</text:span><text:span text:style-name="T45"> Squamae parte<text:line-break/>una, aeruginis quarta, haec laevigata, myrteo ceratu' duro,<text:line-break/>quod octo partes contineat, excipiuntur, usniqne sunt, si</text:span><text:span text:style-name="T59">e</text:span><text:span text:style-name="T45">d'<text:line-break/>prius- aqua frigida ulcus' eluitur. Apposuit praeterea• elui<text:line-break/>oportere' ulcus aqua frigida.' Modo producam' quae dx </text:span><text:span text:style-name="T22">Αύ-<text:line-break/></text:span><text:span text:style-name="T45">dromachi medicamentis eadem pronnttentibttd omiseram.<text:line-break/>Antea namque emplastra duntaxat retuli, quae fero medi-</text:span></text:p>
      <text:p text:style-name="P127"><text:span text:style-name="T45">amenta ex pastillis praeparata,- ceratis admixtis dum usus<text:line-break/>postulat, aegre sanabilium ulcerum epulotica esse dicit; vel<text:line-break/>quae sicca insperguntur, ea iu praesentiarum fuhjun-<text:line-break/>gam, ah illo, </text:span><text:span text:style-name="T45">quod </text:span><text:span text:style-name="T45">luter arida juxta finem scribitur,<text:line-break/>exorsus.<text:tab/>, </text:span><text:span text:style-name="T45">,</text:span></text:p>
      <text:h text:style-name="P4" text:outline-level="2">Cap. VIII.</text:h>
      <text:p text:style-name="P9"><text:span text:style-name="T7">Sicca Andrornachi,</text:span><text:span text:style-name="T45"> aridum </text:span><text:span text:style-name="T7">sicatvicem<text:line-break/></text:span><text:span text:style-name="T45">ducens.} 4. Ossium alias ostreorum </text:span><text:span text:style-name="T45">ustoium J ij </text:span><text:span text:style-name="T45">, mannae<text:line-break/>3 </text:span><text:span text:style-name="T7">j,</text:span><text:span text:style-name="T45"> cadmiae obolos, iv, alias drach. iv, tritis utitor etiam<text:line-break/>ad nomas. </text:span><text:span text:style-name="T7">Aliud aridum epulotioum. </text:span><text:span text:style-name="T7">4 Picei</text:span><text:span text:style-name="T45"> </text:span><text:span text:style-name="T45">corticis 3.vj,<text:line-break/>ariilolochiae draclu vj,</text:span><text:span text:style-name="T45">‘ </text:span><text:span text:style-name="T45">pumicis drach. iv, resinae siccae<text:line-break/></text:span><text:span text:style-name="T7">3</text:span><text:span text:style-name="T45"> iv, mannae 5 vj, clarum est, colophonlam ipsum dicere,<text:line-break/>iridis Illyricae3 ij, laevigatis utitor. Aiiud </text:span><text:span text:style-name="T7">cicatricem du-<text:line-break/>cens etiam malignis.</text:span><text:span text:style-name="T45"> 4 </text:span><text:span text:style-name="T45">Piceae </text:span><text:span text:style-name="T45">corticis 3 vj., cornu cer-<text:line-break/>rini usti </text:span><text:span text:style-name="T45">3 </text:span><text:span text:style-name="T45">iv, </text:span><text:span text:style-name="T45">vadmiae </text:span><text:span text:style-name="T7">3 </text:span><text:span text:style-name="T7">xv</text:span><text:span text:style-name="T45"> ij, mannae, alias cerussae </text:span><text:span text:style-name="T7">3</text:span><text:span text:style-name="T45"> iv,<text:line-break/>aeruginis rasae </text:span><text:span text:style-name="T45">5 </text:span><text:span text:style-name="T45">ij, tritis utitor. </text:span><text:span text:style-name="T7">Aliud 4</text:span><text:span text:style-name="T45"> Gallae </text:span><text:span text:style-name="T7">3</text:span><text:span text:style-name="T45"> iv, ce-<text:line-break/>russae draclu octo, myrtei J </text:span><text:span text:style-name="T7">jv,</text:span><text:span text:style-name="T45"> spumae argenti 3 viij, re-<text:line-break/>tri.menti plumbi 5 iv, tritis .utitor. Horum quatuor medi-<text:line-break/>camenturum primum simplex </text:span><text:span text:style-name="T45">est </text:span><text:span text:style-name="T45">admodum, sine morsu</text:span></text:p>
      <text:p text:style-name="P12"><text:span text:style-name="T45">siccans, </text:span><text:span text:style-name="T45">obscurae </text:span><text:span text:style-name="T45">astrictionis </text:span><text:span text:style-name="T45">particeps.. </text:span><text:span text:style-name="T45">Secundum</text:span><text:span text:style-name="T45">‘ob </text:span><text:span text:style-name="T45">ple<text:line-break/>ceae corticem adjectum scnsibiiem astringendi facultatem<text:line-break/>obtinet, qualem habere convenit ea, quae cicatricem </text:span><text:span text:style-name="T45">probe<text:line-break/></text:span><text:span text:style-name="T45">ductura sunt Tertium non </text:span><text:span text:style-name="T45">modo </text:span><text:span text:style-name="T45">corticem piceae,, scd aeru-<text:line-break/>ginem quoque capiens iis conducit, qna</text:span><text:span text:style-name="T74">e</text:span><text:span text:style-name="T45"> sordidem </text:span><text:span text:style-name="T45">facile<text:line-break/></text:span><text:span text:style-name="T45">ulceratis adnafcentem fovent, quippe sordes ipforum tul-<text:line-break/>Iit et cicatricem </text:span><text:span text:style-name="T45">non </text:span><text:span text:style-name="T45">impedit. Quartum loco piceae corticis,<text:line-break/>myrtum habet, allaque. citra mordacitatem exiccantia. Post<text:line-break/>haec ubi </text:span><text:span text:style-name="T45">alia </text:span><text:span text:style-name="T45">trita arida scripserit, quartum ita ad verbum<text:line-break/>subdit., </text:span><text:span text:style-name="T7">dliud </text:span><text:span text:style-name="T7">aridum ad"excrescent</text:span><text:span text:style-name="T7">or. </text:span><text:span text:style-name="T7">cicatricem ducena<text:line-break/>sine, morsu, ut Jdarpocras. </text:span><text:span text:style-name="T7">4 </text:span><text:span text:style-name="T7">Sandarachae,</text:span><text:span text:style-name="T45"> chrysocollae,<text:line-break/>arscnici, pares singulorum portiones. Eacit et ad maligniora.<text:line-break/>Hoc aedicamentum nihil cum prioribus similitudinis habet,<text:line-break/>sed ulceribus propter nimiam humiditatem carne excrescen-<text:line-break/>tibus convenit, ut quae etiam </text:span><text:span text:style-name="T45">repurget. </text:span><text:span text:style-name="T45">Nam tali</text:span><text:span text:style-name="T74">s</text:span><text:span text:style-name="T45"> p</text:span><text:span text:style-name="T74">ote</text:span><text:span text:style-name="T45">n-<text:line-break/>tiae est fandaracha et arscnicum, </text:span><text:span text:style-name="T45">quibus </text:span><text:span text:style-name="T45">unum ex iis, qu</text:span><text:span text:style-name="T74">ae<text:line-break/></text:span><text:span text:style-name="T45">nirifice maligna juvant, </text:span><text:span text:style-name="T45">adjectum </text:span><text:span text:style-name="T45">estj nempe chryfocolla.</text:span></text:p>
      <text:h text:style-name="P4" text:outline-level="2">Cap. <text:span text:style-name="T120">I</text:span>X.</text:h>
      <text:p text:style-name="P9"><text:span text:style-name="T7">Quae ab Archigene scripta sun</text:span><text:span text:style-name="T80">t</text:span><text:span text:style-name="T7">]</text:span><text:span text:style-name="T45"> Quae.</text:span></text:p>
      <text:p text:style-name="P12"><text:span text:style-name="T45">Archigenes de id genus ulceribus in secundo medicamento-<text:line-break/>rum libro scripsit, sic ex illius dictione ad verbum sonant.<text:line-break/></text:span><text:span text:style-name="T7">De ulceribus, quibus eallus obduci non poie-sir at veteribus.<text:line-break/></text:span><text:span text:style-name="T45">Ulcera vetera cicatricem ducent, communi quodamexpnrv<text:line-break/>gatis oleum vetustissimum cum linamentis imponitur. Vel<text:line-break/>aerugo rafa cum cerato rofaceo, quod' paulum resinae ha-<text:line-break/>beat, excepta imponitur. Ilem squamae aeris rubri quam<text:line-break/>plurimum cerato myrte» exceptum, usurpatur. Vel amy-<text:line-break/>li eloti partes iij,. sevi vitulini partes iij, cerae Tyrrhe-<text:line-break/>nicae,pars j, liquatis, quae liquari possunt, amylum mi-<text:line-break/>scetur et usui esu Vel </text:span><text:span text:style-name="T7">4</text:span><text:span text:style-name="T45"> diphrygis et squamae aeris, sing.<text:line-break/>3 iv, mannae </text:span><text:span text:style-name="T7">3</text:span><text:span text:style-name="T45"> vili, ex aceto probe laevigentur; dum mel-<text:line-break/>lis spissitudo siat, ceram </text:span><text:span text:style-name="T7">3</text:span><text:span text:style-name="T45"> xxxij , cum olei hemina j </text:span><text:span text:style-name="T22">β,<text:line-break/></text:span><text:span text:style-name="T45">liquefactam superfundito ac unita utitor. Linamento exci-<text:line-break/>pito vel paucius oleum et splenium facito. Vel 4 chalciti-<text:line-break/>dis, cerussae parem mensuram, salis communis duplam, ar-<text:line-break/>genti spumae portionem duplo quam falis majorem, vino<text:line-break/>oleoque alterni;, laevigansi ut Iiparo, hoc est pingui, medi-<text:line-break/>camento utitor. Vel 4 argenti spumae, cerussae diphrygis</text:span></text:p>
      <text:p text:style-name="P12"><text:span text:style-name="T7">Isis</text:span></text:p>
      <text:p text:style-name="P13"><text:span text:style-name="T45">aequale pondus, </text:span><text:span text:style-name="T45">calcit </text:span><text:span text:style-name="T45">vivae duplum, </text:span><text:span text:style-name="T45">cum </text:span><text:span text:style-name="T45">myrteo cerato<text:line-break/>usurpato. Vel diphryges, squamam, </text:span><text:span text:style-name="T45">gallam </text:span><text:span text:style-name="T45">pari mensura,<text:line-break/>aeruginem dimidia cum </text:span><text:span text:style-name="T45">cerato </text:span><text:span text:style-name="T45">myrteo, monnulli. et pityinam<text:line-break/>resinam admiscent. Vel cucumeris agrestis radicem insper-<text:line-break/>gito, desuper vero linamentum filatim excerptum ex frigida<text:line-break/>repurgat </text:span><text:span text:style-name="T45">et </text:span><text:span text:style-name="T45">cicatricem obducit. Ad </text:span><text:span text:style-name="T7">tilcera in quocunque<text:line-break/>corporis loco, quae cicatricem ; aegre dncunt.</text:span><text:span text:style-name="T45"> Erysimi se»<text:line-break/>minet 'sevecto mixtoque, dum fordium habeat speciem;<text:line-break/>fplenii modo, imposito, celerrime, ulcera ad </text:span><text:span text:style-name="T45">cicatricem </text:span><text:span text:style-name="T45">per-<text:line-break/>veniunt, vel maligna. </text:span><text:span text:style-name="T7">Aliud cicatricem inducens fenilibus.<text:line-break/></text:span><text:span text:style-name="T45">Ad senilia retrimento, plumbi cum </text:span><text:span text:style-name="T45">myrteo </text:span><text:span text:style-name="T45">ceratu utitor, si<text:line-break/>vetustum ipsum cuplas, adipem porcinum addito. Quae ni-<text:line-break/>gricant ulcera, ubi prius, panibus fovebis hordeaceis nuper<text:line-break/>coctis, butyrum et cerussam nari pondere diligenter in uni-,<text:line-break/>tatemrediges, et uteris.</text:span></text:p>
      <text:h text:style-name="P4" text:outline-level="2">Cap. X.</text:h>
      <text:p text:style-name="P9"><text:span text:style-name="T45">f De putridis et; nomis. J Putridis et nomis<text:line-break/>ervi.farinam; alumen liquidum,, panis similaginei, internam<text:line-break/>micam, porci veteris val alterius carnem, falsam vetustam,<text:line-break/>illotam, terebinthinam, liquidam</text:span><text:span text:style-name="T45">, </text:span><text:span text:style-name="T45">mel optimum, pari men-</text:span></text:p>
      <text:p text:style-name="P12"/>
      <text:p text:style-name="P16"><text:span text:style-name="T45">sura, hnponito omnia Taevigata. Vel asistolociuae ac cicino-<text:line-break/>rum foliorum succiaequales partes, aeruginis dimidiam </text:span><text:span text:style-name="T45">ex<text:line-break/></text:span><text:span text:style-name="T45">aqua, sed mellis spissitudine'illinito, paululum partis luco-,<text:line-break/>sumis apprehendens. Si crusta non decidat, elaterii, </text:span><text:span text:style-name="T45">aerugi-<text:line-break/></text:span><text:span text:style-name="T45">nis parem modum adjicito. Bene facit ad’</text:span><text:span text:style-name="T98">putredii.es </text:span><text:span text:style-name="T45">scii<text:line-break/>tritum crassius inspersum et fupia siccum linamentum con-’<text:line-break/>cerptum. Vel aristolochiam "rotundam et </text:span><text:span text:style-name="T45">gallam </text:span><text:span text:style-name="T45">'aequali<text:line-break/>pondere ex </text:span><text:span text:style-name="T45">oleo </text:span><text:span text:style-name="T45">circumline. Vel' cucumeris agrestis radicem<text:line-break/>vel brassicae vel betae vel lapathi follis illigatanj oalido<text:line-break/>cinere recondito. Quum ‘autem emollita suerit, contritam<text:line-break/>imponito, </text:span><text:span text:style-name="T45">valide </text:span><text:span text:style-name="T45">purgat. Vel summos germinantis </text:span><text:span text:style-name="T45">oleae </text:span><text:span text:style-name="T45">fui-<text:line-break/>culos lu vino coctos cum melle aspergito, vel chalcrtidem<text:line-break/>inspergito, desuper vero panniculos succos filatim excerptos<text:line-break/>accommodato. Elaterium vel lini femen tritum cum chal-<text:line-break/>cantho imponito.. Vel thymo et staphide agresti aut sativa<text:line-break/>cum ficis coctis aspergito. Vel ficulneis foliis lu pulverem<text:line-break/>redactis cum melle. Vel nitrum cum cumino.. Et farinam</text:span></text:p>
      <text:p text:style-name="P13"><text:span text:style-name="T45">' cum melle. Vel ficus agrestris radicem cum melle vel fqml-<text:line-break/>lae coctae ex melle. Vel veratri cnm melle. Faciunt iti-</text:span></text:p>
      <text:p text:style-name="P12"><text:span text:style-name="T45">dem haec ad phagedaenas, nigritias et nomas. Velforeos.<text:line-break/></text:span><text:span text:style-name="T45">5 </text:span><text:span text:style-name="T45">xij, </text:span><text:span text:style-name="T45">chalcitidis </text:span><text:span text:style-name="T45">5 x, misyos </text:span><text:span text:style-name="T45">J </text:span><text:span text:style-name="T45">iv, cum aceto, acerrimo<text:line-break/>tribus cyathus conterito doner inarescant, et excipito, utere<text:line-break/>vero specillum ex eis tingens atque in ulcus devolvens,<text:line-break/>deinde linteolum simplex ex oenelaeo madens superimpo-<text:line-break/>dito. Quod si phlegmone adest, alterci semen cum polenta<text:line-break/>vel </text:span><text:span text:style-name="T45">brassicam </text:span><text:span text:style-name="T45">cum melle </text:span><text:span text:style-name="T45">inspergito.. Quibus </text:span><text:span text:style-name="T45">autem vermes<text:line-break/>adsunt, cerussam et polium aequali pondere cum pice li-'<text:line-break/>mida inungi </text:span><text:span text:style-name="T7">tot</text:span></text:p>
      <text:h text:style-name="P4" text:outline-level="2">Cap. XI.</text:h>
      <text:p text:style-name="P9"><text:span text:style-name="T7">[De ulceribus</text:span><text:span text:style-name="T45"> cancrosis.] Cancrosis et ma-<text:line-break/>signis ulceribus cancri fluviatilis combusti, cadmiae pares<text:line-break/>portiones tritas inspergito, aut cluerem cancrorum cum </text:span><text:span text:style-name="T7">ce-<text:line-break/>rato</text:span><text:span text:style-name="T45"> imponito. Aut erysirni semen laevissimum ex melle fae-<text:line-break/>culentum faciens splenii </text:span><text:span text:style-name="T45">modo </text:span><text:span text:style-name="T45">imponito. Summe facit </text:span><text:span text:style-name="T45">ad<text:line-break/></text:span><text:span text:style-name="T45">chironia et vetusta et </text:span><text:span text:style-name="T45">cicatriem </text:span><text:span text:style-name="T45">aegre ducenita, item ad<text:line-break/>contumaces et malignas 'nigritias tibiarum -et quae in ma-<text:line-break/>millis sunt, strumas ac'parotidas extrahit, st inspergas sevi<text:line-break/>bubuli lilu iij</text:span><text:span text:style-name="T45">, </text:span><text:span text:style-name="T45">ut quidam ajunt quinque, terebinthinae un-</text:span></text:p>
      <text:p text:style-name="P76"><text:span text:style-name="T55">c</text:span><text:span text:style-name="T45">ias v, mannae semunciam, terrae saritae dictae, qua tlu-<text:line-break/>fetores .utuntur, § V, -quae liquari possunt aridis misceto,<text:line-break/>ac in urium coactis utitor. Aut lentem coctam, cum melle<text:line-break/>aut oleae virentis surculos aut utrunque inspergito.</text:span></text:p>
      <text:h text:style-name="P4" text:outline-level="2">Cap. X<text:span text:style-name="T120">II</text:span>.</text:h>
      <text:p text:style-name="P9"><text:span text:style-name="T7">[Da Alceribua callosis-}</text:span><text:span text:style-name="T45"> in iis quae callum<text:line-break/>contraxerunt et praetumidas oras ac auras nabent, dulcia-<text:line-break/>que vocantur ulcera, 'communiter quidem per experientiam<text:line-break/>bene facient tirentla, propri e vero litrum torrefactum. Cal-<text:line-break/>cem vivam cnm urina pueri incorrupti circumlinito, aut ae-<text:line-break/>ruginem, thus, salem, mel inungito.</text:span></text:p>
      <text:h text:style-name="P4" text:outline-level="2">Cap. XIII.</text:h>
      <text:p text:style-name="P9"><text:span text:style-name="T45">[De </text:span><text:span text:style-name="T7">ensplasirsc, quae Asctepiades «A b</text:span><text:span text:style-name="T70">lb</text:span><text:span text:style-name="T7">~<text:line-break/>lusmodi ulcera corscristsusp</text:span><text:span text:style-name="T45"> Praestantissima de id genns ul-<text:line-break/>ceribus Asclepiades tradidit cognomento Pharmacion. Quum<text:line-break/>euim nnum sit omnibus ipsis comrnnne, nempe nt dissiet ®r<text:line-break/>ad cicatricem veniant, quaedam quod male curantur vel<text:line-break/>molliusculo nictu a medico' regnntur, cicatricem non dn-<text:line-break/>cunt, nullam de se malignitatem habentia, quaedam vero<text:line-break/>suo vitio aegre sannitni, vel quod pravi iurrnotes rpfisin-</text:span></text:p>
      <text:p text:style-name="P12"><text:span text:style-name="T45">fluant </text:span><text:span text:style-name="T45">vel quod exulcerata pars </text:span><text:span text:style-name="T45">talem jam affectum habuerit,<text:line-break/>ut quamvis probus, qui </text:span><text:span text:style-name="T45">influit, </text:span><text:span text:style-name="T45">sanguis exrstat, ipsum cor—<text:line-break/>rumpat. </text:span><text:span text:style-name="T45">Asclepiades </text:span><text:span text:style-name="T45">igitur </text:span><text:span text:style-name="T45">ejusmodi ulcera tribus </text:span><text:span text:style-name="T45">distin-<text:line-break/>guens </text:span><text:span text:style-name="T45">generibus, de - singulis-</text:span><text:span text:style-name="T45">proprium </text:span><text:span text:style-name="T45">sermonem, </text:span><text:span text:style-name="T45">instituit,<text:line-break/></text:span><text:span text:style-name="T45">quae ego </text:span><text:span text:style-name="T45">quoque illius </text:span><text:span text:style-name="T45">verbis deinceps </text:span><text:span text:style-name="T45">adseribam , enar-<text:line-break/>rans </text:span><text:span text:style-name="T45">deceruensque si ambiguitas </text:span><text:span text:style-name="T45">quaepiam in sermone ap-<text:line-break/>pareat. </text:span><text:span text:style-name="T45">Itaque de primo horum </text:span><text:span text:style-name="T45">ulcerum </text:span><text:span text:style-name="T45">ac </text:span><text:span text:style-name="T45">medicamentu-<text:line-break/>rum </text:span><text:span text:style-name="T45">genere </text:span><text:span text:style-name="T7">iti</text:span><text:span text:style-name="T45"> Asclepiades ad verbum disserit. </text:span><text:span text:style-name="T7">Ubi callum<text:line-break/></text:span><text:span text:style-name="T7">partes conti </text:span><text:span text:style-name="T7">axerint et</text:span><text:span text:style-name="T45">i </text:span><text:span text:style-name="T7">aegre </text:span><text:span text:style-name="T7">ad </text:span><text:span text:style-name="T7">cicatirteem veniunt, con~<text:line-break/></text:span><text:span text:style-name="T7">secturis insca positis </text:span><text:span text:style-name="T7">utendum' esu </text:span><text:span text:style-name="T7">Andreae </text:span><text:span text:style-name="T7">emplastrum,<text:line-break/></text:span><text:span text:style-name="T7">omnem excrescentium </text:span><text:span text:style-name="T7">reprimens. </text:span><text:span text:style-name="T7">Item ulceribus cruentis<text:line-break/>ac vulneribus </text:span><text:span text:style-name="T7">convenit</text:span><text:span text:style-name="T7">, iisiammaitortetn arcet, </text:span><text:span text:style-name="T7">facit ad<text:line-break/></text:span><text:span text:style-name="T7">pasta, </text:span><text:span text:style-name="T7">sinus jungit. </text:span><text:span text:style-name="T7">V</text:span><text:span text:style-name="T7">'alet ad ulcera fluentia. </text:span><text:span text:style-name="T7">diuturna </text:span><text:span text:style-name="T7">at<text:line-break/></text:span><text:span text:style-name="T7">quae disisiculter </text:span><text:span text:style-name="T7">dcati icem admittunt.</text:span><text:span text:style-name="T45"> 4 </text:span><text:span text:style-name="T45">Argenti spumae’<text:line-break/>fibras' iij, safnamae aeris, chalmflflis, aerugidfs </text:span><text:span text:style-name="T45">fasue, </text:span><text:span text:style-name="T45">sudguo<text:line-break/>lorum </text:span><text:span text:style-name="T45">§ </text:span><text:span text:style-name="T45">iij, aceti heminam j, </text:span><text:span text:style-name="T45">olei </text:span><text:span text:style-name="T45">veteris libras octo. Prae-<text:line-break/>paratur, sicut praedictum esc </text:span><text:span text:style-name="T7">Asteris </text:span><text:span text:style-name="T7">medicamentum dd<text:line-break/>idem accommodatum. Probe </text:span><text:span text:style-name="T7">autem </text:span><text:span text:style-name="T7">etiam discutit.</text:span><text:span text:style-name="T45"> 4</text:span></text:p>
      <text:p text:style-name="P12"><text:span text:style-name="T45">Argenti spumae libram unam, olei veteris libras duas et di-<text:line-break/>midiam, aeruginis unciam unam,, chalcitidis </text:span><text:span text:style-name="T45">unciam </text:span><text:span text:style-name="T45">j, fqna-<text:line-break/></text:span><text:span text:style-name="T45">mae </text:span><text:span text:style-name="T45">rubraeij </text:span><text:span text:style-name="T45">j, </text:span><text:span text:style-name="T45">aceti heminam unam, </text:span><text:span text:style-name="T7">Amphionis ad idem, </text:span><text:span text:style-name="T7">?(..<text:line-break/></text:span><text:span text:style-name="T45">Argenti </text:span><text:span text:style-name="T45">lpumae </text:span><text:span text:style-name="T45">lib. ijs olei </text:span><text:span text:style-name="T45">veteris </text:span><text:span text:style-name="T45">lib. iv, chalcitidis uncias<text:line-break/>novem, squamae aeris drach. iv, aceti heminam unam, con-<text:line-break/>ficito in eundem modum. </text:span><text:span text:style-name="T7">Turpilliani, quod Philosophorum<text:line-break/></text:span><text:span text:style-name="T45">dicitur. </text:span><text:span text:style-name="T7">Facit </text:span><text:span text:style-name="T7">a,d </text:span><text:span text:style-name="T7">ulcera siuida et diuturna, aegreque<text:line-break/>yicatricem </text:span><text:span text:style-name="T7">sumenti</text:span><text:span text:style-name="T7">r</text:span><text:span text:style-name="T7">, </text:span><text:span text:style-name="T7">ojfa corrupta reducit.</text:span><text:span text:style-name="T45"> </text:span><text:span text:style-name="T45">4 </text:span><text:span text:style-name="T45">.Argenti<text:line-break/>spumae libras tres, olei veteris </text:span><text:span text:style-name="T45">sextarios tres, </text:span><text:span text:style-name="T45">chalcitidis<text:line-break/>lilu </text:span><text:span text:style-name="T45">ij </text:span><text:span text:style-name="T22">β, </text:span><text:span text:style-name="T45">aeris Squamae drach. xxv, </text:span><text:span text:style-name="T45">aceti </text:span><text:span text:style-name="T45">heminam </text:span><text:span text:style-name="T45">unam.<text:line-break/></text:span><text:span text:style-name="T45">Argenti spumam et oleum usque ad consistentium incoquito,,<text:line-break/>deinde squamam laevissimam factam adjicito, assidue movens,</text:span><text:span text:style-name="T45">,<text:line-break/></text:span><text:span text:style-name="T45">ac. quum </text:span><text:span text:style-name="T45">bene </text:span><text:span text:style-name="T45">habet, chalcitidem ex aceto tritam paula-iu?<text:line-break/>medi samento aliquatenus refrigerato immittito</text:span><text:span text:style-name="T45">, </text:span><text:span text:style-name="T45">deinde </text:span><text:span text:style-name="T45">po-.<text:line-break/></text:span><text:span text:style-name="T45">nens supra ignem rursus incoquito, usque dum nou </text:span><text:span text:style-name="T45">coin-<text:line-break/></text:span><text:span text:style-name="T45">quinet, quum iu pilam demissum rursus contuderis </text:span><text:span text:style-name="T45">ac<text:line-break/></text:span><text:span text:style-name="T45">subegeris, excipito et ad supradicta vitia utitur. </text:span><text:span text:style-name="T7">Isis </text:span><text:span text:style-name="T7">vocas<text:line-break/></text:span><text:span text:style-name="T7">tum emplastrum gilvum, ad siuentia, iiuturna, maligna</text:span></text:p>
      <text:p text:style-name="P12"><text:span text:style-name="T45">vadet., </text:span><text:span text:style-name="T7">ac...vix</text:span><text:span text:style-name="T45"> cnrabiiia, </text:span><text:span text:style-name="T7">maxime </text:span><text:span text:style-name="T7">in partibus,extremtfi<text:line-break/>.Coiificiendurn ese motlsus </text:span><text:span text:style-name="T7">ao </text:span><text:span text:style-name="T7">tensrin,, densatur erum<text:line-break/>repositum et siocsus </text:span><text:span text:style-name="T7">evadit-.</text:span><text:span text:style-name="T45"> </text:span><text:span text:style-name="T45">Ita habet </text:span><text:span text:style-name="T45">4 </text:span><text:span text:style-name="T45">hrgenti spumae<text:line-break/>draclu,e,, minii.Sinopici </text:span><text:span text:style-name="T7">3 </text:span><text:span text:style-name="T7">viij,. diphrygis, carae,</text:span><text:span text:style-name="T45"> chalcllidis<text:line-break/>ustae, singulorum unciam unam, in alio exemplari, singu-<text:line-break/>lorum J iv, chatcitidis crudae drachmas duas, olei heminas<text:line-break/>ij. Argenti spuma et oleum coquuntur dum iturum ac tertio<text:line-break/>effervetur</text:span><text:span text:style-name="T45">, hoc </text:span><text:span text:style-name="T45">tacto, aquae modicum digitis instillatur,<text:line-break/></text:span><text:span text:style-name="T45">mox </text:span><text:span text:style-name="T45">diphryges, chalcitis tosta laevis facta iusnergitur, • b<text:line-break/>manu aqnarn instillando; donec non amplius medicamentum<text:line-break/>inter coquendum strepat; ubi constiterit, neram inditor A‘d-<text:line-break/></text:span><text:span text:style-name="T45">sint,</text:span><text:span text:style-name="T45">autem chalcitis cruda et minium ex oleo modico con-<text:line-break/></text:span><text:span text:style-name="T45">trita </text:span><text:span text:style-name="T45">,</text:span><text:span text:style-name="T45">, </text:span><text:span text:style-name="T45">quum bene habet medicamentum, liaec immittito<text:line-break/>continue movens, quum recte </text:span><text:span text:style-name="T7">fe</text:span><text:span text:style-name="T45"> habet, lu pilam conjicito<text:line-break/></text:span><text:span text:style-name="T45">ac </text:span><text:span text:style-name="T45">rursus tundito, subigitoque,.-excipiens </text:span><text:span text:style-name="T45">,</text:span><text:span text:style-name="T45">usitor. </text:span><text:span text:style-name="T45">. </text:span><text:span text:style-name="T7">dliud<text:line-break/>soribonii Largi medicamentum 'tccomrnodatttm</text:span><text:span text:style-name="T45"> 2l Cerae<text:line-break/></text:span><text:span text:style-name="T45">draeh. </text:span><text:span text:style-name="T45">centum, aliter </text:span><text:span text:style-name="T45">l, </text:span><text:span text:style-name="T45">argenti spumae draclu 1, olei niyr-<text:line-break/></text:span><text:span text:style-name="T45">lei </text:span><text:span text:style-name="T45">heminam .i. ruisvos usti, ehalcitubs;ustae, alualnis sicis-</text:span></text:p>
      <text:p text:style-name="P12"><text:span text:style-name="T45">silis ulli, cerussae, resinae terebinthinae, singulorum </text:span><text:span text:style-name="T45">drach-<text:line-break/></text:span><text:span text:style-name="T45">mas </text:span><text:span text:style-name="T45">xip, </text:span><text:span text:style-name="T45">componitur eodem modo. </text:span><text:span text:style-name="T7">Altvd. </text:span><text:span text:style-name="T7">Cosumescit in<text:line-break/>Oculis siaphylomaca, </text:span><text:span text:style-name="T7">valet </text:span><text:span text:style-name="T7">ad </text:span><text:span text:style-name="T7">ulcera curatu </text:span><text:span text:style-name="T7">difficilia.</text:span><text:span text:style-name="T45"> </text:span><text:span text:style-name="T45">4<text:line-break/></text:span><text:span text:style-name="T45">Minii Sinopici </text:span><text:span text:style-name="T7">3</text:span><text:span text:style-name="T45"> </text:span><text:span text:style-name="T45">xv, argenti spumae </text:span><text:span text:style-name="T45">drach. </text:span><text:span text:style-name="T45">centum',- cerae<text:line-break/>drach. il, pityinae draclu xx, chalcitidis draclu xxx, salis<text:line-break/>ammoniaci drach. unam, thuris dracli.j, olei heminam unam.<text:line-break/>Praeparato, quo dixi modo- </text:span><text:span text:style-name="T7">Aliud, itt </text:span><text:span text:style-name="T7">Aphrodasr </text:span><text:span text:style-name="T7">Facit<text:line-break/></text:span><text:span text:style-name="T7">item ad condylomata et rhagades </text:span><text:span text:style-name="T7">contumaces.</text:span><text:span text:style-name="T45"> 4 Argenti<text:line-break/>fpnmae 3 xlviij, terebinthinae </text:span><text:span text:style-name="T7">3 </text:span><text:span text:style-name="T7">xlviij,</text:span><text:span text:style-name="T45"> inifytis tosti, </text:span><text:span text:style-name="T45">chal-<text:line-break/></text:span><text:span text:style-name="T45">citidis tostae;' singulorum'</text:span><text:span text:style-name="T7">3</text:span><text:span text:style-name="T45"> </text:span><text:span text:style-name="T45">viij, minii Sinopici, chalcanthi,<text:line-break/>singulorum 3 iv;' olei </text:span><text:span text:style-name="T45">veteris </text:span><text:span text:style-name="T45">heminam </text:span><text:span text:style-name="T45">j, </text:span><text:span text:style-name="T45">aquae heminam<text:line-break/>j/cerae drach;-3tl;</text:span><text:span text:style-name="T59">c</text:span><text:span text:style-name="T45">?icrni'lib;j, alii cyathi dimidium, sicca<text:line-break/></text:span><text:span text:style-name="T40">dx </text:span><text:span text:style-name="T45">aqua taevigantiiij'</text:span><text:span text:style-name="T59">1</text:span><text:span text:style-name="T45"> Atque'de nis haetenus.</text:span></text:p>
      <text:p text:style-name="P13"><text:span text:style-name="T45">vj. </text:span><text:span text:style-name="T45">.. </text:span><text:span text:style-name="T45">[Ae </text:span><text:span text:style-name="T7">secundo ddx sunabiliurn tilcefiirn genere, </text:span><text:span text:style-name="T7">de<text:line-break/></text:span><text:span text:style-name="T7">quibus Asclepiades lioc </text:span><text:span text:style-name="T7">mode </text:span><text:span text:style-name="T7">scripsit ad verbum, j </text:span><text:span text:style-name="T7">Ad<text:line-break/></text:span><text:span text:style-name="T7">siiiaritia udcera</text:span><text:span text:style-name="T45"> et </text:span><text:span text:style-name="T7">duratii disisicilid coriscctuiis </text:span><text:span text:style-name="T7">bisca<text:line-break/></text:span><text:span text:style-name="T7">Jcriptis utemud. ddedicamentum </text:span><text:span text:style-name="T7">ex </text:span><text:span text:style-name="T7">chamaalaonte, </text:span><text:span text:style-name="T7">qsio<text:line-break/></text:span><text:span text:style-name="T7">Tssus iesi Philoxenus ad sidentia- et' aegre senrabilia </text:span><text:span text:style-name="T7">ml^</text:span></text:p>
      <text:p text:style-name="P12"><text:span text:style-name="T7">cera.</text:span><text:span text:style-name="T45"> 4 ‘Argenti spumae'Tibiam'- imam; olei veteris librra<text:line-break/>luas; chamaeleontis radicis § iv, </text:span><text:span text:style-name="T45">• </text:span><text:span text:style-name="T45">aristoloeniae trientem,<text:line-break/></text:span><text:span text:style-name="T45">galbani </text:span><text:span text:style-name="T45">| gallae </text:span><text:span text:style-name="T45">§ </text:span><text:span text:style-name="T45">ij, thuris </text:span><text:span text:style-name="T7">%ij,</text:span><text:span text:style-name="T45"> conficito, sicut prius.<text:line-break/></text:span><text:span text:style-name="T7">Alutd quod Thebano Hdsicrdiitwr. '4</text:span><text:span text:style-name="T45"> </text:span><text:span text:style-name="T45">Argenti </text:span><text:span text:style-name="T45">spumae<text:line-break/>libram </text:span><text:span text:style-name="T45">j, </text:span><text:span text:style-name="T7">olei</text:span><text:span text:style-name="T45"> veteris sextarium J, chalcanthi 5 xitiv^esta*<text:line-break/>maeleontis </text:span><text:span text:style-name="T7">3</text:span><text:span text:style-name="T45"> </text:span><text:span text:style-name="T45">xij</text:span><text:span text:style-name="T45">‘ </text:span><text:span text:style-name="T45">aristolochiae </text:span><text:span text:style-name="T7">3</text:span><text:span text:style-name="T45"> iiij, galbani </text:span><text:span text:style-name="T7">3</text:span><text:span text:style-name="T45"> viij, tfluris<text:line-break/>3 villa' componito similiter. </text:span><text:span text:style-name="T7">Aliud- axiomnisaibtisa ad<text:line-break/>fluentia </text:span><text:span text:style-name="T7">et </text:span><text:span text:style-name="T7">dhironttc ulcera , item ud aujuslibet' serpentia<text:line-break/></text:span><text:span text:style-name="T45">fetum. </text:span><text:span text:style-name="T45">4 </text:span><text:span text:style-name="T45">Argenti spumae lisi. j; dlei veteris Tlli. ij, cha-<text:line-break/>maeieontis nigri radicis i aristolochiae, gallarum immatura-,<text:line-break/>rum, singulorum 3 iv, galbani, guttae ammoniaci, lliuris,<text:line-break/>singulorum § ij, praepara movens radicibus arundinum vi-<text:line-break/>fidium. </text:span><text:span text:style-name="T7">'Aliud. CdsiUndmiAatuin gangraanicatm', inedicd-<text:line-break/></text:span><text:span text:style-name="T7">mentum ucoommodatum:</text:span><text:span text:style-name="T45"> </text:span><text:span text:style-name="T45">2^ Argenti spumae </text:span><text:span text:style-name="T7">3 'd.</text:span><text:span text:style-name="T45"> viginti,<text:line-break/>olei sextarios duos et dimidium, chamaeleontis nigri radicis 3’<text:line-break/>xvj. </text:span><text:span text:style-name="T45">aceti </text:span><text:span text:style-name="T45">sextarios duos et </text:span><text:span text:style-name="T7">dstnSllium,</text:span><text:span text:style-name="T45"> aer iginis siriiclo outu;<text:line-break/>piceae corticis drach. </text:span><text:span text:style-name="T7">viij,</text:span><text:span text:style-name="T45"> myrrhae drach iv, praepai aio<text:line-break/>sicut </text:span><text:span text:style-name="T7">uilordr Nisrurn ea pyrUe lapide vocatam t quod dd</text:span></text:p>
      <text:p text:style-name="P12"><text:span text:style-name="T45">.Pqmenicum refertur </text:span><text:span text:style-name="T7">Valet ad fluentia disisicilia curatu<text:line-break/>et phagedaenica ulcera. Facit item adsijtulas impositum<text:line-break/>emellitque omnem duritiem</text:span><text:span text:style-name="T45"> 4 A</text:span><text:span text:style-name="T59">r</text:span><text:span text:style-name="T45">g</text:span><text:span text:style-name="T59">e</text:span><text:span text:style-name="T45">nti spumae, bituminis,<text:line-break/>singulorum 5 c, aliter 1, picis, cerae, singulorum </text:span><text:span text:style-name="T7">3</text:span><text:span text:style-name="T45"> viij,<text:line-break/>pyiitis. terebinthinae, utriusque. 5 </text:span><text:span text:style-name="T59">x</text:span><text:span text:style-name="T45">xv- propolis, aluminis<text:line-break/>scissilis, singulorum </text:span><text:span text:style-name="T7">3</text:span><text:span text:style-name="T45"> xv, ammoniaci thymiamatis </text:span><text:span text:style-name="T7">3</text:span><text:span text:style-name="T45"> xij,<text:line-break/>galbani aloes, utriusque </text:span><text:span text:style-name="T7">3 viij,</text:span><text:span text:style-name="T45"> aeruginis,, mannae, utrius-<text:line-break/>r-ue 3 v, olri veteris sexti jj.&lt; Argenti spum; mm oleo in-<text:line-break/>coquitur, donec coierint, moe bitumen, pix, cera, resina,<text:line-break/>propolis injicitur; quibus liquefactis refrigerausque aeru-<text:line-break/>go et lapis pyrites immittitur, deinde ammoniacuin, quum<text:line-break/>cacabus ab igne sublatas modice refrixerit, alumen, galba-<text:line-break/>aljqrn mannaqne inditur et, mediocriter cocta in frigidam<text:line-break/>demittuntur, ad diem npctemqne -sinuntur. Subactis utitor.<text:line-break/>Aiiud, </text:span><text:span text:style-name="T7">Facit ad curatu disisicilia.</text:span><text:span text:style-name="T45"> 4 Picis, cerae, pyri.ae,<text:line-break/>siugulorum 5 xiji guttae ammoniaci 5 x, bituminis 3 L<text:line-break/>genti strumae 3 xl, propolis </text:span><text:span text:style-name="T7">3</text:span><text:span text:style-name="T45"> iiij, fcilsilis 3 v, aerugiurs<text:line-break/>3-ij, olei sextarium j. </text:span><text:span text:style-name="T7">Atiud nigrum ex salicibus ud idetn‘</text:span></text:p>
      <text:p text:style-name="P12"/>
      <text:p text:style-name="P13"><text:span text:style-name="T45">4 Mifyos reregrini, aluminis rotundi, chalcitidis,-cretae<text:line-break/>sutoriae/ aerugiuis rafae, aluminis scissilis, gallarum imrna-<text:line-break/>turarum, cerussae, singulorum selibram, cerae, resinae sic-<text:line-break/></text:span><text:span text:style-name="T7">iae,</text:span><text:span text:style-name="T45"> picis Brutiae,' bituminis, singulorum lib'. ij," aceti 'acris<text:line-break/>scxtarii dimidium, olei ompha-.ni lib. i},' -salicis surculorum<text:line-break/>tenerorum foliorum lib-ij. Folia salicis in acetum mittito<text:line-break/>ignique fuprapofita coquito movens siuerequie, dum tertia<text:line-break/>liquoris pani'relicta fuerit; sicca verti tundito </text:span><text:span text:style-name="T7">'ei</text:span><text:span text:style-name="T45"> cribro<text:line-break/>tenuissimo fecernito, leinde'in mortarium mnjectalns hu-i<text:line-break/>morem exprossutu adjicito terituque diligenter, tanquam<text:line-break/>cephalica medicamenta. Quae autem liquesier i oossunt, iis-<text:line-break/>que dum non coinquinent^ coquito,</text:span><text:span text:style-name="T59">1</text:span><text:span text:style-name="T45"> posteaquam refrigerata<text:line-break/>raseris, lae-igatis immisceto ae in pilam conjecta excipiens<text:line-break/>utitor. </text:span><text:span text:style-name="T7">Indum Thcscsci cstirtirgi ad easiami</text:span><text:span text:style-name="T45"> 4 Cerae, neli-’<text:line-break/>nae frictae, picis aridae, bituminis liquidi, Zacynthii<text:line-break/>gulorum lib. ij, cerussae; aeruginis, chalcitidis, mifyos pe-<text:line-break/>regrini, melanteriae, aluminis et’scissilis et rotundi, gallae<text:line-break/>omphacitidis; malicorii; rhu,. thuris,- singulorum teIihrain,</text:span></text:p>
      <text:p text:style-name="P12"><text:span text:style-name="T18">•Jsi3</text:span></text:p>
      <text:p text:style-name="P13"><text:span text:style-name="T45">aceti </text:span><text:span text:style-name="T45">quantum </text:span><text:span text:style-name="T45">sufficit. </text:span><text:span text:style-name="T45">Quae </text:span><text:span text:style-name="T45">liquantur </text:span><text:span text:style-name="T7">eo</text:span><text:span text:style-name="T45"> spissitudinis, nt<text:line-break/></text:span><text:span text:style-name="T45">non </text:span><text:span text:style-name="T45">inquinent,; </text:span><text:span text:style-name="T45">coquito, sicca .tundito-, </text:span><text:span text:style-name="T45">tenuissimo cribro<text:line-break/>cernito; aceto perfundito et ..liquabilibus excipito, </text:span><text:span text:style-name="T7">dliud<text:line-break/>Cyzicenum. Jacit </text:span><text:span text:style-name="T7">ad. diuturnos </text:span><text:span text:style-name="T7">affectus et &lt;tervog prae-<text:line-break/></text:span><text:span text:style-name="T7">cisos.</text:span><text:span text:style-name="T45"> </text:span><text:span text:style-name="T45">Thuris </text:span><text:span text:style-name="T45">quam optimi, cerae, </text:span><text:span text:style-name="T45">myrrhae, aristolochiae,<text:line-break/>chalcitidis,. Illyricae, </text:span><text:span text:style-name="T45">galbani, </text:span><text:span text:style-name="T45">singulorum 3 ivt terebintstr-<text:line-break/>nae, argenti spumae, </text:span><text:span text:style-name="T45">singulorum </text:span><text:span text:style-name="T7">3</text:span><text:span text:style-name="T45"> </text:span><text:span text:style-name="T45">viij,.olei heminam j.<text:line-break/>Omnia in </text:span><text:span text:style-name="T45">vas </text:span><text:span text:style-name="T45">aereum conjicito, fuper cinerem molliuscu-<text:line-break/>lum coquito movens, </text:span><text:span text:style-name="T45">donec</text:span><text:span text:style-name="T45">-ip frigidam descendens mellis<text:line-break/>flabeat spissitudinem, deinde tollito movens. Hoc. lu pellicn-<text:line-break/></text:span><text:span text:style-name="T45">lam </text:span><text:span text:style-name="T45">illitum </text:span><text:span text:style-name="T45">imponito. </text:span><text:span text:style-name="T45">et. solvito hieme post leptimum diem,<text:line-break/>aestate-a quinto. </text:span><text:span text:style-name="T7">Aliud ex collectaneis Philoxeni. Tl.</text:span><text:span text:style-name="T45"> </text:span><text:span text:style-name="T45">Thu-<text:line-break/>ris,, myrrhae, crori, illyricae, bdellii, squamae aeris, chal-<text:line-break/>canthi, chalcitidis, aluminis </text:span><text:span text:style-name="T45">rotundi </text:span><text:span text:style-name="T45">et fissi, mifyos pere-.<text:line-break/>grini, guttae ammoniaci, propolis, visci quercini, opopana-,<text:line-break/>cis, maicorii inclusi, ' singulorum J.iv, aristolochiae </text:span><text:span text:style-name="T7">3</text:span><text:span text:style-name="T45"> </text:span><text:span text:style-name="T45">viij,<text:line-break/>cerae 5 c-&gt; -quod , minam inscribit, feni taurini 3 c, resinae<text:line-break/>terebinthinae </text:span><text:span text:style-name="T7">3</text:span><text:span text:style-name="T45"> lxxv, quod Graece triatettara nuncupat.</text:span></text:p>
      <text:p text:style-name="P128"><text:span text:style-name="T45">Resina in ollam fictilem novam conjecta coquatur;; donec,,<text:line-break/>odorem amittat, deinde feynm et cera purgata adjiciantnn<text:line-break/>liquentur que,, sicca tundantur et tenuissimo cribro incer-<text:line-break/>nantur. Deinde ab igne deposita, .quae liquefacta sirnt, di- </text:span><text:span text:style-name="T45">,<text:line-break/></text:span><text:span text:style-name="T45">quandiu refrigerari permittanturquibnsqficca inspergito. </text:span><text:span text:style-name="T45">»<text:line-break/></text:span><text:span text:style-name="T45">curiose movens, mynrham vero, thus, bdellium, ,opop,a-.(<text:line-break/>nacem,- ex aceto..trita ea habere oportet, juibus ea, quae,in'<text:line-break/>olla sunt, immittenda terendaque, ne in grumos cerae mo-<text:line-break/>do coeant. Quum bene habuerit medicamentum, • pyxide,</text:span><text:span text:style-name="T45">,<text:line-break/></text:span><text:span text:style-name="T45">lignea irino prius illita repomto. </text:span><text:span text:style-name="T45">i - . ec<text:tab/>t:.</text:span><text:span text:style-name="T74">t</text:span><text:span text:style-name="T45">.i. </text:span><text:span text:style-name="T91">5</text:span></text:p>
      <text:p text:style-name="P16"><text:span text:style-name="T7">• , [JJe tertio .genere ulcerum, quae six ud sanitatem<text:line-break/>per veniunt, Asclepiades liaeo ad verbum scripsitd\ Ad use<text:line-break/>sera, quae nequaquam coeunt, aut se</text:span><text:span text:style-name="T45"> coeant, </text:span><text:span text:style-name="T7">rursus sol-<text:line-break/>vuntur vel eatrne rorrnpta. vel etiam qsttbus subjectis lsibe- ^<text:line-break/>suriatis, hujusmodi confecturis utendum esa Ad chironia<text:line-break/>et quae' disisicUem curationem habent medicamentum con- </text:span><text:span text:style-name="T80">9<text:line-break/></text:span><text:span text:style-name="T7">fectunv.</text:span><text:span text:style-name="T45"> 4 Squamae aeris, aeruginis rufae, singulorum un-<text:line-break/>ciarn j, cerae sclibram,. resinae laricis j </text:span><text:span text:style-name="T22">β. </text:span><text:span text:style-name="T45">Quae liquan-</text:span></text:p>
      <text:p text:style-name="P12"><text:span text:style-name="T45">tur, </text:span><text:span text:style-name="T45">aridis misceto excipituque ac </text:span><text:span text:style-name="T45">utitur </text:span><text:span text:style-name="T45">curiose subigens,<text:line-break/>latiusculum ceratum soli affectae parti injiciens, ut ulcus<text:line-break/></text:span><text:span text:style-name="T45">tantum </text:span><text:span text:style-name="T45">comprehendat, ambientes </text:span><text:span text:style-name="T45">vero </text:span><text:span text:style-name="T45">particulas medica-<text:line-break/>mento, quod phlegmonem propellit; rircuudare oportet,<text:line-break/>tertio' curationis die ulcus solvere, dein </text:span><text:span text:style-name="T45">fomentis lenire<text:line-break/></text:span><text:span text:style-name="T45">ipfumqtfe </text:span><text:span text:style-name="T45">ceratum </text:span><text:span text:style-name="T45">ablutum emollire ac. </text:span><text:span text:style-name="T45">rursus imponere,<text:line-break/></text:span><text:span text:style-name="T45">lonec </text:span><text:span text:style-name="T45">cicatrix appareat. </text:span><text:span text:style-name="T7">Aliud accommodatum. 4</text:span><text:span text:style-name="T45"> </text:span><text:span text:style-name="T45">Aeruginis,<text:line-break/></text:span><text:span text:style-name="T45">squamae aeris, singulorum uncias ij, diphrygis , </text:span><text:span text:style-name="T45">imriarn<text:line-break/></text:span><text:span text:style-name="T45">unam, </text:span><text:span text:style-name="T45">cerae-libram </text:span><text:span text:style-name="T45">mnam, </text:span><text:span text:style-name="T45">laricis uncias </text:span><text:span text:style-name="T45">iij-, </text:span><text:span text:style-name="T45">praeparatu •<text:line-break/></text:span><text:span text:style-name="T45">ac utitor, sicut praedictum est. </text:span><text:span text:style-name="T45">Post </text:span><text:span text:style-name="T45">haec de medicamentis,<text:line-break/>quae </text:span><text:span text:style-name="T45">nominantur </text:span><text:span text:style-name="T45">cephalica, id </text:span><text:span text:style-name="T45">est capiti </text:span><text:span text:style-name="T45">accommodata</text:span><text:span text:style-name="T45">, sic<text:line-break/></text:span><text:span text:style-name="T45">ad verbum- Asclepiades tradidit; </text:span><text:span text:style-name="T7">Oeileontis cephalicus- ad<text:line-break/>diuturna et </text:span><text:span text:style-name="T7">(tuae difficulter </text:span><text:span text:style-name="T7">servantur. -Osoa corrupta</text:span><text:span text:style-name="T45"> edu-<text:line-break/>cit. 4 Aeris </text:span><text:span text:style-name="T45">squamae, </text:span><text:span text:style-name="T45">mannae, thuris, resinae siccae, </text:span><text:span text:style-name="T45">sin-<text:line-break/>gulorum </text:span><text:span text:style-name="T45">drach. </text:span><text:span text:style-name="T45">centum, </text:span><text:span text:style-name="T45">aceti heminas xij. Terito fquamam<text:line-break/>ex aeetu et quum </text:span><text:span text:style-name="T45">laevis </text:span><text:span text:style-name="T45">facta fuerit, thus </text:span><text:span text:style-name="T45">in </text:span><text:span text:style-name="T45">minutifsimuni<text:line-break/></text:span><text:span text:style-name="T45">pulverem </text:span><text:span text:style-name="T45">redactum </text:span><text:span text:style-name="T45">adjicito </text:span><text:span text:style-name="T45">et resinam, </text:span><text:span text:style-name="T45">pastillos fingito,<text:line-break/></text:span><text:span text:style-name="T45">quos </text:span><text:span text:style-name="T45">in </text:span><text:span text:style-name="T45">umbra desiccabis. </text:span><text:span text:style-name="T45">In </text:span><text:span text:style-name="T45">ulli, quum callum auferre </text:span><text:span text:style-name="T45">co-</text:span></text:p>
      <text:p text:style-name="P12"><text:span text:style-name="T45">narisj medicamenti partem unam, cerat ex rosaceo con-<text:line-break/>fecti aequalem sumito.-In aliis veto sit medicamenti portio<text:line-break/>' una, cerati partes tres </text:span><text:span text:style-name="T59">:</text:span><text:span text:style-name="T45">vel quanior,, • nam temperamentum-<text:line-break/>subjectis affectibus convenire oportet. </text:span><text:span text:style-name="T7">Cephalicum me~<text:line-break/>lancltloron,</text:span><text:span text:style-name="T45"> id est -ex </text:span><text:span text:style-name="T7">nigro viride, qito usus esi Tryphon<text:line-break/>ArcliaeT.s Facit ad diuturna et vix siccnabUia. Qjsa cor-<text:line-break/>rupta reducit. 4 Aeris</text:span><text:span text:style-name="T45"> squamae drach. xij; mannae, thuris,<text:line-break/>.guttae ammoniaci,- resinae - pityinae siccae;sevi vitulini cn-<text:line-break/>rati, resinae terebinthinae, singulorum drach. xvj, </text:span><text:span text:style-name="T7">cerae,<text:line-break/>olei,</text:span><text:span text:style-name="T45"> utriusque quartam minae partem,- aceti liem i nam unam,<text:line-break/>cdnficito ad -moduiu praedictum. </text:span><text:span text:style-name="T7">-Pldlotae dephulicum, ad<text:line-break/>diutina dtsifiailiaque sanatu. Osia corrupta reducit et<text:line-break/></text:span><text:span text:style-name="T7">rallas </text:span><text:span text:style-name="T7">consumit. 4</text:span><text:span text:style-name="T45"> Terrae Eretriadis drach. centum, aciis<text:line-break/>siquamae draclu quinquaginta, ichthyocollae drach. xxv,- aceti<text:line-break/>heminas xij. lchthyocollam miuutim contusam </text:span><text:span text:style-name="T45">in </text:span><text:span text:style-name="T45">vas vitreum<text:line-break/>conjicere oportet, acetum affundere, ut irrigetur, dissolu-<text:line-break/>tam medicamento praeparato immittere, ubi miscuerimus,<text:line-break/>pastillos essormare, usus indicatus esu' </text:span><text:span text:style-name="T7">Dionysii Samii.</text:span><text:span text:style-name="T45"> </text:span><text:span text:style-name="T45">4</text:span></text:p>
      <text:p text:style-name="P12"><text:span text:style-name="T45">Terrae </text:span><text:span text:style-name="T45">Erteriadis mitram </text:span><text:span text:style-name="T45">unam, aeris squamae minae dluii-<text:line-break/>dinm, ichthycrollae quartam partem</text:span><text:span text:style-name="T45">,</text:span><text:span text:style-name="T45">.thuris, octavam, ae-<text:line-break/>ruginis </text:span><text:span text:style-name="T45">rafae </text:span><text:span text:style-name="T45">octavam, myrrhae decimamsextam, aceticon-<text:line-break/>gios duos- Componito sub aestu caniculae, in sole omnia<text:line-break/>cum aceto simul terens, ichthyocollam vero tenuem sariens<text:line-break/>aceto, modico in vasc nitreo imbuito,, deinde quum mlscne-<text:line-break/>ris iis, quae sunt in,mortario, </text:span><text:span text:style-name="T45">pastillos </text:span><text:span text:style-name="T45">fingito.</text:span><text:span text:style-name="T45">quatuor </text:span><text:span text:style-name="T45">sin—<text:line-break/>gulos drachmarum, quosdam </text:span><text:span text:style-name="T45">octo, </text:span><text:span text:style-name="T45">et desiccato- </text:span><text:span text:style-name="T45">Ubi </text:span><text:span text:style-name="T7">uten-<text:line-break/>dum</text:span><text:span text:style-name="T45"> erit, medicamenti partem j</text:span><text:span text:style-name="T45">, </text:span><text:span text:style-name="T45">cum tribns cerati ex ro-<text:line-break/>faceo confecti sumito,. spleniis lanam </text:span><text:span text:style-name="T45">succidam aceto </text:span><text:span text:style-name="T45">ma-<text:line-break/>dentem superdato, fistulis medicamenti </text:span><text:span text:style-name="T45">partem j, cerati </text:span><text:span text:style-name="T45">re-<text:line-break/>facei ij, collyriariaciens imponito. </text:span><text:span text:style-name="T7">Emplnsirum diabotanoh.,<text:line-break/></text:span><text:span text:style-name="T45">i; ex </text:span><text:span text:style-name="T7">herbis. Ut Lucius praeceptor conficiebat. 4</text:span><text:span text:style-name="T45"> Anagal-,<text:line-break/>lidis flore coeruleo 3 lvj, papaveris agrestis </text:span><text:span text:style-name="T7">3</text:span><text:span text:style-name="T45"> </text:span><text:span text:style-name="T45">lvj, hyoscya-<text:line-break/>mi viridis foliorum al porrorum, viridium singulorum </text:span><text:span text:style-name="T7">3</text:span><text:span text:style-name="T45"> lvj,,<text:line-break/>squamae aeris3 xxv. mannae </text:span><text:span text:style-name="T33">ζ</text:span><text:span text:style-name="T22"> </text:span><text:span text:style-name="T45">xx., resinae pityinae siccae<text:line-break/></text:span><text:span text:style-name="T7">3 xvj,</text:span><text:span text:style-name="T45"> aloes 3 vj, aluminis scissilis draclu iv, rotundi </text:span><text:span text:style-name="T7">3 iv,<text:line-break/></text:span><text:span text:style-name="T45">salis ammoniaci 3 </text:span><text:span text:style-name="T59">iv</text:span><text:span text:style-name="T45">’ cerae minam </text:span><text:span text:style-name="T7">j,</text:span><text:span text:style-name="T45"> olei veleris hemina' ij,</text:span></text:p>
      <text:p text:style-name="P129"><text:span text:style-name="T45">aceti quantum satis esu -Herbis diligenter contusis acetoque<text:line-break/>solutis, humorem ad medicamenti confecturam exprimito;<text:line-break/></text:span><text:span text:style-name="T7">Isis cephalica, ad chironia et ornatu disisicilia, esi item<text:line-break/>cluentis idoneum.</text:span><text:span text:style-name="T45"> 4 Cerae </text:span><text:span text:style-name="T7">3 c,</text:span><text:span text:style-name="T45"> resinae colophoniacae</text:span><text:span text:style-name="T7">3 cc,<text:line-break/></text:span><text:span text:style-name="T45">guttae ammoniaci, squamae </text:span><text:span text:style-name="T45">• </text:span><text:span text:style-name="T45">aeris, </text:span><text:span text:style-name="T45">thuris </text:span><text:span text:style-name="T45">usti, aristolochiae<text:line-break/>tenuis, aeruginis,, falis ammoniaci, </text:span><text:span text:style-name="T45">singulorum </text:span><text:span text:style-name="T45">drach. octo,<text:line-break/>galbani, mannae, myrrhae, aloes siugt </text:span><text:span text:style-name="T45">lorum </text:span><text:span text:style-name="T45">drach xij, alu-<text:line-break/>minis rotundi 3 </text:span><text:span text:style-name="T45">vj. </text:span><text:span text:style-name="T45">olei veteris heminam, </text:span><text:span text:style-name="T45">unam, </text:span><text:span text:style-name="T45">iceti quan-<text:line-break/>tum sufficit. Praeparato ac utitor interdum mero, interdum<text:line-break/>diluto medicamento.<text:tab/></text:span><text:span text:style-name="T45">,</text:span></text:p>
      <text:h text:style-name="P4" text:outline-level="2">Cap. XIV.</text:h>
      <text:p text:style-name="P9"><text:span text:style-name="T7">sclJe [criptis db Ilera 'utilibus emplasi, :s<text:line-break/>ad vixsunahdin</text:span><text:span text:style-name="T45"> uiceru.J Alia sane </text:span><text:span text:style-name="T45">quaedam </text:span><text:span text:style-name="T45">emplastra </text:span><text:span text:style-name="T45">usus<text:line-break/></text:span><text:span text:style-name="T45">multiplicis tradidit, quae ulceribus quoque aegre cicatricem<text:line-break/>ducentibus it malignis </text:span><text:span text:style-name="T7">effe</text:span><text:span text:style-name="T45"> accommodata assi mat, .Unius<text:line-break/>vero proprie ad ea sola conducentis meminit, su fere de.<text:line-break/>ipso io iens ad. verbum. </text:span><text:span text:style-name="T7">Umplasirum ipsius Hpgiini ad<text:line-break/></text:span><text:span text:style-name="T7">multa </text:span><text:span text:style-name="T7">utile, boni coloris. Facit bene ulceribus,: quae ad<text:line-break/></text:span><text:span text:style-name="T7">cicatricem </text:span><text:span text:style-name="T7">aegre </text:span><text:span text:style-name="T7">perveniunt, </text:span><text:span text:style-name="T7">item ad paronychia, </text:span><text:span text:style-name="T7">qip.</text:span></text:p>
      <text:p text:style-name="P12"><text:span text:style-name="T7">nullum extat prdesiantsus.</text:span><text:span text:style-name="T45"> 4 Argenti spumae chrysiudis rni-<text:line-break/>namj, cerae minam j, chamaeleontis nigri radicis drach.<text:line-break/>xxxvj, aeruginis rasae 5 xviij, chryfocollae 3 ni, olei he-<text:line-break/>minas iij. Argenti spumam cum oleo leni igne coquito, do-<text:line-break/>nec infervescere incipiat, deinde quum ab igne deposueris,<text:line-break/>aeruginem inspergito, iterum coquens moveto quousque<text:line-break/>colorem proprium receperit, mox ceram 'indito, quum bene<text:line-break/>medicamentum aabet, chrysocollam et chamaeleontem, in<text:line-break/>mortarium demissis acetum instillato. Valet ad eadem chry-<text:line-break/>focolla etiam contenta, quanquam et sine hac longe miti-<text:line-break/>gantissimum est, summeque juvat nervorum punctus, item<text:line-break/>quum a nervis vel musculis eluere quid oportet. Ac recte<text:line-break/>fecit Heras' ad finem sermonis de empiastro scribens chry-<text:line-break/>socolla addita non esse mitigatorium seu leniens, quippe<text:line-break/>astringens aliquid medicamentum hoc continet, at quae ob<text:line-break/>dolorem nidelicet mitigantur relaxantibus indigent. m lu<text:line-break/>hoc solum accidens mitigari postulat et fiublude mitigantia<text:line-break/>dolori ficum ipsum affectum offendunt. Veium vehementiori</text:span></text:p>
      <text:p text:style-name="P12"><text:span text:style-name="T45">malo succurrentes; dolorem primo lepimnsq deinde sic ad<text:line-break/></text:span><text:span text:style-name="T45">ea, </text:span><text:span text:style-name="T45">quae morbum curare possunt, accedimus taque chry-<text:line-break/></text:span><text:span text:style-name="T45">socolla, </text:span><text:span text:style-name="T45">sicut et prius dictum est/'medicamentum ex iis,<text:line-break/></text:span><text:span text:style-name="T45">quae ad </text:span><text:span text:style-name="T45">ulcera vix curabilia </text:span><text:span text:style-name="T45">mirifice </text:span><text:span text:style-name="T45">faciunt, quemadmodum<text:line-break/></text:span><text:span text:style-name="T45">pleraque </text:span><text:span text:style-name="T45">alia, quae praeterquam quod vehementer siccant<text:line-break/></text:span><text:span text:style-name="T45">etiam </text:span><text:span text:style-name="T45">nonnihil astringunt. Porro nullum </text:span><text:span text:style-name="T45">hujusmodi medi- .<text:line-break/>camentum </text:span><text:span text:style-name="T45">est mitigatorium. Quoniam vero minae et hemi-<text:line-break/></text:span><text:span text:style-name="T45">nae </text:span><text:span text:style-name="T45">meminit, fpumae argenti minam injicere </text:span><text:span text:style-name="T45">praecipiens,<text:line-break/></text:span><text:span text:style-name="T45">olei heminam, dictum namque mihi </text:span><text:span text:style-name="T45">est </text:span><text:span text:style-name="T45">etiam </text:span><text:span text:style-name="T45">in </text:span><text:span text:style-name="T45">iuperieri-<text:line-break/>bus commentariis nonnullos </text:span><text:span text:style-name="T45">viginti </text:span><text:span text:style-name="T45">unciis, quosdam sede-<text:line-break/></text:span><text:span text:style-name="T45">cim, </text:span><text:span text:style-name="T45">minam aestimare, ut </text:span><text:span text:style-name="T45">heminam </text:span><text:span text:style-name="T45">alios unr.is </text:span><text:span text:style-name="T45">novem,<text:line-break/>alios </text:span><text:span text:style-name="T45">duodecim, distinguenda </text:span><text:span text:style-name="T45">quoque haec </text:span><text:span text:style-name="T45">veniunt. Sumetur<text:line-break/>autem </text:span><text:span text:style-name="T45">distinctio ab iis, quae </text:span><text:span text:style-name="T45">medicamentum </text:span><text:span text:style-name="T45">promittit et<text:line-break/></text:span><text:span text:style-name="T45">metallicorum </text:span><text:span text:style-name="T45">- </text:span><text:span text:style-name="T45">quantitate. Etenim propter </text:span><text:span text:style-name="T45">pollicitationem<text:line-break/>coqui affatim postulat, </text:span><text:span text:style-name="T45">eoque </text:span><text:span text:style-name="T45">plus </text:span><text:span text:style-name="T45">olei accipere, </text:span><text:span text:style-name="T45">ob metalli-<text:line-break/>eorum </text:span><text:span text:style-name="T45">autem mixtionem, quae </text:span><text:span text:style-name="T45">non pauca sijnt, oleosam hur-<text:line-break/>miditalem exigit. Quum </text:span><text:span text:style-name="T45">igitur nec pingue nec </text:span><text:span text:style-name="T45">medullam<text:line-break/>nec. resinam liquidam, capiat, oleum augere ratioaft. Itaque</text:span></text:p>
      <text:p text:style-name="P12"/>
      <text:p text:style-name="P13"><text:span text:style-name="T45">si minam ceu </text:span><text:span text:style-name="T45">viginti </text:span><text:span text:style-name="T45">unciis aestimemus, olei certe tres he-<text:line-break/>minas infundemus,, singulas unciarum duodecim,' sin autem<text:line-break/>sedecim-reputaverimus, </text:span><text:span text:style-name="T22">όΐβί </text:span><text:span text:style-name="T45">heminam ceu'unciarum </text:span><text:span text:style-name="T45">novem<text:line-break/></text:span><text:span text:style-name="T45">'licet immittere. </text:span><text:span text:style-name="T45">Potest </text:span><text:span text:style-name="T45">etiam addi, </text:span><text:span text:style-name="T45">si </text:span><text:span text:style-name="T45">uncias duodecim </text:span><text:span text:style-name="T45">pen-<text:line-break/>siat, </text:span><text:span text:style-name="T45">propter coctionem diutius celebrandam, nam id </text:span><text:span text:style-name="T45">salibus<text:line-break/></text:span><text:span text:style-name="T45">medicamentis est utilissimum vel metallicorum causa, quo-<text:line-break/></text:span><text:span text:style-name="T45">riiin </text:span><text:span text:style-name="T45">non mediocris, copia existit. Si enim chamaeleontis<text:line-break/>lrach; xxxvj, asinumeres,. aeruginis quidem octodecim,<text:line-break/>a.hryfocoilae quadraginta drachmis, fient universi nonaginta<text:line-break/></text:span><text:span text:style-name="T45">quatuor</text:span><text:span text:style-name="T45">qui et </text:span><text:span text:style-name="T45">ipsi </text:span><text:span text:style-name="T45">copiosi, </text:span><text:span text:style-name="T45">olei </text:span><text:span text:style-name="T45">mixturam requirunt,<text:line-break/>i.axime qmim‘cerae drach. centum simul addi praecipiat,<text:line-break/>omnino enim </text:span><text:span text:style-name="T45">vel sic </text:span><text:span text:style-name="T45">multo oleo erit opus. </text:span><text:span text:style-name="T45">Hoc </text:span><text:span text:style-name="T45">igitur em-<text:line-break/></text:span><text:span text:style-name="T45">plastrum </text:span><text:span text:style-name="T45">Heras conscripsit, </text:span><text:span text:style-name="T45">'affirmans </text:span><text:span text:style-name="T45">dcerihus aegre cica-‘<text:line-break/>tricem contrahentibus ex </text:span><text:span text:style-name="T45">usu </text:span><text:span text:style-name="T45">esse. </text:span><text:span text:style-name="T45">Aliis </text:span><text:span text:style-name="T45">vero usus </text:span><text:span text:style-name="T45">multi-<text:line-break/>pIicis </text:span><text:span text:style-name="T45">eodetn </text:span><text:span text:style-name="T45">in </text:span><text:span text:style-name="T45">libro scriptis, post multa ipsorum </text:span><text:span text:style-name="T45">opera<text:line-break/></text:span><text:span text:style-name="T45">subdidit. </text:span><text:span text:style-name="T7">Cicattidem aegre sumentibus del malignis quo<text:line-break/>que vel </text:span><text:span text:style-name="T7">'</text:span><text:span text:style-name="T7">Aiii oniis idonea.</text:span><text:span text:style-name="T45"> Nam et Aribarzanion </text:span><text:span text:style-name="T45">ab ipso.<text:line-break/></text:span><text:span text:style-name="T45">dictum'commendat adversus maligna, pascentia et </text:span><text:span text:style-name="T45">difficilia</text:span></text:p>
      <text:p text:style-name="P12"><text:span text:style-name="T45">curatu, </text:span><text:span text:style-name="T45">item </text:span><text:span text:style-name="T45">isim, ut </text:span><text:span text:style-name="T45">gangraenas coercentem. Deinde </text:span><text:span text:style-name="T45">tertium<text:line-break/></text:span><text:span text:style-name="T45">his verbis auspicatur. </text:span><text:span text:style-name="T7">Boni coloris, 'cruentis </text:span><text:span text:style-name="T7">idoneum, </text:span><text:span text:style-name="T7">ci-<text:line-break/>catricem </text:span><text:span text:style-name="T7">inducens.</text:span><text:span text:style-name="T45"> </text:span><text:span text:style-name="T45">Quod </text:span><text:span text:style-name="T45">chrroniis </text:span><text:span text:style-name="T45">simul auxiliari dicit, lu-<text:line-break/>super quartum, cui nomen indidit, </text:span><text:span text:style-name="T45">panacea, </text:span><text:span text:style-name="T45">ad haec quin-<text:line-break/>tum, icesiam. </text:span><text:span text:style-name="T45">De </text:span><text:span text:style-name="T45">empla</text:span><text:span text:style-name="T45">siris </text:span><text:span text:style-name="T45">igitur, vario usui accommodas-<text:line-break/>tis, sequenti libro disputabimus ubi simul </text:span><text:span text:style-name="T7">ea,</text:span><text:span text:style-name="T45"> quae Peras<text:line-break/>commendavit, adfcribentur.- Hic autem quae vjoe sanabilibus,<text:line-break/>chironla nonnulli vocant, . medentur, longo usu tum </text:span><text:span text:style-name="T7">a<text:line-break/></text:span><text:span text:style-name="T45">praeceptoribus nostris tum‘a nobis ipsis explorata, quorum<text:line-break/>nonnulla*ab antiquioribus quoque viris praeclaris approbata<text:line-break/>funt, quemadmodum et illud, quod in libro, cui titulus esi<text:line-break/>Mantiae pharmacopola, de </text:span><text:span text:style-name="T7">'re</text:span><text:span text:style-name="T45"> medica scriptum invenio.<text:line-break/>Verbaipfiusitr sonant. </text:span><text:span text:style-name="T7">Aeruginosum Mantiae. 4</text:span><text:span text:style-name="T45"> Aeris usti'<text:line-break/>minas quatuor,'resinae pityinae siccae drachmas octo, cerae<text:line-break/>drachmas, octu, aeruginis drachmas decem; olei heminam'<text:line-break/>unam, terrae cimoliae drachmas quatuor, thuris drach. iv,<text:line-break/>squamae aeris draclu iv. Sicca laevigata in mortario sinito;<text:line-break/>ceram liquefactam cum oleo- tritis- snnerilintlitq siiiitoque</text:span></text:p>
      <text:p text:style-name="P12"><text:span text:style-name="T7">sua</text:span></text:p>
      <text:p text:style-name="P13"><text:span text:style-name="T45">oauxillo tempore combibere, acet heminam addito, per<text:line-break/>triduum </text:span><text:span text:style-name="T7">terito,</text:span><text:span text:style-name="T45"> quantum aceti excipiatur,. immittens, ut<text:line-break/>liquidi cerati siat spissitudo. Utitor ad omne -vulnus' et ad<text:line-break/>ulcera et vix ad cicatricem venientia ulcera ; </text:span><text:span text:style-name="T7">et</text:span><text:span text:style-name="T45"> quaecunque<text:line-break/>,-ancrosa sunt, cum panniculis filatsm concerptis, snpra<text:line-break/>splenium vero lanam succidam vino..oleoque, madentem le-<text:line-break/>niter alligare oportet, biduo </text:span><text:span text:style-name="T45">per aestatem </text:span><text:span text:style-name="T45">folvere, hieme<text:line-break/>triduo </text:span><text:span text:style-name="T45">ac </text:span><text:span text:style-name="T45">ulcera tepente aqua abluere, in profundis vulne-<text:line-break/>ribus ipsas oras leniter linamentis intercipere, quippe medi-<text:line-break/>camen tum linamento excipi aptum est,; et pus movet. Hac<text:line-break/>ratione pura fient ulcera et ernsta excidet, feram miscendo<text:line-break/>aequalem aerugini ad cicatricem perveniet. Exterst et car-<text:line-break/>bunculos citra dolorem omneque pascens malignum sistis<text:line-break/>persanatque. Utitor quoque ad herpetas et ungues putridos,<text:line-break/>similiter autem et ad omnia vluo et oleo utendum </text:span><text:span text:style-name="T45">est </text:span><text:span text:style-name="T45">cum<text:line-break/>lana. Praeterea dentes erosos medicamento repIeto.. </text:span><text:span text:style-name="T7">Empla-<text:line-break/>Ttonum nostrum.</text:span><text:span text:style-name="T45"> 1L Cerae; picis, bituminis</text:span></text:p>
      <text:p text:style-name="P12"><text:span text:style-name="T45">singulorum </text:span><text:span text:style-name="T45">libram ,</text:span><text:span text:style-name="T45">, </text:span><text:span text:style-name="T45">mannae</text:span><text:span text:style-name="T45">, </text:span><text:span text:style-name="T45">aeruginis </text:span><text:span text:style-name="T45">•&gt; </text:span><text:span text:style-name="T45">cerussae</text:span><text:span text:style-name="T45">, singu-<text:line-break/>lorum selibram, </text:span><text:span text:style-name="T45">malicorii</text:span><text:span text:style-name="T45">, </text:span><text:span text:style-name="T45">gallae, </text:span><text:span text:style-name="T45">- </text:span><text:span text:style-name="T45">spinae </text:span><text:span text:style-name="T45">• </text:span><text:span text:style-name="T45">Aegyptiae, </text:span><text:span text:style-name="T45">iridis<text:line-break/>Illyricae, </text:span><text:span text:style-name="T45">aristolochiae rotundae, chalcanthi, </text:span><text:span text:style-name="T45">singulorum<text:line-break/>•trientem, </text:span><text:span text:style-name="T45">hoc est </text:span><text:span text:style-name="T45">uncias quatuor, aristolochiae </text:span><text:span text:style-name="T45">vero </text:span><text:span text:style-name="T45">longae<text:line-break/>et </text:span><text:span text:style-name="T45">aeris combusti, utriusque </text:span><text:span text:style-name="T45">sextantem, hoc </text:span><text:span text:style-name="T45">sst uncias dnas.<text:line-break/>Sicca </text:span><text:span text:style-name="T45">ex </text:span><text:span text:style-name="T45">aceto </text:span><text:span text:style-name="T45">pluribus </text:span><text:span text:style-name="T45">diebus </text:span><text:span text:style-name="T45">terito, ut </text:span><text:span text:style-name="T45">etiam priirs </text:span><text:span text:style-name="T45">osten-<text:line-break/>sum est, iis probe </text:span><text:span text:style-name="T45">elaboratis, quae liquari possunt, </text:span><text:span text:style-name="T45">cum<text:line-break/>oleo </text:span><text:span text:style-name="T45">liquatis, heminam ipsis </text:span><text:span text:style-name="T45">superfundito </text:span><text:span text:style-name="T45">mannam </text:span><text:span text:style-name="T45">• insper-<text:line-break/></text:span><text:span text:style-name="T45">gens, </text:span><text:span text:style-name="T45">ubi </text:span><text:span text:style-name="T45">liquefacta frigefeeeris et deraseris, aridis ex aceto<text:line-break/>laevigatis </text:span><text:span text:style-name="T45">sic </text:span><text:span text:style-name="T45">admisceto, ut ne inter fundendum grumos ce-<text:line-break/></text:span><text:span text:style-name="T45">rae-modo sarias, idque petissimum ambiente nos aere fri—-<text:line-break/>nido; </text:span><text:span text:style-name="T7">Aliud </text:span><text:span text:style-name="T7">ncsirum</text:span><text:span text:style-name="T7">su</text:span><text:span text:style-name="T45"> </text:span><text:span text:style-name="T45">Bituminis; aluminis </text:span><text:span text:style-name="T45">liquidi, singu-<text:line-break/></text:span><text:span text:style-name="T45">lorum libram unam, picis, resinae pityinae, </text:span><text:span text:style-name="T45">cerae </text:span><text:span text:style-name="T45">duplum,-<text:line-break/>aristolochiae' rotundae, </text:span><text:span text:style-name="T45">gallae, </text:span><text:span text:style-name="T45">spinae Aegyptiae, singulorum<text:line-break/>uncias octu, malicorii, </text:span><text:span text:style-name="T45">aeris </text:span><text:span text:style-name="T45">usti, </text:span><text:span text:style-name="T45">mannae, </text:span><text:span text:style-name="T45">aristolochiae<text:line-break/>longae, singulorum' uncias quatuor, - olei ricinlui aut veteria,</text:span></text:p>
      <text:p text:style-name="P12"><text:span text:style-name="T45">si illud non </text:span><text:span text:style-name="T45">adsit, </text:span><text:span text:style-name="T45">libras duas, quarum </text:span><text:span text:style-name="T45">singulae </text:span><text:span text:style-name="T45">uncias duo-<text:line-break/>decim </text:span><text:span text:style-name="T45">contineant, ut omnes limus unclae collectae sint </text:span><text:span text:style-name="T45">vi-<text:line-break/>ginti quatuor. Praeparo hoc </text:span><text:span text:style-name="T45">quoque eodem </text:span><text:span text:style-name="T45">modo cum prae-<text:line-break/></text:span><text:span text:style-name="T45">dicto, </text:span><text:span text:style-name="T45">metallica ex aceto teruntur, </text:span><text:span text:style-name="T45">deinde </text:span><text:span text:style-name="T45">sicca adjiciuntur<text:line-break/>rurfusque Iaevigautur, postea cum . </text:span><text:span text:style-name="T45">luti </text:span><text:span text:style-name="T45">spissitudinem habue-<text:line-break/>rint, liquata, miscentur, ut praediximus. </text:span><text:span text:style-name="T7">Aliud. </text:span><text:span text:style-name="T7">4</text:span><text:span text:style-name="T45"> </text:span><text:span text:style-name="T45">Bitumi-<text:line-break/>nis, resinae terebinthinae, picis brutiae, singulorum libram<text:line-break/>unam, odei drachmas vigintiquatuor, argenti spumae, ce-<text:line-break/>russae, mannae., aeruginis, squamae, opopanacis, singulo-<text:line-break/>rum pares portiones drachmis olei viginti quatuor, ladani<text:line-break/>uncias duas, quae valent,drachmas scdecitn, aceti,heminas<text:line-break/>duas. Hoc quoque medicamentum perinde ac superiora duo:<text:line-break/>conficitur. </text:span><text:span text:style-name="T7">Aliud.</text:span><text:span text:style-name="T45"> 4 Chrysocollae, squamae, stomomatis,<text:line-break/>singulorum draclu iv,. aeruginis et chalcanthi-, utriusque-di-<text:line-break/>midium , hoc est, singulorum 5 ij, cerae </text:span><text:span text:style-name="T7">3</text:span><text:span text:style-name="T45"> xxv, hoc est,<text:line-break/>uncias~ tres, etdrach. j, resinae, terebinthinae, uncias duas,<text:line-break/>ide st draclu xvj. Ceram cum terebinthina liquefacito,<text:line-break/>deinde aliis admifcetu, bifariam medicementum consiclens,</text:span></text:p>
      <text:p text:style-name="P12"/>
      <text:p text:style-name="P13"><text:span text:style-name="T45">interdum, ut prius citata </text:span><text:span text:style-name="T45">aceto </text:span><text:span text:style-name="T45">conterens arida, interdum<text:line-break/></text:span><text:span text:style-name="T45">sine hoc </text:span><text:span text:style-name="T45">curiose laevigata liquefactis, misceto.. Esto autem </text:span><text:span text:style-name="T45">te—</text:span><text:span text:style-name="T45">_<text:line-break/></text:span><text:span text:style-name="T45">rebluthina liquidior, sicut plerunque </text:span><text:span text:style-name="T45">larix </text:span><text:span text:style-name="T45">appellata. In<text:line-break/>summa,' omnibus, his medicamentis quae chironiis.conve-<text:line-break/>nire palam est, laricem resinam si loco terebinthinae misceas,<text:line-break/>non peccabis. </text:span><text:span text:style-name="T7">Aliud.</text:span><text:span text:style-name="T45"> </text:span><text:span text:style-name="T22">Ψ </text:span><text:span text:style-name="T45">Cerae uncias iij</text:span><text:span text:style-name="T45">, </text:span><text:span text:style-name="T45">hoc 'est drach.<text:line-break/>viginti </text:span><text:span text:style-name="T45">quatuor, </text:span><text:span text:style-name="T45">aeris .usti, squamae, aeruginis, singulorum<text:line-break/></text:span><text:span text:style-name="T45">drachmas duas, ut </text:span><text:span text:style-name="T45">trium horum simul drachmae </text:span><text:span text:style-name="T45">scst existant.<text:line-break/>Cera'esse pinguis,</text:span><text:span text:style-name="T45">. </text:span><text:span text:style-name="T45">ut quae </text:span><text:span text:style-name="T45">cum rosaceo yel myrteo </text:span><text:span text:style-name="T45">modi-<text:line-break/></text:span><text:span text:style-name="T45">co </text:span><text:span text:style-name="T45">emolliatur. Arida probe laevigata </text:span><text:span text:style-name="T45">excipiantur</text:span><text:span text:style-name="T45">, </text:span><text:span text:style-name="T45">quemad-<text:line-break/>rnodum </text:span><text:span text:style-name="T45">in </text:span><text:span text:style-name="T45">omnibus medicamentis, quae </text:span><text:span text:style-name="T45">ad </text:span><text:span text:style-name="T45">ehironia paran—<text:line-break/>tur, vehementer est necessarium. Quin etiam ubi sicca cerae<text:line-break/>suerint admixta, melius </text:span><text:span text:style-name="T45">est </text:span><text:span text:style-name="T45">ea diu-m mortario contundere.<text:line-break/></text:span><text:span text:style-name="T7">Aliud.</text:span><text:span text:style-name="T45"> 4 Cerae uncias fex, aeruginis partem sextam, quae<text:line-break/>est J </text:span><text:span text:style-name="T45">j, </text:span><text:span text:style-name="T45">aeris usti,' resinae laricis, singulorum </text:span><text:span text:style-name="T7">3</text:span><text:span text:style-name="T45"> iij, ut ambo<text:line-break/></text:span><text:span text:style-name="T45">simul' </text:span><text:span text:style-name="T45">.habeant 3 Cera </text:span><text:span text:style-name="T45">pinguis </text:span><text:span text:style-name="T45">esto,</text:span><text:span text:style-name="T45">, </text:span><text:span text:style-name="T45">luque aquam calen-<text:line-break/>cem projecta, quo mollior </text:span><text:span text:style-name="T45">.fiat, </text:span><text:span text:style-name="T45">manibus subigatur, aerugi-</text:span></text:p>
      <text:p text:style-name="P12"><text:span text:style-name="T45">nem </text:span><text:span text:style-name="T45">et aes </text:span><text:span text:style-name="T45">ineam recipiendo, postea contundendo lu pi-<text:line-break/>la , ubi resinae' quoque mixtio paulatim instillando fiet.<text:line-break/></text:span><text:span text:style-name="T7">Adiud. 4</text:span><text:span text:style-name="T45"> Cadmine uncias tres, dimidio chalcitidis ponderi<text:line-break/></text:span><text:span text:style-name="T45">misceto, </text:span><text:span text:style-name="T45">quodlest </text:span><text:span text:style-name="T45">unciae</text:span><text:span text:style-name="T45">-scmissi. Tritis probe vinum auste-<text:line-break/></text:span><text:span text:style-name="T45">rurn </text:span><text:span text:style-name="T45">affundito et rurfhs laevigato, </text:span><text:span text:style-name="T45">ubi </text:span><text:span text:style-name="T45">mellis consistentium<text:line-break/>habuerit, ceratum ex cera et resina fricta compositum im-<text:line-break/>. mittito. Sint autem cujusque pares portiones unius unciae,<text:line-break/>ut ambae duas uncias efficiant, myrtei liquefacti pauxillum<text:line-break/>adjicito. </text:span><text:span text:style-name="T7">Aliud.</text:span><text:span text:style-name="T45"> 4 Olei veteris vel ricinini heminam j, ce-<text:line-break/>rae , piris, bituminissingulorum fibram </text:span><text:span text:style-name="T45">unam</text:span><text:span text:style-name="T45">, mannae,<text:line-break/>aeruginis, cerussae, dimidio minus quam </text:span><text:span text:style-name="T45">in </text:span><text:span text:style-name="T45">praedictis,<text:line-break/>quod, est cujusque selibram, malicorii, </text:span><text:span text:style-name="T45">gallae, </text:span><text:span text:style-name="T45">spinae Ae-<text:line-break/>gyptiae, iridis , aristolochiae-rotundae, chalcanthi, singnlo-<text:line-break/>rum trientem,, qui .valet uncias quatuor, aeris combusti,<text:line-break/>aristolochiae longae, cujusque sie-xtaniem, qui pendet uneiar<text:line-break/>'duas. Quae liquantur, aridis antea ex aceto laevigatis com^.</text:span></text:p>
      <text:p text:style-name="P13"><text:span text:style-name="T45">niscebis, ut praedictum esu </text:span><text:span text:style-name="T7">Aliud. </text:span><text:span text:style-name="T7">4</text:span><text:span text:style-name="T45"> </text:span><text:span text:style-name="T45">Cadmiae, chalcitidis,<text:line-break/>singulorum drachmae quadraginta. Ex vino tritis pluribus</text:span></text:p>
      <text:p text:style-name="P12"><text:span text:style-name="T45">diebus ceratum</text:span><text:span text:style-name="T22">,</text:span><text:span text:style-name="T45">, quod ex oleo et cera constat, immitter-<text:line-break/>Slut autem olei </text:span><text:span text:style-name="T45">lib</text:span><text:span text:style-name="T45">rae duae, </text:span><text:span text:style-name="T45">cerae </text:span><text:span text:style-name="T45">lrachmae ducentae- At<text:line-break/>satius est hoc' minori symmetria conficere.: 4.- Cadmiae" et<text:line-break/>chalcitidis, singulorum drachmas decem, cerae et olei. cu-'<text:line-break/>jusque drachmas quinquaginta' injiciendo. </text:span><text:span text:style-name="T7">Aliud</text:span><text:span text:style-name="T45"> </text:span><text:span text:style-name="T45">4 -Cad-<text:line-break/>iniae combustae, chalcitidis ustae, terebinthina e,cerae,sse-<text:line-break/>gulorum parem mensuram. Arida ex vino conteres. • </text:span><text:span text:style-name="T7">Alisat<text:line-break/>ex Acino. </text:span><text:span text:style-name="T7">4,</text:span><text:span text:style-name="T45"> </text:span><text:span text:style-name="T45">Aeruginis </text:span><text:span text:style-name="T7">3</text:span><text:span text:style-name="T45"> j, aluminis Iiquidi: lib. j, .mali -<text:line-break/>corii, aeris ulti, mannae, fingat orum trientem, qni valet<text:line-break/>§iv, </text:span><text:span text:style-name="T45">gallae duplam </text:span><text:span text:style-name="T45">adjicias, quod est 5 viij-, picis, pityi- "<text:line-break/>nae, singulo'um Iib. ij, bituminis dimidlo minus, hoc est<text:line-break/>librain j, cui aluminis liquidi etiam indideris; aristolochlae<text:line-break/>rotundae </text:span><text:span text:style-name="T45">- </text:span><text:span text:style-name="T45">et gallae, singulorum uncias octo,' longae aristo-<text:line-break/>lochiae dimidium, hoc est uncias quatuor, .olei ricluini<text:line-break/>libras duas. Metallica ex aceto </text:span><text:span text:style-name="T59">1</text:span><text:span text:style-name="T45"> </text:span><text:span text:style-name="T45">conteruntur, ut in super io -<text:line-break/>cibus. </text:span><text:span text:style-name="T7">Aliud. 4</text:span><text:span text:style-name="T45"> Cerae uncias tres, aeris usti, squamae, ae.;<text:line-break/>ruginis, singulorum libras duas. Ceram prins in aqua ca-</text:span></text:p>
      <text:p text:style-name="P13"><text:span text:style-name="T45">7</text:span><text:span text:style-name="T59">5</text:span><text:span text:style-name="T45">7</text:span></text:p>
      <text:p text:style-name="P12"/>
      <text:p text:style-name="P13"><text:span text:style-name="T45">lente calefaciens, manibus rosaceum adnurcens emollies,<text:line-break/>deludo arida 'excepta lu morturio contundes -diutius</text:span><text:span text:style-name="T45">. </text:span><text:span text:style-name="T45">ut<text:line-break/></text:span><text:span text:style-name="T45">vere </text:span><text:span text:style-name="T45">omnium fiat unitas. Tertio quartoveiiije </text:span><text:span text:style-name="T45">hoc et </text:span><text:span text:style-name="T45">alia'<text:line-break/>hujusmodi omnia solvito, spongiam extrinsecus ex aqua veI<text:line-break/>posca imponens. </text:span><text:span text:style-name="T7">Aliud. 'A.</text:span><text:span text:style-name="T45"> Cerae uncias sex, resi nae laricis<text:line-break/>ejus dimidium, hoc est uncias tres, aeruginis triplo minus,<text:line-break/>quam'laricis fuit, hoc-est unciam, pieis Brutiae drachmas<text:line-break/>ires, chalcitidis ustae similiter drachmas tres. Conficito et<text:line-break/>hoc, ut praedictum. </text:span><text:span text:style-name="T7">Aiiud.</text:span><text:span text:style-name="T45"> 4 Aeris usti,' fquamae, aem-<text:line-break/>ginis, parem cujusque' mensuram, </text:span><text:span text:style-name="T45">cerae </text:span><text:span text:style-name="T45">sescuplam misceto.<text:line-break/>Ceram,- ut praedictum est, calente prius aqua madidam subi-<text:line-break/>gito;'ac interea'sium lioc agis veI rosaceum vel myrteum<text:line-break/>adjicito, deinde irvpilam immittito. Praestat autem trium<text:line-break/>pondo ceratu aequalem niscere quam recentissimam/ moIns-<text:line-break/>Gmam, pinguissimam, ne' </text:span><text:span text:style-name="T45">multo </text:span><text:span text:style-name="T45">huiuore oleoso indigeas<text:line-break/>Aiiud 2J. 'Aeruginis, terebinthinae, pares utriusque partes,<text:line-break/>cerae triplo plures, aluminis scissilis, eadmiae, squamae,<text:line-break/>singulorum quadruplum, ut aeruginis pars una sit, item te--</text:span></text:p>
      <text:p text:style-name="P12"><text:span text:style-name="T45">rebinthinae una, </text:span><text:span text:style-name="T45">cerae </text:span><text:span text:style-name="T45">tres, squamae, mdmiae, aluminis<text:line-break/>scissilis, uniuscujusque quatuor.. Ubi arida contuderis, cri-<text:line-break/>braveris, in pulverem exacte redegeris, m mortarium con-<text:line-break/>jectam ceram et terebinthinam contundito, sicca aspergens,<text:line-break/>pastillum mysteo vel rosaceo - madefaciens in </text:span><text:span text:style-name="T45">aere </text:span><text:span text:style-name="T45">calido,'<text:line-break/>nam in hoc sacile tundentur, maxime si </text:span><text:span text:style-name="T45">id </text:span><text:span text:style-name="T45">aestivo sole fiat.<text:line-break/>Usiii estis, qui aliorum quoque, nimirum ulcere prius de-<text:line-break/>tersu aphrolitro et postea doto </text:span><text:span text:style-name="T7">per</text:span><text:span text:style-name="T45"> melicratum, tum i per<text:line-break/>spongiam probe purgato, ut madoris fit expers, deinde su-<text:line-break/>per id latiore linteo,cui emplastrum illitum fisi imposito,<text:line-break/>postea duplici linamento aqua frigida tincto extrinsecus tu-<text:line-break/>oerdato, praeterea nova spongia molli, et tertio aut quarto<text:line-break/>die id resolves. Acerum </text:span><text:span text:style-name="T7">'hoc eji ab °que cera, nostrum.</text:span><text:span text:style-name="T45"> 4<text:line-break/>Argenti spumae libras tres, olei ricinini veleris libras iv </text:span><text:span text:style-name="T22">β,<text:line-break/></text:span><text:span text:style-name="T45">aceti quam acerrimi'libras duas, </text:span><text:span text:style-name="T45">aeris </text:span><text:span text:style-name="T45">quamae nigrae, chal-<text:line-break/>cilidis, aeruginis, . singulorum uncias'ij. Argenti ipumam.<text:line-break/>cum' oleo prius coquere oportet, donec strigmenti spissitu-<text:line-break/>dinem accipiat, deinde metallica plusculis diebus ex aceto</text:span></text:p>
      <text:p text:style-name="P12"/>
      <text:p text:style-name="P13"><text:span text:style-name="T45">trita adjicere; atque si incoques, quousque non coinquinet.<text:line-break/>Licet etiam statirn ab luitio argenti spumam cum oleo e*<text:line-break/>aceto diligenter mixtam coquere, </text:span><text:span text:style-name="T45">ac </text:span><text:span text:style-name="T45">ubi semicocta fuerint,<text:line-break/>squamam, chalcitidein. et aeruginem immittere. Voco autem<text:line-break/>nunc, libram olei et acetiRornanam, quae uncias duodecim pe-<text:line-break/>culiares continet.. Quin et sex olei </text:span><text:span text:style-name="T45">libras </text:span><text:span text:style-name="T45">tribus argenti spu-<text:line-break/>mae pondo interdum committito </text:span><text:span text:style-name="T45">et. nimirum, </text:span><text:span text:style-name="T45">fecundum hauc<text:line-break/>symmetriam diutius incoquuntur.. Quum praeparas et hoc<text:line-break/>medicamentum, praestat argenti spumam </text:span><text:span text:style-name="T45">cum </text:span><text:span text:style-name="T45">sclo oleo esse<text:line-break/>coctam, deinde metallica cum </text:span><text:span text:style-name="T45">aceto </text:span><text:span text:style-name="T45">injici.. Ubi,vero tria<text:line-break/>fuerint, cujusque. uncias, duas dixi immittendas aceti libris<text:line-break/>duabus, argenti spumae tribus, olei ricinini. veteris libris<text:line-break/>fex vel, ut prius dixi, juatuor </text:span><text:span text:style-name="T22">β. </text:span><text:span text:style-name="T45">Hoc medicamentum , et<text:line-break/>fistulas jungit et callosas jam exiccat, contrahit et clanisit.<text:line-break/>At si bona victus ratione usus quis fuerit, non refolvuntur,<text:line-break/>plenitudine vero insigni collecta,, periculum est, ne pars ex<text:line-break/>fluxione.infestante nhlecmone rursus lentetur et fistula ane-</text:span></text:p>
      <text:p text:style-name="P12"><text:span text:style-name="T45">riatur. Et </text:span><text:span text:style-name="T45">vero </text:span><text:span text:style-name="T45">inveteratis ulceribus </text:span><text:span text:style-name="T45">et dysepulotis, </text:span><text:span text:style-name="T45">quae </text:span><text:span text:style-name="T45">et<text:line-break/>chironia nominantur, </text:span><text:span text:style-name="T45">non solum </text:span><text:span text:style-name="T45">medicamentum irnper-<text:line-break/></text:span><text:span text:style-name="T45">mixtum </text:span><text:span text:style-name="T45">imponimus, </text:span><text:span text:style-name="T45">sied etiam liquefactum oleo'</text:span><text:span text:style-name="T45">veteri vel<text:line-break/></text:span><text:span text:style-name="T45">ricinino </text:span><text:span text:style-name="T45">ac linamento exceptum, </text:span><text:span text:style-name="T45">etiam si puris vel </text:span><text:span text:style-name="T45">mini-<text:line-break/></text:span><text:span text:style-name="T45">mum nondum in ulcere antea fuerit, con coquit'ipsum et<text:line-break/>generat et crassum efficit. - Caeterum ulcus triduo sulves,<text:line-break/>si nihil </text:span><text:span text:style-name="T45">prohibet.. </text:span><text:span text:style-name="T45">Quod si stomomatis fquama suerit, prae-<text:line-break/></text:span><text:span text:style-name="T7">flat,</text:span><text:span text:style-name="T45"> sin </text:span><text:span text:style-name="T45">minus </text:span><text:span text:style-name="T45">eam habeas nec nigram, Cyprii aeris squama<text:line-break/></text:span><text:span text:style-name="T45">injicietur. Confeci aliquando </text:span><text:span text:style-name="T45">hoc emplastrum, pbrygii quo-<text:line-break/></text:span><text:span text:style-name="T45">que lapidis uncia admixta, </text:span><text:span text:style-name="T45">interdum etiam </text:span><text:span text:style-name="T45">chrysocollae<text:line-break/>uncia, sicut, et amborum </text:span><text:span text:style-name="T45">nonnunquarn, glutinat </text:span><text:span text:style-name="T45">et magna<text:line-break/></text:span><text:span text:style-name="T45">vulnera. </text:span><text:span text:style-name="T7">Aiiud ad </text:span><text:span text:style-name="T7">teneros </text:span><text:span text:style-name="T7">ei ex iisdem ulceribus </text:span><text:span text:style-name="T7">nimis<text:line-break/></text:span><text:span text:style-name="T7">graviter conflictantes.</text:span><text:span text:style-name="T45"> </text:span><text:span text:style-name="T45">4 - </text:span><text:span text:style-name="T45">Cerae </text:span><text:span text:style-name="T45">lilu </text:span><text:span text:style-name="T7">j,</text:span><text:span text:style-name="T45"> rosacei </text:span><text:span text:style-name="T45">lilu </text:span><text:span text:style-name="T45">j cerns-<text:line-break/>sae § viij, falis ammoniaci § iv, squamae Cypriae- § ij,<text:line-break/>thuris unciam unam, calcis vivae § j, aluminis fissilis uu-<text:line-break/>riam unam, aeruginis unciam unam, malicorii miniam unam.<text:line-break/>Usus praedictis idem esu Novem in praesentia sunt rnedi-<text:line-break/>camenta citra rosaceum composita, derimum enim illud. Ex</text:span></text:p>
      <text:p text:style-name="P12"><text:span text:style-name="T45">novem quinque sunt pari pondere, caIx </text:span><text:span text:style-name="T45">viva, malicorium,<text:line-break/></text:span><text:span text:style-name="T45">thus, alumen scissile et aerugo. Squamae duplo majus mun-<text:line-break/>dus est et hanc sal ummoniacus duplo exuperat, hunc </text:span><text:span text:style-name="T45">ce-*<text:line-break/></text:span><text:span text:style-name="T45">russa, hujus sescupla rurfus cera in libram unam reducta,<text:line-break/>quam et rosaceum habet.</text:span></text:p>
      <text:p text:style-name="P130"><text:span text:style-name="T45">- " s- , &gt;<text:tab/>.&lt; v» </text:span><text:span text:style-name="T22">Λ </text:span><text:span text:style-name="T45">’</text:span></text:p>
      <text:h text:style-name="P1" text:outline-level="1"><text:span text:style-name="T40">GALENI DE COMPOSITIONE MEDI-<text:line-break/>CAMENTORVM PER GENERA<text:line-break/>LIBER </text:span><text:span text:style-name="T109">V</text:span><text:span text:style-name="T40">.</text:span></text:h>
      <text:h text:style-name="P4" text:outline-level="2">Cap. I.</text:h>
      <text:p text:style-name="P9"><text:span text:style-name="T45">De </text:span><text:span text:style-name="T45">medicamentis polychrestis futura </text:span><text:span text:style-name="T45">hic<text:line-break/>est disputatio, </text:span><text:span text:style-name="T45">vocant autem polyuhresta quae </text:span><text:span text:style-name="T45">multis asse-<text:line-break/>etibus </text:span><text:span text:style-name="T45">conveniunt. Suntque nonnulla ipsorum non mode,<text:line-break/></text:span><text:span text:style-name="T45">pecie, </text:span><text:span text:style-name="T45">sed </text:span><text:span text:style-name="T45">etiam </text:span><text:span text:style-name="T45">genere diversa, omnia vero ex </text:span><text:span text:style-name="T45">contrariis<text:line-break/></text:span><text:span text:style-name="T45">-onstanl medicamentis, etiam juxta secundas qualitates ac<text:line-break/></text:span><text:span text:style-name="T45">vires, </text:span><text:span text:style-name="T45">non tantum, primas. Patere arbitror cuivis primas<text:line-break/></text:span><text:span text:style-name="T45">me' </text:span><text:span text:style-name="T45">appellare </text:span><text:span text:style-name="T45">caliditatem, </text:span><text:span text:style-name="T45">frigiditatem, siccitatem </text:span><text:span text:style-name="T45">et humi-</text:span></text:p>
      <text:p text:style-name="P12"><text:span text:style-name="T45">dilatem, atque ex harum conjugatione quavis compositas,<text:line-break/>fecundas vero, quae ipsas sequuntur, ut in quinto libro de<text:line-break/>simplicibus medicamentis uberius percensui, ostendens non—<text:line-break/>nulla non solum’ composita medicamina,- scd simplicia quo--<text:line-break/>que ut nascuntur, emollire, quaedam indurare, quemadmo-<text:line-break/>dum alia obstruere, alia reserare,</text:span><text:span text:style-name="T45">, </text:span><text:span text:style-name="T45">alia sordes gignere, alia<text:line-break/>abssergere, alia attenuare, alis crassitiem admoliri, alia den-<text:line-break/>sare, alia rarefacere, alia carnem inducere, alia repurgare,<text:line-break/>dia cicatricem ducere, alia exulcerare, alia trahere, alia<text:line-break/>repellere, aliasque similes eorum differentias. Porro-dictum<text:line-break/>mihi est et superioribus commentariis, quae contrariorum<text:line-break/>facultate medicamentorum necessaria esset mixtura, cujus<text:line-break/>etiam nunc paulo post mentionem facturus fmn..Melius enim<text:line-break/>. mihi videtur duo quaedam triave medicamenta celebria,<text:line-break/>quae multiplicem, usum exhibeant, praescribere, deinde<text:line-break/>compositionis ipsorum rationem interpretari. Exordiar au-<text:line-break/>tem ali iis, quae tiemo nou novit, quippe in Herae libro.</text:span></text:p>
      <text:p text:style-name="P12"><text:span text:style-name="T45">cui titulus est narthex, id est promptuarium medicamento-<text:line-break/>rum, prbdita, tum apud alios, qui libros de medicamentis,<text:line-break/>condiderunt. At quia fuperior. libro de virtutibus, quae ul-<text:line-break/>cera dyfepulota curant, verba </text:span><text:span text:style-name="T7">fecerim,</text:span><text:span text:style-name="T45"> animus est nunc<text:line-break/>quoque emplastra illa multiplicis usus primum exponere,<text:line-break/>quae causa malignorum, nonnulli chironia nominant, -corn-<text:line-break/>posuimus.' Alia vero-usus dicta multiplicis, quod multis qni-<text:line-break/>dem tffeciibus aliis conferant, non tamen etiam chironiis,<text:line-break/>ea rursps seriatim rescire proposuimus..</text:span></text:p>
      <text:h text:style-name="P4" text:outline-level="2">Cap. I<text:span text:style-name="T120">I</text:span>.</text:h>
      <text:p text:style-name="P9"><text:span text:style-name="T45">[ </text:span><text:span text:style-name="T7">Quae scripserit Heras.]</text:span><text:span text:style-name="T45"> Itaque quum opere<text:line-break/>medicamentorum Heras Cappadox emplastrum quoddam ad<text:line-break/>hujuscemodi ulcera mirifice faciens tradiderit, inde sumam<text:line-break/>ixordium, verba ipsius adscribens, quae iu hUnc modum<text:line-break/>sonant. </text:span><text:span text:style-name="T7">Boni coloris cruentis idoneum, cicatricem, ducens'.<text:line-break/>Conglutinat, peisecte implet atque cicatricem ducit salia-<text:line-break/>tum cum cerato, magisque adhuc circa cicatricem indu,-<text:line-break/>:endam efficax esu sudet etiam ad cstironia. ulcera alia-<text:line-break/>que similia summopere. Nam callos consumit, deinde ge-</text:span></text:p>
      <text:p text:style-name="P12"/>
      <text:p text:style-name="P13"><text:span text:style-name="T7">nuinam carnem generat, valde</text:span><text:span text:style-name="T45"> astum. 4 Cerae lib» ij,<text:line-break/>frictae lib. iij, aeruginis rasae § vj, mannae § iij, olei he-<text:line-break/>minas quinque, aceti sextarium. Liquabilia siccis admiscen-"<text:line-break/>tur. Usus est emplastri ad vulnera, cum rbsaceo tempera-<text:line-break/>tum pus generat, cerato solutum ad cicatricis generationem<text:line-break/>repurgat- Quidanr tamen resinae frictae lib. ij et terebinthi-<text:line-break/>nae tsntrrndeni ingesserunt, atque sic-praeparatum aerugine<text:line-break/>rasa ipsum exceperunt, ut collyrii tenorem haberet, atque<text:line-break/>hoc impusuerunt, ubi calles consumere studerent, prompte<text:line-break/>eniu. haec facit, ut etiam ossa separet. Merito igitur et em-<text:line-break/>plastrum hoc Heras commendat ceu ex aeruginis et aceti<text:line-break/>copia efsteax, si </text:span><text:span text:style-name="T45">- </text:span><text:span text:style-name="T45">quid lu superiore libro dictor un metnrni—<text:line-break/>mus. Laudat item panaceam abeo vocatam,"quam deinceps<text:line-break/>verbis illius apponimus.' </text:span><text:span text:style-name="T7">JPanMea Herae a nonnullis ;<text:line-break/>tas-naminatat -Ad omnem pajsionim et malignitatem’<text:line-break/>siit autem nomas, neque crusuasi sacit neque circumpositis<text:line-break/>partibus duritiem Conciliat* Rumpit'a&amp; iftbesadt omne cet"</text:span></text:p>
      <text:p text:style-name="P12"><text:span text:style-name="T7">ruptum, ut </text:span><text:span text:style-name="T7">nihil </text:span><text:span text:style-name="T7">a </text:span><text:span text:style-name="T7">liquitfu staphide differat. Cohibet </text:span><text:span text:style-name="T7">san-<text:line-break/></text:span><text:span text:style-name="T7">guinis </text:span><text:span text:style-name="T7">eruptionem </text:span><text:span text:style-name="T7">tum aliam tum quae per liaemorrhoidas<text:line-break/>fieri </text:span><text:span text:style-name="T7">sciet, myrteo </text:span><text:span text:style-name="T7">dilutum- Itpm haernorrhoidas 'ipsas </text:span><text:span text:style-name="T7">ta-<text:line-break/>befacit et consumit. Insuper sisiulis </text:span><text:span text:style-name="T7">medetur </text:span><text:span text:style-name="T7">et carbun-<text:line-break/>culis. </text:span><text:span text:style-name="T7">Sanat aegilopas </text:span><text:span text:style-name="T7">et </text:span><text:span text:style-name="T7">chironia</text:span><text:span text:style-name="T7">, ut </text:span><text:span text:style-name="T7">vocant. </text:span><text:span text:style-name="T7">In </text:span><text:span text:style-name="T7">summa<text:line-break/></text:span><text:span text:style-name="T7">viA, </text:span><text:span text:style-name="T7">sanabilium</text:span><text:span text:style-name="T7">. et </text:span><text:span text:style-name="T7">diuturnarum </text:span><text:span text:style-name="T7">genus </text:span><text:span text:style-name="T7">latentibus quidem<text:line-break/></text:span><text:span text:style-name="T7">locis </text:span><text:span text:style-name="T7">veluti </text:span><text:span text:style-name="T7">utero, </text:span><text:span text:style-name="T7">unguendo </text:span><text:span text:style-name="T7">cyprino liquidum, extarioribus<text:line-break/></text:span><text:span text:style-name="T7">tutem </text:span><text:span text:style-name="T7">praestat</text:span><text:span text:style-name="T7">, ut alia singula, </text:span><text:span text:style-name="T7">sic apponere. At omni<text:line-break/></text:span><text:span text:style-name="T7">ulceri </text:span><text:span text:style-name="T7">impositum, </text:span><text:span text:style-name="T7">luamvis agresti, mitius </text:span><text:span text:style-name="T7">siatim </text:span><text:span text:style-name="T7">id </text:span><text:span text:style-name="T7">effl-<text:line-break/>uet, dolores minuet </text:span><text:span text:style-name="T7">et vigilias. </text:span><text:span text:style-name="T7">Haec </text:span><text:span text:style-name="T7">ejus </text:span><text:span text:style-name="T7">virtus esi,</text:span><text:span text:style-name="T45"> -4<text:line-break/>Chamaepityos drachmas quatuor, symphyti drachmas qua-<text:line-break/>'tuor, chamaeleontis drachmas quatuor, marrubii drachmas'<text:line-break/>quatuor, apud alios sex, polii draclu vj, centaurii tenuis'<text:line-break/>Irach.vj, helenii drach. iv, aristolochiae drach. iv, thuris<text:line-break/>drach. xij </text:span><text:span text:style-name="T22">β</text:span><text:span text:style-name="T45">, myrrhae draclu iij ; </text:span><text:span text:style-name="T45">aloes </text:span><text:span text:style-name="T45">drach. vj,, galbani<text:line-break/>3yj, oboli unius et semistis, olei.J clxxx, mellis xxx,<text:line-break/>propolis drach. xij </text:span><text:span text:style-name="T22">β, </text:span><text:span text:style-name="T45">aluminis fissilis'drach. vj, oboli unius<text:line-break/>et sernissis, terebinthinae irachmas sex&lt;,. oboli unius etfe-</text:span></text:p>
      <text:p text:style-name="P12"><text:span text:style-name="T45">rnissis, chaleitidis drachmas sex, oboli unius et semissia, hi-<text:line-break/>tuminis drachmas quinquaginta, terrae arnpelitidis drach.<text:line-break/>quinquaginta, argenti spumae drachmas quinquaginta; </text:span><text:span text:style-name="T7">gal-<text:line-break/>lae</text:span><text:span text:style-name="T45"> drachmas tres, pulveris iridis drachmas tres</text:span><text:span text:style-name="T45">, </text:span><text:span text:style-name="T45">contusae<text:line-break/>pridie herbae et radices oleo immittuntur, ubi nocte tota<text:line-break/>in eo duraverint, mane urgenti spuma, ampelitis, bitumen<text:line-break/>injicitur, supra ignem_ lenem incoquuntur, </text:span><text:span text:style-name="T45">ubi </text:span><text:span text:style-name="T45">spissitudinem<text:line-break/>adepta fuerlut, olla ab ignfe tollitur. Sint autem in alio vase<text:line-break/>mel,.resina, galbanum, propolis colliquata, quae oporte’’<text:line-break/>simul commiscere .in ollam fundendo, deinde arida, quibus<text:line-break/>quum medicamentum coquitur, -donec non coinquinet, rur-<text:line-break/>sus ab igne deposito myrrha laevis </text:span><text:span text:style-name="T45">facta </text:span><text:span text:style-name="T45">et thus inspergitur.<text:line-break/>Est autem advertendum, ne quando effervescat et quantum<text:line-break/>fieri potest lu amplo spatio’ coquatur, difficulter enim re-<text:line-break/>stingui potest, si quid attingat' Haec quidem Heras de Pa-<text:line-break/>nacea. Nobis autem materiam ipsam </text:span><text:span text:style-name="T45">a </text:span><text:span text:style-name="T45">medicamentis, quae<text:line-break/>priore libro scripta fiunt ad ulcera rix sanitatem recipientia.</text:span></text:p>
      <text:p text:style-name="P12"><text:span text:style-name="T45">differre notandum esu Nam illa solis conflent metallicis,<text:line-break/>quaedam </text:span><text:span text:style-name="T45">paucis, quaedam </text:span><text:span text:style-name="T45">pluribus, pauca illorum radices<text:line-break/>ac herbas continent, St panacea haec secus habet. Recipit<text:line-break/>enim, haec chamaeleontem et eentaurium, quorum utrun—<text:line-break/>que maligna ulcera juvare idoneum est. Accipit praeterea<text:line-break/>aristolochiam et irielem, imbecilliora quidem' centaurio et<text:line-break/>chamaeleonte, quod </text:span><text:span text:style-name="T45">ad </text:span><text:span text:style-name="T45">malignorum ulcerum rurationem<text:line-break/>attinet,- non ta&lt;nen repudianda. Herbas autem' valentes as-<text:line-break/>sirmit, quae, vel solae maligna ulcera curare possunt saepe-<text:line-break/>.rumero, chamaepityn, polium et synrphyton, quibus </text:span><text:span text:style-name="T7">va-<text:line-break/>lentius</text:span><text:span text:style-name="T45"> est marrubium et helenion.' Itaque marrubio etiam<text:line-break/>solonti queas in iis, quae'carnem abunde liumidam circa<text:line-break/>ulcus habent et sordidiorem, helenion vero neoue iis con-*<text:line-break/>venit iulum inspersum, sicut nec aliud quodvis acre. St-<text:line-break/>quidem didicistis in opere </text:span><text:span text:style-name="T7">de'</text:span><text:span text:style-name="T45"> simplicibus medicamentis,<text:line-break/>acrium et; amarorum medicamentorum discrimen,' nempe<text:line-break/>acria irritare</text:span><text:span text:style-name="T59">1</text:span><text:span text:style-name="T45">, mordere, calefacere et fluorem lu'affectis</text:span></text:p>
      <text:p text:style-name="P12"><text:span text:style-name="T45">partibus, concitare, amara vero exiccare citra morsum et<text:line-break/>calorem, eo que exulceratis partibus conducere.. At quoniam<text:line-break/></text:span><text:span text:style-name="T7">ex.</text:span><text:span text:style-name="T45"> herbis isti compositionem paranti institutum erat </text:span><text:span text:style-name="T45">einpla-<text:line-break/></text:span><text:span text:style-name="T45">sirum .inde non siccum, quod inspergi possit, efficere, </text:span><text:span text:style-name="T74">a</text:span><text:span text:style-name="T45">d<text:line-break/>emplastri vero consecturam vel ceram velretinam vel omni-<text:line-break/>no jrgenti fpnmam diutius coctam adjecturus erat,, unde<text:line-break/>niruia herbarum solveretur, miscuit ipsis nonnulla medica-<text:line-break/>menta tam valida, ut ulceribus per se exhiberi nequeant.<text:line-break/>Valida autem duplicem communem vim et qualitatem obti-<text:line-break/>nens, nonnulla austeram acerbamque, alia acrem et </text:span><text:span text:style-name="T74">ac</text:span><text:span text:style-name="T45">er-<text:line-break/>bam. Hujus igitur gratia sx .iis, quae, acrimoniam sortita<text:line-break/>fimt, helenion miscuit, ex ralide autem astringentibus; haec<text:line-break/>enim austera et acerba nominamus; alumen et </text:span><text:span text:style-name="T45">gallam, </text:span><text:span text:style-name="T45">im-</text:span><text:span text:style-name="T74">r<text:line-break/></text:span><text:span text:style-name="T45">maturam. Qualitates autem utrasque valentes habet chalci-<text:line-break/>tis, quemadmodum et vires, quae lu ipsis fn</text:span><text:span text:style-name="T74">n</text:span><text:span text:style-name="T45">t, quum sit<text:line-break/></text:span><text:span text:style-name="T59">a</text:span><text:span text:style-name="T45">sri,s. esi astringens, Enluivero dictum est superius, neeessa-<text:line-break/></text:span><text:span text:style-name="T59">r,</text:span><text:span text:style-name="T45">'dm. esse malignis ulceribus, et praesertim cnm fluori sint</text:span></text:p>
      <text:p text:style-name="P12"><text:span text:style-name="T45">obnoxia, qualitatem </text:span><text:span text:style-name="T45">austeram. </text:span><text:span text:style-name="T45">His ergo omnibus, quae dixi;<text:line-break/>admixta argenti"spuma est, resina et thus, quo medicamen-<text:line-break/></text:span><text:span text:style-name="T45">tum </text:span><text:span text:style-name="T45">emplastri formam acciperet. Sed argenti fpuma ex me-,<text:line-break/>dia materia est. Thus concoquit et pus movet, si </text:span><text:span text:style-name="T45">tanquam<text:line-break/></text:span><text:span text:style-name="T45">ad probe temperatam naturam respicimus, nam id humidic-<text:line-break/>ribus corporibus .carnem producere ostendimus. Quin etiam<text:line-break/>ex. medicamentis, quae concoquunt, quaeque vim </text:span><text:span text:style-name="T45">a pure<text:line-break/></text:span><text:span text:style-name="T45">movendo quasi .purisieam vel expurgatoriain dictam habent,<text:line-break/>nullum valenter discutit, sicut nec aere, siquidem talia </text:span><text:span text:style-name="T45">me-<text:line-break/>diocriter </text:span><text:span text:style-name="T45">calefaciunt, imo et emolliunt magis, quam </text:span><text:span text:style-name="T45">exic-<text:line-break/>eant. </text:span><text:span text:style-name="T45">Quare </text:span><text:span text:style-name="T45">thus </text:span><text:span text:style-name="T45">etiam rectu admixtum est in propositi </text:span><text:span text:style-name="T45">em-<text:line-break/>plastri </text:span><text:span text:style-name="T45">compositione,, uti mitigatorium quid et leue </text:span><text:span text:style-name="T45">accipiat.<text:line-break/>Hujus </text:span><text:span text:style-name="T45">niinirum potentiae oleum quoque est, </text:span><text:span text:style-name="T45">emplastri co-<text:line-break/>quendi </text:span><text:span text:style-name="T45">causa facundum primam rationem </text:span><text:span text:style-name="T45">adjectum </text:span><text:span text:style-name="T45">, </text:span><text:span text:style-name="T45">fecum<text:line-break/>vero </text:span><text:span text:style-name="T45">duas facultates inferens, mitigatoriam videlicet </text:span><text:span text:style-name="T45">et quite-<text:line-break/>valida </text:span><text:span text:style-name="T45">medicamenta obtundit, sive </text:span><text:span text:style-name="T45">haetxaeri, sive ari fle, a<text:line-break/>vir tute </text:span><text:span text:style-name="T45">sint </text:span><text:span text:style-name="T45">praedita. </text:span><text:span text:style-name="T45">Cerle ampelitis </text:span><text:span text:style-name="T45">terra </text:span><text:span text:style-name="T45">siccas- </text:span><text:span text:style-name="T45">et discutis;</text:span></text:p>
      <text:p text:style-name="P12"/>
      <text:p text:style-name="P13"><text:span text:style-name="T45">nihil- manifesto </text:span><text:span text:style-name="T7">acre' continens,</text:span><text:span text:style-name="T45"> propterea malignis ulceribus<text:line-break/>idonea est et su solam per • </text:span><text:span text:style-name="T45">se </text:span><text:span text:style-name="T45">tritam luspergas.' Galbanum<text:line-break/></text:span><text:span text:style-name="T7">vero</text:span><text:span text:style-name="T45"> et ipsum,, eo quod concoquit, emollit, - mitigat et do-<text:line-break/>lorem festat,- praedictae.- compositioni adjectum est, quum<text:line-break/>thus easdem .vires, sed imbecilliores habeat, </text:span><text:span text:style-name="T45">galbano </text:span><text:span text:style-name="T45">facul-<text:line-break/>tates ambas valentiores possidente., Terebinthina resina ipsa<text:line-break/>quoque simul, quum detergendi discutiendique facultatem<text:line-break/>habeat,-etiam affectus tales, quod concoquat, quidpiam ob-<text:line-break/>tinet, Bitumen vero, cum,calore non admodum vehementi<text:line-break/>siccare - novimus, quibus omnibus emplastri auctor-medi-<text:line-break/>•amentum'trahentis facultatis• propolim nimirum admiscuit,-<text:line-break/>quoniam ejus, usum/multiplicem esse voluit. Omnia vcro,<text:line-break/>quae multiplicem usum praestant, maxime varias facultates<text:line-break/>habere necessitas est, ut pluribus, vitiis medeantur. Sic etiam<text:line-break/>non parum mellis addidit' sciens ipsum </text:span><text:span text:style-name="T45">siccans, </text:span><text:span text:style-name="T45">digerensque<text:line-break/>putrefcentibus esse accommodatissimum; quippe et, ipsumlex"<text:line-break/>iis est, </text:span><text:span text:style-name="T98">quae.nonputresu.nt, </text:span><text:span text:style-name="T45">- et-mixta a putredine reservat,</text:span></text:p>
      <text:p text:style-name="P12"/>
      <text:p text:style-name="P16"><text:span text:style-name="T45">.raeterquam extreme ad putrescendum idonea, quae humida<text:line-break/>funt et .calida,- Atque </text:span><text:span text:style-name="T45">mel </text:span><text:span text:style-name="T45">copiosius aliis medicamenti com-<text:line-break/>positor indidit, nam si tria, </text:span><text:span text:style-name="T45">quae </text:span><text:span text:style-name="T45">coqui desiderant, excipias,<text:line-break/>bitumen,' argenti spumam, terram ampelitidem, aliis majus<text:line-break/>est. Atque his ipsis bitumini:; argenti .spumae et ampelitidi<text:line-break/>'tantum -adjecit </text:span><text:span text:style-name="T7">olei,</text:span><text:span text:style-name="T45">. quantum coctioni commodum erat su-<text:line-break/>turum, conjectura et ab aliis fuinpta, ..quae sicca medica—<text:line-break/>mento immittuntur. Insuper • omnibus </text:span><text:span text:style-name="T45">perfecte </text:span><text:span text:style-name="T45">coctis myr-<text:line-break/>rham et aloen voluit injici; quae ambo </text:span><text:span text:style-name="T45">citra </text:span><text:span text:style-name="T45">mordicationem<text:line-break/>siccant, verum differunt, quoualosi astringat, myrrha te-<text:line-break/>nuiorum’ partium sit magisque siccet. Caeterurn haud ficio,<text:line-break/>cur Herae visum fuerit'minoribus symmetriis panaceam<text:line-break/>hanc conscribere, quam alii maj oribus, conficiunt, siquidem<text:line-break/>nonnulsuomnia duplicata habere ipsam tradiderunt, alii<text:line-break/>quadruplo copiosiora. Galbani sane draehmas fex obolum<text:line-break/>unum, et semissem Horas numeravit, alii drachmas- decem<text:line-break/>et semissem, quemadmodum alii rurfus viginti-quinque,</text:span></text:p>
      <text:p text:style-name="P12"><text:span text:style-name="T45">augentes simul et alia ad portionem, ut nusquam dicatur in<text:line-break/>symmetria obolus vel sumiobolus. Itaque, advertere vos<text:line-break/>.oportet, panaceas apud alios scriptas huic.conferentes, utrum<text:line-break/>omnia duplicata, an quadrupla, habeant, ac si sint omnia<text:line-break/>aucta, non putare illas ab hac esse diversas.</text:span></text:p>
      <text:p text:style-name="P16"><text:span text:style-name="T45">[(sis a </text:span><text:span text:style-name="T7">quibusdam Epigoni </text:span><text:span text:style-name="T7">dictet.</text:span><text:span text:style-name="T45"> </text:span><text:span text:style-name="T45">Multiplicis usus est<text:line-break/>medicamentum, quod isidem appellant, ab omulbus coni-<text:line-break/>mendatum. </text:span><text:span text:style-name="T45">Ego </text:span><text:span text:style-name="T45">vero apponam modo</text:span><text:span text:style-name="T45">,. quae </text:span><text:span text:style-name="T45">Seras de illo<text:line-break/>memoriae prodidit Haec illius </text:span><text:span text:style-name="T45">verba </text:span><text:span text:style-name="T45">sunt. </text:span><text:span text:style-name="T7">'Medicamentum<text:line-break/>u nonnullis Epigoni </text:span><text:span text:style-name="T7">dictum, </text:span><text:span text:style-name="T7">ah </text:span><text:span text:style-name="T7">aliis isis. </text:span><text:span text:style-name="T7">Facit </text:span><text:span text:style-name="T7">ad omne<text:line-break/></text:span><text:span text:style-name="T7">vulrius et ad vulnera capitis cum ojsium praecisione, fa-<text:line-break/>nat eitra reparationem. Valet </text:span><text:span text:style-name="T7">ad </text:span><text:span text:style-name="T7">punctus, </text:span><text:span text:style-name="T7">item paxillos<text:line-break/></text:span><text:span text:style-name="T7">infixos et</text:span><text:span text:style-name="T45"> hominum </text:span><text:span text:style-name="T7">atque </text:span><text:span text:style-name="T7">canum </text:span><text:span text:style-name="T7">morsus. Venenum </text:span><text:span text:style-name="T7">trahit<text:line-break/></text:span><text:span text:style-name="T7">viperae, scorpii, draconis marini, pastinacae, Curat fra-<text:line-break/>ituros artuum cum vulnere, </text:span><text:span text:style-name="T7">callum </text:span><text:span text:style-name="T7">enim obducit citius<text:line-break/>tutiusqus. Fistula: omnes </text:span><text:span text:style-name="T33">ί </text:span><text:span text:style-name="T7">ecentes</text:span><text:span text:style-name="T7">, veteres foveas, sinus,<text:line-break/>phymata, parotidas, akscejsus in mammis et alis futuros</text:span></text:p>
      <text:p text:style-name="P12"><text:span text:style-name="T45">aut factos </text:span><text:span text:style-name="T7">sanat. </text:span><text:span text:style-name="T7">Adversus fluxionem</text:span><text:span text:style-name="T45"> nobis </text:span><text:span text:style-name="T7">venientibus<text:line-break/></text:span><text:span text:style-name="T7">'irurnas adhuc </text:span><text:span text:style-name="T7">auscrt, eum tunicis</text:span><text:span text:style-name="T45"> celerrime </text:span><text:span text:style-name="T7">pus eduddns-<text:line-break/>Sistit oculorum siuxiones sconti </text:span><text:span text:style-name="T7">impositum</text:span><text:span text:style-name="T7">, tollit linor </text:span><text:span text:style-name="T7">ani,<text:line-break/></text:span><text:span text:style-name="T7">gangraenas non patitur latius serpere</text:span><text:span text:style-name="T7">, </text:span><text:span text:style-name="T7">putredinem siurgat,<text:line-break/>in summa ad quodvis bonum esu</text:span><text:span text:style-name="T45"> Haec recipit, cerae drach-<text:line-break/>mas centum , terebinthinae </text:span><text:span text:style-name="T45">. </text:span><text:span text:style-name="T45">drachmas ducentas</text:span><text:span text:style-name="T45">, </text:span><text:span text:style-name="T45">Cecuuduifi<text:line-break/>alios centum, squamae aeris rubri drachmas octo, aerugi-<text:line-break/>nis </text:span><text:span text:style-name="T45">rasae </text:span><text:span text:style-name="T45">drachmas oeto,</text:span><text:span text:style-name="T45">- </text:span><text:span text:style-name="T45">aristolochiae rotundae drachmas<text:line-break/>octo, thuris drachmas ecto, salis ammoniaci drachmas </text:span><text:span text:style-name="T45">octo,<text:line-break/></text:span><text:span text:style-name="T45">guttae tmmoniaci diachmas acto, aluminis usti vel rotundi<text:line-break/>drachmas sex, aeris, usti drachmas octo, myrrhae drachmas<text:line-break/>duodecim, aloes drachmas, </text:span><text:span text:style-name="T45">duodecim, </text:span><text:span text:style-name="T45">galbani drachmas duo-<text:line-break/></text:span><text:span text:style-name="T45">decim, </text:span><text:span text:style-name="T45">olei veteris heminam unam,; aceti acris heminas<text:line-break/>duas. Quae diquari possunt, siccis in mortarium superfun-<text:line-break/>duntur. Sic quidem Heras ifim scripsit non etiam partictr-<text:line-break/>larem omnem usum er apponens, ut in- aliis', consueverat.<text:line-break/>Insuper' qnod ad Epigonuiu' illud- refert, &amp; </text:span><text:span text:style-name="T45">pIeiiequo </text:span><text:span text:style-name="T45">dissen-<text:line-break/></text:span><text:span text:style-name="T45">tit, </text:span><text:span text:style-name="T45">quos </text:span><text:span text:style-name="T45">exsictius </text:span><text:span text:style-name="T45">dxiepigniifii </text:span><text:span text:style-name="T45">soripsisseCau^itrdrr </text:span><text:span text:style-name="T45">mimi </text:span><text:span text:style-name="T45">alia</text:span></text:p>
      <text:p text:style-name="P12"><text:span text:style-name="T45">tum illud quoque, .-nempe quod </text:span><text:span text:style-name="T45">in </text:span><text:span text:style-name="T45">-arcere </text:span><text:span text:style-name="T45">conclusus, </text:span><text:span text:style-name="T45">quum<text:line-break/>quendam admodum potentem curasset, ejus rei gratia fuit<text:line-break/>dimissus.- Adjecisse vero ipsum ajnnt praescripto </text:span><text:span text:style-name="T7">medica,-<text:line-break/></text:span><text:span text:style-name="T45">mento dracunculi radicem, atque ego semper ita usus sum,<text:line-break/>quoniam et .praeceptorum meorum unus usurpabat, appo-<text:line-break/>nens ,lu praedictam symmetriam Iferae dracunculi drach-<text:line-break/>mas octo, insuper et olei cyathi dimidium, </text:span><text:span text:style-name="T45">aceti </text:span><text:span text:style-name="T45">heminam,<text:line-break/>ad haec calopltouiam resinam, non ut Heras terebinthinam.<text:line-break/>Sed et ,m emplastri confectione ab illo dissentiebat, galbanum<text:line-break/>aceto, cum- aliis in pila elaborans, atque ita admiscens </text:span><text:span text:style-name="T7">ea,<text:line-break/></text:span><text:span text:style-name="T45">quemadmodum et Heras inquit, liquabilibus, deinde medi-<text:line-break/>camentum manibus, plusimum emolliebat, attingens acetum<text:line-break/>quam acentium, postea in vase aereo reponebat et perfu-<text:line-break/>sum longo tempore fervabat, atque' ita excipiens utebatur.<text:line-break/>Appellavit ipsum,, velut alii, quidam,- Hermonis sacri scribae,<text:line-break/>alibi scriptum invenias ex adytis templi Vulcani in 4egyto<text:line-break/>hoc quoque esse, quemadmodum et illud, quod ex dictamno</text:span></text:p>
      <text:p text:style-name="P12"><text:span text:style-name="T45">constat.' Symmetriam vero simplicium medicamentorum,<text:line-break/>quae id constituunt, omnes propemodum aequalem scripse-<text:line-break/>runt, proinde titulus licet diversus existat,-non opineris<text:line-break/>aliud esse </text:span><text:span text:style-name="T45">atque </text:span><text:span text:style-name="T45">aliud et quod sx adytis sacrum dicitur et<text:line-break/>Hermonis sacri scribae et Epigoni; nam omnes has appet<text:line-break/>lationes habet, liquatum autem cum cerato liquido purgat<text:line-break/>et </text:span><text:span text:style-name="T45">ulcera </text:span><text:span text:style-name="T45">cicatrice obducit. Quidam ex cerato triplicato di-<text:line-break/>lui ipsum tradiderunt, nonnulli duplicato, utrique symme-<text:line-break/>triam indefinite distinguentes. In quibus etenim ulcus pu-<text:line-break/>rum satis efficitur, si tribus cerati partibus temperatum sue-<text:line-break/>rit, non oportet duplicatum adjicere, in quibus autem minus<text:line-break/>purgatur, ibi ceratum duplo majus assumendum. Novimus<text:line-break/>mim efficacius omne id genus medicamentum esse, quod<text:line-break/>non multo cerato miscetur, imbecillius </text:span><text:span text:style-name="T45">, </text:span><text:span text:style-name="T45">quodeculto. Nihil<text:line-break/>mali' est,</text:span><text:span text:style-name="T45">/autem </text:span><text:span text:style-name="T45">de dracunculo quoqiie ea tenus licere, quod<text:line-break/>per aestatem caule exiccato et herba tota, radiceni ampu-</text:span></text:p>
      <text:p text:style-name="P12"><text:span text:style-name="T45">tare </text:span><text:span text:style-name="T45">oportet, deinde in domo sicca solem non habente repo -<text:line-break/>sitam, paulo post dies fex vel septem in orbiculos dividere,<text:line-break/>eosque filo trajectos </text:span><text:span text:style-name="T45">in </text:span><text:span text:style-name="T45">sicca domo et a sule remota rursus<text:line-break/></text:span><text:span text:style-name="T45">suspendere, </text:span><text:span text:style-name="T45">ac sic </text:span><text:span text:style-name="T45">ubi </text:span><text:span text:style-name="T45">medicamentum praeparare voles ra-<text:line-break/>licem contundere, quae ipsa </text:span><text:span text:style-name="T45">quoque </text:span><text:span text:style-name="T45">seoefum tusa et lae-<text:line-break/></text:span><text:span text:style-name="T45">nigata probe, ut putris </text:span><text:span text:style-name="T45">fiat, </text:span><text:span text:style-name="T45">malignis ulceribus </text:span><text:span text:style-name="T45">medetur.</text:span></text:p>
      <text:p text:style-name="P16"><text:span text:style-name="T45">Empiasirum </text:span><text:span text:style-name="T7">ex dictamno.']</text:span><text:span text:style-name="T45"> Item </text:span><text:span text:style-name="T45">quod ex dictamno<text:line-break/></text:span><text:span text:style-name="T45">emplastrum </text:span><text:span text:style-name="T45">conficitur, </text:span><text:span text:style-name="T45">sacrum </text:span><text:span text:style-name="T45">appellant, dicentes et </text:span><text:span text:style-name="T45">hanc<text:line-break/>fcripturam </text:span><text:span text:style-name="T45">in </text:span><text:span text:style-name="T45">Vulcani templo juxta Memphim inventam </text:span><text:span text:style-name="T45">es-<text:line-break/></text:span><text:span text:style-name="T45">fe</text:span><text:span text:style-name="T45">, omnes ipsius hujusmodi symmetriis meminerunt vel<text:line-break/>parum adeo </text:span><text:span text:style-name="T45">ab </text:span><text:span text:style-name="T45">his differentibus. Sufficiet autem verba He-<text:line-break/>rae et de </text:span><text:span text:style-name="T45">ipso adscripsisse, </text:span><text:span text:style-name="T45">quae </text:span><text:span text:style-name="T45">in hunc </text:span><text:span text:style-name="T45">modum habenti<text:line-break/></text:span><text:span text:style-name="T7">Sacrum </text:span><text:span text:style-name="T7">ex </text:span><text:span text:style-name="T7">Vulcani templo in HAemphi. Facit ad </text:span><text:span text:style-name="T7">recentia<text:line-break/></text:span><text:span text:style-name="T7">rruenta, fluentia, ad </text:span><text:span text:style-name="T7">nervorum </text:span><text:span text:style-name="T7">praecisiones</text:span><text:span text:style-name="T7">, vetera </text:span><text:span text:style-name="T7">ulce-<text:line-break/></text:span><text:span text:style-name="T7">ra, </text:span><text:span text:style-name="T7">suppascentia contusu, putredines</text:span><text:span text:style-name="T7">, </text:span><text:span text:style-name="T7">carbunculos, </text:span><text:span text:style-name="T7">ni-<text:line-break/></text:span><text:span text:style-name="T7">gi itias, ulcera fluentia, </text:span><text:span text:style-name="T7">cicatricem </text:span><text:span text:style-name="T7">aegre idrnittentia, pa-<text:line-break/></text:span><text:span text:style-name="T7">rotidas</text:span><text:span text:style-name="T7">, pernione,', abscejsus, </text:span><text:span text:style-name="T7">strumas</text:span><text:span text:style-name="T7">, su"wnculos, duri-<text:line-break/>dias. </text:span><text:span text:style-name="T7">liela </text:span><text:span text:style-name="T7">educit, aculeos, </text:span><text:span text:style-name="T7">ojsu ex </text:span><text:span text:style-name="T7">capite- </text:span><text:span text:style-name="T7">Sanat serarum<text:line-break/>ictus, scorpionum morsus, phalangiorum</text:span><text:span text:style-name="T7">, </text:span><text:span text:style-name="T7">muris aranei;</text:span></text:p>
      <text:p text:style-name="P12"><text:span text:style-name="T45">hominum. </text:span><text:span text:style-name="T7">Valet ad omnem colli dolorem, humeri, articu-<text:line-break/>lorum, vice malagmatis. </text:span><text:span text:style-name="T7">Sistit </text:span><text:span text:style-name="T7">oculorum </text:span><text:span text:style-name="T7">siuares, </text:span><text:span text:style-name="T33">ηο</text:span><text:span text:style-name="T87">η<text:line-break/></text:span><text:span text:style-name="T7">modo recentes, scd </text:span><text:span text:style-name="T7">etiam </text:span><text:span text:style-name="T7">veteres. </text:span><text:span text:style-name="T7">Tollit capitis dolorem<text:line-break/></text:span><text:span text:style-name="T7">'nunctum, </text:span><text:span text:style-name="T7">rosaceo dilutum. </text:span><text:span text:style-name="T7">Et uteri dolo,emsoedat </text:span><text:span text:style-name="T7">tu</text:span><text:span text:style-name="T80">m<text:line-break/></text:span><text:span text:style-name="T7">illitu </text:span><text:span text:style-name="T7">tum suffitu. </text:span><text:span text:style-name="T7">Necat insuper seras suffitu.</text:span><text:span text:style-name="T45"> Haec rem-<text:line-break/>pit olei veteris heminas ij, argenti spumae </text:span><text:span text:style-name="T45">draclu </text:span><text:span text:style-name="T45">c, aeru-<text:line-break/>ginis rasae </text:span><text:span text:style-name="T45">drach. </text:span><text:span text:style-name="T45">viij </text:span><text:span text:style-name="T45">, </text:span><text:span text:style-name="T45">squamae </text:span><text:span text:style-name="T7">3 vj,</text:span><text:span text:style-name="T45"> colophoniae liquidae,<text:line-break/>alii pineae J 1, mannae' draclu xij, guttae ammonlaci 5 xvj,<text:line-break/>aeris </text:span><text:span text:style-name="T45">usti 3 </text:span><text:span text:style-name="T45">viij, diphrygis </text:span><text:span text:style-name="T7">3 </text:span><text:span text:style-name="T7">vj,</text:span><text:span text:style-name="T45"> </text:span><text:span text:style-name="T45">gentianae </text:span><text:span text:style-name="T7">3,</text:span><text:span text:style-name="T45"> sex, aloiis<text:line-break/>3 viij, galbani </text:span><text:span text:style-name="T7">3</text:span><text:span text:style-name="T45"> xij, propolis 5 viij, cerae </text:span><text:span text:style-name="T7">3</text:span><text:span text:style-name="T45"> xxv, aristo-<text:line-break/>lochiae J </text:span><text:span text:style-name="T45">x, </text:span><text:span text:style-name="T45">dictamni cretici 5 </text:span><text:span text:style-name="T45">x. </text:span><text:span text:style-name="T45">Argenti spumam et<text:line-break/>oleum </text:span><text:span text:style-name="T45">in </text:span><text:span text:style-name="T45">olla magna supra prunam’ incoquito, ut omnino<text:line-break/>aut sere non inquinet, deinde cacabum deponens aeruginem<text:line-break/>indito squamamque et coquito, ne prorsus inficiat. Possea<text:line-break/>rursus </text:span><text:span text:style-name="T45">auferens, </text:span><text:span text:style-name="T45">resinam,, </text:span><text:span text:style-name="T45">ammonlaci </text:span><text:span text:style-name="T45">guttam, injice cribra-<text:line-break/>ta, movens donec fervere desinat, </text:span><text:span text:style-name="T45">mox </text:span><text:span text:style-name="T45">quoti, reposueris<text:line-break/>paululumque dimiseris, tollito atque aes diphrygesque iu_<text:line-break/>spergito, rursus coquens, quoad non inquinet, interdum</text:span></text:p>
      <text:p text:style-name="P131"><text:span text:style-name="T45">enim his injectis remittitur, postea deponens, ceram ad-<text:line-break/>dito, iterum coquito, urque </text:span><text:span text:style-name="T45">dum </text:span><text:span text:style-name="T45">Tron polluat, quod celeri-<text:line-break/>ter </text:span><text:span text:style-name="T45">accidit. </text:span><text:span text:style-name="T45">Dein quum deposueris,, propolinr immittes </text:span><text:span text:style-name="T45">ac<text:line-break/>repones </text:span><text:span text:style-name="T45">denuo, paulisper sines, quum depones, </text:span><text:span text:style-name="T45">addes </text:span><text:span text:style-name="T45">aloen,<text:line-break/></text:span><text:span text:style-name="T45">mannam, </text:span><text:span text:style-name="T45">dictamnum., aristolocniam, gentianam; his abun-<text:line-break/></text:span><text:span text:style-name="T45">de </text:span><text:span text:style-name="T45">refrigeratis singula llaevissima insperges movens, fi non<text:line-break/>inficiat, </text:span><text:span text:style-name="T45">tolles , </text:span><text:span text:style-name="T45">sin minus, leni igne coques. Haec quidem<text:line-break/>Heras de emplastro scripsit. Composuimus autem id nos in-<text:line-break/>terdum et sine usto, aere et, diphryge, unde quae in </text:span><text:span text:style-name="T45">alto </text:span><text:span text:style-name="T45">la-<text:line-break/>tebant, magis, attrahebat emolliebatque </text:span><text:span text:style-name="T45">magis </text:span><text:span text:style-name="T45">discutiebat-<text:line-break/>que, non.tamen ulceribus aegre cicatricam ducentibus ido-<text:line-break/>neum. Quin etiam ipsum </text:span><text:span text:style-name="T45">citra </text:span><text:span text:style-name="T45">dictamnum confecimus rur-<text:line-break/>sus aliis apponentes chryfoeollae drachmas </text:span><text:span text:style-name="T45">sex, </text:span><text:span text:style-name="T45">ut maligna<text:line-break/>ulcera felicius, sanaret.<text:tab/>.</text:span></text:p>
      <text:p text:style-name="P16"><text:span text:style-name="T7">'siiicesium nigrwmij</text:span><text:span text:style-name="T45"> Medicamentum titulo hicesium, usus<text:line-break/>multiplicis, quidam gignendi casu scripserunt,Hicefii. Heras<text:line-break/>itaque de ipso- haec tradit. </text:span><text:span text:style-name="T7">Hicesium ad vdlnerd et canum</text:span></text:p>
      <text:p text:style-name="P12"><text:span text:style-name="T7">morsas, duritias Aijsiundens, ad parotidas, condylomata<text:line-break/>et maligna. Item esi atti ahens et glutinat, </text:span><text:span text:style-name="T7">ortum. </text:span><text:span text:style-name="T7">Valet in-<text:line-break/>super </text:span><text:span text:style-name="T7">ad </text:span><text:span text:style-name="T7">aquam inter </text:span><text:span text:style-name="T7">cutem.</text:span><text:span text:style-name="T45"> </text:span><text:span text:style-name="T45">4 Argenti spumae draclu<text:line-break/>centum, bituminis Judaici drach. c, terrae- ampelitidis J </text:span><text:span text:style-name="T45">c;<text:line-break/></text:span><text:span text:style-name="T45">mannae, </text:span><text:span text:style-name="T45">propolis, </text:span><text:span text:style-name="T45">singulorum drach. xxv, galbani J xij,<text:line-break/>scissilis </text:span><text:span text:style-name="T45">draclu </text:span><text:span text:style-name="T45">xij</text:span><text:span text:style-name="T22">-β, </text:span><text:span text:style-name="T45">terebinthinae </text:span><text:span text:style-name="T7">3</text:span><text:span text:style-name="T45"> xij </text:span><text:span text:style-name="T22">β, </text:span><text:span text:style-name="T45">iridis drach. vj,<text:line-break/>dei immaturi heminas sex, mellis heminam j, chalcitidis<text:line-break/>drach, iiij </text:span><text:span text:style-name="T22">β, </text:span><text:span text:style-name="T45">gallae omphacitidis drach., vj. myrrhae drach.<text:line-break/>vj. Argenti spuma,- bitumen, ampelitis cum oleo incoquun-<text:line-break/>tur, ubi semicocta fuerint, propolis, resina </text:span><text:span text:style-name="T7">et</text:span><text:span text:style-name="T45"> galbanum<text:line-break/>ex melle separatim cocta miscentur, postquam constiterint,<text:line-break/>reliqua adjiciuntur, moventur autem spatha ex baedae<text:line-break/>ligno confecta. Hujus emplastri mixturae pondus non idem<text:line-break/>omnes, nt in sequentibus ostendetur, tradiderunt.</text:span></text:p>
      <text:p text:style-name="P16"><text:span text:style-name="T45">[.lVigrstm </text:span><text:span text:style-name="T7">ex duabus aristolochiis.</text:span><text:span text:style-name="T45">Celebre, quoque<text:line-break/>emplastrum usus multiplicis est id,'quod ex duabus aristo-<text:line-break/>lochiis conficitur, quod ipse Heras quoque his verbis de-</text:span></text:p>
      <text:p text:style-name="P12"><text:span text:style-name="T45">scripsit. </text:span><text:span text:style-name="T7">J</text:span><text:span text:style-name="T70">T</text:span><text:span text:style-name="T7">igrum ex duplici arifiolodhia. Facit ad antiqua,<text:line-break/>callosa, aegre cicatricem inducentia, depascentia. ' Esi<text:line-break/>etiam eiwirnurn cephalicum, osta reducit et est gliuinato-<text:line-break/>riurn. Facit ad articulos sclutos Fluori obnoxia repurgat,<text:line-break/>implet immisum.</text:span><text:span text:style-name="T45"> 4 Picis libram unam, cerae libram j, bi-<text:line-break/>tuminis libram unam, terebinthinae libram unam, mannae<text:line-break/>felsuram vel uncias septem, ae. uginisrasaeselibram,oerns-<text:line-break/>fae selibram, chalcanthi uncias quatuor, aristolochiae </text:span><text:span text:style-name="T45">lon-<text:line-break/></text:span><text:span text:style-name="T45">gae uncias quatuor, illyricae uncias quatuor, malicorii </text:span><text:span text:style-name="T45">un-<text:line-break/></text:span><text:span text:style-name="T45">cias duas, gallae immaturae uncias duas, aeris usti uncias<text:line-break/>duas,-spinae uncias quatuor, </text:span><text:span text:style-name="T45">• </text:span><text:span text:style-name="T45">aristolochiae rotundae uncias<text:line-break/>quatuor, aceti heminam unam, riclului. vel elei veteris he-<text:line-break/>minam unam. Quae liquefieri poterunt, simul liquato, </text:span><text:span text:style-name="T45">deinde<text:line-break/></text:span><text:span text:style-name="T45">cerussam, aeruginem </text:span><text:span text:style-name="T45">et </text:span><text:span text:style-name="T45">chalcanlhum cum aceto laevia sacta<text:line-break/>inspergito,. mox </text:span><text:span text:style-name="T45">supra </text:span><text:span text:style-name="T45">ignem, usque dum coierint, arida<text:line-break/>infricato, igne subtracto, dehinc desusa subigito. Haec </text:span><text:span text:style-name="T45">tum<text:line-break/>Heras, tum </text:span><text:span text:style-name="T45">alii de ipso scriptum reliquerunt. Ratio </text:span><text:span text:style-name="T45">autem<text:line-break/>ejus qui </text:span><text:span text:style-name="T45">id composuit non obscura est recordantibus </text:span><text:span text:style-name="T45">quae</text:span></text:p>
      <text:p text:style-name="P12"><text:span text:style-name="T45">hic </text:span><text:span text:style-name="T45">et </text:span><text:span text:style-name="T7">in</text:span><text:span text:style-name="T45"> prioribus commentariis </text:span><text:span text:style-name="T45">dicta </text:span><text:span text:style-name="T45">sunt. Constat enim<text:line-break/>ex contrariis facultatibus, </text:span><text:span text:style-name="T45">attractricibus et </text:span><text:span text:style-name="T45">repultricihus,<text:line-break/>quae commune </text:span><text:span text:style-name="T45">habent </text:span><text:span text:style-name="T45">ut </text:span><text:span text:style-name="T45">exiccent. </text:span><text:span text:style-name="T45">Superat autem in eo<text:line-break/>repellentium virtus, quae adest astringentibus, chalcantho,<text:line-break/>malicorio , gallae</text:span><text:span text:style-name="T45">,, </text:span><text:span text:style-name="T45">aeri usto' et spinae, ob hoe etiam ad so-<text:line-break/>lutos, id </text:span><text:span text:style-name="T45">est </text:span><text:span text:style-name="T45">laxatos articulos convenire . ipsum affirmat.<text:line-break/>Aristolochiam autem et irid em astrictoriis admiscuit, utpote<text:line-break/>rarefaciendi et digerendi potestate praedita. Ut autem em-<text:line-break/>plastrum fieret nec siccum, sed ut superinduci posset, me;<text:line-break/>dicamentum, oleum et cera </text:span><text:span text:style-name="T45">mixta </text:span><text:span text:style-name="T45">sunt, cera quidem eeu<text:line-break/>materies solum, sicut et oleum, si commune fuerit hoc, nec<text:line-break/>rieininum vel vetustum, </text:span><text:span text:style-name="T45">quippe </text:span><text:span text:style-name="T45">didicimus aaec calefacere<text:line-break/>et discutere. Terebinthina vero resina praeterquam, quod<text:line-break/>emplestri consistentium </text:span><text:span text:style-name="T45">medicamento </text:span><text:span text:style-name="T45">conciliet, quum cera<text:line-break/>hoc sula facere </text:span><text:span text:style-name="T45">non </text:span><text:span text:style-name="T45">possit, </text:span><text:span text:style-name="T45">etiam </text:span><text:span text:style-name="T45">emolliens quid et discu-<text:line-break/>tiens detergensque obtinet. </text:span><text:span text:style-name="T45">At </text:span><text:span text:style-name="T45">quum thus eadem praestet,<text:line-break/>manna astringendi facultatem </text:span><text:span text:style-name="T45">tutam </text:span><text:span text:style-name="T45">e,t qualitatem assumpsit;</text:span></text:p>
      <text:p text:style-name="P12"><text:span text:style-name="T45">vocant enim </text:span><text:span text:style-name="T45">sic </text:span><text:span text:style-name="T45">thuris micas </text:span><text:span text:style-name="T45">concessu </text:span><text:span text:style-name="T45">elisas</text:span><text:span text:style-name="T45">, </text:span><text:span text:style-name="T45">corticis pa-<text:line-break/>rum item participes, lam </text:span><text:span text:style-name="T45">et bitumen </text:span><text:span text:style-name="T45">abunde siccat, </text:span><text:span text:style-name="T45">ad em-<text:line-break/></text:span><text:span text:style-name="T45">plastri confectionem.idoneum </text:span><text:span text:style-name="T45">medicamentum. </text:span><text:span text:style-name="T45">Atque </text:span><text:span text:style-name="T45">haec<text:line-break/>de </text:span><text:span text:style-name="T45">illius compositione sufficiunt. </text:span><text:span text:style-name="T45">Porro </text:span><text:span text:style-name="T45">emplastri hujus au-<text:line-break/>etor, quum vallet , medicamenta valenti virtute praedita mi-<text:line-break/>scere, aeruginem et acetum ipsis adjecit, quae </text:span><text:span text:style-name="T45">siccare, </text:span><text:span text:style-name="T45">exe-<text:line-break/>dere et usque in profundum corporis penetrare </text:span><text:span text:style-name="T45">atque </text:span><text:span text:style-name="T45">aiia<text:line-break/>deducere possunt. Miscentur autem </text:span><text:span text:style-name="T45">haec </text:span><text:span text:style-name="T45">cnm digerentibus,<text:line-break/>ut humores crassos partibus, </text:span><text:span text:style-name="T45">quas curamus,, infixos </text:span><text:span text:style-name="T45">atte-<text:line-break/>nuent. Restat igitur et de cerussa </text:span><text:span text:style-name="T45">quippiam dicere, </text:span><text:span text:style-name="T45">quam-<text:line-break/>ceu ad emplastrum conficiendum aptam, non ut aliquid<text:line-break/>cooperaturam admiscuisse illum est perspicuum. Ego vero,<text:line-break/>argenti, spumam potius adjecissem, quae et emplastris con-<text:line-break/>venit et refrigerat, cerussa vero </text:span><text:span text:style-name="T45">aliis- </text:span><text:span text:style-name="T45">quibusdam utilis' ad<text:line-break/>propositi emplastri vires nihil praesidii affert . . '</text:span></text:p>
      <text:p text:style-name="P16"><text:span text:style-name="T7">fsifmplasirum</text:span><text:span text:style-name="T45"> Axanitae.] Emplastrum Azanitae vatii-<text:line-break/>usus est et nobile, de </text:span><text:span text:style-name="T7">ipfo autem</text:span><text:span text:style-name="T45"> Heras ita scribit.' </text:span><text:span text:style-name="T7">Empltt--</text:span></text:p>
      <text:p text:style-name="P132"><text:span text:style-name="T7">sirum. </text:span><text:span text:style-name="T7">Azanttae.</text:span><text:span text:style-name="T45"> 4 Picis aridae § j </text:span><text:span text:style-name="T45">;'</text:span><text:span text:style-name="T45">serae </text:span><text:span text:style-name="T45">rij, adipis<text:line-break/></text:span><text:span text:style-name="T45">suilli § lij, .seni taurini </text:span><text:span text:style-name="T59">%</text:span><text:span text:style-name="T45"> -iij, oesypi </text:span><text:span text:style-name="T45">iij, </text:span><text:span text:style-name="T45">resinae</text:span><text:span text:style-name="T59">1</text:span><text:span text:style-name="T45"> pineae vf<text:line-break/>Facit, ad. maligna omnia, gangraenas, fistulas, recentia</text:span><text:span text:style-name="T59">1</text:span><text:span text:style-name="T45"> vul-<text:line-break/></text:span><text:span text:style-name="T7">aera,</text:span><text:span text:style-name="T45"> </text:span><text:span text:style-name="T45">ambusta igne, perfrigeratis prodest, ut acopon, item<text:line-break/></text:span><text:span text:style-name="T45">pessulus </text:span><text:span text:style-name="T45">.est. emolliens.. Convenit autem ef;ad uteri lcerajb .<text:line-break/>phymata et parotidas. </text:span><text:span text:style-name="T45">.Quum </text:span><text:span text:style-name="T45">ulcera cava fuerint, copiosiore<text:line-break/>utitor medicamento, alu ad cicatricem inclinare videntur,<text:line-break/></text:span><text:span text:style-name="T45">parciore... </text:span><text:span text:style-name="T45">Porro, medica </text:span><text:span text:style-name="T45">nenti </text:span><text:span text:style-name="T45">proprietas est concretum </text:span><text:span text:style-name="T45">bu-'.<text:line-break/></text:span><text:span text:style-name="T45">morem sordidum </text:span><text:span text:style-name="T45">per summa </text:span><text:span text:style-name="T45">gignere. Benefacit lippientibus,<text:line-break/>palpebris suprapositum. </text:span><text:span text:style-name="T45">Oleum </text:span><text:span text:style-name="T45">medicamenti affectui opponi<text:line-break/></text:span><text:span text:style-name="T45">tur, </text:span><text:span text:style-name="T45">quare obscrvato </text:span><text:span text:style-name="T45">ne infundas. </text:span><text:span text:style-name="T45">Quum autem praeparas,<text:line-break/>picem, .ceram, sevum taurinum injicito, ubi fuerint liquata,<text:line-break/></text:span><text:span text:style-name="T45">adipem suillum,. mox </text:span><text:span text:style-name="T45">resinam, postremo oesypum; </text:span><text:span text:style-name="T45">ubi </text:span><text:span text:style-name="T45">re-<text:line-break/>frigeraveris, totum autem igne, non flamma liquefacito.-<text:line-break/>Maxirne valet in quibus nervi, </text:span><text:span text:style-name="T45">vel </text:span><text:span text:style-name="T45">musculi </text:span><text:span text:style-name="T45">percussi</text:span><text:span text:style-name="T45">-sunt,<text:line-break/></text:span><text:span text:style-name="T45">item </text:span><text:span text:style-name="T45">ad maligna.<text:tab/></text:span><text:span text:style-name="T45">.</text:span></text:p>
      <text:p text:style-name="P133"><text:span text:style-name="T7">• •• tLrnplasirum </text:span><text:span text:style-name="T7">Jialiei, sieu piscatoris, </text:span><text:span text:style-name="T7">ex </text:span><text:span text:style-name="T7">sino vide,<text:tab/>‘</text:span></text:p>
      <text:p text:style-name="P13"><text:span text:style-name="T45">Haliei celebre, et </text:span><text:span text:style-name="T45">multiplicis </text:span><text:span text:style-name="T45">usus emplastrum </text:span><text:span text:style-name="T45">nihil </text:span><text:span text:style-name="T45">minus</text:span></text:p>
      <text:p text:style-name="P134"><text:span text:style-name="T45">quam pripra. Heras ita’</text:span><text:span text:style-name="T45">tradidit.- </text:span><text:span text:style-name="T7">Halisi advetera ei </text:span><text:span text:style-name="T7">ipsae<text:line-break/></text:span><text:span text:style-name="T7">ci&amp;atrsoem aegre‘(saoiint. Item-</text:span><text:span text:style-name="T45"> diseutit' </text:span><text:span text:style-name="T7">praesertim isi Tnitr<text:line-break/>miliis drtritias Utimur eo tanquam optimo ad plurima, ll-<text:line-break/></text:span><text:span text:style-name="T45">Cerae ruinam unam, argenti spumae minam'unam, mannae<text:line-break/>drach viij,, terebiuthluaedraclu viij,.’galbani draclu viij.<text:line-break/>sinopidis drach.. viij,. olei veteris . heminas'ij. Oleum;- et ar-<text:line-break/>genti spuma dum non inquinent, incoquuntur, deinde cera<text:line-break/>resinaque, liquefactis, ipsis sublatis que' ab igne sinopidem<text:line-break/>immittito et galbanum, posteanuaunam. Idem fecit ad </text:span><text:span text:style-name="T45">mari-<text:line-break/></text:span><text:span text:style-name="T45">norum ictus sumine., Usus quandoque.'eo-sum lu quodam'a<text:line-break/>pastinaca percusso summoque dolore vexato , et mirifice pro-<text:line-break/>fecit,;. flbiliiter et in iis, 'qui ascorpione-morsi erant Iluc-<text:line-break/>tenus Heras. Deinceps vero Critonis emplastra iufpi-<text:line-break/>clamus,<text:tab/>। </text:span><text:span text:style-name="T45">_:So.<text:tab/></text:span><text:span text:style-name="T45">.</text:span></text:p>
      <text:h text:style-name="P4" text:outline-level="2">Cap. llI.</text:h>
      <text:p text:style-name="P9"><text:span text:style-name="T45">[.De </text:span><text:span text:style-name="T7">medicamentis </text:span><text:span text:style-name="T33">α </text:span><text:span text:style-name="T7">Critone scriptis sp<text:line-break/></text:span><text:span text:style-name="T45">Heras quidem libram unam de medicamentorum composi-<text:line-break/>tione'fecit, cui titulus est narthex, id:, est </text:span><text:span text:style-name="T7">medir-tmentorum<text:line-break/>promptuarium.</text:span><text:span text:style-name="T45"> Quinque vero tales. Critonis praeter illos de</text:span></text:p>
      <text:p text:style-name="P12"><text:span text:style-name="T45">exornatione fervantur. In quarto horum quinque empiaitra<text:line-break/>praedictis similia specie commemorat, </text:span><text:span text:style-name="T45">quaedam </text:span><text:span text:style-name="T45">, ut Heras,,<text:line-break/>in trrtnm fimill modo confecta', nonnulla , insuper, quorum<text:line-break/>Heras non commemlui’, . qttae’ego mox ordine.'apponam,<text:line-break/>non etiam si </text:span><text:span text:style-name="T45">cujusdam </text:span><text:span text:style-name="T45">aliter quam ab Hera descripti men-<text:line-break/>tiouem facit, omittens; quem admodum in Hicesii emplastro<text:line-break/>factitasse apparet; </text:span><text:span text:style-name="T45">alia </text:span><text:span text:style-name="T45">namque pondera ni mensuras hujuo<text:line-break/>emplastri Crito scripsit, sicut alii quidam; non ut Heras po-<text:line-break/>suit. Incipiam' igitur a prima.’ Icesii,' in cujus simpliciun.<text:line-break/>medicamentorumipondere inter omnes non' convenit</text:span></text:p>
      <text:p text:style-name="P13"><text:span text:style-name="T45">• c r </text:span><text:span text:style-name="T94">\Empsusa </text:span><text:span text:style-name="T7">umHieesii.^</text:span><text:span text:style-name="T45"> De Hicesii medicamento haec ad<text:line-break/>verbum ffxiptitCrito. </text:span><text:span text:style-name="T7">Hicesii ad omne vulnus recens-, vetus,<text:line-break/>contusu, luMrtu, .scacturas, phlegmonae at omnem- dtsum.<text:line-break/>rem, quem protinus sedat- Facit ad'absaejsus f phscnntth<text:line-break/>strumds, 'carbunculos, parotidas ,</text:span><text:span text:style-name="T7">, </text:span><text:span text:style-name="T7">phygethlla uiondylomtedta,<text:line-break/>impetigines</text:span><text:span text:style-name="T70">1</text:span><text:span text:style-name="T7">, ' clavos, nigritiesu; haernx/rrho^as<text:line-break/>tentatdsAiihalds. ambustaiismAr diluis rmrtad velroju'</text:span></text:p>
      <text:p text:style-name="P13"><text:span text:style-name="T74">7</text:span><text:span text:style-name="T45">8</text:span><text:span text:style-name="T74">7</text:span></text:p>
      <text:p text:style-name="P12"><text:span text:style-name="T7">ceo</text:span><text:span text:style-name="T33">, </text:span><text:span text:style-name="T7">valet ad ulcera, aculeos, tela, canum hvminumque<text:line-break/>morsus, ferarum ictus. Item ixd sanguinem cohibendum<text:line-break/></text:span><text:span text:style-name="T45">utitor, et ioco </text:span><text:span text:style-name="T7">malagmatis ad ormuat Oleum vero non ad-<text:line-break/>hibendurn esu-Jiam lippientibus'in linteolo collyrium.adhi-<text:line-break/>betur , sint autem splenia samper rnasora. Juvat quoqusi<text:line-break/>hgdropsc&amp;s.-4</text:span><text:span text:style-name="T45"> Tenne ampehtidis, bituminis,. argenti spn-<text:line-break/>mae, singulorum minas duas, 'cerae, thuris, terebinthinae,<text:line-break/>propolis, singulorum minae dimidium, galbani fissilis, sin-<text:line-break/>gulorum minas quin que,- myrrhae, gallae, iridis,-singulo-<text:line-break/>rum 3 iiij/ chalcitidis </text:span><text:span text:style-name="T7">3 vj ,</text:span><text:span text:style-name="T45"> messis heminas ij,, olei ompba-<text:line-break/>cini congius duos, quidam nemluas ij. Ampelitis, bitumen,<text:line-break/>argenti inorna cum oleo coquuntur;- humore prius expresso,<text:line-break/>ut fiant laevia, incoquuntur autem igne non- aeri, spatha ex<text:line-break/>taedarum ligno assidue moventur, ne subsidant, nam citissime<text:line-break/>comburuntura Quae liquari possunt, in alio vase liquefacito,<text:line-break/>melle prius seorsum cocto, ut. coeat ac in.cacabo .pulchre<text:line-break/>consertis misceto. rurlus enim resolvitur his praemissis,<text:line-break/>deinde arida inspergunturaliquatenns refrigerata, postremo<text:line-break/>thus. Ac ubi in unitatem coierint, utitor, Hanc </text:span><text:span text:style-name="T7">surspturam</text:span></text:p>
      <text:p text:style-name="P13"><text:span text:style-name="T18">sum</text:span></text:p>
      <text:p text:style-name="P12"><text:span text:style-name="T45">ab Herodoto accepi. Haec sane Crito </text:span><text:span text:style-name="T45">de </text:span><text:span text:style-name="T45">Hicesio scripta reli-<text:line-break/>quit. Videtur autem''lu simplicium </text:span><text:span text:style-name="T45">medicamentorum, </text:span><text:span text:style-name="T45">un-<text:line-break/>de totum componitur, .symmetria ab Hera dissentire, ae<text:line-break/>partim haec discordia manifesta est, partim dijudicari rix<text:line-break/>potest. Etenim‘Heras recte faciens omnium* medicamento-<text:line-break/>turn pondus lu Irachrnas' </text:span><text:span text:style-name="T45">redegit; </text:span><text:span text:style-name="T45">Crito autem ampelitidenr<text:line-break/></text:span><text:span text:style-name="T45">terram, </text:span><text:span text:style-name="T45">bitumen, </text:span><text:span text:style-name="T45">argenti fp</text:span><text:span text:style-name="T45">urnam; non pro drachmarum<text:line-break/>pendere scripsit, fed duas singulorum </text:span><text:span text:style-name="T45">minas</text:span><text:span text:style-name="T22">ε</text:span><text:span text:style-name="T45">injiciendas<text:line-break/>censuit. At </text:span><text:span text:style-name="T45">ab </text:span><text:span text:style-name="T45">siis dissensit qui de ponderibus et mensuris<text:line-break/>fcripferunt. quantum videlicet minae pondus existaf; non-<text:line-break/>nulli enim </text:span><text:span text:style-name="T45">sedecim </text:span><text:span text:style-name="T45">unciarum esse dicurll, quidam viginti,<text:line-break/>alii etiam distinctionem faciunt, Alexandrinam ponentes vi-<text:line-break/>gluti uncias pendere, al am sedecim, atque hoc quidem ad-<text:line-break/>huc lenius esu 'Verum ex iis qui minam lu drachmas redi-<text:line-break/>gunt alii centum, alii pinrium drachmarum este, confir-<text:line-break/>mant, quia et unciam nlerique feptem drachmas et famissem<text:line-break/>valere malunt, alii septem dusisaxal, reliqui octo,- Haec igi-</text:span></text:p>
      <text:p text:style-name="P12"><text:span text:style-name="T45">tur quiim ita se habeant, quot drachmarum minam a Gri-<text:line-break/>tone positain aestimare oporteat invenire operosum, esu<text:line-break/>Apparet, autem in alsis quoque centum drachmarum </text:span><text:span text:style-name="T45">minam<text:line-break/></text:span><text:span text:style-name="T45">esse velle, ae si ita res habet, duplicatam Hicesii compofitio-<text:line-break/></text:span><text:span text:style-name="T45">nem </text:span><text:span text:style-name="T45">ab eo scribi putabimus, quum Heras trium horum me-<text:line-break/>dicamentorum priorum leprae; ampelitr.dis,. bituminis, et ar-<text:line-break/>genti spumae, singulorum.drachmas centum posuerit, Cri-<text:line-break/>ttme pondus lu ducentas redigente. Videamus igitur an se-<text:line-break/>quentia duplicato consentiant, quaedam </text:span><text:span text:style-name="T45">namque </text:span><text:span text:style-name="T45">apparent,'<text:line-break/>quaedam </text:span><text:span text:style-name="T45">non </text:span><text:span text:style-name="T45">item. Meminit ergo pesttrla prima</text:span><text:span text:style-name="T45">cerae,<text:line-break/></text:span><text:span text:style-name="T45">thuris, terebinthinae, propolis, singulorum minae dimidium,<text:line-break/>hoc est drachmas quinquaginta., immittendum, praecipiens,<text:line-break/>stenini proposuimus tanquam. mina cantum drachmas va-<text:line-break/>letat; - symmetriam este scriftam. Quod si est, in thure, pro<text:line-break/>manna videlicet’ positu, Crito, cum Hera conveniet, pari<text:line-break/>modo in propoli, norr tamen terebinthina, quippe, viginti<text:line-break/>quinque drachma; Critonem scripsisse oportebat, quum, Her</text:span></text:p>
      <text:p text:style-name="P12"><text:span text:style-name="T45">ras duodecim' et semissem statuerit. Porro incera maxime<text:line-break/>viri controversantur- liscordaritque; quippe quum Heras </text:span><text:span text:style-name="T7">ne-<text:line-break/></text:span><text:span text:style-name="T7">ram</text:span><text:span text:style-name="T45"> </text:span><text:span text:style-name="T45">omniuoluminjieiat, didicimus enim' illius -vim esse,<text:line-break/>mediocriter emollire. Caeterum apud 'Critonem deinceps<text:line-break/>scriptum est galbanisiseissilis singulorum quarta, minae pef-<text:line-break/>lio. Atque in hoc vir Herae suffragatur. Nam qdarta pars<text:line-break/>minae, </text:span><text:span text:style-name="T45">quae </text:span><text:span text:style-name="T45">centum pendet drach'mas,vig‘inii quinque </text:span><text:span text:style-name="T45">drach </text:span><text:span text:style-name="T45">•<text:line-break/>mas efficiet, quae duplum sual 'duodecim'ni semissis ab Hera<text:line-break/>scriptorum. Jam V6ro'a minae vocabulo digressus lu" se-<text:line-break/>quentibus Urito myrrhae, gallae, iridis; singulorum drach-<text:line-break/>tnas duoderiaiecsim praedictis miscendas jubet, in hoc He-<text:line-break/>faemonsensiens, siquidem ille sex siujtni^te adjiciendas prae-<text:line-break/>cepit, inde rui sus</text:span><text:span text:style-name="T59">:</text:span><text:span text:style-name="T45"> Gritb chalcitidis drachmas fex tradidit,<text:line-break/>hic </text:span><text:span text:style-name="T45">non </text:span><text:span text:style-name="T45">parum ab Hera discordans. Nam quum rmnia dti-<text:line-break/>plicata sintf conveniebat et chalcitidem non fex; rerum quin-<text:line-break/>decim drachmas habere, itfbi Heres reptem </text:span><text:span text:style-name="T45">et </text:span><text:span text:style-name="T45">dimidiam<text:line-break/>scripsit. a melle quidem alri concordes sunt; quum Heras</text:span></text:p>
      <text:p text:style-name="P12"><text:span text:style-name="T45">heminam unam, Crito heminas duas posuerit. Restat autem<text:line-break/>de oleo quaestio magna, non suluin inter, duos illos viros,<text:line-break/>sed alios quoque, qui medicamentum hoc icripserunt,, sic-<text:line-break/>ut procedente fermoue dicemus. Hi igitur inter fe hactenus<text:line-break/>differunt, etenim Heras </text:span><text:span text:style-name="T45">oIei- </text:span><text:span text:style-name="T45">immaturi heminas sex scripsit,<text:line-break/>melius enim sic quam, ut, alii .quidam dixerunt, cyathos<text:line-break/>fex. Qnippe lu coctione argenti spuma, bitumen, terra am-<text:line-break/>pelitis, ubi lemroocta fuerint, tum alia siugula Heras immit-<text:line-break/>tenda existimat, atqui semicocta fieri non possunt, cyathis<text:line-break/>sex immissis; scimus </text:span><text:span text:style-name="T45">mim </text:span><text:span text:style-name="T45">plerosque ex iis qui </text:span><text:span text:style-name="T45">medicamenta<text:line-break/></text:span><text:span text:style-name="T45">componunt subinde centum argenti.,spumae drachmis duas<text:line-break/>hemiuas ludere. Atque hoc jam-etiam totum antea in primo<text:line-break/>hujus operis volumine comprehensum, est, uempe, metalli-<text:line-break/>corum quoque uncias ix, heminam </text:span><text:span text:style-name="T45">esse</text:span><text:span text:style-name="T74">;</text:span><text:span text:style-name="T45"> </text:span><text:span text:style-name="T45">licere, sicut quidanr<text:line-break/>putarunt. Quin et duodecim iniicere possumus,, ni alii prae-.<text:line-break/>cipiuut,- probe' docti ,si medicamentum dintins' coctum sue-<text:line-break/>nt, licebit autem hoc ipsum copiosiore oleo imposito, rna—</text:span></text:p>
      <text:p text:style-name="P12"><text:span text:style-name="T45">irem </text:span><text:span text:style-name="T45">siccandi </text:span><text:span text:style-name="T45">vim'acquirere, quod si ah </text:span><text:span text:style-name="T45">igne </text:span><text:span text:style-name="T45">statim subla-<text:line-break/>tum </text:span><text:span text:style-name="T45">fuerit, </text:span><text:span text:style-name="T45">minus </text:span><text:span text:style-name="T45">propter </text:span><text:span text:style-name="T45">olei paucitatem exiccaturum,<text:line-break/>emolliturum </text:span><text:span text:style-name="T45">autem: </text:span><text:span text:style-name="T45">magis </text:span><text:span text:style-name="T45">et </text:span><text:span text:style-name="T45">mitigaturum. Quare, </text:span><text:span text:style-name="T45">sex </text:span><text:span text:style-name="T45">cya-<text:line-break/>thi omnino repudiandi </text:span><text:span text:style-name="T45">sunt, sex autem heminae, </text:span><text:span text:style-name="T74">c</text:span><text:span text:style-name="T45"> </text:span><text:span text:style-name="T45">quae </text:span><text:span text:style-name="T45">sin-<text:line-break/></text:span><text:span text:style-name="T45">gulae uncias </text:span><text:span text:style-name="T45">novem faciunt,,, </text:span><text:span text:style-name="T45">injiciendae. </text:span><text:span text:style-name="T45">,At si </text:span><text:span text:style-name="T45">largius me-<text:line-break/></text:span><text:span text:style-name="T45">dicamentum voles incoquere, </text:span><text:span text:style-name="T45">quo siccet evidentius, </text:span><text:span text:style-name="T45">nihil<text:line-break/>distat </text:span><text:span text:style-name="T45">etiam </text:span><text:span text:style-name="T45">duodecim </text:span><text:span text:style-name="T45">unciarum , heminas </text:span><text:span text:style-name="T45">infunderet Ita-<text:line-break/>que Hera </text:span><text:span text:style-name="T45">sex </text:span><text:span text:style-name="T45">hemluas </text:span><text:span text:style-name="T45">scribente, </text:span><text:span text:style-name="T45">liquet Critonem </text:span><text:span text:style-name="T45">duodecim<text:line-break/></text:span><text:span text:style-name="T45">heminas immittere oportuisse, ut simul lu hoc, sicut in.aliis,<text:line-break/>duplicata mensura existat. ' Verum scripti sunt </text:span><text:span text:style-name="T45">,ab </text:span><text:span text:style-name="T45">eo olei<text:line-break/>omphacini congii duo.- Iterum </text:span><text:span text:style-name="T45">hic </text:span><text:span text:style-name="T45">quoque damnandi sunt<text:line-break/>qui heminas duas posuerunt. Ergo si congium </text:span><text:span text:style-name="T45">sex </text:span><text:span text:style-name="T45">hernina-<text:line-break/></text:span><text:span text:style-name="T45">rum </text:span><text:span text:style-name="T45">'esse statuamus', virorum consensus, manebit, si vero<text:line-break/>nor heminas fax, verum fexfarios fex ponamus, non parva<text:line-break/>dissensio orietur , multa namque erit coplaalut. ad propor-<text:line-break/>tlonem aliorum, si olei sextaxios duodecim infundas. Haec<text:line-break/>quidem in praescntia de Herae st Critonis in proposito me-</text:span></text:p>
      <text:p text:style-name="P12"><text:span text:style-name="T45">dicamento discordia. Quum vero ad Andromacham vener'-<text:line-break/>mus, dicetnr.itidem nonnihil de illius eum utroque </text:span><text:span text:style-name="T7">par-<text:line-break/>tita</text:span><text:span text:style-name="T45"> consensu, partim controversia,</text:span></text:p>
      <text:p text:style-name="P16"><text:span text:style-name="T7">, [Isis</text:span><text:span text:style-name="T45"> viridm.5* Isidem liic quoque scripsit,, quemad-<text:line-break/>modum alii prope omnes. At quia diligentius, tum usum ip-<text:line-break/>sius universum tum praeparationem-tradidit ac simul n oh-<text:line-break/>nihil ab Hera discessit, nisum mihi est etiam ah hoc scripta<text:line-break/>ad verbum subjungere. </text:span><text:span text:style-name="T7">Isis,- quam nonnulli Epigoni vo-<text:line-break/>eant. JPer sc ad sauamartcm obsceseus facit, hemrdratjsu<text:line-break/>ejsium fragmenta innatantia juvat linatnento vel splenii<text:line-break/>modo imposita, surdet sid. aculeos omniurnque ferarum<text:line-break/>ictus ei mtrtrsuej Sanat omnes punotoS' et vuhtera ferto<text:line-break/>sueta in bello et aliter- Uurat etlumsesimlas imposita et<text:line-break/>ut collyrium indita- Discutit attllos et conglutinat. Alteri<text:line-break/>temperata ad omne vulnus</text:span><text:span text:style-name="T45"> iinarnento </text:span><text:span text:style-name="T7">et splenii instar<text:line-break/>tdhibita valet. Prodest ad maligna et diutina ac ab alii’<text:line-break/>corrupta , in quilnts derasis prius uvedteametdh. diluto</text:span><text:span text:style-name="T45"> uti-</text:span></text:p>
      <text:p text:style-name="P12"><text:span text:style-name="T7">tor. </text:span><text:span text:style-name="T7">Mirisice. sacit et ad sinus congtutinandos, dum magni<text:line-break/></text:span><text:span text:style-name="T7">suerint, </text:span><text:span text:style-name="T7">nam exiccandis illis conjungendisque convenit,<text:line-break/>linamento quaque imposita </text:span><text:span text:style-name="T7">tum per se </text:span><text:span text:style-name="T7">tum ultesci mixtu,<text:line-break/></text:span><text:span text:style-name="T7">in quibus </text:span><text:span text:style-name="T7">adenes aliquos vel. insitas membranas eliquare<text:line-break/>volumus. Utitor etiam ad fracturas cum vulnere et si</text:span><text:span text:style-name="T80">ne<text:line-break/></text:span><text:span text:style-name="T7">hoc, cuillurn enim ducit celerrime </text:span><text:span text:style-name="T7">et partes </text:span><text:span text:style-name="T7">affectas ajirin-<text:line-break/>git. susuper in </text:span><text:span text:style-name="T7">quibus </text:span><text:span text:style-name="T7">aliud malagma non proficit, ipsa<text:line-break/>exacre </text:span><text:span text:style-name="T7">prodest, et </text:span><text:span text:style-name="T7">ungues ex</text:span><text:span text:style-name="T7">. </text:span><text:span text:style-name="T7">offendiculo vacillantes<text:line-break/>confirmat vel extrudit et dentes </text:span><text:span text:style-name="T7">e</text:span><text:span text:style-name="T80">x</text:span><text:span text:style-name="T7"> </text:span><text:span text:style-name="T7">ictu motos sidbilit.<text:line-break/>Summaitm infinita sunt quibus differenter adhibita </text:span><text:span text:style-name="T80">CO</text:span><text:span text:style-name="T7">n^<text:line-break/>ducit, Esi autem et diluta haec, </text:span><text:span text:style-name="T7">intemperata </text:span><text:span text:style-name="T7">pars </text:span><text:span text:style-name="T7">una,siu-<text:line-break/></text:span><text:span text:style-name="T7">mitur, c,eruti partes duae nonnunquam, atque adhuo ma~<text:line-break/></text:span><text:span text:style-name="T7">gis </text:span><text:span text:style-name="T7">diluitur. Sed </text:span><text:span text:style-name="T7">hsius. .et-, exercitatio in </text:span><text:span text:style-name="T7">ho</text:span><text:span text:style-name="T80">O</text:span><text:span text:style-name="T7"> </text:span><text:span text:style-name="T7">requiritis</text:span><text:span text:style-name="T7">, </text:span><text:span text:style-name="T7">sijt<text:line-break/>samque zeratum </text:span><text:span text:style-name="T7">interdum et</text:span><text:span text:style-name="T45"> per </text:span><text:span text:style-name="T7">resinam </text:span><text:span text:style-name="T7">pityinam. </text:span><text:span text:style-name="T7">Com-<text:line-break/></text:span><text:span text:style-name="T7">positio autem talis ejt.iq.</text:span><text:span text:style-name="T45"> Guttae ammoniaci drach. </text:span><text:span text:style-name="T45">ocur<text:line-break/></text:span><text:span text:style-name="T45">aeruginis rafae drach. vili, falis ammoniaci </text:span><text:span text:style-name="T45">3 viij, squamae<text:line-break/></text:span><text:span text:style-name="T45">teris 5 </text:span><text:span text:style-name="T45">viij., </text:span><text:span text:style-name="T45">aeris usti drach. viij,. </text:span><text:span text:style-name="T45">aluminis </text:span><text:span text:style-name="T45">r</text:span><text:span text:style-name="T45">otunli </text:span><text:span text:style-name="T45">draclu<text:line-break/></text:span><text:span text:style-name="T45">nii; aristolochiae!</text:span><text:span text:style-name="T45">draesi, </text:span><text:span text:style-name="T45">viij, thuris J ^j; </text:span><text:span text:style-name="T45">myrrhae </text:span><text:span text:style-name="T45">5</text:span></text:p>
      <text:p text:style-name="P12"><text:span text:style-name="T45">aloes </text:span><text:span text:style-name="T7">3 xli, galbani 5 nij, </text:span><text:span text:style-name="T70">cerae</text:span><text:span text:style-name="T45"> drachmas octo, resinae co-<text:line-break/>lopboniae drach. sex, nonnulli terebinthinae tantundem;<text:line-break/>olei veteris heminas duas, aceti heminas duas. Epigohus ve-<text:line-break/></text:span><text:span text:style-name="T45">ro &gt; et </text:span><text:span text:style-name="T45">dracunculi radicis succi drach. duodecim et marrubii<text:line-break/></text:span><text:span text:style-name="T45">fuctsi </text:span><text:span text:style-name="T45">drachmas duodecim et fereos succi 5 viij. Omnia </text:span><text:span text:style-name="T45">dili-<text:line-break/></text:span><text:span text:style-name="T45">genter contusa </text:span><text:span text:style-name="T7">ac</text:span><text:span text:style-name="T45"> cribrata mortario injiciuntur ac paula-<text:line-break/></text:span><text:span text:style-name="T45">tim acetum </text:span><text:span text:style-name="T45">in sole affunditur, donec terendo totum acetum<text:line-break/></text:span><text:span text:style-name="T45">consumatur; </text:span><text:span text:style-name="T45">ubi laeve, factum suerit, liquefacta et refrige-<text:line-break/>rata </text:span><text:span text:style-name="T45">rasaque </text:span><text:span text:style-name="T45">illigentur, </text:span><text:span text:style-name="T45">st</text:span><text:span text:style-name="T59">S</text:span><text:span text:style-name="T45"> </text:span><text:span text:style-name="T45">stuae in morturio funt </text:span><text:span text:style-name="T45">adrni-<text:line-break/>scentur </text:span><text:span text:style-name="T45">ac subacta </text:span><text:span text:style-name="T45">excipiuntur- </text:span><text:span text:style-name="T45">Haec scripsit Crito. Ego<text:line-break/></text:span><text:span text:style-name="T45">vero </text:span><text:span text:style-name="T45">sine liquore fereos </text:span><text:span text:style-name="T45">ipsam </text:span><text:span text:style-name="T45">praeparavi et </text:span><text:span text:style-name="T45">nonnunquam<text:line-break/>de alumine ademi, ususque </text:span><text:span text:style-name="T45">sum in nervorum </text:span><text:span text:style-name="T45">vulneribus<text:line-break/>hoc medicamento simili </text:span><text:span text:style-name="T45">modo, quo medicamento</text:span><text:span text:style-name="T45">, quod </text:span><text:span text:style-name="T45">ex<text:line-break/></text:span><text:span text:style-name="T45">metallicis confectum est, </text:span><text:span text:style-name="T45">quod </text:span><text:span text:style-name="T45">in </text:span><text:span text:style-name="T45">sermone </text:span><text:span text:style-name="T45">nervorum vul-<text:line-break/>ieratorum scriptum est; nam valentius </text:span><text:span text:style-name="T45">efficitur, </text:span><text:span text:style-name="T45">aceto </text:span><text:span text:style-name="T45">acer-<text:line-break/></text:span><text:span text:style-name="T45">rimo undique circumfusum, reponitur et diebus circiter<text:line-break/>quindecim emollitur-</text:span></text:p>
      <text:p text:style-name="P16"><text:span text:style-name="T45">[ll/edieamentum </text:span><text:span text:style-name="T7">Hdachaersonis. ] </text:span><text:span text:style-name="T45">Celebre simul et<text:line-break/>multi usus est.’ Convenit affectibus ulcerum, de quibus to-</text:span></text:p>
      <text:p text:style-name="P12"><text:span text:style-name="T45">tus hic liber scribitur. </text:span><text:span text:style-name="T45">Sic auten </text:span><text:span text:style-name="T45">Crito ipsum protulit ad<text:line-break/>verbum. </text:span><text:span text:style-name="T7">Machaerionis </text:span><text:span text:style-name="T7">Ad omnia </text:span><text:span text:style-name="T7">recentia vulnera, con-<text:line-break/>glutinat </text:span><text:span text:style-name="T7">et phlegmonern arcet, </text:span><text:span text:style-name="T7">praesertim</text:span><text:span text:style-name="T45"> </text:span><text:span text:style-name="T45">ubi </text:span><text:span text:style-name="T7">aonsusio<text:line-break/>fuerit. Rabiosi </text:span><text:span text:style-name="T7">canis </text:span><text:span text:style-name="T7">trio,sium </text:span><text:span text:style-name="T7">Jumme </text:span><text:span text:style-name="T7">curai, ampliori loco<text:line-break/>impositum ae </text:span><text:span text:style-name="T94">mutatum. fr</text:span><text:span text:style-name="T7">e</text:span><text:span text:style-name="T7">pusniisiime. Pilulae quoque tfsi<text:line-break/>do sumptum fabae </text:span><text:span text:style-name="T7">magnitudinis </text:span><text:span text:style-name="T7">diebus. triginta </text:span><text:span text:style-name="T7">id </text:span><text:span text:style-name="T7">om-<text:line-break/>nem affectum </text:span><text:span text:style-name="T7">sacit,. maxime </text:span><text:span text:style-name="T7">phagedaenicum, item ad<text:line-break/>aurium natur </text:span><text:span text:style-name="T7">ali umque </text:span><text:span text:style-name="T7">ulcera. </text:span><text:span text:style-name="T7">Jn </text:span><text:span text:style-name="T7">ojsibus de rudatis car-<text:line-break/>nem producit, narium uleera </text:span><text:span text:style-name="T7">sanat. Esi </text:span><text:span text:style-name="T7">etiam viride, di~'<text:line-break/></text:span><text:span text:style-name="T7">luitur </text:span><text:span text:style-name="T7">rosaceo vel ornphacino.</text:span><text:span text:style-name="T45"> Haec recipit aristolochiae ro-<text:line-break/>tundae, unciam unam, galbani unciam unam, opopanacis<text:line-break/>unciam inam, aeruginis rasae unciam j, iridis; Illyricae § j,<text:line-break/>guttae, ammoniaci unciam </text:span><text:span text:style-name="T45">unam, </text:span><text:span text:style-name="T45">myrrhaej, terebinthi-<text:line-break/>nae .§ -xij </text:span><text:span text:style-name="T22">β, </text:span><text:span text:style-name="T45">cerae uncias </text:span><text:span text:style-name="T45">vij. </text:span><text:span text:style-name="T22">β, </text:span><text:span text:style-name="T45">olei omphacini uncias<text:line-break/>septem et dimidiam. Dimidium olei, cum aerugine ad lae-<text:line-break/>vorem teritur, reliquum cum </text:span><text:span text:style-name="T45">cera </text:span><text:span text:style-name="T45">et terebinthina </text:span><text:span text:style-name="T45">co-<text:line-break/></text:span><text:span text:style-name="T45">quitur.</text:span></text:p>
      <text:p text:style-name="P16"><text:span text:style-name="T7">[ Oysrachitis Danwcratiii </text:span><text:span text:style-name="T7">ai</text:span><text:span text:style-name="T45"> </text:span><text:span text:style-name="T45">verbum,] Et hoc ex ce-</text:span></text:p>
      <text:p text:style-name="P12"><text:span text:style-name="T45">lebrium lateqne usu, patentium medicamentorum numero<text:line-break/>existit, scribit, de eo Crito hunc, in modum. </text:span><text:span text:style-name="T7">Oysraohitis.<text:line-break/>Mirum in modum sucti ad sinus caUc undique circumdatos<text:line-break/>et-sisiulas impositum, si orisiciwn sit, quod linteolum rrte~<text:line-break/>dicarnento illitum' queat, exciperer imponito, ac citius pro -<text:line-break/>ficiet. Utitor esus virtute inhumectis, fluentibus et diiv-<text:line-break/>tiu.is affectivndrus, tertio quoque die, ut plurimum ipsum<text:line-break/></text:span><text:span text:style-name="T45">- mutans’ </text:span><text:span text:style-name="T7">Podagricos quoque ej.wdt mirifice in aecesionis<text:line-break/>principio illitum ao</text:span><text:span text:style-name="T45"> in’ iatum </text:span><text:span text:style-name="T7">circumpositum , qui et. ad<text:line-break/>consuetas ambulationes et vitae usus -demittanturCitra<text:line-break/>balneum ad triduum diesque aliquot permaneant, non<text:line-break/>enim materiae dat aece sum, ut ajsc-.trm increscat.</text:span><text:span text:style-name="T45"> Sont-<text:line-break/></text:span><text:span text:style-name="T7">venitque omni ulceri ad fex partes cerato: admixtum, in-<text:line-break/>veterascens melius evadit.</text:span><text:span text:style-name="T45"> 4 Aluminis rotundi drach. viij,<text:line-break/>squamae </text:span><text:span text:style-name="T7">3</text:span><text:span text:style-name="T45">.xij;, aeris usti drachmas quatuor, aristolochiae<text:line-break/>dracdrmas novem, galbani drachmas decem, guttaelammo-<text:line-break/>niaci drachmas duodecim,” alii decem, thuris drach. ix,,<text:line-break/>myrrhae draclu! novem, styracis drach- xv, misyo.s drach-</text:span></text:p>
      <text:p text:style-name="P12"><text:span text:style-name="T45">mas tres, chalcitidis </text:span><text:span text:style-name="T7">3 iij,</text:span><text:span text:style-name="T45"> scillae medullae draclu octo, picis<text:line-break/>liquidae drachmas quatuor, iridis Illyricae drach.,ix, </text:span><text:span text:style-name="T7">fe-<text:line-break/>cundum alios quatuor,</text:span><text:span text:style-name="T45"> terebinthinae, draclu decem, alii<text:line-break/>lrachmas septem, pity </text:span><text:span text:style-name="T45">ae drachmas </text:span><text:span text:style-name="T45">decem, alii </text:span><text:span text:style-name="T45">sex, </text:span><text:span text:style-name="T45">aerae<text:line-break/>drachmas septuagintaquinque, olei libram unam-et limi-<text:line-break/>liam, quidam • etiam medullae </text:span><text:span text:style-name="T45">cerri </text:span><text:span text:style-name="T45">drachmas octo ,''aliter<text:line-break/>riginti adjiciunt.. Squamam, aes, misy; chaloitidens, scilla</text:span><text:span text:style-name="T45">rr,<text:line-break/></text:span><text:span text:style-name="T45">ex </text:span><text:span text:style-name="T7">aceto</text:span><text:span text:style-name="T45"> 'prius quam acerrimo iu sola. - terito, ut laevia<text:line-break/>fiant., niaxime. laevigatis aristolochiam et iridern adjicito.<text:line-break/>Eaec prius contusa </text:span><text:span text:style-name="T45">tenui </text:span><text:span text:style-name="T45">que cribro discreta , rursus aceto<text:line-break/>eircuufusa terantur, atque honitam diu facito, quam aspre-<text:line-break/>dinem, sentias, non parcens' aceto sumptitando. Postquam<text:line-break/>laevia fuerint, alumer additu facitoque haec donec et illud<text:line-break/>in pulverem redigatur, deinde myrrham, 'nos thus, </text:span><text:span text:style-name="T45">ali<text:line-break/></text:span><text:span text:style-name="T45">hoc ammoniacuni, postea styracem, postremo picem inditu.<text:line-break/>Haec lu calido-fole uruntur, quo styrax elaboretur. Ubi<text:line-break/>jam laeuitatem </text:span><text:span text:style-name="T7">et</text:span><text:span text:style-name="T45"> finalium crassitudinem nacta fuerint omnia,<text:line-break/>ceram, resi ias et oleum liquefacito et paululum-decocti</text:span></text:p>
      <text:p text:style-name="P12"><text:span text:style-name="T45">galbano </text:span><text:span text:style-name="T45">superfundito, </text:span><text:span text:style-name="T45">idque </text:span><text:span text:style-name="T45">congregatum lu </text:span><text:span text:style-name="T45">pila </text:span><text:span text:style-name="T45">terito </text:span><text:span text:style-name="T45">ac<text:line-break/>quae liquefiunt modicae, refrigerata indito </text:span><text:span text:style-name="T45">, </text:span><text:span text:style-name="T45">tunc galbanum<text:line-break/>demittens .dissolvensque in vas </text:span><text:span text:style-name="T45">fictile percolato, </text:span><text:span text:style-name="T45">ac ubi'<text:line-break/></text:span><text:span text:style-name="T45">deraseris, </text:span><text:span text:style-name="T45">cum iis, quae in pila </text:span><text:span text:style-name="T45">sunt, permisceto.</text:span></text:p>
      <text:h text:style-name="P4" text:outline-level="2">Cap. I<text:span text:style-name="T120">V</text:span>.</text:h>
      <text:p text:style-name="P9"><text:span text:style-name="T45">: </text:span><text:span text:style-name="T94">\JEmpldsirum </text:span><text:span text:style-name="T7">exsalictbussp</text:span><text:span text:style-name="T45"> </text:span><text:span text:style-name="T45">Quod ex </text:span><text:span text:style-name="T45">salici-</text:span><text:span text:style-name="T45">&gt;<text:line-break/></text:span><text:span text:style-name="T45">bus</text:span><text:span text:style-name="T45">constat, </text:span><text:span text:style-name="T45">praeclarum, et in </text:span><text:span text:style-name="T45">multos usus idoneum </text:span><text:span text:style-name="T45">simili-,<text:line-break/>ter praedictis; </text:span><text:span text:style-name="T45">Crito </text:span><text:span text:style-name="T45">hisce verbis recensuit.. </text:span><text:span text:style-name="T7">iEmplasirum </text:span><text:span text:style-name="T7">ex<text:line-break/>salicibus . </text:span><text:span text:style-name="T7">rProdest. orientis uleenbms. impositum-, articulis<text:line-break/></text:span><text:span text:style-name="T7">salutis</text:span><text:span text:style-name="T7">, sisiulis. </text:span><text:span text:style-name="T7">ii </text:span><text:span text:style-name="T7">Atium, siacejdis </text:span><text:span text:style-name="T7">iarnibus </text:span><text:span text:style-name="T7">Humidisque,<text:line-break/>praesertim </text:span><text:span text:style-name="T7">quae </text:span><text:span text:style-name="T7">in extremis </text:span><text:span text:style-name="T7">partibus </text:span><text:span text:style-name="T7">esitant.r </text:span><text:span text:style-name="T7">V'ulei </text:span><text:span text:style-name="T7">item<text:line-break/></text:span><text:span text:style-name="T7">ad </text:span><text:span text:style-name="T7">erysipelata aJiosque. plurimos 'affectus sine </text:span><text:span text:style-name="T7">usturis 4<text:line-break/></text:span><text:span text:style-name="T45">Mifyos,' chalcitidis, aeruginis, </text:span><text:span text:style-name="T45">cerussae, </text:span><text:span text:style-name="T45">gallae, </text:span><text:span text:style-name="T45">aluminis </text:span><text:span text:style-name="T45">scis-<text:line-break/>silis* et. rotundi, </text:span><text:span text:style-name="T7">cretae </text:span><text:span text:style-name="T7">sutoriae</text:span><text:span text:style-name="T45"> </text:span><text:span text:style-name="T45">seu </text:span><text:span text:style-name="T45">melanteriae,'singulo<text:line-break/>rum </text:span><text:span text:style-name="T45">§ </text:span><text:span text:style-name="T45">vj; cerae, resinae pityinae, </text:span><text:span text:style-name="T45">picis, </text:span><text:span text:style-name="T45">bituminis; falicis fo-<text:line-break/>liornm; </text:span><text:span text:style-name="T45">.singulorum § </text:span><text:span text:style-name="T7">ij, </text:span><text:span text:style-name="T7">'.</text:span><text:span text:style-name="T45"> </text:span><text:span text:style-name="T45">olei, </text:span><text:span text:style-name="T45">heminas </text:span><text:span text:style-name="T45">iv § iv,</text:span><text:span text:style-name="T59">:</text:span><text:span text:style-name="T45"> chalcanthi<text:line-break/>g vj, malicorii </text:span><text:span text:style-name="T45">§ vj,,. aceti </text:span><text:span text:style-name="T45">sextarios vj. Salices ex </text:span><text:span text:style-name="T45">aceto </text:span><text:span text:style-name="T45">-in-<text:line-break/>coquantur,' </text:span><text:span text:style-name="T45">donec, </text:span><text:span text:style-name="T45">relicti suerint fextarii dno, deinde aeru-,'<text:line-break/>grui, cerussae et cretae sutoriae, prius tritis folia immittito,</text:span><text:span text:style-name="T74">t</text:span></text:p>
      <text:p text:style-name="P72"><text:span text:style-name="T45">simulque ad laevorem </text:span><text:span text:style-name="T45">terito, </text:span><text:span text:style-name="T45">deinde sicca laevigata rursus-<text:line-break/>que exprimito, postea </text:span><text:span text:style-name="T45">liquefacta </text:span><text:span text:style-name="T45">superfundito. Hoc 'Afcle-,<text:line-break/>piades sine chalcantho etmalicorio praeparat, sicut in se;<text:line-break/>eundo hujus operis commentario docuimus. Aliud post hoc<text:line-break/>ex salicibus Crito in istam sententiam edidit. </text:span><text:span text:style-name="T7">Ex salicibus<text:line-break/>lite, ut Herodotus.</text:span><text:span text:style-name="T45"> 4 Melanteriae, gallae omphacitidis, alu-<text:line-break/>minis scissilis, rotundi, singulorum § vj, cerae, bituminis,<text:line-break/>pisis </text:span><text:span text:style-name="T45">aridae, </text:span><text:span text:style-name="T45">salicis foliorum, pityinae, singulorum lib. ii,.<text:line-break/>olei libram unam, aceti fextarii dimidium.<text:tab/>.</text:span></text:p>
      <text:p text:style-name="P16"><text:span text:style-name="T45">C.ap. IV. </text:span><text:span text:style-name="T7">[J)e emplastris</text:span><text:span text:style-name="T45"> ejusdem </text:span><text:span text:style-name="T7">generis ab Ascle-<text:line-break/>uiade sicriptis.]</text:span><text:span text:style-name="T45"> His annumerantur ex .suprafcriptis tum<text:line-break/>quod ad Halieum refertur </text:span><text:span text:style-name="T45">ab </text:span><text:span text:style-name="T45">omnibus cognitum tum quod<text:line-break/>ex dictamno constat; sed quia Asclepiades manifesto de ipsis,<text:line-break/>scripsit, ob id etiam nunc eorunder. mentionem faciam:<text:line-break/>Porro commodum ex eo, quod bis vel ter scribitur, aliud<text:line-break/>insuper accedit, puta ut. cognoscamus, in quibus simplicibus<text:line-break/>miscendis ac ipsorum pollicitis, scriptores illorum inter sc</text:span></text:p>
      <text:p text:style-name="P12"><text:span text:style-name="T45">conveniant, in quibus item discordent. </text:span><text:span text:style-name="T7">Haliei gilvum. Ad<text:line-break/>rrusnia vulmra et nervos praecisos valet. Jtem ulceribus<text:line-break/>vetustis cicatricem aegre ducentibus et rheumaticis condu-<text:line-break/>cit. Quin et emollit optime, praesertim iu mammis orta',<text:line-break/>duritias. Medetur canum hominurnque morsibus, insigniter<text:line-break/>• alet et ad pastinacae et draconis aliorumque saevorum<text:line-break/>piscium ictus. In summa virtutem habet mirificam,</text:span><text:span text:style-name="T45"> Ar-<text:line-break/>gent. spumae, cerae, cujusque drach. centum, terebinthi-<text:line-break/>nae, , mannae thuris, galbani, minii sinopsci, cujusque </text:span><text:span text:style-name="T7">3</text:span><text:span text:style-name="T45"> viij,<text:line-break/>olei sextarium unum, praeparatu sicut praediximus. </text:span><text:span text:style-name="T7">JdnUei<text:line-break/>gilvum ex Galeno. si</text:span><text:span text:style-name="T45"> Argenti spumae, cerae, cujusque<text:line-break/>drach. centum, terebinthinae, myrrhae,, sinopidis, aerugi-<text:line-break/>nis rasae, squamae, singulorum drachmas octo, aristolochiae<text:line-break/>drachmas octo, thuris drachmas viginti quinque, diphrygis<text:line-break/>drachmas sex, galbani drach. duodecim, guttae ammoniaci<text:line-break/>Irach. xij, olei heminas duas, conficito quemadmodum, su-<text:line-break/>periora. </text:span><text:span text:style-name="T7">Emplastrum venatorum, pharmacum consectum,<text:line-break/>sacit ad ipuadrupedian ictus morsusque 'et ad reliqua</text:span></text:p>
      <text:p text:style-name="P12"><text:span text:style-name="T7">venenata.</text:span><text:span text:style-name="T45"> </text:span><text:span text:style-name="T22">4 </text:span><text:span text:style-name="T45">Argenti </text:span><text:span text:style-name="T45">spumae minam unam, olei veteris,<text:line-break/>squamae aeris </text:span><text:span text:style-name="T45">rubri, </text:span><text:span text:style-name="T45">cerae, resinae frictae, singulorum ffj </text:span><text:span text:style-name="T45">j,<text:line-break/></text:span><text:span text:style-name="T45">guttae ammoniaci </text:span><text:span text:style-name="T45">§ </text:span><text:span text:style-name="T45">iv, galbani, minii Sinopici, Ungulorum<text:line-break/>3, duas. </text:span><text:span text:style-name="T7">.Argenti</text:span><text:span text:style-name="T45"> </text:span><text:span text:style-name="T45">spumam, squamam et oleum ad spissitu-<text:line-break/>dinem'usque incoquito, deinde ceram ac resinam injicito,<text:line-break/>qunm liquata fuerint, </text:span><text:span text:style-name="T7">ab</text:span><text:span text:style-name="T45"> igne tollito et ammouiacum dila-<text:line-break/>tatum immittito, ubi refrixerint, galbanum et ammoniacu m<text:line-break/>inditu, sinopicum inspergens ac. lu mortarium defufis mol-<text:line-break/>litisque utitor. </text:span><text:span text:style-name="T7">Jfmplasintm Chalcidei, conglutinat, inflam-<text:line-break/></text:span><text:span text:style-name="T7">mationem </text:span><text:span text:style-name="T7">arcet, divisiones cum contusione juvat, fines<text:line-break/>ocmjungit, resiceat </text:span><text:span text:style-name="T7">et </text:span><text:span text:style-name="T7">dbscejsus prohibei, ojsu corrupta edu-<text:line-break/>cit, maxime arutem et in </text:span><text:span text:style-name="T7">partibus </text:span><text:span text:style-name="T7">extremis valet, in uni-<text:line-break/>versam' mirabilir ei</text:span><text:span text:style-name="T7">sacultas esi.</text:span><text:span text:style-name="T45">4 Argenti spumae, squa-<text:line-break/>mae aeris, .resinae pityinae, cerae singulorum 5 centum,<text:line-break/>guttae ammoniaci, galbani, cujusque </text:span><text:span text:style-name="T7">3</text:span><text:span text:style-name="T45"> xvi, diphrygis drach.<text:line-break/>xfi, aristolochiae laevissimae drachmas quadragirta, • olei<text:line-break/>eteris sextarios tres. Argerti spuma squamaque ex oleo<text:line-break/>coquuntur, ac ubi colorem mutaverint, diphryges immitti -</text:span></text:p>
      <text:p text:style-name="P12"><text:span text:style-name="T45">tur, deinde cera, resina pityina vel pinea, liquatum, ut<text:line-break/></text:span><text:span text:style-name="T22">ηοή </text:span><text:span text:style-name="T45">inquinet, ab igne tollitur ac ammouiacum elotum inji-<text:line-break/>citur, postquam liquefeceris,, aristolochia medicamento jam<text:line-break/>refrigerato inspergatur et . continue moveatur; deinde lu<text:line-break/>mortarium immistito ac subigito, excipiensque utitur.</text:span></text:p>
      <text:p text:style-name="P16"><text:span text:style-name="T45">[.Ex </text:span><text:span text:style-name="T7">diccamno sacrum, facultate mirandum. Bene-<text:line-break/>facit nervis museulisque, praecisis st contusis, vetustis et<text:line-break/>sanatu di -'sicilibus. OJsia corrupta esecit. Aculeos et telo-<text:line-break/>rum cuspides, quaa infixae sunt corpori, eximit neo miniis<text:line-break/>discutit. Juvat capitis dolores et oculorum fluxiones. Esi<text:line-break/>rtiarn malagma pleuriticis et hepaticis idoneum. Efficax<text:line-break/>esi et ad cususlibei virulenti ictus.</text:span><text:span text:style-name="T45"> 4 Argenti spumae </text:span><text:span text:style-name="T7">3,<text:line-break/></text:span><text:span text:style-name="T45">centum, colophoniae drach. quinquaginta, cerae drach. vi-<text:line-break/>gluti quinque, guttae ammoniaci, aristolochiae, singulorum<text:line-break/>3 xvj, mannae, galbani, uniuscujusque drach, duodecim,<text:line-break/>aeruginis, dictamni, aeris usti, aloes, propolis, singulorum<text:line-break/>draclu. viij, diphrygis, aeris siquamae, gentianae radicis sing.<text:line-break/>3 vj. olei veteri! hieme, heminas, duas, per aestatem unam<text:line-break/>ae semissem. Praeparetur quo dixi modo,. Hujus scriptura</text:span></text:p>
      <text:p text:style-name="P12"><text:span text:style-name="T45">qb Hera in horum pondere variati . Nam Asclepiades di-,<text:line-break/>ctarnni draclu viij. Heras decem, injicere, praecipit, et yero<text:line-break/>etiam aristolochiae, </text:span><text:span text:style-name="T7">et</text:span><text:span text:style-name="T45"> guttae ammoniaci hic cujusque drach<text:line-break/>fexdecim. Heras Cex quidem, et viginti guttae ammonlaci,<text:line-break/>aristolochiae vero decem. Caeterum Heras oleum indistincte<text:line-break/>suripsit, solum heminas duas ejus'jubens-infundere, Ascle-<text:line-break/>piades, autem hieme tantum, aestate vero unam et semissem.<text:line-break/></text:span><text:span text:style-name="T7">JJiophanti chirurge, quo usus esi Phylacusr4</text:span><text:span text:style-name="T45"> Argenti<text:line-break/>fpumaedraclu centum quinquaginta, cerussae, picis,-squa-.<text:line-break/>mae aeris, cerae, singulorum </text:span><text:span text:style-name="T7">3</text:span><text:span text:style-name="T45"> xviij; aeruginis, resinae<text:line-break/>pityinae, siccae , mannae, thuris, . propolis, singulorum </text:span><text:span text:style-name="T7">3<text:line-break/></text:span><text:span text:style-name="T45">xij, galbani, aristolochiae, cyperi, singulorum drach. sex,<text:line-break/>dictamni, trifolii, guttae ammoniaci, singulorum drach. iij.<text:line-break/>lllyricae- artemisiae, polii, marrubii, singulorum drach. ij,<text:line-break/>olei veteris heininas duas. Ad dictum modum praeparatur.--</text:span></text:p>
      <text:h text:style-name="P4" text:outline-level="2">Cap. V.</text:h>
      <text:p text:style-name="P10"><text:span text:style-name="T45">[iDe</text:span><text:span text:style-name="T7">scriptis ab Andromacho ejusdem ge-<text:line-break/>neris empsusoissp</text:span><text:span text:style-name="T45"> Emplastra varii/ usus., simul et cicatrib<text:line-break/>c.em aegre ducentibus idonea, hoc in libro percensere statui,</text:span></text:p>
      <text:p text:style-name="P12"><text:span text:style-name="T45">ex quorum </text:span><text:span text:style-name="T45">grege </text:span><text:span text:style-name="T45">funt. et decem illa longe optima inter ea,<text:line-break/>quae scripsit Andromachus. </text:span><text:span text:style-name="T7">Viride Euangei.</text:span><text:span text:style-name="T45"> 4 </text:span><text:span text:style-name="T45">Resinae te-<text:line-break/>rebinthinae, secundum alios </text:span><text:span text:style-name="T45">siccae, </text:span><text:span text:style-name="T45">drachmas </text:span><text:span text:style-name="T45">l, alii </text:span><text:span text:style-name="T45">vero c,-<text:line-break/>cerae </text:span><text:span text:style-name="T45">drachmas </text:span><text:span text:style-name="T45">xxv, thuris drachmas </text:span><text:span text:style-name="T7">iij,</text:span><text:span text:style-name="T45"> </text:span><text:span text:style-name="T45">fquamae </text:span><text:span text:style-name="T45">drach-<text:line-break/></text:span><text:span text:style-name="T45">mas </text:span><text:span text:style-name="T45">iij, </text:span><text:span text:style-name="T45">galbani drachmas </text:span><text:span text:style-name="T45">iij, </text:span><text:span text:style-name="T45">aloes </text:span><text:span text:style-name="T45">drachmas </text:span><text:span text:style-name="T45">iij, </text:span><text:span text:style-name="T45">myrrhae<text:line-break/>drachmas iij, salis </text:span><text:span text:style-name="T45">ammoniaci drachmas ij, </text:span><text:span text:style-name="T45">opopanacis<text:line-break/>drachmas </text:span><text:span text:style-name="T45">ij, aeruginis rasae drachmas ij, aeris usti drach-<text:line-break/>mas </text:span><text:span text:style-name="T45">ij, </text:span><text:span text:style-name="T45">aristolochiae draclu ij, guttae arnmoniaci</text:span><text:span text:style-name="T45">' </text:span><text:span text:style-name="T45">drach. </text:span><text:span text:style-name="T45">ij,<text:line-break/>scissilis;</text:span><text:span text:style-name="T45">secundum alios rotundi drachmas </text:span><text:span text:style-name="T45">ij</text:span><text:span text:style-name="T45">, </text:span><text:span text:style-name="T45">ichthyocollae<text:line-break/>drachmas iij</text:span><text:span text:style-name="T45">, aceti heminas iv, olei quartam heminae </text:span><text:span text:style-name="T45">par-<text:line-break/></text:span><text:span text:style-name="T45">tem, </text:span><text:span text:style-name="T45">secundum alios </text:span><text:span text:style-name="T45">octavam. </text:span><text:span text:style-name="T45">Utitur, </text:span><text:span text:style-name="T45">vermiculari </text:span><text:span text:style-name="T45">aerugine<text:line-break/>non imposita. </text:span><text:span text:style-name="T7">Strigmentosum </text:span><text:span text:style-name="T7">emplastrum, qua utor. </text:span><text:span text:style-name="T7">.4<text:line-break/></text:span><text:span text:style-name="T45">lohthyocollae § iij, sarcooollae </text:span><text:span text:style-name="T45">5 iij, </text:span><text:span text:style-name="T45">lapidis </text:span><text:span text:style-name="T45">Asii </text:span><text:span text:style-name="T45">§ iij.<text:line-break/>Eretriae selibram, terrae Samiae iv, </text:span><text:span text:style-name="T45">myrrhae § </text:span><text:span text:style-name="T45">iv, thuris<text:line-break/></text:span><text:span text:style-name="T45">§ vj, </text:span><text:span text:style-name="T45">fquamae aeris viij; salis arnmoniaci iij, aeruginis<text:line-break/>rasae vj. aluminis scissilis </text:span><text:span text:style-name="T45">§ </text:span><text:span text:style-name="T45">ij, aloes Indicae </text:span><text:span text:style-name="T45">-J iv, galbani</text:span></text:p>
      <text:p text:style-name="P16"><text:span text:style-name="T45">iv, cerae ffi ij, terebinthinae libras ij. olei lib. iv, aceti,<text:line-break/>quod ichthyocollae irrigandae sufficit, Sicca laevigata li-</text:span></text:p>
      <text:p text:style-name="P135"><text:span text:style-name="T33">-<text:tab/></text:span><text:span text:style-name="T33">,<text:tab/></text:span><text:span text:style-name="T7">i </text:span><text:span text:style-name="T33">- - </text:span><text:span text:style-name="T22">-74.-.,</text:span></text:p>
      <text:p text:style-name="P13"><text:span text:style-name="T45">quidis insparguntur. </text:span><text:span text:style-name="T7">Aliud viride.</text:span><text:span text:style-name="T45"> 4 Resinae </text:span><text:span text:style-name="T45">pityinuo<text:line-break/></text:span><text:span text:style-name="T45">drachmas cc, guttae ammoniaci </text:span><text:span text:style-name="T45">drachmas l, </text:span><text:span text:style-name="T45">opopanacis<text:line-break/>drachmas </text:span><text:span text:style-name="T45">viij, </text:span><text:span text:style-name="T45">cerae </text:span><text:span text:style-name="T45">drachmas </text:span><text:span text:style-name="T45">c, </text:span><text:span text:style-name="T45">propolis </text:span><text:span text:style-name="T45">drachmas </text:span><text:span text:style-name="T45">viij,<text:line-break/></text:span><text:span text:style-name="T45">galbani drachmas </text:span><text:span text:style-name="T45">iij</text:span><text:span text:style-name="T45">, 'squamae </text:span><text:span text:style-name="T45">aeris drachmas xij, aeru-<text:line-break/>ginis drachmas xij, aluminis rotundi drachmas viij, misyos<text:line-break/>drachmas xij, salis ammoniaci 'drachmas viij,, chalcitidis<text:line-break/>5 v, sulsugis ignem non experti drachmas viij, thuris drach-<text:line-break/></text:span><text:span text:style-name="T45">mas xij. </text:span><text:span text:style-name="T45">fessis taurini </text:span><text:span text:style-name="T45">sieei dracnmas </text:span><text:span text:style-name="T45">vj vel humidi drach-<text:line-break/>mas xij, </text:span><text:span text:style-name="T45">cyprini heminas </text:span><text:span text:style-name="T45">vj, alii.iv, aceti quod satis </text:span><text:span text:style-name="T45">est.<text:line-break/></text:span><text:span text:style-name="T7">Voride Epicuri multa promittens.</text:span><text:span text:style-name="T45"> 4 Cerae drachmas cc,<text:line-break/>colophoniae draclnnas </text:span><text:span text:style-name="T45">ecc, squamae </text:span><text:span text:style-name="T7">3</text:span><text:span text:style-name="T45"> xvj</text:span><text:span text:style-name="T45">, </text:span><text:span text:style-name="T45">aeris usti </text:span><text:span text:style-name="T7">3</text:span><text:span text:style-name="T45"> xvj,<text:line-break/></text:span><text:span text:style-name="T45">aeruginis 5 </text:span><text:span text:style-name="T45">xvj, </text:span><text:span text:style-name="T45">aristolochiae tenuis </text:span><text:span text:style-name="T7">3</text:span><text:span text:style-name="T45"> </text:span><text:span text:style-name="T45">xvj, aloes J.xxiiij,<text:line-break/>aluminis </text:span><text:span text:style-name="T45">rotundi </text:span><text:span text:style-name="T45">drachmas'xij, myrrhae drachmas xxiiij,<text:line-break/>galbani drachmas xxiiij, salis ammoniaci drachmas xvj.<text:line-break/>aceti heminas iv, olei heminas .j, interdum pauciores. ~Vo~<text:line-break/></text:span><text:span text:style-name="T7">ride </text:span><text:span text:style-name="T7">multa promittens Alcimionis </text:span><text:span text:style-name="T7">vel fiicomadhi, ad su.<text:line-break/></text:span><text:span text:style-name="T7">stulas, nigritias dal'ornas. Glutinat </text:span><text:span text:style-name="T7">ojsu et reducit, stru-<text:line-break/>mas </text:span><text:span text:style-name="T7">discutitr4</text:span><text:span text:style-name="T45"> </text:span><text:span text:style-name="T45">Galbani </text:span><text:span text:style-name="T45">5 xll, aeris </text:span><text:span text:style-name="T45">usti J viij, squamae<text:line-break/>3 xxiv, </text:span><text:span text:style-name="T45">cerae </text:span><text:span text:style-name="T7">3</text:span><text:span text:style-name="T45"> </text:span><text:span text:style-name="T45">1, </text:span><text:span text:style-name="T45">fevi </text:span><text:span text:style-name="T45">caprini vel vitulini </text:span><text:span text:style-name="T7">3</text:span><text:span text:style-name="T45"> xxx, thuris</text:span></text:p>
      <text:p text:style-name="P12"><text:span text:style-name="T45">3 xxv, resinae siccae </text:span><text:span text:style-name="T7">3 xxv,</text:span><text:span text:style-name="T45"> guttae ammoniaci </text:span><text:span text:style-name="T45">J xxv , </text:span><text:span text:style-name="T45">te-<text:line-break/>rebinthinae </text:span><text:span text:style-name="T45">3 </text:span><text:span text:style-name="T45">xxv, nitri 5 xxv, aristolochiae </text:span><text:span text:style-name="T7">3</text:span><text:span text:style-name="T45"> </text:span><text:span text:style-name="T45">xxv, </text:span><text:span text:style-name="T45">liryo-<text:line-break/>rnlae </text:span><text:span text:style-name="T45">5 </text:span><text:span text:style-name="T45">xij, orcheos herbae </text:span><text:span text:style-name="T7">3</text:span><text:span text:style-name="T45"> xij, iridis aridae </text:span><text:span text:style-name="T7">3</text:span><text:span text:style-name="T45"> </text:span><text:span text:style-name="T45">iiij., aloes<text:line-break/>Indicae 3 xij , scissilis </text:span><text:span text:style-name="T7">3</text:span><text:span text:style-name="T45"> viij., fellis taurini 3 viij, aceti he-<text:line-break/>minam j, olei heminam j. Quum </text:span><text:span text:style-name="T45">inficit, </text:span><text:span text:style-name="T45">rosacec </text:span><text:span text:style-name="T45">* </text:span><text:span text:style-name="T7">Voride ad<text:line-break/>herpatos, item </text:span><text:span text:style-name="T7">ad </text:span><text:span text:style-name="T7">chironia at difficulter </text:span><text:span text:style-name="T7">dd </text:span><text:span text:style-name="T7">cicatricem<text:line-break/>venientia ulcera</text:span><text:span text:style-name="T7">, </text:span><text:span text:style-name="T7">ut </text:span><text:span text:style-name="T7">Andromachsis. 4</text:span><text:span text:style-name="T45"> </text:span><text:span text:style-name="T45">Hordei usti Jx,<text:line-break/>aeruginis 3 viij, cerae 3 lxxx, cyprini heminam </text:span><text:span text:style-name="T45">j. </text:span><text:span text:style-name="T45">Hoc me-<text:line-break/>dicamentum aeruginem multam continet, pro' </text:span><text:span text:style-name="T45">cerae </text:span><text:span text:style-name="T45">et cy—<text:line-break/>prini symrnetiia, nam hordeum ustum </text:span><text:span text:style-name="T45">si per </text:span><text:span text:style-name="T45">se inspergitur, </text:span><text:span text:style-name="T45">.<text:line-break/></text:span><text:span text:style-name="T45">chironia ulcera juvat, neque'intendit cerae et cyprini vires<text:line-break/>neque.aeruginis resolvit. Ablato ipso, simile medicamentum<text:line-break/>'redditur inultis, quae superiore libro ad hujusmodi ulcerum<text:line-break/>curationem fcripta sunt. Non tamen multum cyprini assu-<text:line-break/>metur, praefertim </text:span><text:span text:style-name="T45">si </text:span><text:span text:style-name="T45">cera </text:span><text:span text:style-name="T45">pinguis </text:span><text:span text:style-name="T45">existat, </text:span><text:span text:style-name="T45">sed </text:span><text:span text:style-name="T45">quantum ad<text:line-break/>ceram aerugini admixtam emolliendam capere necessarium<text:line-break/>est. Superiora omnia</text:span><text:span text:style-name="T45">• </text:span><text:span text:style-name="T45">emplastra hoc nomine vano usui scr-</text:span></text:p>
      <text:p text:style-name="P12"><text:span text:style-name="T45">-viunt, quod medicamenta emollientia, trahentia, discutientia;<text:line-break/>concoquentia</text:span><text:span text:style-name="T45">, </text:span><text:span text:style-name="T45">insuper citra, mordicationem siccantia as-<text:line-break/>sumpserint, plurima ipsorum etiam yalide astringentia, quo-<text:line-break/>rum virtus </text:span><text:span text:style-name="T45">est: </text:span><text:span text:style-name="T45">humores </text:span><text:span text:style-name="T45">affectae </text:span><text:span text:style-name="T45">parti influentes repellere..<text:line-break/>Porro </text:span><text:span text:style-name="T45">dictorun, </text:span><text:span text:style-name="T45">medicamentorum potestatis materias nomi-<text:line-break/>natim in operis de simplicibus medicamentis sexto, septimo,<text:line-break/></text:span><text:span text:style-name="T45">,</text:span><text:span text:style-name="T45">clavo, nono, decimo; et undecimo libro expressas habetis.<text:line-break/>Multorum autem hoc commentario nominarim memini ac<text:line-break/>iterum meminero. Quin etiam hoc medicamentum in'prae-<text:line-break/>sentis apposui, eorum, quae nuper dixi, mentionem facere<text:line-break/></text:span><text:span text:style-name="T45">lesiderans, </text:span><text:span text:style-name="T45">quia.id </text:span><text:span text:style-name="T45">quoque </text:span><text:span text:style-name="T45">superiore libro commemora-<text:line-break/>tis genere simile est ac proprium </text:span><text:span text:style-name="T45">magis </text:span><text:span text:style-name="T45">videbatur illis ip-<text:line-break/>sum appendere.</text:span></text:p>
      <text:p text:style-name="P16"><text:span text:style-name="T94">\Hicesium </text:span><text:span text:style-name="T7">nigrum Andromachisp</text:span><text:span text:style-name="T45"> Hoe emplastrum .<text:line-break/>lirdromachus non' ubi viridia tractat, scd, superius prope<text:line-break/>initium, in symmetria multum svarians, ut prius Critonem<text:line-break/>et Heram prodidisse indicavi, scribitur hoc pacto. </text:span><text:span text:style-name="T45">4 </text:span><text:span text:style-name="T45">Bitu-</text:span></text:p>
      <text:p text:style-name="P12"><text:span text:style-name="T45">minis </text:span><text:span text:style-name="T22">5 </text:span><text:span text:style-name="T45">ccu, terrae ampelitidis </text:span><text:span text:style-name="T7">3</text:span><text:span text:style-name="T45"> </text:span><text:span text:style-name="T45">cc, </text:span><text:span text:style-name="T45">argenti spumae </text:span><text:span text:style-name="T45">5 </text:span><text:span text:style-name="T45">lx,<text:line-break/>galbani 3 xxxvj'; terebinthinae </text:span><text:span text:style-name="T7">3</text:span><text:span text:style-name="T45"> xxxvj. </text:span><text:span text:style-name="T45">scissilis </text:span><text:span text:style-name="T45">5 xxxvj.<text:line-break/>propolis 3 lxxrj, mannae 3 1, myrrhae </text:span><text:span text:style-name="T7">3</text:span><text:span text:style-name="T45"> xij, iridis J xij,<text:line-break/>chalcitidis,</text:span><text:span text:style-name="T45">3 </text:span><text:span text:style-name="T45">vj, gallae 3 olei congium' unum et dimi-<text:line-break/>dium, mellis heminae dirnidinrn. -Recte fecit, qui </text:span><text:span text:style-name="T7">de</text:span><text:span text:style-name="T45"> mina<text:line-break/>ambiguitate relicta omnia per drachmae' conscripserit, ut<text:line-break/>de solo congio , quaestionem instituamus. In hoc enim melius<text:line-break/>• egerunt qui sex heminas posuere, a tripli cato, autem bitu-<text:line-break/>mine proportione illius, quod Heras immiscuit, scripturam<text:line-break/>exorsi sunt. Etenim Heras centum denarios, hic trecentos'<text:line-break/>posuit, </text:span><text:span text:style-name="T45">etsi in </text:span><text:span text:style-name="T45">quibusdam exemplaribus non fide dignis du-<text:line-break/>-centos invenerim. Terra sane ampelits luplo eam, quam<text:line-break/>- Heras scripsit, plane exuperat. Argenti autem spuma, quam<text:line-break/>.et ipsam ampelitidi pondere aequalem este conyeniebat,<text:line-break/>musto minus ab eo injecta est, nam drachmas sexagbita hn-<text:line-break/>jus milcet. Galbani</text:span><text:span text:style-name="T45">, </text:span><text:span text:style-name="T45">vero triginta sux drachmas immittens<text:line-break/>proportionem </text:span><text:span text:style-name="T45">‘ </text:span><text:span text:style-name="T45">cnm Hera- et Critone non </text:span><text:span text:style-name="T7">fervat,</text:span><text:span text:style-name="T45"> qnemad-<text:line-break/>• modum lu almnine scissili,, paululum enim,hic ab exacta</text:span></text:p>
      <text:p text:style-name="P12"><text:span text:style-name="T45">proportione declinat, quae ad trigintascptem.et </text:span><text:span text:style-name="T22">β, </text:span><text:span text:style-name="T45">pervenit.<text:line-break/>In terebinthina sane parum ab Hera dissidet, tantum scilicet,<text:line-break/>quantum in galbano etfcissili, a Critone valo</text:span><text:span text:style-name="T45">. </text:span><text:span text:style-name="T45">plurimum,<text:line-break/>qui minam </text:span><text:span text:style-name="T22">β,. </text:span><text:span text:style-name="T45">injicere jubeat, quod aliarum ipsius mixtn-<text:line-break/>ram proportione ad </text:span><text:span text:style-name="T45">. </text:span><text:span text:style-name="T45">quinquaginta drachmas excedit. Jam<text:line-break/>vero in propoli nonnihil discordat, quantum ad duplicatam<text:line-break/>proportionem spectat. Item iu manna a Critone et Hera<text:line-break/>recedit, quippe </text:span><text:span text:style-name="T45">, </text:span><text:span text:style-name="T45">centum drachmas, eeu ad illorum propor-<text:line-break/>tionem, injectas esse oportebat, lu clialcitide </text:span><text:span text:style-name="T7">etiam</text:span><text:span text:style-name="T45"> ntultum<text:line-break/>iumodum a proportione subtraxit. In aliis </text:span><text:span text:style-name="T74">pa</text:span><text:span text:style-name="T45">rv</text:span><text:span text:style-name="T74">a C</text:span><text:span text:style-name="T45">ontr</text:span><text:span text:style-name="T74">over</text:span><text:span text:style-name="T45">-<text:line-break/>sia est, nisi in melle, cujus heminas tres tanquam </text:span><text:span text:style-name="T74">a</text:span><text:span text:style-name="T45"> j illorum<text:line-break/>proportionem immisisse ipsum conveniebat, at his heminae<text:line-break/>dimidium adjicit. Ita quoque in , oleo tres congios miscuisse<text:line-break/>lebebat, si non a Critone discrepare voluisset; si </text:span><text:span text:style-name="T74">V</text:span><text:span text:style-name="T45">ero cum<text:line-break/>Hera convenire, octodecim heminas, verum ipsc congium<text:line-break/>et dimidium conscripsit.</text:span></text:p>
      <text:h text:style-name="P4" text:outline-level="2">Cap. V<text:span text:style-name="T120">I</text:span>.</text:h>
      <text:p text:style-name="P9"><text:span text:style-name="T7">[Ut Tarentinus Heraclides Hicesii nigrum</text:span></text:p>
      <text:p text:style-name="P12"><text:span text:style-name="T45">emp/asirum </text:span><text:span text:style-name="T45">tradiderit ] </text:span><text:span text:style-name="T45">Ad omne </text:span><text:span text:style-name="T7">vulnus, </text:span><text:span text:style-name="T7">maxime </text:span><text:span text:style-name="T7">quae in<text:line-break/></text:span><text:span text:style-name="T7">extremis </text:span><text:span text:style-name="T7">partibus' - sctnt, </text:span><text:span text:style-name="T7">dolore</text:span><text:span text:style-name="T45"> • </text:span><text:span text:style-name="T45">vindicat </text:span><text:span text:style-name="T7">et conglutinata<text:line-break/></text:span><text:span text:style-name="T7">Item </text:span><text:span text:style-name="T7">canum morsas et furunculos sonat'. JJuritiar discu-<text:line-break/>iit,.praesertim mamillas </text:span><text:span text:style-name="T7">obsidente*</text:span><text:span text:style-name="T7">r Ani condylomatis suc-<text:line-break/>currit.</text:span><text:span text:style-name="T45"> </text:span><text:span text:style-name="T45">4 </text:span><text:span text:style-name="T45">Argenti spumae 5 </text:span><text:span text:style-name="T45">c, </text:span><text:span text:style-name="T45">bituminis tantundem, ter-,<text:line-break/></text:span><text:span text:style-name="T45">rae </text:span><text:span text:style-name="T45">ampelitidis tantundem, mannaiiij </text:span><text:span text:style-name="T45">xxv, </text:span><text:span text:style-name="T45">propolis totidem,<text:line-break/>galbani J 'xij </text:span><text:span text:style-name="T22">β, </text:span><text:span text:style-name="T45">aluminis scissi, </text:span><text:span text:style-name="T45">resinae </text:span><text:span text:style-name="T45">terebinthinae, pares<text:line-break/>mensuras, iridis </text:span><text:span text:style-name="T7">3</text:span><text:span text:style-name="T45"> vj, chalcitidis,3 vij </text:span><text:span text:style-name="T22">β, </text:span><text:span text:style-name="T45">gallae </text:span><text:span text:style-name="T7">3</text:span><text:span text:style-name="T45"> viij,<text:line-break/>myrrhae tantundem, mellis </text:span><text:span text:style-name="T45">heminam </text:span><text:span text:style-name="T45">unam</text:span><text:span text:style-name="T45">,</text:span><text:span text:style-name="T45">' olei immaturi<text:line-break/>hemluas </text:span><text:span text:style-name="T45">sex. </text:span><text:span text:style-name="T45">Argenti spuma, </text:span><text:span text:style-name="T45">bitumen </text:span><text:span text:style-name="T45">et terra, </text:span><text:span text:style-name="T45">cum oleo<text:line-break/></text:span><text:span text:style-name="T45">coquuntur </text:span><text:span text:style-name="T45">et </text:span><text:span text:style-name="T45">spatha ex tedarum ligno moventur, quum con-<text:line-break/>stiterint, propolis, resina </text:span><text:span text:style-name="T45">et </text:span><text:span text:style-name="T45">galbanum .adduntur, haec au-<text:line-break/></text:span><text:span text:style-name="T45">tem </text:span><text:span text:style-name="T45">prius melle incoquuntur, quibus mixtis, olla statirn ab<text:line-break/></text:span><text:span text:style-name="T45">igne </text:span><text:span text:style-name="T45">tollitur et sicca insperguntur. Haec quum Heraclides<text:line-break/></text:span><text:span text:style-name="T45">tradiderit in </text:span><text:span text:style-name="T45">libris ad Antiochidem, demiror quomodo non-<text:line-break/>nulli post eum scripturam-ipsius non observaverint. Heras<text:line-break/>sane ubique Heraclidem </text:span><text:span text:style-name="T45">imitatus, </text:span><text:span text:style-name="T45">esse ridetur, praeterquam<text:line-break/></text:span><text:span text:style-name="T45">lu </text:span><text:span text:style-name="T45">myrrha et galla. 'Nam sium Heraclides utriusque .horum</text:span></text:p>
      <text:p text:style-name="P12"><text:span text:style-name="T45">denariorum </text:span><text:span text:style-name="T45">pondo octo miscet. Heras utriusque </text:span><text:span text:style-name="T45">sex </text:span><text:span text:style-name="T45">injecit.<text:line-break/></text:span><text:span text:style-name="T45">Insuper </text:span><text:span text:style-name="T45">Asclepiades in </text:span><text:span text:style-name="T45">secundo libro </text:span><text:span text:style-name="T45">de exterioribus </text:span><text:span text:style-name="T45">omnia<text:line-break/>proportione </text:span><text:span text:style-name="T45">quadruplo majore, </text:span><text:span text:style-name="T45">quam Heras </text:span><text:span text:style-name="T45">tradidit. </text:span><text:span text:style-name="T45">Adde<text:line-break/>quod </text:span><text:span text:style-name="T45">olei omphacini heminas </text:span><text:span text:style-name="T45">duodecim, Crito congios duos,<text:line-break/>conscripserit,. </text:span><text:span text:style-name="T45">etsi </text:span><text:span text:style-name="T45">omnia </text:span><text:span text:style-name="T45">duplicata </text:span><text:span text:style-name="T45">compositio ipsius habeat.<text:line-break/></text:span><text:span text:style-name="T45">Quare nonnulli mihi 'videntur adscripsisse </text:span><text:span text:style-name="T45">heminas </text:span><text:span text:style-name="T45">duas.<text:line-break/></text:span><text:span text:style-name="T45">Quod ipsum </text:span><text:span text:style-name="T45">rursus </text:span><text:span text:style-name="T45">tum veritati </text:span><text:span text:style-name="T45">tum </text:span><text:span text:style-name="T45">Herae et Tarentini<text:line-break/>scripturae magis adversatur. Siquidem Heras clxxx, drach- •<text:line-break/>mas </text:span><text:span text:style-name="T45">posuit, in pondus, non mensuram oleum reducens,<text:line-break/></text:span><text:span text:style-name="T45">tanquam hemina </text:span><text:span text:style-name="T7">3</text:span><text:span text:style-name="T45"> </text:span><text:span text:style-name="T45">lx, pendente. Nam Attica novem Itali-<text:line-break/>cas uncias conficit; pendunt enim novem </text:span><text:span text:style-name="T45">Italicae </text:span><text:span text:style-name="T45">unciae,<text:line-break/>quas in cornibus insectis metiuntur, septem uncias pondera-<text:line-break/>les et semissem, quae fexaginta drachmae fiunt, singulis<text:line-break/>unciis viii, </text:span><text:span text:style-name="T45">drachmas recipientibus. </text:span><text:span text:style-name="T45">Quare </text:span><text:span text:style-name="T45">etiam </text:span><text:span text:style-name="T45">hic cum<text:line-break/>Heraclide Heram consentire rideas, quum tres heminas in-<text:line-break/>jiciat, Asclepiades duodecim, quoniam omnia in insius com-<text:line-break/>positione quadrupla </text:span><text:span text:style-name="T45">sunt. </text:span><text:span text:style-name="T45">Heras </text:span><text:span text:style-name="T45">autem, </text:span><text:span text:style-name="T45">quoniam </text:span><text:span text:style-name="T45">medica-</text:span></text:p>
      <text:p text:style-name="P12"><text:span text:style-name="T45">menti iu Tarentini scriptura </text:span><text:span text:style-name="T45">magna </text:span><text:span text:style-name="T45">moles fieret, ridetur<text:line-break/>mihi quartam omnium portionem posuisse. Nam in myrrba;<text:line-break/>utdixi, et galla paululum' mutare </text:span><text:span text:style-name="T45">videtur. Ac </text:span><text:span text:style-name="T45">quum alii quo-<text:line-break/>que hoc Hicesii emplastrum tradiderint, qui exactius in eo,<text:line-break/>cujus praeparationem ex coctione: conjecimus, Tarentino<text:line-break/>concordes facti </text:span><text:span text:style-name="T45">sunt, </text:span><text:span text:style-name="T45">qui autem negligentius, vel in uno so-<text:line-break/>lum ’ vel in pluribus simplicibus dissonaste </text:span><text:span text:style-name="T45">ab </text:span><text:span text:style-name="T45">Heraclide<text:line-break/>videntur. Proinde superfluum 'suerit, de iis mentionem fa-<text:line-break/>cere. Praeparandum enim medicamentum est ut Heraclides<text:line-break/>jussit vel </text:span><text:span text:style-name="T45">-ut </text:span><text:span text:style-name="T45">Heras, qui parum adeo inter fe differunt. De-<text:line-break/>raciidee </text:span><text:span text:style-name="T7">liten </text:span><text:span text:style-name="T7">Ilicesion </text:span><text:span text:style-name="T7">hanc</text:span><text:span text:style-name="T45"> </text:span><text:span text:style-name="T45">este </text:span><text:span text:style-name="T7">dicit.</text:span><text:span text:style-name="T45"> 4 Bituminis 3 1, •<text:line-break/>argenti spumae </text:span><text:span text:style-name="T7">3</text:span><text:span text:style-name="T45"> </text:span><text:span text:style-name="T45">1, olei heminas x, coquito, ubi coierint,<text:line-break/>cerae </text:span><text:span text:style-name="T45">3 </text:span><text:span text:style-name="T45">v, injicito, </text:span><text:span text:style-name="T45">galbani </text:span><text:span text:style-name="T7">3 v,</text:span><text:span text:style-name="T45"> myrrhae </text:span><text:span text:style-name="T45">3 </text:span><text:span text:style-name="T45">v.</text:span></text:p>
      <text:h text:style-name="P4" text:outline-level="2">Cap. VII.</text:h>
      <text:p text:style-name="P9"><text:span text:style-name="T45">f Cyzicenum Derae.] Hoc quoque inter<text:line-break/>celebria emplastra refertur, </text:span><text:span text:style-name="T45">ab omnibus </text:span><text:span text:style-name="T45">probe conscriptum,<text:line-break/>magno in simplicium medicamentorum symmetria confensu.<text:line-break/>Nonnulli tamen discordant, ut innotescet, quum subjunge-</text:span></text:p>
      <text:p text:style-name="P12"><text:span text:style-name="T45">mus, quomodo </text:span><text:span text:style-name="T45">quisque </text:span><text:span text:style-name="T45">componendum </text:span><text:span text:style-name="T45">censeat. Heras </text:span><text:span text:style-name="T45">igitur<text:line-break/>de </text:span><text:span text:style-name="T45">praesenti </text:span><text:span text:style-name="T45">emplastro </text:span><text:span text:style-name="T45">ita ad </text:span><text:span text:style-name="T45">verbum </text:span><text:span text:style-name="T45">fcribit. </text:span><text:span text:style-name="T7">Cyzicenum.<text:line-break/></text:span><text:span text:style-name="T7">Facit ad recentia vulnera </text:span><text:span text:style-name="T7">et </text:span><text:span text:style-name="T7">vetera depascentia, duritias<text:line-break/></text:span><text:span text:style-name="T7">praesertim </text:span><text:span text:style-name="T7">in mammis discutit, extrahit, </text:span><text:span text:style-name="T7">repurgat, </text:span><text:span text:style-name="T7">im-<text:line-break/></text:span><text:span text:style-name="T7">plet, </text:span><text:span text:style-name="T7">glutinat, cicatricem ducit, </text:span><text:span text:style-name="T7">tollit oancrosas durities,<text:line-break/></text:span><text:span text:style-name="T7">male curata reficit, et </text:span><text:span text:style-name="T7">in </text:span><text:span text:style-name="T7">quibus </text:span><text:span text:style-name="T7">scalpello </text:span><text:span text:style-name="T7">uti non licet,<text:line-break/>ut in perviae, collyrii loco </text:span><text:span text:style-name="T7">'utitor,. Abscajsus </text:span><text:span text:style-name="T7">furentes miti-<text:line-break/>gat, Atymata discutit, ganglia </text:span><text:span text:style-name="T7">et contractiones, </text:span><text:span text:style-name="T7">sive coi-<text:line-break/>tus dijsolvit aibrumpitque. </text:span><text:span text:style-name="T7">Tela, offa, </text:span><text:span text:style-name="T7">lignorum scag-<text:line-break/>nenta educit, crustat citra </text:span><text:span text:style-name="T7">dolorem dejicit. </text:span><text:span text:style-name="T7">In depasicen.<text:line-break/></text:span><text:span text:style-name="T7">tibus, magnis spleniis, </text:span><text:span text:style-name="T7">uti </text:span><text:span text:style-name="T7">oportet. Insuper </text:span><text:span text:style-name="T7">siri mus </text:span><text:span text:style-name="T7">dijsipat </text:span><text:span text:style-name="T7">r<text:line-break/></text:span><text:span text:style-name="T7">'taemorrhoidas </text:span><text:span text:style-name="T7">cohibet et </text:span><text:span text:style-name="T7">vesicae </text:span><text:span text:style-name="T7">morbis </text:span><text:span text:style-name="T7">summe </text:span><text:span text:style-name="T7">prodest.<text:line-break/></text:span><text:span text:style-name="T45">Haec autem </text:span><text:span text:style-name="T45">recipit </text:span><text:span text:style-name="T45">thuris </text:span><text:span text:style-name="T45">drach. </text:span><text:span text:style-name="T45">iv; </text:span><text:span text:style-name="T45">myrrhae </text:span><text:span text:style-name="T45">drach. iv,<text:line-break/></text:span><text:span text:style-name="T45">:roci drach. </text:span><text:span text:style-name="T45">iv, </text:span><text:span text:style-name="T45">iridis </text:span><text:span text:style-name="T45">Illyricae </text:span><text:span text:style-name="T45">daach. </text:span><text:span text:style-name="T45">iv, bdellii, drach.‘iy,<text:line-break/>fqnamae djach.xij, </text:span><text:span text:style-name="T45">chalcanthi </text:span><text:span text:style-name="T45">drach. </text:span><text:span text:style-name="T45">iv, </text:span><text:span text:style-name="T45">aluminis feissi<text:line-break/>drach. iv, rotundi drach.-iv, guttae ammoniaci drach. </text:span><text:span text:style-name="T7">iv,<text:line-break/></text:span><text:span text:style-name="T45">mifyos draclu iv; putaminum mali granati dulcis drach. iv,</text:span><text:span text:style-name="T45">'</text:span></text:p>
      <text:p text:style-name="P12"><text:span text:style-name="T45">aristolochiae, </text:span><text:span text:style-name="T45">gallae omphacitidis, utriusque drach. viij, ali-<text:line-break/></text:span><text:span text:style-name="T45">tur xvj', chalcitidis </text:span><text:span text:style-name="T45">drach. </text:span><text:span text:style-name="T45">iv</text:span><text:span text:style-name="T45">, arnmoniaci guttae drach. iv,<text:line-break/></text:span><text:span text:style-name="T45">visci quercini drach. vir), </text:span><text:span text:style-name="T45">opopanacis </text:span><text:span text:style-name="T45">drach. viij, aeruginis<text:line-break/>rasae drach. viij, </text:span><text:span text:style-name="T45">acaciae draclu </text:span><text:span text:style-name="T45">vili, </text:span><text:span text:style-name="T45">floris rosurum, </text:span><text:span text:style-name="T45">draclu<text:line-break/>viij, terebinthinae minam </text:span><text:span text:style-name="T45">j, alsi 3 </text:span><text:span text:style-name="T45">I, liquoris papaveris<text:line-break/>draclu vj, </text:span><text:span text:style-name="T45">cerae </text:span><text:span text:style-name="T45">ininas ij, fecundum alios </text:span><text:span text:style-name="T45">draclu iv, </text:span><text:span text:style-name="T45">seni<text:line-break/>vitulini curati minam j,.- alii drach. </text:span><text:span text:style-name="T45">cl,' </text:span><text:span text:style-name="T45">aceti</text:span><text:span text:style-name="T45">-communis </text:span><text:span text:style-name="T45">he-<text:line-break/>minas ij, vini, quodsussirit, </text:span><text:span text:style-name="T45">in </text:span><text:span text:style-name="T45">sicca </text:span><text:span text:style-name="T45">immittitur. </text:span><text:span text:style-name="T45">Haec de<text:line-break/>Cyziceno quum Heras scripserit atque </text:span><text:span text:style-name="T45">Andromachus, </text:span><text:span text:style-name="T45">vi-<text:line-break/>debitur quibusdam maxima </text:span><text:span text:style-name="T45">esse </text:span><text:span text:style-name="T45">dissensio, quum Heras thu-<text:line-break/>ris, </text:span><text:span text:style-name="T45">croci, </text:span><text:span text:style-name="T45">myrrhae et ejus quod deinceps </text:span><text:span text:style-name="T45">ab eo </text:span><text:span text:style-name="T45">positum est,<text:line-break/></text:span><text:span text:style-name="T45">draclu </text:span><text:span text:style-name="T45">iv. immiserit, Andromachus viij. Verum, quod jam<text:line-break/>prius observandum nobis </text:span><text:span text:style-name="T45">esse </text:span><text:span text:style-name="T45">dicebam,- id etiam nunc du-<text:line-break/>cturus </text:span><text:span text:style-name="T45">sum. </text:span><text:span text:style-name="T45">. </text:span><text:span text:style-name="T45">Si omnia simplicia medicamenta </text:span><text:span text:style-name="T45">licet </text:span><text:span text:style-name="T45">duplicata<text:line-break/>horum, quae alii scripserunt, misceas, </text:span><text:span text:style-name="T45">eadem sict </text:span><text:span text:style-name="T45">/tnme-<text:line-break/>tria, quemadmodum si et triplicata omnia injicias, </text:span><text:span text:style-name="T45">ac </text:span><text:span text:style-name="T45">nunc<text:line-break/>Andromachus omnia fere duplicata miscuit, quum Heras<text:line-break/>simplicia ipfa </text:span><text:span text:style-name="T45">indiderit. </text:span><text:span text:style-name="T45">Ac etiam hic discrepant, quod isse</text:span></text:p>
      <text:p text:style-name="P12"><text:span text:style-name="T45">aloen addat, Heras secus faciente. Quin etiam in panacis<text:line-break/>radice differentia est, quum Heras opopanacem tantum scri-<text:line-break/>pferit, Andromachus non hoc solum, 'sed etiam panacem,<text:line-break/>solent autem sic vocare radicem herbae, quam panacem ap-<text:line-break/>pellant. Adjecit autem Andromachus papaveris liquorem<text:line-break/>doloris evitandi gratia, acaciam veto et rosarum florem<text:line-break/>tanquam astringentia. rPptrro coctionem pro more suo Heras<text:line-break/>adjunxit, Andromachus omittit, quippe qui ipse etiam raro<text:line-break/>illam soleat apponere.’ Caeterum ex eo, quod in calce aceti<text:line-break/>communis heminas duas et vinum siccis infundit, plane<text:line-break/>iunuit fe arida ex vino vel aceto laevigari velle, deinde<text:line-break/>liquefacta his superfundi, Heras autem neque omnino aceti<text:line-break/>aut vini meminit et ad calcem coctionis ita ascripsit, cae—<text:line-break/>terum- arida et opopanacem in cacabum 'conjicito, et ubi'<text:line-break/>unita fuerint, defundito rnollitoque irino unguento manus<text:line-break/>inquinans. Ego ipsum Andromachi more confido, opopana-.<text:line-break/>cem cum siccis</text:span><text:span text:style-name="T45">. </text:span><text:span text:style-name="T45">in moi tario terens; si valentius et quod</text:span></text:p>
      <text:p text:style-name="P12"><text:span text:style-name="T45">magis discutiat, medicamentum faeere. desiderem acetum lu-<text:line-break/></text:span><text:span text:style-name="T45">ter </text:span><text:span text:style-name="T45">laevigaudum admiscens, si magis astringens repellens-.<text:line-break/>que,, vinum, quemadmodum rursus et id niine ausiernm,<text:line-break/>nunc 'gilvum, nunc vetus, nunc aetate medium assumens;<text:line-break/>nam quod ausserurn est </text:span><text:span text:style-name="T7">nec vetus,</text:span><text:span text:style-name="T45"> magis astringit, quod ve-<text:line-break/>tus nec </text:span><text:span text:style-name="T45">austerum, </text:span><text:span text:style-name="T45">valentius digerit.</text:span></text:p>
      <text:h text:style-name="P4" text:outline-level="2">Cap. VIII.</text:h>
      <text:p text:style-name="P9"><text:span text:style-name="T45">[Cyzicenum </text:span><text:span text:style-name="T7">ut.Asclepiades.</text:span><text:span text:style-name="T7">j</text:span><text:span text:style-name="T45"> </text:span><text:span text:style-name="T45">Scriptum est<text:line-break/>hoc emplastrum jam et in quarto, ubi omnia ordine, quae,<text:line-break/>ad rnaligt 'letem medicam enta habere consuluit, commemo-<text:line-break/>i avimus. Et vero nuuc, qula ipse pariter ab Hera et An-<text:line-break/>dromacho evariat, satius, mihi esse ridetur ipsius verbis in<text:line-break/>tertio libro de exteriorum medicamentis tradita subjungere.<text:line-break/>G-sicenum, </text:span><text:span text:style-name="T7">sacit ad drutinos asisiectus et nervos praecisos.<text:line-break/></text:span><text:span text:style-name="T45">Thuris quam optimi, cerae, myrrhae, aristolochiae, chal-<text:line-break/>eitidis, Illyricae, galbani, singulorum,5 iv, terebinthinae,<text:line-break/>argenti spumae, singulorum </text:span><text:span text:style-name="T7">3</text:span><text:span text:style-name="T45"> </text:span><text:span text:style-name="T45">viij, olei heminam </text:span><text:span text:style-name="T7">j.</text:span><text:span text:style-name="T45"> Omnia .</text:span></text:p>
      <text:p text:style-name="P12"><text:span text:style-name="T45">in </text:span><text:span text:style-name="T45">vas</text:span><text:span text:style-name="T45">' </text:span><text:span text:style-name="T45">aereum conjecta supra </text:span><text:span text:style-name="T45">cinerem </text:span><text:span text:style-name="T45">mollem coquuntur,<text:line-break/>inoventurque donec, in aqua frigida demersum </text:span><text:span text:style-name="T45">mel?is</text:span><text:span text:style-name="T59">:</text:span><text:span text:style-name="T45"> spis-<text:line-break/></text:span><text:span text:style-name="T45">situdinem </text:span><text:span text:style-name="T45">habeat, </text:span><text:span text:style-name="T45">postea movendo </text:span><text:span text:style-name="T45">tollitur. </text:span><text:span text:style-name="T45">Hoc </text:span><text:span text:style-name="T45">illitum pel-<text:line-break/></text:span><text:span text:style-name="T45">liculae-</text:span><text:span text:style-name="T45">imponitur, </text:span><text:span text:style-name="T45">hieme post septimum diem, </text:span><text:span text:style-name="T45">aestate post<text:line-break/></text:span><text:span text:style-name="T45">quintum solvitur.</text:span></text:p>
      <text:p text:style-name="P16"><text:span text:style-name="T94">\Aliud </text:span><text:span text:style-name="T7">ex </text:span><text:span text:style-name="T7">Hs, </text:span><text:span text:style-name="T7">quae ad </text:span><text:span text:style-name="T7">Philoxenum</text:span><text:span text:style-name="T45"> </text:span><text:span text:style-name="T45">referuntur </text:span><text:span text:style-name="T45">j 4<text:line-break/>Thuris, </text:span><text:span text:style-name="T45">myrrhae, croci, </text:span><text:span text:style-name="T45">Illyricae, bdellii, squamae aeris,<text:line-break/></text:span><text:span text:style-name="T45">chalcanthi, chalcitidis, aluminis </text:span><text:span text:style-name="T45">rotundi </text:span><text:span text:style-name="T45">et scissilis, </text:span><text:span text:style-name="T45">mifyos<text:line-break/>peregrini, </text:span><text:span text:style-name="T45">guttae ammoniaci, </text:span><text:span text:style-name="T45">propolis, risci querclui, </text:span><text:span text:style-name="T45">opo-<text:line-break/></text:span><text:span text:style-name="T45">panacis</text:span><text:span text:style-name="T45">, malicorii praeclusi, </text:span><text:span text:style-name="T45">singulorum </text:span><text:span text:style-name="T7">3</text:span><text:span text:style-name="T45"> iiij, aristolochiae<text:line-break/>5-viij, </text:span><text:span text:style-name="T45">cerae, </text:span><text:span text:style-name="T45">sevi taurini, singulorum 5 c, quod minam iu-<text:line-break/>scribit, resinae terebinthinae </text:span><text:span text:style-name="T7">3</text:span><text:span text:style-name="T45"> xv," </text:span><text:span text:style-name="T45">quod tres </text:span><text:span text:style-name="T45">quartas appel-<text:line-break/>lati </text:span><text:span text:style-name="T45">Resina </text:span><text:span text:style-name="T45">in </text:span><text:span text:style-name="T45">ollam </text:span><text:span text:style-name="T45">fictilem conjecta, donec odoremamit-<text:line-break/>tat, </text:span><text:span text:style-name="T45">concoquitur', delude </text:span><text:span text:style-name="T45">sevum et </text:span><text:span text:style-name="T45">cera </text:span><text:span text:style-name="T45">derasa injiciuntur<text:line-break/>et liquefiunt, </text:span><text:span text:style-name="T45">arida </text:span><text:span text:style-name="T45">contunduntur et cribro tenuiffuno in-<text:line-break/>eemuntur. Postea </text:span><text:span text:style-name="T45">liquida </text:span><text:span text:style-name="T45">ab igne tolluntur, quibus aliqua-<text:line-break/>tenus j efrigeratis arida insperguntur et curiosu moventur.<text:line-break/>Habere autem oportet ex aceto trita, myrrham, thus, hdel-</text:span></text:p>
      <text:p text:style-name="P136"><text:span text:style-name="T45">lium, opopanacem, quibus quae in olla sunt, adjiciuntur<text:line-break/>terunturque, ne grumi cerae modo fiant. Ubi autem recte<text:line-break/>habuerint, in lignea pyxide irino unguento prius illita re-<text:line-break/>ponuntur.</text:span></text:p>
      <text:h text:style-name="P4" text:outline-level="2">Cap. <text:span text:style-name="T121">I</text:span>X.</text:h>
      <text:p text:style-name="P9"><text:span text:style-name="T57">[</text:span><text:span text:style-name="T7">Emplastrum ex duabus aristotvchiis, ut<text:line-break/>Andromachus</text:span><text:span text:style-name="T45">.</text:span><text:span text:style-name="T57">] </text:span><text:span text:style-name="T45">De hoc in eam sententiam fcribit Andro-<text:line-break/>machus ad verbum. </text:span><text:span text:style-name="T7">Emplasirwm ax duabus rn ifidlodhiis.<text:line-break/></text:span><text:span text:style-name="T45">4 Resinae frictae 16 j, cerae jfe </text:span><text:span text:style-name="T7">j,</text:span><text:span text:style-name="T45"> picis jtt&gt; j,' ciceos vel olei<text:line-break/>veteris^ heminam unam et cyathos duos, cerussae § vj, ae-<text:line-break/>oruginis § vj, chalcanthi iiij, mannae vj, aristolochiae<text:line-break/>.longae iiij, .rotundae § iiij, eretriae § vj, Illyricae § iiij,<text:line-break/>gallae ij,, aceti heminam j, ego amplius malicorii § 'ij.<text:line-break/>Sicca ex aceto teruntur;' delude liquabilia.</text:span></text:p>
      <text:h text:style-name="Heading_20_2" text:outline-level="2">Cap. <text:span text:style-name="T21">Χ.</text:span></text:h>
      <text:p text:style-name="P177"><text:span text:style-name="T29">[</text:span><text:span text:style-name="T94">Emplasirum </text:span><text:span text:style-name="T7">ex dictamno ut Damocrates.']<text:line-break/></text:span><text:span text:style-name="T45">Diximus frequenter metricas fcriptionee non sulurn ad me-<text:line-break/>moriam, sed etiam ad mixturas .exacte commeulurandas<text:line-break/>prosa oratione conscriptis esse commodiores. Cujus gratia</text:span></text:p>
      <text:p text:style-name="P12"><text:span text:style-name="T45">etiam nunc medicamentum ex dictamno perfectam lu Da-<text:line-break/>mocratis scriptis symmetriam perservans apposui.</text:span></text:p>
      <text:p text:style-name="P16"><text:span text:style-name="T7">Emplastrorum unum </text:span><text:span text:style-name="T7">insignium </text:span><text:span text:style-name="T7">numero ascribitur. .<text:line-break/>Solumque, quod' </text:span><text:span text:style-name="T7">recipit </text:span><text:span text:style-name="T7">dictamnum 'lreticurn<text:line-break/>DictirndMedetur prospere scrpentiurn<text:line-break/>Percujsebus venenatis ac morsibus</text:span></text:p>
      <text:p text:style-name="P16"><text:span text:style-name="T7">Qitad^upedum </text:span><text:span text:style-name="T7">cunctorum, </text:span><text:span text:style-name="T7">etsi rabito. giiaedam agat,.<text:line-break/></text:span><text:span text:style-name="T7">Juvat </text:span><text:span text:style-name="T7">ulcerum </text:span><text:span text:style-name="T7">caldas et </text:span><text:span text:style-name="T7">nervos perditos.<text:line-break/>Et musculos </text:span><text:span text:style-name="T7">et </text:span><text:span text:style-name="T7">alto rartila</text:span><text:span text:style-name="T7">gines</text:span></text:p>
      <text:p text:style-name="P16"><text:span text:style-name="T7">Corpore putrescentes, </text:span><text:span text:style-name="T7">quae </text:span><text:span text:style-name="T7">incumbunt osistbus.</text:span></text:p>
      <text:p text:style-name="P16"><text:span text:style-name="T7">Colli, </text:span><text:span text:style-name="T7">mumitlarurn, </text:span><text:span text:style-name="T7">dorsi </text:span><text:span text:style-name="T7">quoque ulcera<text:line-break/></text:span><text:span text:style-name="T7">Persanat et </text:span><text:span text:style-name="T7">diu </text:span><text:span text:style-name="T7">si sum duraverint.<text:line-break/></text:span><text:span text:style-name="T7">Ac </text:span><text:span text:style-name="T7">omnia simati quae sucere </text:span><text:span text:style-name="T7">paulo antea<text:line-break/></text:span><text:span text:style-name="T7">Dixi emplastrum nomine scilicet Aegyptium,<text:line-break/>ddoc admodum quum sit bonum, quiaa/m omnibus-<text:line-break/>Unum </text:span><text:span text:style-name="T7">}onia reputant </text:span><text:span text:style-name="T7">usu praestantius,<text:line-break/>Haudquaquam nempe experti multa pharmaca.<text:line-break/>Concinnantur mixturis his* Lithargyri</text:span></text:p>
      <text:p text:style-name="P17"><text:span text:style-name="T7">Drachmas habet </text:span><text:span text:style-name="T7">ducentas, </text:span><text:span text:style-name="T7">isiis additur<text:line-break/>Olei vetnsii librae quarta oortio, </text:span><text:span text:style-name="T7">&gt;<text:line-break/>Alii </text:span><text:span text:style-name="T7">magis quartam volunt partem heminae,<text:line-break/></text:span><text:span text:style-name="T7">Jit</text:span><text:span text:style-name="T45"> </text:span><text:span text:style-name="T45">q </text:span><text:span text:style-name="T7">,tmqnaginta cerae drachmas Ponticae,<text:line-break/></text:span><text:span text:style-name="T7">Colophoniae .probaeque </text:span><text:span text:style-name="T7">plus </text:span><text:span text:style-name="T7">cera </text:span><text:span text:style-name="T7">duplo,</text:span></text:p>
      <text:p text:style-name="P75"><text:span text:style-name="T7">• </text:span><text:span text:style-name="T7">Alii malunt terebinthinae parem modum.<text:line-break/>Aeruginis quoque, aloes nec non Indicae,<text:line-break/></text:span><text:span text:style-name="T7">liem</text:span><text:span text:style-name="T45"> </text:span><text:span text:style-name="T45">combusti </text:span><text:span text:style-name="T7">aeris </text:span><text:span text:style-name="T7">et </text:span><text:span text:style-name="T7">diphrygis </text:span><text:span text:style-name="T7">boni,<text:line-break/></text:span><text:span text:style-name="T7">Cujusque sedecim, scmtesemqus ponito.<text:line-break/></text:span><text:span text:style-name="T7">Quaternas et </text:span><text:span text:style-name="T7">vigenas drachmas galbani,<text:line-break/></text:span><text:span text:style-name="T7">Mannae </text:span><text:span text:style-name="T7">pares, </text:span><text:span text:style-name="T7">tlmrisoUe bis </text:span><text:span text:style-name="T7">duodecim,<text:line-break/>Ammoniaci</text:span><text:span text:style-name="T45"> </text:span><text:span text:style-name="T45">viginti bisque </text:span><text:span text:style-name="T45">et quinque </text:span><text:span text:style-name="T45">bis,<text:line-break/></text:span><text:span text:style-name="T7">Ut sedecim jungantur </text:span><text:span text:style-name="T7">propolis </text:span><text:span text:style-name="T7">Attieae,<text:line-break/>Aristolochiae </text:span><text:span text:style-name="T7">longae bis drachmae decem.<text:line-break/>Aeris Cyprii siquamae drachmae </text:span><text:span text:style-name="T7">duodecim.<text:line-break/>Et </text:span><text:span text:style-name="T7">gentianae </text:span><text:span text:style-name="T7">radicis </text:span><text:span text:style-name="T7">siccistsunae</text:span></text:p>
      <text:p text:style-name="P16"><text:span text:style-name="T7">Aequale, </text:span><text:span text:style-name="T7">cunctis herbae fiis dictamni </text:span><text:span text:style-name="T7">quoque<text:line-break/>Siccae, scd </text:span><text:span text:style-name="T7">habentis </text:span><text:span text:style-name="T7">florem, drachmas bis </text:span><text:span text:style-name="T7">decem,<text:line-break/></text:span><text:span text:style-name="T7">Laevis. Lithurgyrum at cum oleo demittito</text:span></text:p>
      <text:p text:style-name="P17"><text:span text:style-name="T7">Cillae recenti, citi patulum os figulus dedit.<text:line-break/>Prpna len£ coques, movens rudicula<text:line-break/>Quousque spijsitudo mellis Attici<text:line-break/>Fiat, paribus at suuamae immistis partibus.<text:line-break/>Russius mctgts coquas: ac postquam pharmacum<text:line-break/>Gilvum, fuerit,' aes misceas et diphryges,<text:line-break/>Crajsurnque reddens pharmacum, ut non polluat,<text:line-break/>fjerarn, rescnamque </text:span><text:span text:style-name="T7">- </text:span><text:span text:style-name="T7">una dictis addito,<text:line-break/>suibus' liquatis, iibi probe coierit</text:span></text:p>
      <text:p text:style-name="P16"><text:span text:style-name="T7">Amplasirwm ab igne tolles, quamque adjeceris<text:line-break/>PropoUmque •nannumque, atoen, atque galbanum,<text:line-break/>Ammoniavurnq ie, tunc ubi tesiixerit,<text:line-break/>Fervorque ignitus piMrrnaci siubscderit.<text:line-break/>Aristolochiam perquam laevisirnam.<text:line-break/>Et gentianam dictamnurnque inspergito.<text:line-break/>Spatha atque medicamentum agitando sedulo,<text:line-break/>Manibus tibi magdalias ipso estsingens habe.<text:line-break/>Eu que mala ad quuecunqne esi praedictum</text:span><text:span text:style-name="T45"> utitor.</text:span></text:p>
      <text:h text:style-name="P5" text:outline-level="2">Cap. X<text:span text:style-name="T121">I</text:span>.</text:h>
      <text:p text:style-name="P9"><text:span text:style-name="T45">[Pe </text:span><text:span text:style-name="T7">pasitllis Asctepiadis^j</text:span><text:span text:style-name="T45"> Quemadmodum<text:line-break/>emplastra a colore, non a facultatis professione, nominant<text:line-break/>quidam medici, melina, candida, fusca et gilva, ita pastil-<text:line-break/>los, Graece trochiscos ab efformationis figura vocant, non<text:line-break/>ad unum affectum, sed. ad admodum multos conferentes.<text:line-break/>Nos quoque igitur ipsus imitati,</text:span><text:span text:style-name="T45">. </text:span><text:span text:style-name="T45">deinceps omnes praecia—<text:line-break/>ros sive pastillos sive orbiculos, utroque enim nomine ap-<text:line-break/>pellantur, describemus. Recte autem ille singulis, quid pos-<text:line-break/>sent efficere, praeposuerunt, praesertim Asclepiades, cujus<text:line-break/>etiam primi pbarmaca, quae in tertio de exterioribus libro<text:line-break/>prodidit, apponam. </text:span><text:span text:style-name="T7">Pajttlhts Asclepiadis. Aristarchi Thar-<text:line-break/>sei pastillus ad plura utilis Facit ad- recentia vulnera et<text:line-break/>vetera, prodest teredinibus et favis, curat sisiulaej aurea<text:line-break/>suppurantes, offa corrupta, nomas, reprimit' omnern carnis<text:line-break/>excrescentium, toffit pterygith vadet ad uteri affectus, sa-<text:line-break/>nat</text:span><text:span text:style-name="T45"> osaenas. </text:span><text:span text:style-name="T7">phagedaenas,</text:span><text:span text:style-name="T45"> eondyiomata, juvat </text:span><text:span text:style-name="T7">inveterata<text:line-break/>et quae difficilem curationem habent, utilis esi principio </text:span><text:span text:style-name="T7">•,</text:span></text:p>
      <text:p text:style-name="P12"><text:span text:style-name="T7">phthisicis, lienosis, coeliacis, dysentericis, tribus olo iis in<text:line-break/>potu samiliari datus, succurrit siynanchicis, gingivarum<text:line-break/>nomis, in sumrna exterioribus et interioribus vitiis auxi-<text:line-break/>liatur.</text:span><text:span text:style-name="T45"> 4 Myrrhae </text:span><text:span text:style-name="T7">3 vj, croci 3</text:span><text:span text:style-name="T45"> iij, crocomagmatis draclu<text:line-break/>iij, -cytinorum 3 vj, esiJcanthi drach. </text:span><text:span text:style-name="T7">vj,</text:span><text:span text:style-name="T45"> aluminis scissilis<text:line-break/>drach. vj, aloes </text:span><text:span text:style-name="T7">3 vj,</text:span><text:span text:style-name="T45"> vino Falerno excipiuntur, fiuntque<text:line-break/>pastilli et in umbra desiccantur. Ubi usus necessitas est,<text:line-break/>humido congruenti diluuntur ad commemoratos affectus.<text:line-break/></text:span><text:span text:style-name="T7">Pasiillus Neapolitani</text:span><text:span text:style-name="T45"> 4 Myrrhae 5 vj. thuris draclu vj,<text:line-break/>gallae 3 viij, lycii drach. viij, aluminis drach. viij, croco-<text:line-break/>magmatis </text:span><text:span text:style-name="T7">3 viij,</text:span><text:span text:style-name="T45"> aloes </text:span><text:span text:style-name="T7">3</text:span><text:span text:style-name="T45"> viij, cytinorum draclu iiij, aeris<text:line-break/>5 viij, vino Falerno excipiuntur. </text:span><text:span text:style-name="T7">Audronius inscriptus.<text:line-break/></text:span><text:span text:style-name="T45">4 Cytinorum 5x, scissilis 5 iv, chalcanthi drach. xij, myr-<text:line-break/>aliae drach. quatuor, thuris 5 viij, aristolochiae draclu viij,<text:line-break/>gallae immaturae drach. viij, passi heminas ij. Apud Hera-<text:line-break/>clidem </text:span><text:span text:style-name="T7">vero</text:span><text:span text:style-name="T45"> ita habet. 4 Malicorii drach. x, aristolochiae<text:line-break/>drach. viij, gallarum </text:span><text:span text:style-name="T7">3</text:span><text:span text:style-name="T45"> viij, salis ammoniaci drach. iv, thu-'<text:line-break/>ris draclu iv, fissilis drach. quatuor, chalcanthi draclu ij,</text:span></text:p>
      <text:p text:style-name="P12"><text:span text:style-name="T45">Sali</text:span></text:p>
      <text:p text:style-name="P13"><text:span text:style-name="T45">myrrhae draclu iv, haec </text:span><text:span text:style-name="T45">passo </text:span><text:span text:style-name="T45">excipiuntur. </text:span><text:span text:style-name="T7">Poldide siphra-<text:line-break/></text:span><text:span text:style-name="T7">gis.</text:span><text:span text:style-name="T45"> 4 </text:span><text:span text:style-name="T45">Malicorii drach. sex, myrrhae drach. octo, aluminis<text:line-break/></text:span><text:span text:style-name="T45">scissilis </text:span><text:span text:style-name="T45">draclu quinque, thuris drach. quatuor, aloes draclu<text:line-break/></text:span><text:span text:style-name="T45">acto, </text:span><text:span text:style-name="T45">chalcanthi drach. iij, festis taurini drach. fex,, vino<text:line-break/>dulci excipiuntur- </text:span><text:span text:style-name="T7">Coracine siphragis. Facit </text:span><text:span text:style-name="T7">ad </text:span><text:span text:style-name="T7">tonfillarurn<text:line-break/>phlegmonas et uvas laxatas, 'gingivas madentes </text:span><text:span text:style-name="T7">resiccat,<text:line-break/>nomas </text:span><text:span text:style-name="T7">curat et sedis ajscctus, sisiulis callum exterit*</text:span><text:span text:style-name="T45"> </text:span><text:span text:style-name="T45">4<text:line-break/></text:span><text:span text:style-name="T45">Aristolochiae Creticae rotundae, cytinorum, chalcitidis tostae,<text:line-break/>thuris, myrrhae, chalcanthi, crocomagmatis, aloes Indicae,<text:line-break/></text:span><text:span text:style-name="T45">fit lis </text:span><text:span text:style-name="T45">taurini singulorum drach. </text:span><text:span text:style-name="T45">octo, </text:span><text:span text:style-name="T45">passi quantum fatis est-<text:line-break/></text:span><text:span text:style-name="T7">Pastillus ad nomas-</text:span><text:span text:style-name="T45"> Brathyos dr aclu quinquaginta, myr-<text:line-break/>rhae draclu iii, foreos draclu duas, cyperi drach. duas,<text:line-break/>chalcanthi drach. duas, thuris drach. duas, vino excipiun-<text:line-break/>tur. Aliae scripturae habent, oleae loliorum drach. duas,<text:line-break/>myrti siccae, orcheos herbae; utriusque drach. quatuor, ar-,<text:line-break/></text:span><text:span text:style-name="T45">scnici </text:span><text:span text:style-name="T45">drach. unam, myrrha' drach- iv. </text:span><text:span text:style-name="T7">Ex scriptis Sera-<text:line-break/>elidis.</text:span><text:span text:style-name="T45"> 4 Orcheos 3 ij, - arsenici 3 iv, gallae 3 viij, squamae<text:line-break/>5 </text:span><text:span text:style-name="T7">vj,</text:span><text:span text:style-name="T45"> foreos 5 viij,- myrrhae drach.ij, thuris </text:span><text:span text:style-name="T7">3</text:span><text:span text:style-name="T45"> </text:span><text:span text:style-name="T45">ij, acaeae<text:line-break/>succi j ij, vino exripiuntur. </text:span><text:span text:style-name="T7">Pastillus ex stirpibus instsrb-</text:span></text:p>
      <text:p text:style-name="P12"><text:span text:style-name="T45">ptus. </text:span><text:span text:style-name="T7">4</text:span><text:span text:style-name="T45"> Malicorii J viij, myrti foliorum drach. </text:span><text:span text:style-name="T7">vllj,</text:span><text:span text:style-name="T45"> nucis<text:line-break/>putaminum siccorum drach. viij, spinae fruotus-J viij, gal-<text:line-break/>lae 3 iv, salis fossilis j viij, omnia comminuuntur, postea in<text:line-break/>aceto macerant rr ac in vas fictile conjiciuntur, deinde tor-<text:line-break/>rentur et cum aceto laevigantur. Ubi bene habuerint, myr-<text:line-break/>rhae 3 iv, thuris 3 ij, injicito et pastillos fingito, usus ejus<text:line-break/>est cum aceto. </text:span><text:span text:style-name="T7">Pastillus qui a Terentio inscribitus siypti-<text:line-break/>cus, sacit ad quamldet nomen et and asiscctus.</text:span><text:span text:style-name="T45"> 4 San-<text:line-break/>darachae, mifyos, chalcanthi, aluminis scissilis, singulorum<text:line-break/>3 ij, mj rrhae, squamae aeris, aloes, chalcitidis, singulorum<text:line-break/>drach. iij, cytinorum mali punicae, rosarum floris; gallae,<text:line-break/>singulorum 3 iv, acaciae succi </text:span><text:span text:style-name="T7">3</text:span><text:span text:style-name="T45"> viij, mali granati putami-<text:line-break/>num drach. •viij, excipiuntur myrtorum .decocto ad dimi-<text:line-break/>dias coctorum. </text:span><text:span text:style-name="T7">PasiiUits ad 'serpentia., Arei ad herpetas.<text:line-break/></text:span><text:span text:style-name="T45">4 Terrae cimoliae 3 viij, mifyos torridi 3 xvj, minii-sino-<text:line-break/>pici </text:span><text:span text:style-name="T7">3</text:span><text:span text:style-name="T45"> iij. Singula cum aqua Ceorsum. terito, deinde simul<text:line-break/>miscens lu pastillos digerito, usus est ex aceto. </text:span><text:span text:style-name="T7">Alius ex<text:line-break/>ndgano. 4</text:span><text:span text:style-name="T45"> Origani 3 ij, oleae foliorum </text:span><text:span text:style-name="T7">3</text:span><text:span text:style-name="T45"> ij, acariae J ij,</text:span></text:p>
      <text:p text:style-name="P12"><text:span text:style-name="T45">malcantlii drach. il, falis Hsspam </text:span><text:span text:style-name="T7">3 i], aceto</text:span><text:span text:style-name="T45"> excipiuntur.<text:line-break/></text:span><text:span text:style-name="T7">Ex collectaneis Largi medicamentum consectum. '4</text:span><text:span text:style-name="T45"> Ar-<text:line-break/>genti spumae vel cerussae drach. xxxviij, aluminis fissi<text:line-break/>5 xij, acaciae 3 vsij, croci, thuris, diphrygis, opii; singu-<text:line-break/>lorum 3 ij, ex aqua terito ac formato pastillos, usus est ex<text:line-break/>aqua. </text:span><text:span text:style-name="T7">Aliud valde generosum-</text:span><text:span text:style-name="T45"> 4 Aluminis rotundi, chal-<text:line-break/>citidis, melanteriae vel foreos, singulorum J ij, mlsyos, ma-<text:line-break/>licorii, utriusque5 iv, calcis vivae 5 xvj, aceti sextarium j.<text:line-break/>Mali cortex in aceto decoquitur, ac quum dissolutus fuerit<text:line-break/>teritur cum acacia, postea caeteris adjiciuntur, et ubi bene<text:line-break/>habent, fiunt pastilli, quum opus est, diluuntur aqua. </text:span><text:span text:style-name="T7">Pa-<text:line-break/>stillus Threpti ad serpenda ulcera et ubi pastionem opor-<text:line-break/>tet sistere, sacit etiam ad oris vitia, ad aures suppura-<text:line-break/>tas, item cutis vitia, quae exanthemata vocant, tollit,<text:line-break/>camis exarescentium reprimit, nXtrihm ulcera et sedis af-<text:line-break/>fectus sanat.</text:span><text:span text:style-name="T45"> 4 Corticis malorum punicoium </text:span><text:span text:style-name="T7">3 x,</text:span><text:span text:style-name="T45"> gallae<text:line-break/>omphacitidis </text:span><text:span text:style-name="T7">3</text:span><text:span text:style-name="T45"> viij, aristolochiae 3 viij, aloes J iv, myrrhae<text:line-break/>drach. viij, fissi drach. ij, thuris </text:span><text:span text:style-name="T7">3</text:span><text:span text:style-name="T45"> iv, chalcanthi 5 iv, passo<text:line-break/>«cipiuntur.</text:span></text:p>
      <text:p text:style-name="P17"><text:span text:style-name="T7">[Pasitlli gilvi Hier acis Thebani sex hulicacabis si,<text:line-break/>vesicariis] Facit ad capitis ulcera, epinyctidas et narium<text:line-break/>ulcera, quae Graeci psiydracas nominant, suvni diagadas<text:line-break/></text:span><text:span text:style-name="T45">et quaecunque </text:span><text:span text:style-name="T7">citra dolorem ad cicatricem voles ducere,<text:line-break/></text:span><text:span text:style-name="T45">4 Cerussae libram unam, spumae argenti libr</text:span><text:span text:style-name="T74">aS</text:span><text:span text:style-name="T45"> x, alunti-<text:line-break/>nis fissi, halicacabi corticis, chalcanthi, Sinopidis, singulo-<text:line-break/>rum selibram, aceto excipiuntur. </text:span><text:span text:style-name="T7">Lucii praeceptoris phar- .<text:line-break/>riacum consectum. 2}.</text:span><text:span text:style-name="T45"> Aluminis, aeruginis Corinthiae, mi-<text:line-break/>nii Sinopici, singulorum mensuram heminae aequalem, aceto<text:line-break/>diluuntur. Dx </text:span><text:span text:style-name="T7">ltbrts Arei ad pjoras depascentes, sierperv-</text:span><text:span text:style-name="T7">,<text:line-break/></text:span><text:span text:style-name="T7">tla , carnem excrescentem ,. pterygta, aures suppurantes,<text:line-break/>ulcera curatu disisicilia, sanat rhagadas </text:span><text:span text:style-name="T80">e</text:span><text:span text:style-name="T7">t condylomata.<text:line-break/></text:span><text:span text:style-name="T45">4 Scissilis, minii Sinopici, aeruginis rasae, gummi, gallae;<text:line-break/>cytinorum, singulorum pares portiones, aceto diluuntur.<text:line-break/></text:span><text:span text:style-name="T7">Magni Philadelphi ad praei lictas affectiones. 4</text:span><text:span text:style-name="T45"> Aluminis<text:line-break/>dssi, aeruginis Corinthiae, chalcitidis, minii Sinopici, gummi,<text:line-break/>singulorum pares mensurae partes, aceto subiguntur. </text:span><text:span text:style-name="T7">Pa-<text:line-break/>stillus ad erysipelata. 4</text:span><text:span text:style-name="T45"> Croci J j, opii J j, </text:span><text:span text:style-name="T74">ce</text:span><text:span text:style-name="T45">russae J -j.</text:span></text:p>
      <text:p text:style-name="P12"><text:span text:style-name="T45">passo diluuntur. Alia </text:span><text:span text:style-name="T45">lectio habet, </text:span><text:span text:style-name="T45">glaucii draclu octo. An-<text:line-break/></text:span><text:span text:style-name="T7">iromachi </text:span><text:span text:style-name="T7">nooeurn </text:span><text:span text:style-name="T7">emplastrum </text:span><text:span text:style-name="T7">medicamentum </text:span><text:span text:style-name="T7">conveniens.<text:line-break/></text:span><text:span text:style-name="T45">4 Argenti sputnae drach* quatuor, hoc </text:span><text:span text:style-name="T45">est unciae </text:span><text:span text:style-name="T45">dimi-<text:line-break/>dium, cerussae unclas quatuor, sulfuris </text:span><text:span text:style-name="T45">ignem non </text:span><text:span text:style-name="T45">experti<text:line-break/>unciam unam, croci, opii, singulorum unciam j, succo so-<text:line-break/>lani excipiuntur. Quum </text:span><text:span text:style-name="T45">opus </text:span><text:span text:style-name="T45">est, passo diluuntur. </text:span><text:span text:style-name="T7">Caii<text:line-break/>Neapolitani.</text:span><text:span text:style-name="T45"> </text:span><text:span text:style-name="T45">4 </text:span><text:span text:style-name="T45">Cerussae, </text:span><text:span text:style-name="T7">'acaciae,</text:span><text:span text:style-name="T45"> glaucii, opii, cujusque<text:line-break/>parem mensuram, passo subigito et continue perungito.<text:line-break/></text:span><text:span text:style-name="T7">AUud.</text:span><text:span text:style-name="T45"> 4 Cerussae draclu </text:span><text:span text:style-name="T45">octo, </text:span><text:span text:style-name="T45">acaciae drach. octo, guttae<text:line-break/>ammoniaci drach. quatuor, croei drach. duas, </text:span><text:span text:style-name="T45">opii </text:span><text:span text:style-name="T45">drach./<text:line-break/>duas, succi polygoni vel screos vel solani yel cynoglossi.<text:line-break/></text:span><text:span text:style-name="T7">Ex </text:span><text:span text:style-name="T7">libris </text:span><text:span text:style-name="T7">Agaihini.</text:span><text:span text:style-name="T45"> 4 Cerussae drach. sex, mannae, thu-<text:line-break/>ris, singulorum lrach. j, crocomagmatis drach. duas, </text:span><text:span text:style-name="T45">ful-<text:line-break/></text:span><text:span text:style-name="T45">suris </text:span><text:span text:style-name="T45">ignem </text:span><text:span text:style-name="T45">non experti </text:span><text:span text:style-name="T45">drach. </text:span><text:span text:style-name="T45">duas, </text:span><text:span text:style-name="T40">ex’ </text:span><text:span text:style-name="T45">ovis assatis vitel-<text:line-break/>lorum </text:span><text:span text:style-name="T45">draesi. </text:span><text:span text:style-name="T45">fex, passo excipito. Ad rstagadas </text:span><text:span text:style-name="T45">et </text:span><text:span text:style-name="T7">condy-<text:line-break/></text:span><text:span text:style-name="T7">lomata</text:span><text:span text:style-name="T7">, curat </text:span><text:span text:style-name="T7">etiam uni </text:span><text:span text:style-name="T7">rhagadas et nomas, Menesthei<text:line-break/>medicamentum.</text:span><text:span text:style-name="T45"> 4 Aloes </text:span><text:span text:style-name="T45">uncias </text:span><text:span text:style-name="T45">fex, croci uncias tres, </text:span><text:span text:style-name="T45">alu-<text:line-break/></text:span><text:span text:style-name="T45">minis fissilis- uncias tres, vluo diluuntur et fiunt pastilli, </text:span><text:span text:style-name="T45">ni</text:span></text:p>
      <text:p text:style-name="P12"><text:span text:style-name="T45">usu liquor affectioni respondeat- </text:span><text:span text:style-name="T7">Apollophanis ad rhaga-<text:line-break/>das et condylomata. </text:span><text:span text:style-name="T7">'4</text:span><text:span text:style-name="T45"> </text:span><text:span text:style-name="T45">Stibii draeh. </text:span><text:span text:style-name="T45">octo</text:span><text:span text:style-name="T45">, </text:span><text:span text:style-name="T45">aeaiae </text:span><text:span text:style-name="T45">drach. -<text:line-break/>sux, aeruginis drach. </text:span><text:span text:style-name="T45">unam, opii </text:span><text:span text:style-name="T45">drach. </text:span><text:span text:style-name="T45">duas, </text:span><text:span text:style-name="T45">thuris drach.<text:line-break/>unam et dimidiam,, myrrhae </text:span><text:span text:style-name="T45">di ach. </text:span><text:span text:style-name="T45">duas</text:span><text:span text:style-name="T7">, </text:span><text:span text:style-name="T7">gururni</text:span><text:span text:style-name="T45"> drach.<text:line-break/>quatuor, vino maris expeste </text:span><text:span text:style-name="T45">pastillos fingito.- </text:span><text:span text:style-name="T7">Ut-Nicolaus.-<text:line-break/></text:span><text:span text:style-name="T45">4 Stibii lrach. octo;, acaciae -drach. octo</text:span><text:span text:style-name="T45">, </text:span><text:span text:style-name="T45">aeruginis drach.<text:line-break/>&lt;inam, opii, drach. tres, myrrhae drach. quatuor, gummi<text:line-break/>draclu quatuor, vino excipito. </text:span><text:span text:style-name="T7">Magni ad riMgadas et </text:span><text:span text:style-name="T7">con-<text:line-break/></text:span><text:span text:style-name="T7">dylomata, sistit nomas.</text:span><text:span text:style-name="T45"> 4 Aloes drach. viij, acaciae drach. -<text:line-break/>iv, gallae drach. duas, croci drach. duas; thuris drach.<text:line-break/>unam,- myrrhae drach. j, vino subiguntur. </text:span><text:span text:style-name="T7">Pastillus diu-<text:line-break/>dhylon, id ese ex succis, inscriptus </text:span><text:span text:style-name="T7">ad </text:span><text:span text:style-name="T7">nomas et scabiosos<text:line-break/>ajsuctus. 4’</text:span><text:span text:style-name="T45"> Lycii lndici, aloes Indicae, myrrhae, aeris, alu-<text:line-break/>minis scissilis; chalcanthi, cytinorum, thuris, singulorum 3 iv,<text:line-break/>succi myrtorum heminae dimidium, componito et in pastil-<text:line-break/>los digerito., </text:span><text:span text:style-name="T7">Petronii</text:span><text:span text:style-name="T45"> pestillus, </text:span><text:span text:style-name="T7">qui</text:span><text:span text:style-name="T45"> virtus </text:span><text:span text:style-name="T7">appellatur, me-<text:line-break/>dicamentum -ad rhagadem et condylomata, in magni’ do-<text:line-break/>loribus accommodatum et cito liberat.</text:span><text:span text:style-name="T45"> </text:span><text:span text:style-name="T45">4 </text:span><text:span text:style-name="T45">'Stibii, acaciae,</text:span></text:p>
      <text:p text:style-name="P12"><text:span text:style-name="T45">plumoi isti et eloti; </text:span><text:span text:style-name="T45">singulorum 5xvj, </text:span><text:span text:style-name="T45">cineris </text:span><text:span text:style-name="T45">cyprii, </text:span><text:span text:style-name="T45">ericae<text:line-break/>fructus,' aluminis </text:span><text:span text:style-name="T45">fissilis, </text:span><text:span text:style-name="T45">thuris,- chaIcanthi, myrrhae, opii;<text:line-break/>singulorum 3 viij, vino </text:span><text:span text:style-name="T45">excipiuntur et fiunt </text:span><text:span text:style-name="T45">pastilli. Quum<text:line-break/>utendum erit, passo </text:span><text:span text:style-name="T45">diluuntur.</text:span></text:p>
      <text:h text:style-name="P4" text:outline-level="2">Cap. XII.</text:h>
      <text:p text:style-name="P9"><text:span text:style-name="T94">\PaftUli</text:span><text:span text:style-name="T98"> </text:span><text:span text:style-name="T45">ab </text:span><text:span text:style-name="T45">Andromacho </text:span><text:span text:style-name="T7">conscripti libro<text:line-break/>de exterioribus.\ Pastillus </text:span><text:span text:style-name="T7">Darii, </text:span><text:span text:style-name="T7">qui per </text:span><text:span text:style-name="T7">anum irnmitci-<text:line-break/></text:span><text:span text:style-name="T7">tur.</text:span><text:span text:style-name="T45"> 4 Stibii drach. sedecim, </text:span><text:span text:style-name="T45">acaciae </text:span><text:span text:style-name="T45">drach. </text:span><text:span text:style-name="T45">xvj, alii </text:span><text:span text:style-name="T45">octo,<text:line-break/>aeruginis drach. xl, succi </text:span><text:span text:style-name="T45">papaveris </text:span><text:span text:style-name="T45">drach. tres, quidam<text:line-break/>lrach. ij, gummi drach. iv, myrrhae </text:span><text:span text:style-name="T7">3 </text:span><text:span text:style-name="T7">j,</text:span><text:span text:style-name="T45"> </text:span><text:span text:style-name="T45">thuris </text:span><text:span text:style-name="T7">3</text:span><text:span text:style-name="T45"> </text:span><text:span text:style-name="T45">tres, alii<text:line-break/></text:span><text:span text:style-name="T7">3 ij,</text:span><text:span text:style-name="T45"> vino -vel nt alii aqua </text:span><text:span text:style-name="T45">diluuntur. </text:span><text:span text:style-name="T7">Pasiillus </text:span><text:span text:style-name="T7">multipli-<text:line-break/>cis susius et pus educeris et laxans.</text:span><text:span text:style-name="T45"> .4- Corticis thuris 3 ij,<text:line-break/>aeris squamae </text:span><text:span text:style-name="T7">3 iv, cum</text:span><text:span text:style-name="T45"> vino factos </text:span><text:span text:style-name="T45">ex </text:span><text:span text:style-name="T45">melle diluito. </text:span><text:span text:style-name="T7">Mu-<text:line-break/>stae remedium.</text:span><text:span text:style-name="T45"> 4 Aluminis scissilis,' aloes, myrrhae, chal-<text:line-break/>canthi, singulorum </text:span><text:span text:style-name="T7">3</text:span><text:span text:style-name="T45"> vj; croci </text:span><text:span text:style-name="T7">3</text:span><text:span text:style-name="T45"> iij, • crocomagmatis draclu </text:span><text:span text:style-name="T7">ii),<text:line-break/></text:span><text:span text:style-name="T45">cytinorum </text:span><text:span text:style-name="T7">3 </text:span><text:span text:style-name="T7">iv,</text:span><text:span text:style-name="T45"> mulso ex EaIerno facto excipiuntur. Ad<text:line-break/></text:span><text:span text:style-name="T7">erysipelata ex Agathocle.</text:span><text:span text:style-name="T45"> </text:span><text:span text:style-name="T45">2|. </text:span><text:span text:style-name="T45">Cerussae 5 octo, aluminis ,ro-<text:line-break/>tundi 3 ij, crocomagmatis 5 ij, sulsuris ignem non experti<text:line-break/>J ij, tritis sulani succus superfunditur, et pastilli; dum ustis</text:span></text:p>
      <text:p text:style-name="P12"><text:span text:style-name="T45">postulat, </text:span><text:span text:style-name="T45">vino </text:span><text:span text:style-name="T45">austero </text:span><text:span text:style-name="T45">formantur. </text:span><text:span text:style-name="T7">Isidorisid nomas.</text:span><text:span text:style-name="T45"> </text:span><text:span text:style-name="T45">4<text:line-break/></text:span><text:span text:style-name="T45">Lanae </text:span><text:span text:style-name="T45">succidae </text:span><text:span text:style-name="T7">3 </text:span><text:span text:style-name="T7">xl, </text:span><text:span text:style-name="T7">scobis</text:span><text:span text:style-name="T45"> plumbi </text:span><text:span text:style-name="T45">5 </text:span><text:span text:style-name="T45">x, </text:span><text:span text:style-name="T45">squamae drach. x,<text:line-break/>bituminis </text:span><text:span text:style-name="T45">drach. </text:span><text:span text:style-name="T45">x, </text:span><text:span text:style-name="T45">aluminis fissilis </text:span><text:span text:style-name="T45">drach- v,- rotundi drach.<text:line-break/>v, mali puniri </text:span><text:span text:style-name="T45">corticis </text:span><text:span text:style-name="T45">drach. v, gallae draclu v, misyos<text:line-break/>drach. quinque, chalcitidis </text:span><text:span text:style-name="T45">drach. </text:span><text:span text:style-name="T45">v, thuris 5 V, myrrhae<text:line-break/>5 ij, amurcae heminas viij vel siccae quinque. </text:span><text:span text:style-name="T7">Pastillus ni-<text:line-break/>ger, quo utor.</text:span><text:span text:style-name="T45"> 4 Malicorii </text:span><text:span text:style-name="T45">draclu </text:span><text:span text:style-name="T45">x, aristolochiae 3 octo,<text:line-break/>gallae 3 octo, aluminis fissilis </text:span><text:span text:style-name="T45">lrach. </text:span><text:span text:style-name="T45">iv, aloes'draclu: iv,<text:line-break/>myrrhae 3 ij, chalcanthi </text:span><text:span text:style-name="T7">3</text:span><text:span text:style-name="T45"> ij, thuris draclu iv, alno exci-<text:line-break/>piuntur, et quum res exigit, vino dulci diluuntur. Dasiii-;<text:line-break/></text:span><text:span text:style-name="T7">lus ex vesicariis.</text:span><text:span text:style-name="T45"> 4 Argen'i spumae J xxiv, cerussae drach. &gt;<text:line-break/>xij, vel xxiv, halicacabi radicis drach. octo, chalcanthi J iv,<text:line-break/>aluminis scissilis drach. iv, minii quantum ad colorem acci-<text:line-break/>plendum satis est, ex aqua subiguntur. </text:span><text:span text:style-name="T7">Pasiillus exori-<text:line-break/></text:span><text:span text:style-name="T45">g ino. 4 Oleae foliorum viridium 3 viij, mali puniri cor-<text:line-break/>ticis drach. vj. origani J iv, </text:span><text:span text:style-name="T45">acaciae </text:span><text:span text:style-name="T45">drach duodecim, chal-<text:line-break/>citidis 5iv, aluminis scissilis drach iv, misyos drach. qua-<text:line-break/>tuor, vino austero diluuntur. </text:span><text:span text:style-name="T7">Pastillus'ex rhu.</text:span><text:span text:style-name="T45"> tr Gallae<text:line-break/>draclu tres;- acaciae 3 ivi chaloanthi drach. v, chalcitidis</text:span></text:p>
      <text:p text:style-name="P137"><text:span text:style-name="T40">GaLKNus TOM. xill.<text:tab/>G g g</text:span></text:p>
      <text:p text:style-name="P12"><text:span text:style-name="T45">drach. dimidium, aluminis fissilis drach. octo, rotundi draclu<text:line-break/>iv, mifyos drach. tres, malicorii drach. quinque, squamae 3 iv,<text:line-break/>myrrhae drach. duas, aloes 5 lj, aristolochiae </text:span><text:span text:style-name="T7">3 ij,</text:span><text:span text:style-name="T45"> thuris<text:line-break/>corticis drach. -iv, taurocollae drach. iij, rhu coriarii uhoe-<text:line-break/>nicis quartam partem, alii choenicis dimidium, aceti- hemi-.<text:line-break/>nam j </text:span><text:span text:style-name="T22">β, </text:span><text:span text:style-name="T45">lu quo rhus madefiet'ac. terstur. </text:span><text:span text:style-name="T7">Palyidaesphra-<text:line-break/>gis. 4</text:span><text:span text:style-name="T45"> Aluminis scissilis draclu tres, thuris draeh. iv, myr-<text:line-break/>rhae draclu iv, vel myrrhae </text:span><text:span text:style-name="T7">3</text:span><text:span text:style-name="T45"> viij, chaIcanthi draclu ij, cy-<text:line-break/>tinorum 5 xij, follis taurini 5 vj, aloes 5 octo, vino austero<text:line-break/>excipe. </text:span><text:span text:style-name="T7">Fasullus Andronius.</text:span><text:span text:style-name="T45"> 4 Cytinorum jx. gallae 5 viil,<text:line-break/>myrrhae 5 iv, secundum alios </text:span><text:span text:style-name="T7">3</text:span><text:span text:style-name="T45"> xviij, aliter xxvlij, aristo-<text:line-break/>lochiae-3 iv, chalcanthi .5 ij, aluminis fissilis drach. duas,<text:line-break/>alii 5 iv, mifyos Cyprii draclu duas, passo diluuntur. Utere<text:line-break/>ad multa polychresto medicamento. </text:span><text:span text:style-name="T7">P&amp;siillua Achillas.</text:span></text:p>
      <text:p text:style-name="P13"><text:span text:style-name="T45">Spumae, mifyos, aloes, singulorum </text:span><text:span text:style-name="T7">3</text:span><text:span text:style-name="T45"> ij, aristolochiae drach<text:line-break/></text:span><text:span text:style-name="T7">octo,</text:span><text:span text:style-name="T45"> aluminis fissilis </text:span><text:span text:style-name="T7">3 iv,</text:span><text:span text:style-name="T45"> myrrhae drach; ij, thuris drach.<text:line-break/>iv, gallae draclu viij, chalcanthi drach. duas, corticis mali<text:line-break/>puniei drach. viij, fallis taurini </text:span><text:span text:style-name="T7">3 ij, aceto subige. Pastil-<text:line-break/>lus 'ad nomas Jsidori celebris.</text:span><text:span text:style-name="T45"> 4 Mannae, thuris, fingi’-</text:span></text:p>
      <text:p text:style-name="P12"><text:span text:style-name="T45">lorum 3 xxx, cytinorum </text:span><text:span text:style-name="T7">3</text:span><text:span text:style-name="T45"> viij, aluminis fissilis </text:span><text:span text:style-name="T7">3 viij,</text:span><text:span text:style-name="T45"> gal-<text:line-break/>lae 3 viij, chalcanthi, aristolochiae, myrrhae, misyos Cy-<text:line-break/>prii, </text:span><text:span text:style-name="T45">cascis </text:span><text:span text:style-name="T45">vivae, singulorum </text:span><text:span text:style-name="T7">3 x,</text:span><text:span text:style-name="T45"> acaciae </text:span><text:span text:style-name="T7">3</text:span><text:span text:style-name="T45"> viij, excipium-<text:line-break/>tur vina vel aceto, et laeuigata usui sunt, </text:span><text:span text:style-name="T7">PasiMus dlin»<text:line-break/>asi multa </text:span><text:span text:style-name="T7">4</text:span><text:span text:style-name="T45"> </text:span><text:span text:style-name="T45">Gallae 3 iiij, cytinorum 3 alb </text:span><text:span text:style-name="T45">aeris </text:span><text:span text:style-name="T45">usti 3 viij,<text:line-break/>aeruginis </text:span><text:span text:style-name="T7">3 </text:span><text:span text:style-name="T7">vj,</text:span><text:span text:style-name="T45"> aluminis fissilis 3 viij, chalcanthi, </text:span><text:span text:style-name="T45">acaciae, </text:span><text:span text:style-name="T45">fel-<text:line-break/>lis taurini, thuris, aloes, lycii, myrruae, alias </text:span><text:span text:style-name="T45">et </text:span><text:span text:style-name="T45">mifyos,<text:line-break/>singulorum 3 vfij; sub canis aestu multo aceto teruntur.<text:line-break/></text:span><text:span text:style-name="T7">PasiUlus </text:span><text:span text:style-name="T7">Apollonii Archisiratoris simidinus, ut Alcirnion,<text:line-break/>in usum multiplicem. ^</text:span><text:span text:style-name="T45"> Cerussae5 x, argenti spumae </text:span><text:span text:style-name="T7">3 </text:span><text:span text:style-name="T7">v,<text:line-break/></text:span><text:span text:style-name="T45">aloes 3 1, aluminis fissilis </text:span><text:span text:style-name="T45">J </text:span><text:span text:style-name="T45">iv, thuris </text:span><text:span text:style-name="T7">3 iv,</text:span><text:span text:style-name="T45"> myrrhae </text:span><text:span text:style-name="T45">3 </text:span><text:span text:style-name="T45">j, alii<text:line-break/>5 </text:span><text:span text:style-name="T45">ij, </text:span><text:span text:style-name="T45">cimullae J xxv, vino excipiuntur, interdum cum vino<text:line-break/></text:span><text:span text:style-name="T45">et </text:span><text:span text:style-name="T45">rolaceo utitor. Ad </text:span><text:span text:style-name="T7">erysipelata, quo utor.</text:span><text:span text:style-name="T45"> 4 Argenti<text:line-break/>spumae lib, vij; cerussae </text:span><text:span text:style-name="T7">3 j,</text:span><text:span text:style-name="T45"> opii § iij, sulsuris ignem non<text:line-break/>experti </text:span><text:span text:style-name="T45">§ </text:span><text:span text:style-name="T45">iij, croci § iij, passo excipiuntur. Quum usus est,<text:line-break/></text:span><text:span text:style-name="T45">passo </text:span><text:span text:style-name="T45">diluuntur. </text:span><text:span text:style-name="T7">(Jlaucil ad multa faciens.</text:span><text:span text:style-name="T45"> 4 Aluminis<text:line-break/>liquidi drach.' c, myrrhae </text:span><text:span text:style-name="T7">3</text:span><text:span text:style-name="T45"> octo, croci </text:span><text:span text:style-name="T7">3</text:span><text:span text:style-name="T45"> octo, passo dihtun-<text:line-break/></text:span><text:span text:style-name="T45">tnr, </text:span><text:span text:style-name="T45">Ad </text:span><text:span text:style-name="T7">erysipelata bonus.</text:span><text:span text:style-name="T45"> 4 Aeaciae drach. octo, misyos</text:span></text:p>
      <text:p text:style-name="P12"><text:span text:style-name="T45">J iv</text:span><text:span text:style-name="T22">, </text:span><text:span text:style-name="T45">opii drach. duas,, thuris draclu' </text:span><text:span text:style-name="T45">quatuor cum </text:span><text:span text:style-name="T45">aceto<text:line-break/>excipiuntur, facit etiam </text:span><text:span text:style-name="T45">ad </text:span><text:span text:style-name="T45">herpetas. - </text:span><text:span text:style-name="T7">Alius ad eadem,</text:span><text:span text:style-name="T45"> 4'<text:line-break/>Opii drach. iv, </text:span><text:span text:style-name="T45">acaciae </text:span><text:span text:style-name="T45">drach. </text:span><text:span text:style-name="T45">iv, </text:span><text:span text:style-name="T45">diphrygis </text:span><text:span text:style-name="T45">drach. </text:span><text:span text:style-name="T45">quatuor,<text:line-break/>aluminis </text:span><text:span text:style-name="T45">fissi 3 </text:span><text:span text:style-name="T45">iv</text:span><text:span text:style-name="T7">,-ex</text:span><text:span text:style-name="T45"> aqua diluuntur, cum aceto’ </text:span><text:span text:style-name="T45">utitor;<text:line-break/></text:span><text:span text:style-name="T7">dlius ad </text:span><text:span text:style-name="T94">ervsipelata.su</text:span><text:span text:style-name="T98"> </text:span><text:span text:style-name="T45">Cerussae </text:span><text:span text:style-name="T45">3 </text:span><text:span text:style-name="T45">viij, sulfuris </text:span><text:span text:style-name="T45">ignem non<text:line-break/>experti 3 </text:span><text:span text:style-name="T45">iv, </text:span><text:span text:style-name="T45">papaveris </text:span><text:span text:style-name="T7">3</text:span><text:span text:style-name="T45"> ij, </text:span><text:span text:style-name="T45">rutae </text:span><text:span text:style-name="T45">foliorum </text:span><text:span text:style-name="T7">3 ij,</text:span><text:span text:style-name="T45"> </text:span><text:span text:style-name="T45">aluminis<text:line-break/>fissi 3 iv, cimcliae.J ij, amyli </text:span><text:span text:style-name="T7">3 ij,</text:span><text:span text:style-name="T45"> </text:span><text:span text:style-name="T45">melle et </text:span><text:span text:style-name="T45">aceto </text:span><text:span text:style-name="T45">dilunn-'<text:line-break/>tun. </text:span><text:span text:style-name="T7">Ad Herpetas </text:span><text:span text:style-name="T7">Tiberii Caesoris,</text:span><text:span text:style-name="T45"> ‘4i Diphrygis, meconii,<text:line-break/>aluminis </text:span><text:span text:style-name="T45">fissi,- </text:span><text:span text:style-name="T45">acaciae, singulorum ii;, </text:span><text:span text:style-name="T45">aceto </text:span><text:span text:style-name="T45">vel aqua di—<text:line-break/></text:span><text:span text:style-name="T45">luens </text:span><text:span text:style-name="T45">utitur.. </text:span><text:span text:style-name="T7">Cerunitis usus multiplicis.</text:span><text:span text:style-name="T45"> </text:span><text:span text:style-name="T45">4 Arscnici</text:span><text:span text:style-name="T7">3</text:span><text:span text:style-name="T45"> xxxij,<text:line-break/>aristolochiae </text:span><text:span text:style-name="T7">3</text:span><text:span text:style-name="T45"> xxxij, alii </text:span><text:span text:style-name="T45">viij, </text:span><text:span text:style-name="T45">iridis </text:span><text:span text:style-name="T7">3</text:span><text:span text:style-name="T45"> </text:span><text:span text:style-name="T45">xxxij, </text:span><text:span text:style-name="T45">gallae J </text:span><text:span text:style-name="T45">xvj. •<text:line-break/></text:span><text:span text:style-name="T45">alii </text:span><text:span text:style-name="T45">.viij, alurinis. rotundi </text:span><text:span text:style-name="T7">3 vj'-,</text:span><text:span text:style-name="T45"> chalcitidis 3 vj, fquamae<text:line-break/>aeris </text:span><text:span text:style-name="T45">drach. </text:span><text:span text:style-name="T45">xvl, chalcanthi drach. viij, resinae </text:span><text:span text:style-name="T45">siccae </text:span><text:span text:style-name="T45">drach.<text:line-break/>viij, </text:span><text:span text:style-name="T45">aceti </text:span><text:span text:style-name="T45">congios iv, caniculae, fub aestu </text:span><text:span text:style-name="T45">aereo </text:span><text:span text:style-name="T45">mortario •<text:line-break/>et cochleario,laevagantur. Quod si aereum mortarium non’<text:line-break/>habeas; </text:span><text:span text:style-name="T45">squamae, </text:span><text:span text:style-name="T45">iuluam </text:span><text:span text:style-name="T45">unam </text:span><text:span text:style-name="T45">injicito, quae -</text:span><text:span text:style-name="T45">valet </text:span><text:span text:style-name="T45">draclu<text:line-break/>centum. </text:span><text:span text:style-name="T7">Pastillus cognomento Bithynus in Sicilia conse-<text:line-break/>ctus. ad nomas, fistulas</text:span><text:span text:style-name="T7">, </text:span><text:span text:style-name="T7">pterygia cum duplici aerato, ad</text:span></text:p>
      <text:p text:style-name="P12"/>
      <text:p text:style-name="P138"><text:span text:style-name="T22">- </text:span><text:span text:style-name="T22">- </text:span><text:span text:style-name="T22">Χί<text:tab/></text:span><text:span text:style-name="T45">f </text:span><text:span text:style-name="T22">'ί<text:tab/></text:span><text:span text:style-name="T22">; </text:span><text:span text:style-name="T22">ζ • </text:span><text:span text:style-name="T45">i<text:tab/></text:span><text:span text:style-name="T22">. </text:span><text:span text:style-name="T22">, </text:span><text:span text:style-name="T22">,<text:tab/></text:span><text:span text:style-name="T22">-. . /• ., , </text:span><text:span text:style-name="T74">t</text:span><text:span text:style-name="T45"> </text:span><text:span text:style-name="T45">'sa e </text:span><text:span text:style-name="T45">cv </text:span><text:span text:style-name="T22">X </text:span><text:span text:style-name="T45">tr 1;</text:span></text:p>
      <text:p text:style-name="P139"><text:span text:style-name="T7">herpetas, erysipelata et</text:span><text:span text:style-name="T45"> aiia. 4 Mali punici corticis 3 vj.<text:line-break/>gallae-3 vj, iridis Illyricae </text:span><text:span text:style-name="T7">3</text:span><text:span text:style-name="T45"> </text:span><text:span text:style-name="T45">iv, aristolochiae </text:span><text:span text:style-name="T7">3</text:span><text:span text:style-name="T45"> vj. chalcau-<text:line-break/>thi 5 iij.,, aluminis sissi ^ vj; chalcitidis' cleaeh. </text:span><text:span text:style-name="T7">vj,</text:span><text:span text:style-name="T45"> mifyos<text:line-break/>drach. tres, nitri, drach. duas, thuris.J-ij, cadmiae drach.<text:line-break/>fex, aeris squamae drach. quatuor,: chryscecllae draclu duas.<text:line-break/></text:span><text:span text:style-name="T22">Εχ </text:span><text:span text:style-name="T45">aceto sub caniculae aestu praeparate.' </text:span><text:span text:style-name="T7">Pastillus ad'con-<text:line-break/>dylomata </text:span><text:span text:style-name="T7">et </text:span><text:span text:style-name="T7">ani inflammationem et pterygia.</text:span><text:span text:style-name="T45"> 4 Thuris;<text:line-break/>acaciae, stibii, singulorum drach. duas, aeruginis, myrrhae<text:line-break/>opii,papaveris, gummi, nardi Celticae, singulorum J.ij cum<text:line-break/>vino austero-trita inunguntur.<text:tab/></text:span><text:span text:style-name="T45">-• </text:span><text:span text:style-name="T45">r-lini.</text:span></text:p>
      <text:h text:style-name="P4" text:outline-level="2">Cap. XIII.</text:h>
      <text:p text:style-name="P9"><text:span text:style-name="T45">[Arida </text:span><text:span text:style-name="T7">variae </text:span><text:span text:style-name="T7">speciei, scu generis a<text:line-break/>praenominatis auctoribus rndicatap quibus singula smmvsu<text:line-break/>hiant.</text:span><text:span text:style-name="T7">i</text:span><text:span text:style-name="T7">Quae scripsit dnAromachus in calce operis de ex-<text:line-break/>terioribus~\ . Aiidum exedens sine rnotsui</text:span><text:span text:style-name="T45"> </text:span><text:span text:style-name="T45">4 </text:span><text:span text:style-name="T45">Sandarachae<text:line-break/>drach. duas, arsenici J ij, calcis vivae </text:span><text:span text:style-name="T45">3 </text:span><text:span text:style-name="T45">iv, mannae J iv,<text:line-break/>tritis'utitor. </text:span><text:span text:style-name="T7">Uamdtets.sanguinem comprimeris, qua utor.<text:line-break/></text:span><text:span text:style-name="T45">'4 Chalcitidis, misyos, mannae, singulorum </text:span><text:span text:style-name="T7">3</text:span><text:span text:style-name="T45"> iv, alii ij,<text:line-break/>tritis utitor. </text:span><text:span text:style-name="T7">Flava</text:span><text:span text:style-name="T45">, qua </text:span><text:span text:style-name="T7">,j,tor,</text:span><text:span text:style-name="T45"> al .• Chalcitidis 3 centum;<text:line-break/>thalcanshr.g quinquaginta, misyos torrefacti </text:span><text:span text:style-name="T7">3</text:span><text:span text:style-name="T45"> xxv, aeris</text:span></text:p>
      <text:p text:style-name="P12"><text:span text:style-name="T45">usti Jxij </text:span><text:span text:style-name="T22">β, </text:span><text:span text:style-name="T45">laerigatis utitor. </text:span><text:span text:style-name="T7">Sanguinemsupprimens magna.<text:line-break/></text:span><text:span text:style-name="T45">4 Misyos cyprii J vij, atramenti' sutorii J vij, corticis picei<text:line-break/>3 iv/ mannae; thuris J iv, 'squamae aeris-3 rviaeris usti<text:line-break/>J xv, chalcitidis J xv, calcis vivae 5 viij, alii </text:span><text:span text:style-name="T7">3</text:span><text:span text:style-name="T45"> quadraginta,<text:line-break/>gypsi torrefacti-3 iv, -alii v, tritis utitur. </text:span><text:span text:style-name="T7">Sanguinem cohi-<text:line-break/>bens Aphrodae,</text:span><text:span text:style-name="T45"> 4 Chalcitidis3 vj., mannae thuris </text:span><text:span text:style-name="T7">3</text:span><text:span text:style-name="T45"> ij, re-<text:line-break/>sinae terebinthinae, frictae, singulorum </text:span><text:span text:style-name="T7">3</text:span><text:span text:style-name="T45"> iv, utere tritis ad<text:line-break/>haemorrhcrdas. </text:span><text:span text:style-name="T7">Aliud, wt Harpocras.</text:span><text:span text:style-name="T45"> </text:span><text:span text:style-name="T45">4 </text:span><text:span text:style-name="T45">Sandarachae i, ij;<text:line-break/>arsenici 3 iv, calcis vivae </text:span><text:span text:style-name="T7">3</text:span><text:span text:style-name="T45"> </text:span><text:span text:style-name="T45">vili. Pastillos fingito ex alpra<text:line-break/>diebus xl, terens et sic inungito. </text:span><text:span text:style-name="T7">Aliud ad haemorrhoidas,<text:line-break/>quo utar.</text:span><text:span text:style-name="T45"> 4 Arsenici 3 viiij fnudarachae </text:span><text:span text:style-name="T45">3 </text:span><text:span text:style-name="T45">villi elateriiiijsu,-<text:line-break/>thapsiae 5 ij, chrysocollae </text:span><text:span text:style-name="T7">3</text:span><text:span text:style-name="T45"> iv, calcis vivae </text:span><text:span text:style-name="T7">3</text:span><text:span text:style-name="T45"> iv, tritis uti-<text:line-break/>tor, </text:span><text:span text:style-name="T7">Ariaum 'Gratii, ' varii usas ad suerJgia-</text:span><text:span text:style-name="T45"> </text:span><text:span text:style-name="T45">4 </text:span><text:span text:style-name="T45">Argenti<text:line-break/>fpumae J vili,- aeruginis3 x, laevigatis utitor, commendatur.<text:line-break/></text:span><text:span text:style-name="T45">Ad </text:span><text:span text:style-name="T7">pterygia bonum-</text:span><text:span text:style-name="T45"> 4 Chalcitidis •, caricarum ustarum,<text:line-break/>malicorii, squamae aeris, singulorum </text:span><text:span text:style-name="T45">pares </text:span><text:span text:style-name="T45">portiones. Quum<text:line-break/>opus est, mel coctum luifceto, emplastri modo imponito,<text:line-break/>alternis diebus solvito, expurgans, non madefacien</text:span><text:span text:style-name="T59">1</text:span><text:span text:style-name="T45"> nec</text:span></text:p>
      <text:p text:style-name="P12"><text:span text:style-name="T45">respergens. </text:span><text:span text:style-name="T7">Anthera i, e&gt; </text:span><text:span text:style-name="T7">sioricta</text:span><text:span text:style-name="T7">, qua utor.</text:span><text:span text:style-name="T45"> 4 Sandara-<text:line-break/>chae 5 xxxij, alii </text:span><text:span text:style-name="T59">x</text:span><text:span text:style-name="T45">vj. aluminis fissi, myrrhae, faeris 'croci<text:line-break/>singulorum drach xvj, iridis draclu xvj, cyperi drach. lxvj.<text:line-break/></text:span><text:span text:style-name="T7">Florida Magidi</text:span><text:span text:style-name="T45"> 4 </text:span><text:span text:style-name="T45">Cassiae </text:span><text:span text:style-name="T7">3</text:span><text:span text:style-name="T45"> </text:span><text:span text:style-name="T45">xxiv, aluminis fissilis 3 iv, .<text:line-break/>gallae </text:span><text:span text:style-name="T45">5 </text:span><text:span text:style-name="T45">iv, foreos drach- iv, misyos drach. quatuor, fanda—<text:line-break/>rachae drach. viij, malicorii drach. unam, myrrae obolos<text:line-break/>quatuor, clunamomi obolos iv, croci draclu </text:span><text:span text:style-name="T7">ij,</text:span><text:span text:style-name="T45"> myricae fru-<text:line-break/>ctus drach. ij, tritis utitor. </text:span><text:span text:style-name="T7">Aridum cephalicum. 4</text:span><text:span text:style-name="T45"> Iridis<text:line-break/>3 iv, thuris drach. ij, panacis drach. ij, aristolochiae</text:span><text:span text:style-name="T7">'3</text:span><text:span text:style-name="T45"> ij,<text:line-break/>tritis utitor, etiam </text:span><text:span text:style-name="T45">ad </text:span><text:span text:style-name="T45">nomas. </text:span><text:span text:style-name="T7">Aridum cicatricem inducensrr<text:line-break/></text:span><text:span text:style-name="T45">4 Ostreorum' usiorum drach. duas, mannae drach. </text:span><text:span text:style-name="T7">j,</text:span><text:span text:style-name="T45"> cadmiae<text:line-break/>obolos tres; contritis utitor et ad nomas. </text:span><text:span text:style-name="T7">Aliud </text:span><text:span text:style-name="T7">aridum<text:line-break/>cicatricem inducens.</text:span><text:span text:style-name="T45"> 4 Piceae corticis 3 vj; mannae drach.<text:line-break/>vj, aristolochiae drach. </text:span><text:span text:style-name="T45">fes, </text:span><text:span text:style-name="T45">pumicis drach. iv, resinae drach.<text:line-break/>quatuor, iridis'lllyricae'drach. duodecim, laev.gatis utitur.<text:line-break/></text:span><text:span text:style-name="T7">Aliud cicatricem ducens et ad cacoethat</text:span><text:span text:style-name="T45"> 4' Piceae corti-<text:line-break/>cis 3 vj, cornu cervini usti draclu iv,' cadmiae drach. xx&gt;j,<text:line-break/>cerussae drachriv, mannae drach. quatuor, aeruginis-rasae<text:line-break/>drach. ij, contritis utitor. Aiiud. </text:span><text:span text:style-name="T45">4 </text:span><text:span text:style-name="T45">Gallae drach;quatuor,</text:span></text:p>
      <text:p text:style-name="P12"><text:span text:style-name="T45">cerussae drach. octo, myrrhae </text:span><text:span text:style-name="T7">3 iv, argenti spumae drach.<text:line-break/>octo, retrimenti</text:span><text:span text:style-name="T45"> plumbi draclu iv, trita usurpantur. </text:span><text:span text:style-name="T7">Majae<text:line-break/>side dbsietticis generosum ad condylomata et dhagadas,<text:line-break/></text:span><text:span text:style-name="T45">4 Gallae 3 viij, molybdaenae J viij, myrrhae </text:span><text:span text:style-name="T7">3</text:span><text:span text:style-name="T45"> iv, cerusiae<text:line-break/>draclu iv; tritis utitor. </text:span><text:span text:style-name="T7">Auxilium ad omnia.,</text:span><text:span text:style-name="T45"> </text:span><text:span text:style-name="T45">4 </text:span><text:span text:style-name="T45">Iridis loco<text:line-break/>molybdaenae </text:span><text:span text:style-name="T45">argenti </text:span><text:span text:style-name="T45">spumae duas ’ partes injicito, reliquo-<text:line-break/>rum cujusque unam- </text:span><text:span text:style-name="T7">Aridum exedens,. Leeanii Arei, .4.<text:line-break/></text:span><text:span text:style-name="T45">Arsenici libram unam, calcis vivae drach. ij, ,in aqua'lerito'<text:line-break/>diebus triginta, mutans quotidie bis aquam lu. sole, deinde<text:line-break/>resiccatis utitor. </text:span><text:span text:style-name="T7">Irscffus ad haemorrhoidds PhanU.</text:span><text:span text:style-name="T45"> 4<text:line-break/>Atramenti sutorii, aluminis fissilis, chalcitidis, misyos crudi,<text:line-break/>sandarachae, singulorum drach. quatuor, trita omnia haoeto,<text:line-break/>nni usus venerit, veterem urinam, salitam viri unius, sex-<text:line-break/>tariorum duorum mensura in fictilem pelvim injicito,</text:span><text:span text:style-name="T45">, </text:span><text:span text:style-name="T45">me-.</text:span><text:span text:style-name="T45">'<text:line-break/></text:span><text:span text:style-name="T45">dica.nenti drach; duodecim superfundito urinae</text:span><text:span text:style-name="T45">, </text:span><text:span text:style-name="T45">ut feni per<text:line-break/>duo scxtarii serventur. Hoc utitor insidens diebus vij, nam<text:line-break/>in lris actionem promovet, ubi sordidum in fundo substite-<text:line-break/>rit,' anum circumlinito. Aridum </text:span><text:span text:style-name="T7">carnes </text:span><text:span text:style-name="T7">cicatrice obducens</text:span></text:p>
      <text:p text:style-name="P12"><text:span text:style-name="T7">citra erosionem, Harpocratis. 4</text:span><text:span text:style-name="T45"> Sandarachae, chrysi,collae,<text:line-break/>arsenici, pares singulorum portiones. Itein ad cacoethe facit.<text:line-break/></text:span><text:span text:style-name="T7">P a fidius ad nomas, dictus Asclepsug.</text:span><text:span text:style-name="T45"> 4 Chalcitidis, ar-<text:line-break/>scnici, pares portiones, calcig vivae duplum. Habet etiam<text:line-break/>sandarachae aequalem reliquis portionem. </text:span><text:span text:style-name="T7">Ad </text:span><text:span text:style-name="T80">an</text:span><text:span text:style-name="T7">i<text:line-break/></text:span><text:span text:style-name="T45">Alumine liquido nucis magnitudine cum mellis cyathis duo-<text:line-break/>btis cocto utitor, </text:span><text:span text:style-name="T7">Siccum ad nomas, quo utor.</text:span><text:span text:style-name="T45"> 4 Sq</text:span><text:span text:style-name="T74">Ua</text:span><text:span text:style-name="T45">=<text:line-break/>mae, arsenici, cb artae ullae, plumbi usti, singulorum drach.<text:line-break/>quatuor, sulsuris ignem non experti lrach. quinque, lae,vir-<text:line-break/>gatis usitor. </text:span><text:span text:style-name="T7">Aliter.</text:span><text:span text:style-name="T45"> 4 Squamae, arsenici, sulfuris, plumbi<text:line-break/>usti, aeris, singulorum drach. quatuor, sandarachae draclu<text:line-break/>iv,. aeruginis 3 1, .chartae ustae drach. iv, utitur cum</text:span><text:span text:style-name="T45">,</text:span><text:span text:style-name="T45">rho—<text:line-break/>dino' vel melle. </text:span><text:span text:style-name="T7">Crispi odoriferum ud no</text:span><text:span text:style-name="T80">mas</text:span><text:span text:style-name="T7">.</text:span><text:span text:style-name="T45"> 4 Squamae<text:line-break/>drach. ij, arscnici 3 ij, sandarachae 5 ij, </text:span><text:span text:style-name="T74">?a</text:span><text:span text:style-name="T45">lj</text:span><text:span text:style-name="T74">ae</text:span><text:span text:style-name="T45"> drach. iv,<text:line-break/>rnyrr te J j, thuris </text:span><text:span text:style-name="T7">3 j,</text:span><text:span text:style-name="T45"> atramenti sutorii dra</text:span><text:span text:style-name="T74">c</text:span><text:span text:style-name="T45">h. ij, chartee<text:line-break/>ustae drach. quatuor, laevigatis utitor. </text:span><text:span text:style-name="T7">Antipatri </text:span><text:span text:style-name="T87">αΛ </text:span><text:span text:style-name="T80">wmas</text:span><text:span text:style-name="T7">.<text:line-break/></text:span><text:span text:style-name="T45">4 Chrysocollae uncias fex, arsenici uncias fex, arido uti-<text:line-break/>tur et cum rhodino. Aiiud at </text:span><text:span text:style-name="T7">Alcimiom.</text:span><text:span text:style-name="T45"> 4 Arsenici drach.<text:line-break/>duas, squamae, drach, tres, chrysocollae drach. unam, sicco</text:span></text:p>
      <text:p text:style-name="P12"><text:span text:style-name="T45">sit cum rosaceo </text:span><text:span text:style-name="T45">utitor, </text:span><text:span text:style-name="T45">aqua </text:span><text:span text:style-name="T45">dilutum cicatricem </text:span><text:span text:style-name="T45">ducit cum<text:line-break/>cerato. </text:span><text:span text:style-name="T7">Aliud </text:span><text:span text:style-name="T7">Publii ad </text:span><text:span text:style-name="T7">nomas. 4</text:span><text:span text:style-name="T45"> </text:span><text:span text:style-name="T45">Calcis </text:span><text:span text:style-name="T45">vivae 5 </text:span><text:span text:style-name="T45">iv, </text:span><text:span text:style-name="T45">arse-<text:line-break/></text:span><text:span text:style-name="T45">nici, squamae,' chalcitidis, </text:span><text:span text:style-name="T45">fandarachae, angulorum </text:span><text:span text:style-name="T7">3 p</text:span><text:span text:style-name="T45"> tri—<text:line-break/>tis utitor, nonnulli sandarachae </text:span><text:span text:style-name="T7">3</text:span><text:span text:style-name="T45"> </text:span><text:span text:style-name="T45">p </text:span><text:span text:style-name="T7">Medicamentum ex<text:line-break/>plantis ad </text:span><text:span text:style-name="T7">nomas </text:span><text:span text:style-name="T7">strabum- 4</text:span><text:span text:style-name="T45"> .Mali panici corticis, cbry-<text:line-break/>soeollae, aloes, singulorum draclu i v, </text:span><text:span text:style-name="T7">arfeuieh suodaradkse,<text:line-break/></text:span><text:span text:style-name="T45">singulorum drhch. datis, aluminis fissilis draclu ini- chalciti-<text:line-break/>siis drach. iv, myrrhae </text:span><text:span text:style-name="T45">,'lccae </text:span><text:span text:style-name="T45">drach. octo, oleae siccae fo-'<text:line-break/>floram 3 viij, ssprasuaa ira esi- iiiijj.friife usstor. </text:span><text:span text:style-name="T7">Aliud Al-<text:line-break/>cirnionis.</text:span><text:span text:style-name="T45"> 4 Myrti silvestris </text:span><text:span text:style-name="T7">3</text:span><text:span text:style-name="T45"> viij, malicorii draclu xij,<text:line-break/>oleae foliorum </text:span><text:span text:style-name="T7">3</text:span><text:span text:style-name="T45"> xij, toyrfi-xigrae draclu xij et cortreuin<text:line-break/>drach. xij, lunaruni tWris draeh. viij, siccum clueris 5<text:line-break/>-ordfeees lisirbae 3'tul,- arido cum melle utitur. Aureum,<text:line-break/></text:span><text:span text:style-name="T7">quo utor.</text:span><text:span text:style-name="T45"> 4 Malicorii draclu xxv, aluminis fissilis drach. x,<text:line-break/>atramenti sutorii 3 viib misyos draclu viij, squamae drach.<text:line-break/>avh gallae </text:span><text:span text:style-name="T7">3</text:span><text:span text:style-name="T45"> xv, rnelanteriae ex clavis confectae drach, v,<text:line-break/>chalcitidis 3 viib aeris usti </text:span><text:span text:style-name="T7">3</text:span><text:span text:style-name="T45"> </text:span><text:span text:style-name="T45">viij, laevigatis plurimum </text:span><text:span text:style-name="T22">Οχ<text:line-break/></text:span><text:span text:style-name="T45">aceto utitur. </text:span><text:span text:style-name="T7">Aliud </text:span><text:span text:style-name="T7">i-ecans </text:span><text:span text:style-name="T7">efsicacius </text:span><text:span text:style-name="T7">dd ruimaa, Phdisu<text:line-break/>alterat </text:span><text:span text:style-name="T7">et </text:span><text:span text:style-name="T7">pus educit.</text:span><text:span text:style-name="T45"> </text:span><text:span text:style-name="T45">4 </text:span><text:span text:style-name="T45">Aphronitri libras ij, mellis li-</text:span></text:p>
      <text:p text:style-name="P12"><text:span text:style-name="T45">bras duas. Aphronitrum melle subactum urito, deinde lae-<text:line-break/>vigato, adniisceto-iridis Illyricae J vj.;’trito utitur et’ cuni<text:line-break/>melle.. </text:span><text:span text:style-name="T7">Aridumi ero dena.</text:span><text:span text:style-name="T45"> </text:span><text:span text:style-name="T45">4 </text:span><text:span text:style-name="T45">Arsenici, sandarachae, singulo-<text:line-break/>futu'drach. sitias, ealcis </text:span><text:span text:style-name="T45">-</text:span><text:span text:style-name="T45">vivae drach. qtSatsicr," alii iij-, </text:span><text:span text:style-name="T45">iae-<text:line-break/></text:span><text:span text:style-name="T45">vigatis utitor; Aiiud. 21 Calcis vivae, arfenici, atramenti<text:line-break/>sutorii, singulorum 'draeh. quatuef, nit aqua </text:span><text:span text:style-name="T45">calida </text:span><text:span text:style-name="T45">plurimum<text:line-break/>terite. ResicSatis ac tritis utitur. </text:span><text:span text:style-name="T7">Aridum erodens Meliiar-<text:line-break/>ms.</text:span><text:span text:style-name="T45"> '4' Auripigmenti; sandarachae, calcis vivae ypumicis,<text:line-break/>singulorum draclu'quatuor, lu aqua triginta diebus conterito,<text:line-break/>scd quotidie illa mutata , ubi inaruerint • tritis utitor/Ari-<text:line-break/>dam insigne ad haemorrhoidas praeistari </text:span><text:span text:style-name="T7">Apollonii ThadsaH<text:line-break/>4</text:span><text:span text:style-name="T45"> Chalcitidis ustae; squamae; arsenici usti, atramenti sua<text:line-break/>torii, singulorum drach. quatuor,- diphrygis draclu duas,<text:line-break/>foreoS usti obolos quatuor, argenti spumae ustae obolos qita-<text:line-break/>tuor, aluminis'' fissilia draclu quatuor, aeris-usti draclu'qua-<text:line-break/>tuor, laevibus factis utitor. </text:span><text:span text:style-name="T45">•. '</text:span></text:p>
      <text:h text:style-name="P4" text:outline-level="2">Cap. XIV.</text:h>
      <text:p text:style-name="P10"><text:span text:style-name="T45">[tjuae </text:span><text:span text:style-name="T7">Asclepiades in librorum-quinto<text:line-break/></text:span><text:span text:style-name="T7">de exterioribus, quos </text:span><text:span text:style-name="T7">Marcellus </text:span><text:span text:style-name="T7">inscribit, </text:span><text:span text:style-name="T7">arida </text:span><text:span text:style-name="T7">aonscri-</text:span></text:p>
      <text:p text:style-name="P12"><text:span text:style-name="T45">piserit.] Andromachus arida,, quae astectur conveniunt, iis<text:line-break/>quae affectis prosunt; admiscuit, verum Asclepiades lu quinto,<text:line-break/>seorsum quae ad affectum conducunt, seorsum item quae<text:line-break/>parti affectae utilia sunt, exposuit; nam parte-omissa, tra-<text:line-break/>didit cicatricem ducentia, crustas inferentia, ad nomas con-‘<text:line-break/>venientia et carbunculos, tum quae vocant a sanguine ion-<text:line-break/>tinendo ischaema, c»m loco autem affecto, quae ad poIy-<text:line-break/>podem, ozoenas et sanguinis profluvia ex naribus ad oris<text:line-break/>nomas, gingivas humidas, in, genis duras excrefcentias ad<text:line-break/>paronychia, pterygia, ani rhagadas et haeinorrnoidas. Quae-,<text:line-break/>dam etiam a parte affecta denominationem sortiuntur, cor-<text:line-break/>veniunt tamen et aliis partibus, cujusmodi quoque cephav<text:line-break/>lica, id est </text:span><text:span text:style-name="T7">capiti succurrentsu - </text:span><text:span text:style-name="T45">a medicis dicta, qnae es i-<text:line-break/>inie ossibus conducunt, quamquam et totius corporis exul-<text:line-break/>cerationes carne replere possunt, non.enim capiti, quatenus<text:line-break/>caput est, prodesse sunt nata. Nimirum 'etiam , nisi os </text:span><text:span text:style-name="T7">de-<text:line-break/>nudatum</text:span><text:span text:style-name="T45"> fit, usum ipsorum non requirimus, sed lu nudatis,</text:span></text:p>
      <text:p text:style-name="P140"><text:span text:style-name="T45">quoniam pinguia medicamenta vitamus, siccis solis utimur'<text:line-break/>fugientes em mota a medicis appellata, quod linamentis in-<text:line-break/>unctis offerantur. Quemadmodum .autem ossibus in capite<text:line-break/>denudatis usus ipsorum aptissimus est, ita etiam-in, aliis<text:line-break/>omnibus denudatis ossibus sive brachii sive cubiti </text:span><text:span text:style-name="T45">sive </text:span><text:span text:style-name="T45">ra-<text:line-break/>dii sive, femoris sive tibiae. Quare nos etiam arida ab Asclo-<text:line-break/>piade scripta deinceps prodituri, quum ipsum prima omnium<text:line-break/>cephalica scripsisse inveniamus, prima ponemus, </text:span><text:span text:style-name="T45">quod </text:span><text:span text:style-name="T45">non<text:line-break/>foL.m ossibus in capite denudatis, verum et aliis omnibus<text:line-break/></text:span><text:span text:style-name="T45">simili </text:span><text:span text:style-name="T45">modo affectis ipsa sint accommoda.’' Deinde quae ci-<text:line-break/>catricem ducunt, percensebimus, omnia </text:span><text:span text:style-name="T45">his </text:span><text:span text:style-name="T45">interjecta prae-<text:line-break/>tergressi quae' affectum locum attingunt. </text:span><text:span text:style-name="T45">Postea </text:span><text:span text:style-name="T45">quae prae-<text:line-break/>dictu jam mihi ordine sequuntur, omnia aggrediar. </text:span><text:span text:style-name="T45">• Non-<text:line-break/></text:span><text:span text:style-name="T45">nulla sane ex siccis medicamentis duplicem usum obtinent,<text:line-break/></text:span><text:span text:style-name="T45">ut </text:span><text:span text:style-name="T45">et siccis </text:span><text:span text:style-name="T45">ipsis uti </text:span><text:span text:style-name="T45">possimus et cum aliis quibusdam mix-<text:line-break/></text:span><text:span text:style-name="T45">tis; </text:span><text:span text:style-name="T45">sicut item Afclepiades quoque indicat. </text:span><text:span text:style-name="T45">• ’ •<text:tab/>.</text:span></text:p>
      <text:p text:style-name="P17"><text:span text:style-name="T45">f </text:span><text:span text:style-name="T7">Arida cephalicall. Aridum cephalicum, quo usus esi<text:line-break/>Lucius </text:span><text:span text:style-name="T7">praeceptor, tollit </text:span><text:span text:style-name="T7">fqummas, </text:span><text:span text:style-name="T7">ojsu </text:span><text:span text:style-name="T7">corruptu/ educit:<text:line-break/></text:span><text:span text:style-name="T7">cava implet, </text:span><text:span text:style-name="T7">Jldedicamerrtu^rn pingui caret,</text:span><text:span text:style-name="T45"> </text:span><text:span text:style-name="T45">4 </text:span><text:span text:style-name="T45">lridts Illyrr,-;<text:line-break/>eae drach. quatuor, panacis drach. quatuor, aristolucbiae<text:line-break/>drach.' duas, mannae drach. duas, alii sine aristolochia.<text:line-break/>Omnia contunduntur et cribrantur. Uti licet per </text:span><text:span text:style-name="T45">se </text:span><text:span text:style-name="T45">et cum<text:line-break/>melle. .Medicamentum ex </text:span><text:span text:style-name="T7">silphio callosa consumit et .sor-<text:line-break/>dida purgat et cavn replet, ulcerum -relictas tuniculas<text:line-break/>exedit.</text:span><text:span text:style-name="T45"> 4 Resinae pityinae siccae drach. duodecim, pumi-<text:line-break/>cis vel-foreos torrefacti vino restincti draclu octo, iridis<text:line-break/>Illyricae drach. octo, aristolochiae drach.. octo, silphii drach,<text:line-break/>quinquaginta, aeris squamae drach. duas, thuris drach, qua*<text:line-break/>tuor, arido et cum melle utitor, in aliis descriptionibus sil-<text:line-break/>hium non est. </text:span><text:span text:style-name="T7">dfedicamantum ex ervis, .Xenocratis- Q.<text:line-break/></text:span><text:span text:style-name="T45">Ervorum ruforum farinae drach. viil, Illyricae 'drach- ..x,<text:line-break/>mannae .drach.. quinque, aristolochiae </text:span><text:span text:style-name="T7">3</text:span><text:span text:style-name="T45"> y, squamae drach. </text:span><text:span text:style-name="T7">v,<text:line-break/></text:span><text:span text:style-name="T45">tritis et .cum melle utitor. Aliae lectiones habent, bryoniae<text:line-break/>radicis sir-ach. viij,; mannae drach. xij, squamae drach. xij,<text:line-break/>iridis 3 xij., ervi drach. x, aristolochiae, longae drach.-xv.</text:span></text:p>
      <text:p text:style-name="P12"><text:span text:style-name="T45">Medicamentum </text:span><text:span text:style-name="T7">quod ex Serapiade inscribitur, sauamas<text:line-break/>,,ollit, </text:span><text:span text:style-name="T7">carnem </text:span><text:span text:style-name="T7">sacit, ex iis, quae valde resiccant-</text:span><text:span text:style-name="T45"> </text:span><text:span text:style-name="T45">4 </text:span><text:span text:style-name="T45">Se-<text:line-break/>rapiadis orcheos drach. </text:span><text:span text:style-name="T45">octo, </text:span><text:span text:style-name="T45">iridis Illyricae drach viij,<text:line-break/>marrubii sicci </text:span><text:span text:style-name="T45">draclu </text:span><text:span text:style-name="T7">octo,</text:span><text:span text:style-name="T45"> ervi sariaae draclu decem, ari-<text:line-break/>stolochiae drach. quinquaginta, sicco et cum melle utimur.<text:line-break/></text:span><text:span text:style-name="T7">Tryphonis cephalicon, aufert Jquarnns.</text:span><text:span text:style-name="T45"> -4 Piceae corticis<text:line-break/>drach. vj., squamae aeris drach. sex, pumicis usti </text:span><text:span text:style-name="T7">3</text:span><text:span text:style-name="T45"> </text:span><text:span text:style-name="T45">sex,<text:line-break/>mannae thuris, aristolochiae, iridis Illyricae, resinae pityi-<text:line-break/>nae, singulorum 3 iv, myrrhae, aloes, singulorum </text:span><text:span text:style-name="T7">3</text:span><text:span text:style-name="T45"> ij, sicci<text:line-break/>et enm melle alus est. In Athenaei scripturis fine piceae<text:line-break/>cortice medicamentum est. Habet autem </text:span><text:span text:style-name="T7">et</text:span><text:span text:style-name="T45"> gallae pares<text:line-break/>mannae portiones.</text:span></text:p>
      <text:p text:style-name="P16"><text:span text:style-name="T45">[Arida </text:span><text:span text:style-name="T7">cicatricem</text:span><text:span text:style-name="T45"> inducentia.J De omnibus ulceribus<text:line-break/>recentibus et* vetustis curatu facilibus. et difficilibus, lu me-<text:line-break/>dendi methodi libris tertio, quarto et quinto disseruimus.<text:line-break/>Quin etiam in hujus operis prioribus cavorum ulcerum<text:line-break/>sine omni casu medicamenta carne .replentia facultatem de-<text:line-break/>ergentem sine ullo morsu obtinere' docui, quae autem ci-</text:span></text:p>
      <text:p text:style-name="P12"><text:span text:style-name="T45">catricem </text:span><text:span text:style-name="T45">inducunt, cum eo, quod </text:span><text:span text:style-name="T45">citra' mordacitatem </text:span><text:span text:style-name="T45">astrin-<text:line-break/></text:span><text:span text:style-name="T45">gunt magis exiccare, quae vero supercrescentem carnem </text:span><text:span text:style-name="T45">tol-<text:line-break/></text:span><text:span text:style-name="T45">lunt, calida esse et acria. Quin etiam quae optima esse </text:span><text:span text:style-name="T45">lu-<text:line-break/></text:span><text:span text:style-name="T45">ter ea, quae cicatricem ducunt, existimem tum in </text:span><text:span text:style-name="T45">com-<text:line-break/></text:span><text:span text:style-name="T45">mentario de morbis </text:span><text:span text:style-name="T45">curandis </text:span><text:span text:style-name="T45">praedixi, ubi omnium asse-<text:line-break/>stuurn curationis methodi ostensae sunt, tum prius in </text:span><text:span text:style-name="T45">hoc<text:line-break/></text:span><text:span text:style-name="T45">'praesenti opere cum de </text:span><text:span text:style-name="T45">iis, </text:span><text:span text:style-name="T45">quae ulceribus conveniunt, </text:span><text:span text:style-name="T45">age -<text:line-break/></text:span><text:span text:style-name="T45">tur. Asclepiades autem'medicamenta, sicut et Andromachus,<text:line-break/>cicatricem inducentia conscripsit., non distinguens, </text:span><text:span text:style-name="T45">atrum<text:line-break/></text:span><text:span text:style-name="T45">nullo alloqui malo conflictantia ulcera, an quae proprie </text:span><text:span text:style-name="T45">ae-<text:line-break/></text:span><text:span text:style-name="T45">gre ad cicatricem venientia dicuntur, quae permultum </text:span><text:span text:style-name="T45">in-<text:line-break/></text:span><text:span text:style-name="T45">vicem differre ostendimus, quum singula proprium </text:span><text:span text:style-name="T45">cura-<text:line-break/></text:span><text:span text:style-name="T45">tionis fcopuin habeant. In quibusdam tamen rdicripierunt,<text:line-break/>quod et ad cacoethe faciant vel rursus ad condylomata </text:span><text:span text:style-name="T45">ad<text:line-break/></text:span><text:span text:style-name="T45">rhagadas. At quamquam Afclepiades magis Andromacho </text:span><text:span text:style-name="T45">di-<text:line-break/></text:span><text:span text:style-name="T45">stinguere foleat, tamen in </text:span><text:span text:style-name="T45">iis</text:span><text:span text:style-name="T45">, quae cicatricem’ ducunt, </text:span><text:span text:style-name="T45">dis.<text:line-break/></text:span><text:span text:style-name="T45">stinctionem nullam pofuit. Verum quae ego recensiti </text:span><text:span text:style-name="T45">tum<text:line-break/></text:span><text:span text:style-name="T45">in-medendi methodo, tum in hoc opere, </text:span><text:span text:style-name="T45">indicabunt.,, si<text:line-break/></text:span><text:span text:style-name="T45">mentem adhibeas, quo modo singulis defcriptis utendum </text:span><text:span text:style-name="T45">sin</text:span></text:p>
      <text:p text:style-name="P17"><text:span text:style-name="T7">[Aridum </text:span><text:span text:style-name="T7">cicatricem inducens </text:span><text:span text:style-name="T7">Asclepiadis, cineritium,<text:line-break/>ex </text:span><text:span text:style-name="T7">Magni medicamentis. </text:span><text:span text:style-name="T7">Q</text:span><text:span text:style-name="T45"> Calcis vivae. 3 vj, mannae thu-<text:line-break/>ris J iv, squamae drach. iv. </text:span><text:span text:style-name="T7">Aliter. </text:span><text:span text:style-name="T7">4</text:span><text:span text:style-name="T45"> Calais vivae J xij,<text:line-break/>fquamae </text:span><text:span text:style-name="T45">3 </text:span><text:span text:style-name="T45">iv, mannae 5 iv, </text:span><text:span text:style-name="T45">sed ut </text:span><text:span text:style-name="T45">Archibius vult, squamae<text:line-break/>drach. viij</text:span><text:span text:style-name="T45">, </text:span><text:span text:style-name="T45">mannae </text:span><text:span text:style-name="T7">3</text:span><text:span text:style-name="T45"> viij vel iv, iu aliis scripturis calciis<text:line-break/>vivae </text:span><text:span text:style-name="T45">drach. </text:span><text:span text:style-name="T7">ocio. Ut hleliodorus.</text:span><text:span text:style-name="T45"> 4 Calcis vivae </text:span><text:span text:style-name="T7">3</text:span><text:span text:style-name="T45"> viij,<text:line-break/>mannae thuris </text:span><text:span text:style-name="T7">3</text:span><text:span text:style-name="T45"> viij, squaaiae 3 iv. </text:span><text:span text:style-name="T7">Rusum </text:span><text:span text:style-name="T7">cicatricem </text:span><text:span text:style-name="T7">du-<text:line-break/>cetis.</text:span><text:span text:style-name="T45"> 4 Misyos torrefacti draclu viij, squainae acris draclu.,<text:line-break/>x, mannae drach. sex, tritis utitor.</text:span></text:p>
      <text:p text:style-name="P16"><text:span text:style-name="T7">[Magni cicatricem ducensll,</text:span><text:span text:style-name="T45"> 4 Diphrygis </text:span><text:span text:style-name="T7">3 iv, squa-<text:line-break/>mae</text:span><text:span text:style-name="T45"> 3 iv, Illyridis </text:span><text:span text:style-name="T7">3 </text:span><text:span text:style-name="T7">ij,</text:span><text:span text:style-name="T45"> mannae, draclu duas, contritis uti-<text:line-break/>tor. </text:span><text:span text:style-name="T7">Medicamentum ex purniee.</text:span><text:span text:style-name="T45"> 4 Pumicis torrefacti vino<text:line-break/>restincti drach. viij, fquarnae </text:span><text:span text:style-name="T7">3</text:span><text:span text:style-name="T45"> </text:span><text:span text:style-name="T45">iv, mannae draclu iv, iridis,<text:line-break/>resinae pityinae siccae, singulorum draclu iv, </text:span><text:span text:style-name="T45">tritis </text:span><text:span text:style-name="T45">utitor.<text:line-break/></text:span><text:span text:style-name="T7">Aliud. Ptolemaei </text:span><text:span text:style-name="T7">celebrit </text:span><text:span text:style-name="T7">suci,, et ad curatu, difsicilia.<text:line-break/></text:span><text:span text:style-name="T45">4 Piceae corticis drach. sex, cadmiae tostae drach. octo,<text:line-break/>squamae drach. quatuor, cornu cervini nsti </text:span><text:span text:style-name="T7">3</text:span><text:span text:style-name="T45"> </text:span><text:span text:style-name="T45">iv, mannae<text:line-break/>drach. quatuor, tritis utitor. In aliis exemplaribus habet,</text:span></text:p>
      <text:p text:style-name="P12"><text:span text:style-name="T45">plumbi usti et eloti drach. quatuor, rnoIybdaenae drach.<text:line-break/>ecto. </text:span><text:span text:style-name="T7">A dda crustas inducens.</text:span><text:span text:style-name="T45"> Diximus quoque haec acris<text:line-break/></text:span><text:span text:style-name="T45">et </text:span><text:span text:style-name="T45">adurentis esse facultatis. Quare etiam usus ipsorum est<text:line-break/>tum in his- quae propter nimiam humiditatem ac intem-<text:line-break/>periem partis affectae, tum propter putredines partibus </text:span><text:span text:style-name="T45">qui-<text:line-break/></text:span><text:span text:style-name="T45">busdam innatas, proveniunt. </text:span><text:span text:style-name="T7">Crustas obducentia, Asclepia-<text:line-break/>dis. Aduilinon Lucii praeceptoris, quod crustas inducit,<text:line-break/>cattos excindit inspersum :et comprejsum </text:span><text:span text:style-name="T94">siurn.no </text:span><text:span text:style-name="T7">sipeaillo,<text:line-break/>compescit autem et difsicHibus curatu cicatricem </text:span><text:span text:style-name="T7">inducit,<text:line-break/></text:span><text:span text:style-name="T7">si quis in tenui medicamento utatur-.'</text:span><text:span text:style-name="T45"> </text:span><text:span text:style-name="T45">Qui </text:span><text:span text:style-name="T45">ergo- dictum </text:span><text:span text:style-name="T45">pul-<text:line-break/>verem </text:span><text:span text:style-name="T45">usurpat </text:span><text:span text:style-name="T45">j </text:span><text:span text:style-name="T45">chalcitidis crudae drach. octo</text:span><text:span text:style-name="T45">, cadmiae<text:line-break/>drach. quatuor, </text:span><text:span text:style-name="T45">jejunus </text:span><text:span text:style-name="T45">cum </text:span><text:span text:style-name="T45">saliva excipito tantum, </text:span><text:span text:style-name="T45">ut su-<text:line-break/>lum ipfum </text:span><text:span text:style-name="T45">medicamentum humectet, deinde collige et </text:span><text:span text:style-name="T45">oper-<text:line-break/>culo </text:span><text:span text:style-name="T45">claudens sine melinum fieri, ubi in umbra </text:span><text:span text:style-name="T45">desiceave-<text:line-break/>ris, </text:span><text:span text:style-name="T45">leviter circumferens pistillum, trita excipito sicut </text:span><text:span text:style-name="T45">prae-<text:line-break/>dictum-.esu </text:span><text:span text:style-name="T45">Apud alios vocatur medicamentum </text:span><text:span text:style-name="T45">fuscum. Ex?<text:line-break/>ciprtur aceto accalrimo et siccatur iaevigaturque. Iu aliis<text:line-break/>scripturis sicut Eunomus </text:span><text:span text:style-name="T45">Asclepiades </text:span><text:span text:style-name="T45">usus </text:span><text:span text:style-name="T45">esu </text:span><text:span text:style-name="T45">Ilasiet au-'</text:span></text:p>
      <text:p text:style-name="P12"><text:span text:style-name="T45">tem sic. 4 Chalcitidis draclu duodecim, cadmiae draclu vj.<text:line-break/>sandarachae </text:span><text:span text:style-name="T7">3</text:span><text:span text:style-name="T45"> vj, aceto excipiuntur. </text:span><text:span text:style-name="T7">Aliud:-</text:span><text:span text:style-name="T45"> 4 Chalcitidis<text:line-break/>tostae, chalcanthes tostae, cadmiae tostae, singulorum paria<text:line-break/>pondera jejunus excipito saliva. </text:span><text:span text:style-name="T7">Quod inscribitur robu-<text:line-break/>stum. 4</text:span><text:span text:style-name="T45"> Chalcitidis tostae drach. viij, chalcanthi 5 viij, san-<text:line-break/>darachae 5 viij, cadmiae </text:span><text:span text:style-name="T7">3 viij,</text:span><text:span text:style-name="T45"> sicca inspergito. </text:span><text:span text:style-name="T7">Dia tejsa-<text:line-break/>ron,</text:span><text:span text:style-name="T45"> id est quod ex quatuor constat. </text:span><text:span text:style-name="T7">4</text:span><text:span text:style-name="T45"> Chalcitidis tostae<text:line-break/>5 </text:span><text:span text:style-name="T7">rv,</text:span><text:span text:style-name="T45"> misyos tostae drach. iv, diphrygis drach. iv, chalcan-<text:line-break/>thi ustae 5 iv, utitur. </text:span><text:span text:style-name="T7">Crustant inducens valde generosum,<text:line-break/></text:span><text:span text:style-name="T45">4 aluminis fissilis </text:span><text:span text:style-name="T7">3</text:span><text:span text:style-name="T45"> xvj, atramenti sutorii 5 xvj, - gallarum<text:line-break/>3 xvj,. misyos Cyprii 5 avj, sureos </text:span><text:span text:style-name="T7">3</text:span><text:span text:style-name="T45"> iv, contritis utitor.</text:span></text:p>
      <text:p text:style-name="P16"><text:span text:style-name="T7">[ Confectum, nt Eunomus.y</text:span><text:span text:style-name="T45"> 4 Misyos peregrini drach.<text:line-break/>sedecim, foreos drach, duodecim, aeris usti drach. duas, la-<text:line-break/>pinis fissilis usti drach. viij, atramenti sutorii 5 iv, sandara-<text:line-break/>chae 3 iv, aluminis fissilis 5 iv, tritis utitor inspergens et<text:line-break/>ipeclllo comprimens. Ad </text:span><text:span text:style-name="T7">nomas.</text:span><text:span text:style-name="T45"> Putrida ulcera quum am-<text:line-break/>bientes partes depascunt, nomas proprie appellant, ac con-<text:line-break/>stat tales affectus vehementissimis medicamentis indigere,</text:span></text:p>
      <text:p text:style-name="P12"><text:span text:style-name="T45">nam iu'ipsis faece etiam cauteriis utimur. Ad </text:span><text:span text:style-name="T7">nomas,<text:line-break/>Asclepiadia, medicamentum Imoii praeceptoris ad nomas.<text:line-break/>4</text:span><text:span text:style-name="T45"> Sulsuris vivi drach. duas, auripigmenti drach. duas, fqua-<text:line-break/>mae drach, duas, aeris usti quantum color exigit, arido<text:line-break/>et cum melle utitor.</text:span></text:p>
      <text:p text:style-name="P16"><text:span text:style-name="T7">Publii praeceptoris.^</text:span><text:span text:style-name="T45"> 4 Aurioigmenti drach. iv, fqua-<text:line-break/>mae draclu duas, elaterii drach. unam, chartae quantum<text:line-break/>ad colorem satis esu </text:span><text:span text:style-name="T7">Ut autem Eunomu., usus esi.</text:span><text:span text:style-name="T45"> 4<text:line-break/>-Arsenici drach. quatuor, squamae drach. quatuor, salsuris<text:line-break/>vivr drach. duas, elaterii drach. duas, chartae ustae quau—<text:line-break/>tum ad colorem sufficit. In aliis scripturis </text:span><text:span text:style-name="T74">e</text:span><text:span text:style-name="T45">st, </text:span><text:span text:style-name="T7">fandarachae<text:line-break/></text:span><text:span text:style-name="T45">sirach. quatuor, squamae draclu sex, arsenici J iv, elaterii<text:line-break/>drach. duas, chartae ustae drach. iv. </text:span><text:span text:style-name="T7">Medicamentum A</text:span><text:span text:style-name="T80">r</text:span><text:span text:style-name="T7">ei<text:line-break/>ad nomas, quod etiam sordida purgat citra mordicatio-<text:line-break/>nem rosaceo dilutum. Facit etiam ad vulva i exulceratio-<text:line-break/>nem. Dedit Theotropus.</text:span><text:span text:style-name="T45"> 4 Arsenici drach. quatuor, char-<text:line-break/>tae ustae draclu quatuor, plumbi usti et elati draclu qu</text:span><text:span text:style-name="T74">a</text:span><text:span text:style-name="T45">_<text:line-break/>tuor, squamae aeris draclu quatuor, singula per se terunu<text:line-break/>tur, postea simul miscentur. Utitor ad praedictos affectius;.'</text:span></text:p>
      <text:p text:style-name="P12"><text:span text:style-name="T7">Ptolemaeus autem ita usus ese. 4</text:span><text:span text:style-name="T45"> Plumbi usti,- </text:span><text:span text:style-name="T7">arfeuief<text:line-break/></text:span><text:span text:style-name="T45">squamae, chartee ullae singulorum draclu quatuor, saltus<text:line-break/>ris vini drach. duas, tritis- utitor. </text:span><text:span text:style-name="T7">Ut autem Apellea, Me~<text:line-break/>dicamentiern; confectum, quod ex -charta inscribiturno~<text:line-break/>mas non sciunt sistit, scd etiam incipientes prohibet, Facit<text:line-break/>et ad dysentericos insasum rosaceo.</text:span><text:span text:style-name="T45"> Quum, aiilem ait lu-<text:line-break/>stillatum dysentericis, sufpicionem subesse de nome indica-<text:line-break/>tur, compositio, itr habet, st Chartae ustae, plumbi ulli,<text:line-break/>aeris *usti et elotj, arfenici, squamae stomomatis, singulorum •<text:line-break/>aequas portiones, fulfnris vivi dimidium, tritis usitor ecl<text:line-break/>rnm melle vel rosaceo. </text:span><text:span text:style-name="T7">Moschionis ad nomas,</text:span><text:span text:style-name="T45"> q, Elaterii<text:line-break/>drach. duae, chartae ustae drach. duas, squamae aeris drach.<text:line-break/>duas, auripigmenti drach. quatuor, aeruginis scoleciae drach.<text:line-break/>unam, falis ammoniaci draclu unamtritis ititor' et cum<text:line-break/>rosaceo.</text:span></text:p>
      <text:p text:style-name="P16"><text:span text:style-name="T45">[Oddrifu, um </text:span><text:span text:style-name="T7">Lucii praeceptoris^ 4</text:span><text:span text:style-name="T45"> Squamae draclu<text:line-break/>quatuor, gallae drach. iv, sandarachae drack ij, arsenici<text:line-break/>5 ll, myrrhae </text:span><text:span text:style-name="T7">3 j,</text:span><text:span text:style-name="T45"> atramenti sutorii drach. j, thuris drach.ij.</text:span></text:p>
      <text:p text:style-name="P12"><text:span text:style-name="T45">elaterii draclu unam, chartae ustae, quantum colorem effi-<text:line-break/>cit. </text:span><text:span text:style-name="T7">Nos antem sict</text:span><text:span text:style-name="T45"> 4 Squamae draclu viij, gallae </text:span><text:span text:style-name="T7">3</text:span><text:span text:style-name="T45"> viij,<text:line-break/>myrrhae draclu viij, sandarachae drach. quatuor, arsenici<text:line-break/>iraclu iv, elaterii drach. quatuor, thuris draclu </text:span><text:span text:style-name="T7">tres,</text:span><text:span text:style-name="T45"> atra,-<text:line-break/>menti sutorii drach. </text:span><text:span text:style-name="T7">tres,</text:span><text:span text:style-name="T45"> chartae quo colorem acquirat.<text:line-break/></text:span><text:span text:style-name="T7">Ut Prasion.</text:span><text:span text:style-name="T45"> 4 Arsenici draclu ij, squamae drach. ij, chal-<text:line-break/>canthi draclu unam, sandarachae drach. ij, myrrhae </text:span><text:span text:style-name="T7">3 j,<text:line-break/></text:span><text:span text:style-name="T45">thuris drach. j, gallae draclu j, chartae drach. quatuor, tri-<text:line-break/>tis et cnm rosaceo utitor. </text:span><text:span text:style-name="T7">Jleraclides hanc descriptionem<text:line-break/>habebat.</text:span><text:span text:style-name="T45"> Gestae 5 vj, arsenici </text:span><text:span text:style-name="T7">3 iv,</text:span><text:span text:style-name="T45"> sandarachae </text:span><text:span text:style-name="T7">3 iv,<text:line-break/></text:span><text:span text:style-name="T45">squ amae </text:span><text:span text:style-name="T7">3 iv,</text:span><text:span text:style-name="T45"> thuris </text:span><text:span text:style-name="T7">3</text:span><text:span text:style-name="T45"> iij, chalcanthi </text:span><text:span text:style-name="T7">3</text:span><text:span text:style-name="T45"> iij, myrrhae mineae<text:line-break/>5 ij, charta </text:span><text:span text:style-name="T7">3</text:span><text:span text:style-name="T45"> viij. </text:span><text:span text:style-name="T7">Ut Cleobulus.</text:span><text:span text:style-name="T45"> Squamae drach. ij,<text:line-break/>sandarachae draclu duas, arsenici draclu duas,- myrrhae<text:line-break/>draclu. unam, thuris </text:span><text:span text:style-name="T7">3 j,</text:span><text:span text:style-name="T45"> atramenti sutorii </text:span><text:span text:style-name="T7">3</text:span><text:span text:style-name="T45"> j, gallae </text:span><text:span text:style-name="T7">3 j,<text:line-break/></text:span><text:span text:style-name="T45">diartae, ut colorem accipiat.</text:span></text:p>
      <text:h text:style-name="P4" text:outline-level="2">Cap. X<text:span text:style-name="T121">V</text:span>.</text:h>
      <text:p text:style-name="P9"><text:span text:style-name="T45">[</text:span><text:span text:style-name="T7">Ad. carbuncnlosij</text:span><text:span text:style-name="T45"> Carbunculus' ulcus est<text:line-break/>crustam cito cum inflammatione totius partis circumdatae<text:line-break/>valida faciens, ut et febres vehementes et extrema peri-</text:span></text:p>
      <text:p text:style-name="P12"><text:span text:style-name="T45">cula inferat. Quare ipsi crustae valens medicamentum im</text:span><text:span text:style-name="T74">T<text:line-break/></text:span><text:span text:style-name="T45">ponere oportet et ex iis, quae ad nomas conducere dictum<text:line-break/>est, circumpositas autem partes cataplasmatis fovere, quae<text:line-break/>aequalem vim habeant, ut repellant et mediocriter refrige-<text:line-break/>rent et discutiant. Verum de cataplasmatis in proprio li-<text:line-break/>bro dictum esu Nunc ah Asclepiade scripta percensebimus.<text:line-break/>Ad </text:span><text:span text:style-name="T7">carbunculos medicamenta ab Asclepiude prodita, side-<text:line-break/>Hcamentum MaJJaliotae.</text:span><text:span text:style-name="T45"> Hoc propter vires civitati dedit,<text:line-break/>qnod carbunculi abundarent ac multos perderent. </text:span><text:span text:style-name="T7">4</text:span><text:span text:style-name="T45"> chry-<text:line-break/>so.eollae. drach. quatuor, nitri tosti drach. quatuor, lapidis<text:line-break/>Asii drach. quatuor, arsenici drach. quatuor, sandarachae<text:line-break/>drach. quatuor, misyos tosti drach. iv, chalcitidis drach, </text:span><text:span text:style-name="T7">iv,<text:line-break/></text:span><text:span text:style-name="T45">aluminis fissilis drach. quatuor, diphrygis draclu quatuor,<text:line-break/>trita omnia sigillatim simulqne in vas aereum Cyprium r'e-<text:line-break/>ponimus. Dum usus poscit, imponimus, appsimeptes specilli<text:line-break/>latitudine, donec carbunculus nigrescat. Deinde supiaponi-<text:line-break/>mus infrascriptnm viride, quod ita habet. </text:span><text:span text:style-name="T7">4</text:span><text:span text:style-name="T45"> Thuris drach.<text:line-break/>unam, aeruginis rasae lrach. unam, iquamae aeris drach.</text:span></text:p>
      <text:p text:style-name="P12"><text:span text:style-name="T45">unam, aluminis fissilis obolos quatuor, falis ammoniaci oho-<text:line-break/>lbs iv, cerae draclu septem, obolos tres, resinae pityinae<text:line-break/>amdae draclu quindecim, olei veteris heminam unam, arida<text:line-break/>iu sole cum aceto teruntur, quae liquefieri possunt, liquan-<text:line-break/>tur et immittuntur,, uln rursus contuderis assumens utitor.<text:line-break/>Apud Demosthenem Massaliotam, qui medicamentum compo-<text:line-break/>fuit, olei habet duas heminas.</text:span></text:p>
      <text:p text:style-name="P16"><text:span text:style-name="T7">'[Apionis ad carbunculosa</text:span><text:span text:style-name="T45"> 4 Nitri rubri, arscnic.,<text:line-break/>iandaracnae, chalcitidis, atramenti sutorii, diphrygis, fingu-<text:line-break/>lorum. parem mensuram, aceto laevigentur et exieratis<text:line-break/>rursusque tritis utitor. </text:span><text:span text:style-name="T7">Apollonii organici.</text:span><text:span text:style-name="T45"> 4 Chrysocol-<text:line-break/>lae drach. unam, aluminis scissilis drach. unam et rotundi<text:line-break/>drach. unam, sandarachae draclu unam, ochrae drach. unam,<text:line-break/>misyos crudi drach. unam, atramenti sutorii 3 j, triti» uti-<text:line-break/>tor. </text:span><text:span text:style-name="T7">Florida Magni ad putredines , nomas, carbunculos,<text:line-break/>pterygia, aures suppurantes* Vadet etiam ad oris nomas'<text:line-break/></text:span><text:span text:style-name="T45">4 Alumini S fissilis drach. vnb chalcitidis drach. fex; san—<text:line-break/>darachae </text:span><text:span text:style-name="T7">3</text:span><text:span text:style-name="T45"> iij, mali puniri corticis siccae draclu ij, atra-</text:span></text:p>
      <text:p text:style-name="P12"><text:span text:style-name="T45">menti sutorii </text:span><text:span text:style-name="T7">3 </text:span><text:span text:style-name="T7">j,</text:span><text:span text:style-name="T45"> misyos </text:span><text:span text:style-name="T7">3</text:span><text:span text:style-name="T45"> ij, nitri drach. ij, omphaoini sicci<text:line-break/>drach. ij. Sicco </text:span><text:span text:style-name="T45">et </text:span><text:span text:style-name="T45">cum melle utitor. Aiiud </text:span><text:span text:style-name="T7">Diodori. 4<text:line-break/>Gallae</text:span><text:span text:style-name="T45"> omphacinae drach. iv; misyos drach. ij, chalcitidis<text:line-break/>3 ij, auripigmenti 3ij, sandarachae drach ij, aluminis fissi-<text:line-break/>lis, atramenti sutorii, Iapidis Asii, diphrygis, nitri rubri,<text:line-break/>singulorum drach. </text:span><text:span text:style-name="T7">j,</text:span><text:span text:style-name="T45"> tritis inspergito, comprimens scalpelli<text:line-break/>summo. </text:span><text:span text:style-name="T7">Sanguinem sistens Asclepiadis,. Lucii praecepto-<text:line-break/>ris medicamentum eonfectum.</text:span><text:span text:style-name="T45"> 4 Chalritidis drach. xvj,<text:line-break/>mannae drach. xij, terebinthinae aceto subactae. Siccis con -<text:line-break/>sperge locos, unde sanguis profluit, /n </text:span><text:span text:style-name="T7">aliis duabus scri-<text:line-break/>pturis magis</text:span><text:span text:style-name="T45"> invenimus,, chalcitidis drach. octo, mannae<text:line-break/>3 xvj. terebinthinae frictae draclu </text:span><text:span text:style-name="T7">xvj. Bioscorided Tarscus<text:line-break/></text:span><text:span text:style-name="T45">tradidit </text:span><text:span text:style-name="T7">Areo Asclepiadeo medicamentum mirifice sungui-<text:line-break/>nis profluvia comprimens.</text:span><text:span text:style-name="T45"> 4 Chalritidis drach. viij; man-<text:line-break/>nae drach. sedecim, resinae siccae 3 octo, gypsi 3 octo Alia<text:line-break/>contunduntur, cribrantur, miscentur, lu aerea pyxide </text:span><text:span text:style-name="T7">re-<text:line-break/>ponuntur.</text:span><text:span text:style-name="T45"> Ubi usus postulat, pares portiones medicamenti<text:line-break/>cum gypsi» rnlscentur. </text:span><text:span text:style-name="T7">Ex hbris Heraclidis, medicamentum</text:span></text:p>
      <text:p text:style-name="P12"><text:span text:style-name="T45">ad </text:span><text:span text:style-name="T7">iiaemorrhoidat. Hoc usus esu ad sanguinis ex naribus<text:line-break/>profluvia, lanam intingens et convolvens tanquam ellych-<text:line-break/>nium.</text:span><text:span text:style-name="T45"> 4 Acidi mali punici corticis § iij, aluminis Aegyptii<text:line-break/>5 iv, chalcitidis § j, tritis utitor, naribus vero lanam me-<text:line-break/>dicamento repletam imponito. Derruies </text:span><text:span text:style-name="T7">cognomento, ad<text:line-break/>sanguinis eruptiones hoc loco dauterH usus esi. Crustam<text:line-break/>awtern inducit. Facit etiam ad pterygia, reprimit omnem<text:line-break/>exarescentium,'ojsu reducit, removet Jquamas.</text:span><text:span text:style-name="T45"> 4 Soreos<text:line-break/>3 iv, atramenti sutorii 5 iv, chalcitidis ustae draclu quatuor,<text:line-break/>rhu coriarii </text:span><text:span text:style-name="T98">drach.lv, </text:span><text:span text:style-name="T45">tritis utitor. </text:span><text:span text:style-name="T7">Sanguinem sistens com~<text:line-break/>positum.</text:span><text:span text:style-name="T45"> 4 Mifyos peregrini draclu vj, atramenti • sutorii<text:line-break/>drach. vj, piceae corticis </text:span><text:span text:style-name="T7">3</text:span><text:span text:style-name="T45"> iv, chalcitidis drach. iv, mannae<text:line-break/>drach. iv, alii xx, gypsi drach. iv, tritis utitor. - </text:span><text:span text:style-name="T7">Aliud.</text:span><text:span text:style-name="T45"> 4<text:line-break/>Thuris unciam j, misyos peregrini draclu iv, gasiae omplia-<text:line-break/>cinae </text:span><text:span text:style-name="T7">.3</text:span><text:span text:style-name="T45"> iv,'chalcitidis drach. iv., ruberis usfi </text:span><text:span text:style-name="T7">3</text:span><text:span text:style-name="T45"> viij, rhu<text:line-break/>coriariae drach. iv, tritis utitor.</text:span></text:p>
      <text:h text:style-name="P3" text:outline-level="1"><text:bookmark-start text:name="bookmark102"/>GALENI DE COMPOSITIONE MEDI-<text:line-break/>CAMENTORUM PER GENERA<text:line-break/>LIBER VI.<text:bookmark-end text:name="bookmark102"/></text:h>
      <text:h text:style-name="P4" text:outline-level="2">Cap. I.</text:h>
      <text:p text:style-name="P9"><text:span text:style-name="T45">Superiore commentario emplastradictapo-<text:line-break/>lychresta, quod multis conveniant affectibus, distinguentes<text:line-break/>ea collegimus, quae praeterquam aliis, etiam ulceribus aegre<text:line-break/>ad sanitatem pervenientibus mederi pollicentur. In praes-<text:line-break/>entia </text:span><text:span text:style-name="T7">vero adi</text:span><text:span text:style-name="T45"> aliud emplastrorum genus multiplici usui<text:line-break/>accommodatum digrediar, quae singula tutu ad alia multa<text:line-break/>faciunt tum ad partes putrescentes aliter affecta», quam</text:span></text:p>
      <text:p text:style-name="P12"><text:span text:style-name="T45">ulcera , quae proprie </text:span><text:span text:style-name="T45">curatu </text:span><text:span text:style-name="T45">difficilia nuncupantur. </text:span><text:span text:style-name="T45">Etenim<text:line-break/>has </text:span><text:span text:style-name="T45">putrilago depascitur, </text:span><text:span text:style-name="T45">eoque turba medicorum hos </text:span><text:span text:style-name="T45">affe-<text:line-break/></text:span><text:span text:style-name="T45">ctus nomas, </text:span><text:span text:style-name="T45">id est </text:span><text:span text:style-name="T7">depastiones,</text:span><text:span text:style-name="T45"> appellat, illa vero uno loco<text:line-break/></text:span><text:span text:style-name="T45">sine p rtrilagine circumscripta sunt, , ut </text:span><text:span text:style-name="T45">et phagedaenae </text:span><text:span text:style-name="T45">dictae<text:line-break/>vicina quidem depascunt, non </text:span><text:span text:style-name="T45">tamen </text:span><text:span text:style-name="T45">ea </text:span><text:span text:style-name="T45">putrefaciunt febres-<text:line-break/></text:span><text:span text:style-name="T45">que luserunt, quod fis, quae depastionem </text:span><text:span text:style-name="T45">cum </text:span><text:span text:style-name="T45">putrilagine<text:line-break/></text:span><text:span text:style-name="T45">tustinent, </text:span><text:span text:style-name="T45">accidere consuevit. </text:span><text:span text:style-name="T45">Summa curationis erat in prae-<text:line-break/>dicto ulcerum aegre </text:span><text:span text:style-name="T45">curabilium </text:span><text:span text:style-name="T45">genere, cnironia </text:span><text:span text:style-name="T45">quoque<text:line-break/></text:span><text:span text:style-name="T45">vocant, medicamenta </text:span><text:span text:style-name="T45">invenire, quatenus </text:span><text:span text:style-name="T45">licet mordacitatis<text:line-break/></text:span><text:span text:style-name="T45">sxpertia, yalide </text:span><text:span text:style-name="T45">autem ex locantia; Ad haec quae nunc </text:span><text:span text:style-name="T45">scri-<text:line-break/>bentur, omnia mordacia </text:span><text:span text:style-name="T45">fiunt, </text:span><text:span text:style-name="T45">si quis ipsis Polis non cerato<text:line-break/>temperatis utatur- Quae </text:span><text:span text:style-name="T45">autem cerato </text:span><text:span text:style-name="T45">miscentur, purgare<text:line-break/>quidem uieus sordidum </text:span><text:span text:style-name="T45">et </text:span><text:span text:style-name="T45">carne replere possunt; atque<text:line-break/>etiam duritiem quamdam et tensionem discutere, non au-<text:line-break/>tem difficilia curatu sanare. Indicant ipsorum facultatem </text:span><text:span text:style-name="T7">af-<text:line-break/>fectos</text:span><text:span text:style-name="T45"> quibus bene adhiberi credi </text:span><text:span text:style-name="T45">la </text:span><text:span text:style-name="T45">sunt. Quod jam supe-<text:line-break/>rius admonui et hunc dicturus sum, meminisse videlicet</text:span></text:p>
      <text:p text:style-name="P141"><text:span text:style-name="T7">r<text:tab/>I</text:span></text:p>
      <text:p text:style-name="P13"><text:span text:style-name="T7">oportet illorum,</text:span><text:span text:style-name="T45"> quae in opere de simplicibus medicamen-<text:line-break/></text:span><text:span text:style-name="T45">tis prodita </text:span><text:span text:style-name="T45">sunt, lu cujus primis </text:span><text:span text:style-name="T45">quinque </text:span><text:span text:style-name="T45">libris methodum<text:line-break/></text:span><text:span text:style-name="T45">sed rationem exposui, </text:span><text:span text:style-name="T45">qua </text:span><text:span text:style-name="T45">medicamentorum </text:span><text:span text:style-name="T45">facultates </text:span><text:span text:style-name="T45">in--<text:line-break/>veniantur, simul quoque </text:span><text:span text:style-name="T45">in pluribus </text:span><text:span text:style-name="T45">exemplis ejus exerci-<text:line-break/>tatione proposita, in sequentibus vero singulorum nomina-<text:line-break/>tim mentionem </text:span><text:span text:style-name="T45">feci. </text:span><text:span text:style-name="T45">Nam illorum memor ex facili ratio-<text:line-break/>nem eorum, qui </text:span><text:span text:style-name="T45">haec </text:span><text:span text:style-name="T45">medicamenta a nobis modo propo-<text:line-break/>fisa composuerunt, assequeris, et </text:span><text:span text:style-name="T45">videlicet </text:span><text:span text:style-name="T45">ipse quoque alia<text:line-break/>conficies, quocunque, tempore prius expertorum inopia la-<text:line-break/>boraveris, multa siquidem hujusmodi non paucis contingunt<text:line-break/>lu itinere, cum alio tum maxime navali. Quandoquidem<text:line-break/>etiam in patris quidam manentes, medicamentorum appa-<text:line-break/>ratum, unde aegros curabant, amiserunt, ut prae-- tristitia<text:line-break/>ipsi tabesticti </text:span><text:span text:style-name="T7">perierint.</text:span><text:span text:style-name="T45"> Optimum igitur medicamenta jam<text:line-break/>explorata secundum dictam- methodum usurpare, sin autem,<text:line-break/>nt dixi, nonnunquam haec desideremus, habitum talem nos<text:line-break/>habere, quo similia jam abunde expertis possimus compo-<text:line-break/>nere, quemadmodum et me saepe agentem in itinere et alisii</text:span></text:p>
      <text:p text:style-name="P12"/>
      <text:p text:style-name="P13"><text:span text:style-name="T45">vidistis. Nonnulla igitur, quae proprio marte in hujusmodi<text:line-break/>temporum occasionibus </text:span><text:span text:style-name="T45">condidi, </text:span><text:span text:style-name="T45">postquam' </text:span><text:span text:style-name="T45">experientia </text:span><text:span text:style-name="T45">pro-<text:line-break/>bassem, nihil pejora vel </text:span><text:span text:style-name="T45">celebratissimis apparuerunt. </text:span><text:span text:style-name="T45">Nam<text:line-break/>primam ipsorum compositionem </text:span><text:span text:style-name="T45">ex conjectura </text:span><text:span text:style-name="T45">artificial<text:line-break/>molimur, postea vero </text:span><text:span text:style-name="T45">quum </text:span><text:span text:style-name="T45">nonnulla per experimentum<text:line-break/>probatissima </text:span><text:span text:style-name="T45">nisa </text:span><text:span text:style-name="T45">fuerint, nonnulla a </text:span><text:span text:style-name="T45">scopo </text:span><text:span text:style-name="T45">absint, secunda<text:line-break/>rursus correctio fit et tertia nonnunqnam </text:span><text:span text:style-name="T45">qua ad </text:span><text:span text:style-name="T45">perse<text:line-break/>ctionem ejus, quod praestare volumus, ipsa redigimus. At<text:line-break/>sine methodo et lu prioribus et in therapeutices libris ex-<text:line-break/>posita, uti praedictis recte nemo potest, tantum abest ut<text:line-break/>similia ipsis conficiat. Jam igitur hujusmodi emplastra exor-<text:line-break/>diar. Emplastrum dia botauon appellatum prope omnes, qui<text:line-break/>insignia emplastra in uno libro vel pluribus collegerunt;<text:line-break/>tradidere, non multum in inixturae simplicimr medicamen-<text:line-break/>torum symmetria discrepantes. Incipiam ergo et hic a Cri-<text:line-break/>tone, emplastra illa commemorans, quae in quarto de sim-<text:line-break/>plicibus medicamentis ita ad verbum lituris mandavit.</text:span></text:p>
      <text:h text:style-name="P5" text:outline-level="2">Cap. <text:span text:style-name="T121">II</text:span>.</text:h>
      <text:p text:style-name="P9"><text:span text:style-name="T7">[Emplastrum </text:span><text:span text:style-name="T7">ex </text:span><text:span text:style-name="T7">herbis Critonis^ Ernpla-<text:line-break/></text:span><text:span text:style-name="T7">sirum </text:span><text:span text:style-name="T7">ex herbis quo .utor.' Facit ad carcinomata, putre- </text:span><text:span text:style-name="T7">'<text:line-break/></text:span><text:span text:style-name="T7">dirues, </text:span><text:span text:style-name="T7">sirumas </text:span><text:span text:style-name="T7">ad</text:span><text:span text:style-name="T45"> </text:span><text:span text:style-name="T45">fuppuruiionem </text:span><text:span text:style-name="T7">perducit et- exprimit, </text:span><text:span text:style-name="T7">lc.<text:line-break/>pras , aniovet, </text:span><text:span text:style-name="T7">furunculos scivit, podagricis prodest, collos<text:line-break/></text:span><text:span text:style-name="T7">sus durities </text:span><text:span text:style-name="T7">emollit. Idem cephalicum </text:span><text:span text:style-name="T7">sine </text:span><text:span text:style-name="T7">f</text:span><text:span text:style-name="T7">oratione</text:span><text:span text:style-name="T7">spua-<text:line-break/></text:span><text:span text:style-name="T7">t.tas 'tollit, </text:span><text:span text:style-name="T7">ojsa </text:span><text:span text:style-name="T7">educit, </text:span><text:span text:style-name="T7">aliquatenus tamen osisca ab, </text:span><text:span text:style-name="T7">adit.<text:line-break/>Idem </text:span><text:span text:style-name="T7">ad nervorum vulnera et </text:span><text:span text:style-name="T7">ad* </text:span><text:span text:style-name="T7">tornas linamento </text:span><text:span text:style-name="T7">exce- '<text:line-break/>ptum valet, repurgat, </text:span><text:span text:style-name="T7">implet cum </text:span><text:span text:style-name="T7">rosaceo </text:span><text:span text:style-name="T7">cerato</text:span><text:span text:style-name="T7">, una<text:line-break/>ipsius parte, ad duas </text:span><text:span text:style-name="T7">cerati</text:span><text:span text:style-name="T7">, </text:span><text:span text:style-name="T7">interdum </text:span><text:span text:style-name="T7">tres vel </text:span><text:span text:style-name="T7">quatuo</text:span><text:span text:style-name="T80">r<text:line-break/></text:span><text:span text:style-name="T7">adjecta. Gwn myrteo</text:span><text:span text:style-name="T45"> </text:span><text:span text:style-name="T45">cerato </text:span><text:span text:style-name="T7">dudbus partibus </text:span><text:span text:style-name="T7">vel </text:span><text:span text:style-name="T7">tribus<text:line-break/></text:span><text:span text:style-name="T7">.icatricem ducit. </text:span><text:span text:style-name="T7">4</text:span><text:span text:style-name="T45"> </text:span><text:span text:style-name="T45">Herbarum ex siccis locis maritimis,<text:line-break/>anagallidis, quae caeruleum </text:span><text:span text:style-name="T45">florem </text:span><text:span text:style-name="T45">habete lvj, papaveris<text:line-break/>ceratidis draclu Ivj, </text:span><text:span text:style-name="T45">marrubii drach. </text:span><text:span text:style-name="T7">lvj,</text:span><text:span text:style-name="T45"> aIterci foliorum<text:line-break/>tenerorum drach. Ivj. Haec in pilam seu mortarium con-<text:line-break/>jecta teruntur, quousque </text:span><text:span text:style-name="T45">contusa </text:span><text:span text:style-name="T45">sint ac dissoluta, duntaxat<text:line-break/>ne eorum succus absumatur, </text:span><text:span text:style-name="T45">postea </text:span><text:span text:style-name="T45">injecta in mortarium<text:line-break/>terantur... In alio autem </text:span><text:span text:style-name="T45">mortario </text:span><text:span text:style-name="T45">habentur squamae </text:span><text:span text:style-name="T45">aeris<text:line-break/></text:span><text:span text:style-name="T45">rubri 3 xxvj, mannae drach. </text:span><text:span text:style-name="T45">octo, resinae </text:span><text:span text:style-name="T45">pityinae </text:span><text:span text:style-name="T45">siccae<text:line-break/></text:span><text:span text:style-name="T45">3xni, aloes drach. xvj, fissilis. alum.ais </text:span><text:span text:style-name="T7">3 </text:span><text:span text:style-name="T7">iv,</text:span><text:span text:style-name="T45"> rotundi</text:span></text:p>
      <text:p text:style-name="P12"><text:span text:style-name="T45">Haec in </text:span><text:span text:style-name="T45">sole laevi gantur, </text:span><text:span text:style-name="T45">ut' sordium crassitudinem cum aceto,<text:line-break/>nabeant. Deinde </text:span><text:span text:style-name="T45">herbae </text:span><text:span text:style-name="T45">mixtae, donec probe coeant, terun-<text:line-break/>tur. </text:span><text:span text:style-name="T45">Postea </text:span><text:span text:style-name="T45">ceratum facito ex Chiae cerae 5 </text:span><text:span text:style-name="T45">c, </text:span><text:span text:style-name="T45">secuncum,<text:line-break/>alios mina j, olei veteris heminis duabus, radito </text:span><text:span text:style-name="T45">et </text:span><text:span text:style-name="T45">misceto.</text:span><text:span text:style-name="T45">.<text:line-break/></text:span><text:span text:style-name="T45">Heras, ita. Quidam vero duas anagallidas immittunt, aliqui<text:line-break/>et chrysocollae et terrae Eretriadis et salis ammoniaci et<text:line-break/>auripigmenti .et scissilis, singulorum drach. quatuor. Porro<text:line-break/>quae Asclepiades de hoc emplastro praeceperit tum quia<text:line-break/>in praecedenti: libro indicata, tum quia his fere similia sunt,<text:line-break/>supervacuum mini ridetur denuo de ipsis scribere, commu-<text:line-break/>nem omnibus sermonem nunc aggressuro. Primum sane qui<text:line-break/>medicamentum hoc composuit, herbis acribus usus est, ut<text:line-break/>humores pravos afflictis partibus" infixos vehementer dsscu-<text:line-break/>tereti Atque adeo ex siccis et maritimis loris esse jubet.<text:line-break/>Contrarias autem ipsis alias frigidae facultatis usurpavit ad<text:line-break/>acrium vehementiam leniendam mitigandamque, quales sunt<text:line-break/>altercum et papaver, habent enim quippiam etiam doloris<text:line-break/>mitigatorium, puta stupidam refrigerationem propinquis par-.</text:span></text:p>
      <text:p text:style-name="P142"><text:span text:style-name="T22">• </text:span><text:span text:style-name="T45">,J isiofij tr . i<text:tab/>mm:; . • </text:span><text:span text:style-name="T98">suty.es»</text:span></text:p>
      <text:p text:style-name="P13"><text:span text:style-name="T45">tibus inferentes. </text:span><text:span text:style-name="T7">Stupor enim mediocris dolorem scivit,<text:line-break/></text:span><text:span text:style-name="T45">ait Hippocrates.. Apposuit’ </text:span><text:span text:style-name="T45">tutem </text:span><text:span text:style-name="T45">exmetallis quoque aeris<text:line-break/></text:span><text:span text:style-name="T45">squamam </text:span><text:span text:style-name="T45">et alumen scissile, quibus prius diximus, quod sane<text:line-break/>utrumque medicamentum ulceribus'inalignis convenit. Aloen<text:line-break/>vero miscuit'ex iis, quae astringunt'et sine morsu exuccam;<text:line-break/>medicamentis,, item mannam lex’iis; quae concoquunt, le-<text:line-break/>niunt </text:span><text:span text:style-name="T45">et </text:span><text:span text:style-name="T45">ad .suppurationem perducunt,', pityinam ceu mate-<text:line-break/>riam emplastro conficiendo idoneam, sicut </text:span><text:span text:style-name="T45">et </text:span><text:span text:style-name="T45">ceram et oleum.<text:line-break/>At simul, cum hoc acrium medicamentorum vehementiam-<text:line-break/>ipsa mitigant.,, pityina tamen etiam siccare potest et quo<text:line-break/>siccior, hocimagis, qualem injicere praecipit. Nonnullos ait<text:line-break/>milouisse medicamento chrysocollam et terram aretriadem,<text:line-break/>ambo' curatu difficilium ulcerum remedia. E contrario sal.<text:line-break/>ammoniacus et quod auripigmentum vocatur, propter acri-<text:line-break/>moniam ulcera natura apta fiunt irritare, atqui etiam putri-<text:line-break/>dis. conveniunt. Proinde nomadmodum utile est propositum<text:line-break/>nobis in sermone medicamentum </text:span><text:span text:style-name="T45">ad </text:span><text:span text:style-name="T45">ulcera chironia/ In<text:line-break/>quibus vero putredo aliqua subesi, hanc comprimere ido-</text:span></text:p>
      <text:p text:style-name="P12"><text:span text:style-name="T45">neum est,, saniem, quae illam facit, disculiene. Eadem me-<text:line-break/>dicamenti facultas et strumis medetur. Verum, quis deter-<text:line-break/>soria </text:span><text:span text:style-name="T7">qur</text:span><text:span text:style-name="T45"> edam continet, ideo quoque lepras purgat, etenim<text:line-break/>consilium lu hoc affectu est, entis induratam summam par.<text:line-break/>tem veluti. deglubere </text:span><text:span text:style-name="T45">, </text:span><text:span text:style-name="T45">id quod ea efficiunt', quae praeter-<text:line-break/>quam quod Cupra modum siccant etiam detergent. . Nam si&gt;<text:line-break/>cutis vitium in naturalem habitum redire possit, nerno' exic-<text:line-break/>oatutu supra modum siccaret, quonlam vero quod leprosum<text:line-break/>jam esu curationem nullam habet, proximum .fuerit,' qui lu<text:line-break/>omnibus insanabilibus scopus communis est,, incurabilem<text:line-break/>partem ex corpore excludere. Excluduntur autem notmun-<text:line-break/>quam ferro, interdum igne, nonnunquatn medicamentis vel<text:line-break/>adurentibus </text:span><text:span text:style-name="T45">vel </text:span><text:span text:style-name="T45">discutientibus simul et detergentibus, quale<text:line-break/>est modo -commemoratum. -Quemadmodum igitur hic sermo'<text:line-break/>omnis leprae communis est, sic </text:span><text:span text:style-name="T45">et ille </text:span><text:span text:style-name="T45">qui </text:span><text:span text:style-name="T45">de' </text:span><text:span text:style-name="T45">cernis reple-<text:line-break/>tlone. tractat. .Nam quia carue explentia dicta medicamenta,<text:line-break/>sicut, in tertio ljbro de morbis curandis ostensum est,- fa-</text:span></text:p>
      <text:p text:style-name="P12"><text:span text:style-name="T45">cultatem habent deterforiam citra mordacitatem, quae </text:span><text:span text:style-name="T45">vero<text:line-break/>hujus sunt materiae; lu hec’ piaesens medicamentum </text:span><text:span text:style-name="T45">nobis<text:line-break/></text:span><text:span text:style-name="T45">propositum,: abstersurium </text:span><text:span text:style-name="T45">quidem </text:span><text:span text:style-name="T45">habenst mordieationis au-<text:line-break/></text:span><text:span text:style-name="T45">tem </text:span><text:span text:style-name="T45">non sunt expertia, ideo humidnm ceratum ex cera<text:line-break/>resinaque'lu </text:span><text:span text:style-name="T45">oleo'</text:span><text:span text:style-name="T45">liquefactis </text:span><text:span text:style-name="T45">confectuir </text:span><text:span text:style-name="T45">ipsis miscemus. Si-<text:line-break/>quidem cera etroleum, ut acrimoniam obtundunt, ita , sunt<text:line-break/>emplastica, </text:span><text:span text:style-name="T45">eoque </text:span><text:span text:style-name="T45">fordea producunt.. Resina vero morsus<text:line-break/>experS </text:span><text:span text:style-name="T45">emplasticam virtutem </text:span><text:span text:style-name="T45">non htabet; sed </text:span><text:span text:style-name="T45">detersoriarn;<text:line-break/></text:span><text:span text:style-name="T45">ulceribus </text:span><text:span text:style-name="T45">quidem </text:span><text:span text:style-name="T45">jam mordacem, non ulceratis, </text:span><text:span text:style-name="T45">blandam </text:span><text:span text:style-name="T45">et<text:line-break/>sine </text:span><text:span text:style-name="T45">morsu; Caetetum </text:span><text:span text:style-name="T45">mixturae symmetriam conjectura<text:line-break/>quidem' </text:span><text:span text:style-name="T45">ante </text:span><text:span text:style-name="T45">experientiam; verum scieutifice post eirperiefi-<text:line-break/>tiam, deprehendemus, noscemus que simul purum ulcus de-<text:line-break/>terscriam vim fine morsu requirere; sordidum validius;<text:line-break/>quippe cujus propugnaculum est surdllies, purum autem<text:line-break/>audum contingenti occurrit. Qnin etiam ex corporibus ipsis<text:line-break/>nonnulla sensibilem magis substantiam habent, quaedam mi-<text:line-break/>hus, .alia molliorem; alia duriorem, quae ratio </text:span><text:span text:style-name="T45">est </text:span><text:span text:style-name="T45">btir Crito<text:line-break/>in proposito medicamento ad Unam partem ipsius nuimini*</text:span></text:p>
      <text:p text:style-name="P12"><text:span text:style-name="T45">quam duas aerati ; aliquando </text:span><text:span text:style-name="T45">tres </text:span><text:span text:style-name="T45">vel- quatuor misceri </text:span><text:span text:style-name="T45">ni-<text:line-break/></text:span><text:span text:style-name="T45">beat, non tameii distincte pronuntiavit, quando duas, quando<text:line-break/>plures adjicere oporteat, tanquam qui medicamento utetur<text:line-break/>versatus jam in arte sit et quaea'-me nunc dicuntur secuur<text:line-break/>aestimare queat. Rosaceo quidem'praeparari </text:span><text:span text:style-name="T45">ceratum </text:span><text:span text:style-name="T45">prae-<text:line-break/>llat, non tamen:insignis excessus, in hujusmodi ulceribus est,<text:line-break/>etiam si oleb-liquefiat, attameni ini iis-, quae phlegmones<text:line-break/>quippiam habent,‘rosaceum oleo potius est.. Porro carne<text:line-break/>implenda omnino a phlegmone tuta luntri Pulchre autem<text:line-break/></text:span><text:span text:style-name="T45">Crito </text:span><text:span text:style-name="T45">adsc.ipsit </text:span><text:span text:style-name="T45">ini </text:span><text:span text:style-name="T45">ulceribus, </text:span><text:span text:style-name="T45">• </text:span><text:span text:style-name="T45">quae adicicatricem duri </text:span><text:span text:style-name="T45">po </text:span><text:span text:style-name="T45">.<text:line-break/>stulant, myrteo oportere ceratum praeparari</text:span><text:span text:style-name="T45">, </text:span><text:span text:style-name="T45">astrictione<text:line-break/>niim stlis opus est. Haec in praescntiarum dixisse satis sit<text:line-break/>tum de medicamentis carnem gignentibus; -tum. de iis, quae<text:line-break/>cicatricem inducunt Etenim ustis et compositionis ipsorum<text:line-break/>-methodus </text:span><text:span text:style-name="T7">in</text:span><text:span text:style-name="T45"> medendi methodi libris exposita </text:span><text:span text:style-name="T45">est</text:span><text:span text:style-name="T45">, lu par-<text:line-break/>ticularibus autem materiis exercitatio cum hujus sit operis,<text:line-break/></text:span><text:span text:style-name="T45">hoc </text:span><text:span text:style-name="T45">ipso Iibro' exponetur.</text:span></text:p>
      <text:p text:style-name="P17"><text:span text:style-name="T7">[Emplastrum ex </text:span><text:span text:style-name="T7">suilla}</text:span><text:span text:style-name="T45"> Aliud deinde </text:span><text:span text:style-name="T45">ejusdem gene-<text:line-break/>ralis </text:span><text:span text:style-name="T45">potentiae emplastrum bis verbis Crito conscripul; </text:span><text:span text:style-name="T45">-.4<text:line-break/></text:span><text:span text:style-name="T45">Chalcitidis, aristolochiae rotundae, </text:span><text:span text:style-name="T45">singulorum </text:span><text:span text:style-name="T7">3</text:span><text:span text:style-name="T45"> xxx, </text:span><text:span text:style-name="T45">alii<text:line-break/>quindecim, -iridis </text:span><text:span text:style-name="T45">drach. triginta </text:span><text:span text:style-name="T45">; </text:span><text:span text:style-name="T45">alii </text:span><text:span text:style-name="T45">.quindecim, pityinae<text:line-break/></text:span><text:span text:style-name="T45">siccae draclu triginta, alii quindecim, ammoniaci </text:span><text:span text:style-name="T45">draclu xv,<text:line-break/></text:span><text:span text:style-name="T45">myrrhae </text:span><text:span text:style-name="T45">drach. xv; styracis drach..xv, </text:span><text:span text:style-name="T45">squamae </text:span><text:span text:style-name="T45">aeris rubri<text:line-break/>drach. xv, </text:span><text:span text:style-name="T45">scillae tostae drach cviij, </text:span><text:span text:style-name="T45">aceto acerrimo diebus<text:line-break/>quadraginta terito, quando caniculae, </text:span><text:span text:style-name="T45">sidus oritur, </text:span><text:span text:style-name="T45">squama<text:line-break/>primum et styrax, paulatim </text:span><text:span text:style-name="T45">ex </text:span><text:span text:style-name="T45">utroque, </text:span><text:span text:style-name="T45">deinde </text:span><text:span text:style-name="T45">gutta am-<text:line-break/>moniaci et aes et scilla injiciuntur,nt elaborentur paulo<text:line-break/>post resina, inde .myrrIia, quum, laevia facta suerint, reli-<text:line-break/>qua sicca miscentur. Expletis autem diebus ejusmodi ce-<text:line-break/>ratum facito. 4 Cerae lib.,quinque, aliiS ducentas quadra-<text:line-break/>gluta, terebinthinae libram unam, alii draclu triginta, olei<text:line-break/>fexlarios duos et- dimidium, alii heminas fex galbani drach.<text:line-break/>triginta, picis liquidae drach. xxx, postremo. galbanum lu—<text:line-break/>dito, delude-,ubi refrigeravis, curiosa excipito. Haec quidem<text:line-break/>medicamenti, compositio. De usu- autetr ejus haec ad ver-</text:span></text:p>
      <text:p text:style-name="P12"/>
      <text:p text:style-name="P13"><text:span text:style-name="T45">bum Crito scribit.' Sincero, medicamento utitor in capitis<text:line-break/>fractnris, fistulis, nomis et excrefcentiis, item </text:span><text:span text:style-name="T74">a</text:span><text:span text:style-name="T45">d </text:span><text:span text:style-name="T45">ora </text:span><text:span text:style-name="T7">vena-<text:line-break/>tura</text:span><text:span text:style-name="T45"> adaperta et hypoplioram, </text:span><text:span text:style-name="T45">id </text:span><text:span text:style-name="T45">est ulcus </text:span><text:span text:style-name="T45">dehiscens. </text:span><text:span text:style-name="T45">Sin<text:line-break/>voles diluere, quo carni generandae idoneum </text:span><text:span text:style-name="T45">fiat </text:span><text:span text:style-name="T45">et cica-<text:line-break/>tricem inducat, parti nni medicamenti duodecim cerati ro-<text:line-break/>sacei adjicito, iu ambusus uni parti ocio immittito. Haec<text:line-break/>sane de usu medicamenti Crito recte tradidit, tanquam acri<text:line-break/>ipso et aperienti et discutienti, ideoque et exiccanti, ufus<text:line-break/>in fistulis, supercrescentia carnis, putredine, hoc est nome,<text:line-break/>et ofculorum adapertionibus, quemadmodum funi in sinibus<text:line-break/>et angustis orificiis. In capitis autem fracturis, cum sine<text:line-break/>foratione curationem molimur, funt autem tales, quae adus-<text:line-break/>que membranas cerebri non perveniunt, verum carnis preP-<text:line-break/>ducendae gratia cerati partes juatuordecim miscens, do-<text:line-break/>nec ad cicatricem pervenerint, melius </text:span><text:span text:style-name="T45">'</text:span><text:span text:style-name="T45">autem est dicere,<text:line-break/>donec ulcerum paritas repleta fuerit, necessario enim de-<text:line-break/>nascentia ulcera', quod diri idem esse lu putrilaginosa, </text:span><text:span text:style-name="T7">a</text:span></text:p>
      <text:p text:style-name="P12"><text:span text:style-name="T45">validis medicamentis </text:span><text:span text:style-name="T45">curantur, </text:span><text:span text:style-name="T45">quale est et modo proposi-<text:line-break/>tum. </text:span><text:span text:style-name="T45">Primum quidem </text:span><text:span text:style-name="T45">putrescentes </text:span><text:span text:style-name="T45">partes </text:span><text:span text:style-name="T45">avelluntur,.atque<text:line-break/>hinc </text:span><text:span text:style-name="T45">cavae redduntur. </text:span><text:span text:style-name="T45">Ubi vero putredo cessaverit, puri-<text:line-break/>.gationem repletionemque requirunt, ac posteaquam repleta<text:line-break/>suerint, tunc etiam cicatricem inducentia desiderant. .Ipfnm<text:line-break/>autem medicamentum cum'cerato, nondum mixtum suerit,<text:line-break/>quia acre est, noin solum carnem generare non potest,. ; sed<text:line-break/>etiam supercrescentia aufert, quemadmodum ipse Crito dixit<text:line-break/>Atque hujus meminisse </text:span><text:span text:style-name="T45">maxime </text:span><text:span text:style-name="T45">eportet, quod dictum est<text:line-break/>et in superiori emplastro, quod ex herbis appellavit, multa<text:line-break/>videlicet ex calefacientibus et abstergentibus composita, licet<text:line-break/>admodum acria, st eum ceratu, temperentur, carnem </text:span><text:span text:style-name="T7">pro-<text:line-break/>gignere.</text:span><text:span text:style-name="T45"> Nonuulli. desperant de ipsis, cnm vel duplo copius-<text:line-break/>siore cerato, mixto mordere adhuc conspiciant, adeo ut </text:span><text:span text:style-name="T7">car-<text:line-break/>nem</text:span><text:span text:style-name="T45"> producere non possint, quemadmodum in hoc empla-<text:line-break/>stro habet. Nam quum multo acrius; njagisque -morda-xj sit,<text:line-break/>eo quod ex-herbis inscribitur, ad .carnem creandam inutile<text:line-break/>est, qnamyia qnadr.uplo mixtum ceratu fuerit.. Prndenl.isigi-</text:span></text:p>
      <text:p text:style-name="P12"/>
      <text:p text:style-name="P16"><text:span text:style-name="T22">-,, ,. . - </text:span><text:span text:style-name="T22">- </text:span><text:span text:style-name="T45">e-- </text:span><text:span text:style-name="T22">• </text:span><text:span text:style-name="T22">-- </text:span><text:span text:style-name="T91">ν</text:span></text:p>
      <text:p text:style-name="P13"><text:span text:style-name="T45">turi est et in hujusmodi medicamentis usurpandis versati,<text:line-break/>initio: quidem statim: • intelligere, quot partes cerato misceri<text:line-break/>oporteat; si' autem post usum primum medicamentum aerius<text:line-break/>adhuc -apparuerit, quam ut carnem generare queat; conji- •<text:line-break/>cere quantum adhuc, ex cerato adjiciendum veniat, sicut<text:line-break/>Crito’ lu proposito factitavit,</text:span><text:span text:style-name="T45">' </text:span><text:span text:style-name="T45">Neque ’ enim .existimes eum<text:line-break/>prima statirn conjectura invenisse duodecim cerati partes<text:line-break/>misceri oportere,- scd scivit copiosius quam quod emplastro<text:line-break/>ex herbis immittitur misceri ; quanto -vero eopicsius,- post<text:line-break/>primam conjeeturamtreperit. Si namque octo partibus mix-<text:line-break/>tis mordax etiamnumrapparebala. </text:span><text:span text:style-name="T45">decem </text:span><text:span text:style-name="T45">admiscuit,-quem-<text:line-break/>admodum di etiam deeem, ad duodecim pervenit. Quoniam<text:line-break/>vero, ut dixi, pro iordium copia et ulceris humiditate</text:span><text:span text:style-name="T59">!</text:span><text:span text:style-name="T45">'tum<text:line-break/>eorum, unae simul afficiuntur sentiendi acumine et hebe-<text:line-break/>tudine,: item mollisse et duritie corporis habitus, cerati<text:line-break/>quantitatem' immutare convenit, quod saepe-dictutn est,<text:line-break/>considerare nos expedit, recordantes quantitatem usus lu</text:span></text:p>
      <text:p text:style-name="P12"><text:span text:style-name="T45">hujusmodi </text:span><text:span text:style-name="T45">omnibus describi, quum </text:span><text:span text:style-name="T45">itroqne </text:span><text:span text:style-name="T45">facilis </text:span><text:span text:style-name="T45">illinc via<text:line-break/></text:span><text:span text:style-name="T45">ad alia usque ad summa </text:span><text:span text:style-name="T45">fiat, </text:span><text:span text:style-name="T45">summa </text:span><text:span text:style-name="T45">dico</text:span><text:span text:style-name="T45">'omnium </text:span><text:span text:style-name="T45">ejusdem<text:line-break/>generis scoporum completiones. De quibus </text:span><text:span text:style-name="T45">si </text:span><text:span text:style-name="T45">unum exem-<text:line-break/>pIum nunc proposuero;vos scmper ipsius meminisse </text:span><text:span text:style-name="T7">opor-<text:line-break/>tet,</text:span><text:span text:style-name="T45"> </text:span><text:span text:style-name="T45">neque </text:span><text:span text:style-name="T45">saepius de eo velle audire. Dico </text:span><text:span text:style-name="T45">igitur </text:span><text:span text:style-name="T45">scopos<text:line-break/>congeneres </text:span><text:span text:style-name="T45">esse </text:span><text:span text:style-name="T45">plurimi </text:span><text:span text:style-name="T45">quidem </text:span><text:span text:style-name="T45">cerati miscendi ulcus purum<text:line-break/>et siccum esse, corpus ejus qui curatur facili sensui et molle,<text:line-break/>paucissimi </text:span><text:span text:style-name="T45">vero adjiciendi </text:span><text:span text:style-name="T45">humiditatem </text:span><text:span text:style-name="T45">multam </text:span><text:span text:style-name="T45">in ulcere<text:line-break/>ae </text:span><text:span text:style-name="T45">sordiciem, corpus </text:span><text:span text:style-name="T45">aegri durum parumque sentiens. Bene<text:line-break/>tamen omnibus, </text:span><text:span text:style-name="T45">quae id </text:span><text:span text:style-name="T45">componunt, discutientibus galbani<text:line-break/>fquama admixta est, medicamentum exiccans, scd quod noh<text:line-break/>parum </text:span><text:span text:style-name="T45">astringat. </text:span><text:span text:style-name="T45">Non solum autem in hoc' emplastro coguo-<text:line-break/>scendum vobis est propter cerati copiosam mixturam cafne<text:line-break/>explens et ulceribus malignis cicatrici obducendae idoneum<text:line-break/>evadere, sed etiam in aliis omnibus, quae ejusdem facultatis<text:line-break/>sunt. His subjungit Crito medicamentum </text:span><text:span text:style-name="T7">dia</text:span><text:span text:style-name="T45"> acones, id est<text:line-break/>ex cote, quo scuti affirmat, ita componendum'praecipiens.</text:span></text:p>
      <text:p text:style-name="P12"/>
      <text:p text:style-name="P143"><text:span text:style-name="T45">•<text:tab/>- </text:span><text:span text:style-name="T45">l»</text:span></text:p>
      <text:p text:style-name="P16"><text:span text:style-name="T94">\Emplasirurn </text:span><text:span text:style-name="T7">ex</text:span><text:span text:style-name="T45"> </text:span><text:span text:style-name="T45">cote,] </text:span><text:span text:style-name="T7">Ex cote medicamentum quod<text:line-break/>ndhis in usu esu </text:span><text:span text:style-name="T7">Facit ad omnia diuturnn est </text:span><text:span text:style-name="T7">peculiari-<text:line-break/>ter ad capitis dolorem, fronti impositum, </text:span><text:span text:style-name="T7">valet </text:span><text:span text:style-name="T7">ad laterum<text:line-break/>dolores </text:span><text:span text:style-name="T7">longos </text:span><text:span text:style-name="T7">spruvat </text:span><text:span text:style-name="T7">podagricos, </text:span><text:span text:style-name="T7">ischiadsoos, scapularum<text:line-break/>dolores</text:span><text:span text:style-name="T45">,' dentium cruciatus, attritis </text:span><text:span text:style-name="T7">partibus impositum,<text:line-break/>hiducit etiam et extrahit </text:span><text:span text:style-name="T7">mensos </text:span><text:span text:style-name="T7">pectmi</text:span><text:span text:style-name="T45"> </text:span><text:span text:style-name="T45">fuprapqsitum. </text:span><text:span text:style-name="T7">Au-<text:line-break/>riliatur </text:span><text:span text:style-name="T7">stomacho lal</text:span><text:span text:style-name="T7">orantibus tum iis, qui fluxu vexan-<text:line-break/>tur et sistam vel alimenta -non retinent, . Esi</text:span><text:span text:style-name="T45"> etiam </text:span><text:span text:style-name="T7">pror-<text:line-break/>sus </text:span><text:span text:style-name="T7">utile </text:span><text:span text:style-name="T7">sine adustione </text:span><text:span text:style-name="T7">et </text:span><text:span text:style-name="T7">iis, 'quate</text:span><text:span text:style-name="T45"> aere </text:span><text:span text:style-name="T7">medicamentum<text:line-break/>non sustinent, convenit etiam ad duritiem jecinoris et lse-<text:line-break/>nis, nec rnon ad-strumas et ischiadicos. Proprie jam usus<text:line-break/>in ipsis fiat diebus septem, si molles sunt, quinque. Aquam<text:line-break/>pars vel oleum non attingat, donec uscpscqula., quae pseej<text:line-break/>dracia dicuntur,</text:span><text:span text:style-name="T45"> fecerit </text:span><text:span text:style-name="T7">et saniem crajsum</text:span><text:span text:style-name="T45"> attraxerit.<text:line-break/>Deinde aibo eernte </text:span><text:span text:style-name="T7">solvens ex aqua utitor, sin efficacius<text:line-break/>polea medicamento ttcon», quod ex pipere eonsiat.</text:span><text:span text:style-name="T45"> 4 Cerae,<text:line-break/>galbani, terebinthinae, pityinae frictae, olei laurini,„ulei ve-<text:line-break/>leris,- singulorumi Jibf ii. ,squamae aens libram unam ni .sii-</text:span></text:p>
      <text:p text:style-name="P12"/>
      <text:p text:style-name="P13"><text:span text:style-name="T45">aiidiam, </text:span><text:span text:style-name="T45">aeruginis uncias fex</text:span><text:span text:style-name="T45">; guttae </text:span><text:span text:style-name="T45">arnmoniaci </text:span><text:span text:style-name="T45">unciam j,<text:line-break/>sinapis, </text:span><text:span text:style-name="T45">adarcae , </text:span><text:span text:style-name="T45">fulsuris, singulorum unciam j, abrotoni;<text:line-break/>eentaurii, </text:span><text:span text:style-name="T45">atramenti' </text:span><text:span text:style-name="T45">sutorii, </text:span><text:span text:style-name="T45">falis </text:span><text:span text:style-name="T45">ammoniaci, </text:span><text:span text:style-name="T45">thuris., </text:span><text:span text:style-name="T45">falis<text:line-break/>communis, </text:span><text:span text:style-name="T45">aluminis rotundi, </text:span><text:span text:style-name="T45">argenti </text:span><text:span text:style-name="T45">spumae, </text:span><text:span text:style-name="T45">propolis,<text:line-break/>cocci </text:span><text:span text:style-name="T45">Cnidii, singulorum </text:span><text:span text:style-name="T22">ξ </text:span><text:span text:style-name="T45">iij.. Omnia simul </text:span><text:span text:style-name="T45">contunduntur<text:line-break/></text:span><text:span text:style-name="T45">et </text:span><text:span text:style-name="T45">cribrata </text:span><text:span text:style-name="T45">astringentibus </text:span><text:span text:style-name="T45">cum </text:span><text:span text:style-name="T45">oleis excipiuntur. Haec </text:span><text:span text:style-name="T45">sane<text:line-break/></text:span><text:span text:style-name="T45">propositi emplastri </text:span><text:span text:style-name="T45">compositio est, </text:span><text:span text:style-name="T45">non parum superiori<text:line-break/></text:span><text:span text:style-name="T45">praestans caliditate, sinapi </text:span><text:span text:style-name="T45">enim habet </text:span><text:span text:style-name="T45">et </text:span><text:span text:style-name="T45">adarcen, sulfur<text:line-break/></text:span><text:span text:style-name="T7">et</text:span><text:span text:style-name="T45"> </text:span><text:span text:style-name="T45">crocum Cnidiurn, tanto calore </text:span><text:span text:style-name="T45">praedita, ut ulcus </text:span><text:span text:style-name="T45">faciant,'<text:line-break/></text:span><text:span text:style-name="T45">quibus </text:span><text:span text:style-name="T45">diutius adhaeserint. </text:span><text:span text:style-name="T45">Jam et laurinum ex iis est,<text:line-break/></text:span><text:span text:style-name="T45">luae abunde calefaciunt, </text:span><text:span text:style-name="T45">deinde'atramentum </text:span><text:span text:style-name="T45">sutorium</text:span><text:span text:style-name="T45">-et<text:line-break/>sal; didicistis </text:span><text:span text:style-name="T45">autem </text:span><text:span text:style-name="T45">haec astrictionis quoque non esse ex-<text:line-break/>pertia, </text:span><text:span text:style-name="T45">salem </text:span><text:span text:style-name="T45">paucae, </text:span><text:span text:style-name="T45">sed </text:span><text:span text:style-name="T45">atramentum sutorium inultae.</text:span></text:p>
      <text:p text:style-name="P16"><text:span text:style-name="T45">erum </text:span><text:span text:style-name="T45">de </text:span><text:span text:style-name="T45">astringentium medicamentorum mixtura cum di;<text:line-break/>gerentibus antea </text:span><text:span text:style-name="T45">lu </text:span><text:span text:style-name="T45">emplastris'usus multiplicis expositum<text:line-break/>esu Omnino enim quippiam variis utile </text:span><text:span text:style-name="T74">e</text:span><text:span text:style-name="T45">sse </text:span><text:span text:style-name="T45">non potest,<text:line-break/>nisi contrariae quoque virtutis partleipe.t; si </text:span><text:span text:style-name="T7">enim</text:span><text:span text:style-name="T45"> digereris<text:line-break/></text:span><text:span text:style-name="T7">re'</text:span></text:p>
      <text:p text:style-name="P12"><text:span text:style-name="T45">virtus </text:span><text:span text:style-name="T45">simpliciter sola esset, </text:span><text:span text:style-name="T45">ad unam </text:span><text:span text:style-name="T45">speciem </text:span><text:span text:style-name="T45">aflniuum<text:line-break/>condsiceretj quam discutere' conveniret, si </text:span><text:span text:style-name="T7">vero</text:span><text:span text:style-name="T45"> astringens<text:line-break/>ad'aliam unan*5 ubi quod influit, reprimendum est. </text:span><text:span text:style-name="T45">. </text:span><text:span text:style-name="T45">Quare<text:line-break/>incipientibus </text:span><text:span text:style-name="T45">ex </text:span><text:span text:style-name="T45">humorum influxu generari affectibus astrin-<text:line-break/>gentia conveniunt, discutientia veio sine astringentiusi ..unx-<text:line-break/></text:span><text:span text:style-name="T45">ura, </text:span><text:span text:style-name="T45">usii nihil propter evacuationem jprius-factam influere<text:line-break/>pmestl nam si superfluitas quaedam humorum existal, non<text:line-break/>folum difcutitur humor in affectis partibus contentus- </text:span><text:span text:style-name="T45">scd<text:line-break/></text:span><text:span text:style-name="T45">etiam ad ipsas accedit, quum discutientia ad </text:span><text:span text:style-name="T45">&gt; </text:span><text:span text:style-name="T45">sc </text:span><text:span text:style-name="T45">trahere<text:line-break/>nata ssut, sicut contentos et contiguos .humores, ita etiam<text:line-break/>in corporis profundo repositos- Miscuntur ergo lisc-itien-<text:line-break/>tibns sistentia et reprimentia merito; quum qui ad iPscrnm<text:line-break/>compositionem .descendit, ratione hae usus iiij experientia<text:line-break/>vero attestante rationi. </text:span><text:span text:style-name="T7">Qaa™ uon</text:span><text:span text:style-name="T45"> inmm, licet consilium,<text:line-break/>scusiumquehasicat-in proposito calefacere et exiccare, eoqur<text:line-break/>etiam ulcera concitare, mixtum est eti astringentium siuul-<text:line-break/>niaini Sed non sussienmtnid. inulta, v eheiuenter calefecren </text:span><text:span text:style-name="T45">a<text:line-break/></text:span><text:span text:style-name="T45">medicamenta duo haec, atramentum sutorium et sesi Qum</text:span></text:p>
      <text:p text:style-name="P12"><text:span text:style-name="T45">etiam aeris fquama pari ratione, mixta est et alumen, quod<text:line-break/>a vehementer astringendo stypteria appellatum, esu Aliud<text:line-break/>ernplestrum celeberrimum scripsit Crito, quod Mesianumap-<text:line-break/>oellat, diversum materiae genus habens a superiore et illo;<text:line-break/>quod mox </text:span><text:span text:style-name="T7">a.</text:span><text:span text:style-name="T45"> me ordine suo describetur. Vocat hoc Crito<text:line-break/>ipse anicetum , 'id est invictnmr. ex acribus pluribus. medi-<text:line-break/>camentis compositum, quum Mesianum tale non siti .utpostea<text:line-break/>suo.- tempore demonstrabitur. Qnin etiam cephalica alia no-<text:line-break/>minans , quorum generalis facultas paulo post explicabitur,<text:line-break/>post Mefiautat tradita; invictum ab ipso appellatum fuh-<text:line-break/>ningit, ejusdem facultatis cum praescripto, quod .dia. acones,<text:line-break/>id est ex cote,, vocitabat. Verba Critonis in hunc modum<text:line-break/>simant. - </text:span><text:span text:style-name="T7">Antceion in nsu nobis esi, utile ad ornnia, ex-<text:line-break/>trahit, rumpit,</text:span><text:span text:style-name="T45"> pnrgat, </text:span><text:span text:style-name="T7">glutinat, excolat splenii modo et<text:line-break/>eum cdnaldyus impositum</text:span><text:span text:style-name="T45">. ac ditatum ex oieo et aceto,<text:line-break/></text:span><text:span text:style-name="T7">-.onsiringit undique. fJscutit</text:span><text:span text:style-name="T45"> autem </text:span><text:span text:style-name="T7">duritias. Et nervorum<text:line-break/>contractiones juvat sine perfusione impositum ne rescias-</text:span></text:p>
      <text:p text:style-name="P12"><text:span text:style-name="T45">rezitiir. </text:span><text:span text:style-name="T7">Et nnguenei vica dilutium sactt ut' acosah, sisiit<text:line-break/>enim rnorborttm principiis ia,JsiU d.ifces at eds quae sina<text:line-break/>causa maniscsiu proveriiuntr Esi </text:span><text:span text:style-name="T7">etiam malagma </text:span><text:span text:style-name="T7">extrema-<text:line-break/>rum corporis pdrtiurn in magnis splenita impositum, item<text:line-break/>•cruenta glutinat</text:span><text:span text:style-name="T45">, -siitiirfe </text:span><text:span text:style-name="T45">vei </text:span><text:span text:style-name="T45">sibuiis juncta</text:span><text:span text:style-name="T45">; </text:span><text:span text:style-name="T45">si </text:span><text:span text:style-name="T7">plicatum<text:line-break/>lijite </text:span><text:span text:style-name="T7">rtrn </text:span><text:span text:style-name="T7">ex salo aceto splenio imponas, (testata quidem Fri-<text:line-break/>gidum, hiame autem 'calidum. Facit ad plantae 'pedis </text:span><text:span text:style-name="T7">vi-<text:line-break/></text:span><text:span text:style-name="T7">tia, ad 'cdntusidnes, putr-ddirraa at digitorum</text:span><text:span text:style-name="T45"> astectue, iteui<text:line-break/></text:span><text:span text:style-name="T7">fracturas </text:span><text:span text:style-name="T7">eum </text:span><text:span text:style-name="T7">vulneribus. Licet ne qua carnem generante;<text:line-break/>neque </text:span><text:span text:style-name="T7">quod </text:span><text:span text:style-name="T7">cicatricem inducat, 'alid uti, scd Joii credere,<text:line-break/>sudet ad hominutn, canum </text:span><text:span text:style-name="T7">at </text:span><text:span text:style-name="T7">scrarutn morsus. Maximtim<text:line-break/></text:span><text:span text:style-name="T7">hoc </text:span><text:span text:style-name="T7">esi quod pollicetur, nempe alscejsus latenter in colo<text:line-break/></text:span><text:span text:style-name="T7">at '</text:span><text:span text:style-name="T7">peritonaeo pfohtbera na sidrii, dntaquani in-vomsoarn<text:line-break/>axieiiiit dut suctos extenitdra </text:span><text:span text:style-name="T7">Si </text:span><text:span text:style-name="T7">iritasiinA</text:span><text:span text:style-name="T45"> codsifeesg. 7m-<text:line-break/></text:span><text:span text:style-name="T7">ponenditm autem asi </text:span><text:span text:style-name="T7">splenium </text:span><text:span text:style-name="T7">loeo </text:span><text:span text:style-name="T7">et </text:span><text:span text:style-name="T7">dasupei aantwicuz-<text:line-break/>lurn eA</text:span><text:span text:style-name="T45"> aceto- </text:span><text:span text:style-name="T7">et esea calent a, savenddrnquia bia quatidiet<text:line-break/></text:span><text:span text:style-name="T7">JNon </text:span><text:span text:style-name="T7">salvetur iiutein nisi triddo vel quatridno JDeinda </text:span><text:span text:style-name="T7">posi</text:span></text:p>
      <text:p text:style-name="P12"><text:span text:style-name="T7">sementa </text:span><text:span text:style-name="T7">madorem </text:span><text:span text:style-name="T7">rursus, </text:span><text:span text:style-name="T7">imponito. </text:span><text:span text:style-name="T7">Vocatum </text:span><text:span text:style-name="T7">autem </text:span><text:span text:style-name="T7">esi<text:line-break/></text:span><text:span text:style-name="T7">insuperabile propter miranda et multa </text:span><text:span text:style-name="T7">ipsius </text:span><text:span text:style-name="T7">opera, Q<text:line-break/></text:span><text:span text:style-name="T45">Squamae </text:span><text:span text:style-name="T45">aeris drach. quinquaginta </text:span><text:span text:style-name="T45">octo, pyrethri, staphidis<text:line-break/></text:span><text:span text:style-name="T45">agriae, cocci enidii, sinapis feminis, </text:span><text:span text:style-name="T45">canchryos, columbini<text:line-break/>stercoris, aristolochiae tenuis, aeruginis; cyperi,- erucae su-<text:line-break/>mluis, cumini, singulorum drach. sedecim, nitri draclu tria<text:line-break/>ginni </text:span><text:span text:style-name="T45">duas, </text:span><text:span text:style-name="T45">salis ammoniaci draclu xxxij, lauri hacearuni<text:line-break/>drach. alnr, mannae dsach. </text:span><text:span text:style-name="T45">jxx, </text:span><text:span text:style-name="T45">iridis drach. cxx, </text:span><text:span text:style-name="T7">aeiiij<text:line-break/></text:span><text:span text:style-name="T45">acris sextarios </text:span><text:span text:style-name="T7">fedaciin,</text:span><text:span text:style-name="T45"> decocti caricarum cyathos quatuor<text:line-break/>et dimidium. Tusa eribiataque ornflia simul cum aceto ad<text:line-break/></text:span><text:span text:style-name="T45">lae </text:span><text:span text:style-name="T45">vorem teruntur sub </text:span><text:span text:style-name="T45">aestu </text:span><text:span text:style-name="T45">caniculae. Ubi siccum </text:span><text:span text:style-name="T45">et </text:span><text:span text:style-name="T45">viride<text:line-break/>evaserit, ficuum decoctum adjicitur et simul emollita tbl-<text:line-break/>luntur </text:span><text:span text:style-name="T7">et</text:span><text:span text:style-name="T45"> in olla aeris tubri reponuntur. Decoctum autem<text:line-break/>fearicarum ita habet. </text:span><text:span text:style-name="T7">4</text:span><text:span text:style-name="T45"> Caricarum pinguium lib. v, aquae<text:line-break/>sextarios Vj, eoqne donec sextarii </text:span><text:span text:style-name="T7">duo</text:span><text:span text:style-name="T45"> relicti fuerint Ufus<text:line-break/>est iina pars medicamenti aceto diluti, ut sordes repraesen-<text:line-break/>tet, ad sex partes resinooeri, id est resume cum cera junctae.<text:line-break/>Est autem sincerum resinocerum cerae pars una, resinae<text:line-break/>frictae tres cum </text:span><text:span text:style-name="T7">oleo</text:span><text:span text:style-name="T45"> pauco liquefacto, medium </text:span><text:span text:style-name="T45">cerae </text:span><text:span text:style-name="T45">p|rs</text:span></text:p>
      <text:p text:style-name="P12"><text:span text:style-name="T45">una, resinai luae, dilutum vero et abunde temperatum<text:line-break/>cerae pars </text:span><text:span text:style-name="T7">osta,</text:span><text:span text:style-name="T45"> resinae tantundem, lissolutum cerae, par-<text:line-break/>tes duae, resinae una, quod supra .quam dilutum oerae par-<text:line-break/>tes tres, resinae una. Scribitur</text:span><text:span text:style-name="T45">. </text:span><text:span text:style-name="T45">etiam, agresti licheni, id est<text:line-break/></text:span><text:span text:style-name="T7">imvetiginsc</text:span><text:span text:style-name="T45"> convenisse, purum injectum. Haec Crito </text:span><text:span text:style-name="T45">ad </text:span><text:span text:style-name="T45">ver-'<text:line-break/>sium prodidit Ego. a fine eoruu. quae dixit lermonis prin-<text:line-break/>cipium statuam. Agrestes impetigines- .nominant, quum a.<text:line-break/>medicamentis imbecilliter siccantibus nihil juvari vident, a<text:line-break/>validis autem irritari Opus igitur, in'ipsis est medicamento,<text:line-break/>efficaci abunde, non tamen vehementer mordaci, quod, </text:span><text:span text:style-name="T45">ut<text:line-break/></text:span><text:span text:style-name="T45">diri, ex artisiciali conjectura compositum experientia pro-'<text:line-break/>batur. Constat propositum medicamentum </text:span><text:span text:style-name="T45">ex </text:span><text:span text:style-name="T45">multis aeribus<text:line-break/>tenuiorum partium et discutientibus, habet autem et'quae-<text:line-break/>dam citra mordicationem detergentia et nonnulla parum<text:line-break/>astringentia. Itaque acria </text:span><text:span text:style-name="T59">ex</text:span><text:span text:style-name="T45"> iis quae continet sunt pyre-<text:line-break/>thrum, sinapi,, coccus cnidius, .columbinum stercus, aerugo,<text:line-break/>baccae lauri, nitrum, sal ammoniacus, ifem acetum aere.</text:span></text:p>
      <text:p text:style-name="P12"><text:span text:style-name="T45">tale namque injiciendum censet. Detergentium furnme qui-<text:line-break/>dem lenia immordaciaque sunt iris et arisselochia, atque<text:line-break/>his adhuc, magis, nt ex. genere concoquentium jam sit; •<text:line-break/>manna, generosius autem canchrys et staphis agria, his ad-'<text:line-break/>huc praecellit cuminum et erucae semen. Cyperum sine<text:line-break/>morsu quidem exiccat,. sed nonnihil etiam astringit, quem-<text:line-break/>admodum et aeris squama, validum et ipsum medicamen-<text:line-break/>tum. Oportebat .enim, ut prius demonstratum est, medica-<text:line-break/>mentum hoc astringentis facultatis utcunque esse particeps,<text:line-break/>eoque fquama copiose admixta esu Si vero et manna re-<text:line-break/>vera manna sit et non thus, ipsa quoque aliquantulum astrin-<text:line-break/>git. lnjecta est autem et haec inulto copiosior quam squama,<text:line-break/>merito, ut acrium medicamentorum vehementiam leniat,<text:line-break/>simulque humores in afflicta parte contentos coquat. Porro<text:line-break/>caricarum decoctio mitigantissima est et_ uiaxime coquit, si-<text:line-break/>mulque. quodammodo digerit. Haec igitur- omnia mixta<text:line-break/>multi usus medicamentum jure effecerunt. Acetum vero</text:span></text:p>
      <text:p text:style-name="P144"><text:span text:style-name="T45">nxLEuus </text:span><text:span text:style-name="T22">τοΜ. </text:span><text:span text:style-name="T45">xm.<text:tab/>K k k</text:span></text:p>
      <text:p text:style-name="P12"><text:span text:style-name="T45">efficaciam iorum plurimtim' </text:span><text:span text:style-name="T45">juvat, </text:span><text:span text:style-name="T45">in quo medicamenta ae-<text:line-break/>stivo sule conteri praecipit, omnia enim sic praeparata </text:span><text:span text:style-name="T7">te-<text:line-break/>nuem</text:span><text:span text:style-name="T45"> substantiam acquirunt, eoque in corporis altum </text:span><text:span text:style-name="T45">sa-<text:line-break/></text:span><text:span text:style-name="T45">cultas ipsorum penetrat.'</text:span></text:p>
      <text:h text:style-name="Heading_20_2" text:outline-level="2">Cap. <text:span text:style-name="T21">III.</text:span></text:h>
      <text:p text:style-name="P179"><text:span text:style-name="T7">[Descriptis ab Hera ejusdem generis em-<text:line-break/>plastris.]</text:span><text:span text:style-name="T45"> Emplastrum ex herbis quo modo Cr ito praeparet<text:line-break/>prius posui, et ipse Heras similiter conficit, sicut Crito ejus<text:line-break/>meminit. Differt tamenfn confectione emplastri lex fci.ia<text:line-break/>confecti, nam ammoniaci, myrrhae, resinae pityinae, sty: a-<text:line-break/>cis, </text:span><text:span text:style-name="T45">squamae </text:span><text:span text:style-name="T45">et scillae t-antum </text:span><text:span text:style-name="T45">cum </text:span><text:span text:style-name="T45">alsis Crito miscet, quan-<text:line-break/>turn Heras, sed lu aristolochia et- iride discordat, quippe<text:line-break/>Heras scripsit aristolochiae rotundae drach., triginta, </text:span><text:span text:style-name="T45">iridis<text:line-break/></text:span><text:span text:style-name="T45">siccae drach. triginta, alii quindecim.' Crito 'autem sic </text:span><text:span text:style-name="T45">pro-<text:line-break/></text:span><text:span text:style-name="T45">tulit; 4 Aristolochiae, J xxx, iridis </text:span><text:span text:style-name="T45">.</text:span><text:span text:style-name="T45">drach. xxx,.alsi </text:span><text:span text:style-name="T45">xl.<text:line-break/></text:span><text:span text:style-name="T45">Rursus quoque post </text:span><text:span text:style-name="T45">, </text:span><text:span text:style-name="T45">haec </text:span><text:span text:style-name="T45">Heras juMta consectionis finem<text:line-break/>, tradit, expletis diebus ceratum hujusmodi facito, t! Cerae<text:line-break/>libras quinque, alii draclu xi, terebinthinae libram unam, </text:span><text:span text:style-name="T45">alii</text:span></text:p>
      <text:p text:style-name="P12"><text:span text:style-name="T45">draeh. triginta, olei veteris sextarios duos et </text:span><text:span text:style-name="T45">Jimidinm, </text:span><text:span text:style-name="T45">alii<text:line-break/>heminas sex. Mihi vero non </text:span><text:span text:style-name="T45">placet </text:span><text:span text:style-name="T45">pro quinque libris cerae<text:line-break/>drach. ccxh medicamento miscere. Interdum </text:span><text:span text:style-name="T45">namque </text:span><text:span text:style-name="T45">loco<text:line-break/>librae' centum draclu scribunt</text:span><text:span text:style-name="T45">, </text:span><text:span text:style-name="T45">interdum </text:span><text:span text:style-name="T45">loco </text:span><text:span text:style-name="T45">minae, atqui<text:line-break/>nullus unquam libram tam exiguam posuit, ut drach xlviij,<text:line-break/>penderet; hoc enim accidit, dum pro quinque libris drach-<text:line-break/>mae ducentaequadraginta immittuntur, sic </text:span><text:span text:style-name="T45">neque </text:span><text:span text:style-name="T45">pro libra<text:line-break/>terebinthinae </text:span><text:span text:style-name="T45">drach. </text:span><text:span text:style-name="T45">triginta. _</text:span></text:p>
      <text:h text:style-name="P4" text:outline-level="2">Cap. <text:span text:style-name="T121">I</text:span>V.</text:h>
      <text:p text:style-name="P9"><text:span text:style-name="T94">\ASmpl</text:span><text:span text:style-name="T7">astrum</text:span><text:span text:style-name="T45"> .Serapionis. J </text:span><text:span text:style-name="T45">Et </text:span><text:span text:style-name="T45">hoc Crito lu<text:line-break/>apere medicamentario in </text:span><text:span text:style-name="T45">haec </text:span><text:span text:style-name="T45">verba conscripsit. </text:span><text:span text:style-name="T7">Jirnpla-<text:line-break/>firurn Serapionis, quod'nonnulli Aegyptium, </text:span><text:span text:style-name="T7">alii </text:span><text:span text:style-name="T7">Vonerem<text:line-break/>vocant. Facit 'nd</text:span><text:span text:style-name="T45"> • omne ninus, cui in; utendum est, omni<text:line-break/></text:span><text:span text:style-name="T7">desperatiane abjecta. Valet </text:span><text:span text:style-name="T7">ad </text:span><text:span text:style-name="T7">punctus, aculeos, </text:span><text:span text:style-name="T7">paroti-<text:line-break/></text:span><text:span text:style-name="T7">'dasr perscdatsionem, phpmata, excolando </text:span><text:span text:style-name="T7">conglutinat. </text:span><text:span text:style-name="T7">Tol-<text:line-break/>lit </text:span><text:span text:style-name="T7">ornjiern </text:span><text:span text:style-name="T7">duritiem, juvat epinyctidas </text:span><text:span text:style-name="T7">', </text:span><text:span text:style-name="T7">arfiffulorum. epi-<text:line-break/>phoram, </text:span><text:span text:style-name="T7">aurium </text:span><text:span text:style-name="T7">contusiones. </text:span><text:span text:style-name="T7">Sanat </text:span><text:span text:style-name="T7">et ulcera </text:span><text:span text:style-name="T7">sienidia, </text:span><text:span text:style-name="T7">chi-<text:line-break/>ronia et quae crastas oras obtinent. 4 Olei</text:span><text:span text:style-name="T45"> veteris hemi-<text:line-break/>nas tres, argenti fpumae drach. ducentas, guttae animo-</text:span></text:p>
      <text:p text:style-name="P12"><text:span text:style-name="T45">niaci. drach. 'centum sexaginta octo, resinae colophoniae,<text:line-break/>pityinae drach. sexaginta octo, cerae drach. centum sex--<text:line-break/>aginta octo, galbani 5 xx, aeruginis drach. quinquaginta,<text:line-break/>alii viginti, myrrhae drach. quatuor, alii octo. Argenti<text:line-break/>fpuma coquitur ex oleo, 'donec mediocriter coivisse nisa<text:line-break/>fuerint. Deinde olla ab igne deposita gutta ammoniaci im-<text:line-break/>mittitur, postea resina, postremo cera. Ubi singula curiose<text:line-break/>liquata fuerint, ne adurantur, olla ab igne rursus fublata,<text:line-break/>galbanum aspergitur et aerugo, •iterum luper ignem poni-<text:line-break/>tur, coquiturque. donec melinum fiat et justam crassitiem<text:line-break/>nanciscatur, postremo sublato rnyrrha adjicitur, ac ubi mo-<text:line-break/>vens, defundito, pelleque excipiens reponito.</text:span></text:p>
      <text:h text:style-name="P4" text:outline-level="2">Cap. V.</text:h>
      <text:p text:style-name="P9"><text:span text:style-name="T7">[Ut Andromachus praediata emplastra<text:line-break/>aonscripscritij</text:span><text:span text:style-name="T45"> Tres hujus emplastri confectiones tradidit<text:line-break/>Andromachus, primam </text:span><text:span text:style-name="T45">a </text:span><text:span text:style-name="T45">praescripta Critonis nonnihil dis-<text:line-break/>sentientem, deinde alias duas magis evariantes. Titulum<text:line-break/>autem medicamenti et praeparationem recte prius Crito<text:line-break/>conscripsit. Andromachus in hanc sententiam de ea prae-</text:span></text:p>
      <text:p text:style-name="P12"><text:span text:style-name="T45">cepit. </text:span><text:span text:style-name="T7">Emplastrum ex herbis.</text:span><text:span text:style-name="T45"> </text:span><text:span text:style-name="T45">4 </text:span><text:span text:style-name="T45">Anagallidis coeruleum flo-<text:line-break/>rem habentis 3, lvj,. marrubii </text:span><text:span text:style-name="T7">3</text:span><text:span text:style-name="T45"> lvj, papaveris agrestis 3 'lvj,<text:line-break/>alterci viridis </text:span><text:span text:style-name="T7">3</text:span><text:span text:style-name="T45"> lvj, squamae </text:span><text:span text:style-name="T7">3</text:span><text:span text:style-name="T45"> xxv, thuris drach. viij, re-<text:line-break/>sinae siccas draclu xvj, aloes drach xvj, aluminis fissilis<text:line-break/>drach. quatuor, cerae minam unam, llei veteris nemivas<text:line-break/>duas, aceti. Multi quidem utriusque anagallidis. Theocritus<text:line-break/>autem' et terrae Eretriae et chrysocollae et salis ammoniaci<text:line-break/>et auripigmenti, singulorum 3 iv, lu emplastrum ex her-<text:line-break/>bis conjecit,</text:span></text:p>
      <text:h text:style-name="P4" text:outline-level="2">Cap. VI.</text:h>
      <text:p text:style-name="P9"><text:span text:style-name="T45">[Aiia </text:span><text:span text:style-name="T7">emplastra ex eodem genere, de qui-<text:line-break/>bus scripsit Andromachusij Ad gangraenas, putredines,<text:line-break/>nomas veteres et cacoethes, Asidori Antiochei.</text:span><text:span text:style-name="T45"> 4 A. genti<text:line-break/>spumae draclu quatuor, aeruginis rasae draclu viij, olei<text:line-break/>cyathos fex. Talius Aelius cyathos xij et aeruginis scole-<text:line-break/>ciae. Argenti spuma et aerugo in’ cacabum laevigata mit-<text:line-break/>titur, olei tres cyathi superfunduntur, coquitur pruna non<text:line-break/>acri, rnoveturque spatha lignea .donec viride fiat. , Postea,<text:line-break/>ab igne sublata, ac mortario superfusa contunditur, dum</text:span></text:p>
      <text:p text:style-name="P12"><text:span text:style-name="T45">calidum est, diutius,' deinde rursus tres olei cyathos in<text:line-break/>ollam- fundito, movetoque ne aduratur, quousque melinum<text:line-break/>fiat incoquito. Ac rursus rximens terito, ut collyria, </text:span><text:span text:style-name="T45">ile-<text:line-break/></text:span><text:span text:style-name="T45">rumque </text:span><text:span text:style-name="T45">excipiens </text:span><text:span text:style-name="T45">lu </text:span><text:span text:style-name="T45">ollam </text:span><text:span text:style-name="T45">coquito movendo, </text:span><text:span text:style-name="T45">quousque </text:span><text:span text:style-name="T45">iu-<text:line-break/>brum colorem accipiat. Quin etiam tertio ex cacabo in<text:line-break/>mortarium defusa diutius </text:span><text:span text:style-name="T45">terito, </text:span><text:span text:style-name="T45">atque iterum quarto in<text:line-break/>olla </text:span><text:span text:style-name="T45">coquito, </text:span><text:span text:style-name="T45">nt lu unum </text:span><text:span text:style-name="T45">coeaut. </text:span><text:span text:style-name="T45">Rurfusque dum calet, de-<text:line-break/>sufa tritaque excipito et in </text:span><text:span text:style-name="T45">rubra </text:span><text:span text:style-name="T45">pyxide deponito </text:span><text:span text:style-name="T45">ad </text:span><text:span text:style-name="T45">prae-<text:line-break/>dictaque utitor. Post commemoratum emplastrum, .alterius<text:line-break/>deinceps his </text:span><text:span text:style-name="T45">verbis </text:span><text:span text:style-name="T45">Andromachus meminit. </text:span><text:span text:style-name="T7">Hnmidum era-<text:line-break/>ptasirum ad </text:span><text:span text:style-name="T7">nomas, </text:span><text:span text:style-name="T7">quo utor at </text:span><text:span text:style-name="T7">ad </text:span><text:span text:style-name="T7">alia multa.</text:span><text:span text:style-name="T45"> </text:span><text:span text:style-name="T45">4 </text:span><text:span text:style-name="T45">Cerae<text:line-break/>drach. octo, </text:span><text:span text:style-name="T45">resinae </text:span><text:span text:style-name="T45">terebinthinae drach. octo, adipis tau-<text:line-break/>rini eurati </text:span><text:span text:style-name="T45">lrach. </text:span><text:span text:style-name="T45">quatuor</text:span><text:span text:style-name="T45">, </text:span><text:span text:style-name="T45">chalcitidis • drach. duas, fqua-<text:line-break/>mae aeris drach. tres, mannae thuris drach. duas, gallae<text:line-break/>immaturae </text:span><text:span text:style-name="T45">drach, </text:span><text:span text:style-name="T45">quatuor, </text:span><text:span text:style-name="T45">olei </text:span><text:span text:style-name="T45">myrtei heminas quinque.<text:line-break/>Arida cnm aceto et melle sumuntur, deinde sic liquabilia<text:line-break/>superfunduntur.</text:span></text:p>
      <text:h text:style-name="P4" text:outline-level="2">Cap. VII.</text:h>
      <text:p text:style-name="P9"><text:span text:style-name="T45">[siziseae </text:span><text:span text:style-name="T7">multiplicis ustus. Ad artis opera<text:line-break/>methodo et exercitatione opus estse.]</text:span><text:span text:style-name="T45"> Quod auxiliorum quae-</text:span></text:p>
      <text:p text:style-name="P12"/>
      <text:p text:style-name="P16"><text:span text:style-name="T45">b</text:span></text:p>
      <text:p text:style-name="P13"><text:span text:style-name="T45">dam ratio fola invenit, quaedam experientia, quae et ipfa<text:line-break/>rationem </text:span><text:span text:style-name="T45">non </text:span><text:span text:style-name="T45">requirit, nonnulla utriusque opem postulant,<text:line-break/>sublude vobis demonstratum esu Ad haec etiam quod quae<text:line-break/>ratione et experientia comperta sunt, conjecturali via ad<text:line-break/>eorum, quae inquiruntur, inventionem, utuntur, quae vero<text:line-break/>•per rationem separata sunt, experientia confirmantur. Quin<text:line-break/>etiam </text:span><text:span text:style-name="T45">spei </text:span><text:span text:style-name="T45">conjecturalis non mediocrem, quemadmodum </text:span><text:span text:style-name="T45">et.<text:line-break/></text:span><text:span text:style-name="T45">lu universa vita, majoris miuorisque esse differentiam; non<text:line-break/>sniin pluviam hiemali solstitio et caniculae ortu futuram<text:line-break/>similiter speramus, quae hiemali frequenter, sub caniculae<text:line-break/>aestu raro </text:span><text:span text:style-name="T45">accidit. </text:span><text:span text:style-name="T45">Porro quum omnia artium opera fre-<text:line-break/>quenti firmentur exercitio, sion fatis est generalis ipsarum<text:line-break/>addiscere duntaxat, sed etiam in particularibus exerceri<text:line-break/>subinde oportet, nam quae per imperfectas actiones fit ex-<text:line-break/>ercitatio, ad perfectarum possessionem via esu Quare ego<text:line-break/>'quoque in omnibus commentariis, quos vobis amici peten-<text:line-break/>tibus composui, non sulis communibus theorematicis con-</text:span></text:p>
      <text:p text:style-name="P12"><text:span text:style-name="T45">tentus fui, scd exempla multa etiam exercendi gratia ad-<text:line-break/>jeci, quibus ipsorum cognitionem vobis evidentiorem ma-<text:line-break/>gisqne firmam fore sperabam. Quemadmodum igitur in aliis<text:line-break/>omnibus medicinae partibus, ita et in nervorum vulnerum<text:line-break/>curatione scripsi, primum vobis rationalem viam ostendens,<text:line-break/>qua ad praesidiorum' inventionem -perveniatis, deinde ma-<text:line-break/>terias, quibus vires a ratione -inventas contineri didicistis,<text:line-break/>siquidem in commentariis, qui undecim numero funt de<text:line-break/>simplicium medicamentorum facultate, particularium mate-<text:line-break/>riarum vires universas- vel plurimas easque utilissimas ex-,<text:line-break/>posui. Nam ut'praesidiis nunquam destitueremini, hoc esse<text:line-break/>necessarium demonstravimus, non solum ut vos ipsi quo-<text:line-break/>que in praeparatorum- ab aliis medicamentorum inopia,<text:line-break/>auxiliorum copiam haberetis, sicut olim Erafistratus, quum<text:line-break/>stomaticum medicamentum in illo profectionis; loco ad ma-<text:line-break/>num non esset </text:span><text:span text:style-name="T74">r</text:span><text:span text:style-name="T45"> interdum herbarum succos, quibus abun-<text:line-break/>labet, usurpavit, sed,etiam, ut si illorum auctorum scri-<text:line-break/>ptiones perierint, ipsi queamus similia perditis conficere.</text:span></text:p>
      <text:p text:style-name="P12"><text:span text:style-name="T45">insuper, </text:span><text:span text:style-name="T45">ut </text:span><text:span text:style-name="T45">ab aliis inventis recte utamur, exercitatio ex<text:line-break/>proposito opere accedens profuerit. Quid opus est ut di-<text:line-break/>cam illam quoque adjumento esse, ut quae compositis me-<text:line-break/>dicamentis superfluo </text:span><text:span text:style-name="T45">injecta </text:span><text:span text:style-name="T45">sint et contra </text:span><text:span text:style-name="T45">quae </text:span><text:span text:style-name="T45">primi ilio-<text:line-break/>rum auctores omiserint, dsscernere possimus? sicut in tertio<text:line-break/>libro ostendimus, </text:span><text:span text:style-name="T45">sermonem </text:span><text:span text:style-name="T45">de medicamentis ad nervorum<text:line-break/>vulnera idoneis facientes. </text:span><text:span text:style-name="T45">Ita </text:span><text:span text:style-name="T45">vero et nunc indicabimus,<text:line-break/>exercentes vos in iis, quae </text:span><text:span text:style-name="T45">me </text:span><text:span text:style-name="T45">fieniores medici invenerunt<text:line-break/>Universalis ,etenim methodus' neque cum distinctionibus<text:line-break/>exacte, neque sine iis imperfecte </text:span><text:span text:style-name="T45">a </text:span><text:span text:style-name="T45">quoquam priorum tra-<text:line-break/>dita' est, </text:span><text:span text:style-name="T45">imo </text:span><text:span text:style-name="T45">nec medicamentum, quod curare promittat<text:line-break/>nervos ab acuto aliquo punctos, cujusmodi sunt acus et<text:line-break/>puerorum stili, quisquam memoriafe prodidit, quod ipsum<text:line-break/>hoc folum facere optime possit, at </text:span><text:span text:style-name="T45">ego </text:span><text:span text:style-name="T45">certe eorum luiiu-<text:line-break/>merabilem copiam praedicto libro percensui. Quidam tamen<text:line-break/>ipscium .nimirum diligentiores cum multi us</text:span><text:span text:style-name="T74">us</text:span><text:span text:style-name="T45"> medicamenta<text:line-break/>notatu digna fcripsissent, praeter alia quae facere ipsa pol-</text:span></text:p>
      <text:p text:style-name="P12"><text:span text:style-name="T45">licentur, </text:span><text:span text:style-name="T45">adjunxere </text:span><text:span text:style-name="T45">interdum </text:span><text:span text:style-name="T45">quidem </text:span><text:span text:style-name="T45">et </text:span><text:span text:style-name="T45">nervorum vulneri-<text:line-break/></text:span><text:span text:style-name="T45">bus esse accommoda, interdum nervorum et musculorum<text:line-break/>praecisionibus, aliquando etiam puncturis ipsorum- vel con-<text:line-break/>tusionibus auxiliari. Vobis autem ex iis, quae didicistis licet<text:line-break/>cognoscere ante experientiam, possibiliane quis, an impos-<text:line-break/>sibilia, </text:span><text:span text:style-name="T45">de </text:span><text:span text:style-name="T45">quibus scripsit,, polliceatur. Praeterea </text:span><text:span text:style-name="T45">et ea, </text:span><text:span text:style-name="T45">sine<text:line-break/>quibus descripta medicamenta agere nata, sunt, vobis intel-<text:line-break/>ligere integrum est, lu quibus ipsis est utendum. Ut igitur<text:line-break/>ceu </text:span><text:span text:style-name="T45">exempli gratia </text:span><text:span text:style-name="T45">exordiar emplastrum qiioddarn, inedica-<text:line-break/>mentum multiplicis usus, quod Andromachus in libro de<text:line-break/>medicamentis extrinsecus corpori adhibitis, ordine fecundum<text:line-break/>posuit, haud indicans ad quae maxime ipfo mendum sit.<text:line-break/>Exerceri rursus vobis </text:span><text:span text:style-name="T7">llcef, quomodo ex</text:span><text:span text:style-name="T45"> commemoratis* sim-<text:line-break/>plicibus medicamentis compositi vires sint cognoscendae.</text:span></text:p>
      <text:h text:style-name="P4" text:outline-level="2">Cap. Vlii.</text:h>
      <text:p text:style-name="P9"><text:span text:style-name="T45">[xiufui Aegyptia </text:span><text:span text:style-name="T7">Androniachi^\</text:span><text:span text:style-name="T45"> Andro-<text:line-break/>machns enim </text:span><text:span text:style-name="T45">ita </text:span><text:span text:style-name="T45">ad verbum prodidit. </text:span><text:span text:style-name="T7">Fusca Aegyptia.</text:span><text:span text:style-name="T45"> 4<text:line-break/>Argenti spumae </text:span><text:span text:style-name="T7">3</text:span><text:span text:style-name="T45"> xliv, ricini heminas </text:span><text:span text:style-name="T7">vj, cerae</text:span><text:span text:style-name="T45"> 5 cxliv,<text:line-break/>guttae ammoniaci 5 lxxij, terebinthinae </text:span><text:span text:style-name="T7">3</text:span><text:span text:style-name="T45"> xxxvj, lanarum</text:span></text:p>
      <text:p text:style-name="P12"><text:span text:style-name="T7">t</text:span></text:p>
      <text:p text:style-name="P13"><text:span text:style-name="T45">ustarum 5 xviij, squamae stomomatis </text:span><text:span text:style-name="T7">3</text:span><text:span text:style-name="T45"> viij, squamae aeris<text:line-break/>5 viij, aristolochiae </text:span><text:span text:style-name="T7">3</text:span><text:span text:style-name="T45"> 'viij, thuris J viij. Nonnulli myrrhae<text:line-break/>3 iv, </text:span><text:span text:style-name="T22">ό </text:span><text:span text:style-name="T45">popa navis J duas, mininae aquae, drach. quinquaginta<text:line-break/>ad ceram conspergendam. Haec'quiaem scriptura medica-<text:line-break/>menti boni </text:span><text:span text:style-name="T7">et</text:span><text:span text:style-name="T45"> re vera usus multiplicis est, verum ipse di-<text:line-break/>cendum omisit, in quibus eo utendum erit. Si igitur enjus.<text:line-break/>que simplicis medicamenti facultate ante exposita, quent*<text:line-break/>admodum nos in undecim libris factitavimus et methodo<text:line-break/>quapiam universali compositionis' medicamentorum scripte<text:line-break/>sicut a nobis quoque praecedeute libro factum est, viventi-<text:line-break/>hus amicis hujusmodi scriptiones exercitii gratia protulis-<text:line-break/>fet, ut ad quos affectus utile esse compositum medicamen-<text:line-break/>tum posset, decernerent, nimirum- hominis institutum-Iau-<text:line-break/>dassemus, quoniam </text:span><text:span text:style-name="T7">vero</text:span><text:span text:style-name="T45"> nihil horum egit, quis non ipsum<text:line-break/>rmnino accusatione dignuut censeat? Unde medicamentarii<text:line-break/>ipsius libri, qui complurium optimorum medicamentorum<text:line-break/>compositiones habent,-, merito a medicis neglecti sunt, nam<text:line-break/>inter sexcentos vix unus artis absolutionem habere videtur.</text:span></text:p>
      <text:p text:style-name="P12"><text:span text:style-name="T45">alii idiotarum modo satis habent, si medicamentis manifesto<text:line-break/>scriptis recte uti queant., At </text:span><text:span text:style-name="T45">quid </text:span><text:span text:style-name="T45">oportet dicere de hu; us-<text:line-break/>modi medicis? Quum etiam empiricorum nonnulli, ut vo-<text:line-break/>cant; quamvis celebres ex artis operibus conspiciantur, ta-<text:line-break/>men ignorare se. fateantur, quanam ratione unumquodque<text:line-break/>compositorum medicamentorum inventum suerit.,Atqui quid<text:line-break/>ego dico ratione.?, protinus enim ne nilum ex ejusmodi<text:line-break/>medicamentis inventum’esse ratione..pronuntiant. Inutilis<text:line-break/>igitur, ipsis est fusci, hujus emplastri scriptura, </text:span><text:span text:style-name="T7">quae</text:span><text:span text:style-name="T45"> colo-<text:line-break/>rem tantum in titulo docet, vires non item, quas apte co-<text:line-break/>Iorem scriptas esse praestiterat. Quoniam itaque Androrna-<text:line-break/>chus facultatem ipsius dicere neglexit, </text:span><text:span text:style-name="T45">nos </text:span><text:span text:style-name="T45">ex mixtorum<text:line-break/>specie et facultate invenire conemur. Argenti spumam me-<text:line-break/>dii temperamenti calefaciendo et refrigerando, paulum ad<text:line-break/>siccitatem inclinare didicistis,- praeterea usum est iu empla-<text:line-break/>stris esse duplicemnempe si, non liquefiat, ceu materiae<text:line-break/>duntaxar momentum adferre, si liquata fuerit, etiam siccare</text:span></text:p>
      <text:p text:style-name="P12"><text:span text:style-name="T7">posse, idque magis</text:span><text:span text:style-name="T45"> si </text:span><text:span text:style-name="T45">diutius </text:span><text:span text:style-name="T45">cocta fuerit. Nunc tamen<text:line-break/>quaestio est, quatenus incoqui debeat, quum Andromachus<text:line-break/>sex heminas ricini, quod est olei ricluini, miscendas esse<text:line-break/>tradiderit. Quot enim unciarum Romanae librae heminam<text:line-break/>esse velit non explicuit, etsi melius' erat hominem qui<text:line-break/>Romae degerat librarum, sextariorum et unciarum memi-<text:line-break/>nisse, relinquere autem cotylas, id est heminae, vocabu-<text:line-break/>lum Graecis civitatibus extra Italiain usitatum. Si ergo in<text:line-break/>omnibus ipsis idem nomen heminae esset, nulla utique </text:span><text:span text:style-name="T7">fo-<text:line-break/>ret</text:span><text:span text:style-name="T45"> quaestio, nunc vero quum permagna quantitatis inter<text:line-break/>sas sit disserentia, conveniebat, ipsum monere, se vel Atti-<text:line-break/>cam vel Alexandreoticarn vel Ephesiam vel </text:span><text:span text:style-name="T45">aliam </text:span><text:span text:style-name="T45">quam-<text:line-break/>piam heminam dicere. Nam permulti, qui </text:span><text:span text:style-name="T45">de </text:span><text:span text:style-name="T45">mensuris et<text:line-break/>ponderibus scripserunt, novem' uneiis Romanae librae he-<text:line-break/>minam medicos </text:span><text:span text:style-name="T45">in </text:span><text:span text:style-name="T45">medicorum libris,.aestimasse produnt,<text:line-break/>alii duodecim • unciis, ab eis reputari affirmant, sicut Ro-<text:line-break/>mae olei- libram .ex more, appellant. Jam vero quendam</text:span></text:p>
      <text:p text:style-name="P12"><text:span text:style-name="T45">audiv» qui </text:span><text:span text:style-name="T45">heminam </text:span><text:span text:style-name="T7">a</text:span><text:span text:style-name="T45"> medicis in medicamentorum com-<text:line-break/>mensariis traditam sedecim </text:span><text:span text:style-name="T45">uncias </text:span><text:span text:style-name="T45">Romanas pendere diceret.<text:line-break/>At non parum refert </text:span><text:span text:style-name="T45">ad </text:span><text:span text:style-name="T45">medicamenti facultatem vel magnae<text:line-break/>vel parvas heminas injicere. Ego sane olei libram Romae<text:line-break/>vocatam, </text:span><text:span text:style-name="T45">quam </text:span><text:span text:style-name="T45">per incisuris distincta </text:span><text:span text:style-name="T45">cornua </text:span><text:span text:style-name="T45">metiuntur,<text:line-break/>ponderari quandoque distere cupiens quantum gravitatis<text:line-break/>pondus contineret, inveni duodecim olei mensmales, deceri<text:line-break/></text:span><text:span text:style-name="T45">unciis </text:span><text:span text:style-name="T45">ponderum aequales. Quare medicos rn, libris de me-<text:line-break/>dicamentis accuratius scribere oportebat, quales videlicet<text:line-break/>uncias vel libras medicamentorum liquidorum immitti vel-<text:line-break/>leut, menfuralesne an ponderum; perspicuum enim est, li-<text:line-break/>quidorum-horum corporum, sicut etiam sulidorum alia<text:line-break/>graviora, alia leniora asse. Ac singulorum liquidorum, quae<text:line-break/>in medicamenta mittuntur, pondus alio libro declaravimus,<text:line-break/>sed in </text:span><text:span text:style-name="T45">praesentia </text:span><text:span text:style-name="T45">id quod propositum est repetamus. Etenim<text:line-break/>si novem unciarum mensuralium singulas heminas esse siia-<text:line-break/>tneris, ex tribus septem et viginti uncias produces, silu</text:span></text:p>
      <text:p text:style-name="P12"/>
      <text:p text:style-name="P13"><text:span text:style-name="T45">octo drachmas quamque unciam dividas, drachmas ducentas<text:line-break/>et sedecim habebis, </text:span><text:span text:style-name="T45">si </text:span><text:span text:style-name="T45">duodecim </text:span><text:span text:style-name="T45">unciis singulas </text:span><text:span text:style-name="T45">heminas<text:line-break/>aestimes, fient nimirum scx et triginta unciae, drach. vero<text:line-break/>cclxxxviij, singulis </text:span><text:span text:style-name="T45">unciis </text:span><text:span text:style-name="T45">in octo drachmas divisis, Exper-<text:line-break/>tus sum ego plerumque, quum argenti spumam ex oleo<text:line-break/>coxissem, </text:span><text:span text:style-name="T45">commoderatam ipsius </text:span><text:span text:style-name="T45">mixturam librae quidem ar-<text:line-break/>genti spuniae ponderali, mensurali vero olei parem fieri,<text:line-break/>quod, si ,copiosius oleum injicias et coctam videlicat diutius<text:line-break/>majorem vim siccandi assumere. In candidis emplastris co-<text:line-break/>loris' gratia cerussam quoque argenti spumae miscemus,<text:line-break/>omnino aequalem pondere- Immittitur autem bomina no-<text:line-break/>rem unciarum juxta ponderalem argenti spumae libram,<text:line-break/>colorem servare volentibus, </text:span><text:span text:style-name="T45">eo </text:span><text:span text:style-name="T45">quod diuturnior coctio ni-<text:line-break/>griorem argenti spumam efficiat, sed oleo pauco indito </text:span><text:span text:style-name="T7">nae-<text:line-break/></text:span><text:span text:style-name="T45">dicamentum glutinans evadit. Proinde quidam vel terebin-<text:line-break/>thinam resinam vel qua ni vocant colophoniam quantum<text:line-break/>sicet pellucentem miscuerunt, cenantes neque colorem of-</text:span></text:p>
      <text:p text:style-name="P12"><text:span text:style-name="T45">fendere, neque medicamenti facultatem, adjicereque resinae<text:line-break/>mixturae </text:span><text:span text:style-name="T7">tenacitatem,</text:span><text:span text:style-name="T45"> quo non facile decidat, quippe medi-<text:line-break/>camentum, si tanto oleo tantum argenti spumae et cerussae<text:line-break/>coquatur, arenidutn </text:span><text:span text:style-name="T45">ac </text:span><text:span text:style-name="T45">friabile </text:span><text:span text:style-name="T45">, </text:span><text:span text:style-name="T45">redditur. Nonnulli 'eadem<text:line-break/>ratione cocto medicamento albam ceram </text:span><text:span text:style-name="T45">indiderunt. </text:span><text:span text:style-name="T45">Spu-<text:line-break/>mae. tamen argenti duplum olei habenti, si </text:span><text:span text:style-name="T45">nihil </text:span><text:span text:style-name="T45">etiam re-<text:line-break/>sinosum vel cerosum immittas, ex coctione glutinans erit,<text:line-break/>et multo magis, si cum argenti spuma olei triplum misceas,<text:line-break/>hoc est si tres olei mehsurales uncias cnm tribus augenti<text:line-break/>spumae ponderalibus committas. Consentaneum igitur est<text:line-break/>Andromachum novem unciis mensuralibus oleum ricini im-<text:line-break/>mitti jubere, ut sex heminae nncias quinquaginta quatuor<text:line-break/>expediant mensurales, quod idem, est ac si dicas, mensurae<text:line-break/>Romanae </text:span><text:span text:style-name="T45">lib. </text:span><text:span text:style-name="T45">iv </text:span><text:span text:style-name="T22">β. </text:span><text:span text:style-name="T45">At clarum est ricini inopia,interdum<text:line-break/>vetus oleum ejus loco assumendum esse.) Ego subinde</text:span><text:span text:style-name="T45">'et<text:line-break/></text:span><text:span text:style-name="T45">sicyonium injeci emplastris discutientibus,- et quum-illud </text:span><text:span text:style-name="T45">non<text:line-break/></text:span><text:span text:style-name="T45">adesset;</text:span><text:span text:style-name="T45">, </text:span><text:span text:style-name="T45">aliud mea ipsius industria simile illis 'effeci radicis</text:span></text:p>
      <text:p text:style-name="P12"><text:span text:style-name="T45">bus cucumeris agrestrs, bryoniae et attnaeae m eo aeco-<text:line-break/>ctis. Quod vero propositum medicamentum discutiens emol-'<text:line-break/>liensque Andromachus esse cupiat, ricinini olei et copiusa<text:line-break/>guttae ammoniaci mixtura, palam radicat, nam argenti spu-<text:line-break/>mae ceram pondere parem, ammcniacum dimidium esse<text:line-break/>praeripit, et si in multis nobillbus emplastris non dimidium;<text:line-break/>sed quarte pars vel quinta, crebro septima et octava, non-.<text:line-break/>nunquam decima, pondere ad argenti spumae proportionem<text:line-break/>medicamenti hujus immittatur. De cera didicrmus, quod in<text:line-break/>hujusmodi medicamentorum compositionibus materiae locum<text:line-break/>obtinet, non facultatis efsicaclam adjuvat. Adest vero et ei<text:line-break/>vis quaedam emolliendi exigua, scd non illius ergo medi-<text:line-break/>camento praesenti admixta est, quemadmodum nec terebin-<text:line-break/>thina resina, quamquam multo viribus quam cera prae-<text:line-break/>stantior, etenim magis mollit quam illa, item calefacit et<text:line-break/>dissuti; ex quibus cera ne alterum quidem efficit. Verum<text:line-break/>gutta ammoniaci sola imposita squalidum aridumque red-<text:line-break/>det medicamentum. Quantum vero ad emplastri crmscctio-</text:span></text:p>
      <text:p text:style-name="P12"><text:span text:style-name="T45">nem., hoc est empla-stropoeiam, </text:span><text:span text:style-name="T45">neqpe </text:span><text:span text:style-name="T45">enim </text:span><text:span text:style-name="T7">ita</text:span><text:span text:style-name="T45"> appellasse-<text:line-break/>nocet,,.attinet, utilis est tum cera tum resina,. quippe mol-<text:line-break/>Iit discutitque medicamentum vel solius .ammoniaci benefi-<text:line-break/>cio, quod quidem inter emollientia principatum occupat, in<text:line-break/>discutienfibus vero concertat. Porro si quae in libro quinio<text:line-break/>de simplicium medicamentorum facultate dicta sunt, in me-<text:line-break/>moriarn revocaveritis, ad intelligendum qualenam hujusmodi<text:line-break/>medicamentis temperamentum esse oporteat, nihil adhuc re-<text:line-break/>cectiori disciplina indigebitis. Nam primae facultates effe-<text:line-break/>ctivae medicamentis sunt, in calore, frigiditate, humiditate<text:line-break/>et siccitate, secundae emollientes, discutientes, iepercusso-<text:line-break/>riae, attractrices, coctrices, detersuriae et exedentes, quem-<text:line-break/>admodum et tertiae dicuntur, quae glutinant vulnera cica-<text:line-break/>tricem inducunt et carnem generant. Compositum igitur<text:line-break/>ex, oleo ricinino et gutta ammoniaci medicamentum abunde<text:line-break/>potest discutere, emollire et nimirum etiam siccare, ubi<text:line-break/>materiam-idoneam assumpserit, ceram, resinam et diutius<text:line-break/>coctam argenti spumam. Ad haec vero jubet injicere lanas</text:span></text:p>
      <text:p text:style-name="P12"><text:span text:style-name="T45">astas, aristolochiam, </text:span><text:span text:style-name="T45">medicamenta </text:span><text:span text:style-name="T45">plurimum </text:span><text:span text:style-name="T45">discutientia' </text:span><text:span text:style-name="T45">et<text:line-break/>exiccantia. </text:span><text:span text:style-name="T45">Praeterea 'meminit medicamenti concoquentis </text:span><text:span text:style-name="T45">et<text:line-break/>discutientis nempe thuris. </text:span><text:span text:style-name="T45">- </text:span><text:span text:style-name="T45">Quod si myrr-nae </text:span><text:span text:style-name="T45">nonnihil et<text:line-break/>opopanacis </text:span><text:span text:style-name="T45">adjicit, </text:span><text:span text:style-name="T45">quosdam </text:span><text:span text:style-name="T45">enim ait-et </text:span><text:span text:style-name="T45">ex iis aliquid mi-<text:line-break/>scere rned </text:span><text:span text:style-name="T7">•amento,</text:span><text:span text:style-name="T45"> illam </text:span><text:span text:style-name="T45">sane scimus </text:span><text:span text:style-name="T7">non</text:span><text:span text:style-name="T45"> </text:span><text:span text:style-name="T45">ignavitur cale-<text:line-break/>facere et </text:span><text:span text:style-name="T45">exiccare; opopanacem vero </text:span><text:span text:style-name="T45">et generosius adhuc,<text:line-break/></text:span><text:span text:style-name="T45">haec </text:span><text:span text:style-name="T45">utraque </text:span><text:span text:style-name="T45">efficere, insuper attenuandi, discutiendi </text:span><text:span text:style-name="T45">que fa-<text:line-break/>cultate </text:span><text:span text:style-name="T45">praestare, sed </text:span><text:span text:style-name="T45">hujus </text:span><text:span text:style-name="T45">quidem </text:span><text:span text:style-name="T45">pauxillo n inditur, ti-<text:line-break/>mente, opinor, </text:span><text:span text:style-name="T45">eo qui ipsum 'apponit </text:span><text:span text:style-name="T45">medicamenti acrimo-<text:line-break/>niam et volente-non </text:span><text:span text:style-name="T45">solum discutiens </text:span><text:span text:style-name="T45">emolliensque- empla-<text:line-break/>strum; sed- vulneribus </text:span><text:span text:style-name="T45">quoque idoneum, efficere. </text:span><text:span text:style-name="T45">Propterea<text:line-break/>igitur et </text:span><text:span text:style-name="T45">squamam aeris et stomomatis cum ea </text:span><text:span text:style-name="T45">miscuit,<text:line-break/>quae praeterquam </text:span><text:span text:style-name="T45">quod valide siccant, astringendi </text:span><text:span text:style-name="T45">etiam vim<text:line-break/>sortita sunt. Ego </text:span><text:span text:style-name="T45">propter' horum mixturam </text:span><text:span text:style-name="T45">propositum<text:line-break/>nobis in sermone </text:span><text:span text:style-name="T45">emplastrum Aegyptium </text:span><text:span text:style-name="T45">cruentis vulneri—<text:line-break/>bus' </text:span><text:span text:style-name="T45">ulceribusqne </text:span><text:span text:style-name="T45">aliis </text:span><text:span text:style-name="T45">non paucis bonum medicamentum'<text:line-break/></text:span><text:span text:style-name="T45">redditur. </text:span><text:span text:style-name="T45">Quin etiam ad abscessus et omnia quae </text:span><text:span text:style-name="T45">discuti</text:span></text:p>
      <text:p text:style-name="P12"><text:span text:style-name="T45">postulant, </text:span><text:span text:style-name="T45">fubinde </text:span><text:span text:style-name="T45">audivistis </text:span><text:span text:style-name="T45">medicamenta, quae simul </text:span><text:span text:style-name="T45">cum<text:line-break/>discuticntibus etiam' astringentium aliquod capiunt, tutiora<text:line-break/>fieri, </text:span><text:span text:style-name="T45">quae vero </text:span><text:span text:style-name="T45">sine </text:span><text:span text:style-name="T45">afiringen</text:span><text:span text:style-name="T45">tibus discutiunt, efficaciura<text:line-break/>quidem, </text:span><text:span text:style-name="T45">scd </text:span><text:span text:style-name="T7">non</text:span><text:span text:style-name="T45"> perinde </text:span><text:span text:style-name="T45">tuta. </text:span><text:span text:style-name="T45">Saepe enim </text:span><text:span text:style-name="T45">fluxiones </text:span><text:span text:style-name="T45">attra-<text:line-break/>huut dum corpus • quod curatur plethoricum </text:span><text:span text:style-name="T45">est </text:span><text:span text:style-name="T45">vel pravc<text:line-break/>succo obnoxium,- sin autem vacuum coipus </text:span><text:span text:style-name="T45">est ac </text:span><text:span text:style-name="T45">super-<text:line-break/>fluitatibus liberum, promptiua medicamenta, </text:span><text:span text:style-name="T45">quae magis </text:span><text:span text:style-name="T45">dis-'<text:line-break/>eutiunt,- sola sine astringentibus assumpta </text:span><text:span text:style-name="T45">est </text:span><text:span text:style-name="T45">finem perve-<text:line-break/>niunt, at quum pauca id genus corpora, </text:span><text:span text:style-name="T45">quibus </text:span><text:span text:style-name="T45">medica-<text:line-break/>menta afferuntur, reperias, iccirco </text:span><text:span text:style-name="T45">sccnrius </text:span><text:span text:style-name="T45">esse visum est<text:line-break/>miscere etiam nonnulla repellentia. Ita </text:span><text:span text:style-name="T45">sane </text:span><text:span text:style-name="T45">et emplastro<text:line-break/>difcutienti, quod ex.fale conficitur, quidam adjecerunt chal<text:line-break/>canthi paululum; quamvis et sal ipsu astringens quippiam<text:line-break/>possideat. Igitur propositum </text:span><text:span text:style-name="T45">me </text:span><text:span text:style-name="T45">iicamcutum vehemenler d*sp<text:line-break/>e utere compertum est, ut etiam pus .jam non admodum<text:line-break/>eopicsum sine.cutis perforatione discutere queat, ernolsire<text:line-break/>fcirrhofa et quomodocunque indurata, item magna vulnera<text:line-break/>-conglutinare, quemadmodum et ulceribus jam, ad malignita-</text:span></text:p>
      <text:p text:style-name="P12"><text:span text:style-name="T45">tem declinantibus cicatricem obducere, </text:span><text:span text:style-name="T45">aliisque </text:span><text:span text:style-name="T45">omni-<text:line-break/>bus affectibus, qui discutiendi simul et .repellendi facul-<text:line-break/>tatem desiderant, lu quibus sunt et quae fronti, dum oculi<text:line-break/>fluxione laborant, imponuntur, vocata </text:span><text:span text:style-name="T7">a</text:span><text:span text:style-name="T45"> medicis anacol-<text:line-break/>(emuta. Idem hoc medicamentum conveniet et nervis<text:line-break/>denudatis </text:span><text:span text:style-name="T45">„ </text:span><text:span text:style-name="T45">etsi in parte sua ipsorum quapiam absecti sue-<text:line-break/>rint; etenim praecisi periculo, quod ex consensu oritur,<text:line-break/>carentes, adhuc etiam subjectis sibi par tibus,. in quae in-<text:line-break/>seruntur, sensum adimunt, indigent sane et hi quoque tali<text:line-break/>medicamento, nam quae humectart, facile eos putrefaciunt.<text:line-break/>Ob quod et pastilli siccantes, etsi abunde astringant, tamen<text:line-break/>denudatis nervis conveniunt, qui nondum ad phlegmones<text:line-break/>vigorem pervenerunt, hi namque indignantur irritanturque<text:line-break/>ab hujusmodi medicamentis. Sed de his postea. Quae de<text:line-break/>propositu emplastro dicenda restant, apponamus. Quoniam<text:line-break/>plerumque medicj ®x inscitia, id genus emplastra dura im-<text:line-break/>ponunt., quum liquata linamentis excipere praestaret, vel</text:span></text:p>
      <text:p text:style-name="P12"><text:span text:style-name="T45">etiam in consectione statirn mulliuscul a reddere, postea quum<text:line-break/>lu magnis divisionibus, ubi nervi denudati sunt, experi-<text:line-break/>mentum de ipsis fecere, sperant in puncturis multo uti-<text:line-break/>liora fore, ignorantes et hic maximam quandam specula-<text:line-break/>tranem,- de qua disserui modo vos docens quae </text:span><text:span text:style-name="T7">-ratione</text:span><text:span text:style-name="T45"> in-<text:line-break/>veni, inde </text:span><text:span text:style-name="T45">per </text:span><text:span text:style-name="T45">experientiam, confirmari cognovi, propterea<text:line-break/>etiam tunc admoneo. Multo-namque ‘calidiora et quae discu-<text:line-break/>tiant magis medicamenta'punctus nervorum requirunt<text:line-break/>quam quum omnino denudati fuerint vulnere insigni facto,<text:line-break/>quippe nudi acria calidaque admodum .medicamenta propter<text:line-break/>erosionem morsumque non ferunt, verum laxantia discu-<text:line-break/>tientiaque astringentibus mediocriter mixta postulant.^ At<text:line-break/>quoniam etiam melius est ambientes vulneris particulas acri-<text:line-break/>bus et tenuibus rnuitumque discutientibus; quale est ex eu-<text:line-break/>phorbio confectum, contegere, nos sane propositum empla-<text:line-break/>strum </text:span><text:span text:style-name="T7">satis</text:span><text:span text:style-name="T45"> posse quae .praedixi efficere conjectavimus, ei-,<text:line-break/>que </text:span><text:span text:style-name="T45">praeparato </text:span><text:span text:style-name="T45">experientia testimonium accessit. Postea inr</text:span></text:p>
      <text:p text:style-name="P145"><text:span text:style-name="T45">terdum in Asclepiadis et Critonis libros medicatorios </text:span><text:span text:style-name="T45">incila<text:line-break/></text:span><text:span text:style-name="T45">dens-deprehendi ipsus non ut Andromachus </text:span><text:span text:style-name="T45">quoque </text:span><text:span text:style-name="T45">indi-<text:line-break/>stincte, </text:span><text:span text:style-name="T45">sed' </text:span><text:span text:style-name="T45">cum manifesta distinctione facultatem ipsius<text:line-break/>scriptitasse. Igitur tmn hujus gratia; </text:span><text:span text:style-name="T45">tum </text:span><text:span text:style-name="T45">quod in conse-<text:line-break/>ctione in quibusdam ab Andromacho dissentiant, satius vi-<text:line-break/></text:span><text:span text:style-name="T45">sum </text:span><text:span text:style-name="T45">est mihi etiam eorundem verba subjungere, deinde ita<text:line-break/></text:span><text:span text:style-name="T45">et </text:span><text:span text:style-name="T45">de ipsiorum discordia lu medicamenti compositione nou-<text:line-break/>liihil dicere.</text:span></text:p>
      <text:h text:style-name="P4" text:outline-level="2">Cap. <text:span text:style-name="T121">I</text:span>X.</text:h>
      <text:p text:style-name="P9"><text:span text:style-name="T45">[Quae </text:span><text:span text:style-name="T7">Asclepiades et' Crito de proposito<text:line-break/>-Aegyptio emplastro </text:span><text:span text:style-name="T7">eqnJcripscrinti\'fJe</text:span><text:span text:style-name="T45"> </text:span><text:span text:style-name="T45">emplastro Aegyptio<text:line-break/>•ab Andromacho tradito Asclepiades in' hunc modum- dis-<text:line-break/></text:span><text:span text:style-name="T45">serit. </text:span><text:span text:style-name="T7">Andranrndki Aegyptium, cruentis vnlnerdbus accom -<text:line-break/>•mAfatum. Facit ad nersiarum</text:span><text:span text:style-name="T70">:</text:span><text:span text:style-name="T7"> miitsculoiumoise praecisior<text:line-break/></text:span><text:span text:style-name="T7">me, </text:span><text:span text:style-name="T7">punctus, eontnsiones, juvat attriius, artuum</text:span><text:span text:style-name="T45"> fuactu-<text:line-break/></text:span><text:span text:style-name="T45">vas, </text:span><text:span text:style-name="T45">est et </text:span><text:span text:style-name="T7">lippientibus collyrium, eonsart capite ddhentp-<text:line-break/></text:span><text:span text:style-name="T7">"bus, </text:span><text:span text:style-name="T7">scummatim asi muftost'afsc&amp;ctus utile esi medicamentum-<text:line-break/></text:span><text:span text:style-name="T45">4 </text:span><text:span text:style-name="T45">Argenti spumae,- </text:span><text:span text:style-name="T45">cerae, </text:span><text:span text:style-name="T45">singulorum drach. cxliv, guttae<text:line-break/>ammoniaci' drach. lxxij, 'terebinthinae- drach. triginta ex,</text:span></text:p>
      <text:p text:style-name="P12"><text:span text:style-name="T45">lanae succidae ustae draclu' xviij, squamae aeris drach. octo,<text:line-break/>fquamae stomomatis drach. octo, thuris drach. octo, aristo-<text:line-break/>lochiae rotundae </text:span><text:span text:style-name="T7">3</text:span><text:span text:style-name="T45"> viij, ricini heminas tres. -Haec praefatus<text:line-break/>Asclepiades deinceps coquendi modum tradit, Andromacho<text:line-break/>neque hanc partem compositionis in emplastris observante,<text:line-break/>siquidem in omnibus fere omisit. Verum de coctione dicta<text:line-break/>fiunt non pauca in libro quarto et nunc paulo post dicetur.<text:line-break/>Aequum autem est inspicere controversiam, quam Asclepia-<text:line-break/>des in simplicium medicamentorum quantitate cnm Andro-<text:line-break/>maesto suscepit, non enim sex heminas ricini, ut Andro-<text:line-break/>machus, scd tres injicere praecepit. Caeterurn in aristodo-<text:line-break/>chia nullam Andromachus distinctionem fecit, ipse rotun-<text:line-break/>lam adjecit, sicut et in lana usia, succidam addidit, quam--<text:line-break/>quam idem pondus, quod Andromachus immittat Haec igi-<text:line-break/>tur ipsius verba sunt. 4 Lanae succidae ustae drach. duo-<text:line-break/>deviginti, aristolochiae rotundae drach.-</text:span><text:span text:style-name="T7">viij;</text:span><text:span text:style-name="T45"> Quae vero ad<text:line-break/>?alcem posuit Andromachus, neque omuluo Asclepiades</text:span></text:p>
      <text:p text:style-name="P12"><text:span text:style-name="T45">meminit, neque de myrrha neque de opopanace quicquam<text:line-break/>loquutus, multo magis de marina, quae manifesto Andro-<text:line-break/>machus praeposuit, marinae, iuquiens, ad ceram irrigandam<text:line-break/>drach. quinquaginta; Hoc enim nec Asclepiades nec Crito<text:line-break/>adjunxit, attamen aristolochiam rotundam Crito aeque ac<text:line-break/>Asclepiades indidit, quemadmodum et lanae succidae drach.<text:line-break/>octodecim et olei ricinini, ita enim ad verbum scripsit, </text:span><text:span text:style-name="T45">he-<text:line-break/></text:span><text:span text:style-name="T45">minas sex; Coctionem emplastri Asclepiades his verbis do-<text:line-break/>cet, argenti spumam et riciuinum incoquito, donec in unum<text:line-break/>coeant </text:span><text:span text:style-name="T45">deinde </text:span><text:span text:style-name="T45">squamas ; ubi color bonus apparet, reliqua<text:line-break/>immittito. Apud Critonem hoc modo traditur, argenti spuma<text:line-break/>cum ricino coquitur dum mellis spissitudinem habeat, hoc<text:line-break/>facto squamae insperguntur abundeque incoquuntur, quous-<text:line-break/>que digitos non inquinent,- postea terebinthina et cera, ubi<text:line-break/>m unum coierint</text:span><text:span text:style-name="T45">, </text:span><text:span text:style-name="T45">ammouiacum prius apud ignem digitis<text:line-break/>emollitum; quum jam ab igne deponitur, lanae succidae<text:line-break/>pulvis inspergitur,postremo thus, deinde itu tolluntur. Purro</text:span></text:p>
      <text:p text:style-name="P12"><text:span text:style-name="T45">et </text:span><text:span text:style-name="T45">ad quae medicamentum valeat, </text:span><text:span text:style-name="T45">accuratius </text:span><text:span text:style-name="T45">Crito </text:span><text:span text:style-name="T45">his </text:span><text:span text:style-name="T45">ver-<text:line-break/></text:span><text:span text:style-name="T45">bis exposuit, Aegyptia* omnem divisionem contusionemque<text:line-break/></text:span><text:span text:style-name="T45">a </text:span><text:span text:style-name="T45">phlegmone praeservat, valet </text:span><text:span text:style-name="T45">ad </text:span><text:span text:style-name="T45">quoslibet ferarum morsus<text:line-break/>juvat uhlegmonas fine ulceribus </text:span><text:span text:style-name="T45">factas, </text:span><text:span text:style-name="T45">benefacit etiam ner-<text:line-break/>vorum et musculorum doloribus alne causa obortis...</text:span></text:p>
      <text:h text:style-name="P4" text:outline-level="2">Cap. X.</text:h>
      <text:p text:style-name="P9"><text:span text:style-name="T45">[Aiia </text:span><text:span text:style-name="T7">Andromachisusca</text:span><text:span text:style-name="T45"> ] Scripsit alia quo-<text:line-break/>que fusca Andromachus superiori quodammodo genere simi-<text:line-break/>lia, .vocat alterum Minervam, alterum nygmaticum, id est,<text:line-break/>puncturis accommodatum. Minerva quidem ad plores afleo-<text:line-break/>tus quam nygmaticum convenit, praefertim </text:span><text:span text:style-name="T45">cum </text:span><text:span text:style-name="T45">ulceribus<text:line-break/>consistentes, quoniam magis varia est, magisque astringeati-<text:line-break/>bus insuper medicamentis participat, nygmaticum vero ma-<text:line-break/>gis hac laxat et doloris mitigantius esu . Itaque de’priore<text:line-break/>medicamento ita </text:span><text:span text:style-name="T45">ad </text:span><text:span text:style-name="T45">verbum scriptum reliquit.. </text:span><text:span text:style-name="T7">Fuscum<text:line-break/>Minerva.</text:span><text:span text:style-name="T45"> 4 Argenti spumae drach. centum, terebinthinae<text:line-break/>draclu triginta fex, cerae drach. riginti .quinque, minii Si-<text:line-break/>nopici. drach. viginti. quatuor, guttae ammoniaci drach; tri-<text:line-break/>ginta sex, galbani-3 </text:span><text:span text:style-name="T59">xi</text:span><text:span text:style-name="T45">b </text:span><text:span text:style-name="T59">alo§S</text:span><text:span text:style-name="T45"> </text:span><text:span text:style-name="T45">3 </text:span><text:span text:style-name="T45">viij, diphrygis * v2j, aeris</text:span></text:p>
      <text:p text:style-name="P12"><text:span text:style-name="T7">n!H3vj,</text:span><text:span text:style-name="T45"> mastiches 5 vj, aristolochiae drach. v, propolis 5 v,<text:line-break/>mannae </text:span><text:span text:style-name="T7">3</text:span><text:span text:style-name="T45"> vj, squamae aenis.</text:span><text:span text:style-name="T7">3 vj, lapidis</text:span><text:span text:style-name="T45"> Asii </text:span><text:span text:style-name="T7">3</text:span><text:span text:style-name="T45"> iij, trifolii<text:line-break/>seminis 3 ij, syrnphyti radicis 3 j, obolos iv, olei heminas iv,<text:line-break/>De altero fusco sic </text:span><text:span text:style-name="T45">ad </text:span><text:span text:style-name="T45">verbum Andromachus scripsit. </text:span><text:span text:style-name="T7">Fu-<text:line-break/>scum npgmaucum.</text:span><text:span text:style-name="T45"> 4 Guttae ammoniaci </text:span><text:span text:style-name="T7">3</text:span><text:span text:style-name="T45"> viij, cerae re-<text:line-break/>centis 3 viij, terebinthinae drach. iij, aeris usti drach.'octo,<text:line-break/>piris aridae drach. quadraginta. Ut Zeno vult, minae dimi-<text:line-break/>dium </text:span><text:span text:style-name="T7">et</text:span><text:span text:style-name="T45"> quartam portionem, argenti fpumae drach. quatuor,<text:line-break/>aloes Indicae drach. duas, aristolochiae' drachrij, -galbani<text:line-break/>drach., duas, aeruginis drach; j, alii duas, thuris drach.<text:line-break/></text:span><text:span text:style-name="T7">duas,</text:span><text:span text:style-name="T45"> olei per hiemem heminasquatuor, per aestatem octa-<text:line-break/>vam partem, ammouiacum ex tribus aceti cyathis diluitur,<text:line-break/>Jam vero et alia multa cum his emplastra prodidit An-<text:line-break/>dromachus, nihil aliud ipsis apponens quam coloris nomen,<text:line-break/>quae constant quidem ex contrariis facultate' medicamentis,<text:line-break/>sed alia ipsorum laxandi et doloris tollendi vim majorem<text:line-break/>obtinent, quaedam discutiendi et detergendi, nonnulla astrin- -<text:line-break/>gendi. Quare' nos etlani ipsos omnibus fidentes commode</text:span></text:p>
      <text:p text:style-name="P12"><text:span text:style-name="T45">uti convenit ad ulcera, </text:span><text:span text:style-name="T45">quae </text:span><text:span text:style-name="T45">vix </text:span><text:span text:style-name="T45">cicatricem </text:span><text:span text:style-name="T45">recipiunt et<text:line-break/>cacoethe, fortius astringentibus; </text:span><text:span text:style-name="T45">ubi lenire </text:span><text:span text:style-name="T45">et </text:span><text:span text:style-name="T45">laxare </text:span><text:span text:style-name="T45">pro-<text:line-break/></text:span><text:span text:style-name="T45">posueris, </text:span><text:span text:style-name="T45">magis </text:span><text:span text:style-name="T45">laxantibus; ubi trahere </text:span><text:span text:style-name="T45">et discutere conaris,<text:line-break/>iis </text:span><text:span text:style-name="T45">quae calefaciendi </text:span><text:span text:style-name="T45">facultatem </text:span><text:span text:style-name="T45">praepollentem </text:span><text:span text:style-name="T45">habent, quae-<text:line-break/>que pravos humores lu </text:span><text:span text:style-name="T45">profundo ad sese </text:span><text:span text:style-name="T45">trahunt .Quibus-<text:line-break/>dam et hoc adjectum est, fuscum lite, quo utor. Tria enim<text:line-break/>deinceps talia non variae mixturae descripsit, quorum ipso-<text:line-break/>rum etiam confectionem ipsiusmet verbis allegare melius<text:line-break/>esse ridetur. </text:span><text:span text:style-name="T7">Fuscum lite, </text:span><text:span text:style-name="T7">quo </text:span><text:span text:style-name="T7">vior- </text:span><text:span text:style-name="T45">% Argenti spumae<text:line-break/>draclu xxiv, ricini heminam unam, aeris usti drach. qua-<text:line-break/>tuor, mannae drach, quatuor, resinae draclu quatuor, colo-<text:line-break/>plioniae drach. octo. </text:span><text:span text:style-name="T7">Aliud </text:span><text:span text:style-name="T7">Isidori ad dolorem sedandum.<text:line-break/></text:span><text:span text:style-name="T45">4 </text:span><text:span text:style-name="T45">Argenti spumae draclu xxxvj, cerae drach. triginta fex,<text:line-break/>olei heminam j </text:span><text:span text:style-name="T22">β, </text:span><text:span text:style-name="T45">resinae colophoniae drach. quindecim,<text:line-break/>quamae aeris draclu ix, </text:span><text:span text:style-name="T45">mannae </text:span><text:span text:style-name="T45">draclu quinquaginta, </text:span><text:span text:style-name="T7">in-<text:line-break/>coquito. Aliud, quo vtorrn</text:span><text:span text:style-name="T45"> Argenti spumae draclu cxliv,<text:line-break/>resinae siccae draclu cxliv, squamae drach. viginti quatuor,<text:line-break/>olei heminae tres. Quemadmodum autem his commemoratis<text:line-break/>tribus adjunxit aliis qut&gt;d ipsc utatur, aliis quod dolori</text:span></text:p>
      <text:p text:style-name="P12"><text:span text:style-name="T45">leniendo sit, ita de aliis testimonium perhibuit, theriacae<text:line-break/>ipsa nominans. Tertium, igitur ab luitio his verbis tradi-<text:line-break/>tum esu.' </text:span><text:span text:style-name="T7">Theriaca, qua utor.</text:span><text:span text:style-name="T45"> Hanc sequitur alia rursus,<text:line-break/>cui praescriptum sic est: </text:span><text:span text:style-name="T7">Lupator io s dieriaca.</text:span><text:span text:style-name="T45"> Verum de<text:line-break/>theriacis postea dicemus, nunc auten de fulcis adhuc quae<text:line-break/>prodidit Andromachus dicere cog</text:span><text:span text:style-name="T59">:</text:span><text:span text:style-name="T45">to, quorum quod vires<text:line-break/>ille et confecturas neglexit, accusandus est. Statirn igitur<text:line-break/>primo</text:span><text:span text:style-name="T45">. </text:span><text:span text:style-name="T45">omnium scripto amicus quidam medicus- usus esi,<text:line-break/>permulta facienti. Etenim nloera, quae cicatricem aegre du-<text:line-break/>ouut,. praefertirn. ubi callosa et dura labra ulcus ample-<text:line-break/>itantur, claudit. Prodest etiam putredini, fistulis, sinus jun-<text:line-break/>git et m agna vulnera. Summatim multiplicis usus esu Com-<text:line-break/>ponentium ipsam niedicamenturuin symmetria hunc in mo-<text:line-break/>dum scripta est. </text:span><text:span text:style-name="T7">4</text:span><text:span text:style-name="T45"> Argenti fpunae </text:span><text:span text:style-name="T7">3</text:span><text:span text:style-name="T45"> cxliv, olei heminas<text:line-break/>v, caleis vivae </text:span><text:span text:style-name="T7">3</text:span><text:span text:style-name="T45"> xiviij, thuris </text:span><text:span text:style-name="T7">3</text:span><text:span text:style-name="T45"> xlviij, aeris usti </text:span><text:span text:style-name="T7">3</text:span><text:span text:style-name="T45"> xlviij,<text:line-break/>terebinthinae </text:span><text:span text:style-name="T7">3</text:span><text:span text:style-name="T45"> xl viij, aristolochiae </text:span><text:span text:style-name="T7">3 xlxiij, picis</text:span><text:span text:style-name="T45"> drach. xcvj,</text:span></text:p>
      <text:p text:style-name="P12"><text:span text:style-name="T45">gto</text:span></text:p>
      <text:p text:style-name="P13"><text:span text:style-name="T45">cerae drach. xcvj, ammoniaci drach. xcvj. Ita quidem An-<text:line-break/>dromachus scripsit; Licet tibi etiam mineri mixtura ipsum<text:line-break/>praeparare, singulorum quae numeravimus quartam partem<text:line-break/>miscendo, fiet enim. compositio talis. .4 Argenti .spumae<text:line-break/>drach. triginta fex, calcis vivae, aeris usti, thuris, tere-<text:line-break/>binthinae, aristolochiae, singulorum tert.am argenti spumae<text:line-break/>partem, hoc est drach duodecim, deinde picis, cerae, gut-<text:line-break/>tae, ammoniaci, singulorum duplo majus pondus,-quam in<text:line-break/>dictis quinque medicamentis erit-, aristolochia dico, </text:span><text:span text:style-name="T7">terc -<text:line-break/></text:span><text:span text:style-name="T45">binthina, thure, aere usto et calce, quam' </text:span><text:span text:style-name="T45">vivam </text:span><text:span text:style-name="T45">et recen-<text:line-break/>tem esse oportet.'Ita medicamentum etiam ad putrida.utile<text:line-break/>fiet. Quum autem Andromachus omnia medicamenta . per<text:line-break/>drachmas scripserit, melius egisset, si et olei </text:span><text:span text:style-name="T45">secundum </text:span><text:span text:style-name="T7">ean-<text:line-break/>dem</text:span><text:span text:style-name="T45"> symmetriam meminisset, ut quod injiceretur, totidem<text:line-break/>drachmas penderet, aut si non hoc, certe,conveniebat ipsum<text:line-break/>Romanorum librae mentionem </text:span><text:span text:style-name="T45">facere, </text:span><text:span text:style-name="T45">nunc autem hemi-<text:line-break/>nam scribit, consuetam de hac. mensura ambiguitatem no-</text:span></text:p>
      <text:p text:style-name="P12"><text:span text:style-name="T45">bis relinquens, novemne vnieliceti mensuraies uncias, an<text:line-break/>duodecim' esse heminam velit. Mea quidem sententia per-<text:line-break/>secta fymmetria sex uncias ponderis capiet, quia Romano-<text:line-break/>rum libra xij, uncias pendit. Si ex quarta parte componis,<text:line-break/>nota est proportio, nec latere arbitror vel si drachmas quis<text:line-break/>dicat - ad abfol.utam - symmetriam quadringentas octoginta<text:line-break/>assumi,-eo'quod ponderalis uncia octo drachmas valeat.<text:line-break/>Insuper aliud quoddam inter fuscalab Andromacho positum<text:line-break/>est, quod et ipsum calcem vivam recipit, ejusdem cnm su-<text:line-break/>periore generis. Praeponit autem</text:span><text:span text:style-name="T45">. </text:span><text:span text:style-name="T45">ei, </text:span><text:span text:style-name="T7">Fuscum Eubnli.,</text:span><text:span text:style-name="T45"> Et<text:line-break/>secundum hanc symmetriam praeparat.. 4'- Argenti spumae,<text:line-break/>libram, unam, cerae minam unam, aeris usti drach. dtio-.<text:line-break/>lecim, aeruginis draclu duodecim, terebinthinae drach </text:span><text:span text:style-name="T7">duo-<text:line-break/>decim,</text:span><text:span text:style-name="T45"> resinae siccae drach. sederim, guttae ammoniaci drach.<text:line-break/>octo, thuris draclu duodecim, opopanacis drach. </text:span><text:span text:style-name="T45">, </text:span><text:span text:style-name="T45">octo, olei<text:line-break/>heminas quatuor, aceti heminas.quatuor, in quibusdam ex-,<text:line-break/>emplaribus scriptum est heminae, dimidium. Et nimirum,<text:line-break/>dupliciter conficere ipsum licet, scienti copiosius acetum</text:span></text:p>
      <text:p text:style-name="P12"><text:span text:style-name="T45">valentissimum </text:span><text:span text:style-name="T45">medicamentum </text:span><text:span text:style-name="T45">efficere. Quin </text:span><text:span text:style-name="T45">etiam </text:span><text:span text:style-name="T45">aliud<text:line-break/>fuscum, cui hoc ipsum </text:span><text:span text:style-name="T45">praeponitur. </text:span><text:span text:style-name="T45">Aiiud </text:span><text:span text:style-name="T7">susaum.</text:span><text:span text:style-name="T45"> </text:span><text:span text:style-name="T45">Refer.<text:line-break/>Andromachus singulorum </text:span><text:span text:style-name="T45">counexum, hoc est </text:span><text:span text:style-name="T45">medicamentum<text:line-break/></text:span><text:span text:style-name="T45">ex marina praeparatum, </text:span><text:span text:style-name="T45">similibus vitiis, quibus praescripta,<text:line-break/>accommodum. Compositio. ejus </text:span><text:span text:style-name="T45">talis </text:span><text:span text:style-name="T45">esu 4 Argenti spumae<text:line-break/></text:span><text:span text:style-name="T45">minae dimidium, cerae minae dimidium, chalcitidis </text:span><text:span text:style-name="T45">quar-<text:line-break/>tam </text:span><text:span text:style-name="T45">minae portionem, </text:span><text:span text:style-name="T45">squamae </text:span><text:span text:style-name="T45">aeris drach. sedecim, </text:span><text:span text:style-name="T45">thu-<text:line-break/>ris drach. </text:span><text:span text:style-name="T45">octo, terebinthinae quartam </text:span><text:span text:style-name="T45">partem </text:span><text:span text:style-name="T45">et </text:span><text:span text:style-name="T45">octavam,<text:line-break/></text:span><text:span text:style-name="T45">minae videlicet, guttae ammoniaci </text:span><text:span text:style-name="T45">quartam partem, marinae<text:line-break/>aecae heminam unam; alii heminae dimidium, </text:span><text:span text:style-name="T45">ricini </text:span><text:span text:style-name="T45">herni-<text:line-break/>nas </text:span><text:span text:style-name="T45">tres, ammoniaeum marina </text:span><text:span text:style-name="T45">diluitur. Haec sane Andro-<text:line-break/></text:span><text:span text:style-name="T45">nachus retulit, </text:span><text:span text:style-name="T45">eatenus consectionis mentionem faciens,- ut<text:line-break/>diceret </text:span><text:span text:style-name="T45">ammouiacum cum </text:span><text:span text:style-name="T45">marina prius videlicet diluen-<text:line-break/>dum. </text:span><text:span text:style-name="T45">De chalcitide </text:span><text:span text:style-name="T45">vero </text:span><text:span text:style-name="T45">et squama </text:span><text:span text:style-name="T45">nihil posuit, quamquam<text:line-break/>et </text:span><text:span text:style-name="T45">haec ex mariua </text:span><text:span text:style-name="T45">laevigari </text:span><text:span text:style-name="T45">queant, sicut etiam </text:span><text:span text:style-name="T45">coqui cum<text:line-break/>argenti </text:span><text:span text:style-name="T45">spuma, </text:span><text:span text:style-name="T45">cera et terebinthina. Ut </text:span><text:span text:style-name="T45">igitur nullum </text:span><text:span text:style-name="T45">aliud<text:line-break/>fufcum a quovis alio quaeratis, adjiciam al </text:span><text:span text:style-name="T7">a</text:span><text:span text:style-name="T45"> duo ejusdem</text:span></text:p>
      <text:p text:style-name="P12"><text:span text:style-name="T45">Andromachi. Vocat alterum ipsorum, Phtheirograpbi, quod<text:line-break/>haec recipere dicit. 4 Argenti spumae draclu centum, re-<text:line-break/>sinae drach. quinquaginta, guttaearnmoniaci draclu triginta,<text:line-break/>cerae J I, aeruginis erasae'draest''duodecim, squamae aeris<text:line-break/>diaesi. ij, aristolochiae drach. octo, rentaurif-radicis dracli.<text:line-break/>octo, olei' heminas duas. Irionis autem medicamentum ex<text:line-break/>his constare ait. &gt;4 Argenti spumae 'drach. cxliv, picis siccae<text:line-break/>draclu cxliv, terebinthi nae drach. lxxij, guttae ammonsaci<text:line-break/>siracsu lxxij, mannae, thuris singulorum drach, cij, seri vi-<text:line-break/>tulini drach. cxliv, cerae lraclu triginta sex, aristolochiae<text:line-break/>drach. novem, aeris usti drach. novem, aeruginis rasae<text:line-break/>draclu novem, galbani drach. novem, opopanacis drach-<text:line-break/>novem aceti ’ heminae dimidium, olei heminam j </text:span><text:span text:style-name="T22">β, </text:span><text:span text:style-name="T45">cicini;<text:line-break/>tantundem. Perspicuum eft terebinthinae guttae et thuris<text:line-break/>partes duplo pondere ab argenti fpunia;pice, sevo ritu-<text:line-break/>lino superari velle, cerae quadruplo,neris-usti, aeruginis,<text:line-break/>galbani, opopanacis lexcuplodecuplo. Atque hoc medica-<text:line-break/>mentum abunde lu usum venit multiplicem, quemadmodum</text:span></text:p>
      <text:p text:style-name="P146"><text:span text:style-name="T45">et </text:span><text:span text:style-name="T45">alia </text:span><text:span text:style-name="T45">praecedentia, quibus omnibus </text:span><text:span text:style-name="T45">audacter utendum </text:span><text:span text:style-name="T45">esu<text:line-break/></text:span><text:span text:style-name="T7">Aellesponiia</text:span><text:span text:style-name="T80">r</text:span><text:span text:style-name="T7">ut .Andromachus.</text:span><text:span text:style-name="T45"> Celebre .et-hoc </text:span><text:span text:style-name="T45">emplastrum<text:line-break/></text:span><text:span text:style-name="T45">inter </text:span><text:span text:style-name="T45">fufca retulit Andromachus hac symmetria. </text:span><text:span text:style-name="T45">4 </text:span><text:span text:style-name="T45">Argenti<text:line-break/>spumae </text:span><text:span text:style-name="T45">draclu </text:span><text:span text:style-name="T45">centum, </text:span><text:span text:style-name="T45">picis </text:span><text:span text:style-name="T45">drach..quinquaginta, ladani<text:line-break/>drach. viginti quinque, aeruginis rasae drech. </text:span><text:span text:style-name="T45">octo, </text:span><text:span text:style-name="T45">aeris<text:line-break/>usti </text:span><text:span text:style-name="T45">drach. </text:span><text:span text:style-name="T45">octo, squamae </text:span><text:span text:style-name="T45">drach. </text:span><text:span text:style-name="T45">duas</text:span><text:span text:style-name="T45">, </text:span><text:span text:style-name="T45">olei veteris drach,<text:line-break/>ducentas.....<text:tab/></text:span><text:span text:style-name="T45">... ... </text:span><text:span text:style-name="T7">r,</text:span><text:span text:style-name="T45"> ,• -i</text:span></text:p>
      <text:h text:style-name="P4" text:outline-level="2">Cap. XI.</text:h>
      <text:p text:style-name="P9"><text:span text:style-name="T94">\jiellesipontiu </text:span><text:span text:style-name="T7">Heraea</text:span><text:span text:style-name="T45"> Quoniam vero Aft-<text:line-break/>dromachus </text:span><text:span text:style-name="T45">ab </text:span><text:span text:style-name="T45">Hera </text:span><text:span text:style-name="T7">in</text:span><text:span text:style-name="T45"> medicamenti compositione </text:span><text:span text:style-name="T45">differt,<text:line-break/>visum </text:span><text:span text:style-name="T45">mih , </text:span><text:span text:style-name="T45">est et Herae prodita </text:span><text:span text:style-name="T45">adjungere, </text:span><text:span text:style-name="T45">quae ad vere<text:line-break/>bnm ita simant, </text:span><text:span text:style-name="T7">.Hellespontia </text:span><text:span text:style-name="T7">persipiratu discutienr, phle-<text:line-break/></text:span><text:span text:style-name="T7">gmonen </text:span><text:span text:style-name="T7">propulsans, </text:span><text:span text:style-name="T7">valet ad ftrtnjuu,. </text:span><text:span text:style-name="T7">panos,</text:span><text:span text:style-name="T45"> parotidas,<text:line-break/></text:span><text:span text:style-name="T7">impositum </text:span><text:span text:style-name="T7">splenium attrahit', </text:span><text:span text:style-name="T7">pus maturat, rumpit</text:span><text:span text:style-name="T7">, </text:span><text:span text:style-name="T7">:cdnr<text:line-break/></text:span><text:span text:style-name="T7">glutinat, </text:span><text:span text:style-name="T7">in .summa omnibus igne, cornbuftis benesacii,<text:line-break/></text:span><text:span text:style-name="T45">mitigat etiam </text:span><text:span text:style-name="T45">podagricos.' </text:span><text:span text:style-name="T45">4 </text:span><text:span text:style-name="T45">.</text:span><text:span text:style-name="T7">Olei</text:span><text:span text:style-name="T45"> veteris </text:span><text:span text:style-name="T45">drach- </text:span><text:span text:style-name="T45">centum;<text:line-break/></text:span><text:span text:style-name="T45">picis </text:span><text:span text:style-name="T45">siccae drast. </text:span><text:span text:style-name="T45">quinquaginta,' ladani drach, viginti </text:span><text:span text:style-name="T45">quin-<text:line-break/></text:span><text:span text:style-name="T45">qne, </text:span><text:span text:style-name="T45">argenti </text:span><text:span text:style-name="T45">spumae, </text:span><text:span text:style-name="T45">draclu'</text:span><text:span text:style-name="T45">centum, aerngiijis rasae </text:span><text:span text:style-name="T45">dracbi<text:line-break/></text:span><text:span text:style-name="T45">octo, galbani draclu quatuor ; argenti- spuma ex oleo </text:span><text:span text:style-name="T45">trita<text:line-break/></text:span><text:span text:style-name="T45">coquitur, quum autem eceunt, pix et aerugo immittuntur,</text:span></text:p>
      <text:p text:style-name="P147"><text:span text:style-name="T45">deinde </text:span><text:span text:style-name="T45">ladanum </text:span><text:span text:style-name="T45">galbanumque jui atque sic </text:span><text:span text:style-name="T45">in </text:span><text:span text:style-name="T45">mortarium<text:line-break/></text:span><text:span text:style-name="T45">transfusa </text:span><text:span text:style-name="T45">molliuntur et usui sunt. Quidam, ut beni coloris<text:line-break/></text:span><text:span text:style-name="T45">sit et fuscum, </text:span><text:span text:style-name="T45">miscent etiam 'squamae draclu </text:span><text:span text:style-name="T7">octo,</text:span><text:span text:style-name="T45"> nam<text:line-break/>alloqui </text:span><text:span text:style-name="T45">fit </text:span><text:span text:style-name="T45">nigerrimum. 'Hoc lu podagris etiam rmn semel<text:line-break/>usus, </text:span><text:span text:style-name="T45">sum et cessit </text:span><text:span text:style-name="T45">'felicissime. </text:span><text:span text:style-name="T7">Operlet</text:span><text:span text:style-name="T45"> autem taedas </text:span><text:span text:style-name="T7">iigao-<text:line-break/></text:span><text:span text:style-name="T45">rum loco </text:span><text:span text:style-name="T45">usurpares^ </text:span><text:span text:style-name="T45">Manifestum </text:span><text:span text:style-name="T45">est autem viros </text:span><text:span text:style-name="T7">luter </text:span><text:span text:style-name="T7">fe<text:line-break/></text:span><text:span text:style-name="T45">dissentire </text:span><text:span text:style-name="T45">in </text:span><text:span text:style-name="T45">aliis' </text:span><text:span text:style-name="T45">paululum; in olei fero symmetria pluri-<text:line-break/>mum, nam duplo copiosius; quam Heras, Andromachus </text:span><text:span text:style-name="T45">iin-<text:line-break/>mittit. </text:span><text:span text:style-name="T45">Potest item praeparari aliter, qunni sciamus, si plus<text:line-break/></text:span><text:span text:style-name="T45">dei </text:span><text:span text:style-name="T45">injectum .fuerit, 'diuturniorem sure' coctionem innuere,<text:line-break/></text:span><text:span text:style-name="T45">ipsuiuque </text:span><text:span text:style-name="T45">medicamentum magis e'xiccans futurum, sin ini-<text:line-break/>aus, </text:span><text:span text:style-name="T45">remorari </text:span><text:span text:style-name="T45">coetionem futuram et medicamentum inva-<text:line-break/>lidius exiccaturunu </text:span><text:span text:style-name="T45">'<text:tab/></text:span><text:span text:style-name="T45">’ .<text:tab/>,</text:span></text:p>
      <text:h text:style-name="P4" text:outline-level="2">Cap. XII.</text:h>
      <text:p text:style-name="P9"><text:span text:style-name="T45">I</text:span><text:span text:style-name="T7">Quae scripsit JJomoerates usui ihidti^-<text:line-break/>Aicis </text:span><text:span text:style-name="T7">medicamenta. </text:span><text:span text:style-name="T7">Tyrium etnplasirumscj • </text:span><text:span text:style-name="T80">r</text:span><text:span text:style-name="T7"> -</text:span></text:p>
      <text:p text:style-name="P16"><text:span text:style-name="T7">Post haec </text:span><text:span text:style-name="T7">•reseram ernstldsaonuui adluieresceJitsutn<text:line-break/></text:span><text:span text:style-name="T7">Sine </text:span><text:span text:style-name="T7">fasciis</text:span><text:span text:style-name="T7">, </text:span><text:span text:style-name="T7">quis .usus</text:span><text:span text:style-name="T45"> ei </text:span><text:span text:style-name="T7">consectio-</text:span></text:p>
      <text:p text:style-name="P16"><text:span text:style-name="T7">Ad divisiones faciunt non magnar, bene, </text:span><text:span text:style-name="T7">rsavsu</text:span></text:p>
      <text:p text:style-name="P76"><text:span text:style-name="T7">.Et carnis ipsiits amphora vulnera»</text:span><text:span text:style-name="T45"> </text:span><text:span text:style-name="T45">mmy.t<text:line-break/></text:span><text:span text:style-name="T7">medicantur as quadrupede et morsos corpore<text:line-break/>Summo, recentes .discutiunt furunculos, </text:span><text:span text:style-name="T80">t</text:span><text:span text:style-name="T7">ti.As<text:line-break/></text:span><text:span text:style-name="T7">Quibusque jam pus esi, vapore digerunt.<text:line-break/>Item auscrendc crustae, iis. celerrime</text:span><text:span text:style-name="T45"> </text:span><text:span text:style-name="T45">isttin ts<text:line-break/></text:span><text:span text:style-name="T7">Cicatricem inducunt opera nulla</text:span><text:span text:style-name="T45"> manus, </text:span><text:span text:style-name="T45">'lu<text:line-break/></text:span><text:span text:style-name="T7">In. suonte posita fluxus quam promptisisirne </text:span><text:span text:style-name="T7">i :<text:line-break/></text:span><text:span text:style-name="T7">Lippientium e.ohibeni, sala quamvis ceperis,<text:line-break/>ldujus generis.</text:span><text:span text:style-name="T45"> praestantius </text:span><text:span text:style-name="T7">primum efferam<text:line-break/>fimplastrum facile inventu, cui color bonus •<text:line-break/>sitque esisicacia,. Tyriam nos dicimus,<text:line-break/>Tyriam colore referat id quod purpurasur.<text:line-break/>Si quo decet modo fiat. Sic praeparat</text:span><text:span text:style-name="T7">•: ri '<text:line-break/></text:span><text:span text:style-name="T7">Sit. libra insecta </text:span><text:span text:style-name="T94">quinqu.es </text:span><text:span text:style-name="T7">lichargyri<text:line-break/>Boni, scmel cerae eapiatup, insuper.</text:span></text:p>
      <text:p text:style-name="P16"><text:span text:style-name="T7">Ter pityinae pinguis lignosae ac neutique,<text:line-break/>dei uginis praestantis aeris, galbani.</text:span></text:p>
      <text:p text:style-name="P16"><text:span text:style-name="T7">Aerisque aombusii,. pariter siquamae oonae.</text:span></text:p>
      <text:p text:style-name="P17"><text:span text:style-name="T7">Cususqua misceto quaternas uncias*<text:line-break/>Pinguis olei- sex et lecem pondo addito.<text:line-break/>At curiosa emplasoumooquiio 'in hunc modum,<text:line-break/>fjithargyrum mitte ex oleo laevijsimam, </text:span><text:span text:style-name="T7">&lt;<text:line-break/></text:span><text:span text:style-name="T7">Uictilem- in ollam novam, sud hanc majuscutam.<text:line-break/>Ubi conteras mantbus</text:span><text:span text:style-name="T80">r</text:span><text:span text:style-name="T7"> movebis ac spatha.<text:line-break/>Deinde -flamma acri,</text:span><text:span text:style-name="T45"> atque </text:span><text:span text:style-name="T7">continua doquons.<text:line-break/>Quum mellis accipit sum spisiitudinem, '<text:line-break/>Aerugo et siquwria misceantur, incoqui </text:span><text:span text:style-name="T7">.. </text:span><text:span text:style-name="T7">• -<text:line-break/></text:span><text:span text:style-name="T7">Permittito sutis, dehinc aes adjungito..</text:span></text:p>
      <text:p text:style-name="P148"><text:span text:style-name="T7">Rursus coqui parvo 'relinsaarta tempore,<text:line-break/>Paululun defundens 'ex- alia medicaminis.<text:line-break/>Refrigeratum manibus et digitis teras.<text:line-break/>iBoni coloris atque durum tibi'conspicis.<text:line-break/>Sic pityinam iaeramque reliquis indito.'<text:line-break/>.Deinde cunctis rite unitis paululum, </text:span><text:span text:style-name="T7"><text:tab/></text:span></text:p>
      <text:p text:style-name="P16"><text:span text:style-name="T7">Stillata rurjus</text:span><text:span text:style-name="T7">reta </text:span><text:span text:style-name="T7">olorem si~bonum<text:line-break/></text:span><text:span text:style-name="T7">Tit </text:span><text:span text:style-name="T7">temperamentum vides, mox tolliit</text:span></text:p>
      <text:p text:style-name="P12"/>
      <text:p text:style-name="P16"><text:span text:style-name="T45">Ab </text:span><text:span text:style-name="T7">igne fictilem ehseustactum gedhanurn </text:span><text:span text:style-name="T7">'</text:span><text:span text:style-name="T80">(J</text:span><text:span text:style-name="T7"> -.<text:line-break/></text:span><text:span text:style-name="T7">Apponito., sii. pharmacum sit dw ius. , </text:span><text:span text:style-name="T7">„<text:line-break/></text:span><text:span text:style-name="T7">JAulto, resolves. oleo, sauieng sic lsumzm<text:line-break/>Tempefsepu' In aliMd inde, vas transfundito,<text:line-break/>Frigidum ei subactum ntasuibu^i ita</text:span><text:span text:style-name="T45"> reponito.<text:line-break/>Aliud ejusdem cum. superiore generis, subjiciam,</text:span></text:p>
      <text:p text:style-name="P16"><text:span text:style-name="T45">Medetur </text:span><text:span text:style-name="T7">ante qnos</text:span><text:span text:style-name="T45"> citavi uisectibae,,<text:line-break/>iVec est </text:span><text:span text:style-name="T7">quod uso eribus rnaLis</text:span><text:span text:style-name="T45"> diutinis<text:line-break/></text:span><text:span text:style-name="T7">CoUoque prejsis applicet felicius </text:span><text:span text:style-name="T7">ec<text:line-break/></text:span><text:span text:style-name="T45">Cicatricem, etiansqtie ore natas </text:span><text:span text:style-name="T7">pustulas<text:line-break/>Persanat</text:span><text:span text:style-name="T45"> absque </text:span><text:span text:style-name="T7">rosune, rhagades .</text:span></text:p>
      <text:p text:style-name="P149"><text:span text:style-name="T7">Ani, nodosum datritsos sallos demite</text:span><text:span text:style-name="T45"> </text:span><text:span text:style-name="T45">..y.n.-j<text:line-break/></text:span><text:span text:style-name="T7">Sic praepara. Lithargyri minam borsi.<text:line-break/>Sed mina libra, esi, esits et pars tertid,</text:span><text:span text:style-name="T45"> </text:span><text:span text:style-name="T45">r<text:line-break/></text:span><text:span text:style-name="T45">stdinae </text:span><text:span text:style-name="T7">scrnis</text:span><text:span text:style-name="T45"> probatae eeraoaloaticae et<text:line-break/></text:span><text:span text:style-name="T7">Aeruginis minaer quoArantem , asilis, ,<text:tab/>•</text:span></text:p>
      <text:p text:style-name="P16"><text:span text:style-name="T7">Atri chamaeleontis octavam probi: . </text:span><text:span text:style-name="T7">.</text:span></text:p>
      <text:p text:style-name="P17"><text:span text:style-name="T7">Partem, radix bona 'ese regione Cretica,<text:line-break/>Nascens primum, Cilicia deinde: prae fer haec<text:line-break/>Olei vetusti plusqwam mina paulule.</text:span></text:p>
      <text:p text:style-name="P16"><text:span text:style-name="T7">Quod si non se'erit, usurpato ved recens,-<text:line-break/>Lithargyron, laevem simuilq,te oleum nova<text:line-break/>Totum figlina</text:span><text:span text:style-name="T45"> conditum, </text:span><text:span text:style-name="T7">radicula<text:line-break/>Movens coquito. Ubi constiterit et rnslinon<text:line-break/>Fuerit, adjicito aeruginem, ceram dein.<text:line-break/>Qua jam lsopsnte ab igne tollens ollulam,<text:line-break/>Jhamaeleorttis patululurr conspergito.</text:span></text:p>
      <text:p text:style-name="P16"><text:span text:style-name="T7">Unita quum refrigerataque quod satis '<text:line-break/>Transfundit &gt; in pilam, posi sic reponito.</text:span></text:p>
      <text:p text:style-name="P13"><text:span text:style-name="T45">Aegyptium.</text:span></text:p>
      <text:p text:style-name="P16"><text:span text:style-name="T7">Aegyptium perseverans absque pJiiegmc ne<text:line-break/>Divisa quaelibet contusaque omnia,<text:line-break/>Quadruplum morsus cunctorum et scrperiiium.<text:line-break/>Item fubortas absque ulceribus' phlegmonae,<text:line-break/>Nervos dolent ss citra causam st musculos</text:span></text:p>
      <text:p text:style-name="P12"><text:span text:style-name="T40">Q2O</text:span></text:p>
      <text:p text:style-name="P13"><text:span text:style-name="T22">/</text:span></text:p>
      <text:p text:style-name="P16"><text:span text:style-name="T7">Laudans hoo -Andromadais dabat sodalibus<text:line-break/>Suis in pharrtacis peritus maxime,<text:line-break/>dsebat ejse ter</text:span><text:span text:style-name="T45"> quadraginta </text:span><text:span text:style-name="T7">-quidem<text:line-break/>Denarios lithargyri et duodecim</text:span></text:p>
      <text:p text:style-name="P150"><text:span text:style-name="T7">Bis alteros, cerae quoque albae Ponticae<text:line-break/>Totidem, arnmoniaci ter viginti lucidi<text:line-break/>Et duodecim:.'Alios,-..thuris</text:span><text:span text:style-name="T45">. et </text:span><text:span text:style-name="T7">bis quatitor,<text:line-break/>S 'tamae vere aeris et siqurnnae stomomatis,<text:line-break/>Cujusque. rursus mixturae bis quatuor.<text:line-break/>Purae terebinthinae ter addas duodecim.<text:line-break/>Octodecim heminas oleique</text:span><text:span text:style-name="T45"> ciceos,<text:line-break/></text:span><text:span text:style-name="T7">Combustae totidem sordidae lan ie heminas.<text:line-break/>Docebat ipsam isto modo comburere.<text:line-break/>Ollae recenti, quae Jit ore latior, ' </text:span><text:span text:style-name="T7">..<text:line-break/></text:span><text:span text:style-name="T7">Impone lanam copioso succidam, .<text:tab/></text:span><text:span text:style-name="T7">,</text:span></text:p>
      <text:p text:style-name="P16"><text:span text:style-name="T7">Operculum gypsa prius vel glutino<text:line-break/>Uel terra figulari, cui. sit commixta'aqua.<text:line-break/>Illinito, sed largo igne inox comburito.</text:span></text:p>
      <text:p text:style-name="P17"><text:span text:style-name="T30">ί</text:span></text:p>
      <text:p text:style-name="P16"><text:span text:style-name="T45">llontu/a, </text:span><text:span text:style-name="T7">facile quando cribro incernere<text:line-break/></text:span><text:span text:style-name="T7">Fuerit, </text:span><text:span text:style-name="T7">habere recte tunc videtur.</text:span></text:p>
      <text:p text:style-name="P16"><text:span text:style-name="T7">In </text:span><text:span text:style-name="T7">clibanis quoque ipsa et in </text:span><text:span text:style-name="T7">fornacibus<text:line-break/></text:span><text:span text:style-name="T7">Ignitis, nimium similiter exurere.</text:span></text:p>
      <text:p text:style-name="P53"><text:span text:style-name="T7">Ita </text:span><text:span text:style-name="T7">cap! ibat tritorum, quem esi </text:span><text:span text:style-name="T7">par, </text:span><text:span text:style-name="T7">modum<text:line-break/>Coquere lithai </text:span><text:span text:style-name="T7">gyron </text:span><text:span text:style-name="T7">jubet daevisilmam.<text:line-break/>Totumque ricinum, temperatis invicem.<text:line-break/>Mellisque saeta tandem sipijsitudine,<text:line-break/>sauamam .aspergere, concvquere et quantum </text:span><text:span text:style-name="T7">sufficit.<text:line-break/>Usque </text:span><text:span text:style-name="T7">adeo, dum non inqutnct,</text:span><text:span text:style-name="T45"> i tunc addere<text:line-break/></text:span><text:span text:style-name="T7">Terebinthinam </text:span><text:span text:style-name="T7">et </text:span><text:span text:style-name="T7">ceram, dein quum coiverint,<text:line-break/>Ammoniacum confectum digitis mollius. </text:span><text:span text:style-name="T7">.<text:tab/></text:span><text:span text:style-name="T7">.... </text:span><text:span text:style-name="T7">... .</text:span></text:p>
      <text:p text:style-name="P75"><text:span text:style-name="T7">Posturus ab </text:span><text:span text:style-name="T7">igne </text:span><text:span text:style-name="T7">ollam, thus tritum </text:span><text:span text:style-name="T7">inspergito.-<text:line-break/></text:span><text:span text:style-name="T7">?nul imum, ac lanae immundae pulvisculum,.</text:span></text:p>
      <text:p text:style-name="P16"><text:span text:style-name="T7">Sed ante </text:span><text:span text:style-name="T7">thus </text:span><text:span text:style-name="T7">pauxillulo aut </text:span><text:span text:style-name="T7">posi tempore.<text:line-break/></text:span><text:span text:style-name="T45">riuidam </text:span><text:span text:style-name="T7">uotenies istud </text:span><text:span text:style-name="T7">proprio </text:span><text:span text:style-name="T7">pharmacum<text:line-break/></text:span><text:span text:style-name="T7">Diai titulaquum </text:span><text:span text:style-name="T7">depositu? esi cacabas.</text:span></text:p>
      <text:p text:style-name="P12"><text:span text:style-name="T74">x</text:span><text:span text:style-name="T45"> /</text:span></text:p>
      <text:p text:style-name="P16"><text:span text:style-name="T7">S j. tamae unius bis octo indunt denarios.</text:span></text:p>
      <text:p text:style-name="P16"><text:span text:style-name="T7">Squama autem utuntur aeris non stomomatis.<text:line-break/></text:span><text:span text:style-name="T45">Aliud.</text:span></text:p>
      <text:p text:style-name="P16"><text:span text:style-name="T7">Nihil priore pesus igit Aegyptio,<text:line-break/>Eadem at melius et quandoque) si confecerit<text:line-break/>Crajsum accurate medicamentum qtdspiam,<text:line-break/>Utetur ad eadem ipsa</text:span><text:span text:style-name="T45"> non </text:span><text:span text:style-name="T7">isuprospepe»<text:line-break/>Olei libras et ricini quinque</text:span><text:span text:style-name="T45"> eontine;<text:line-break/></text:span><text:span text:style-name="T7">Chrysitidieque </text:span><text:span text:style-name="T33">ω</text:span><text:span text:style-name="T7">genii spumae quatuor,<text:line-break/>ASquurnae aeris terque scxdeeim denarios.<text:line-break/>Terebinthinas praestantis ter duodecim,<text:line-break/>Mlannaeque thuris tantundem, pondo iw&gt;<text:line-break/></text:span><text:span text:style-name="T80">s</text:span><text:span text:style-name="T7"> Ammoniaci sinceri, cerae Ponticae</text:span></text:p>
      <text:p text:style-name="P16"><text:span text:style-name="T7">Albae duas libras scmijsern et insuper.</text:span></text:p>
      <text:p text:style-name="P16"><text:span text:style-name="T7">Coquito oleum, siqwmam, nec non lithargsumns<text:line-break/>Donec coierint </text:span><text:span text:style-name="T33">νε </text:span><text:span text:style-name="T70">C</text:span><text:span text:style-name="T7">°l°</text:span><text:span text:style-name="T70">r</text:span><text:span text:style-name="T7"> su 'epilmw&gt;,<text:line-break/>riaique satis emplastrum durum, duinde sie</text:span><text:span text:style-name="T7">.<text:line-break/></text:span><text:span text:style-name="T7">Terebintstmatn pones cetamque, 'uitc mollius</text:span></text:p>
      <text:p text:style-name="P76"><text:span text:style-name="T113">A</text:span><text:span text:style-name="T7">mmonia</text:span><text:span text:style-name="T14">c</text:span><text:span text:style-name="T7">um digitis consectum, postea.</text:span></text:p>
      <text:p text:style-name="P13"><text:span text:style-name="T7">Fervente ab igne</text:span><text:span text:style-name="T45"> </text:span><text:span text:style-name="T45">cacabo </text:span><text:span text:style-name="T45">deposita . '<text:line-break/></text:span><text:span text:style-name="T7">Tlscmriarn injicies </text:span><text:span text:style-name="T7">jam </text:span><text:span text:style-name="T7">frigerato pharmaco.<text:line-break/>Frequenter hoc .scci citra lithargyron.<text:line-break/>Molybdaenae bpnae pari sumpto modo.,.</text:span></text:p>
      <text:p text:style-name="P13"><text:span text:style-name="T7">Ususpue sum ad </text:span><text:span text:style-name="T7">quae dixi, </text:span><text:span text:style-name="T7">sam siuavisisirne<text:line-break/>Probatiorisque id</text:span><text:span text:style-name="T80">:</text:span><text:span text:style-name="T7"> coloris condidi.</text:span><text:span text:style-name="T7">.</text:span></text:p>
      <text:p text:style-name="P16"><text:span text:style-name="T45">C'ap, XllI. "De </text:span><text:span text:style-name="T7">tmpllisiris discutienisous et eaira-<text:line-break/>henfiiiruej]</text:span><text:span text:style-name="T45"> . Qni compositorum medicamentorum facultates<text:line-break/>descripserunt, emplastra, quaedam extrahentia, sicut alia<text:line-break/>discutientia nominarunt, alii utraqne extrahere et discutere,<text:line-break/>testati sunt, etenim vicinae sibi facultates sunt eorumpquae<text:line-break/>in </text:span><text:span text:style-name="T7">alloi</text:span><text:span text:style-name="T45"> latent, attractrix et attractorum discutrix. Nam<text:line-break/>quae trahunt, eniam nonnihil omnitnu.diftutiunt, et. quae<text:line-break/>dilcntinnt, pariter trahunt, vertrrn lu tsifcutientibus modi-;<text:line-break/>carnentis/discussoria facultas, lu trahentibus attractix prae-,<text:line-break/>pollet. Constant inique attractrices simplicibus medicamen-</text:span></text:p>
      <text:p text:style-name="P12"><text:span text:style-name="T45">na, quae humerum superfluitates ex-profundo in culem<text:line-break/>sxtiinam possunt extrahere. Discussoriae ex iis conflantur,'<text:line-break/>quae attractum possunt suapte natura discutere. Ut autem<text:line-break/>emplastrum fiat, quemadmodum supra dictum est, huic ar-<text:line-break/>genti spuma, illi resina, alii oleum, reliquo pix admisce-<text:line-break/>tur, quae nec insignem discutiendi facultatem, nec extra-<text:line-break/>hendi continent, sicut vel propolis vel calx vel medulla<text:line-break/>vel galbanum vel Asiae petrae flos vel Cpuma nitri vel<text:line-break/>aphronitrnm vel aceti n vel lixivia stacle, piper, sinapi et<text:line-break/>struthium, salesque tum alni edi possunt tum ammonia-i,<text:line-break/>ad haec pleraque alia, fle quorum facultate in commen-<text:line-break/>tario simplicium medicamentorum dictum esu Nune autem<text:line-break/>emplastra, quae jam ixperirnento fatis probata sunt, exe-<text:line-break/>quar, tantum adhuc ipsis adjiciens quod nonnulli etiam<text:line-break/>astringentia medicamenta extrahentibus miscuerunt, veriti,<text:line-break/>quod accidit, ubi humorum fuperfiuitas suerit, trahunt si-<text:line-break/>quidem-plus interim quam convenit, nt.nion Colum ex<text:line-break/>parte, quae curatur;attractionem hi alto, fe.d etiam ex</text:span></text:p>
      <text:p text:style-name="P151"><text:span text:style-name="T45">omnibus </text:span><text:span text:style-name="T45">vicinis moliantur. </text:span><text:span text:style-name="T45">Comprehensum </text:span><text:span text:style-name="T45">est et </text:span><text:span text:style-name="T7">antea,<text:line-break/></text:span><text:span text:style-name="T45">quum </text:span><text:span text:style-name="T45">de </text:span><text:span text:style-name="T45">carnem generantibus facultatibus ageremus, ex-<text:line-break/>trahentia, et discutientia;- </text:span><text:span text:style-name="T45">velut omnia, </text:span><text:span text:style-name="T45">quae </text:span><text:span text:style-name="T45">magis </text:span><text:span text:style-name="T45">quam<text:line-break/>oportet detergunt, carnis explentia fieri cerati mixtura, in<text:line-break/>quibus .facultas quidem valida est copiosioris., in quibus<text:line-break/>imbecilla,, paucioris. Quod si compositum extrahendi vel<text:line-break/>difcatiendi praeditum </text:span><text:span text:style-name="T45">facultate </text:span><text:span text:style-name="T45">medicamentum, astringens<text:line-break/>quoque-aliquid habeat,</text:span><text:span text:style-name="T45">. </text:span><text:span text:style-name="T45">tali - medicamento </text:span><text:span text:style-name="T7">ad</text:span><text:span text:style-name="T45"> carnem gene-<text:line-break/>randam,: propter 'vim astrictoriam utendum non est, quae<text:line-break/>ad vulnera glutinanda et sinus, tum ad. ulcerum /cicatricem<text:line-break/>ducendam, utilis est, ad carnis productionem non ita. Di-<text:line-break/>ctuin mihi .est abunde jam de. hoc.._r.'&gt;<text:tab/></text:span><text:span text:style-name="T45">-v</text:span></text:p>
      <text:p text:style-name="P16"><text:span text:style-name="T45">itG.apoXlV, </text:span><text:span text:style-name="T7">\And, cmachi emplafirn^'ad discutiendum<text:line-break/>et extrahendum. Halicon,</text:span><text:span text:style-name="T45"> id est </text:span><text:span text:style-name="T7">salsum,ad</text:span><text:span text:style-name="T45"> muita.], 4<text:line-break/>Salis, eommunis.lib.-iv, squamae aeris uncias quatuor,- ma-<text:line-break/>gmatis .selibram, mannae </text:span><text:span text:style-name="T45">.lib. </text:span><text:span text:style-name="T7">j,</text:span><text:span text:style-name="T45"> </text:span><text:span text:style-name="T45">cerae </text:span><text:span text:style-name="T45">.lib.xiv, olei Cyprini<text:line-break/>lib, xvj; acetum, adjicitur» </text:span><text:span text:style-name="T7">Aliud Theudae Sarcophagi ad<text:line-break/>maligna, fistulas, teredines atsirumas.</text:span><text:span text:style-name="T45"> </text:span><text:span text:style-name="T22">ψ </text:span><text:span text:style-name="T45">Resinae terebin-</text:span></text:p>
      <text:p text:style-name="P12"><text:span text:style-name="T45">thluae ? iv, thuris § iv, cerae uncius quatuor, argenti spu-<text:line-break/>mae .unciam jt, -quidam auripigmenti: aequale pondus pro<text:line-break/>argenti -spuma ponunt, squamae rubrae </text:span><text:span text:style-name="T22">§ ϊν,' </text:span><text:span text:style-name="T45">aeruginis ra--<text:line-break/>fae j viij, salis ammonlaci^ fex, aeetiheminam unam. Ego<text:line-break/>•unplins capio;; nempe olei heminam; ; vini heminam, aceti<text:line-break/>scillitici tantundem. </text:span><text:span text:style-name="T7">rrAjliud adAiscutiendwn eandidi, quo<text:line-break/>lO&amp;rr</text:span><text:span text:style-name="T45"> </text:span><text:span text:style-name="T45">4 </text:span><text:span text:style-name="T45">Terebinthinae lib. </text:span><text:span text:style-name="T7">iij,</text:span><text:span text:style-name="T45"> cerae dibi 1 galbani unc. ij;<text:line-break/>nitri § ij. </text:span><text:span text:style-name="T45">Asii </text:span><text:span text:style-name="T45">-uncias ij, thuris lib.Jvy. medullae cervinae<text:line-break/>§ iv, guttae ammoniaci sciibram/propolis;uncias tres, olei<text:line-break/>laurini. § vj. sevi taurini sclibram. -Quae sicca'sunt .liquidis<text:line-break/>admiscentur. </text:span><text:span text:style-name="T7">Aliud ad strumas aucto,-e Nymphodoto.-.tg.<text:line-break/></text:span><text:span text:style-name="T45">Asii lapidis draeh. </text:span><text:span text:style-name="T7">octo,</text:span><text:span text:style-name="T45"> aphronitri drach.locto, sevi vitu-<text:line-break/>lini draeh. sedecim, calcis vivae drach. sedecim, </text:span><text:span text:style-name="T45">cerae </text:span><text:span text:style-name="T45">dracn.<text:line-break/>viginti quatuor, terebinthinae drach..- triginta duas </text:span><text:span text:style-name="T7">Aliud<text:line-break/>disciitiens brondhsacelen,</text:span><text:span text:style-name="T45"> id est </text:span><text:span text:style-name="T7">gutturis tumorem,</text:span><text:span text:style-name="T45"> quo </text:span><text:span text:style-name="T7">Cle-<text:line-break/>mens Sertorius auratus'ese et ad duritias'.</text:span><text:span text:style-name="T45"> 4- Argenti spuo<text:line-break/>mae drach. 1, resinae pityinae draclu xl, rolei veteris hemsi<text:line-break/>nas x, galbani dreriuiv, in alio J j, aeris usti 5 </text:span><text:span text:style-name="T45">xx, </text:span><text:span text:style-name="T45">guttae</text:span></text:p>
      <text:p text:style-name="P12"><text:span text:style-name="T45">ammoniaci drach. quadraginta, aluminis fissilis drach. </text:span><text:span text:style-name="T45">iv,<text:line-break/></text:span><text:span text:style-name="T45">m'annae.thuris draclniv, -cerae drach-. 1; postremo galbanum<text:line-break/>et mannam, injicito. </text:span><text:span text:style-name="T45">Aiiud </text:span><text:span text:style-name="T45">eecafuidibus </text:span><text:span text:style-name="T45">ad </text:span><text:span text:style-name="T7">discutiendum<text:line-break/>strumas, iteni ad podagras. .4</text:span><text:span text:style-name="T45"> .Terebinthinae, lapidis Asii,<text:line-break/>bituminis, .singulorum, draclu trecentas sexaginta, • aphrori-<text:line-break/>tri, vitulini, cerae, baccarum lauri, guttae ammoniavj. sin-<text:line-break/>gulorum drach. cccxl, 'apinis pyrites drach. lxxx,. calcis<text:line-break/>vivae draehvcviij, alias ‘uniam unam, afpidum cineris drach.<text:line-break/>cxi, olei veteris themnias duas, postremo cinis medicamento<text:line-break/>refrigerato inspergitur,’ sin minus, perit.. </text:span><text:span text:style-name="T7">Aliud ad extra<text:line-break/>hendum Sareewthiiae</text:span><text:span text:style-name="T45"> j 4 Terebinthinae,,rniuam </text:span><text:span text:style-name="T7">j,</text:span><text:span text:style-name="T45"> cerae<text:line-break/>minam j, nitri minas, duas, bdellii drach. x xxij, gutlae am-<text:line-break/>moniaci 3 xxxij, olei heminas ij-marinae vel muriae he-<text:line-break/>minas duas, mini J xxxij.; </text:span><text:span text:style-name="T7">Aliud Gtesiphontia, quaedam<text:line-break/>distolvens,, quaedam cogens et detergeris.</text:span><text:span text:style-name="T45"> 4 Aphronitri<text:line-break/>sib.j, mannae thuris .lib. j., lixiviae stactae libram unam,<text:line-break/>quidam </text:span><text:span text:style-name="T45">etiam </text:span><text:span text:style-name="T45">aceti lib. j, addunt.- </text:span><text:span text:style-name="T7">Aliud ex sede ad ex-<text:line-break/>trahendum^</text:span><text:span text:style-name="T45"> Salis communis drach. lxxx, cerussae </text:span><text:span text:style-name="T7">3</text:span><text:span text:style-name="T45"> lxxx..<text:line-break/>olei, rnteris heminas xl, alias iij, atramenti sutorii 3 xxiv,</text:span></text:p>
      <text:p text:style-name="P12"/>
      <text:p text:style-name="P13"><text:span text:style-name="T45">aceti heminae </text:span><text:span text:style-name="T22">β. </text:span><text:span text:style-name="T45">Aiiud </text:span><text:span text:style-name="T7">ex </text:span><text:span text:style-name="T7">sult </text:span><text:span text:style-name="T7">aliter</text:span><text:span text:style-name="T70">1</text:span><text:span text:style-name="T7">.</text:span><text:span text:style-name="T45"> 4 Cerussae </text:span><text:span text:style-name="T7">3</text:span><text:span text:style-name="T45"> viih<text:line-break/>salis jommunis drach.-1,, olei veteris heminas viij, aliter<text:line-break/>duas, aristolochiae 'siiachr vSl, • propolis' drach x. Hoc Silo,<text:line-break/>commendabat. Aiiud ex </text:span><text:span text:style-name="T7">terra pelagia difcutiens.</text:span><text:span text:style-name="T45"> 4 Ar-<text:line-break/>genti spumae minas iv, terrae pelagiae quartam portionem,<text:line-break/>salis ammonlaci quartam portionem, cerussae, </text:span><text:span text:style-name="T45">quartam </text:span><text:span text:style-name="T45">por-<text:line-break/>tionem, cerae quartam portionem, aceti heminam, olei-he-<text:line-break/>minas iv. </text:span><text:span text:style-name="T7">Aliud 'Cyrti ad attrahendum.</text:span><text:span text:style-name="T45"> 4 Iridis Illyricae<text:line-break/>draeh. 1, mannae- draclu 1, terebinthinae draclu l, aphronili<text:line-break/>draclu</text:span><text:span text:style-name="T22">-ί, </text:span><text:span text:style-name="T45">pumicis drach. 1/guttae ammoniaci drach. xxv,<text:line-break/>galbani 3 </text:span><text:span text:style-name="T45">xvj, </text:span><text:span text:style-name="T45">ullas vbcanchryos 5 xijg, cerae drach. cen-<text:line-break/>tum, alii </text:span><text:span text:style-name="T45">octo, olei </text:span><text:span text:style-name="T45">heminam unam. .Aiiud diadaphnidoni<text:line-break/>id est ex </text:span><text:span text:style-name="T45">baceis iauii. </text:span><text:span text:style-name="T45">4 Resinae, nitri fusi, cerae recen-<text:line-break/>centis, baccarum lauri, colophoniae, sevi vitulini, guttae<text:line-break/>arnmoniaci, singulorum J lxx. Cyprii decimam fextar he-<text:line-break/>minae partein, nonnulli autem visci j 1; </text:span><text:span text:style-name="T45">Aiiud </text:span><text:span text:style-name="T45">attrahenti<text:line-break/></text:span><text:span text:style-name="T7">Harpali.</text:span><text:span text:style-name="T45"> 4 Guttae ammoniaci draclu viij. cerae </text:span><text:span text:style-name="T7">3 iv, iri-<text:line-break/>dis $ iv,</text:span><text:span text:style-name="T45"> mannae </text:span><text:span text:style-name="T7">3</text:span><text:span text:style-name="T45"> iv, piperis </text:span><text:span text:style-name="T7">3</text:span><text:span text:style-name="T45"> iv. sulsuris vivi drach. iv;</text:span></text:p>
      <text:p text:style-name="P12"><text:span text:style-name="T45">pumicis </text:span><text:span text:style-name="T45">drach. iv,- </text:span><text:span text:style-name="T45">terebinthinae </text:span><text:span text:style-name="T7">3 vir),</text:span><text:span text:style-name="T45"> olei parum. </text:span><text:span text:style-name="T7">Altud<text:line-break/></text:span><text:span text:style-name="T7">attrahens </text:span><text:span text:style-name="T7">Harpali.</text:span><text:span text:style-name="T45"> 4 </text:span><text:span text:style-name="T45">Terebinthinae minas </text:span><text:span text:style-name="T45">viij, </text:span><text:span text:style-name="T45">pumicis<text:line-break/>3 xv, </text:span><text:span text:style-name="T45">nitri 3 xvj guttae </text:span><text:span text:style-name="T45">ammonlaci </text:span><text:span text:style-name="T7">3</text:span><text:span text:style-name="T45"> </text:span><text:span text:style-name="T45">xvj; cerae J iv, • </text:span><text:span text:style-name="T45">olei<text:line-break/></text:span><text:span text:style-name="T45">parum,- </text:span><text:span text:style-name="T45">minii quod possit ea </text:span><text:span text:style-name="T45">colorare,</text:span><text:span text:style-name="T45">arida</text:span><text:span text:style-name="T45">'cnm'aceto-sub—<text:line-break/>iguntur. </text:span><text:span text:style-name="T7">Aliud.</text:span><text:span text:style-name="T45"> 4 Siuapeos 5 </text:span><text:span text:style-name="T45">iiij nitri stiv, </text:span><text:span text:style-name="T45">cerae </text:span><text:span text:style-name="T45">draclu<text:line-break/></text:span><text:span text:style-name="T45">viij, terebinthina® </text:span><text:span text:style-name="T45">3 </text:span><text:span text:style-name="T45">baccarum </text:span><text:span text:style-name="T45">lauri </text:span><text:span text:style-name="T7">3</text:span><text:span text:style-name="T45"> iv, calcis vi </text:span><text:span text:style-name="T45">rae<text:line-break/></text:span><text:span text:style-name="T45">drach. iv, olei </text:span><text:span text:style-name="T45">decimam </text:span><text:span text:style-name="T45">sensam heminae portionem; Cyprii<text:line-break/>draeh.'.”- </text:span><text:span text:style-name="T45">octo. </text:span><text:span text:style-name="T7">Aliud ad pus </text:span><text:span text:style-name="T7">discutiendum'</text:span><text:span text:style-name="T45"> 4 Cerae, tere-<text:line-break/>binthinae </text:span><text:span text:style-name="T45">resinae, </text:span><text:span text:style-name="T45">picis </text:span><text:span text:style-name="T45">siccae, </text:span><text:span text:style-name="T45">seni vitulini, nitri rufi, bac-<text:line-break/>carum lauri, </text:span><text:span text:style-name="T45">calcis </text:span><text:span text:style-name="T7">vivae,</text:span><text:span text:style-name="T45"> pumicis, </text:span><text:span text:style-name="T45">guttae ammoniaci, sin-<text:line-break/>gulorum </text:span><text:span text:style-name="T45">aequale </text:span><text:span text:style-name="T45">pondus. </text:span><text:span text:style-name="T7">Aliud </text:span><text:span text:style-name="T7">Uodami vel' Nicomedis<text:line-break/>regis.</text:span><text:span text:style-name="T45"> </text:span><text:span text:style-name="T45">4 Cerae </text:span><text:span text:style-name="T7">3 </text:span><text:span text:style-name="T7">c,</text:span><text:span text:style-name="T45"> nitri </text:span><text:span text:style-name="T45">rufi </text:span><text:span text:style-name="T7">3</text:span><text:span text:style-name="T45"> eri </text:span><text:span text:style-name="T45">resinae </text:span><text:span text:style-name="T45">frictae draeh.<text:line-break/>centum, </text:span><text:span text:style-name="T45">guttae ammoniaci 5 xxv. </text:span><text:span text:style-name="T45">propolis drach. </text:span><text:span text:style-name="T45">xxv, </text:span><text:span text:style-name="T45">uifcr<text:line-break/>quercini </text:span><text:span text:style-name="T45">drach. </text:span><text:span text:style-name="T45">xij </text:span><text:span text:style-name="T22">β, </text:span><text:span text:style-name="T45">olei sextarium </text:span><text:span text:style-name="T45">j, lixiviae stactae fex-<text:line-break/>tarinm j. </text:span><text:span text:style-name="T45">Aiiud </text:span><text:span text:style-name="T7">discutieris Melicertdas.</text:span><text:span text:style-name="T45"> </text:span><text:span text:style-name="T45">Olei </text:span><text:span text:style-name="T45">veleris<text:line-break/>3 c, algenti fpumae </text:span><text:span text:style-name="T7">3</text:span><text:span text:style-name="T45"> </text:span><text:span text:style-name="T45">xcj, guttae ammoniaci, galbam atrius-<text:line-break/>que 3 </text:span><text:span text:style-name="T45">xix. </text:span><text:span text:style-name="T7">Aliud.</text:span><text:span text:style-name="T45"> 4 </text:span><text:span text:style-name="T45">Argenti fpumae </text:span><text:span text:style-name="T7">3 c,</text:span><text:span text:style-name="T45"> salis communis<text:line-break/>3 lx, olei </text:span><text:span text:style-name="T45">veteris heminas </text:span><text:span text:style-name="T45">fex, alitor unam. </text:span><text:span text:style-name="T7">Aliud attra-</text:span></text:p>
      <text:p text:style-name="P12"><text:span text:style-name="T7">hens et discutient ad </text:span><text:span text:style-name="T7">multa </text:span><text:span text:style-name="T7">utile,•</text:span><text:span text:style-name="T45"> 4 </text:span><text:span text:style-name="T45">Argenti spumae </text:span><text:span text:style-name="T45">lib. j,<text:line-break/>cerussae lib. </text:span><text:span text:style-name="T45">j, </text:span><text:span text:style-name="T45">galbani lilu j, salis fossilis </text:span><text:span text:style-name="T45">selibram, </text:span><text:span text:style-name="T45">aerugi-<text:line-break/>nis rasae libram. dimidram, olei sextarios </text:span><text:span text:style-name="T45">tres</text:span><text:span text:style-name="T45">,, atramenti<text:line-break/>sutorii j? i' </text:span><text:span text:style-name="T7">Aliud ad discutiendum </text:span><text:span text:style-name="T7">e </text:span><text:span text:style-name="T7">struthio, it.</text:span><text:span text:style-name="T45"> Argenti<text:line-break/>spumae lilu i</text:span><text:span text:style-name="T45">j, olei </text:span><text:span text:style-name="T45">lib. iij, cerussae § iv, picis </text:span><text:span text:style-name="T7">f</text:span><text:span text:style-name="T45"> </text:span><text:span text:style-name="T45">iv, tureblu-.<text:line-break/>thinae § iv, cerae § ij, </text:span><text:span text:style-name="T45">mannae </text:span><text:span text:style-name="T45">§ </text:span><text:span text:style-name="T45">iij, </text:span><text:span text:style-name="T45">ari stolo </text:span><text:span text:style-name="T45">miae ? </text:span><text:span text:style-name="T7">ij, </text:span><text:span text:style-name="T7">strn-<text:line-break/></text:span><text:span text:style-name="T45">thsi § ij, gallae iij, vini boni heminas iij, vinum ultimur.t<text:line-break/>infundito, .Aiiud </text:span><text:span text:style-name="T7">ad discutiendum </text:span><text:span text:style-name="T7">ut </text:span><text:span text:style-name="T7">Scribonius^</text:span><text:span text:style-name="T45"> </text:span><text:span text:style-name="T45">4 </text:span><text:span text:style-name="T45">Ar—<text:line-break/>genti spumae, </text:span><text:span text:style-name="T45">lib. </text:span><text:span text:style-name="T45">v, olei lib. v, pityinae </text:span><text:span text:style-name="T45">siccae </text:span><text:span text:style-name="T45">lib, v, pro-<text:line-break/>polis lib. viij, visci de quercu lecti si iij. </text:span><text:span text:style-name="T7">Aliud trahens<text:line-break/>etAiscutiens,</text:span><text:span text:style-name="T45"> </text:span><text:span text:style-name="T22">2ί </text:span><text:span text:style-name="T45">Cerae novae </text:span><text:span text:style-name="T7">3</text:span><text:span text:style-name="T45"> </text:span><text:span text:style-name="T45">c, resinae pityinae siccae<text:line-break/>5 </text:span><text:span text:style-name="T7">c,</text:span><text:span text:style-name="T45"> nitri 3 c, olei heminas nj, nonnulli'thuris,3 </text:span><text:span text:style-name="T7">c,</text:span><text:span text:style-name="T45"> lixi-<text:line-break/>viae .stactae heminas iij. </text:span><text:span text:style-name="T7">Ad duritias,</text:span><text:span text:style-name="T45"> guttae ammoniaci<text:line-break/>3 </text:span><text:span text:style-name="T59">x</text:span><text:span text:style-name="T45">ll, miscetu, galbani tantundem, aeruginis rasae, prcpo-<text:line-break/>leos, nisui de quercu lecti, paria pondera. </text:span><text:span text:style-name="T7">Aliud adsiru-<text:line-break/>mas </text:span><text:span text:style-name="T7">• </text:span><text:span text:style-name="T7">siJinuiiaiu. quo utor scequeutgr.</text:span><text:span text:style-name="T45"> 4 Terebinthinae<text:line-break/>lib. j, cerae lilu viij, propolis lilu -j, galbani lib. </text:span><text:span text:style-name="T7">viij, visci<text:line-break/></text:span><text:span text:style-name="T45">de </text:span><text:span text:style-name="T45">quercu lecti lilu viij. - His liquefactis, faecis ustae § ij,'</text:span></text:p>
      <text:p text:style-name="P12"><text:span text:style-name="T45">inspergito, aphronitri lib. viij. Delude ubi caroonibus im-<text:line-break/>posueris, olei heminas iij, injicito , postea sublatis cucume-<text:line-break/>ris agrestis radicis nnclam inspergito, gladioli radicis § iv,<text:line-break/>Asii floris tantundem. </text:span><text:span text:style-name="T7">Aliud Antipatri. 4</text:span><text:span text:style-name="T45"> Nitri,. terebin-<text:line-break/>thinae, olei veteris, siugul. lib.- </text:span><text:span text:style-name="T7">j,</text:span><text:span text:style-name="T45"> aquae sextarium et am-<text:line-break/>plius, ubi cocta non ebullierit, immittito guttaeammouisci<text:line-break/></text:span><text:span text:style-name="T22">ξ </text:span><text:span text:style-name="T45">ij; galbani § </text:span><text:span text:style-name="T7">j, bdellii</text:span><text:span text:style-name="T45"> J j, thuris § ij, fanda achae § ij,<text:line-break/>lapidis 'Asii § ij. Asius</text:span><text:span text:style-name="T45">. </text:span><text:span text:style-name="T45">et fandaraeha ex oleo. pauco laevi-<text:line-break/>gairtur, liquabilia raduntur </text:span><text:span text:style-name="T7">et'</text:span><text:span text:style-name="T45"> aridis miscentur. </text:span><text:span text:style-name="T7">Aliud ad<text:line-break/>Ugerendum Ajilipatri.</text:span><text:span text:style-name="T45"> 4 Molybdaenae </text:span><text:span text:style-name="T7">3</text:span><text:span text:style-name="T45"> ccc, cerae J cl,<text:line-break/>terebinthinae 3 </text:span><text:span text:style-name="T65">τπ</text:span><text:span text:style-name="T22">ι </text:span><text:span text:style-name="T45">chalcitidis </text:span><text:span text:style-name="T7">3 vj, galbani 3 viij, rnyr-<text:line-break/></text:span><text:span text:style-name="T45">rhae </text:span><text:span text:style-name="T7">3</text:span><text:span text:style-name="T45"> viij, rnaunae </text:span><text:span text:style-name="T7">3</text:span><text:span text:style-name="T45"> viij, olei per hiemem heminas iv,<text:line-break/></text:span><text:span text:style-name="T7">per</text:span><text:span text:style-name="T45"> aestatem tres. </text:span><text:span text:style-name="T7">Aliua Xenocratis, dolo em scdans ad<text:line-break/>discutiendum, ut Qasiua. Medicamentum Posusiomi ad<text:line-break/>pidagrarn.</text:span><text:span text:style-name="T45"> 4 Cerussae 5 cl, cerae libras tres, terebinthi-<text:line-break/>uae lraeh. triginta, aphronitri drach. triginta, olei veleris<text:line-break/>heminas tres. </text:span><text:span text:style-name="T7">Aliud ad digerendum meliceridas. Ale-<text:line-break/>xandri. 4</text:span><text:span text:style-name="T45"> Salis Hispani libram unam, urgenti fpumae li--</text:span></text:p>
      <text:p text:style-name="P12"><text:span text:style-name="T45">oram unam., cerussae libram unam, cerae unciam unam,<text:line-break/>terebinthinae unciam 'unam, galbani veI etiam opopanacis<text:line-break/>uncias duas, sinapeos uncias sex , olei veteris libras tres,<text:line-break/>aceti sextarios octo. </text:span><text:span text:style-name="T7">Aliud, sanitas, degerens et extrahens<text:line-break/>ad mammillas ex</text:span><text:span text:style-name="T45"> viseo. 4 Argenti fpumae libras duas,<text:line-break/>olei libras duas, visci quercini trientem, gallae trientem.<text:line-break/></text:span><text:span text:style-name="T7">Aliud pus vacuans sine ruptura, ut Asclepiades.</text:span><text:span text:style-name="T45"> 4 Re-<text:line-break/>sinae iibras duas, cerae libras duas, nitri libras octo, bu-<text:line-break/>tyri libram unam, adipis leonini libras fex, olei veteris<text:line-break/>libram </text:span><text:span text:style-name="T45">’&gt;</text:span><text:span text:style-name="T45">unam, simul liquefacito. Quotidie emplastri modo,<text:line-break/>imponens medicamentum, utitor.- </text:span><text:span text:style-name="T7">Aliud exprejsiorium</text:span><text:span text:style-name="T45"> nti-<text:line-break/></text:span><text:span text:style-name="T7">mores et absceffus, maxime in genu et articulamentis sina<text:line-break/>mcistoria extrahens a phlegmone praesci vat, vulneribus<text:line-break/>utiliter admovetur.</text:span><text:span text:style-name="T45"> 4 Plumbi stercoris drach centum, tus’<text:line-break/>rebinthluae draclu. centum, olei veteris heminas duas, po-<text:line-break/>stremo resinam, </text:span><text:span text:style-name="T7">rlhud digerens, cutem rumpens, cicatri-<text:line-break/>cem ducit, humores evocat, suo utor.</text:span><text:span text:style-name="T45"> 4 Visci quercini<text:line-break/>drach. sexaginta, picis drach. quinquaginta, guttae ammo-<text:line-break/>niaci drac:h. ceutum, cerae drach. quinquaginta, resinae<text:line-break/>frictae drach. quludecim, Iapidis pyritis draclu decem, ga'</text:span></text:p>
      <text:p text:style-name="P12"><text:span text:style-name="T45">bani drach. octo, mannae draclu quatuor, iridis Illyricae<text:line-break/>draeh. quatuor, </text:span><text:span text:style-name="T22">ί </text:span><text:span text:style-name="T45">canchryos drach. quatuor, stercoris colum-<text:line-break/>bini drach. 'quatuor,-alibi et messis heminas, quatuor. -In<text:line-break/>aliis quibusdam et propoleos • drach.' \viginti,. liquefactis,<text:line-break/>quae liquabilia sunt, sicca insperge.</text:span><text:span text:style-name="T59">1</text:span><text:span text:style-name="T45"> ?</text:span></text:p>
      <text:h text:style-name="P4" text:outline-level="2">Cap. X<text:span text:style-name="T121">V</text:span>.</text:h>
      <text:p text:style-name="P9"><text:span text:style-name="T106">[</text:span><text:span text:style-name="T7">Quaescripserit Asclepiades attrahentia.</text:span><text:span text:style-name="T45">]</text:span><text:span text:style-name="T7"><text:line-break/>Album attrahens, facit Ad strumas</text:span><text:span text:style-name="T45"> et parotidas </text:span><text:span text:style-name="T7">at par-'<text:line-break/>tioulares abscejsus, curat sistulas at aegilopas, ut sine<text:line-break/>incisione liberet, vatei vd rheunuxtioa at curatu dijsicisu-<text:line-break/>lia, benefacit hydropicis.</text:span><text:span text:style-name="T45"> 4 ArgeKti spumae drach. lxxx,<text:line-break/>cerussae drach lxxx, salia draclu •&gt; octoginta , olei veteris<text:line-break/>fextarium unum; Sal, cerusse. urgenti (pinna ex oleo ipsis”<text:line-break/>adjectu teruntur, deinde curiose mixta et in vas sictilo<text:line-break/>conjecta coquuntur nioventurque assidue, donec non lu-<text:line-break/>quinent, dehinc! in mortarium transfusa rursusque tunsa<text:line-break/>excipiuntur et usui sunt. Aiiud. </text:span><text:span text:style-name="T7">4</text:span><text:span text:style-name="T45"> Argenti spumae draclu :<text:line-break/>centum, cerussae drach. decem, salis draeh. quinquaginta,<text:line-break/>olei heminas tres, erae drach, quinquaginta, terebinthinae<text:line-break/>drach; duodecim, praeparato ad modum praedictum </text:span><text:span text:style-name="T7">Aliud</text:span></text:p>
      <text:p text:style-name="P12"><text:span text:style-name="T45">4 Mannae drach. sedecim, aluminis </text:span><text:span text:style-name="T45">scissilis </text:span><text:span text:style-name="T45">drach. octo,<text:line-break/>olei veteris heminas duas. Aiiud, 4 Argent. spumae-si-<text:line-break/>bramunam,. cerussae libram </text:span><text:span text:style-name="T45">j, </text:span><text:span text:style-name="T45">falis fossilis libram ruam,<text:line-break/></text:span><text:span text:style-name="T45">cerae </text:span><text:span text:style-name="T45">draclu quinquaginta, terebinthinae.draclu viginti quin-<text:line-break/>que, mannae draclu federiin</text:span><text:span text:style-name="T45">, </text:span><text:span text:style-name="T45">aluminis </text:span><text:span text:style-name="T45">fissili </text:span><text:span text:style-name="T45">drach. octo<text:line-break/>olei veteris heminas duas et </text:span><text:span text:style-name="T45">umidiam. </text:span><text:span text:style-name="T45">,</text:span><text:span text:style-name="T7">Aliud Lucii ad<text:line-break/>praedictas dispositiones </text:span><text:span text:style-name="T7">medicamentum </text:span><text:span text:style-name="T7">compositum , facit<text:line-break/>ad ulcera rheumatica, diuturna ei vix sanabilia</text:span><text:span text:style-name="T45"> 4 </text:span><text:span text:style-name="T7">Ar-<text:line-break/>genti</text:span><text:span text:style-name="T45"> fpumae </text:span><text:span text:style-name="T7">3</text:span><text:span text:style-name="T45"> </text:span><text:span text:style-name="T45">c, cerussae. </text:span><text:span text:style-name="T7">3 c,</text:span><text:span text:style-name="T45"> falis arnmoniaci </text:span><text:span text:style-name="T7">3 c, atra-<text:line-break/></text:span><text:span text:style-name="T45">menti futorii 5’to, pityinae 5 c, olei veteris </text:span><text:span text:style-name="T45">fextar </text:span><text:span text:style-name="T7">&gt;s</text:span><text:span text:style-name="T45"> iij,<text:line-break/>aceti' sextarium j, cerae 3 -1; praeparato ad. modum praeni-<text:line-break/>ctum. </text:span><text:span text:style-name="T7">Aliud:salubre medicamentum ad praedictos afsc- </text:span><text:span text:style-name="T7">i<text:line-break/></text:span><text:span text:style-name="T7">ciuis compositum.</text:span><text:span text:style-name="T45"> 4' • Argenti fpumae 5 m terussae 5 c, fa-<text:line-break/>lis 5'ec aluminis liquidi 3 </text:span><text:span text:style-name="T7">e'</text:span><text:span text:style-name="T70">:</text:span><text:span text:style-name="T7">,</text:span><text:span text:style-name="T45"> uiri veteris sextarios, decem-<text:line-break/>aceti sextarium tinum, cerae selibram; resinae terebinthinae<text:line-break/>tesseram, conficito ad modum praedictum. </text:span><text:span text:style-name="T7">Aliud nigrum<text:line-break/>attrahens. Ualet ad strumas, parotidas et particulares<text:line-break/>abscestsus, Aijsalvit .mnem duritiem. Praestat item ma-</text:span></text:p>
      <text:p text:style-name="P12"><text:span text:style-name="T7">lagmatis boni vicem, sicut usus esi Antonius herbarius.<text:line-break/>Item facit ad articulorum idtiar'</text:span><text:span text:style-name="T45"> 4 Salis fossilis libe j,<text:line-break/>argenti spumae libram unam, strigmenti purissimi'libras<text:line-break/>quatuor, galbani drach..quinquaginta. Salem et argenti spu-<text:line-break/>mam conterito, deinde strigmento adjectu studiose rursus<text:line-break/>tundito, in vas fictile conjecta, ignique suprapofita coquito;<text:line-break/>movens fine requie, et quum non amplius inquinat, ab<text:line-break/>igne deposito galbanum ligneo pistillo tunsum addito, ubi<text:line-break/>soluta fuerint, in pilam transfundito, ibique contusis uti-<text:line-break/>tor. Aiiud, quo </text:span><text:span text:style-name="T7">usus esi Andromuc.ius. Facit adsirwncts,<text:line-break/>parotidas, mammarum duritias, particulares abj'cejsus.<text:line-break/>Contentum humorem extrahit,</text:span><text:span text:style-name="T45"> sinu.&gt; </text:span><text:span text:style-name="T7">jungir, juvat sisiulas,<text:line-break/>'legilopas. Facit ad fluentia ulcerat</text:span><text:span text:style-name="T45"> vetera et </text:span><text:span text:style-name="T7">vix sana-<text:line-break/>bilia.</text:span><text:span text:style-name="T45"> 4 Cerussae drach. octoginta, falis fossilis draclu octo-<text:line-break/>ginta, atramenti sutorii draclu duodecim, olei veleris he-<text:line-break/>minas tres, aceti heminas quatuor. Salem in tenuissimum<text:line-break/>pulverem redactum cerussamque ex oleo coquito, ac dum<text:line-break/>non inquinet, moveto. Ubi bene .habuerint, depositis ab</text:span></text:p>
      <text:p text:style-name="P17"><text:span text:style-name="T45">/ </text:span><text:span text:style-name="T45">• . </text:span><text:span text:style-name="T45">. .<text:line-break/></text:span><text:span text:style-name="T45">igne atramentum </text:span><text:span text:style-name="T45">- </text:span><text:span text:style-name="T45">sutorium aceto tritum immittito, et </text:span><text:span text:style-name="T45">exi-<text:line-break/></text:span><text:span text:style-name="T45">guum continue inspergens, cave, ne effervescat,- deinde </text:span><text:span text:style-name="T45">in<text:line-break/></text:span><text:span text:style-name="T45">mortarium transfusa, rursusque tunsa, excipito et utitor. .</text:span></text:p>
      <text:h text:style-name="P4" text:outline-level="2">Cap. XVI.</text:h>
      <text:p text:style-name="P9"><text:span text:style-name="T45">[Quae </text:span><text:span text:style-name="T7">scripsit Asclepiades discutientia,<text:line-break/></text:span><text:span text:style-name="T7">ex </text:span><text:span text:style-name="T7">illius verbis y sirumortbus dijsulutis et in humorum </text:span><text:span text:style-name="T7">dsu<text:line-break/></text:span><text:span text:style-name="T7">gesiis, insca scriptae compositiones conveniunt. Cerine<text:line-break/>Ctesiphontis. Valet ad strumas 'ganglia, parotidas, mam-<text:line-break/>marum abscefsus, 'ut nullum aliud medicamentum, tumo -<text:line-break/></text:span><text:span text:style-name="T7">res </text:span><text:span text:style-name="T7">resolvit et quicqu,id hurnidi‘continetur, rarefaciendo<text:line-break/>elicit. Sinus glutinat, juvat sisiulas et</text:span><text:span text:style-name="T45"> aegiiopas,. ut </text:span><text:span text:style-name="T7">citra<text:line-break/></text:span><text:span text:style-name="T7">incisionem Uberet, esi etiam malagma utile </text:span><text:span text:style-name="T7">isiehiadicis </text:span><text:span text:style-name="T7">san<text:line-break/>soxariis, id esi coxae morbo laborantibus, podagricis, ar-<text:line-break/>thriticis, posi accejsiones impositum toto affectu levat.</text:span><text:span text:style-name="T45"> Haec<text:line-break/>recipit cerae libram unam, terebinthinae libram . </text:span><text:span text:style-name="T45">unam,<text:line-break/></text:span><text:span text:style-name="T45">nitri libram unam, olei .veteris libram .unam, aquae hemi-<text:line-break/>nam unam. Nitrum </text:span><text:span text:style-name="T45">et </text:span><text:span text:style-name="T45">aquam terito, ut. ex toto solvantur,<text:line-break/></text:span><text:span text:style-name="T45">et </text:span><text:span text:style-name="T45">in' </text:span><text:span text:style-name="T45">vas </text:span><text:span text:style-name="T45">fictile, conjecta igni </text:span><text:span text:style-name="T45">imponito, </text:span><text:span text:style-name="T45">vase, </text:span><text:span text:style-name="T45">cooperto eo-</text:span></text:p>
      <text:p text:style-name="P12"><text:span text:style-name="T45">quito, ex intervallis moveto. Quum autem strepere, adeo<text:line-break/>defient, liquabilia injicito, movens assidue, donec non in-<text:line-break/>quinent, lu mortarium transfusa rursus tundito, inde ex-<text:line-break/>cipiens utitur.. Vel hac ratione praeparatur, quae liquari<text:line-break/>possunt,'prius liquefacimus, et qinim dissoluta suerint, ni-<text:line-break/>trum ex aqua iaerigaturn. adjiciemus, idque paulatim mo-<text:line-break/>ventes assidue,, caventesque ne effervescat. </text:span><text:span text:style-name="T7">Alia, puvrtsiu<text:line-break/>esi Menecrates, praecipue in strumis et mammarum du-<text:line-break/>ritie r quippe perforat eas et eontantum humorem excer-<text:line-break/>nit, senus jungit, et ad cicatricem perducit, 4</text:span><text:span text:style-name="T45"> Cerae li_<text:line-break/>bram unam, resinae terebinthinae libram unam, resinae<text:line-break/>lignosae libram unam, galbani libram unam, olei veleris<text:line-break/>libram unam, aphronitri libram unam, myrrhae clueris<text:line-break/>.extarium, qui pendit uncias tres.. Resinas in vas aereum<text:line-break/>aut‘ fictile injectas ignique impositas liquefacito. Ubi per-<text:line-break/>colaveris quantum fatis est galbano emolliendo, postea.li-<text:line-break/>-quabilia simul mixta, quousque non inquinent, coquito,</text:span></text:p>
      <text:p text:style-name="P13"><text:span text:style-name="T45">Ieinde ab igne reposite refrigerari sinito, et his apsrroni-</text:span></text:p>
      <text:p text:style-name="P12"><text:span text:style-name="T45">trum adjungito; movens continue,' et contusa cineribus </text:span><text:span text:style-name="T45">lae-<text:line-break/></text:span><text:span text:style-name="T45">vissimis injicito,- postquam permiscueris, excipito et utitor,<text:line-break/>tuinto quoque die solvito, deinde</text:span><text:span text:style-name="T45">-terito </text:span><text:span text:style-name="T45">donec,</text:span><text:span text:style-name="T45">tumores<text:line-break/></text:span><text:span text:style-name="T45">forati fuerint, postea quotidie inter </text:span><text:span text:style-name="T45">curandum </text:span><text:span text:style-name="T45">solvito. </text:span><text:span text:style-name="T7">Alia<text:line-break/></text:span><text:span text:style-name="T7">ex </text:span><text:span text:style-name="T7">Aphrontiro</text:span><text:span text:style-name="T7">: a </text:span><text:span text:style-name="T7">quibusdam Dionqsia dicta, meduiamen-<text:line-break/></text:span><text:span text:style-name="T7">tum. </text:span><text:span text:style-name="T7">ad </text:span><text:span text:style-name="T7">praedictos' </text:span><text:span text:style-name="T7">affectus </text:span><text:span text:style-name="T7">compositum, </text:span><text:span text:style-name="T7">quo usus </text:span><text:span text:style-name="T7">est<text:line-break/>Largus.</text:span><text:span text:style-name="T45"> </text:span><text:span text:style-name="T45">4 Cerae </text:span><text:span text:style-name="T45">libram </text:span><text:span text:style-name="T45">unam, terebinthinae libram </text:span><text:span text:style-name="T45">uni in,<text:line-break/>mannae </text:span><text:span text:style-name="T45">libram unam, aplu onitri </text:span><text:span text:style-name="T45">libram </text:span><text:span text:style-name="T45">unum, </text:span><text:span text:style-name="T45">olei- sex-<text:line-break/></text:span><text:span text:style-name="T45">tarium unum,, aquae lutulentae </text:span><text:span text:style-name="T45">sextarium unum, milyos<text:line-break/></text:span><text:span text:style-name="T45">erudi uncias duas, componito, sicut dixi. Aiiud ex </text:span><text:span text:style-name="T7">dsio,<text:line-break/></text:span><text:span text:style-name="T7">medicamentum ad </text:span><text:span text:style-name="T7">suraedicta </text:span><text:span text:style-name="T7">vitia ' </text:span><text:span text:style-name="T7">compositum. </text:span><text:span text:style-name="T7">4</text:span><text:span text:style-name="T45"> </text:span><text:span text:style-name="T45">Cerae<text:line-break/>lilu </text:span><text:span text:style-name="T45">j, terebinthinae </text:span><text:span text:style-name="T45">lib. </text:span><text:span text:style-name="T7">j,</text:span><text:span text:style-name="T45"> nitri </text:span><text:span text:style-name="T45">lib.j, </text:span><text:span text:style-name="T45">thuris selibram, </text:span><text:span text:style-name="T45">lapi—'<text:line-break/></text:span><text:span text:style-name="T45">pis Astii fleris selibram, olei Cyprini selibram, aquae </text:span><text:span text:style-name="T45">lu-<text:line-break/></text:span><text:span text:style-name="T45">tificae quod satis </text:span><text:span text:style-name="T45">esu </text:span><text:span text:style-name="T45">Arida cum </text:span><text:span text:style-name="T45">aqua </text:span><text:span text:style-name="T45">lutisica </text:span><text:span text:style-name="T45">dissolvun-<text:line-break/></text:span><text:span text:style-name="T45">tur, </text:span><text:span text:style-name="T45">ut </text:span><text:span text:style-name="T45">sordium </text:span><text:span text:style-name="T45">crassitudinem </text:span><text:span text:style-name="T45">habeant, et studiose </text:span><text:span text:style-name="T45">laevigau-<text:line-break/></text:span><text:span text:style-name="T45">tur, quae, liqueri </text:span><text:span text:style-name="T45">possunt, </text:span><text:span text:style-name="T45">liquefiunt, </text:span><text:span text:style-name="T45">et refrigeramur, tritis<text:line-break/>immittuntur, </text:span><text:span text:style-name="T45">ubi. contuderimus, excipientes </text:span><text:span text:style-name="T45">utimur.. Aiiud<text:line-break/></text:span><text:span text:style-name="T7">. dsiarMm Neapolitae, sacit ad eadem •</text:span><text:span text:style-name="T45"> 4 Cerae lib. J </text:span><text:span text:style-name="T22">β,</text:span></text:p>
      <text:p text:style-name="P12"><text:span text:style-name="T45">nitri rubri libram unam, Iapidis Asii floris lib. j </text:span><text:span text:style-name="T22">β, </text:span><text:span text:style-name="T45">man-<text:line-break/></text:span><text:span text:style-name="T7">dae'</text:span><text:span text:style-name="T45"> selibram, myrrhae § iij, olei veteris lilu j, aquae Tu-'<text:line-break/>ificae heminam j, praeparatur superior e-modo. </text:span><text:span text:style-name="T7">Aliud ad<text:line-break/>easdem affectiones.</text:span><text:span text:style-name="T45"> &gt; 4 Cerae 3 c-, terebinthinae </text:span><text:span text:style-name="T7">3 e,</text:span><text:span text:style-name="T45"> nitri<text:line-break/>spumae lib. j, olei veteris libram 'unam; mannae thuris li-<text:line-break/>hrain unam, lapidis Asii floris selibram,--galbani drach. duo-<text:line-break/>declui, propolis drach. duodecim; guttae, animonlari drach.<text:line-break/>duodecim, aquae Iutificae, quod Tussicit. Aiiud </text:span><text:span text:style-name="T7">gilvum ex<text:line-break/>libris Oamocratis, eadem efficiens,</text:span><text:span text:style-name="T45"> 4 Argenti spumae li-<text:line-break/>bram unam, cerussae libram unam, salis fossilis; libram<text:line-break/>unam, minii Sinopici selibram, serae uncias duas, galbani<text:line-break/>uncias duas, terebinthinae uncias duas, olei veteris hemi-<text:line-break/>nas tres, aceti quantum Sinopico solvendo sufficit, confi-'<text:line-break/>cito ut superiora. </text:span><text:span text:style-name="T7">Aliud ad eadem.</text:span><text:span text:style-name="T45"> 4 Argenti spumae<text:line-break/>lib. j, cerussae 'liram' unam, salis fossilis libram unam,<text:line-break/>minii Sinopici selibram, cerae uncias quatuor, galbani un-<text:line-break/>cias duas, resinae terebinthinae uncias duas, olei veleris'<text:line-break/>heminas tres, aceti quo rubrica dissolvatur, conficito, ut</text:span></text:p>
      <text:p text:style-name="P152"><text:span text:style-name="T45">dixi, </text:span><text:span text:style-name="T7">Aliud</text:span><text:span text:style-name="T45"> </text:span><text:span text:style-name="T45">ex, </text:span><text:span text:style-name="T7">rnasische </text:span><text:span text:style-name="T7">ad </text:span><text:span text:style-name="T7">eadem.</text:span><text:span text:style-name="T45"> 4 </text:span><text:span text:style-name="T45">Cerae </text:span><text:span text:style-name="T45">libram </text:span><text:span text:style-name="T45">unam,<text:line-break/></text:span><text:span text:style-name="T45">mastiches, </text:span><text:span text:style-name="T45">'mannae </text:span><text:span text:style-name="T45">thuris, Sinopidis, </text:span><text:span text:style-name="T45">aphronitri, singulorum<text:line-break/></text:span><text:span text:style-name="T45">fesseram</text:span><text:span text:style-name="T45">, </text:span><text:span text:style-name="T45">olei, </text:span><text:span text:style-name="T45">myrtei </text:span><text:span text:style-name="T45">uncias iij, rnarinac </text:span><text:span text:style-name="T45">aquae heminas<text:line-break/></text:span><text:span text:style-name="T45">tres. </text:span><text:span text:style-name="T7">Aliud </text:span><text:span text:style-name="T7">Neapolitae ad </text:span><text:span text:style-name="T7">eadem.</text:span><text:span text:style-name="T45"> 4 </text:span><text:span text:style-name="T45">. Argenti </text:span><text:span text:style-name="T45">1 pumae. </text:span><text:span text:style-name="T45">lis<text:line-break/>liram </text:span><text:span text:style-name="T45">unam, cerussae </text:span><text:span text:style-name="T45">libram </text:span><text:span text:style-name="T45">unam, </text:span><text:span text:style-name="T45">salis </text:span><text:span text:style-name="T45">fossilis </text:span><text:span text:style-name="T45">libran.<text:line-break/>unam, </text:span><text:span text:style-name="T45">minii Sinopici </text:span><text:span text:style-name="T45">felibram,. </text:span><text:span text:style-name="T45">cerae selibram, </text:span><text:span text:style-name="T45">pityinae<text:line-break/>selibram, </text:span><text:span text:style-name="T45">galbani </text:span><text:span text:style-name="T45">uncias </text:span><text:span text:style-name="T45">duas</text:span><text:span text:style-name="T45">,. </text:span><text:span text:style-name="T45">olei hem </text:span><text:span text:style-name="T45">luas </text:span><text:span text:style-name="T45">.tres, aceti<text:line-break/></text:span><text:span text:style-name="T45">quantum </text:span><text:span text:style-name="T45">fatis est.<text:tab/>-</text:span></text:p>
      <text:h text:style-name="P4" text:outline-level="2">Cap. XVII.</text:h>
      <text:p text:style-name="P153"><text:span text:style-name="T7">\si&gt;isicujseriu </text:span><text:span text:style-name="T7">scripta </text:span><text:span text:style-name="T7">et </text:span><text:span text:style-name="T7">Oamocratt \<text:line-break/>Ad digerendum melinum 'rmplasirum efficax</text:span><text:span text:style-name="T45"> </text:span><text:span text:style-name="T45">r ,'v<text:line-break/></text:span><text:span text:style-name="T7">Irsaittiurn</text:span><text:span text:style-name="T45"> </text:span><text:span text:style-name="T45">sirurnas </text:span><text:span text:style-name="T7">ion </text:span><text:span text:style-name="T7">'veteris, insuper</text:span><text:span text:style-name="T45"><text:tab/></text:span><text:span text:style-name="T45">&gt;-.ri ' </text:span><text:span text:style-name="T45">u</text:span></text:p>
      <text:p text:style-name="P154"><text:span text:style-name="T7">Et </text:span><text:span text:style-name="T7">luriiias </text:span><text:span text:style-name="T7">muscidorum, </text:span><text:span text:style-name="T7">item </text:span><text:span text:style-name="T7">et </text:span><text:span text:style-name="T7">cutis </text:span><text:span text:style-name="T7">'</text:span><text:span text:style-name="T45"><text:tab/>- </text:span><text:span text:style-name="T45">«su</text:span></text:p>
      <text:p text:style-name="P16"><text:span text:style-name="T7">Et </text:span><text:span text:style-name="T7">phlegmomas, quae durant multo </text:span><text:span text:style-name="T7">tempore, •’ </text:span><text:span text:style-name="T70">l</text:span><text:span text:style-name="T7">nsu''&gt;<text:line-break/></text:span><text:span text:style-name="T7">Carnem </text:span><text:span text:style-name="T7">replet, </text:span><text:span text:style-name="T7">ducit </text:span><text:span text:style-name="T7">cicatricem probe, ' '</text:span><text:span text:style-name="T45"> </text:span><text:span text:style-name="T45">v ,o .£<text:line-break/></text:span><text:span text:style-name="T45">Sic </text:span><text:span text:style-name="T7">consicitw Excellentis lithargyri - </text:span><text:span text:style-name="T7">.<text:line-break/></text:span><text:span text:style-name="T7">Plerumque- </text:span><text:span text:style-name="T7">libram, </text:span><text:span text:style-name="T7">item. </text:span><text:span text:style-name="T7">cefujsue selibram,<text:line-break/>Ad </text:span><text:span text:style-name="T7">haec </text:span><text:span text:style-name="T7">recepta, </text:span><text:span text:style-name="T7">pondo</text:span><text:span text:style-name="T45"> </text:span><text:span text:style-name="T45">iistram </text:span><text:span text:style-name="T7">quogue </text:span><text:span text:style-name="T7">novi ' </text:span><text:span text:style-name="T7">rr.</text:span></text:p>
      <text:p text:style-name="P17"><text:span text:style-name="T7">Pinguis olei. Immijsa esi ollae lithar gyrus<text:line-break/>Ex oleo coquitur, ubi jam sipijsitudinem<text:line-break/>Habet sardis, laevem aerujsum tum capit.<text:line-break/>Quum non inficiens, temperie At bona admodum,<text:line-break/>Pauloque durius</text:span><text:span text:style-name="T45"> videris, immittitur<text:line-break/></text:span><text:span text:style-name="T7">Cera </text:span><text:span text:style-name="T7">• </text:span><text:span text:style-name="T7">et pityina, quibus liquatis ollula<text:line-break/>Ab igne fervens tollitur ; </text:span><text:span text:style-name="T7">- </text:span><text:span text:style-name="T7">tunc protinus<text:line-break/>Amrnoniacum, tuin cera manibus, ut sclet.<text:line-break/>Atque digitis Jubaota juxta ignem inditur.<text:line-break/>Postea mwetur</text:span><text:span text:style-name="T45"> pharmacum </text:span><text:span text:style-name="T7">rudicula.</text:span></text:p>
      <text:p text:style-name="P16"><text:span text:style-name="T7">Rurfusque mollitur mantbus, sic conditur.</text:span></text:p>
      <text:p text:style-name="P13"><text:span text:style-name="T45">Aliud.</text:span></text:p>
      <text:p text:style-name="P16"><text:span text:style-name="T45">Aiiud ad </text:span><text:span text:style-name="T7">omnia haec Strumas ipsas vero<text:line-break/>Magis resolvit et laborantes juvat.<text:line-break/>Praecordia ne absaegsus, quibus esi cautio.<text:line-break/>Tumore quopiam, atque metu exerceat.<text:line-break/>Hanc obtinet confecturam, nigrum</text:span><text:span text:style-name="T45"> qnt® </text:span><text:span text:style-name="T7">est.<text:line-break/>Picis humidae, siecae, pondo</text:span><text:span text:style-name="T7">. </text:span><text:span text:style-name="T7">libras duas.</text:span></text:p>
      <text:p text:style-name="P17"><text:span text:style-name="T7">Densique vitrei duas bituminis.<text:line-break/>Frictae pityinae quatuor, cerae capit<text:line-break/>Tres, thuris unam libram et partem tertiam.<text:line-break/>Squamae aeris uncias pariter bis 'quatuor.<text:line-break/>'R.ecsisus olei communis quinque uncias.</text:span></text:p>
      <text:p text:style-name="P155"><text:span text:style-name="T7">Thus, fquama teritur, quibus itceti apponitur<text:line-break/>Mensura juxta., Ut curiosie trita sunt<text:line-break/>Et crajsiiudinem mellis tenent, coques.<text:line-break/>Ceram',.reliquaque tum simul oleo -novo.<text:line-break/>Et sic laevigatis calida siuprafundito.</text:span><text:span text:style-name="T45"><text:tab/></text:span><text:span text:style-name="T45">s</text:span></text:p>
      <text:p text:style-name="P75"><text:span text:style-name="T7">Ubi diligenter manibus omnia robore<text:line-break/>'iommiscue, is, contectum, pelle condito.</text:span></text:p>
      <text:p text:style-name="P16"><text:span text:style-name="T7">Nam exasperantur erusiula ttque obducitur.:<text:line-break/></text:span><text:span text:style-name="T45">Damocratis compositiones ex sale discussoriae.</text:span></text:p>
      <text:p text:style-name="P16"><text:span text:style-name="T7">Hoc praeparato simul, ut praestans pharmacum.<text:line-break/>Bonae cerujsue et argenti spumae bonae,<text:line-break/>Cujusque pondo, denatque sudis uncias.</text:span></text:p>
      <text:p text:style-name="P16"><text:span text:style-name="T7">Omnis vero esi scd albus multum pharmaco</text:span></text:p>
      <text:p text:style-name="P76"><text:span text:style-name="T7">Futuro utilis, atqui longe'praesiantior<text:line-break/>dmmoniacus, conjectus et. purus mari.</text:span></text:p>
      <text:p text:style-name="P16"><text:span text:style-name="T7">Et tres vetnsti libras olei portdere. ' </text:span><text:span text:style-name="T80">x</text:span><text:span text:style-name="T7"> •<text:line-break/></text:span><text:span text:style-name="T7">Oleum coquito, reliqua et trita simili</text:span><text:span text:style-name="T45"> mode<text:line-break/></text:span><text:span text:style-name="T7">Quo duriora adusque sini malagmuts.<text:line-break/>Nam seposita multo remollescunt magis</text:span></text:p>
      <text:p text:style-name="P156"><text:span text:style-name="T40">Aliud. .<text:tab/>'<text:tab/></text:span><text:span text:style-name="T40">'</text:span></text:p>
      <text:p text:style-name="P16"><text:span text:style-name="T7">Aliud melius, nam duritias discutit<text:line-break/>Cunctis valentius inveteratas nimis.<text:line-break/>Et bronchocelas et magnas melrceridas,<text:line-break/>Ut contumaces strumas, nea -non ancylas. </text:span><text:span text:style-name="T7">'<text:line-break/></text:span><text:span text:style-name="T7">Sic conficitur. Libram salis laevijsimi<text:line-break/>Tenuis, duas cerujsae, tot at galbnni.<text:line-break/>Fac unescis, totidem purae propoleos,<text:line-break/></text:span><text:span text:style-name="T7">- </text:span><text:span text:style-name="T7">Aristolochiae binas pariter uncias.</text:span></text:p>
      <text:p text:style-name="P16"><text:span text:style-name="T7">Praestantis olei libras annosi duae,<text:line-break/>Crajsi.siimum si suerit, addes alteram.</text:span></text:p>
      <text:p text:style-name="P16"><text:span text:style-name="T7">. Coquito similiter, temperatumque probe</text:span></text:p>
      <text:p text:style-name="P17"><text:span text:style-name="T45">Ab igne </text:span><text:span text:style-name="T7">tvllito, laevirgatam tunc quoquo<text:line-break/>Arisiolochiarr insperges, injeceris</text:span><text:span text:style-name="T45"> ubi<text:line-break/></text:span><text:span text:style-name="T7">Mdllita,-propolim scilicet atque galvanum<text:line-break/></text:span><text:span text:style-name="T45">Aliud ad difcutietfdum Damocratis ex calce viva.</text:span></text:p>
      <text:p text:style-name="P16"><text:span text:style-name="T7">TalAe bonum, strumas scivit per halitum,.<text:line-break/>Omnem tumo, em reprimit, nec non hepatis<text:line-break/>Vol splenis affectus aquosas ourut et<text:line-break/>Excretionem urinae valde promovet, -<text:line-break/>Ut inveteratas dijsalvit coxendices* </text:span><text:span text:style-name="T7">- -<text:line-break/></text:span><text:span text:style-name="T7">Nempe Ulpianus hoo juvenis indnstritta<text:line-break/>Utens auxilial eriw aegris plurimis.</text:span></text:p>
      <text:p text:style-name="P16"><text:span text:style-name="T7">Sed continet libram cerae unam Ponticae,<text:line-break/>Unamque frictae, praeterea unam pityinae.<text:line-break/>Calcis recentis vivae quoque pondo unciam,<text:line-break/>Uurninis sisti similiter unciam.<text:line-break/>Aequale pondo arsienioique Pontici*<text:line-break/>Ilis suaveolentis paulum aceti uffunuito.<text:line-break/>Majore tere in mortario, quoad fil sutis-</text:span></text:p>
      <text:p text:style-name="P17"><text:span text:style-name="T7">Ceraeque resinae rniscens paululum<text:line-break/>Olei, liquato flamma ignis quam acer Arni<text:line-break/>Ae temperans omnia</text:span><text:span text:style-name="T45">, faciens </text:span><text:span text:style-name="T7">malagmata.<text:line-break/>Neo pharmaci inquinatu,</text:span><text:span text:style-name="T45">is crassitudinem<text:line-break/></text:span><text:span text:style-name="T7">Reponito. Utens excipe novo splenio.</text:span></text:p>
      <text:p text:style-name="P16"><text:span text:style-name="T7">Ascbat optimus medicamenti pater<text:line-break/>Hdorbis</text:span><text:span text:style-name="T45"> aiutuzuis praesidium </text:span><text:span text:style-name="T7">suscipi<text:line-break/>[siud 'bscr~it. quibus item longa visceris<text:line-break/>Cujuslibet insiamrnatio praecordia<text:line-break/>Induraverit, auxiliari vel. rnux me.</text:span></text:p>
      <text:p text:style-name="P16"><text:span text:style-name="T7">Csuippe id sudores excitat, praecordiis<text:line-break/>Duritiem tollit, morbos salvtt protinus-<text:line-break/>Pietenta naturalia diu menstrua<text:line-break/>Paucis diebus adeo impositum provocat.<text:line-break/>Nos calce dempta, duplum odurnen indimus.<text:line-break/>Et melius pnarmaaum erat, haud faciens pusiulas-</text:span></text:p>
      <text:h text:style-name="P3" text:outline-level="1"><text:bookmark-start text:name="bookmark110"/>GALENI DE COMPOSITIONE MEDI-<text:line-break/>CAMENTORUM PER GENERA<text:line-break/>LIBER VII.<text:bookmark-end text:name="bookmark110"/></text:h>
      <text:h text:style-name="P4" text:outline-level="2">Cap. I.</text:h>
      <text:p text:style-name="P9"><text:span text:style-name="T45">Malagmata vocant medici quae partes-<text:line-break/>praeter naturam induratas emolliunt, calida omnia tempe-<text:line-break/>ramento mediocri praedita, non tamen exiccantia, </text:span><text:span text:style-name="T7">quem-<text:line-break/>admodum</text:span><text:span text:style-name="T45"> nec humectantia manifesto. Nam. quum exacte<text:line-break/>mollientia medium quodammodo ordinem inter humectan-<text:line-break/>tia siccantiaqne sortiantur, indurescentium substantiae veluti<text:line-break/>fusionem quandam moliuntur, Nominantur autem malactica,</text:span></text:p>
      <text:p text:style-name="P12"><text:span text:style-name="T45">id est </text:span><text:span text:style-name="T7">nvollientta,</text:span><text:span text:style-name="T45"> licet in aliis paululum;ad siccandi hume-<text:line-break/>ctandique virtutem inclinent, fi modo subjectam partium,<text:line-break/>quas contingunt, substantiam queant lifsundere, quod nimi-<text:line-break/>rmn propter moderatum. in eis calorem accidit. Ac quod<text:line-break/>ubi durities diffusa fuerit, discutiendum medicamentorum<text:line-break/>usus veniat, in quinto de simplicium facuitate medicamen-<text:line-break/>torum </text:span><text:span text:style-name="T45">et </text:span><text:span text:style-name="T45">in decimo quarto therapeutices methodi- libro<text:line-break/>comprehensum est. Indurescentia igitur; quae ex recta.</text:span><text:span text:style-name="T7">me-<text:line-break/>tendi</text:span><text:span text:style-name="T45"> methodo non curata scirrhum contrahunt, optime<text:line-break/>rurabuntur, si medicus spectet, quantum aegri corporis sub-<text:line-break/>stantia </text:span><text:span text:style-name="T45">a </text:span><text:span text:style-name="T45">mediocri humiditate ac siccitate recesserit, qnem-<text:line-break/>admodurn etiam- si affectus constitutionem, quatenus 'it an-<text:line-break/>cta, inspiciat, praeterea confideret luter ipsa medicamenta,<text:line-break/>quae magis,, quae </text:span><text:span text:style-name="T45">minus </text:span><text:span text:style-name="T45">emolliant. Hunc namque spectanti<text:line-break/>primns usus emollientis medicamenti conjecturalis quidem<text:line-break/>erit; sed cum artificio. At post nnnm aut alterum diem num<text:line-break/>itendere medicamenti virtutem an remittere conveniat,</text:span></text:p>
      <text:p text:style-name="P12"><text:span text:style-name="T45">intelliges, </text:span><text:span text:style-name="T45">ut in </text:span><text:span text:style-name="T45">prioribus </text:span><text:span text:style-name="T45">et medendi methodo dictum </text:span><text:span text:style-name="T45">est.<text:line-break/>Quapropter medici 'emollientia </text:span><text:span text:style-name="T45">et discutientia </text:span><text:span text:style-name="T45">medicamenta<text:line-break/>composuerunt, </text:span><text:span text:style-name="T45">ceu scopos ambos' sibi proponentes, </text:span><text:span text:style-name="T45">tum ut<text:line-break/>partis </text:span><text:span text:style-name="T45">duritiem, quae </text:span><text:span text:style-name="T45">jam in </text:span><text:span text:style-name="T45">scirrhum degenerat; </text:span><text:span text:style-name="T45">diffunde-<text:line-break/>rent, tum ut per halitum </text:span><text:span text:style-name="T45">discuterent, non </text:span><text:span text:style-name="T45">vicissirn utroque<text:line-break/>utentes, quemadmodiim me frequenter facere conspicitis,<text:line-break/></text:span><text:span text:style-name="T45">rerum </text:span><text:span text:style-name="T45">semper duo ipsa </text:span><text:span text:style-name="T45">composito </text:span><text:span text:style-name="T45">medicamento mollientes.</text:span></text:p>
      <text:p text:style-name="P13"><text:span text:style-name="T45">Notum porro' est </text:span><text:span text:style-name="T45">omnibus </text:span><text:span text:style-name="T45">in </text:span><text:span text:style-name="T45">mixtura vel </text:span><text:span text:style-name="T45">emollientia vel’<text:line-break/>discutientia esse </text:span><text:span text:style-name="T45">copiosiora </text:span><text:span text:style-name="T45">tum majoris </text:span><text:span text:style-name="T45">minorisque </text:span><text:span text:style-name="T7">ratio-<text:line-break/></text:span><text:span text:style-name="T45">nemih ipsis esse </text:span><text:span text:style-name="T22">ήοη </text:span><text:span text:style-name="T45">exiguarn. Constat </text:span><text:span text:style-name="T45">quoque </text:span><text:span text:style-name="T45">subinde paria<text:line-break/>facultatibus misceri, </text:span><text:span text:style-name="T45">ac </text:span><text:span text:style-name="T45">necesse est </text:span><text:span text:style-name="T45">sicut in </text:span><text:span text:style-name="T45">aliis medicamen-<text:line-break/>tis, ita in his etiam, 'si probe mederi </text:span><text:span text:style-name="T45">cupias, </text:span><text:span text:style-name="T45">plura ejusdem<text:line-break/>generis medicamenta vel certe </text:span><text:span text:style-name="T45">duo parata </text:span><text:span text:style-name="T45">habeas, vasidissi-<text:line-break/>mum puta totius generis et moderatissimum, ut ex varia<text:line-break/>ipsorum mistura convenienti facta, multa quae intra summa<text:line-break/>contineantur medicamenta </text:span><text:span text:style-name="T45">efficias. </text:span><text:span text:style-name="T45">Non enim adeps eandem<text:line-break/>facultatem bbtluet quam bdellium, 'styrax‘et gutta ammo-,<text:line-break/>niaci, quemadmodum nec </text:span><text:span text:style-name="T45">inter </text:span><text:span text:style-name="T45">ipsos adipes anserinus </text:span><text:span text:style-name="T7">et</text:span></text:p>
      <text:p text:style-name="P12"><text:span text:style-name="T45">gallinaceus vel pardi. vel </text:span><text:span text:style-name="T45">leonis </text:span><text:span text:style-name="T45">vel </text:span><text:span text:style-name="T45">hyaenae vel </text:span><text:span text:style-name="T45">alterius<text:line-break/>cujuspiam animalis, nam fecundum animalis temperamen-<text:line-break/>tum etiam adeps est, nempe calidiorum magis calefacit, sic-<text:line-break/>ciorum vero, evidentius siccat At vulgus medicorum novit<text:line-break/>leoninum adipem in utroque; alefacieudo dico et digerendo.<text:line-break/>longe esse valentiffimum. Proximum locum habet pardi<text:line-break/>adeps, adeo ut 'narum emolliat., bliuore autem lu calefa-<text:line-break/>nendo ac discutiendo praeditus virtute est anserinus, habet-<text:line-break/>que plus quiddam in molliendo, pari spatio ab hoc recedit<text:line-break/>adeps gallinaceus. Hi igitur omnes tenuiorum partium fub-<text:line-break/>stantiam inter quadrupeda animantia obtinent. At differen-.<text:line-break/>tia rursus permagna in illis est, quum suillus quidem mol-<text:line-break/>lissimus </text:span><text:span text:style-name="T7">ac</text:span><text:span text:style-name="T45"> hurnidissimus eoque aliorum imbecillimus sit,, ut<text:line-break/>teneris corporibus conveniat, cujusmodi habent mulieres,<text:line-break/>pueri, eunuchi et viri delicatiores in umbra, otio et frequen-<text:line-break/>tibus potabilis aquae balneis effoeminati. Caprarum vero et<text:line-break/>boum pingue quanto fuillo est validius, tauto magis corpo-</text:span></text:p>
      <text:p text:style-name="P12"><text:span text:style-name="T45">ribus natura </text:span><text:span text:style-name="T45">durioribus, </text:span><text:span text:style-name="T45">et inter duriora scirrhosioribus<text:line-break/>convenit, </text:span><text:span text:style-name="T45">taurorum </text:span><text:span text:style-name="T45">hircorumque. in validioribus tum cor-<text:line-break/>poribus, tum affectibus proficit. Eadem </text:span><text:span text:style-name="T45">vero </text:span><text:span text:style-name="T45">et aliis in' mi-<text:line-break/>noris rnajorisque ratione </text:span><text:span text:style-name="T45">luter </text:span><text:span text:style-name="T45">se est differentia. Porro ab<text:line-break/>imbecillioribus auspicabor,' si prius de duritiei ac scirrhi<text:line-break/>affectu quaedam praelibaverb. Nam </text:span><text:span text:style-name="T45">quum </text:span><text:span text:style-name="T45">phlegmone labo-<text:line-break/>rantibus </text:span><text:span text:style-name="T45">et </text:span><text:span text:style-name="T45">indurescentibus commune sit </text:span><text:span text:style-name="T45">accideris, </text:span><text:span text:style-name="T45">digitis"<text:line-break/>prementibus reniti, distinguuntur affectus doloris' sensu </text:span><text:span text:style-name="T7">et<text:line-break/></text:span><text:span text:style-name="T45">indolentia, hoc enim non amplius utrisque commune esu<text:line-break/>Quemadmodum vero in </text:span><text:span text:style-name="T45">aliis </text:span><text:span text:style-name="T45">omnibus, </text:span><text:span text:style-name="T45">quae </text:span><text:span text:style-name="T45">.liante natura<text:line-break/>recidere in fe mutuo possunt, inest confinium utriusque<text:line-break/>aliquatenus particeps, ita quoque ulcerum phlegmonoformn<text:line-break/>cum </text:span><text:span text:style-name="T45">scirrhis absque </text:span><text:span text:style-name="T45">phlegmone; quales induratis accidunt,<text:line-break/>media quaedam est dispositio doloris quidem expers, si non<text:line-break/>digitos imprimas, dolens autem si id facias, quam clarioris<text:line-break/>breviorisque disciplinae </text:span><text:span text:style-name="T45">gratia </text:span><text:span text:style-name="T45">vel </text:span><text:span text:style-name="T45">phlegmonem </text:span><text:span text:style-name="T45">scirrhosam<text:line-break/>vel scirrhum phlegmonofum dicemus, non hic tumoris </text:span><text:span text:style-name="T7">ma-<text:line-break/>gnitudini</text:span><text:span text:style-name="T45"> animum, attendentes. Nam phlegmone et fcirihus</text:span></text:p>
      <text:p text:style-name="P12"/>
      <text:p text:style-name="P13"><text:span text:style-name="T7">nomina</text:span><text:span text:style-name="T45"> fiunt formae affectuum, non quantitatis </text:span><text:span text:style-name="T45">in </text:span><text:span text:style-name="T45">altero<text:line-break/></text:span><text:span text:style-name="T45">ipsorum, quum </text:span><text:span text:style-name="T45">phlegmone vel propter partis inflammatae<text:line-break/>magnitudinem vel ob tumorem, praeter naturam magna<text:line-break/></text:span><text:span text:style-name="T45">evadat, </text:span><text:span text:style-name="T45">parva </text:span><text:span text:style-name="T45">autem </text:span><text:span text:style-name="T45">quum aut parvum locum possederit<text:line-break/>aut </text:span><text:span text:style-name="T45">exiguum </text:span><text:span text:style-name="T45">tumorem habuerit. Dicetur nunc mini parvae<text:line-break/>phlegmones sicfrrluque parvi curatio, sicut et magnae ma-<text:line-break/>gnique </text:span><text:span text:style-name="T7">'pro</text:span><text:span text:style-name="T45"> </text:span><text:span text:style-name="T45">affectuum </text:span><text:span text:style-name="T45">Ipeeie, hinc enim et aliorum, quae<text:line-break/></text:span><text:span text:style-name="T45">magna </text:span><text:span text:style-name="T45">et parva dicuntur, curationis notio intelligetur. Ita-<text:line-break/>que magna phlegmone </text:span><text:span text:style-name="T45">cataplasmatis </text:span><text:span text:style-name="T45">ac hurnidis quibusdam<text:line-break/></text:span><text:span text:style-name="T45">medicamentis </text:span><text:span text:style-name="T45">sanatur, parva, quum scirrhosa durities mixta<text:line-break/>fuerit, itidem cataplasmatis, interdum vero medicamentis<text:line-break/>cerati modo confectis et liquidis instiper et emollientibus<text:line-break/>emplastris. Talibus autem et parva durities tollitur, sed<text:line-break/>•lu hac quidem simplex fcopus; quemadmodum phlegmone<text:line-break/>consistente est, quum vero durities phlegmonnsum quippiam<text:line-break/>habuerit; compositus quoque fcopus efficitur.</text:span></text:p>
      <text:h text:style-name="P4" text:outline-level="2">Cap. I<text:span text:style-name="T121">I</text:span>.</text:h>
      <text:p text:style-name="P9"><text:span text:style-name="T45">[De </text:span><text:span text:style-name="T7">medicamento liquido.'] Ac</text:span><text:span text:style-name="T45"> ideo quo-</text:span></text:p>
      <text:p text:style-name="P12"><text:span text:style-name="T45">que </text:span><text:span text:style-name="T45">medicamentum quodammodo compositum est</text:span><text:span text:style-name="T45">,</text:span><text:span text:style-name="T59">1</text:span><text:span text:style-name="T45"> veluti<text:line-break/>et </text:span><text:span text:style-name="T45">hoc quod' parygron nominant, omnibus </text:span><text:span text:style-name="T45">cognitum, ma-<text:line-break/>gnifice vero cum </text:span><text:span text:style-name="T45">ab </text:span><text:span text:style-name="T45">aliis quibusdam </text:span><text:span text:style-name="T45">tum </text:span><text:span text:style-name="T45">Hera commenda-<text:line-break/>tam. Medetur enim id </text:span><text:span text:style-name="T45">parti </text:span><text:span text:style-name="T45">parva adhuc phlegmone con-<text:line-break/>flictanti, non multo post </text:span><text:span text:style-name="T45">confectionem tempore, </text:span><text:span text:style-name="T45">sed pro-<text:line-break/>tinus impositum, ubi vero duritiem a dolore allenam pars<text:line-break/>affecta acquisierit, vel paulo recenti vetustius utile est, quem-<text:line-break/>admodum etiam si </text:span><text:span text:style-name="T45">phlegrnonofo </text:span><text:span text:style-name="T45">affectu omnino sit libera,<text:line-break/>melius'lu ea vetustius medicamentum proficit., Enjmvero<text:line-break/>medicamenti tempus pro duritiei intentione videlicet ae-<text:line-break/>qualiter augere convenit, , etsi partem valde induratam ne<text:line-break/>vetus, quidem medicamentum emollierit. Quippe varia hoc<text:line-break/>parygrum dictum medicamentum et promittit, et potest,'<text:line-break/>quoniam materiam mixtam quoque seu variam obtinet. Si-<text:line-break/>quidem adeps situlius et cera mollientium sunt imbecillirna,<text:line-break/>argenti spuma vero et cerussa nihil habent, quod emollire<text:line-break/>possint, quemadmodum antea didicimus,. Porro Heras qui<text:line-break/>medicamentum hoc omnium maxime laudavit, ex hisce</text:span></text:p>
      <text:p text:style-name="P12"><text:span text:style-name="T45">ipsum conficit his verbis. 4 Adipis suilli recentis curati<text:line-break/>pondo § xliv, cerae pondo § xxiv, cerussae pondo § vj,<text:line-break/>argenti spumae tantundem. Quae liqueri possunt siccis su-<text:line-break/>rerfunduntur, temporis autem spatio medicamentum con-<text:line-break/>sistit spissaturque. Sicut ceram et adipem suillum imbecillae<text:line-break/>moli endi virtutis esse dixi ita quoque si oleo pauxillum<text:line-break/>aerae misceas, id quod </text:span><text:span text:style-name="T7">a</text:span><text:span text:style-name="T45"> medicis Cerelaeon dicitur efficies.<text:line-break/>Oleum autem videlicet esse convenit, nec quod vocant om-<text:line-break/>phacinnm et [omotribes, quasi dicas immaturum et crudum,<text:line-break/>nec quod oleae surculos in confectione'assumpsit.</text:span></text:p>
      <text:h text:style-name="P4" text:outline-level="2">Cap. I<text:span text:style-name="T121">II</text:span>.</text:h>
      <text:p text:style-name="P9"><text:span text:style-name="T45">(Generatis </text:span><text:span text:style-name="T7">mollientium medicamentorum<text:line-break/>differentia ac</text:span><text:span text:style-name="T45"> fucuitas.J Itaque tam imbecillis mollientia<text:line-break/>etiam parvis medicantur inflammationibus, his autem </text:span><text:span text:style-name="T7">ve-<text:line-break/></text:span><text:span text:style-name="T45">hementiora brevem duritiem sine phlegmone persanant, his<text:line-break/>adhuc validiora majores., quemadmodum et quae duritiem<text:line-break/>in scirrhum prope degenerantem curant, essicacissima sunt;<text:line-break/>cnjusmodi est medullarum genus in majoris minorisque<text:line-break/>ratione inter sc disserentium, ut deincens explicabo, item</text:span></text:p>
      <text:p text:style-name="P12"><text:span text:style-name="T45">bdeIlium utrumque, Arabicum etScythicum, insuper styraces,-<text:line-break/>siquidem et horum efsicacissimus est colore pallidus, qui<text:line-break/>etiam </text:span><text:span text:style-name="T45">optimus in </text:span><text:span text:style-name="T45">Pamphylia </text:span><text:span text:style-name="T45">nascitur; qui vero </text:span><text:span text:style-name="T45">hoc </text:span><text:span text:style-name="T45">magis<text:line-break/>fuscus est, </text:span><text:span text:style-name="T45">ubique pro-enit </text:span><text:span text:style-name="T45">facultate </text:span><text:span text:style-name="T45">multo pallidiore infe-<text:line-break/>rior </text:span><text:span text:style-name="T45">at </text:span><text:span text:style-name="T45">temporis processu et ipse aureum colorem acquirit.<text:line-break/>Hoc </text:span><text:span text:style-name="T45">itaque priore </text:span><text:span text:style-name="T7">tnquam</text:span><text:span text:style-name="T45"> rn antidotis propter penuriam<text:line-break/>utimur, ac tu propterea principi quodcunque ex styrace<text:line-break/></text:span><text:span text:style-name="T45">praeparans </text:span><text:span text:style-name="T45">sernper hoc uteris. Item si familiarium </text:span><text:span text:style-name="T45">quis </text:span><text:span text:style-name="T45">lu<text:line-break/>medicamentorum sumptibus magnificus existat, illi. quoquo<text:line-break/>ex hujusmodi styrace medicamentum compones, in aliis<text:line-break/>optimum ex susco genere diliges et odore .potissimum et<text:line-break/></text:span><text:span text:style-name="T45">colore </text:span><text:span text:style-name="T45">judicium ejus sumens, </text:span><text:span text:style-name="T45">nam </text:span><text:span text:style-name="T45">niger deterior esu Cae- .<text:line-break/></text:span><text:span text:style-name="T45">'erum </text:span><text:span text:style-name="T45">his </text:span><text:span text:style-name="T45">quae </text:span><text:span text:style-name="T45">indurescentia valide emolliunt, gutta am- -<text:line-break/>rnoniaci adscribitur, eaque magis pinguis et nova. His mi-<text:line-break/>nus, scd </text:span><text:span text:style-name="T7">tamen</text:span><text:span text:style-name="T45"> et spsa efficacia sunt caprarum boumque<text:line-break/></text:span><text:span text:style-name="T45">pinguia, </text:span><text:span text:style-name="T45">inter ea ipso hircorum ac taurorum validiora sunt,<text:line-break/></text:span><text:span text:style-name="T45">ioum </text:span><text:span text:style-name="T45">vero et caprarum his quidem imbecilliora sunt, non</text:span></text:p>
      <text:p text:style-name="P12"><text:span text:style-name="T45">tamen et ipsa actionis expertia, hoedorurn autem et vitu-<text:line-break/>lorum his ipsis adhuc imbecilliora sunt, porcillo tamen effi-<text:line-break/>rariora. At leonis, pardi, hyaenae et anseris evidentius his<text:line-break/>dilSutiunt, non magis emolliunt, quanto etiam tenuiorem<text:line-break/>substantiam caprino et bubulo sevo habent. Caeterumgal-<text:line-break/>linaceunr mediam inter anserinum et suillum Pedem occu-<text:line-break/>pat, quemadmodum et medullarum optima est vitulina. Ac<text:line-break/>resinae, quae non acrem odorem habent, si dictorum cui-<text:line-break/>piam miscentur, tenacitatem lu medicamentis compositis<text:line-break/>praebent, emolliendi facultatem non auferunt. Aptissima eft,<text:line-break/>quae Chia vocatur, et larix, post has pinea, inde abietina,<text:line-break/>strobilina vero vehementer acris est, pityina seu picea,<text:line-break/>quam proprie physema nominant, pinguitudinis expers ad-<text:line-break/>modum enecat. Has igitur sugere,' Chia vero </text:span><text:span text:style-name="T7">et</text:span><text:span text:style-name="T45"> abietina uti<text:line-break/>oportet, non ipsis per se, verum cum cera et quoplam alio,<text:line-break/>quod affectui conducere videatur. Et vero pix Brutiasas<text:line-break/>cultatem eandem obtinet, ut quae glutinans quiddam- ac</text:span></text:p>
      <text:p text:style-name="P12"><text:span text:style-name="T45">pingue habeat. Caelorum pix alia non miscenda est,"sicut<text:line-break/>nee bitumen, utpote justo fictiora, enim vero ea quae exic-:<text:line-break/>cant mollientibus esse contraria didicimus. Quoniam vero,<text:line-break/>pineam et frictam refinam et Colophonium appellare con-<text:line-break/>sueverunt, sciendum venit et aliam quandam esse Colopho-<text:line-break/>nium Chiae mastichae persimilem, molliens aliquid habentem,<text:line-break/>quemadmodum illa et thus.' Insuper Aegyptia mestiche<text:line-break/>nonnihil emollit, sed major virtutis ipsius portio concoquit<text:line-break/>discutitque. Item et thus quandam molliendi vim obtinet,<text:line-break/>verum hoc quidem coctum ex usu est, veluti et foenigraeci<text:line-break/>scmen, etenim et hoc probe coctum emollit, ac magis adhuc<text:line-break/>pingui permixtum. At quae citra coctionem ob-consistentiae<text:line-break/>siccitatem dilui, liquari mergique desiderant, oleoso quopiam<text:line-break/>indigent, cujusmodi sunt oleum ipsum, quum nihil astri-<text:line-break/>ctionis habet, item balneorum strigmenta, praeterea quod<text:line-break/>vocant susinum, ad haec multo etiam 'magis commagenum-<text:line-break/>Hujus quoque ordinis est butyrum, tum althaeae et foeni-</text:span></text:p>
      <text:p text:style-name="P12"><text:span text:style-name="T45">graeci decoctum. Porro inter tam mollia et validissima,<text:line-break/>quod genus sunt bdellium et styrax, gutta ammoniaci idem<text:line-break/>potest, quod et propolis; atqui hoc in bdellio distinguen-<text:line-break/>dum est, quod Scythicum allero Arabico multo ad haec fit<text:line-break/>praestantius, praecipue novum et molle, quod etiam pingue<text:line-break/>nominant. Consuetudo siquidem haec est inter recentiores<text:line-break/>medicos in hujusmodi medicamentis, quod emollientius est<text:line-break/>pinguis appellasse, hoc autem videlicet humidius quoque<text:line-break/>esu Caelorum galbanum et qui opopanax dicitur, praeter- ,<text:line-break/>quam quod discutiunt, etiam quid emolliens habent, opo-<text:line-break/>panax autem discutiendo, galbanum emolliendo coquendo-<text:line-break/>que praecellit. Talis sane emollientium medicamentorum<text:line-break/>facultas est. Tum vero quum vel scriptum aliquod in libris<text:line-break/>medicamentariis discusseris et examinaveris, vel ipse com-j<text:line-break/>posueris, auditis nuper medicamentorum, fecundum majoris<text:line-break/>mi norisque rationem differentiis, intellectis item corporum<text:line-break/>a ffectuumque diversitatibus, valida validis, imbecillia imbe-</text:span></text:p>
      <text:p text:style-name="P12"><text:span text:style-name="T45">cillibus adhibebis. At ubi post primam medicamenti impo-<text:line-break/>sitionem aliud applicas, oleo simplici pingui partem affectam<text:line-break/>fovere convenit- Porro, ex iis quae tenacia nominantur,<text:line-break/>nullum auferendum est prius 'quam sqa sponte abscedat;<text:line-break/>imo etiam si laveris, permittenda sunt. Vitanda autem me-<text:line-break/>dicamentosarum aquarum lavacra, praesertim quae chal-<text:line-break/>canthosa, aluminosa et sulsurosa sunt. Haec quidem suffi-<text:line-break/>ciunt viris cordatis ac prudentibus, quique in medicinae<text:line-break/>operibus exercitati peritiam aliquam sunt adepti.</text:span></text:p>
      <text:h text:style-name="P4" text:outline-level="2">Cap. <text:span text:style-name="T121">I</text:span>V.</text:h>
      <text:p text:style-name="P9"><text:span text:style-name="T45">" </text:span><text:span text:style-name="T7">[Speciali &gt; emollientium medicamentorum<text:line-break/>differentia ac</text:span><text:span text:style-name="T45"> fucnttas.] Quoniam vero omnes ejusmodi<text:line-break/>non sunt et proposuimus noc commentario, non ut lu opere<text:line-break/>de morbis curandis methodum solam exponere, verum<text:line-break/>simul cum particularium uno atque altero exemplo, me-<text:line-break/>dicamenta usu comperta subjungere oportet, quae majores<text:line-break/>nostri/in pharmaceutica artis parte celebres literis manda-<text:line-break/>verunt, ad speciales emollientium medicamentorum diffie-<text:line-break/>rentias perveniemur a mollissimis, quae et parris inflam-</text:span></text:p>
      <text:p text:style-name="P12"><text:span text:style-name="T45">.nationibus medentur; exorsu Ex compositis emollentibus<text:line-break/>alia quidem, ut ita dicam, ’ imbecilliora primo ordine sta-<text:line-break/>tuuntur, quaedam non multo his' validiora secundo, et<text:line-break/>quaedam alia tertio, ad haec nonnulla quarto. Cauterum<text:line-break/>primi ordinis mollientibus ad exiguas durities et lu mol-'<text:line-break/>libus seu teneris corporibus uti, sicut praedictum est ex-<text:line-break/>pedit, </text:span><text:span text:style-name="T45">ad </text:span><text:span text:style-name="T45">fortiora his corpora et affectus secundi, quem-<text:line-break/>nimodnm et </text:span><text:span text:style-name="T45">ertii </text:span><text:span text:style-name="T7">ei</text:span><text:span text:style-name="T45"> quarti pro illorum ratione. Subscri-<text:line-break/>ham </text:span><text:span text:style-name="T45">autem </text:span><text:span text:style-name="T45">et eorum cujuslibet propria.</text:span></text:p>
      <text:p text:style-name="P16"><text:span text:style-name="T7">[Emollientia medicamenta primi ordinisij</text:span><text:span text:style-name="T45"> -Butyrum,<text:line-break/>resina, colophonia et cera candida non vetusta, singula tria<text:line-break/>pondere aequalia invicem liquata,; primi ordinis emollientia<text:line-break/>sunt. Et liquidum medicamentum, quod parygrum appel-<text:line-break/>latur, eorum numero adscribitur quum recens suerit, ve-<text:line-break/>terascens autem majorem discutiendi vim acquirit. At emol-<text:line-break/>lientium imbecillimum est cera cum butyro liquefacta aut<text:line-break/>ex susino aut comniageno, atque his imbecillius est, quod<text:line-break/>dicitur cerelaeum, quasi ex cera oleoque confectum, quum</text:span></text:p>
      <text:p text:style-name="P12"><text:span text:style-name="T45">in libram </text:span><text:span text:style-name="T45">olei laxantis </text:span><text:span text:style-name="T45">nulla astringenti facultate praediti,<text:line-break/></text:span><text:span text:style-name="T45">cerae § </text:span><text:span text:style-name="T45">xij, vel xvj; injectae suerint. Jam </text:span><text:span text:style-name="T45">ex </text:span><text:span text:style-name="T45">oris cerata<text:line-break/></text:span><text:span text:style-name="T45">tacta </text:span><text:span text:style-name="T45">exiguam quandam laxandi facultatem possident. Va-<text:line-break/>ientiora his, verum imbecilla adhuc et ipsa cerata ex oesy-<text:line-break/>po, resina’ </text:span><text:span text:style-name="T45">et cera </text:span><text:span text:style-name="T45">pari pondere liquefactis, sin autem ve-<text:line-break/>tustiora quodammodo ipsa fuerint, olei cujusdam laxantis<text:line-break/>vel susini vel </text:span><text:span text:style-name="T45">commageni </text:span><text:span text:style-name="T45">vel adipis suilli </text:span><text:span text:style-name="T45">v,el </text:span><text:span text:style-name="T45">gallinacei vel<text:line-break/>anserini </text:span><text:span text:style-name="T45">mixturam </text:span><text:span text:style-name="T45">requirunt </text:span><text:span text:style-name="T7">Emollientia medicamenta<text:line-break/>secundi ordinis.</text:span><text:span text:style-name="T45"> Quemadmodum in simplicibus medicamen-<text:line-break/>tis ‘ quatuor- congenerum ordines fecimus, • qui majoris in<text:line-break/>se minorisque rationem distinguunt, aliquorum autem am-<text:line-break/>biguam esse 'facultatem diximus, utrum ad primi ordluis<text:line-break/>finem, an in fecundi nitio locanda sint, ita de secundo<text:line-break/>tertio </text:span><text:span text:style-name="T45">reliquis </text:span><text:span text:style-name="T45">deinceps. In quibusdam vero </text:span><text:span text:style-name="T45">audacte. </text:span><text:span text:style-name="T45">pro-<text:line-break/>auncians, alia in principio hujus, alia in tertio hujus ordi-<text:line-break/>nis consistere dixi, sicut nonnulla citra appositionem vel<text:line-break/>primi vel Iecundi vel tertii </text:span><text:span text:style-name="T7">vel</text:span><text:span text:style-name="T45"> quarti ordinis esse retuli.<text:line-break/>Multum vero experientiae' particularis in variis et corpo-</text:span></text:p>
      <text:p text:style-name="P12"/>
      <text:p text:style-name="P13"><text:span text:style-name="T45">ribus et vitiis san affectibus hujusmodi pronunciata desi-<text:line-break/>derant. Quare si quis post me ,aeque studiosus et velitatis<text:line-break/>vehemens amator extiterit, ne temere ac subito, ubi bis<text:line-break/>terve </text:span><text:span text:style-name="T45">usus </text:span><text:span text:style-name="T45">expertusque sit,-ferat sententiam, frequenter<text:line-break/>enim ei ex longa experientia, quemadmodum et mihi 'usu<text:line-break/>venit, </text:span><text:span text:style-name="T45">in </text:span><text:span text:style-name="T45">secundo ordine dicta in tertium incipientem trans-<text:line-break/>poni oportere videbuntur, vel lu principium tertii absolute.*<text:line-break/>Quum enim corpora quibus medicamenta adbibentur, ipsi-.;<text:line-break/>que </text:span><text:span text:style-name="T45">affectus </text:span><text:span text:style-name="T45">, non </text:span><text:span text:style-name="T7">e</text:span><text:span text:style-name="T45"> xiguum </text:span><text:span text:style-name="T45">differentiae </text:span><text:span text:style-name="T45">excessum in majoris<text:line-break/>minorisque ratione obtineant, difficillimum est de omnibus<text:line-break/>eadem </text:span><text:span text:style-name="T45">pronuntiare. </text:span><text:span text:style-name="T45">Accedit huc quod ipsa simplicia me-<text:line-break/>licamenta </text:span><text:span text:style-name="T45">non </text:span><text:span text:style-name="T45">parvo di variant discrimine. At ego quuini<text:line-break/>in praestantissimis facultatem pro unaquaque specie ac ge-..<text:line-break/>nere </text:span><text:span text:style-name="T45">ostenderim, </text:span><text:span text:style-name="T45">si quis </text:span><text:span text:style-name="T45">in </text:span><text:span text:style-name="T45">deterrimo per experientiam<text:line-break/>examinationem moliatur, examinabit, quidem falso, non au-<text:line-break/>tem facultatis ipsorum ordines distinxerit. Itaque tutissi-<text:line-break/>mum est medicamentorum ipsorum inter se differentiam</text:span></text:p>
      <text:p text:style-name="P12"><text:span text:style-name="T45">fecundam majoris minorinipre </text:span><text:span text:style-name="T45">rationem </text:span><text:span text:style-name="T45">accurate scribere,<text:line-break/>quemadmodum et lu aliis feci </text:span><text:span text:style-name="T45">et </text:span><text:span text:style-name="T45">nunc facturus sum.</text:span></text:p>
      <text:h text:style-name="P4" text:outline-level="2">Cap. V.</text:h>
      <text:p text:style-name="P9"><text:span text:style-name="T45">[fu</text:span><text:span text:style-name="T45">arnie </text:span><text:span text:style-name="T7">enasci </text:span><text:span text:style-name="T7">differentiatasceundumntar<text:line-break/>saris </text:span><text:span text:style-name="T7">minorisquv rationem </text:span><text:span text:style-name="T7">in emolUenti 'emplasisio Mna-<text:line-break/>saiei pro </text:span><text:span text:style-name="T7">varia </text:span><text:span text:style-name="T7">simplicium tum quantitate tum aetate<text:line-break/>tum</text:span><text:span text:style-name="T45"> coetioniiij Sane </text:span><text:span text:style-name="T45">quidem </text:span><text:span text:style-name="T45">emplastrum-Ainafaeo auctore<text:line-break/>compositum </text:span><text:span text:style-name="T45">rectissime </text:span><text:span text:style-name="T45">fecundo’ emollientium ordini adscri-<text:line-break/>pscris, omnibus certe </text:span><text:span text:style-name="T45">qui ejus </text:span><text:span text:style-name="T45">meminerunt, convenientibus<text:line-break/>ex oleo veteri, argenti spuma et adipe suillo componi, in'<text:line-break/>quantitate vero horum sagulorum liscrepantibus</text:span><text:span text:style-name="T45">, </text:span><text:span text:style-name="T45">atque<text:line-break/>eo; quod nonnulli ex recenti adipe; quidam ex veteri, quem<text:line-break/>jani omnes vacare solent axungiam, componant. In his<text:line-break/>quidem imbecillimnm fiet ex argenti fpuma, suillo adipe<text:line-break/>et aleo, neutro veteri, validius'.oleo quidem, lex iis reteri,<text:line-break/>altero autem recenti addito, his. validius ex anibohus ve-<text:line-break/>tustis. Ex eo igitur, qttcd recens aut vetus oleum adepsque<text:line-break/>immittitur, quatuor differentiae prodibunt, alias quidem-am-</text:span></text:p>
      <text:p text:style-name="P12"><text:span text:style-name="T45">bobus recentibus alias </text:span><text:span text:style-name="T45">vetustis, </text:span><text:span text:style-name="T45">rionriunquam </text:span><text:span text:style-name="T45">oleo </text:span><text:span text:style-name="T45">quidem<text:line-break/>veteri, </text:span><text:span text:style-name="T45">adipe </text:span><text:span text:style-name="T45">vero recenti,, </text:span><text:span text:style-name="T45">vel </text:span><text:span text:style-name="T45">contra oleo </text:span><text:span text:style-name="T45">quidem </text:span><text:span text:style-name="T45">recenti,<text:line-break/>vetusto </text:span><text:span text:style-name="T45">autem </text:span><text:span text:style-name="T45">adipe indito. </text:span><text:span text:style-name="T45">At </text:span><text:span text:style-name="T45">ex trium ipsorum simpli-<text:line-break/>cium </text:span><text:span text:style-name="T45">medicamentorum </text:span><text:span text:style-name="T45">alutua symmetria aliae </text:span><text:span text:style-name="T45">pIures </text:span><text:span text:style-name="T45">dif-<text:line-break/>ferentiae; </text:span><text:span text:style-name="T45">emanabunt; </text:span><text:span text:style-name="T45">vel </text:span><text:span text:style-name="T45">enim </text:span><text:span text:style-name="T45">pari </text:span><text:span text:style-name="T45">pondere et mensura<text:line-break/></text:span><text:span text:style-name="T45">haec </text:span><text:span text:style-name="T45">tria miscentur,' ac multi </text:span><text:span text:style-name="T45">affirmant </text:span><text:span text:style-name="T45">ab ipso </text:span><text:span text:style-name="T45">Mnasaeo<text:line-break/>confectum </text:span><text:span text:style-name="T45">tribus paribus constare-, </text:span><text:span text:style-name="T45">vel </text:span><text:span text:style-name="T45">duobus </text:span><text:span text:style-name="T45">quidem<text:line-break/>paribus, </text:span><text:span text:style-name="T45">tertio non pari, </text:span><text:span text:style-name="T7">sed</text:span><text:span text:style-name="T45"> </text:span><text:span text:style-name="T45">minori aut </text:span><text:span text:style-name="T45">copiosiori, </text:span><text:span text:style-name="T45">vel-<text:line-break/>tribus </text:span><text:span text:style-name="T45">mixtis imparibus, unde </text:span><text:span text:style-name="T45">clarum evadit, </text:span><text:span text:style-name="T45">multas </text:span><text:span text:style-name="T45">fore ,<text:line-break/>differentias. </text:span><text:span text:style-name="T45">Copiosa </text:span><text:span text:style-name="T45">siquidem argenti spuma injecta me-<text:line-break/></text:span><text:span text:style-name="T45">dicamentum facultate </text:span><text:span text:style-name="T45">mollius </text:span><text:span text:style-name="T45">fiet, </text:span><text:span text:style-name="T45">pauciore </text:span><text:span text:style-name="T45">validius. </text:span><text:span text:style-name="T45">Ac<text:line-break/>magis </text:span><text:span text:style-name="T45">emolliet, si </text:span><text:span text:style-name="T45">pius' </text:span><text:span text:style-name="T45">adipis </text:span><text:span text:style-name="T45">immittamus, discutiet </text:span><text:span text:style-name="T45">fortius,<text:line-break/></text:span><text:span text:style-name="T45">si </text:span><text:span text:style-name="T45">oleum </text:span><text:span text:style-name="T45">augeainus. Praeterea aliud quiddam </text:span><text:span text:style-name="T45">accedit </text:span><text:span text:style-name="T45">cos-<text:line-break/>piofiore </text:span><text:span text:style-name="T45">oleq </text:span><text:span text:style-name="T45">importo, </text:span><text:span text:style-name="T45">quod, </text:span><text:span text:style-name="T45">magnam vim </text:span><text:span text:style-name="T45">ad </text:span><text:span text:style-name="T45">medicamen-<text:line-break/>tum ut magia discutiat- efficiendum obtinet, est </text:span><text:span text:style-name="T45">autem </text:span><text:span text:style-name="T45">hoc<text:line-break/>sicut primo libro diximus, </text:span><text:span text:style-name="T45">si </text:span><text:span text:style-name="T45">mag.s incoquas. </text:span><text:span text:style-name="T45">Si </text:span><text:span text:style-name="T45">igitur so-<text:line-break/>lam 'argenti: spumam iu • oleo copiosiore coquas</text:span><text:span text:style-name="T45">, </text:span><text:span text:style-name="T45">medica-</text:span></text:p>
      <text:p text:style-name="P12"><text:span text:style-name="T45">mentum evidentius exiccabit , lu- uberiore vero coques, ubi<text:line-break/>plus olei indidei is,.si empIestri spissitudinem habiturum </text:span><text:span text:style-name="T45">sit,<text:line-break/></text:span><text:span text:style-name="T45">quod si id non cures, sed aequali tempore tum </text:span><text:span text:style-name="T45">id</text:span><text:span text:style-name="T45">, </text:span><text:span text:style-name="T45">- </text:span><text:span text:style-name="T45">quod<text:line-break/>minus olei continet, tum quod plus habet, incoquas, liquet<text:line-break/>facultate emollientius suturum, cui oleum uberius mixtum<text:line-break/>suerit, quemadmodum si et cruda urgenti spuma </text:span><text:span text:style-name="T45">oleo </text:span><text:span text:style-name="T45">corn-<text:line-break/>mixta acopo uti velis. Quare, quod jam saepe </text:span><text:span text:style-name="T45">dixi, </text:span><text:span text:style-name="T45">sem-<text:line-break/>per ipsius meminisse </text:span><text:span text:style-name="T22">νοΐο, ήοη </text:span><text:span text:style-name="T45">sicut quidam sententias<text:line-break/>ahfoIute de medicamentis ferunt, sic et nos facere absolutu<text:line-break/>dicentes, hanc medicamenti compositionem illa esse potio-<text:line-break/>rem, nam utraque ad diversos specie affectus recte 'com-<text:line-break/>posita esse potest, </text:span><text:span text:style-name="T45">, </text:span><text:span text:style-name="T45">interdum </text:span><text:span text:style-name="T45">, </text:span><text:span text:style-name="T45">ad </text:span><text:span text:style-name="T45">eundem diversis tempori-<text:line-break/>bus. Haec igitur amnia modo a me relata qui prius audirit,<text:line-break/>non diligens modo vel memor, sed natura etiam prudens<text:line-break/>utiliter et cum. fructu Ieget, ea, quae distinctu </text:span><text:span text:style-name="T45">et </text:span><text:span text:style-name="T45">scripsi et<text:line-break/>(cripturusfum. Ac in propositis medicamentis distinctiones<text:line-break/>ibi exponam trium, quatuorve syllabarum appositione com-</text:span></text:p>
      <text:p text:style-name="P12"><text:span text:style-name="T45">prehensas, qualem inquam appositionem in medicamento<text:line-break/>praesenti libro proposito Mnasaei Andromachus </text:span><text:span text:style-name="T45">appendisse<text:line-break/></text:span><text:span text:style-name="T45">videtur. </text:span><text:span text:style-name="T45">Nam </text:span><text:span text:style-name="T45">in melinorum emplastrorum catalogo </text:span><text:span text:style-name="T45">unde-<text:line-break/></text:span><text:span text:style-name="T45">cirnum ordine, quum id rcripsisset, non simpliciter </text:span><text:span text:style-name="T45">dicere<text:line-break/></text:span><text:span text:style-name="T45">contentus fuit, ut in prioribus commemoratis </text:span><text:span text:style-name="T45">aliud atque<text:line-break/></text:span><text:span text:style-name="T45">aliud ipsis praeponens, sed tenerum adjecit. Itaque </text:span><text:span text:style-name="T45">hoc<text:line-break/></text:span><text:span text:style-name="T45">volebam ipsum in omnibus fecisse et </text:span><text:span text:style-name="T45">in </text:span><text:span text:style-name="T45">ipsis melinis a </text:span><text:span text:style-name="T45">te-<text:line-break/></text:span><text:span text:style-name="T45">aerrimo incepisse, inde vero digressum ad paulo </text:span><text:span text:style-name="T45">fortius<text:line-break/></text:span><text:span text:style-name="T45">innuisse adscribendo, pauxillo quodam secundum </text:span><text:span text:style-name="T45">hoc qvarn<text:line-break/></text:span><text:span text:style-name="T45">illud esse valentius, </text:span><text:span text:style-name="T45">hoc rursus tertium esse fortius, </text:span><text:span text:style-name="T45">deinde<text:line-break/>hoc quartum, veluti </text:span><text:span text:style-name="T45">rursus si aliqua aequalem </text:span><text:span text:style-name="T45">putarit </text:span><text:span text:style-name="T45">ha-<text:line-break/></text:span><text:span text:style-name="T45">bere facultatem, </text:span><text:span text:style-name="T45">id ipsum </text:span><text:span text:style-name="T45">admonuisse, </text:span><text:span text:style-name="T45">vel si periculum ti-<text:line-break/></text:span><text:span text:style-name="T45">ineret in </text:span><text:span text:style-name="T45">ejusmodi </text:span><text:span text:style-name="T45">pronunclatis, </text:span><text:span text:style-name="T7">certe</text:span><text:span text:style-name="T45"> </text:span><text:span text:style-name="T45">simplicia emollientia<text:line-break/></text:span><text:span text:style-name="T45">medicamenta praedoceret, </text:span><text:span text:style-name="T45">majoris </text:span><text:span text:style-name="T45">ac minoris </text:span><text:span text:style-name="T45">ratione in<text:line-break/>ipsis </text:span><text:span text:style-name="T45">'definita, ut </text:span><text:span text:style-name="T45">qui emollientia </text:span><text:span text:style-name="T45">emplastra </text:span><text:span text:style-name="T45">multa deinceps<text:line-break/>ab ipfo </text:span><text:span text:style-name="T45">scripta legit, validius quidem </text:span><text:span text:style-name="T45">esse intelligat, </text:span><text:span text:style-name="T45">quod<text:line-break/></text:span><text:span text:style-name="T45">ex styrace, </text:span><text:span text:style-name="T45">ammoniaco, bdellio, </text:span><text:span text:style-name="T45">propoli, galbano, fvvo taur</text:span></text:p>
      <text:p text:style-name="P157"><text:span text:style-name="T45">rino hircineque </text:span><text:span text:style-name="T45">et </text:span><text:span text:style-name="T45">medullis </text:span><text:span text:style-name="T45">confectum </text:span><text:span text:style-name="T45">est, imbecillum,<text:line-break/>quod nullum ex his. continet, </text:span><text:span text:style-name="T45">sed </text:span><text:span text:style-name="T45">vel omnia invalida fe-<text:line-break/>cultate vel hisce, quidem ipsis valentiora, media vero lem-<text:line-break/>peraturis viribusqae, quod vel unum aliquod validum vel<text:line-break/>duo imbecillibus mixta sint. Constat enim interpositajn ma-<text:line-break/>joris minorisque latitudinem omnibus medicamentis non<text:line-break/>exiguam inesse,- in communi universis ipsis facultate gene-<text:line-break/>rarim aestimatis, juxta quam medicamenta congenera et<text:line-break/>conformia, id est ejusdem generis ac ejusdem ipeciei di-<text:line-break/>cuntur, quemadmodum et </text:span><text:span text:style-name="T45">alia </text:span><text:span text:style-name="T45">generis vel speciei differen-<text:line-break/>tiis variantia. Quum igitur haec mihi praedicta sint, quibus<text:line-break/>instructus non magno negocio et valentiora facultate et<text:line-break/>imbecilliore praedita queas dignnscere, narrationem ipfo-<text:line-break/>ium aggrediar, deinde conscripta ab expertissimis medi-<text:line-break/>ramentorum viris, sive emplastra sive malagmata voIes ap-<text:line-break/>pellare, percensebo. Auspicabor autem a medicamentis ab<text:line-break/>Asclepiade in quarto libro .exteriorum, quibus titulum lu-<text:line-break/>didit Maicellas, editis.<text:tab/></text:span><text:span text:style-name="T45">L </text:span><text:span text:style-name="T45">,</text:span></text:p>
      <text:h text:style-name="P5" text:outline-level="2">Cap. VI.</text:h>
      <text:p text:style-name="P9"><text:span text:style-name="T94">\Asclepiadis </text:span><text:span text:style-name="T7">malagmata-'] Amythaonis<text:line-break/>malagma </text:span><text:span text:style-name="T7">ad </text:span><text:span text:style-name="T7">praecordiorum tensiones. Solvit omnem • duri-<text:line-break/>tiem. siacit etiam </text:span><text:span text:style-name="T7">ad </text:span><text:span text:style-name="T7">difsiotles articulorum motus.</text:span><text:span text:style-name="T45"> 4 Gut-<text:line-break/>tae ammoniaci uncias triginta fex, </text:span><text:span text:style-name="T7">cepae: 3</text:span><text:span text:style-name="T45"> triginta </text:span><text:span text:style-name="T45">sex </text:span><text:span text:style-name="T45">te-<text:line-break/>ebinthinae uncias octo</text:span><text:span text:style-name="T45">, </text:span><text:span text:style-name="T45">bdellii uncias octo thuris unctas<text:line-break/>quatuor, myrrhae uncias quatuor, galbani uncias octo, Cy-<text:line-break/>prini heminas quatuor. Myrrha, • thus, bdellium vino made-<text:line-break/>siunt, ammouiacum aceto diluitur, omnia contunduntur<text:line-break/>pistillo Cyprino inuncto, quousque </text:span><text:span text:style-name="T45">perfecte </text:span><text:span text:style-name="T45">dissolvantur.<text:line-break/>Hoc medicamentum vetus celebreque est, sicut et quod<text:line-break/>Asclepiades post hoc in istum modum tradidit. </text:span><text:span text:style-name="T7">Diascnyrnon<text:line-break/>Apolophonion,</text:span><text:span text:style-name="T45"> id est medicamentum </text:span><text:span text:style-name="T7">ex myrrhd rnoitetn<text:line-break/>differens, consectum ad praecordiorum tensiones</text:span><text:span text:style-name="T33">,</text:span><text:span text:style-name="T22"> </text:span><text:span text:style-name="T45">j </text:span><text:span text:style-name="T7">suit<text:line-break/></text:span><text:span text:style-name="T7">omnem duritiem, benefacit hepaticis splenicis, nephriticis,<text:line-break/>valet </text:span><text:span text:style-name="T7">ad </text:span><text:span text:style-name="T7">omnem' nervorum sumpathidm</text:span><text:span text:style-name="T7">, </text:span><text:span text:style-name="T7">articulorumdo-<text:line-break/>lores detenjionesque levat.</text:span><text:span text:style-name="T45"> </text:span><text:span text:style-name="T45">4 </text:span><text:span text:style-name="T45">Cerae uncias edecim tere-<text:line-break/>binthinae uncias sederim, guttae ammoniaci uncias sedecim,<text:line-break/>bdellii uncias sederim, myrrhae uncias sedecim, propolis</text:span></text:p>
      <text:p text:style-name="P12"/>
      <text:p text:style-name="P13"><text:span text:style-name="T45">uncias scdecim, iridis uncias sedecim, styracis uncias sede-<text:line-break/>rim, irini unguenti faeculae quantum sufficit, vini odorati<text:line-break/>quod satis est,, praeparato sicut praediximus. Quod succe-<text:line-break/>dit huic ab Asclepiade scriptum dignius quidem ac cele-<text:line-break/>brius supra scriptis existit, verum ad induratorum solutio-<text:line-break/>nem illis luserius. </text:span><text:span text:style-name="T7">AliudDiosooridis -medicamentum con-.<text:line-break/>suctum, ad difficiles artuum motus et ad dneylas Tollit<text:line-break/>omnem duritiam Facit </text:span><text:span text:style-name="T7">, </text:span><text:span text:style-name="T7">ad, </text:span><text:span text:style-name="T7">interaneorum asiscctus dbsees—<text:line-break/>susque profundos,. 4</text:span><text:span text:style-name="T45"> Cerae minam unam, - resinae frictae<text:line-break/>minae dimidium', galbani minae dimidium, iridis Illyricae<text:line-break/></text:span><text:span text:style-name="T45">minae </text:span><text:span text:style-name="T45">dimidium, irini faeculae quod fatis est, vini quan-<text:line-break/>tum sufficiat. Medicamentum tufileest, conficitur sicut priora;<text:line-break/>Medicamentum autedicto succedens ab Asclepiade scriptum<text:line-break/>idem est ei, quod Heras </text:span><text:span text:style-name="T45">ad </text:span><text:span text:style-name="T45">calcem medicamentarii sui<text:line-break/>libri conscripsit, 'paululum vero quiddam in symmetria<text:line-break/>quatuor simplicium medicamentorum evariat, uti'innotescet<text:line-break/>quum ambo scribemus. Prius autem ab Asclepiade proditi</text:span></text:p>
      <text:p text:style-name="P12"/>
      <text:p text:style-name="P13"><text:span text:style-name="T45">mentionem faciemus, quod ad .verbum ita habet. </text:span><text:span text:style-name="T7">Lucii .<text:line-break/>praeceptoris </text:span><text:span text:style-name="T7">ad </text:span><text:span text:style-name="T7">anoylac </text:span><text:span text:style-name="T7">inscriptum, </text:span><text:span text:style-name="T7">Facit ad abscesus i</text:span><text:span text:style-name="T80">n<text:line-break/></text:span><text:span text:style-name="T7">alto, corporis obortos, facit </text:span><text:span text:style-name="T7">ad </text:span><text:span text:style-name="T7">nervorun </text:span><text:span text:style-name="T7">contractiones </text:span><text:span text:style-name="T7">et<text:line-break/></text:span><text:span text:style-name="T7">irticulorum </text:span><text:span text:style-name="T7">ligationes, quas aneylos vocamus , siuocurrit<text:line-break/>ypisihotrnicis, </text:span><text:span text:style-name="T7">valet ad omnem </text:span><text:span text:style-name="T7">ne, corum dolorem </text:span><text:span text:style-name="T80">ex</text:span><text:span text:style-name="T7"> eon-<text:line-break/>Jensiu, esi etiam </text:span><text:span text:style-name="T7">acopon </text:span><text:span text:style-name="T7">bonum irino vel Cyprinc vel Inu-<text:line-break/>rino solutum, </text:span><text:span text:style-name="T7">facit </text:span><text:span text:style-name="T7">et </text:span><text:span text:style-name="T7">ad </text:span><text:span text:style-name="T7">veteres-oontumacesqug duritias,<text:line-break/></text:span><text:span text:style-name="T45">4 </text:span><text:span text:style-name="T45">Bdellii drachmas </text:span><text:span text:style-name="T45">sedecim, seni vitulini drachmas sedecim<text:line-break/>guttae ammoniaci drachmas </text:span><text:span text:style-name="T45">fedecim,. </text:span><text:span text:style-name="T45">iridis Illyricae draclu<text:line-break/>sedecim, opopanacis </text:span><text:span text:style-name="T7">3 viij,</text:span><text:span text:style-name="T45"> </text:span><text:span text:style-name="T45">galbani </text:span><text:span text:style-name="T7">3</text:span><text:span text:style-name="T45"> viij, canchryos draclu<text:line-break/>viij, styracis drachmas </text:span><text:span text:style-name="T7">octo,</text:span><text:span text:style-name="T45"> thuris drach, viij, piperis grana<text:line-break/>centum sexaginta, irini unguenti faeculae quod fatis sit,<text:line-break/>cerae, terebinthinae, singulorum selibram, vini quod satis<text:line-break/>esu Tusile est medicamentum, superiorum modo conficitur.<text:line-break/>Ubi-igitur Heras ab Asclepiade in simplicium symmetria<text:line-break/>dissenserit, quod pollicitus sum, jam </text:span><text:span text:style-name="T45">- </text:span><text:span text:style-name="T45">indicabo. Primutn-<text:line-break/>omnium fcripsit Asclepiades medicamentum, bdelli draeh.<text:line-break/>xvj. Heias autem non bdelli, scd bdellii draclu lxxx</text:span></text:p>
      <text:p text:style-name="P12"><text:span text:style-name="T45">qui </text:span><text:span text:style-name="T45">quinquies fexdecim adaequant. Deinceps fevI </text:span><text:span text:style-name="T45">vitulini<text:line-break/>durchmat </text:span><text:span text:style-name="T45">fexdecim scribente </text:span><text:span text:style-name="T45">Asclepiade, </text:span><text:span text:style-name="T45">Heras </text:span><text:span text:style-name="T45">quinqnles<text:line-break/>totidem posuit, sicut </text:span><text:span text:style-name="T45">et bdellii, </text:span><text:span text:style-name="T45">nam </text:span><text:span text:style-name="T45">lxxx, drachmae </text:span><text:span text:style-name="T45">quin-<text:line-break/>quies </text:span><text:span text:style-name="T45">sedecim </text:span><text:span text:style-name="T45">comprehendunt. Tertium ab </text:span><text:span text:style-name="T45">his </text:span><text:span text:style-name="T45">medicarnen-<text:line-break/>tum Ascleplades </text:span><text:span text:style-name="T45">subjunxit, </text:span><text:span text:style-name="T45">guttam ammoniaci et hujus" se-<text:line-break/>decim </text:span><text:span text:style-name="T45">drachmas </text:span><text:span text:style-name="T45">injiciendas censuit. Itaque juxta priorum<text:line-break/>proportionem Heram quoque </text:span><text:span text:style-name="T45">drach. </text:span><text:span text:style-name="T45">lxxx scripsisse </text:span><text:span text:style-name="T7">con-<text:line-break/></text:span><text:span text:style-name="T45">veniebat, tot autem </text:span><text:span text:style-name="T45">non </text:span><text:span text:style-name="T45">scripsit, sed centum, quare vi-<text:line-break/>ginti plures illo indidit. Aliud post commemorata medi-<text:line-break/>camenta protulit Asclepiades hisce verbis., iridis Illyricae<text:line-break/>drach. xvj. Heras hujus proportionem servavit </text:span><text:span text:style-name="T7">3</text:span><text:span text:style-name="T45"> </text:span><text:span text:style-name="T45">lxxx,<text:line-break/>scribens. Quintum post praedicta rnedscairenta opopanacis<text:line-break/>5 viij, Asclepiades fcripsit. Heras autem hic quoque pro-<text:line-break/>portionem servavit quadraginta ponens. Sexto medicamenti<text:line-break/>ineminit galbani Asclepiades, qui 5 vili,- injecit. Reras<text:line-break/>etiam in eo proportionem repraesentat, quintuplam cen-<text:line-break/>sene immittendam, quippe quadraginta drachmae quinquies<text:line-break/>octonas absolvunt. Septimum medicamentum Asclepiades</text:span></text:p>
      <text:p text:style-name="P12"/>
      <text:p text:style-name="P13"><text:span text:style-name="T45">ita exposiuit </text:span><text:span text:style-name="T45">canchryos </text:span><text:span text:style-name="T7">3</text:span><text:span text:style-name="T45"> </text:span><text:span text:style-name="T45">viij. Oportuit igitur et Heram, </text:span><text:span text:style-name="T45">si<text:line-break/></text:span><text:span text:style-name="T45">proportionem </text:span><text:span text:style-name="T45">obscrvlbat quadraginta ludere, </text:span><text:span text:style-name="T45">nunc autem<text:line-break/>non sic, </text:span><text:span text:style-name="T45">verum duplices,-puta fexdecim, ipse </text:span><text:span text:style-name="T45">conscripsit;<text:line-break/>Octavo styracis Asclepiades meminit </text:span><text:span text:style-name="T45">3 </text:span><text:span text:style-name="T45">viij, injiciens. Heras<text:line-break/>proportionem hujus quintuplo immisso observavit. Nonum<text:line-break/>medicamentum posuit Asclepiades; thuris </text:span><text:span text:style-name="T7">3</text:span><text:span text:style-name="T45"> viij, zniscens.<text:line-break/>feras non qnintnplum, </text:span><text:span text:style-name="T45">sed </text:span><text:span text:style-name="T45">duplum sumere praecipit. De-<text:line-break/>cimo piperis </text:span><text:span text:style-name="T45">meminit </text:span><text:span text:style-name="T45">Asclepiades centum sexaginta granis<text:line-break/>immissis, cui </text:span><text:span text:style-name="T45">Heras </text:span><text:span text:style-name="T45">rursus consentiens octingentas^ injecit.<text:line-break/>In quibusdam </text:span><text:span text:style-name="T45">exemplaribus haud </text:span><text:span text:style-name="T45">novi quomodo viginti<text:line-break/>scripta sint, quemadmodum in </text:span><text:span text:style-name="T45">aliis </text:span><text:span text:style-name="T45">centum et octo., Unde-<text:line-break/>cimum tradidit </text:span><text:span text:style-name="T45">ceram. </text:span><text:span text:style-name="T45">Asclepiades, sicut et duodecimum ie-<text:line-break/>,sinam terebinthinam utriusque selibram immittendum, exi-<text:line-break/>stimans. 'Ratio igitur exigebat ,et Heram, si proportionem<text:line-break/>volebat referre quintuplum utriusque indere, quod erat<text:line-break/>singulorum libras duas, insuper librae dimidium, ille vero<text:line-break/>non </text:span><text:span text:style-name="T7">ita,</text:span><text:span text:style-name="T45"> fed libras tres et uncias quatuor miscere jubet.<text:line-break/>Unde clarum evadit Heram canchryos duplum ad propor-</text:span></text:p>
      <text:p text:style-name="P12"><text:span text:style-name="T45">ticnem imponere sicut et thuris. Arnmoniaci vero guttam<text:line-break/>quadruplo copiosiorem adjecit, quemadmodum et terebin-<text:line-break/>thinae ceraeque triplo ; etenim in his tertia parte exupe-<text:line-break/>ravit, atque hac re totam medicamenti compositionem,<text:line-break/>Asclepiadis confecturae similem effecit. Exuperans enim in<text:line-break/>symmetria canchryos emolliens nihil habentis, sed- discn-<text:line-break/>tiens, adauxit ei et emollientia, thus puta, ceram;et tere-<text:line-break/>binthinam. Hoc igitur medicamentum Lucii quidem prae-<text:line-break/>ceptoris nominat Asclepiades, ubi vero differat ab Hera,<text:line-break/>percensui. Caeternm extremi emollientium .ordinis est, ut<text:line-break/>quo nullum indurescentia magis emollire cornperias. Porro<text:line-break/>medicamenti auctor huc etiam animi intentionem direxit,<text:line-break/>ut quod in scirrho induratis continetur discutiat. Reliqua<text:line-break/>medicamenta praecedentia parum jam dicta superant. Ha-<text:line-break/>bent enim iu se ipsis amplius incrassaturum viscosorum-<text:line-break/>que -humorum incisoria, quae saepe tumoribus scirrhosis<text:line-break/>ex usu funt, quum viscosi humores illos produxerim, xta-</text:span></text:p>
      <text:p text:style-name="P12"><text:span text:style-name="T45">que opopanax modice attenuat, vocant autem'sic radicem<text:line-break/>panacis,</text:span><text:span text:style-name="T45">' </text:span><text:span text:style-name="T45">cujus caulis liquore expresso opopanacem faciunt,<text:line-break/>est enim delerturiae non incisorlae facultatis. Acetum autem<text:line-break/>cum .stercore caprino incidit, delerget discutitque vehe-<text:line-break/>menter non modo humores incrassatos ac lentos, verum<text:line-break/>folidas etiam partes ipsas. Quaedam apposita sunt medi-<text:line-break/>camenti ordine propositum sequenti, quod Alcimionis ti- •<text:line-break/>tulum habere di-oit. Scribit ergo de priore hunc in modum.<text:line-break/></text:span><text:span text:style-name="T7">. </text:span><text:span text:style-name="T7">Aliud mailagma ]Harci Telerttii Asclepiadis, valde gene-<text:line-break/>rosum ad idem, praecipue varo vadet ad uteri inflationes,<text:line-break/>mscribitur Asclepiadeum medicamentum eo,, quod ad<text:line-break/>Asclepiadem Bithynum auctorem refertur. 4</text:span><text:span text:style-name="T45"> Myrrhae<text:line-break/>drachmas tres, alias uncias tres, opopanacis selibram, cerae<text:line-break/>libram unam et dimidiam, galbani uncias tres, mannae se-<text:line-break/>libram, guttae ammoniaci selibram, resinae frictae libram<text:line-break/>unam et dimidiam, aceti heminam unam. Utendum est eo<text:line-break/>etiam ad omnem nervorum ex consensu dolorem. </text:span><text:span text:style-name="T7">Aliud<text:line-break/>Alcimionis titulo inscriptum.</text:span><text:span text:style-name="T45"> 4 Cerae libram unam et</text:span></text:p>
      <text:p text:style-name="P12"><text:span text:style-name="T45">dimidiam, resinae colophoniae libram uuam et dimidiam,<text:line-break/>guttae arnmoniaci libram unam et dimidiam, galbani uncias<text:line-break/>tres, myrrhae uncias tres, thuris uncias tres, opopanacis<text:line-break/>libram unam et dimidiam, propolis uncias tres, aceti sex-<text:line-break/>tarios' duos, stercoris caprini uncias tres. Ammouiacum<text:line-break/>teritur, aceti sextario injectu, deinde his-myrrha,. thus,<text:line-break/>opopanax adduntur rursusque laeviganrur, propolis post<text:line-break/>galbanum contunditur, cera resinaque coquitur, olei he-<text:line-break/>minis duabus affusis, ubi confluxerint, propolim et galba-<text:line-break/>num adjicito movens continue, postquam dissolveris </text:span><text:span text:style-name="T45">ali<text:line-break/></text:span><text:span text:style-name="T45">igne sublata refrigerari sinito et derasa laevigatis indito,</text:span><text:span text:style-name="T45">-<text:line-break/></text:span><text:span text:style-name="T45">quum una miscueris excipito ac-utitor. Post nominatum-<text:line-break/>malagma aliud in Asclepiadis libro scriptum est, quod quin<text:line-break/>dem emolliendi facultatis parum, calesactoriae vero plus<text:line-break/>obtinet, habet autem non gentianae fuceurn modo, sed peu-<text:line-break/>cedani et sagapeni etiam liquores, calida" admodum medi-<text:line-break/>camenta. Caeternm mixtum ei est et aphronitrum et la-<text:line-break/>pidis Asii flos attenuantis incidentisque potestatis medi-</text:span></text:p>
      <text:p text:style-name="P13"><text:span text:style-name="T45">\</text:span></text:p>
      <text:p text:style-name="P12"><text:span text:style-name="T45">amenta. </text:span><text:span text:style-name="T45">Jam </text:span><text:span text:style-name="T45">suiphur vivum </text:span><text:span text:style-name="T45">alefacere omnes norunt;<text:line-break/></text:span><text:span text:style-name="T45">quemadmodum et vinum picatum. </text:span><text:span text:style-name="T45">Subjungam </text:span><text:span text:style-name="T45">et </text:span><text:span text:style-name="T45">hoc-me-<text:line-break/></text:span><text:span text:style-name="T45">dieamentum </text:span><text:span text:style-name="T45">ipsius Asclepiadis verbis. </text:span><text:span text:style-name="T7">Malagma Pharmia-<text:line-break/></text:span><text:span text:style-name="T7">num ad </text:span><text:span text:style-name="T7">praedictos ajscctus inscriptum, </text:span><text:span text:style-name="T7">' </text:span><text:span text:style-name="T7">Summe' </text:span><text:span text:style-name="T7">facit<text:line-break/>pleuriticis</text:span><text:span text:style-name="T7">, quippe dolores subito </text:span><text:span text:style-name="T7">in ipsis aacejsiontbus<text:line-break/>solvit </text:span><text:span text:style-name="T7">impositum. Oportet autem Abi </text:span><text:span text:style-name="T7">ipsum </text:span><text:span text:style-name="T7">imposueris,<text:line-break/>rubor</text:span><text:span text:style-name="T7">s </text:span><text:span text:style-name="T7">in parte ajsccta </text:span><text:span text:style-name="T7">excitato splenium auferre, </text:span><text:span text:style-name="T7">ao<text:line-break/></text:span><text:span text:style-name="T7">rursus </text:span><text:span text:style-name="T7">intervallo temporis </text:span><text:span text:style-name="T7">imponere</text:span><text:span text:style-name="T7">, </text:span><text:span text:style-name="T7">item </text:span><text:span text:style-name="T7">diuturna vitia<text:line-break/></text:span><text:span text:style-name="T7">dijsalvit.</text:span><text:span text:style-name="T45"> </text:span><text:span text:style-name="T45">4 Cerae </text:span><text:span text:style-name="T45">libras </text:span><text:span text:style-name="T45">quinque, alias </text:span><text:span text:style-name="T45">libram </text:span><text:span text:style-name="T45">unam, </text:span><text:span text:style-name="T45">am-<text:line-break/>moniaci thymiamatis lib. </text:span><text:span text:style-name="T45">iij, frictae </text:span><text:span text:style-name="T45">unctas tres vel libram<text:line-break/>unam, terebinthinae libram unam</text:span><text:span text:style-name="T45">; </text:span><text:span text:style-name="T45">thuris </text:span><text:span text:style-name="T45">libram </text:span><text:span text:style-name="T45">unam- et<text:line-break/>dimidiam, myrrhae uncias </text:span><text:span text:style-name="T45">fex, aloes </text:span><text:span text:style-name="T45">uncias fex, oesypi<text:line-break/>§ iij, gentianae succi </text:span><text:span text:style-name="T45">uncias </text:span><text:span text:style-name="T7">tres,</text:span><text:span text:style-name="T45"> peucedani liquoris uncias<text:line-break/>tres vel opopanacis </text:span><text:span text:style-name="T45">uncias fax, </text:span><text:span text:style-name="T45">fagapu § iv,' aphronitri<text:line-break/>§ vj, lapidis Asii floris </text:span><text:span text:style-name="T45">§ </text:span><text:span text:style-name="T45">vj, propolis </text:span><text:span text:style-name="T45">§ </text:span><text:span text:style-name="T45">iij, sulfuris vivi<text:line-break/>§ iv, 'vini picati sextarios v, </text:span><text:span text:style-name="T45">picatum </text:span><text:span text:style-name="T45">et </text:span><text:span text:style-name="T7">gentianae</text:span><text:span text:style-name="T45"> </text:span><text:span text:style-name="T45">succum<text:line-break/></text:span><text:span text:style-name="T45">incoquitu, quae liquari possunt </text:span><text:span text:style-name="T45">ubi </text:span><text:span text:style-name="T45">liquefeceris, refrigerari<text:line-break/>sinito, guttam ammonlaci, thus, myrrham et aloen conte-</text:span></text:p>
      <text:p text:style-name="P12"><text:span text:style-name="T45">ritoj-in pilam conjectis </text:span><text:span text:style-name="T45">-liquidum </text:span><text:span text:style-name="T45">affundito., soluta sturliosc<text:line-break/>conterito, arida vero tunsa cribrataque laevigatis inditu<text:line-break/>ac </text:span><text:span text:style-name="T45">rursus diligenter </text:span><text:span text:style-name="T45">tunsis liquidi ieryefaeta 'adjungito,<text:line-break/>absque </text:span><text:span text:style-name="T45">grumis, </text:span><text:span text:style-name="T45">qui encerides dicuntur, quum miscueris.</text:span><text:span text:style-name="T7">ex-<text:line-break/>cipito ac </text:span><text:span text:style-name="T7">utitor. </text:span><text:span text:style-name="T7">Post praedictum</text:span><text:span text:style-name="T45"> aliud deinceps malagma<text:line-break/>persimile Asclepiades hisce verbis </text:span><text:span text:style-name="T45">conscripsit. AAud </text:span><text:span text:style-name="T45">iVeu-<text:line-break/></text:span><text:span text:style-name="T7">politani praeparatsttm esi Aquiliae </text:span><text:span text:style-name="T7">SecundiUae.</text:span><text:span text:style-name="T45"> 4 </text:span><text:span text:style-name="T45">Vim<text:line-break/>picati </text:span><text:span text:style-name="T45">sextarios </text:span><text:span text:style-name="T45">ulex, cerae libras sex, guttae ammoniaci<text:line-break/>libras </text:span><text:span text:style-name="T45">tres, </text:span><text:span text:style-name="T45">frictae libras </text:span><text:span text:style-name="T45">tres, </text:span><text:span text:style-name="T45">terebinthinae </text:span><text:span text:style-name="T45">libram </text:span><text:span text:style-name="T45">unam et<text:line-break/>dimidiam, thuris libram unam </text:span><text:span text:style-name="T45">et </text:span><text:span text:style-name="T7">dimidiam,'</text:span><text:span text:style-name="T45"> myrrhae § </text:span><text:span text:style-name="T7">vj,<text:line-break/></text:span><text:span text:style-name="T45">aloes uncias fex, aphronitri § vj, lapidis Asii </text:span><text:span text:style-name="T45">floris </text:span><text:span text:style-name="T45">§ vj,<text:line-break/>gentianae radicis fucci uncias fex, </text:span><text:span text:style-name="T45">sagapeni uncias </text:span><text:span text:style-name="T45">quatuor.<text:line-break/>sulsuris nixi uncias quatuor, propolis uncias quatuor, pa-<text:line-break/>nacis radicis uncias tres, </text:span><text:span text:style-name="T45">sampsuchi </text:span><text:span text:style-name="T45">uncias tres, piperis<text:line-break/>albi uncias tres. Praeparato </text:span><text:span text:style-name="T45">ac </text:span><text:span text:style-name="T45">utitor, ut praedictum est-</text:span></text:p>
      <text:h text:style-name="P4" text:outline-level="2">Cap. VII.</text:h>
      <text:p text:style-name="P9"><text:span text:style-name="T7">[Andromaahi malagrnataij Mttlagmu du~.<text:line-break/>rum et aridum*</text:span><text:span text:style-name="T45"> 4 Picis </text:span><text:span text:style-name="T45">lib-</text:span><text:span text:style-name="T45">iij, cerae libras duas, resinae</text:span></text:p>
      <text:p text:style-name="P12"><text:span text:style-name="T45">libram tinam, galbani uncias, </text:span><text:span text:style-name="T45">duas, </text:span><text:span text:style-name="T45">guttae </text:span><text:span text:style-name="T45">ammoniaci </text:span><text:span text:style-name="T45">UufciaS<text:line-break/>duas, </text:span><text:span text:style-name="T45">mannae </text:span><text:span text:style-name="T45">uncias iv, aceti sextarios </text:span><text:span text:style-name="T45">tres, peucedani fucci<text:line-break/></text:span><text:span text:style-name="T45">radicis </text:span><text:span text:style-name="T45">uncias fex, </text:span><text:span text:style-name="T45">oesypi uncias </text:span><text:span text:style-name="T45">quatuor. Aiiter. 4 Piris<text:line-break/></text:span><text:span text:style-name="T45">libras </text:span><text:span text:style-name="T45">quatuor; </text:span><text:span text:style-name="T45">cerae libres duas, resinae libram miam, gut-<text:line-break/>tae ammoniaci libram j, </text:span><text:span text:style-name="T45">mannae </text:span><text:span text:style-name="T45">libratu luam, galbani un-<text:line-break/>cias </text:span><text:span text:style-name="T45">fex, </text:span><text:span text:style-name="T45">alii libram j; aceti sextarios tres. </text:span><text:span text:style-name="T7">Aliud Aiifio-<text:line-break/>clis.</text:span><text:span text:style-name="T45"> </text:span><text:span text:style-name="T45">4 </text:span><text:span text:style-name="T45">Picis </text:span><text:span text:style-name="T45">lib. </text:span><text:span text:style-name="T45">iv, cerae lib. viij, resinae frictae 'lib, iv,<text:line-break/>terebinthinae lib. iv; guttae ammoniaci lib. ij, xiij,- gal-<text:line-break/>bani libram unam tmcias iv. </text:span><text:span text:style-name="T7">Aliud ad </text:span><text:span text:style-name="T7">drseylas.</text:span><text:span text:style-name="T45"> 4 Bdellii<text:line-break/>draclu sedecim, thuris draclu fedecim, guttae ammonlact<text:line-break/>‘draclu octo, opopanacis draclu </text:span><text:span text:style-name="T45">octo,- </text:span><text:span text:style-name="T45">galbani </text:span><text:span text:style-name="T7">3</text:span><text:span text:style-name="T45"> xiij, sevi<text:line-break/>vitulini J xvj. piperis grana eehtum sexaginta; 'styracis </text:span><text:span text:style-name="T7">3<text:line-break/></text:span><text:span text:style-name="T45">octo, canchryos draeh. sedecim, iridis lllyricae drach. se-<text:line-break/></text:span><text:span text:style-name="T7">decim-,</text:span><text:span text:style-name="T45"> terebinthinae minae dimidium, </text:span><text:span text:style-name="T7">cerae</text:span><text:span text:style-name="T45"> niinae dimi-<text:line-break/>dium, Cyprini heminas </text:span><text:span text:style-name="T45">iv, </text:span><text:span text:style-name="T45">Vini quod fatis est; </text:span><text:span text:style-name="T7">Malagrnd<text:line-break/>ex inaliioto. -</text:span><text:span text:style-name="T45"> Nardi Celticae </text:span><text:span text:style-name="T7">3 s,</text:span><text:span text:style-name="T45"> cyperi drach. xiij, </text:span><text:span text:style-name="T7">car-<text:line-break/></text:span><text:span text:style-name="T45">datuomi </text:span><text:span text:style-name="T7">3</text:span><text:span text:style-name="T45"> xiij, iridis Illyricae </text:span><text:span text:style-name="T7">3</text:span><text:span text:style-name="T45"> </text:span><text:span text:style-name="T45">xiij, myrrhae drach; xiij;<text:line-break/>croci drach. iv, meliloti </text:span><text:span text:style-name="T7">3</text:span><text:span text:style-name="T45"> XXV; </text:span><text:span text:style-name="T45">guttae aihmdniacidrach;</text:span></text:p>
      <text:p text:style-name="P12"><text:span text:style-name="T45">viij,..terebinthinae </text:span><text:span text:style-name="T7">3</text:span><text:span text:style-name="T45"> I; cerae novae </text:span><text:span text:style-name="T7">3</text:span><text:span text:style-name="T45"> c, cyprini ;heminae</text:span><text:span text:style-name="T74">r<text:line-break/></text:span><text:span text:style-name="T45">dimidium, aculi quod satis est, quidam gnttae ammoniaci<text:line-break/>3 c. Ad interiora omnia. </text:span><text:span text:style-name="T7">Diaspermaton,</text:span><text:span text:style-name="T45"> id est ex femini-<text:line-break/>bus. 4 Guttae ammoniaci 5 l&gt; cerae 5 l, terebinthinae. J1,<text:line-break/>foenigraeci drach. xxv, seni taurini curati drach. xxv, iri-,<text:line-break/></text:span><text:span text:style-name="T45">lis </text:span><text:span text:style-name="T45">Illyricae drachir. viginti quinque, nitri </text:span><text:span text:style-name="T45">5 </text:span><text:span text:style-name="T45">xxv. mellis<text:line-break/>heminas </text:span><text:span text:style-name="T45">fex, </text:span><text:span text:style-name="T45">aceti heminam j, panacis </text:span><text:span text:style-name="T7">3</text:span><text:span text:style-name="T45"> xxv, </text:span><text:span text:style-name="T45">cyprini </text:span><text:span text:style-name="T7">pa-<text:line-break/>rum. lsc autem Philoni des. </text:span><text:span text:style-name="T7">4</text:span><text:span text:style-name="T45"> </text:span><text:span text:style-name="T45">Foenigraeci seminis, anisi<text:line-break/>feminis, styracis, bdellii sordidi, mannae thuris, cardamomi,<text:line-break/>cyperi novi, panacis radicis, iridis lllyricae, aphronitri. Un-<text:line-break/>gulorum dradi. xxv, guttae ammoniaci, terebinthinae, sin-<text:line-break/>gulorum draclu quinquaginta, seni laurini drach. sexaginta,<text:line-break/>meliloti drach. sexaginta, cerae draclu duas, alias c, mellis<text:line-break/>heminae dimidium, vini heminam unam., </text:span><text:span text:style-name="T7">Aliud ut Jdar-<text:line-break/>podras.</text:span><text:span text:style-name="T45"> </text:span><text:span text:style-name="T45">4 </text:span><text:span text:style-name="T45">Foenigraeci,. </text:span><text:span text:style-name="T45">nitri, </text:span><text:span text:style-name="T45">panacis,, iridis, singulorum<text:line-break/>drach. octo, terebinthinae, guttae ammoniaci, cerae, singulo-<text:line-break/>rum drach. c, sevi taurini J c, alias 1, mellis lib. j, aceti<text:line-break/>fextarios ij, apii suminis, cumlui, loeniculi vel anisi, singu-</text:span></text:p>
      <text:p text:style-name="P12"><text:span text:style-name="T45">iorum 5 i, meliloti draclu 1, alii viginti quinque,, sampsuchi<text:line-break/>drach. quinquaginta, </text:span><text:span text:style-name="T45">rarda </text:span><text:span text:style-name="T45">.iomi,. ammeos singulorum drach.<text:line-break/>1. Cyprino, excipitur. </text:span><text:span text:style-name="T7">Malagma sx sampsucho ad rnulta.<text:line-break/>4</text:span><text:span text:style-name="T45"> Cerae novae, baccarum lauri, foenigraeci laevis, fampsu-<text:line-break/>chi, singulorum drach. centum, terebinthinae lracsi. cl;<text:line-break/>nitri drach. xxxij, piperis drach. xxxij, alii sedecim, cy-<text:line-break/>pexi, draeh. sedecim; cyprini heminas duas </text:span><text:span text:style-name="T45">vel </text:span><text:span text:style-name="T45">styracini-,<text:line-break/></text:span><text:span text:style-name="T7">Malagma ex baccis laursi</text:span><text:span text:style-name="T45"> 4 Cerae, ijracb. lxxv, picis<text:line-break/>brutiae drach. lxxv, baccarum .lauri </text:span><text:span text:style-name="T7">3</text:span><text:span text:style-name="T45"> lxxv, nitri 5 lv-xvl<text:line-break/>resinae frictae, $ lxxy, .galbani 5 xsp.</text:span><text:span text:style-name="T74">4j</text:span><text:span text:style-name="T45"> ainmqniaci </text:span><text:span text:style-name="T7">gvsum<text:line-break/></text:span><text:span text:style-name="T45">drach. xij, cachryos J xij, ammecs dracli.dnodecim, pipe;<text:line-break/>iis albi draclu xvj, cyprini draclu sex, alias heniinas fex:<text:line-break/></text:span><text:span text:style-name="T7">AlMd malagma bdru coloris 'td multa Mroommodatum.</text:span><text:span text:style-name="T45"> 4<text:line-break/>Cerae lib. </text:span><text:span text:style-name="T7">j,</text:span><text:span text:style-name="T45"> resinae frictae Illiiij, guttae ammonlaci uncias'<text:line-break/>fex,, aluminis liquidi uncias sex, salis </text:span><text:span text:style-name="T7">floris</text:span><text:span text:style-name="T45"> uncias sex;<text:line-break/>quidam visci uncias sex. </text:span><text:span text:style-name="T7">Malagma Apoltoplianis. 4</text:span><text:span text:style-name="T45"> Cerae<text:line-break/>lrach. lxxx,- guttae ammoniaci drach. lxxx, bdellii drach.<text:line-break/>lxxx, iridis Illyricae </text:span><text:span text:style-name="T7">3</text:span><text:span text:style-name="T45"> lxxx, resinae terebinthinae </text:span><text:span text:style-name="T7">3</text:span><text:span text:style-name="T45"> xl;<text:line-break/>marinae tlunisi X ali ititio enutiinduntur. </text:span><text:span text:style-name="T7">Malagma ax alu-</text:span></text:p>
      <text:p text:style-name="P12"><text:span text:style-name="T45">mine </text:span><text:span text:style-name="T7">aliter.</text:span><text:span text:style-name="T45"> </text:span><text:span text:style-name="T45">-4 </text:span><text:span text:style-name="T45">Cerae </text:span><text:span text:style-name="T7">3</text:span><text:span text:style-name="T45"> c,spicis </text:span><text:span text:style-name="T7">3</text:span><text:span text:style-name="T45"> </text:span><text:span text:style-name="T45">l, aluminis liquidi </text:span><text:span text:style-name="T7">3 </text:span><text:span text:style-name="T7">xxv,<text:line-break/></text:span><text:span text:style-name="T45">ego autem </text:span><text:span text:style-name="T7">31,</text:span><text:span text:style-name="T45"> visci </text:span><text:span text:style-name="T7">3</text:span><text:span text:style-name="T45"> 1. Ad </text:span><text:span text:style-name="T7">ischiadicos bonum. </text:span><text:span text:style-name="T7">4</text:span><text:span text:style-name="T45"> </text:span><text:span text:style-name="T45">Rutae<text:line-break/>agrestris suminis, silphii, baccarum lauri, aphronitri, ahro-<text:line-break/>toni, colocynthidis, cardamomi, animeos, singulorum drach.<text:line-break/>iv, rutae viridis, picis, terebinthinae, guttae ammoniaci,<text:line-break/>cerae, sevi, singulorum </text:span><text:span text:style-name="T7">3 octo</text:span><text:span text:style-name="T7">,</text:span><text:span text:style-name="T45"> galbani </text:span><text:span text:style-name="T45">drach. </text:span><text:span text:style-name="T45">sex, </text:span><text:span text:style-name="T45">opopa-.<text:line-break/></text:span><text:span text:style-name="T45">nacis </text:span><text:span text:style-name="T45">3siv, sulsuris ignem </text:span><text:span text:style-name="T45">non </text:span><text:span text:style-name="T45">experti </text:span><text:span text:style-name="T7">3</text:span><text:span text:style-name="T45"> iv. 'Ad </text:span><text:span text:style-name="T7">lienosos.<text:line-break/>4 Cerae</text:span><text:span text:style-name="T45"> ruinam l, resinae minam j, </text:span><text:span text:style-name="T7">guttae ammoniaci</text:span><text:span text:style-name="T45"> mi-<text:line-break/>nae dimidium, aluminis liquidi j l, strigmenti heminam j;<text:line-break/>capparis radicis drach. 1, calaminthae radicis drach. 1, my-<text:line-break/>robolani faecis </text:span><text:span text:style-name="T7">3</text:span><text:span text:style-name="T45"> 1, aceto aridis, oleo liquabilibus adjecto<text:line-break/>utitor. </text:span><text:span text:style-name="T7">Malagma usus muiticipltcis, 4 Sinapios</text:span><text:span text:style-name="T45"> drach. i r,<text:line-break/>mannae drach. </text:span><text:span text:style-name="T7">ij, rutae 3 iv,</text:span><text:span text:style-name="T45"> aphronitri J iv; capparis ra-<text:line-break/>' diris J vj, guttae ammoniaci 3 iv, rnyrobalani </text:span><text:span text:style-name="T7">3</text:span><text:span text:style-name="T45"> xxv, cen-<text:line-break/>laurii tenuis 3iv, vel yij, lapidis Asii floris </text:span><text:span text:style-name="T7">3</text:span><text:span text:style-name="T45"> iv, soeni-<text:line-break/>graeci drach. iv, cardamomi </text:span><text:span text:style-name="T7">3 iv,</text:span><text:span text:style-name="T45"> cerae draclu lxxv, re-'<text:line-break/>sinae 3 c, mellis nemluas fex, irini sedimenti heminam j,<text:line-break/>acetum amrnoniaco • duabus heminis superfunditur, ‘sioiy-</text:span></text:p>
      <text:p text:style-name="P158"><text:span text:style-name="T45">.' .fu).- </text:span><text:span text:style-name="T45">. *i </text:span><text:span text:style-name="T45">*”<text:tab/></text:span><text:span text:style-name="T45">"iri, • - •• </text:span><text:span text:style-name="T45">tulriu * »-•<text:tab/></text:span><text:span text:style-name="T45">-• </text:span><text:span text:style-name="T59">J</text:span><text:span text:style-name="T45"> ‘‘ </text:span><text:span text:style-name="T45">•'</text:span></text:p>
      <text:p text:style-name="P13"><text:span text:style-name="T7">archion</text:span><text:span text:style-name="T45"> em </text:span><text:span text:style-name="T7">epistola.</text:span><text:span text:style-name="T45"> 4 Cyperi mluan </text:span><text:span text:style-name="T45">j</text:span><text:span text:style-name="T45">cardamomi par,<text:line-break/>nannae tantundem, cerae tantundem; terebinthinae frictae<text:line-break/>minam j </text:span><text:span text:style-name="T22">β</text:span><text:span text:style-name="T45">, liquidae minas tres, cyprini quod fatis est,<text:line-break/>ego bdellii minam unam. </text:span><text:span text:style-name="T7">Altera scriptura-</text:span><text:span text:style-name="T45"> 4 Cyperi<text:line-break/>minam j,- cardamomi par pondus, bdellii par pondus, thuris<text:line-break/>.par pondus, balsami tantundem, cerae minam </text:span><text:span text:style-name="T22">)β, </text:span><text:span text:style-name="T45">resinae<text:line-break/>frictae ‘ minas quatuor, cyprini heminas fex, vlui odorati<text:line-break/>heminam j </text:span><text:span text:style-name="T22">β., </text:span><text:span text:style-name="T7">Ul egn utor. 4</text:span><text:span text:style-name="T45">Cyperi minam </text:span><text:span text:style-name="T7">j,</text:span><text:span text:style-name="T45"> inardarno-<text:line-break/>•ui par,, amomi par, bdelli par pondus, cerae minam J </text:span><text:span text:style-name="T22">β,<text:line-break/></text:span><text:span text:style-name="T45">resinae frictae, terebinthinae mluas iv, cyprini heminam<text:line-break/>inam, .assiae, cinnamomi, guttae ammoniaci, nardi Indicae,<text:line-break/>croci, m, rrhae, singulorum quartam nrinae portionem, vlui<text:line-break/>.odorati quantum fufficit. </text:span><text:span text:style-name="T7">SJalagma ad multu utile Apollo<text:line-break/>Ionii.'</text:span><text:span text:style-name="T45"> Ceyae, picis, resinae frictae, singulorum </text:span><text:span text:style-name="T7">3</text:span><text:span text:style-name="T45"> cxxv, nitri,<text:line-break/>thuris, singulorum J 1, feni vitulini et taurini, butyri, sin-<text:line-break/>gnlornm 3 lxxv, oesypi 3 xv, aquae cyathos vj. </text:span><text:span text:style-name="T7">Malagma<text:line-break/>ad hepaticos bonum.</text:span><text:span text:style-name="T45"> 4 Guttae arnmoniaci </text:span><text:span text:style-name="T7">3</text:span><text:span text:style-name="T45"> cxliv, alii<text:line-break/>cij, bdellii 3 cxliv, croci $ xi) myrrhae </text:span><text:span text:style-name="T7">3</text:span><text:span text:style-name="T45"> xij, cerae cxliv,</text:span></text:p>
      <text:p text:style-name="P12"/>
      <text:p text:style-name="P159"><text:span text:style-name="T7">• r • •<text:tab/>r *<text:tab/>. • - . te<text:tab/>. </text:span><text:span text:style-name="T7">&gt;<text:tab/></text:span><text:span text:style-name="T80">t</text:span><text:span text:style-name="T7"><text:tab/>f</text:span></text:p>
      <text:p text:style-name="P13"><text:span text:style-name="T45">niii caceti quartain partem heminae, cyprini </text:span><text:span text:style-name="T45">heminam </text:span><text:span text:style-name="T7">j,<text:line-break/>ego</text:span><text:span text:style-name="T45"> atitem-puho' heminas X. </text:span><text:span text:style-name="T7">drlalagma ad rheumatismum<text:line-break/>stonMdsti at isttesiin.osum, </text:span><text:span text:style-name="T7">2f.</text:span><text:span text:style-name="T45"> </text:span><text:span text:style-name="T45">Oenanthes </text:span><text:span text:style-name="T45">§ </text:span><text:span text:style-name="T7">j,</text:span><text:span text:style-name="T45"> </text:span><text:span text:style-name="T45">phoenicobalani<text:line-break/></text:span><text:span text:style-name="T7">caruis uncias duas,</text:span><text:span text:style-name="T45"> acaciae 5 </text:span><text:span text:style-name="T7">j,</text:span><text:span text:style-name="T45"> rosarum </text:span><text:span text:style-name="T7">^j,</text:span><text:span text:style-name="T45"> omphacii 5 iv,<text:line-break/>aloes uncias' quatuor, gallae </text:span><text:span text:style-name="T45">uncias </text:span><text:span text:style-name="T7">ivj</text:span><text:span text:style-name="T45"> aluminis rotundi an-<text:line-break/>nas iv, picis nnclas' quatucr, cerae 'uncias' tres, alii thuris,<text:line-break/>myrtei </text:span><text:span text:style-name="T45">uncias </text:span><text:span text:style-name="T45">tres, alnum aridis affunditur. Ad- </text:span><text:span text:style-name="T7">hydrcpv-<text:line-break/>eos et </text:span><text:span text:style-name="T7">flatuoscs</text:span><text:span text:style-name="T45"> 4 </text:span><text:span text:style-name="T45">picis liquidae libram j, </text:span><text:span text:style-name="T45">cerae </text:span><text:span text:style-name="T45">libram j,<text:line-break/>nitri uncias scx sulfuris vini uncias fex; aluminis fissilis<text:line-break/>uncias </text:span><text:span text:style-name="T7">fex. Aliud- </text:span><text:span text:style-name="T7">malagma </text:span><text:span text:style-name="T7">ad- ischiadicos </text:span><text:span text:style-name="T7">aliaque </text:span><text:span text:style-name="T7">msulta.<text:line-break/>4 Cerae</text:span><text:span text:style-name="T45"> drach lxxij, terebinthinae </text:span><text:span text:style-name="T7">3</text:span><text:span text:style-name="T45"> xlviij, guttae ammo-<text:line-break/>niaci lrach. xxxij</text:span><text:span text:style-name="T74">;</text:span><text:span text:style-name="T45">, propolis 3 xliij, galbani-drach. xxxvj,<text:line-break/>bdellii drach. viginti quinque, crocl drach. quinque, opopa-<text:line-break/>nacis drach. </text:span><text:span text:style-name="T7">xij,</text:span><text:span text:style-name="T45"> nitri spumae drach. xxx. Irino unguento'<text:line-break/>tundens utitor. </text:span><text:span text:style-name="T7">AUrvi- </text:span><text:span text:style-name="T7">malagma </text:span><text:span text:style-name="T7">Andreae </text:span><text:span text:style-name="T7">mullis </text:span><text:span text:style-name="T7">utile.</text:span><text:span text:style-name="T45"> 4<text:line-break/>Pyrethri drach octo, eroni cnrdii drach. </text:span><text:span text:style-name="T45">octo, </text:span><text:span text:style-name="T45">salis am-<text:line-break/>moniaci drach. octo, cucumeris </text:span><text:span text:style-name="T45">agrestis radicis </text:span><text:span text:style-name="T45">drach. octo,<text:line-break/>resinae pineae draclu ceto, terebinthinae </text:span><text:span text:style-name="T45">drach. </text:span><text:span text:style-name="T45">octo,- cerae<text:line-break/>drach. ttesxi :iiquoris fpcaluini draclu xij, alii x, aphronitri</text:span></text:p>
      <text:p text:style-name="P12"><text:span text:style-name="T22">3 </text:span><text:span text:style-name="T45">xx, thuris 3 lxv, bdellii </text:span><text:span text:style-name="T7">3 x, guttae</text:span><text:span text:style-name="T45"> ammoniaci 3 er, alii<text:line-break/>xx, myrrhae 5 tx, aristolochiae </text:span><text:span text:style-name="T7">3</text:span><text:span text:style-name="T45"> x,' alii xx, piperis albi<text:line-break/>draclu decem et longi drach.'x, xylobalsam 5 carda-<text:line-break/>rnomi drach. decem, oesypi drach. xv, liebisci radicis drachi<text:line-break/>x;gladioli radicis drach. x, styracis draclu x, capparis<text:line-break/>cadicis drach. x, iridis Illyricae drach. x. aloes Indicae<text:line-break/>drach. x, galbani drach. x, visci quercini draclu x, alii xij,’<text:line-break/>adipis aufer mi drach. octo, resinae siccae drach. xij, sedi-<text:line-break/>menti iridis quod fatis esu </text:span><text:span text:style-name="T7">" Aliud Amythaonis ecd thorat-<text:line-break/></text:span><text:span text:style-name="T45">?is </text:span><text:span text:style-name="T7">stypoohandriorum et siomachi dolores, item ad anoylas<text:line-break/>ralet ei ad ctbscefsus at duritias emollit.</text:span><text:span text:style-name="T45"> 4 Guttae am-<text:line-break/>moniaci 51, cerae 5 txx, bdellii 3 I, resinae terebinthinae<text:line-break/>3 xx, iridis Illyricae drach. x, ga.bani 5 v. Bdellium et<text:line-break/>ammoniacum vluo persunduntur, leinde etiam liquata<text:line-break/>miscentur et irino adjectu simul laevigentur, ssfantgma<text:line-break/></text:span><text:span text:style-name="T7">Antipatri ad oolicos. omniaque interiora.</text:span><text:span text:style-name="T45"> 4 Silphii dracli^<text:line-break/>ij, elelifphaci drach. iv, cassiae drach. iv, melanthii draclu'<text:line-break/>iv, staphidis, agriae drach. iv, galbani 5 iv, struthii draclu</text:span></text:p>
      <text:p text:style-name="P12"><text:span text:style-name="T45">iv, </text:span><text:span text:style-name="T45">suisuris vivi 5 iv, panacis </text:span><text:span text:style-name="T7">3</text:span><text:span text:style-name="T45"> vij, propolis draclu vij,<text:line-break/></text:span><text:span text:style-name="T45">pyrethri </text:span><text:span text:style-name="T45">drach. </text:span><text:span text:style-name="T45">xij, </text:span><text:span text:style-name="T45">guttae ammoniaci, 5 </text:span><text:span text:style-name="T45">vij, </text:span><text:span text:style-name="T45">nitri </text:span><text:span text:style-name="T7">3</text:span><text:span text:style-name="T45"> </text:span><text:span text:style-name="T45">vij,<text:line-break/>Asii </text:span><text:span text:style-name="T45">floris drach. xxv, cerae drach. ni, resinae drach. cen-<text:line-break/>tum quinquaginta, olei heminam nuam,; </text:span><text:span text:style-name="T7">Aiiud malagma<text:line-break/>Callinici ex. </text:span><text:span text:style-name="T7">csoseectaneis </text:span><text:span text:style-name="T7">Pacori ad omnia</text:span><text:span text:style-name="T45"> </text:span><text:span text:style-name="T45">4 </text:span><text:span text:style-name="T45">Cerae novae<text:line-break/>drach centum, guttae ammonlaci, </text:span><text:span text:style-name="T45">terebinthinae, -bdelliimela<text:line-break/></text:span><text:span text:style-name="T45">lucentis ungulorum </text:span><text:span text:style-name="T7">3</text:span><text:span text:style-name="T45"> </text:span><text:span text:style-name="T45">l„ </text:span><text:span text:style-name="T45">allerci seminis drach. xxx, </text:span><text:span text:style-name="T45">liquo-<text:line-break/>xis </text:span><text:span text:style-name="T45">papaveris drach. xx, meliloti, myrrhae, aristolochiae,<text:line-break/></text:span><text:span text:style-name="T45">piperis, </text:span><text:span text:style-name="T45">gentianae, styracis; singulorum </text:span><text:span text:style-name="T7">.3</text:span><text:span text:style-name="T45"> </text:span><text:span text:style-name="T45">xv, thuris drach,<text:line-break/>viij, eroni 3 xiij, olei heminam unam, papaveris albi sc-<text:line-break/>inluis.5 xlviij, nucleorum pineorum </text:span><text:span text:style-name="T7">3</text:span><text:span text:style-name="T45"> </text:span><text:span text:style-name="T45">xx.' </text:span><text:span text:style-name="T7">Aliud malagma,<text:line-break/></text:span><text:span text:style-name="T7">leucopyron.</text:span><text:span text:style-name="T45"> </text:span><text:span text:style-name="T45">4 .Terebinthinae libras iv, cerae lilu iij, </text:span><text:span text:style-name="T45">gu.tae<text:line-break/></text:span><text:span text:style-name="T45">arnmoniaci </text:span><text:span text:style-name="T45">§ </text:span><text:span text:style-name="T7">vj,</text:span><text:span text:style-name="T45"> galbani ij, </text:span><text:span text:style-name="T45">opopanacis 5'ii, inannae </text:span><text:span text:style-name="T45">ij,<text:line-break/></text:span><text:span text:style-name="T45">fevi taurini unclas. duas, </text:span><text:span text:style-name="T45">:yprini </text:span><text:span text:style-name="T45">parum.</text:span></text:p>
      <text:p text:style-name="P16"><text:span text:style-name="T45">[Aiiud emplastrum </text:span><text:span text:style-name="T7">malagma generosum </text:span><text:span text:style-name="T7">Crispa.</text:span><text:span text:style-name="T45"> 4<text:line-break/>Myrrhae,, </text:span><text:span text:style-name="T45">opopanacis, galbani, singulorum § </text:span><text:span text:style-name="T45">vj, </text:span><text:span text:style-name="T45">panacis<text:line-break/></text:span><text:span text:style-name="T45">radicis, </text:span><text:span text:style-name="T45">mannae, thuris, ‘guttae ammoniaci, </text:span><text:span text:style-name="T45">singulorum </text:span><text:span text:style-name="T7">li-<text:line-break/>bras</text:span><text:span text:style-name="T45"> duas, </text:span><text:span text:style-name="T45">alias </text:span><text:span text:style-name="T45">j, </text:span><text:span text:style-name="T45">cerae, resinae frictae, </text:span><text:span text:style-name="T45">singulorum linias<text:line-break/>tres, </text:span><text:span text:style-name="T45">aceti </text:span><text:span text:style-name="T45">lremluas duas </text:span><text:span text:style-name="T45">yel </text:span><text:span text:style-name="T45">fexturios duos. </text:span><text:span text:style-name="T7">Aliud OA</text:span></text:p>
      <text:p text:style-name="P12"><text:span text:style-name="T45">ccxendicum, </text:span><text:span text:style-name="T7">capitis, omnesque diuturnos dolores.</text:span><text:span text:style-name="T45"> 4 Cerae<text:line-break/></text:span><text:span text:style-name="T45">3 </text:span><text:span text:style-name="T45">xxiv, guttae ammoniaci drach. septem, terebinthinae<text:line-break/>dracni xij, thapsiae succi drach. octo, olei </text:span><text:span text:style-name="T45">heminam </text:span><text:span text:style-name="T45">unam.<text:line-break/></text:span><text:span text:style-name="T7">Aliud </text:span><text:span text:style-name="T7">ad hydropicos, Cleo.phantis,</text:span><text:span text:style-name="T45"> 4 </text:span><text:span text:style-name="T45">Cerae, resinae </text:span><text:span text:style-name="T45">pi-<text:line-break/>neae, aphronitri, singulorum </text:span><text:span text:style-name="T7">3 c, galbani </text:span><text:span text:style-name="T7">3</text:span><text:span text:style-name="T45"> xij, </text:span><text:span text:style-name="T45">propolis<text:line-break/>5 xij, </text:span><text:span text:style-name="T45">guttae </text:span><text:span text:style-name="T45">arnmoniaci $ xij </text:span><text:span text:style-name="T22">β</text:span><text:span text:style-name="T45">, cyprini heminas duas,,<text:line-break/>aceti </text:span><text:span text:style-name="T45">heminas </text:span><text:span text:style-name="T45">duas. </text:span><text:span text:style-name="T7">Aliud dolorem </text:span><text:span text:style-name="T7">sudaris </text:span><text:span text:style-name="T7">Nicosirati<text:line-break/>sid </text:span><text:span text:style-name="T7">podagram</text:span><text:span text:style-name="T45"> 4 </text:span><text:span text:style-name="T45">Cerae lib, j., guttae ammoniaci </text:span><text:span text:style-name="T45">§ </text:span><text:span text:style-name="T45">sex,<text:line-break/>opopanacis uncias iv </text:span><text:span text:style-name="T22">β, </text:span><text:span text:style-name="T45">meconiae uncias tres, cyprinum<text:line-break/>ad_ </text:span><text:span text:style-name="T45">contusionem </text:span><text:span text:style-name="T45">illorum adhibetur. </text:span><text:span text:style-name="T7">Aliud ad </text:span><text:span text:style-name="T7">Lipoderrncs<text:line-break/>auctore Epidauro.</text:span><text:span text:style-name="T45"> </text:span><text:span text:style-name="T45">4 </text:span><text:span text:style-name="T45">Thapsiae radicis </text:span><text:span text:style-name="T45">5 </text:span><text:span text:style-name="T45">iij, plueris nigri<text:line-break/>vel </text:span><text:span text:style-name="T45">longi </text:span><text:span text:style-name="T45">drach. unam,, seni </text:span><text:span text:style-name="T45">vitulini </text:span><text:span text:style-name="T45">draclu duodecim, thu-<text:line-break/>ris draclu quatuor, xylobalsami draclu duas, resinae </text:span><text:span text:style-name="T7">3 </text:span><text:span text:style-name="T7">xvj,<text:line-break/></text:span><text:span text:style-name="T45">cerae drach. </text:span><text:span text:style-name="T45">octo, </text:span><text:span text:style-name="T45">liquata siccis superfundito. </text:span><text:span text:style-name="T45">Aiiud </text:span><text:span text:style-name="T7">ma-<text:line-break/>lagma apud Asclepiadem dolorem </text:span><text:span text:style-name="T7">soumrnovendo subito </text:span><text:span text:style-name="T7">tcso<text:line-break/>lsrts-</text:span><text:span text:style-name="T45"> 4 Cerae Tyrrhenicae minam unam, feni taurini, adi-<text:line-break/>pjs anserini; medullae cervinae, terebinthinae, singulorum<text:line-break/>minam unam; galbani. minge dimidium, oefypi uncias quo-</text:span></text:p>
      <text:p text:style-name="P12"><text:span text:style-name="T45">tuor, fnshcei heminas quatuor, unguenti telini ex foenq-<text:line-break/>jraeco consecti heminam unam, olei honi heminam urism.<text:line-break/>Haec igne non acri liquefacito, niovens sedulo. Sint autem<text:line-break/>Laevis in pila contusa, </text:span><text:span text:style-name="T45">iridis </text:span><text:span text:style-name="T45">Illyricae sesquiscxtarii ij; ari-<text:line-break/>stolochiae sesqulsextarius </text:span><text:span text:style-name="T7">j,</text:span><text:span text:style-name="T45"> hypocystidis laerigatae scsqui-<text:line-break/>lextarii dimidium, gallae laevigatae, sesquiscxtarii ij, mau-<text:line-break/>nae sesquisexi rrius unus, bdellii scsquisc rtarius unus, cin-<text:line-break/>n amomi, croci Cilicii, myrrhae, cassiae, nardr Indicae,<text:line-break/>junci flor is,_ calami aromatici, amornr; piperis, rhu fucci,<text:line-break/>testudinis marinae sanguinis, androsaemi herbae, pyrethri,<text:line-break/>singulorum &lt;3 rxxv, aceti veteris heminam j, in qub onmla<text:line-break/>nedicam-nta injecta emolliuntur tundunarrque, quousque<text:line-break/>lentum ac elaboratum sit medicamentum, deinde reponi-<text:line-break/>tur. Valet etiam ad thoracis ac pulmonis rheumatismos,<text:line-break/>[tem sincipite - dolentes jonfestim liberat. Vocatur autem<text:line-break/>medicamentum Aesculapius. </text:span><text:span text:style-name="T7">Aliud, ad coxendicum dolores<text:line-break/>optimum ab lier a Cuppadooe accept&gt;um._ </text:span><text:span text:style-name="T7">4</text:span><text:span text:style-name="T45"> </text:span><text:span text:style-name="T45">Picis liquidae<text:line-break/>bernluas iij, vel ij, cerae libi </text:span><text:span text:style-name="T7">j,</text:span><text:span text:style-name="T45"> pityinae lib. </text:span><text:span text:style-name="T7">j,</text:span><text:span text:style-name="T45"> .nisuris vivi</text:span></text:p>
      <text:p text:style-name="P12"><text:span text:style-name="T45">lib. 1, nitri lih.j </text:span><text:span text:style-name="T22">β</text:span><text:span text:style-name="T45">, staphidis agriae sextarium j, pyrethri<text:line-break/>lilu j, faecis </text:span><text:span text:style-name="T45">nftae.</text:span><text:span text:style-name="T45">libras ij, cardamomi. feitarlum</text:span><text:span text:style-name="T7">j,</text:span><text:span text:style-name="T45"> galbani<text:line-break/>selibram j, liquida; siccis commiscentur... </text:span><text:span text:style-name="T7">Aliud malagma<text:line-break/></text:span><text:span text:style-name="T45">Bacchii, quo </text:span><text:span text:style-name="T7">Caesar usus esi.</text:span><text:span text:style-name="T45"> 4 Adipis suillae minas ij,.<text:line-break/>cerae minas ij, helenii, calami aromatici, panacis radicis,<text:line-break/>falis fossilis vel ammoniaci, singulorum </text:span><text:span text:style-name="T7">3 1,</text:span><text:span text:style-name="T45"> bdellii pello,<text:line-break/>sentis, guttae ammoniaci, singulorum minas i j,'junci floris,<text:line-break/>iridis, singulorum minam unam, thuris, piperis, galbani,<text:line-break/>singulorum 3 vxy, coquito ut Cardamelaeum.. </text:span><text:span text:style-name="T7">Alittd mae.<text:line-break/>lagrna aureum ad arthriticos.</text:span><text:span text:style-name="T45"> 4 Resinae -strobilinae. li-<text:line-break/>bras ij, axungiae, galbani,, singulorum 3 iiij, cerae drach.<text:line-break/>xxiv, baccarum lauri </text:span><text:span text:style-name="T7">3</text:span><text:span text:style-name="T45"> xij, incoquito, </text:span><text:span text:style-name="T45">- </text:span><text:span text:style-name="T45">ut novisti. </text:span><text:span text:style-name="T7">Aiiud<text:line-break/>malagma ad laterum doletem.</text:span><text:span text:style-name="T45"> 4</text:span><text:span text:style-name="T45">. </text:span><text:span text:style-name="T45">Cyperi, cardamomi,<text:line-break/>mannae, guttae ammoniaci, terebinthinae, cerae, irini, sin=-<text:line-break/>gulorum libram, unam. Ammonlacum' seorsum coquito, lis<text:line-break/>quabilia laevigato, </text:span><text:span text:style-name="T7">ac</text:span><text:span text:style-name="T45"> cum irini.cyatho liquefactis amnro-<text:line-break/>nlacum aspergito,, delude arida misceto,, irino manus in-<text:line-break/>quiqans. Aiiud </text:span><text:span text:style-name="T7">malagma, seleoniaci boni coloris </text:span><text:span text:style-name="T33">Α.υ;</text:span></text:p>
      <text:p text:style-name="P12"><text:span text:style-name="T45">ripjgmenti uncias iij, aluminis fissilis par, calcis vivae </text:span><text:span text:style-name="T45">par,<text:line-break/></text:span><text:span text:style-name="T45">resinae frictae libras tres,, cerae par pondus, aceti aridis,<text:line-break/>olei liquidis § viij, adde, utitur itidem in </text:span><text:span text:style-name="T45">lienosis.</text:span></text:p>
      <text:h text:style-name="P4" text:outline-level="2">Cap. VIll.</text:h>
      <text:p text:style-name="P9"><text:span text:style-name="T7">[Damaeratis</text:span><text:span text:style-name="T45"> manigmu.] Quoniam metris,<text:line-break/>conscripta et memoriae </text:span><text:span text:style-name="T45">facile </text:span><text:span text:style-name="T45">commendantur et medica-<text:line-break/>mentorum symmetriae exacte conservant,, ideo Damqcratis<text:line-break/>quoque medicamenta apponere consuevi, inter quae hoc<text:line-break/>infra, adlcriptum</text:span><text:span text:style-name="T45">, </text:span><text:span text:style-name="T45">numeratur,</text:span></text:p>
      <text:p text:style-name="P16"><text:span text:style-name="T7">At </text:span><text:span text:style-name="T7">i </text:span><text:span text:style-name="T7">usus omnino 'et malagmatis boni ,.</text:span></text:p>
      <text:p text:style-name="P16"><text:span text:style-name="T7">Subinde veniet rnedicrnae cultordous,.<text:line-break/>Ad musculos eonvvlscs, </text:span><text:span text:style-name="T7">articulor </text:span><text:span text:style-name="T7">quoque .<text:line-break/>Ruptos</text:span><text:span text:style-name="T45"> et </text:span><text:span text:style-name="T7">artuum fracturas, insi</text:span><text:span text:style-name="T45">tper<text:line-break/></text:span><text:span text:style-name="T7">Ad craso.iiera nervorum, </text:span><text:span text:style-name="T7">nec </text:span><text:span text:style-name="T7">non musculos<text:line-break/>Gum phlegmone induratos</text:span><text:span text:style-name="T40">. Ad </text:span><text:span text:style-name="T7">morsas, ad litte»<text:line-break/>Esi dfsianx, liohenaz ei lepras demit<text:line-break/>Ut durinaan decem diebus additum,<text:line-break/>scutasur alter',, dia </text:span><text:span text:style-name="T7">vel </text:span><text:span text:style-name="T7">tertso.</text:span></text:p>
      <text:p text:style-name="P160"><text:span text:style-name="T7">Picis nitidae siavisisimae lidrras ditas, '<text:tab/></text:span><text:span text:style-name="T7">-</text:span></text:p>
      <text:p text:style-name="P16"><text:span text:style-name="T7">Unam pityinae pane, unam et cerae bonae,<text:line-break/>Ammoniaci rursus liquidi atque</text:span><text:span text:style-name="T45"> -aiuminis,<text:line-break/></text:span><text:span text:style-name="T7">Fac singulorum unam, duos acerrimi<text:line-break/>Sextarios aceti. Raro galbani</text:span></text:p>
      <text:p text:style-name="P16"><text:span text:style-name="T7">Quidam uncias duas miscent, diutinas<text:line-break/>Citius durities emollire qui expetunt.<text:line-break/>Sic sifiiepurAO. Partem aceti tertiam<text:line-break/>Ammoniaco itqud alumini superaddita, </text:span><text:span text:style-name="T7">•<text:line-break/></text:span><text:span text:style-name="T7">Ac</text:span><text:span text:style-name="T45"> iaevia </text:span><text:span text:style-name="T7">reddens in magno mortaria,<text:line-break/>Mellis recentis tiquidi 'rastitudinem<text:line-break/>Fingito, picem cum eae teris in fictili<text:line-break/>Novo incoque, ut perfrictu quin siccaveris<text:line-break/>Totum, plane absit minimum, atque superfundito<text:line-break/>Sic laevibus in mortario factis probe,<text:line-break/>Et rursus ipsa tundito, donec receperrnt<text:line-break/>Flavum colxrrem, perquam sirrulern mdlmo.<text:line-break/>At si jiutuls prorsius ridscerc galbanum.</text:span></text:p>
      <text:p text:style-name="P17"><text:span text:style-name="T45">rosi ceram </text:span><text:span text:style-name="T7">immittes at resinam pityinam.<text:line-break/>Ab igne postquam caccabum posueris. </text:span><text:span text:style-name="T7">-<text:line-break/></text:span><text:span text:style-name="T45">Quidam injiciunt </text:span><text:span text:style-name="T7">contra mannae parem- modum.<text:line-break/>Alumen auferentes ax medicamine.</text:span></text:p>
      <text:p text:style-name="P16"><text:span text:style-name="T7">Utuntur ad id vitii genus et glutinant<text:line-break/>Divisiones his recentes, viribus.</text:span></text:p>
      <text:p text:style-name="P16"><text:span text:style-name="T7">Tu hoc utitor vel </text:span><text:span text:style-name="T7">a </text:span><text:span text:style-name="T7">primo siatcm die,</text:span></text:p>
      <text:p text:style-name="P13"><text:span text:style-name="T7">~ </text:span><text:span text:style-name="T7">Ad quos affectus retuli, qttum prendertnt'.<text:line-break/>Ad pustulas </text:span><text:span text:style-name="T7">nec </text:span><text:span text:style-name="T7">non has consequentia, </text:span><text:span text:style-name="T7">-<text:line-break/></text:span><text:span text:style-name="T45">iSed </text:span><text:span text:style-name="T7">splenio m"dentem aceto scpdngiam<text:line-break/>Oesiuper injicito, vinculo</text:span><text:span text:style-name="T45"> coarctans </text:span><text:span text:style-name="T7">molluet‘i<text:line-break/>Sic et lienosis ipsum perutile esu<text:line-break/></text:span><text:span text:style-name="T7">Ubi </text:span><text:span text:style-name="T7">suspicaris sairrhurn cutqttarn visceri<text:line-break/>Futurum, intrepidus utitor rnAagmate.</text:span></text:p>
      <text:p text:style-name="P16"><text:span text:style-name="T45">Post hoc medicamentum Damocrates scripsit, </text:span><text:span text:style-name="T45">quod 0V<text:line-break/>fale </text:span><text:span text:style-name="T45">confectum dicitur, hunc </text:span><text:span text:style-name="T45">- </text:span><text:span text:style-name="T45">in modum exorsus-</text:span></text:p>
      <text:p text:style-name="P16"><text:span text:style-name="T7">Si in horum aliquo maneas'diebus plusculis,<text:line-break/>St hoc parnto medicamentum quam optimum^</text:span></text:p>
      <text:p text:style-name="P178"><text:span text:style-name="T45">Deinde-aliud; </text:span><text:span text:style-name="T45">quoque ex </text:span><text:span text:style-name="T45">sale post </text:span><text:span text:style-name="T45">hoc commemorat,<text:line-break/></text:span><text:span text:style-name="T45">rursusque post .ambo aliud strumas' </text:span><text:span text:style-name="T45">discutere </text:span><text:span text:style-name="T45">• </text:span><text:span text:style-name="T45">promittens et<text:line-break/>jecinoris lienisque. aquosos affectus. Mihi vero satius visum<text:line-break/>est haec'medicamenta inter emplastra discutientia referre,</text:span></text:p>
      <text:h text:style-name="Heading_20_2" text:outline-level="2">Cap. IX.</text:h>
      <text:p text:style-name="P177"><text:span text:style-name="T45">[</text:span><text:span text:style-name="T16">D</text:span><text:span text:style-name="T111">e</text:span><text:span text:style-name="T16"> </text:span><text:span text:style-name="T7">laxantibus medicamentis.</text:span><text:span text:style-name="T45">] Vocantur'<text:line-break/>medicamenta quaedam laxantia, familiari cmnibus prope<text:line-break/>recentioribus medicis vocabulo, </text:span><text:span text:style-name="T45">quod </text:span><text:span text:style-name="T45">ut et nomen </text:span><text:span text:style-name="T45">ipsum </text:span><text:span text:style-name="T45">in-<text:line-break/>dicat, tensas laxent, partes, quippe laxari ac mtendi con-<text:line-break/>traria inter </text:span><text:span text:style-name="T45">se </text:span><text:span text:style-name="T45">dicuntur. Hippocrates rtaque hunc </text:span><text:span text:style-name="T45">in </text:span><text:span text:style-name="T45">mo—<text:line-break/>dum quodam in loco scriptum reliquit, </text:span><text:span text:style-name="T7">cuti durae emolr-<text:line-break/>litio, intensiae laxatio</text:span><text:span text:style-name="T45"> convenit. Si igitur proprie quis vo-<text:line-break/>cabulis utatur, nonnulla medicamenta induratorum corpo-<text:line-break/>rum malactica, id est </text:span><text:span text:style-name="T7">emollientia,</text:span><text:span text:style-name="T45"> esse dicet; ea nimirum,</text:span><text:span text:style-name="T45">.<text:line-break/></text:span><text:span text:style-name="T45">quae ipsorum solvunt duritiem, quemadmodum et laxantia,<text:line-break/>quae tensioni medentur. At- lu phlegmoms cutem tendi<text:line-break/>contingit, interdum-a subjecto tumore symptoma hoc-ca-<text:line-break/>pientem, interdum et ipsammet simul inflammatione labo-<text:line-break/>-ant.em, non tamen phlegmones substantia partis inflamma;</text:span></text:p>
      <text:p text:style-name="P12"><text:span text:style-name="T45">tae durities est, sed e contrario plane, sicut in libris de ipsa<text:line-break/>ostendimus, humiditas. In iis vero quae fcirrho conflictar-<text:line-break/>tur, non praepollens in affecta parte humiditas est, verum<text:line-break/>durities. Sed utriusque affectus similis genere quodammodo<text:line-break/>generatio est et curatio, nascitur enim ex confluxu humo-<text:line-break/>rum, curatur iisdem evacuatis, non tamen evacuationis </text:span><text:span text:style-name="T7">mo-<text:line-break/>dus</text:span><text:span text:style-name="T45"> in utrisque iuem est, sed uti in. therapeutices methodi<text:line-break/>commentario declaratum est, in quo etiam aliorum omnium<text:line-break/>affectuum sanandi rationem explicuimus. Inflammatis qui-<text:line-break/>dem partibus tum repeslens medicamentorum qualitas prin<text:line-break/>mis temporibus tum discussoria semper ex usu est, scir-<text:line-break/>rhis autem sola discussoria sine repellente. Itaque summe<text:line-break/>indurata scirrho absolute insanabilia sunt. Porro dignoscere<text:line-break/>ea oportet, eo quod nullus affectis partibus sensus supersit.<text:line-break/>At in quibus sensus quidem est, sed obscurus, haec curan-<text:line-break/>tur medicamentis humorem incrassatum videlicet discutieu-<text:line-break/>tibus, non tamen valide ac universim hoc agentibus sicut</text:span></text:p>
      <text:p text:style-name="P12"><text:span text:style-name="T45">' discutientia medicamenta faciunt,', dujusmodi vocant epispa-<text:line-break/>stiea et exipotica, </text:span><text:span text:style-name="T45">id est </text:span><text:span text:style-name="T7">attrahentia, </text:span><text:span text:style-name="T7">st excolantia.</text:span><text:span text:style-name="T45"> </text:span><text:span text:style-name="T45">. </text:span><text:span text:style-name="T45">Micari<text:line-break/>vero non </text:span><text:span text:style-name="T45">oportet mutationem </text:span><text:span text:style-name="T45">lu duritiem </text:span><text:span text:style-name="T45">er </text:span><text:span text:style-name="T45">inflammatis<text:line-break/>accidere, </text:span><text:span text:style-name="T45">quum</text:span><text:span text:style-name="T45">'simul et confluens humor crassior est et<text:line-break/>visoidus </text:span><text:span text:style-name="T45">et </text:span><text:span text:style-name="T45">curatio, medicamentis valde exiccantibus admi-<text:line-break/>nistratur. </text:span><text:span text:style-name="T45">Quemadmodum </text:span><text:span text:style-name="T45">enim et in </text:span><text:span text:style-name="T45">exterioribus </text:span><text:span text:style-name="T45">permulta<text:line-break/>corpora,- quae </text:span><text:span text:style-name="T45">ipsum </text:span><text:span text:style-name="T45">ignem </text:span><text:span text:style-name="T45">contingunt, </text:span><text:span text:style-name="T45">torrentur, </text:span><text:span text:style-name="T45">ex </text:span><text:span text:style-name="T45">aqua<text:line-break/></text:span><text:span text:style-name="T7">vero</text:span><text:span text:style-name="T45"> rursus emolliuntur, ita etiam in inflammatis-affecti</text:span><text:span text:style-name="T45">-<text:line-break/></text:span><text:span text:style-name="T45">loci humor a calefacientibus et exiccantibus validius me-<text:line-break/>dicamentis relictum aliquod viscosum crassumque retinet,<text:line-break/>tenui discusso. Et hac ratione </text:span><text:span text:style-name="T45">in </text:span><text:span text:style-name="T45">arthritide calli nascuntur<text:line-break/>et in .nephritide calculi. Quod si vero fluxio, quae phle-<text:line-break/>gmonem commisit, consistentia sit tenuis et curatio ejus fie-<text:line-break/>cantibus et calefacientibus medicamentis adhibeatur,-nihil<text:line-break/>scirrhofum relinquitur,-</text:span><text:span text:style-name="T45">imo </text:span><text:span text:style-name="T45">refrigerantia vehementer astrin-<text:line-break/>gentiaque scirrhos procreare sulent, ac multds ex erysipe-<text:line-break/>latis immodice </text:span><text:span text:style-name="T45">• </text:span><text:span text:style-name="T45">refriseratis fcirrhofos tumores-habere con-</text:span></text:p>
      <text:p text:style-name="P12"><text:span text:style-name="T45">fpicimus, medicorum qni eos sanandos susceperunt, inscitia.<text:line-break/>?rima ergo mcdicamentorum, quae pIilegninnis et quae scir-<text:line-break/></text:span><text:span text:style-name="T45">rhis </text:span><text:span text:style-name="T45">medentur, </text:span><text:span text:style-name="T7">• differentia -</text:span><text:span text:style-name="T45"> est ea quam diximus. Altera<text:line-break/>quae propter* dolorem inflammatis • conjunctum </text:span><text:span text:style-name="T45">non </text:span><text:span text:style-name="T45">susti-<text:line-break/>net ' rehemens medicamentum </text:span><text:span text:style-name="T45">affectae particulae </text:span><text:span text:style-name="T45">offerri.<text:line-break/>Haec enim cum dolore </text:span><text:span text:style-name="T45">actionem </text:span><text:span text:style-name="T45">edunt </text:span><text:span text:style-name="T45">inflammatis </text:span><text:span text:style-name="T45">ob </text:span><text:span text:style-name="T45">este-<text:line-break/></text:span><text:span text:style-name="T45">rtum statirn dolentibus, </text:span><text:span text:style-name="T45">eoque </text:span><text:span text:style-name="T45">maxime emollientia remedla<text:line-break/>letiderantibus, </text:span><text:span text:style-name="T45">at vehementi-a praeterquam </text:span><text:span text:style-name="T45">quod dolores<text:line-break/>non solvunt vel </text:span><text:span text:style-name="T45">mitigant, adhuc etiam </text:span><text:span text:style-name="T45">exacerbantia majo-<text:line-break/>res phlegmonae </text:span><text:span text:style-name="T45">concitant. </text:span><text:span text:style-name="T45">Itaque prunus usus in doleuti-<text:line-break/>bus phlegmo iis est, qni medicamentis abunde hurnidis simul<text:line-break/>et modice calidis' administratur</text:span><text:span text:style-name="T45">, </text:span><text:span text:style-name="T45">alter paulo crassioribus,<text:line-break/>siccantioribusque constat, tertius laxantibus nominatis, quae<text:line-break/>nonnulli, lu malagmatis scribunt, alunt </text:span><text:span text:style-name="T45">autem-</text:span><text:span text:style-name="T45">luter ea ma-<text:line-break/>xime emollientia sane, quae cerati </text:span><text:span text:style-name="T45">formam </text:span><text:span text:style-name="T45">consistentia re-<text:line-break/>ferunt, quum ex butyro, cera, - adipibus, oleoque laxante<text:line-break/>componuntur. Miscetur ipsis oesypi et resinae et picis parum</text:span></text:p>
      <text:p text:style-name="P12"><text:span text:style-name="T45">sicut et thus et galbanum, praeterea nonnihil iridis Illyri-<text:line-break/>cae. Porro invenit 'Menecrates, ut'ipse ait et alii quidam<text:line-break/>ei attestantur, medicamentorum dia chylon, id est ex </text:span><text:span text:style-name="T7">succis,<text:line-break/></text:span><text:span text:style-name="T45">appellatum phlegmenis nondum vehementer dolentibus esse<text:line-break/>remedio. Inscriptus est liber, quo medicamentum tradidit,<text:line-break/></text:span><text:span text:style-name="T59">1</text:span><text:span text:style-name="T45"> </text:span><text:span text:style-name="T45">autocrator hologrammatos. Certe autocrator, id est </text:span><text:span text:style-name="T7">impe-<text:line-break/>rator,</text:span><text:span text:style-name="T45"> quoniam huic dicatus est, hologrammatos,. quia fine<text:line-break/>notis, integris syllabis expressos est, duo, tria, quatuor,<text:line-break/>quinque, aliusque quilibet numerus vel resinae vel pinis<text:line-break/>vel alterius cuj uspiam medicamenti. Hoc autem fecit Me-<text:line-break/>necrates, quod .saepe non modo nolentibus errorem com-<text:line-break/>mittere in scripturis contingit, scd etiam per invidiamqui-<text:line-break/>busdam volentibus, dum o literam d faciunt per mediam<text:line-break/>rotundam lineam, alia per transversum ducta, vero literae<text:line-break/>alia similiter traneversim. apposita sicut etiam una linea<text:line-break/>ex </text:span><text:span text:style-name="T33">γ</text:span><text:span text:style-name="T22"> </text:span><text:span text:style-name="T45">etp derasa, literae </text:span><text:span text:style-name="T22">ι </text:span><text:span text:style-name="T45">characterem relinqui contingit.<text:line-break/>Pari modo ex multis literis; aliis appositione, aliis cornpo-</text:span></text:p>
      <text:p text:style-name="P13"><text:span text:style-name="T45">Rrr 2</text:span></text:p>
      <text:p text:style-name="P12"><text:span text:style-name="T45">sitione, aliis ablatione, 'mutari notas seu. characteres illos<text:line-break/>indicantes accidit At nihilo plus Menecrates posteritati<text:line-break/>consuluit, quum </text:span><text:span text:style-name="T7">ii,</text:span><text:span text:style-name="T45"> qui ejus librum scribunt, appellationes<text:line-break/>numerorum non integris literis, sed characteribus eas signi-<text:line-break/>Scautibns notent. Jure igitur Damocratis libri rnedicamen-<text:line-break/>torum metris descripti in pretio halati sunt, et si omni</text:span><text:span text:style-name="T74">a<text:line-break/></text:span><text:span text:style-name="T45">hunc in modum tradita forent, optimum nimirum esset.<text:line-break/>Quoniam iero non pauca probatorum medicamentorum re-<text:line-break/>licta fiunt, ideo aliis quoque medicamentariis libris indige-<text:line-break/>mus, quibus variorum medicamentorum compositiones non-<text:line-break/>nulli conscripserunt. At vero medicamentum ex sucris a<text:line-break/>Menecrate inventum trimetris his versibus Damocrates eum<text:line-break/>aliis quibusdam duobus similibus ei praepositis arodisiit.</text:span></text:p>
      <text:h text:style-name="P4" text:outline-level="2">Cap. X.</text:h>
      <text:p text:style-name="P9"><text:span text:style-name="T45">[Dia </text:span><text:span text:style-name="T7">chplon Damocratis ex Menecratem<text:line-break/>Praesuti igitur, quo tandem pacto vulnera<text:line-break/>A phlegmone secura recte glutines,</text:span></text:p>
      <text:p text:style-name="P16"><text:span text:style-name="T7">Posehac agemus, qucrmodo cum phlegmone</text:span></text:p>
      <text:p text:style-name="P17"><text:span text:style-name="T7">Obsedit ipsa, curure-queas commode,</text:span><text:span text:style-name="T45"> </text:span><text:span text:style-name="T45">rrs-<text:line-break/></text:span><text:span text:style-name="T45">Quum mziseuio </text:span><text:span text:style-name="T7">laesa vel nervo quopiam,<text:line-break/>Vol et propinqua quando</text:span><text:span text:style-name="T45"> ossi </text:span><text:span text:style-name="T7">membranula<text:line-break/>Puncta, diem posi qitarium conti* tuus dolor,<text:line-break/>sit phlegmonae febresque cum siympto matis.<text:line-break/>Multa vigilia fit delirio et siti»<text:line-break/>de siccitate linguae, crescunt que omnia ' </text:span><text:span text:style-name="T7">&gt;-<text:line-break/></text:span><text:span text:style-name="T7">Quotidie et magis rnala in pejus ruimtrvr'<text:line-break/>Et foeculentd sianies, tenuis, vulneia et<text:line-break/>Rubra, insuper habent amnia haec quum corpora<text:line-break/>Distensiones, phlegmonae, oedemata-,<text:line-break/>Turgares, variis tum abstine cataplasmatis.<text:line-break/>Quod mos juvenibus esi facere, quo phiegmonum<text:line-break/>Status effugientes non dent calMmniit<text:line-break/>Occasionem. 'At arti qui sidit siuae.<text:line-break/>Hunc</text:span><text:span text:style-name="T45"> devenire </text:span><text:span text:style-name="T7">cum languentibus in ruetur<text:line-break/>Oportet haud, expectantem dum vicerU<text:line-break/>Natura vel scrtiina quaedam Jv.verit.</text:span></text:p>
      <text:p text:style-name="P17"><text:span text:style-name="T7">Ergo pares, </text:span><text:span text:style-name="T7">puiibus consului affectibus.<text:line-break/>Quod </text:span><text:span text:style-name="T7">et </text:span><text:span text:style-name="T7">podagricis medicamentum convenit.<text:line-break/></text:span><text:span text:style-name="T7">Aegris in.</text:span><text:span text:style-name="T45"> </text:span><text:span text:style-name="T45">omnt </text:span><text:span text:style-name="T7">tempore impositum manens.<text:line-break/>Promptam agilitatem nam inierrnijsionibus<text:line-break/>Id gignso ' corpori, cito nec. p er miser ii<text:line-break/>Callis, nec facile crebris angi inscdtibus.<text:line-break/>Morbos initio prohibet</text:span><text:span text:style-name="T45"> inerefeere,<text:line-break/></text:span><text:span text:style-name="T7">Cogit </text:span><text:span text:style-name="T7">autem </text:span><text:span text:style-name="T7">vigerites mox decrescet ej</text:span></text:p>
      <text:p text:style-name="P16"><text:span text:style-name="T7">-Nisi </text:span><text:span text:style-name="T7">ad alia </text:span><text:span text:style-name="T7">descendas </text:span><text:span text:style-name="T7">facile </text:span><text:span text:style-name="T7">medicamin-A.</text:span></text:p>
      <text:p text:style-name="P161"><text:span text:style-name="T7">Hunc pharmaci,in modum, sit compositio,<text:tab/></text:span><text:span text:style-name="T7">,</text:span></text:p>
      <text:p text:style-name="P16"><text:span text:style-name="T7">Lithargyri, laevi </text:span><text:span text:style-name="T7">(simi </text:span><text:span text:style-name="T7">clirysitidis</text:span></text:p>
      <text:p text:style-name="P16"><text:span text:style-name="T7">Libras ddat </text:span><text:span text:style-name="T7">miscens, quatuor. </text:span><text:span text:style-name="T7">axungia,.<text:line-break/></text:span><text:span text:style-name="T7">Valde vetustae, libram autem </text:span><text:span text:style-name="T7">unam </text:span><text:span text:style-name="T7">et intius librae.<text:line-break/></text:span><text:span text:style-name="T7">Tertiam </text:span><text:span text:style-name="T7">partem olei annosi, crasiijsimi<text:line-break/></text:span><text:span text:style-name="T7">Et non foetentis, </text:span><text:span text:style-name="T7">non </text:span><text:span text:style-name="T7">nigri, </text:span><text:span text:style-name="T7">non asperi, .</text:span></text:p>
      <text:p text:style-name="P16"><text:span text:style-name="T7">Sic namque </text:span><text:span text:style-name="T7">sumet pharmacum efficaciam.</text:span></text:p>
      <text:p text:style-name="P16"><text:span text:style-name="T7">Liquatae </text:span><text:span text:style-name="T7">diligenter olla axungiae<text:line-break/></text:span><text:span text:style-name="T7">Membranulas, </text:span><text:span text:style-name="T7">salemque mox sustollito.</text:span></text:p>
      <text:p text:style-name="P17"><text:span text:style-name="T7">In vas aliud ipsam percotans amplius,<text:line-break/>Adjectoque oleo, riirsus sura-, scrvsat.<text:line-break/>Non omne pones oleum, scd partes duas.<text:line-break/>Tertia manebit in expaditr condita.<text:line-break/>Si sit necejsarium jungera, ne absit longius<text:line-break/>Uteris omnino ster hier'em, quum inditum<text:line-break/>Medicamini erasum oleum longo tempore<text:line-break/>Evaserit, lithargyrum etsarventibus<text:line-break/>Inspergito, levi igne </text:span><text:span text:style-name="T7">et </text:span><text:span text:style-name="T7">ajsiduo coquas.<text:line-break/>Spatha movetis, praestiterit </text:span><text:span text:style-name="T7">^aam </text:span><text:span text:style-name="T7">effe pi.team.<text:line-break/>Quum ceperit mediocri coetum tempore<text:line-break/>Medicamen hoc emplastrispifsitudinemr.<text:line-break/>Nec non saetorem senili pactio pharmaci,<text:line-break/>Conscsiim ab igne cacaburn deponito,<text:line-break/>.Faciens per aestatem pauxillo durius.<text:line-break/>Sed hianti mollius,</text:span><text:span text:style-name="T45"> </text:span><text:span text:style-name="T45">• </text:span><text:span text:style-name="T45">'sion' inquinans </text:span><text:span text:style-name="T7">tamen,<text:line-break/>Jdoveto adusque, quo modice ita refrixerit.</text:span></text:p>
      <text:p text:style-name="P12"><text:span text:style-name="T30">ιοσο</text:span></text:p>
      <text:p text:style-name="P16"><text:span text:style-name="T7">Sia deinderrursas manibus</text:span><text:span text:style-name="T7">. </text:span><text:span text:style-name="T7">durioribus </text:span><text:span text:style-name="T7">'</text:span><text:span text:style-name="T45"> </text:span><text:span text:style-name="T45">' </text:span><text:span text:style-name="T45">riiiss<text:line-break/></text:span><text:span text:style-name="T7">Totum subactum ex olla transferrijube-</text:span><text:span text:style-name="T45"> &lt; </text:span><text:span text:style-name="T45">ale</text:span><text:span text:style-name="T59">1<text:line-break/></text:span><text:span text:style-name="T7">Quum poscet' usus,- iterum valido mollies,<text:line-break/>Hdollique diligenter siallseudaa iliinenh</text:span><text:span text:style-name="T45"> . </text:span><text:span text:style-name="T45">t<text:line-break/></text:span><text:span text:style-name="T7">Fermagnr super accommodabis splenia<text:line-break/>Emplastrum verdsioa, siquando, efficacius</text:span><text:span text:style-name="T45"> </text:span><text:span text:style-name="T45">ic.<text:line-break/></text:span><text:span text:style-name="T7">Desideres ad nprvos crastsos., musculos,</text:span><text:span text:style-name="T45"> </text:span><text:span text:style-name="T45">: </text:span><text:span text:style-name="T45">iiijsr<text:line-break/></text:span><text:span text:style-name="T7">Durasque </text:span><text:span text:style-name="T7">mammas </text:span><text:span text:style-name="T7">atque articulos dnsaper r:<text:line-break/>Turnentes fieri, pondo radicum</text:span><text:span text:style-name="T45"> indito </text:span><text:span text:style-name="T45">viiij<text:line-break/></text:span><text:span text:style-name="T7">Agrestis malvae purarum ae recentium,</text:span><text:span text:style-name="T45"> </text:span><text:span text:style-name="T45">.vas<text:line-break/></text:span><text:span text:style-name="T7">Sectarum in partes digiti• crasiitudinc </text:span><text:span text:style-name="T7">'r-rrcpc<text:line-break/></text:span><text:span text:style-name="T7">Ac longitudine. In olla </text:span><text:span text:style-name="T7">f</text:span><text:span text:style-name="T7">e, ventibus</text:span><text:span text:style-name="T45"> </text:span><text:span text:style-name="T45">;.-,A<text:line-break/></text:span><text:span text:style-name="T45">At </text:span><text:span text:style-name="T7">quuin madorem totum et</text:span><text:span text:style-name="T45"> vires </text:span><text:span text:style-name="T7">pharmacum<text:line-break/>Ex *gne deposuerit, colo .trajice</text:span></text:p>
      <text:p text:style-name="P16"><text:span text:style-name="T7">Vulvae </text:span><text:span text:style-name="T7">racticulas, saevem et lithargyron<text:line-break/>Inspersum coque tum, ut praedixi, et reponito<text:line-break/>Simili modo rursus eo dem que ipsa- utitor- </text:span><text:span text:style-name="T7">•</text:span></text:p>
      <text:p text:style-name="P12"><text:span text:style-name="T7">i</text:span></text:p>
      <text:p text:style-name="P16"><text:span text:style-name="T7">Ambas todem tenere id virtutes uit</text:span></text:p>
      <text:p text:style-name="P16"><text:span text:style-name="T7">Primus Menecrates invenior phaivnaco.<text:line-break/>Vir qui fuit habitu medicam erga artem optimo.<text:line-break/>Etenim recentia fervat citra phlegmonen^ </text:span><text:span text:style-name="T7">xi, -<text:line-break/></text:span><text:span text:style-name="T7">Vulnera, eadem nec rum divisa glutino<text:line-break/>Jungede, quae sunt et phlegmone dbscsca ulcera<text:line-break/>ldimis'medicavi et</text:span><text:span text:style-name="T45"> vu./zeratos </text:span><text:span text:style-name="T7">musculos<text:line-break/>Suasit, sino quopiirn alio, quae succurrere<text:line-break/>Postsunt catasulatrrMit sumentis, spongiis,<text:line-break/>Ad omnia, quae sacef e confirmavi prius<text:line-break/>Medicamen ex lithargyi</text:span><text:span text:style-name="T45"> e et </text:span><text:span text:style-name="T7">axungia.<text:line-break/>Facit. Optimum vero pejsum diutinis<text:line-break/>Recentibusque uteri insiammationibus,<text:line-break/>lmplere cava dilutum rosaceo</text:span></text:p>
      <text:p text:style-name="P75"><text:span text:style-name="T7">Vel myrteo bono et'cicatricem addere. </text:span><text:span text:style-name="T7">sc<text:line-break/></text:span><text:span text:style-name="T7">summatim omne catapjlasma nec non pharmacum</text:span></text:p>
      <text:p text:style-name="P16"><text:span text:style-name="T7">Extrinsecus quod ipsissuperirejicitur.<text:line-break/>Superfluum ejse dicit isto utentibus.</text:span></text:p>
      <text:p text:style-name="P17"><text:span text:style-name="T7">Profecto dignum scriptione esi pharrttacu/m.<text:line-break/>Cujus sides jam vel recepta esi invidis,<text:line-break/>Hunc irt modum ipsum praeparari dictitat.<text:line-break/>Septem olei libras aestivis temporibus.<text:line-break/>Indes, alias esus dimidium reperi.<text:line-break/>Pinguis., recentis pariter</text:span><text:span text:style-name="T45"> atque </text:span><text:span text:style-name="T7">axungiae.<text:line-break/>Sed hieme, sicut tradit, injeceris novem,<text:line-break/>Atscx levisumi modo-lithargp su<text:line-break/>Foenigraeci addit dimidium sexta* d<text:line-break/>Et seminis tantundem combusti lini.</text:span><text:span text:style-name="T45"> </text:span><text:span text:style-name="T45">e. •••<text:line-break/></text:span><text:span text:style-name="T7">Hidlvaeque agrestis pondo statuebat trics </text:span><text:span text:style-name="T7">•<text:line-break/></text:span><text:span text:style-name="T45">Tadicis, </text:span><text:span text:style-name="T7">etiamnurn cui succus sit recens<text:line-break/>Quaternis bis coquere ex, aquae sexta» iia,<text:line-break/>stillat orificio amplo recenti fictili.</text:span></text:p>
      <text:p text:style-name="P16"><text:span text:style-name="T7">Malvae radix purgata, concisu itidem<text:line-break/>Et tenuis ei contusa ut suerit indita-.<text:line-break/>Mox</text:span><text:span text:style-name="T45"> addito,.fuenigraeci eiutiim </text:span><text:span text:style-name="T7">probe<text:line-break/>Linique serneri. At quum suacum emiserint</text:span></text:p>
      <text:p text:style-name="P17"><text:span text:style-name="T22">. </text:span><text:span text:style-name="T22">' </text:span><text:span text:style-name="T22">-<text:line-break/></text:span><text:span text:style-name="T45">Coctura </text:span><text:span text:style-name="T7">sipifsitudinemque </text:span><text:span text:style-name="T7">acceperint,<text:line-break/></text:span><text:span text:style-name="T7">Habeto succum, exprejsertr </text:span><text:span text:style-name="T7">quem linteo.<text:line-break/></text:span><text:span text:style-name="T7">Trutina at quai </text:span><text:span text:style-name="T7">irnas </text:span><text:span text:style-name="T7">quando expenderis </text:span><text:span text:style-name="T7">libror.<text:line-break/></text:span><text:span text:style-name="T7">Olei, commiscens, totum </text:span><text:span text:style-name="T7">coque carbonibus.<text:line-break/>Quum </text:span><text:span text:style-name="T7">vero tenues bullulae </text:span><text:span text:style-name="T7">ex majeribus<text:line-break/>Crebrae </text:span><text:span text:style-name="T7">contentis cacabo </text:span><text:span text:style-name="T7">prodiverint,,</text:span></text:p>
      <text:p text:style-name="P75"><text:span text:style-name="T7">• Lithargyrum laevem protinus aspergito,<text:line-break/>lgniqite non</text:span><text:span text:style-name="T45"> acri, </text:span><text:span text:style-name="T7">scd </text:span><text:span text:style-name="T7">asilduo </text:span><text:span text:style-name="T7">coque.<text:line-break/></text:span><text:span text:style-name="T7">Frictus </text:span><text:span text:style-name="T7">sit </text:span><text:span text:style-name="T7">dum usque </text:span><text:span text:style-name="T7">siuccws cum pinguedine.<text:line-break/></text:span><text:span text:style-name="T7">Erit ipsum medicamentum </text:span><text:span text:style-name="T7">emplastrum melinum.<text:line-break/>Boni </text:span><text:span text:style-name="T7">coloris, nor, inficiens nec </text:span><text:span text:style-name="T7">nimis<text:line-break/>Durum. Vetustis hoc </text:span><text:span text:style-name="T7">qui </text:span><text:span text:style-name="T7">invenit pharmacis,<text:line-break/></text:span><text:span text:style-name="T7">Vocabat ipsum </text:span><text:span text:style-name="T7">sure e succus </text:span><text:span text:style-name="T7">pharmacum.</text:span></text:p>
      <text:p text:style-name="P13"><text:span text:style-name="T45">Aliud.</text:span></text:p>
      <text:p text:style-name="P16"><text:span text:style-name="T7">Et hoc eodem </text:span><text:span text:style-name="T7">prodit </text:span><text:span text:style-name="T7">genere pharmacum,<text:line-break/>Aliis licet </text:span><text:span text:style-name="T7">mixturis </text:span><text:span text:style-name="T7">ipsum praeparent<text:line-break/>Affectus ad </text:span><text:span text:style-name="T7">quos retuli, prorsius sacit. </text:span><text:span text:style-name="T7">'•<text:line-break/></text:span><text:span text:style-name="T7">• Summatim omnibus et crudis et quae concoqui.</text:span></text:p>
      <text:p text:style-name="P17"><text:span text:style-name="T7">Facite mutari nequeuntquc. Ingentia</text:span><text:span text:style-name="T45"> </text:span><text:span text:style-name="T45">~ r<text:line-break/></text:span><text:span text:style-name="T7">Et musculorum et membranuru m vulnei u<text:line-break/>Persanat, 'ipsarum nam facile subvenit<text:line-break/>Punctibus. Arthriticis injectum itern omnibus<text:line-break/>Infestatos jam mitigabit diutino.</text:span></text:p>
      <text:p text:style-name="P16"><text:span text:style-name="T7">Dolore. Picis affundi quam siccijsirnae<text:line-break/>Libras duas, esraeque totidem Ponticae,<text:line-break/>Purae terebinthinae et liquidae libi as duas,<text:line-break/>Jdannadque thuris veri unam pondo libram.<text:line-break/>At selibram vel huc pauxillulo minus,<text:line-break/>Albi recentis butyri</text:span><text:span text:style-name="T45"> pinguissimi.</text:span></text:p>
      <text:p text:style-name="P16"><text:span text:style-name="T7">3elinqua diu</text:span><text:span text:style-name="T45"> liquentur et quidem igne aeri, </text:span><text:span text:style-name="T45">r<text:line-break/></text:span><text:span text:style-name="T45">Assidue cernens, </text:span><text:span text:style-name="T7">amplius rie pharmacum<text:line-break/>Colore inficiat digitis contritum tuis.</text:span></text:p>
      <text:p text:style-name="P16"><text:span text:style-name="T7">Qittbtts peractis sublata ab igne otsusu<text:line-break/>Mannum liquatis inde sic ajpergito,<text:line-break/>Movens madicarnentum diu rudi uda.<text:line-break/>SiC frigeratum et, rnotliium reponito.</text:span></text:p>
      <text:p text:style-name="P17"><text:span text:style-name="T7">Huic </text:span><text:span text:style-name="T7">eopiosumque </text:span><text:span text:style-name="T7">ei recens rosaceum<text:line-break/>Contemperans,\ cava atque ad </text:span><text:span text:style-name="T7">carnis </text:span><text:span text:style-name="T7">indiga<text:line-break/>Adeo ulcera utere, iendonumquephlegmoncts.<text:line-break/>Tum. </text:span><text:span text:style-name="T7">quae </text:span><text:span text:style-name="T7">nonsaoile inpus </text:span><text:span text:style-name="T7">mutantur </text:span><text:span text:style-name="T7">candidum.</text:span></text:p>
      <text:h text:style-name="P4" text:outline-level="2">Cap. XI.</text:h>
      <text:p text:style-name="P9"><text:span text:style-name="T45">[De </text:span><text:span text:style-name="T7">Acopis, </text:span><text:span text:style-name="T7">id est </text:span><text:span text:style-name="T7">lajsitudinem</text:span><text:span text:style-name="T45"> </text:span><text:span text:style-name="T45">toiienti.,<text:line-break/></text:span><text:span text:style-name="T45">bus.] Quid Acopa medicamenta promittant, etiam, nomen<text:line-break/>.psurum ostendit. </text:span><text:span text:style-name="T45">At </text:span><text:span text:style-name="T22">κόπους, </text:span><text:span text:style-name="T45">id- est </text:span><text:span text:style-name="T7">lajsitudines,</text:span><text:span text:style-name="T45"> homines<text:line-break/>vocant affectus ex multo vehementive motu corporibus<text:line-break/>•vel totis vel partibus, quae amplius laborarunt, oborientes.<text:line-break/>Porro molestae sunt dispositiones hae potissimum iis, </text:span><text:span text:style-name="T45">qui<text:line-break/></text:span><text:span text:style-name="T45">moventur, vehernentiores autem jam et conquiescentibus<text:line-break/>negocium facessunt. Caeternm postea medicis </text:span><text:span text:style-name="T45">lu </text:span><text:span text:style-name="T45">usu fuit<text:line-break/>et si non ad lassitudines medicamentum ab ipsis sit com-<text:line-break/>positum, sed vel ad dolorem diuturnum </text:span><text:span text:style-name="T7">in</text:span><text:span text:style-name="T45"> </text:span><text:span text:style-name="T45">alto corporis<text:line-break/>latentem vel. motum difficilem vel sensum difficilem vel<text:line-break/>partis duritiani.. vel tunsionem vel tumorem scirrhosum,<text:line-break/>appellare similiter acopa et </text:span><text:span text:style-name="T45">id </text:span><text:span text:style-name="T45">genus omnia, </text:span><text:span text:style-name="T45">modo </text:span><text:span text:style-name="T45">humi-<text:line-break/>dam consistentium acopis similem habeant, quae liquidis</text:span></text:p>
      <text:p text:style-name="P12"><text:span text:style-name="T45">ceratis, </text:span><text:span text:style-name="T45">cujusmodi et in </text:span><text:span text:style-name="T45">luxatis </text:span><text:span text:style-name="T45">fracturisque utimur, </text:span><text:span text:style-name="T45">est<text:line-break/>propinqua. Talis namque coi.sistentiae humidissimum </text:span><text:span text:style-name="T7">efl,<text:line-break/>quod</text:span><text:span text:style-name="T45"> a </text:span><text:span text:style-name="T45">junioribus medicis cerelaeon </text:span><text:span text:style-name="T45">appellatur, delude<text:line-break/>illitus </text:span><text:span text:style-name="T45">acopi, post hos liquidorum </text:span><text:span text:style-name="T45">ceratum </text:span><text:span text:style-name="T45">crassiore </text:span><text:span text:style-name="T45">sub-<text:line-break/>stantia </text:span><text:span text:style-name="T45">praeditum, mox ceratum tenerorum et </text:span><text:span text:style-name="T45">mollium uti<text:line-break/>vocant, postremo amolynta, id </text:span><text:span text:style-name="T45">est </text:span><text:span text:style-name="T7">non inquinantia,</text:span><text:span text:style-name="T45"> </text:span><text:span text:style-name="T45">simi-<text:line-break/>,lia his quae proprie' </text:span><text:span text:style-name="T45">epithemata dicuntur. His succedit </text:span><text:span text:style-name="T45">ern-<text:line-break/>plastrorum consistentia, quae </text:span><text:span text:style-name="T45">et </text:span><text:span text:style-name="T45">ipsa </text:span><text:span text:style-name="T45">in majoris </text:span><text:span text:style-name="T45">minoris-<text:line-break/>que </text:span><text:span text:style-name="T45">ratione haud mediocrem </text:span><text:span text:style-name="T45">obtinent </text:span><text:span text:style-name="T45">differentiam. </text:span><text:span text:style-name="T45">Quare<text:line-break/>nonnulli' medicorum quaedam nomine a sula consistentia<text:line-break/>ita desumpto, ceratomaiagmata </text:span><text:span text:style-name="T45">nuncuparunt, </text:span><text:span text:style-name="T45">medicamenta<text:line-break/>inquam inter ea, quae corpori imponuntur,, non </text:span><text:span text:style-name="T45">etiam </text:span><text:span text:style-name="T45">qui-<text:line-break/>dern humida, dura vero </text:span><text:span text:style-name="T45">nondum tantopere </text:span><text:span text:style-name="T45">ut emplastra.<text:line-break/>Quum igitur omnes citatae differentiae non facultatis me-<text:line-break/>.siicamentorum, -sed consistentiae formae sint indices, aco-<text:line-break/>porum appellatio quondam </text:span><text:span text:style-name="T45">sane </text:span><text:span text:style-name="T45">medicamentorum facul-<text:line-break/>tatem, postea consistentium significavit, hujusque rei causa<text:line-break/>enm distinctionibus ea nominare coacti sunt, hoc quidem</text:span></text:p>
      <text:p text:style-name="P12"/>
      <text:p text:style-name="P13"><text:span text:style-name="T45">acopon laxans, illud emollien." vel calefaciens vel anody-<text:line-break/>aurn vel metasyncriticum </text:span><text:span text:style-name="T45">appellantes</text:span><text:span text:style-name="T45">, sicut etiam ad hunc<text:line-break/></text:span><text:span text:style-name="T45">quendam </text:span><text:span text:style-name="T45">affectum conferre, verbi gratia ischiadem, para-<text:line-break/></text:span><text:span text:style-name="T45">Iysin, laterum </text:span><text:span text:style-name="T45">dolorem vel communiter ad universos do-<text:line-break/></text:span><text:span text:style-name="T45">lores. • Nativum igitur'est, </text:span><text:span text:style-name="T45">medicamentum simplex </text:span><text:span text:style-name="T45">omnium<text:line-break/>lassitudinum </text:span><text:span text:style-name="T45">praesidium, oleum videlicet, quod et </text:span><text:span text:style-name="T45">citra </text:span><text:span text:style-name="T45">ad-<text:line-break/></text:span><text:span text:style-name="T45">jectionem </text:span><text:span text:style-name="T45">nominatur, quoniam vetustis temporibus </text:span><text:span text:style-name="T45">solum<text:line-break/>quoque </text:span><text:span text:style-name="T45">erat, posteri </text:span><text:span text:style-name="T45">cicinum </text:span><text:span text:style-name="T45">oleum apud nos </text:span><text:span text:style-name="T45">ei appo-<text:line-break/>suerunt, in Aegypto enim </text:span><text:span text:style-name="T45">et hoc vetuliuin erat, </text:span><text:span text:style-name="T45">et rursus<text:line-break/>post cicinum, raphaninum</text:span><text:span text:style-name="T45">, </text:span><text:span text:style-name="T45">sinapinum et sesaminum alia-<text:line-break/>que ejus- </text:span><text:span text:style-name="T45">generis, </text:span><text:span text:style-name="T45">quemadmodum etiam apud nos liliaceum,<text:line-break/>mastichinum et lentiscinum, </text:span><text:span text:style-name="T45">quaeque </text:span><text:span text:style-name="T45">his magis varia sunt<text:line-break/>vel </text:span><text:span text:style-name="T45">usque </text:span><text:span text:style-name="T45">ad unguenta. Itaque clarum, est, medicamenta<text:line-break/>acopa </text:span><text:span text:style-name="T45">apud </text:span><text:span text:style-name="T45">veteres dicta </text:span><text:span text:style-name="T45">omnia, </text:span><text:span text:style-name="T45">liquidae consistendae esse<text:line-break/>necessario, quippe oleum solum lassitudines externis parti-<text:line-break/>bus ingruentes curat, in alto </text:span><text:span text:style-name="T45">ufstigeutes </text:span><text:span text:style-name="T45">vehementioresque,<text:line-break/>cum injectu aliquo laxante medicamento mediocriter cale-i<text:line-break/>faciente, veluti galbano, resina terebinthina, </text:span><text:span text:style-name="T45">ad </text:span><text:span text:style-name="T45">hanc colo-;</text:span></text:p>
      <text:p text:style-name="P17"><text:span text:style-name="T45">phonia quadam.nominata et fricta, quibus calidiores sunt<text:line-break/>abietina et strobillua, terebinthina vero larix paulo calore<text:line-break/>praecellit., Caeterum id genus omnia laxantibus oleis mi-<text:line-break/>suentur, quale est sabinum, injecta interdum et cera. Jam<text:line-break/>vero acopon unguentum est in </text:span><text:span text:style-name="T45">iis, </text:span><text:span text:style-name="T45">qui. jain etiam in cor-<text:line-break/>pore, </text:span><text:span text:style-name="T45">alto </text:span><text:span text:style-name="T45">dolent , </text:span><text:span text:style-name="T45">et </text:span><text:span text:style-name="T45">medicamentum ex semine abietis, tha-<text:line-break/>maemeli, anethi </text:span><text:span text:style-name="T45">et </text:span><text:span text:style-name="T45">floris populi nigrae, quorum mox di-<text:line-break/>renuis consecturam-. Praeterea susinum et gleucinum et co-<text:line-break/>rnageuum ex acoporum unguentorum grege est et quae ex<text:line-break/>pinguedine et adipe componuntur, suillo quidem modera-<text:line-break/>tissime laxante, gallinaceo autem his vehementius et hoc<text:line-break/>adhuc magis anserino, at adeps leoninus et pardi validior<text:line-break/>est, ut jam vehementer </text:span><text:span text:style-name="T45">calefaciat, </text:span><text:span text:style-name="T45">eo </text:span><text:span text:style-name="T45">que </text:span><text:span text:style-name="T45">insigniter discutiat,<text:line-break/>in medio horum consistunt bubulus, caprinus,, vulpis et<text:line-break/>hyaenae.. Haec sane universa in genere sunt eorum, quae<text:line-break/>proprie acopa dicuntur, hoc invicem discrimine • variantia,<text:line-break/>quod alia magis alia minus calefaciant. Quapropter non-</text:span></text:p>
      <text:p text:style-name="P17"><text:span text:style-name="T45">nulla genere toto </text:span><text:span text:style-name="T45">acoporum </text:span><text:span text:style-name="T45">unguentorum excidisse vide-<text:line-break/>buntur, </text:span><text:span text:style-name="T45">si </text:span><text:span text:style-name="T45">in mollibus </text:span><text:span text:style-name="T45">ea </text:span><text:span text:style-name="T45">corporibus examines, etsi durio-<text:line-break/>ribus,' </text:span><text:span text:style-name="T45">cujusmodi </text:span><text:span text:style-name="T45">agrestium </text:span><text:span text:style-name="T45">lunt, </text:span><text:span text:style-name="T45">utilissima appareant, nam<text:line-break/></text:span><text:span text:style-name="T98">multot.es </text:span><text:span text:style-name="T45">etiam </text:span><text:span text:style-name="T45">diximus dura corpora valentiora medica-<text:line-break/>menta </text:span><text:span text:style-name="T45">sustinere, </text:span><text:span text:style-name="T45">mollia vero </text:span><text:span text:style-name="T45">et </text:span><text:span text:style-name="T45">humida, veluti puerorum<text:line-break/>mulierum et eunuchorum, ejusmodi </text:span><text:span text:style-name="T45">medicamentorum </text:span><text:span text:style-name="T45">fa-<text:line-break/>cultatem </text:span><text:span text:style-name="T45">ferendo non esse. Insuper </text:span><text:span text:style-name="T45">cuivis notum est </text:span><text:span text:style-name="T45">et orae<text:line-break/></text:span><text:span text:style-name="T45">vocantur myracopa, </text:span><text:span text:style-name="T45">ex </text:span><text:span text:style-name="T45">acoporum cum unguentis tempe-<text:line-break/>ratura fieri, nihilo </text:span><text:span text:style-name="T45">caeteris </text:span><text:span text:style-name="T45">praestantiora, </text:span><text:span text:style-name="T7">nisi,</text:span><text:span text:style-name="T45"> odoris sta-<text:line-break/>• vitate.. Quemadmodum igitur a vetustioribus longo usu ex-<text:line-break/>plorata scribere </text:span><text:span text:style-name="T45">consuevj. </text:span><text:span text:style-name="T45">ita </text:span><text:span text:style-name="T45">nune </text:span><text:span text:style-name="T45">quoque faciam </text:span><text:span text:style-name="T45">ab </text:span><text:span text:style-name="T45">Ascle-<text:line-break/>piadis scriptis sumpto exordio.</text:span></text:p>
      <text:h text:style-name="P4" text:outline-level="2">Cap. XII.</text:h>
      <text:p text:style-name="P9"><text:span text:style-name="T45">[Quae </text:span><text:span text:style-name="T7">Asclepiades </text:span><text:span text:style-name="T7">in quarto exteriorum<text:line-break/>acopa et myracopa conscripserit.'] Acopon .ad lajsitudinum<text:line-break/>molestias benefacit nervis condalescedtrbusr Hoc Themise<text:line-break/>utebatur</text:span><text:span text:style-name="T7">, </text:span><text:span text:style-name="T7">Jnedieamentum esi vehemeriter Jonum.</text:span><text:span text:style-name="T45"> 4 Sani-<text:line-break/>psuchi sextarium </text:span><text:span text:style-name="T7">j,</text:span><text:span text:style-name="T45"> rorismarini sextarium i, foenieraeci</text:span></text:p>
      <text:p text:style-name="P12"><text:span text:style-name="T45">tentarium </text:span><text:span text:style-name="T7">j,</text:span><text:span text:style-name="T45"> cardamomi </text:span><text:span text:style-name="T45">sextsri. dimidium, </text:span><text:span text:style-name="T45">brathyos sex<text:line-break/>tarii dimidium, vini dulcis </text:span><text:span text:style-name="T45">sextarios </text:span><text:span text:style-name="T45">ij,, olei </text:span><text:span text:style-name="T45">venefrani<text:line-break/></text:span><text:span text:style-name="T45">lib. ij, </text:span><text:span text:style-name="T7">terae</text:span><text:span text:style-name="T45"> lib. ij.-' Arida in vino triduum macerari sinito,<text:line-break/>qnart.o die oleum adjicere opm tehit, atque ubi fedulo agi-<text:line-break/>leveris, ac super prunam posueris,- movendo coquere, 'quan-<text:line-break/>do. continue efferbuerit -liquorem exprimere, ceram dera-<text:line-break/>sam huic adjicere et rursus supra ignem coquere, </text:span><text:span text:style-name="T45">.ubi<text:line-break/></text:span><text:span text:style-name="T45">cera liquata fuerit, ab igne .tolles sinesqne refrigerari<text:line-break/>Postea vitreo vase vei stanneo repones, ac uteris nunc </text:span><text:span text:style-name="T45">solo;<text:line-break/></text:span><text:span text:style-name="T45">nunc uno.-unguenlorum admixto. </text:span><text:span text:style-name="T7">Aliud.</text:span><text:span text:style-name="T45"> </text:span><text:span text:style-name="T45">4 </text:span><text:span text:style-name="T45">Sampsuchi<text:line-break/>scxtarium j, rorisinarini </text:span><text:span text:style-name="T45">sextarium </text:span><text:span text:style-name="T45">unum, foenigraeei scx-<text:line-break/>tarium, </text:span><text:span text:style-name="T7">j,</text:span><text:span text:style-name="T45"> lauri fur-nlorum lib. sex, junci floris •“ iij, </text:span><text:span text:style-name="T45">vini<text:line-break/></text:span><text:span text:style-name="T45">veteris sextarios tres, olei -dulcia fextarios iij, radicis </text:span><text:span text:style-name="T45">cu-<text:line-break/></text:span><text:span text:style-name="T45">numeris agrestis, nardi celticae singulorum lib.' </text:span><text:span text:style-name="T22">β, </text:span><text:span text:style-name="T45">cerae<text:line-break/>lilu iij, praeparato ac utitor sicut praedictum est. </text:span><text:span text:style-name="T7">Aliud<text:line-break/>medicamentum confectum. Jienesacit salutis </text:span><text:span text:style-name="T7">as </text:span><text:span text:style-name="T7">'tt’emulis,<text:line-break/>item valet ad imnein nervorum ex consensu </text:span><text:span text:style-name="T70">:</text:span><text:span text:style-name="T7">'d'olorem-<text:line-break/>Usus 'esi Menius Rusus, succurrit podagricis, Arthriticis</text:span></text:p>
      <text:p text:style-name="P12"><text:span text:style-name="T7">isichiadicisque, iit toto liberet affectu, usus ejus esi in irv*<text:line-break/>tervallis, at in </text:span><text:span text:style-name="T7">acoesiionibus </text:span><text:span text:style-name="T7">c </text:span><text:span text:style-name="T7">luto meo </text:span><text:span text:style-name="T7">-carnento utimur.<text:line-break/></text:span><text:span text:style-name="T45">4 Sampsuchi </text:span><text:span text:style-name="T45">sextarios </text:span><text:span text:style-name="T45">duos, foenigraeci sextarium unum,<text:line-break/>rirismarini sextarium l </text:span><text:span text:style-name="T22">β</text:span><text:span text:style-name="T45">,</text:span><text:span text:style-name="T74">;</text:span><text:span text:style-name="T45">- meliloti sextarium j, Illyricae<text:line-break/>lilu j, cyperi libram unam, brathyos lilu j, canchryos lib. j,<text:line-break/>cardamomi selibram, junci </text:span><text:span text:style-name="T45">floris </text:span><text:span text:style-name="T45">selibram, cassiae selibram,<text:line-break/>abrotoni selibram,•-myrti fructus selibram, lauri fructus<text:line-break/>selibram. Omnibus"</text:span><text:span text:style-name="T59">-</text:span><text:span text:style-name="T45">contusis </text:span><text:span text:style-name="T7">ae</text:span><text:span text:style-name="T45"> </text:span><text:span text:style-name="T45">in </text:span><text:span text:style-name="T45">vas -duplex </text:span><text:span text:style-name="T45">unguenta-<text:line-break/></text:span><text:span text:style-name="T45">rium conjectis. vini tinolitis sextarios viij, affundito, tri-<text:line-break/>dno madefieri sinito, deinde </text:span><text:span text:style-name="T45">olei </text:span><text:span text:style-name="T45">Sabini lib. xvj, irini flb» b<text:line-break/>lentiscini libram'unam, </text:span><text:span text:style-name="T45">Syriaei </text:span><text:span text:style-name="T45">libram unam, gleucini 11-<text:line-break/>liram unam, myrtei lib. j, </text:span><text:span text:style-name="T45">laurin’ </text:span><text:span text:style-name="T45">lib j.,.immittitu, igni<text:line-break/>l- perposita incoquito, delude liquorem ex- coctis expies-<text:line-break/>iun in vas aliud transfundito </text:span><text:span text:style-name="T45">rursusqu </text:span><text:span text:style-name="T45">e sine decoctis in—<text:line-break/>coquito, - cerae selibra adjecta, resinae laricis libra uUa,<text:line-break/>myrrhae, stactae singulorum libra l. Ilis liquatis utitur,<text:line-break/>sicut praedictum' esu </text:span><text:span text:style-name="T7">Aliud</text:span><text:span text:style-name="T45">4 </text:span><text:span text:style-name="T45">Sampsuchi lib. ila foenla<text:line-break/>uraeri fextarios ii. rerifmaiini sextarios i,, bralliyo's lib. ij</text:span></text:p>
      <text:p text:style-name="P12"><text:span text:style-name="T45">sextarios </text:span><text:span text:style-name="T45">ij, </text:span><text:span text:style-name="T45">meliloti libras duas, cyperi libram unam, iri-<text:line-break/>dis. Macedoniae libram unam, cachryos. libram j, carda-<text:line-break/>momi libram unam, calami aromatici selibram,'.junci flo-<text:line-break/>ris selibram, cassiae fistulae,, costi, elelisphaci singulo, uin<text:line-break/>selibram, baccarum lauri selibram, cucumeris agrestis ra-<text:line-break/>dicis selibram,, myrti furcularum selibram, vini Tmdlitis<text:line-break/>odorati sextarios octo, olei sabini </text:span><text:span text:style-name="T7">lib..</text:span><text:span text:style-name="T45"> xxiv, irini lib. j,<text:line-break/>cyprini lilu.unam, lentiscini </text:span><text:span text:style-name="T7">lib. j,</text:span><text:span text:style-name="T45"> gleucini libram unam,<text:line-break/>myrtei lilu j, ammoniaci v'el amaracini </text:span><text:span text:style-name="T7">lib. j,</text:span><text:span text:style-name="T45"> hedychroi<text:line-break/></text:span><text:span text:style-name="T45">lib. </text:span><text:span text:style-name="T7">j,</text:span><text:span text:style-name="T45"> malobathrini </text:span><text:span text:style-name="T45">libram </text:span><text:span text:style-name="T45">mnam, myrrhae stactae libram<text:line-break/>unam, opobalsami libram unam, ceraq libras quindecim.<text:line-break/>Arida madefiunt, quemadmodum .praedictum est triduo et<text:line-break/>his oleum et pleraque unguenta adjiciuntur, malabathri-<text:line-break/>num, amaram num, hedychroon, stacte et opobalsamum',<text:line-break/>postrema reservantur, ut in medicamenti confectione, cera<text:line-break/>jam liquefacta, haec ludantur. Quomodo autem, praeparan-<text:line-break/>dum sit. medicamentum et quis ejus usus, jam ostendimus.<text:line-break/></text:span><text:span text:style-name="T7">Acopon, quod ex melse inscribitur, valet </text:span><text:span text:style-name="T80">a</text:span><text:span text:style-name="T7">d lajsitudinwm</text:span></text:p>
      <text:p text:style-name="P12"><text:span text:style-name="T7">molestias, </text:span><text:span text:style-name="T7">nervorum contractiones</text:span><text:span text:style-name="T7">,-‘ </text:span><text:span text:style-name="T7">benefacit opisihotonicis<text:line-break/>et canina convulsione </text:span><text:span text:style-name="T7">ajsiectis, dicitur </text:span><text:span text:style-name="T7">tefrantyron, </text:span><text:span text:style-name="T7">id</text:span><text:span text:style-name="T45"> </text:span><text:span text:style-name="T45">est<text:line-break/></text:span><text:span text:style-name="T45">ex quatuor unguentis' confectum. - </text:span><text:span text:style-name="T45">4 </text:span><text:span text:style-name="T45">Mellis </text:span><text:span text:style-name="T45">uncias </text:span><text:span text:style-name="T45">tres,<text:line-break/>irini uncias tres, </text:span><text:span text:style-name="T45">rosacei </text:span><text:span text:style-name="T45">iij</text:span><text:span text:style-name="T45">; </text:span><text:span text:style-name="T45">cyprini § iij</text:span><text:span text:style-name="T45">, </text:span><text:span text:style-name="T45">gleuoiui un-<text:line-break/>cias tres, </text:span><text:span text:style-name="T45">cerae </text:span><text:span text:style-name="T45">uncias tres, terebinthinae uncias iij. Mel<text:line-break/>feorsim coquitur, quae liquabilia sunt,' liquefiunt,' et in<text:line-break/>mortarium coiijecta omnia' simul 'contunduntur, laevigan-<text:line-break/>turqueet </text:span><text:span text:style-name="T45">excepta </text:span><text:span text:style-name="T45">"usui suat. </text:span><text:span text:style-name="T7">Aliud.</text:span><text:span text:style-name="T45"> 4- Cyprini, irini, ro-<text:line-break/></text:span><text:span text:style-name="T45">tacei, </text:span><text:span text:style-name="T45">gleucini singulorum heminas'vj; eerae </text:span><text:span text:style-name="T7">3</text:span><text:span text:style-name="T45"> xxiv, te-<text:line-break/>rebinthinae </text:span><text:span text:style-name="T7">3</text:span><text:span text:style-name="T45"> </text:span><text:span text:style-name="T45">xiij, mellis' 3 </text:span><text:span text:style-name="T45">vj</text:span><text:span text:style-name="T45">, praeparato ac utitor, ut,<text:line-break/>praedictum est. </text:span><text:span text:style-name="T7">Aliud vocatur L exqpyreton,</text:span><text:span text:style-name="T45"> id est </text:span><text:span text:style-name="T7">febrem<text:line-break/>finiens.</text:span><text:span text:style-name="T45"> 4 </text:span><text:span text:style-name="T45">Rosacei </text:span><text:span text:style-name="T45">heminas </text:span><text:span text:style-name="T7">iv, irini iv, gleucini</text:span><text:span text:style-name="T45"> iv, cy-<text:line-break/>prini heminas iv,- cerae 3 xij, terebinthinae-5 xiv, myr-<text:line-break/>rbae stactae </text:span><text:span text:style-name="T7">3 iv,</text:span><text:span text:style-name="T45"> mellis' cocti 3 xvj, conficito ut prae-<text:line-break/>dictum est. </text:span><text:span text:style-name="T7">Aliud ex aallectunais Aprddisci.</text:span><text:span text:style-name="T45"> 4 closacei<text:line-break/>heminas iv, irini heminas iv, cyprini heminas iv, </text:span><text:span text:style-name="T45">cerae<text:line-break/></text:span><text:span text:style-name="T45">3 xij, gleucini heminas iv, adipis anserini </text:span><text:span text:style-name="T7">3</text:span><text:span text:style-name="T45"> xij, terebin-’<text:line-break/>t hi nae 3 iv, stactae </text:span><text:span text:style-name="T7">3</text:span><text:span text:style-name="T45"> iv. opobalsami </text:span><text:span text:style-name="T7">3</text:span><text:span text:style-name="T45"> ij ,' mellis' eocti<text:line-break/>drach. xiij, confice superiorum modo. </text:span><text:span text:style-name="T7">".Aliud acopon foe-</text:span></text:p>
      <text:p text:style-name="P12"><text:span text:style-name="T45">tidum </text:span><text:span text:style-name="T7">dictum ad </text:span><text:span text:style-name="T7">dictos </text:span><text:span text:style-name="T7">affectus-.</text:span><text:span text:style-name="T45"> 4 </text:span><text:span text:style-name="T45">Cerae </text:span><text:span text:style-name="T45">draclu </text:span><text:span text:style-name="T45">octo,<text:line-break/>terebinthinae </text:span><text:span text:style-name="T45">drach. octo, galbani </text:span><text:span text:style-name="T45">drach. sex, </text:span><text:span text:style-name="T45">guttae </text:span><text:span text:style-name="T45">ammo-<text:line-break/>niaci </text:span><text:span text:style-name="T45">drach. sex, </text:span><text:span text:style-name="T45">olei </text:span><text:span text:style-name="T45">veteris </text:span><text:span text:style-name="T45">heminas duas, </text:span><text:span text:style-name="T45">medullae </text:span><text:span text:style-name="T45">cer-<text:line-break/>vinae 3 xiij- Praeparato </text:span><text:span text:style-name="T7">ad'</text:span><text:span text:style-name="T45"> </text:span><text:span text:style-name="T45">medmn praedictum et utitor<text:line-break/>mero et diluto. - </text:span><text:span text:style-name="T7">Aliud </text:span><text:span text:style-name="T7">ad </text:span><text:span text:style-name="T7">'omnem nervorum, ex consensu<text:line-break/>dolorem.</text:span><text:span text:style-name="T45"> </text:span><text:span text:style-name="T45">4 </text:span><text:span text:style-name="T45">Resinae terebinthinae drach. lvj, cerae drach.<text:line-break/>xxviij, guttae ammeniaei § xjfixij, </text:span><text:span text:style-name="T45">. </text:span><text:span text:style-name="T45">galbani </text:span><text:span text:style-name="T45">draeh. </text:span><text:span text:style-name="T45">xxxij,<text:line-break/>medullae cervinae drach. xxiv, mellis cocti </text:span><text:span text:style-name="T7">3</text:span><text:span text:style-name="T45"> xxiv, </text:span><text:span text:style-name="T45">-</text:span><text:span text:style-name="T45">olei<text:line-break/>veteris hemluas duas, ammouiacum </text:span><text:span text:style-name="T45">aceto </text:span><text:span text:style-name="T45">siulvitur. </text:span><text:span text:style-name="T7">Aliud.<text:line-break/></text:span><text:span text:style-name="T45">4 Cerae drach. viginti quatuor, terebinthinae draclu </text:span><text:span text:style-name="T45">vi-<text:line-break/></text:span><text:span text:style-name="T45">gluti quatuor, galbani </text:span><text:span text:style-name="T7">3</text:span><text:span text:style-name="T45"> scx,. guttae ammoniaci drach. sex,<text:line-break/>olei veteris heminas duas, medullae cervinae </text:span><text:span text:style-name="T7">3</text:span><text:span text:style-name="T45"> viij, </text:span><text:span text:style-name="T45">styra-<text:line-break/>cis draeh. sedecim, praeparatu similiter. </text:span><text:span text:style-name="T45">Aiiud. </text:span><text:span text:style-name="T45">Cerae </text:span><text:span text:style-name="T7">3<text:line-break/></text:span><text:span text:style-name="T45">xxiv, </text:span><text:span text:style-name="T45">aliter </text:span><text:span text:style-name="T45">xxviij, terebinthinae.</text:span><text:span text:style-name="T7">.3</text:span><text:span text:style-name="T45"> xvj, galbani </text:span><text:span text:style-name="T7">3</text:span><text:span text:style-name="T45"> vj, sty-<text:line-break/>racis 3 </text:span><text:span text:style-name="T7">uisui</text:span><text:span text:style-name="T45"> </text:span><text:span text:style-name="T45">dei </text:span><text:span text:style-name="T45">veteris heminas duas, </text:span><text:span text:style-name="T45">mellis </text:span><text:span text:style-name="T45">heminam<text:line-break/></text:span><text:span text:style-name="T7">j</text:span><text:span text:style-name="T45"> </text:span><text:span text:style-name="T22">β, </text:span><text:span text:style-name="T45">medullae cervinae </text:span><text:span text:style-name="T7">3</text:span><text:span text:style-name="T45"> </text:span><text:span text:style-name="T45">viij, salis floris quantum satis est,'<text:line-break/>ammouiacum aceto solve. </text:span><text:span text:style-name="T7">Aliitdr Jienesacit. ischiadicis et<text:line-break/>opijthot&amp;nicis.' Sanat omnem., nervorum ex. </text:span><text:span text:style-name="T7">consensu</text:span><text:span text:style-name="T7">, </text:span><text:span text:style-name="T7">dolo-<text:line-break/>rem.</text:span><text:span text:style-name="T45"> 4 Cerae uncias fex, terebinthinae libram j, guttae</text:span></text:p>
      <text:p text:style-name="P162"><text:span text:style-name="T45">ammoniaci </text:span><text:span text:style-name="T45">unciam </text:span><text:span text:style-name="T45">unam, opopanacis tnieias dua», galbam<text:line-break/>g ij,: medullae cervinae; § ij,. medullae </text:span><text:span text:style-name="T7">tawsuae</text:span><text:span text:style-name="T45"> |ij, </text:span><text:span text:style-name="T59">oe</text:span><text:span text:style-name="T45">’<text:line-break/>fypr ij, olei irini hemmam 4t mallis * sila conficito rfc<text:line-break/>tione praedicta. </text:span><text:span text:style-name="T7">Aliud ast vehemeptep saseiudinuit dffa-<text:line-break/>otus At nervorum contractiones-;</text:span><text:span text:style-name="T45">4 Cerae.3 !•' terebinthi-<text:line-break/></text:span><text:span text:style-name="T45">uae </text:span><text:span text:style-name="T45">3 xxv,’ aphronitrisS vj. giiijmmellis cocti </text:span><text:span text:style-name="T33">ζ </text:span><text:span text:style-name="T7">vj,<text:line-break/></text:span><text:span text:style-name="T45">guttae’ ammoniaci 3 vj, medullae cerrinae £ vj, galbam<text:line-break/>3 vj. sevi taurini 3 siclo baccarum .siccarum lauru 3 YIi<text:line-break/>dei heminam unam, vini marinae expertis hemmam una n,<text:line-break/>praepara sicuti priora., Aiiud </text:span><text:span text:style-name="T7">Asauntisumd</text:span><text:span text:style-name="T70">1</text:span><text:span text:style-name="T7"> inscrspVW-<text:line-break/></text:span><text:span text:style-name="T45">4.Cera» uncias |, galbani </text:span><text:span text:style-name="T7">fsui</text:span><text:span text:style-name="T45"> nitri uncias tres, tere-<text:line-break/>binthinae liquidae unctas iij, oefypr rj, scni taurnu J</text:span><text:span text:style-name="T45">fu<text:line-break/></text:span><text:span text:style-name="T45">olei cyprini </text:span><text:span text:style-name="T45">§ </text:span><text:span text:style-name="T45">iv, olei mestnl anclas quatuor, irini 5ov,<text:line-break/>mellis § iv\ olei communis .uncias tres, -olei velerie uneras<text:line-break/>quatuor, guttae ammoniaci unciam unam, thuris § j, praer<text:line-break/>paratur ut alia- </text:span><text:span text:style-name="T7">Aliud.</text:span><text:span text:style-name="T45"> Olei </text:span><text:span text:style-name="T45">. </text:span><text:span text:style-name="T45">veteris suularlum j </text:span><text:span text:style-name="T22">β, </text:span><text:span text:style-name="T45">te-<text:line-break/>rebluthinae libram unam, guttae ammoniaci J il, rerae se-<text:line-break/>libram „ galbani<text:tab/>duas,; thuris unctam</text:span></text:p>
      <text:p text:style-name="P163"><text:span text:style-name="T45">uifem, aeruginis f ijsimellis heminas duvj. </text:span><text:span text:style-name="T74">a</text:span><text:span text:style-name="T45">li</text:span><text:span text:style-name="T74">as</text:span><text:span text:style-name="T45"> u</text:span><text:span text:style-name="T74">nc</text:span><text:span text:style-name="T45">la</text:span><text:span text:style-name="T74">a</text:span><text:span text:style-name="T45">i</text:span><text:span text:style-name="T74">Vj<text:line-break/></text:span><text:span text:style-name="T45">medullae cervinae </text:span><text:span text:style-name="T45">uncias </text:span><text:span text:style-name="T45">tressiscvi anserini § ij, al</text:span><text:span text:style-name="T74">ni he</text:span><text:span text:style-name="T45">,<text:line-break/>m </text:span><text:span text:style-name="T45">ias </text:span><text:span text:style-name="T45">duas, aphronitri </text:span><text:span text:style-name="T74">un</text:span><text:span text:style-name="T45">ri</text:span><text:span text:style-name="T74">as</text:span><text:span text:style-name="T45"> duas, coufce pro motu.<text:line-break/></text:span><text:span text:style-name="T7">dliud ehloracopon,</text:span><text:span text:style-name="T45"> id </text:span><text:span text:style-name="T74">e</text:span><text:span text:style-name="T45">ft </text:span><text:span text:style-name="T22">^</text:span><text:span text:style-name="T91">ροη<text:tab/></text:span><text:span text:style-name="T80">Opi</text:span><text:span text:style-name="T7">j</text:span><text:span text:style-name="T80">iJw</text:span><text:span text:style-name="T7">_</text:span></text:p>
      <text:p text:style-name="P16"><text:span text:style-name="T7">lenicis, schiadicis, scluti</text:span><text:span text:style-name="T80">s</text:span><text:span text:style-name="T7"> et trsmulisd</text:span><text:span text:style-name="T45"> 4 Myrrhae drarir<text:line-break/>iv, guttae ammoniaci 3 iiij thuris 3 iv, nitri </text:span><text:span text:style-name="T45">drach. </text:span><text:span text:style-name="T45">qua-<text:line-break/>tuor, aeruginrs leach. iv, opopanaris uncias decem, galbani<text:line-break/>uncias uratuui, terebinthinae librusduassi cerae </text:span><text:span text:style-name="T45">libra- </text:span><text:span text:style-name="T7">sicas,<text:line-break/></text:span><text:span text:style-name="T45">nrnabathrmi unguenti' sextarii dimidium, -cyprini sextarii<text:line-break/>dmudium, aceti quantum sussirit, ammoniacum, rnectham,<text:line-break/>nitrum drssolvrto*, jam solutis opopanacem galbanum ad-<text:line-break/>tungito, his laevigatis liquata superfusisiilli msse</text:span><text:span text:style-name="T74">e</text:span><text:span text:style-name="T45">t</text:span><text:span text:style-name="T74">O</text:span><text:span text:style-name="T45">q</text:span><text:span text:style-name="T74">ue</text:span><text:span text:style-name="T45">,<text:line-break/>excepti:- utitur. </text:span><text:span text:style-name="T7">Aliud 4 </text:span><text:span text:style-name="T7">' </text:span><text:span text:style-name="T7">Myrrhae</text:span><text:span text:style-name="T45"> .tereluutiunue<text:line-break/>libras duas, cerae draclu </text:span><text:span text:style-name="T7">ij, gutt</text:span><text:span text:style-name="T80">ae</text:span><text:span text:style-name="T7"> ammouiari.</text:span><text:span text:style-name="T45"> thuri</text:span><text:span text:style-name="T74">S} </text:span><text:span text:style-name="T91">ηίω</text:span><text:span text:style-name="T22">,<text:line-break/></text:span><text:span text:style-name="T45">aeruginis, singule, ii draclu iv, unguenti melini sextarii<text:line-break/>dimrdiurn, cyprini § iij, isiiij un</text:span><text:span text:style-name="T74">das</text:span><text:span text:style-name="T45"> sc</text:span><text:span text:style-name="T74">eSj ole</text:span><text:span text:style-name="T45">j. </text:span><text:span text:style-name="T74">veteria fex</text:span><text:span text:style-name="T45">_<text:line-break/>tarios tres, opopanacis § iiij griban; mcias iv, a</text:span><text:span text:style-name="T74">Ce</text:span><text:span text:style-name="T45">ti quod<text:line-break/>sufficit, praepara ut lictum </text:span><text:span text:style-name="T74">e</text:span><text:span text:style-name="T45">su </text:span><text:span text:style-name="T7">Al</text:span><text:span text:style-name="T80">lti</text:span><text:span text:style-name="T7">d </text:span><text:span text:style-name="T80">ad</text:span><text:span text:style-name="T7"> dintupnos</text:span><text:span text:style-name="T45"> zfu</text:span></text:p>
      <text:p text:style-name="P12"><text:span text:style-name="T7">scdtjus. valde generosum.</text:span><text:span text:style-name="T45"> j{. </text:span><text:span text:style-name="T45">Cerae </text:span><text:span text:style-name="T45">minam unam, </text:span><text:span text:style-name="T45">olei .ve-<text:line-break/></text:span><text:span text:style-name="T45">teris sextarios iv, terebinthinae lih.j, myrrhae ^iv, thu-<text:line-break/>ris, opopanacis, cucumeris agrestis radicis, aeruginis, nitri<text:line-break/>singulorum uncias quatuor, piperis albi uncias duas, gal-<text:line-break/>bani J iv, medullae cervinae -J iv, unguenti cyprini iv,<text:line-break/>irini' unguenti uncias quatuor, unguenti melini iv, rutae<text:line-break/>viridis surculorum uncias tres, aeeti quod satis est. </text:span><text:span text:style-name="T45">Cu-<text:line-break/></text:span><text:span text:style-name="T45">cumeris </text:span><text:span text:style-name="T45">igrest.s </text:span><text:span text:style-name="T45">radices et rutam cum acete incoquito;<text:line-break/>deinde </text:span><text:span text:style-name="T45">liquorem </text:span><text:span text:style-name="T45">expressum aridis injicito, laevigata accu-<text:line-break/>rate.liquatis excipito, de interdum medicamento synceio,<text:line-break/>interdum dilutu' utitor. - Hoc autem pro ratione suleccto-<text:line-break/></text:span><text:span text:style-name="T45">rum </text:span><text:span text:style-name="T45">affectuum fiet. </text:span><text:span text:style-name="T7">Aliud diajsi medicamentum confectum.<text:line-break/>Iloc ipse usus, ouum nervorum resolutione prius tenta-<text:line-break/>refitfr, servatus esi.</text:span><text:span text:style-name="T45"> 4 Olei myrtei uncias quatuor, cyprini<text:line-break/>nimias quatuorsi olei veteris lib: j </text:span><text:span text:style-name="T22">β, </text:span><text:span text:style-name="T45">atramenti sutorii </text:span><text:span text:style-name="T45">,<text:line-break/></text:span><text:span text:style-name="T45">lib- j Ei cerae libram unam,' terebinthinae lilu j </text:span><text:span text:style-name="T22">β, </text:span><text:span text:style-name="T45">galbani<text:line-break/>uncius tres, mannae uncias quatuor, opopanacis uncias ij,<text:line-break/>bryoniae radicis unclas quatuor, aeruginis </text:span><text:span text:style-name="T45">§ </text:span><text:span text:style-name="T45">iv, aphro-</text:span></text:p>
      <text:p text:style-name="P12"><text:span text:style-name="T45">nitri' </text:span><text:span text:style-name="T22">§ </text:span><text:span text:style-name="T45">iv, piperis I </text:span><text:span text:style-name="T45">ii</text:span><text:span text:style-name="T45">, pyrethri § iv, </text:span><text:span text:style-name="T45">adipis </text:span><text:span text:style-name="T45">hoedmi </text:span><text:span text:style-name="T45">5 </text:span><text:span text:style-name="T45">vl,<text:line-break/>euphorbii § vj, </text:span><text:span text:style-name="T45">aceti </text:span><text:span text:style-name="T45">quantum salis, esii -Bryoniam., pyre -<text:line-break/>thrum,. cum aceto </text:span><text:span text:style-name="T45">incoquito</text:span><text:span text:style-name="T45">.,. delude liquorem expressum<text:line-break/>aridisque probe laexigatismdjectum liquatis excipito,, usps<text:line-break/>ostensus esu </text:span><text:span text:style-name="T7">4Uud ov: castorio.sulutla </text:span><text:span text:style-name="T70">st</text:span><text:span text:style-name="T7"> </text:span><text:span text:style-name="T7">omni </text:span><text:span text:style-name="T7">diuturno<text:line-break/>affectui auxUiatnr-</text:span><text:span text:style-name="T45"> 4 Gefypi macias tres, medullae cer--<text:line-break/>vinae uncias quatuor, terebinthinae uncias tres, guttae<text:line-break/>ammoniaci uncias duas, galbani uncias duas,, castorii nn-<text:line-break/>cias duas, piperis .alni uncias duas, euphorbii uncias duas,<text:line-break/>adarces uncias duas,i nitri spumae uncias duas, opopanacis<text:line-break/>uncias duas,,olei styracini unciam unam; olei irirn nnclas<text:line-break/>ij, olei veleris heminam </text:span><text:span text:style-name="T7">j,</text:span><text:span text:style-name="T45"> cerae libram anau. et dimi-<text:line-break/>dium, .componitur' aliorum modo. </text:span><text:span text:style-name="T45">Aiiud </text:span><text:span text:style-name="T45">cujus </text:span><text:span text:style-name="T7">usus Bujsue<text:line-break/>longa tempore paraspsi infestatus, esumt ab hoc morbo<text:line-break/>convaluit.</text:span><text:span text:style-name="T45"> 4 Olei myrlei uncias quatitor, melini unciae<text:line-break/>quatuor, cyprini .usicias quatuor, olei veteris selibram,<text:line-break/>cerae, libram nuam, terebinthinae selibram, galbani uncias<text:line-break/>quinque, thuris uncias quatuor, opopanacis uncias duas,<text:line-break/>aeecginis uncias duas,, bryoniae ora </text:span><text:span text:style-name="T45">dicis </text:span><text:span text:style-name="T45">uncias iv, aphro-</text:span></text:p>
      <text:p text:style-name="P12"><text:span text:style-name="T40">toty</text:span></text:p>
      <text:p text:style-name="P13"><text:span text:style-name="T45">nitri uncias </text:span><text:span text:style-name="T45">iv, piperis § iij, </text:span><text:span text:style-name="T45">pyrethri uncias </text:span><text:span text:style-name="T45">ij, adipis<text:line-break/></text:span><text:span text:style-name="T45">hoedi </text:span><text:span text:style-name="T45">uncias sex, euphorbii unciam unam</text:span><text:span text:style-name="T45">, </text:span><text:span text:style-name="T45">eceti </text:span><text:span text:style-name="T45">quantum<text:line-break/>fatis </text:span><text:span text:style-name="T45">est. </text:span><text:span text:style-name="T45">Compositio hujusmodi medicamentorum, commu-<text:line-break/>nis est, </text:span><text:span text:style-name="T7">Alia </text:span><text:span text:style-name="T7">colUnitio Podagricorum ac arthriticorum ex<text:line-break/>sale consecta ,. toto affectu liberat., usus ejus esi quotidie,<text:line-break/></text:span><text:span text:style-name="T45">4' </text:span><text:span text:style-name="T45">Salis inquinati, hoc est ipsius terrae lib.j, aluminis<text:line-break/>.fissilis-lib. j, saecla vini Italici sextarium unum, lapidis Assi<text:line-break/>floris uncias iv, , arida studiose conterito et faece addita<text:line-break/>accurate laevigato, quibus </text:span><text:span text:style-name="T45">olei </text:span><text:span text:style-name="T45">veteris scxtarium affundito<text:line-break/>rnrsusque condito ac exceptu utitor. In aliis descriptioni-<text:line-break/>bus melle Attico excipitur. </text:span><text:span text:style-name="T7">Aliud.</text:span><text:span text:style-name="T45"> 4 </text:span><text:span text:style-name="T7">Salis sordidi</text:span><text:span text:style-name="T45"> uncias<text:line-break/>iij, aluminis fissilis uncias tres, lapidis Asii floris,^,iij,<text:line-break/>thuris semunciam vel uncias </text:span><text:span text:style-name="T45">sex. </text:span><text:span text:style-name="T45">myrrhae semunciam vel<text:line-break/>juneias sex,. saecls; vini Italici sextarii dimidium, praeparato<text:line-break/>uti praediximus. </text:span><text:span text:style-name="T7">Alia illinitic Patroclo Laesuris liberto<text:line-break/>composifa, levat toto affeatu. Utendam esi quotidie .et<text:line-break/>mane ante balneum pt posi ipsum</text:span><text:span text:style-name="T7">,.</text:span><text:span text:style-name="T7">'ad haec vesperi, fu-<text:line-break/>mentes ex medicamento</text:span><text:span text:style-name="T45"> </text:span><text:span text:style-name="T45">quod </text:span><text:span text:style-name="T7">sutis esi, sclventesque-opor-</text:span></text:p>
      <text:p text:style-name="P12"><text:span text:style-name="T22">........... ,</text:span></text:p>
      <text:p text:style-name="P13"><text:span text:style-name="T45">tet </text:span><text:span text:style-name="T7">pedas inungere et citra contusionem infricare.</text:span><text:span text:style-name="T45"> 4<text:line-break/>Thuris, draclu x</text:span><text:span text:style-name="T45">, </text:span><text:span text:style-name="T45">piperis albi drach. x, aphronitri draclu<text:line-break/>viij,- myrrhae </text:span><text:span text:style-name="T7">3</text:span><text:span text:style-name="T45"> </text:span><text:span text:style-name="T45">iv, guttae ammoniaci drach. sex, aceti<text:line-break/>quantum sufficit, .olei cyprini heminam j </text:span><text:span text:style-name="T22">β. </text:span><text:span text:style-name="T45">Sicca contun-<text:line-break/>duntur cribroque tenuissimo incernunturr-reliqua aceto dis-<text:line-break/>solvuntur laeviganturque</text:span><text:span text:style-name="T45">, </text:span><text:span text:style-name="T45">deinde </text:span><text:span text:style-name="T45">omnia </text:span><text:span text:style-name="T45">simul miscentur<text:line-break/>et tritis cyprinum inditur, exceptis autem utimur. </text:span><text:span text:style-name="T7">Aliud.<text:line-break/></text:span><text:span text:style-name="T45">4 </text:span><text:span text:style-name="T45">Thuris drach. octo, myrrhae'draclu </text:span><text:span text:style-name="T45">octo, </text:span><text:span text:style-name="T45">guttae ammo-<text:line-break/>niaei draclu octo,-alumiuis scissilis, piperis albi singulorum<text:line-break/>draclu octo, nitri </text:span><text:span text:style-name="T7">3 viij,</text:span><text:span text:style-name="T45"> aceti quod satis.est, olei cyprini<text:line-break/>heminas ij, cerae'selibram. Quae liqua; possunt, lique-'<text:line-break/>fiunt et tritis adjiciuntur. </text:span><text:span text:style-name="T7">Aliud Neapolitae medicamen-<text:line-break/>tum ischiudicis, ‘arthriticis et podagricis consectum, toto<text:line-break/>affectu liberat.</text:span><text:span text:style-name="T45"> 4 Thuris J., duas, piperis albiij, gut-ae<text:line-break/>ammoniaci </text:span><text:span text:style-name="T45">J </text:span><text:span text:style-name="T45">ij, myrrhae § ij, lapidis Asir-sseris </text:span><text:span text:style-name="T7">ij</text:span><text:span text:style-name="T7">, </text:span><text:span text:style-name="T7">alu-<text:line-break/>minis</text:span><text:span text:style-name="T45"> fissilis uncias duas, nitri § ij, centaurii fucci § ij,<text:line-break/>faecis vini Italici sextarium j,-olei cyprini, laurini, myrtei.</text:span></text:p>
      <text:p text:style-name="P12"><text:span text:style-name="T45">styracini, </text:span><text:span text:style-name="T7">cerae</text:span><text:span text:style-name="T45"> singulo.um lilu j, </text:span><text:span text:style-name="T45">terebinthinae </text:span><text:span text:style-name="T45">selibram,<text:line-break/></text:span><text:span text:style-name="T45">galbani </text:span><text:span text:style-name="T45">v.uciam unam, opopanacis semunciam, liquata tritis<text:line-break/>niscentur. </text:span><text:span text:style-name="T7">Aliud. Domitio tigrino compositum, quod </text:span><text:span text:style-name="T7">toto<text:line-break/></text:span><text:span text:style-name="T7">asiscctu Uberat.</text:span><text:span text:style-name="T45"> </text:span><text:span text:style-name="T45">4 ,</text:span><text:span text:style-name="T45">Myrrhae </text:span><text:span text:style-name="T45">stactae uncias duas, </text:span><text:span text:style-name="T45">thuris<text:line-break/>uncias duas, guttae ammoniaci unciam unam, </text:span><text:span text:style-name="T45">nitri </text:span><text:span text:style-name="T45">rubri<text:line-break/></text:span><text:span text:style-name="T45">vel salis </text:span><text:span text:style-name="T45">sordidi uncias duas, aluminis fissilis uncias duas,<text:line-break/></text:span><text:span text:style-name="T45">lapidis Asii </text:span><text:span text:style-name="T7">flo,</text:span><text:span text:style-name="T7">is</text:span><text:span text:style-name="T45"> uncias duas, colocynthidis partis inte-<text:line-break/>rioris uncias duas, rnandagorae succi uncias duas, messis<text:line-break/>uncias duas, euphorbii uncias duas, unguenti crocini un-<text:line-break/></text:span><text:span text:style-name="T45">cias fex, </text:span><text:span text:style-name="T45">melini uncias lex, styracini uncias fex, mala-<text:line-break/>patlniri unclas sex, laurini uncias lex, gleucini uncias </text:span><text:span text:style-name="T45">lex,<text:line-break/></text:span><text:span text:style-name="T45">hedychroi uncias sex, amaracini uncias scx, adipis vituli<text:line-break/>marini uncias </text:span><text:span text:style-name="T7">fex,</text:span><text:span text:style-name="T45"> huius penuria utendum est medulla<text:line-break/>cervi •vetustissima, cerae libram -unam,'galbani unciam<text:line-break/>unam, terebinthinae selibram,/, opopanacis semunciam, </text:span><text:span text:style-name="T45">fae-<text:line-break/></text:span><text:span text:style-name="T45">cis vini Italici sextarium unum, praeparato qnemadmo-<text:line-break/>dum supra dietum est. Hac consectura-utendum post po-<text:line-break/>darcem, cui titulus est Pompeji pretiosa, Sabernio Valenti,</text:span></text:p>
      <text:p text:style-name="P12"><text:span text:style-name="T45">compositam. </text:span><text:span text:style-name="T7">Medicamentum ex </text:span><text:span text:style-name="T7">populo,-benefacit ijohia-<text:line-break/>dicis, arthriticis</text:span><text:span text:style-name="T7">, </text:span><text:span text:style-name="T7">salutis, </text:span><text:span text:style-name="T7">tremulis,</text:span><text:span text:style-name="T45"> vadet </text:span><text:span text:style-name="T7">item </text:span><text:span text:style-name="T7">ad itsurn<text:line-break/>quotidianum</text:span><text:span text:style-name="T45"> 4 Populi </text:span><text:span text:style-name="T45">nigrae sureulorum </text:span><text:span text:style-name="T45">minam unam,<text:line-break/>cucumeris agrestis </text:span><text:span text:style-name="T45">radicis lib. </text:span><text:span text:style-name="T45">iv,. </text:span><text:span text:style-name="T45">cassiae fistulae </text:span><text:span text:style-name="T45">libras<text:line-break/></text:span><text:span text:style-name="T45">duas, </text:span><text:span text:style-name="T45">unguenticrocini </text:span><text:span text:style-name="T45">libras </text:span><text:span text:style-name="T45">ij, croci uncias tres, vini<text:line-break/>odori </text:span><text:span text:style-name="T45">sextarios </text:span><text:span text:style-name="T45">duodecim, olei </text:span><text:span text:style-name="T45">sabini sextarios </text:span><text:span text:style-name="T45">decem,<text:line-break/>sampsuchi lib. quatuor, </text:span><text:span text:style-name="T45">cerae </text:span><text:span text:style-name="T45">lilu iv.</text:span><text:span text:style-name="T59">S</text:span><text:span text:style-name="T45"> </text:span><text:span text:style-name="T45">Surculos </text:span><text:span text:style-name="T45">populi di-<text:line-break/>ligenter contusus lu vase duplici unguentario contineto, ae<text:line-break/>his- sampsuchum cucumerisque radices in </text:span><text:span text:style-name="T45">crassiora </text:span><text:span text:style-name="T45">frusta<text:line-break/>concisas adjicito, his vinum superfundito', omniaque die-<text:line-break/>hus novem macerari sinito, </text:span><text:span text:style-name="T45">sequenti die oleum </text:span><text:span text:style-name="T45">adjiciatur,<text:line-break/>et rursus accurale - tunsa igne non acri incoquito. Postea<text:line-break/>liquori </text:span><text:span text:style-name="T45">expresso, ceram </text:span><text:span text:style-name="T45">derafam. et medullam laevem </text:span><text:span text:style-name="T7">fa-<text:line-break/>ciam</text:span><text:span text:style-name="T45"> indito, </text:span><text:span text:style-name="T45">igni </text:span><text:span text:style-name="T45">imposita coquito. Ubi liquata fuerint, ab<text:line-break/>igne tollens, crocinum adjungito -niovetoque continue.<text:line-break/>Crocinum vero laeve factum, terrestris testudinis sanguine<text:line-break/>excipito, ut olei- veteris crassitudinem habeat. Porro ni-<text:line-break/>gulatur testudo, juxta claviculam arundine uirinque trans-</text:span></text:p>
      <text:p text:style-name="P12"><text:span text:style-name="T45">fixa. Liquata, croco injecta rursus tundito, exceptisque<text:line-break/></text:span><text:span text:style-name="T45">utitor. Medicamentum toto </text:span><text:span text:style-name="T45">asseetu </text:span><text:span text:style-name="T45">levat. Multo </text:span><text:span text:style-name="T45">autem<text:line-break/></text:span><text:span text:style-name="T45">praestantius evadit,' si'testudinis sanguinem copiosum re-<text:line-break/>cipiat. </text:span><text:span text:style-name="T7">Aliud </text:span><text:span text:style-name="T7">valet </text:span><text:span text:style-name="T7">ad molestias ex perfrictione </text:span><text:span text:style-name="T7">et contu-<text:line-break/>siones ex ictibus </text:span><text:span text:style-name="T7">Q</text:span><text:span text:style-name="T45"> </text:span><text:span text:style-name="T45">Populi' </text:span><text:span text:style-name="T45">nigrae </text:span><text:span text:style-name="T45">surculorum minam j,<text:line-break/>cucumeris agrestis </text:span><text:span text:style-name="T45">radicis </text:span><text:span text:style-name="T45">libras iv, </text:span><text:span text:style-name="T45">cassiae fistulae </text:span><text:span text:style-name="T45">lib. </text:span><text:span text:style-name="T7">ij,<text:line-break/></text:span><text:span text:style-name="T45">medullae </text:span><text:span text:style-name="T45">cerrinae </text:span><text:span text:style-name="T45">lilu </text:span><text:span text:style-name="T45">ij, </text:span><text:span text:style-name="T45">croci </text:span><text:span text:style-name="T45">lib. iij, </text:span><text:span text:style-name="T45">vini odorati sex-<text:line-break/>tarios xij, olei libras x, fsmpsuchi Iib. iv, cerae lib. iv, •<text:line-break/>sanguinis -terrestris, testudinis quantuncunque indideris me-<text:line-break/>dicamentum juvabis,' </text:span><text:span text:style-name="T45">praepara </text:span><text:span text:style-name="T45">modo praedictorum. </text:span><text:span text:style-name="T7">Aliud<text:line-break/>acopon diaphrynon,</text:span><text:span text:style-name="T45"> id est </text:span><text:span text:style-name="T45">ex </text:span><text:span text:style-name="T45">rubetis ranis, </text:span><text:span text:style-name="T7">hoc usus vir<text:line-break/>Afysiicus,</text:span><text:span text:style-name="T45"> id </text:span><text:span text:style-name="T45">est </text:span><text:span text:style-name="T45">jaculator, et </text:span><text:span text:style-name="T7">acopo et malagmate a toto<text:line-break/></text:span><text:span text:style-name="T45">assieetu </text:span><text:span text:style-name="T7">convaluit.</text:span><text:span text:style-name="T45"> </text:span><text:span text:style-name="T45">Confectio </text:span><text:span text:style-name="T45">ita </text:span><text:span text:style-name="T45">habet. </text:span><text:span text:style-name="T7">4</text:span><text:span text:style-name="T45"> Olei veteris sa-<text:line-break/>bini lib. iij, cucumeris </text:span><text:span text:style-name="T45">agrestis </text:span><text:span text:style-name="T45">radicis lib. iij, cerae Iib. iij,<text:line-break/>apochymatis lib. iij, adipis suillae veteris lib. iij, ranas<text:line-break/>rubetas magnas numero </text:span><text:span text:style-name="T45">tres, </text:span><text:span text:style-name="T45">vel filiae non sint, parvas </text:span><text:span text:style-name="T7">v,<text:line-break/></text:span><text:span text:style-name="T45">medullae cervinae ili, aphronitri § iij, sulsuris vixi §'iij;<text:line-break/>olei laurini' </text:span><text:span text:style-name="T7">3</text:span><text:span text:style-name="T45"> iij, olei irini j iij,- unguenti malabathrini</text:span></text:p>
      <text:p text:style-name="P12"><text:span text:style-name="T45">lilu j, fampfirchi lilu j. stadices in crassiora frusta sectas<text:line-break/>ac in oleum,'simul cum sampsucho conjectes supra pru-<text:line-break/>nas incoquito, ubi radices inaruerint, humorem exprimito,<text:line-break/>radices quidem </text:span><text:span text:style-name="T45">et </text:span><text:span text:style-name="T45">sampsuchum abjicito, ranas' </text:span><text:span text:style-name="T7">in sportu-<text:line-break/>lam</text:span><text:span text:style-name="T45"> textam imponens </text:span><text:span text:style-name="T45">hujusque </text:span><text:span text:style-name="T45">’ </text:span><text:span text:style-name="T45">oras consuens et . </text:span><text:span text:style-name="T45">oleo<text:line-break/></text:span><text:span text:style-name="T45">expresso committens, rursus vas coopertum </text:span><text:span text:style-name="T45">igni </text:span><text:span text:style-name="T45">suprapo-<text:line-break/>nito, ubi jam .satis, magnum temporis spatium intercesse-<text:line-break/>rit, ut ranae iIIiquatae fuerint, sportula deposita'humore<text:line-break/>expresso - abjiciatur, reliquo oleo liquata indito, movens<text:line-break/>continuo, postremo medullam et galbanum aujungito, </text:span><text:span text:style-name="T45">post-<text:line-break/></text:span><text:span text:style-name="T45">quam soluta fuerint,, ab </text:span><text:span text:style-name="T7">igne tollito,</text:span><text:span text:style-name="T45"> </text:span><text:span text:style-name="T45">ac </text:span><text:span text:style-name="T45">modice refrigerari<text:line-break/>permittens, arida tunsa ac tenuissimo cribro, secreta </text:span><text:span text:style-name="T45">in-<text:line-break/></text:span><text:span text:style-name="T45">spergito movens assidue, in mortarium demissis iterumque<text:line-break/>tunsis rnalabathrini unguenti libram unam et dimidiam<text:line-break/>adjungito'et rursus tundito, excepta vase plumbeo, </text:span><text:span text:style-name="T45">undi-<text:line-break/></text:span><text:span text:style-name="T45">que obturato, </text:span><text:span text:style-name="T45">ut nihil </text:span><text:span text:style-name="T45">perspiret scrvato,</text:span><text:span text:style-name="T45">, </text:span><text:span text:style-name="T45">Uteris medica-<text:line-break/>mento interdum nt malagmate, saeta </text:span><text:span text:style-name="T45">, </text:span><text:span text:style-name="T45">morbi declinatione.</text:span></text:p>
      <text:p text:style-name="P164"><text:span text:style-name="T22">-ικ </text:span><text:span text:style-name="T22">•<text:tab/></text:span><text:span text:style-name="T45">:* </text:span><text:span text:style-name="T45">:.<text:tab/></text:span><text:span text:style-name="T22">, </text:span><text:span text:style-name="T45">’•'</text:span><text:span text:style-name="T45">' </text:span><text:span text:style-name="T59">rr</text:span><text:span text:style-name="T45">&gt; -rr </text:span><text:span text:style-name="T45">?<text:tab/>• </text:span><text:span text:style-name="T7">'• </text:span><text:span text:style-name="T7">'A, '</text:span><text:span text:style-name="T45"> L</text:span></text:p>
      <text:p text:style-name="P13"><text:span text:style-name="T45">interdum ut illinitione. Nam medicamenti, quod satis est<text:line-break/>capientes solventesque'unguento, ut,cerati,humidi fpissitn-<text:line-break/>dinem habeat .utimur,,,. </text:span><text:span text:style-name="T7">Aliud Haliei confectum, medica-<text:line-break/>mentum, in quo versians Jdatieus, quum affecttt adev sirsu<text:line-break/>scsiareiur ut corpore distorto escet, usurpabat, et. itato malo<text:line-break/>liberatus esi. Oata esi consectio VAerio PaiuUno-</text:span><text:span text:style-name="T45"> Habet<text:line-break/>autem in hunc modum. 4. Olei'sublui lilu iij, populi mi-<text:line-break/>grae surculorum libram unam, quum non adsint </text:span><text:span text:style-name="T40">surculi<text:line-break/></text:span><text:span text:style-name="T45">sampsucho uti oportet,- duas ipsius partes adjicientes. Habet<text:line-break/>autem et sampsuchi lilu j , cyprini .lib. j, irini lih.j, man<text:line-break/>stiches lib. j, myrrhae stactae felibram, cerae trientem, apo-<text:line-break/>chymatis libras tres, adipis snillae pinguis lib. iij, iulsuris<text:line-break/>vivi uncias tres, nitri spumae § iij, galbani lib. iij,. me-<text:line-break/>dullae cervi ae § </text:span><text:span text:style-name="T45">iv, </text:span><text:span text:style-name="T45">testudinum terrestrium, x, sanguis<text:line-break/>immittendus est medicamento praeparato et </text:span><text:span text:style-name="T7">jam</text:span><text:span text:style-name="T45"> trito.<text:line-break/>Porro conficiendum est, uti dictum elt, </text:span><text:span text:style-name="T45">ln </text:span><text:span text:style-name="T45">usu medicamenti<text:line-break/>lib. j, auferentes, opobalsami uncias tres, unguenti mala-</text:span></text:p>
      <text:p text:style-name="P17"><text:span text:style-name="T45">bathrini </text:span><text:span text:style-name="T45">unciam unam, condimenti </text:span><text:span text:style-name="T45">gratia </text:span><text:span text:style-name="T45">illi indere </text:span><text:span text:style-name="T45">con-<text:line-break/>venit. Hstc in quotidianos usus </text:span><text:span text:style-name="T45">ita </text:span><text:span text:style-name="T45">praeparaturi </text:span><text:span text:style-name="T7">Aliud id<text:line-break/>tpsutn Haliei, </text:span><text:span text:style-name="T33">α </text:span><text:span text:style-name="T7">si Aerio Psumino Aliter cosiseciumsc^j.</text:span><text:span text:style-name="T45"> </text:span><text:span text:style-name="T45">Ce-<text:line-break/></text:span><text:span text:style-name="T45">rae libias tres, cucumeris' agrestis radicis libras </text:span><text:span text:style-name="T45">fies, </text:span><text:span text:style-name="T45">appi<text:line-break/>chymatiJ libras tres; adipis' suillae pinguis libras tres, olei<text:line-break/>fabini libras tres, cyprinsilibiiij, lusinTiiij. }; crorini </text:span><text:span text:style-name="T45">'li-<text:line-break/>’ </text:span><text:span text:style-name="T45">bpam unam ; massiclies liiiijj,'-stactae , fellbram</text:span><text:span text:style-name="T45">, </text:span><text:span text:style-name="T45">aleddllae<text:line-break/>cervinae lilu j </text:span><text:span text:style-name="T22">β’, </text:span><text:span text:style-name="T45">galbani lib. j 'rubetas quinque, fam<text:line-break/>psiresii vel pbpuli nig¥ae sur&amp;silorum libras" tres, sussirris<text:line-break/>ignem non experti § sij, aphioul&lt;ri uncias </text:span><text:span text:style-name="T7">'res, testudi-<text:line-break/>num</text:span><text:span text:style-name="T45"> plurium sanguinem; oonflmto quemadmodum piaedix<text:line-break/></text:span><text:span text:style-name="T7">Aliud' selsivii Clemeritsis ddrtscsitum medicamentum. 'JJujug<text:line-break/>usus iiovtmus </text:span><text:span text:style-name="T7">homines </text:span><text:span text:style-name="T7">toto corpore Aisiosctos a 'podagra<text:line-break/>bjtiragrusae </text:span><text:span text:style-name="T7">adeo</text:span><text:span text:style-name="T45"> </text:span><text:span text:style-name="T45">convaiuiise, nt </text:span><text:span text:style-name="T7">ctsusisuoxarn obambula<text:line-break/>rent.</text:span><text:span text:style-name="T45"> 4 Olei sabini lib. xij'; cucumeriis' </text:span><text:span text:style-name="T45">agrestis </text:span><text:span text:style-name="T45">radicis lilu'<text:line-break/>xij, herae libram unam, lerebXnthinae Iib. f,</text:span><text:span text:style-name="T59">:</text:span><text:span text:style-name="T45">niednilae ceri<text:line-break/>vinae libram unam,'‘galbani 'lisu </text:span><text:span text:style-name="T45">j, </text:span><text:span text:style-name="T45">"ranas irumero sex<text:line-break/></text:span><text:span text:style-name="T45">Cleirm </text:span><text:span text:style-name="T45">dinidimus </text:span><text:span text:style-name="T45">et </text:span><text:span text:style-name="T45">feorsum </text:span><text:span text:style-name="T45">in </text:span><text:span text:style-name="T7">eo ranas, feorsum' </text:span><text:span text:style-name="T7">item</text:span></text:p>
      <text:p text:style-name="P12"><text:span text:style-name="T45">radices' incoquito, ' delude liquore percolato, ad medica-<text:line-break/>menti confectionem utimur. Medicamentum autem acopi<text:line-break/>usum praestat, Valerio Pausino scripturae hunc in modum<text:line-break/>adjiciente., sampsuchi lib.. j </text:span><text:span text:style-name="T22">β, </text:span><text:span text:style-name="T45">unguenti crocini libram<text:line-break/>mam; imalabathrini libram unam,, opobalsami uncias tres,<text:line-break/>testudinum </text:span><text:span text:style-name="T45">x, </text:span><text:span text:style-name="T45">sanguinem;' medullae cervinae libras duas;<text:line-break/>galbani ’.lib. ij; tdipis suilli veleris libras </text:span><text:span text:style-name="T7">tres,,</text:span><text:span text:style-name="T45"> apochymatis<text:line-break/>libram unam,, cerae lilu iij </text:span><text:span text:style-name="T22">β, </text:span><text:span text:style-name="T45">sulsuris'nixi unciam unam,<text:line-break/>aphronitri § iv, rubetas: tres, testudinum </text:span><text:span text:style-name="T22">χνύ </text:span><text:span text:style-name="T45">Sanguinem,<text:line-break/>et </text:span><text:span text:style-name="T45">loco </text:span><text:span text:style-name="T45">crocini.fyriaci lib. j, sampsuchi lilu. J </text:span><text:span text:style-name="T22">βι </text:span><text:span text:style-name="T45">ponitur,<text:line-break/>superiorum modo praeparatur. Aiiud </text:span><text:span text:style-name="T7">Pompeji Sabini,<text:line-break/>Posoteles</text:span><text:span text:style-name="T45"> id est pretiosum, inferibitur. </text:span><text:span text:style-name="T7">Aburnio T^dlenrt<text:line-break/>praeparatum </text:span><text:span text:style-name="T7">fuit. </text:span><text:span text:style-name="T7">Utile si ischiadicisarthriticis, po-<text:line-break/>dagricis, tremulis et ad </text:span><text:span text:style-name="T7">rmnem</text:span><text:span text:style-name="T45"> </text:span><text:span text:style-name="T45">nervorum </text:span><text:span text:style-name="T7">dispositionem.<text:line-break/></text:span><text:span text:style-name="T45">Compositio talis est. 4 Sampsuchi lib. ij, foenigraeci lib. ij,<text:line-break/>meliloti lib. j, rorismarini </text:span><text:span text:style-name="T45">lib. </text:span><text:span text:style-name="T45">j </text:span><text:span text:style-name="T22">β, </text:span><text:span text:style-name="T45">brathyos lib. j </text:span><text:span text:style-name="T22">β, </text:span><text:span text:style-name="T45">ca-<text:line-break/>ch-yos lib.ni, cyperi lilu j, abrotoni lilu j, cardamomi se-<text:line-break/>librarn. baccarum lauri selibram, vini odorati sextarios</text:span></text:p>
      <text:p text:style-name="P12"><text:span text:style-name="T45">xxiv, unguenti irini lib. xv,. ‘cyprini lib. ij; laurini, gleu-<text:line-break/>clui, </text:span><text:span text:style-name="T45">malabathri., </text:span><text:span text:style-name="T45">singulorum lib. ijpsyriaci </text:span><text:span text:style-name="T45">lib, </text:span><text:span text:style-name="T45">ij., </text:span><text:span text:style-name="T7">cerae<text:line-break/></text:span><text:span text:style-name="T45">libras </text:span><text:span text:style-name="T45">duas, </text:span><text:span text:style-name="T45">terebinthinae libram, unam, galbani uncias duas,<text:line-break/>opopanacis </text:span><text:span text:style-name="T45">uncias </text:span><text:span text:style-name="T45">tres,- guttae ammoniaci purgatae;uncias<text:line-break/>quatuor, piperis, longi; nitri rubri, lapidis Asii floris, colo-<text:line-break/>cynthidis partis .interioris, aluminis .fissilis, singulorum un-<text:line-break/>cias quatuor,. thuris iv, centaurii uaieias quatuor, man-<text:line-break/>dragorae succi, myrrhae'stactae.-mellis cocti, singulorum<text:line-break/>uncias quatuor, rubetas ranas, magnas numero vjy testu-<text:line-break/>dinum terrestrium.• x. sanguinem.</text:span><text:span text:style-name="T7">i</text:span><text:span text:style-name="T45"> </text:span><text:span text:style-name="T45">Medicamentum varie<text:line-break/>componitur. Aromatica sicca que, crassius, contusa,' vasique<text:line-break/>duplici unguentario injecta, vine superfusu; triduum ma-<text:line-break/>cerari permittimus. Quarto die vino, quantum, satis est,<text:line-break/>ablato, guttam ammoniaci thus, galbanum et opopanacem<text:line-break/>imbuimus et .reliquos succos, haec dissoluta laerigamus,<text:line-break/>quibus factis laevibus tunsa, cribrataque alumen, 'nitrum,<text:line-break/>rubrum, colocynthidem, lapidis. Asii florem; piper.et reli-<text:line-break/>qua arida immittimus simulque terimus, his myrrham,'</text:span></text:p>
      <text:p text:style-name="P12"><text:span text:style-name="T45">stacten et mel adjicimus. </text:span><text:span text:style-name="T7">Sic jam</text:span><text:span text:style-name="T45"> praeparatis, omnia li-<text:line-break/>quida his;quae </text:span><text:span text:style-name="T45">in </text:span><text:span text:style-name="T45">vino macerantur.affundito , igni super-<text:line-break/>posita coquito movens continue. Ubi bona vini pars &lt;on-<text:line-break/>sumpta suerit humorem exprimi.o, </text:span><text:span text:style-name="T45">cui </text:span><text:span text:style-name="T45">ranas imponens,<text:line-break/>sicut supradieturn est, incoquas et tunc liquida adjicias.<text:line-break/>Haec liquata ab igne deponens, laevigatis indes ac rursus<text:line-break/>tundes, exceptis utitor. </text:span><text:span text:style-name="T7">AUud acopon</text:span><text:span text:style-name="T45"> metafuncriticum,<text:line-break/></text:span><text:span text:style-name="T7">auxiliatur ischiudieis, arthriticis, salutis at tremadis- Ute-<text:line-break/>batur Julius secundus, diuturnos affectus demolitur, ca-<text:line-break/>pite dolentes adjuvat-</text:span><text:span text:style-name="T45"> </text:span><text:span text:style-name="T45">4 </text:span><text:span text:style-name="T45">Adaioes .uncias duas, myrrhae<text:line-break/>stactae uncias luas, aphronitri uneias duas, euphorbii, opo-<text:line-break/>balsami,singulorum uncias duas,, styracini unguenti libram<text:line-break/>unam. Arida tunde eribraque, his myrrham stacten et<text:line-break/>opobalsamum adjice, denuo tufa styracino excipe. Ac;in-<text:line-break/>llerdum. merum, interdum ali eri mixtum usui est medica-<text:line-break/>-rnentum, coctionem quoque .adjuvat. </text:span><text:span text:style-name="T7">Aliud. Qrpftito com-<text:line-break/>positum quo usus thoracis asiscctui molesto et jtim inver</text:span></text:p>
      <text:p text:style-name="P12"><text:span text:style-name="T7">terato liberatus esi</text:span><text:span text:style-name="T45"> </text:span><text:span text:style-name="T45">4 </text:span><text:span text:style-name="T45">Adarces uncias duas, myrrhae<text:line-break/>stactae uncias ij, aphronitri uncias tres, euphorbii unciae<text:line-break/>dimidium, </text:span><text:span text:style-name="T45">alias </text:span><text:span text:style-name="T45">uncias </text:span><text:span text:style-name="T45">sex, </text:span><text:span text:style-name="T45">malabathrini unguenti libram<text:line-break/>unam, foliati Romanis </text:span><text:span text:style-name="T45">dicti </text:span><text:span text:style-name="T45">selibram, cerae uncias duas,<text:line-break/>opobalsami uncias </text:span><text:span text:style-name="T45">duas. </text:span><text:span text:style-name="T45">Praepara pro more,- </text:span><text:span text:style-name="T7">Aliud Nea •<text:line-break/>politae, </text:span><text:span text:style-name="T7">quod </text:span><text:span text:style-name="T7">Agrippae compositum fuit.</text:span><text:span text:style-name="T45"> </text:span><text:span text:style-name="T45">4 </text:span><text:span text:style-name="T45">Adarces ab-<text:line-break/>latis arundinibus uncias tres, euphorbii ij, aliter vj,<text:line-break/>aphronitri iij, stactae § iij,-opobalsami § iij, unguenti<text:line-break/>malobathrini </text:span><text:span text:style-name="T45">• </text:span><text:span text:style-name="T45">primi lib. </text:span><text:span text:style-name="T7">j,</text:span><text:span text:style-name="T45"> foliati primi lilu </text:span><text:span text:style-name="T22">β, </text:span><text:span text:style-name="T45">hedychroi<text:line-break/>lib. </text:span><text:span text:style-name="T22">β, </text:span><text:span text:style-name="T45">crocini lib. </text:span><text:span text:style-name="T22">β,, </text:span><text:span text:style-name="T45">nardi Asianae Tbyatireuiae primae<text:line-break/>selibram , cerae uncias tres, cousicito pro more. </text:span><text:span text:style-name="T7">Aliud,<text:line-break/>ddyracopon regium ad inveteratos asisoctus , item coctio-<text:line-break/>nem adjuvat. </text:span><text:span text:style-name="T7">4</text:span><text:span text:style-name="T45"> </text:span><text:span text:style-name="T45">Calami ar ornatu i uncias tres, carpobal-<text:line-break/>sami uncias tres, amomi </text:span><text:span text:style-name="T45">§ </text:span><text:span text:style-name="T45">iij, cardamomi uncias'tres,<text:line-break/>junci floris iij, cassiae rosam spirantis uncias tres, me-<text:line-break/>liloti § iij, sampsuchi uncias iij, brathyos uncias tres, </text:span><text:span text:style-name="T7">foe-<text:line-break/></text:span><text:span text:style-name="T45">n.graeci uncias tres, cyperi uncias tres, nardi iij,</text:span><text:span text:style-name="T45">&lt; </text:span><text:span text:style-name="T45">pipe-<text:line-break/>ris albi uncias tres, rnyrrlsae</text:span><text:span text:style-name="T45">• </text:span><text:span text:style-name="T45">troglodyticae, .euphorbii,.</text:span></text:p>
      <text:p text:style-name="P12"><text:span text:style-name="T45">adarces',' nitri;singulorum - selibram, vini Falerni sextarios<text:line-break/>sedecim,, unguenti </text:span><text:span text:style-name="T45">j </text:span><text:span text:style-name="T45">malabathrini primae confectionis libras*<text:line-break/>duas , ,nardi primae, compositionis libram unam,-foliati<text:line-break/>primi.liliram unam, opobalsami lib, la </text:span><text:span text:style-name="T45">crocini </text:span><text:span text:style-name="T45">lib- jt, sty-<text:line-break/>rarini, primi libram j, amygdalini libram unam., comina-<text:line-break/>getri; libram j, glqurinit libram unam;,, irini lib. </text:span><text:span text:style-name="T7">jy</text:span><text:span text:style-name="T45"> liedy=.<text:line-break/>ehrqi libras, dpas,, ;amai:arini primi fibras ij, coque un-<text:line-break/>guonti mosio. </text:span><text:span text:style-name="T45">ecValple </text:span><text:span text:style-name="T45">bonum medicamentum est, Celeri<text:line-break/>-Primipilario compositum est., rbenesacit ischiadicis, arthri-<text:line-break/>tirigs, solutis, tremulis., ..valet </text:span><text:span text:style-name="T45">ad </text:span><text:span text:style-name="T45">convulta ruptaquer item<text:line-break/>ad scirrhosos viscer-urn affectus et concoctiones juvat ven-<text:line-break/>tricnii-orificio et dorso illitum. </text:span><text:span text:style-name="T7">Aliud compositum. Apui-<text:line-break/>llae, stecundillatefrscse^</text:span><text:span text:style-name="T45"> Euphorbii, opobalsami , myrrhae sta-<text:line-break/>ctae singulorum nurias duas.,nitri .spuo"ae lljr cerae.§</text:span><text:span text:style-name="T74">r</text:span><text:span text:style-name="T45">iij, •<text:line-break/>unguenti malabathrini hb.j., foliati selibram </text:span><text:span text:style-name="T45">y </text:span><text:span text:style-name="T45">crocinr, sali—<text:line-break/>bram,; nardi unguenti selibram, hedychroi felisiram, ®ma-<text:line-break/>racini selibram.. Confice-quq. siixi modo,r;Haec ,nidem fqf-<text:line-break/>siciebant. Etenim. Asclepiades confecturaa.spforum et usus</text:span></text:p>
      <text:p text:style-name="P12"><text:span text:style-name="T45">accurate scripsit, Andromachus autem nt folet negligemius,<text:line-break/></text:span><text:span text:style-name="T45">' </text:span><text:span text:style-name="T45">neque ad quid </text:span><text:span text:style-name="T45">eorum </text:span><text:span text:style-name="T45">singula valeant </text:span><text:span text:style-name="T45">indicans,' </text:span><text:span text:style-name="T45">sed nobis<text:line-break/>conjiciendum relinquens</text:span><text:span text:style-name="T45">, </text:span><text:span text:style-name="T45">nam ceu ad' artis peritos prae-<text:line-break/>scriptiones femper conscripsit.' Verumquoniam nonnulla<text:line-break/>acopa invicem sibr' similia, </text:span><text:span text:style-name="T45">in </text:span><text:span text:style-name="T45">symmetriis discrepant,- ideo<text:line-break/>haec quoque apposui, quod lectores ex lis quae Ascle-<text:line-break/>piades locuit, de iis simul </text:span><text:span text:style-name="T45">ratiocinari </text:span><text:span text:style-name="T45">queant, cujusmoni<text:line-break/>'acopa quibus affectibus </text:span><text:span text:style-name="T45">potissimum </text:span><text:span text:style-name="T45">conducant. Dicemus<text:line-break/>autem et mos, ubi universales quosdam sermones de ipsis<text:line-break/>retulerimus, unde' accuratiore via </text:span><text:span text:style-name="T45">ac </text:span><text:span text:style-name="T45">ratione- ad eorundem</text:span></text:p>
      <text:p text:style-name="P13"><text:span text:style-name="T45">- usus, qui mentem dicendis adhibebunt' perveniet;*</text:span></text:p>
      <text:h text:style-name="P4" text:outline-level="2">Cap. XI<text:span text:style-name="T121">II</text:span>.</text:h>
      <text:p text:style-name="P9"><text:span text:style-name="T7">[Quae Andromachus acopa scripserit '.<text:line-break/>Acopum viride Ualiei.</text:span><text:span text:style-name="T45"> 4 Cerae terebinthinae, olei veteris<text:line-break/>singulorum lib. j </text:span><text:span text:style-name="T22">β, </text:span><text:span text:style-name="T45">aphronitri § </text:span><text:span text:style-name="T45">iv," </text:span><text:span text:style-name="T45">galbani uncias iij,<text:line-break/>aeruginis ra."ae § iij, opopanacis § vj, guttae ammoniaci<text:line-break/></text:span><text:span text:style-name="T22">ξ </text:span><text:span text:style-name="T45">iij, mannae § iij, aceti uncias ij, nelini§ ij, cyprini jij,<text:line-break/></text:span><text:span text:style-name="T40">irini </text:span><text:span text:style-name="T45">uncias ij,' sevi caprini uncian. unam: Aiiud-aeopiim<text:line-break/></text:span><text:span text:style-name="T7">bonum.</text:span><text:span text:style-name="T70">1</text:span><text:span text:style-name="T45">4 Cerae libras sedecim</text:span><text:span text:style-name="T45">, </text:span><text:span text:style-name="T45">aphronitri drach. octo,</text:span></text:p>
      <text:p text:style-name="P12"/>
      <text:p text:style-name="P13"><text:span text:style-name="T45">baccas lauri nuinero viij, piperis albi </text:span><text:span text:style-name="T7">3 j</text:span><text:span text:style-name="T7">,</text:span><text:span text:style-name="T45"> </text:span><text:span text:style-name="T45">crocomagmatis<text:line-break/>quantum sufficit, medullae cervinae 3 ij;-myrrhae 5 j, </text:span><text:span text:style-name="T7">ce-<text:line-break/>rae</text:span><text:span text:style-name="T45"> </text:span><text:span text:style-name="T45">3 </text:span><text:span text:style-name="T45">1, vini rhodiaci </text:span><text:span text:style-name="T7">3 j,</text:span><text:span text:style-name="T45"> aceti purum aridis adjicitur.<text:line-break/></text:span><text:span text:style-name="T7">Aliud </text:span><text:span text:style-name="T7">Basti </text:span><text:span text:style-name="T7">Stoici.</text:span><text:span text:style-name="T45"> </text:span><text:span text:style-name="T45">4 Cucumeris agrestis radicis libram<text:line-break/>unam, castorii uncias duas, medullae'cervinae uncias sex,<text:line-break/>olei veteris lib. ij, cerae libram unam, aphronitri uncias<text:line-break/>tres, baccarum lauri sextarios' duos, rutae viridis sasci-<text:line-break/>culum manipularem, rorismarlui tantundem, olei sabini ve-<text:line-break/></text:span><text:span text:style-name="T45">teris </text:span><text:span text:style-name="T45">libras' decem. </text:span><text:span text:style-name="T59">L</text:span><text:span text:style-name="T45"> Radices </text:span><text:span text:style-name="T45">et </text:span><text:span text:style-name="T45">herbae oleo incoquuntur,<text:line-break/>deinde exprimuntur, postea liquate superfunduntur. </text:span><text:span text:style-name="T7">Aliud.<text:line-break/></text:span><text:span text:style-name="T45">4 Opopanacis </text:span><text:span text:style-name="T45">§ </text:span><text:span text:style-name="T45">j, resinae § j, resinae pityinae lib. ij, ce-<text:line-break/>rae lilu </text:span><text:span text:style-name="T45">j, </text:span><text:span text:style-name="T45">guttae ammoniaci uncias vj, oesypi §-ij, olei<text:line-break/>veteris'sextarium unum et dimidium, salis floris §ij. </text:span><text:span text:style-name="T7">dliud.<text:line-break/></text:span><text:span text:style-name="T45">4 Cerae lib. j</text:span><text:span text:style-name="T45">, </text:span><text:span text:style-name="T45">medullae cervinae J ij, unguenti babylonii<text:line-break/>lib. j, hedychroi lib. j, </text:span><text:span text:style-name="T45">stactae </text:span><text:span text:style-name="T45">lib.'j, malabathri J </text:span><text:span text:style-name="T7">j,</text:span><text:span text:style-name="T45"> nardi<text:line-break/>'unciam unam opobalsami </text:span><text:span text:style-name="T45">§ </text:span><text:span text:style-name="T45">vj. In marina vel muria me-<text:line-break/>dullam liquato, liquabilia curata simul committito, postre-<text:line-break/>nio opobalfam- m, at si liquidum sit acopon plus cerae in-</text:span></text:p>
      <text:p text:style-name="P12"><text:span text:style-name="T45">dito. </text:span><text:span text:style-name="T7">Aliud </text:span><text:span text:style-name="T7">acopon </text:span><text:span text:style-name="T7">Quadravi.</text:span><text:span text:style-name="T45"> </text:span><text:span text:style-name="T45">4 </text:span><text:span text:style-name="T45">Irini unguenti; unciam<text:line-break/>unam, cerae j, -cyprini </text:span><text:span text:style-name="T7">f j,</text:span><text:span text:style-name="T45"> laurini </text:span><text:span text:style-name="T45">§ </text:span><text:span text:style-name="T45">j, olei veteris ) </text:span><text:span text:style-name="T45">ili,<text:line-break/></text:span><text:span text:style-name="T45">terebinthinae, J </text:span><text:span text:style-name="T45">j, </text:span><text:span text:style-name="T45">medullae, cervinae </text:span><text:span text:style-name="T45">,^ </text:span><text:span text:style-name="T45">j, </text:span><text:span text:style-name="T45">oesypi J j, Pi~..<text:line-break/>peris § </text:span><text:span text:style-name="T7">j,</text:span><text:span text:style-name="T45"> nitri Jiv, sulfuris ignem non experti 3 iv, </text:span><text:span text:style-name="T45">py-<text:line-break/></text:span><text:span text:style-name="T45">rethri </text:span><text:span text:style-name="T45">3 </text:span><text:span text:style-name="T45">iv, messis; §j, liquata siccis miscentur. </text:span><text:span text:style-name="T7">Aliud .<text:line-break/></text:span><text:span text:style-name="T7">acopon saetidum.</text:span><text:span text:style-name="T45"> , 4, </text:span><text:span text:style-name="T45">r.Terebinthinae 5 sivjle</text:span><text:span text:style-name="T59">-</text:span><text:span text:style-name="T45"> cerae drach,<text:line-break/>xxviij, oesypi </text:span><text:span text:style-name="T7">3</text:span><text:span text:style-name="T45"> </text:span><text:span text:style-name="T45">vj,. mellis J vj , medullae ceryinae </text:span><text:span text:style-name="T45">5 </text:span><text:span text:style-name="T45">.nib<text:line-break/></text:span><text:span text:style-name="T45">guttae arnmoniaci drach. </text:span><text:span text:style-name="T45">sex, </text:span><text:span text:style-name="T45">galbani 3 Tj, aphronitri Jlth<text:line-break/>interdum opopanacis </text:span><text:span text:style-name="T7">3</text:span><text:span text:style-name="T45"> vj. lliaccarmn laurivj.vj. olei vete<text:line-break/>ris sextarium </text:span><text:span text:style-name="T7">j.,</text:span><text:span text:style-name="T45"> vini lieminas ij, quidam castorsi -J iij, ad-<text:line-break/>dunt. -aiiud </text:span><text:span text:style-name="T7">ax sampsueJtoy</text:span><text:span text:style-name="T45"> </text:span><text:span text:style-name="T45">4 Cerae </text:span><text:span text:style-name="T45">libzjxi olei inmpha-<text:line-break/>alni sextarios .iij, sampsuchi sextarium j; foenigraeci sex-<text:line-break/>tarium unum, vini veteris sextarios iv, </text:span><text:span text:style-name="T7">malvae]</text:span><text:span text:style-name="T45"> .fasciculum,<text:line-break/>mercurialis fasciculum, cucumeris agrestis radices.</text:span><text:span text:style-name="T80">yy</text:span><text:span text:style-name="T7">Alsud,<text:line-break/>ut AnHrnachus.</text:span><text:span text:style-name="T45"> 4 Sampsuchi .novi,, rorismarini, aspalathi,<text:line-break/>brathyos, id est, herbae sabluae, foenigraeci</text:span><text:span text:style-name="T74">x</text:span><text:span text:style-name="T45">.singulorum<text:line-break/>fextarios.duos,, cerae libram j, yini veteris sextarios tres,<text:line-break/>gleucini fextarios .tres. </text:span><text:span text:style-name="T7">A.liud a Philocle acceptum.</text:span><text:span text:style-name="T45"> -4</text:span></text:p>
      <text:p text:style-name="P165"><text:span text:style-name="T45">Olei </text:span><text:span text:style-name="T45">decocti </text:span><text:span text:style-name="T45">permultum radicum cucumeris </text:span><text:span text:style-name="T45">agrestis sexta-<text:line-break/></text:span><text:span text:style-name="T45">rius tres, cerae minam </text:span><text:span text:style-name="T45">j, </text:span><text:span text:style-name="T45">terebinthinae minam </text:span><text:span text:style-name="T45">j, </text:span><text:span text:style-name="T45">medullae<text:line-break/>cervinae J xxv, adipis anserini </text:span><text:span text:style-name="T7">3</text:span><text:span text:style-name="T45"> xxv,..galbani </text:span><text:span text:style-name="T7">3</text:span><text:span text:style-name="T45"> xij </text:span><text:span text:style-name="T22">β,<text:line-break/></text:span><text:span text:style-name="T45">farnpsuchi sextarium </text:span><text:span text:style-name="T7">j,</text:span><text:span text:style-name="T45"> </text:span><text:span text:style-name="T45">rorismarini. sextarium j. Haec po-<text:line-break/>strema cum- vino odorato tum laevigantur tum miscentur,<text:line-break/>fit autem et malagma cera copiosiore injecta. </text:span><text:span text:style-name="T7">Aliud.aco-<text:line-break/>pan. consectum, ut Aphrodas.</text:span><text:span text:style-name="T45"> 4 Aphronitri draclu tres,<text:line-break/>piperis grana quadraginta et longi totidem, sumis drach.<text:line-break/>xvj, his tritis vini odori Chii vel Rhodii heminam super-<text:line-break/>fundito, mellis drach. ix, deinde lu patella liquato cerae<text:line-break/>tyrrhenicae drach. xxij, </text:span><text:span text:style-name="T45">feri </text:span><text:span text:style-name="T45">laurini drach. xlij.. Aiiud,<text:line-break/></text:span><text:span text:style-name="T7">quod erat Asiphuilarthesii</text:span><text:span text:style-name="T45"><text:tab/>Crocomagmatis drach. .iv,</text:span></text:p>
      <text:p text:style-name="P13"><text:span text:style-name="T45">uedullae cerrinae.drach. xij; oefypi draclu vj, adipis.anse-<text:line-break/>rini vel suilli drach. xij,Aerebinthinae 5 xij, irini draclu<text:line-break/>xvii,, cyprini, gleucini, singulorum lrach. </text:span><text:span text:style-name="T7">xviij.</text:span><text:span text:style-name="T45"> Mel li-<text:line-break/>quatur deinde siccis admiscetur, ac,Ubi simul .cum! his<text:line-break/>quae in mortario sunt, laevigaveris in usus condes. </text:span><text:span text:style-name="T7">Aliud<text:line-break/>acopon barbaricum ex euphorbio, nd 'ischiadicos aliaqde<text:line-break/>multa.</text:span><text:span text:style-name="T45"> 4 Opopanacis </text:span><text:span text:style-name="T7">3 j, Tyrrheniae unciam</text:span><text:span text:style-name="T45"> j, </text:span><text:span text:style-name="T7">tere-</text:span></text:p>
      <text:p text:style-name="P12"><text:span text:style-name="T45">binthinae </text:span><text:span text:style-name="T22">§ </text:span><text:span text:style-name="T45">ij, galbani </text:span><text:span text:style-name="T45">unciam </text:span><text:span text:style-name="T7">j, gattae</text:span><text:span text:style-name="T45"> ammoniaci nu-<text:line-break/>das ij, euphorbii uncias 'so castorii § ij, piperis alni un-<text:line-break/>cias ij, medullae </text:span><text:span text:style-name="T45">cervinae </text:span><text:span text:style-name="T45">§ </text:span><text:span text:style-name="T45">iv, </text:span><text:span text:style-name="T45">oesypi uncias iv, liume-<text:line-break/>stridis </text:span><text:span text:style-name="T45">unciae </text:span><text:span text:style-name="T22">β, </text:span><text:span text:style-name="T45">styracini, laurini, amaracini, singulorum<text:line-break/>uncias tres</text:span><text:span text:style-name="T45">, </text:span><text:span text:style-name="T45">olei veteris sextarios duos, hedychroi uncias<text:line-break/>scx, praeparato .utitor, valet ad desperatos nervorum af-<text:line-break/>fectus, item proprie </text:span><text:span text:style-name="T45">ad </text:span><text:span text:style-name="T45">ischiadicos. </text:span><text:span text:style-name="T7">Aliud acopon, qito<text:line-break/>Aruntius </text:span><text:span text:style-name="T7">Aquila</text:span><text:span text:style-name="T45"> </text:span><text:span text:style-name="T45">curatus </text:span><text:span text:style-name="T7">esi, benefacit ischiadi omnique<text:line-break/>nervorum distensioni.</text:span><text:span text:style-name="T45"> Opopanacis nnclas </text:span><text:span text:style-name="T33">Ϊ),</text:span><text:span text:style-name="T22"> </text:span><text:span text:style-name="T45">galbani un-<text:line-break/>cias </text:span><text:span text:style-name="T7">j,</text:span><text:span text:style-name="T45"> terebinthinae uncias ij, piperis albi, castorii; utrius- </text:span><text:span text:style-name="T45">,<text:line-break/></text:span><text:span text:style-name="T45">que </text:span><text:span text:style-name="T45">uncias </text:span><text:span text:style-name="T45">ij, oesypi § iv, cassiae uncias iv; medullae<text:line-break/>cervinae</text:span><text:span text:style-name="T45">. </text:span><text:span text:style-name="T45">uncias </text:span><text:span text:style-name="T7">iv, cerae</text:span><text:span text:style-name="T45"> lib. j, styracini § vj, irini uncias<text:line-break/>scx, laurini uncias, vj. olei veteris-libi j, euphorbii uncias<text:line-break/>luas, guttae ammoniari uncias ij. Euphorbium cum pauco<text:line-break/>melle misceto. </text:span><text:span text:style-name="T7">Aliud acopum Glyti ut Philoxenus griirn<text:line-break/>rnaticus.</text:span><text:span text:style-name="T45"> </text:span><text:span text:style-name="T45">4 </text:span><text:span text:style-name="T45">Cerae, lib.ij, guttae arnmoniaci lib. j, galbani<text:line-break/>lib- j </text:span><text:span text:style-name="T22">β, </text:span><text:span text:style-name="T45">styracis libram j, bdellii lilu j, myrrhae uncias<text:line-break/>duas, thuris uncias ix, oesypi Attici lib. j, propolis lib. j.</text:span></text:p>
      <text:p text:style-name="P12"><text:span text:style-name="T45">resinae terebinthinaelib.j, olei , veteris; lib; </text:span><text:span text:style-name="T7">ij</text:span><text:span text:style-name="T45"> ,</text:span><text:span text:style-name="T74">f</text:span><text:span text:style-name="T45"> cyprini;<text:line-break/>irini unguenti, amygdalini, singulorum lib. ij, syriaci lib.<text:line-break/>iij,,</text:span><text:span text:style-name="T74">;</text:span><text:span text:style-name="T45"> opopanacis libram j, praepara. </text:span><text:span text:style-name="T45">Aiiud </text:span><text:span text:style-name="T7">acopon pscido,<text:line-break/>ut Clemens&lt; Sertoriusquout6r..'tH-</text:span><text:span text:style-name="T45"> Aeruginis rasae uncias<text:line-break/>fex, resinae </text:span><text:span text:style-name="T7">frictae,</text:span><text:span text:style-name="T45"> uncias quatuor, olei myrtei lib, j, len-<text:line-break/>tiscini libram marn, olei veleris.Iib, </text:span><text:span text:style-name="T7">j,</text:span><text:span text:style-name="T45"> laurini Iib. ij,sy-<text:line-break/>riaci </text:span><text:span text:style-name="T45">libram </text:span><text:span text:style-name="T45">j, gleucini libras .tres, adipis agnini uncias<text:line-break/>tres, cerae,ponticae libras tres,, galbani Iibram j, myrtei<text:line-break/>tenerornm foliorum</text:span><text:span text:style-name="T45">, rutae </text:span><text:span text:style-name="T45">foliorum viridium, rorilmarini<text:line-break/></text:span><text:span text:style-name="T45">viridis, </text:span><text:span text:style-name="T45">Iauri foliorum tenerorum, singulorum uncias fex,<text:line-break/>herbae salviae. selibram, viridia tunduntur et oleis per<text:line-break/>noctem et diem macerantur,, deinde-, cum liquabilibus in-<text:line-break/>soquuntur, quum, ab igne deposueris, aerugo inditur; per-<text:line-break/>coIala reponuntur, facit ad omnem nervorum laborem.<text:line-break/></text:span><text:span text:style-name="T7">Aliud acopon calefaciens</text:span><text:span text:style-name="T45"> ut Castus ad diutaruos. asiertus<text:line-break/>et </text:span><text:span text:style-name="T7">convulsiones.</text:span><text:span text:style-name="T45"> 4 Pysselaei sextarium unum, syriaci un-<text:line-break/>guenti tantundem, iridis Illyricae parem modum, terebin-<text:line-break/>thinae lib j, axungiae Iib. j, usurae navalis unciam uuam.</text:span></text:p>
      <text:p text:style-name="P12"><text:span text:style-name="T45">Iiicoquito ruta viridi- movens. </text:span><text:span text:style-name="T7">Aliud </text:span><text:span text:style-name="T7">acopon Orionis pexo-<text:line-break/>ris-bdniini,</text:span><text:span text:style-name="T45"> 4</text:span><text:span text:style-name="T59">f</text:span><text:span text:style-name="T45"> Cerae libi vj, propolis libe v,</text:span><text:span text:style-name="T59">:</text:span><text:span text:style-name="T45">iridis lllyri-<text:line-break/>cae llb. iv, terebinthinae lib.rivr opopanacis lilu nj; olei<text:line-break/>veteris lib. iv, galbani lib. ij, olei lentiscini lilu iij, myrtei<text:line-break/>liblliij; guttae ammoniaci lib. </text:span><text:span text:style-name="T7">j</text:span><text:span text:style-name="T45">; medulla, cerrinae lib. iij,<text:line-break/>oesypi libras sex, baccarum Tauri libram Unam; styracini<text:line-break/>libras </text:span><text:span text:style-name="T7">trea,</text:span><text:span text:style-name="T45"> </text:span><text:span text:style-name="T45">amygdalini </text:span><text:span text:style-name="T45">lib. iij ,- seni vitulini libras tres, et<text:line-break/>leonini libram j </text:span><text:span text:style-name="T22">β </text:span><text:span text:style-name="T45">,-opobalsami libram j </text:span><text:span text:style-name="T22">β. </text:span><text:span text:style-name="T45">Praeparato di-<text:line-break/>ligenter. Aiiud </text:span><text:span text:style-name="T7">myracopon </text:span><text:span text:style-name="T7">bonum.</text:span><text:span text:style-name="T45"> </text:span><text:span text:style-name="T45">4 Malabathri, hedy-<text:line-break/></text:span><text:span text:style-name="T45">chroi</text:span><text:span text:style-name="T45">,' nardi </text:span><text:span text:style-name="T45">crocini </text:span><text:span text:style-name="T45">babylonii, singulorum sclibram, stactae<text:line-break/>uncias sexj' opobalsazui uneias vj,- cerae uncias </text:span><text:span text:style-name="T45">fex, </text:span><text:span text:style-name="T45">corn-<text:line-break/>rnageni uncias sex, aloes - uncias duas, mellis uncias iij,<text:line-break/>conficitor Aiiud myracopon'quo </text:span><text:span text:style-name="T7">utor.</text:span><text:span text:style-name="T45"> 4 Cerae’candidae<text:line-break/>§ ij, adipis anserini</text:span><text:span text:style-name="T59">1</text:span><text:span text:style-name="T45"> odoramentis conditi unciam unam,<text:line-break/>feni taurini odoramentis conditi § j, adipis leonini </text:span><text:span text:style-name="T7">odora-<text:line-break/>mentis</text:span><text:span text:style-name="T45"> conditi § ij, crocodili odoramentis conditi § j, me-'<text:line-break/>dullae cervinae unciam j, falis ammoniaci uncias ij, pipe-.<text:line-break/>fis albi'5 ij, thuris j , cinnamomi uncias iij / aphronitri</text:span></text:p>
      <text:p text:style-name="P166"><text:span text:style-name="T45">uncias j , </text:span><text:span text:style-name="T45">irinis </text:span><text:span text:style-name="T45">Illyricae </text:span><text:span text:style-name="T45">textas ios </text:span><text:span text:style-name="T45">ili . nardi unguenti lex-<text:line-break/>tariumj, malabathri Alexandrini sextarios </text:span><text:span text:style-name="T59">r</text:span><text:span text:style-name="T45">ij. </text:span><text:span text:style-name="T45">stactae </text:span><text:span text:style-name="T45">libras<text:line-break/>thias, lyriaci </text:span><text:span text:style-name="T45">crocini </text:span><text:span text:style-name="T45">'libras </text:span><text:span text:style-name="T45">ij, messis 'lilu </text:span><text:span text:style-name="T45">iv, </text:span><text:span text:style-name="T45">opobalsami<text:line-break/></text:span><text:span text:style-name="T45">fextarium ij, </text:span><text:span text:style-name="T45">commageni libras duasi </text:span><text:span text:style-name="T45">Parato </text:span><text:span text:style-name="T45">uti </text:span><text:span text:style-name="T45">novisti.<text:line-break/></text:span><text:span text:style-name="T7">Ascud myracopom'4</text:span><text:span text:style-name="T45"> Cerae Tyrrhenicae § vj. </text:span><text:span text:style-name="T45">ammoniaci<text:line-break/></text:span><text:span text:style-name="T45">^iv, euphorbii lib. iv, </text:span><text:span text:style-name="T45">piperis albi </text:span><text:span text:style-name="T45">undiastiV; limnistridis<text:line-break/>uncias iv,' </text:span><text:span text:style-name="T45">magmatis </text:span><text:span text:style-name="T45">malabathri uncias fex; opobalsami<text:line-break/>lih.j, malabathri </text:span><text:span text:style-name="T45">lilu </text:span><text:span text:style-name="T7">f,</text:span><text:span text:style-name="T45"> stactes </text:span><text:span text:style-name="T45">uncias sex </text:span><text:span text:style-name="T45">; fuliati uncius<text:line-break/>rex, nardi </text:span><text:span text:style-name="T45">libras </text:span><text:span text:style-name="T45">tres. </text:span><text:span text:style-name="T59">1 £ak:</text:span><text:span text:style-name="T45">'<text:tab/></text:span><text:span text:style-name="T45">• </text:span><text:span text:style-name="T45">•&gt; *<text:tab/></text:span><text:span text:style-name="T45">.&gt;</text:span></text:p>
      <text:h text:style-name="P4" text:outline-level="2">Cap. XIV.</text:h>
      <text:p text:style-name="P9"><text:span text:style-name="T94">\_Gleuctni </text:span><text:span text:style-name="T7">mustei unguenti </text:span><text:span text:style-name="T7">consectiones<text:line-break/>Gleucini </text:span><text:span text:style-name="T7">consectio </text:span><text:span text:style-name="T7">juxta </text:span><text:span text:style-name="T7">Andromachum.</text:span><text:span text:style-name="T45"> </text:span><text:span text:style-name="T45">Post praedicta<text:line-break/>acdpa </text:span><text:span text:style-name="T45">A</text:span><text:span text:style-name="T45">udromachus gleucini confectionem descripsit, non<text:line-break/>male ipfa </text:span><text:span text:style-name="T45">acopis </text:span><text:span text:style-name="T45">unguentis </text:span><text:span text:style-name="T45">"adjungens, </text:span><text:span text:style-name="T45">quippe- ad- dolorem<text:line-break/>lassitudinemque tollendam' longe est ‘accommodatissimum.<text:line-break/>Traditur autem ab </text:span><text:span text:style-name="T45">eo </text:span><text:span text:style-name="T45">sic ad verbum.' </text:span><text:span text:style-name="T7">Gleucini confectui<text:line-break/>qua usori</text:span><text:span text:style-name="T45"> </text:span><text:span text:style-name="T45">4 </text:span><text:span text:style-name="T45">Myrrhae' lib.'iiij, nardi’Indicae libras duas,<text:line-break/>costi libi iij, styracis lib. j, bdellii. sampsirchi, xylobal-<text:line-break/>sainisi lentisci, cardamomi; spathae, iridis </text:span><text:span text:style-name="T7">Illyricae,</text:span><text:span text:style-name="T45"> mi-</text:span></text:p>
      <text:p text:style-name="P12"><text:span text:style-name="T45">fyos, asari, singulorum libras duas, meliloti lib. j, nardi<text:line-break/>criticae libram </text:span><text:span text:style-name="T7">j; pfpplflthi, calami,-</text:span><text:span text:style-name="T45"> singulorum selibram,-<text:line-break/>aristolochiae longae lib- j </text:span><text:span text:style-name="T22">β</text:span><text:span text:style-name="T45">, rorifmarlui feminis lextarlo’.<text:line-break/>duos, thuris lib. iij,,; cassiae libras tres, foenigraeci. scxta-<text:line-break/>rios </text:span><text:span text:style-name="T7">ij ,</text:span><text:span text:style-name="T45"> sphagni "lib. duas, ainomi.libras duas, corticis thur<text:line-break/>ris libram</text:span><text:span text:style-name="T45">,</text:span><text:span text:style-name="T45">unam, rosarum siccarum libras duas,, luathyos<text:line-break/>uncias sex, foeniculi libras duas,: balsami fructus libras<text:line-break/>duas, croci uncias iij, baccarum "lauri .lib.. j, piperis albi<text:line-break/>lib* ji opobalsami uocias iij, malabathri foliorum lib; </text:span><text:span text:style-name="T7">ij,<text:line-break/></text:span><text:span text:style-name="T45">nucleos pineos viridis ij, rutae viridis uncias ij, sasis am-<text:line-break/>moniaci drach. iv, nstri </text:span><text:span text:style-name="T7">3</text:span><text:span text:style-name="T45"> ivj. vini.veleris sextarios xij,<text:line-break/>musti bonij fictilia ii f, olei veteris usi., v, praeparatu die-<text:line-break/>bus quadraginta., Haeq praefatus Andromachus </text:span><text:span text:style-name="T45">non </text:span><text:span text:style-name="T45">adhuc<text:line-break/>confectionis modum, sicut Crito adjecit.</text:span><text:span text:style-name="T45">.</text:span><text:span text:style-name="T45">Insuper, quot l&gt;-<text:line-break/>bris ltalicis fictile, aut fextar iis</text:span><text:span text:style-name="T45">, </text:span><text:span text:style-name="T45">aestimet silentio praeteriit.,<text:line-break/></text:span><text:span text:style-name="T7">Gleucini consectio Crctonis in secundo</text:span><text:span text:style-name="T45"> de </text:span><text:span text:style-name="T7">Ornatu</text:span><text:span text:style-name="T45"> Crini,<text:line-break/>ad libri calcem, gleucini consecturam his verbis tradidit.</text:span></text:p>
      <text:p text:style-name="P12"><text:span text:style-name="T7">Gleucinum </text:span><text:span text:style-name="T7">vlm </text:span><text:span text:style-name="T7">habai </text:span><text:span text:style-name="T7">cAlesactaria.rn </text:span><text:span text:style-name="T7">na </text:span><text:span text:style-name="T7">remittentem. Ad<text:line-break/></text:span><text:span text:style-name="T7">uteri </text:span><text:span text:style-name="T7">affretiifnes at </text:span><text:span text:style-name="T7">riefvordmi safnsathiantr</text:span><text:span text:style-name="T45"> Hujus coufe-'<text:line-break/>. ctiones multae sunt, quae vero simplex dicitur hunc ini<text:line-break/>mestum habWt. 4 Musti </text:span><text:span text:style-name="T45">recentis </text:span><text:span text:style-name="T45">uvae </text:span><text:span text:style-name="T45">mareaeae </text:span><text:span text:style-name="T45">metretam<text:line-break/>isi vas stanneum conjectam supra pinnas incoquito, ae<text:line-break/>ubi ter quater ve </text:span><text:span text:style-name="T45">efferbuerit, </text:span><text:span text:style-name="T45">metretam in </text:span><text:span text:style-name="T45">fictile </text:span><text:span text:style-name="T45">demissam<text:line-break/>soli </text:span><text:span text:style-name="T45">exponito </text:span><text:span text:style-name="T45">; olei bmphamni-cehnios fex </text:span><text:span text:style-name="T45">addito, </text:span><text:span text:style-name="T45">lentisci<text:line-break/>minas </text:span><text:span text:style-name="T45">sex, alii </text:span><text:span text:style-name="T45">mistae dimidium;-nardi par; calanti par,<text:line-break/>aspalathi </text:span><text:span text:style-name="T45">par</text:span><text:span text:style-name="T45">uondmtr </text:span><text:span text:style-name="T45">palmae </text:span><text:span text:style-name="T45">elatae ruinam' unam, cyperi<text:line-break/>minam T.rrtam, cardamomi octavam mlucie partem, amomi<text:line-break/>tantundem, meliloti uncias vvj.surt ahtem omnia laevia,<text:line-break/>delude fliebal dcto •bmnloveiW </text:span><text:span text:style-name="T22">βώίβηΒίίξρτΟ </text:span><text:span text:style-name="T45">repurgans ali-<text:line-break/>tur. </text:span><text:span text:style-name="T7">Gleudui dsmsud^td seeesum^^susaSfiAem ltfaist pttmn<text:line-break/>Aa </text:span><text:span text:style-name="T7">rnateisu. </text:span><text:span text:style-name="T7">Smspsit sumaui'JJ&amp;sconidaa dn hanc senten-<text:line-break/>tiam.</text:span><text:span text:style-name="T45"> Gleucinurn' simplex componinir ex oleo' ornphariim;<text:line-break/>lentisco, nardo Celtica, calamal </text:span><text:span text:style-name="T7">fsumta^afpafatllo,</text:span><text:span text:style-name="T45"> meliloto;<text:line-break/>costo et musto viiieceis .rasi,' 'qsicd laromata, vsuutS et</text:span></text:p>
      <text:p text:style-name="P12"><text:span text:style-name="T45">oleum continet, circumdans xxx. diebus singulis bis mo-<text:line-break/>vetur,, postea expressum unguentum reponitur. Facultatem<text:line-break/>habet calefaciendi, emolliendi et laxandi, benefacit rigo<text:line-break/>rihus nervorum uterique cunctis affectious, omni acopo<text:line-break/>efficacius est, nt quod emolliat. </text:span><text:span text:style-name="T7">Uleucini confectio ut He-<text:line-break/>ras-</text:span><text:span text:style-name="T45"> . Quoniam Heras Gleucini confectionem luculentius<text:line-break/>ipsis juxta finem operis medicamentarii edocuit, illius<text:line-break/>quoque,' praescriptionem ad verbum ita fubjuncturus sum.<text:line-break/></text:span><text:span text:style-name="T7">Olei suleucini compositio ad, perscsotiones </text:span><text:span text:style-name="T7">et </text:span><text:span text:style-name="T7">nervorum<text:line-break/>vitia potijsimum, juvat optsihotonieos et emprosihotonicos,<text:line-break/>oleo</text:span><text:span text:style-name="T45"> puro </text:span><text:span text:style-name="T7">lana irrigua locis affectis injecto.</text:span><text:span text:style-name="T45"> </text:span><text:span text:style-name="T45">4 </text:span><text:span text:style-name="T45">Qlei </text:span><text:span text:style-name="T45">Ve-<text:line-break/></text:span><text:span text:style-name="T45">nefrani libras ducentas octo, aliascl, vini Falerni veteris<text:line-break/>odorati textarioa triginta, musti, amiuaei sextarios centum-<text:line-break/>octo, helenii libras .duodecim, spathae'libras quinque<text:line-break/>afpalathi libras quinque, hedysari libras duas </text:span><text:span text:style-name="T22">β</text:span><text:span text:style-name="T45">, artemttiae<text:line-break/>maternae .libras </text:span><text:span text:style-name="T45">ij </text:span><text:span text:style-name="T22">β, </text:span><text:span text:style-name="T45">cyperi </text:span><text:span text:style-name="T45">libras duas, myrrhae libras<text:line-break/></text:span><text:span text:style-name="T45">tres, </text:span><text:span text:style-name="T45">alii libram </text:span><text:span text:style-name="T45">j, </text:span><text:span text:style-name="T45">piperis albi libras </text:span><text:span text:style-name="T45">ij </text:span><text:span text:style-name="T22">β, </text:span><text:span text:style-name="T45">junci odorati<text:line-break/>vel musci libras duas </text:span><text:span text:style-name="T45">et </text:span><text:span text:style-name="T45">linndiam, </text:span><text:span text:style-name="T45">xylobalsami librae ij </text:span><text:span text:style-name="T22">β,</text:span><text:span text:style-name="T45">.</text:span></text:p>
      <text:p text:style-name="P12"><text:span text:style-name="T45">aristolochiae longae libram unam et uncias tres, siccorum<text:line-break/>myrti foliorum unciam unam, rorisinarini </text:span><text:span text:style-name="T45">sicci uncias<text:line-break/></text:span><text:span text:style-name="T45">quinque, foliorum lauri siccorum uncias </text:span><text:span text:style-name="T45">duodecim, </text:span><text:span text:style-name="T45">bdellii<text:line-break/>lib. ij </text:span><text:span text:style-name="T22">β, </text:span><text:span text:style-name="T45">iridis Illyricae lib. ij </text:span><text:span text:style-name="T22">β, </text:span><text:span text:style-name="T45">styracis libram i, uncias<text:line-break/>tres, </text:span><text:span text:style-name="T45">cassiae </text:span><text:span text:style-name="T45">siccae lilu j, uncias tres, ladani libram unam,<text:line-break/>uncias tres, cardamomi libram unam, uncias ili, croci lib.<text:line-break/>j lij </text:span><text:span text:style-name="T22">β, </text:span><text:span text:style-name="T45">balsami fructus lib. </text:span><text:span text:style-name="T45">ij </text:span><text:span text:style-name="T22">β, </text:span><text:span text:style-name="T45">thuris </text:span><text:span text:style-name="T45">lilu </text:span><text:span text:style-name="T45">v, </text:span><text:span text:style-name="T45">cruoo-<text:line-break/>magmatis </text:span><text:span text:style-name="T45">lilu </text:span><text:span text:style-name="T45">v, </text:span><text:span text:style-name="T45">panacis lib. j </text:span><text:span text:style-name="T45">§ </text:span><text:span text:style-name="T45">iij, calami aromatici lilu v;<text:line-break/>asari </text:span><text:span text:style-name="T45">lib. </text:span><text:span text:style-name="T45">ij </text:span><text:span text:style-name="T22">β, </text:span><text:span text:style-name="T45">cassiae nigrae libras duas et dimidiam,<text:line-break/></text:span><text:span text:style-name="T45">amomi</text:span><text:span text:style-name="T45">' uvae, libram j, uncias tres, junci floris libras v,<text:line-break/>costi fibras quinque, uncias tres, nardi Celticae libras<text:line-break/>quinque </text:span><text:span text:style-name="T45">, </text:span><text:span text:style-name="T45">meliloti, libram unam § tres, sampsuchi lilu j §<text:line-break/>iij, rosarum siccarum lilu j§iij, foenigraeci librae dimi-<text:line-break/>dium, vel lib. ij </text:span><text:span text:style-name="T22">β</text:span><text:span text:style-name="T45">, opobalfrmi vascula V-, malabathri un-<text:line-break/>guenti lib. j. Arida tunduntur et rariore cribro incernuu<text:line-break/>tur vinoque macerantur , bdellium etsi aridum non fuerit<text:line-break/>et ipsum contunditur, sin ningue extiteric vino ipsum, lu<text:line-break/>nila contundendo solvitur. Haec in vas exiguum unguen-</text:span></text:p>
      <text:p text:style-name="P12"><text:span text:style-name="T45">tarium stanneumque conjecta, sed ita ut nihil .xspiret<text:line-break/>opertum, diebus duodecim et duodecim noctibus sinuutur,<text:line-break/>mustum vero cuih his permaneat, uva pure expressa, nt<text:line-break/>pihil roris contineat. Porro mustum in magnum ahenum<text:line-break/>condito, ut</text:span><text:span text:style-name="T74">;</text:span><text:span text:style-name="T45"> etiam fervori ipsius locus, sit, omnia in vino<text:line-break/>macerata adjiciuntur. Oleum, vinumque bis de spatha un-„<text:line-break/>gueutaria </text:span><text:span text:style-name="T7">ad horam</text:span><text:span text:style-name="T45"> agitantur, fpatha vero accurate de-<text:line-break/>tergatur, ne, id quod acidum factum ei adhaeret medica-<text:line-break/>mentum offendat; dum rursus immittitur.. Praeparetur au-<text:line-break/>tem vas operculo, et desuper plusculis centonibus accurate<text:line-break/>cir undetur,. vasi subsit restis. Quum jam dlea quindecim<text:line-break/>praeterierint, amrnonlacum et ipsum amomum inditur cras-<text:line-break/>sius contusum. At triginta dies duplici vase supra prunas<text:line-break/>duas.vel tres fervere unguentum permittendum est, opo-<text:line-break/>balsamo adjecto. Vase autem deposito, ac modice refrigerato<text:line-break/>unguentum defundere, reliqua sportulis ut- sunt calida ex-<text:line-break/>primere oportet, primam manibus, deinde prelo molientes</text:span></text:p>
      <text:p text:style-name="P12"><text:span text:style-name="T45">aliquid unguenti </text:span><text:span text:style-name="T45">gratia </text:span><text:span text:style-name="T45">in ipfum malahathrum conjicere,<text:line-break/>si unguentum in calente aqua-, fusum immittamus, </text:span><text:span text:style-name="T45">item<text:line-break/></text:span><text:span text:style-name="T45">.patha permovere, ut misceantur, </text:span><text:span text:style-name="T45">postea </text:span><text:span text:style-name="T45">diem unum sinen-<text:line-break/></text:span><text:span text:style-name="T45">tes, </text:span><text:span text:style-name="T45">nitreis vasis aut </text:span><text:span text:style-name="T45">testaceis </text:span><text:span text:style-name="T45">gummi illitis reponemus.</text:span></text:p>
      <text:h text:style-name="P4" text:outline-level="2">Cap. XV.</text:h>
      <text:p text:style-name="P9"><text:span text:style-name="T7">[Quae </text:span><text:span text:style-name="T7">scripsit </text:span><text:span text:style-name="T7">Heroa acopa?} Acopon </text:span><text:span text:style-name="T7">ad<text:line-break/></text:span><text:span text:style-name="T7">paralyticos, </text:span><text:span text:style-name="T7">summatim ad omnem </text:span><text:span text:style-name="T7">dolorem.</text:span><text:span text:style-name="T45"> 4 Rufae vr-<text:line-break/>ridis </text:span><text:span text:style-name="T45">lib. </text:span><text:span text:style-name="T45">j, pulegii </text:span><text:span text:style-name="T45">sicci </text:span><text:span text:style-name="T45">libram unam, cyperi lib. j, nitri<text:line-break/>drach. 1; </text:span><text:span text:style-name="T45">foenigraeci </text:span><text:span text:style-name="T45">lib. j, linozostis siccae lib; j. marrubii<text:line-break/>lib. </text:span><text:span text:style-name="T7">j,</text:span><text:span text:style-name="T45"> rorismarini libram unam, aristolocniae lib. unam,<text:line-break/>an? </text:span><text:span text:style-name="T45">-gdalarum </text:span><text:span text:style-name="T45">amararum defquamatarum modii dimidium;<text:line-break/>iridis lib; ij, terebinthinae lilu ij, baccarum lauri lib. ij, cu- -<text:line-break/>cumeris agrestis radicis lib. ij, guttae arnmoniaci lib- ij,<text:line-break/>brathyos</text:span><text:span text:style-name="T59">-</text:span><text:span text:style-name="T45">lib. ij/veratri albi lib.vj, myrti viridis lib. iij,<text:line-break/>lauri' foliorum- siccorum Iib. iij, cerae libras qtiatuor, bdel-<text:line-break/>lii lib. quatuor, vini heminas duas, alibi vini congios </text:span><text:span text:style-name="T45">duo—<text:line-break/></text:span><text:span text:style-name="T45">decim, olei congios quatuor. Contusis crassius iis quae tundi<text:line-break/>debent, aquam affundito, ac rursus tunsis vinum oleumque</text:span></text:p>
      <text:p text:style-name="P12"><text:span text:style-name="T45">adjungito et noctem sic esse sinito. Sequenti die incoquito<text:line-break/>dum'haec innatantia decocta fuerint et oleum a coctis<text:line-break/>qualitatem acceperit. Haec omnia fiunt pedetentim. Dein.<text:line-break/>fublatis expressisque recrementis, ceram, resinam et bdel-<text:line-break/>lium adjicito. </text:span><text:span text:style-name="T7">Aliud viride acopon ad isahiadas et nervo-<text:line-break/>rum resolutionem, hoc usus sium in Phorte.'</text:span><text:span text:style-name="T45"> 4 Resinae<text:line-break/>terebinthinae libram unam, mannae uncias quatuor, </text:span><text:span text:style-name="T7">gal-<text:line-break/>bani</text:span><text:span text:style-name="T45"> uncias quatuor, aphronitri uncias quatuor, guttae am-<text:line-break/>moniaci uncias quatuor, opopanacis uncias quatuor, sevi<text:line-break/>caprini uncias fex/aeruginis uncias quinque, cyprini he-<text:line-break/>minam unam, irini heminam j </text:span><text:span text:style-name="T22">β, </text:span><text:span text:style-name="T45">melini uncias quatuor,<text:line-break/>Syriaci uncias tres, piperis uncias tres, quidam vero § iv,<text:line-break/>olei veteris sesquisextarium, adarces uneiam j, aceti quod<text:line-break/>abunde sufficiat. Aeruginem, opopanacem et aphronitrum<text:line-break/>cum aceto furito, reliqua liquefacta superfundito. </text:span><text:span text:style-name="T7">Aiiud.<text:line-break/>Acopon ad isahiadas diuturnas, nriicuilorum contractiones<text:line-break/>et paralysin admodum esisicax. 4</text:span><text:span text:style-name="T45"> Olei veteris et irini lib.<text:line-break/>vj, laurini lib. vj, pyraclui Iib, vj, cerae lib. vj, terebinthi-</text:span></text:p>
      <text:p text:style-name="P13"><text:span text:style-name="T45">io46</text:span></text:p>
      <text:p text:style-name="P12"><text:span text:style-name="T45">nae uncias ij', euphorbii § ij, guttae ammoniaci § tres, ca-<text:line-break/>storii§ij, opopanacis uncias duas, galbani § ij, medullae<text:line-break/>cerrinae § ij, piperis uncias duas. Liquabilia ubi liquefece-<text:line-break/>ris, siccis affundito ac unitis utitor. </text:span><text:span text:style-name="T7">Aliud acopon ad co-<text:line-break/>rarum dolores et in universam ad omnia, 4</text:span><text:span text:style-name="T45"> Myrrhae<text:line-break/>partem unam, pyrethri par‘em dimidiam, laevigatis gleuci-<text:line-break/>num affunditur, ut medicamentum strigmenti spissitudinem<text:line-break/>accipiat. Ubi opportunitas accidit roiaceo admixto utitor.</text:span></text:p>
      <text:h text:style-name="P4" text:outline-level="2">Cap. XVI.</text:h>
      <text:p text:style-name="P9"><text:span text:style-name="T45">[Damocratis acoporum compqsiticnea<text:line-break/></text:span><text:span text:style-name="T7">Plurima medicinae quum siudiosi dictitent<text:line-break/>Acoporum de nsiu</text:span><text:span text:style-name="T45"> myracoporumque mniuni,<text:line-break/></text:span><text:span text:style-name="T7">Haec, quae fient, dicam et quo conserant modo,<text:line-break/>Quave ratione facias quodque pharmar-rm.</text:span></text:p>
      <text:p text:style-name="P16"><text:span text:style-name="T7">Ergo et dolores nervorum haec omnia levant<text:line-break/>fiarnseque totius et musculum, quibus<text:line-break/>Molesta 'asiitudo esi aut perfrictio<text:line-break/>Aut his dolones similes, sine patentibus<text:line-break/>Causis oborientes. Quin lajsituidtni</text:span></text:p>
      <text:p text:style-name="P17"><text:span text:style-name="T7">Obnoxios et </text:span><text:span text:style-name="T7">frigori </text:span><text:span text:style-name="T7">haudsauiles parant.<text:line-break/>Si qui usi prius</text:span><text:span text:style-name="T45"> itu </text:span><text:span text:style-name="T7">prodeant </text:span><text:span text:style-name="T70">a</text:span><text:span text:style-name="T7">d</text:span><text:span text:style-name="T45"> munta •<text:line-break/></text:span><text:span text:style-name="T7">Uiiae rtecejsuria obeunda-* </text:span><text:span text:style-name="T7">Corporis<text:line-break/></text:span><text:span text:style-name="T7">Et carne partes pabudo indigus suo<text:line-break/>Explent, </text:span><text:span text:style-name="T7">perunctis ajsumptd u ciba locis-<text:line-break/></text:span><text:span text:style-name="T7">Qui </text:span><text:span text:style-name="T7">convalescunt aegre, hos. et senes juvant.<text:line-break/></text:span><text:span text:style-name="T7">Ipsis per hiemem aA vesperam </text:span><text:span text:style-name="T7">linentibus.<text:line-break/>Quae porro </text:span><text:span text:style-name="T7">acopa faciunt, </text:span><text:span text:style-name="T7">uilui</text:span><text:span text:style-name="T45"> vobis </text:span><text:span text:style-name="T45">iuco<text:line-break/></text:span><text:span text:style-name="T7">Exponam, </text:span><text:span text:style-name="T7">et </text:span><text:span text:style-name="T7">horsumscripta subsungam ordine.<text:line-break/></text:span><text:span text:style-name="T7">In quem vel </text:span><text:span text:style-name="T7">usum </text:span><text:span text:style-name="T7">quaqua </text:span><text:span text:style-name="T7">vemevnf, moxtransigan<text:line-break/>Nunc </text:span><text:span text:style-name="T7">referam, </text:span><text:span text:style-name="T7">qtte prtmum liceat.sacere modo,<text:line-break/>Namque </text:span><text:span text:style-name="T7">amrnonuiui </text:span><text:span text:style-name="T7">bis quinas quidem uncius.<text:line-break/>Sive </text:span><text:span text:style-name="T7">uncias </text:span><text:span text:style-name="T7">tnamdt quisscseu pondus aliud,<text:line-break/>suemque thuris, ut quatsrmrs galbani<text:line-break/>Cervi </text:span><text:span text:style-name="T7">medullae </text:span><text:span text:style-name="T7">tandem, 'parem modum<text:line-break/></text:span><text:span text:style-name="T7">Simul Atticipue </text:span><text:span text:style-name="T7">deiuda mittunt</text:span><text:span text:style-name="T45"> oefusiiy<text:line-break/>Terebinthinae </text:span><text:span text:style-name="T7">perlucidae centum et b^s duas,<text:line-break/></text:span><text:span text:style-name="T7">Mellis recentis </text:span><text:span text:style-name="T7">optirni rursus 'decem.</text:span></text:p>
      <text:p text:style-name="P17"><text:span text:style-name="T45">Aequaiem tribuunt </text:span><text:span text:style-name="T7">Ponticae </text:span><text:span text:style-name="T7">cerae modum.<text:line-break/>Adipis recentis anseris </text:span><text:span text:style-name="T7">moJHs </text:span><text:span text:style-name="T7">decem.<text:line-break/>Vini </text:span><text:span text:style-name="T7">Falerni </text:span><text:span text:style-name="T7">quinque pluresve herninas.<text:line-break/>Aut pauciores paulo conjiciunt quoque.<text:line-break/>Itidem </text:span><text:span text:style-name="T7">olei </text:span><text:span text:style-name="T7">veteris bis </text:span><text:span text:style-name="T7">vigviti </text:span><text:span text:style-name="T7">boni.</text:span></text:p>
      <text:p text:style-name="P16"><text:span text:style-name="T7">Id autem graveolens haudquaquam commiseris.<text:line-break/>Sic </text:span><text:span text:style-name="T7">namque </text:span><text:span text:style-name="T7">fiet, gratum </text:span><text:span text:style-name="T7">ut </text:span><text:span text:style-name="T7">sit hoc utentibus.^<text:line-break/>Paratur </text:span><text:span text:style-name="T7">sic- </text:span><text:span text:style-name="T7">Majusculo in mortario .</text:span></text:p>
      <text:p text:style-name="P16"><text:span text:style-name="T7">Simulatque thus in grwmuios confregeris .<text:line-break/></text:span><text:span text:style-name="T7">Et </text:span><text:span text:style-name="T7">arnmoniacurn, vinum affundens protinus.<text:line-break/>Atque haec dimittens macerari mediocriter.<text:line-break/>Tere cochleari- in mellis sipijsitudinem<text:line-break/>Cogantur, addito mel una atque oesagum.<text:line-break/>Cervi medullam, quae in ptla counies.<text:line-break/></text:span><text:span text:style-name="T7">Ac dejnde </text:span><text:span text:style-name="T7">cera in ollula liquescito.<text:line-break/>Oleumque totum juncta et adipe et galbano.<text:line-break/>1 erebinthinamque 'ollipuefacies, sirnv'<text:line-break/>Superfundens 'coeuntibus in mortario.</text:span></text:p>
      <text:p text:style-name="P17"><text:span text:style-name="T7">Sed spathula parva, ut refrigescant, </text:span><text:span text:style-name="T7">permove.<text:line-break/></text:span><text:span text:style-name="T7">Tum subigito tantisper haec omnia manu, </text:span><text:span text:style-name="T7">• '<text:line-break/>Unita </text:span><text:span text:style-name="T7">bene dum appareant 'et</text:span><text:span text:style-name="T45"> Ziumidi<text:line-break/></text:span><text:span text:style-name="T7">Mellis bonique crajsitudinem </text:span><text:span text:style-name="T7">hdbuerinf.</text:span></text:p>
      <text:p text:style-name="P167"><text:span text:style-name="T7">In </text:span><text:span text:style-name="T7">sianneurn' </text:span><text:span text:style-name="T7">vas condito vel buxeam.<text:line-break/>Hoc siedulo usus optimo </text:span><text:span text:style-name="T7">ceu </text:span><text:span text:style-name="T7">pharmaco.<text:line-break/>Esi </text:span><text:span text:style-name="T7">commodijsirnian et </text:span><text:span text:style-name="T7">mulieribus quoque,<text:line-break/></text:span><text:span text:style-name="T45">Oueis est oborta </text:span><text:span text:style-name="T7">phlegmone intus, uteri<text:line-break/>'jJuriclam abigit </text:span><text:span text:style-name="T7">inde, simul et </text:span><text:span text:style-name="T7">scirrhi metum.<text:line-break/>Ubi </text:span><text:span text:style-name="T7">pejsulo </text:span><text:span text:style-name="T7">usurpare </text:span><text:span text:style-name="T7">pharmacum jubet<text:tab/></text:span><text:span text:style-name="T7">,</text:span></text:p>
      <text:p text:style-name="P16"><text:span text:style-name="T7">Litum utero, quod indere hoc solent</text:span><text:span text:style-name="T45"> </text:span><text:span text:style-name="T45">modo.<text:line-break/></text:span><text:span text:style-name="T7">Benefacit hoc idem ad dolores aui iwm<text:line-break/></text:span><text:span text:style-name="T7">Expertium </text:span><text:span text:style-name="T7">ulceris, sineque </text:span><text:span text:style-name="T7">fluxu graves»<text:line-break/></text:span><text:span text:style-name="T7">Sergetici autem mittis irini </text:span><text:span text:style-name="T7">unguinis<text:line-break/></text:span><text:span text:style-name="T7">Asut portionem </text:span><text:span text:style-name="T7">quartam aut trinam pharmaco..<text:line-break/>Calidoque </text:span><text:span text:style-name="T7">lanam </text:span><text:span text:style-name="T7">intinctam addis seramini.</text:span></text:p>
      <text:p text:style-name="P13"><text:span text:style-name="T40">Aliud.</text:span></text:p>
      <text:p text:style-name="P16"><text:span text:style-name="T7">Et viridacopon hoc efficax supra rnodum,</text:span></text:p>
      <text:p text:style-name="P76"><text:span text:style-name="T7">Unde</text:span><text:span text:style-name="T45"> et </text:span><text:span text:style-name="T7">laborum exordiis sacit magis<text:line-break/>irthriticis, podagricis quoque efficax.</text:span></text:p>
      <text:p text:style-name="P16"><text:span text:style-name="T7">Hoc'ante balnea: medicamento liti<text:line-break/>Et</text:span><text:span text:style-name="T45"> pedibus et' </text:span><text:span text:style-name="T7">nervis incrasoatis simul<text:line-break/>Plures siuijse sanatos conspeximus.<text:line-break/>Habet boni thuris pondo Ubram unam,<text:line-break/>Ammoniaci guttae pondo lseras duas,<text:line-break/>Aphronitri quam albijsemi salum libram,<text:line-break/>Tantundem ptodusculi Attici oesiypt,<text:line-break/>JAyrrhaeque lectae et non lignosi gcdbani,<text:line-break/>Opopanacisque puri, singulum omnium<text:line-break/>Octo uncias exacte perpendens libret,<text:line-break/>Quatuor euphorbii recentis uncias.</text:span></text:p>
      <text:p text:style-name="P22"><text:span text:style-name="T7">fdis asperi pares dato limnesii,<text:tab/></text:span><text:span text:style-name="T7">-vi</text:span></text:p>
      <text:p text:style-name="P16"><text:span text:style-name="T7">Hoc nominant adarcen unguentarii<text:line-break/>In Italia institores, quive coemunt.<text:line-break/>Cerae admodum bonae duo pondo Ponticae,<text:line-break/>terebinthinae tot purae, scrnijsem insuper.</text:span></text:p>
      <text:p text:style-name="P17"><text:span text:style-name="T7">Olei </text:span><text:span text:style-name="T7">laurini </text:span><text:span text:style-name="T7">cyprinipue et gleucini, _<text:line-break/></text:span><text:span text:style-name="T7">Sergetici irinique </text:span><text:span text:style-name="T7">singulam libram.<text:line-break/>Olei </text:span><text:span text:style-name="T7">veteria, </text:span><text:span text:style-name="T7">recentis quoque lentiscini,<text:line-break/>Cujusque </text:span><text:span text:style-name="T7">rursum </text:span><text:span text:style-name="T7">horum irnmii ‘es pondo duo,<text:line-break/>.Aceti </text:span><text:span text:style-name="T7">modicum, </text:span><text:span text:style-name="T7">quo mixturas simplices<text:line-break/></text:span><text:span text:style-name="T7">Siccas abunde </text:span><text:span text:style-name="T7">contritas contemperes' •<text:line-break/>Liquidis </text:span><text:span text:style-name="T7">unguiniirus </text:span><text:span text:style-name="T7">et 'arae, terebinthinae.<text:line-break/>Ac </text:span><text:span text:style-name="T7">galbano, </text:span><text:span text:style-name="T7">liquori panacis 'et alus.</text:span></text:p>
      <text:p text:style-name="P168"><text:span text:style-name="T7">Ubi </text:span><text:span text:style-name="T7">calida </text:span><text:span text:style-name="T7">atque adimc ferventia, in pilam<text:line-break/>Conjeceris, cochleari et manibits</text:span><text:span text:style-name="T7">. </text:span><text:span text:style-name="T7">contere<text:line-break/>Vedenter. Unita ornnia sic reponito<text:line-break/>In </text:span><text:span text:style-name="T7">pyxidem, </text:span><text:span text:style-name="T7">qualem dixi paulo .prius.<text:line-break/></text:span><text:span text:style-name="T7">Audacter </text:span><text:span text:style-name="T7">inveteratisque omnibus ut itor-<text:line-break/></text:span><text:span text:style-name="T45">Aliud.<text:tab/>'<text:tab/>' •</text:span></text:p>
      <text:p text:style-name="P75"><text:span text:style-name="T7">, </text:span><text:span text:style-name="T7">Et hodparabile pastis acopon, sitern bonum,<text:line-break/>Potijsimum</text:span><text:span text:style-name="T45"> per hiemem, si </text:span><text:span text:style-name="T7">asiprofectio'<text:line-break/>Usquam, mado opportunis facile subvenit-</text:span></text:p>
      <text:p text:style-name="P17"><text:span text:style-name="T7">Quod puri recuset galbani tres uncias,<text:line-break/>Sed unam opopanacis recentis unciam,<text:line-break/>Jdlorissedis </text:span><text:span text:style-name="T94">tr.es</text:span><text:span text:style-name="T98"> </text:span><text:span text:style-name="T45">et </text:span><text:span text:style-name="T7">quaternas oejypso •<text:line-break/>Ammoniaci g uttae ibonae pondo libras<text:line-break/>Octo atque cerae .unam, pityinae torridae<text:line-break/>Non </text:span><text:span text:style-name="T7">foetidae </text:span><text:span text:style-name="T7">quaternas bis pone uncias.<text:line-break/>Olei </text:span><text:span text:style-name="T7">Sabini bis </text:span><text:span text:style-name="T7">quaternas et libras.<text:line-break/>Plus </text:span><text:span text:style-name="T7">hieme </text:span><text:span text:style-name="T7">ceu Ubram oportebit</text:span><text:span text:style-name="T45"> indere,<text:line-break/></text:span><text:span text:style-name="T7">Vomi </text:span><text:span text:style-name="T33">Γ</text:span><text:span text:style-name="T7">alenti nigri denis unciis.</text:span></text:p>
      <text:p text:style-name="P16"><text:span text:style-name="T7">Sic praeparatu.' Ammoniaoum in' vtorfario<text:line-break/>Contundito atque deinde vrnurr affundito<text:line-break/>Paulisper maceret, curiosa conterens<text:line-break/>Uloremsalis', tunc etiam adjicias oesepzim.<text:line-break/>Terens tum aa saaiens mellis sipistitudsuiem.<text:line-break/>Liquatis cnUiquandis, inde galbanum.<text:line-break/>Tum opopanacem adjunctum, rursus dqvefacito.<text:line-break/>Laevigatisque prius in pila, unitis probe</text:span></text:p>
      <text:p text:style-name="P17"><text:span text:style-name="T7">Super </text:span><text:span text:style-name="T7">que fundito </text:span><text:span text:style-name="T7">et </text:span><text:span text:style-name="T7">manibus miscens </text:span><text:span text:style-name="T7">ita<text:line-break/>Pharmacum adhuc fervens vitreo vase condito.</text:span></text:p>
      <text:p text:style-name="P13"><text:span text:style-name="T45">Aliud </text:span><text:span text:style-name="T45">myracopon.</text:span></text:p>
      <text:p text:style-name="P16"><text:span text:style-name="T7">Et </text:span><text:span text:style-name="T7">hoc myraoopon optimorum inesi gregi.</text:span></text:p>
      <text:p text:style-name="P16"><text:span text:style-name="T7">Jiam </text:span><text:span text:style-name="T7">suavitatis </text:span><text:span text:style-name="T7">plenum esi Juvat insigniter</text:span></text:p>
      <text:p text:style-name="P75"><text:span text:style-name="T7">, Quos nominavi paulo affectus antea.<text:line-break/>Stactae bonae receptat ternas uncias.<text:line-break/></text:span><text:span text:style-name="T7">Opobalsami </text:span><text:span text:style-name="T7">tres et </text:span><text:span text:style-name="T7">mellis</text:span><text:span text:style-name="T45"> tres </text:span><text:span text:style-name="T7">Attici,</text:span></text:p>
      <text:p text:style-name="P75"><text:span text:style-name="T7">. Ceraeque purae Ponticae tres, unguinis<text:line-break/>Crocini Syi iaci quoque quaternas uncias,<text:line-break/>Ammoniaci quam albijsimi et laevis salis<text:line-break/></text:span><text:span text:style-name="T7">Sextantem, </text:span><text:span text:style-name="T7">candidae et purae terebinthinae<text:line-break/>Unam unciam, atque partem ipfius </text:span><text:span text:style-name="T7">unicam.<text:line-break/></text:span><text:span text:style-name="T7">Et sirnvmorni, nec non malabathri quoque<text:line-break/>Libram adde et</text:span><text:span text:style-name="T45"> partem </text:span><text:span text:style-name="T7">librae tertiam insuper.<text:line-break/>Sin dbsit autem- malobathrum sarsai</text:span><text:span text:style-name="T45">. tibi<text:line-break/></text:span><text:span text:style-name="T7">Adsunge nardi tantundem gangitidis,<text:line-break/>Isiud bonis mediocriter unguentum additur.</text:span></text:p>
      <text:p text:style-name="P169"><text:span text:style-name="T45">Abunde </text:span><text:span text:style-name="T7">medicamentosum, ut nullum invenis<text:line-break/>'Aliud vel irini tantum Sergetici<text:tab/>i</text:span></text:p>
      <text:p text:style-name="P16"><text:span text:style-name="T7">Vol </text:span><text:span text:style-name="T7">Cyziceni </text:span><text:span text:style-name="T7">pondo, </text:span><text:span text:style-name="T7">idem amaracini*<text:line-break/></text:span><text:span text:style-name="T7">Hii </text:span><text:span text:style-name="T7">uteris, id&gt;i </text:span><text:span text:style-name="T7">non </text:span><text:span text:style-name="T7">adsit quod liximus<text:line-break/>malabathrum, </text:span><text:span text:style-name="T7">arbitror </text:span><text:span text:style-name="T7">moderatum </text:span><text:span text:style-name="T7">myraoopon<text:line-break/></text:span><text:span text:style-name="T7">Nihil minus sune auxiliari ttteniibus.</text:span></text:p>
      <text:p text:style-name="P16"><text:span text:style-name="T7">Sic </text:span><text:span text:style-name="T7">consiti </text:span><text:span text:style-name="T7">Accurate </text:span><text:span text:style-name="T7">mel factum </text:span><text:span text:style-name="T7">laeve<text:line-break/></text:span><text:span text:style-name="T7">Adjunge et stacten tritam modica misceas<text:line-break/>Opobalsumumqtte ac rursum'exdcte contere.<text:line-break/></text:span><text:span text:style-name="T7">Cera</text:span><text:span text:style-name="T7">, crocino, terebinthina pura duplo<text:line-break/></text:span><text:span text:style-name="T7">Injectis </text:span><text:span text:style-name="T7">vasi, </text:span><text:span text:style-name="T7">praedicta </text:span><text:span text:style-name="T7">liquescant </text:span><text:span text:style-name="T7">aqua<text:line-break/>In </text:span><text:span text:style-name="T7">alia olla, </text:span><text:span text:style-name="T7">liquefactis </text:span><text:span text:style-name="T7">inde malabathrum*<text:line-break/></text:span><text:span text:style-name="T7">Et </text:span><text:span text:style-name="T7">cunctis </text:span><text:span text:style-name="T7">unitis modice, </text:span><text:span text:style-name="T7">ut </text:span><text:span text:style-name="T7">non scrveat.<text:line-break/>Duplex </text:span><text:span text:style-name="T7">depone </text:span><text:span text:style-name="T7">vas protinus </text:span><text:span text:style-name="T7">ex </text:span><text:span text:style-name="T7">cacabat<text:line-break/>Exacte </text:span><text:span text:style-name="T7">frigerato </text:span><text:span text:style-name="T7">et </text:span><text:span text:style-name="T7">rasa </text:span><text:span text:style-name="T7">pharmaco.<text:line-break/>Et </text:span><text:span text:style-name="T7">addito iis, </text:span><text:span text:style-name="T7">quae jam prius recensiti.<text:line-break/>Mortario laevigato rursas., dum</text:span><text:span text:style-name="T45"> probe</text:span></text:p>
      <text:p text:style-name="P170"><text:span text:style-name="T7">Totum uniatur</text:span><text:span text:style-name="T45"> </text:span><text:span text:style-name="T45">siatque </text:span><text:span text:style-name="T7">unum </text:span><text:span text:style-name="T7">pharmacum.<text:line-break/>Voles at si ipsum reddere efficacius<text:line-break/>Ad vitia nervorum, simul </text:span><text:span text:style-name="T7">ad </text:span><text:span text:style-name="T7">diutina.<text:line-break/>Affectiones longas, tensos musculos, ‘<text:tab/></text:span><text:span text:style-name="T7">'</text:span></text:p>
      <text:p text:style-name="P16"><text:span text:style-name="T7">Euphorbii recentis atiamnum et boni<text:line-break/>Toti uncias duas admisceas ponderi.<text:line-break/>Cum saleque rnelleque insuper opobalsamo<text:line-break/>Elaevigatum ante, quo satia erit tempore.<text:line-break/>Itaque omnia dicta in</text:span><text:span text:style-name="T45"> unum </text:span><text:span text:style-name="T7">quum redegeris.<text:line-break/>In pyxidem vdl iOs vitr</text:span><text:span text:style-name="T7">eum </text:span><text:span text:style-name="T7">reponito.</text:span></text:p>
      <text:p text:style-name="P16"><text:span text:style-name="T7">A </text:span><text:span text:style-name="T7">balneis in usum potius</text:span><text:span text:style-name="T45"> </text:span><text:span text:style-name="T45">ducito.</text:span></text:p>
      <text:p text:style-name="P16"><text:span text:style-name="T7">Cum regi facies princigive myracopon.<text:line-break/>Perfacile vel paru ignis sine commercio,.<text:line-break/>Opobalsami. collectis ternis unciis.<text:line-break/>Et optimi malabathri quindecim uncias.<text:line-break/>Et cinnamomi, tantundem boni cape.<text:line-break/>Ceraeque non olentis candidijsirnae<text:line-break/>Denarios decem, dia ipsum praepara.</text:span></text:p>
      <text:p text:style-name="P17"><text:span text:style-name="T7">Partem malabathri tertiam et ceram 'quoque<text:line-break/>Concisam</text:span><text:span text:style-name="T45"> muita in </text:span><text:span text:style-name="T7">frusta</text:span><text:span text:style-name="T45"> minutissime,<text:line-break/>Argentea in </text:span><text:span text:style-name="T7">tenui reconde phiala.</text:span></text:p>
      <text:p text:style-name="P75"><text:span text:style-name="T7">. Aqua calente psurhrnim ut liquaveris,<text:line-break/>Jpsium refrigerato, deinde radito •<text:line-break/>Tum laevia sungens rursus in opobalsamo.<text:line-break/>Et cinnamomo totum contere uniens.<text:line-break/>Quod restat ipsis siuprasundens malobathrum<text:line-break/>Terens</text:span><text:span text:style-name="T45"> aduntto </text:span><text:span text:style-name="T7">manibus, sic </text:span><text:span text:style-name="T7">condito<text:line-break/></text:span><text:span text:style-name="T7">Argenteum </text:span><text:span text:style-name="T7">in </text:span><text:span text:style-name="T7">vas aut vitreum scd erajsius.<text:line-break/>Sic namque</text:span><text:span text:style-name="T45"> tuto habebis </text:span><text:span text:style-name="T7">scmper pharmacum.<text:line-break/></text:span><text:span text:style-name="T7">Ac </text:span><text:span text:style-name="T7">si trientem librae addas gangitidis<text:line-break/>Nardi, medicamen reddes longe suavius<text:line-break/>Praesiantiusque ad vitia adhuc recentia.<text:line-break/>Syndhrisrna, cinnamomon tibi ni suppetat.<text:line-break/>Minimo'quidem pejus habebis, vere</text:span><text:span text:style-name="T45"> at bonum,<text:line-break/></text:span><text:span text:style-name="T7">Alio omni et multo myracopo praestantius.<text:line-break/>At si proponis id facere efficacius'</text:span></text:p>
      <text:p text:style-name="P12"><text:span text:style-name="T7">Asi, quos retuli modo affectus, Atlantidi<text:line-break/>Euphorbii junges quaternas uncias.<text:line-break/>Nam sio erit suave, nec inefficax, - •<text:line-break/></text:span><text:span text:style-name="T45">dfixturis /icet </text:span><text:span text:style-name="T7">confectum paucioribus.<text:line-break/>Cognovimits quosdam uti multis pinguibus,<text:line-break/>idledulla multa et nonnullis aromatis.<text:line-break/>Liquoribus, unguentis et oleis aliquibus.<text:line-break/></text:span><text:span text:style-name="T45">Quibus </text:span><text:span text:style-name="T7">contra usus, cognovi ejsc talico<text:line-break/>Expertium boni, qui non</text:span><text:span text:style-name="T45"> probaverint<text:line-break/>dfixturas neque </text:span><text:span text:style-name="T7">naturas horum simp&gt;licea~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13</dc:title>
    <meta:initial-creator>Galien</meta:initial-creator>
    <dc:date>2021-10-31T13:20:33.527068956</dc:date>
    <meta:editing-duration>PT7M34S</meta:editing-duration>
    <meta:editing-cycles>3</meta:editing-cycles>
    <meta:generator>LibreOffice/7.2.1.2$Linux_X86_64 LibreOffice_project/20$Build-2</meta:generator>
    <meta:document-statistic meta:table-count="0" meta:image-count="0" meta:object-count="0" meta:page-count="1058" meta:paragraph-count="1900" meta:word-count="149734" meta:character-count="1053317" meta:non-whitespace-character-count="905478"/>
  </office:meta>
</office:document-meta>
</file>